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382in"/>
    </style:style>
    <style:style style:name="co3" style:family="table-column">
      <style:table-column-properties fo:break-before="auto" style:column-width="5.952in"/>
    </style:style>
    <style:style style:name="co4" style:family="table-column">
      <style:table-column-properties fo:break-before="auto" style:column-width="13.1161in"/>
    </style:style>
    <style:style style:name="co5" style:family="table-column">
      <style:table-column-properties fo:break-before="auto" style:column-width="10.5953in"/>
    </style:style>
    <style:style style:name="co6" style:family="table-column">
      <style:table-column-properties fo:break-before="auto" style:column-width="21.6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area_code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main_city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float" office:value="47.6211" calcext:value-type="float">
            <text:p>47.6211</text:p>
          </table:table-cell>
          <table:table-cell office:value-type="float" office:value="-122.3244" calcext:value-type="float">
            <text:p>-122.3244</text:p>
          </table:table-cell>
          <table:table-cell table:formula="of:=([.G2] + 180) * (1400 / 360) - 215" office:value-type="float" office:value="9.29400000000001" calcext:value-type="float">
            <text:p>9.29400000000001</text:p>
          </table:table-cell>
          <table:table-cell table:formula="of:=(700/2)-(1400* LN(TAN((PI() / 4) + (([.F2] * PI() / 180) / 2))) / (2*PI())) - 130" office:value-type="float" office:value="8.85426166432779" calcext:value-type="float">
            <text:p>8.85426166432779</text:p>
          </table:table-cell>
          <table:table-cell table:formula="of:=COM.MICROSOFT.CONCAT([.H2]; ; &quot;,&quot;; [.I2]; &quot; &quot;; [.H3]; &quot;,&quot;; [.I3])" office:value-type="string" office:string-value="9.29400000000001,8.85426166432779 9.95861111111114,9.00423410036757" calcext:value-type="string">
            <text:p>9.29400000000001,8.85426166432779 9.95861111111114,9.00423410036757</text:p>
          </table:table-cell>
          <table:table-cell table:formula="of:=COM.MICROSOFT.CONCAT(&quot;&lt;path style=&quot;&quot;fill:#000000;stroke-width:0.97;stroke:#000000;stroke-opacity:1&quot;&quot; d = &quot;&quot;M &quot;; [.J2]; &quot;&quot;&quot; id = &quot;&quot;path&quot;; [.A2]; &quot;&quot;&quot; /&gt;&quot;)" office:value-type="string" office:string-value="&lt;path style=&quot;fill:#000000;stroke-width:0.97;stroke:#000000;stroke-opacity:1&quot; d = &quot;M 9.29400000000001,8.85426166432779 9.95861111111114,9.00423410036757&quot; id = &quot;path0&quot; /&gt;" calcext:value-type="string">
            <text:p>&lt;path style="fill:#000000;stroke-width:0.97;stroke:#000000;stroke-opacity:1" d = "M 9.29400000000001,8.85426166432779 9.95861111111114,9.00423410036757" id = "path0" /&gt;</text:p>
          </table:table-cell>
          <table:table-cell table:formula="of:=COM.MICROSOFT.CONCAT(&quot;&lt;ellipse style=&quot;&quot;fill:#000000;stroke:#000000;stroke-width:1;stroke-linejoin:round&quot;&quot;&quot;; &quot; id = &quot;&quot;circle&quot;; [.A2]; &quot;&quot;&quot;&quot;; &quot; cx=&quot;&quot;&quot;; [.H2]; &quot;&quot;&quot;&quot;; &quot; cy=&quot;&quot;&quot;; [.I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0&quot; cx=&quot;9.29400000000001&quot; cy=&quot;8.85426166432779&quot; rx=&quot;0.9&quot; ry=&quot;0.8&quot; /&gt;" calcext:value-type="string">
            <text:p>&lt;ellipse style="fill:#000000;stroke:#000000;stroke-width:1;stroke-linejoin:round" id = "circle0" cx="9.29400000000001" cy="8.85426166432779" rx="0.9" ry="0.8" /&gt;</text:p>
          </table:table-cell>
          <table:table-cell table:formula="of:=COM.MICROSOFT.CONCAT([.K2]; &quot; &quot;; [.L2])" office:value-type="string" office:string-value="&lt;path style=&quot;fill:#000000;stroke-width:0.97;stroke:#000000;stroke-opacity:1&quot; d = &quot;M 9.29400000000001,8.85426166432779 9.95861111111114,9.00423410036757&quot; id = &quot;path0&quot; /&gt; &lt;ellipse style=&quot;fill:#000000;stroke:#000000;stroke-width:1;stroke-linejoin:round&quot; id = &quot;circle0&quot; cx=&quot;9.29400000000001&quot; cy=&quot;8.85426166432779&quot; rx=&quot;0.9&quot; ry=&quot;0.8&quot; /&gt;" calcext:value-type="string">
            <text:p>&lt;path style="fill:#000000;stroke-width:0.97;stroke:#000000;stroke-opacity:1" d = "M 9.29400000000001,8.85426166432779 9.95861111111114,9.00423410036757" id = "path0" /&gt; &lt;ellipse style="fill:#000000;stroke:#000000;stroke-width:1;stroke-linejoin:round" id = "circle0" cx="9.29400000000001" cy="8.85426166432779" rx="0.9" ry="0.8" /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renewal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llevue</text:p>
          </table:table-cell>
          <table:table-cell office:value-type="float" office:value="47.5951" calcext:value-type="float">
            <text:p>47.5951</text:p>
          </table:table-cell>
          <table:table-cell office:value-type="float" office:value="-122.1535" calcext:value-type="float">
            <text:p>-122.1535</text:p>
          </table:table-cell>
          <table:table-cell table:formula="of:=([.G3] + 180) * (1400 / 360) - 215" office:value-type="float" office:value="9.95861111111114" calcext:value-type="float">
            <text:p>9.95861111111114</text:p>
          </table:table-cell>
          <table:table-cell table:formula="of:=(700/2)-(1400* LN(TAN((PI() / 4) + (([.F3] * PI() / 180) / 2))) / (2*PI())) - 130" office:value-type="float" office:value="9.00423410036757" calcext:value-type="float">
            <text:p>9.00423410036757</text:p>
          </table:table-cell>
          <table:table-cell table:formula="of:=COM.MICROSOFT.CONCAT([.H3]; ; &quot;,&quot;; [.I3]; &quot; &quot;; [.H4]; &quot;,&quot;; [.I4])" office:value-type="string" office:string-value="9.95861111111114,9.00423410036757 8.79349999999997,11.0273413098496" calcext:value-type="string">
            <text:p>9.95861111111114,9.00423410036757 8.79349999999997,11.0273413098496</text:p>
          </table:table-cell>
          <table:table-cell table:formula="of:=COM.MICROSOFT.CONCAT(&quot;&lt;path style=&quot;&quot;fill:#000000;stroke-width:0.97;stroke:#000000;stroke-opacity:1&quot;&quot; d = &quot;&quot;M &quot;; [.J3]; &quot;&quot;&quot; id = &quot;&quot;path&quot;; [.A3]; &quot;&quot;&quot; /&gt;&quot;)" office:value-type="string" office:string-value="&lt;path style=&quot;fill:#000000;stroke-width:0.97;stroke:#000000;stroke-opacity:1&quot; d = &quot;M 9.95861111111114,9.00423410036757 8.79349999999997,11.0273413098496&quot; id = &quot;path1&quot; /&gt;" calcext:value-type="string">
            <text:p>&lt;path style="fill:#000000;stroke-width:0.97;stroke:#000000;stroke-opacity:1" d = "M 9.95861111111114,9.00423410036757 8.79349999999997,11.0273413098496" id = "path1" /&gt;</text:p>
          </table:table-cell>
          <table:table-cell table:formula="of:=COM.MICROSOFT.CONCAT(&quot;&lt;ellipse style=&quot;&quot;fill:#000000;stroke:#000000;stroke-width:1;stroke-linejoin:round&quot;&quot;&quot;; &quot; id = &quot;&quot;circle&quot;; [.A3]; &quot;&quot;&quot;&quot;; &quot; cx=&quot;&quot;&quot;; [.H3]; &quot;&quot;&quot;&quot;; &quot; cy=&quot;&quot;&quot;; [.I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&quot; cx=&quot;9.95861111111114&quot; cy=&quot;9.00423410036757&quot; rx=&quot;0.9&quot; ry=&quot;0.8&quot; /&gt;" calcext:value-type="string">
            <text:p>&lt;ellipse style="fill:#000000;stroke:#000000;stroke-width:1;stroke-linejoin:round" id = "circle1" cx="9.95861111111114" cy="9.00423410036757" rx="0.9" ry="0.8" /&gt;</text:p>
          </table:table-cell>
          <table:table-cell table:formula="of:=COM.MICROSOFT.CONCAT([.K3]; &quot; &quot;; [.L3])" office:value-type="string" office:string-value="&lt;path style=&quot;fill:#000000;stroke-width:0.97;stroke:#000000;stroke-opacity:1&quot; d = &quot;M 9.95861111111114,9.00423410036757 8.79349999999997,11.0273413098496&quot; id = &quot;path1&quot; /&gt; &lt;ellipse style=&quot;fill:#000000;stroke:#000000;stroke-width:1;stroke-linejoin:round&quot; id = &quot;circle1&quot; cx=&quot;9.95861111111114&quot; cy=&quot;9.00423410036757&quot; rx=&quot;0.9&quot; ry=&quot;0.8&quot; /&gt;" calcext:value-type="string">
            <text:p>&lt;path style="fill:#000000;stroke-width:0.97;stroke:#000000;stroke-opacity:1" d = "M 9.95861111111114,9.00423410036757 8.79349999999997,11.0273413098496" id = "path1" /&gt; &lt;ellipse style="fill:#000000;stroke:#000000;stroke-width:1;stroke-linejoin:round" id = "circle1" cx="9.95861111111114" cy="9.00423410036757" rx="0.9" ry="0.8" /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nyholm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float" office:value="47.2431" calcext:value-type="float">
            <text:p>47.2431</text:p>
          </table:table-cell>
          <table:table-cell office:value-type="float" office:value="-122.4531" calcext:value-type="float">
            <text:p>-122.4531</text:p>
          </table:table-cell>
          <table:table-cell table:formula="of:=([.G4] + 180) * (1400 / 360) - 215" office:value-type="float" office:value="8.79349999999997" calcext:value-type="float">
            <text:p>8.79349999999997</text:p>
          </table:table-cell>
          <table:table-cell table:formula="of:=(700/2)-(1400* LN(TAN((PI() / 4) + (([.F4] * PI() / 180) / 2))) / (2*PI())) - 130" office:value-type="float" office:value="11.0273413098496" calcext:value-type="float">
            <text:p>11.0273413098496</text:p>
          </table:table-cell>
          <table:table-cell table:formula="of:=COM.MICROSOFT.CONCAT([.H4]; ; &quot;,&quot;; [.I4]; &quot; &quot;; [.H5]; &quot;,&quot;; [.I5])" office:value-type="string" office:string-value="8.79349999999997,11.0273413098496 8.23505555555556,20.0942619033404" calcext:value-type="string">
            <text:p>8.79349999999997,11.0273413098496 8.23505555555556,20.0942619033404</text:p>
          </table:table-cell>
          <table:table-cell table:formula="of:=COM.MICROSOFT.CONCAT(&quot;&lt;path style=&quot;&quot;fill:#000000;stroke-width:0.97;stroke:#000000;stroke-opacity:1&quot;&quot; d = &quot;&quot;M &quot;; [.J4]; &quot;&quot;&quot; id = &quot;&quot;path&quot;; [.A4]; &quot;&quot;&quot; /&gt;&quot;)" office:value-type="string" office:string-value="&lt;path style=&quot;fill:#000000;stroke-width:0.97;stroke:#000000;stroke-opacity:1&quot; d = &quot;M 8.79349999999997,11.0273413098496 8.23505555555556,20.0942619033404&quot; id = &quot;path2&quot; /&gt;" calcext:value-type="string">
            <text:p>&lt;path style="fill:#000000;stroke-width:0.97;stroke:#000000;stroke-opacity:1" d = "M 8.79349999999997,11.0273413098496 8.23505555555556,20.0942619033404" id = "path2" /&gt;</text:p>
          </table:table-cell>
          <table:table-cell table:formula="of:=COM.MICROSOFT.CONCAT(&quot;&lt;ellipse style=&quot;&quot;fill:#000000;stroke:#000000;stroke-width:1;stroke-linejoin:round&quot;&quot;&quot;; &quot; id = &quot;&quot;circle&quot;; [.A4]; &quot;&quot;&quot;&quot;; &quot; cx=&quot;&quot;&quot;; [.H4]; &quot;&quot;&quot;&quot;; &quot; cy=&quot;&quot;&quot;; [.I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&quot; cx=&quot;8.79349999999997&quot; cy=&quot;11.0273413098496&quot; rx=&quot;0.9&quot; ry=&quot;0.8&quot; /&gt;" calcext:value-type="string">
            <text:p>&lt;ellipse style="fill:#000000;stroke:#000000;stroke-width:1;stroke-linejoin:round" id = "circle2" cx="8.79349999999997" cy="11.0273413098496" rx="0.9" ry="0.8" /&gt;</text:p>
          </table:table-cell>
          <table:table-cell table:formula="of:=COM.MICROSOFT.CONCAT([.K4]; &quot; &quot;; [.L4])" office:value-type="string" office:string-value="&lt;path style=&quot;fill:#000000;stroke-width:0.97;stroke:#000000;stroke-opacity:1&quot; d = &quot;M 8.79349999999997,11.0273413098496 8.23505555555556,20.0942619033404&quot; id = &quot;path2&quot; /&gt; &lt;ellipse style=&quot;fill:#000000;stroke:#000000;stroke-width:1;stroke-linejoin:round&quot; id = &quot;circle2&quot; cx=&quot;8.79349999999997&quot; cy=&quot;11.0273413098496&quot; rx=&quot;0.9&quot; ry=&quot;0.8&quot; /&gt;" calcext:value-type="string">
            <text:p>&lt;path style="fill:#000000;stroke-width:0.97;stroke:#000000;stroke-opacity:1" d = "M 8.79349999999997,11.0273413098496 8.23505555555556,20.0942619033404" id = "path2" /&gt; &lt;ellipse style="fill:#000000;stroke:#000000;stroke-width:1;stroke-linejoin:round" id = "circle2" cx="8.79349999999997" cy="11.0273413098496" rx="0.9" ry="0.8" /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Vancouver</text:p>
          </table:table-cell>
          <table:table-cell office:value-type="float" office:value="45.6366" calcext:value-type="float">
            <text:p>45.6366</text:p>
          </table:table-cell>
          <table:table-cell office:value-type="float" office:value="-122.5967" calcext:value-type="float">
            <text:p>-122.5967</text:p>
          </table:table-cell>
          <table:table-cell table:formula="of:=([.G5] + 180) * (1400 / 360) - 215" office:value-type="float" office:value="8.23505555555556" calcext:value-type="float">
            <text:p>8.23505555555556</text:p>
          </table:table-cell>
          <table:table-cell table:formula="of:=(700/2)-(1400* LN(TAN((PI() / 4) + (([.F5] * PI() / 180) / 2))) / (2*PI())) - 130" office:value-type="float" office:value="20.0942619033404" calcext:value-type="float">
            <text:p>20.0942619033404</text:p>
          </table:table-cell>
          <table:table-cell table:formula="of:=COM.MICROSOFT.CONCAT([.H5]; ; &quot;,&quot;; [.I5]; &quot; &quot;; [.H6]; &quot;,&quot;; [.I6])" office:value-type="string" office:string-value="8.23505555555556,20.0942619033404 8.23505555555556,20.0942619033404" calcext:value-type="string">
            <text:p>8.23505555555556,20.0942619033404 8.23505555555556,20.0942619033404</text:p>
          </table:table-cell>
          <table:table-cell table:formula="of:=COM.MICROSOFT.CONCAT(&quot;&lt;path style=&quot;&quot;fill:#000000;stroke-width:0.97;stroke:#000000;stroke-opacity:1&quot;&quot; d = &quot;&quot;M &quot;; [.J5]; &quot;&quot;&quot; id = &quot;&quot;path&quot;; [.A5]; &quot;&quot;&quot; /&gt;&quot;)" office:value-type="string" office:string-value="&lt;path style=&quot;fill:#000000;stroke-width:0.97;stroke:#000000;stroke-opacity:1&quot; d = &quot;M 8.23505555555556,20.0942619033404 8.23505555555556,20.0942619033404&quot; id = &quot;path3&quot; /&gt;" calcext:value-type="string">
            <text:p>&lt;path style="fill:#000000;stroke-width:0.97;stroke:#000000;stroke-opacity:1" d = "M 8.23505555555556,20.0942619033404 8.23505555555556,20.0942619033404" id = "path3" /&gt;</text:p>
          </table:table-cell>
          <table:table-cell table:formula="of:=COM.MICROSOFT.CONCAT(&quot;&lt;ellipse style=&quot;&quot;fill:#000000;stroke:#000000;stroke-width:1;stroke-linejoin:round&quot;&quot;&quot;; &quot; id = &quot;&quot;circle&quot;; [.A5]; &quot;&quot;&quot;&quot;; &quot; cx=&quot;&quot;&quot;; [.H5]; &quot;&quot;&quot;&quot;; &quot; cy=&quot;&quot;&quot;; [.I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&quot; cx=&quot;8.23505555555556&quot; cy=&quot;20.0942619033404&quot; rx=&quot;0.9&quot; ry=&quot;0.8&quot; /&gt;" calcext:value-type="string">
            <text:p>&lt;ellipse style="fill:#000000;stroke:#000000;stroke-width:1;stroke-linejoin:round" id = "circle3" cx="8.23505555555556" cy="20.0942619033404" rx="0.9" ry="0.8" /&gt;</text:p>
          </table:table-cell>
          <table:table-cell table:formula="of:=COM.MICROSOFT.CONCAT([.K5]; &quot; &quot;; [.L5])" office:value-type="string" office:string-value="&lt;path style=&quot;fill:#000000;stroke-width:0.97;stroke:#000000;stroke-opacity:1&quot; d = &quot;M 8.23505555555556,20.0942619033404 8.23505555555556,20.0942619033404&quot; id = &quot;path3&quot; /&gt; &lt;ellipse style=&quot;fill:#000000;stroke:#000000;stroke-width:1;stroke-linejoin:round&quot; id = &quot;circle3&quot; cx=&quot;8.23505555555556&quot; cy=&quot;20.0942619033404&quot; rx=&quot;0.9&quot; ry=&quot;0.8&quot; /&gt;" calcext:value-type="string">
            <text:p>&lt;path style="fill:#000000;stroke-width:0.97;stroke:#000000;stroke-opacity:1" d = "M 8.23505555555556,20.0942619033404 8.23505555555556,20.0942619033404" id = "path3" /&gt; &lt;ellipse style="fill:#000000;stroke:#000000;stroke-width:1;stroke-linejoin:round" id = "circle3" cx="8.23505555555556" cy="20.0942619033404" rx="0.9" ry="0.8" /&gt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wilshir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Vancouver</text:p>
          </table:table-cell>
          <table:table-cell office:value-type="float" office:value="45.6366" calcext:value-type="float">
            <text:p>45.6366</text:p>
          </table:table-cell>
          <table:table-cell office:value-type="float" office:value="-122.5967" calcext:value-type="float">
            <text:p>-122.5967</text:p>
          </table:table-cell>
          <table:table-cell table:formula="of:=([.G6] + 180) * (1400 / 360) - 215" office:value-type="float" office:value="8.23505555555556" calcext:value-type="float">
            <text:p>8.23505555555556</text:p>
          </table:table-cell>
          <table:table-cell table:formula="of:=(700/2)-(1400* LN(TAN((PI() / 4) + (([.F6] * PI() / 180) / 2))) / (2*PI())) - 130" office:value-type="float" office:value="20.0942619033404" calcext:value-type="float">
            <text:p>20.0942619033404</text:p>
          </table:table-cell>
          <table:table-cell table:formula="of:=COM.MICROSOFT.CONCAT([.H6]; ; &quot;,&quot;; [.I6]; &quot; &quot;; [.H7]; &quot;,&quot;; [.I7])" office:value-type="string" office:string-value="8.23505555555556,20.0942619033404 8.02777777777774,20.6471763061834" calcext:value-type="string">
            <text:p>8.23505555555556,20.0942619033404 8.02777777777774,20.6471763061834</text:p>
          </table:table-cell>
          <table:table-cell table:formula="of:=COM.MICROSOFT.CONCAT(&quot;&lt;path style=&quot;&quot;fill:#000000;stroke-width:0.97;stroke:#000000;stroke-opacity:1&quot;&quot; d = &quot;&quot;M &quot;; [.J6]; &quot;&quot;&quot; id = &quot;&quot;path&quot;; [.A6]; &quot;&quot;&quot; /&gt;&quot;)" office:value-type="string" office:string-value="&lt;path style=&quot;fill:#000000;stroke-width:0.97;stroke:#000000;stroke-opacity:1&quot; d = &quot;M 8.23505555555556,20.0942619033404 8.02777777777774,20.6471763061834&quot; id = &quot;path4&quot; /&gt;" calcext:value-type="string">
            <text:p>&lt;path style="fill:#000000;stroke-width:0.97;stroke:#000000;stroke-opacity:1" d = "M 8.23505555555556,20.0942619033404 8.02777777777774,20.6471763061834" id = "path4" /&gt;</text:p>
          </table:table-cell>
          <table:table-cell table:formula="of:=COM.MICROSOFT.CONCAT(&quot;&lt;ellipse style=&quot;&quot;fill:#000000;stroke:#000000;stroke-width:1;stroke-linejoin:round&quot;&quot;&quot;; &quot; id = &quot;&quot;circle&quot;; [.A6]; &quot;&quot;&quot;&quot;; &quot; cx=&quot;&quot;&quot;; [.H6]; &quot;&quot;&quot;&quot;; &quot; cy=&quot;&quot;&quot;; [.I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4&quot; cx=&quot;8.23505555555556&quot; cy=&quot;20.0942619033404&quot; rx=&quot;0.9&quot; ry=&quot;0.8&quot; /&gt;" calcext:value-type="string">
            <text:p>&lt;ellipse style="fill:#000000;stroke:#000000;stroke-width:1;stroke-linejoin:round" id = "circle4" cx="8.23505555555556" cy="20.0942619033404" rx="0.9" ry="0.8" /&gt;</text:p>
          </table:table-cell>
          <table:table-cell table:formula="of:=COM.MICROSOFT.CONCAT([.K6]; &quot; &quot;; [.L6])" office:value-type="string" office:string-value="&lt;path style=&quot;fill:#000000;stroke-width:0.97;stroke:#000000;stroke-opacity:1&quot; d = &quot;M 8.23505555555556,20.0942619033404 8.02777777777774,20.6471763061834&quot; id = &quot;path4&quot; /&gt; &lt;ellipse style=&quot;fill:#000000;stroke:#000000;stroke-width:1;stroke-linejoin:round&quot; id = &quot;circle4&quot; cx=&quot;8.23505555555556&quot; cy=&quot;20.0942619033404&quot; rx=&quot;0.9&quot; ry=&quot;0.8&quot; /&gt;" calcext:value-type="string">
            <text:p>&lt;path style="fill:#000000;stroke-width:0.97;stroke:#000000;stroke-opacity:1" d = "M 8.23505555555556,20.0942619033404 8.02777777777774,20.6471763061834" id = "path4" /&gt; &lt;ellipse style="fill:#000000;stroke:#000000;stroke-width:1;stroke-linejoin:round" id = "circle4" cx="8.23505555555556" cy="20.0942619033404" rx="0.9" ry="0.8" /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wholesome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float" office:value="45.5371" calcext:value-type="float">
            <text:p>45.5371</text:p>
          </table:table-cell>
          <table:table-cell office:value-type="float" office:value="-122.65" calcext:value-type="float">
            <text:p>-122.65</text:p>
          </table:table-cell>
          <table:table-cell table:formula="of:=([.G7] + 180) * (1400 / 360) - 215" office:value-type="float" office:value="8.02777777777774" calcext:value-type="float">
            <text:p>8.02777777777774</text:p>
          </table:table-cell>
          <table:table-cell table:formula="of:=(700/2)-(1400* LN(TAN((PI() / 4) + (([.F7] * PI() / 180) / 2))) / (2*PI())) - 130" office:value-type="float" office:value="20.6471763061834" calcext:value-type="float">
            <text:p>20.6471763061834</text:p>
          </table:table-cell>
          <table:table-cell table:formula="of:=COM.MICROSOFT.CONCAT([.H7]; ; &quot;,&quot;; [.I7]; &quot; &quot;; [.H8]; &quot;,&quot;; [.I8])" office:value-type="string" office:string-value="8.02777777777774,20.6471763061834 8.02777777777774,20.6471763061834" calcext:value-type="string">
            <text:p>8.02777777777774,20.6471763061834 8.02777777777774,20.6471763061834</text:p>
          </table:table-cell>
          <table:table-cell table:formula="of:=COM.MICROSOFT.CONCAT(&quot;&lt;path style=&quot;&quot;fill:#000000;stroke-width:0.97;stroke:#000000;stroke-opacity:1&quot;&quot; d = &quot;&quot;M &quot;; [.J7]; &quot;&quot;&quot; id = &quot;&quot;path&quot;; [.A7]; &quot;&quot;&quot; /&gt;&quot;)" office:value-type="string" office:string-value="&lt;path style=&quot;fill:#000000;stroke-width:0.97;stroke:#000000;stroke-opacity:1&quot; d = &quot;M 8.02777777777774,20.6471763061834 8.02777777777774,20.6471763061834&quot; id = &quot;path5&quot; /&gt;" calcext:value-type="string">
            <text:p>&lt;path style="fill:#000000;stroke-width:0.97;stroke:#000000;stroke-opacity:1" d = "M 8.02777777777774,20.6471763061834 8.02777777777774,20.6471763061834" id = "path5" /&gt;</text:p>
          </table:table-cell>
          <table:table-cell table:formula="of:=COM.MICROSOFT.CONCAT(&quot;&lt;ellipse style=&quot;&quot;fill:#000000;stroke:#000000;stroke-width:1;stroke-linejoin:round&quot;&quot;&quot;; &quot; id = &quot;&quot;circle&quot;; [.A7]; &quot;&quot;&quot;&quot;; &quot; cx=&quot;&quot;&quot;; [.H7]; &quot;&quot;&quot;&quot;; &quot; cy=&quot;&quot;&quot;; [.I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5&quot; cx=&quot;8.02777777777774&quot; cy=&quot;20.6471763061834&quot; rx=&quot;0.9&quot; ry=&quot;0.8&quot; /&gt;" calcext:value-type="string">
            <text:p>&lt;ellipse style="fill:#000000;stroke:#000000;stroke-width:1;stroke-linejoin:round" id = "circle5" cx="8.02777777777774" cy="20.6471763061834" rx="0.9" ry="0.8" /&gt;</text:p>
          </table:table-cell>
          <table:table-cell table:formula="of:=COM.MICROSOFT.CONCAT([.K7]; &quot; &quot;; [.L7])" office:value-type="string" office:string-value="&lt;path style=&quot;fill:#000000;stroke-width:0.97;stroke:#000000;stroke-opacity:1&quot; d = &quot;M 8.02777777777774,20.6471763061834 8.02777777777774,20.6471763061834&quot; id = &quot;path5&quot; /&gt; &lt;ellipse style=&quot;fill:#000000;stroke:#000000;stroke-width:1;stroke-linejoin:round&quot; id = &quot;circle5&quot; cx=&quot;8.02777777777774&quot; cy=&quot;20.6471763061834&quot; rx=&quot;0.9&quot; ry=&quot;0.8&quot; /&gt;" calcext:value-type="string">
            <text:p>&lt;path style="fill:#000000;stroke-width:0.97;stroke:#000000;stroke-opacity:1" d = "M 8.02777777777774,20.6471763061834 8.02777777777774,20.6471763061834" id = "path5" /&gt; &lt;ellipse style="fill:#000000;stroke:#000000;stroke-width:1;stroke-linejoin:round" id = "circle5" cx="8.02777777777774" cy="20.6471763061834" rx="0.9" ry="0.8" /&gt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pact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float" office:value="45.5371" calcext:value-type="float">
            <text:p>45.5371</text:p>
          </table:table-cell>
          <table:table-cell office:value-type="float" office:value="-122.65" calcext:value-type="float">
            <text:p>-122.65</text:p>
          </table:table-cell>
          <table:table-cell table:formula="of:=([.G8] + 180) * (1400 / 360) - 215" office:value-type="float" office:value="8.02777777777774" calcext:value-type="float">
            <text:p>8.02777777777774</text:p>
          </table:table-cell>
          <table:table-cell table:formula="of:=(700/2)-(1400* LN(TAN((PI() / 4) + (([.F8] * PI() / 180) / 2))) / (2*PI())) - 130" office:value-type="float" office:value="20.6471763061834" calcext:value-type="float">
            <text:p>20.6471763061834</text:p>
          </table:table-cell>
          <table:table-cell table:formula="of:=COM.MICROSOFT.CONCAT([.H8]; ; &quot;,&quot;; [.I8]; &quot; &quot;; [.H9]; &quot;,&quot;; [.I9])" office:value-type="string" office:string-value="8.02777777777774,20.6471763061834 6.2101111111111,28.7625471989075" calcext:value-type="string">
            <text:p>8.02777777777774,20.6471763061834 6.2101111111111,28.7625471989075</text:p>
          </table:table-cell>
          <table:table-cell table:formula="of:=COM.MICROSOFT.CONCAT(&quot;&lt;path style=&quot;&quot;fill:#000000;stroke-width:0.97;stroke:#000000;stroke-opacity:1&quot;&quot; d = &quot;&quot;M &quot;; [.J8]; &quot;&quot;&quot; id = &quot;&quot;path&quot;; [.A8]; &quot;&quot;&quot; /&gt;&quot;)" office:value-type="string" office:string-value="&lt;path style=&quot;fill:#000000;stroke-width:0.97;stroke:#000000;stroke-opacity:1&quot; d = &quot;M 8.02777777777774,20.6471763061834 6.2101111111111,28.7625471989075&quot; id = &quot;path6&quot; /&gt;" calcext:value-type="string">
            <text:p>&lt;path style="fill:#000000;stroke-width:0.97;stroke:#000000;stroke-opacity:1" d = "M 8.02777777777774,20.6471763061834 6.2101111111111,28.7625471989075" id = "path6" /&gt;</text:p>
          </table:table-cell>
          <table:table-cell table:formula="of:=COM.MICROSOFT.CONCAT(&quot;&lt;ellipse style=&quot;&quot;fill:#000000;stroke:#000000;stroke-width:1;stroke-linejoin:round&quot;&quot;&quot;; &quot; id = &quot;&quot;circle&quot;; [.A8]; &quot;&quot;&quot;&quot;; &quot; cx=&quot;&quot;&quot;; [.H8]; &quot;&quot;&quot;&quot;; &quot; cy=&quot;&quot;&quot;; [.I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6&quot; cx=&quot;8.02777777777774&quot; cy=&quot;20.6471763061834&quot; rx=&quot;0.9&quot; ry=&quot;0.8&quot; /&gt;" calcext:value-type="string">
            <text:p>&lt;ellipse style="fill:#000000;stroke:#000000;stroke-width:1;stroke-linejoin:round" id = "circle6" cx="8.02777777777774" cy="20.6471763061834" rx="0.9" ry="0.8" /&gt;</text:p>
          </table:table-cell>
          <table:table-cell table:formula="of:=COM.MICROSOFT.CONCAT([.K8]; &quot; &quot;; [.L8])" office:value-type="string" office:string-value="&lt;path style=&quot;fill:#000000;stroke-width:0.97;stroke:#000000;stroke-opacity:1&quot; d = &quot;M 8.02777777777774,20.6471763061834 6.2101111111111,28.7625471989075&quot; id = &quot;path6&quot; /&gt; &lt;ellipse style=&quot;fill:#000000;stroke:#000000;stroke-width:1;stroke-linejoin:round&quot; id = &quot;circle6&quot; cx=&quot;8.02777777777774&quot; cy=&quot;20.6471763061834&quot; rx=&quot;0.9&quot; ry=&quot;0.8&quot; /&gt;" calcext:value-type="string">
            <text:p>&lt;path style="fill:#000000;stroke-width:0.97;stroke:#000000;stroke-opacity:1" d = "M 8.02777777777774,20.6471763061834 6.2101111111111,28.7625471989075" id = "path6" /&gt; &lt;ellipse style="fill:#000000;stroke:#000000;stroke-width:1;stroke-linejoin:round" id = "circle6" cx="8.02777777777774" cy="20.6471763061834" rx="0.9" ry="0.8" /&gt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relief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Eugene</text:p>
          </table:table-cell>
          <table:table-cell office:value-type="float" office:value="44.0564" calcext:value-type="float">
            <text:p>44.0564</text:p>
          </table:table-cell>
          <table:table-cell office:value-type="float" office:value="-123.1174" calcext:value-type="float">
            <text:p>-123.1174</text:p>
          </table:table-cell>
          <table:table-cell table:formula="of:=([.G9] + 180) * (1400 / 360) - 215" office:value-type="float" office:value="6.2101111111111" calcext:value-type="float">
            <text:p>6.2101111111111</text:p>
          </table:table-cell>
          <table:table-cell table:formula="of:=(700/2)-(1400* LN(TAN((PI() / 4) + (([.F9] * PI() / 180) / 2))) / (2*PI())) - 130" office:value-type="float" office:value="28.7625471989075" calcext:value-type="float">
            <text:p>28.7625471989075</text:p>
          </table:table-cell>
          <table:table-cell table:formula="of:=COM.MICROSOFT.CONCAT([.H9]; ; &quot;,&quot;; [.I9]; &quot; &quot;; [.H10]; &quot;,&quot;; [.I10])" office:value-type="string" office:string-value="6.2101111111111,28.7625471989075 6.2101111111111,28.7625471989075" calcext:value-type="string">
            <text:p>6.2101111111111,28.7625471989075 6.2101111111111,28.7625471989075</text:p>
          </table:table-cell>
          <table:table-cell table:formula="of:=COM.MICROSOFT.CONCAT(&quot;&lt;path style=&quot;&quot;fill:#000000;stroke-width:0.97;stroke:#000000;stroke-opacity:1&quot;&quot; d = &quot;&quot;M &quot;; [.J9]; &quot;&quot;&quot; id = &quot;&quot;path&quot;; [.A9]; &quot;&quot;&quot; /&gt;&quot;)" office:value-type="string" office:string-value="&lt;path style=&quot;fill:#000000;stroke-width:0.97;stroke:#000000;stroke-opacity:1&quot; d = &quot;M 6.2101111111111,28.7625471989075 6.2101111111111,28.7625471989075&quot; id = &quot;path7&quot; /&gt;" calcext:value-type="string">
            <text:p>&lt;path style="fill:#000000;stroke-width:0.97;stroke:#000000;stroke-opacity:1" d = "M 6.2101111111111,28.7625471989075 6.2101111111111,28.7625471989075" id = "path7" /&gt;</text:p>
          </table:table-cell>
          <table:table-cell table:formula="of:=COM.MICROSOFT.CONCAT(&quot;&lt;ellipse style=&quot;&quot;fill:#000000;stroke:#000000;stroke-width:1;stroke-linejoin:round&quot;&quot;&quot;; &quot; id = &quot;&quot;circle&quot;; [.A9]; &quot;&quot;&quot;&quot;; &quot; cx=&quot;&quot;&quot;; [.H9]; &quot;&quot;&quot;&quot;; &quot; cy=&quot;&quot;&quot;; [.I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7&quot; cx=&quot;6.2101111111111&quot; cy=&quot;28.7625471989075&quot; rx=&quot;0.9&quot; ry=&quot;0.8&quot; /&gt;" calcext:value-type="string">
            <text:p>&lt;ellipse style="fill:#000000;stroke:#000000;stroke-width:1;stroke-linejoin:round" id = "circle7" cx="6.2101111111111" cy="28.7625471989075" rx="0.9" ry="0.8" /&gt;</text:p>
          </table:table-cell>
          <table:table-cell table:formula="of:=COM.MICROSOFT.CONCAT([.K9]; &quot; &quot;; [.L9])" office:value-type="string" office:string-value="&lt;path style=&quot;fill:#000000;stroke-width:0.97;stroke:#000000;stroke-opacity:1&quot; d = &quot;M 6.2101111111111,28.7625471989075 6.2101111111111,28.7625471989075&quot; id = &quot;path7&quot; /&gt; &lt;ellipse style=&quot;fill:#000000;stroke:#000000;stroke-width:1;stroke-linejoin:round&quot; id = &quot;circle7&quot; cx=&quot;6.2101111111111&quot; cy=&quot;28.7625471989075&quot; rx=&quot;0.9&quot; ry=&quot;0.8&quot; /&gt;" calcext:value-type="string">
            <text:p>&lt;path style="fill:#000000;stroke-width:0.97;stroke:#000000;stroke-opacity:1" d = "M 6.2101111111111,28.7625471989075 6.2101111111111,28.7625471989075" id = "path7" /&gt; &lt;ellipse style="fill:#000000;stroke:#000000;stroke-width:1;stroke-linejoin:round" id = "circle7" cx="6.2101111111111" cy="28.7625471989075" rx="0.9" ry="0.8" /&gt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Eugene</text:p>
          </table:table-cell>
          <table:table-cell office:value-type="float" office:value="44.0564" calcext:value-type="float">
            <text:p>44.0564</text:p>
          </table:table-cell>
          <table:table-cell office:value-type="float" office:value="-123.1174" calcext:value-type="float">
            <text:p>-123.1174</text:p>
          </table:table-cell>
          <table:table-cell table:formula="of:=([.G10] + 180) * (1400 / 360) - 215" office:value-type="float" office:value="6.2101111111111" calcext:value-type="float">
            <text:p>6.2101111111111</text:p>
          </table:table-cell>
          <table:table-cell table:formula="of:=(700/2)-(1400* LN(TAN((PI() / 4) + (([.F10] * PI() / 180) / 2))) / (2*PI())) - 130" office:value-type="float" office:value="28.7625471989075" calcext:value-type="float">
            <text:p>28.7625471989075</text:p>
          </table:table-cell>
          <table:table-cell table:formula="of:=COM.MICROSOFT.CONCAT([.H10]; ; &quot;,&quot;; [.I10]; &quot; &quot;; [.H11]; &quot;,&quot;; [.I11])" office:value-type="string" office:string-value="6.2101111111111,28.7625471989075 28.3161111111111,8.58874299264642" calcext:value-type="string">
            <text:p>6.2101111111111,28.7625471989075 28.3161111111111,8.58874299264642</text:p>
          </table:table-cell>
          <table:table-cell table:formula="of:=COM.MICROSOFT.CONCAT(&quot;&lt;path style=&quot;&quot;fill:#000000;stroke-width:0.97;stroke:#000000;stroke-opacity:1&quot;&quot; d = &quot;&quot;M &quot;; [.J10]; &quot;&quot;&quot; id = &quot;&quot;path&quot;; [.A10]; &quot;&quot;&quot; /&gt;&quot;)" office:value-type="string" office:string-value="&lt;path style=&quot;fill:#000000;stroke-width:0.97;stroke:#000000;stroke-opacity:1&quot; d = &quot;M 6.2101111111111,28.7625471989075 28.3161111111111,8.58874299264642&quot; id = &quot;path8&quot; /&gt;" calcext:value-type="string">
            <text:p>&lt;path style="fill:#000000;stroke-width:0.97;stroke:#000000;stroke-opacity:1" d = "M 6.2101111111111,28.7625471989075 28.3161111111111,8.58874299264642" id = "path8" /&gt;</text:p>
          </table:table-cell>
          <table:table-cell table:formula="of:=COM.MICROSOFT.CONCAT(&quot;&lt;ellipse style=&quot;&quot;fill:#000000;stroke:#000000;stroke-width:1;stroke-linejoin:round&quot;&quot;&quot;; &quot; id = &quot;&quot;circle&quot;; [.A10]; &quot;&quot;&quot;&quot;; &quot; cx=&quot;&quot;&quot;; [.H10]; &quot;&quot;&quot;&quot;; &quot; cy=&quot;&quot;&quot;; [.I1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8&quot; cx=&quot;6.2101111111111&quot; cy=&quot;28.7625471989075&quot; rx=&quot;0.9&quot; ry=&quot;0.8&quot; /&gt;" calcext:value-type="string">
            <text:p>&lt;ellipse style="fill:#000000;stroke:#000000;stroke-width:1;stroke-linejoin:round" id = "circle8" cx="6.2101111111111" cy="28.7625471989075" rx="0.9" ry="0.8" /&gt;</text:p>
          </table:table-cell>
          <table:table-cell table:formula="of:=COM.MICROSOFT.CONCAT([.K10]; &quot; &quot;; [.L10])" office:value-type="string" office:string-value="&lt;path style=&quot;fill:#000000;stroke-width:0.97;stroke:#000000;stroke-opacity:1&quot; d = &quot;M 6.2101111111111,28.7625471989075 28.3161111111111,8.58874299264642&quot; id = &quot;path8&quot; /&gt; &lt;ellipse style=&quot;fill:#000000;stroke:#000000;stroke-width:1;stroke-linejoin:round&quot; id = &quot;circle8&quot; cx=&quot;6.2101111111111&quot; cy=&quot;28.7625471989075&quot; rx=&quot;0.9&quot; ry=&quot;0.8&quot; /&gt;" calcext:value-type="string">
            <text:p>&lt;path style="fill:#000000;stroke-width:0.97;stroke:#000000;stroke-opacity:1" d = "M 6.2101111111111,28.7625471989075 28.3161111111111,8.58874299264642" id = "path8" /&gt; &lt;ellipse style="fill:#000000;stroke:#000000;stroke-width:1;stroke-linejoin:round" id = "circle8" cx="6.2101111111111" cy="28.7625471989075" rx="0.9" ry="0.8" /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pokane</text:p>
          </table:table-cell>
          <table:table-cell office:value-type="float" office:value="47.6671" calcext:value-type="float">
            <text:p>47.6671</text:p>
          </table:table-cell>
          <table:table-cell office:value-type="float" office:value="-117.433" calcext:value-type="float">
            <text:p>-117.433</text:p>
          </table:table-cell>
          <table:table-cell table:formula="of:=([.G11] + 180) * (1400 / 360) - 215" office:value-type="float" office:value="28.3161111111111" calcext:value-type="float">
            <text:p>28.3161111111111</text:p>
          </table:table-cell>
          <table:table-cell table:formula="of:=(700/2)-(1400* LN(TAN((PI() / 4) + (([.F11] * PI() / 180) / 2))) / (2*PI())) - 130" office:value-type="float" office:value="8.58874299264642" calcext:value-type="float">
            <text:p>8.58874299264642</text:p>
          </table:table-cell>
          <table:table-cell table:formula="of:=COM.MICROSOFT.CONCAT([.H11]; ; &quot;,&quot;; [.I11]; &quot; &quot;; [.H12]; &quot;,&quot;; [.I12])" office:value-type="string" office:string-value="28.3161111111111,8.58874299264642 32.3422777777778,31.1605393365913" calcext:value-type="string">
            <text:p>28.3161111111111,8.58874299264642 32.3422777777778,31.1605393365913</text:p>
          </table:table-cell>
          <table:table-cell table:formula="of:=COM.MICROSOFT.CONCAT(&quot;&lt;path style=&quot;&quot;fill:#000000;stroke-width:0.97;stroke:#000000;stroke-opacity:1&quot;&quot; d = &quot;&quot;M &quot;; [.J11]; &quot;&quot;&quot; id = &quot;&quot;path&quot;; [.A11]; &quot;&quot;&quot; /&gt;&quot;)" office:value-type="string" office:string-value="&lt;path style=&quot;fill:#000000;stroke-width:0.97;stroke:#000000;stroke-opacity:1&quot; d = &quot;M 28.3161111111111,8.58874299264642 32.3422777777778,31.1605393365913&quot; id = &quot;path9&quot; /&gt;" calcext:value-type="string">
            <text:p>&lt;path style="fill:#000000;stroke-width:0.97;stroke:#000000;stroke-opacity:1" d = "M 28.3161111111111,8.58874299264642 32.3422777777778,31.1605393365913" id = "path9" /&gt;</text:p>
          </table:table-cell>
          <table:table-cell table:formula="of:=COM.MICROSOFT.CONCAT(&quot;&lt;ellipse style=&quot;&quot;fill:#000000;stroke:#000000;stroke-width:1;stroke-linejoin:round&quot;&quot;&quot;; &quot; id = &quot;&quot;circle&quot;; [.A11]; &quot;&quot;&quot;&quot;; &quot; cx=&quot;&quot;&quot;; [.H11]; &quot;&quot;&quot;&quot;; &quot; cy=&quot;&quot;&quot;; [.I1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9&quot; cx=&quot;28.3161111111111&quot; cy=&quot;8.58874299264642&quot; rx=&quot;0.9&quot; ry=&quot;0.8&quot; /&gt;" calcext:value-type="string">
            <text:p>&lt;ellipse style="fill:#000000;stroke:#000000;stroke-width:1;stroke-linejoin:round" id = "circle9" cx="28.3161111111111" cy="8.58874299264642" rx="0.9" ry="0.8" /&gt;</text:p>
          </table:table-cell>
          <table:table-cell table:formula="of:=COM.MICROSOFT.CONCAT([.K11]; &quot; &quot;; [.L11])" office:value-type="string" office:string-value="&lt;path style=&quot;fill:#000000;stroke-width:0.97;stroke:#000000;stroke-opacity:1&quot; d = &quot;M 28.3161111111111,8.58874299264642 32.3422777777778,31.1605393365913&quot; id = &quot;path9&quot; /&gt; &lt;ellipse style=&quot;fill:#000000;stroke:#000000;stroke-width:1;stroke-linejoin:round&quot; id = &quot;circle9&quot; cx=&quot;28.3161111111111&quot; cy=&quot;8.58874299264642&quot; rx=&quot;0.9&quot; ry=&quot;0.8&quot; /&gt;" calcext:value-type="string">
            <text:p>&lt;path style="fill:#000000;stroke-width:0.97;stroke:#000000;stroke-opacity:1" d = "M 28.3161111111111,8.58874299264642 32.3422777777778,31.1605393365913" id = "path9" /&gt; &lt;ellipse style="fill:#000000;stroke:#000000;stroke-width:1;stroke-linejoin:round" id = "circle9" cx="28.3161111111111" cy="8.58874299264642" rx="0.9" ry="0.8" /&gt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unsafe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Meridian</text:p>
          </table:table-cell>
          <table:table-cell office:value-type="float" office:value="43.6116" calcext:value-type="float">
            <text:p>43.6116</text:p>
          </table:table-cell>
          <table:table-cell office:value-type="float" office:value="-116.3977" calcext:value-type="float">
            <text:p>-116.3977</text:p>
          </table:table-cell>
          <table:table-cell table:formula="of:=([.G12] + 180) * (1400 / 360) - 215" office:value-type="float" office:value="32.3422777777778" calcext:value-type="float">
            <text:p>32.3422777777778</text:p>
          </table:table-cell>
          <table:table-cell table:formula="of:=(700/2)-(1400* LN(TAN((PI() / 4) + (([.F12] * PI() / 180) / 2))) / (2*PI())) - 130" office:value-type="float" office:value="31.1605393365913" calcext:value-type="float">
            <text:p>31.1605393365913</text:p>
          </table:table-cell>
          <table:table-cell table:formula="of:=COM.MICROSOFT.CONCAT([.H12]; ; &quot;,&quot;; [.I12]; &quot; &quot;; [.H13]; &quot;,&quot;; [.I13])" office:value-type="string" office:string-value="32.3422777777778,31.1605393365913 32.3422777777778,31.1605393365913" calcext:value-type="string">
            <text:p>32.3422777777778,31.1605393365913 32.3422777777778,31.1605393365913</text:p>
          </table:table-cell>
          <table:table-cell table:formula="of:=COM.MICROSOFT.CONCAT(&quot;&lt;path style=&quot;&quot;fill:#000000;stroke-width:0.97;stroke:#000000;stroke-opacity:1&quot;&quot; d = &quot;&quot;M &quot;; [.J12]; &quot;&quot;&quot; id = &quot;&quot;path&quot;; [.A12]; &quot;&quot;&quot; /&gt;&quot;)" office:value-type="string" office:string-value="&lt;path style=&quot;fill:#000000;stroke-width:0.97;stroke:#000000;stroke-opacity:1&quot; d = &quot;M 32.3422777777778,31.1605393365913 32.3422777777778,31.1605393365913&quot; id = &quot;path10&quot; /&gt;" calcext:value-type="string">
            <text:p>&lt;path style="fill:#000000;stroke-width:0.97;stroke:#000000;stroke-opacity:1" d = "M 32.3422777777778,31.1605393365913 32.3422777777778,31.1605393365913" id = "path10" /&gt;</text:p>
          </table:table-cell>
          <table:table-cell table:formula="of:=COM.MICROSOFT.CONCAT(&quot;&lt;ellipse style=&quot;&quot;fill:#000000;stroke:#000000;stroke-width:1;stroke-linejoin:round&quot;&quot;&quot;; &quot; id = &quot;&quot;circle&quot;; [.A12]; &quot;&quot;&quot;&quot;; &quot; cx=&quot;&quot;&quot;; [.H12]; &quot;&quot;&quot;&quot;; &quot; cy=&quot;&quot;&quot;; [.I1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0&quot; cx=&quot;32.3422777777778&quot; cy=&quot;31.1605393365913&quot; rx=&quot;0.9&quot; ry=&quot;0.8&quot; /&gt;" calcext:value-type="string">
            <text:p>&lt;ellipse style="fill:#000000;stroke:#000000;stroke-width:1;stroke-linejoin:round" id = "circle10" cx="32.3422777777778" cy="31.1605393365913" rx="0.9" ry="0.8" /&gt;</text:p>
          </table:table-cell>
          <table:table-cell table:formula="of:=COM.MICROSOFT.CONCAT([.K12]; &quot; &quot;; [.L12])" office:value-type="string" office:string-value="&lt;path style=&quot;fill:#000000;stroke-width:0.97;stroke:#000000;stroke-opacity:1&quot; d = &quot;M 32.3422777777778,31.1605393365913 32.3422777777778,31.1605393365913&quot; id = &quot;path10&quot; /&gt; &lt;ellipse style=&quot;fill:#000000;stroke:#000000;stroke-width:1;stroke-linejoin:round&quot; id = &quot;circle10&quot; cx=&quot;32.3422777777778&quot; cy=&quot;31.1605393365913&quot; rx=&quot;0.9&quot; ry=&quot;0.8&quot; /&gt;" calcext:value-type="string">
            <text:p>&lt;path style="fill:#000000;stroke-width:0.97;stroke:#000000;stroke-opacity:1" d = "M 32.3422777777778,31.1605393365913 32.3422777777778,31.1605393365913" id = "path10" /&gt; &lt;ellipse style="fill:#000000;stroke:#000000;stroke-width:1;stroke-linejoin:round" id = "circle10" cx="32.3422777777778" cy="31.1605393365913" rx="0.9" ry="0.8" /&gt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peevish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Meridian</text:p>
          </table:table-cell>
          <table:table-cell office:value-type="float" office:value="43.6116" calcext:value-type="float">
            <text:p>43.6116</text:p>
          </table:table-cell>
          <table:table-cell office:value-type="float" office:value="-116.3977" calcext:value-type="float">
            <text:p>-116.3977</text:p>
          </table:table-cell>
          <table:table-cell table:formula="of:=([.G13] + 180) * (1400 / 360) - 215" office:value-type="float" office:value="32.3422777777778" calcext:value-type="float">
            <text:p>32.3422777777778</text:p>
          </table:table-cell>
          <table:table-cell table:formula="of:=(700/2)-(1400* LN(TAN((PI() / 4) + (([.F13] * PI() / 180) / 2))) / (2*PI())) - 130" office:value-type="float" office:value="31.1605393365913" calcext:value-type="float">
            <text:p>31.1605393365913</text:p>
          </table:table-cell>
          <table:table-cell table:formula="of:=COM.MICROSOFT.CONCAT([.H13]; ; &quot;,&quot;; [.I13]; &quot; &quot;; [.H14]; &quot;,&quot;; [.I14])" office:value-type="string" office:string-value="32.3422777777778,31.1605393365913 62.851,19.2449213245861" calcext:value-type="string">
            <text:p>32.3422777777778,31.1605393365913 62.851,19.2449213245861</text:p>
          </table:table-cell>
          <table:table-cell table:formula="of:=COM.MICROSOFT.CONCAT(&quot;&lt;path style=&quot;&quot;fill:#000000;stroke-width:0.97;stroke:#000000;stroke-opacity:1&quot;&quot; d = &quot;&quot;M &quot;; [.J13]; &quot;&quot;&quot; id = &quot;&quot;path&quot;; [.A13]; &quot;&quot;&quot; /&gt;&quot;)" office:value-type="string" office:string-value="&lt;path style=&quot;fill:#000000;stroke-width:0.97;stroke:#000000;stroke-opacity:1&quot; d = &quot;M 32.3422777777778,31.1605393365913 62.851,19.2449213245861&quot; id = &quot;path11&quot; /&gt;" calcext:value-type="string">
            <text:p>&lt;path style="fill:#000000;stroke-width:0.97;stroke:#000000;stroke-opacity:1" d = "M 32.3422777777778,31.1605393365913 62.851,19.2449213245861" id = "path11" /&gt;</text:p>
          </table:table-cell>
          <table:table-cell table:formula="of:=COM.MICROSOFT.CONCAT(&quot;&lt;ellipse style=&quot;&quot;fill:#000000;stroke:#000000;stroke-width:1;stroke-linejoin:round&quot;&quot;&quot;; &quot; id = &quot;&quot;circle&quot;; [.A13]; &quot;&quot;&quot;&quot;; &quot; cx=&quot;&quot;&quot;; [.H13]; &quot;&quot;&quot;&quot;; &quot; cy=&quot;&quot;&quot;; [.I1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1&quot; cx=&quot;32.3422777777778&quot; cy=&quot;31.1605393365913&quot; rx=&quot;0.9&quot; ry=&quot;0.8&quot; /&gt;" calcext:value-type="string">
            <text:p>&lt;ellipse style="fill:#000000;stroke:#000000;stroke-width:1;stroke-linejoin:round" id = "circle11" cx="32.3422777777778" cy="31.1605393365913" rx="0.9" ry="0.8" /&gt;</text:p>
          </table:table-cell>
          <table:table-cell table:formula="of:=COM.MICROSOFT.CONCAT([.K13]; &quot; &quot;; [.L13])" office:value-type="string" office:string-value="&lt;path style=&quot;fill:#000000;stroke-width:0.97;stroke:#000000;stroke-opacity:1&quot; d = &quot;M 32.3422777777778,31.1605393365913 62.851,19.2449213245861&quot; id = &quot;path11&quot; /&gt; &lt;ellipse style=&quot;fill:#000000;stroke:#000000;stroke-width:1;stroke-linejoin:round&quot; id = &quot;circle11&quot; cx=&quot;32.3422777777778&quot; cy=&quot;31.1605393365913&quot; rx=&quot;0.9&quot; ry=&quot;0.8&quot; /&gt;" calcext:value-type="string">
            <text:p>&lt;path style="fill:#000000;stroke-width:0.97;stroke:#000000;stroke-opacity:1" d = "M 32.3422777777778,31.1605393365913 62.851,19.2449213245861" id = "path11" /&gt; &lt;ellipse style="fill:#000000;stroke:#000000;stroke-width:1;stroke-linejoin:round" id = "circle11" cx="32.3422777777778" cy="31.1605393365913" rx="0.9" ry="0.8" /&gt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horseshoe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Billings</text:p>
          </table:table-cell>
          <table:table-cell office:value-type="float" office:value="45.7891" calcext:value-type="float">
            <text:p>45.7891</text:p>
          </table:table-cell>
          <table:table-cell office:value-type="float" office:value="-108.5526" calcext:value-type="float">
            <text:p>-108.5526</text:p>
          </table:table-cell>
          <table:table-cell table:formula="of:=([.G14] + 180) * (1400 / 360) - 215" office:value-type="float" office:value="62.851" calcext:value-type="float">
            <text:p>62.851</text:p>
          </table:table-cell>
          <table:table-cell table:formula="of:=(700/2)-(1400* LN(TAN((PI() / 4) + (([.F14] * PI() / 180) / 2))) / (2*PI())) - 130" office:value-type="float" office:value="19.2449213245861" calcext:value-type="float">
            <text:p>19.2449213245861</text:p>
          </table:table-cell>
          <table:table-cell table:formula="of:=COM.MICROSOFT.CONCAT([.H14]; ; &quot;,&quot;; [.I14]; &quot; &quot;; [.H15]; &quot;,&quot;; [.I15])" office:value-type="string" office:string-value="62.851,19.2449213245861 108.442,13.1849703266306" calcext:value-type="string">
            <text:p>62.851,19.2449213245861 108.442,13.1849703266306</text:p>
          </table:table-cell>
          <table:table-cell table:formula="of:=COM.MICROSOFT.CONCAT(&quot;&lt;path style=&quot;&quot;fill:#000000;stroke-width:0.97;stroke:#000000;stroke-opacity:1&quot;&quot; d = &quot;&quot;M &quot;; [.J14]; &quot;&quot;&quot; id = &quot;&quot;path&quot;; [.A14]; &quot;&quot;&quot; /&gt;&quot;)" office:value-type="string" office:string-value="&lt;path style=&quot;fill:#000000;stroke-width:0.97;stroke:#000000;stroke-opacity:1&quot; d = &quot;M 62.851,19.2449213245861 108.442,13.1849703266306&quot; id = &quot;path12&quot; /&gt;" calcext:value-type="string">
            <text:p>&lt;path style="fill:#000000;stroke-width:0.97;stroke:#000000;stroke-opacity:1" d = "M 62.851,19.2449213245861 108.442,13.1849703266306" id = "path12" /&gt;</text:p>
          </table:table-cell>
          <table:table-cell table:formula="of:=COM.MICROSOFT.CONCAT(&quot;&lt;ellipse style=&quot;&quot;fill:#000000;stroke:#000000;stroke-width:1;stroke-linejoin:round&quot;&quot;&quot;; &quot; id = &quot;&quot;circle&quot;; [.A14]; &quot;&quot;&quot;&quot;; &quot; cx=&quot;&quot;&quot;; [.H14]; &quot;&quot;&quot;&quot;; &quot; cy=&quot;&quot;&quot;; [.I1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2&quot; cx=&quot;62.851&quot; cy=&quot;19.2449213245861&quot; rx=&quot;0.9&quot; ry=&quot;0.8&quot; /&gt;" calcext:value-type="string">
            <text:p>&lt;ellipse style="fill:#000000;stroke:#000000;stroke-width:1;stroke-linejoin:round" id = "circle12" cx="62.851" cy="19.2449213245861" rx="0.9" ry="0.8" /&gt;</text:p>
          </table:table-cell>
          <table:table-cell table:formula="of:=COM.MICROSOFT.CONCAT([.K14]; &quot; &quot;; [.L14])" office:value-type="string" office:string-value="&lt;path style=&quot;fill:#000000;stroke-width:0.97;stroke:#000000;stroke-opacity:1&quot; d = &quot;M 62.851,19.2449213245861 108.442,13.1849703266306&quot; id = &quot;path12&quot; /&gt; &lt;ellipse style=&quot;fill:#000000;stroke:#000000;stroke-width:1;stroke-linejoin:round&quot; id = &quot;circle12&quot; cx=&quot;62.851&quot; cy=&quot;19.2449213245861&quot; rx=&quot;0.9&quot; ry=&quot;0.8&quot; /&gt;" calcext:value-type="string">
            <text:p>&lt;path style="fill:#000000;stroke-width:0.97;stroke:#000000;stroke-opacity:1" d = "M 62.851,19.2449213245861 108.442,13.1849703266306" id = "path12" /&gt; &lt;ellipse style="fill:#000000;stroke:#000000;stroke-width:1;stroke-linejoin:round" id = "circle12" cx="62.851" cy="19.2449213245861" rx="0.9" ry="0.8" /&gt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Fargo</text:p>
          </table:table-cell>
          <table:table-cell office:value-type="float" office:value="46.8651" calcext:value-type="float">
            <text:p>46.8651</text:p>
          </table:table-cell>
          <table:table-cell office:value-type="float" office:value="-96.8292" calcext:value-type="float">
            <text:p>-96.8292</text:p>
          </table:table-cell>
          <table:table-cell table:formula="of:=([.G15] + 180) * (1400 / 360) - 215" office:value-type="float" office:value="108.442" calcext:value-type="float">
            <text:p>108.442</text:p>
          </table:table-cell>
          <table:table-cell table:formula="of:=(700/2)-(1400* LN(TAN((PI() / 4) + (([.F15] * PI() / 180) / 2))) / (2*PI())) - 130" office:value-type="float" office:value="13.1849703266306" calcext:value-type="float">
            <text:p>13.1849703266306</text:p>
          </table:table-cell>
          <table:table-cell table:formula="of:=COM.MICROSOFT.CONCAT([.H15]; ; &quot;,&quot;; [.I15]; &quot; &quot;; [.H16]; &quot;,&quot;; [.I16])" office:value-type="string" office:string-value="108.442,13.1849703266306 108.8235,31.5470312544614" calcext:value-type="string">
            <text:p>108.442,13.1849703266306 108.8235,31.5470312544614</text:p>
          </table:table-cell>
          <table:table-cell table:formula="of:=COM.MICROSOFT.CONCAT(&quot;&lt;path style=&quot;&quot;fill:#000000;stroke-width:0.97;stroke:#000000;stroke-opacity:1&quot;&quot; d = &quot;&quot;M &quot;; [.J15]; &quot;&quot;&quot; id = &quot;&quot;path&quot;; [.A15]; &quot;&quot;&quot; /&gt;&quot;)" office:value-type="string" office:string-value="&lt;path style=&quot;fill:#000000;stroke-width:0.97;stroke:#000000;stroke-opacity:1&quot; d = &quot;M 108.442,13.1849703266306 108.8235,31.5470312544614&quot; id = &quot;path13&quot; /&gt;" calcext:value-type="string">
            <text:p>&lt;path style="fill:#000000;stroke-width:0.97;stroke:#000000;stroke-opacity:1" d = "M 108.442,13.1849703266306 108.8235,31.5470312544614" id = "path13" /&gt;</text:p>
          </table:table-cell>
          <table:table-cell table:formula="of:=COM.MICROSOFT.CONCAT(&quot;&lt;ellipse style=&quot;&quot;fill:#000000;stroke:#000000;stroke-width:1;stroke-linejoin:round&quot;&quot;&quot;; &quot; id = &quot;&quot;circle&quot;; [.A15]; &quot;&quot;&quot;&quot;; &quot; cx=&quot;&quot;&quot;; [.H15]; &quot;&quot;&quot;&quot;; &quot; cy=&quot;&quot;&quot;; [.I1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3&quot; cx=&quot;108.442&quot; cy=&quot;13.1849703266306&quot; rx=&quot;0.9&quot; ry=&quot;0.8&quot; /&gt;" calcext:value-type="string">
            <text:p>&lt;ellipse style="fill:#000000;stroke:#000000;stroke-width:1;stroke-linejoin:round" id = "circle13" cx="108.442" cy="13.1849703266306" rx="0.9" ry="0.8" /&gt;</text:p>
          </table:table-cell>
          <table:table-cell table:formula="of:=COM.MICROSOFT.CONCAT([.K15]; &quot; &quot;; [.L15])" office:value-type="string" office:string-value="&lt;path style=&quot;fill:#000000;stroke-width:0.97;stroke:#000000;stroke-opacity:1&quot; d = &quot;M 108.442,13.1849703266306 108.8235,31.5470312544614&quot; id = &quot;path13&quot; /&gt; &lt;ellipse style=&quot;fill:#000000;stroke:#000000;stroke-width:1;stroke-linejoin:round&quot; id = &quot;circle13&quot; cx=&quot;108.442&quot; cy=&quot;13.1849703266306&quot; rx=&quot;0.9&quot; ry=&quot;0.8&quot; /&gt;" calcext:value-type="string">
            <text:p>&lt;path style="fill:#000000;stroke-width:0.97;stroke:#000000;stroke-opacity:1" d = "M 108.442,13.1849703266306 108.8235,31.5470312544614" id = "path13" /&gt; &lt;ellipse style="fill:#000000;stroke:#000000;stroke-width:1;stroke-linejoin:round" id = "circle13" cx="108.442" cy="13.1849703266306" rx="0.9" ry="0.8" /&gt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chisel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Sioux Falls</text:p>
          </table:table-cell>
          <table:table-cell office:value-type="float" office:value="43.5396" calcext:value-type="float">
            <text:p>43.5396</text:p>
          </table:table-cell>
          <table:table-cell office:value-type="float" office:value="-96.7311" calcext:value-type="float">
            <text:p>-96.7311</text:p>
          </table:table-cell>
          <table:table-cell table:formula="of:=([.G16] + 180) * (1400 / 360) - 215" office:value-type="float" office:value="108.8235" calcext:value-type="float">
            <text:p>108.8235</text:p>
          </table:table-cell>
          <table:table-cell table:formula="of:=(700/2)-(1400* LN(TAN((PI() / 4) + (([.F16] * PI() / 180) / 2))) / (2*PI())) - 130" office:value-type="float" office:value="31.5470312544614" calcext:value-type="float">
            <text:p>31.5470312544614</text:p>
          </table:table-cell>
          <table:table-cell table:formula="of:=COM.MICROSOFT.CONCAT([.H16]; ; &quot;,&quot;; [.I16]; &quot; &quot;; [.H17]; &quot;,&quot;; [.I17])" office:value-type="string" office:string-value="108.8235,31.5470312544614 102.494333333333,45.2991464422079" calcext:value-type="string">
            <text:p>108.8235,31.5470312544614 102.494333333333,45.2991464422079</text:p>
          </table:table-cell>
          <table:table-cell table:formula="of:=COM.MICROSOFT.CONCAT(&quot;&lt;path style=&quot;&quot;fill:#000000;stroke-width:0.97;stroke:#000000;stroke-opacity:1&quot;&quot; d = &quot;&quot;M &quot;; [.J16]; &quot;&quot;&quot; id = &quot;&quot;path&quot;; [.A16]; &quot;&quot;&quot; /&gt;&quot;)" office:value-type="string" office:string-value="&lt;path style=&quot;fill:#000000;stroke-width:0.97;stroke:#000000;stroke-opacity:1&quot; d = &quot;M 108.8235,31.5470312544614 102.494333333333,45.2991464422079&quot; id = &quot;path14&quot; /&gt;" calcext:value-type="string">
            <text:p>&lt;path style="fill:#000000;stroke-width:0.97;stroke:#000000;stroke-opacity:1" d = "M 108.8235,31.5470312544614 102.494333333333,45.2991464422079" id = "path14" /&gt;</text:p>
          </table:table-cell>
          <table:table-cell table:formula="of:=COM.MICROSOFT.CONCAT(&quot;&lt;ellipse style=&quot;&quot;fill:#000000;stroke:#000000;stroke-width:1;stroke-linejoin:round&quot;&quot;&quot;; &quot; id = &quot;&quot;circle&quot;; [.A16]; &quot;&quot;&quot;&quot;; &quot; cx=&quot;&quot;&quot;; [.H16]; &quot;&quot;&quot;&quot;; &quot; cy=&quot;&quot;&quot;; [.I1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4&quot; cx=&quot;108.8235&quot; cy=&quot;31.5470312544614&quot; rx=&quot;0.9&quot; ry=&quot;0.8&quot; /&gt;" calcext:value-type="string">
            <text:p>&lt;ellipse style="fill:#000000;stroke:#000000;stroke-width:1;stroke-linejoin:round" id = "circle14" cx="108.8235" cy="31.5470312544614" rx="0.9" ry="0.8" /&gt;</text:p>
          </table:table-cell>
          <table:table-cell table:formula="of:=COM.MICROSOFT.CONCAT([.K16]; &quot; &quot;; [.L16])" office:value-type="string" office:string-value="&lt;path style=&quot;fill:#000000;stroke-width:0.97;stroke:#000000;stroke-opacity:1&quot; d = &quot;M 108.8235,31.5470312544614 102.494333333333,45.2991464422079&quot; id = &quot;path14&quot; /&gt; &lt;ellipse style=&quot;fill:#000000;stroke:#000000;stroke-width:1;stroke-linejoin:round&quot; id = &quot;circle14&quot; cx=&quot;108.8235&quot; cy=&quot;31.5470312544614&quot; rx=&quot;0.9&quot; ry=&quot;0.8&quot; /&gt;" calcext:value-type="string">
            <text:p>&lt;path style="fill:#000000;stroke-width:0.97;stroke:#000000;stroke-opacity:1" d = "M 108.8235,31.5470312544614 102.494333333333,45.2991464422079" id = "path14" /&gt; &lt;ellipse style="fill:#000000;stroke:#000000;stroke-width:1;stroke-linejoin:round" id = "circle14" cx="108.8235" cy="31.5470312544614" rx="0.9" ry="0.8" /&gt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assive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Grand Island</text:p>
          </table:table-cell>
          <table:table-cell office:value-type="float" office:value="40.9218" calcext:value-type="float">
            <text:p>40.9218</text:p>
          </table:table-cell>
          <table:table-cell office:value-type="float" office:value="-98.3586" calcext:value-type="float">
            <text:p>-98.3586</text:p>
          </table:table-cell>
          <table:table-cell table:formula="of:=([.G17] + 180) * (1400 / 360) - 215" office:value-type="float" office:value="102.494333333333" calcext:value-type="float">
            <text:p>102.494333333333</text:p>
          </table:table-cell>
          <table:table-cell table:formula="of:=(700/2)-(1400* LN(TAN((PI() / 4) + (([.F17] * PI() / 180) / 2))) / (2*PI())) - 130" office:value-type="float" office:value="45.2991464422079" calcext:value-type="float">
            <text:p>45.2991464422079</text:p>
          </table:table-cell>
          <table:table-cell table:formula="of:=COM.MICROSOFT.CONCAT([.H17]; ; &quot;,&quot;; [.I17]; &quot; &quot;; [.H18]; &quot;,&quot;; [.I18])" office:value-type="string" office:string-value="102.494333333333,45.2991464422079 112.850833333333,54.8776604282313" calcext:value-type="string">
            <text:p>102.494333333333,45.2991464422079 112.850833333333,54.8776604282313</text:p>
          </table:table-cell>
          <table:table-cell table:formula="of:=COM.MICROSOFT.CONCAT(&quot;&lt;path style=&quot;&quot;fill:#000000;stroke-width:0.97;stroke:#000000;stroke-opacity:1&quot;&quot; d = &quot;&quot;M &quot;; [.J17]; &quot;&quot;&quot; id = &quot;&quot;path&quot;; [.A17]; &quot;&quot;&quot; /&gt;&quot;)" office:value-type="string" office:string-value="&lt;path style=&quot;fill:#000000;stroke-width:0.97;stroke:#000000;stroke-opacity:1&quot; d = &quot;M 102.494333333333,45.2991464422079 112.850833333333,54.8776604282313&quot; id = &quot;path15&quot; /&gt;" calcext:value-type="string">
            <text:p>&lt;path style="fill:#000000;stroke-width:0.97;stroke:#000000;stroke-opacity:1" d = "M 102.494333333333,45.2991464422079 112.850833333333,54.8776604282313" id = "path15" /&gt;</text:p>
          </table:table-cell>
          <table:table-cell table:formula="of:=COM.MICROSOFT.CONCAT(&quot;&lt;ellipse style=&quot;&quot;fill:#000000;stroke:#000000;stroke-width:1;stroke-linejoin:round&quot;&quot;&quot;; &quot; id = &quot;&quot;circle&quot;; [.A17]; &quot;&quot;&quot;&quot;; &quot; cx=&quot;&quot;&quot;; [.H17]; &quot;&quot;&quot;&quot;; &quot; cy=&quot;&quot;&quot;; [.I1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5&quot; cx=&quot;102.494333333333&quot; cy=&quot;45.2991464422079&quot; rx=&quot;0.9&quot; ry=&quot;0.8&quot; /&gt;" calcext:value-type="string">
            <text:p>&lt;ellipse style="fill:#000000;stroke:#000000;stroke-width:1;stroke-linejoin:round" id = "circle15" cx="102.494333333333" cy="45.2991464422079" rx="0.9" ry="0.8" /&gt;</text:p>
          </table:table-cell>
          <table:table-cell table:formula="of:=COM.MICROSOFT.CONCAT([.K17]; &quot; &quot;; [.L17])" office:value-type="string" office:string-value="&lt;path style=&quot;fill:#000000;stroke-width:0.97;stroke:#000000;stroke-opacity:1&quot; d = &quot;M 102.494333333333,45.2991464422079 112.850833333333,54.8776604282313&quot; id = &quot;path15&quot; /&gt; &lt;ellipse style=&quot;fill:#000000;stroke:#000000;stroke-width:1;stroke-linejoin:round&quot; id = &quot;circle15&quot; cx=&quot;102.494333333333&quot; cy=&quot;45.2991464422079&quot; rx=&quot;0.9&quot; ry=&quot;0.8&quot; /&gt;" calcext:value-type="string">
            <text:p>&lt;path style="fill:#000000;stroke-width:0.97;stroke:#000000;stroke-opacity:1" d = "M 102.494333333333,45.2991464422079 112.850833333333,54.8776604282313" id = "path15" /&gt; &lt;ellipse style="fill:#000000;stroke:#000000;stroke-width:1;stroke-linejoin:round" id = "circle15" cx="102.494333333333" cy="45.2991464422079" rx="0.9" ry="0.8" /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gavel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float" office:value="39.0346" calcext:value-type="float">
            <text:p>39.0346</text:p>
          </table:table-cell>
          <table:table-cell office:value-type="float" office:value="-95.6955" calcext:value-type="float">
            <text:p>-95.6955</text:p>
          </table:table-cell>
          <table:table-cell table:formula="of:=([.G18] + 180) * (1400 / 360) - 215" office:value-type="float" office:value="112.850833333333" calcext:value-type="float">
            <text:p>112.850833333333</text:p>
          </table:table-cell>
          <table:table-cell table:formula="of:=(700/2)-(1400* LN(TAN((PI() / 4) + (([.F18] * PI() / 180) / 2))) / (2*PI())) - 130" office:value-type="float" office:value="54.8776604282313" calcext:value-type="float">
            <text:p>54.8776604282313</text:p>
          </table:table-cell>
          <table:table-cell table:formula="of:=COM.MICROSOFT.CONCAT([.H18]; ; &quot;,&quot;; [.I18]; &quot; &quot;; [.H19]; &quot;,&quot;; [.I19])" office:value-type="string" office:string-value="112.850833333333,54.8776604282313 106.438833333333,61.5492376838028" calcext:value-type="string">
            <text:p>112.850833333333,54.8776604282313 106.438833333333,61.5492376838028</text:p>
          </table:table-cell>
          <table:table-cell table:formula="of:=COM.MICROSOFT.CONCAT(&quot;&lt;path style=&quot;&quot;fill:#000000;stroke-width:0.97;stroke:#000000;stroke-opacity:1&quot;&quot; d = &quot;&quot;M &quot;; [.J18]; &quot;&quot;&quot; id = &quot;&quot;path&quot;; [.A18]; &quot;&quot;&quot; /&gt;&quot;)" office:value-type="string" office:string-value="&lt;path style=&quot;fill:#000000;stroke-width:0.97;stroke:#000000;stroke-opacity:1&quot; d = &quot;M 112.850833333333,54.8776604282313 106.438833333333,61.5492376838028&quot; id = &quot;path16&quot; /&gt;" calcext:value-type="string">
            <text:p>&lt;path style="fill:#000000;stroke-width:0.97;stroke:#000000;stroke-opacity:1" d = "M 112.850833333333,54.8776604282313 106.438833333333,61.5492376838028" id = "path16" /&gt;</text:p>
          </table:table-cell>
          <table:table-cell table:formula="of:=COM.MICROSOFT.CONCAT(&quot;&lt;ellipse style=&quot;&quot;fill:#000000;stroke:#000000;stroke-width:1;stroke-linejoin:round&quot;&quot;&quot;; &quot; id = &quot;&quot;circle&quot;; [.A18]; &quot;&quot;&quot;&quot;; &quot; cx=&quot;&quot;&quot;; [.H18]; &quot;&quot;&quot;&quot;; &quot; cy=&quot;&quot;&quot;; [.I1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6&quot; cx=&quot;112.850833333333&quot; cy=&quot;54.8776604282313&quot; rx=&quot;0.9&quot; ry=&quot;0.8&quot; /&gt;" calcext:value-type="string">
            <text:p>&lt;ellipse style="fill:#000000;stroke:#000000;stroke-width:1;stroke-linejoin:round" id = "circle16" cx="112.850833333333" cy="54.8776604282313" rx="0.9" ry="0.8" /&gt;</text:p>
          </table:table-cell>
          <table:table-cell table:formula="of:=COM.MICROSOFT.CONCAT([.K18]; &quot; &quot;; [.L18])" office:value-type="string" office:string-value="&lt;path style=&quot;fill:#000000;stroke-width:0.97;stroke:#000000;stroke-opacity:1&quot; d = &quot;M 112.850833333333,54.8776604282313 106.438833333333,61.5492376838028&quot; id = &quot;path16&quot; /&gt; &lt;ellipse style=&quot;fill:#000000;stroke:#000000;stroke-width:1;stroke-linejoin:round&quot; id = &quot;circle16&quot; cx=&quot;112.850833333333&quot; cy=&quot;54.8776604282313&quot; rx=&quot;0.9&quot; ry=&quot;0.8&quot; /&gt;" calcext:value-type="string">
            <text:p>&lt;path style="fill:#000000;stroke-width:0.97;stroke:#000000;stroke-opacity:1" d = "M 112.850833333333,54.8776604282313 106.438833333333,61.5492376838028" id = "path16" /&gt; &lt;ellipse style="fill:#000000;stroke:#000000;stroke-width:1;stroke-linejoin:round" id = "circle16" cx="112.850833333333" cy="54.8776604282313" rx="0.9" ry="0.8" /&gt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mouthwash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float" office:value="37.6895" calcext:value-type="float">
            <text:p>37.6895</text:p>
          </table:table-cell>
          <table:table-cell office:value-type="float" office:value="-97.3443" calcext:value-type="float">
            <text:p>-97.3443</text:p>
          </table:table-cell>
          <table:table-cell table:formula="of:=([.G19] + 180) * (1400 / 360) - 215" office:value-type="float" office:value="106.438833333333" calcext:value-type="float">
            <text:p>106.438833333333</text:p>
          </table:table-cell>
          <table:table-cell table:formula="of:=(700/2)-(1400* LN(TAN((PI() / 4) + (([.F19] * PI() / 180) / 2))) / (2*PI())) - 130" office:value-type="float" office:value="61.5492376838028" calcext:value-type="float">
            <text:p>61.5492376838028</text:p>
          </table:table-cell>
          <table:table-cell table:formula="of:=COM.MICROSOFT.CONCAT([.H19]; ; &quot;,&quot;; [.I19]; &quot; &quot;; [.H20]; &quot;,&quot;; [.I20])" office:value-type="string" office:string-value="106.438833333333,61.5492376838028 104.246277777778,59.6888306326156" calcext:value-type="string">
            <text:p>106.438833333333,61.5492376838028 104.246277777778,59.6888306326156</text:p>
          </table:table-cell>
          <table:table-cell table:formula="of:=COM.MICROSOFT.CONCAT(&quot;&lt;path style=&quot;&quot;fill:#000000;stroke-width:0.97;stroke:#000000;stroke-opacity:1&quot;&quot; d = &quot;&quot;M &quot;; [.J19]; &quot;&quot;&quot; id = &quot;&quot;path&quot;; [.A19]; &quot;&quot;&quot; /&gt;&quot;)" office:value-type="string" office:string-value="&lt;path style=&quot;fill:#000000;stroke-width:0.97;stroke:#000000;stroke-opacity:1&quot; d = &quot;M 106.438833333333,61.5492376838028 104.246277777778,59.6888306326156&quot; id = &quot;path17&quot; /&gt;" calcext:value-type="string">
            <text:p>&lt;path style="fill:#000000;stroke-width:0.97;stroke:#000000;stroke-opacity:1" d = "M 106.438833333333,61.5492376838028 104.246277777778,59.6888306326156" id = "path17" /&gt;</text:p>
          </table:table-cell>
          <table:table-cell table:formula="of:=COM.MICROSOFT.CONCAT(&quot;&lt;ellipse style=&quot;&quot;fill:#000000;stroke:#000000;stroke-width:1;stroke-linejoin:round&quot;&quot;&quot;; &quot; id = &quot;&quot;circle&quot;; [.A19]; &quot;&quot;&quot;&quot;; &quot; cx=&quot;&quot;&quot;; [.H19]; &quot;&quot;&quot;&quot;; &quot; cy=&quot;&quot;&quot;; [.I1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7&quot; cx=&quot;106.438833333333&quot; cy=&quot;61.5492376838028&quot; rx=&quot;0.9&quot; ry=&quot;0.8&quot; /&gt;" calcext:value-type="string">
            <text:p>&lt;ellipse style="fill:#000000;stroke:#000000;stroke-width:1;stroke-linejoin:round" id = "circle17" cx="106.438833333333" cy="61.5492376838028" rx="0.9" ry="0.8" /&gt;</text:p>
          </table:table-cell>
          <table:table-cell table:formula="of:=COM.MICROSOFT.CONCAT([.K19]; &quot; &quot;; [.L19])" office:value-type="string" office:string-value="&lt;path style=&quot;fill:#000000;stroke-width:0.97;stroke:#000000;stroke-opacity:1&quot; d = &quot;M 106.438833333333,61.5492376838028 104.246277777778,59.6888306326156&quot; id = &quot;path17&quot; /&gt; &lt;ellipse style=&quot;fill:#000000;stroke:#000000;stroke-width:1;stroke-linejoin:round&quot; id = &quot;circle17&quot; cx=&quot;106.438833333333&quot; cy=&quot;61.5492376838028&quot; rx=&quot;0.9&quot; ry=&quot;0.8&quot; /&gt;" calcext:value-type="string">
            <text:p>&lt;path style="fill:#000000;stroke-width:0.97;stroke:#000000;stroke-opacity:1" d = "M 106.438833333333,61.5492376838028 104.246277777778,59.6888306326156" id = "path17" /&gt; &lt;ellipse style="fill:#000000;stroke:#000000;stroke-width:1;stroke-linejoin:round" id = "circle17" cx="106.438833333333" cy="61.5492376838028" rx="0.9" ry="0.8" /&gt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Hutchinson</text:p>
          </table:table-cell>
          <table:table-cell office:value-type="float" office:value="38.0671" calcext:value-type="float">
            <text:p>38.0671</text:p>
          </table:table-cell>
          <table:table-cell office:value-type="float" office:value="-97.9081" calcext:value-type="float">
            <text:p>-97.9081</text:p>
          </table:table-cell>
          <table:table-cell table:formula="of:=([.G20] + 180) * (1400 / 360) - 215" office:value-type="float" office:value="104.246277777778" calcext:value-type="float">
            <text:p>104.246277777778</text:p>
          </table:table-cell>
          <table:table-cell table:formula="of:=(700/2)-(1400* LN(TAN((PI() / 4) + (([.F20] * PI() / 180) / 2))) / (2*PI())) - 130" office:value-type="float" office:value="59.6888306326156" calcext:value-type="float">
            <text:p>59.6888306326156</text:p>
          </table:table-cell>
          <table:table-cell table:formula="of:=COM.MICROSOFT.CONCAT([.H20]; ; &quot;,&quot;; [.I20]; &quot; &quot;; [.H21]; &quot;,&quot;; [.I21])" office:value-type="string" office:string-value="104.246277777778,59.6888306326156 77.5980555555556,55.7137620524518" calcext:value-type="string">
            <text:p>104.246277777778,59.6888306326156 77.5980555555556,55.7137620524518</text:p>
          </table:table-cell>
          <table:table-cell table:formula="of:=COM.MICROSOFT.CONCAT(&quot;&lt;path style=&quot;&quot;fill:#000000;stroke-width:0.97;stroke:#000000;stroke-opacity:1&quot;&quot; d = &quot;&quot;M &quot;; [.J20]; &quot;&quot;&quot; id = &quot;&quot;path&quot;; [.A20]; &quot;&quot;&quot; /&gt;&quot;)" office:value-type="string" office:string-value="&lt;path style=&quot;fill:#000000;stroke-width:0.97;stroke:#000000;stroke-opacity:1&quot; d = &quot;M 104.246277777778,59.6888306326156 77.5980555555556,55.7137620524518&quot; id = &quot;path18&quot; /&gt;" calcext:value-type="string">
            <text:p>&lt;path style="fill:#000000;stroke-width:0.97;stroke:#000000;stroke-opacity:1" d = "M 104.246277777778,59.6888306326156 77.5980555555556,55.7137620524518" id = "path18" /&gt;</text:p>
          </table:table-cell>
          <table:table-cell table:formula="of:=COM.MICROSOFT.CONCAT(&quot;&lt;ellipse style=&quot;&quot;fill:#000000;stroke:#000000;stroke-width:1;stroke-linejoin:round&quot;&quot;&quot;; &quot; id = &quot;&quot;circle&quot;; [.A20]; &quot;&quot;&quot;&quot;; &quot; cx=&quot;&quot;&quot;; [.H20]; &quot;&quot;&quot;&quot;; &quot; cy=&quot;&quot;&quot;; [.I2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8&quot; cx=&quot;104.246277777778&quot; cy=&quot;59.6888306326156&quot; rx=&quot;0.9&quot; ry=&quot;0.8&quot; /&gt;" calcext:value-type="string">
            <text:p>&lt;ellipse style="fill:#000000;stroke:#000000;stroke-width:1;stroke-linejoin:round" id = "circle18" cx="104.246277777778" cy="59.6888306326156" rx="0.9" ry="0.8" /&gt;</text:p>
          </table:table-cell>
          <table:table-cell table:formula="of:=COM.MICROSOFT.CONCAT([.K20]; &quot; &quot;; [.L20])" office:value-type="string" office:string-value="&lt;path style=&quot;fill:#000000;stroke-width:0.97;stroke:#000000;stroke-opacity:1&quot; d = &quot;M 104.246277777778,59.6888306326156 77.5980555555556,55.7137620524518&quot; id = &quot;path18&quot; /&gt; &lt;ellipse style=&quot;fill:#000000;stroke:#000000;stroke-width:1;stroke-linejoin:round&quot; id = &quot;circle18&quot; cx=&quot;104.246277777778&quot; cy=&quot;59.6888306326156&quot; rx=&quot;0.9&quot; ry=&quot;0.8&quot; /&gt;" calcext:value-type="string">
            <text:p>&lt;path style="fill:#000000;stroke-width:0.97;stroke:#000000;stroke-opacity:1" d = "M 104.246277777778,59.6888306326156 77.5980555555556,55.7137620524518" id = "path18" /&gt; &lt;ellipse style="fill:#000000;stroke:#000000;stroke-width:1;stroke-linejoin:round" id = "circle18" cx="104.246277777778" cy="59.6888306326156" rx="0.9" ry="0.8" /&gt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goodbye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float" office:value="38.8674" calcext:value-type="float">
            <text:p>38.8674</text:p>
          </table:table-cell>
          <table:table-cell office:value-type="float" office:value="-104.7605" calcext:value-type="float">
            <text:p>-104.7605</text:p>
          </table:table-cell>
          <table:table-cell table:formula="of:=([.G21] + 180) * (1400 / 360) - 215" office:value-type="float" office:value="77.5980555555556" calcext:value-type="float">
            <text:p>77.5980555555556</text:p>
          </table:table-cell>
          <table:table-cell table:formula="of:=(700/2)-(1400* LN(TAN((PI() / 4) + (([.F21] * PI() / 180) / 2))) / (2*PI())) - 130" office:value-type="float" office:value="55.7137620524518" calcext:value-type="float">
            <text:p>55.7137620524518</text:p>
          </table:table-cell>
          <table:table-cell table:formula="of:=COM.MICROSOFT.CONCAT([.H21]; ; &quot;,&quot;; [.I21]; &quot; &quot;; [.H22]; &quot;,&quot;; [.I22])" office:value-type="string" office:string-value="77.5980555555556,55.7137620524518 77.1496666666667,51.2169504950993" calcext:value-type="string">
            <text:p>77.5980555555556,55.7137620524518 77.1496666666667,51.2169504950993</text:p>
          </table:table-cell>
          <table:table-cell table:formula="of:=COM.MICROSOFT.CONCAT(&quot;&lt;path style=&quot;&quot;fill:#000000;stroke-width:0.97;stroke:#000000;stroke-opacity:1&quot;&quot; d = &quot;&quot;M &quot;; [.J21]; &quot;&quot;&quot; id = &quot;&quot;path&quot;; [.A21]; &quot;&quot;&quot; /&gt;&quot;)" office:value-type="string" office:string-value="&lt;path style=&quot;fill:#000000;stroke-width:0.97;stroke:#000000;stroke-opacity:1&quot; d = &quot;M 77.5980555555556,55.7137620524518 77.1496666666667,51.2169504950993&quot; id = &quot;path19&quot; /&gt;" calcext:value-type="string">
            <text:p>&lt;path style="fill:#000000;stroke-width:0.97;stroke:#000000;stroke-opacity:1" d = "M 77.5980555555556,55.7137620524518 77.1496666666667,51.2169504950993" id = "path19" /&gt;</text:p>
          </table:table-cell>
          <table:table-cell table:formula="of:=COM.MICROSOFT.CONCAT(&quot;&lt;ellipse style=&quot;&quot;fill:#000000;stroke:#000000;stroke-width:1;stroke-linejoin:round&quot;&quot;&quot;; &quot; id = &quot;&quot;circle&quot;; [.A21]; &quot;&quot;&quot;&quot;; &quot; cx=&quot;&quot;&quot;; [.H21]; &quot;&quot;&quot;&quot;; &quot; cy=&quot;&quot;&quot;; [.I2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9&quot; cx=&quot;77.5980555555556&quot; cy=&quot;55.7137620524518&quot; rx=&quot;0.9&quot; ry=&quot;0.8&quot; /&gt;" calcext:value-type="string">
            <text:p>&lt;ellipse style="fill:#000000;stroke:#000000;stroke-width:1;stroke-linejoin:round" id = "circle19" cx="77.5980555555556" cy="55.7137620524518" rx="0.9" ry="0.8" /&gt;</text:p>
          </table:table-cell>
          <table:table-cell table:formula="of:=COM.MICROSOFT.CONCAT([.K21]; &quot; &quot;; [.L21])" office:value-type="string" office:string-value="&lt;path style=&quot;fill:#000000;stroke-width:0.97;stroke:#000000;stroke-opacity:1&quot; d = &quot;M 77.5980555555556,55.7137620524518 77.1496666666667,51.2169504950993&quot; id = &quot;path19&quot; /&gt; &lt;ellipse style=&quot;fill:#000000;stroke:#000000;stroke-width:1;stroke-linejoin:round&quot; id = &quot;circle19&quot; cx=&quot;77.5980555555556&quot; cy=&quot;55.7137620524518&quot; rx=&quot;0.9&quot; ry=&quot;0.8&quot; /&gt;" calcext:value-type="string">
            <text:p>&lt;path style="fill:#000000;stroke-width:0.97;stroke:#000000;stroke-opacity:1" d = "M 77.5980555555556,55.7137620524518 77.1496666666667,51.2169504950993" id = "path19" /&gt; &lt;ellipse style="fill:#000000;stroke:#000000;stroke-width:1;stroke-linejoin:round" id = "circle19" cx="77.5980555555556" cy="55.7137620524518" rx="0.9" ry="0.8" /&gt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float" office:value="39.762" calcext:value-type="float">
            <text:p>39.762</text:p>
          </table:table-cell>
          <table:table-cell office:value-type="float" office:value="-104.8758" calcext:value-type="float">
            <text:p>-104.8758</text:p>
          </table:table-cell>
          <table:table-cell table:formula="of:=([.G22] + 180) * (1400 / 360) - 215" office:value-type="float" office:value="77.1496666666667" calcext:value-type="float">
            <text:p>77.1496666666667</text:p>
          </table:table-cell>
          <table:table-cell table:formula="of:=(700/2)-(1400* LN(TAN((PI() / 4) + (([.F22] * PI() / 180) / 2))) / (2*PI())) - 130" office:value-type="float" office:value="51.2169504950993" calcext:value-type="float">
            <text:p>51.2169504950993</text:p>
          </table:table-cell>
          <table:table-cell table:formula="of:=COM.MICROSOFT.CONCAT([.H22]; ; &quot;,&quot;; [.I22]; &quot; &quot;; [.H23]; &quot;,&quot;; [.I23])" office:value-type="string" office:string-value="77.1496666666667,51.2169504950993 77.1496666666667,51.2169504950993" calcext:value-type="string">
            <text:p>77.1496666666667,51.2169504950993 77.1496666666667,51.2169504950993</text:p>
          </table:table-cell>
          <table:table-cell table:formula="of:=COM.MICROSOFT.CONCAT(&quot;&lt;path style=&quot;&quot;fill:#000000;stroke-width:0.97;stroke:#000000;stroke-opacity:1&quot;&quot; d = &quot;&quot;M &quot;; [.J22]; &quot;&quot;&quot; id = &quot;&quot;path&quot;; [.A22]; &quot;&quot;&quot; /&gt;&quot;)" office:value-type="string" office:string-value="&lt;path style=&quot;fill:#000000;stroke-width:0.97;stroke:#000000;stroke-opacity:1&quot; d = &quot;M 77.1496666666667,51.2169504950993 77.1496666666667,51.2169504950993&quot; id = &quot;path20&quot; /&gt;" calcext:value-type="string">
            <text:p>&lt;path style="fill:#000000;stroke-width:0.97;stroke:#000000;stroke-opacity:1" d = "M 77.1496666666667,51.2169504950993 77.1496666666667,51.2169504950993" id = "path20" /&gt;</text:p>
          </table:table-cell>
          <table:table-cell table:formula="of:=COM.MICROSOFT.CONCAT(&quot;&lt;ellipse style=&quot;&quot;fill:#000000;stroke:#000000;stroke-width:1;stroke-linejoin:round&quot;&quot;&quot;; &quot; id = &quot;&quot;circle&quot;; [.A22]; &quot;&quot;&quot;&quot;; &quot; cx=&quot;&quot;&quot;; [.H22]; &quot;&quot;&quot;&quot;; &quot; cy=&quot;&quot;&quot;; [.I2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0&quot; cx=&quot;77.1496666666667&quot; cy=&quot;51.2169504950993&quot; rx=&quot;0.9&quot; ry=&quot;0.8&quot; /&gt;" calcext:value-type="string">
            <text:p>&lt;ellipse style="fill:#000000;stroke:#000000;stroke-width:1;stroke-linejoin:round" id = "circle20" cx="77.1496666666667" cy="51.2169504950993" rx="0.9" ry="0.8" /&gt;</text:p>
          </table:table-cell>
          <table:table-cell table:formula="of:=COM.MICROSOFT.CONCAT([.K22]; &quot; &quot;; [.L22])" office:value-type="string" office:string-value="&lt;path style=&quot;fill:#000000;stroke-width:0.97;stroke:#000000;stroke-opacity:1&quot; d = &quot;M 77.1496666666667,51.2169504950993 77.1496666666667,51.2169504950993&quot; id = &quot;path20&quot; /&gt; &lt;ellipse style=&quot;fill:#000000;stroke:#000000;stroke-width:1;stroke-linejoin:round&quot; id = &quot;circle20&quot; cx=&quot;77.1496666666667&quot; cy=&quot;51.2169504950993&quot; rx=&quot;0.9&quot; ry=&quot;0.8&quot; /&gt;" calcext:value-type="string">
            <text:p>&lt;path style="fill:#000000;stroke-width:0.97;stroke:#000000;stroke-opacity:1" d = "M 77.1496666666667,51.2169504950993 77.1496666666667,51.2169504950993" id = "path20" /&gt; &lt;ellipse style="fill:#000000;stroke:#000000;stroke-width:1;stroke-linejoin:round" id = "circle20" cx="77.1496666666667" cy="51.2169504950993" rx="0.9" ry="0.8" /&gt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float" office:value="39.762" calcext:value-type="float">
            <text:p>39.762</text:p>
          </table:table-cell>
          <table:table-cell office:value-type="float" office:value="-104.8758" calcext:value-type="float">
            <text:p>-104.8758</text:p>
          </table:table-cell>
          <table:table-cell table:formula="of:=([.G23] + 180) * (1400 / 360) - 215" office:value-type="float" office:value="77.1496666666667" calcext:value-type="float">
            <text:p>77.1496666666667</text:p>
          </table:table-cell>
          <table:table-cell table:formula="of:=(700/2)-(1400* LN(TAN((PI() / 4) + (([.F23] * PI() / 180) / 2))) / (2*PI())) - 130" office:value-type="float" office:value="51.2169504950993" calcext:value-type="float">
            <text:p>51.2169504950993</text:p>
          </table:table-cell>
          <table:table-cell table:formula="of:=COM.MICROSOFT.CONCAT([.H23]; ; &quot;,&quot;; [.I23]; &quot; &quot;; [.H24]; &quot;,&quot;; [.I24])" office:value-type="string" office:string-value="77.1496666666667,51.2169504950993 77.1496666666667,51.2169504950993" calcext:value-type="string">
            <text:p>77.1496666666667,51.2169504950993 77.1496666666667,51.2169504950993</text:p>
          </table:table-cell>
          <table:table-cell table:formula="of:=COM.MICROSOFT.CONCAT(&quot;&lt;path style=&quot;&quot;fill:#000000;stroke-width:0.97;stroke:#000000;stroke-opacity:1&quot;&quot; d = &quot;&quot;M &quot;; [.J23]; &quot;&quot;&quot; id = &quot;&quot;path&quot;; [.A23]; &quot;&quot;&quot; /&gt;&quot;)" office:value-type="string" office:string-value="&lt;path style=&quot;fill:#000000;stroke-width:0.97;stroke:#000000;stroke-opacity:1&quot; d = &quot;M 77.1496666666667,51.2169504950993 77.1496666666667,51.2169504950993&quot; id = &quot;path21&quot; /&gt;" calcext:value-type="string">
            <text:p>&lt;path style="fill:#000000;stroke-width:0.97;stroke:#000000;stroke-opacity:1" d = "M 77.1496666666667,51.2169504950993 77.1496666666667,51.2169504950993" id = "path21" /&gt;</text:p>
          </table:table-cell>
          <table:table-cell table:formula="of:=COM.MICROSOFT.CONCAT(&quot;&lt;ellipse style=&quot;&quot;fill:#000000;stroke:#000000;stroke-width:1;stroke-linejoin:round&quot;&quot;&quot;; &quot; id = &quot;&quot;circle&quot;; [.A23]; &quot;&quot;&quot;&quot;; &quot; cx=&quot;&quot;&quot;; [.H23]; &quot;&quot;&quot;&quot;; &quot; cy=&quot;&quot;&quot;; [.I2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1&quot; cx=&quot;77.1496666666667&quot; cy=&quot;51.2169504950993&quot; rx=&quot;0.9&quot; ry=&quot;0.8&quot; /&gt;" calcext:value-type="string">
            <text:p>&lt;ellipse style="fill:#000000;stroke:#000000;stroke-width:1;stroke-linejoin:round" id = "circle21" cx="77.1496666666667" cy="51.2169504950993" rx="0.9" ry="0.8" /&gt;</text:p>
          </table:table-cell>
          <table:table-cell table:formula="of:=COM.MICROSOFT.CONCAT([.K23]; &quot; &quot;; [.L23])" office:value-type="string" office:string-value="&lt;path style=&quot;fill:#000000;stroke-width:0.97;stroke:#000000;stroke-opacity:1&quot; d = &quot;M 77.1496666666667,51.2169504950993 77.1496666666667,51.2169504950993&quot; id = &quot;path21&quot; /&gt; &lt;ellipse style=&quot;fill:#000000;stroke:#000000;stroke-width:1;stroke-linejoin:round&quot; id = &quot;circle21&quot; cx=&quot;77.1496666666667&quot; cy=&quot;51.2169504950993&quot; rx=&quot;0.9&quot; ry=&quot;0.8&quot; /&gt;" calcext:value-type="string">
            <text:p>&lt;path style="fill:#000000;stroke-width:0.97;stroke:#000000;stroke-opacity:1" d = "M 77.1496666666667,51.2169504950993 77.1496666666667,51.2169504950993" id = "path21" /&gt; &lt;ellipse style="fill:#000000;stroke:#000000;stroke-width:1;stroke-linejoin:round" id = "circle21" cx="77.1496666666667" cy="51.2169504950993" rx="0.9" ry="0.8" /&gt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popham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float" office:value="39.762" calcext:value-type="float">
            <text:p>39.762</text:p>
          </table:table-cell>
          <table:table-cell office:value-type="float" office:value="-104.8758" calcext:value-type="float">
            <text:p>-104.8758</text:p>
          </table:table-cell>
          <table:table-cell table:formula="of:=([.G24] + 180) * (1400 / 360) - 215" office:value-type="float" office:value="77.1496666666667" calcext:value-type="float">
            <text:p>77.1496666666667</text:p>
          </table:table-cell>
          <table:table-cell table:formula="of:=(700/2)-(1400* LN(TAN((PI() / 4) + (([.F24] * PI() / 180) / 2))) / (2*PI())) - 130" office:value-type="float" office:value="51.2169504950993" calcext:value-type="float">
            <text:p>51.2169504950993</text:p>
          </table:table-cell>
          <table:table-cell table:formula="of:=COM.MICROSOFT.CONCAT([.H24]; ; &quot;,&quot;; [.I24]; &quot; &quot;; [.H25]; &quot;,&quot;; [.I25])" office:value-type="string" office:string-value="77.1496666666667,51.2169504950993 76.4115555555555,47.2191219627208" calcext:value-type="string">
            <text:p>77.1496666666667,51.2169504950993 76.4115555555555,47.2191219627208</text:p>
          </table:table-cell>
          <table:table-cell table:formula="of:=COM.MICROSOFT.CONCAT(&quot;&lt;path style=&quot;&quot;fill:#000000;stroke-width:0.97;stroke:#000000;stroke-opacity:1&quot;&quot; d = &quot;&quot;M &quot;; [.J24]; &quot;&quot;&quot; id = &quot;&quot;path&quot;; [.A24]; &quot;&quot;&quot; /&gt;&quot;)" office:value-type="string" office:string-value="&lt;path style=&quot;fill:#000000;stroke-width:0.97;stroke:#000000;stroke-opacity:1&quot; d = &quot;M 77.1496666666667,51.2169504950993 76.4115555555555,47.2191219627208&quot; id = &quot;path22&quot; /&gt;" calcext:value-type="string">
            <text:p>&lt;path style="fill:#000000;stroke-width:0.97;stroke:#000000;stroke-opacity:1" d = "M 77.1496666666667,51.2169504950993 76.4115555555555,47.2191219627208" id = "path22" /&gt;</text:p>
          </table:table-cell>
          <table:table-cell table:formula="of:=COM.MICROSOFT.CONCAT(&quot;&lt;ellipse style=&quot;&quot;fill:#000000;stroke:#000000;stroke-width:1;stroke-linejoin:round&quot;&quot;&quot;; &quot; id = &quot;&quot;circle&quot;; [.A24]; &quot;&quot;&quot;&quot;; &quot; cx=&quot;&quot;&quot;; [.H24]; &quot;&quot;&quot;&quot;; &quot; cy=&quot;&quot;&quot;; [.I2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2&quot; cx=&quot;77.1496666666667&quot; cy=&quot;51.2169504950993&quot; rx=&quot;0.9&quot; ry=&quot;0.8&quot; /&gt;" calcext:value-type="string">
            <text:p>&lt;ellipse style="fill:#000000;stroke:#000000;stroke-width:1;stroke-linejoin:round" id = "circle22" cx="77.1496666666667" cy="51.2169504950993" rx="0.9" ry="0.8" /&gt;</text:p>
          </table:table-cell>
          <table:table-cell table:formula="of:=COM.MICROSOFT.CONCAT([.K24]; &quot; &quot;; [.L24])" office:value-type="string" office:string-value="&lt;path style=&quot;fill:#000000;stroke-width:0.97;stroke:#000000;stroke-opacity:1&quot; d = &quot;M 77.1496666666667,51.2169504950993 76.4115555555555,47.2191219627208&quot; id = &quot;path22&quot; /&gt; &lt;ellipse style=&quot;fill:#000000;stroke:#000000;stroke-width:1;stroke-linejoin:round&quot; id = &quot;circle22&quot; cx=&quot;77.1496666666667&quot; cy=&quot;51.2169504950993&quot; rx=&quot;0.9&quot; ry=&quot;0.8&quot; /&gt;" calcext:value-type="string">
            <text:p>&lt;path style="fill:#000000;stroke-width:0.97;stroke:#000000;stroke-opacity:1" d = "M 77.1496666666667,51.2169504950993 76.4115555555555,47.2191219627208" id = "path22" /&gt; &lt;ellipse style="fill:#000000;stroke:#000000;stroke-width:1;stroke-linejoin:round" id = "circle22" cx="77.1496666666667" cy="51.2169504950993" rx="0.9" ry="0.8" /&gt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Fort Collins</text:p>
          </table:table-cell>
          <table:table-cell office:value-type="float" office:value="40.5477" calcext:value-type="float">
            <text:p>40.5477</text:p>
          </table:table-cell>
          <table:table-cell office:value-type="float" office:value="-105.0656" calcext:value-type="float">
            <text:p>-105.0656</text:p>
          </table:table-cell>
          <table:table-cell table:formula="of:=([.G25] + 180) * (1400 / 360) - 215" office:value-type="float" office:value="76.4115555555555" calcext:value-type="float">
            <text:p>76.4115555555555</text:p>
          </table:table-cell>
          <table:table-cell table:formula="of:=(700/2)-(1400* LN(TAN((PI() / 4) + (([.F25] * PI() / 180) / 2))) / (2*PI())) - 130" office:value-type="float" office:value="47.2191219627208" calcext:value-type="float">
            <text:p>47.2191219627208</text:p>
          </table:table-cell>
          <table:table-cell table:formula="of:=COM.MICROSOFT.CONCAT([.H25]; ; &quot;,&quot;; [.I25]; &quot; &quot;; [.H26]; &quot;,&quot;; [.I26])" office:value-type="string" office:string-value="76.4115555555555,47.2191219627208 77.4825555555556,44.2000881535874" calcext:value-type="string">
            <text:p>76.4115555555555,47.2191219627208 77.4825555555556,44.2000881535874</text:p>
          </table:table-cell>
          <table:table-cell table:formula="of:=COM.MICROSOFT.CONCAT(&quot;&lt;path style=&quot;&quot;fill:#000000;stroke-width:0.97;stroke:#000000;stroke-opacity:1&quot;&quot; d = &quot;&quot;M &quot;; [.J25]; &quot;&quot;&quot; id = &quot;&quot;path&quot;; [.A25]; &quot;&quot;&quot; /&gt;&quot;)" office:value-type="string" office:string-value="&lt;path style=&quot;fill:#000000;stroke-width:0.97;stroke:#000000;stroke-opacity:1&quot; d = &quot;M 76.4115555555555,47.2191219627208 77.4825555555556,44.2000881535874&quot; id = &quot;path23&quot; /&gt;" calcext:value-type="string">
            <text:p>&lt;path style="fill:#000000;stroke-width:0.97;stroke:#000000;stroke-opacity:1" d = "M 76.4115555555555,47.2191219627208 77.4825555555556,44.2000881535874" id = "path23" /&gt;</text:p>
          </table:table-cell>
          <table:table-cell table:formula="of:=COM.MICROSOFT.CONCAT(&quot;&lt;ellipse style=&quot;&quot;fill:#000000;stroke:#000000;stroke-width:1;stroke-linejoin:round&quot;&quot;&quot;; &quot; id = &quot;&quot;circle&quot;; [.A25]; &quot;&quot;&quot;&quot;; &quot; cx=&quot;&quot;&quot;; [.H25]; &quot;&quot;&quot;&quot;; &quot; cy=&quot;&quot;&quot;; [.I2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3&quot; cx=&quot;76.4115555555555&quot; cy=&quot;47.2191219627208&quot; rx=&quot;0.9&quot; ry=&quot;0.8&quot; /&gt;" calcext:value-type="string">
            <text:p>&lt;ellipse style="fill:#000000;stroke:#000000;stroke-width:1;stroke-linejoin:round" id = "circle23" cx="76.4115555555555" cy="47.2191219627208" rx="0.9" ry="0.8" /&gt;</text:p>
          </table:table-cell>
          <table:table-cell table:formula="of:=COM.MICROSOFT.CONCAT([.K25]; &quot; &quot;; [.L25])" office:value-type="string" office:string-value="&lt;path style=&quot;fill:#000000;stroke-width:0.97;stroke:#000000;stroke-opacity:1&quot; d = &quot;M 76.4115555555555,47.2191219627208 77.4825555555556,44.2000881535874&quot; id = &quot;path23&quot; /&gt; &lt;ellipse style=&quot;fill:#000000;stroke:#000000;stroke-width:1;stroke-linejoin:round&quot; id = &quot;circle23&quot; cx=&quot;76.4115555555555&quot; cy=&quot;47.2191219627208&quot; rx=&quot;0.9&quot; ry=&quot;0.8&quot; /&gt;" calcext:value-type="string">
            <text:p>&lt;path style="fill:#000000;stroke-width:0.97;stroke:#000000;stroke-opacity:1" d = "M 76.4115555555555,47.2191219627208 77.4825555555556,44.2000881535874" id = "path23" /&gt; &lt;ellipse style="fill:#000000;stroke:#000000;stroke-width:1;stroke-linejoin:round" id = "circle23" cx="76.4115555555555" cy="47.2191219627208" rx="0.9" ry="0.8" /&gt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float" office:value="41.135" calcext:value-type="float">
            <text:p>41.135</text:p>
          </table:table-cell>
          <table:table-cell office:value-type="float" office:value="-104.7902" calcext:value-type="float">
            <text:p>-104.7902</text:p>
          </table:table-cell>
          <table:table-cell table:formula="of:=([.G26] + 180) * (1400 / 360) - 215" office:value-type="float" office:value="77.4825555555556" calcext:value-type="float">
            <text:p>77.4825555555556</text:p>
          </table:table-cell>
          <table:table-cell table:formula="of:=(700/2)-(1400* LN(TAN((PI() / 4) + (([.F26] * PI() / 180) / 2))) / (2*PI())) - 130" office:value-type="float" office:value="44.2000881535874" calcext:value-type="float">
            <text:p>44.2000881535874</text:p>
          </table:table-cell>
          <table:table-cell table:formula="of:=COM.MICROSOFT.CONCAT([.H26]; ; &quot;,&quot;; [.I26]; &quot; &quot;; [.H27]; &quot;,&quot;; [.I27])" office:value-type="string" office:string-value="77.4825555555556,44.2000881535874 49.7123888888889,46.040496796101" calcext:value-type="string">
            <text:p>77.4825555555556,44.2000881535874 49.7123888888889,46.040496796101</text:p>
          </table:table-cell>
          <table:table-cell table:formula="of:=COM.MICROSOFT.CONCAT(&quot;&lt;path style=&quot;&quot;fill:#000000;stroke-width:0.97;stroke:#000000;stroke-opacity:1&quot;&quot; d = &quot;&quot;M &quot;; [.J26]; &quot;&quot;&quot; id = &quot;&quot;path&quot;; [.A26]; &quot;&quot;&quot; /&gt;&quot;)" office:value-type="string" office:string-value="&lt;path style=&quot;fill:#000000;stroke-width:0.97;stroke:#000000;stroke-opacity:1&quot; d = &quot;M 77.4825555555556,44.2000881535874 49.7123888888889,46.040496796101&quot; id = &quot;path24&quot; /&gt;" calcext:value-type="string">
            <text:p>&lt;path style="fill:#000000;stroke-width:0.97;stroke:#000000;stroke-opacity:1" d = "M 77.4825555555556,44.2000881535874 49.7123888888889,46.040496796101" id = "path24" /&gt;</text:p>
          </table:table-cell>
          <table:table-cell table:formula="of:=COM.MICROSOFT.CONCAT(&quot;&lt;ellipse style=&quot;&quot;fill:#000000;stroke:#000000;stroke-width:1;stroke-linejoin:round&quot;&quot;&quot;; &quot; id = &quot;&quot;circle&quot;; [.A26]; &quot;&quot;&quot;&quot;; &quot; cx=&quot;&quot;&quot;; [.H26]; &quot;&quot;&quot;&quot;; &quot; cy=&quot;&quot;&quot;; [.I2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4&quot; cx=&quot;77.4825555555556&quot; cy=&quot;44.2000881535874&quot; rx=&quot;0.9&quot; ry=&quot;0.8&quot; /&gt;" calcext:value-type="string">
            <text:p>&lt;ellipse style="fill:#000000;stroke:#000000;stroke-width:1;stroke-linejoin:round" id = "circle24" cx="77.4825555555556" cy="44.2000881535874" rx="0.9" ry="0.8" /&gt;</text:p>
          </table:table-cell>
          <table:table-cell table:formula="of:=COM.MICROSOFT.CONCAT([.K26]; &quot; &quot;; [.L26])" office:value-type="string" office:string-value="&lt;path style=&quot;fill:#000000;stroke-width:0.97;stroke:#000000;stroke-opacity:1&quot; d = &quot;M 77.4825555555556,44.2000881535874 49.7123888888889,46.040496796101&quot; id = &quot;path24&quot; /&gt; &lt;ellipse style=&quot;fill:#000000;stroke:#000000;stroke-width:1;stroke-linejoin:round&quot; id = &quot;circle24&quot; cx=&quot;77.4825555555556&quot; cy=&quot;44.2000881535874&quot; rx=&quot;0.9&quot; ry=&quot;0.8&quot; /&gt;" calcext:value-type="string">
            <text:p>&lt;path style="fill:#000000;stroke-width:0.97;stroke:#000000;stroke-opacity:1" d = "M 77.4825555555556,44.2000881535874 49.7123888888889,46.040496796101" id = "path24" /&gt; &lt;ellipse style="fill:#000000;stroke:#000000;stroke-width:1;stroke-linejoin:round" id = "circle24" cx="77.4825555555556" cy="44.2000881535874" rx="0.9" ry="0.8" /&gt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muffle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float" office:value="40.7776" calcext:value-type="float">
            <text:p>40.7776</text:p>
          </table:table-cell>
          <table:table-cell office:value-type="float" office:value="-111.9311" calcext:value-type="float">
            <text:p>-111.9311</text:p>
          </table:table-cell>
          <table:table-cell table:formula="of:=([.G27] + 180) * (1400 / 360) - 215" office:value-type="float" office:value="49.7123888888889" calcext:value-type="float">
            <text:p>49.7123888888889</text:p>
          </table:table-cell>
          <table:table-cell table:formula="of:=(700/2)-(1400* LN(TAN((PI() / 4) + (([.F27] * PI() / 180) / 2))) / (2*PI())) - 130" office:value-type="float" office:value="46.040496796101" calcext:value-type="float">
            <text:p>46.040496796101</text:p>
          </table:table-cell>
          <table:table-cell table:formula="of:=COM.MICROSOFT.CONCAT([.H27]; ; &quot;,&quot;; [.I27]; &quot; &quot;; [.H28]; &quot;,&quot;; [.I28])" office:value-type="string" office:string-value="49.7123888888889,46.040496796101 49.7123888888889,46.040496796101" calcext:value-type="string">
            <text:p>49.7123888888889,46.040496796101 49.7123888888889,46.040496796101</text:p>
          </table:table-cell>
          <table:table-cell table:formula="of:=COM.MICROSOFT.CONCAT(&quot;&lt;path style=&quot;&quot;fill:#000000;stroke-width:0.97;stroke:#000000;stroke-opacity:1&quot;&quot; d = &quot;&quot;M &quot;; [.J27]; &quot;&quot;&quot; id = &quot;&quot;path&quot;; [.A27]; &quot;&quot;&quot; /&gt;&quot;)" office:value-type="string" office:string-value="&lt;path style=&quot;fill:#000000;stroke-width:0.97;stroke:#000000;stroke-opacity:1&quot; d = &quot;M 49.7123888888889,46.040496796101 49.7123888888889,46.040496796101&quot; id = &quot;path25&quot; /&gt;" calcext:value-type="string">
            <text:p>&lt;path style="fill:#000000;stroke-width:0.97;stroke:#000000;stroke-opacity:1" d = "M 49.7123888888889,46.040496796101 49.7123888888889,46.040496796101" id = "path25" /&gt;</text:p>
          </table:table-cell>
          <table:table-cell table:formula="of:=COM.MICROSOFT.CONCAT(&quot;&lt;ellipse style=&quot;&quot;fill:#000000;stroke:#000000;stroke-width:1;stroke-linejoin:round&quot;&quot;&quot;; &quot; id = &quot;&quot;circle&quot;; [.A27]; &quot;&quot;&quot;&quot;; &quot; cx=&quot;&quot;&quot;; [.H27]; &quot;&quot;&quot;&quot;; &quot; cy=&quot;&quot;&quot;; [.I2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5&quot; cx=&quot;49.7123888888889&quot; cy=&quot;46.040496796101&quot; rx=&quot;0.9&quot; ry=&quot;0.8&quot; /&gt;" calcext:value-type="string">
            <text:p>&lt;ellipse style="fill:#000000;stroke:#000000;stroke-width:1;stroke-linejoin:round" id = "circle25" cx="49.7123888888889" cy="46.040496796101" rx="0.9" ry="0.8" /&gt;</text:p>
          </table:table-cell>
          <table:table-cell table:formula="of:=COM.MICROSOFT.CONCAT([.K27]; &quot; &quot;; [.L27])" office:value-type="string" office:string-value="&lt;path style=&quot;fill:#000000;stroke-width:0.97;stroke:#000000;stroke-opacity:1&quot; d = &quot;M 49.7123888888889,46.040496796101 49.7123888888889,46.040496796101&quot; id = &quot;path25&quot; /&gt; &lt;ellipse style=&quot;fill:#000000;stroke:#000000;stroke-width:1;stroke-linejoin:round&quot; id = &quot;circle25&quot; cx=&quot;49.7123888888889&quot; cy=&quot;46.040496796101&quot; rx=&quot;0.9&quot; ry=&quot;0.8&quot; /&gt;" calcext:value-type="string">
            <text:p>&lt;path style="fill:#000000;stroke-width:0.97;stroke:#000000;stroke-opacity:1" d = "M 49.7123888888889,46.040496796101 49.7123888888889,46.040496796101" id = "path25" /&gt; &lt;ellipse style="fill:#000000;stroke:#000000;stroke-width:1;stroke-linejoin:round" id = "circle25" cx="49.7123888888889" cy="46.040496796101" rx="0.9" ry="0.8" /&gt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float" office:value="40.7776" calcext:value-type="float">
            <text:p>40.7776</text:p>
          </table:table-cell>
          <table:table-cell office:value-type="float" office:value="-111.9311" calcext:value-type="float">
            <text:p>-111.9311</text:p>
          </table:table-cell>
          <table:table-cell table:formula="of:=([.G28] + 180) * (1400 / 360) - 215" office:value-type="float" office:value="49.7123888888889" calcext:value-type="float">
            <text:p>49.7123888888889</text:p>
          </table:table-cell>
          <table:table-cell table:formula="of:=(700/2)-(1400* LN(TAN((PI() / 4) + (([.F28] * PI() / 180) / 2))) / (2*PI())) - 130" office:value-type="float" office:value="46.040496796101" calcext:value-type="float">
            <text:p>46.040496796101</text:p>
          </table:table-cell>
          <table:table-cell table:formula="of:=COM.MICROSOFT.CONCAT([.H28]; ; &quot;,&quot;; [.I28]; &quot; &quot;; [.H29]; &quot;,&quot;; [.I29])" office:value-type="string" office:string-value="49.7123888888889,46.040496796101 43.3186666666667,64.5528122215037" calcext:value-type="string">
            <text:p>49.7123888888889,46.040496796101 43.3186666666667,64.5528122215037</text:p>
          </table:table-cell>
          <table:table-cell table:formula="of:=COM.MICROSOFT.CONCAT(&quot;&lt;path style=&quot;&quot;fill:#000000;stroke-width:0.97;stroke:#000000;stroke-opacity:1&quot;&quot; d = &quot;&quot;M &quot;; [.J28]; &quot;&quot;&quot; id = &quot;&quot;path&quot;; [.A28]; &quot;&quot;&quot; /&gt;&quot;)" office:value-type="string" office:string-value="&lt;path style=&quot;fill:#000000;stroke-width:0.97;stroke:#000000;stroke-opacity:1&quot; d = &quot;M 49.7123888888889,46.040496796101 43.3186666666667,64.5528122215037&quot; id = &quot;path26&quot; /&gt;" calcext:value-type="string">
            <text:p>&lt;path style="fill:#000000;stroke-width:0.97;stroke:#000000;stroke-opacity:1" d = "M 49.7123888888889,46.040496796101 43.3186666666667,64.5528122215037" id = "path26" /&gt;</text:p>
          </table:table-cell>
          <table:table-cell table:formula="of:=COM.MICROSOFT.CONCAT(&quot;&lt;ellipse style=&quot;&quot;fill:#000000;stroke:#000000;stroke-width:1;stroke-linejoin:round&quot;&quot;&quot;; &quot; id = &quot;&quot;circle&quot;; [.A28]; &quot;&quot;&quot;&quot;; &quot; cx=&quot;&quot;&quot;; [.H28]; &quot;&quot;&quot;&quot;; &quot; cy=&quot;&quot;&quot;; [.I2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6&quot; cx=&quot;49.7123888888889&quot; cy=&quot;46.040496796101&quot; rx=&quot;0.9&quot; ry=&quot;0.8&quot; /&gt;" calcext:value-type="string">
            <text:p>&lt;ellipse style="fill:#000000;stroke:#000000;stroke-width:1;stroke-linejoin:round" id = "circle26" cx="49.7123888888889" cy="46.040496796101" rx="0.9" ry="0.8" /&gt;</text:p>
          </table:table-cell>
          <table:table-cell table:formula="of:=COM.MICROSOFT.CONCAT([.K28]; &quot; &quot;; [.L28])" office:value-type="string" office:string-value="&lt;path style=&quot;fill:#000000;stroke-width:0.97;stroke:#000000;stroke-opacity:1&quot; d = &quot;M 49.7123888888889,46.040496796101 43.3186666666667,64.5528122215037&quot; id = &quot;path26&quot; /&gt; &lt;ellipse style=&quot;fill:#000000;stroke:#000000;stroke-width:1;stroke-linejoin:round&quot; id = &quot;circle26&quot; cx=&quot;49.7123888888889&quot; cy=&quot;46.040496796101&quot; rx=&quot;0.9&quot; ry=&quot;0.8&quot; /&gt;" calcext:value-type="string">
            <text:p>&lt;path style="fill:#000000;stroke-width:0.97;stroke:#000000;stroke-opacity:1" d = "M 49.7123888888889,46.040496796101 43.3186666666667,64.5528122215037" id = "path26" /&gt; &lt;ellipse style="fill:#000000;stroke:#000000;stroke-width:1;stroke-linejoin:round" id = "circle26" cx="49.7123888888889" cy="46.040496796101" rx="0.9" ry="0.8" /&gt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warmly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St. George</text:p>
          </table:table-cell>
          <table:table-cell office:value-type="float" office:value="37.0758" calcext:value-type="float">
            <text:p>37.0758</text:p>
          </table:table-cell>
          <table:table-cell office:value-type="float" office:value="-113.5752" calcext:value-type="float">
            <text:p>-113.5752</text:p>
          </table:table-cell>
          <table:table-cell table:formula="of:=([.G29] + 180) * (1400 / 360) - 215" office:value-type="float" office:value="43.3186666666667" calcext:value-type="float">
            <text:p>43.3186666666667</text:p>
          </table:table-cell>
          <table:table-cell table:formula="of:=(700/2)-(1400* LN(TAN((PI() / 4) + (([.F29] * PI() / 180) / 2))) / (2*PI())) - 130" office:value-type="float" office:value="64.5528122215037" calcext:value-type="float">
            <text:p>64.5528122215037</text:p>
          </table:table-cell>
          <table:table-cell table:formula="of:=COM.MICROSOFT.CONCAT([.H29]; ; &quot;,&quot;; [.I29]; &quot; &quot;; [.H30]; &quot;,&quot;; [.I30])" office:value-type="string" office:string-value="43.3186666666667,64.5528122215037 36.7456666666667,68.636892379957" calcext:value-type="string">
            <text:p>43.3186666666667,64.5528122215037 36.7456666666667,68.636892379957</text:p>
          </table:table-cell>
          <table:table-cell table:formula="of:=COM.MICROSOFT.CONCAT(&quot;&lt;path style=&quot;&quot;fill:#000000;stroke-width:0.97;stroke:#000000;stroke-opacity:1&quot;&quot; d = &quot;&quot;M &quot;; [.J29]; &quot;&quot;&quot; id = &quot;&quot;path&quot;; [.A29]; &quot;&quot;&quot; /&gt;&quot;)" office:value-type="string" office:string-value="&lt;path style=&quot;fill:#000000;stroke-width:0.97;stroke:#000000;stroke-opacity:1&quot; d = &quot;M 43.3186666666667,64.5528122215037 36.7456666666667,68.636892379957&quot; id = &quot;path27&quot; /&gt;" calcext:value-type="string">
            <text:p>&lt;path style="fill:#000000;stroke-width:0.97;stroke:#000000;stroke-opacity:1" d = "M 43.3186666666667,64.5528122215037 36.7456666666667,68.636892379957" id = "path27" /&gt;</text:p>
          </table:table-cell>
          <table:table-cell table:formula="of:=COM.MICROSOFT.CONCAT(&quot;&lt;ellipse style=&quot;&quot;fill:#000000;stroke:#000000;stroke-width:1;stroke-linejoin:round&quot;&quot;&quot;; &quot; id = &quot;&quot;circle&quot;; [.A29]; &quot;&quot;&quot;&quot;; &quot; cx=&quot;&quot;&quot;; [.H29]; &quot;&quot;&quot;&quot;; &quot; cy=&quot;&quot;&quot;; [.I2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7&quot; cx=&quot;43.3186666666667&quot; cy=&quot;64.5528122215037&quot; rx=&quot;0.9&quot; ry=&quot;0.8&quot; /&gt;" calcext:value-type="string">
            <text:p>&lt;ellipse style="fill:#000000;stroke:#000000;stroke-width:1;stroke-linejoin:round" id = "circle27" cx="43.3186666666667" cy="64.5528122215037" rx="0.9" ry="0.8" /&gt;</text:p>
          </table:table-cell>
          <table:table-cell table:formula="of:=COM.MICROSOFT.CONCAT([.K29]; &quot; &quot;; [.L29])" office:value-type="string" office:string-value="&lt;path style=&quot;fill:#000000;stroke-width:0.97;stroke:#000000;stroke-opacity:1&quot; d = &quot;M 43.3186666666667,64.5528122215037 36.7456666666667,68.636892379957&quot; id = &quot;path27&quot; /&gt; &lt;ellipse style=&quot;fill:#000000;stroke:#000000;stroke-width:1;stroke-linejoin:round&quot; id = &quot;circle27&quot; cx=&quot;43.3186666666667&quot; cy=&quot;64.5528122215037&quot; rx=&quot;0.9&quot; ry=&quot;0.8&quot; /&gt;" calcext:value-type="string">
            <text:p>&lt;path style="fill:#000000;stroke-width:0.97;stroke:#000000;stroke-opacity:1" d = "M 43.3186666666667,64.5528122215037 36.7456666666667,68.636892379957" id = "path27" /&gt; &lt;ellipse style="fill:#000000;stroke:#000000;stroke-width:1;stroke-linejoin:round" id = "circle27" cx="43.3186666666667" cy="64.5528122215037" rx="0.9" ry="0.8" /&gt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exxon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Las Vegas</text:p>
          </table:table-cell>
          <table:table-cell office:value-type="float" office:value="36.2333" calcext:value-type="float">
            <text:p>36.2333</text:p>
          </table:table-cell>
          <table:table-cell office:value-type="float" office:value="-115.2654" calcext:value-type="float">
            <text:p>-115.2654</text:p>
          </table:table-cell>
          <table:table-cell table:formula="of:=([.G30] + 180) * (1400 / 360) - 215" office:value-type="float" office:value="36.7456666666667" calcext:value-type="float">
            <text:p>36.7456666666667</text:p>
          </table:table-cell>
          <table:table-cell table:formula="of:=(700/2)-(1400* LN(TAN((PI() / 4) + (([.F30] * PI() / 180) / 2))) / (2*PI())) - 130" office:value-type="float" office:value="68.636892379957" calcext:value-type="float">
            <text:p>68.636892379957</text:p>
          </table:table-cell>
          <table:table-cell table:formula="of:=COM.MICROSOFT.CONCAT([.H30]; ; &quot;,&quot;; [.I30]; &quot; &quot;; [.H31]; &quot;,&quot;; [.I31])" office:value-type="string" office:string-value="36.7456666666667,68.636892379957 36.7456666666667,68.636892379957" calcext:value-type="string">
            <text:p>36.7456666666667,68.636892379957 36.7456666666667,68.636892379957</text:p>
          </table:table-cell>
          <table:table-cell table:formula="of:=COM.MICROSOFT.CONCAT(&quot;&lt;path style=&quot;&quot;fill:#000000;stroke-width:0.97;stroke:#000000;stroke-opacity:1&quot;&quot; d = &quot;&quot;M &quot;; [.J30]; &quot;&quot;&quot; id = &quot;&quot;path&quot;; [.A30]; &quot;&quot;&quot; /&gt;&quot;)" office:value-type="string" office:string-value="&lt;path style=&quot;fill:#000000;stroke-width:0.97;stroke:#000000;stroke-opacity:1&quot; d = &quot;M 36.7456666666667,68.636892379957 36.7456666666667,68.636892379957&quot; id = &quot;path28&quot; /&gt;" calcext:value-type="string">
            <text:p>&lt;path style="fill:#000000;stroke-width:0.97;stroke:#000000;stroke-opacity:1" d = "M 36.7456666666667,68.636892379957 36.7456666666667,68.636892379957" id = "path28" /&gt;</text:p>
          </table:table-cell>
          <table:table-cell table:formula="of:=COM.MICROSOFT.CONCAT(&quot;&lt;ellipse style=&quot;&quot;fill:#000000;stroke:#000000;stroke-width:1;stroke-linejoin:round&quot;&quot;&quot;; &quot; id = &quot;&quot;circle&quot;; [.A30]; &quot;&quot;&quot;&quot;; &quot; cx=&quot;&quot;&quot;; [.H30]; &quot;&quot;&quot;&quot;; &quot; cy=&quot;&quot;&quot;; [.I3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8&quot; cx=&quot;36.7456666666667&quot; cy=&quot;68.636892379957&quot; rx=&quot;0.9&quot; ry=&quot;0.8&quot; /&gt;" calcext:value-type="string">
            <text:p>&lt;ellipse style="fill:#000000;stroke:#000000;stroke-width:1;stroke-linejoin:round" id = "circle28" cx="36.7456666666667" cy="68.636892379957" rx="0.9" ry="0.8" /&gt;</text:p>
          </table:table-cell>
          <table:table-cell table:formula="of:=COM.MICROSOFT.CONCAT([.K30]; &quot; &quot;; [.L30])" office:value-type="string" office:string-value="&lt;path style=&quot;fill:#000000;stroke-width:0.97;stroke:#000000;stroke-opacity:1&quot; d = &quot;M 36.7456666666667,68.636892379957 36.7456666666667,68.636892379957&quot; id = &quot;path28&quot; /&gt; &lt;ellipse style=&quot;fill:#000000;stroke:#000000;stroke-width:1;stroke-linejoin:round&quot; id = &quot;circle28&quot; cx=&quot;36.7456666666667&quot; cy=&quot;68.636892379957&quot; rx=&quot;0.9&quot; ry=&quot;0.8&quot; /&gt;" calcext:value-type="string">
            <text:p>&lt;path style="fill:#000000;stroke-width:0.97;stroke:#000000;stroke-opacity:1" d = "M 36.7456666666667,68.636892379957 36.7456666666667,68.636892379957" id = "path28" /&gt; &lt;ellipse style="fill:#000000;stroke:#000000;stroke-width:1;stroke-linejoin:round" id = "circle28" cx="36.7456666666667" cy="68.636892379957" rx="0.9" ry="0.8" /&gt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Las Vegas</text:p>
          </table:table-cell>
          <table:table-cell office:value-type="float" office:value="36.2333" calcext:value-type="float">
            <text:p>36.2333</text:p>
          </table:table-cell>
          <table:table-cell office:value-type="float" office:value="-115.2654" calcext:value-type="float">
            <text:p>-115.2654</text:p>
          </table:table-cell>
          <table:table-cell table:formula="of:=([.G31] + 180) * (1400 / 360) - 215" office:value-type="float" office:value="36.7456666666667" calcext:value-type="float">
            <text:p>36.7456666666667</text:p>
          </table:table-cell>
          <table:table-cell table:formula="of:=(700/2)-(1400* LN(TAN((PI() / 4) + (([.F31] * PI() / 180) / 2))) / (2*PI())) - 130" office:value-type="float" office:value="68.636892379957" calcext:value-type="float">
            <text:p>68.636892379957</text:p>
          </table:table-cell>
          <table:table-cell table:formula="of:=COM.MICROSOFT.CONCAT([.H31]; ; &quot;,&quot;; [.I31]; &quot; &quot;; [.H32]; &quot;,&quot;; [.I32])" office:value-type="string" office:string-value="36.7456666666667,68.636892379957 18.9232777777778,52.2893252289599" calcext:value-type="string">
            <text:p>36.7456666666667,68.636892379957 18.9232777777778,52.2893252289599</text:p>
          </table:table-cell>
          <table:table-cell table:formula="of:=COM.MICROSOFT.CONCAT(&quot;&lt;path style=&quot;&quot;fill:#000000;stroke-width:0.97;stroke:#000000;stroke-opacity:1&quot;&quot; d = &quot;&quot;M &quot;; [.J31]; &quot;&quot;&quot; id = &quot;&quot;path&quot;; [.A31]; &quot;&quot;&quot; /&gt;&quot;)" office:value-type="string" office:string-value="&lt;path style=&quot;fill:#000000;stroke-width:0.97;stroke:#000000;stroke-opacity:1&quot; d = &quot;M 36.7456666666667,68.636892379957 18.9232777777778,52.2893252289599&quot; id = &quot;path29&quot; /&gt;" calcext:value-type="string">
            <text:p>&lt;path style="fill:#000000;stroke-width:0.97;stroke:#000000;stroke-opacity:1" d = "M 36.7456666666667,68.636892379957 18.9232777777778,52.2893252289599" id = "path29" /&gt;</text:p>
          </table:table-cell>
          <table:table-cell table:formula="of:=COM.MICROSOFT.CONCAT(&quot;&lt;ellipse style=&quot;&quot;fill:#000000;stroke:#000000;stroke-width:1;stroke-linejoin:round&quot;&quot;&quot;; &quot; id = &quot;&quot;circle&quot;; [.A31]; &quot;&quot;&quot;&quot;; &quot; cx=&quot;&quot;&quot;; [.H31]; &quot;&quot;&quot;&quot;; &quot; cy=&quot;&quot;&quot;; [.I3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9&quot; cx=&quot;36.7456666666667&quot; cy=&quot;68.636892379957&quot; rx=&quot;0.9&quot; ry=&quot;0.8&quot; /&gt;" calcext:value-type="string">
            <text:p>&lt;ellipse style="fill:#000000;stroke:#000000;stroke-width:1;stroke-linejoin:round" id = "circle29" cx="36.7456666666667" cy="68.636892379957" rx="0.9" ry="0.8" /&gt;</text:p>
          </table:table-cell>
          <table:table-cell table:formula="of:=COM.MICROSOFT.CONCAT([.K31]; &quot; &quot;; [.L31])" office:value-type="string" office:string-value="&lt;path style=&quot;fill:#000000;stroke-width:0.97;stroke:#000000;stroke-opacity:1&quot; d = &quot;M 36.7456666666667,68.636892379957 18.9232777777778,52.2893252289599&quot; id = &quot;path29&quot; /&gt; &lt;ellipse style=&quot;fill:#000000;stroke:#000000;stroke-width:1;stroke-linejoin:round&quot; id = &quot;circle29&quot; cx=&quot;36.7456666666667&quot; cy=&quot;68.636892379957&quot; rx=&quot;0.9&quot; ry=&quot;0.8&quot; /&gt;" calcext:value-type="string">
            <text:p>&lt;path style="fill:#000000;stroke-width:0.97;stroke:#000000;stroke-opacity:1" d = "M 36.7456666666667,68.636892379957 18.9232777777778,52.2893252289599" id = "path29" /&gt; &lt;ellipse style="fill:#000000;stroke:#000000;stroke-width:1;stroke-linejoin:round" id = "circle29" cx="36.7456666666667" cy="68.636892379957" rx="0.9" ry="0.8" /&gt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quickly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Reno</text:p>
          </table:table-cell>
          <table:table-cell office:value-type="float" office:value="39.5497" calcext:value-type="float">
            <text:p>39.5497</text:p>
          </table:table-cell>
          <table:table-cell office:value-type="float" office:value="-119.8483" calcext:value-type="float">
            <text:p>-119.8483</text:p>
          </table:table-cell>
          <table:table-cell table:formula="of:=([.G32] + 180) * (1400 / 360) - 215" office:value-type="float" office:value="18.9232777777778" calcext:value-type="float">
            <text:p>18.9232777777778</text:p>
          </table:table-cell>
          <table:table-cell table:formula="of:=(700/2)-(1400* LN(TAN((PI() / 4) + (([.F32] * PI() / 180) / 2))) / (2*PI())) - 130" office:value-type="float" office:value="52.2893252289599" calcext:value-type="float">
            <text:p>52.2893252289599</text:p>
          </table:table-cell>
          <table:table-cell table:formula="of:=COM.MICROSOFT.CONCAT([.H32]; ; &quot;,&quot;; [.I32]; &quot; &quot;; [.H33]; &quot;,&quot;; [.I33])" office:value-type="string" office:string-value="18.9232777777778,52.2893252289599 11.2707222222222,51.2381976234925" calcext:value-type="string">
            <text:p>18.9232777777778,52.2893252289599 11.2707222222222,51.2381976234925</text:p>
          </table:table-cell>
          <table:table-cell table:formula="of:=COM.MICROSOFT.CONCAT(&quot;&lt;path style=&quot;&quot;fill:#000000;stroke-width:0.97;stroke:#000000;stroke-opacity:1&quot;&quot; d = &quot;&quot;M &quot;; [.J32]; &quot;&quot;&quot; id = &quot;&quot;path&quot;; [.A32]; &quot;&quot;&quot; /&gt;&quot;)" office:value-type="string" office:string-value="&lt;path style=&quot;fill:#000000;stroke-width:0.97;stroke:#000000;stroke-opacity:1&quot; d = &quot;M 18.9232777777778,52.2893252289599 11.2707222222222,51.2381976234925&quot; id = &quot;path30&quot; /&gt;" calcext:value-type="string">
            <text:p>&lt;path style="fill:#000000;stroke-width:0.97;stroke:#000000;stroke-opacity:1" d = "M 18.9232777777778,52.2893252289599 11.2707222222222,51.2381976234925" id = "path30" /&gt;</text:p>
          </table:table-cell>
          <table:table-cell table:formula="of:=COM.MICROSOFT.CONCAT(&quot;&lt;ellipse style=&quot;&quot;fill:#000000;stroke:#000000;stroke-width:1;stroke-linejoin:round&quot;&quot;&quot;; &quot; id = &quot;&quot;circle&quot;; [.A32]; &quot;&quot;&quot;&quot;; &quot; cx=&quot;&quot;&quot;; [.H32]; &quot;&quot;&quot;&quot;; &quot; cy=&quot;&quot;&quot;; [.I3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0&quot; cx=&quot;18.9232777777778&quot; cy=&quot;52.2893252289599&quot; rx=&quot;0.9&quot; ry=&quot;0.8&quot; /&gt;" calcext:value-type="string">
            <text:p>&lt;ellipse style="fill:#000000;stroke:#000000;stroke-width:1;stroke-linejoin:round" id = "circle30" cx="18.9232777777778" cy="52.2893252289599" rx="0.9" ry="0.8" /&gt;</text:p>
          </table:table-cell>
          <table:table-cell table:formula="of:=COM.MICROSOFT.CONCAT([.K32]; &quot; &quot;; [.L32])" office:value-type="string" office:string-value="&lt;path style=&quot;fill:#000000;stroke-width:0.97;stroke:#000000;stroke-opacity:1&quot; d = &quot;M 18.9232777777778,52.2893252289599 11.2707222222222,51.2381976234925&quot; id = &quot;path30&quot; /&gt; &lt;ellipse style=&quot;fill:#000000;stroke:#000000;stroke-width:1;stroke-linejoin:round&quot; id = &quot;circle30&quot; cx=&quot;18.9232777777778&quot; cy=&quot;52.2893252289599&quot; rx=&quot;0.9&quot; ry=&quot;0.8&quot; /&gt;" calcext:value-type="string">
            <text:p>&lt;path style="fill:#000000;stroke-width:0.97;stroke:#000000;stroke-opacity:1" d = "M 18.9232777777778,52.2893252289599 11.2707222222222,51.2381976234925" id = "path30" /&gt; &lt;ellipse style="fill:#000000;stroke:#000000;stroke-width:1;stroke-linejoin:round" id = "circle30" cx="18.9232777777778" cy="52.2893252289599" rx="0.9" ry="0.8" /&gt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hico</text:p>
          </table:table-cell>
          <table:table-cell office:value-type="float" office:value="39.7578" calcext:value-type="float">
            <text:p>39.7578</text:p>
          </table:table-cell>
          <table:table-cell office:value-type="float" office:value="-121.8161" calcext:value-type="float">
            <text:p>-121.8161</text:p>
          </table:table-cell>
          <table:table-cell table:formula="of:=([.G33] + 180) * (1400 / 360) - 215" office:value-type="float" office:value="11.2707222222222" calcext:value-type="float">
            <text:p>11.2707222222222</text:p>
          </table:table-cell>
          <table:table-cell table:formula="of:=(700/2)-(1400* LN(TAN((PI() / 4) + (([.F33] * PI() / 180) / 2))) / (2*PI())) - 130" office:value-type="float" office:value="51.2381976234925" calcext:value-type="float">
            <text:p>51.2381976234925</text:p>
          </table:table-cell>
          <table:table-cell table:formula="of:=COM.MICROSOFT.CONCAT([.H33]; ; &quot;,&quot;; [.I33]; &quot; &quot;; [.H34]; &quot;,&quot;; [.I34])" office:value-type="string" office:string-value="11.2707222222222,51.2381976234925 11.2707222222222,51.2381976234925" calcext:value-type="string">
            <text:p>11.2707222222222,51.2381976234925 11.2707222222222,51.2381976234925</text:p>
          </table:table-cell>
          <table:table-cell table:formula="of:=COM.MICROSOFT.CONCAT(&quot;&lt;path style=&quot;&quot;fill:#000000;stroke-width:0.97;stroke:#000000;stroke-opacity:1&quot;&quot; d = &quot;&quot;M &quot;; [.J33]; &quot;&quot;&quot; id = &quot;&quot;path&quot;; [.A33]; &quot;&quot;&quot; /&gt;&quot;)" office:value-type="string" office:string-value="&lt;path style=&quot;fill:#000000;stroke-width:0.97;stroke:#000000;stroke-opacity:1&quot; d = &quot;M 11.2707222222222,51.2381976234925 11.2707222222222,51.2381976234925&quot; id = &quot;path31&quot; /&gt;" calcext:value-type="string">
            <text:p>&lt;path style="fill:#000000;stroke-width:0.97;stroke:#000000;stroke-opacity:1" d = "M 11.2707222222222,51.2381976234925 11.2707222222222,51.2381976234925" id = "path31" /&gt;</text:p>
          </table:table-cell>
          <table:table-cell table:formula="of:=COM.MICROSOFT.CONCAT(&quot;&lt;ellipse style=&quot;&quot;fill:#000000;stroke:#000000;stroke-width:1;stroke-linejoin:round&quot;&quot;&quot;; &quot; id = &quot;&quot;circle&quot;; [.A33]; &quot;&quot;&quot;&quot;; &quot; cx=&quot;&quot;&quot;; [.H33]; &quot;&quot;&quot;&quot;; &quot; cy=&quot;&quot;&quot;; [.I3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1&quot; cx=&quot;11.2707222222222&quot; cy=&quot;51.2381976234925&quot; rx=&quot;0.9&quot; ry=&quot;0.8&quot; /&gt;" calcext:value-type="string">
            <text:p>&lt;ellipse style="fill:#000000;stroke:#000000;stroke-width:1;stroke-linejoin:round" id = "circle31" cx="11.2707222222222" cy="51.2381976234925" rx="0.9" ry="0.8" /&gt;</text:p>
          </table:table-cell>
          <table:table-cell table:formula="of:=COM.MICROSOFT.CONCAT([.K33]; &quot; &quot;; [.L33])" office:value-type="string" office:string-value="&lt;path style=&quot;fill:#000000;stroke-width:0.97;stroke:#000000;stroke-opacity:1&quot; d = &quot;M 11.2707222222222,51.2381976234925 11.2707222222222,51.2381976234925&quot; id = &quot;path31&quot; /&gt; &lt;ellipse style=&quot;fill:#000000;stroke:#000000;stroke-width:1;stroke-linejoin:round&quot; id = &quot;circle31&quot; cx=&quot;11.2707222222222&quot; cy=&quot;51.2381976234925&quot; rx=&quot;0.9&quot; ry=&quot;0.8&quot; /&gt;" calcext:value-type="string">
            <text:p>&lt;path style="fill:#000000;stroke-width:0.97;stroke:#000000;stroke-opacity:1" d = "M 11.2707222222222,51.2381976234925 11.2707222222222,51.2381976234925" id = "path31" /&gt; &lt;ellipse style="fill:#000000;stroke:#000000;stroke-width:1;stroke-linejoin:round" id = "circle31" cx="11.2707222222222" cy="51.2381976234925" rx="0.9" ry="0.8" /&gt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foaming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hico</text:p>
          </table:table-cell>
          <table:table-cell office:value-type="float" office:value="39.7578" calcext:value-type="float">
            <text:p>39.7578</text:p>
          </table:table-cell>
          <table:table-cell office:value-type="float" office:value="-121.8161" calcext:value-type="float">
            <text:p>-121.8161</text:p>
          </table:table-cell>
          <table:table-cell table:formula="of:=([.G34] + 180) * (1400 / 360) - 215" office:value-type="float" office:value="11.2707222222222" calcext:value-type="float">
            <text:p>11.2707222222222</text:p>
          </table:table-cell>
          <table:table-cell table:formula="of:=(700/2)-(1400* LN(TAN((PI() / 4) + (([.F34] * PI() / 180) / 2))) / (2*PI())) - 130" office:value-type="float" office:value="51.2381976234925" calcext:value-type="float">
            <text:p>51.2381976234925</text:p>
          </table:table-cell>
          <table:table-cell table:formula="of:=COM.MICROSOFT.CONCAT([.H34]; ; &quot;,&quot;; [.I34]; &quot; &quot;; [.H35]; &quot;,&quot;; [.I35])" office:value-type="string" office:string-value="11.2707222222222,51.2381976234925 12.6225,57.2075392825151" calcext:value-type="string">
            <text:p>11.2707222222222,51.2381976234925 12.6225,57.2075392825151</text:p>
          </table:table-cell>
          <table:table-cell table:formula="of:=COM.MICROSOFT.CONCAT(&quot;&lt;path style=&quot;&quot;fill:#000000;stroke-width:0.97;stroke:#000000;stroke-opacity:1&quot;&quot; d = &quot;&quot;M &quot;; [.J34]; &quot;&quot;&quot; id = &quot;&quot;path&quot;; [.A34]; &quot;&quot;&quot; /&gt;&quot;)" office:value-type="string" office:string-value="&lt;path style=&quot;fill:#000000;stroke-width:0.97;stroke:#000000;stroke-opacity:1&quot; d = &quot;M 11.2707222222222,51.2381976234925 12.6225,57.2075392825151&quot; id = &quot;path32&quot; /&gt;" calcext:value-type="string">
            <text:p>&lt;path style="fill:#000000;stroke-width:0.97;stroke:#000000;stroke-opacity:1" d = "M 11.2707222222222,51.2381976234925 12.6225,57.2075392825151" id = "path32" /&gt;</text:p>
          </table:table-cell>
          <table:table-cell table:formula="of:=COM.MICROSOFT.CONCAT(&quot;&lt;ellipse style=&quot;&quot;fill:#000000;stroke:#000000;stroke-width:1;stroke-linejoin:round&quot;&quot;&quot;; &quot; id = &quot;&quot;circle&quot;; [.A34]; &quot;&quot;&quot;&quot;; &quot; cx=&quot;&quot;&quot;; [.H34]; &quot;&quot;&quot;&quot;; &quot; cy=&quot;&quot;&quot;; [.I3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2&quot; cx=&quot;11.2707222222222&quot; cy=&quot;51.2381976234925&quot; rx=&quot;0.9&quot; ry=&quot;0.8&quot; /&gt;" calcext:value-type="string">
            <text:p>&lt;ellipse style="fill:#000000;stroke:#000000;stroke-width:1;stroke-linejoin:round" id = "circle32" cx="11.2707222222222" cy="51.2381976234925" rx="0.9" ry="0.8" /&gt;</text:p>
          </table:table-cell>
          <table:table-cell table:formula="of:=COM.MICROSOFT.CONCAT([.K34]; &quot; &quot;; [.L34])" office:value-type="string" office:string-value="&lt;path style=&quot;fill:#000000;stroke-width:0.97;stroke:#000000;stroke-opacity:1&quot; d = &quot;M 11.2707222222222,51.2381976234925 12.6225,57.2075392825151&quot; id = &quot;path32&quot; /&gt; &lt;ellipse style=&quot;fill:#000000;stroke:#000000;stroke-width:1;stroke-linejoin:round&quot; id = &quot;circle32&quot; cx=&quot;11.2707222222222&quot; cy=&quot;51.2381976234925&quot; rx=&quot;0.9&quot; ry=&quot;0.8&quot; /&gt;" calcext:value-type="string">
            <text:p>&lt;path style="fill:#000000;stroke-width:0.97;stroke:#000000;stroke-opacity:1" d = "M 11.2707222222222,51.2381976234925 12.6225,57.2075392825151" id = "path32" /&gt; &lt;ellipse style="fill:#000000;stroke:#000000;stroke-width:1;stroke-linejoin:round" id = "circle32" cx="11.2707222222222" cy="51.2381976234925" rx="0.9" ry="0.8" /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kneecap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 office:value-type="float" office:value="38.5677" calcext:value-type="float">
            <text:p>38.5677</text:p>
          </table:table-cell>
          <table:table-cell office:value-type="float" office:value="-121.4685" calcext:value-type="float">
            <text:p>-121.4685</text:p>
          </table:table-cell>
          <table:table-cell table:formula="of:=([.G35] + 180) * (1400 / 360) - 215" office:value-type="float" office:value="12.6225" calcext:value-type="float">
            <text:p>12.6225</text:p>
          </table:table-cell>
          <table:table-cell table:formula="of:=(700/2)-(1400* LN(TAN((PI() / 4) + (([.F35] * PI() / 180) / 2))) / (2*PI())) - 130" office:value-type="float" office:value="57.2075392825151" calcext:value-type="float">
            <text:p>57.2075392825151</text:p>
          </table:table-cell>
          <table:table-cell table:formula="of:=COM.MICROSOFT.CONCAT([.H35]; ; &quot;,&quot;; [.I35]; &quot; &quot;; [.H36]; &quot;,&quot;; [.I36])" office:value-type="string" office:string-value="12.6225,57.2075392825151 12.6225,57.2075392825151" calcext:value-type="string">
            <text:p>12.6225,57.2075392825151 12.6225,57.2075392825151</text:p>
          </table:table-cell>
          <table:table-cell table:formula="of:=COM.MICROSOFT.CONCAT(&quot;&lt;path style=&quot;&quot;fill:#000000;stroke-width:0.97;stroke:#000000;stroke-opacity:1&quot;&quot; d = &quot;&quot;M &quot;; [.J35]; &quot;&quot;&quot; id = &quot;&quot;path&quot;; [.A35]; &quot;&quot;&quot; /&gt;&quot;)" office:value-type="string" office:string-value="&lt;path style=&quot;fill:#000000;stroke-width:0.97;stroke:#000000;stroke-opacity:1&quot; d = &quot;M 12.6225,57.2075392825151 12.6225,57.2075392825151&quot; id = &quot;path33&quot; /&gt;" calcext:value-type="string">
            <text:p>&lt;path style="fill:#000000;stroke-width:0.97;stroke:#000000;stroke-opacity:1" d = "M 12.6225,57.2075392825151 12.6225,57.2075392825151" id = "path33" /&gt;</text:p>
          </table:table-cell>
          <table:table-cell table:formula="of:=COM.MICROSOFT.CONCAT(&quot;&lt;ellipse style=&quot;&quot;fill:#000000;stroke:#000000;stroke-width:1;stroke-linejoin:round&quot;&quot;&quot;; &quot; id = &quot;&quot;circle&quot;; [.A35]; &quot;&quot;&quot;&quot;; &quot; cx=&quot;&quot;&quot;; [.H35]; &quot;&quot;&quot;&quot;; &quot; cy=&quot;&quot;&quot;; [.I3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3&quot; cx=&quot;12.6225&quot; cy=&quot;57.2075392825151&quot; rx=&quot;0.9&quot; ry=&quot;0.8&quot; /&gt;" calcext:value-type="string">
            <text:p>&lt;ellipse style="fill:#000000;stroke:#000000;stroke-width:1;stroke-linejoin:round" id = "circle33" cx="12.6225" cy="57.2075392825151" rx="0.9" ry="0.8" /&gt;</text:p>
          </table:table-cell>
          <table:table-cell table:formula="of:=COM.MICROSOFT.CONCAT([.K35]; &quot; &quot;; [.L35])" office:value-type="string" office:string-value="&lt;path style=&quot;fill:#000000;stroke-width:0.97;stroke:#000000;stroke-opacity:1&quot; d = &quot;M 12.6225,57.2075392825151 12.6225,57.2075392825151&quot; id = &quot;path33&quot; /&gt; &lt;ellipse style=&quot;fill:#000000;stroke:#000000;stroke-width:1;stroke-linejoin:round&quot; id = &quot;circle33&quot; cx=&quot;12.6225&quot; cy=&quot;57.2075392825151&quot; rx=&quot;0.9&quot; ry=&quot;0.8&quot; /&gt;" calcext:value-type="string">
            <text:p>&lt;path style="fill:#000000;stroke-width:0.97;stroke:#000000;stroke-opacity:1" d = "M 12.6225,57.2075392825151 12.6225,57.2075392825151" id = "path33" /&gt; &lt;ellipse style="fill:#000000;stroke:#000000;stroke-width:1;stroke-linejoin:round" id = "circle33" cx="12.6225" cy="57.2075392825151" rx="0.9" ry="0.8" /&gt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potash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 office:value-type="float" office:value="38.5677" calcext:value-type="float">
            <text:p>38.5677</text:p>
          </table:table-cell>
          <table:table-cell office:value-type="float" office:value="-121.4685" calcext:value-type="float">
            <text:p>-121.4685</text:p>
          </table:table-cell>
          <table:table-cell table:formula="of:=([.G36] + 180) * (1400 / 360) - 215" office:value-type="float" office:value="12.6225" calcext:value-type="float">
            <text:p>12.6225</text:p>
          </table:table-cell>
          <table:table-cell table:formula="of:=(700/2)-(1400* LN(TAN((PI() / 4) + (([.F36] * PI() / 180) / 2))) / (2*PI())) - 130" office:value-type="float" office:value="57.2075392825151" calcext:value-type="float">
            <text:p>57.2075392825151</text:p>
          </table:table-cell>
          <table:table-cell table:formula="of:=COM.MICROSOFT.CONCAT([.H36]; ; &quot;,&quot;; [.I36]; &quot; &quot;; [.H37]; &quot;,&quot;; [.I37])" office:value-type="string" office:string-value="12.6225,57.2075392825151 7.80727777777778,57.8133343860659" calcext:value-type="string">
            <text:p>12.6225,57.2075392825151 7.80727777777778,57.8133343860659</text:p>
          </table:table-cell>
          <table:table-cell table:formula="of:=COM.MICROSOFT.CONCAT(&quot;&lt;path style=&quot;&quot;fill:#000000;stroke-width:0.97;stroke:#000000;stroke-opacity:1&quot;&quot; d = &quot;&quot;M &quot;; [.J36]; &quot;&quot;&quot; id = &quot;&quot;path&quot;; [.A36]; &quot;&quot;&quot; /&gt;&quot;)" office:value-type="string" office:string-value="&lt;path style=&quot;fill:#000000;stroke-width:0.97;stroke:#000000;stroke-opacity:1&quot; d = &quot;M 12.6225,57.2075392825151 7.80727777777778,57.8133343860659&quot; id = &quot;path34&quot; /&gt;" calcext:value-type="string">
            <text:p>&lt;path style="fill:#000000;stroke-width:0.97;stroke:#000000;stroke-opacity:1" d = "M 12.6225,57.2075392825151 7.80727777777778,57.8133343860659" id = "path34" /&gt;</text:p>
          </table:table-cell>
          <table:table-cell table:formula="of:=COM.MICROSOFT.CONCAT(&quot;&lt;ellipse style=&quot;&quot;fill:#000000;stroke:#000000;stroke-width:1;stroke-linejoin:round&quot;&quot;&quot;; &quot; id = &quot;&quot;circle&quot;; [.A36]; &quot;&quot;&quot;&quot;; &quot; cx=&quot;&quot;&quot;; [.H36]; &quot;&quot;&quot;&quot;; &quot; cy=&quot;&quot;&quot;; [.I3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4&quot; cx=&quot;12.6225&quot; cy=&quot;57.2075392825151&quot; rx=&quot;0.9&quot; ry=&quot;0.8&quot; /&gt;" calcext:value-type="string">
            <text:p>&lt;ellipse style="fill:#000000;stroke:#000000;stroke-width:1;stroke-linejoin:round" id = "circle34" cx="12.6225" cy="57.2075392825151" rx="0.9" ry="0.8" /&gt;</text:p>
          </table:table-cell>
          <table:table-cell table:formula="of:=COM.MICROSOFT.CONCAT([.K36]; &quot; &quot;; [.L36])" office:value-type="string" office:string-value="&lt;path style=&quot;fill:#000000;stroke-width:0.97;stroke:#000000;stroke-opacity:1&quot; d = &quot;M 12.6225,57.2075392825151 7.80727777777778,57.8133343860659&quot; id = &quot;path34&quot; /&gt; &lt;ellipse style=&quot;fill:#000000;stroke:#000000;stroke-width:1;stroke-linejoin:round&quot; id = &quot;circle34&quot; cx=&quot;12.6225&quot; cy=&quot;57.2075392825151&quot; rx=&quot;0.9&quot; ry=&quot;0.8&quot; /&gt;" calcext:value-type="string">
            <text:p>&lt;path style="fill:#000000;stroke-width:0.97;stroke:#000000;stroke-opacity:1" d = "M 12.6225,57.2075392825151 7.80727777777778,57.8133343860659" id = "path34" /&gt; &lt;ellipse style="fill:#000000;stroke:#000000;stroke-width:1;stroke-linejoin:round" id = "circle34" cx="12.6225" cy="57.2075392825151" rx="0.9" ry="0.8" /&gt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atchup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ta Rosa</text:p>
          </table:table-cell>
          <table:table-cell office:value-type="float" office:value="38.4458" calcext:value-type="float">
            <text:p>38.4458</text:p>
          </table:table-cell>
          <table:table-cell office:value-type="float" office:value="-122.7067" calcext:value-type="float">
            <text:p>-122.7067</text:p>
          </table:table-cell>
          <table:table-cell table:formula="of:=([.G37] + 180) * (1400 / 360) - 215" office:value-type="float" office:value="7.80727777777778" calcext:value-type="float">
            <text:p>7.80727777777778</text:p>
          </table:table-cell>
          <table:table-cell table:formula="of:=(700/2)-(1400* LN(TAN((PI() / 4) + (([.F37] * PI() / 180) / 2))) / (2*PI())) - 130" office:value-type="float" office:value="57.8133343860659" calcext:value-type="float">
            <text:p>57.8133343860659</text:p>
          </table:table-cell>
          <table:table-cell table:formula="of:=COM.MICROSOFT.CONCAT([.H37]; ; &quot;,&quot;; [.I37]; &quot; &quot;; [.H38]; &quot;,&quot;; [.I38])" office:value-type="string" office:string-value="7.80727777777778,57.8133343860659 7.80727777777778,57.8133343860659" calcext:value-type="string">
            <text:p>7.80727777777778,57.8133343860659 7.80727777777778,57.8133343860659</text:p>
          </table:table-cell>
          <table:table-cell table:formula="of:=COM.MICROSOFT.CONCAT(&quot;&lt;path style=&quot;&quot;fill:#000000;stroke-width:0.97;stroke:#000000;stroke-opacity:1&quot;&quot; d = &quot;&quot;M &quot;; [.J37]; &quot;&quot;&quot; id = &quot;&quot;path&quot;; [.A37]; &quot;&quot;&quot; /&gt;&quot;)" office:value-type="string" office:string-value="&lt;path style=&quot;fill:#000000;stroke-width:0.97;stroke:#000000;stroke-opacity:1&quot; d = &quot;M 7.80727777777778,57.8133343860659 7.80727777777778,57.8133343860659&quot; id = &quot;path35&quot; /&gt;" calcext:value-type="string">
            <text:p>&lt;path style="fill:#000000;stroke-width:0.97;stroke:#000000;stroke-opacity:1" d = "M 7.80727777777778,57.8133343860659 7.80727777777778,57.8133343860659" id = "path35" /&gt;</text:p>
          </table:table-cell>
          <table:table-cell table:formula="of:=COM.MICROSOFT.CONCAT(&quot;&lt;ellipse style=&quot;&quot;fill:#000000;stroke:#000000;stroke-width:1;stroke-linejoin:round&quot;&quot;&quot;; &quot; id = &quot;&quot;circle&quot;; [.A37]; &quot;&quot;&quot;&quot;; &quot; cx=&quot;&quot;&quot;; [.H37]; &quot;&quot;&quot;&quot;; &quot; cy=&quot;&quot;&quot;; [.I3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5&quot; cx=&quot;7.80727777777778&quot; cy=&quot;57.8133343860659&quot; rx=&quot;0.9&quot; ry=&quot;0.8&quot; /&gt;" calcext:value-type="string">
            <text:p>&lt;ellipse style="fill:#000000;stroke:#000000;stroke-width:1;stroke-linejoin:round" id = "circle35" cx="7.80727777777778" cy="57.8133343860659" rx="0.9" ry="0.8" /&gt;</text:p>
          </table:table-cell>
          <table:table-cell table:formula="of:=COM.MICROSOFT.CONCAT([.K37]; &quot; &quot;; [.L37])" office:value-type="string" office:string-value="&lt;path style=&quot;fill:#000000;stroke-width:0.97;stroke:#000000;stroke-opacity:1&quot; d = &quot;M 7.80727777777778,57.8133343860659 7.80727777777778,57.8133343860659&quot; id = &quot;path35&quot; /&gt; &lt;ellipse style=&quot;fill:#000000;stroke:#000000;stroke-width:1;stroke-linejoin:round&quot; id = &quot;circle35&quot; cx=&quot;7.80727777777778&quot; cy=&quot;57.8133343860659&quot; rx=&quot;0.9&quot; ry=&quot;0.8&quot; /&gt;" calcext:value-type="string">
            <text:p>&lt;path style="fill:#000000;stroke-width:0.97;stroke:#000000;stroke-opacity:1" d = "M 7.80727777777778,57.8133343860659 7.80727777777778,57.8133343860659" id = "path35" /&gt; &lt;ellipse style="fill:#000000;stroke:#000000;stroke-width:1;stroke-linejoin:round" id = "circle35" cx="7.80727777777778" cy="57.8133343860659" rx="0.9" ry="0.8" /&gt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causing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ta Rosa</text:p>
          </table:table-cell>
          <table:table-cell office:value-type="float" office:value="38.4458" calcext:value-type="float">
            <text:p>38.4458</text:p>
          </table:table-cell>
          <table:table-cell office:value-type="float" office:value="-122.7067" calcext:value-type="float">
            <text:p>-122.7067</text:p>
          </table:table-cell>
          <table:table-cell table:formula="of:=([.G38] + 180) * (1400 / 360) - 215" office:value-type="float" office:value="7.80727777777778" calcext:value-type="float">
            <text:p>7.80727777777778</text:p>
          </table:table-cell>
          <table:table-cell table:formula="of:=(700/2)-(1400* LN(TAN((PI() / 4) + (([.F38] * PI() / 180) / 2))) / (2*PI())) - 130" office:value-type="float" office:value="57.8133343860659" calcext:value-type="float">
            <text:p>57.8133343860659</text:p>
          </table:table-cell>
          <table:table-cell table:formula="of:=COM.MICROSOFT.CONCAT([.H38]; ; &quot;,&quot;; [.I38]; &quot; &quot;; [.H39]; &quot;,&quot;; [.I39])" office:value-type="string" office:string-value="7.80727777777778,57.8133343860659 8.82538888888888,61.2232714103897" calcext:value-type="string">
            <text:p>7.80727777777778,57.8133343860659 8.82538888888888,61.2232714103897</text:p>
          </table:table-cell>
          <table:table-cell table:formula="of:=COM.MICROSOFT.CONCAT(&quot;&lt;path style=&quot;&quot;fill:#000000;stroke-width:0.97;stroke:#000000;stroke-opacity:1&quot;&quot; d = &quot;&quot;M &quot;; [.J38]; &quot;&quot;&quot; id = &quot;&quot;path&quot;; [.A38]; &quot;&quot;&quot; /&gt;&quot;)" office:value-type="string" office:string-value="&lt;path style=&quot;fill:#000000;stroke-width:0.97;stroke:#000000;stroke-opacity:1&quot; d = &quot;M 7.80727777777778,57.8133343860659 8.82538888888888,61.2232714103897&quot; id = &quot;path36&quot; /&gt;" calcext:value-type="string">
            <text:p>&lt;path style="fill:#000000;stroke-width:0.97;stroke:#000000;stroke-opacity:1" d = "M 7.80727777777778,57.8133343860659 8.82538888888888,61.2232714103897" id = "path36" /&gt;</text:p>
          </table:table-cell>
          <table:table-cell table:formula="of:=COM.MICROSOFT.CONCAT(&quot;&lt;ellipse style=&quot;&quot;fill:#000000;stroke:#000000;stroke-width:1;stroke-linejoin:round&quot;&quot;&quot;; &quot; id = &quot;&quot;circle&quot;; [.A38]; &quot;&quot;&quot;&quot;; &quot; cx=&quot;&quot;&quot;; [.H38]; &quot;&quot;&quot;&quot;; &quot; cy=&quot;&quot;&quot;; [.I3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6&quot; cx=&quot;7.80727777777778&quot; cy=&quot;57.8133343860659&quot; rx=&quot;0.9&quot; ry=&quot;0.8&quot; /&gt;" calcext:value-type="string">
            <text:p>&lt;ellipse style="fill:#000000;stroke:#000000;stroke-width:1;stroke-linejoin:round" id = "circle36" cx="7.80727777777778" cy="57.8133343860659" rx="0.9" ry="0.8" /&gt;</text:p>
          </table:table-cell>
          <table:table-cell table:formula="of:=COM.MICROSOFT.CONCAT([.K38]; &quot; &quot;; [.L38])" office:value-type="string" office:string-value="&lt;path style=&quot;fill:#000000;stroke-width:0.97;stroke:#000000;stroke-opacity:1&quot; d = &quot;M 7.80727777777778,57.8133343860659 8.82538888888888,61.2232714103897&quot; id = &quot;path36&quot; /&gt; &lt;ellipse style=&quot;fill:#000000;stroke:#000000;stroke-width:1;stroke-linejoin:round&quot; id = &quot;circle36&quot; cx=&quot;7.80727777777778&quot; cy=&quot;57.8133343860659&quot; rx=&quot;0.9&quot; ry=&quot;0.8&quot; /&gt;" calcext:value-type="string">
            <text:p>&lt;path style="fill:#000000;stroke-width:0.97;stroke:#000000;stroke-opacity:1" d = "M 7.80727777777778,57.8133343860659 8.82538888888888,61.2232714103897" id = "path36" /&gt; &lt;ellipse style="fill:#000000;stroke:#000000;stroke-width:1;stroke-linejoin:round" id = "circle36" cx="7.80727777777778" cy="57.8133343860659" rx="0.9" ry="0.8" /&gt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float" office:value="37.7558" calcext:value-type="float">
            <text:p>37.7558</text:p>
          </table:table-cell>
          <table:table-cell office:value-type="float" office:value="-122.4449" calcext:value-type="float">
            <text:p>-122.4449</text:p>
          </table:table-cell>
          <table:table-cell table:formula="of:=([.G39] + 180) * (1400 / 360) - 215" office:value-type="float" office:value="8.82538888888888" calcext:value-type="float">
            <text:p>8.82538888888888</text:p>
          </table:table-cell>
          <table:table-cell table:formula="of:=(700/2)-(1400* LN(TAN((PI() / 4) + (([.F39] * PI() / 180) / 2))) / (2*PI())) - 130" office:value-type="float" office:value="61.2232714103897" calcext:value-type="float">
            <text:p>61.2232714103897</text:p>
          </table:table-cell>
          <table:table-cell table:formula="of:=COM.MICROSOFT.CONCAT([.H39]; ; &quot;,&quot;; [.I39]; &quot; &quot;; [.H40]; &quot;,&quot;; [.I40])" office:value-type="string" office:string-value="8.82538888888888,61.2232714103897 8.82538888888888,61.2232714103897" calcext:value-type="string">
            <text:p>8.82538888888888,61.2232714103897 8.82538888888888,61.2232714103897</text:p>
          </table:table-cell>
          <table:table-cell table:formula="of:=COM.MICROSOFT.CONCAT(&quot;&lt;path style=&quot;&quot;fill:#000000;stroke-width:0.97;stroke:#000000;stroke-opacity:1&quot;&quot; d = &quot;&quot;M &quot;; [.J39]; &quot;&quot;&quot; id = &quot;&quot;path&quot;; [.A39]; &quot;&quot;&quot; /&gt;&quot;)" office:value-type="string" office:string-value="&lt;path style=&quot;fill:#000000;stroke-width:0.97;stroke:#000000;stroke-opacity:1&quot; d = &quot;M 8.82538888888888,61.2232714103897 8.82538888888888,61.2232714103897&quot; id = &quot;path37&quot; /&gt;" calcext:value-type="string">
            <text:p>&lt;path style="fill:#000000;stroke-width:0.97;stroke:#000000;stroke-opacity:1" d = "M 8.82538888888888,61.2232714103897 8.82538888888888,61.2232714103897" id = "path37" /&gt;</text:p>
          </table:table-cell>
          <table:table-cell table:formula="of:=COM.MICROSOFT.CONCAT(&quot;&lt;ellipse style=&quot;&quot;fill:#000000;stroke:#000000;stroke-width:1;stroke-linejoin:round&quot;&quot;&quot;; &quot; id = &quot;&quot;circle&quot;; [.A39]; &quot;&quot;&quot;&quot;; &quot; cx=&quot;&quot;&quot;; [.H39]; &quot;&quot;&quot;&quot;; &quot; cy=&quot;&quot;&quot;; [.I3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7&quot; cx=&quot;8.82538888888888&quot; cy=&quot;61.2232714103897&quot; rx=&quot;0.9&quot; ry=&quot;0.8&quot; /&gt;" calcext:value-type="string">
            <text:p>&lt;ellipse style="fill:#000000;stroke:#000000;stroke-width:1;stroke-linejoin:round" id = "circle37" cx="8.82538888888888" cy="61.2232714103897" rx="0.9" ry="0.8" /&gt;</text:p>
          </table:table-cell>
          <table:table-cell table:formula="of:=COM.MICROSOFT.CONCAT([.K39]; &quot; &quot;; [.L39])" office:value-type="string" office:string-value="&lt;path style=&quot;fill:#000000;stroke-width:0.97;stroke:#000000;stroke-opacity:1&quot; d = &quot;M 8.82538888888888,61.2232714103897 8.82538888888888,61.2232714103897&quot; id = &quot;path37&quot; /&gt; &lt;ellipse style=&quot;fill:#000000;stroke:#000000;stroke-width:1;stroke-linejoin:round&quot; id = &quot;circle37&quot; cx=&quot;8.82538888888888&quot; cy=&quot;61.2232714103897&quot; rx=&quot;0.9&quot; ry=&quot;0.8&quot; /&gt;" calcext:value-type="string">
            <text:p>&lt;path style="fill:#000000;stroke-width:0.97;stroke:#000000;stroke-opacity:1" d = "M 8.82538888888888,61.2232714103897 8.82538888888888,61.2232714103897" id = "path37" /&gt; &lt;ellipse style="fill:#000000;stroke:#000000;stroke-width:1;stroke-linejoin:round" id = "circle37" cx="8.82538888888888" cy="61.2232714103897" rx="0.9" ry="0.8" /&gt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genev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float" office:value="37.7558" calcext:value-type="float">
            <text:p>37.7558</text:p>
          </table:table-cell>
          <table:table-cell office:value-type="float" office:value="-122.4449" calcext:value-type="float">
            <text:p>-122.4449</text:p>
          </table:table-cell>
          <table:table-cell table:formula="of:=([.G40] + 180) * (1400 / 360) - 215" office:value-type="float" office:value="8.82538888888888" calcext:value-type="float">
            <text:p>8.82538888888888</text:p>
          </table:table-cell>
          <table:table-cell table:formula="of:=(700/2)-(1400* LN(TAN((PI() / 4) + (([.F40] * PI() / 180) / 2))) / (2*PI())) - 130" office:value-type="float" office:value="61.2232714103897" calcext:value-type="float">
            <text:p>61.2232714103897</text:p>
          </table:table-cell>
          <table:table-cell table:formula="of:=COM.MICROSOFT.CONCAT([.H40]; ; &quot;,&quot;; [.I40]; &quot; &quot;; [.H41]; &quot;,&quot;; [.I41])" office:value-type="string" office:string-value="8.82538888888888,61.2232714103897 8.73361111111109,61.5654546314734" calcext:value-type="string">
            <text:p>8.82538888888888,61.2232714103897 8.73361111111109,61.5654546314734</text:p>
          </table:table-cell>
          <table:table-cell table:formula="of:=COM.MICROSOFT.CONCAT(&quot;&lt;path style=&quot;&quot;fill:#000000;stroke-width:0.97;stroke:#000000;stroke-opacity:1&quot;&quot; d = &quot;&quot;M &quot;; [.J40]; &quot;&quot;&quot; id = &quot;&quot;path&quot;; [.A40]; &quot;&quot;&quot; /&gt;&quot;)" office:value-type="string" office:string-value="&lt;path style=&quot;fill:#000000;stroke-width:0.97;stroke:#000000;stroke-opacity:1&quot; d = &quot;M 8.82538888888888,61.2232714103897 8.73361111111109,61.5654546314734&quot; id = &quot;path38&quot; /&gt;" calcext:value-type="string">
            <text:p>&lt;path style="fill:#000000;stroke-width:0.97;stroke:#000000;stroke-opacity:1" d = "M 8.82538888888888,61.2232714103897 8.73361111111109,61.5654546314734" id = "path38" /&gt;</text:p>
          </table:table-cell>
          <table:table-cell table:formula="of:=COM.MICROSOFT.CONCAT(&quot;&lt;ellipse style=&quot;&quot;fill:#000000;stroke:#000000;stroke-width:1;stroke-linejoin:round&quot;&quot;&quot;; &quot; id = &quot;&quot;circle&quot;; [.A40]; &quot;&quot;&quot;&quot;; &quot; cx=&quot;&quot;&quot;; [.H40]; &quot;&quot;&quot;&quot;; &quot; cy=&quot;&quot;&quot;; [.I4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8&quot; cx=&quot;8.82538888888888&quot; cy=&quot;61.2232714103897&quot; rx=&quot;0.9&quot; ry=&quot;0.8&quot; /&gt;" calcext:value-type="string">
            <text:p>&lt;ellipse style="fill:#000000;stroke:#000000;stroke-width:1;stroke-linejoin:round" id = "circle38" cx="8.82538888888888" cy="61.2232714103897" rx="0.9" ry="0.8" /&gt;</text:p>
          </table:table-cell>
          <table:table-cell table:formula="of:=COM.MICROSOFT.CONCAT([.K40]; &quot; &quot;; [.L40])" office:value-type="string" office:string-value="&lt;path style=&quot;fill:#000000;stroke-width:0.97;stroke:#000000;stroke-opacity:1&quot; d = &quot;M 8.82538888888888,61.2232714103897 8.73361111111109,61.5654546314734&quot; id = &quot;path38&quot; /&gt; &lt;ellipse style=&quot;fill:#000000;stroke:#000000;stroke-width:1;stroke-linejoin:round&quot; id = &quot;circle38&quot; cx=&quot;8.82538888888888&quot; cy=&quot;61.2232714103897&quot; rx=&quot;0.9&quot; ry=&quot;0.8&quot; /&gt;" calcext:value-type="string">
            <text:p>&lt;path style="fill:#000000;stroke-width:0.97;stroke:#000000;stroke-opacity:1" d = "M 8.82538888888888,61.2232714103897 8.73361111111109,61.5654546314734" id = "path38" /&gt; &lt;ellipse style="fill:#000000;stroke:#000000;stroke-width:1;stroke-linejoin:round" id = "circle38" cx="8.82538888888888" cy="61.2232714103897" rx="0.9" ry="0.8" /&gt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Daly City</text:p>
          </table:table-cell>
          <table:table-cell office:value-type="float" office:value="37.6862" calcext:value-type="float">
            <text:p>37.6862</text:p>
          </table:table-cell>
          <table:table-cell office:value-type="float" office:value="-122.4685" calcext:value-type="float">
            <text:p>-122.4685</text:p>
          </table:table-cell>
          <table:table-cell table:formula="of:=([.G41] + 180) * (1400 / 360) - 215" office:value-type="float" office:value="8.73361111111109" calcext:value-type="float">
            <text:p>8.73361111111109</text:p>
          </table:table-cell>
          <table:table-cell table:formula="of:=(700/2)-(1400* LN(TAN((PI() / 4) + (([.F41] * PI() / 180) / 2))) / (2*PI())) - 130" office:value-type="float" office:value="61.5654546314734" calcext:value-type="float">
            <text:p>61.5654546314734</text:p>
          </table:table-cell>
          <table:table-cell table:formula="of:=COM.MICROSOFT.CONCAT([.H41]; ; &quot;,&quot;; [.I41]; &quot; &quot;; [.H42]; &quot;,&quot;; [.I42])" office:value-type="string" office:string-value="8.73361111111109,61.5654546314734 9.71322222222221,61.0530433049802" calcext:value-type="string">
            <text:p>8.73361111111109,61.5654546314734 9.71322222222221,61.0530433049802</text:p>
          </table:table-cell>
          <table:table-cell table:formula="of:=COM.MICROSOFT.CONCAT(&quot;&lt;path style=&quot;&quot;fill:#000000;stroke-width:0.97;stroke:#000000;stroke-opacity:1&quot;&quot; d = &quot;&quot;M &quot;; [.J41]; &quot;&quot;&quot; id = &quot;&quot;path&quot;; [.A41]; &quot;&quot;&quot; /&gt;&quot;)" office:value-type="string" office:string-value="&lt;path style=&quot;fill:#000000;stroke-width:0.97;stroke:#000000;stroke-opacity:1&quot; d = &quot;M 8.73361111111109,61.5654546314734 9.71322222222221,61.0530433049802&quot; id = &quot;path39&quot; /&gt;" calcext:value-type="string">
            <text:p>&lt;path style="fill:#000000;stroke-width:0.97;stroke:#000000;stroke-opacity:1" d = "M 8.73361111111109,61.5654546314734 9.71322222222221,61.0530433049802" id = "path39" /&gt;</text:p>
          </table:table-cell>
          <table:table-cell table:formula="of:=COM.MICROSOFT.CONCAT(&quot;&lt;ellipse style=&quot;&quot;fill:#000000;stroke:#000000;stroke-width:1;stroke-linejoin:round&quot;&quot;&quot;; &quot; id = &quot;&quot;circle&quot;; [.A41]; &quot;&quot;&quot;&quot;; &quot; cx=&quot;&quot;&quot;; [.H41]; &quot;&quot;&quot;&quot;; &quot; cy=&quot;&quot;&quot;; [.I4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9&quot; cx=&quot;8.73361111111109&quot; cy=&quot;61.5654546314734&quot; rx=&quot;0.9&quot; ry=&quot;0.8&quot; /&gt;" calcext:value-type="string">
            <text:p>&lt;ellipse style="fill:#000000;stroke:#000000;stroke-width:1;stroke-linejoin:round" id = "circle39" cx="8.73361111111109" cy="61.5654546314734" rx="0.9" ry="0.8" /&gt;</text:p>
          </table:table-cell>
          <table:table-cell table:formula="of:=COM.MICROSOFT.CONCAT([.K41]; &quot; &quot;; [.L41])" office:value-type="string" office:string-value="&lt;path style=&quot;fill:#000000;stroke-width:0.97;stroke:#000000;stroke-opacity:1&quot; d = &quot;M 8.73361111111109,61.5654546314734 9.71322222222221,61.0530433049802&quot; id = &quot;path39&quot; /&gt; &lt;ellipse style=&quot;fill:#000000;stroke:#000000;stroke-width:1;stroke-linejoin:round&quot; id = &quot;circle39&quot; cx=&quot;8.73361111111109&quot; cy=&quot;61.5654546314734&quot; rx=&quot;0.9&quot; ry=&quot;0.8&quot; /&gt;" calcext:value-type="string">
            <text:p>&lt;path style="fill:#000000;stroke-width:0.97;stroke:#000000;stroke-opacity:1" d = "M 8.73361111111109,61.5654546314734 9.71322222222221,61.0530433049802" id = "path39" /&gt; &lt;ellipse style="fill:#000000;stroke:#000000;stroke-width:1;stroke-linejoin:round" id = "circle39" cx="8.73361111111109" cy="61.5654546314734" rx="0.9" ry="0.8" /&gt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float" office:value="37.7904" calcext:value-type="float">
            <text:p>37.7904</text:p>
          </table:table-cell>
          <table:table-cell office:value-type="float" office:value="-122.2166" calcext:value-type="float">
            <text:p>-122.2166</text:p>
          </table:table-cell>
          <table:table-cell table:formula="of:=([.G42] + 180) * (1400 / 360) - 215" office:value-type="float" office:value="9.71322222222221" calcext:value-type="float">
            <text:p>9.71322222222221</text:p>
          </table:table-cell>
          <table:table-cell table:formula="of:=(700/2)-(1400* LN(TAN((PI() / 4) + (([.F42] * PI() / 180) / 2))) / (2*PI())) - 130" office:value-type="float" office:value="61.0530433049802" calcext:value-type="float">
            <text:p>61.0530433049802</text:p>
          </table:table-cell>
          <table:table-cell table:formula="of:=COM.MICROSOFT.CONCAT([.H42]; ; &quot;,&quot;; [.I42]; &quot; &quot;; [.H43]; &quot;,&quot;; [.I43])" office:value-type="string" office:string-value="9.71322222222221,61.0530433049802 9.71322222222221,61.0530433049802" calcext:value-type="string">
            <text:p>9.71322222222221,61.0530433049802 9.71322222222221,61.0530433049802</text:p>
          </table:table-cell>
          <table:table-cell table:formula="of:=COM.MICROSOFT.CONCAT(&quot;&lt;path style=&quot;&quot;fill:#000000;stroke-width:0.97;stroke:#000000;stroke-opacity:1&quot;&quot; d = &quot;&quot;M &quot;; [.J42]; &quot;&quot;&quot; id = &quot;&quot;path&quot;; [.A42]; &quot;&quot;&quot; /&gt;&quot;)" office:value-type="string" office:string-value="&lt;path style=&quot;fill:#000000;stroke-width:0.97;stroke:#000000;stroke-opacity:1&quot; d = &quot;M 9.71322222222221,61.0530433049802 9.71322222222221,61.0530433049802&quot; id = &quot;path40&quot; /&gt;" calcext:value-type="string">
            <text:p>&lt;path style="fill:#000000;stroke-width:0.97;stroke:#000000;stroke-opacity:1" d = "M 9.71322222222221,61.0530433049802 9.71322222222221,61.0530433049802" id = "path40" /&gt;</text:p>
          </table:table-cell>
          <table:table-cell table:formula="of:=COM.MICROSOFT.CONCAT(&quot;&lt;ellipse style=&quot;&quot;fill:#000000;stroke:#000000;stroke-width:1;stroke-linejoin:round&quot;&quot;&quot;; &quot; id = &quot;&quot;circle&quot;; [.A42]; &quot;&quot;&quot;&quot;; &quot; cx=&quot;&quot;&quot;; [.H42]; &quot;&quot;&quot;&quot;; &quot; cy=&quot;&quot;&quot;; [.I4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40&quot; cx=&quot;9.71322222222221&quot; cy=&quot;61.0530433049802&quot; rx=&quot;0.9&quot; ry=&quot;0.8&quot; /&gt;" calcext:value-type="string">
            <text:p>&lt;ellipse style="fill:#000000;stroke:#000000;stroke-width:1;stroke-linejoin:round" id = "circle40" cx="9.71322222222221" cy="61.0530433049802" rx="0.9" ry="0.8" /&gt;</text:p>
          </table:table-cell>
          <table:table-cell table:formula="of:=COM.MICROSOFT.CONCAT([.K42]; &quot; &quot;; [.L42])" office:value-type="string" office:string-value="&lt;path style=&quot;fill:#000000;stroke-width:0.97;stroke:#000000;stroke-opacity:1&quot; d = &quot;M 9.71322222222221,61.0530433049802 9.71322222222221,61.0530433049802&quot; id = &quot;path40&quot; /&gt; &lt;ellipse style=&quot;fill:#000000;stroke:#000000;stroke-width:1;stroke-linejoin:round&quot; id = &quot;circle40&quot; cx=&quot;9.71322222222221&quot; cy=&quot;61.0530433049802&quot; rx=&quot;0.9&quot; ry=&quot;0.8&quot; /&gt;" calcext:value-type="string">
            <text:p>&lt;path style="fill:#000000;stroke-width:0.97;stroke:#000000;stroke-opacity:1" d = "M 9.71322222222221,61.0530433049802 9.71322222222221,61.0530433049802" id = "path40" /&gt; &lt;ellipse style="fill:#000000;stroke:#000000;stroke-width:1;stroke-linejoin:round" id = "circle40" cx="9.71322222222221" cy="61.0530433049802" rx="0.9" ry="0.8" /&gt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float" office:value="37.7904" calcext:value-type="float">
            <text:p>37.7904</text:p>
          </table:table-cell>
          <table:table-cell office:value-type="float" office:value="-122.2166" calcext:value-type="float">
            <text:p>-122.2166</text:p>
          </table:table-cell>
          <table:table-cell table:formula="of:=([.G43] + 180) * (1400 / 360) - 215" office:value-type="float" office:value="9.71322222222221" calcext:value-type="float">
            <text:p>9.71322222222221</text:p>
          </table:table-cell>
          <table:table-cell table:formula="of:=(700/2)-(1400* LN(TAN((PI() / 4) + (([.F43] * PI() / 180) / 2))) / (2*PI())) - 130" office:value-type="float" office:value="61.0530433049802" calcext:value-type="float">
            <text:p>61.0530433049802</text:p>
          </table:table-cell>
          <table:table-cell table:formula="of:=COM.MICROSOFT.CONCAT([.H43]; ; &quot;,&quot;; [.I43]; &quot; &quot;; [.H44]; &quot;,&quot;; [.I44])" office:value-type="string" office:string-value="9.71322222222221,61.0530433049802 10.5493333333334,60.157294525263" calcext:value-type="string">
            <text:p>9.71322222222221,61.0530433049802 10.5493333333334,60.157294525263</text:p>
          </table:table-cell>
          <table:table-cell table:formula="of:=COM.MICROSOFT.CONCAT(&quot;&lt;path style=&quot;&quot;fill:#000000;stroke-width:0.97;stroke:#000000;stroke-opacity:1&quot;&quot; d = &quot;&quot;M &quot;; [.J43]; &quot;&quot;&quot; id = &quot;&quot;path&quot;; [.A43]; &quot;&quot;&quot; /&gt;&quot;)" office:value-type="string" office:string-value="&lt;path style=&quot;fill:#000000;stroke-width:0.97;stroke:#000000;stroke-opacity:1&quot; d = &quot;M 9.71322222222221,61.0530433049802 10.5493333333334,60.157294525263&quot; id = &quot;path41&quot; /&gt;" calcext:value-type="string">
            <text:p>&lt;path style="fill:#000000;stroke-width:0.97;stroke:#000000;stroke-opacity:1" d = "M 9.71322222222221,61.0530433049802 10.5493333333334,60.157294525263" id = "path41" /&gt;</text:p>
          </table:table-cell>
          <table:table-cell table:formula="of:=COM.MICROSOFT.CONCAT(&quot;&lt;ellipse style=&quot;&quot;fill:#000000;stroke:#000000;stroke-width:1;stroke-linejoin:round&quot;&quot;&quot;; &quot; id = &quot;&quot;circle&quot;; [.A43]; &quot;&quot;&quot;&quot;; &quot; cx=&quot;&quot;&quot;; [.H43]; &quot;&quot;&quot;&quot;; &quot; cy=&quot;&quot;&quot;; [.I4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41&quot; cx=&quot;9.71322222222221&quot; cy=&quot;61.0530433049802&quot; rx=&quot;0.9&quot; ry=&quot;0.8&quot; /&gt;" calcext:value-type="string">
            <text:p>&lt;ellipse style="fill:#000000;stroke:#000000;stroke-width:1;stroke-linejoin:round" id = "circle41" cx="9.71322222222221" cy="61.0530433049802" rx="0.9" ry="0.8" /&gt;</text:p>
          </table:table-cell>
          <table:table-cell table:formula="of:=COM.MICROSOFT.CONCAT([.K43]; &quot; &quot;; [.L43])" office:value-type="string" office:string-value="&lt;path style=&quot;fill:#000000;stroke-width:0.97;stroke:#000000;stroke-opacity:1&quot; d = &quot;M 9.71322222222221,61.0530433049802 10.5493333333334,60.157294525263&quot; id = &quot;path41&quot; /&gt; &lt;ellipse style=&quot;fill:#000000;stroke:#000000;stroke-width:1;stroke-linejoin:round&quot; id = &quot;circle41&quot; cx=&quot;9.71322222222221&quot; cy=&quot;61.0530433049802&quot; rx=&quot;0.9&quot; ry=&quot;0.8&quot; /&gt;" calcext:value-type="string">
            <text:p>&lt;path style="fill:#000000;stroke-width:0.97;stroke:#000000;stroke-opacity:1" d = "M 9.71322222222221,61.0530433049802 10.5493333333334,60.157294525263" id = "path41" /&gt; &lt;ellipse style="fill:#000000;stroke:#000000;stroke-width:1;stroke-linejoin:round" id = "circle41" cx="9.71322222222221" cy="61.0530433049802" rx="0.9" ry="0.8" /&gt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oncord</text:p>
          </table:table-cell>
          <table:table-cell office:value-type="float" office:value="37.9722" calcext:value-type="float">
            <text:p>37.9722</text:p>
          </table:table-cell>
          <table:table-cell office:value-type="float" office:value="-122.0016" calcext:value-type="float">
            <text:p>-122.0016</text:p>
          </table:table-cell>
          <table:table-cell table:formula="of:=([.G44] + 180) * (1400 / 360) - 215" office:value-type="float" office:value="10.5493333333334" calcext:value-type="float">
            <text:p>10.5493333333334</text:p>
          </table:table-cell>
          <table:table-cell table:formula="of:=(700/2)-(1400* LN(TAN((PI() / 4) + (([.F44] * PI() / 180) / 2))) / (2*PI())) - 130" office:value-type="float" office:value="60.157294525263" calcext:value-type="float">
            <text:p>60.157294525263</text:p>
          </table:table-cell>
          <table:table-cell table:formula="of:=COM.MICROSOFT.CONCAT([.H44]; ; &quot;,&quot;; [.I44]; &quot; &quot;; [.H45]; &quot;,&quot;; [.I45])" office:value-type="string" office:string-value="10.5493333333334,60.157294525263 11.1466666666667,63.4525104665145" calcext:value-type="string">
            <text:p>10.5493333333334,60.157294525263 11.1466666666667,63.4525104665145</text:p>
          </table:table-cell>
          <table:table-cell table:formula="of:=COM.MICROSOFT.CONCAT(&quot;&lt;path style=&quot;&quot;fill:#000000;stroke-width:0.97;stroke:#000000;stroke-opacity:1&quot;&quot; d = &quot;&quot;M &quot;; [.J44]; &quot;&quot;&quot; id = &quot;&quot;path&quot;; [.A44]; &quot;&quot;&quot; /&gt;&quot;)" office:value-type="string" office:string-value="&lt;path style=&quot;fill:#000000;stroke-width:0.97;stroke:#000000;stroke-opacity:1&quot; d = &quot;M 10.5493333333334,60.157294525263 11.1466666666667,63.4525104665145&quot; id = &quot;path42&quot; /&gt;" calcext:value-type="string">
            <text:p>&lt;path style="fill:#000000;stroke-width:0.97;stroke:#000000;stroke-opacity:1" d = "M 10.5493333333334,60.157294525263 11.1466666666667,63.4525104665145" id = "path42" /&gt;</text:p>
          </table:table-cell>
          <table:table-cell table:formula="of:=COM.MICROSOFT.CONCAT(&quot;&lt;ellipse style=&quot;&quot;fill:#000000;stroke:#000000;stroke-width:1;stroke-linejoin:round&quot;&quot;&quot;; &quot; id = &quot;&quot;circle&quot;; [.A44]; &quot;&quot;&quot;&quot;; &quot; cx=&quot;&quot;&quot;; [.H44]; &quot;&quot;&quot;&quot;; &quot; cy=&quot;&quot;&quot;; [.I4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42&quot; cx=&quot;10.5493333333334&quot; cy=&quot;60.157294525263&quot; rx=&quot;0.9&quot; ry=&quot;0.8&quot; /&gt;" calcext:value-type="string">
            <text:p>&lt;ellipse style="fill:#000000;stroke:#000000;stroke-width:1;stroke-linejoin:round" id = "circle42" cx="10.5493333333334" cy="60.157294525263" rx="0.9" ry="0.8" /&gt;</text:p>
          </table:table-cell>
          <table:table-cell table:formula="of:=COM.MICROSOFT.CONCAT([.K44]; &quot; &quot;; [.L44])" office:value-type="string" office:string-value="&lt;path style=&quot;fill:#000000;stroke-width:0.97;stroke:#000000;stroke-opacity:1&quot; d = &quot;M 10.5493333333334,60.157294525263 11.1466666666667,63.4525104665145&quot; id = &quot;path42&quot; /&gt; &lt;ellipse style=&quot;fill:#000000;stroke:#000000;stroke-width:1;stroke-linejoin:round&quot; id = &quot;circle42&quot; cx=&quot;10.5493333333334&quot; cy=&quot;60.157294525263&quot; rx=&quot;0.9&quot; ry=&quot;0.8&quot; /&gt;" calcext:value-type="string">
            <text:p>&lt;path style="fill:#000000;stroke-width:0.97;stroke:#000000;stroke-opacity:1" d = "M 10.5493333333334,60.157294525263 11.1466666666667,63.4525104665145" id = "path42" /&gt; &lt;ellipse style="fill:#000000;stroke:#000000;stroke-width:1;stroke-linejoin:round" id = "circle42" cx="10.5493333333334" cy="60.157294525263" rx="0.9" ry="0.8" /&gt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Jose</text:p>
          </table:table-cell>
          <table:table-cell office:value-type="float" office:value="37.3012" calcext:value-type="float">
            <text:p>37.3012</text:p>
          </table:table-cell>
          <table:table-cell office:value-type="float" office:value="-121.848" calcext:value-type="float">
            <text:p>-121.848</text:p>
          </table:table-cell>
          <table:table-cell table:formula="of:=([.G45] + 180) * (1400 / 360) - 215" office:value-type="float" office:value="11.1466666666667" calcext:value-type="float">
            <text:p>11.1466666666667</text:p>
          </table:table-cell>
          <table:table-cell table:formula="of:=(700/2)-(1400* LN(TAN((PI() / 4) + (([.F45] * PI() / 180) / 2))) / (2*PI())) - 130" office:value-type="float" office:value="63.4525104665145" calcext:value-type="float">
            <text:p>63.4525104665145</text:p>
          </table:table-cell>
          <table:table-cell table:formula="of:=COM.MICROSOFT.CONCAT([.H45]; ; &quot;,&quot;; [.I45]; &quot; &quot;; [.H46]; &quot;,&quot;; [.I46])" office:value-type="string" office:string-value="11.1466666666667,63.4525104665145 11.1466666666667,63.4525104665145" calcext:value-type="string">
            <text:p>11.1466666666667,63.4525104665145 11.1466666666667,63.4525104665145</text:p>
          </table:table-cell>
          <table:table-cell table:formula="of:=COM.MICROSOFT.CONCAT(&quot;&lt;path style=&quot;&quot;fill:#000000;stroke-width:0.97;stroke:#000000;stroke-opacity:1&quot;&quot; d = &quot;&quot;M &quot;; [.J45]; &quot;&quot;&quot; id = &quot;&quot;path&quot;; [.A45]; &quot;&quot;&quot; /&gt;&quot;)" office:value-type="string" office:string-value="&lt;path style=&quot;fill:#000000;stroke-width:0.97;stroke:#000000;stroke-opacity:1&quot; d = &quot;M 11.1466666666667,63.4525104665145 11.1466666666667,63.4525104665145&quot; id = &quot;path43&quot; /&gt;" calcext:value-type="string">
            <text:p>&lt;path style="fill:#000000;stroke-width:0.97;stroke:#000000;stroke-opacity:1" d = "M 11.1466666666667,63.4525104665145 11.1466666666667,63.4525104665145" id = "path43" /&gt;</text:p>
          </table:table-cell>
          <table:table-cell table:formula="of:=COM.MICROSOFT.CONCAT(&quot;&lt;ellipse style=&quot;&quot;fill:#000000;stroke:#000000;stroke-width:1;stroke-linejoin:round&quot;&quot;&quot;; &quot; id = &quot;&quot;circle&quot;; [.A45]; &quot;&quot;&quot;&quot;; &quot; cx=&quot;&quot;&quot;; [.H45]; &quot;&quot;&quot;&quot;; &quot; cy=&quot;&quot;&quot;; [.I4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43&quot; cx=&quot;11.1466666666667&quot; cy=&quot;63.4525104665145&quot; rx=&quot;0.9&quot; ry=&quot;0.8&quot; /&gt;" calcext:value-type="string">
            <text:p>&lt;ellipse style="fill:#000000;stroke:#000000;stroke-width:1;stroke-linejoin:round" id = "circle43" cx="11.1466666666667" cy="63.4525104665145" rx="0.9" ry="0.8" /&gt;</text:p>
          </table:table-cell>
          <table:table-cell table:formula="of:=COM.MICROSOFT.CONCAT([.K45]; &quot; &quot;; [.L45])" office:value-type="string" office:string-value="&lt;path style=&quot;fill:#000000;stroke-width:0.97;stroke:#000000;stroke-opacity:1&quot; d = &quot;M 11.1466666666667,63.4525104665145 11.1466666666667,63.4525104665145&quot; id = &quot;path43&quot; /&gt; &lt;ellipse style=&quot;fill:#000000;stroke:#000000;stroke-width:1;stroke-linejoin:round&quot; id = &quot;circle43&quot; cx=&quot;11.1466666666667&quot; cy=&quot;63.4525104665145&quot; rx=&quot;0.9&quot; ry=&quot;0.8&quot; /&gt;" calcext:value-type="string">
            <text:p>&lt;path style="fill:#000000;stroke-width:0.97;stroke:#000000;stroke-opacity:1" d = "M 11.1466666666667,63.4525104665145 11.1466666666667,63.4525104665145" id = "path43" /&gt; &lt;ellipse style="fill:#000000;stroke:#000000;stroke-width:1;stroke-linejoin:round" id = "circle43" cx="11.1466666666667" cy="63.4525104665145" rx="0.9" ry="0.8" /&gt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669" calcext:value-type="float">
            <text:p>669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Jose</text:p>
          </table:table-cell>
          <table:table-cell office:value-type="float" office:value="37.3012" calcext:value-type="float">
            <text:p>37.3012</text:p>
          </table:table-cell>
          <table:table-cell office:value-type="float" office:value="-121.848" calcext:value-type="float">
            <text:p>-121.848</text:p>
          </table:table-cell>
          <table:table-cell table:formula="of:=([.G46] + 180) * (1400 / 360) - 215" office:value-type="float" office:value="11.1466666666667" calcext:value-type="float">
            <text:p>11.1466666666667</text:p>
          </table:table-cell>
          <table:table-cell table:formula="of:=(700/2)-(1400* LN(TAN((PI() / 4) + (([.F46] * PI() / 180) / 2))) / (2*PI())) - 130" office:value-type="float" office:value="63.4525104665145" calcext:value-type="float">
            <text:p>63.4525104665145</text:p>
          </table:table-cell>
          <table:table-cell table:formula="of:=COM.MICROSOFT.CONCAT([.H46]; ; &quot;,&quot;; [.I46]; &quot; &quot;; [.H47]; &quot;,&quot;; [.I47])" office:value-type="string" office:string-value="11.1466666666667,63.4525104665145 13.2353888888889,60.1360811381994" calcext:value-type="string">
            <text:p>11.1466666666667,63.4525104665145 13.2353888888889,60.1360811381994</text:p>
          </table:table-cell>
          <table:table-cell table:formula="of:=COM.MICROSOFT.CONCAT(&quot;&lt;path style=&quot;&quot;fill:#000000;stroke-width:0.97;stroke:#000000;stroke-opacity:1&quot;&quot; d = &quot;&quot;M &quot;; [.J46]; &quot;&quot;&quot; id = &quot;&quot;path&quot;; [.A46]; &quot;&quot;&quot; /&gt;&quot;)" office:value-type="string" office:string-value="&lt;path style=&quot;fill:#000000;stroke-width:0.97;stroke:#000000;stroke-opacity:1&quot; d = &quot;M 11.1466666666667,63.4525104665145 13.2353888888889,60.1360811381994&quot; id = &quot;path44&quot; /&gt;" calcext:value-type="string">
            <text:p>&lt;path style="fill:#000000;stroke-width:0.97;stroke:#000000;stroke-opacity:1" d = "M 11.1466666666667,63.4525104665145 13.2353888888889,60.1360811381994" id = "path44" /&gt;</text:p>
          </table:table-cell>
          <table:table-cell table:formula="of:=COM.MICROSOFT.CONCAT(&quot;&lt;ellipse style=&quot;&quot;fill:#000000;stroke:#000000;stroke-width:1;stroke-linejoin:round&quot;&quot;&quot;; &quot; id = &quot;&quot;circle&quot;; [.A46]; &quot;&quot;&quot;&quot;; &quot; cx=&quot;&quot;&quot;; [.H46]; &quot;&quot;&quot;&quot;; &quot; cy=&quot;&quot;&quot;; [.I4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44&quot; cx=&quot;11.1466666666667&quot; cy=&quot;63.4525104665145&quot; rx=&quot;0.9&quot; ry=&quot;0.8&quot; /&gt;" calcext:value-type="string">
            <text:p>&lt;ellipse style="fill:#000000;stroke:#000000;stroke-width:1;stroke-linejoin:round" id = "circle44" cx="11.1466666666667" cy="63.4525104665145" rx="0.9" ry="0.8" /&gt;</text:p>
          </table:table-cell>
          <table:table-cell table:formula="of:=COM.MICROSOFT.CONCAT([.K46]; &quot; &quot;; [.L46])" office:value-type="string" office:string-value="&lt;path style=&quot;fill:#000000;stroke-width:0.97;stroke:#000000;stroke-opacity:1&quot; d = &quot;M 11.1466666666667,63.4525104665145 13.2353888888889,60.1360811381994&quot; id = &quot;path44&quot; /&gt; &lt;ellipse style=&quot;fill:#000000;stroke:#000000;stroke-width:1;stroke-linejoin:round&quot; id = &quot;circle44&quot; cx=&quot;11.1466666666667&quot; cy=&quot;63.4525104665145&quot; rx=&quot;0.9&quot; ry=&quot;0.8&quot; /&gt;" calcext:value-type="string">
            <text:p>&lt;path style="fill:#000000;stroke-width:0.97;stroke:#000000;stroke-opacity:1" d = "M 11.1466666666667,63.4525104665145 13.2353888888889,60.1360811381994" id = "path44" /&gt; &lt;ellipse style="fill:#000000;stroke:#000000;stroke-width:1;stroke-linejoin:round" id = "circle44" cx="11.1466666666667" cy="63.4525104665145" rx="0.9" ry="0.8" /&gt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unzip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tockton</text:p>
          </table:table-cell>
          <table:table-cell office:value-type="float" office:value="37.9765" calcext:value-type="float">
            <text:p>37.9765</text:p>
          </table:table-cell>
          <table:table-cell office:value-type="float" office:value="-121.3109" calcext:value-type="float">
            <text:p>-121.3109</text:p>
          </table:table-cell>
          <table:table-cell table:formula="of:=([.G47] + 180) * (1400 / 360) - 215" office:value-type="float" office:value="13.2353888888889" calcext:value-type="float">
            <text:p>13.2353888888889</text:p>
          </table:table-cell>
          <table:table-cell table:formula="of:=(700/2)-(1400* LN(TAN((PI() / 4) + (([.F47] * PI() / 180) / 2))) / (2*PI())) - 130" office:value-type="float" office:value="60.1360811381994" calcext:value-type="float">
            <text:p>60.1360811381994</text:p>
          </table:table-cell>
          <table:table-cell table:formula="of:=COM.MICROSOFT.CONCAT([.H47]; ; &quot;,&quot;; [.I47]; &quot; &quot;; [.H48]; &quot;,&quot;; [.I48])" office:value-type="string" office:string-value="13.2353888888889,60.1360811381994 13.2353888888889,60.1360811381994" calcext:value-type="string">
            <text:p>13.2353888888889,60.1360811381994 13.2353888888889,60.1360811381994</text:p>
          </table:table-cell>
          <table:table-cell table:formula="of:=COM.MICROSOFT.CONCAT(&quot;&lt;path style=&quot;&quot;fill:#000000;stroke-width:0.97;stroke:#000000;stroke-opacity:1&quot;&quot; d = &quot;&quot;M &quot;; [.J47]; &quot;&quot;&quot; id = &quot;&quot;path&quot;; [.A47]; &quot;&quot;&quot; /&gt;&quot;)" office:value-type="string" office:string-value="&lt;path style=&quot;fill:#000000;stroke-width:0.97;stroke:#000000;stroke-opacity:1&quot; d = &quot;M 13.2353888888889,60.1360811381994 13.2353888888889,60.1360811381994&quot; id = &quot;path45&quot; /&gt;" calcext:value-type="string">
            <text:p>&lt;path style="fill:#000000;stroke-width:0.97;stroke:#000000;stroke-opacity:1" d = "M 13.2353888888889,60.1360811381994 13.2353888888889,60.1360811381994" id = "path45" /&gt;</text:p>
          </table:table-cell>
          <table:table-cell table:formula="of:=COM.MICROSOFT.CONCAT(&quot;&lt;ellipse style=&quot;&quot;fill:#000000;stroke:#000000;stroke-width:1;stroke-linejoin:round&quot;&quot;&quot;; &quot; id = &quot;&quot;circle&quot;; [.A47]; &quot;&quot;&quot;&quot;; &quot; cx=&quot;&quot;&quot;; [.H47]; &quot;&quot;&quot;&quot;; &quot; cy=&quot;&quot;&quot;; [.I4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45&quot; cx=&quot;13.2353888888889&quot; cy=&quot;60.1360811381994&quot; rx=&quot;0.9&quot; ry=&quot;0.8&quot; /&gt;" calcext:value-type="string">
            <text:p>&lt;ellipse style="fill:#000000;stroke:#000000;stroke-width:1;stroke-linejoin:round" id = "circle45" cx="13.2353888888889" cy="60.1360811381994" rx="0.9" ry="0.8" /&gt;</text:p>
          </table:table-cell>
          <table:table-cell table:formula="of:=COM.MICROSOFT.CONCAT([.K47]; &quot; &quot;; [.L47])" office:value-type="string" office:string-value="&lt;path style=&quot;fill:#000000;stroke-width:0.97;stroke:#000000;stroke-opacity:1&quot; d = &quot;M 13.2353888888889,60.1360811381994 13.2353888888889,60.1360811381994&quot; id = &quot;path45&quot; /&gt; &lt;ellipse style=&quot;fill:#000000;stroke:#000000;stroke-width:1;stroke-linejoin:round&quot; id = &quot;circle45&quot; cx=&quot;13.2353888888889&quot; cy=&quot;60.1360811381994&quot; rx=&quot;0.9&quot; ry=&quot;0.8&quot; /&gt;" calcext:value-type="string">
            <text:p>&lt;path style="fill:#000000;stroke-width:0.97;stroke:#000000;stroke-opacity:1" d = "M 13.2353888888889,60.1360811381994 13.2353888888889,60.1360811381994" id = "path45" /&gt; &lt;ellipse style="fill:#000000;stroke:#000000;stroke-width:1;stroke-linejoin:round" id = "circle45" cx="13.2353888888889" cy="60.1360811381994" rx="0.9" ry="0.8" /&gt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tockton</text:p>
          </table:table-cell>
          <table:table-cell office:value-type="float" office:value="37.9765" calcext:value-type="float">
            <text:p>37.9765</text:p>
          </table:table-cell>
          <table:table-cell office:value-type="float" office:value="-121.3109" calcext:value-type="float">
            <text:p>-121.3109</text:p>
          </table:table-cell>
          <table:table-cell table:formula="of:=([.G48] + 180) * (1400 / 360) - 215" office:value-type="float" office:value="13.2353888888889" calcext:value-type="float">
            <text:p>13.2353888888889</text:p>
          </table:table-cell>
          <table:table-cell table:formula="of:=(700/2)-(1400* LN(TAN((PI() / 4) + (([.F48] * PI() / 180) / 2))) / (2*PI())) - 130" office:value-type="float" office:value="60.1360811381994" calcext:value-type="float">
            <text:p>60.1360811381994</text:p>
          </table:table-cell>
          <table:table-cell table:formula="of:=COM.MICROSOFT.CONCAT([.H48]; ; &quot;,&quot;; [.I48]; &quot; &quot;; [.H49]; &quot;,&quot;; [.I49])" office:value-type="string" office:string-value="13.2353888888889,60.1360811381994 11.9878333333334,66.4368001451965" calcext:value-type="string">
            <text:p>13.2353888888889,60.1360811381994 11.9878333333334,66.4368001451965</text:p>
          </table:table-cell>
          <table:table-cell table:formula="of:=COM.MICROSOFT.CONCAT(&quot;&lt;path style=&quot;&quot;fill:#000000;stroke-width:0.97;stroke:#000000;stroke-opacity:1&quot;&quot; d = &quot;&quot;M &quot;; [.J48]; &quot;&quot;&quot; id = &quot;&quot;path&quot;; [.A48]; &quot;&quot;&quot; /&gt;&quot;)" office:value-type="string" office:string-value="&lt;path style=&quot;fill:#000000;stroke-width:0.97;stroke:#000000;stroke-opacity:1&quot; d = &quot;M 13.2353888888889,60.1360811381994 11.9878333333334,66.4368001451965&quot; id = &quot;path46&quot; /&gt;" calcext:value-type="string">
            <text:p>&lt;path style="fill:#000000;stroke-width:0.97;stroke:#000000;stroke-opacity:1" d = "M 13.2353888888889,60.1360811381994 11.9878333333334,66.4368001451965" id = "path46" /&gt;</text:p>
          </table:table-cell>
          <table:table-cell table:formula="of:=COM.MICROSOFT.CONCAT(&quot;&lt;ellipse style=&quot;&quot;fill:#000000;stroke:#000000;stroke-width:1;stroke-linejoin:round&quot;&quot;&quot;; &quot; id = &quot;&quot;circle&quot;; [.A48]; &quot;&quot;&quot;&quot;; &quot; cx=&quot;&quot;&quot;; [.H48]; &quot;&quot;&quot;&quot;; &quot; cy=&quot;&quot;&quot;; [.I4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46&quot; cx=&quot;13.2353888888889&quot; cy=&quot;60.1360811381994&quot; rx=&quot;0.9&quot; ry=&quot;0.8&quot; /&gt;" calcext:value-type="string">
            <text:p>&lt;ellipse style="fill:#000000;stroke:#000000;stroke-width:1;stroke-linejoin:round" id = "circle46" cx="13.2353888888889" cy="60.1360811381994" rx="0.9" ry="0.8" /&gt;</text:p>
          </table:table-cell>
          <table:table-cell table:formula="of:=COM.MICROSOFT.CONCAT([.K48]; &quot; &quot;; [.L48])" office:value-type="string" office:string-value="&lt;path style=&quot;fill:#000000;stroke-width:0.97;stroke:#000000;stroke-opacity:1&quot; d = &quot;M 13.2353888888889,60.1360811381994 11.9878333333334,66.4368001451965&quot; id = &quot;path46&quot; /&gt; &lt;ellipse style=&quot;fill:#000000;stroke:#000000;stroke-width:1;stroke-linejoin:round&quot; id = &quot;circle46&quot; cx=&quot;13.2353888888889&quot; cy=&quot;60.1360811381994&quot; rx=&quot;0.9&quot; ry=&quot;0.8&quot; /&gt;" calcext:value-type="string">
            <text:p>&lt;path style="fill:#000000;stroke-width:0.97;stroke:#000000;stroke-opacity:1" d = "M 13.2353888888889,60.1360811381994 11.9878333333334,66.4368001451965" id = "path46" /&gt; &lt;ellipse style="fill:#000000;stroke:#000000;stroke-width:1;stroke-linejoin:round" id = "circle46" cx="13.2353888888889" cy="60.1360811381994" rx="0.9" ry="0.8" /&gt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fame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linas</text:p>
          </table:table-cell>
          <table:table-cell office:value-type="float" office:value="36.6883" calcext:value-type="float">
            <text:p>36.6883</text:p>
          </table:table-cell>
          <table:table-cell office:value-type="float" office:value="-121.6317" calcext:value-type="float">
            <text:p>-121.6317</text:p>
          </table:table-cell>
          <table:table-cell table:formula="of:=([.G49] + 180) * (1400 / 360) - 215" office:value-type="float" office:value="11.9878333333334" calcext:value-type="float">
            <text:p>11.9878333333334</text:p>
          </table:table-cell>
          <table:table-cell table:formula="of:=(700/2)-(1400* LN(TAN((PI() / 4) + (([.F49] * PI() / 180) / 2))) / (2*PI())) - 130" office:value-type="float" office:value="66.4368001451965" calcext:value-type="float">
            <text:p>66.4368001451965</text:p>
          </table:table-cell>
          <table:table-cell table:formula="of:=COM.MICROSOFT.CONCAT([.H49]; ; &quot;,&quot;; [.I49]; &quot; &quot;; [.H50]; &quot;,&quot;; [.I50])" office:value-type="string" office:string-value="11.9878333333334,66.4368001451965 19.1348333333333,65.9772591003953" calcext:value-type="string">
            <text:p>11.9878333333334,66.4368001451965 19.1348333333333,65.9772591003953</text:p>
          </table:table-cell>
          <table:table-cell table:formula="of:=COM.MICROSOFT.CONCAT(&quot;&lt;path style=&quot;&quot;fill:#000000;stroke-width:0.97;stroke:#000000;stroke-opacity:1&quot;&quot; d = &quot;&quot;M &quot;; [.J49]; &quot;&quot;&quot; id = &quot;&quot;path&quot;; [.A49]; &quot;&quot;&quot; /&gt;&quot;)" office:value-type="string" office:string-value="&lt;path style=&quot;fill:#000000;stroke-width:0.97;stroke:#000000;stroke-opacity:1&quot; d = &quot;M 11.9878333333334,66.4368001451965 19.1348333333333,65.9772591003953&quot; id = &quot;path47&quot; /&gt;" calcext:value-type="string">
            <text:p>&lt;path style="fill:#000000;stroke-width:0.97;stroke:#000000;stroke-opacity:1" d = "M 11.9878333333334,66.4368001451965 19.1348333333333,65.9772591003953" id = "path47" /&gt;</text:p>
          </table:table-cell>
          <table:table-cell table:formula="of:=COM.MICROSOFT.CONCAT(&quot;&lt;ellipse style=&quot;&quot;fill:#000000;stroke:#000000;stroke-width:1;stroke-linejoin:round&quot;&quot;&quot;; &quot; id = &quot;&quot;circle&quot;; [.A49]; &quot;&quot;&quot;&quot;; &quot; cx=&quot;&quot;&quot;; [.H49]; &quot;&quot;&quot;&quot;; &quot; cy=&quot;&quot;&quot;; [.I4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47&quot; cx=&quot;11.9878333333334&quot; cy=&quot;66.4368001451965&quot; rx=&quot;0.9&quot; ry=&quot;0.8&quot; /&gt;" calcext:value-type="string">
            <text:p>&lt;ellipse style="fill:#000000;stroke:#000000;stroke-width:1;stroke-linejoin:round" id = "circle47" cx="11.9878333333334" cy="66.4368001451965" rx="0.9" ry="0.8" /&gt;</text:p>
          </table:table-cell>
          <table:table-cell table:formula="of:=COM.MICROSOFT.CONCAT([.K49]; &quot; &quot;; [.L49])" office:value-type="string" office:string-value="&lt;path style=&quot;fill:#000000;stroke-width:0.97;stroke:#000000;stroke-opacity:1&quot; d = &quot;M 11.9878333333334,66.4368001451965 19.1348333333333,65.9772591003953&quot; id = &quot;path47&quot; /&gt; &lt;ellipse style=&quot;fill:#000000;stroke:#000000;stroke-width:1;stroke-linejoin:round&quot; id = &quot;circle47&quot; cx=&quot;11.9878333333334&quot; cy=&quot;66.4368001451965&quot; rx=&quot;0.9&quot; ry=&quot;0.8&quot; /&gt;" calcext:value-type="string">
            <text:p>&lt;path style="fill:#000000;stroke-width:0.97;stroke:#000000;stroke-opacity:1" d = "M 11.9878333333334,66.4368001451965 19.1348333333333,65.9772591003953" id = "path47" /&gt; &lt;ellipse style="fill:#000000;stroke:#000000;stroke-width:1;stroke-linejoin:round" id = "circle47" cx="11.9878333333334" cy="66.4368001451965" rx="0.9" ry="0.8" /&gt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float" office:value="36.783" calcext:value-type="float">
            <text:p>36.783</text:p>
          </table:table-cell>
          <table:table-cell office:value-type="float" office:value="-119.7939" calcext:value-type="float">
            <text:p>-119.7939</text:p>
          </table:table-cell>
          <table:table-cell table:formula="of:=([.G50] + 180) * (1400 / 360) - 215" office:value-type="float" office:value="19.1348333333333" calcext:value-type="float">
            <text:p>19.1348333333333</text:p>
          </table:table-cell>
          <table:table-cell table:formula="of:=(700/2)-(1400* LN(TAN((PI() / 4) + (([.F50] * PI() / 180) / 2))) / (2*PI())) - 130" office:value-type="float" office:value="65.9772591003953" calcext:value-type="float">
            <text:p>65.9772591003953</text:p>
          </table:table-cell>
          <table:table-cell table:formula="of:=COM.MICROSOFT.CONCAT([.H50]; ; &quot;,&quot;; [.I50]; &quot; &quot;; [.H51]; &quot;,&quot;; [.I51])" office:value-type="string" office:string-value="19.1348333333333,65.9772591003953 19.1348333333333,65.9772591003953" calcext:value-type="string">
            <text:p>19.1348333333333,65.9772591003953 19.1348333333333,65.9772591003953</text:p>
          </table:table-cell>
          <table:table-cell table:formula="of:=COM.MICROSOFT.CONCAT(&quot;&lt;path style=&quot;&quot;fill:#000000;stroke-width:0.97;stroke:#000000;stroke-opacity:1&quot;&quot; d = &quot;&quot;M &quot;; [.J50]; &quot;&quot;&quot; id = &quot;&quot;path&quot;; [.A50]; &quot;&quot;&quot; /&gt;&quot;)" office:value-type="string" office:string-value="&lt;path style=&quot;fill:#000000;stroke-width:0.97;stroke:#000000;stroke-opacity:1&quot; d = &quot;M 19.1348333333333,65.9772591003953 19.1348333333333,65.9772591003953&quot; id = &quot;path48&quot; /&gt;" calcext:value-type="string">
            <text:p>&lt;path style="fill:#000000;stroke-width:0.97;stroke:#000000;stroke-opacity:1" d = "M 19.1348333333333,65.9772591003953 19.1348333333333,65.9772591003953" id = "path48" /&gt;</text:p>
          </table:table-cell>
          <table:table-cell table:formula="of:=COM.MICROSOFT.CONCAT(&quot;&lt;ellipse style=&quot;&quot;fill:#000000;stroke:#000000;stroke-width:1;stroke-linejoin:round&quot;&quot;&quot;; &quot; id = &quot;&quot;circle&quot;; [.A50]; &quot;&quot;&quot;&quot;; &quot; cx=&quot;&quot;&quot;; [.H50]; &quot;&quot;&quot;&quot;; &quot; cy=&quot;&quot;&quot;; [.I5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48&quot; cx=&quot;19.1348333333333&quot; cy=&quot;65.9772591003953&quot; rx=&quot;0.9&quot; ry=&quot;0.8&quot; /&gt;" calcext:value-type="string">
            <text:p>&lt;ellipse style="fill:#000000;stroke:#000000;stroke-width:1;stroke-linejoin:round" id = "circle48" cx="19.1348333333333" cy="65.9772591003953" rx="0.9" ry="0.8" /&gt;</text:p>
          </table:table-cell>
          <table:table-cell table:formula="of:=COM.MICROSOFT.CONCAT([.K50]; &quot; &quot;; [.L50])" office:value-type="string" office:string-value="&lt;path style=&quot;fill:#000000;stroke-width:0.97;stroke:#000000;stroke-opacity:1&quot; d = &quot;M 19.1348333333333,65.9772591003953 19.1348333333333,65.9772591003953&quot; id = &quot;path48&quot; /&gt; &lt;ellipse style=&quot;fill:#000000;stroke:#000000;stroke-width:1;stroke-linejoin:round&quot; id = &quot;circle48&quot; cx=&quot;19.1348333333333&quot; cy=&quot;65.9772591003953&quot; rx=&quot;0.9&quot; ry=&quot;0.8&quot; /&gt;" calcext:value-type="string">
            <text:p>&lt;path style="fill:#000000;stroke-width:0.97;stroke:#000000;stroke-opacity:1" d = "M 19.1348333333333,65.9772591003953 19.1348333333333,65.9772591003953" id = "path48" /&gt; &lt;ellipse style="fill:#000000;stroke:#000000;stroke-width:1;stroke-linejoin:round" id = "circle48" cx="19.1348333333333" cy="65.9772591003953" rx="0.9" ry="0.8" /&gt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lullaby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float" office:value="36.783" calcext:value-type="float">
            <text:p>36.783</text:p>
          </table:table-cell>
          <table:table-cell office:value-type="float" office:value="-119.7939" calcext:value-type="float">
            <text:p>-119.7939</text:p>
          </table:table-cell>
          <table:table-cell table:formula="of:=([.G51] + 180) * (1400 / 360) - 215" office:value-type="float" office:value="19.1348333333333" calcext:value-type="float">
            <text:p>19.1348333333333</text:p>
          </table:table-cell>
          <table:table-cell table:formula="of:=(700/2)-(1400* LN(TAN((PI() / 4) + (([.F51] * PI() / 180) / 2))) / (2*PI())) - 130" office:value-type="float" office:value="65.9772591003953" calcext:value-type="float">
            <text:p>65.9772591003953</text:p>
          </table:table-cell>
          <table:table-cell table:formula="of:=COM.MICROSOFT.CONCAT([.H51]; ; &quot;,&quot;; [.I51]; &quot; &quot;; [.H52]; &quot;,&quot;; [.I52])" office:value-type="string" office:string-value="19.1348333333333,65.9772591003953 22.0826111111111,72.8579525211738" calcext:value-type="string">
            <text:p>19.1348333333333,65.9772591003953 22.0826111111111,72.8579525211738</text:p>
          </table:table-cell>
          <table:table-cell table:formula="of:=COM.MICROSOFT.CONCAT(&quot;&lt;path style=&quot;&quot;fill:#000000;stroke-width:0.97;stroke:#000000;stroke-opacity:1&quot;&quot; d = &quot;&quot;M &quot;; [.J51]; &quot;&quot;&quot; id = &quot;&quot;path&quot;; [.A51]; &quot;&quot;&quot; /&gt;&quot;)" office:value-type="string" office:string-value="&lt;path style=&quot;fill:#000000;stroke-width:0.97;stroke:#000000;stroke-opacity:1&quot; d = &quot;M 19.1348333333333,65.9772591003953 22.0826111111111,72.8579525211738&quot; id = &quot;path49&quot; /&gt;" calcext:value-type="string">
            <text:p>&lt;path style="fill:#000000;stroke-width:0.97;stroke:#000000;stroke-opacity:1" d = "M 19.1348333333333,65.9772591003953 22.0826111111111,72.8579525211738" id = "path49" /&gt;</text:p>
          </table:table-cell>
          <table:table-cell table:formula="of:=COM.MICROSOFT.CONCAT(&quot;&lt;ellipse style=&quot;&quot;fill:#000000;stroke:#000000;stroke-width:1;stroke-linejoin:round&quot;&quot;&quot;; &quot; id = &quot;&quot;circle&quot;; [.A51]; &quot;&quot;&quot;&quot;; &quot; cx=&quot;&quot;&quot;; [.H51]; &quot;&quot;&quot;&quot;; &quot; cy=&quot;&quot;&quot;; [.I5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49&quot; cx=&quot;19.1348333333333&quot; cy=&quot;65.9772591003953&quot; rx=&quot;0.9&quot; ry=&quot;0.8&quot; /&gt;" calcext:value-type="string">
            <text:p>&lt;ellipse style="fill:#000000;stroke:#000000;stroke-width:1;stroke-linejoin:round" id = "circle49" cx="19.1348333333333" cy="65.9772591003953" rx="0.9" ry="0.8" /&gt;</text:p>
          </table:table-cell>
          <table:table-cell table:formula="of:=COM.MICROSOFT.CONCAT([.K51]; &quot; &quot;; [.L51])" office:value-type="string" office:string-value="&lt;path style=&quot;fill:#000000;stroke-width:0.97;stroke:#000000;stroke-opacity:1&quot; d = &quot;M 19.1348333333333,65.9772591003953 22.0826111111111,72.8579525211738&quot; id = &quot;path49&quot; /&gt; &lt;ellipse style=&quot;fill:#000000;stroke:#000000;stroke-width:1;stroke-linejoin:round&quot; id = &quot;circle49&quot; cx=&quot;19.1348333333333&quot; cy=&quot;65.9772591003953&quot; rx=&quot;0.9&quot; ry=&quot;0.8&quot; /&gt;" calcext:value-type="string">
            <text:p>&lt;path style="fill:#000000;stroke-width:0.97;stroke:#000000;stroke-opacity:1" d = "M 19.1348333333333,65.9772591003953 22.0826111111111,72.8579525211738" id = "path49" /&gt; &lt;ellipse style="fill:#000000;stroke:#000000;stroke-width:1;stroke-linejoin:round" id = "circle49" cx="19.1348333333333" cy="65.9772591003953" rx="0.9" ry="0.8" /&gt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judge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Bakersfield</text:p>
          </table:table-cell>
          <table:table-cell office:value-type="float" office:value="35.3529" calcext:value-type="float">
            <text:p>35.3529</text:p>
          </table:table-cell>
          <table:table-cell office:value-type="float" office:value="-119.0359" calcext:value-type="float">
            <text:p>-119.0359</text:p>
          </table:table-cell>
          <table:table-cell table:formula="of:=([.G52] + 180) * (1400 / 360) - 215" office:value-type="float" office:value="22.0826111111111" calcext:value-type="float">
            <text:p>22.0826111111111</text:p>
          </table:table-cell>
          <table:table-cell table:formula="of:=(700/2)-(1400* LN(TAN((PI() / 4) + (([.F52] * PI() / 180) / 2))) / (2*PI())) - 130" office:value-type="float" office:value="72.8579525211738" calcext:value-type="float">
            <text:p>72.8579525211738</text:p>
          </table:table-cell>
          <table:table-cell table:formula="of:=COM.MICROSOFT.CONCAT([.H52]; ; &quot;,&quot;; [.I52]; &quot; &quot;; [.H53]; &quot;,&quot;; [.I53])" office:value-type="string" office:string-value="22.0826111111111,72.8579525211738 21.5163888888889,78.3335320486226" calcext:value-type="string">
            <text:p>22.0826111111111,72.8579525211738 21.5163888888889,78.3335320486226</text:p>
          </table:table-cell>
          <table:table-cell table:formula="of:=COM.MICROSOFT.CONCAT(&quot;&lt;path style=&quot;&quot;fill:#000000;stroke-width:0.97;stroke:#000000;stroke-opacity:1&quot;&quot; d = &quot;&quot;M &quot;; [.J52]; &quot;&quot;&quot; id = &quot;&quot;path&quot;; [.A52]; &quot;&quot;&quot; /&gt;&quot;)" office:value-type="string" office:string-value="&lt;path style=&quot;fill:#000000;stroke-width:0.97;stroke:#000000;stroke-opacity:1&quot; d = &quot;M 22.0826111111111,72.8579525211738 21.5163888888889,78.3335320486226&quot; id = &quot;path50&quot; /&gt;" calcext:value-type="string">
            <text:p>&lt;path style="fill:#000000;stroke-width:0.97;stroke:#000000;stroke-opacity:1" d = "M 22.0826111111111,72.8579525211738 21.5163888888889,78.3335320486226" id = "path50" /&gt;</text:p>
          </table:table-cell>
          <table:table-cell table:formula="of:=COM.MICROSOFT.CONCAT(&quot;&lt;ellipse style=&quot;&quot;fill:#000000;stroke:#000000;stroke-width:1;stroke-linejoin:round&quot;&quot;&quot;; &quot; id = &quot;&quot;circle&quot;; [.A52]; &quot;&quot;&quot;&quot;; &quot; cx=&quot;&quot;&quot;; [.H52]; &quot;&quot;&quot;&quot;; &quot; cy=&quot;&quot;&quot;; [.I5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50&quot; cx=&quot;22.0826111111111&quot; cy=&quot;72.8579525211738&quot; rx=&quot;0.9&quot; ry=&quot;0.8&quot; /&gt;" calcext:value-type="string">
            <text:p>&lt;ellipse style="fill:#000000;stroke:#000000;stroke-width:1;stroke-linejoin:round" id = "circle50" cx="22.0826111111111" cy="72.8579525211738" rx="0.9" ry="0.8" /&gt;</text:p>
          </table:table-cell>
          <table:table-cell table:formula="of:=COM.MICROSOFT.CONCAT([.K52]; &quot; &quot;; [.L52])" office:value-type="string" office:string-value="&lt;path style=&quot;fill:#000000;stroke-width:0.97;stroke:#000000;stroke-opacity:1&quot; d = &quot;M 22.0826111111111,72.8579525211738 21.5163888888889,78.3335320486226&quot; id = &quot;path50&quot; /&gt; &lt;ellipse style=&quot;fill:#000000;stroke:#000000;stroke-width:1;stroke-linejoin:round&quot; id = &quot;circle50&quot; cx=&quot;22.0826111111111&quot; cy=&quot;72.8579525211738&quot; rx=&quot;0.9&quot; ry=&quot;0.8&quot; /&gt;" calcext:value-type="string">
            <text:p>&lt;path style="fill:#000000;stroke-width:0.97;stroke:#000000;stroke-opacity:1" d = "M 22.0826111111111,72.8579525211738 21.5163888888889,78.3335320486226" id = "path50" /&gt; &lt;ellipse style="fill:#000000;stroke:#000000;stroke-width:1;stroke-linejoin:round" id = "circle50" cx="22.0826111111111" cy="72.8579525211738" rx="0.9" ry="0.8" /&gt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vessel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xnard</text:p>
          </table:table-cell>
          <table:table-cell office:value-type="float" office:value="34.1964" calcext:value-type="float">
            <text:p>34.1964</text:p>
          </table:table-cell>
          <table:table-cell office:value-type="float" office:value="-119.1815" calcext:value-type="float">
            <text:p>-119.1815</text:p>
          </table:table-cell>
          <table:table-cell table:formula="of:=([.G53] + 180) * (1400 / 360) - 215" office:value-type="float" office:value="21.5163888888889" calcext:value-type="float">
            <text:p>21.5163888888889</text:p>
          </table:table-cell>
          <table:table-cell table:formula="of:=(700/2)-(1400* LN(TAN((PI() / 4) + (([.F53] * PI() / 180) / 2))) / (2*PI())) - 130" office:value-type="float" office:value="78.3335320486226" calcext:value-type="float">
            <text:p>78.3335320486226</text:p>
          </table:table-cell>
          <table:table-cell table:formula="of:=COM.MICROSOFT.CONCAT([.H53]; ; &quot;,&quot;; [.I53]; &quot; &quot;; [.H54]; &quot;,&quot;; [.I54])" office:value-type="string" office:string-value="21.5163888888889,78.3335320486226 21.5163888888889,78.3335320486226" calcext:value-type="string">
            <text:p>21.5163888888889,78.3335320486226 21.5163888888889,78.3335320486226</text:p>
          </table:table-cell>
          <table:table-cell table:formula="of:=COM.MICROSOFT.CONCAT(&quot;&lt;path style=&quot;&quot;fill:#000000;stroke-width:0.97;stroke:#000000;stroke-opacity:1&quot;&quot; d = &quot;&quot;M &quot;; [.J53]; &quot;&quot;&quot; id = &quot;&quot;path&quot;; [.A53]; &quot;&quot;&quot; /&gt;&quot;)" office:value-type="string" office:string-value="&lt;path style=&quot;fill:#000000;stroke-width:0.97;stroke:#000000;stroke-opacity:1&quot; d = &quot;M 21.5163888888889,78.3335320486226 21.5163888888889,78.3335320486226&quot; id = &quot;path51&quot; /&gt;" calcext:value-type="string">
            <text:p>&lt;path style="fill:#000000;stroke-width:0.97;stroke:#000000;stroke-opacity:1" d = "M 21.5163888888889,78.3335320486226 21.5163888888889,78.3335320486226" id = "path51" /&gt;</text:p>
          </table:table-cell>
          <table:table-cell table:formula="of:=COM.MICROSOFT.CONCAT(&quot;&lt;ellipse style=&quot;&quot;fill:#000000;stroke:#000000;stroke-width:1;stroke-linejoin:round&quot;&quot;&quot;; &quot; id = &quot;&quot;circle&quot;; [.A53]; &quot;&quot;&quot;&quot;; &quot; cx=&quot;&quot;&quot;; [.H53]; &quot;&quot;&quot;&quot;; &quot; cy=&quot;&quot;&quot;; [.I5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51&quot; cx=&quot;21.5163888888889&quot; cy=&quot;78.3335320486226&quot; rx=&quot;0.9&quot; ry=&quot;0.8&quot; /&gt;" calcext:value-type="string">
            <text:p>&lt;ellipse style="fill:#000000;stroke:#000000;stroke-width:1;stroke-linejoin:round" id = "circle51" cx="21.5163888888889" cy="78.3335320486226" rx="0.9" ry="0.8" /&gt;</text:p>
          </table:table-cell>
          <table:table-cell table:formula="of:=COM.MICROSOFT.CONCAT([.K53]; &quot; &quot;; [.L53])" office:value-type="string" office:string-value="&lt;path style=&quot;fill:#000000;stroke-width:0.97;stroke:#000000;stroke-opacity:1&quot; d = &quot;M 21.5163888888889,78.3335320486226 21.5163888888889,78.3335320486226&quot; id = &quot;path51&quot; /&gt; &lt;ellipse style=&quot;fill:#000000;stroke:#000000;stroke-width:1;stroke-linejoin:round&quot; id = &quot;circle51&quot; cx=&quot;21.5163888888889&quot; cy=&quot;78.3335320486226&quot; rx=&quot;0.9&quot; ry=&quot;0.8&quot; /&gt;" calcext:value-type="string">
            <text:p>&lt;path style="fill:#000000;stroke-width:0.97;stroke:#000000;stroke-opacity:1" d = "M 21.5163888888889,78.3335320486226 21.5163888888889,78.3335320486226" id = "path51" /&gt; &lt;ellipse style="fill:#000000;stroke:#000000;stroke-width:1;stroke-linejoin:round" id = "circle51" cx="21.5163888888889" cy="78.3335320486226" rx="0.9" ry="0.8" /&gt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venic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xnard</text:p>
          </table:table-cell>
          <table:table-cell office:value-type="float" office:value="34.1964" calcext:value-type="float">
            <text:p>34.1964</text:p>
          </table:table-cell>
          <table:table-cell office:value-type="float" office:value="-119.1815" calcext:value-type="float">
            <text:p>-119.1815</text:p>
          </table:table-cell>
          <table:table-cell table:formula="of:=([.G54] + 180) * (1400 / 360) - 215" office:value-type="float" office:value="21.5163888888889" calcext:value-type="float">
            <text:p>21.5163888888889</text:p>
          </table:table-cell>
          <table:table-cell table:formula="of:=(700/2)-(1400* LN(TAN((PI() / 4) + (([.F54] * PI() / 180) / 2))) / (2*PI())) - 130" office:value-type="float" office:value="78.3335320486226" calcext:value-type="float">
            <text:p>78.3335320486226</text:p>
          </table:table-cell>
          <table:table-cell table:formula="of:=COM.MICROSOFT.CONCAT([.H54]; ; &quot;,&quot;; [.I54]; &quot; &quot;; [.H55]; &quot;,&quot;; [.I55])" office:value-type="string" office:string-value="21.5163888888889,78.3335320486226 24.4147777777778,77.8997936921927" calcext:value-type="string">
            <text:p>21.5163888888889,78.3335320486226 24.4147777777778,77.8997936921927</text:p>
          </table:table-cell>
          <table:table-cell table:formula="of:=COM.MICROSOFT.CONCAT(&quot;&lt;path style=&quot;&quot;fill:#000000;stroke-width:0.97;stroke:#000000;stroke-opacity:1&quot;&quot; d = &quot;&quot;M &quot;; [.J54]; &quot;&quot;&quot; id = &quot;&quot;path&quot;; [.A54]; &quot;&quot;&quot; /&gt;&quot;)" office:value-type="string" office:string-value="&lt;path style=&quot;fill:#000000;stroke-width:0.97;stroke:#000000;stroke-opacity:1&quot; d = &quot;M 21.5163888888889,78.3335320486226 24.4147777777778,77.8997936921927&quot; id = &quot;path52&quot; /&gt;" calcext:value-type="string">
            <text:p>&lt;path style="fill:#000000;stroke-width:0.97;stroke:#000000;stroke-opacity:1" d = "M 21.5163888888889,78.3335320486226 24.4147777777778,77.8997936921927" id = "path52" /&gt;</text:p>
          </table:table-cell>
          <table:table-cell table:formula="of:=COM.MICROSOFT.CONCAT(&quot;&lt;ellipse style=&quot;&quot;fill:#000000;stroke:#000000;stroke-width:1;stroke-linejoin:round&quot;&quot;&quot;; &quot; id = &quot;&quot;circle&quot;; [.A54]; &quot;&quot;&quot;&quot;; &quot; cx=&quot;&quot;&quot;; [.H54]; &quot;&quot;&quot;&quot;; &quot; cy=&quot;&quot;&quot;; [.I5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52&quot; cx=&quot;21.5163888888889&quot; cy=&quot;78.3335320486226&quot; rx=&quot;0.9&quot; ry=&quot;0.8&quot; /&gt;" calcext:value-type="string">
            <text:p>&lt;ellipse style="fill:#000000;stroke:#000000;stroke-width:1;stroke-linejoin:round" id = "circle52" cx="21.5163888888889" cy="78.3335320486226" rx="0.9" ry="0.8" /&gt;</text:p>
          </table:table-cell>
          <table:table-cell table:formula="of:=COM.MICROSOFT.CONCAT([.K54]; &quot; &quot;; [.L54])" office:value-type="string" office:string-value="&lt;path style=&quot;fill:#000000;stroke-width:0.97;stroke:#000000;stroke-opacity:1&quot; d = &quot;M 21.5163888888889,78.3335320486226 24.4147777777778,77.8997936921927&quot; id = &quot;path52&quot; /&gt; &lt;ellipse style=&quot;fill:#000000;stroke:#000000;stroke-width:1;stroke-linejoin:round&quot; id = &quot;circle52&quot; cx=&quot;21.5163888888889&quot; cy=&quot;78.3335320486226&quot; rx=&quot;0.9&quot; ry=&quot;0.8&quot; /&gt;" calcext:value-type="string">
            <text:p>&lt;path style="fill:#000000;stroke-width:0.97;stroke:#000000;stroke-opacity:1" d = "M 21.5163888888889,78.3335320486226 24.4147777777778,77.8997936921927" id = "path52" /&gt; &lt;ellipse style="fill:#000000;stroke:#000000;stroke-width:1;stroke-linejoin:round" id = "circle52" cx="21.5163888888889" cy="78.3335320486226" rx="0.9" ry="0.8" /&gt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growing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Fernando</text:p>
          </table:table-cell>
          <table:table-cell office:value-type="float" office:value="34.2886" calcext:value-type="float">
            <text:p>34.2886</text:p>
          </table:table-cell>
          <table:table-cell office:value-type="float" office:value="-118.4362" calcext:value-type="float">
            <text:p>-118.4362</text:p>
          </table:table-cell>
          <table:table-cell table:formula="of:=([.G55] + 180) * (1400 / 360) - 215" office:value-type="float" office:value="24.4147777777778" calcext:value-type="float">
            <text:p>24.4147777777778</text:p>
          </table:table-cell>
          <table:table-cell table:formula="of:=(700/2)-(1400* LN(TAN((PI() / 4) + (([.F55] * PI() / 180) / 2))) / (2*PI())) - 130" office:value-type="float" office:value="77.8997936921927" calcext:value-type="float">
            <text:p>77.8997936921927</text:p>
          </table:table-cell>
          <table:table-cell table:formula="of:=COM.MICROSOFT.CONCAT([.H55]; ; &quot;,&quot;; [.I55]; &quot; &quot;; [.H56]; &quot;,&quot;; [.I56])" office:value-type="string" office:string-value="24.4147777777778,77.8997936921927 24.4147777777778,77.8997936921927" calcext:value-type="string">
            <text:p>24.4147777777778,77.8997936921927 24.4147777777778,77.8997936921927</text:p>
          </table:table-cell>
          <table:table-cell table:formula="of:=COM.MICROSOFT.CONCAT(&quot;&lt;path style=&quot;&quot;fill:#000000;stroke-width:0.97;stroke:#000000;stroke-opacity:1&quot;&quot; d = &quot;&quot;M &quot;; [.J55]; &quot;&quot;&quot; id = &quot;&quot;path&quot;; [.A55]; &quot;&quot;&quot; /&gt;&quot;)" office:value-type="string" office:string-value="&lt;path style=&quot;fill:#000000;stroke-width:0.97;stroke:#000000;stroke-opacity:1&quot; d = &quot;M 24.4147777777778,77.8997936921927 24.4147777777778,77.8997936921927&quot; id = &quot;path53&quot; /&gt;" calcext:value-type="string">
            <text:p>&lt;path style="fill:#000000;stroke-width:0.97;stroke:#000000;stroke-opacity:1" d = "M 24.4147777777778,77.8997936921927 24.4147777777778,77.8997936921927" id = "path53" /&gt;</text:p>
          </table:table-cell>
          <table:table-cell table:formula="of:=COM.MICROSOFT.CONCAT(&quot;&lt;ellipse style=&quot;&quot;fill:#000000;stroke:#000000;stroke-width:1;stroke-linejoin:round&quot;&quot;&quot;; &quot; id = &quot;&quot;circle&quot;; [.A55]; &quot;&quot;&quot;&quot;; &quot; cx=&quot;&quot;&quot;; [.H55]; &quot;&quot;&quot;&quot;; &quot; cy=&quot;&quot;&quot;; [.I5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53&quot; cx=&quot;24.4147777777778&quot; cy=&quot;77.8997936921927&quot; rx=&quot;0.9&quot; ry=&quot;0.8&quot; /&gt;" calcext:value-type="string">
            <text:p>&lt;ellipse style="fill:#000000;stroke:#000000;stroke-width:1;stroke-linejoin:round" id = "circle53" cx="24.4147777777778" cy="77.8997936921927" rx="0.9" ry="0.8" /&gt;</text:p>
          </table:table-cell>
          <table:table-cell table:formula="of:=COM.MICROSOFT.CONCAT([.K55]; &quot; &quot;; [.L55])" office:value-type="string" office:string-value="&lt;path style=&quot;fill:#000000;stroke-width:0.97;stroke:#000000;stroke-opacity:1&quot; d = &quot;M 24.4147777777778,77.8997936921927 24.4147777777778,77.8997936921927&quot; id = &quot;path53&quot; /&gt; &lt;ellipse style=&quot;fill:#000000;stroke:#000000;stroke-width:1;stroke-linejoin:round&quot; id = &quot;circle53&quot; cx=&quot;24.4147777777778&quot; cy=&quot;77.8997936921927&quot; rx=&quot;0.9&quot; ry=&quot;0.8&quot; /&gt;" calcext:value-type="string">
            <text:p>&lt;path style="fill:#000000;stroke-width:0.97;stroke:#000000;stroke-opacity:1" d = "M 24.4147777777778,77.8997936921927 24.4147777777778,77.8997936921927" id = "path53" /&gt; &lt;ellipse style="fill:#000000;stroke:#000000;stroke-width:1;stroke-linejoin:round" id = "circle53" cx="24.4147777777778" cy="77.8997936921927" rx="0.9" ry="0.8" /&gt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votav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Fernando</text:p>
          </table:table-cell>
          <table:table-cell office:value-type="float" office:value="34.2886" calcext:value-type="float">
            <text:p>34.2886</text:p>
          </table:table-cell>
          <table:table-cell office:value-type="float" office:value="-118.4362" calcext:value-type="float">
            <text:p>-118.4362</text:p>
          </table:table-cell>
          <table:table-cell table:formula="of:=([.G56] + 180) * (1400 / 360) - 215" office:value-type="float" office:value="24.4147777777778" calcext:value-type="float">
            <text:p>24.4147777777778</text:p>
          </table:table-cell>
          <table:table-cell table:formula="of:=(700/2)-(1400* LN(TAN((PI() / 4) + (([.F56] * PI() / 180) / 2))) / (2*PI())) - 130" office:value-type="float" office:value="77.8997936921927" calcext:value-type="float">
            <text:p>77.8997936921927</text:p>
          </table:table-cell>
          <table:table-cell table:formula="of:=COM.MICROSOFT.CONCAT([.H56]; ; &quot;,&quot;; [.I56]; &quot; &quot;; [.H57]; &quot;,&quot;; [.I57])" office:value-type="string" office:string-value="24.4147777777778,77.8997936921927 24.5291111111111,78.7202971637255" calcext:value-type="string">
            <text:p>24.4147777777778,77.8997936921927 24.5291111111111,78.7202971637255</text:p>
          </table:table-cell>
          <table:table-cell table:formula="of:=COM.MICROSOFT.CONCAT(&quot;&lt;path style=&quot;&quot;fill:#000000;stroke-width:0.97;stroke:#000000;stroke-opacity:1&quot;&quot; d = &quot;&quot;M &quot;; [.J56]; &quot;&quot;&quot; id = &quot;&quot;path&quot;; [.A56]; &quot;&quot;&quot; /&gt;&quot;)" office:value-type="string" office:string-value="&lt;path style=&quot;fill:#000000;stroke-width:0.97;stroke:#000000;stroke-opacity:1&quot; d = &quot;M 24.4147777777778,77.8997936921927 24.5291111111111,78.7202971637255&quot; id = &quot;path54&quot; /&gt;" calcext:value-type="string">
            <text:p>&lt;path style="fill:#000000;stroke-width:0.97;stroke:#000000;stroke-opacity:1" d = "M 24.4147777777778,77.8997936921927 24.5291111111111,78.7202971637255" id = "path54" /&gt;</text:p>
          </table:table-cell>
          <table:table-cell table:formula="of:=COM.MICROSOFT.CONCAT(&quot;&lt;ellipse style=&quot;&quot;fill:#000000;stroke:#000000;stroke-width:1;stroke-linejoin:round&quot;&quot;&quot;; &quot; id = &quot;&quot;circle&quot;; [.A56]; &quot;&quot;&quot;&quot;; &quot; cx=&quot;&quot;&quot;; [.H56]; &quot;&quot;&quot;&quot;; &quot; cy=&quot;&quot;&quot;; [.I5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54&quot; cx=&quot;24.4147777777778&quot; cy=&quot;77.8997936921927&quot; rx=&quot;0.9&quot; ry=&quot;0.8&quot; /&gt;" calcext:value-type="string">
            <text:p>&lt;ellipse style="fill:#000000;stroke:#000000;stroke-width:1;stroke-linejoin:round" id = "circle54" cx="24.4147777777778" cy="77.8997936921927" rx="0.9" ry="0.8" /&gt;</text:p>
          </table:table-cell>
          <table:table-cell table:formula="of:=COM.MICROSOFT.CONCAT([.K56]; &quot; &quot;; [.L56])" office:value-type="string" office:string-value="&lt;path style=&quot;fill:#000000;stroke-width:0.97;stroke:#000000;stroke-opacity:1&quot; d = &quot;M 24.4147777777778,77.8997936921927 24.5291111111111,78.7202971637255&quot; id = &quot;path54&quot; /&gt; &lt;ellipse style=&quot;fill:#000000;stroke:#000000;stroke-width:1;stroke-linejoin:round&quot; id = &quot;circle54&quot; cx=&quot;24.4147777777778&quot; cy=&quot;77.8997936921927&quot; rx=&quot;0.9&quot; ry=&quot;0.8&quot; /&gt;" calcext:value-type="string">
            <text:p>&lt;path style="fill:#000000;stroke-width:0.97;stroke:#000000;stroke-opacity:1" d = "M 24.4147777777778,77.8997936921927 24.5291111111111,78.7202971637255" id = "path54" /&gt; &lt;ellipse style="fill:#000000;stroke:#000000;stroke-width:1;stroke-linejoin:round" id = "circle54" cx="24.4147777777778" cy="77.8997936921927" rx="0.9" ry="0.8" /&gt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natomy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float" office:value="34.1141" calcext:value-type="float">
            <text:p>34.1141</text:p>
          </table:table-cell>
          <table:table-cell office:value-type="float" office:value="-118.4068" calcext:value-type="float">
            <text:p>-118.4068</text:p>
          </table:table-cell>
          <table:table-cell table:formula="of:=([.G57] + 180) * (1400 / 360) - 215" office:value-type="float" office:value="24.5291111111111" calcext:value-type="float">
            <text:p>24.5291111111111</text:p>
          </table:table-cell>
          <table:table-cell table:formula="of:=(700/2)-(1400* LN(TAN((PI() / 4) + (([.F57] * PI() / 180) / 2))) / (2*PI())) - 130" office:value-type="float" office:value="78.7202971637255" calcext:value-type="float">
            <text:p>78.7202971637255</text:p>
          </table:table-cell>
          <table:table-cell table:formula="of:=COM.MICROSOFT.CONCAT([.H57]; ; &quot;,&quot;; [.I57]; &quot; &quot;; [.H58]; &quot;,&quot;; [.I58])" office:value-type="string" office:string-value="24.5291111111111,78.7202971637255 24.5291111111111,78.7202971637255" calcext:value-type="string">
            <text:p>24.5291111111111,78.7202971637255 24.5291111111111,78.7202971637255</text:p>
          </table:table-cell>
          <table:table-cell table:formula="of:=COM.MICROSOFT.CONCAT(&quot;&lt;path style=&quot;&quot;fill:#000000;stroke-width:0.97;stroke:#000000;stroke-opacity:1&quot;&quot; d = &quot;&quot;M &quot;; [.J57]; &quot;&quot;&quot; id = &quot;&quot;path&quot;; [.A57]; &quot;&quot;&quot; /&gt;&quot;)" office:value-type="string" office:string-value="&lt;path style=&quot;fill:#000000;stroke-width:0.97;stroke:#000000;stroke-opacity:1&quot; d = &quot;M 24.5291111111111,78.7202971637255 24.5291111111111,78.7202971637255&quot; id = &quot;path55&quot; /&gt;" calcext:value-type="string">
            <text:p>&lt;path style="fill:#000000;stroke-width:0.97;stroke:#000000;stroke-opacity:1" d = "M 24.5291111111111,78.7202971637255 24.5291111111111,78.7202971637255" id = "path55" /&gt;</text:p>
          </table:table-cell>
          <table:table-cell table:formula="of:=COM.MICROSOFT.CONCAT(&quot;&lt;ellipse style=&quot;&quot;fill:#000000;stroke:#000000;stroke-width:1;stroke-linejoin:round&quot;&quot;&quot;; &quot; id = &quot;&quot;circle&quot;; [.A57]; &quot;&quot;&quot;&quot;; &quot; cx=&quot;&quot;&quot;; [.H57]; &quot;&quot;&quot;&quot;; &quot; cy=&quot;&quot;&quot;; [.I5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55&quot; cx=&quot;24.5291111111111&quot; cy=&quot;78.7202971637255&quot; rx=&quot;0.9&quot; ry=&quot;0.8&quot; /&gt;" calcext:value-type="string">
            <text:p>&lt;ellipse style="fill:#000000;stroke:#000000;stroke-width:1;stroke-linejoin:round" id = "circle55" cx="24.5291111111111" cy="78.7202971637255" rx="0.9" ry="0.8" /&gt;</text:p>
          </table:table-cell>
          <table:table-cell table:formula="of:=COM.MICROSOFT.CONCAT([.K57]; &quot; &quot;; [.L57])" office:value-type="string" office:string-value="&lt;path style=&quot;fill:#000000;stroke-width:0.97;stroke:#000000;stroke-opacity:1&quot; d = &quot;M 24.5291111111111,78.7202971637255 24.5291111111111,78.7202971637255&quot; id = &quot;path55&quot; /&gt; &lt;ellipse style=&quot;fill:#000000;stroke:#000000;stroke-width:1;stroke-linejoin:round&quot; id = &quot;circle55&quot; cx=&quot;24.5291111111111&quot; cy=&quot;78.7202971637255&quot; rx=&quot;0.9&quot; ry=&quot;0.8&quot; /&gt;" calcext:value-type="string">
            <text:p>&lt;path style="fill:#000000;stroke-width:0.97;stroke:#000000;stroke-opacity:1" d = "M 24.5291111111111,78.7202971637255 24.5291111111111,78.7202971637255" id = "path55" /&gt; &lt;ellipse style="fill:#000000;stroke:#000000;stroke-width:1;stroke-linejoin:round" id = "circle55" cx="24.5291111111111" cy="78.7202971637255" rx="0.9" ry="0.8" /&gt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mmonium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float" office:value="34.1141" calcext:value-type="float">
            <text:p>34.1141</text:p>
          </table:table-cell>
          <table:table-cell office:value-type="float" office:value="-118.4068" calcext:value-type="float">
            <text:p>-118.4068</text:p>
          </table:table-cell>
          <table:table-cell table:formula="of:=([.G58] + 180) * (1400 / 360) - 215" office:value-type="float" office:value="24.5291111111111" calcext:value-type="float">
            <text:p>24.5291111111111</text:p>
          </table:table-cell>
          <table:table-cell table:formula="of:=(700/2)-(1400* LN(TAN((PI() / 4) + (([.F58] * PI() / 180) / 2))) / (2*PI())) - 130" office:value-type="float" office:value="78.7202971637255" calcext:value-type="float">
            <text:p>78.7202971637255</text:p>
          </table:table-cell>
          <table:table-cell table:formula="of:=COM.MICROSOFT.CONCAT([.H58]; ; &quot;,&quot;; [.I58]; &quot; &quot;; [.H59]; &quot;,&quot;; [.I59])" office:value-type="string" office:string-value="24.5291111111111,78.7202971637255 24.7826666666667,80.0309958925029" calcext:value-type="string">
            <text:p>24.5291111111111,78.7202971637255 24.7826666666667,80.0309958925029</text:p>
          </table:table-cell>
          <table:table-cell table:formula="of:=COM.MICROSOFT.CONCAT(&quot;&lt;path style=&quot;&quot;fill:#000000;stroke-width:0.97;stroke:#000000;stroke-opacity:1&quot;&quot; d = &quot;&quot;M &quot;; [.J58]; &quot;&quot;&quot; id = &quot;&quot;path&quot;; [.A58]; &quot;&quot;&quot; /&gt;&quot;)" office:value-type="string" office:string-value="&lt;path style=&quot;fill:#000000;stroke-width:0.97;stroke:#000000;stroke-opacity:1&quot; d = &quot;M 24.5291111111111,78.7202971637255 24.7826666666667,80.0309958925029&quot; id = &quot;path56&quot; /&gt;" calcext:value-type="string">
            <text:p>&lt;path style="fill:#000000;stroke-width:0.97;stroke:#000000;stroke-opacity:1" d = "M 24.5291111111111,78.7202971637255 24.7826666666667,80.0309958925029" id = "path56" /&gt;</text:p>
          </table:table-cell>
          <table:table-cell table:formula="of:=COM.MICROSOFT.CONCAT(&quot;&lt;ellipse style=&quot;&quot;fill:#000000;stroke:#000000;stroke-width:1;stroke-linejoin:round&quot;&quot;&quot;; &quot; id = &quot;&quot;circle&quot;; [.A58]; &quot;&quot;&quot;&quot;; &quot; cx=&quot;&quot;&quot;; [.H58]; &quot;&quot;&quot;&quot;; &quot; cy=&quot;&quot;&quot;; [.I5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56&quot; cx=&quot;24.5291111111111&quot; cy=&quot;78.7202971637255&quot; rx=&quot;0.9&quot; ry=&quot;0.8&quot; /&gt;" calcext:value-type="string">
            <text:p>&lt;ellipse style="fill:#000000;stroke:#000000;stroke-width:1;stroke-linejoin:round" id = "circle56" cx="24.5291111111111" cy="78.7202971637255" rx="0.9" ry="0.8" /&gt;</text:p>
          </table:table-cell>
          <table:table-cell table:formula="of:=COM.MICROSOFT.CONCAT([.K58]; &quot; &quot;; [.L58])" office:value-type="string" office:string-value="&lt;path style=&quot;fill:#000000;stroke-width:0.97;stroke:#000000;stroke-opacity:1&quot; d = &quot;M 24.5291111111111,78.7202971637255 24.7826666666667,80.0309958925029&quot; id = &quot;path56&quot; /&gt; &lt;ellipse style=&quot;fill:#000000;stroke:#000000;stroke-width:1;stroke-linejoin:round&quot; id = &quot;circle56&quot; cx=&quot;24.5291111111111&quot; cy=&quot;78.7202971637255&quot; rx=&quot;0.9&quot; ry=&quot;0.8&quot; /&gt;" calcext:value-type="string">
            <text:p>&lt;path style="fill:#000000;stroke-width:0.97;stroke:#000000;stroke-opacity:1" d = "M 24.5291111111111,78.7202971637255 24.7826666666667,80.0309958925029" id = "path56" /&gt; &lt;ellipse style="fill:#000000;stroke:#000000;stroke-width:1;stroke-linejoin:round" id = "circle56" cx="24.5291111111111" cy="78.7202971637255" rx="0.9" ry="0.8" /&gt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meet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Torrance</text:p>
          </table:table-cell>
          <table:table-cell office:value-type="float" office:value="33.8346" calcext:value-type="float">
            <text:p>33.8346</text:p>
          </table:table-cell>
          <table:table-cell office:value-type="float" office:value="-118.3416" calcext:value-type="float">
            <text:p>-118.3416</text:p>
          </table:table-cell>
          <table:table-cell table:formula="of:=([.G59] + 180) * (1400 / 360) - 215" office:value-type="float" office:value="24.7826666666667" calcext:value-type="float">
            <text:p>24.7826666666667</text:p>
          </table:table-cell>
          <table:table-cell table:formula="of:=(700/2)-(1400* LN(TAN((PI() / 4) + (([.F59] * PI() / 180) / 2))) / (2*PI())) - 130" office:value-type="float" office:value="80.0309958925029" calcext:value-type="float">
            <text:p>80.0309958925029</text:p>
          </table:table-cell>
          <table:table-cell table:formula="of:=COM.MICROSOFT.CONCAT([.H59]; ; &quot;,&quot;; [.I59]; &quot; &quot;; [.H60]; &quot;,&quot;; [.I60])" office:value-type="string" office:string-value="24.7826666666667,80.0309958925029 24.7826666666667,80.0309958925029" calcext:value-type="string">
            <text:p>24.7826666666667,80.0309958925029 24.7826666666667,80.0309958925029</text:p>
          </table:table-cell>
          <table:table-cell table:formula="of:=COM.MICROSOFT.CONCAT(&quot;&lt;path style=&quot;&quot;fill:#000000;stroke-width:0.97;stroke:#000000;stroke-opacity:1&quot;&quot; d = &quot;&quot;M &quot;; [.J59]; &quot;&quot;&quot; id = &quot;&quot;path&quot;; [.A59]; &quot;&quot;&quot; /&gt;&quot;)" office:value-type="string" office:string-value="&lt;path style=&quot;fill:#000000;stroke-width:0.97;stroke:#000000;stroke-opacity:1&quot; d = &quot;M 24.7826666666667,80.0309958925029 24.7826666666667,80.0309958925029&quot; id = &quot;path57&quot; /&gt;" calcext:value-type="string">
            <text:p>&lt;path style="fill:#000000;stroke-width:0.97;stroke:#000000;stroke-opacity:1" d = "M 24.7826666666667,80.0309958925029 24.7826666666667,80.0309958925029" id = "path57" /&gt;</text:p>
          </table:table-cell>
          <table:table-cell table:formula="of:=COM.MICROSOFT.CONCAT(&quot;&lt;ellipse style=&quot;&quot;fill:#000000;stroke:#000000;stroke-width:1;stroke-linejoin:round&quot;&quot;&quot;; &quot; id = &quot;&quot;circle&quot;; [.A59]; &quot;&quot;&quot;&quot;; &quot; cx=&quot;&quot;&quot;; [.H59]; &quot;&quot;&quot;&quot;; &quot; cy=&quot;&quot;&quot;; [.I5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57&quot; cx=&quot;24.7826666666667&quot; cy=&quot;80.0309958925029&quot; rx=&quot;0.9&quot; ry=&quot;0.8&quot; /&gt;" calcext:value-type="string">
            <text:p>&lt;ellipse style="fill:#000000;stroke:#000000;stroke-width:1;stroke-linejoin:round" id = "circle57" cx="24.7826666666667" cy="80.0309958925029" rx="0.9" ry="0.8" /&gt;</text:p>
          </table:table-cell>
          <table:table-cell table:formula="of:=COM.MICROSOFT.CONCAT([.K59]; &quot; &quot;; [.L59])" office:value-type="string" office:string-value="&lt;path style=&quot;fill:#000000;stroke-width:0.97;stroke:#000000;stroke-opacity:1&quot; d = &quot;M 24.7826666666667,80.0309958925029 24.7826666666667,80.0309958925029&quot; id = &quot;path57&quot; /&gt; &lt;ellipse style=&quot;fill:#000000;stroke:#000000;stroke-width:1;stroke-linejoin:round&quot; id = &quot;circle57&quot; cx=&quot;24.7826666666667&quot; cy=&quot;80.0309958925029&quot; rx=&quot;0.9&quot; ry=&quot;0.8&quot; /&gt;" calcext:value-type="string">
            <text:p>&lt;path style="fill:#000000;stroke-width:0.97;stroke:#000000;stroke-opacity:1" d = "M 24.7826666666667,80.0309958925029 24.7826666666667,80.0309958925029" id = "path57" /&gt; &lt;ellipse style="fill:#000000;stroke:#000000;stroke-width:1;stroke-linejoin:round" id = "circle57" cx="24.7826666666667" cy="80.0309958925029" rx="0.9" ry="0.8" /&gt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Torrance</text:p>
          </table:table-cell>
          <table:table-cell office:value-type="float" office:value="33.8346" calcext:value-type="float">
            <text:p>33.8346</text:p>
          </table:table-cell>
          <table:table-cell office:value-type="float" office:value="-118.3416" calcext:value-type="float">
            <text:p>-118.3416</text:p>
          </table:table-cell>
          <table:table-cell table:formula="of:=([.G60] + 180) * (1400 / 360) - 215" office:value-type="float" office:value="24.7826666666667" calcext:value-type="float">
            <text:p>24.7826666666667</text:p>
          </table:table-cell>
          <table:table-cell table:formula="of:=(700/2)-(1400* LN(TAN((PI() / 4) + (([.F60] * PI() / 180) / 2))) / (2*PI())) - 130" office:value-type="float" office:value="80.0309958925029" calcext:value-type="float">
            <text:p>80.0309958925029</text:p>
          </table:table-cell>
          <table:table-cell table:formula="of:=COM.MICROSOFT.CONCAT([.H60]; ; &quot;,&quot;; [.I60]; &quot; &quot;; [.H61]; &quot;,&quot;; [.I61])" office:value-type="string" office:string-value="24.7826666666667,80.0309958925029 25.5705555555556,78.5060486003834" calcext:value-type="string">
            <text:p>24.7826666666667,80.0309958925029 25.5705555555556,78.5060486003834</text:p>
          </table:table-cell>
          <table:table-cell table:formula="of:=COM.MICROSOFT.CONCAT(&quot;&lt;path style=&quot;&quot;fill:#000000;stroke-width:0.97;stroke:#000000;stroke-opacity:1&quot;&quot; d = &quot;&quot;M &quot;; [.J60]; &quot;&quot;&quot; id = &quot;&quot;path&quot;; [.A60]; &quot;&quot;&quot; /&gt;&quot;)" office:value-type="string" office:string-value="&lt;path style=&quot;fill:#000000;stroke-width:0.97;stroke:#000000;stroke-opacity:1&quot; d = &quot;M 24.7826666666667,80.0309958925029 25.5705555555556,78.5060486003834&quot; id = &quot;path58&quot; /&gt;" calcext:value-type="string">
            <text:p>&lt;path style="fill:#000000;stroke-width:0.97;stroke:#000000;stroke-opacity:1" d = "M 24.7826666666667,80.0309958925029 25.5705555555556,78.5060486003834" id = "path58" /&gt;</text:p>
          </table:table-cell>
          <table:table-cell table:formula="of:=COM.MICROSOFT.CONCAT(&quot;&lt;ellipse style=&quot;&quot;fill:#000000;stroke:#000000;stroke-width:1;stroke-linejoin:round&quot;&quot;&quot;; &quot; id = &quot;&quot;circle&quot;; [.A60]; &quot;&quot;&quot;&quot;; &quot; cx=&quot;&quot;&quot;; [.H60]; &quot;&quot;&quot;&quot;; &quot; cy=&quot;&quot;&quot;; [.I6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58&quot; cx=&quot;24.7826666666667&quot; cy=&quot;80.0309958925029&quot; rx=&quot;0.9&quot; ry=&quot;0.8&quot; /&gt;" calcext:value-type="string">
            <text:p>&lt;ellipse style="fill:#000000;stroke:#000000;stroke-width:1;stroke-linejoin:round" id = "circle58" cx="24.7826666666667" cy="80.0309958925029" rx="0.9" ry="0.8" /&gt;</text:p>
          </table:table-cell>
          <table:table-cell table:formula="of:=COM.MICROSOFT.CONCAT([.K60]; &quot; &quot;; [.L60])" office:value-type="string" office:string-value="&lt;path style=&quot;fill:#000000;stroke-width:0.97;stroke:#000000;stroke-opacity:1&quot; d = &quot;M 24.7826666666667,80.0309958925029 25.5705555555556,78.5060486003834&quot; id = &quot;path58&quot; /&gt; &lt;ellipse style=&quot;fill:#000000;stroke:#000000;stroke-width:1;stroke-linejoin:round&quot; id = &quot;circle58&quot; cx=&quot;24.7826666666667&quot; cy=&quot;80.0309958925029&quot; rx=&quot;0.9&quot; ry=&quot;0.8&quot; /&gt;" calcext:value-type="string">
            <text:p>&lt;path style="fill:#000000;stroke-width:0.97;stroke:#000000;stroke-opacity:1" d = "M 24.7826666666667,80.0309958925029 25.5705555555556,78.5060486003834" id = "path58" /&gt; &lt;ellipse style="fill:#000000;stroke:#000000;stroke-width:1;stroke-linejoin:round" id = "circle58" cx="24.7826666666667" cy="80.0309958925029" rx="0.9" ry="0.8" /&gt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float" office:value="34.1597" calcext:value-type="float">
            <text:p>34.1597</text:p>
          </table:table-cell>
          <table:table-cell office:value-type="float" office:value="-118.139" calcext:value-type="float">
            <text:p>-118.139</text:p>
          </table:table-cell>
          <table:table-cell table:formula="of:=([.G61] + 180) * (1400 / 360) - 215" office:value-type="float" office:value="25.5705555555556" calcext:value-type="float">
            <text:p>25.5705555555556</text:p>
          </table:table-cell>
          <table:table-cell table:formula="of:=(700/2)-(1400* LN(TAN((PI() / 4) + (([.F61] * PI() / 180) / 2))) / (2*PI())) - 130" office:value-type="float" office:value="78.5060486003834" calcext:value-type="float">
            <text:p>78.5060486003834</text:p>
          </table:table-cell>
          <table:table-cell table:formula="of:=COM.MICROSOFT.CONCAT([.H61]; ; &quot;,&quot;; [.I61]; &quot; &quot;; [.H62]; &quot;,&quot;; [.I62])" office:value-type="string" office:string-value="25.5705555555556,78.5060486003834 25.4616666666666,80.2037152376867" calcext:value-type="string">
            <text:p>25.5705555555556,78.5060486003834 25.4616666666666,80.2037152376867</text:p>
          </table:table-cell>
          <table:table-cell table:formula="of:=COM.MICROSOFT.CONCAT(&quot;&lt;path style=&quot;&quot;fill:#000000;stroke-width:0.97;stroke:#000000;stroke-opacity:1&quot;&quot; d = &quot;&quot;M &quot;; [.J61]; &quot;&quot;&quot; id = &quot;&quot;path&quot;; [.A61]; &quot;&quot;&quot; /&gt;&quot;)" office:value-type="string" office:string-value="&lt;path style=&quot;fill:#000000;stroke-width:0.97;stroke:#000000;stroke-opacity:1&quot; d = &quot;M 25.5705555555556,78.5060486003834 25.4616666666666,80.2037152376867&quot; id = &quot;path59&quot; /&gt;" calcext:value-type="string">
            <text:p>&lt;path style="fill:#000000;stroke-width:0.97;stroke:#000000;stroke-opacity:1" d = "M 25.5705555555556,78.5060486003834 25.4616666666666,80.2037152376867" id = "path59" /&gt;</text:p>
          </table:table-cell>
          <table:table-cell table:formula="of:=COM.MICROSOFT.CONCAT(&quot;&lt;ellipse style=&quot;&quot;fill:#000000;stroke:#000000;stroke-width:1;stroke-linejoin:round&quot;&quot;&quot;; &quot; id = &quot;&quot;circle&quot;; [.A61]; &quot;&quot;&quot;&quot;; &quot; cx=&quot;&quot;&quot;; [.H61]; &quot;&quot;&quot;&quot;; &quot; cy=&quot;&quot;&quot;; [.I6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59&quot; cx=&quot;25.5705555555556&quot; cy=&quot;78.5060486003834&quot; rx=&quot;0.9&quot; ry=&quot;0.8&quot; /&gt;" calcext:value-type="string">
            <text:p>&lt;ellipse style="fill:#000000;stroke:#000000;stroke-width:1;stroke-linejoin:round" id = "circle59" cx="25.5705555555556" cy="78.5060486003834" rx="0.9" ry="0.8" /&gt;</text:p>
          </table:table-cell>
          <table:table-cell table:formula="of:=COM.MICROSOFT.CONCAT([.K61]; &quot; &quot;; [.L61])" office:value-type="string" office:string-value="&lt;path style=&quot;fill:#000000;stroke-width:0.97;stroke:#000000;stroke-opacity:1&quot; d = &quot;M 25.5705555555556,78.5060486003834 25.4616666666666,80.2037152376867&quot; id = &quot;path59&quot; /&gt; &lt;ellipse style=&quot;fill:#000000;stroke:#000000;stroke-width:1;stroke-linejoin:round&quot; id = &quot;circle59&quot; cx=&quot;25.5705555555556&quot; cy=&quot;78.5060486003834&quot; rx=&quot;0.9&quot; ry=&quot;0.8&quot; /&gt;" calcext:value-type="string">
            <text:p>&lt;path style="fill:#000000;stroke-width:0.97;stroke:#000000;stroke-opacity:1" d = "M 25.5705555555556,78.5060486003834 25.4616666666666,80.2037152376867" id = "path59" /&gt; &lt;ellipse style="fill:#000000;stroke:#000000;stroke-width:1;stroke-linejoin:round" id = "circle59" cx="25.5705555555556" cy="78.5060486003834" rx="0.9" ry="0.8" /&gt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lotio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ng Beach</text:p>
          </table:table-cell>
          <table:table-cell office:value-type="float" office:value="33.7977" calcext:value-type="float">
            <text:p>33.7977</text:p>
          </table:table-cell>
          <table:table-cell office:value-type="float" office:value="-118.167" calcext:value-type="float">
            <text:p>-118.167</text:p>
          </table:table-cell>
          <table:table-cell table:formula="of:=([.G62] + 180) * (1400 / 360) - 215" office:value-type="float" office:value="25.4616666666666" calcext:value-type="float">
            <text:p>25.4616666666666</text:p>
          </table:table-cell>
          <table:table-cell table:formula="of:=(700/2)-(1400* LN(TAN((PI() / 4) + (([.F62] * PI() / 180) / 2))) / (2*PI())) - 130" office:value-type="float" office:value="80.2037152376867" calcext:value-type="float">
            <text:p>80.2037152376867</text:p>
          </table:table-cell>
          <table:table-cell table:formula="of:=COM.MICROSOFT.CONCAT([.H62]; ; &quot;,&quot;; [.I62]; &quot; &quot;; [.H63]; &quot;,&quot;; [.I63])" office:value-type="string" office:string-value="25.4616666666666,80.2037152376867 26.9907777777778,80.7672267650971" calcext:value-type="string">
            <text:p>25.4616666666666,80.2037152376867 26.9907777777778,80.7672267650971</text:p>
          </table:table-cell>
          <table:table-cell table:formula="of:=COM.MICROSOFT.CONCAT(&quot;&lt;path style=&quot;&quot;fill:#000000;stroke-width:0.97;stroke:#000000;stroke-opacity:1&quot;&quot; d = &quot;&quot;M &quot;; [.J62]; &quot;&quot;&quot; id = &quot;&quot;path&quot;; [.A62]; &quot;&quot;&quot; /&gt;&quot;)" office:value-type="string" office:string-value="&lt;path style=&quot;fill:#000000;stroke-width:0.97;stroke:#000000;stroke-opacity:1&quot; d = &quot;M 25.4616666666666,80.2037152376867 26.9907777777778,80.7672267650971&quot; id = &quot;path60&quot; /&gt;" calcext:value-type="string">
            <text:p>&lt;path style="fill:#000000;stroke-width:0.97;stroke:#000000;stroke-opacity:1" d = "M 25.4616666666666,80.2037152376867 26.9907777777778,80.7672267650971" id = "path60" /&gt;</text:p>
          </table:table-cell>
          <table:table-cell table:formula="of:=COM.MICROSOFT.CONCAT(&quot;&lt;ellipse style=&quot;&quot;fill:#000000;stroke:#000000;stroke-width:1;stroke-linejoin:round&quot;&quot;&quot;; &quot; id = &quot;&quot;circle&quot;; [.A62]; &quot;&quot;&quot;&quot;; &quot; cx=&quot;&quot;&quot;; [.H62]; &quot;&quot;&quot;&quot;; &quot; cy=&quot;&quot;&quot;; [.I6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60&quot; cx=&quot;25.4616666666666&quot; cy=&quot;80.2037152376867&quot; rx=&quot;0.9&quot; ry=&quot;0.8&quot; /&gt;" calcext:value-type="string">
            <text:p>&lt;ellipse style="fill:#000000;stroke:#000000;stroke-width:1;stroke-linejoin:round" id = "circle60" cx="25.4616666666666" cy="80.2037152376867" rx="0.9" ry="0.8" /&gt;</text:p>
          </table:table-cell>
          <table:table-cell table:formula="of:=COM.MICROSOFT.CONCAT([.K62]; &quot; &quot;; [.L62])" office:value-type="string" office:string-value="&lt;path style=&quot;fill:#000000;stroke-width:0.97;stroke:#000000;stroke-opacity:1&quot; d = &quot;M 25.4616666666666,80.2037152376867 26.9907777777778,80.7672267650971&quot; id = &quot;path60&quot; /&gt; &lt;ellipse style=&quot;fill:#000000;stroke:#000000;stroke-width:1;stroke-linejoin:round&quot; id = &quot;circle60&quot; cx=&quot;25.4616666666666&quot; cy=&quot;80.2037152376867&quot; rx=&quot;0.9&quot; ry=&quot;0.8&quot; /&gt;" calcext:value-type="string">
            <text:p>&lt;path style="fill:#000000;stroke-width:0.97;stroke:#000000;stroke-opacity:1" d = "M 25.4616666666666,80.2037152376867 26.9907777777778,80.7672267650971" id = "path60" /&gt; &lt;ellipse style="fill:#000000;stroke:#000000;stroke-width:1;stroke-linejoin:round" id = "circle60" cx="25.4616666666666" cy="80.2037152376867" rx="0.9" ry="0.8" /&gt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Irvine</text:p>
          </table:table-cell>
          <table:table-cell office:value-type="float" office:value="33.6772" calcext:value-type="float">
            <text:p>33.6772</text:p>
          </table:table-cell>
          <table:table-cell office:value-type="float" office:value="-117.7738" calcext:value-type="float">
            <text:p>-117.7738</text:p>
          </table:table-cell>
          <table:table-cell table:formula="of:=([.G63] + 180) * (1400 / 360) - 215" office:value-type="float" office:value="26.9907777777778" calcext:value-type="float">
            <text:p>26.9907777777778</text:p>
          </table:table-cell>
          <table:table-cell table:formula="of:=(700/2)-(1400* LN(TAN((PI() / 4) + (([.F63] * PI() / 180) / 2))) / (2*PI())) - 130" office:value-type="float" office:value="80.7672267650971" calcext:value-type="float">
            <text:p>80.7672267650971</text:p>
          </table:table-cell>
          <table:table-cell table:formula="of:=COM.MICROSOFT.CONCAT([.H63]; ; &quot;,&quot;; [.I63]; &quot; &quot;; [.H64]; &quot;,&quot;; [.I64])" office:value-type="string" office:string-value="26.9907777777778,80.7672267650971 26.6656666666667,80.0103956578305" calcext:value-type="string">
            <text:p>26.9907777777778,80.7672267650971 26.6656666666667,80.0103956578305</text:p>
          </table:table-cell>
          <table:table-cell table:formula="of:=COM.MICROSOFT.CONCAT(&quot;&lt;path style=&quot;&quot;fill:#000000;stroke-width:0.97;stroke:#000000;stroke-opacity:1&quot;&quot; d = &quot;&quot;M &quot;; [.J63]; &quot;&quot;&quot; id = &quot;&quot;path&quot;; [.A63]; &quot;&quot;&quot; /&gt;&quot;)" office:value-type="string" office:string-value="&lt;path style=&quot;fill:#000000;stroke-width:0.97;stroke:#000000;stroke-opacity:1&quot; d = &quot;M 26.9907777777778,80.7672267650971 26.6656666666667,80.0103956578305&quot; id = &quot;path61&quot; /&gt;" calcext:value-type="string">
            <text:p>&lt;path style="fill:#000000;stroke-width:0.97;stroke:#000000;stroke-opacity:1" d = "M 26.9907777777778,80.7672267650971 26.6656666666667,80.0103956578305" id = "path61" /&gt;</text:p>
          </table:table-cell>
          <table:table-cell table:formula="of:=COM.MICROSOFT.CONCAT(&quot;&lt;ellipse style=&quot;&quot;fill:#000000;stroke:#000000;stroke-width:1;stroke-linejoin:round&quot;&quot;&quot;; &quot; id = &quot;&quot;circle&quot;; [.A63]; &quot;&quot;&quot;&quot;; &quot; cx=&quot;&quot;&quot;; [.H63]; &quot;&quot;&quot;&quot;; &quot; cy=&quot;&quot;&quot;; [.I6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61&quot; cx=&quot;26.9907777777778&quot; cy=&quot;80.7672267650971&quot; rx=&quot;0.9&quot; ry=&quot;0.8&quot; /&gt;" calcext:value-type="string">
            <text:p>&lt;ellipse style="fill:#000000;stroke:#000000;stroke-width:1;stroke-linejoin:round" id = "circle61" cx="26.9907777777778" cy="80.7672267650971" rx="0.9" ry="0.8" /&gt;</text:p>
          </table:table-cell>
          <table:table-cell table:formula="of:=COM.MICROSOFT.CONCAT([.K63]; &quot; &quot;; [.L63])" office:value-type="string" office:string-value="&lt;path style=&quot;fill:#000000;stroke-width:0.97;stroke:#000000;stroke-opacity:1&quot; d = &quot;M 26.9907777777778,80.7672267650971 26.6656666666667,80.0103956578305&quot; id = &quot;path61&quot; /&gt; &lt;ellipse style=&quot;fill:#000000;stroke:#000000;stroke-width:1;stroke-linejoin:round&quot; id = &quot;circle61&quot; cx=&quot;26.9907777777778&quot; cy=&quot;80.7672267650971&quot; rx=&quot;0.9&quot; ry=&quot;0.8&quot; /&gt;" calcext:value-type="string">
            <text:p>&lt;path style="fill:#000000;stroke-width:0.97;stroke:#000000;stroke-opacity:1" d = "M 26.9907777777778,80.7672267650971 26.6656666666667,80.0103956578305" id = "path61" /&gt; &lt;ellipse style="fill:#000000;stroke:#000000;stroke-width:1;stroke-linejoin:round" id = "circle61" cx="26.9907777777778" cy="80.7672267650971" rx="0.9" ry="0.8" /&gt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chilling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Anaheim</text:p>
          </table:table-cell>
          <table:table-cell office:value-type="float" office:value="33.839" calcext:value-type="float">
            <text:p>33.839</text:p>
          </table:table-cell>
          <table:table-cell office:value-type="float" office:value="-117.8574" calcext:value-type="float">
            <text:p>-117.8574</text:p>
          </table:table-cell>
          <table:table-cell table:formula="of:=([.G64] + 180) * (1400 / 360) - 215" office:value-type="float" office:value="26.6656666666667" calcext:value-type="float">
            <text:p>26.6656666666667</text:p>
          </table:table-cell>
          <table:table-cell table:formula="of:=(700/2)-(1400* LN(TAN((PI() / 4) + (([.F64] * PI() / 180) / 2))) / (2*PI())) - 130" office:value-type="float" office:value="80.0103956578305" calcext:value-type="float">
            <text:p>80.0103956578305</text:p>
          </table:table-cell>
          <table:table-cell table:formula="of:=COM.MICROSOFT.CONCAT([.H64]; ; &quot;,&quot;; [.I64]; &quot; &quot;; [.H65]; &quot;,&quot;; [.I65])" office:value-type="string" office:string-value="26.6656666666667,80.0103956578305 26.6656666666667,80.0103956578305" calcext:value-type="string">
            <text:p>26.6656666666667,80.0103956578305 26.6656666666667,80.0103956578305</text:p>
          </table:table-cell>
          <table:table-cell table:formula="of:=COM.MICROSOFT.CONCAT(&quot;&lt;path style=&quot;&quot;fill:#000000;stroke-width:0.97;stroke:#000000;stroke-opacity:1&quot;&quot; d = &quot;&quot;M &quot;; [.J64]; &quot;&quot;&quot; id = &quot;&quot;path&quot;; [.A64]; &quot;&quot;&quot; /&gt;&quot;)" office:value-type="string" office:string-value="&lt;path style=&quot;fill:#000000;stroke-width:0.97;stroke:#000000;stroke-opacity:1&quot; d = &quot;M 26.6656666666667,80.0103956578305 26.6656666666667,80.0103956578305&quot; id = &quot;path62&quot; /&gt;" calcext:value-type="string">
            <text:p>&lt;path style="fill:#000000;stroke-width:0.97;stroke:#000000;stroke-opacity:1" d = "M 26.6656666666667,80.0103956578305 26.6656666666667,80.0103956578305" id = "path62" /&gt;</text:p>
          </table:table-cell>
          <table:table-cell table:formula="of:=COM.MICROSOFT.CONCAT(&quot;&lt;ellipse style=&quot;&quot;fill:#000000;stroke:#000000;stroke-width:1;stroke-linejoin:round&quot;&quot;&quot;; &quot; id = &quot;&quot;circle&quot;; [.A64]; &quot;&quot;&quot;&quot;; &quot; cx=&quot;&quot;&quot;; [.H64]; &quot;&quot;&quot;&quot;; &quot; cy=&quot;&quot;&quot;; [.I6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62&quot; cx=&quot;26.6656666666667&quot; cy=&quot;80.0103956578305&quot; rx=&quot;0.9&quot; ry=&quot;0.8&quot; /&gt;" calcext:value-type="string">
            <text:p>&lt;ellipse style="fill:#000000;stroke:#000000;stroke-width:1;stroke-linejoin:round" id = "circle62" cx="26.6656666666667" cy="80.0103956578305" rx="0.9" ry="0.8" /&gt;</text:p>
          </table:table-cell>
          <table:table-cell table:formula="of:=COM.MICROSOFT.CONCAT([.K64]; &quot; &quot;; [.L64])" office:value-type="string" office:string-value="&lt;path style=&quot;fill:#000000;stroke-width:0.97;stroke:#000000;stroke-opacity:1&quot; d = &quot;M 26.6656666666667,80.0103956578305 26.6656666666667,80.0103956578305&quot; id = &quot;path62&quot; /&gt; &lt;ellipse style=&quot;fill:#000000;stroke:#000000;stroke-width:1;stroke-linejoin:round&quot; id = &quot;circle62&quot; cx=&quot;26.6656666666667&quot; cy=&quot;80.0103956578305&quot; rx=&quot;0.9&quot; ry=&quot;0.8&quot; /&gt;" calcext:value-type="string">
            <text:p>&lt;path style="fill:#000000;stroke-width:0.97;stroke:#000000;stroke-opacity:1" d = "M 26.6656666666667,80.0103956578305 26.6656666666667,80.0103956578305" id = "path62" /&gt; &lt;ellipse style="fill:#000000;stroke:#000000;stroke-width:1;stroke-linejoin:round" id = "circle62" cx="26.6656666666667" cy="80.0103956578305" rx="0.9" ry="0.8" /&gt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Anaheim</text:p>
          </table:table-cell>
          <table:table-cell office:value-type="float" office:value="33.839" calcext:value-type="float">
            <text:p>33.839</text:p>
          </table:table-cell>
          <table:table-cell office:value-type="float" office:value="-117.8574" calcext:value-type="float">
            <text:p>-117.8574</text:p>
          </table:table-cell>
          <table:table-cell table:formula="of:=([.G65] + 180) * (1400 / 360) - 215" office:value-type="float" office:value="26.6656666666667" calcext:value-type="float">
            <text:p>26.6656666666667</text:p>
          </table:table-cell>
          <table:table-cell table:formula="of:=(700/2)-(1400* LN(TAN((PI() / 4) + (([.F65] * PI() / 180) / 2))) / (2*PI())) - 130" office:value-type="float" office:value="80.0103956578305" calcext:value-type="float">
            <text:p>80.0103956578305</text:p>
          </table:table-cell>
          <table:table-cell table:formula="of:=COM.MICROSOFT.CONCAT([.H65]; ; &quot;,&quot;; [.I65]; &quot; &quot;; [.H66]; &quot;,&quot;; [.I66])" office:value-type="string" office:string-value="26.6656666666667,80.0103956578305 28.4642777777777,79.546140791861" calcext:value-type="string">
            <text:p>26.6656666666667,80.0103956578305 28.4642777777777,79.546140791861</text:p>
          </table:table-cell>
          <table:table-cell table:formula="of:=COM.MICROSOFT.CONCAT(&quot;&lt;path style=&quot;&quot;fill:#000000;stroke-width:0.97;stroke:#000000;stroke-opacity:1&quot;&quot; d = &quot;&quot;M &quot;; [.J65]; &quot;&quot;&quot; id = &quot;&quot;path&quot;; [.A65]; &quot;&quot;&quot; /&gt;&quot;)" office:value-type="string" office:string-value="&lt;path style=&quot;fill:#000000;stroke-width:0.97;stroke:#000000;stroke-opacity:1&quot; d = &quot;M 26.6656666666667,80.0103956578305 28.4642777777777,79.546140791861&quot; id = &quot;path63&quot; /&gt;" calcext:value-type="string">
            <text:p>&lt;path style="fill:#000000;stroke-width:0.97;stroke:#000000;stroke-opacity:1" d = "M 26.6656666666667,80.0103956578305 28.4642777777777,79.546140791861" id = "path63" /&gt;</text:p>
          </table:table-cell>
          <table:table-cell table:formula="of:=COM.MICROSOFT.CONCAT(&quot;&lt;ellipse style=&quot;&quot;fill:#000000;stroke:#000000;stroke-width:1;stroke-linejoin:round&quot;&quot;&quot;; &quot; id = &quot;&quot;circle&quot;; [.A65]; &quot;&quot;&quot;&quot;; &quot; cx=&quot;&quot;&quot;; [.H65]; &quot;&quot;&quot;&quot;; &quot; cy=&quot;&quot;&quot;; [.I6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63&quot; cx=&quot;26.6656666666667&quot; cy=&quot;80.0103956578305&quot; rx=&quot;0.9&quot; ry=&quot;0.8&quot; /&gt;" calcext:value-type="string">
            <text:p>&lt;ellipse style="fill:#000000;stroke:#000000;stroke-width:1;stroke-linejoin:round" id = "circle63" cx="26.6656666666667" cy="80.0103956578305" rx="0.9" ry="0.8" /&gt;</text:p>
          </table:table-cell>
          <table:table-cell table:formula="of:=COM.MICROSOFT.CONCAT([.K65]; &quot; &quot;; [.L65])" office:value-type="string" office:string-value="&lt;path style=&quot;fill:#000000;stroke-width:0.97;stroke:#000000;stroke-opacity:1&quot; d = &quot;M 26.6656666666667,80.0103956578305 28.4642777777777,79.546140791861&quot; id = &quot;path63&quot; /&gt; &lt;ellipse style=&quot;fill:#000000;stroke:#000000;stroke-width:1;stroke-linejoin:round&quot; id = &quot;circle63&quot; cx=&quot;26.6656666666667&quot; cy=&quot;80.0103956578305&quot; rx=&quot;0.9&quot; ry=&quot;0.8&quot; /&gt;" calcext:value-type="string">
            <text:p>&lt;path style="fill:#000000;stroke-width:0.97;stroke:#000000;stroke-opacity:1" d = "M 26.6656666666667,80.0103956578305 28.4642777777777,79.546140791861" id = "path63" /&gt; &lt;ellipse style="fill:#000000;stroke:#000000;stroke-width:1;stroke-linejoin:round" id = "circle63" cx="26.6656666666667" cy="80.0103956578305" rx="0.9" ry="0.8" /&gt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Riverside</text:p>
          </table:table-cell>
          <table:table-cell office:value-type="float" office:value="33.9381" calcext:value-type="float">
            <text:p>33.9381</text:p>
          </table:table-cell>
          <table:table-cell office:value-type="float" office:value="-117.3949" calcext:value-type="float">
            <text:p>-117.3949</text:p>
          </table:table-cell>
          <table:table-cell table:formula="of:=([.G66] + 180) * (1400 / 360) - 215" office:value-type="float" office:value="28.4642777777777" calcext:value-type="float">
            <text:p>28.4642777777777</text:p>
          </table:table-cell>
          <table:table-cell table:formula="of:=(700/2)-(1400* LN(TAN((PI() / 4) + (([.F66] * PI() / 180) / 2))) / (2*PI())) - 130" office:value-type="float" office:value="79.546140791861" calcext:value-type="float">
            <text:p>79.546140791861</text:p>
          </table:table-cell>
          <table:table-cell table:formula="of:=COM.MICROSOFT.CONCAT([.H66]; ; &quot;,&quot;; [.I66]; &quot; &quot;; [.H67]; &quot;,&quot;; [.I67])" office:value-type="string" office:string-value="28.4642777777777,79.546140791861 28.8555,78.5911040829055" calcext:value-type="string">
            <text:p>28.4642777777777,79.546140791861 28.8555,78.5911040829055</text:p>
          </table:table-cell>
          <table:table-cell table:formula="of:=COM.MICROSOFT.CONCAT(&quot;&lt;path style=&quot;&quot;fill:#000000;stroke-width:0.97;stroke:#000000;stroke-opacity:1&quot;&quot; d = &quot;&quot;M &quot;; [.J66]; &quot;&quot;&quot; id = &quot;&quot;path&quot;; [.A66]; &quot;&quot;&quot; /&gt;&quot;)" office:value-type="string" office:string-value="&lt;path style=&quot;fill:#000000;stroke-width:0.97;stroke:#000000;stroke-opacity:1&quot; d = &quot;M 28.4642777777777,79.546140791861 28.8555,78.5911040829055&quot; id = &quot;path64&quot; /&gt;" calcext:value-type="string">
            <text:p>&lt;path style="fill:#000000;stroke-width:0.97;stroke:#000000;stroke-opacity:1" d = "M 28.4642777777777,79.546140791861 28.8555,78.5911040829055" id = "path64" /&gt;</text:p>
          </table:table-cell>
          <table:table-cell table:formula="of:=COM.MICROSOFT.CONCAT(&quot;&lt;ellipse style=&quot;&quot;fill:#000000;stroke:#000000;stroke-width:1;stroke-linejoin:round&quot;&quot;&quot;; &quot; id = &quot;&quot;circle&quot;; [.A66]; &quot;&quot;&quot;&quot;; &quot; cx=&quot;&quot;&quot;; [.H66]; &quot;&quot;&quot;&quot;; &quot; cy=&quot;&quot;&quot;; [.I6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64&quot; cx=&quot;28.4642777777777&quot; cy=&quot;79.546140791861&quot; rx=&quot;0.9&quot; ry=&quot;0.8&quot; /&gt;" calcext:value-type="string">
            <text:p>&lt;ellipse style="fill:#000000;stroke:#000000;stroke-width:1;stroke-linejoin:round" id = "circle64" cx="28.4642777777777" cy="79.546140791861" rx="0.9" ry="0.8" /&gt;</text:p>
          </table:table-cell>
          <table:table-cell table:formula="of:=COM.MICROSOFT.CONCAT([.K66]; &quot; &quot;; [.L66])" office:value-type="string" office:string-value="&lt;path style=&quot;fill:#000000;stroke-width:0.97;stroke:#000000;stroke-opacity:1&quot; d = &quot;M 28.4642777777777,79.546140791861 28.8555,78.5911040829055&quot; id = &quot;path64&quot; /&gt; &lt;ellipse style=&quot;fill:#000000;stroke:#000000;stroke-width:1;stroke-linejoin:round&quot; id = &quot;circle64&quot; cx=&quot;28.4642777777777&quot; cy=&quot;79.546140791861&quot; rx=&quot;0.9&quot; ry=&quot;0.8&quot; /&gt;" calcext:value-type="string">
            <text:p>&lt;path style="fill:#000000;stroke-width:0.97;stroke:#000000;stroke-opacity:1" d = "M 28.4642777777777,79.546140791861 28.8555,78.5911040829055" id = "path64" /&gt; &lt;ellipse style="fill:#000000;stroke:#000000;stroke-width:1;stroke-linejoin:round" id = "circle64" cx="28.4642777777777" cy="79.546140791861" rx="0.9" ry="0.8" /&gt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Bernardino</text:p>
          </table:table-cell>
          <table:table-cell office:value-type="float" office:value="34.1416" calcext:value-type="float">
            <text:p>34.1416</text:p>
          </table:table-cell>
          <table:table-cell office:value-type="float" office:value="-117.2943" calcext:value-type="float">
            <text:p>-117.2943</text:p>
          </table:table-cell>
          <table:table-cell table:formula="of:=([.G67] + 180) * (1400 / 360) - 215" office:value-type="float" office:value="28.8555" calcext:value-type="float">
            <text:p>28.8555</text:p>
          </table:table-cell>
          <table:table-cell table:formula="of:=(700/2)-(1400* LN(TAN((PI() / 4) + (([.F67] * PI() / 180) / 2))) / (2*PI())) - 130" office:value-type="float" office:value="78.5911040829055" calcext:value-type="float">
            <text:p>78.5911040829055</text:p>
          </table:table-cell>
          <table:table-cell table:formula="of:=COM.MICROSOFT.CONCAT([.H67]; ; &quot;,&quot;; [.I67]; &quot; &quot;; [.H68]; &quot;,&quot;; [.I68])" office:value-type="string" office:string-value="28.8555,78.5911040829055 28.8555,78.5911040829055" calcext:value-type="string">
            <text:p>28.8555,78.5911040829055 28.8555,78.5911040829055</text:p>
          </table:table-cell>
          <table:table-cell table:formula="of:=COM.MICROSOFT.CONCAT(&quot;&lt;path style=&quot;&quot;fill:#000000;stroke-width:0.97;stroke:#000000;stroke-opacity:1&quot;&quot; d = &quot;&quot;M &quot;; [.J67]; &quot;&quot;&quot; id = &quot;&quot;path&quot;; [.A67]; &quot;&quot;&quot; /&gt;&quot;)" office:value-type="string" office:string-value="&lt;path style=&quot;fill:#000000;stroke-width:0.97;stroke:#000000;stroke-opacity:1&quot; d = &quot;M 28.8555,78.5911040829055 28.8555,78.5911040829055&quot; id = &quot;path65&quot; /&gt;" calcext:value-type="string">
            <text:p>&lt;path style="fill:#000000;stroke-width:0.97;stroke:#000000;stroke-opacity:1" d = "M 28.8555,78.5911040829055 28.8555,78.5911040829055" id = "path65" /&gt;</text:p>
          </table:table-cell>
          <table:table-cell table:formula="of:=COM.MICROSOFT.CONCAT(&quot;&lt;ellipse style=&quot;&quot;fill:#000000;stroke:#000000;stroke-width:1;stroke-linejoin:round&quot;&quot;&quot;; &quot; id = &quot;&quot;circle&quot;; [.A67]; &quot;&quot;&quot;&quot;; &quot; cx=&quot;&quot;&quot;; [.H67]; &quot;&quot;&quot;&quot;; &quot; cy=&quot;&quot;&quot;; [.I6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65&quot; cx=&quot;28.8555&quot; cy=&quot;78.5911040829055&quot; rx=&quot;0.9&quot; ry=&quot;0.8&quot; /&gt;" calcext:value-type="string">
            <text:p>&lt;ellipse style="fill:#000000;stroke:#000000;stroke-width:1;stroke-linejoin:round" id = "circle65" cx="28.8555" cy="78.5911040829055" rx="0.9" ry="0.8" /&gt;</text:p>
          </table:table-cell>
          <table:table-cell table:formula="of:=COM.MICROSOFT.CONCAT([.K67]; &quot; &quot;; [.L67])" office:value-type="string" office:string-value="&lt;path style=&quot;fill:#000000;stroke-width:0.97;stroke:#000000;stroke-opacity:1&quot; d = &quot;M 28.8555,78.5911040829055 28.8555,78.5911040829055&quot; id = &quot;path65&quot; /&gt; &lt;ellipse style=&quot;fill:#000000;stroke:#000000;stroke-width:1;stroke-linejoin:round&quot; id = &quot;circle65&quot; cx=&quot;28.8555&quot; cy=&quot;78.5911040829055&quot; rx=&quot;0.9&quot; ry=&quot;0.8&quot; /&gt;" calcext:value-type="string">
            <text:p>&lt;path style="fill:#000000;stroke-width:0.97;stroke:#000000;stroke-opacity:1" d = "M 28.8555,78.5911040829055 28.8555,78.5911040829055" id = "path65" /&gt; &lt;ellipse style="fill:#000000;stroke:#000000;stroke-width:1;stroke-linejoin:round" id = "circle65" cx="28.8555" cy="78.5911040829055" rx="0.9" ry="0.8" /&gt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busboy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Bernardino</text:p>
          </table:table-cell>
          <table:table-cell office:value-type="float" office:value="34.1416" calcext:value-type="float">
            <text:p>34.1416</text:p>
          </table:table-cell>
          <table:table-cell office:value-type="float" office:value="-117.2943" calcext:value-type="float">
            <text:p>-117.2943</text:p>
          </table:table-cell>
          <table:table-cell table:formula="of:=([.G68] + 180) * (1400 / 360) - 215" office:value-type="float" office:value="28.8555" calcext:value-type="float">
            <text:p>28.8555</text:p>
          </table:table-cell>
          <table:table-cell table:formula="of:=(700/2)-(1400* LN(TAN((PI() / 4) + (([.F68] * PI() / 180) / 2))) / (2*PI())) - 130" office:value-type="float" office:value="78.5911040829055" calcext:value-type="float">
            <text:p>78.5911040829055</text:p>
          </table:table-cell>
          <table:table-cell table:formula="of:=COM.MICROSOFT.CONCAT([.H68]; ; &quot;,&quot;; [.I68]; &quot; &quot;; [.H69]; &quot;,&quot;; [.I69])" office:value-type="string" office:string-value="28.8555,78.5911040829055 28.8010555555555,82.87631032836" calcext:value-type="string">
            <text:p>28.8555,78.5911040829055 28.8010555555555,82.87631032836</text:p>
          </table:table-cell>
          <table:table-cell table:formula="of:=COM.MICROSOFT.CONCAT(&quot;&lt;path style=&quot;&quot;fill:#000000;stroke-width:0.97;stroke:#000000;stroke-opacity:1&quot;&quot; d = &quot;&quot;M &quot;; [.J68]; &quot;&quot;&quot; id = &quot;&quot;path&quot;; [.A68]; &quot;&quot;&quot; /&gt;&quot;)" office:value-type="string" office:string-value="&lt;path style=&quot;fill:#000000;stroke-width:0.97;stroke:#000000;stroke-opacity:1&quot; d = &quot;M 28.8555,78.5911040829055 28.8010555555555,82.87631032836&quot; id = &quot;path66&quot; /&gt;" calcext:value-type="string">
            <text:p>&lt;path style="fill:#000000;stroke-width:0.97;stroke:#000000;stroke-opacity:1" d = "M 28.8555,78.5911040829055 28.8010555555555,82.87631032836" id = "path66" /&gt;</text:p>
          </table:table-cell>
          <table:table-cell table:formula="of:=COM.MICROSOFT.CONCAT(&quot;&lt;ellipse style=&quot;&quot;fill:#000000;stroke:#000000;stroke-width:1;stroke-linejoin:round&quot;&quot;&quot;; &quot; id = &quot;&quot;circle&quot;; [.A68]; &quot;&quot;&quot;&quot;; &quot; cx=&quot;&quot;&quot;; [.H68]; &quot;&quot;&quot;&quot;; &quot; cy=&quot;&quot;&quot;; [.I6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66&quot; cx=&quot;28.8555&quot; cy=&quot;78.5911040829055&quot; rx=&quot;0.9&quot; ry=&quot;0.8&quot; /&gt;" calcext:value-type="string">
            <text:p>&lt;ellipse style="fill:#000000;stroke:#000000;stroke-width:1;stroke-linejoin:round" id = "circle66" cx="28.8555" cy="78.5911040829055" rx="0.9" ry="0.8" /&gt;</text:p>
          </table:table-cell>
          <table:table-cell table:formula="of:=COM.MICROSOFT.CONCAT([.K68]; &quot; &quot;; [.L68])" office:value-type="string" office:string-value="&lt;path style=&quot;fill:#000000;stroke-width:0.97;stroke:#000000;stroke-opacity:1&quot; d = &quot;M 28.8555,78.5911040829055 28.8010555555555,82.87631032836&quot; id = &quot;path66&quot; /&gt; &lt;ellipse style=&quot;fill:#000000;stroke:#000000;stroke-width:1;stroke-linejoin:round&quot; id = &quot;circle66&quot; cx=&quot;28.8555&quot; cy=&quot;78.5911040829055&quot; rx=&quot;0.9&quot; ry=&quot;0.8&quot; /&gt;" calcext:value-type="string">
            <text:p>&lt;path style="fill:#000000;stroke-width:0.97;stroke:#000000;stroke-opacity:1" d = "M 28.8555,78.5911040829055 28.8010555555555,82.87631032836" id = "path66" /&gt; &lt;ellipse style="fill:#000000;stroke:#000000;stroke-width:1;stroke-linejoin:round" id = "circle66" cx="28.8555" cy="78.5911040829055" rx="0.9" ry="0.8" /&gt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reru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ceanside</text:p>
          </table:table-cell>
          <table:table-cell office:value-type="float" office:value="33.2247" calcext:value-type="float">
            <text:p>33.2247</text:p>
          </table:table-cell>
          <table:table-cell office:value-type="float" office:value="-117.3083" calcext:value-type="float">
            <text:p>-117.3083</text:p>
          </table:table-cell>
          <table:table-cell table:formula="of:=([.G69] + 180) * (1400 / 360) - 215" office:value-type="float" office:value="28.8010555555555" calcext:value-type="float">
            <text:p>28.8010555555555</text:p>
          </table:table-cell>
          <table:table-cell table:formula="of:=(700/2)-(1400* LN(TAN((PI() / 4) + (([.F69] * PI() / 180) / 2))) / (2*PI())) - 130" office:value-type="float" office:value="82.87631032836" calcext:value-type="float">
            <text:p>82.87631032836</text:p>
          </table:table-cell>
          <table:table-cell table:formula="of:=COM.MICROSOFT.CONCAT([.H69]; ; &quot;,&quot;; [.I69]; &quot; &quot;; [.H70]; &quot;,&quot;; [.I70])" office:value-type="string" office:string-value="28.8010555555555,82.87631032836 28.8010555555555,82.87631032836" calcext:value-type="string">
            <text:p>28.8010555555555,82.87631032836 28.8010555555555,82.87631032836</text:p>
          </table:table-cell>
          <table:table-cell table:formula="of:=COM.MICROSOFT.CONCAT(&quot;&lt;path style=&quot;&quot;fill:#000000;stroke-width:0.97;stroke:#000000;stroke-opacity:1&quot;&quot; d = &quot;&quot;M &quot;; [.J69]; &quot;&quot;&quot; id = &quot;&quot;path&quot;; [.A69]; &quot;&quot;&quot; /&gt;&quot;)" office:value-type="string" office:string-value="&lt;path style=&quot;fill:#000000;stroke-width:0.97;stroke:#000000;stroke-opacity:1&quot; d = &quot;M 28.8010555555555,82.87631032836 28.8010555555555,82.87631032836&quot; id = &quot;path67&quot; /&gt;" calcext:value-type="string">
            <text:p>&lt;path style="fill:#000000;stroke-width:0.97;stroke:#000000;stroke-opacity:1" d = "M 28.8010555555555,82.87631032836 28.8010555555555,82.87631032836" id = "path67" /&gt;</text:p>
          </table:table-cell>
          <table:table-cell table:formula="of:=COM.MICROSOFT.CONCAT(&quot;&lt;ellipse style=&quot;&quot;fill:#000000;stroke:#000000;stroke-width:1;stroke-linejoin:round&quot;&quot;&quot;; &quot; id = &quot;&quot;circle&quot;; [.A69]; &quot;&quot;&quot;&quot;; &quot; cx=&quot;&quot;&quot;; [.H69]; &quot;&quot;&quot;&quot;; &quot; cy=&quot;&quot;&quot;; [.I6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67&quot; cx=&quot;28.8010555555555&quot; cy=&quot;82.87631032836&quot; rx=&quot;0.9&quot; ry=&quot;0.8&quot; /&gt;" calcext:value-type="string">
            <text:p>&lt;ellipse style="fill:#000000;stroke:#000000;stroke-width:1;stroke-linejoin:round" id = "circle67" cx="28.8010555555555" cy="82.87631032836" rx="0.9" ry="0.8" /&gt;</text:p>
          </table:table-cell>
          <table:table-cell table:formula="of:=COM.MICROSOFT.CONCAT([.K69]; &quot; &quot;; [.L69])" office:value-type="string" office:string-value="&lt;path style=&quot;fill:#000000;stroke-width:0.97;stroke:#000000;stroke-opacity:1&quot; d = &quot;M 28.8010555555555,82.87631032836 28.8010555555555,82.87631032836&quot; id = &quot;path67&quot; /&gt; &lt;ellipse style=&quot;fill:#000000;stroke:#000000;stroke-width:1;stroke-linejoin:round&quot; id = &quot;circle67&quot; cx=&quot;28.8010555555555&quot; cy=&quot;82.87631032836&quot; rx=&quot;0.9&quot; ry=&quot;0.8&quot; /&gt;" calcext:value-type="string">
            <text:p>&lt;path style="fill:#000000;stroke-width:0.97;stroke:#000000;stroke-opacity:1" d = "M 28.8010555555555,82.87631032836 28.8010555555555,82.87631032836" id = "path67" /&gt; &lt;ellipse style="fill:#000000;stroke:#000000;stroke-width:1;stroke-linejoin:round" id = "circle67" cx="28.8010555555555" cy="82.87631032836" rx="0.9" ry="0.8" /&gt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cautiou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ceanside</text:p>
          </table:table-cell>
          <table:table-cell office:value-type="float" office:value="33.2247" calcext:value-type="float">
            <text:p>33.2247</text:p>
          </table:table-cell>
          <table:table-cell office:value-type="float" office:value="-117.3083" calcext:value-type="float">
            <text:p>-117.3083</text:p>
          </table:table-cell>
          <table:table-cell table:formula="of:=([.G70] + 180) * (1400 / 360) - 215" office:value-type="float" office:value="28.8010555555555" calcext:value-type="float">
            <text:p>28.8010555555555</text:p>
          </table:table-cell>
          <table:table-cell table:formula="of:=(700/2)-(1400* LN(TAN((PI() / 4) + (([.F70] * PI() / 180) / 2))) / (2*PI())) - 130" office:value-type="float" office:value="82.87631032836" calcext:value-type="float">
            <text:p>82.87631032836</text:p>
          </table:table-cell>
          <table:table-cell table:formula="of:=COM.MICROSOFT.CONCAT([.H70]; ; &quot;,&quot;; [.I70]; &quot; &quot;; [.H71]; &quot;,&quot;; [.I71])" office:value-type="string" office:string-value="28.8010555555555,82.87631032836 29.5247777777778,84.7010796211606" calcext:value-type="string">
            <text:p>28.8010555555555,82.87631032836 29.5247777777778,84.7010796211606</text:p>
          </table:table-cell>
          <table:table-cell table:formula="of:=COM.MICROSOFT.CONCAT(&quot;&lt;path style=&quot;&quot;fill:#000000;stroke-width:0.97;stroke:#000000;stroke-opacity:1&quot;&quot; d = &quot;&quot;M &quot;; [.J70]; &quot;&quot;&quot; id = &quot;&quot;path&quot;; [.A70]; &quot;&quot;&quot; /&gt;&quot;)" office:value-type="string" office:string-value="&lt;path style=&quot;fill:#000000;stroke-width:0.97;stroke:#000000;stroke-opacity:1&quot; d = &quot;M 28.8010555555555,82.87631032836 29.5247777777778,84.7010796211606&quot; id = &quot;path68&quot; /&gt;" calcext:value-type="string">
            <text:p>&lt;path style="fill:#000000;stroke-width:0.97;stroke:#000000;stroke-opacity:1" d = "M 28.8010555555555,82.87631032836 29.5247777777778,84.7010796211606" id = "path68" /&gt;</text:p>
          </table:table-cell>
          <table:table-cell table:formula="of:=COM.MICROSOFT.CONCAT(&quot;&lt;ellipse style=&quot;&quot;fill:#000000;stroke:#000000;stroke-width:1;stroke-linejoin:round&quot;&quot;&quot;; &quot; id = &quot;&quot;circle&quot;; [.A70]; &quot;&quot;&quot;&quot;; &quot; cx=&quot;&quot;&quot;; [.H70]; &quot;&quot;&quot;&quot;; &quot; cy=&quot;&quot;&quot;; [.I7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68&quot; cx=&quot;28.8010555555555&quot; cy=&quot;82.87631032836&quot; rx=&quot;0.9&quot; ry=&quot;0.8&quot; /&gt;" calcext:value-type="string">
            <text:p>&lt;ellipse style="fill:#000000;stroke:#000000;stroke-width:1;stroke-linejoin:round" id = "circle68" cx="28.8010555555555" cy="82.87631032836" rx="0.9" ry="0.8" /&gt;</text:p>
          </table:table-cell>
          <table:table-cell table:formula="of:=COM.MICROSOFT.CONCAT([.K70]; &quot; &quot;; [.L70])" office:value-type="string" office:string-value="&lt;path style=&quot;fill:#000000;stroke-width:0.97;stroke:#000000;stroke-opacity:1&quot; d = &quot;M 28.8010555555555,82.87631032836 29.5247777777778,84.7010796211606&quot; id = &quot;path68&quot; /&gt; &lt;ellipse style=&quot;fill:#000000;stroke:#000000;stroke-width:1;stroke-linejoin:round&quot; id = &quot;circle68&quot; cx=&quot;28.8010555555555&quot; cy=&quot;82.87631032836&quot; rx=&quot;0.9&quot; ry=&quot;0.8&quot; /&gt;" calcext:value-type="string">
            <text:p>&lt;path style="fill:#000000;stroke-width:0.97;stroke:#000000;stroke-opacity:1" d = "M 28.8010555555555,82.87631032836 29.5247777777778,84.7010796211606" id = "path68" /&gt; &lt;ellipse style="fill:#000000;stroke:#000000;stroke-width:1;stroke-linejoin:round" id = "circle68" cx="28.8010555555555" cy="82.87631032836" rx="0.9" ry="0.8" /&gt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washtub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float" office:value="32.8313" calcext:value-type="float">
            <text:p>32.8313</text:p>
          </table:table-cell>
          <table:table-cell office:value-type="float" office:value="-117.1222" calcext:value-type="float">
            <text:p>-117.1222</text:p>
          </table:table-cell>
          <table:table-cell table:formula="of:=([.G71] + 180) * (1400 / 360) - 215" office:value-type="float" office:value="29.5247777777778" calcext:value-type="float">
            <text:p>29.5247777777778</text:p>
          </table:table-cell>
          <table:table-cell table:formula="of:=(700/2)-(1400* LN(TAN((PI() / 4) + (([.F71] * PI() / 180) / 2))) / (2*PI())) - 130" office:value-type="float" office:value="84.7010796211606" calcext:value-type="float">
            <text:p>84.7010796211606</text:p>
          </table:table-cell>
          <table:table-cell table:formula="of:=COM.MICROSOFT.CONCAT([.H71]; ; &quot;,&quot;; [.I71]; &quot; &quot;; [.H72]; &quot;,&quot;; [.I72])" office:value-type="string" office:string-value="29.5247777777778,84.7010796211606 29.5247777777778,84.7010796211606" calcext:value-type="string">
            <text:p>29.5247777777778,84.7010796211606 29.5247777777778,84.7010796211606</text:p>
          </table:table-cell>
          <table:table-cell table:formula="of:=COM.MICROSOFT.CONCAT(&quot;&lt;path style=&quot;&quot;fill:#000000;stroke-width:0.97;stroke:#000000;stroke-opacity:1&quot;&quot; d = &quot;&quot;M &quot;; [.J71]; &quot;&quot;&quot; id = &quot;&quot;path&quot;; [.A71]; &quot;&quot;&quot; /&gt;&quot;)" office:value-type="string" office:string-value="&lt;path style=&quot;fill:#000000;stroke-width:0.97;stroke:#000000;stroke-opacity:1&quot; d = &quot;M 29.5247777777778,84.7010796211606 29.5247777777778,84.7010796211606&quot; id = &quot;path69&quot; /&gt;" calcext:value-type="string">
            <text:p>&lt;path style="fill:#000000;stroke-width:0.97;stroke:#000000;stroke-opacity:1" d = "M 29.5247777777778,84.7010796211606 29.5247777777778,84.7010796211606" id = "path69" /&gt;</text:p>
          </table:table-cell>
          <table:table-cell table:formula="of:=COM.MICROSOFT.CONCAT(&quot;&lt;ellipse style=&quot;&quot;fill:#000000;stroke:#000000;stroke-width:1;stroke-linejoin:round&quot;&quot;&quot;; &quot; id = &quot;&quot;circle&quot;; [.A71]; &quot;&quot;&quot;&quot;; &quot; cx=&quot;&quot;&quot;; [.H71]; &quot;&quot;&quot;&quot;; &quot; cy=&quot;&quot;&quot;; [.I7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69&quot; cx=&quot;29.5247777777778&quot; cy=&quot;84.7010796211606&quot; rx=&quot;0.9&quot; ry=&quot;0.8&quot; /&gt;" calcext:value-type="string">
            <text:p>&lt;ellipse style="fill:#000000;stroke:#000000;stroke-width:1;stroke-linejoin:round" id = "circle69" cx="29.5247777777778" cy="84.7010796211606" rx="0.9" ry="0.8" /&gt;</text:p>
          </table:table-cell>
          <table:table-cell table:formula="of:=COM.MICROSOFT.CONCAT([.K71]; &quot; &quot;; [.L71])" office:value-type="string" office:string-value="&lt;path style=&quot;fill:#000000;stroke-width:0.97;stroke:#000000;stroke-opacity:1&quot; d = &quot;M 29.5247777777778,84.7010796211606 29.5247777777778,84.7010796211606&quot; id = &quot;path69&quot; /&gt; &lt;ellipse style=&quot;fill:#000000;stroke:#000000;stroke-width:1;stroke-linejoin:round&quot; id = &quot;circle69&quot; cx=&quot;29.5247777777778&quot; cy=&quot;84.7010796211606&quot; rx=&quot;0.9&quot; ry=&quot;0.8&quot; /&gt;" calcext:value-type="string">
            <text:p>&lt;path style="fill:#000000;stroke-width:0.97;stroke:#000000;stroke-opacity:1" d = "M 29.5247777777778,84.7010796211606 29.5247777777778,84.7010796211606" id = "path69" /&gt; &lt;ellipse style="fill:#000000;stroke:#000000;stroke-width:1;stroke-linejoin:round" id = "circle69" cx="29.5247777777778" cy="84.7010796211606" rx="0.9" ry="0.8" /&gt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float" office:value="32.8313" calcext:value-type="float">
            <text:p>32.8313</text:p>
          </table:table-cell>
          <table:table-cell office:value-type="float" office:value="-117.1222" calcext:value-type="float">
            <text:p>-117.1222</text:p>
          </table:table-cell>
          <table:table-cell table:formula="of:=([.G72] + 180) * (1400 / 360) - 215" office:value-type="float" office:value="29.5247777777778" calcext:value-type="float">
            <text:p>29.5247777777778</text:p>
          </table:table-cell>
          <table:table-cell table:formula="of:=(700/2)-(1400* LN(TAN((PI() / 4) + (([.F72] * PI() / 180) / 2))) / (2*PI())) - 130" office:value-type="float" office:value="84.7010796211606" calcext:value-type="float">
            <text:p>84.7010796211606</text:p>
          </table:table-cell>
          <table:table-cell table:formula="of:=COM.MICROSOFT.CONCAT([.H72]; ; &quot;,&quot;; [.I72]; &quot; &quot;; [.H73]; &quot;,&quot;; [.I73])" office:value-type="string" office:string-value="29.5247777777778,84.7010796211606 39.5312777777778,85.7724873719484" calcext:value-type="string">
            <text:p>29.5247777777778,84.7010796211606 39.5312777777778,85.7724873719484</text:p>
          </table:table-cell>
          <table:table-cell table:formula="of:=COM.MICROSOFT.CONCAT(&quot;&lt;path style=&quot;&quot;fill:#000000;stroke-width:0.97;stroke:#000000;stroke-opacity:1&quot;&quot; d = &quot;&quot;M &quot;; [.J72]; &quot;&quot;&quot; id = &quot;&quot;path&quot;; [.A72]; &quot;&quot;&quot; /&gt;&quot;)" office:value-type="string" office:string-value="&lt;path style=&quot;fill:#000000;stroke-width:0.97;stroke:#000000;stroke-opacity:1&quot; d = &quot;M 29.5247777777778,84.7010796211606 39.5312777777778,85.7724873719484&quot; id = &quot;path70&quot; /&gt;" calcext:value-type="string">
            <text:p>&lt;path style="fill:#000000;stroke-width:0.97;stroke:#000000;stroke-opacity:1" d = "M 29.5247777777778,84.7010796211606 39.5312777777778,85.7724873719484" id = "path70" /&gt;</text:p>
          </table:table-cell>
          <table:table-cell table:formula="of:=COM.MICROSOFT.CONCAT(&quot;&lt;ellipse style=&quot;&quot;fill:#000000;stroke:#000000;stroke-width:1;stroke-linejoin:round&quot;&quot;&quot;; &quot; id = &quot;&quot;circle&quot;; [.A72]; &quot;&quot;&quot;&quot;; &quot; cx=&quot;&quot;&quot;; [.H72]; &quot;&quot;&quot;&quot;; &quot; cy=&quot;&quot;&quot;; [.I7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70&quot; cx=&quot;29.5247777777778&quot; cy=&quot;84.7010796211606&quot; rx=&quot;0.9&quot; ry=&quot;0.8&quot; /&gt;" calcext:value-type="string">
            <text:p>&lt;ellipse style="fill:#000000;stroke:#000000;stroke-width:1;stroke-linejoin:round" id = "circle70" cx="29.5247777777778" cy="84.7010796211606" rx="0.9" ry="0.8" /&gt;</text:p>
          </table:table-cell>
          <table:table-cell table:formula="of:=COM.MICROSOFT.CONCAT([.K72]; &quot; &quot;; [.L72])" office:value-type="string" office:string-value="&lt;path style=&quot;fill:#000000;stroke-width:0.97;stroke:#000000;stroke-opacity:1&quot; d = &quot;M 29.5247777777778,84.7010796211606 39.5312777777778,85.7724873719484&quot; id = &quot;path70&quot; /&gt; &lt;ellipse style=&quot;fill:#000000;stroke:#000000;stroke-width:1;stroke-linejoin:round&quot; id = &quot;circle70&quot; cx=&quot;29.5247777777778&quot; cy=&quot;84.7010796211606&quot; rx=&quot;0.9&quot; ry=&quot;0.8&quot; /&gt;" calcext:value-type="string">
            <text:p>&lt;path style="fill:#000000;stroke-width:0.97;stroke:#000000;stroke-opacity:1" d = "M 29.5247777777778,84.7010796211606 39.5312777777778,85.7724873719484" id = "path70" /&gt; &lt;ellipse style="fill:#000000;stroke:#000000;stroke-width:1;stroke-linejoin:round" id = "circle70" cx="29.5247777777778" cy="84.7010796211606" rx="0.9" ry="0.8" /&gt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bonavi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Yuma</text:p>
          </table:table-cell>
          <table:table-cell office:value-type="float" office:value="32.5995" calcext:value-type="float">
            <text:p>32.5995</text:p>
          </table:table-cell>
          <table:table-cell office:value-type="float" office:value="-114.5491" calcext:value-type="float">
            <text:p>-114.5491</text:p>
          </table:table-cell>
          <table:table-cell table:formula="of:=([.G73] + 180) * (1400 / 360) - 215" office:value-type="float" office:value="39.5312777777778" calcext:value-type="float">
            <text:p>39.5312777777778</text:p>
          </table:table-cell>
          <table:table-cell table:formula="of:=(700/2)-(1400* LN(TAN((PI() / 4) + (([.F73] * PI() / 180) / 2))) / (2*PI())) - 130" office:value-type="float" office:value="85.7724873719484" calcext:value-type="float">
            <text:p>85.7724873719484</text:p>
          </table:table-cell>
          <table:table-cell table:formula="of:=COM.MICROSOFT.CONCAT([.H73]; ; &quot;,&quot;; [.I73]; &quot; &quot;; [.H74]; &quot;,&quot;; [.I74])" office:value-type="string" office:string-value="39.5312777777778,85.7724873719484 49.0975555555555,81.2576098256625" calcext:value-type="string">
            <text:p>39.5312777777778,85.7724873719484 49.0975555555555,81.2576098256625</text:p>
          </table:table-cell>
          <table:table-cell table:formula="of:=COM.MICROSOFT.CONCAT(&quot;&lt;path style=&quot;&quot;fill:#000000;stroke-width:0.97;stroke:#000000;stroke-opacity:1&quot;&quot; d = &quot;&quot;M &quot;; [.J73]; &quot;&quot;&quot; id = &quot;&quot;path&quot;; [.A73]; &quot;&quot;&quot; /&gt;&quot;)" office:value-type="string" office:string-value="&lt;path style=&quot;fill:#000000;stroke-width:0.97;stroke:#000000;stroke-opacity:1&quot; d = &quot;M 39.5312777777778,85.7724873719484 49.0975555555555,81.2576098256625&quot; id = &quot;path71&quot; /&gt;" calcext:value-type="string">
            <text:p>&lt;path style="fill:#000000;stroke-width:0.97;stroke:#000000;stroke-opacity:1" d = "M 39.5312777777778,85.7724873719484 49.0975555555555,81.2576098256625" id = "path71" /&gt;</text:p>
          </table:table-cell>
          <table:table-cell table:formula="of:=COM.MICROSOFT.CONCAT(&quot;&lt;ellipse style=&quot;&quot;fill:#000000;stroke:#000000;stroke-width:1;stroke-linejoin:round&quot;&quot;&quot;; &quot; id = &quot;&quot;circle&quot;; [.A73]; &quot;&quot;&quot;&quot;; &quot; cx=&quot;&quot;&quot;; [.H73]; &quot;&quot;&quot;&quot;; &quot; cy=&quot;&quot;&quot;; [.I7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71&quot; cx=&quot;39.5312777777778&quot; cy=&quot;85.7724873719484&quot; rx=&quot;0.9&quot; ry=&quot;0.8&quot; /&gt;" calcext:value-type="string">
            <text:p>&lt;ellipse style="fill:#000000;stroke:#000000;stroke-width:1;stroke-linejoin:round" id = "circle71" cx="39.5312777777778" cy="85.7724873719484" rx="0.9" ry="0.8" /&gt;</text:p>
          </table:table-cell>
          <table:table-cell table:formula="of:=COM.MICROSOFT.CONCAT([.K73]; &quot; &quot;; [.L73])" office:value-type="string" office:string-value="&lt;path style=&quot;fill:#000000;stroke-width:0.97;stroke:#000000;stroke-opacity:1&quot; d = &quot;M 39.5312777777778,85.7724873719484 49.0975555555555,81.2576098256625&quot; id = &quot;path71&quot; /&gt; &lt;ellipse style=&quot;fill:#000000;stroke:#000000;stroke-width:1;stroke-linejoin:round&quot; id = &quot;circle71&quot; cx=&quot;39.5312777777778&quot; cy=&quot;85.7724873719484&quot; rx=&quot;0.9&quot; ry=&quot;0.8&quot; /&gt;" calcext:value-type="string">
            <text:p>&lt;path style="fill:#000000;stroke-width:0.97;stroke:#000000;stroke-opacity:1" d = "M 39.5312777777778,85.7724873719484 49.0975555555555,81.2576098256625" id = "path71" /&gt; &lt;ellipse style="fill:#000000;stroke:#000000;stroke-width:1;stroke-linejoin:round" id = "circle71" cx="39.5312777777778" cy="85.7724873719484" rx="0.9" ry="0.8" /&gt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evs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float" office:value="33.5722" calcext:value-type="float">
            <text:p>33.5722</text:p>
          </table:table-cell>
          <table:table-cell office:value-type="float" office:value="-112.0892" calcext:value-type="float">
            <text:p>-112.0892</text:p>
          </table:table-cell>
          <table:table-cell table:formula="of:=([.G74] + 180) * (1400 / 360) - 215" office:value-type="float" office:value="49.0975555555555" calcext:value-type="float">
            <text:p>49.0975555555555</text:p>
          </table:table-cell>
          <table:table-cell table:formula="of:=(700/2)-(1400* LN(TAN((PI() / 4) + (([.F74] * PI() / 180) / 2))) / (2*PI())) - 130" office:value-type="float" office:value="81.2576098256625" calcext:value-type="float">
            <text:p>81.2576098256625</text:p>
          </table:table-cell>
          <table:table-cell table:formula="of:=COM.MICROSOFT.CONCAT([.H74]; ; &quot;,&quot;; [.I74]; &quot; &quot;; [.H75]; &quot;,&quot;; [.I75])" office:value-type="string" office:string-value="49.0975555555555,81.2576098256625 49.0975555555555,81.2576098256625" calcext:value-type="string">
            <text:p>49.0975555555555,81.2576098256625 49.0975555555555,81.2576098256625</text:p>
          </table:table-cell>
          <table:table-cell table:formula="of:=COM.MICROSOFT.CONCAT(&quot;&lt;path style=&quot;&quot;fill:#000000;stroke-width:0.97;stroke:#000000;stroke-opacity:1&quot;&quot; d = &quot;&quot;M &quot;; [.J74]; &quot;&quot;&quot; id = &quot;&quot;path&quot;; [.A74]; &quot;&quot;&quot; /&gt;&quot;)" office:value-type="string" office:string-value="&lt;path style=&quot;fill:#000000;stroke-width:0.97;stroke:#000000;stroke-opacity:1&quot; d = &quot;M 49.0975555555555,81.2576098256625 49.0975555555555,81.2576098256625&quot; id = &quot;path72&quot; /&gt;" calcext:value-type="string">
            <text:p>&lt;path style="fill:#000000;stroke-width:0.97;stroke:#000000;stroke-opacity:1" d = "M 49.0975555555555,81.2576098256625 49.0975555555555,81.2576098256625" id = "path72" /&gt;</text:p>
          </table:table-cell>
          <table:table-cell table:formula="of:=COM.MICROSOFT.CONCAT(&quot;&lt;ellipse style=&quot;&quot;fill:#000000;stroke:#000000;stroke-width:1;stroke-linejoin:round&quot;&quot;&quot;; &quot; id = &quot;&quot;circle&quot;; [.A74]; &quot;&quot;&quot;&quot;; &quot; cx=&quot;&quot;&quot;; [.H74]; &quot;&quot;&quot;&quot;; &quot; cy=&quot;&quot;&quot;; [.I7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72&quot; cx=&quot;49.0975555555555&quot; cy=&quot;81.2576098256625&quot; rx=&quot;0.9&quot; ry=&quot;0.8&quot; /&gt;" calcext:value-type="string">
            <text:p>&lt;ellipse style="fill:#000000;stroke:#000000;stroke-width:1;stroke-linejoin:round" id = "circle72" cx="49.0975555555555" cy="81.2576098256625" rx="0.9" ry="0.8" /&gt;</text:p>
          </table:table-cell>
          <table:table-cell table:formula="of:=COM.MICROSOFT.CONCAT([.K74]; &quot; &quot;; [.L74])" office:value-type="string" office:string-value="&lt;path style=&quot;fill:#000000;stroke-width:0.97;stroke:#000000;stroke-opacity:1&quot; d = &quot;M 49.0975555555555,81.2576098256625 49.0975555555555,81.2576098256625&quot; id = &quot;path72&quot; /&gt; &lt;ellipse style=&quot;fill:#000000;stroke:#000000;stroke-width:1;stroke-linejoin:round&quot; id = &quot;circle72&quot; cx=&quot;49.0975555555555&quot; cy=&quot;81.2576098256625&quot; rx=&quot;0.9&quot; ry=&quot;0.8&quot; /&gt;" calcext:value-type="string">
            <text:p>&lt;path style="fill:#000000;stroke-width:0.97;stroke:#000000;stroke-opacity:1" d = "M 49.0975555555555,81.2576098256625 49.0975555555555,81.2576098256625" id = "path72" /&gt; &lt;ellipse style="fill:#000000;stroke:#000000;stroke-width:1;stroke-linejoin:round" id = "circle72" cx="49.0975555555555" cy="81.2576098256625" rx="0.9" ry="0.8" /&gt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float" office:value="33.5722" calcext:value-type="float">
            <text:p>33.5722</text:p>
          </table:table-cell>
          <table:table-cell office:value-type="float" office:value="-112.0892" calcext:value-type="float">
            <text:p>-112.0892</text:p>
          </table:table-cell>
          <table:table-cell table:formula="of:=([.G75] + 180) * (1400 / 360) - 215" office:value-type="float" office:value="49.0975555555555" calcext:value-type="float">
            <text:p>49.0975555555555</text:p>
          </table:table-cell>
          <table:table-cell table:formula="of:=(700/2)-(1400* LN(TAN((PI() / 4) + (([.F75] * PI() / 180) / 2))) / (2*PI())) - 130" office:value-type="float" office:value="81.2576098256625" calcext:value-type="float">
            <text:p>81.2576098256625</text:p>
          </table:table-cell>
          <table:table-cell table:formula="of:=COM.MICROSOFT.CONCAT([.H75]; ; &quot;,&quot;; [.I75]; &quot; &quot;; [.H76]; &quot;,&quot;; [.I76])" office:value-type="string" office:string-value="49.0975555555555,81.2576098256625 49.0975555555555,81.2576098256625" calcext:value-type="string">
            <text:p>49.0975555555555,81.2576098256625 49.0975555555555,81.2576098256625</text:p>
          </table:table-cell>
          <table:table-cell table:formula="of:=COM.MICROSOFT.CONCAT(&quot;&lt;path style=&quot;&quot;fill:#000000;stroke-width:0.97;stroke:#000000;stroke-opacity:1&quot;&quot; d = &quot;&quot;M &quot;; [.J75]; &quot;&quot;&quot; id = &quot;&quot;path&quot;; [.A75]; &quot;&quot;&quot; /&gt;&quot;)" office:value-type="string" office:string-value="&lt;path style=&quot;fill:#000000;stroke-width:0.97;stroke:#000000;stroke-opacity:1&quot; d = &quot;M 49.0975555555555,81.2576098256625 49.0975555555555,81.2576098256625&quot; id = &quot;path73&quot; /&gt;" calcext:value-type="string">
            <text:p>&lt;path style="fill:#000000;stroke-width:0.97;stroke:#000000;stroke-opacity:1" d = "M 49.0975555555555,81.2576098256625 49.0975555555555,81.2576098256625" id = "path73" /&gt;</text:p>
          </table:table-cell>
          <table:table-cell table:formula="of:=COM.MICROSOFT.CONCAT(&quot;&lt;ellipse style=&quot;&quot;fill:#000000;stroke:#000000;stroke-width:1;stroke-linejoin:round&quot;&quot;&quot;; &quot; id = &quot;&quot;circle&quot;; [.A75]; &quot;&quot;&quot;&quot;; &quot; cx=&quot;&quot;&quot;; [.H75]; &quot;&quot;&quot;&quot;; &quot; cy=&quot;&quot;&quot;; [.I7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73&quot; cx=&quot;49.0975555555555&quot; cy=&quot;81.2576098256625&quot; rx=&quot;0.9&quot; ry=&quot;0.8&quot; /&gt;" calcext:value-type="string">
            <text:p>&lt;ellipse style="fill:#000000;stroke:#000000;stroke-width:1;stroke-linejoin:round" id = "circle73" cx="49.0975555555555" cy="81.2576098256625" rx="0.9" ry="0.8" /&gt;</text:p>
          </table:table-cell>
          <table:table-cell table:formula="of:=COM.MICROSOFT.CONCAT([.K75]; &quot; &quot;; [.L75])" office:value-type="string" office:string-value="&lt;path style=&quot;fill:#000000;stroke-width:0.97;stroke:#000000;stroke-opacity:1&quot; d = &quot;M 49.0975555555555,81.2576098256625 49.0975555555555,81.2576098256625&quot; id = &quot;path73&quot; /&gt; &lt;ellipse style=&quot;fill:#000000;stroke:#000000;stroke-width:1;stroke-linejoin:round&quot; id = &quot;circle73&quot; cx=&quot;49.0975555555555&quot; cy=&quot;81.2576098256625&quot; rx=&quot;0.9&quot; ry=&quot;0.8&quot; /&gt;" calcext:value-type="string">
            <text:p>&lt;path style="fill:#000000;stroke-width:0.97;stroke:#000000;stroke-opacity:1" d = "M 49.0975555555555,81.2576098256625 49.0975555555555,81.2576098256625" id = "path73" /&gt; &lt;ellipse style="fill:#000000;stroke:#000000;stroke-width:1;stroke-linejoin:round" id = "circle73" cx="49.0975555555555" cy="81.2576098256625" rx="0.9" ry="0.8" /&gt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genome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float" office:value="33.5722" calcext:value-type="float">
            <text:p>33.5722</text:p>
          </table:table-cell>
          <table:table-cell office:value-type="float" office:value="-112.0892" calcext:value-type="float">
            <text:p>-112.0892</text:p>
          </table:table-cell>
          <table:table-cell table:formula="of:=([.G76] + 180) * (1400 / 360) - 215" office:value-type="float" office:value="49.0975555555555" calcext:value-type="float">
            <text:p>49.0975555555555</text:p>
          </table:table-cell>
          <table:table-cell table:formula="of:=(700/2)-(1400* LN(TAN((PI() / 4) + (([.F76] * PI() / 180) / 2))) / (2*PI())) - 130" office:value-type="float" office:value="81.2576098256625" calcext:value-type="float">
            <text:p>81.2576098256625</text:p>
          </table:table-cell>
          <table:table-cell table:formula="of:=COM.MICROSOFT.CONCAT([.H76]; ; &quot;,&quot;; [.I76]; &quot; &quot;; [.H77]; &quot;,&quot;; [.I77])" office:value-type="string" office:string-value="49.0975555555555,81.2576098256625 53.8050555555556,87.8234371089792" calcext:value-type="string">
            <text:p>49.0975555555555,81.2576098256625 53.8050555555556,87.8234371089792</text:p>
          </table:table-cell>
          <table:table-cell table:formula="of:=COM.MICROSOFT.CONCAT(&quot;&lt;path style=&quot;&quot;fill:#000000;stroke-width:0.97;stroke:#000000;stroke-opacity:1&quot;&quot; d = &quot;&quot;M &quot;; [.J76]; &quot;&quot;&quot; id = &quot;&quot;path&quot;; [.A76]; &quot;&quot;&quot; /&gt;&quot;)" office:value-type="string" office:string-value="&lt;path style=&quot;fill:#000000;stroke-width:0.97;stroke:#000000;stroke-opacity:1&quot; d = &quot;M 49.0975555555555,81.2576098256625 53.8050555555556,87.8234371089792&quot; id = &quot;path74&quot; /&gt;" calcext:value-type="string">
            <text:p>&lt;path style="fill:#000000;stroke-width:0.97;stroke:#000000;stroke-opacity:1" d = "M 49.0975555555555,81.2576098256625 53.8050555555556,87.8234371089792" id = "path74" /&gt;</text:p>
          </table:table-cell>
          <table:table-cell table:formula="of:=COM.MICROSOFT.CONCAT(&quot;&lt;ellipse style=&quot;&quot;fill:#000000;stroke:#000000;stroke-width:1;stroke-linejoin:round&quot;&quot;&quot;; &quot; id = &quot;&quot;circle&quot;; [.A76]; &quot;&quot;&quot;&quot;; &quot; cx=&quot;&quot;&quot;; [.H76]; &quot;&quot;&quot;&quot;; &quot; cy=&quot;&quot;&quot;; [.I7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74&quot; cx=&quot;49.0975555555555&quot; cy=&quot;81.2576098256625&quot; rx=&quot;0.9&quot; ry=&quot;0.8&quot; /&gt;" calcext:value-type="string">
            <text:p>&lt;ellipse style="fill:#000000;stroke:#000000;stroke-width:1;stroke-linejoin:round" id = "circle74" cx="49.0975555555555" cy="81.2576098256625" rx="0.9" ry="0.8" /&gt;</text:p>
          </table:table-cell>
          <table:table-cell table:formula="of:=COM.MICROSOFT.CONCAT([.K76]; &quot; &quot;; [.L76])" office:value-type="string" office:string-value="&lt;path style=&quot;fill:#000000;stroke-width:0.97;stroke:#000000;stroke-opacity:1&quot; d = &quot;M 49.0975555555555,81.2576098256625 53.8050555555556,87.8234371089792&quot; id = &quot;path74&quot; /&gt; &lt;ellipse style=&quot;fill:#000000;stroke:#000000;stroke-width:1;stroke-linejoin:round&quot; id = &quot;circle74&quot; cx=&quot;49.0975555555555&quot; cy=&quot;81.2576098256625&quot; rx=&quot;0.9&quot; ry=&quot;0.8&quot; /&gt;" calcext:value-type="string">
            <text:p>&lt;path style="fill:#000000;stroke-width:0.97;stroke:#000000;stroke-opacity:1" d = "M 49.0975555555555,81.2576098256625 53.8050555555556,87.8234371089792" id = "path74" /&gt; &lt;ellipse style="fill:#000000;stroke:#000000;stroke-width:1;stroke-linejoin:round" id = "circle74" cx="49.0975555555555" cy="81.2576098256625" rx="0.9" ry="0.8" /&gt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loans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float" office:value="32.1541" calcext:value-type="float">
            <text:p>32.1541</text:p>
          </table:table-cell>
          <table:table-cell office:value-type="float" office:value="-110.8787" calcext:value-type="float">
            <text:p>-110.8787</text:p>
          </table:table-cell>
          <table:table-cell table:formula="of:=([.G77] + 180) * (1400 / 360) - 215" office:value-type="float" office:value="53.8050555555556" calcext:value-type="float">
            <text:p>53.8050555555556</text:p>
          </table:table-cell>
          <table:table-cell table:formula="of:=(700/2)-(1400* LN(TAN((PI() / 4) + (([.F77] * PI() / 180) / 2))) / (2*PI())) - 130" office:value-type="float" office:value="87.8234371089792" calcext:value-type="float">
            <text:p>87.8234371089792</text:p>
          </table:table-cell>
          <table:table-cell table:formula="of:=COM.MICROSOFT.CONCAT([.H77]; ; &quot;,&quot;; [.I77]; &quot; &quot;; [.H78]; &quot;,&quot;; [.I78])" office:value-type="string" office:string-value="53.8050555555556,87.8234371089792 70.2636111111111,74.0362590620795" calcext:value-type="string">
            <text:p>53.8050555555556,87.8234371089792 70.2636111111111,74.0362590620795</text:p>
          </table:table-cell>
          <table:table-cell table:formula="of:=COM.MICROSOFT.CONCAT(&quot;&lt;path style=&quot;&quot;fill:#000000;stroke-width:0.97;stroke:#000000;stroke-opacity:1&quot;&quot; d = &quot;&quot;M &quot;; [.J77]; &quot;&quot;&quot; id = &quot;&quot;path&quot;; [.A77]; &quot;&quot;&quot; /&gt;&quot;)" office:value-type="string" office:string-value="&lt;path style=&quot;fill:#000000;stroke-width:0.97;stroke:#000000;stroke-opacity:1&quot; d = &quot;M 53.8050555555556,87.8234371089792 70.2636111111111,74.0362590620795&quot; id = &quot;path75&quot; /&gt;" calcext:value-type="string">
            <text:p>&lt;path style="fill:#000000;stroke-width:0.97;stroke:#000000;stroke-opacity:1" d = "M 53.8050555555556,87.8234371089792 70.2636111111111,74.0362590620795" id = "path75" /&gt;</text:p>
          </table:table-cell>
          <table:table-cell table:formula="of:=COM.MICROSOFT.CONCAT(&quot;&lt;ellipse style=&quot;&quot;fill:#000000;stroke:#000000;stroke-width:1;stroke-linejoin:round&quot;&quot;&quot;; &quot; id = &quot;&quot;circle&quot;; [.A77]; &quot;&quot;&quot;&quot;; &quot; cx=&quot;&quot;&quot;; [.H77]; &quot;&quot;&quot;&quot;; &quot; cy=&quot;&quot;&quot;; [.I7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75&quot; cx=&quot;53.8050555555556&quot; cy=&quot;87.8234371089792&quot; rx=&quot;0.9&quot; ry=&quot;0.8&quot; /&gt;" calcext:value-type="string">
            <text:p>&lt;ellipse style="fill:#000000;stroke:#000000;stroke-width:1;stroke-linejoin:round" id = "circle75" cx="53.8050555555556" cy="87.8234371089792" rx="0.9" ry="0.8" /&gt;</text:p>
          </table:table-cell>
          <table:table-cell table:formula="of:=COM.MICROSOFT.CONCAT([.K77]; &quot; &quot;; [.L77])" office:value-type="string" office:string-value="&lt;path style=&quot;fill:#000000;stroke-width:0.97;stroke:#000000;stroke-opacity:1&quot; d = &quot;M 53.8050555555556,87.8234371089792 70.2636111111111,74.0362590620795&quot; id = &quot;path75&quot; /&gt; &lt;ellipse style=&quot;fill:#000000;stroke:#000000;stroke-width:1;stroke-linejoin:round&quot; id = &quot;circle75&quot; cx=&quot;53.8050555555556&quot; cy=&quot;87.8234371089792&quot; rx=&quot;0.9&quot; ry=&quot;0.8&quot; /&gt;" calcext:value-type="string">
            <text:p>&lt;path style="fill:#000000;stroke-width:0.97;stroke:#000000;stroke-opacity:1" d = "M 53.8050555555556,87.8234371089792 70.2636111111111,74.0362590620795" id = "path75" /&gt; &lt;ellipse style="fill:#000000;stroke:#000000;stroke-width:1;stroke-linejoin:round" id = "circle75" cx="53.8050555555556" cy="87.8234371089792" rx="0.9" ry="0.8" /&gt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holesale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float" office:value="35.1054" calcext:value-type="float">
            <text:p>35.1054</text:p>
          </table:table-cell>
          <table:table-cell office:value-type="float" office:value="-106.6465" calcext:value-type="float">
            <text:p>-106.6465</text:p>
          </table:table-cell>
          <table:table-cell table:formula="of:=([.G78] + 180) * (1400 / 360) - 215" office:value-type="float" office:value="70.2636111111111" calcext:value-type="float">
            <text:p>70.2636111111111</text:p>
          </table:table-cell>
          <table:table-cell table:formula="of:=(700/2)-(1400* LN(TAN((PI() / 4) + (([.F78] * PI() / 180) / 2))) / (2*PI())) - 130" office:value-type="float" office:value="74.0362590620795" calcext:value-type="float">
            <text:p>74.0362590620795</text:p>
          </table:table-cell>
          <table:table-cell table:formula="of:=COM.MICROSOFT.CONCAT([.H78]; ; &quot;,&quot;; [.I78]; &quot; &quot;; [.H79]; &quot;,&quot;; [.I79])" office:value-type="string" office:string-value="70.2636111111111,74.0362590620795 69.7082777777778,87.0307786640528" calcext:value-type="string">
            <text:p>70.2636111111111,74.0362590620795 69.7082777777778,87.0307786640528</text:p>
          </table:table-cell>
          <table:table-cell table:formula="of:=COM.MICROSOFT.CONCAT(&quot;&lt;path style=&quot;&quot;fill:#000000;stroke-width:0.97;stroke:#000000;stroke-opacity:1&quot;&quot; d = &quot;&quot;M &quot;; [.J78]; &quot;&quot;&quot; id = &quot;&quot;path&quot;; [.A78]; &quot;&quot;&quot; /&gt;&quot;)" office:value-type="string" office:string-value="&lt;path style=&quot;fill:#000000;stroke-width:0.97;stroke:#000000;stroke-opacity:1&quot; d = &quot;M 70.2636111111111,74.0362590620795 69.7082777777778,87.0307786640528&quot; id = &quot;path76&quot; /&gt;" calcext:value-type="string">
            <text:p>&lt;path style="fill:#000000;stroke-width:0.97;stroke:#000000;stroke-opacity:1" d = "M 70.2636111111111,74.0362590620795 69.7082777777778,87.0307786640528" id = "path76" /&gt;</text:p>
          </table:table-cell>
          <table:table-cell table:formula="of:=COM.MICROSOFT.CONCAT(&quot;&lt;ellipse style=&quot;&quot;fill:#000000;stroke:#000000;stroke-width:1;stroke-linejoin:round&quot;&quot;&quot;; &quot; id = &quot;&quot;circle&quot;; [.A78]; &quot;&quot;&quot;&quot;; &quot; cx=&quot;&quot;&quot;; [.H78]; &quot;&quot;&quot;&quot;; &quot; cy=&quot;&quot;&quot;; [.I7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76&quot; cx=&quot;70.2636111111111&quot; cy=&quot;74.0362590620795&quot; rx=&quot;0.9&quot; ry=&quot;0.8&quot; /&gt;" calcext:value-type="string">
            <text:p>&lt;ellipse style="fill:#000000;stroke:#000000;stroke-width:1;stroke-linejoin:round" id = "circle76" cx="70.2636111111111" cy="74.0362590620795" rx="0.9" ry="0.8" /&gt;</text:p>
          </table:table-cell>
          <table:table-cell table:formula="of:=COM.MICROSOFT.CONCAT([.K78]; &quot; &quot;; [.L78])" office:value-type="string" office:string-value="&lt;path style=&quot;fill:#000000;stroke-width:0.97;stroke:#000000;stroke-opacity:1&quot; d = &quot;M 70.2636111111111,74.0362590620795 69.7082777777778,87.0307786640528&quot; id = &quot;path76&quot; /&gt; &lt;ellipse style=&quot;fill:#000000;stroke:#000000;stroke-width:1;stroke-linejoin:round&quot; id = &quot;circle76&quot; cx=&quot;70.2636111111111&quot; cy=&quot;74.0362590620795&quot; rx=&quot;0.9&quot; ry=&quot;0.8&quot; /&gt;" calcext:value-type="string">
            <text:p>&lt;path style="fill:#000000;stroke-width:0.97;stroke:#000000;stroke-opacity:1" d = "M 70.2636111111111,74.0362590620795 69.7082777777778,87.0307786640528" id = "path76" /&gt; &lt;ellipse style="fill:#000000;stroke:#000000;stroke-width:1;stroke-linejoin:round" id = "circle76" cx="70.2636111111111" cy="74.0362590620795" rx="0.9" ry="0.8" /&gt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likely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Las Cruces</text:p>
          </table:table-cell>
          <table:table-cell office:value-type="float" office:value="32.3265" calcext:value-type="float">
            <text:p>32.3265</text:p>
          </table:table-cell>
          <table:table-cell office:value-type="float" office:value="-106.7893" calcext:value-type="float">
            <text:p>-106.7893</text:p>
          </table:table-cell>
          <table:table-cell table:formula="of:=([.G79] + 180) * (1400 / 360) - 215" office:value-type="float" office:value="69.7082777777778" calcext:value-type="float">
            <text:p>69.7082777777778</text:p>
          </table:table-cell>
          <table:table-cell table:formula="of:=(700/2)-(1400* LN(TAN((PI() / 4) + (([.F79] * PI() / 180) / 2))) / (2*PI())) - 130" office:value-type="float" office:value="87.0307786640528" calcext:value-type="float">
            <text:p>87.0307786640528</text:p>
          </table:table-cell>
          <table:table-cell table:formula="of:=COM.MICROSOFT.CONCAT([.H79]; ; &quot;,&quot;; [.I79]; &quot; &quot;; [.H80]; &quot;,&quot;; [.I80])" office:value-type="string" office:string-value="69.7082777777778,87.0307786640528 71.1055555555555,89.2289682701695" calcext:value-type="string">
            <text:p>69.7082777777778,87.0307786640528 71.1055555555555,89.2289682701695</text:p>
          </table:table-cell>
          <table:table-cell table:formula="of:=COM.MICROSOFT.CONCAT(&quot;&lt;path style=&quot;&quot;fill:#000000;stroke-width:0.97;stroke:#000000;stroke-opacity:1&quot;&quot; d = &quot;&quot;M &quot;; [.J79]; &quot;&quot;&quot; id = &quot;&quot;path&quot;; [.A79]; &quot;&quot;&quot; /&gt;&quot;)" office:value-type="string" office:string-value="&lt;path style=&quot;fill:#000000;stroke-width:0.97;stroke:#000000;stroke-opacity:1&quot; d = &quot;M 69.7082777777778,87.0307786640528 71.1055555555555,89.2289682701695&quot; id = &quot;path77&quot; /&gt;" calcext:value-type="string">
            <text:p>&lt;path style="fill:#000000;stroke-width:0.97;stroke:#000000;stroke-opacity:1" d = "M 69.7082777777778,87.0307786640528 71.1055555555555,89.2289682701695" id = "path77" /&gt;</text:p>
          </table:table-cell>
          <table:table-cell table:formula="of:=COM.MICROSOFT.CONCAT(&quot;&lt;ellipse style=&quot;&quot;fill:#000000;stroke:#000000;stroke-width:1;stroke-linejoin:round&quot;&quot;&quot;; &quot; id = &quot;&quot;circle&quot;; [.A79]; &quot;&quot;&quot;&quot;; &quot; cx=&quot;&quot;&quot;; [.H79]; &quot;&quot;&quot;&quot;; &quot; cy=&quot;&quot;&quot;; [.I7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77&quot; cx=&quot;69.7082777777778&quot; cy=&quot;87.0307786640528&quot; rx=&quot;0.9&quot; ry=&quot;0.8&quot; /&gt;" calcext:value-type="string">
            <text:p>&lt;ellipse style="fill:#000000;stroke:#000000;stroke-width:1;stroke-linejoin:round" id = "circle77" cx="69.7082777777778" cy="87.0307786640528" rx="0.9" ry="0.8" /&gt;</text:p>
          </table:table-cell>
          <table:table-cell table:formula="of:=COM.MICROSOFT.CONCAT([.K79]; &quot; &quot;; [.L79])" office:value-type="string" office:string-value="&lt;path style=&quot;fill:#000000;stroke-width:0.97;stroke:#000000;stroke-opacity:1&quot; d = &quot;M 69.7082777777778,87.0307786640528 71.1055555555555,89.2289682701695&quot; id = &quot;path77&quot; /&gt; &lt;ellipse style=&quot;fill:#000000;stroke:#000000;stroke-width:1;stroke-linejoin:round&quot; id = &quot;circle77&quot; cx=&quot;69.7082777777778&quot; cy=&quot;87.0307786640528&quot; rx=&quot;0.9&quot; ry=&quot;0.8&quot; /&gt;" calcext:value-type="string">
            <text:p>&lt;path style="fill:#000000;stroke-width:0.97;stroke:#000000;stroke-opacity:1" d = "M 69.7082777777778,87.0307786640528 71.1055555555555,89.2289682701695" id = "path77" /&gt; &lt;ellipse style="fill:#000000;stroke:#000000;stroke-width:1;stroke-linejoin:round" id = "circle77" cx="69.7082777777778" cy="87.0307786640528" rx="0.9" ry="0.8" /&gt;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float" office:value="31.8476" calcext:value-type="float">
            <text:p>31.8476</text:p>
          </table:table-cell>
          <table:table-cell office:value-type="float" office:value="-106.43" calcext:value-type="float">
            <text:p>-106.43</text:p>
          </table:table-cell>
          <table:table-cell table:formula="of:=([.G80] + 180) * (1400 / 360) - 215" office:value-type="float" office:value="71.1055555555555" calcext:value-type="float">
            <text:p>71.1055555555555</text:p>
          </table:table-cell>
          <table:table-cell table:formula="of:=(700/2)-(1400* LN(TAN((PI() / 4) + (([.F80] * PI() / 180) / 2))) / (2*PI())) - 130" office:value-type="float" office:value="89.2289682701695" calcext:value-type="float">
            <text:p>89.2289682701695</text:p>
          </table:table-cell>
          <table:table-cell table:formula="of:=COM.MICROSOFT.CONCAT([.H80]; ; &quot;,&quot;; [.I80]; &quot; &quot;; [.H81]; &quot;,&quot;; [.I81])" office:value-type="string" office:string-value="71.1055555555555,89.2289682701695 87.8872777777778,88.4192407204802" calcext:value-type="string">
            <text:p>71.1055555555555,89.2289682701695 87.8872777777778,88.4192407204802</text:p>
          </table:table-cell>
          <table:table-cell table:formula="of:=COM.MICROSOFT.CONCAT(&quot;&lt;path style=&quot;&quot;fill:#000000;stroke-width:0.97;stroke:#000000;stroke-opacity:1&quot;&quot; d = &quot;&quot;M &quot;; [.J80]; &quot;&quot;&quot; id = &quot;&quot;path&quot;; [.A80]; &quot;&quot;&quot; /&gt;&quot;)" office:value-type="string" office:string-value="&lt;path style=&quot;fill:#000000;stroke-width:0.97;stroke:#000000;stroke-opacity:1&quot; d = &quot;M 71.1055555555555,89.2289682701695 87.8872777777778,88.4192407204802&quot; id = &quot;path78&quot; /&gt;" calcext:value-type="string">
            <text:p>&lt;path style="fill:#000000;stroke-width:0.97;stroke:#000000;stroke-opacity:1" d = "M 71.1055555555555,89.2289682701695 87.8872777777778,88.4192407204802" id = "path78" /&gt;</text:p>
          </table:table-cell>
          <table:table-cell table:formula="of:=COM.MICROSOFT.CONCAT(&quot;&lt;ellipse style=&quot;&quot;fill:#000000;stroke:#000000;stroke-width:1;stroke-linejoin:round&quot;&quot;&quot;; &quot; id = &quot;&quot;circle&quot;; [.A80]; &quot;&quot;&quot;&quot;; &quot; cx=&quot;&quot;&quot;; [.H80]; &quot;&quot;&quot;&quot;; &quot; cy=&quot;&quot;&quot;; [.I8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78&quot; cx=&quot;71.1055555555555&quot; cy=&quot;89.2289682701695&quot; rx=&quot;0.9&quot; ry=&quot;0.8&quot; /&gt;" calcext:value-type="string">
            <text:p>&lt;ellipse style="fill:#000000;stroke:#000000;stroke-width:1;stroke-linejoin:round" id = "circle78" cx="71.1055555555555" cy="89.2289682701695" rx="0.9" ry="0.8" /&gt;</text:p>
          </table:table-cell>
          <table:table-cell table:formula="of:=COM.MICROSOFT.CONCAT([.K80]; &quot; &quot;; [.L80])" office:value-type="string" office:string-value="&lt;path style=&quot;fill:#000000;stroke-width:0.97;stroke:#000000;stroke-opacity:1&quot; d = &quot;M 71.1055555555555,89.2289682701695 87.8872777777778,88.4192407204802&quot; id = &quot;path78&quot; /&gt; &lt;ellipse style=&quot;fill:#000000;stroke:#000000;stroke-width:1;stroke-linejoin:round&quot; id = &quot;circle78&quot; cx=&quot;71.1055555555555&quot; cy=&quot;89.2289682701695&quot; rx=&quot;0.9&quot; ry=&quot;0.8&quot; /&gt;" calcext:value-type="string">
            <text:p>&lt;path style="fill:#000000;stroke-width:0.97;stroke:#000000;stroke-opacity:1" d = "M 71.1055555555555,89.2289682701695 87.8872777777778,88.4192407204802" id = "path78" /&gt; &lt;ellipse style="fill:#000000;stroke:#000000;stroke-width:1;stroke-linejoin:round" id = "circle78" cx="71.1055555555555" cy="89.2289682701695" rx="0.9" ry="0.8" /&gt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float" office:value="32.0243" calcext:value-type="float">
            <text:p>32.0243</text:p>
          </table:table-cell>
          <table:table-cell office:value-type="float" office:value="-102.1147" calcext:value-type="float">
            <text:p>-102.1147</text:p>
          </table:table-cell>
          <table:table-cell table:formula="of:=([.G81] + 180) * (1400 / 360) - 215" office:value-type="float" office:value="87.8872777777778" calcext:value-type="float">
            <text:p>87.8872777777778</text:p>
          </table:table-cell>
          <table:table-cell table:formula="of:=(700/2)-(1400* LN(TAN((PI() / 4) + (([.F81] * PI() / 180) / 2))) / (2*PI())) - 130" office:value-type="float" office:value="88.4192407204802" calcext:value-type="float">
            <text:p>88.4192407204802</text:p>
          </table:table-cell>
          <table:table-cell table:formula="of:=COM.MICROSOFT.CONCAT([.H81]; ; &quot;,&quot;; [.I81]; &quot; &quot;; [.H82]; &quot;,&quot;; [.I82])" office:value-type="string" office:string-value="87.8872777777778,88.4192407204802 98.1045555555556,108.421839056982" calcext:value-type="string">
            <text:p>87.8872777777778,88.4192407204802 98.1045555555556,108.421839056982</text:p>
          </table:table-cell>
          <table:table-cell table:formula="of:=COM.MICROSOFT.CONCAT(&quot;&lt;path style=&quot;&quot;fill:#000000;stroke-width:0.97;stroke:#000000;stroke-opacity:1&quot;&quot; d = &quot;&quot;M &quot;; [.J81]; &quot;&quot;&quot; id = &quot;&quot;path&quot;; [.A81]; &quot;&quot;&quot; /&gt;&quot;)" office:value-type="string" office:string-value="&lt;path style=&quot;fill:#000000;stroke-width:0.97;stroke:#000000;stroke-opacity:1&quot; d = &quot;M 87.8872777777778,88.4192407204802 98.1045555555556,108.421839056982&quot; id = &quot;path79&quot; /&gt;" calcext:value-type="string">
            <text:p>&lt;path style="fill:#000000;stroke-width:0.97;stroke:#000000;stroke-opacity:1" d = "M 87.8872777777778,88.4192407204802 98.1045555555556,108.421839056982" id = "path79" /&gt;</text:p>
          </table:table-cell>
          <table:table-cell table:formula="of:=COM.MICROSOFT.CONCAT(&quot;&lt;ellipse style=&quot;&quot;fill:#000000;stroke:#000000;stroke-width:1;stroke-linejoin:round&quot;&quot;&quot;; &quot; id = &quot;&quot;circle&quot;; [.A81]; &quot;&quot;&quot;&quot;; &quot; cx=&quot;&quot;&quot;; [.H81]; &quot;&quot;&quot;&quot;; &quot; cy=&quot;&quot;&quot;; [.I8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79&quot; cx=&quot;87.8872777777778&quot; cy=&quot;88.4192407204802&quot; rx=&quot;0.9&quot; ry=&quot;0.8&quot; /&gt;" calcext:value-type="string">
            <text:p>&lt;ellipse style="fill:#000000;stroke:#000000;stroke-width:1;stroke-linejoin:round" id = "circle79" cx="87.8872777777778" cy="88.4192407204802" rx="0.9" ry="0.8" /&gt;</text:p>
          </table:table-cell>
          <table:table-cell table:formula="of:=COM.MICROSOFT.CONCAT([.K81]; &quot; &quot;; [.L81])" office:value-type="string" office:string-value="&lt;path style=&quot;fill:#000000;stroke-width:0.97;stroke:#000000;stroke-opacity:1&quot; d = &quot;M 87.8872777777778,88.4192407204802 98.1045555555556,108.421839056982&quot; id = &quot;path79&quot; /&gt; &lt;ellipse style=&quot;fill:#000000;stroke:#000000;stroke-width:1;stroke-linejoin:round&quot; id = &quot;circle79&quot; cx=&quot;87.8872777777778&quot; cy=&quot;88.4192407204802&quot; rx=&quot;0.9&quot; ry=&quot;0.8&quot; /&gt;" calcext:value-type="string">
            <text:p>&lt;path style="fill:#000000;stroke-width:0.97;stroke:#000000;stroke-opacity:1" d = "M 87.8872777777778,88.4192407204802 98.1045555555556,108.421839056982" id = "path79" /&gt; &lt;ellipse style="fill:#000000;stroke:#000000;stroke-width:1;stroke-linejoin:round" id = "circle79" cx="87.8872777777778" cy="88.4192407204802" rx="0.9" ry="0.8" /&gt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bullish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redo</text:p>
          </table:table-cell>
          <table:table-cell office:value-type="float" office:value="27.5625" calcext:value-type="float">
            <text:p>27.5625</text:p>
          </table:table-cell>
          <table:table-cell office:value-type="float" office:value="-99.4874" calcext:value-type="float">
            <text:p>-99.4874</text:p>
          </table:table-cell>
          <table:table-cell table:formula="of:=([.G82] + 180) * (1400 / 360) - 215" office:value-type="float" office:value="98.1045555555556" calcext:value-type="float">
            <text:p>98.1045555555556</text:p>
          </table:table-cell>
          <table:table-cell table:formula="of:=(700/2)-(1400* LN(TAN((PI() / 4) + (([.F82] * PI() / 180) / 2))) / (2*PI())) - 130" office:value-type="float" office:value="108.421839056982" calcext:value-type="float">
            <text:p>108.421839056982</text:p>
          </table:table-cell>
          <table:table-cell table:formula="of:=COM.MICROSOFT.CONCAT([.H82]; ; &quot;,&quot;; [.I82]; &quot; &quot;; [.H83]; &quot;,&quot;; [.I83])" office:value-type="string" office:string-value="98.1045555555556,108.421839056982 106.312833333333,107.706704659809" calcext:value-type="string">
            <text:p>98.1045555555556,108.421839056982 106.312833333333,107.706704659809</text:p>
          </table:table-cell>
          <table:table-cell table:formula="of:=COM.MICROSOFT.CONCAT(&quot;&lt;path style=&quot;&quot;fill:#000000;stroke-width:0.97;stroke:#000000;stroke-opacity:1&quot;&quot; d = &quot;&quot;M &quot;; [.J82]; &quot;&quot;&quot; id = &quot;&quot;path&quot;; [.A82]; &quot;&quot;&quot; /&gt;&quot;)" office:value-type="string" office:string-value="&lt;path style=&quot;fill:#000000;stroke-width:0.97;stroke:#000000;stroke-opacity:1&quot; d = &quot;M 98.1045555555556,108.421839056982 106.312833333333,107.706704659809&quot; id = &quot;path80&quot; /&gt;" calcext:value-type="string">
            <text:p>&lt;path style="fill:#000000;stroke-width:0.97;stroke:#000000;stroke-opacity:1" d = "M 98.1045555555556,108.421839056982 106.312833333333,107.706704659809" id = "path80" /&gt;</text:p>
          </table:table-cell>
          <table:table-cell table:formula="of:=COM.MICROSOFT.CONCAT(&quot;&lt;ellipse style=&quot;&quot;fill:#000000;stroke:#000000;stroke-width:1;stroke-linejoin:round&quot;&quot;&quot;; &quot; id = &quot;&quot;circle&quot;; [.A82]; &quot;&quot;&quot;&quot;; &quot; cx=&quot;&quot;&quot;; [.H82]; &quot;&quot;&quot;&quot;; &quot; cy=&quot;&quot;&quot;; [.I8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80&quot; cx=&quot;98.1045555555556&quot; cy=&quot;108.421839056982&quot; rx=&quot;0.9&quot; ry=&quot;0.8&quot; /&gt;" calcext:value-type="string">
            <text:p>&lt;ellipse style="fill:#000000;stroke:#000000;stroke-width:1;stroke-linejoin:round" id = "circle80" cx="98.1045555555556" cy="108.421839056982" rx="0.9" ry="0.8" /&gt;</text:p>
          </table:table-cell>
          <table:table-cell table:formula="of:=COM.MICROSOFT.CONCAT([.K82]; &quot; &quot;; [.L82])" office:value-type="string" office:string-value="&lt;path style=&quot;fill:#000000;stroke-width:0.97;stroke:#000000;stroke-opacity:1&quot; d = &quot;M 98.1045555555556,108.421839056982 106.312833333333,107.706704659809&quot; id = &quot;path80&quot; /&gt; &lt;ellipse style=&quot;fill:#000000;stroke:#000000;stroke-width:1;stroke-linejoin:round&quot; id = &quot;circle80&quot; cx=&quot;98.1045555555556&quot; cy=&quot;108.421839056982&quot; rx=&quot;0.9&quot; ry=&quot;0.8&quot; /&gt;" calcext:value-type="string">
            <text:p>&lt;path style="fill:#000000;stroke-width:0.97;stroke:#000000;stroke-opacity:1" d = "M 98.1045555555556,108.421839056982 106.312833333333,107.706704659809" id = "path80" /&gt; &lt;ellipse style="fill:#000000;stroke:#000000;stroke-width:1;stroke-linejoin:round" id = "circle80" cx="98.1045555555556" cy="108.421839056982" rx="0.9" ry="0.8" /&gt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rpus Christi</text:p>
          </table:table-cell>
          <table:table-cell office:value-type="float" office:value="27.7254" calcext:value-type="float">
            <text:p>27.7254</text:p>
          </table:table-cell>
          <table:table-cell office:value-type="float" office:value="-97.3767" calcext:value-type="float">
            <text:p>-97.3767</text:p>
          </table:table-cell>
          <table:table-cell table:formula="of:=([.G83] + 180) * (1400 / 360) - 215" office:value-type="float" office:value="106.312833333333" calcext:value-type="float">
            <text:p>106.312833333333</text:p>
          </table:table-cell>
          <table:table-cell table:formula="of:=(700/2)-(1400* LN(TAN((PI() / 4) + (([.F83] * PI() / 180) / 2))) / (2*PI())) - 130" office:value-type="float" office:value="107.706704659809" calcext:value-type="float">
            <text:p>107.706704659809</text:p>
          </table:table-cell>
          <table:table-cell table:formula="of:=COM.MICROSOFT.CONCAT([.H83]; ; &quot;,&quot;; [.I83]; &quot; &quot;; [.H84]; &quot;,&quot;; [.I84])" office:value-type="string" office:string-value="106.312833333333,107.706704659809 101.851888888889,100.009337182997" calcext:value-type="string">
            <text:p>106.312833333333,107.706704659809 101.851888888889,100.009337182997</text:p>
          </table:table-cell>
          <table:table-cell table:formula="of:=COM.MICROSOFT.CONCAT(&quot;&lt;path style=&quot;&quot;fill:#000000;stroke-width:0.97;stroke:#000000;stroke-opacity:1&quot;&quot; d = &quot;&quot;M &quot;; [.J83]; &quot;&quot;&quot; id = &quot;&quot;path&quot;; [.A83]; &quot;&quot;&quot; /&gt;&quot;)" office:value-type="string" office:string-value="&lt;path style=&quot;fill:#000000;stroke-width:0.97;stroke:#000000;stroke-opacity:1&quot; d = &quot;M 106.312833333333,107.706704659809 101.851888888889,100.009337182997&quot; id = &quot;path81&quot; /&gt;" calcext:value-type="string">
            <text:p>&lt;path style="fill:#000000;stroke-width:0.97;stroke:#000000;stroke-opacity:1" d = "M 106.312833333333,107.706704659809 101.851888888889,100.009337182997" id = "path81" /&gt;</text:p>
          </table:table-cell>
          <table:table-cell table:formula="of:=COM.MICROSOFT.CONCAT(&quot;&lt;ellipse style=&quot;&quot;fill:#000000;stroke:#000000;stroke-width:1;stroke-linejoin:round&quot;&quot;&quot;; &quot; id = &quot;&quot;circle&quot;; [.A83]; &quot;&quot;&quot;&quot;; &quot; cx=&quot;&quot;&quot;; [.H83]; &quot;&quot;&quot;&quot;; &quot; cy=&quot;&quot;&quot;; [.I8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81&quot; cx=&quot;106.312833333333&quot; cy=&quot;107.706704659809&quot; rx=&quot;0.9&quot; ry=&quot;0.8&quot; /&gt;" calcext:value-type="string">
            <text:p>&lt;ellipse style="fill:#000000;stroke:#000000;stroke-width:1;stroke-linejoin:round" id = "circle81" cx="106.312833333333" cy="107.706704659809" rx="0.9" ry="0.8" /&gt;</text:p>
          </table:table-cell>
          <table:table-cell table:formula="of:=COM.MICROSOFT.CONCAT([.K83]; &quot; &quot;; [.L83])" office:value-type="string" office:string-value="&lt;path style=&quot;fill:#000000;stroke-width:0.97;stroke:#000000;stroke-opacity:1&quot; d = &quot;M 106.312833333333,107.706704659809 101.851888888889,100.009337182997&quot; id = &quot;path81&quot; /&gt; &lt;ellipse style=&quot;fill:#000000;stroke:#000000;stroke-width:1;stroke-linejoin:round&quot; id = &quot;circle81&quot; cx=&quot;106.312833333333&quot; cy=&quot;107.706704659809&quot; rx=&quot;0.9&quot; ry=&quot;0.8&quot; /&gt;" calcext:value-type="string">
            <text:p>&lt;path style="fill:#000000;stroke-width:0.97;stroke:#000000;stroke-opacity:1" d = "M 106.312833333333,107.706704659809 101.851888888889,100.009337182997" id = "path81" /&gt; &lt;ellipse style="fill:#000000;stroke:#000000;stroke-width:1;stroke-linejoin:round" id = "circle81" cx="106.312833333333" cy="107.706704659809" rx="0.9" ry="0.8" /&gt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float" office:value="29.4632" calcext:value-type="float">
            <text:p>29.4632</text:p>
          </table:table-cell>
          <table:table-cell office:value-type="float" office:value="-98.5238" calcext:value-type="float">
            <text:p>-98.5238</text:p>
          </table:table-cell>
          <table:table-cell table:formula="of:=([.G84] + 180) * (1400 / 360) - 215" office:value-type="float" office:value="101.851888888889" calcext:value-type="float">
            <text:p>101.851888888889</text:p>
          </table:table-cell>
          <table:table-cell table:formula="of:=(700/2)-(1400* LN(TAN((PI() / 4) + (([.F84] * PI() / 180) / 2))) / (2*PI())) - 130" office:value-type="float" office:value="100.009337182997" calcext:value-type="float">
            <text:p>100.009337182997</text:p>
          </table:table-cell>
          <table:table-cell table:formula="of:=COM.MICROSOFT.CONCAT([.H84]; ; &quot;,&quot;; [.I84]; &quot; &quot;; [.H85]; &quot;,&quot;; [.I85])" office:value-type="string" office:string-value="101.851888888889,100.009337182997 101.851888888889,100.009337182997" calcext:value-type="string">
            <text:p>101.851888888889,100.009337182997 101.851888888889,100.009337182997</text:p>
          </table:table-cell>
          <table:table-cell table:formula="of:=COM.MICROSOFT.CONCAT(&quot;&lt;path style=&quot;&quot;fill:#000000;stroke-width:0.97;stroke:#000000;stroke-opacity:1&quot;&quot; d = &quot;&quot;M &quot;; [.J84]; &quot;&quot;&quot; id = &quot;&quot;path&quot;; [.A84]; &quot;&quot;&quot; /&gt;&quot;)" office:value-type="string" office:string-value="&lt;path style=&quot;fill:#000000;stroke-width:0.97;stroke:#000000;stroke-opacity:1&quot; d = &quot;M 101.851888888889,100.009337182997 101.851888888889,100.009337182997&quot; id = &quot;path82&quot; /&gt;" calcext:value-type="string">
            <text:p>&lt;path style="fill:#000000;stroke-width:0.97;stroke:#000000;stroke-opacity:1" d = "M 101.851888888889,100.009337182997 101.851888888889,100.009337182997" id = "path82" /&gt;</text:p>
          </table:table-cell>
          <table:table-cell table:formula="of:=COM.MICROSOFT.CONCAT(&quot;&lt;ellipse style=&quot;&quot;fill:#000000;stroke:#000000;stroke-width:1;stroke-linejoin:round&quot;&quot;&quot;; &quot; id = &quot;&quot;circle&quot;; [.A84]; &quot;&quot;&quot;&quot;; &quot; cx=&quot;&quot;&quot;; [.H84]; &quot;&quot;&quot;&quot;; &quot; cy=&quot;&quot;&quot;; [.I8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82&quot; cx=&quot;101.851888888889&quot; cy=&quot;100.009337182997&quot; rx=&quot;0.9&quot; ry=&quot;0.8&quot; /&gt;" calcext:value-type="string">
            <text:p>&lt;ellipse style="fill:#000000;stroke:#000000;stroke-width:1;stroke-linejoin:round" id = "circle82" cx="101.851888888889" cy="100.009337182997" rx="0.9" ry="0.8" /&gt;</text:p>
          </table:table-cell>
          <table:table-cell table:formula="of:=COM.MICROSOFT.CONCAT([.K84]; &quot; &quot;; [.L84])" office:value-type="string" office:string-value="&lt;path style=&quot;fill:#000000;stroke-width:0.97;stroke:#000000;stroke-opacity:1&quot; d = &quot;M 101.851888888889,100.009337182997 101.851888888889,100.009337182997&quot; id = &quot;path82&quot; /&gt; &lt;ellipse style=&quot;fill:#000000;stroke:#000000;stroke-width:1;stroke-linejoin:round&quot; id = &quot;circle82&quot; cx=&quot;101.851888888889&quot; cy=&quot;100.009337182997&quot; rx=&quot;0.9&quot; ry=&quot;0.8&quot; /&gt;" calcext:value-type="string">
            <text:p>&lt;path style="fill:#000000;stroke-width:0.97;stroke:#000000;stroke-opacity:1" d = "M 101.851888888889,100.009337182997 101.851888888889,100.009337182997" id = "path82" /&gt; &lt;ellipse style="fill:#000000;stroke:#000000;stroke-width:1;stroke-linejoin:round" id = "circle82" cx="101.851888888889" cy="100.009337182997" rx="0.9" ry="0.8" /&gt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coinag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float" office:value="29.4632" calcext:value-type="float">
            <text:p>29.4632</text:p>
          </table:table-cell>
          <table:table-cell office:value-type="float" office:value="-98.5238" calcext:value-type="float">
            <text:p>-98.5238</text:p>
          </table:table-cell>
          <table:table-cell table:formula="of:=([.G85] + 180) * (1400 / 360) - 215" office:value-type="float" office:value="101.851888888889" calcext:value-type="float">
            <text:p>101.851888888889</text:p>
          </table:table-cell>
          <table:table-cell table:formula="of:=(700/2)-(1400* LN(TAN((PI() / 4) + (([.F85] * PI() / 180) / 2))) / (2*PI())) - 130" office:value-type="float" office:value="100.009337182997" calcext:value-type="float">
            <text:p>100.009337182997</text:p>
          </table:table-cell>
          <table:table-cell table:formula="of:=COM.MICROSOFT.CONCAT([.H85]; ; &quot;,&quot;; [.I85]; &quot; &quot;; [.H86]; &quot;,&quot;; [.I86])" office:value-type="string" office:string-value="101.851888888889,100.009337182997 103.442444444444,98.9531074489048" calcext:value-type="string">
            <text:p>101.851888888889,100.009337182997 103.442444444444,98.9531074489048</text:p>
          </table:table-cell>
          <table:table-cell table:formula="of:=COM.MICROSOFT.CONCAT(&quot;&lt;path style=&quot;&quot;fill:#000000;stroke-width:0.97;stroke:#000000;stroke-opacity:1&quot;&quot; d = &quot;&quot;M &quot;; [.J85]; &quot;&quot;&quot; id = &quot;&quot;path&quot;; [.A85]; &quot;&quot;&quot; /&gt;&quot;)" office:value-type="string" office:string-value="&lt;path style=&quot;fill:#000000;stroke-width:0.97;stroke:#000000;stroke-opacity:1&quot; d = &quot;M 101.851888888889,100.009337182997 103.442444444444,98.9531074489048&quot; id = &quot;path83&quot; /&gt;" calcext:value-type="string">
            <text:p>&lt;path style="fill:#000000;stroke-width:0.97;stroke:#000000;stroke-opacity:1" d = "M 101.851888888889,100.009337182997 103.442444444444,98.9531074489048" id = "path83" /&gt;</text:p>
          </table:table-cell>
          <table:table-cell table:formula="of:=COM.MICROSOFT.CONCAT(&quot;&lt;ellipse style=&quot;&quot;fill:#000000;stroke:#000000;stroke-width:1;stroke-linejoin:round&quot;&quot;&quot;; &quot; id = &quot;&quot;circle&quot;; [.A85]; &quot;&quot;&quot;&quot;; &quot; cx=&quot;&quot;&quot;; [.H85]; &quot;&quot;&quot;&quot;; &quot; cy=&quot;&quot;&quot;; [.I8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83&quot; cx=&quot;101.851888888889&quot; cy=&quot;100.009337182997&quot; rx=&quot;0.9&quot; ry=&quot;0.8&quot; /&gt;" calcext:value-type="string">
            <text:p>&lt;ellipse style="fill:#000000;stroke:#000000;stroke-width:1;stroke-linejoin:round" id = "circle83" cx="101.851888888889" cy="100.009337182997" rx="0.9" ry="0.8" /&gt;</text:p>
          </table:table-cell>
          <table:table-cell table:formula="of:=COM.MICROSOFT.CONCAT([.K85]; &quot; &quot;; [.L85])" office:value-type="string" office:string-value="&lt;path style=&quot;fill:#000000;stroke-width:0.97;stroke:#000000;stroke-opacity:1&quot; d = &quot;M 101.851888888889,100.009337182997 103.442444444444,98.9531074489048&quot; id = &quot;path83&quot; /&gt; &lt;ellipse style=&quot;fill:#000000;stroke:#000000;stroke-width:1;stroke-linejoin:round&quot; id = &quot;circle83&quot; cx=&quot;101.851888888889&quot; cy=&quot;100.009337182997&quot; rx=&quot;0.9&quot; ry=&quot;0.8&quot; /&gt;" calcext:value-type="string">
            <text:p>&lt;path style="fill:#000000;stroke-width:0.97;stroke:#000000;stroke-opacity:1" d = "M 101.851888888889,100.009337182997 103.442444444444,98.9531074489048" id = "path83" /&gt; &lt;ellipse style="fill:#000000;stroke:#000000;stroke-width:1;stroke-linejoin:round" id = "circle83" cx="101.851888888889" cy="100.009337182997" rx="0.9" ry="0.8" /&gt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ew Braunfels</text:p>
          </table:table-cell>
          <table:table-cell office:value-type="float" office:value="29.6994" calcext:value-type="float">
            <text:p>29.6994</text:p>
          </table:table-cell>
          <table:table-cell office:value-type="float" office:value="-98.1148" calcext:value-type="float">
            <text:p>-98.1148</text:p>
          </table:table-cell>
          <table:table-cell table:formula="of:=([.G86] + 180) * (1400 / 360) - 215" office:value-type="float" office:value="103.442444444444" calcext:value-type="float">
            <text:p>103.442444444444</text:p>
          </table:table-cell>
          <table:table-cell table:formula="of:=(700/2)-(1400* LN(TAN((PI() / 4) + (([.F86] * PI() / 180) / 2))) / (2*PI())) - 130" office:value-type="float" office:value="98.9531074489048" calcext:value-type="float">
            <text:p>98.9531074489048</text:p>
          </table:table-cell>
          <table:table-cell table:formula="of:=COM.MICROSOFT.CONCAT([.H86]; ; &quot;,&quot;; [.I86]; &quot; &quot;; [.H87]; &quot;,&quot;; [.I87])" office:value-type="string" office:string-value="103.442444444444,98.9531074489048 104.852555555556,96.253847368768" calcext:value-type="string">
            <text:p>103.442444444444,98.9531074489048 104.852555555556,96.253847368768</text:p>
          </table:table-cell>
          <table:table-cell table:formula="of:=COM.MICROSOFT.CONCAT(&quot;&lt;path style=&quot;&quot;fill:#000000;stroke-width:0.97;stroke:#000000;stroke-opacity:1&quot;&quot; d = &quot;&quot;M &quot;; [.J86]; &quot;&quot;&quot; id = &quot;&quot;path&quot;; [.A86]; &quot;&quot;&quot; /&gt;&quot;)" office:value-type="string" office:string-value="&lt;path style=&quot;fill:#000000;stroke-width:0.97;stroke:#000000;stroke-opacity:1&quot; d = &quot;M 103.442444444444,98.9531074489048 104.852555555556,96.253847368768&quot; id = &quot;path84&quot; /&gt;" calcext:value-type="string">
            <text:p>&lt;path style="fill:#000000;stroke-width:0.97;stroke:#000000;stroke-opacity:1" d = "M 103.442444444444,98.9531074489048 104.852555555556,96.253847368768" id = "path84" /&gt;</text:p>
          </table:table-cell>
          <table:table-cell table:formula="of:=COM.MICROSOFT.CONCAT(&quot;&lt;ellipse style=&quot;&quot;fill:#000000;stroke:#000000;stroke-width:1;stroke-linejoin:round&quot;&quot;&quot;; &quot; id = &quot;&quot;circle&quot;; [.A86]; &quot;&quot;&quot;&quot;; &quot; cx=&quot;&quot;&quot;; [.H86]; &quot;&quot;&quot;&quot;; &quot; cy=&quot;&quot;&quot;; [.I8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84&quot; cx=&quot;103.442444444444&quot; cy=&quot;98.9531074489048&quot; rx=&quot;0.9&quot; ry=&quot;0.8&quot; /&gt;" calcext:value-type="string">
            <text:p>&lt;ellipse style="fill:#000000;stroke:#000000;stroke-width:1;stroke-linejoin:round" id = "circle84" cx="103.442444444444" cy="98.9531074489048" rx="0.9" ry="0.8" /&gt;</text:p>
          </table:table-cell>
          <table:table-cell table:formula="of:=COM.MICROSOFT.CONCAT([.K86]; &quot; &quot;; [.L86])" office:value-type="string" office:string-value="&lt;path style=&quot;fill:#000000;stroke-width:0.97;stroke:#000000;stroke-opacity:1&quot; d = &quot;M 103.442444444444,98.9531074489048 104.852555555556,96.253847368768&quot; id = &quot;path84&quot; /&gt; &lt;ellipse style=&quot;fill:#000000;stroke:#000000;stroke-width:1;stroke-linejoin:round&quot; id = &quot;circle84&quot; cx=&quot;103.442444444444&quot; cy=&quot;98.9531074489048&quot; rx=&quot;0.9&quot; ry=&quot;0.8&quot; /&gt;" calcext:value-type="string">
            <text:p>&lt;path style="fill:#000000;stroke-width:0.97;stroke:#000000;stroke-opacity:1" d = "M 103.442444444444,98.9531074489048 104.852555555556,96.253847368768" id = "path84" /&gt; &lt;ellipse style="fill:#000000;stroke:#000000;stroke-width:1;stroke-linejoin:round" id = "circle84" cx="103.442444444444" cy="98.9531074489048" rx="0.9" ry="0.8" /&gt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float" office:value="30.3005" calcext:value-type="float">
            <text:p>30.3005</text:p>
          </table:table-cell>
          <table:table-cell office:value-type="float" office:value="-97.7522" calcext:value-type="float">
            <text:p>-97.7522</text:p>
          </table:table-cell>
          <table:table-cell table:formula="of:=([.G87] + 180) * (1400 / 360) - 215" office:value-type="float" office:value="104.852555555556" calcext:value-type="float">
            <text:p>104.852555555556</text:p>
          </table:table-cell>
          <table:table-cell table:formula="of:=(700/2)-(1400* LN(TAN((PI() / 4) + (([.F87] * PI() / 180) / 2))) / (2*PI())) - 130" office:value-type="float" office:value="96.253847368768" calcext:value-type="float">
            <text:p>96.253847368768</text:p>
          </table:table-cell>
          <table:table-cell table:formula="of:=COM.MICROSOFT.CONCAT([.H87]; ; &quot;,&quot;; [.I87]; &quot; &quot;; [.H88]; &quot;,&quot;; [.I88])" office:value-type="string" office:string-value="104.852555555556,96.253847368768 104.852555555556,96.253847368768" calcext:value-type="string">
            <text:p>104.852555555556,96.253847368768 104.852555555556,96.253847368768</text:p>
          </table:table-cell>
          <table:table-cell table:formula="of:=COM.MICROSOFT.CONCAT(&quot;&lt;path style=&quot;&quot;fill:#000000;stroke-width:0.97;stroke:#000000;stroke-opacity:1&quot;&quot; d = &quot;&quot;M &quot;; [.J87]; &quot;&quot;&quot; id = &quot;&quot;path&quot;; [.A87]; &quot;&quot;&quot; /&gt;&quot;)" office:value-type="string" office:string-value="&lt;path style=&quot;fill:#000000;stroke-width:0.97;stroke:#000000;stroke-opacity:1&quot; d = &quot;M 104.852555555556,96.253847368768 104.852555555556,96.253847368768&quot; id = &quot;path85&quot; /&gt;" calcext:value-type="string">
            <text:p>&lt;path style="fill:#000000;stroke-width:0.97;stroke:#000000;stroke-opacity:1" d = "M 104.852555555556,96.253847368768 104.852555555556,96.253847368768" id = "path85" /&gt;</text:p>
          </table:table-cell>
          <table:table-cell table:formula="of:=COM.MICROSOFT.CONCAT(&quot;&lt;ellipse style=&quot;&quot;fill:#000000;stroke:#000000;stroke-width:1;stroke-linejoin:round&quot;&quot;&quot;; &quot; id = &quot;&quot;circle&quot;; [.A87]; &quot;&quot;&quot;&quot;; &quot; cx=&quot;&quot;&quot;; [.H87]; &quot;&quot;&quot;&quot;; &quot; cy=&quot;&quot;&quot;; [.I8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85&quot; cx=&quot;104.852555555556&quot; cy=&quot;96.253847368768&quot; rx=&quot;0.9&quot; ry=&quot;0.8&quot; /&gt;" calcext:value-type="string">
            <text:p>&lt;ellipse style="fill:#000000;stroke:#000000;stroke-width:1;stroke-linejoin:round" id = "circle85" cx="104.852555555556" cy="96.253847368768" rx="0.9" ry="0.8" /&gt;</text:p>
          </table:table-cell>
          <table:table-cell table:formula="of:=COM.MICROSOFT.CONCAT([.K87]; &quot; &quot;; [.L87])" office:value-type="string" office:string-value="&lt;path style=&quot;fill:#000000;stroke-width:0.97;stroke:#000000;stroke-opacity:1&quot; d = &quot;M 104.852555555556,96.253847368768 104.852555555556,96.253847368768&quot; id = &quot;path85&quot; /&gt; &lt;ellipse style=&quot;fill:#000000;stroke:#000000;stroke-width:1;stroke-linejoin:round&quot; id = &quot;circle85&quot; cx=&quot;104.852555555556&quot; cy=&quot;96.253847368768&quot; rx=&quot;0.9&quot; ry=&quot;0.8&quot; /&gt;" calcext:value-type="string">
            <text:p>&lt;path style="fill:#000000;stroke-width:0.97;stroke:#000000;stroke-opacity:1" d = "M 104.852555555556,96.253847368768 104.852555555556,96.253847368768" id = "path85" /&gt; &lt;ellipse style="fill:#000000;stroke:#000000;stroke-width:1;stroke-linejoin:round" id = "circle85" cx="104.852555555556" cy="96.253847368768" rx="0.9" ry="0.8" /&gt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coming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float" office:value="30.3005" calcext:value-type="float">
            <text:p>30.3005</text:p>
          </table:table-cell>
          <table:table-cell office:value-type="float" office:value="-97.7522" calcext:value-type="float">
            <text:p>-97.7522</text:p>
          </table:table-cell>
          <table:table-cell table:formula="of:=([.G88] + 180) * (1400 / 360) - 215" office:value-type="float" office:value="104.852555555556" calcext:value-type="float">
            <text:p>104.852555555556</text:p>
          </table:table-cell>
          <table:table-cell table:formula="of:=(700/2)-(1400* LN(TAN((PI() / 4) + (([.F88] * PI() / 180) / 2))) / (2*PI())) - 130" office:value-type="float" office:value="96.253847368768" calcext:value-type="float">
            <text:p>96.253847368768</text:p>
          </table:table-cell>
          <table:table-cell table:formula="of:=COM.MICROSOFT.CONCAT([.H88]; ; &quot;,&quot;; [.I88]; &quot; &quot;; [.H89]; &quot;,&quot;; [.I89])" office:value-type="string" office:string-value="104.852555555556,96.253847368768 104.940055555556,92.7500216182925" calcext:value-type="string">
            <text:p>104.852555555556,96.253847368768 104.940055555556,92.7500216182925</text:p>
          </table:table-cell>
          <table:table-cell table:formula="of:=COM.MICROSOFT.CONCAT(&quot;&lt;path style=&quot;&quot;fill:#000000;stroke-width:0.97;stroke:#000000;stroke-opacity:1&quot;&quot; d = &quot;&quot;M &quot;; [.J88]; &quot;&quot;&quot; id = &quot;&quot;path&quot;; [.A88]; &quot;&quot;&quot; /&gt;&quot;)" office:value-type="string" office:string-value="&lt;path style=&quot;fill:#000000;stroke-width:0.97;stroke:#000000;stroke-opacity:1&quot; d = &quot;M 104.852555555556,96.253847368768 104.940055555556,92.7500216182925&quot; id = &quot;path86&quot; /&gt;" calcext:value-type="string">
            <text:p>&lt;path style="fill:#000000;stroke-width:0.97;stroke:#000000;stroke-opacity:1" d = "M 104.852555555556,96.253847368768 104.940055555556,92.7500216182925" id = "path86" /&gt;</text:p>
          </table:table-cell>
          <table:table-cell table:formula="of:=COM.MICROSOFT.CONCAT(&quot;&lt;ellipse style=&quot;&quot;fill:#000000;stroke:#000000;stroke-width:1;stroke-linejoin:round&quot;&quot;&quot;; &quot; id = &quot;&quot;circle&quot;; [.A88]; &quot;&quot;&quot;&quot;; &quot; cx=&quot;&quot;&quot;; [.H88]; &quot;&quot;&quot;&quot;; &quot; cy=&quot;&quot;&quot;; [.I8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86&quot; cx=&quot;104.852555555556&quot; cy=&quot;96.253847368768&quot; rx=&quot;0.9&quot; ry=&quot;0.8&quot; /&gt;" calcext:value-type="string">
            <text:p>&lt;ellipse style="fill:#000000;stroke:#000000;stroke-width:1;stroke-linejoin:round" id = "circle86" cx="104.852555555556" cy="96.253847368768" rx="0.9" ry="0.8" /&gt;</text:p>
          </table:table-cell>
          <table:table-cell table:formula="of:=COM.MICROSOFT.CONCAT([.K88]; &quot; &quot;; [.L88])" office:value-type="string" office:string-value="&lt;path style=&quot;fill:#000000;stroke-width:0.97;stroke:#000000;stroke-opacity:1&quot; d = &quot;M 104.852555555556,96.253847368768 104.940055555556,92.7500216182925&quot; id = &quot;path86&quot; /&gt; &lt;ellipse style=&quot;fill:#000000;stroke:#000000;stroke-width:1;stroke-linejoin:round&quot; id = &quot;circle86&quot; cx=&quot;104.852555555556&quot; cy=&quot;96.253847368768&quot; rx=&quot;0.9&quot; ry=&quot;0.8&quot; /&gt;" calcext:value-type="string">
            <text:p>&lt;path style="fill:#000000;stroke-width:0.97;stroke:#000000;stroke-opacity:1" d = "M 104.852555555556,96.253847368768 104.940055555556,92.7500216182925" id = "path86" /&gt; &lt;ellipse style="fill:#000000;stroke:#000000;stroke-width:1;stroke-linejoin:round" id = "circle86" cx="104.852555555556" cy="96.253847368768" rx="0.9" ry="0.8" /&gt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ailer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illeen</text:p>
          </table:table-cell>
          <table:table-cell office:value-type="float" office:value="31.0753" calcext:value-type="float">
            <text:p>31.0753</text:p>
          </table:table-cell>
          <table:table-cell office:value-type="float" office:value="-97.7297" calcext:value-type="float">
            <text:p>-97.7297</text:p>
          </table:table-cell>
          <table:table-cell table:formula="of:=([.G89] + 180) * (1400 / 360) - 215" office:value-type="float" office:value="104.940055555556" calcext:value-type="float">
            <text:p>104.940055555556</text:p>
          </table:table-cell>
          <table:table-cell table:formula="of:=(700/2)-(1400* LN(TAN((PI() / 4) + (([.F89] * PI() / 180) / 2))) / (2*PI())) - 130" office:value-type="float" office:value="92.7500216182925" calcext:value-type="float">
            <text:p>92.7500216182925</text:p>
          </table:table-cell>
          <table:table-cell table:formula="of:=COM.MICROSOFT.CONCAT([.H89]; ; &quot;,&quot;; [.I89]; &quot; &quot;; [.H90]; &quot;,&quot;; [.I90])" office:value-type="string" office:string-value="104.940055555556,92.7500216182925 97.1284444444444,86.4422071662101" calcext:value-type="string">
            <text:p>104.940055555556,92.7500216182925 97.1284444444444,86.4422071662101</text:p>
          </table:table-cell>
          <table:table-cell table:formula="of:=COM.MICROSOFT.CONCAT(&quot;&lt;path style=&quot;&quot;fill:#000000;stroke-width:0.97;stroke:#000000;stroke-opacity:1&quot;&quot; d = &quot;&quot;M &quot;; [.J89]; &quot;&quot;&quot; id = &quot;&quot;path&quot;; [.A89]; &quot;&quot;&quot; /&gt;&quot;)" office:value-type="string" office:string-value="&lt;path style=&quot;fill:#000000;stroke-width:0.97;stroke:#000000;stroke-opacity:1&quot; d = &quot;M 104.940055555556,92.7500216182925 97.1284444444444,86.4422071662101&quot; id = &quot;path87&quot; /&gt;" calcext:value-type="string">
            <text:p>&lt;path style="fill:#000000;stroke-width:0.97;stroke:#000000;stroke-opacity:1" d = "M 104.940055555556,92.7500216182925 97.1284444444444,86.4422071662101" id = "path87" /&gt;</text:p>
          </table:table-cell>
          <table:table-cell table:formula="of:=COM.MICROSOFT.CONCAT(&quot;&lt;ellipse style=&quot;&quot;fill:#000000;stroke:#000000;stroke-width:1;stroke-linejoin:round&quot;&quot;&quot;; &quot; id = &quot;&quot;circle&quot;; [.A89]; &quot;&quot;&quot;&quot;; &quot; cx=&quot;&quot;&quot;; [.H89]; &quot;&quot;&quot;&quot;; &quot; cy=&quot;&quot;&quot;; [.I8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87&quot; cx=&quot;104.940055555556&quot; cy=&quot;92.7500216182925&quot; rx=&quot;0.9&quot; ry=&quot;0.8&quot; /&gt;" calcext:value-type="string">
            <text:p>&lt;ellipse style="fill:#000000;stroke:#000000;stroke-width:1;stroke-linejoin:round" id = "circle87" cx="104.940055555556" cy="92.7500216182925" rx="0.9" ry="0.8" /&gt;</text:p>
          </table:table-cell>
          <table:table-cell table:formula="of:=COM.MICROSOFT.CONCAT([.K89]; &quot; &quot;; [.L89])" office:value-type="string" office:string-value="&lt;path style=&quot;fill:#000000;stroke-width:0.97;stroke:#000000;stroke-opacity:1&quot; d = &quot;M 104.940055555556,92.7500216182925 97.1284444444444,86.4422071662101&quot; id = &quot;path87&quot; /&gt; &lt;ellipse style=&quot;fill:#000000;stroke:#000000;stroke-width:1;stroke-linejoin:round&quot; id = &quot;circle87&quot; cx=&quot;104.940055555556&quot; cy=&quot;92.7500216182925&quot; rx=&quot;0.9&quot; ry=&quot;0.8&quot; /&gt;" calcext:value-type="string">
            <text:p>&lt;path style="fill:#000000;stroke-width:0.97;stroke:#000000;stroke-opacity:1" d = "M 104.940055555556,92.7500216182925 97.1284444444444,86.4422071662101" id = "path87" /&gt; &lt;ellipse style="fill:#000000;stroke:#000000;stroke-width:1;stroke-linejoin:round" id = "circle87" cx="104.940055555556" cy="92.7500216182925" rx="0.9" ry="0.8" /&gt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mainly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bilene</text:p>
          </table:table-cell>
          <table:table-cell office:value-type="float" office:value="32.4543" calcext:value-type="float">
            <text:p>32.4543</text:p>
          </table:table-cell>
          <table:table-cell office:value-type="float" office:value="-99.7384" calcext:value-type="float">
            <text:p>-99.7384</text:p>
          </table:table-cell>
          <table:table-cell table:formula="of:=([.G90] + 180) * (1400 / 360) - 215" office:value-type="float" office:value="97.1284444444444" calcext:value-type="float">
            <text:p>97.1284444444444</text:p>
          </table:table-cell>
          <table:table-cell table:formula="of:=(700/2)-(1400* LN(TAN((PI() / 4) + (([.F90] * PI() / 180) / 2))) / (2*PI())) - 130" office:value-type="float" office:value="86.4422071662101" calcext:value-type="float">
            <text:p>86.4422071662101</text:p>
          </table:table-cell>
          <table:table-cell table:formula="of:=COM.MICROSOFT.CONCAT([.H90]; ; &quot;,&quot;; [.I90]; &quot; &quot;; [.H91]; &quot;,&quot;; [.I91])" office:value-type="string" office:string-value="97.1284444444444,86.4422071662101 88.7692777777778,81.2879472479665" calcext:value-type="string">
            <text:p>97.1284444444444,86.4422071662101 88.7692777777778,81.2879472479665</text:p>
          </table:table-cell>
          <table:table-cell table:formula="of:=COM.MICROSOFT.CONCAT(&quot;&lt;path style=&quot;&quot;fill:#000000;stroke-width:0.97;stroke:#000000;stroke-opacity:1&quot;&quot; d = &quot;&quot;M &quot;; [.J90]; &quot;&quot;&quot; id = &quot;&quot;path&quot;; [.A90]; &quot;&quot;&quot; /&gt;&quot;)" office:value-type="string" office:string-value="&lt;path style=&quot;fill:#000000;stroke-width:0.97;stroke:#000000;stroke-opacity:1&quot; d = &quot;M 97.1284444444444,86.4422071662101 88.7692777777778,81.2879472479665&quot; id = &quot;path88&quot; /&gt;" calcext:value-type="string">
            <text:p>&lt;path style="fill:#000000;stroke-width:0.97;stroke:#000000;stroke-opacity:1" d = "M 97.1284444444444,86.4422071662101 88.7692777777778,81.2879472479665" id = "path88" /&gt;</text:p>
          </table:table-cell>
          <table:table-cell table:formula="of:=COM.MICROSOFT.CONCAT(&quot;&lt;ellipse style=&quot;&quot;fill:#000000;stroke:#000000;stroke-width:1;stroke-linejoin:round&quot;&quot;&quot;; &quot; id = &quot;&quot;circle&quot;; [.A90]; &quot;&quot;&quot;&quot;; &quot; cx=&quot;&quot;&quot;; [.H90]; &quot;&quot;&quot;&quot;; &quot; cy=&quot;&quot;&quot;; [.I9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88&quot; cx=&quot;97.1284444444444&quot; cy=&quot;86.4422071662101&quot; rx=&quot;0.9&quot; ry=&quot;0.8&quot; /&gt;" calcext:value-type="string">
            <text:p>&lt;ellipse style="fill:#000000;stroke:#000000;stroke-width:1;stroke-linejoin:round" id = "circle88" cx="97.1284444444444" cy="86.4422071662101" rx="0.9" ry="0.8" /&gt;</text:p>
          </table:table-cell>
          <table:table-cell table:formula="of:=COM.MICROSOFT.CONCAT([.K90]; &quot; &quot;; [.L90])" office:value-type="string" office:string-value="&lt;path style=&quot;fill:#000000;stroke-width:0.97;stroke:#000000;stroke-opacity:1&quot; d = &quot;M 97.1284444444444,86.4422071662101 88.7692777777778,81.2879472479665&quot; id = &quot;path88&quot; /&gt; &lt;ellipse style=&quot;fill:#000000;stroke:#000000;stroke-width:1;stroke-linejoin:round&quot; id = &quot;circle88&quot; cx=&quot;97.1284444444444&quot; cy=&quot;86.4422071662101&quot; rx=&quot;0.9&quot; ry=&quot;0.8&quot; /&gt;" calcext:value-type="string">
            <text:p>&lt;path style="fill:#000000;stroke-width:0.97;stroke:#000000;stroke-opacity:1" d = "M 97.1284444444444,86.4422071662101 88.7692777777778,81.2879472479665" id = "path88" /&gt; &lt;ellipse style="fill:#000000;stroke:#000000;stroke-width:1;stroke-linejoin:round" id = "circle88" cx="97.1284444444444" cy="86.4422071662101" rx="0.9" ry="0.8" /&gt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visag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ubbock</text:p>
          </table:table-cell>
          <table:table-cell office:value-type="float" office:value="33.5657" calcext:value-type="float">
            <text:p>33.5657</text:p>
          </table:table-cell>
          <table:table-cell office:value-type="float" office:value="-101.8879" calcext:value-type="float">
            <text:p>-101.8879</text:p>
          </table:table-cell>
          <table:table-cell table:formula="of:=([.G91] + 180) * (1400 / 360) - 215" office:value-type="float" office:value="88.7692777777778" calcext:value-type="float">
            <text:p>88.7692777777778</text:p>
          </table:table-cell>
          <table:table-cell table:formula="of:=(700/2)-(1400* LN(TAN((PI() / 4) + (([.F91] * PI() / 180) / 2))) / (2*PI())) - 130" office:value-type="float" office:value="81.2879472479665" calcext:value-type="float">
            <text:p>81.2879472479665</text:p>
          </table:table-cell>
          <table:table-cell table:formula="of:=COM.MICROSOFT.CONCAT([.H91]; ; &quot;,&quot;; [.I91]; &quot; &quot;; [.H92]; &quot;,&quot;; [.I92])" office:value-type="string" office:string-value="88.7692777777778,81.2879472479665 102.254777777778,76.3486483984744" calcext:value-type="string">
            <text:p>88.7692777777778,81.2879472479665 102.254777777778,76.3486483984744</text:p>
          </table:table-cell>
          <table:table-cell table:formula="of:=COM.MICROSOFT.CONCAT(&quot;&lt;path style=&quot;&quot;fill:#000000;stroke-width:0.97;stroke:#000000;stroke-opacity:1&quot;&quot; d = &quot;&quot;M &quot;; [.J91]; &quot;&quot;&quot; id = &quot;&quot;path&quot;; [.A91]; &quot;&quot;&quot; /&gt;&quot;)" office:value-type="string" office:string-value="&lt;path style=&quot;fill:#000000;stroke-width:0.97;stroke:#000000;stroke-opacity:1&quot; d = &quot;M 88.7692777777778,81.2879472479665 102.254777777778,76.3486483984744&quot; id = &quot;path89&quot; /&gt;" calcext:value-type="string">
            <text:p>&lt;path style="fill:#000000;stroke-width:0.97;stroke:#000000;stroke-opacity:1" d = "M 88.7692777777778,81.2879472479665 102.254777777778,76.3486483984744" id = "path89" /&gt;</text:p>
          </table:table-cell>
          <table:table-cell table:formula="of:=COM.MICROSOFT.CONCAT(&quot;&lt;ellipse style=&quot;&quot;fill:#000000;stroke:#000000;stroke-width:1;stroke-linejoin:round&quot;&quot;&quot;; &quot; id = &quot;&quot;circle&quot;; [.A91]; &quot;&quot;&quot;&quot;; &quot; cx=&quot;&quot;&quot;; [.H91]; &quot;&quot;&quot;&quot;; &quot; cy=&quot;&quot;&quot;; [.I9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89&quot; cx=&quot;88.7692777777778&quot; cy=&quot;81.2879472479665&quot; rx=&quot;0.9&quot; ry=&quot;0.8&quot; /&gt;" calcext:value-type="string">
            <text:p>&lt;ellipse style="fill:#000000;stroke:#000000;stroke-width:1;stroke-linejoin:round" id = "circle89" cx="88.7692777777778" cy="81.2879472479665" rx="0.9" ry="0.8" /&gt;</text:p>
          </table:table-cell>
          <table:table-cell table:formula="of:=COM.MICROSOFT.CONCAT([.K91]; &quot; &quot;; [.L91])" office:value-type="string" office:string-value="&lt;path style=&quot;fill:#000000;stroke-width:0.97;stroke:#000000;stroke-opacity:1&quot; d = &quot;M 88.7692777777778,81.2879472479665 102.254777777778,76.3486483984744&quot; id = &quot;path89&quot; /&gt; &lt;ellipse style=&quot;fill:#000000;stroke:#000000;stroke-width:1;stroke-linejoin:round&quot; id = &quot;circle89&quot; cx=&quot;88.7692777777778&quot; cy=&quot;81.2879472479665&quot; rx=&quot;0.9&quot; ry=&quot;0.8&quot; /&gt;" calcext:value-type="string">
            <text:p>&lt;path style="fill:#000000;stroke-width:0.97;stroke:#000000;stroke-opacity:1" d = "M 88.7692777777778,81.2879472479665 102.254777777778,76.3486483984744" id = "path89" /&gt; &lt;ellipse style="fill:#000000;stroke:#000000;stroke-width:1;stroke-linejoin:round" id = "circle89" cx="88.7692777777778" cy="81.2879472479665" rx="0.9" ry="0.8" /&gt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leaves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Lawton</text:p>
          </table:table-cell>
          <table:table-cell office:value-type="float" office:value="34.6175" calcext:value-type="float">
            <text:p>34.6175</text:p>
          </table:table-cell>
          <table:table-cell office:value-type="float" office:value="-98.4202" calcext:value-type="float">
            <text:p>-98.4202</text:p>
          </table:table-cell>
          <table:table-cell table:formula="of:=([.G92] + 180) * (1400 / 360) - 215" office:value-type="float" office:value="102.254777777778" calcext:value-type="float">
            <text:p>102.254777777778</text:p>
          </table:table-cell>
          <table:table-cell table:formula="of:=(700/2)-(1400* LN(TAN((PI() / 4) + (([.F92] * PI() / 180) / 2))) / (2*PI())) - 130" office:value-type="float" office:value="76.3486483984744" calcext:value-type="float">
            <text:p>76.3486483984744</text:p>
          </table:table-cell>
          <table:table-cell table:formula="of:=COM.MICROSOFT.CONCAT([.H92]; ; &quot;,&quot;; [.I92]; &quot; &quot;; [.H93]; &quot;,&quot;; [.I93])" office:value-type="string" office:string-value="102.254777777778,76.3486483984744 105.780444444444,72.3106611255347" calcext:value-type="string">
            <text:p>102.254777777778,76.3486483984744 105.780444444444,72.3106611255347</text:p>
          </table:table-cell>
          <table:table-cell table:formula="of:=COM.MICROSOFT.CONCAT(&quot;&lt;path style=&quot;&quot;fill:#000000;stroke-width:0.97;stroke:#000000;stroke-opacity:1&quot;&quot; d = &quot;&quot;M &quot;; [.J92]; &quot;&quot;&quot; id = &quot;&quot;path&quot;; [.A92]; &quot;&quot;&quot; /&gt;&quot;)" office:value-type="string" office:string-value="&lt;path style=&quot;fill:#000000;stroke-width:0.97;stroke:#000000;stroke-opacity:1&quot; d = &quot;M 102.254777777778,76.3486483984744 105.780444444444,72.3106611255347&quot; id = &quot;path90&quot; /&gt;" calcext:value-type="string">
            <text:p>&lt;path style="fill:#000000;stroke-width:0.97;stroke:#000000;stroke-opacity:1" d = "M 102.254777777778,76.3486483984744 105.780444444444,72.3106611255347" id = "path90" /&gt;</text:p>
          </table:table-cell>
          <table:table-cell table:formula="of:=COM.MICROSOFT.CONCAT(&quot;&lt;ellipse style=&quot;&quot;fill:#000000;stroke:#000000;stroke-width:1;stroke-linejoin:round&quot;&quot;&quot;; &quot; id = &quot;&quot;circle&quot;; [.A92]; &quot;&quot;&quot;&quot;; &quot; cx=&quot;&quot;&quot;; [.H92]; &quot;&quot;&quot;&quot;; &quot; cy=&quot;&quot;&quot;; [.I9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90&quot; cx=&quot;102.254777777778&quot; cy=&quot;76.3486483984744&quot; rx=&quot;0.9&quot; ry=&quot;0.8&quot; /&gt;" calcext:value-type="string">
            <text:p>&lt;ellipse style="fill:#000000;stroke:#000000;stroke-width:1;stroke-linejoin:round" id = "circle90" cx="102.254777777778" cy="76.3486483984744" rx="0.9" ry="0.8" /&gt;</text:p>
          </table:table-cell>
          <table:table-cell table:formula="of:=COM.MICROSOFT.CONCAT([.K92]; &quot; &quot;; [.L92])" office:value-type="string" office:string-value="&lt;path style=&quot;fill:#000000;stroke-width:0.97;stroke:#000000;stroke-opacity:1&quot; d = &quot;M 102.254777777778,76.3486483984744 105.780444444444,72.3106611255347&quot; id = &quot;path90&quot; /&gt; &lt;ellipse style=&quot;fill:#000000;stroke:#000000;stroke-width:1;stroke-linejoin:round&quot; id = &quot;circle90&quot; cx=&quot;102.254777777778&quot; cy=&quot;76.3486483984744&quot; rx=&quot;0.9&quot; ry=&quot;0.8&quot; /&gt;" calcext:value-type="string">
            <text:p>&lt;path style="fill:#000000;stroke-width:0.97;stroke:#000000;stroke-opacity:1" d = "M 102.254777777778,76.3486483984744 105.780444444444,72.3106611255347" id = "path90" /&gt; &lt;ellipse style="fill:#000000;stroke:#000000;stroke-width:1;stroke-linejoin:round" id = "circle90" cx="102.254777777778" cy="76.3486483984744" rx="0.9" ry="0.8" /&gt;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float" office:value="35.4676" calcext:value-type="float">
            <text:p>35.4676</text:p>
          </table:table-cell>
          <table:table-cell office:value-type="float" office:value="-97.5136" calcext:value-type="float">
            <text:p>-97.5136</text:p>
          </table:table-cell>
          <table:table-cell table:formula="of:=([.G93] + 180) * (1400 / 360) - 215" office:value-type="float" office:value="105.780444444444" calcext:value-type="float">
            <text:p>105.780444444444</text:p>
          </table:table-cell>
          <table:table-cell table:formula="of:=(700/2)-(1400* LN(TAN((PI() / 4) + (([.F93] * PI() / 180) / 2))) / (2*PI())) - 130" office:value-type="float" office:value="72.3106611255347" calcext:value-type="float">
            <text:p>72.3106611255347</text:p>
          </table:table-cell>
          <table:table-cell table:formula="of:=COM.MICROSOFT.CONCAT([.H93]; ; &quot;,&quot;; [.I93]; &quot; &quot;; [.H94]; &quot;,&quot;; [.I94])" office:value-type="string" office:string-value="105.780444444444,72.3106611255347 105.780444444444,72.3106611255347" calcext:value-type="string">
            <text:p>105.780444444444,72.3106611255347 105.780444444444,72.3106611255347</text:p>
          </table:table-cell>
          <table:table-cell table:formula="of:=COM.MICROSOFT.CONCAT(&quot;&lt;path style=&quot;&quot;fill:#000000;stroke-width:0.97;stroke:#000000;stroke-opacity:1&quot;&quot; d = &quot;&quot;M &quot;; [.J93]; &quot;&quot;&quot; id = &quot;&quot;path&quot;; [.A93]; &quot;&quot;&quot; /&gt;&quot;)" office:value-type="string" office:string-value="&lt;path style=&quot;fill:#000000;stroke-width:0.97;stroke:#000000;stroke-opacity:1&quot; d = &quot;M 105.780444444444,72.3106611255347 105.780444444444,72.3106611255347&quot; id = &quot;path91&quot; /&gt;" calcext:value-type="string">
            <text:p>&lt;path style="fill:#000000;stroke-width:0.97;stroke:#000000;stroke-opacity:1" d = "M 105.780444444444,72.3106611255347 105.780444444444,72.3106611255347" id = "path91" /&gt;</text:p>
          </table:table-cell>
          <table:table-cell table:formula="of:=COM.MICROSOFT.CONCAT(&quot;&lt;ellipse style=&quot;&quot;fill:#000000;stroke:#000000;stroke-width:1;stroke-linejoin:round&quot;&quot;&quot;; &quot; id = &quot;&quot;circle&quot;; [.A93]; &quot;&quot;&quot;&quot;; &quot; cx=&quot;&quot;&quot;; [.H93]; &quot;&quot;&quot;&quot;; &quot; cy=&quot;&quot;&quot;; [.I9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91&quot; cx=&quot;105.780444444444&quot; cy=&quot;72.3106611255347&quot; rx=&quot;0.9&quot; ry=&quot;0.8&quot; /&gt;" calcext:value-type="string">
            <text:p>&lt;ellipse style="fill:#000000;stroke:#000000;stroke-width:1;stroke-linejoin:round" id = "circle91" cx="105.780444444444" cy="72.3106611255347" rx="0.9" ry="0.8" /&gt;</text:p>
          </table:table-cell>
          <table:table-cell table:formula="of:=COM.MICROSOFT.CONCAT([.K93]; &quot; &quot;; [.L93])" office:value-type="string" office:string-value="&lt;path style=&quot;fill:#000000;stroke-width:0.97;stroke:#000000;stroke-opacity:1&quot; d = &quot;M 105.780444444444,72.3106611255347 105.780444444444,72.3106611255347&quot; id = &quot;path91&quot; /&gt; &lt;ellipse style=&quot;fill:#000000;stroke:#000000;stroke-width:1;stroke-linejoin:round&quot; id = &quot;circle91&quot; cx=&quot;105.780444444444&quot; cy=&quot;72.3106611255347&quot; rx=&quot;0.9&quot; ry=&quot;0.8&quot; /&gt;" calcext:value-type="string">
            <text:p>&lt;path style="fill:#000000;stroke-width:0.97;stroke:#000000;stroke-opacity:1" d = "M 105.780444444444,72.3106611255347 105.780444444444,72.3106611255347" id = "path91" /&gt; &lt;ellipse style="fill:#000000;stroke:#000000;stroke-width:1;stroke-linejoin:round" id = "circle91" cx="105.780444444444" cy="72.3106611255347" rx="0.9" ry="0.8" /&gt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lagoon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float" office:value="35.4676" calcext:value-type="float">
            <text:p>35.4676</text:p>
          </table:table-cell>
          <table:table-cell office:value-type="float" office:value="-97.5136" calcext:value-type="float">
            <text:p>-97.5136</text:p>
          </table:table-cell>
          <table:table-cell table:formula="of:=([.G94] + 180) * (1400 / 360) - 215" office:value-type="float" office:value="105.780444444444" calcext:value-type="float">
            <text:p>105.780444444444</text:p>
          </table:table-cell>
          <table:table-cell table:formula="of:=(700/2)-(1400* LN(TAN((PI() / 4) + (([.F94] * PI() / 180) / 2))) / (2*PI())) - 130" office:value-type="float" office:value="72.3106611255347" calcext:value-type="float">
            <text:p>72.3106611255347</text:p>
          </table:table-cell>
          <table:table-cell table:formula="of:=COM.MICROSOFT.CONCAT([.H94]; ; &quot;,&quot;; [.I94]; &quot; &quot;; [.H95]; &quot;,&quot;; [.I95])" office:value-type="string" office:string-value="105.780444444444,72.3106611255347 112.039222222222,69.1427826272102" calcext:value-type="string">
            <text:p>105.780444444444,72.3106611255347 112.039222222222,69.1427826272102</text:p>
          </table:table-cell>
          <table:table-cell table:formula="of:=COM.MICROSOFT.CONCAT(&quot;&lt;path style=&quot;&quot;fill:#000000;stroke-width:0.97;stroke:#000000;stroke-opacity:1&quot;&quot; d = &quot;&quot;M &quot;; [.J94]; &quot;&quot;&quot; id = &quot;&quot;path&quot;; [.A94]; &quot;&quot;&quot; /&gt;&quot;)" office:value-type="string" office:string-value="&lt;path style=&quot;fill:#000000;stroke-width:0.97;stroke:#000000;stroke-opacity:1&quot; d = &quot;M 105.780444444444,72.3106611255347 112.039222222222,69.1427826272102&quot; id = &quot;path92&quot; /&gt;" calcext:value-type="string">
            <text:p>&lt;path style="fill:#000000;stroke-width:0.97;stroke:#000000;stroke-opacity:1" d = "M 105.780444444444,72.3106611255347 112.039222222222,69.1427826272102" id = "path92" /&gt;</text:p>
          </table:table-cell>
          <table:table-cell table:formula="of:=COM.MICROSOFT.CONCAT(&quot;&lt;ellipse style=&quot;&quot;fill:#000000;stroke:#000000;stroke-width:1;stroke-linejoin:round&quot;&quot;&quot;; &quot; id = &quot;&quot;circle&quot;; [.A94]; &quot;&quot;&quot;&quot;; &quot; cx=&quot;&quot;&quot;; [.H94]; &quot;&quot;&quot;&quot;; &quot; cy=&quot;&quot;&quot;; [.I9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92&quot; cx=&quot;105.780444444444&quot; cy=&quot;72.3106611255347&quot; rx=&quot;0.9&quot; ry=&quot;0.8&quot; /&gt;" calcext:value-type="string">
            <text:p>&lt;ellipse style="fill:#000000;stroke:#000000;stroke-width:1;stroke-linejoin:round" id = "circle92" cx="105.780444444444" cy="72.3106611255347" rx="0.9" ry="0.8" /&gt;</text:p>
          </table:table-cell>
          <table:table-cell table:formula="of:=COM.MICROSOFT.CONCAT([.K94]; &quot; &quot;; [.L94])" office:value-type="string" office:string-value="&lt;path style=&quot;fill:#000000;stroke-width:0.97;stroke:#000000;stroke-opacity:1&quot; d = &quot;M 105.780444444444,72.3106611255347 112.039222222222,69.1427826272102&quot; id = &quot;path92&quot; /&gt; &lt;ellipse style=&quot;fill:#000000;stroke:#000000;stroke-width:1;stroke-linejoin:round&quot; id = &quot;circle92&quot; cx=&quot;105.780444444444&quot; cy=&quot;72.3106611255347&quot; rx=&quot;0.9&quot; ry=&quot;0.8&quot; /&gt;" calcext:value-type="string">
            <text:p>&lt;path style="fill:#000000;stroke-width:0.97;stroke:#000000;stroke-opacity:1" d = "M 105.780444444444,72.3106611255347 112.039222222222,69.1427826272102" id = "path92" /&gt; &lt;ellipse style="fill:#000000;stroke:#000000;stroke-width:1;stroke-linejoin:round" id = "circle92" cx="105.780444444444" cy="72.3106611255347" rx="0.9" ry="0.8" /&gt;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float" office:value="36.1283" calcext:value-type="float">
            <text:p>36.1283</text:p>
          </table:table-cell>
          <table:table-cell office:value-type="float" office:value="-95.9042" calcext:value-type="float">
            <text:p>-95.9042</text:p>
          </table:table-cell>
          <table:table-cell table:formula="of:=([.G95] + 180) * (1400 / 360) - 215" office:value-type="float" office:value="112.039222222222" calcext:value-type="float">
            <text:p>112.039222222222</text:p>
          </table:table-cell>
          <table:table-cell table:formula="of:=(700/2)-(1400* LN(TAN((PI() / 4) + (([.F95] * PI() / 180) / 2))) / (2*PI())) - 130" office:value-type="float" office:value="69.1427826272102" calcext:value-type="float">
            <text:p>69.1427826272102</text:p>
          </table:table-cell>
          <table:table-cell table:formula="of:=COM.MICROSOFT.CONCAT([.H95]; ; &quot;,&quot;; [.I95]; &quot; &quot;; [.H96]; &quot;,&quot;; [.I96])" office:value-type="string" office:string-value="112.039222222222,69.1427826272102 112.039222222222,69.1427826272102" calcext:value-type="string">
            <text:p>112.039222222222,69.1427826272102 112.039222222222,69.1427826272102</text:p>
          </table:table-cell>
          <table:table-cell table:formula="of:=COM.MICROSOFT.CONCAT(&quot;&lt;path style=&quot;&quot;fill:#000000;stroke-width:0.97;stroke:#000000;stroke-opacity:1&quot;&quot; d = &quot;&quot;M &quot;; [.J95]; &quot;&quot;&quot; id = &quot;&quot;path&quot;; [.A95]; &quot;&quot;&quot; /&gt;&quot;)" office:value-type="string" office:string-value="&lt;path style=&quot;fill:#000000;stroke-width:0.97;stroke:#000000;stroke-opacity:1&quot; d = &quot;M 112.039222222222,69.1427826272102 112.039222222222,69.1427826272102&quot; id = &quot;path93&quot; /&gt;" calcext:value-type="string">
            <text:p>&lt;path style="fill:#000000;stroke-width:0.97;stroke:#000000;stroke-opacity:1" d = "M 112.039222222222,69.1427826272102 112.039222222222,69.1427826272102" id = "path93" /&gt;</text:p>
          </table:table-cell>
          <table:table-cell table:formula="of:=COM.MICROSOFT.CONCAT(&quot;&lt;ellipse style=&quot;&quot;fill:#000000;stroke:#000000;stroke-width:1;stroke-linejoin:round&quot;&quot;&quot;; &quot; id = &quot;&quot;circle&quot;; [.A95]; &quot;&quot;&quot;&quot;; &quot; cx=&quot;&quot;&quot;; [.H95]; &quot;&quot;&quot;&quot;; &quot; cy=&quot;&quot;&quot;; [.I9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93&quot; cx=&quot;112.039222222222&quot; cy=&quot;69.1427826272102&quot; rx=&quot;0.9&quot; ry=&quot;0.8&quot; /&gt;" calcext:value-type="string">
            <text:p>&lt;ellipse style="fill:#000000;stroke:#000000;stroke-width:1;stroke-linejoin:round" id = "circle93" cx="112.039222222222" cy="69.1427826272102" rx="0.9" ry="0.8" /&gt;</text:p>
          </table:table-cell>
          <table:table-cell table:formula="of:=COM.MICROSOFT.CONCAT([.K95]; &quot; &quot;; [.L95])" office:value-type="string" office:string-value="&lt;path style=&quot;fill:#000000;stroke-width:0.97;stroke:#000000;stroke-opacity:1&quot; d = &quot;M 112.039222222222,69.1427826272102 112.039222222222,69.1427826272102&quot; id = &quot;path93&quot; /&gt; &lt;ellipse style=&quot;fill:#000000;stroke:#000000;stroke-width:1;stroke-linejoin:round&quot; id = &quot;circle93&quot; cx=&quot;112.039222222222&quot; cy=&quot;69.1427826272102&quot; rx=&quot;0.9&quot; ry=&quot;0.8&quot; /&gt;" calcext:value-type="string">
            <text:p>&lt;path style="fill:#000000;stroke-width:0.97;stroke:#000000;stroke-opacity:1" d = "M 112.039222222222,69.1427826272102 112.039222222222,69.1427826272102" id = "path93" /&gt; &lt;ellipse style="fill:#000000;stroke:#000000;stroke-width:1;stroke-linejoin:round" id = "circle93" cx="112.039222222222" cy="69.1427826272102" rx="0.9" ry="0.8" /&gt;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pitaph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float" office:value="36.1283" calcext:value-type="float">
            <text:p>36.1283</text:p>
          </table:table-cell>
          <table:table-cell office:value-type="float" office:value="-95.9042" calcext:value-type="float">
            <text:p>-95.9042</text:p>
          </table:table-cell>
          <table:table-cell table:formula="of:=([.G96] + 180) * (1400 / 360) - 215" office:value-type="float" office:value="112.039222222222" calcext:value-type="float">
            <text:p>112.039222222222</text:p>
          </table:table-cell>
          <table:table-cell table:formula="of:=(700/2)-(1400* LN(TAN((PI() / 4) + (([.F96] * PI() / 180) / 2))) / (2*PI())) - 130" office:value-type="float" office:value="69.1427826272102" calcext:value-type="float">
            <text:p>69.1427826272102</text:p>
          </table:table-cell>
          <table:table-cell table:formula="of:=COM.MICROSOFT.CONCAT([.H96]; ; &quot;,&quot;; [.I96]; &quot; &quot;; [.H97]; &quot;,&quot;; [.I97])" office:value-type="string" office:string-value="112.039222222222,69.1427826272102 118.0075,72.874163756635" calcext:value-type="string">
            <text:p>112.039222222222,69.1427826272102 118.0075,72.874163756635</text:p>
          </table:table-cell>
          <table:table-cell table:formula="of:=COM.MICROSOFT.CONCAT(&quot;&lt;path style=&quot;&quot;fill:#000000;stroke-width:0.97;stroke:#000000;stroke-opacity:1&quot;&quot; d = &quot;&quot;M &quot;; [.J96]; &quot;&quot;&quot; id = &quot;&quot;path&quot;; [.A96]; &quot;&quot;&quot; /&gt;&quot;)" office:value-type="string" office:string-value="&lt;path style=&quot;fill:#000000;stroke-width:0.97;stroke:#000000;stroke-opacity:1&quot; d = &quot;M 112.039222222222,69.1427826272102 118.0075,72.874163756635&quot; id = &quot;path94&quot; /&gt;" calcext:value-type="string">
            <text:p>&lt;path style="fill:#000000;stroke-width:0.97;stroke:#000000;stroke-opacity:1" d = "M 112.039222222222,69.1427826272102 118.0075,72.874163756635" id = "path94" /&gt;</text:p>
          </table:table-cell>
          <table:table-cell table:formula="of:=COM.MICROSOFT.CONCAT(&quot;&lt;ellipse style=&quot;&quot;fill:#000000;stroke:#000000;stroke-width:1;stroke-linejoin:round&quot;&quot;&quot;; &quot; id = &quot;&quot;circle&quot;; [.A96]; &quot;&quot;&quot;&quot;; &quot; cx=&quot;&quot;&quot;; [.H96]; &quot;&quot;&quot;&quot;; &quot; cy=&quot;&quot;&quot;; [.I9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94&quot; cx=&quot;112.039222222222&quot; cy=&quot;69.1427826272102&quot; rx=&quot;0.9&quot; ry=&quot;0.8&quot; /&gt;" calcext:value-type="string">
            <text:p>&lt;ellipse style="fill:#000000;stroke:#000000;stroke-width:1;stroke-linejoin:round" id = "circle94" cx="112.039222222222" cy="69.1427826272102" rx="0.9" ry="0.8" /&gt;</text:p>
          </table:table-cell>
          <table:table-cell table:formula="of:=COM.MICROSOFT.CONCAT([.K96]; &quot; &quot;; [.L96])" office:value-type="string" office:string-value="&lt;path style=&quot;fill:#000000;stroke-width:0.97;stroke:#000000;stroke-opacity:1&quot; d = &quot;M 112.039222222222,69.1427826272102 118.0075,72.874163756635&quot; id = &quot;path94&quot; /&gt; &lt;ellipse style=&quot;fill:#000000;stroke:#000000;stroke-width:1;stroke-linejoin:round&quot; id = &quot;circle94&quot; cx=&quot;112.039222222222&quot; cy=&quot;69.1427826272102&quot; rx=&quot;0.9&quot; ry=&quot;0.8&quot; /&gt;" calcext:value-type="string">
            <text:p>&lt;path style="fill:#000000;stroke-width:0.97;stroke:#000000;stroke-opacity:1" d = "M 112.039222222222,69.1427826272102 118.0075,72.874163756635" id = "path94" /&gt; &lt;ellipse style="fill:#000000;stroke:#000000;stroke-width:1;stroke-linejoin:round" id = "circle94" cx="112.039222222222" cy="69.1427826272102" rx="0.9" ry="0.8" /&gt;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rugby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float" office:value="35.3495" calcext:value-type="float">
            <text:p>35.3495</text:p>
          </table:table-cell>
          <table:table-cell office:value-type="float" office:value="-94.3695" calcext:value-type="float">
            <text:p>-94.3695</text:p>
          </table:table-cell>
          <table:table-cell table:formula="of:=([.G97] + 180) * (1400 / 360) - 215" office:value-type="float" office:value="118.0075" calcext:value-type="float">
            <text:p>118.0075</text:p>
          </table:table-cell>
          <table:table-cell table:formula="of:=(700/2)-(1400* LN(TAN((PI() / 4) + (([.F97] * PI() / 180) / 2))) / (2*PI())) - 130" office:value-type="float" office:value="72.874163756635" calcext:value-type="float">
            <text:p>72.874163756635</text:p>
          </table:table-cell>
          <table:table-cell table:formula="of:=COM.MICROSOFT.CONCAT([.H97]; ; &quot;,&quot;; [.I97]; &quot; &quot;; [.H98]; &quot;,&quot;; [.I98])" office:value-type="string" office:string-value="118.0075,72.874163756635 107.226333333333,82.9097806266317" calcext:value-type="string">
            <text:p>118.0075,72.874163756635 107.226333333333,82.9097806266317</text:p>
          </table:table-cell>
          <table:table-cell table:formula="of:=COM.MICROSOFT.CONCAT(&quot;&lt;path style=&quot;&quot;fill:#000000;stroke-width:0.97;stroke:#000000;stroke-opacity:1&quot;&quot; d = &quot;&quot;M &quot;; [.J97]; &quot;&quot;&quot; id = &quot;&quot;path&quot;; [.A97]; &quot;&quot;&quot; /&gt;&quot;)" office:value-type="string" office:string-value="&lt;path style=&quot;fill:#000000;stroke-width:0.97;stroke:#000000;stroke-opacity:1&quot; d = &quot;M 118.0075,72.874163756635 107.226333333333,82.9097806266317&quot; id = &quot;path95&quot; /&gt;" calcext:value-type="string">
            <text:p>&lt;path style="fill:#000000;stroke-width:0.97;stroke:#000000;stroke-opacity:1" d = "M 118.0075,72.874163756635 107.226333333333,82.9097806266317" id = "path95" /&gt;</text:p>
          </table:table-cell>
          <table:table-cell table:formula="of:=COM.MICROSOFT.CONCAT(&quot;&lt;ellipse style=&quot;&quot;fill:#000000;stroke:#000000;stroke-width:1;stroke-linejoin:round&quot;&quot;&quot;; &quot; id = &quot;&quot;circle&quot;; [.A97]; &quot;&quot;&quot;&quot;; &quot; cx=&quot;&quot;&quot;; [.H97]; &quot;&quot;&quot;&quot;; &quot; cy=&quot;&quot;&quot;; [.I9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95&quot; cx=&quot;118.0075&quot; cy=&quot;72.874163756635&quot; rx=&quot;0.9&quot; ry=&quot;0.8&quot; /&gt;" calcext:value-type="string">
            <text:p>&lt;ellipse style="fill:#000000;stroke:#000000;stroke-width:1;stroke-linejoin:round" id = "circle95" cx="118.0075" cy="72.874163756635" rx="0.9" ry="0.8" /&gt;</text:p>
          </table:table-cell>
          <table:table-cell table:formula="of:=COM.MICROSOFT.CONCAT([.K97]; &quot; &quot;; [.L97])" office:value-type="string" office:string-value="&lt;path style=&quot;fill:#000000;stroke-width:0.97;stroke:#000000;stroke-opacity:1&quot; d = &quot;M 118.0075,72.874163756635 107.226333333333,82.9097806266317&quot; id = &quot;path95&quot; /&gt; &lt;ellipse style=&quot;fill:#000000;stroke:#000000;stroke-width:1;stroke-linejoin:round&quot; id = &quot;circle95&quot; cx=&quot;118.0075&quot; cy=&quot;72.874163756635&quot; rx=&quot;0.9&quot; ry=&quot;0.8&quot; /&gt;" calcext:value-type="string">
            <text:p>&lt;path style="fill:#000000;stroke-width:0.97;stroke:#000000;stroke-opacity:1" d = "M 118.0075,72.874163756635 107.226333333333,82.9097806266317" id = "path95" /&gt; &lt;ellipse style="fill:#000000;stroke:#000000;stroke-width:1;stroke-linejoin:round" id = "circle95" cx="118.0075" cy="72.874163756635" rx="0.9" ry="0.8" /&gt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nton</text:p>
          </table:table-cell>
          <table:table-cell office:value-type="float" office:value="33.2175" calcext:value-type="float">
            <text:p>33.2175</text:p>
          </table:table-cell>
          <table:table-cell office:value-type="float" office:value="-97.1418" calcext:value-type="float">
            <text:p>-97.1418</text:p>
          </table:table-cell>
          <table:table-cell table:formula="of:=([.G98] + 180) * (1400 / 360) - 215" office:value-type="float" office:value="107.226333333333" calcext:value-type="float">
            <text:p>107.226333333333</text:p>
          </table:table-cell>
          <table:table-cell table:formula="of:=(700/2)-(1400* LN(TAN((PI() / 4) + (([.F98] * PI() / 180) / 2))) / (2*PI())) - 130" office:value-type="float" office:value="82.9097806266317" calcext:value-type="float">
            <text:p>82.9097806266317</text:p>
          </table:table-cell>
          <table:table-cell table:formula="of:=COM.MICROSOFT.CONCAT([.H98]; ; &quot;,&quot;; [.I98]; &quot; &quot;; [.H99]; &quot;,&quot;; [.I99])" office:value-type="string" office:string-value="107.226333333333,82.9097806266317 106.426777777778,84.9305712566001" calcext:value-type="string">
            <text:p>107.226333333333,82.9097806266317 106.426777777778,84.9305712566001</text:p>
          </table:table-cell>
          <table:table-cell table:formula="of:=COM.MICROSOFT.CONCAT(&quot;&lt;path style=&quot;&quot;fill:#000000;stroke-width:0.97;stroke:#000000;stroke-opacity:1&quot;&quot; d = &quot;&quot;M &quot;; [.J98]; &quot;&quot;&quot; id = &quot;&quot;path&quot;; [.A98]; &quot;&quot;&quot; /&gt;&quot;)" office:value-type="string" office:string-value="&lt;path style=&quot;fill:#000000;stroke-width:0.97;stroke:#000000;stroke-opacity:1&quot; d = &quot;M 107.226333333333,82.9097806266317 106.426777777778,84.9305712566001&quot; id = &quot;path96&quot; /&gt;" calcext:value-type="string">
            <text:p>&lt;path style="fill:#000000;stroke-width:0.97;stroke:#000000;stroke-opacity:1" d = "M 107.226333333333,82.9097806266317 106.426777777778,84.9305712566001" id = "path96" /&gt;</text:p>
          </table:table-cell>
          <table:table-cell table:formula="of:=COM.MICROSOFT.CONCAT(&quot;&lt;ellipse style=&quot;&quot;fill:#000000;stroke:#000000;stroke-width:1;stroke-linejoin:round&quot;&quot;&quot;; &quot; id = &quot;&quot;circle&quot;; [.A98]; &quot;&quot;&quot;&quot;; &quot; cx=&quot;&quot;&quot;; [.H98]; &quot;&quot;&quot;&quot;; &quot; cy=&quot;&quot;&quot;; [.I9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96&quot; cx=&quot;107.226333333333&quot; cy=&quot;82.9097806266317&quot; rx=&quot;0.9&quot; ry=&quot;0.8&quot; /&gt;" calcext:value-type="string">
            <text:p>&lt;ellipse style="fill:#000000;stroke:#000000;stroke-width:1;stroke-linejoin:round" id = "circle96" cx="107.226333333333" cy="82.9097806266317" rx="0.9" ry="0.8" /&gt;</text:p>
          </table:table-cell>
          <table:table-cell table:formula="of:=COM.MICROSOFT.CONCAT([.K98]; &quot; &quot;; [.L98])" office:value-type="string" office:string-value="&lt;path style=&quot;fill:#000000;stroke-width:0.97;stroke:#000000;stroke-opacity:1&quot; d = &quot;M 107.226333333333,82.9097806266317 106.426777777778,84.9305712566001&quot; id = &quot;path96&quot; /&gt; &lt;ellipse style=&quot;fill:#000000;stroke:#000000;stroke-width:1;stroke-linejoin:round&quot; id = &quot;circle96&quot; cx=&quot;107.226333333333&quot; cy=&quot;82.9097806266317&quot; rx=&quot;0.9&quot; ry=&quot;0.8&quot; /&gt;" calcext:value-type="string">
            <text:p>&lt;path style="fill:#000000;stroke-width:0.97;stroke:#000000;stroke-opacity:1" d = "M 107.226333333333,82.9097806266317 106.426777777778,84.9305712566001" id = "path96" /&gt; &lt;ellipse style="fill:#000000;stroke:#000000;stroke-width:1;stroke-linejoin:round" id = "circle96" cx="107.226333333333" cy="82.9097806266317" rx="0.9" ry="0.8" /&gt;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float" office:value="32.7817" calcext:value-type="float">
            <text:p>32.7817</text:p>
          </table:table-cell>
          <table:table-cell office:value-type="float" office:value="-97.3474" calcext:value-type="float">
            <text:p>-97.3474</text:p>
          </table:table-cell>
          <table:table-cell table:formula="of:=([.G99] + 180) * (1400 / 360) - 215" office:value-type="float" office:value="106.426777777778" calcext:value-type="float">
            <text:p>106.426777777778</text:p>
          </table:table-cell>
          <table:table-cell table:formula="of:=(700/2)-(1400* LN(TAN((PI() / 4) + (([.F99] * PI() / 180) / 2))) / (2*PI())) - 130" office:value-type="float" office:value="84.9305712566001" calcext:value-type="float">
            <text:p>84.9305712566001</text:p>
          </table:table-cell>
          <table:table-cell table:formula="of:=COM.MICROSOFT.CONCAT([.H99]; ; &quot;,&quot;; [.I99]; &quot; &quot;; [.H100]; &quot;,&quot;; [.I100])" office:value-type="string" office:string-value="106.426777777778,84.9305712566001 106.426777777778,84.9305712566001" calcext:value-type="string">
            <text:p>106.426777777778,84.9305712566001 106.426777777778,84.9305712566001</text:p>
          </table:table-cell>
          <table:table-cell table:formula="of:=COM.MICROSOFT.CONCAT(&quot;&lt;path style=&quot;&quot;fill:#000000;stroke-width:0.97;stroke:#000000;stroke-opacity:1&quot;&quot; d = &quot;&quot;M &quot;; [.J99]; &quot;&quot;&quot; id = &quot;&quot;path&quot;; [.A99]; &quot;&quot;&quot; /&gt;&quot;)" office:value-type="string" office:string-value="&lt;path style=&quot;fill:#000000;stroke-width:0.97;stroke:#000000;stroke-opacity:1&quot; d = &quot;M 106.426777777778,84.9305712566001 106.426777777778,84.9305712566001&quot; id = &quot;path97&quot; /&gt;" calcext:value-type="string">
            <text:p>&lt;path style="fill:#000000;stroke-width:0.97;stroke:#000000;stroke-opacity:1" d = "M 106.426777777778,84.9305712566001 106.426777777778,84.9305712566001" id = "path97" /&gt;</text:p>
          </table:table-cell>
          <table:table-cell table:formula="of:=COM.MICROSOFT.CONCAT(&quot;&lt;ellipse style=&quot;&quot;fill:#000000;stroke:#000000;stroke-width:1;stroke-linejoin:round&quot;&quot;&quot;; &quot; id = &quot;&quot;circle&quot;; [.A99]; &quot;&quot;&quot;&quot;; &quot; cx=&quot;&quot;&quot;; [.H99]; &quot;&quot;&quot;&quot;; &quot; cy=&quot;&quot;&quot;; [.I9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97&quot; cx=&quot;106.426777777778&quot; cy=&quot;84.9305712566001&quot; rx=&quot;0.9&quot; ry=&quot;0.8&quot; /&gt;" calcext:value-type="string">
            <text:p>&lt;ellipse style="fill:#000000;stroke:#000000;stroke-width:1;stroke-linejoin:round" id = "circle97" cx="106.426777777778" cy="84.9305712566001" rx="0.9" ry="0.8" /&gt;</text:p>
          </table:table-cell>
          <table:table-cell table:formula="of:=COM.MICROSOFT.CONCAT([.K99]; &quot; &quot;; [.L99])" office:value-type="string" office:string-value="&lt;path style=&quot;fill:#000000;stroke-width:0.97;stroke:#000000;stroke-opacity:1&quot; d = &quot;M 106.426777777778,84.9305712566001 106.426777777778,84.9305712566001&quot; id = &quot;path97&quot; /&gt; &lt;ellipse style=&quot;fill:#000000;stroke:#000000;stroke-width:1;stroke-linejoin:round&quot; id = &quot;circle97&quot; cx=&quot;106.426777777778&quot; cy=&quot;84.9305712566001&quot; rx=&quot;0.9&quot; ry=&quot;0.8&quot; /&gt;" calcext:value-type="string">
            <text:p>&lt;path style="fill:#000000;stroke-width:0.97;stroke:#000000;stroke-opacity:1" d = "M 106.426777777778,84.9305712566001 106.426777777778,84.9305712566001" id = "path97" /&gt; &lt;ellipse style="fill:#000000;stroke:#000000;stroke-width:1;stroke-linejoin:round" id = "circle97" cx="106.426777777778" cy="84.9305712566001" rx="0.9" ry="0.8" /&gt;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voting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float" office:value="32.7817" calcext:value-type="float">
            <text:p>32.7817</text:p>
          </table:table-cell>
          <table:table-cell office:value-type="float" office:value="-97.3474" calcext:value-type="float">
            <text:p>-97.3474</text:p>
          </table:table-cell>
          <table:table-cell table:formula="of:=([.G100] + 180) * (1400 / 360) - 215" office:value-type="float" office:value="106.426777777778" calcext:value-type="float">
            <text:p>106.426777777778</text:p>
          </table:table-cell>
          <table:table-cell table:formula="of:=(700/2)-(1400* LN(TAN((PI() / 4) + (([.F100] * PI() / 180) / 2))) / (2*PI())) - 130" office:value-type="float" office:value="84.9305712566001" calcext:value-type="float">
            <text:p>84.9305712566001</text:p>
          </table:table-cell>
          <table:table-cell table:formula="of:=COM.MICROSOFT.CONCAT([.H100]; ; &quot;,&quot;; [.I100]; &quot; &quot;; [.H101]; &quot;,&quot;; [.I101])" office:value-type="string" office:string-value="106.426777777778,84.9305712566001 108.685055555556,84.875986063089" calcext:value-type="string">
            <text:p>106.426777777778,84.9305712566001 108.685055555556,84.875986063089</text:p>
          </table:table-cell>
          <table:table-cell table:formula="of:=COM.MICROSOFT.CONCAT(&quot;&lt;path style=&quot;&quot;fill:#000000;stroke-width:0.97;stroke:#000000;stroke-opacity:1&quot;&quot; d = &quot;&quot;M &quot;; [.J100]; &quot;&quot;&quot; id = &quot;&quot;path&quot;; [.A100]; &quot;&quot;&quot; /&gt;&quot;)" office:value-type="string" office:string-value="&lt;path style=&quot;fill:#000000;stroke-width:0.97;stroke:#000000;stroke-opacity:1&quot; d = &quot;M 106.426777777778,84.9305712566001 108.685055555556,84.875986063089&quot; id = &quot;path98&quot; /&gt;" calcext:value-type="string">
            <text:p>&lt;path style="fill:#000000;stroke-width:0.97;stroke:#000000;stroke-opacity:1" d = "M 106.426777777778,84.9305712566001 108.685055555556,84.875986063089" id = "path98" /&gt;</text:p>
          </table:table-cell>
          <table:table-cell table:formula="of:=COM.MICROSOFT.CONCAT(&quot;&lt;ellipse style=&quot;&quot;fill:#000000;stroke:#000000;stroke-width:1;stroke-linejoin:round&quot;&quot;&quot;; &quot; id = &quot;&quot;circle&quot;; [.A100]; &quot;&quot;&quot;&quot;; &quot; cx=&quot;&quot;&quot;; [.H100]; &quot;&quot;&quot;&quot;; &quot; cy=&quot;&quot;&quot;; [.I10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98&quot; cx=&quot;106.426777777778&quot; cy=&quot;84.9305712566001&quot; rx=&quot;0.9&quot; ry=&quot;0.8&quot; /&gt;" calcext:value-type="string">
            <text:p>&lt;ellipse style="fill:#000000;stroke:#000000;stroke-width:1;stroke-linejoin:round" id = "circle98" cx="106.426777777778" cy="84.9305712566001" rx="0.9" ry="0.8" /&gt;</text:p>
          </table:table-cell>
          <table:table-cell table:formula="of:=COM.MICROSOFT.CONCAT([.K100]; &quot; &quot;; [.L100])" office:value-type="string" office:string-value="&lt;path style=&quot;fill:#000000;stroke-width:0.97;stroke:#000000;stroke-opacity:1&quot; d = &quot;M 106.426777777778,84.9305712566001 108.685055555556,84.875986063089&quot; id = &quot;path98&quot; /&gt; &lt;ellipse style=&quot;fill:#000000;stroke:#000000;stroke-width:1;stroke-linejoin:round&quot; id = &quot;circle98&quot; cx=&quot;106.426777777778&quot; cy=&quot;84.9305712566001&quot; rx=&quot;0.9&quot; ry=&quot;0.8&quot; /&gt;" calcext:value-type="string">
            <text:p>&lt;path style="fill:#000000;stroke-width:0.97;stroke:#000000;stroke-opacity:1" d = "M 106.426777777778,84.9305712566001 108.685055555556,84.875986063089" id = "path98" /&gt; &lt;ellipse style="fill:#000000;stroke:#000000;stroke-width:1;stroke-linejoin:round" id = "circle98" cx="106.426777777778" cy="84.9305712566001" rx="0.9" ry="0.8" /&gt;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float" office:value="32.7935" calcext:value-type="float">
            <text:p>32.7935</text:p>
          </table:table-cell>
          <table:table-cell office:value-type="float" office:value="-96.7667" calcext:value-type="float">
            <text:p>-96.7667</text:p>
          </table:table-cell>
          <table:table-cell table:formula="of:=([.G101] + 180) * (1400 / 360) - 215" office:value-type="float" office:value="108.685055555556" calcext:value-type="float">
            <text:p>108.685055555556</text:p>
          </table:table-cell>
          <table:table-cell table:formula="of:=(700/2)-(1400* LN(TAN((PI() / 4) + (([.F101] * PI() / 180) / 2))) / (2*PI())) - 130" office:value-type="float" office:value="84.875986063089" calcext:value-type="float">
            <text:p>84.875986063089</text:p>
          </table:table-cell>
          <table:table-cell table:formula="of:=COM.MICROSOFT.CONCAT([.H101]; ; &quot;,&quot;; [.I101]; &quot; &quot;; [.H102]; &quot;,&quot;; [.I102])" office:value-type="string" office:string-value="108.685055555556,84.875986063089 108.685055555556,84.875986063089" calcext:value-type="string">
            <text:p>108.685055555556,84.875986063089 108.685055555556,84.875986063089</text:p>
          </table:table-cell>
          <table:table-cell table:formula="of:=COM.MICROSOFT.CONCAT(&quot;&lt;path style=&quot;&quot;fill:#000000;stroke-width:0.97;stroke:#000000;stroke-opacity:1&quot;&quot; d = &quot;&quot;M &quot;; [.J101]; &quot;&quot;&quot; id = &quot;&quot;path&quot;; [.A101]; &quot;&quot;&quot; /&gt;&quot;)" office:value-type="string" office:string-value="&lt;path style=&quot;fill:#000000;stroke-width:0.97;stroke:#000000;stroke-opacity:1&quot; d = &quot;M 108.685055555556,84.875986063089 108.685055555556,84.875986063089&quot; id = &quot;path99&quot; /&gt;" calcext:value-type="string">
            <text:p>&lt;path style="fill:#000000;stroke-width:0.97;stroke:#000000;stroke-opacity:1" d = "M 108.685055555556,84.875986063089 108.685055555556,84.875986063089" id = "path99" /&gt;</text:p>
          </table:table-cell>
          <table:table-cell table:formula="of:=COM.MICROSOFT.CONCAT(&quot;&lt;ellipse style=&quot;&quot;fill:#000000;stroke:#000000;stroke-width:1;stroke-linejoin:round&quot;&quot;&quot;; &quot; id = &quot;&quot;circle&quot;; [.A101]; &quot;&quot;&quot;&quot;; &quot; cx=&quot;&quot;&quot;; [.H101]; &quot;&quot;&quot;&quot;; &quot; cy=&quot;&quot;&quot;; [.I10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99&quot; cx=&quot;108.685055555556&quot; cy=&quot;84.875986063089&quot; rx=&quot;0.9&quot; ry=&quot;0.8&quot; /&gt;" calcext:value-type="string">
            <text:p>&lt;ellipse style="fill:#000000;stroke:#000000;stroke-width:1;stroke-linejoin:round" id = "circle99" cx="108.685055555556" cy="84.875986063089" rx="0.9" ry="0.8" /&gt;</text:p>
          </table:table-cell>
          <table:table-cell table:formula="of:=COM.MICROSOFT.CONCAT([.K101]; &quot; &quot;; [.L101])" office:value-type="string" office:string-value="&lt;path style=&quot;fill:#000000;stroke-width:0.97;stroke:#000000;stroke-opacity:1&quot; d = &quot;M 108.685055555556,84.875986063089 108.685055555556,84.875986063089&quot; id = &quot;path99&quot; /&gt; &lt;ellipse style=&quot;fill:#000000;stroke:#000000;stroke-width:1;stroke-linejoin:round&quot; id = &quot;circle99&quot; cx=&quot;108.685055555556&quot; cy=&quot;84.875986063089&quot; rx=&quot;0.9&quot; ry=&quot;0.8&quot; /&gt;" calcext:value-type="string">
            <text:p>&lt;path style="fill:#000000;stroke-width:0.97;stroke:#000000;stroke-opacity:1" d = "M 108.685055555556,84.875986063089 108.685055555556,84.875986063089" id = "path99" /&gt; &lt;ellipse style="fill:#000000;stroke:#000000;stroke-width:1;stroke-linejoin:round" id = "circle99" cx="108.685055555556" cy="84.875986063089" rx="0.9" ry="0.8" /&gt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float" office:value="32.7935" calcext:value-type="float">
            <text:p>32.7935</text:p>
          </table:table-cell>
          <table:table-cell office:value-type="float" office:value="-96.7667" calcext:value-type="float">
            <text:p>-96.7667</text:p>
          </table:table-cell>
          <table:table-cell table:formula="of:=([.G102] + 180) * (1400 / 360) - 215" office:value-type="float" office:value="108.685055555556" calcext:value-type="float">
            <text:p>108.685055555556</text:p>
          </table:table-cell>
          <table:table-cell table:formula="of:=(700/2)-(1400* LN(TAN((PI() / 4) + (([.F102] * PI() / 180) / 2))) / (2*PI())) - 130" office:value-type="float" office:value="84.875986063089" calcext:value-type="float">
            <text:p>84.875986063089</text:p>
          </table:table-cell>
          <table:table-cell table:formula="of:=COM.MICROSOFT.CONCAT([.H102]; ; &quot;,&quot;; [.I102]; &quot; &quot;; [.H103]; &quot;,&quot;; [.I103])" office:value-type="string" office:string-value="108.685055555556,84.875986063089 108.685055555556,84.875986063089" calcext:value-type="string">
            <text:p>108.685055555556,84.875986063089 108.685055555556,84.875986063089</text:p>
          </table:table-cell>
          <table:table-cell table:formula="of:=COM.MICROSOFT.CONCAT(&quot;&lt;path style=&quot;&quot;fill:#000000;stroke-width:0.97;stroke:#000000;stroke-opacity:1&quot;&quot; d = &quot;&quot;M &quot;; [.J102]; &quot;&quot;&quot; id = &quot;&quot;path&quot;; [.A102]; &quot;&quot;&quot; /&gt;&quot;)" office:value-type="string" office:string-value="&lt;path style=&quot;fill:#000000;stroke-width:0.97;stroke:#000000;stroke-opacity:1&quot; d = &quot;M 108.685055555556,84.875986063089 108.685055555556,84.875986063089&quot; id = &quot;path100&quot; /&gt;" calcext:value-type="string">
            <text:p>&lt;path style="fill:#000000;stroke-width:0.97;stroke:#000000;stroke-opacity:1" d = "M 108.685055555556,84.875986063089 108.685055555556,84.875986063089" id = "path100" /&gt;</text:p>
          </table:table-cell>
          <table:table-cell table:formula="of:=COM.MICROSOFT.CONCAT(&quot;&lt;ellipse style=&quot;&quot;fill:#000000;stroke:#000000;stroke-width:1;stroke-linejoin:round&quot;&quot;&quot;; &quot; id = &quot;&quot;circle&quot;; [.A102]; &quot;&quot;&quot;&quot;; &quot; cx=&quot;&quot;&quot;; [.H102]; &quot;&quot;&quot;&quot;; &quot; cy=&quot;&quot;&quot;; [.I10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00&quot; cx=&quot;108.685055555556&quot; cy=&quot;84.875986063089&quot; rx=&quot;0.9&quot; ry=&quot;0.8&quot; /&gt;" calcext:value-type="string">
            <text:p>&lt;ellipse style="fill:#000000;stroke:#000000;stroke-width:1;stroke-linejoin:round" id = "circle100" cx="108.685055555556" cy="84.875986063089" rx="0.9" ry="0.8" /&gt;</text:p>
          </table:table-cell>
          <table:table-cell table:formula="of:=COM.MICROSOFT.CONCAT([.K102]; &quot; &quot;; [.L102])" office:value-type="string" office:string-value="&lt;path style=&quot;fill:#000000;stroke-width:0.97;stroke:#000000;stroke-opacity:1&quot; d = &quot;M 108.685055555556,84.875986063089 108.685055555556,84.875986063089&quot; id = &quot;path100&quot; /&gt; &lt;ellipse style=&quot;fill:#000000;stroke:#000000;stroke-width:1;stroke-linejoin:round&quot; id = &quot;circle100&quot; cx=&quot;108.685055555556&quot; cy=&quot;84.875986063089&quot; rx=&quot;0.9&quot; ry=&quot;0.8&quot; /&gt;" calcext:value-type="string">
            <text:p>&lt;path style="fill:#000000;stroke-width:0.97;stroke:#000000;stroke-opacity:1" d = "M 108.685055555556,84.875986063089 108.685055555556,84.875986063089" id = "path100" /&gt; &lt;ellipse style="fill:#000000;stroke:#000000;stroke-width:1;stroke-linejoin:round" id = "circle100" cx="108.685055555556" cy="84.875986063089" rx="0.9" ry="0.8" /&gt;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float" office:value="32.7935" calcext:value-type="float">
            <text:p>32.7935</text:p>
          </table:table-cell>
          <table:table-cell office:value-type="float" office:value="-96.7667" calcext:value-type="float">
            <text:p>-96.7667</text:p>
          </table:table-cell>
          <table:table-cell table:formula="of:=([.G103] + 180) * (1400 / 360) - 215" office:value-type="float" office:value="108.685055555556" calcext:value-type="float">
            <text:p>108.685055555556</text:p>
          </table:table-cell>
          <table:table-cell table:formula="of:=(700/2)-(1400* LN(TAN((PI() / 4) + (([.F103] * PI() / 180) / 2))) / (2*PI())) - 130" office:value-type="float" office:value="84.875986063089" calcext:value-type="float">
            <text:p>84.875986063089</text:p>
          </table:table-cell>
          <table:table-cell table:formula="of:=COM.MICROSOFT.CONCAT([.H103]; ; &quot;,&quot;; [.I103]; &quot; &quot;; [.H104]; &quot;,&quot;; [.I104])" office:value-type="string" office:string-value="108.685055555556,84.875986063089 108.685055555556,84.875986063089" calcext:value-type="string">
            <text:p>108.685055555556,84.875986063089 108.685055555556,84.875986063089</text:p>
          </table:table-cell>
          <table:table-cell table:formula="of:=COM.MICROSOFT.CONCAT(&quot;&lt;path style=&quot;&quot;fill:#000000;stroke-width:0.97;stroke:#000000;stroke-opacity:1&quot;&quot; d = &quot;&quot;M &quot;; [.J103]; &quot;&quot;&quot; id = &quot;&quot;path&quot;; [.A103]; &quot;&quot;&quot; /&gt;&quot;)" office:value-type="string" office:string-value="&lt;path style=&quot;fill:#000000;stroke-width:0.97;stroke:#000000;stroke-opacity:1&quot; d = &quot;M 108.685055555556,84.875986063089 108.685055555556,84.875986063089&quot; id = &quot;path101&quot; /&gt;" calcext:value-type="string">
            <text:p>&lt;path style="fill:#000000;stroke-width:0.97;stroke:#000000;stroke-opacity:1" d = "M 108.685055555556,84.875986063089 108.685055555556,84.875986063089" id = "path101" /&gt;</text:p>
          </table:table-cell>
          <table:table-cell table:formula="of:=COM.MICROSOFT.CONCAT(&quot;&lt;ellipse style=&quot;&quot;fill:#000000;stroke:#000000;stroke-width:1;stroke-linejoin:round&quot;&quot;&quot;; &quot; id = &quot;&quot;circle&quot;; [.A103]; &quot;&quot;&quot;&quot;; &quot; cx=&quot;&quot;&quot;; [.H103]; &quot;&quot;&quot;&quot;; &quot; cy=&quot;&quot;&quot;; [.I10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01&quot; cx=&quot;108.685055555556&quot; cy=&quot;84.875986063089&quot; rx=&quot;0.9&quot; ry=&quot;0.8&quot; /&gt;" calcext:value-type="string">
            <text:p>&lt;ellipse style="fill:#000000;stroke:#000000;stroke-width:1;stroke-linejoin:round" id = "circle101" cx="108.685055555556" cy="84.875986063089" rx="0.9" ry="0.8" /&gt;</text:p>
          </table:table-cell>
          <table:table-cell table:formula="of:=COM.MICROSOFT.CONCAT([.K103]; &quot; &quot;; [.L103])" office:value-type="string" office:string-value="&lt;path style=&quot;fill:#000000;stroke-width:0.97;stroke:#000000;stroke-opacity:1&quot; d = &quot;M 108.685055555556,84.875986063089 108.685055555556,84.875986063089&quot; id = &quot;path101&quot; /&gt; &lt;ellipse style=&quot;fill:#000000;stroke:#000000;stroke-width:1;stroke-linejoin:round&quot; id = &quot;circle101&quot; cx=&quot;108.685055555556&quot; cy=&quot;84.875986063089&quot; rx=&quot;0.9&quot; ry=&quot;0.8&quot; /&gt;" calcext:value-type="string">
            <text:p>&lt;path style="fill:#000000;stroke-width:0.97;stroke:#000000;stroke-opacity:1" d = "M 108.685055555556,84.875986063089 108.685055555556,84.875986063089" id = "path101" /&gt; &lt;ellipse style="fill:#000000;stroke:#000000;stroke-width:1;stroke-linejoin:round" id = "circle101" cx="108.685055555556" cy="84.875986063089" rx="0.9" ry="0.8" /&gt;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bega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float" office:value="32.7935" calcext:value-type="float">
            <text:p>32.7935</text:p>
          </table:table-cell>
          <table:table-cell office:value-type="float" office:value="-96.7667" calcext:value-type="float">
            <text:p>-96.7667</text:p>
          </table:table-cell>
          <table:table-cell table:formula="of:=([.G104] + 180) * (1400 / 360) - 215" office:value-type="float" office:value="108.685055555556" calcext:value-type="float">
            <text:p>108.685055555556</text:p>
          </table:table-cell>
          <table:table-cell table:formula="of:=(700/2)-(1400* LN(TAN((PI() / 4) + (([.F104] * PI() / 180) / 2))) / (2*PI())) - 130" office:value-type="float" office:value="84.875986063089" calcext:value-type="float">
            <text:p>84.875986063089</text:p>
          </table:table-cell>
          <table:table-cell table:formula="of:=COM.MICROSOFT.CONCAT([.H104]; ; &quot;,&quot;; [.I104]; &quot; &quot;; [.H105]; &quot;,&quot;; [.I105])" office:value-type="string" office:string-value="108.685055555556,84.875986063089 114.364777777778,87.0680544592988" calcext:value-type="string">
            <text:p>108.685055555556,84.875986063089 114.364777777778,87.0680544592988</text:p>
          </table:table-cell>
          <table:table-cell table:formula="of:=COM.MICROSOFT.CONCAT(&quot;&lt;path style=&quot;&quot;fill:#000000;stroke-width:0.97;stroke:#000000;stroke-opacity:1&quot;&quot; d = &quot;&quot;M &quot;; [.J104]; &quot;&quot;&quot; id = &quot;&quot;path&quot;; [.A104]; &quot;&quot;&quot; /&gt;&quot;)" office:value-type="string" office:string-value="&lt;path style=&quot;fill:#000000;stroke-width:0.97;stroke:#000000;stroke-opacity:1&quot; d = &quot;M 108.685055555556,84.875986063089 114.364777777778,87.0680544592988&quot; id = &quot;path102&quot; /&gt;" calcext:value-type="string">
            <text:p>&lt;path style="fill:#000000;stroke-width:0.97;stroke:#000000;stroke-opacity:1" d = "M 108.685055555556,84.875986063089 114.364777777778,87.0680544592988" id = "path102" /&gt;</text:p>
          </table:table-cell>
          <table:table-cell table:formula="of:=COM.MICROSOFT.CONCAT(&quot;&lt;ellipse style=&quot;&quot;fill:#000000;stroke:#000000;stroke-width:1;stroke-linejoin:round&quot;&quot;&quot;; &quot; id = &quot;&quot;circle&quot;; [.A104]; &quot;&quot;&quot;&quot;; &quot; cx=&quot;&quot;&quot;; [.H104]; &quot;&quot;&quot;&quot;; &quot; cy=&quot;&quot;&quot;; [.I10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02&quot; cx=&quot;108.685055555556&quot; cy=&quot;84.875986063089&quot; rx=&quot;0.9&quot; ry=&quot;0.8&quot; /&gt;" calcext:value-type="string">
            <text:p>&lt;ellipse style="fill:#000000;stroke:#000000;stroke-width:1;stroke-linejoin:round" id = "circle102" cx="108.685055555556" cy="84.875986063089" rx="0.9" ry="0.8" /&gt;</text:p>
          </table:table-cell>
          <table:table-cell table:formula="of:=COM.MICROSOFT.CONCAT([.K104]; &quot; &quot;; [.L104])" office:value-type="string" office:string-value="&lt;path style=&quot;fill:#000000;stroke-width:0.97;stroke:#000000;stroke-opacity:1&quot; d = &quot;M 108.685055555556,84.875986063089 114.364777777778,87.0680544592988&quot; id = &quot;path102&quot; /&gt; &lt;ellipse style=&quot;fill:#000000;stroke:#000000;stroke-width:1;stroke-linejoin:round&quot; id = &quot;circle102&quot; cx=&quot;108.685055555556&quot; cy=&quot;84.875986063089&quot; rx=&quot;0.9&quot; ry=&quot;0.8&quot; /&gt;" calcext:value-type="string">
            <text:p>&lt;path style="fill:#000000;stroke-width:0.97;stroke:#000000;stroke-opacity:1" d = "M 108.685055555556,84.875986063089 114.364777777778,87.0680544592988" id = "path102" /&gt; &lt;ellipse style="fill:#000000;stroke:#000000;stroke-width:1;stroke-linejoin:round" id = "circle102" cx="108.685055555556" cy="84.875986063089" rx="0.9" ry="0.8" /&gt;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yler</text:p>
          </table:table-cell>
          <table:table-cell office:value-type="float" office:value="32.3184" calcext:value-type="float">
            <text:p>32.3184</text:p>
          </table:table-cell>
          <table:table-cell office:value-type="float" office:value="-95.3062" calcext:value-type="float">
            <text:p>-95.3062</text:p>
          </table:table-cell>
          <table:table-cell table:formula="of:=([.G105] + 180) * (1400 / 360) - 215" office:value-type="float" office:value="114.364777777778" calcext:value-type="float">
            <text:p>114.364777777778</text:p>
          </table:table-cell>
          <table:table-cell table:formula="of:=(700/2)-(1400* LN(TAN((PI() / 4) + (([.F105] * PI() / 180) / 2))) / (2*PI())) - 130" office:value-type="float" office:value="87.0680544592988" calcext:value-type="float">
            <text:p>87.0680544592988</text:p>
          </table:table-cell>
          <table:table-cell table:formula="of:=COM.MICROSOFT.CONCAT([.H105]; ; &quot;,&quot;; [.I105]; &quot; &quot;; [.H106]; &quot;,&quot;; [.I106])" office:value-type="string" office:string-value="114.364777777778,87.0680544592988 114.364777777778,87.0680544592988" calcext:value-type="string">
            <text:p>114.364777777778,87.0680544592988 114.364777777778,87.0680544592988</text:p>
          </table:table-cell>
          <table:table-cell table:formula="of:=COM.MICROSOFT.CONCAT(&quot;&lt;path style=&quot;&quot;fill:#000000;stroke-width:0.97;stroke:#000000;stroke-opacity:1&quot;&quot; d = &quot;&quot;M &quot;; [.J105]; &quot;&quot;&quot; id = &quot;&quot;path&quot;; [.A105]; &quot;&quot;&quot; /&gt;&quot;)" office:value-type="string" office:string-value="&lt;path style=&quot;fill:#000000;stroke-width:0.97;stroke:#000000;stroke-opacity:1&quot; d = &quot;M 114.364777777778,87.0680544592988 114.364777777778,87.0680544592988&quot; id = &quot;path103&quot; /&gt;" calcext:value-type="string">
            <text:p>&lt;path style="fill:#000000;stroke-width:0.97;stroke:#000000;stroke-opacity:1" d = "M 114.364777777778,87.0680544592988 114.364777777778,87.0680544592988" id = "path103" /&gt;</text:p>
          </table:table-cell>
          <table:table-cell table:formula="of:=COM.MICROSOFT.CONCAT(&quot;&lt;ellipse style=&quot;&quot;fill:#000000;stroke:#000000;stroke-width:1;stroke-linejoin:round&quot;&quot;&quot;; &quot; id = &quot;&quot;circle&quot;; [.A105]; &quot;&quot;&quot;&quot;; &quot; cx=&quot;&quot;&quot;; [.H105]; &quot;&quot;&quot;&quot;; &quot; cy=&quot;&quot;&quot;; [.I10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03&quot; cx=&quot;114.364777777778&quot; cy=&quot;87.0680544592988&quot; rx=&quot;0.9&quot; ry=&quot;0.8&quot; /&gt;" calcext:value-type="string">
            <text:p>&lt;ellipse style="fill:#000000;stroke:#000000;stroke-width:1;stroke-linejoin:round" id = "circle103" cx="114.364777777778" cy="87.0680544592988" rx="0.9" ry="0.8" /&gt;</text:p>
          </table:table-cell>
          <table:table-cell table:formula="of:=COM.MICROSOFT.CONCAT([.K105]; &quot; &quot;; [.L105])" office:value-type="string" office:string-value="&lt;path style=&quot;fill:#000000;stroke-width:0.97;stroke:#000000;stroke-opacity:1&quot; d = &quot;M 114.364777777778,87.0680544592988 114.364777777778,87.0680544592988&quot; id = &quot;path103&quot; /&gt; &lt;ellipse style=&quot;fill:#000000;stroke:#000000;stroke-width:1;stroke-linejoin:round&quot; id = &quot;circle103&quot; cx=&quot;114.364777777778&quot; cy=&quot;87.0680544592988&quot; rx=&quot;0.9&quot; ry=&quot;0.8&quot; /&gt;" calcext:value-type="string">
            <text:p>&lt;path style="fill:#000000;stroke-width:0.97;stroke:#000000;stroke-opacity:1" d = "M 114.364777777778,87.0680544592988 114.364777777778,87.0680544592988" id = "path103" /&gt; &lt;ellipse style="fill:#000000;stroke:#000000;stroke-width:1;stroke-linejoin:round" id = "circle103" cx="114.364777777778" cy="87.0680544592988" rx="0.9" ry="0.8" /&gt;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bosom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yler</text:p>
          </table:table-cell>
          <table:table-cell office:value-type="float" office:value="32.3184" calcext:value-type="float">
            <text:p>32.3184</text:p>
          </table:table-cell>
          <table:table-cell office:value-type="float" office:value="-95.3062" calcext:value-type="float">
            <text:p>-95.3062</text:p>
          </table:table-cell>
          <table:table-cell table:formula="of:=([.G106] + 180) * (1400 / 360) - 215" office:value-type="float" office:value="114.364777777778" calcext:value-type="float">
            <text:p>114.364777777778</text:p>
          </table:table-cell>
          <table:table-cell table:formula="of:=(700/2)-(1400* LN(TAN((PI() / 4) + (([.F106] * PI() / 180) / 2))) / (2*PI())) - 130" office:value-type="float" office:value="87.0680544592988" calcext:value-type="float">
            <text:p>87.0680544592988</text:p>
          </table:table-cell>
          <table:table-cell table:formula="of:=COM.MICROSOFT.CONCAT([.H106]; ; &quot;,&quot;; [.I106]; &quot; &quot;; [.H107]; &quot;,&quot;; [.I107])" office:value-type="string" office:string-value="114.364777777778,87.0680544592988 110.515944444444,94.9696301408336" calcext:value-type="string">
            <text:p>114.364777777778,87.0680544592988 110.515944444444,94.9696301408336</text:p>
          </table:table-cell>
          <table:table-cell table:formula="of:=COM.MICROSOFT.CONCAT(&quot;&lt;path style=&quot;&quot;fill:#000000;stroke-width:0.97;stroke:#000000;stroke-opacity:1&quot;&quot; d = &quot;&quot;M &quot;; [.J106]; &quot;&quot;&quot; id = &quot;&quot;path&quot;; [.A106]; &quot;&quot;&quot; /&gt;&quot;)" office:value-type="string" office:string-value="&lt;path style=&quot;fill:#000000;stroke-width:0.97;stroke:#000000;stroke-opacity:1&quot; d = &quot;M 114.364777777778,87.0680544592988 110.515944444444,94.9696301408336&quot; id = &quot;path104&quot; /&gt;" calcext:value-type="string">
            <text:p>&lt;path style="fill:#000000;stroke-width:0.97;stroke:#000000;stroke-opacity:1" d = "M 114.364777777778,87.0680544592988 110.515944444444,94.9696301408336" id = "path104" /&gt;</text:p>
          </table:table-cell>
          <table:table-cell table:formula="of:=COM.MICROSOFT.CONCAT(&quot;&lt;ellipse style=&quot;&quot;fill:#000000;stroke:#000000;stroke-width:1;stroke-linejoin:round&quot;&quot;&quot;; &quot; id = &quot;&quot;circle&quot;; [.A106]; &quot;&quot;&quot;&quot;; &quot; cx=&quot;&quot;&quot;; [.H106]; &quot;&quot;&quot;&quot;; &quot; cy=&quot;&quot;&quot;; [.I10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04&quot; cx=&quot;114.364777777778&quot; cy=&quot;87.0680544592988&quot; rx=&quot;0.9&quot; ry=&quot;0.8&quot; /&gt;" calcext:value-type="string">
            <text:p>&lt;ellipse style="fill:#000000;stroke:#000000;stroke-width:1;stroke-linejoin:round" id = "circle104" cx="114.364777777778" cy="87.0680544592988" rx="0.9" ry="0.8" /&gt;</text:p>
          </table:table-cell>
          <table:table-cell table:formula="of:=COM.MICROSOFT.CONCAT([.K106]; &quot; &quot;; [.L106])" office:value-type="string" office:string-value="&lt;path style=&quot;fill:#000000;stroke-width:0.97;stroke:#000000;stroke-opacity:1&quot; d = &quot;M 114.364777777778,87.0680544592988 110.515944444444,94.9696301408336&quot; id = &quot;path104&quot; /&gt; &lt;ellipse style=&quot;fill:#000000;stroke:#000000;stroke-width:1;stroke-linejoin:round&quot; id = &quot;circle104&quot; cx=&quot;114.364777777778&quot; cy=&quot;87.0680544592988&quot; rx=&quot;0.9&quot; ry=&quot;0.8&quot; /&gt;" calcext:value-type="string">
            <text:p>&lt;path style="fill:#000000;stroke-width:0.97;stroke:#000000;stroke-opacity:1" d = "M 114.364777777778,87.0680544592988 110.515944444444,94.9696301408336" id = "path104" /&gt; &lt;ellipse style="fill:#000000;stroke:#000000;stroke-width:1;stroke-linejoin:round" id = "circle104" cx="114.364777777778" cy="87.0680544592988" rx="0.9" ry="0.8" /&gt;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pickup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lege Station</text:p>
          </table:table-cell>
          <table:table-cell office:value-type="float" office:value="30.5852" calcext:value-type="float">
            <text:p>30.5852</text:p>
          </table:table-cell>
          <table:table-cell office:value-type="float" office:value="-96.2959" calcext:value-type="float">
            <text:p>-96.2959</text:p>
          </table:table-cell>
          <table:table-cell table:formula="of:=([.G107] + 180) * (1400 / 360) - 215" office:value-type="float" office:value="110.515944444444" calcext:value-type="float">
            <text:p>110.515944444444</text:p>
          </table:table-cell>
          <table:table-cell table:formula="of:=(700/2)-(1400* LN(TAN((PI() / 4) + (([.F107] * PI() / 180) / 2))) / (2*PI())) - 130" office:value-type="float" office:value="94.9696301408336" calcext:value-type="float">
            <text:p>94.9696301408336</text:p>
          </table:table-cell>
          <table:table-cell table:formula="of:=COM.MICROSOFT.CONCAT([.H107]; ; &quot;,&quot;; [.I107]; &quot; &quot;; [.H108]; &quot;,&quot;; [.I108])" office:value-type="string" office:string-value="110.515944444444,94.9696301408336 114.044722222222,98.5652316474007" calcext:value-type="string">
            <text:p>110.515944444444,94.9696301408336 114.044722222222,98.5652316474007</text:p>
          </table:table-cell>
          <table:table-cell table:formula="of:=COM.MICROSOFT.CONCAT(&quot;&lt;path style=&quot;&quot;fill:#000000;stroke-width:0.97;stroke:#000000;stroke-opacity:1&quot;&quot; d = &quot;&quot;M &quot;; [.J107]; &quot;&quot;&quot; id = &quot;&quot;path&quot;; [.A107]; &quot;&quot;&quot; /&gt;&quot;)" office:value-type="string" office:string-value="&lt;path style=&quot;fill:#000000;stroke-width:0.97;stroke:#000000;stroke-opacity:1&quot; d = &quot;M 110.515944444444,94.9696301408336 114.044722222222,98.5652316474007&quot; id = &quot;path105&quot; /&gt;" calcext:value-type="string">
            <text:p>&lt;path style="fill:#000000;stroke-width:0.97;stroke:#000000;stroke-opacity:1" d = "M 110.515944444444,94.9696301408336 114.044722222222,98.5652316474007" id = "path105" /&gt;</text:p>
          </table:table-cell>
          <table:table-cell table:formula="of:=COM.MICROSOFT.CONCAT(&quot;&lt;ellipse style=&quot;&quot;fill:#000000;stroke:#000000;stroke-width:1;stroke-linejoin:round&quot;&quot;&quot;; &quot; id = &quot;&quot;circle&quot;; [.A107]; &quot;&quot;&quot;&quot;; &quot; cx=&quot;&quot;&quot;; [.H107]; &quot;&quot;&quot;&quot;; &quot; cy=&quot;&quot;&quot;; [.I10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05&quot; cx=&quot;110.515944444444&quot; cy=&quot;94.9696301408336&quot; rx=&quot;0.9&quot; ry=&quot;0.8&quot; /&gt;" calcext:value-type="string">
            <text:p>&lt;ellipse style="fill:#000000;stroke:#000000;stroke-width:1;stroke-linejoin:round" id = "circle105" cx="110.515944444444" cy="94.9696301408336" rx="0.9" ry="0.8" /&gt;</text:p>
          </table:table-cell>
          <table:table-cell table:formula="of:=COM.MICROSOFT.CONCAT([.K107]; &quot; &quot;; [.L107])" office:value-type="string" office:string-value="&lt;path style=&quot;fill:#000000;stroke-width:0.97;stroke:#000000;stroke-opacity:1&quot; d = &quot;M 110.515944444444,94.9696301408336 114.044722222222,98.5652316474007&quot; id = &quot;path105&quot; /&gt; &lt;ellipse style=&quot;fill:#000000;stroke:#000000;stroke-width:1;stroke-linejoin:round&quot; id = &quot;circle105&quot; cx=&quot;110.515944444444&quot; cy=&quot;94.9696301408336&quot; rx=&quot;0.9&quot; ry=&quot;0.8&quot; /&gt;" calcext:value-type="string">
            <text:p>&lt;path style="fill:#000000;stroke-width:0.97;stroke:#000000;stroke-opacity:1" d = "M 110.515944444444,94.9696301408336 114.044722222222,98.5652316474007" id = "path105" /&gt; &lt;ellipse style="fill:#000000;stroke:#000000;stroke-width:1;stroke-linejoin:round" id = "circle105" cx="110.515944444444" cy="94.9696301408336" rx="0.9" ry="0.8" /&gt;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float" office:value="29.786" calcext:value-type="float">
            <text:p>29.786</text:p>
          </table:table-cell>
          <table:table-cell office:value-type="float" office:value="-95.3885" calcext:value-type="float">
            <text:p>-95.3885</text:p>
          </table:table-cell>
          <table:table-cell table:formula="of:=([.G108] + 180) * (1400 / 360) - 215" office:value-type="float" office:value="114.044722222222" calcext:value-type="float">
            <text:p>114.044722222222</text:p>
          </table:table-cell>
          <table:table-cell table:formula="of:=(700/2)-(1400* LN(TAN((PI() / 4) + (([.F108] * PI() / 180) / 2))) / (2*PI())) - 130" office:value-type="float" office:value="98.5652316474007" calcext:value-type="float">
            <text:p>98.5652316474007</text:p>
          </table:table-cell>
          <table:table-cell table:formula="of:=COM.MICROSOFT.CONCAT([.H108]; ; &quot;,&quot;; [.I108]; &quot; &quot;; [.H109]; &quot;,&quot;; [.I109])" office:value-type="string" office:string-value="114.044722222222,98.5652316474007 114.044722222222,98.5652316474007" calcext:value-type="string">
            <text:p>114.044722222222,98.5652316474007 114.044722222222,98.5652316474007</text:p>
          </table:table-cell>
          <table:table-cell table:formula="of:=COM.MICROSOFT.CONCAT(&quot;&lt;path style=&quot;&quot;fill:#000000;stroke-width:0.97;stroke:#000000;stroke-opacity:1&quot;&quot; d = &quot;&quot;M &quot;; [.J108]; &quot;&quot;&quot; id = &quot;&quot;path&quot;; [.A108]; &quot;&quot;&quot; /&gt;&quot;)" office:value-type="string" office:string-value="&lt;path style=&quot;fill:#000000;stroke-width:0.97;stroke:#000000;stroke-opacity:1&quot; d = &quot;M 114.044722222222,98.5652316474007 114.044722222222,98.5652316474007&quot; id = &quot;path106&quot; /&gt;" calcext:value-type="string">
            <text:p>&lt;path style="fill:#000000;stroke-width:0.97;stroke:#000000;stroke-opacity:1" d = "M 114.044722222222,98.5652316474007 114.044722222222,98.5652316474007" id = "path106" /&gt;</text:p>
          </table:table-cell>
          <table:table-cell table:formula="of:=COM.MICROSOFT.CONCAT(&quot;&lt;ellipse style=&quot;&quot;fill:#000000;stroke:#000000;stroke-width:1;stroke-linejoin:round&quot;&quot;&quot;; &quot; id = &quot;&quot;circle&quot;; [.A108]; &quot;&quot;&quot;&quot;; &quot; cx=&quot;&quot;&quot;; [.H108]; &quot;&quot;&quot;&quot;; &quot; cy=&quot;&quot;&quot;; [.I10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06&quot; cx=&quot;114.044722222222&quot; cy=&quot;98.5652316474007&quot; rx=&quot;0.9&quot; ry=&quot;0.8&quot; /&gt;" calcext:value-type="string">
            <text:p>&lt;ellipse style="fill:#000000;stroke:#000000;stroke-width:1;stroke-linejoin:round" id = "circle106" cx="114.044722222222" cy="98.5652316474007" rx="0.9" ry="0.8" /&gt;</text:p>
          </table:table-cell>
          <table:table-cell table:formula="of:=COM.MICROSOFT.CONCAT([.K108]; &quot; &quot;; [.L108])" office:value-type="string" office:string-value="&lt;path style=&quot;fill:#000000;stroke-width:0.97;stroke:#000000;stroke-opacity:1&quot; d = &quot;M 114.044722222222,98.5652316474007 114.044722222222,98.5652316474007&quot; id = &quot;path106&quot; /&gt; &lt;ellipse style=&quot;fill:#000000;stroke:#000000;stroke-width:1;stroke-linejoin:round&quot; id = &quot;circle106&quot; cx=&quot;114.044722222222&quot; cy=&quot;98.5652316474007&quot; rx=&quot;0.9&quot; ry=&quot;0.8&quot; /&gt;" calcext:value-type="string">
            <text:p>&lt;path style="fill:#000000;stroke-width:0.97;stroke:#000000;stroke-opacity:1" d = "M 114.044722222222,98.5652316474007 114.044722222222,98.5652316474007" id = "path106" /&gt; &lt;ellipse style="fill:#000000;stroke:#000000;stroke-width:1;stroke-linejoin:round" id = "circle106" cx="114.044722222222" cy="98.5652316474007" rx="0.9" ry="0.8" /&gt;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float" office:value="29.786" calcext:value-type="float">
            <text:p>29.786</text:p>
          </table:table-cell>
          <table:table-cell office:value-type="float" office:value="-95.3885" calcext:value-type="float">
            <text:p>-95.3885</text:p>
          </table:table-cell>
          <table:table-cell table:formula="of:=([.G109] + 180) * (1400 / 360) - 215" office:value-type="float" office:value="114.044722222222" calcext:value-type="float">
            <text:p>114.044722222222</text:p>
          </table:table-cell>
          <table:table-cell table:formula="of:=(700/2)-(1400* LN(TAN((PI() / 4) + (([.F109] * PI() / 180) / 2))) / (2*PI())) - 130" office:value-type="float" office:value="98.5652316474007" calcext:value-type="float">
            <text:p>98.5652316474007</text:p>
          </table:table-cell>
          <table:table-cell table:formula="of:=COM.MICROSOFT.CONCAT([.H109]; ; &quot;,&quot;; [.I109]; &quot; &quot;; [.H110]; &quot;,&quot;; [.I110])" office:value-type="string" office:string-value="114.044722222222,98.5652316474007 114.044722222222,98.5652316474007" calcext:value-type="string">
            <text:p>114.044722222222,98.5652316474007 114.044722222222,98.5652316474007</text:p>
          </table:table-cell>
          <table:table-cell table:formula="of:=COM.MICROSOFT.CONCAT(&quot;&lt;path style=&quot;&quot;fill:#000000;stroke-width:0.97;stroke:#000000;stroke-opacity:1&quot;&quot; d = &quot;&quot;M &quot;; [.J109]; &quot;&quot;&quot; id = &quot;&quot;path&quot;; [.A109]; &quot;&quot;&quot; /&gt;&quot;)" office:value-type="string" office:string-value="&lt;path style=&quot;fill:#000000;stroke-width:0.97;stroke:#000000;stroke-opacity:1&quot; d = &quot;M 114.044722222222,98.5652316474007 114.044722222222,98.5652316474007&quot; id = &quot;path107&quot; /&gt;" calcext:value-type="string">
            <text:p>&lt;path style="fill:#000000;stroke-width:0.97;stroke:#000000;stroke-opacity:1" d = "M 114.044722222222,98.5652316474007 114.044722222222,98.5652316474007" id = "path107" /&gt;</text:p>
          </table:table-cell>
          <table:table-cell table:formula="of:=COM.MICROSOFT.CONCAT(&quot;&lt;ellipse style=&quot;&quot;fill:#000000;stroke:#000000;stroke-width:1;stroke-linejoin:round&quot;&quot;&quot;; &quot; id = &quot;&quot;circle&quot;; [.A109]; &quot;&quot;&quot;&quot;; &quot; cx=&quot;&quot;&quot;; [.H109]; &quot;&quot;&quot;&quot;; &quot; cy=&quot;&quot;&quot;; [.I10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07&quot; cx=&quot;114.044722222222&quot; cy=&quot;98.5652316474007&quot; rx=&quot;0.9&quot; ry=&quot;0.8&quot; /&gt;" calcext:value-type="string">
            <text:p>&lt;ellipse style="fill:#000000;stroke:#000000;stroke-width:1;stroke-linejoin:round" id = "circle107" cx="114.044722222222" cy="98.5652316474007" rx="0.9" ry="0.8" /&gt;</text:p>
          </table:table-cell>
          <table:table-cell table:formula="of:=COM.MICROSOFT.CONCAT([.K109]; &quot; &quot;; [.L109])" office:value-type="string" office:string-value="&lt;path style=&quot;fill:#000000;stroke-width:0.97;stroke:#000000;stroke-opacity:1&quot; d = &quot;M 114.044722222222,98.5652316474007 114.044722222222,98.5652316474007&quot; id = &quot;path107&quot; /&gt; &lt;ellipse style=&quot;fill:#000000;stroke:#000000;stroke-width:1;stroke-linejoin:round&quot; id = &quot;circle107&quot; cx=&quot;114.044722222222&quot; cy=&quot;98.5652316474007&quot; rx=&quot;0.9&quot; ry=&quot;0.8&quot; /&gt;" calcext:value-type="string">
            <text:p>&lt;path style="fill:#000000;stroke-width:0.97;stroke:#000000;stroke-opacity:1" d = "M 114.044722222222,98.5652316474007 114.044722222222,98.5652316474007" id = "path107" /&gt; &lt;ellipse style="fill:#000000;stroke:#000000;stroke-width:1;stroke-linejoin:round" id = "circle107" cx="114.044722222222" cy="98.5652316474007" rx="0.9" ry="0.8" /&gt;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float" office:value="29.786" calcext:value-type="float">
            <text:p>29.786</text:p>
          </table:table-cell>
          <table:table-cell office:value-type="float" office:value="-95.3885" calcext:value-type="float">
            <text:p>-95.3885</text:p>
          </table:table-cell>
          <table:table-cell table:formula="of:=([.G110] + 180) * (1400 / 360) - 215" office:value-type="float" office:value="114.044722222222" calcext:value-type="float">
            <text:p>114.044722222222</text:p>
          </table:table-cell>
          <table:table-cell table:formula="of:=(700/2)-(1400* LN(TAN((PI() / 4) + (([.F110] * PI() / 180) / 2))) / (2*PI())) - 130" office:value-type="float" office:value="98.5652316474007" calcext:value-type="float">
            <text:p>98.5652316474007</text:p>
          </table:table-cell>
          <table:table-cell table:formula="of:=COM.MICROSOFT.CONCAT([.H110]; ; &quot;,&quot;; [.I110]; &quot; &quot;; [.H111]; &quot;,&quot;; [.I111])" office:value-type="string" office:string-value="114.044722222222,98.5652316474007 114.044722222222,98.5652316474007" calcext:value-type="string">
            <text:p>114.044722222222,98.5652316474007 114.044722222222,98.5652316474007</text:p>
          </table:table-cell>
          <table:table-cell table:formula="of:=COM.MICROSOFT.CONCAT(&quot;&lt;path style=&quot;&quot;fill:#000000;stroke-width:0.97;stroke:#000000;stroke-opacity:1&quot;&quot; d = &quot;&quot;M &quot;; [.J110]; &quot;&quot;&quot; id = &quot;&quot;path&quot;; [.A110]; &quot;&quot;&quot; /&gt;&quot;)" office:value-type="string" office:string-value="&lt;path style=&quot;fill:#000000;stroke-width:0.97;stroke:#000000;stroke-opacity:1&quot; d = &quot;M 114.044722222222,98.5652316474007 114.044722222222,98.5652316474007&quot; id = &quot;path108&quot; /&gt;" calcext:value-type="string">
            <text:p>&lt;path style="fill:#000000;stroke-width:0.97;stroke:#000000;stroke-opacity:1" d = "M 114.044722222222,98.5652316474007 114.044722222222,98.5652316474007" id = "path108" /&gt;</text:p>
          </table:table-cell>
          <table:table-cell table:formula="of:=COM.MICROSOFT.CONCAT(&quot;&lt;ellipse style=&quot;&quot;fill:#000000;stroke:#000000;stroke-width:1;stroke-linejoin:round&quot;&quot;&quot;; &quot; id = &quot;&quot;circle&quot;; [.A110]; &quot;&quot;&quot;&quot;; &quot; cx=&quot;&quot;&quot;; [.H110]; &quot;&quot;&quot;&quot;; &quot; cy=&quot;&quot;&quot;; [.I11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08&quot; cx=&quot;114.044722222222&quot; cy=&quot;98.5652316474007&quot; rx=&quot;0.9&quot; ry=&quot;0.8&quot; /&gt;" calcext:value-type="string">
            <text:p>&lt;ellipse style="fill:#000000;stroke:#000000;stroke-width:1;stroke-linejoin:round" id = "circle108" cx="114.044722222222" cy="98.5652316474007" rx="0.9" ry="0.8" /&gt;</text:p>
          </table:table-cell>
          <table:table-cell table:formula="of:=COM.MICROSOFT.CONCAT([.K110]; &quot; &quot;; [.L110])" office:value-type="string" office:string-value="&lt;path style=&quot;fill:#000000;stroke-width:0.97;stroke:#000000;stroke-opacity:1&quot; d = &quot;M 114.044722222222,98.5652316474007 114.044722222222,98.5652316474007&quot; id = &quot;path108&quot; /&gt; &lt;ellipse style=&quot;fill:#000000;stroke:#000000;stroke-width:1;stroke-linejoin:round&quot; id = &quot;circle108&quot; cx=&quot;114.044722222222&quot; cy=&quot;98.5652316474007&quot; rx=&quot;0.9&quot; ry=&quot;0.8&quot; /&gt;" calcext:value-type="string">
            <text:p>&lt;path style="fill:#000000;stroke-width:0.97;stroke:#000000;stroke-opacity:1" d = "M 114.044722222222,98.5652316474007 114.044722222222,98.5652316474007" id = "path108" /&gt; &lt;ellipse style="fill:#000000;stroke:#000000;stroke-width:1;stroke-linejoin:round" id = "circle108" cx="114.044722222222" cy="98.5652316474007" rx="0.9" ry="0.8" /&gt;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academy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float" office:value="29.786" calcext:value-type="float">
            <text:p>29.786</text:p>
          </table:table-cell>
          <table:table-cell office:value-type="float" office:value="-95.3885" calcext:value-type="float">
            <text:p>-95.3885</text:p>
          </table:table-cell>
          <table:table-cell table:formula="of:=([.G111] + 180) * (1400 / 360) - 215" office:value-type="float" office:value="114.044722222222" calcext:value-type="float">
            <text:p>114.044722222222</text:p>
          </table:table-cell>
          <table:table-cell table:formula="of:=(700/2)-(1400* LN(TAN((PI() / 4) + (([.F111] * PI() / 180) / 2))) / (2*PI())) - 130" office:value-type="float" office:value="98.5652316474007" calcext:value-type="float">
            <text:p>98.5652316474007</text:p>
          </table:table-cell>
          <table:table-cell table:formula="of:=COM.MICROSOFT.CONCAT([.H111]; ; &quot;,&quot;; [.I111]; &quot; &quot;; [.H112]; &quot;,&quot;; [.I112])" office:value-type="string" office:string-value="114.044722222222,98.5652316474007 114.044722222222,98.5652316474007" calcext:value-type="string">
            <text:p>114.044722222222,98.5652316474007 114.044722222222,98.5652316474007</text:p>
          </table:table-cell>
          <table:table-cell table:formula="of:=COM.MICROSOFT.CONCAT(&quot;&lt;path style=&quot;&quot;fill:#000000;stroke-width:0.97;stroke:#000000;stroke-opacity:1&quot;&quot; d = &quot;&quot;M &quot;; [.J111]; &quot;&quot;&quot; id = &quot;&quot;path&quot;; [.A111]; &quot;&quot;&quot; /&gt;&quot;)" office:value-type="string" office:string-value="&lt;path style=&quot;fill:#000000;stroke-width:0.97;stroke:#000000;stroke-opacity:1&quot; d = &quot;M 114.044722222222,98.5652316474007 114.044722222222,98.5652316474007&quot; id = &quot;path109&quot; /&gt;" calcext:value-type="string">
            <text:p>&lt;path style="fill:#000000;stroke-width:0.97;stroke:#000000;stroke-opacity:1" d = "M 114.044722222222,98.5652316474007 114.044722222222,98.5652316474007" id = "path109" /&gt;</text:p>
          </table:table-cell>
          <table:table-cell table:formula="of:=COM.MICROSOFT.CONCAT(&quot;&lt;ellipse style=&quot;&quot;fill:#000000;stroke:#000000;stroke-width:1;stroke-linejoin:round&quot;&quot;&quot;; &quot; id = &quot;&quot;circle&quot;; [.A111]; &quot;&quot;&quot;&quot;; &quot; cx=&quot;&quot;&quot;; [.H111]; &quot;&quot;&quot;&quot;; &quot; cy=&quot;&quot;&quot;; [.I11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09&quot; cx=&quot;114.044722222222&quot; cy=&quot;98.5652316474007&quot; rx=&quot;0.9&quot; ry=&quot;0.8&quot; /&gt;" calcext:value-type="string">
            <text:p>&lt;ellipse style="fill:#000000;stroke:#000000;stroke-width:1;stroke-linejoin:round" id = "circle109" cx="114.044722222222" cy="98.5652316474007" rx="0.9" ry="0.8" /&gt;</text:p>
          </table:table-cell>
          <table:table-cell table:formula="of:=COM.MICROSOFT.CONCAT([.K111]; &quot; &quot;; [.L111])" office:value-type="string" office:string-value="&lt;path style=&quot;fill:#000000;stroke-width:0.97;stroke:#000000;stroke-opacity:1&quot; d = &quot;M 114.044722222222,98.5652316474007 114.044722222222,98.5652316474007&quot; id = &quot;path109&quot; /&gt; &lt;ellipse style=&quot;fill:#000000;stroke:#000000;stroke-width:1;stroke-linejoin:round&quot; id = &quot;circle109&quot; cx=&quot;114.044722222222&quot; cy=&quot;98.5652316474007&quot; rx=&quot;0.9&quot; ry=&quot;0.8&quot; /&gt;" calcext:value-type="string">
            <text:p>&lt;path style="fill:#000000;stroke-width:0.97;stroke:#000000;stroke-opacity:1" d = "M 114.044722222222,98.5652316474007 114.044722222222,98.5652316474007" id = "path109" /&gt; &lt;ellipse style="fill:#000000;stroke:#000000;stroke-width:1;stroke-linejoin:round" id = "circle109" cx="114.044722222222" cy="98.5652316474007" rx="0.9" ry="0.8" /&gt;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float" office:value="29.786" calcext:value-type="float">
            <text:p>29.786</text:p>
          </table:table-cell>
          <table:table-cell office:value-type="float" office:value="-95.3885" calcext:value-type="float">
            <text:p>-95.3885</text:p>
          </table:table-cell>
          <table:table-cell table:formula="of:=([.G112] + 180) * (1400 / 360) - 215" office:value-type="float" office:value="114.044722222222" calcext:value-type="float">
            <text:p>114.044722222222</text:p>
          </table:table-cell>
          <table:table-cell table:formula="of:=(700/2)-(1400* LN(TAN((PI() / 4) + (([.F112] * PI() / 180) / 2))) / (2*PI())) - 130" office:value-type="float" office:value="98.5652316474007" calcext:value-type="float">
            <text:p>98.5652316474007</text:p>
          </table:table-cell>
          <table:table-cell table:formula="of:=COM.MICROSOFT.CONCAT([.H112]; ; &quot;,&quot;; [.I112]; &quot; &quot;; [.H113]; &quot;,&quot;; [.I113])" office:value-type="string" office:string-value="114.044722222222,98.5652316474007 113.679555555556,96.1488869670948" calcext:value-type="string">
            <text:p>114.044722222222,98.5652316474007 113.679555555556,96.1488869670948</text:p>
          </table:table-cell>
          <table:table-cell table:formula="of:=COM.MICROSOFT.CONCAT(&quot;&lt;path style=&quot;&quot;fill:#000000;stroke-width:0.97;stroke:#000000;stroke-opacity:1&quot;&quot; d = &quot;&quot;M &quot;; [.J112]; &quot;&quot;&quot; id = &quot;&quot;path&quot;; [.A112]; &quot;&quot;&quot; /&gt;&quot;)" office:value-type="string" office:string-value="&lt;path style=&quot;fill:#000000;stroke-width:0.97;stroke:#000000;stroke-opacity:1&quot; d = &quot;M 114.044722222222,98.5652316474007 113.679555555556,96.1488869670948&quot; id = &quot;path110&quot; /&gt;" calcext:value-type="string">
            <text:p>&lt;path style="fill:#000000;stroke-width:0.97;stroke:#000000;stroke-opacity:1" d = "M 114.044722222222,98.5652316474007 113.679555555556,96.1488869670948" id = "path110" /&gt;</text:p>
          </table:table-cell>
          <table:table-cell table:formula="of:=COM.MICROSOFT.CONCAT(&quot;&lt;ellipse style=&quot;&quot;fill:#000000;stroke:#000000;stroke-width:1;stroke-linejoin:round&quot;&quot;&quot;; &quot; id = &quot;&quot;circle&quot;; [.A112]; &quot;&quot;&quot;&quot;; &quot; cx=&quot;&quot;&quot;; [.H112]; &quot;&quot;&quot;&quot;; &quot; cy=&quot;&quot;&quot;; [.I11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10&quot; cx=&quot;114.044722222222&quot; cy=&quot;98.5652316474007&quot; rx=&quot;0.9&quot; ry=&quot;0.8&quot; /&gt;" calcext:value-type="string">
            <text:p>&lt;ellipse style="fill:#000000;stroke:#000000;stroke-width:1;stroke-linejoin:round" id = "circle110" cx="114.044722222222" cy="98.5652316474007" rx="0.9" ry="0.8" /&gt;</text:p>
          </table:table-cell>
          <table:table-cell table:formula="of:=COM.MICROSOFT.CONCAT([.K112]; &quot; &quot;; [.L112])" office:value-type="string" office:string-value="&lt;path style=&quot;fill:#000000;stroke-width:0.97;stroke:#000000;stroke-opacity:1&quot; d = &quot;M 114.044722222222,98.5652316474007 113.679555555556,96.1488869670948&quot; id = &quot;path110&quot; /&gt; &lt;ellipse style=&quot;fill:#000000;stroke:#000000;stroke-width:1;stroke-linejoin:round&quot; id = &quot;circle110&quot; cx=&quot;114.044722222222&quot; cy=&quot;98.5652316474007&quot; rx=&quot;0.9&quot; ry=&quot;0.8&quot; /&gt;" calcext:value-type="string">
            <text:p>&lt;path style="fill:#000000;stroke-width:0.97;stroke:#000000;stroke-opacity:1" d = "M 114.044722222222,98.5652316474007 113.679555555556,96.1488869670948" id = "path110" /&gt; &lt;ellipse style="fill:#000000;stroke:#000000;stroke-width:1;stroke-linejoin:round" id = "circle110" cx="114.044722222222" cy="98.5652316474007" rx="0.9" ry="0.8" /&gt;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beamish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nroe</text:p>
          </table:table-cell>
          <table:table-cell office:value-type="float" office:value="30.3238" calcext:value-type="float">
            <text:p>30.3238</text:p>
          </table:table-cell>
          <table:table-cell office:value-type="float" office:value="-95.4824" calcext:value-type="float">
            <text:p>-95.4824</text:p>
          </table:table-cell>
          <table:table-cell table:formula="of:=([.G113] + 180) * (1400 / 360) - 215" office:value-type="float" office:value="113.679555555556" calcext:value-type="float">
            <text:p>113.679555555556</text:p>
          </table:table-cell>
          <table:table-cell table:formula="of:=(700/2)-(1400* LN(TAN((PI() / 4) + (([.F113] * PI() / 180) / 2))) / (2*PI())) - 130" office:value-type="float" office:value="96.1488869670948" calcext:value-type="float">
            <text:p>96.1488869670948</text:p>
          </table:table-cell>
          <table:table-cell table:formula="of:=COM.MICROSOFT.CONCAT([.H113]; ; &quot;,&quot;; [.I113]; &quot; &quot;; [.H114]; &quot;,&quot;; [.I114])" office:value-type="string" office:string-value="113.679555555556,96.1488869670948 118.880166666667,97.2238896627696" calcext:value-type="string">
            <text:p>113.679555555556,96.1488869670948 118.880166666667,97.2238896627696</text:p>
          </table:table-cell>
          <table:table-cell table:formula="of:=COM.MICROSOFT.CONCAT(&quot;&lt;path style=&quot;&quot;fill:#000000;stroke-width:0.97;stroke:#000000;stroke-opacity:1&quot;&quot; d = &quot;&quot;M &quot;; [.J113]; &quot;&quot;&quot; id = &quot;&quot;path&quot;; [.A113]; &quot;&quot;&quot; /&gt;&quot;)" office:value-type="string" office:string-value="&lt;path style=&quot;fill:#000000;stroke-width:0.97;stroke:#000000;stroke-opacity:1&quot; d = &quot;M 113.679555555556,96.1488869670948 118.880166666667,97.2238896627696&quot; id = &quot;path111&quot; /&gt;" calcext:value-type="string">
            <text:p>&lt;path style="fill:#000000;stroke-width:0.97;stroke:#000000;stroke-opacity:1" d = "M 113.679555555556,96.1488869670948 118.880166666667,97.2238896627696" id = "path111" /&gt;</text:p>
          </table:table-cell>
          <table:table-cell table:formula="of:=COM.MICROSOFT.CONCAT(&quot;&lt;ellipse style=&quot;&quot;fill:#000000;stroke:#000000;stroke-width:1;stroke-linejoin:round&quot;&quot;&quot;; &quot; id = &quot;&quot;circle&quot;; [.A113]; &quot;&quot;&quot;&quot;; &quot; cx=&quot;&quot;&quot;; [.H113]; &quot;&quot;&quot;&quot;; &quot; cy=&quot;&quot;&quot;; [.I11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11&quot; cx=&quot;113.679555555556&quot; cy=&quot;96.1488869670948&quot; rx=&quot;0.9&quot; ry=&quot;0.8&quot; /&gt;" calcext:value-type="string">
            <text:p>&lt;ellipse style="fill:#000000;stroke:#000000;stroke-width:1;stroke-linejoin:round" id = "circle111" cx="113.679555555556" cy="96.1488869670948" rx="0.9" ry="0.8" /&gt;</text:p>
          </table:table-cell>
          <table:table-cell table:formula="of:=COM.MICROSOFT.CONCAT([.K113]; &quot; &quot;; [.L113])" office:value-type="string" office:string-value="&lt;path style=&quot;fill:#000000;stroke-width:0.97;stroke:#000000;stroke-opacity:1&quot; d = &quot;M 113.679555555556,96.1488869670948 118.880166666667,97.2238896627696&quot; id = &quot;path111&quot; /&gt; &lt;ellipse style=&quot;fill:#000000;stroke:#000000;stroke-width:1;stroke-linejoin:round&quot; id = &quot;circle111&quot; cx=&quot;113.679555555556&quot; cy=&quot;96.1488869670948&quot; rx=&quot;0.9&quot; ry=&quot;0.8&quot; /&gt;" calcext:value-type="string">
            <text:p>&lt;path style="fill:#000000;stroke-width:0.97;stroke:#000000;stroke-opacity:1" d = "M 113.679555555556,96.1488869670948 118.880166666667,97.2238896627696" id = "path111" /&gt; &lt;ellipse style="fill:#000000;stroke:#000000;stroke-width:1;stroke-linejoin:round" id = "circle111" cx="113.679555555556" cy="96.1488869670948" rx="0.9" ry="0.8" /&gt;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float" office:value="30.0849" calcext:value-type="float">
            <text:p>30.0849</text:p>
          </table:table-cell>
          <table:table-cell office:value-type="float" office:value="-94.1451" calcext:value-type="float">
            <text:p>-94.1451</text:p>
          </table:table-cell>
          <table:table-cell table:formula="of:=([.G114] + 180) * (1400 / 360) - 215" office:value-type="float" office:value="118.880166666667" calcext:value-type="float">
            <text:p>118.880166666667</text:p>
          </table:table-cell>
          <table:table-cell table:formula="of:=(700/2)-(1400* LN(TAN((PI() / 4) + (([.F114] * PI() / 180) / 2))) / (2*PI())) - 130" office:value-type="float" office:value="97.2238896627696" calcext:value-type="float">
            <text:p>97.2238896627696</text:p>
          </table:table-cell>
          <table:table-cell table:formula="of:=COM.MICROSOFT.CONCAT([.H114]; ; &quot;,&quot;; [.I114]; &quot; &quot;; [.H115]; &quot;,&quot;; [.I115])" office:value-type="string" office:string-value="118.880166666667,97.2238896627696 127.095833333333,96.6693899135889" calcext:value-type="string">
            <text:p>118.880166666667,97.2238896627696 127.095833333333,96.6693899135889</text:p>
          </table:table-cell>
          <table:table-cell table:formula="of:=COM.MICROSOFT.CONCAT(&quot;&lt;path style=&quot;&quot;fill:#000000;stroke-width:0.97;stroke:#000000;stroke-opacity:1&quot;&quot; d = &quot;&quot;M &quot;; [.J114]; &quot;&quot;&quot; id = &quot;&quot;path&quot;; [.A114]; &quot;&quot;&quot; /&gt;&quot;)" office:value-type="string" office:string-value="&lt;path style=&quot;fill:#000000;stroke-width:0.97;stroke:#000000;stroke-opacity:1&quot; d = &quot;M 118.880166666667,97.2238896627696 127.095833333333,96.6693899135889&quot; id = &quot;path112&quot; /&gt;" calcext:value-type="string">
            <text:p>&lt;path style="fill:#000000;stroke-width:0.97;stroke:#000000;stroke-opacity:1" d = "M 118.880166666667,97.2238896627696 127.095833333333,96.6693899135889" id = "path112" /&gt;</text:p>
          </table:table-cell>
          <table:table-cell table:formula="of:=COM.MICROSOFT.CONCAT(&quot;&lt;ellipse style=&quot;&quot;fill:#000000;stroke:#000000;stroke-width:1;stroke-linejoin:round&quot;&quot;&quot;; &quot; id = &quot;&quot;circle&quot;; [.A114]; &quot;&quot;&quot;&quot;; &quot; cx=&quot;&quot;&quot;; [.H114]; &quot;&quot;&quot;&quot;; &quot; cy=&quot;&quot;&quot;; [.I11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12&quot; cx=&quot;118.880166666667&quot; cy=&quot;97.2238896627696&quot; rx=&quot;0.9&quot; ry=&quot;0.8&quot; /&gt;" calcext:value-type="string">
            <text:p>&lt;ellipse style="fill:#000000;stroke:#000000;stroke-width:1;stroke-linejoin:round" id = "circle112" cx="118.880166666667" cy="97.2238896627696" rx="0.9" ry="0.8" /&gt;</text:p>
          </table:table-cell>
          <table:table-cell table:formula="of:=COM.MICROSOFT.CONCAT([.K114]; &quot; &quot;; [.L114])" office:value-type="string" office:string-value="&lt;path style=&quot;fill:#000000;stroke-width:0.97;stroke:#000000;stroke-opacity:1&quot; d = &quot;M 118.880166666667,97.2238896627696 127.095833333333,96.6693899135889&quot; id = &quot;path112&quot; /&gt; &lt;ellipse style=&quot;fill:#000000;stroke:#000000;stroke-width:1;stroke-linejoin:round&quot; id = &quot;circle112&quot; cx=&quot;118.880166666667&quot; cy=&quot;97.2238896627696&quot; rx=&quot;0.9&quot; ry=&quot;0.8&quot; /&gt;" calcext:value-type="string">
            <text:p>&lt;path style="fill:#000000;stroke-width:0.97;stroke:#000000;stroke-opacity:1" d = "M 118.880166666667,97.2238896627696 127.095833333333,96.6693899135889" id = "path112" /&gt; &lt;ellipse style="fill:#000000;stroke:#000000;stroke-width:1;stroke-linejoin:round" id = "circle112" cx="118.880166666667" cy="97.2238896627696" rx="0.9" ry="0.8" /&gt;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Lafayette</text:p>
          </table:table-cell>
          <table:table-cell office:value-type="float" office:value="30.2082" calcext:value-type="float">
            <text:p>30.2082</text:p>
          </table:table-cell>
          <table:table-cell office:value-type="float" office:value="-92.0325" calcext:value-type="float">
            <text:p>-92.0325</text:p>
          </table:table-cell>
          <table:table-cell table:formula="of:=([.G115] + 180) * (1400 / 360) - 215" office:value-type="float" office:value="127.095833333333" calcext:value-type="float">
            <text:p>127.095833333333</text:p>
          </table:table-cell>
          <table:table-cell table:formula="of:=(700/2)-(1400* LN(TAN((PI() / 4) + (([.F115] * PI() / 180) / 2))) / (2*PI())) - 130" office:value-type="float" office:value="96.6693899135889" calcext:value-type="float">
            <text:p>96.6693899135889</text:p>
          </table:table-cell>
          <table:table-cell table:formula="of:=COM.MICROSOFT.CONCAT([.H115]; ; &quot;,&quot;; [.I115]; &quot; &quot;; [.H116]; &quot;,&quot;; [.I116])" office:value-type="string" office:string-value="127.095833333333,96.6693899135889 130.601277777778,95.6160416715726" calcext:value-type="string">
            <text:p>127.095833333333,96.6693899135889 130.601277777778,95.6160416715726</text:p>
          </table:table-cell>
          <table:table-cell table:formula="of:=COM.MICROSOFT.CONCAT(&quot;&lt;path style=&quot;&quot;fill:#000000;stroke-width:0.97;stroke:#000000;stroke-opacity:1&quot;&quot; d = &quot;&quot;M &quot;; [.J115]; &quot;&quot;&quot; id = &quot;&quot;path&quot;; [.A115]; &quot;&quot;&quot; /&gt;&quot;)" office:value-type="string" office:string-value="&lt;path style=&quot;fill:#000000;stroke-width:0.97;stroke:#000000;stroke-opacity:1&quot; d = &quot;M 127.095833333333,96.6693899135889 130.601277777778,95.6160416715726&quot; id = &quot;path113&quot; /&gt;" calcext:value-type="string">
            <text:p>&lt;path style="fill:#000000;stroke-width:0.97;stroke:#000000;stroke-opacity:1" d = "M 127.095833333333,96.6693899135889 130.601277777778,95.6160416715726" id = "path113" /&gt;</text:p>
          </table:table-cell>
          <table:table-cell table:formula="of:=COM.MICROSOFT.CONCAT(&quot;&lt;ellipse style=&quot;&quot;fill:#000000;stroke:#000000;stroke-width:1;stroke-linejoin:round&quot;&quot;&quot;; &quot; id = &quot;&quot;circle&quot;; [.A115]; &quot;&quot;&quot;&quot;; &quot; cx=&quot;&quot;&quot;; [.H115]; &quot;&quot;&quot;&quot;; &quot; cy=&quot;&quot;&quot;; [.I11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13&quot; cx=&quot;127.095833333333&quot; cy=&quot;96.6693899135889&quot; rx=&quot;0.9&quot; ry=&quot;0.8&quot; /&gt;" calcext:value-type="string">
            <text:p>&lt;ellipse style="fill:#000000;stroke:#000000;stroke-width:1;stroke-linejoin:round" id = "circle113" cx="127.095833333333" cy="96.6693899135889" rx="0.9" ry="0.8" /&gt;</text:p>
          </table:table-cell>
          <table:table-cell table:formula="of:=COM.MICROSOFT.CONCAT([.K115]; &quot; &quot;; [.L115])" office:value-type="string" office:string-value="&lt;path style=&quot;fill:#000000;stroke-width:0.97;stroke:#000000;stroke-opacity:1&quot; d = &quot;M 127.095833333333,96.6693899135889 130.601277777778,95.6160416715726&quot; id = &quot;path113&quot; /&gt; &lt;ellipse style=&quot;fill:#000000;stroke:#000000;stroke-width:1;stroke-linejoin:round&quot; id = &quot;circle113&quot; cx=&quot;127.095833333333&quot; cy=&quot;96.6693899135889&quot; rx=&quot;0.9&quot; ry=&quot;0.8&quot; /&gt;" calcext:value-type="string">
            <text:p>&lt;path style="fill:#000000;stroke-width:0.97;stroke:#000000;stroke-opacity:1" d = "M 127.095833333333,96.6693899135889 130.601277777778,95.6160416715726" id = "path113" /&gt; &lt;ellipse style="fill:#000000;stroke:#000000;stroke-width:1;stroke-linejoin:round" id = "circle113" cx="127.095833333333" cy="96.6693899135889" rx="0.9" ry="0.8" /&gt;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unley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float" office:value="30.442" calcext:value-type="float">
            <text:p>30.442</text:p>
          </table:table-cell>
          <table:table-cell office:value-type="float" office:value="-91.1311" calcext:value-type="float">
            <text:p>-91.1311</text:p>
          </table:table-cell>
          <table:table-cell table:formula="of:=([.G116] + 180) * (1400 / 360) - 215" office:value-type="float" office:value="130.601277777778" calcext:value-type="float">
            <text:p>130.601277777778</text:p>
          </table:table-cell>
          <table:table-cell table:formula="of:=(700/2)-(1400* LN(TAN((PI() / 4) + (([.F116] * PI() / 180) / 2))) / (2*PI())) - 130" office:value-type="float" office:value="95.6160416715726" calcext:value-type="float">
            <text:p>95.6160416715726</text:p>
          </table:table-cell>
          <table:table-cell table:formula="of:=COM.MICROSOFT.CONCAT([.H116]; ; &quot;,&quot;; [.I116]; &quot; &quot;; [.H117]; &quot;,&quot;; [.I117])" office:value-type="string" office:string-value="130.601277777778,95.6160416715726 132.254833333333,99.4873445217548" calcext:value-type="string">
            <text:p>130.601277777778,95.6160416715726 132.254833333333,99.4873445217548</text:p>
          </table:table-cell>
          <table:table-cell table:formula="of:=COM.MICROSOFT.CONCAT(&quot;&lt;path style=&quot;&quot;fill:#000000;stroke-width:0.97;stroke:#000000;stroke-opacity:1&quot;&quot; d = &quot;&quot;M &quot;; [.J116]; &quot;&quot;&quot; id = &quot;&quot;path&quot;; [.A116]; &quot;&quot;&quot; /&gt;&quot;)" office:value-type="string" office:string-value="&lt;path style=&quot;fill:#000000;stroke-width:0.97;stroke:#000000;stroke-opacity:1&quot; d = &quot;M 130.601277777778,95.6160416715726 132.254833333333,99.4873445217548&quot; id = &quot;path114&quot; /&gt;" calcext:value-type="string">
            <text:p>&lt;path style="fill:#000000;stroke-width:0.97;stroke:#000000;stroke-opacity:1" d = "M 130.601277777778,95.6160416715726 132.254833333333,99.4873445217548" id = "path114" /&gt;</text:p>
          </table:table-cell>
          <table:table-cell table:formula="of:=COM.MICROSOFT.CONCAT(&quot;&lt;ellipse style=&quot;&quot;fill:#000000;stroke:#000000;stroke-width:1;stroke-linejoin:round&quot;&quot;&quot;; &quot; id = &quot;&quot;circle&quot;; [.A116]; &quot;&quot;&quot;&quot;; &quot; cx=&quot;&quot;&quot;; [.H116]; &quot;&quot;&quot;&quot;; &quot; cy=&quot;&quot;&quot;; [.I11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14&quot; cx=&quot;130.601277777778&quot; cy=&quot;95.6160416715726&quot; rx=&quot;0.9&quot; ry=&quot;0.8&quot; /&gt;" calcext:value-type="string">
            <text:p>&lt;ellipse style="fill:#000000;stroke:#000000;stroke-width:1;stroke-linejoin:round" id = "circle114" cx="130.601277777778" cy="95.6160416715726" rx="0.9" ry="0.8" /&gt;</text:p>
          </table:table-cell>
          <table:table-cell table:formula="of:=COM.MICROSOFT.CONCAT([.K116]; &quot; &quot;; [.L116])" office:value-type="string" office:string-value="&lt;path style=&quot;fill:#000000;stroke-width:0.97;stroke:#000000;stroke-opacity:1&quot; d = &quot;M 130.601277777778,95.6160416715726 132.254833333333,99.4873445217548&quot; id = &quot;path114&quot; /&gt; &lt;ellipse style=&quot;fill:#000000;stroke:#000000;stroke-width:1;stroke-linejoin:round&quot; id = &quot;circle114&quot; cx=&quot;130.601277777778&quot; cy=&quot;95.6160416715726&quot; rx=&quot;0.9&quot; ry=&quot;0.8&quot; /&gt;" calcext:value-type="string">
            <text:p>&lt;path style="fill:#000000;stroke-width:0.97;stroke:#000000;stroke-opacity:1" d = "M 130.601277777778,95.6160416715726 132.254833333333,99.4873445217548" id = "path114" /&gt; &lt;ellipse style="fill:#000000;stroke:#000000;stroke-width:1;stroke-linejoin:round" id = "circle114" cx="130.601277777778" cy="95.6160416715726" rx="0.9" ry="0.8" /&gt;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hopeful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Houma</text:p>
          </table:table-cell>
          <table:table-cell office:value-type="float" office:value="29.58" calcext:value-type="float">
            <text:p>29.58</text:p>
          </table:table-cell>
          <table:table-cell office:value-type="float" office:value="-90.7059" calcext:value-type="float">
            <text:p>-90.7059</text:p>
          </table:table-cell>
          <table:table-cell table:formula="of:=([.G117] + 180) * (1400 / 360) - 215" office:value-type="float" office:value="132.254833333333" calcext:value-type="float">
            <text:p>132.254833333333</text:p>
          </table:table-cell>
          <table:table-cell table:formula="of:=(700/2)-(1400* LN(TAN((PI() / 4) + (([.F117] * PI() / 180) / 2))) / (2*PI())) - 130" office:value-type="float" office:value="99.4873445217548" calcext:value-type="float">
            <text:p>99.4873445217548</text:p>
          </table:table-cell>
          <table:table-cell table:formula="of:=COM.MICROSOFT.CONCAT([.H117]; ; &quot;,&quot;; [.I117]; &quot; &quot;; [.H118]; &quot;,&quot;; [.I118])" office:value-type="string" office:string-value="132.254833333333,99.4873445217548 135.276888888889,97.2966922034707" calcext:value-type="string">
            <text:p>132.254833333333,99.4873445217548 135.276888888889,97.2966922034707</text:p>
          </table:table-cell>
          <table:table-cell table:formula="of:=COM.MICROSOFT.CONCAT(&quot;&lt;path style=&quot;&quot;fill:#000000;stroke-width:0.97;stroke:#000000;stroke-opacity:1&quot;&quot; d = &quot;&quot;M &quot;; [.J117]; &quot;&quot;&quot; id = &quot;&quot;path&quot;; [.A117]; &quot;&quot;&quot; /&gt;&quot;)" office:value-type="string" office:string-value="&lt;path style=&quot;fill:#000000;stroke-width:0.97;stroke:#000000;stroke-opacity:1&quot; d = &quot;M 132.254833333333,99.4873445217548 135.276888888889,97.2966922034707&quot; id = &quot;path115&quot; /&gt;" calcext:value-type="string">
            <text:p>&lt;path style="fill:#000000;stroke-width:0.97;stroke:#000000;stroke-opacity:1" d = "M 132.254833333333,99.4873445217548 135.276888888889,97.2966922034707" id = "path115" /&gt;</text:p>
          </table:table-cell>
          <table:table-cell table:formula="of:=COM.MICROSOFT.CONCAT(&quot;&lt;ellipse style=&quot;&quot;fill:#000000;stroke:#000000;stroke-width:1;stroke-linejoin:round&quot;&quot;&quot;; &quot; id = &quot;&quot;circle&quot;; [.A117]; &quot;&quot;&quot;&quot;; &quot; cx=&quot;&quot;&quot;; [.H117]; &quot;&quot;&quot;&quot;; &quot; cy=&quot;&quot;&quot;; [.I11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15&quot; cx=&quot;132.254833333333&quot; cy=&quot;99.4873445217548&quot; rx=&quot;0.9&quot; ry=&quot;0.8&quot; /&gt;" calcext:value-type="string">
            <text:p>&lt;ellipse style="fill:#000000;stroke:#000000;stroke-width:1;stroke-linejoin:round" id = "circle115" cx="132.254833333333" cy="99.4873445217548" rx="0.9" ry="0.8" /&gt;</text:p>
          </table:table-cell>
          <table:table-cell table:formula="of:=COM.MICROSOFT.CONCAT([.K117]; &quot; &quot;; [.L117])" office:value-type="string" office:string-value="&lt;path style=&quot;fill:#000000;stroke-width:0.97;stroke:#000000;stroke-opacity:1&quot; d = &quot;M 132.254833333333,99.4873445217548 135.276888888889,97.2966922034707&quot; id = &quot;path115&quot; /&gt; &lt;ellipse style=&quot;fill:#000000;stroke:#000000;stroke-width:1;stroke-linejoin:round&quot; id = &quot;circle115&quot; cx=&quot;132.254833333333&quot; cy=&quot;99.4873445217548&quot; rx=&quot;0.9&quot; ry=&quot;0.8&quot; /&gt;" calcext:value-type="string">
            <text:p>&lt;path style="fill:#000000;stroke-width:0.97;stroke:#000000;stroke-opacity:1" d = "M 132.254833333333,99.4873445217548 135.276888888889,97.2966922034707" id = "path115" /&gt; &lt;ellipse style="fill:#000000;stroke:#000000;stroke-width:1;stroke-linejoin:round" id = "circle115" cx="132.254833333333" cy="99.4873445217548" rx="0.9" ry="0.8" /&gt;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lsewhere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float" office:value="30.0687" calcext:value-type="float">
            <text:p>30.0687</text:p>
          </table:table-cell>
          <table:table-cell office:value-type="float" office:value="-89.9288" calcext:value-type="float">
            <text:p>-89.9288</text:p>
          </table:table-cell>
          <table:table-cell table:formula="of:=([.G118] + 180) * (1400 / 360) - 215" office:value-type="float" office:value="135.276888888889" calcext:value-type="float">
            <text:p>135.276888888889</text:p>
          </table:table-cell>
          <table:table-cell table:formula="of:=(700/2)-(1400* LN(TAN((PI() / 4) + (([.F118] * PI() / 180) / 2))) / (2*PI())) - 130" office:value-type="float" office:value="97.2966922034707" calcext:value-type="float">
            <text:p>97.2966922034707</text:p>
          </table:table-cell>
          <table:table-cell table:formula="of:=COM.MICROSOFT.CONCAT([.H118]; ; &quot;,&quot;; [.I118]; &quot; &quot;; [.H119]; &quot;,&quot;; [.I119])" office:value-type="string" office:string-value="135.276888888889,97.2966922034707 138.615111111111,95.6818933467025" calcext:value-type="string">
            <text:p>135.276888888889,97.2966922034707 138.615111111111,95.6818933467025</text:p>
          </table:table-cell>
          <table:table-cell table:formula="of:=COM.MICROSOFT.CONCAT(&quot;&lt;path style=&quot;&quot;fill:#000000;stroke-width:0.97;stroke:#000000;stroke-opacity:1&quot;&quot; d = &quot;&quot;M &quot;; [.J118]; &quot;&quot;&quot; id = &quot;&quot;path&quot;; [.A118]; &quot;&quot;&quot; /&gt;&quot;)" office:value-type="string" office:string-value="&lt;path style=&quot;fill:#000000;stroke-width:0.97;stroke:#000000;stroke-opacity:1&quot; d = &quot;M 135.276888888889,97.2966922034707 138.615111111111,95.6818933467025&quot; id = &quot;path116&quot; /&gt;" calcext:value-type="string">
            <text:p>&lt;path style="fill:#000000;stroke-width:0.97;stroke:#000000;stroke-opacity:1" d = "M 135.276888888889,97.2966922034707 138.615111111111,95.6818933467025" id = "path116" /&gt;</text:p>
          </table:table-cell>
          <table:table-cell table:formula="of:=COM.MICROSOFT.CONCAT(&quot;&lt;ellipse style=&quot;&quot;fill:#000000;stroke:#000000;stroke-width:1;stroke-linejoin:round&quot;&quot;&quot;; &quot; id = &quot;&quot;circle&quot;; [.A118]; &quot;&quot;&quot;&quot;; &quot; cx=&quot;&quot;&quot;; [.H118]; &quot;&quot;&quot;&quot;; &quot; cy=&quot;&quot;&quot;; [.I11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16&quot; cx=&quot;135.276888888889&quot; cy=&quot;97.2966922034707&quot; rx=&quot;0.9&quot; ry=&quot;0.8&quot; /&gt;" calcext:value-type="string">
            <text:p>&lt;ellipse style="fill:#000000;stroke:#000000;stroke-width:1;stroke-linejoin:round" id = "circle116" cx="135.276888888889" cy="97.2966922034707" rx="0.9" ry="0.8" /&gt;</text:p>
          </table:table-cell>
          <table:table-cell table:formula="of:=COM.MICROSOFT.CONCAT([.K118]; &quot; &quot;; [.L118])" office:value-type="string" office:string-value="&lt;path style=&quot;fill:#000000;stroke-width:0.97;stroke:#000000;stroke-opacity:1&quot; d = &quot;M 135.276888888889,97.2966922034707 138.615111111111,95.6818933467025&quot; id = &quot;path116&quot; /&gt; &lt;ellipse style=&quot;fill:#000000;stroke:#000000;stroke-width:1;stroke-linejoin:round&quot; id = &quot;circle116&quot; cx=&quot;135.276888888889&quot; cy=&quot;97.2966922034707&quot; rx=&quot;0.9&quot; ry=&quot;0.8&quot; /&gt;" calcext:value-type="string">
            <text:p>&lt;path style="fill:#000000;stroke-width:0.97;stroke:#000000;stroke-opacity:1" d = "M 135.276888888889,97.2966922034707 138.615111111111,95.6818933467025" id = "path116" /&gt; &lt;ellipse style="fill:#000000;stroke:#000000;stroke-width:1;stroke-linejoin:round" id = "circle116" cx="135.276888888889" cy="97.2966922034707" rx="0.9" ry="0.8" /&gt;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Gulfport</text:p>
          </table:table-cell>
          <table:table-cell office:value-type="float" office:value="30.4274" calcext:value-type="float">
            <text:p>30.4274</text:p>
          </table:table-cell>
          <table:table-cell office:value-type="float" office:value="-89.0704" calcext:value-type="float">
            <text:p>-89.0704</text:p>
          </table:table-cell>
          <table:table-cell table:formula="of:=([.G119] + 180) * (1400 / 360) - 215" office:value-type="float" office:value="138.615111111111" calcext:value-type="float">
            <text:p>138.615111111111</text:p>
          </table:table-cell>
          <table:table-cell table:formula="of:=(700/2)-(1400* LN(TAN((PI() / 4) + (([.F119] * PI() / 180) / 2))) / (2*PI())) - 130" office:value-type="float" office:value="95.6818933467025" calcext:value-type="float">
            <text:p>95.6818933467025</text:p>
          </table:table-cell>
          <table:table-cell table:formula="of:=COM.MICROSOFT.CONCAT([.H119]; ; &quot;,&quot;; [.I119]; &quot; &quot;; [.H120]; &quot;,&quot;; [.I120])" office:value-type="string" office:string-value="138.615111111111,95.6818933467025 142.325888888889,94.5493123739848" calcext:value-type="string">
            <text:p>138.615111111111,95.6818933467025 142.325888888889,94.5493123739848</text:p>
          </table:table-cell>
          <table:table-cell table:formula="of:=COM.MICROSOFT.CONCAT(&quot;&lt;path style=&quot;&quot;fill:#000000;stroke-width:0.97;stroke:#000000;stroke-opacity:1&quot;&quot; d = &quot;&quot;M &quot;; [.J119]; &quot;&quot;&quot; id = &quot;&quot;path&quot;; [.A119]; &quot;&quot;&quot; /&gt;&quot;)" office:value-type="string" office:string-value="&lt;path style=&quot;fill:#000000;stroke-width:0.97;stroke:#000000;stroke-opacity:1&quot; d = &quot;M 138.615111111111,95.6818933467025 142.325888888889,94.5493123739848&quot; id = &quot;path117&quot; /&gt;" calcext:value-type="string">
            <text:p>&lt;path style="fill:#000000;stroke-width:0.97;stroke:#000000;stroke-opacity:1" d = "M 138.615111111111,95.6818933467025 142.325888888889,94.5493123739848" id = "path117" /&gt;</text:p>
          </table:table-cell>
          <table:table-cell table:formula="of:=COM.MICROSOFT.CONCAT(&quot;&lt;ellipse style=&quot;&quot;fill:#000000;stroke:#000000;stroke-width:1;stroke-linejoin:round&quot;&quot;&quot;; &quot; id = &quot;&quot;circle&quot;; [.A119]; &quot;&quot;&quot;&quot;; &quot; cx=&quot;&quot;&quot;; [.H119]; &quot;&quot;&quot;&quot;; &quot; cy=&quot;&quot;&quot;; [.I11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17&quot; cx=&quot;138.615111111111&quot; cy=&quot;95.6818933467025&quot; rx=&quot;0.9&quot; ry=&quot;0.8&quot; /&gt;" calcext:value-type="string">
            <text:p>&lt;ellipse style="fill:#000000;stroke:#000000;stroke-width:1;stroke-linejoin:round" id = "circle117" cx="138.615111111111" cy="95.6818933467025" rx="0.9" ry="0.8" /&gt;</text:p>
          </table:table-cell>
          <table:table-cell table:formula="of:=COM.MICROSOFT.CONCAT([.K119]; &quot; &quot;; [.L119])" office:value-type="string" office:string-value="&lt;path style=&quot;fill:#000000;stroke-width:0.97;stroke:#000000;stroke-opacity:1&quot; d = &quot;M 138.615111111111,95.6818933467025 142.325888888889,94.5493123739848&quot; id = &quot;path117&quot; /&gt; &lt;ellipse style=&quot;fill:#000000;stroke:#000000;stroke-width:1;stroke-linejoin:round&quot; id = &quot;circle117&quot; cx=&quot;138.615111111111&quot; cy=&quot;95.6818933467025&quot; rx=&quot;0.9&quot; ry=&quot;0.8&quot; /&gt;" calcext:value-type="string">
            <text:p>&lt;path style="fill:#000000;stroke-width:0.97;stroke:#000000;stroke-opacity:1" d = "M 138.615111111111,95.6818933467025 142.325888888889,94.5493123739848" id = "path117" /&gt; &lt;ellipse style="fill:#000000;stroke:#000000;stroke-width:1;stroke-linejoin:round" id = "circle117" cx="138.615111111111" cy="95.6818933467025" rx="0.9" ry="0.8" /&gt;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unload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float" office:value="30.6782" calcext:value-type="float">
            <text:p>30.6782</text:p>
          </table:table-cell>
          <table:table-cell office:value-type="float" office:value="-88.1162" calcext:value-type="float">
            <text:p>-88.1162</text:p>
          </table:table-cell>
          <table:table-cell table:formula="of:=([.G120] + 180) * (1400 / 360) - 215" office:value-type="float" office:value="142.325888888889" calcext:value-type="float">
            <text:p>142.325888888889</text:p>
          </table:table-cell>
          <table:table-cell table:formula="of:=(700/2)-(1400* LN(TAN((PI() / 4) + (([.F120] * PI() / 180) / 2))) / (2*PI())) - 130" office:value-type="float" office:value="94.5493123739848" calcext:value-type="float">
            <text:p>94.5493123739848</text:p>
          </table:table-cell>
          <table:table-cell table:formula="of:=COM.MICROSOFT.CONCAT([.H120]; ; &quot;,&quot;; [.I120]; &quot; &quot;; [.H121]; &quot;,&quot;; [.I121])" office:value-type="string" office:string-value="142.325888888889,94.5493123739848 134.173611111111,87.0804789835119" calcext:value-type="string">
            <text:p>142.325888888889,94.5493123739848 134.173611111111,87.0804789835119</text:p>
          </table:table-cell>
          <table:table-cell table:formula="of:=COM.MICROSOFT.CONCAT(&quot;&lt;path style=&quot;&quot;fill:#000000;stroke-width:0.97;stroke:#000000;stroke-opacity:1&quot;&quot; d = &quot;&quot;M &quot;; [.J120]; &quot;&quot;&quot; id = &quot;&quot;path&quot;; [.A120]; &quot;&quot;&quot; /&gt;&quot;)" office:value-type="string" office:string-value="&lt;path style=&quot;fill:#000000;stroke-width:0.97;stroke:#000000;stroke-opacity:1&quot; d = &quot;M 142.325888888889,94.5493123739848 134.173611111111,87.0804789835119&quot; id = &quot;path118&quot; /&gt;" calcext:value-type="string">
            <text:p>&lt;path style="fill:#000000;stroke-width:0.97;stroke:#000000;stroke-opacity:1" d = "M 142.325888888889,94.5493123739848 134.173611111111,87.0804789835119" id = "path118" /&gt;</text:p>
          </table:table-cell>
          <table:table-cell table:formula="of:=COM.MICROSOFT.CONCAT(&quot;&lt;ellipse style=&quot;&quot;fill:#000000;stroke:#000000;stroke-width:1;stroke-linejoin:round&quot;&quot;&quot;; &quot; id = &quot;&quot;circle&quot;; [.A120]; &quot;&quot;&quot;&quot;; &quot; cx=&quot;&quot;&quot;; [.H120]; &quot;&quot;&quot;&quot;; &quot; cy=&quot;&quot;&quot;; [.I12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18&quot; cx=&quot;142.325888888889&quot; cy=&quot;94.5493123739848&quot; rx=&quot;0.9&quot; ry=&quot;0.8&quot; /&gt;" calcext:value-type="string">
            <text:p>&lt;ellipse style="fill:#000000;stroke:#000000;stroke-width:1;stroke-linejoin:round" id = "circle118" cx="142.325888888889" cy="94.5493123739848" rx="0.9" ry="0.8" /&gt;</text:p>
          </table:table-cell>
          <table:table-cell table:formula="of:=COM.MICROSOFT.CONCAT([.K120]; &quot; &quot;; [.L120])" office:value-type="string" office:string-value="&lt;path style=&quot;fill:#000000;stroke-width:0.97;stroke:#000000;stroke-opacity:1&quot; d = &quot;M 142.325888888889,94.5493123739848 134.173611111111,87.0804789835119&quot; id = &quot;path118&quot; /&gt; &lt;ellipse style=&quot;fill:#000000;stroke:#000000;stroke-width:1;stroke-linejoin:round&quot; id = &quot;circle118&quot; cx=&quot;142.325888888889&quot; cy=&quot;94.5493123739848&quot; rx=&quot;0.9&quot; ry=&quot;0.8&quot; /&gt;" calcext:value-type="string">
            <text:p>&lt;path style="fill:#000000;stroke-width:0.97;stroke:#000000;stroke-opacity:1" d = "M 142.325888888889,94.5493123739848 134.173611111111,87.0804789835119" id = "path118" /&gt; &lt;ellipse style="fill:#000000;stroke:#000000;stroke-width:1;stroke-linejoin:round" id = "circle118" cx="142.325888888889" cy="94.5493123739848" rx="0.9" ry="0.8" /&gt;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float" office:value="32.3157" calcext:value-type="float">
            <text:p>32.3157</text:p>
          </table:table-cell>
          <table:table-cell office:value-type="float" office:value="-90.2125" calcext:value-type="float">
            <text:p>-90.2125</text:p>
          </table:table-cell>
          <table:table-cell table:formula="of:=([.G121] + 180) * (1400 / 360) - 215" office:value-type="float" office:value="134.173611111111" calcext:value-type="float">
            <text:p>134.173611111111</text:p>
          </table:table-cell>
          <table:table-cell table:formula="of:=(700/2)-(1400* LN(TAN((PI() / 4) + (([.F121] * PI() / 180) / 2))) / (2*PI())) - 130" office:value-type="float" office:value="87.0804789835119" calcext:value-type="float">
            <text:p>87.0804789835119</text:p>
          </table:table-cell>
          <table:table-cell table:formula="of:=COM.MICROSOFT.CONCAT([.H121]; ; &quot;,&quot;; [.I121]; &quot; &quot;; [.H122]; &quot;,&quot;; [.I122])" office:value-type="string" office:string-value="134.173611111111,87.0804789835119 134.173611111111,87.0804789835119" calcext:value-type="string">
            <text:p>134.173611111111,87.0804789835119 134.173611111111,87.0804789835119</text:p>
          </table:table-cell>
          <table:table-cell table:formula="of:=COM.MICROSOFT.CONCAT(&quot;&lt;path style=&quot;&quot;fill:#000000;stroke-width:0.97;stroke:#000000;stroke-opacity:1&quot;&quot; d = &quot;&quot;M &quot;; [.J121]; &quot;&quot;&quot; id = &quot;&quot;path&quot;; [.A121]; &quot;&quot;&quot; /&gt;&quot;)" office:value-type="string" office:string-value="&lt;path style=&quot;fill:#000000;stroke-width:0.97;stroke:#000000;stroke-opacity:1&quot; d = &quot;M 134.173611111111,87.0804789835119 134.173611111111,87.0804789835119&quot; id = &quot;path119&quot; /&gt;" calcext:value-type="string">
            <text:p>&lt;path style="fill:#000000;stroke-width:0.97;stroke:#000000;stroke-opacity:1" d = "M 134.173611111111,87.0804789835119 134.173611111111,87.0804789835119" id = "path119" /&gt;</text:p>
          </table:table-cell>
          <table:table-cell table:formula="of:=COM.MICROSOFT.CONCAT(&quot;&lt;ellipse style=&quot;&quot;fill:#000000;stroke:#000000;stroke-width:1;stroke-linejoin:round&quot;&quot;&quot;; &quot; id = &quot;&quot;circle&quot;; [.A121]; &quot;&quot;&quot;&quot;; &quot; cx=&quot;&quot;&quot;; [.H121]; &quot;&quot;&quot;&quot;; &quot; cy=&quot;&quot;&quot;; [.I12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19&quot; cx=&quot;134.173611111111&quot; cy=&quot;87.0804789835119&quot; rx=&quot;0.9&quot; ry=&quot;0.8&quot; /&gt;" calcext:value-type="string">
            <text:p>&lt;ellipse style="fill:#000000;stroke:#000000;stroke-width:1;stroke-linejoin:round" id = "circle119" cx="134.173611111111" cy="87.0804789835119" rx="0.9" ry="0.8" /&gt;</text:p>
          </table:table-cell>
          <table:table-cell table:formula="of:=COM.MICROSOFT.CONCAT([.K121]; &quot; &quot;; [.L121])" office:value-type="string" office:string-value="&lt;path style=&quot;fill:#000000;stroke-width:0.97;stroke:#000000;stroke-opacity:1&quot; d = &quot;M 134.173611111111,87.0804789835119 134.173611111111,87.0804789835119&quot; id = &quot;path119&quot; /&gt; &lt;ellipse style=&quot;fill:#000000;stroke:#000000;stroke-width:1;stroke-linejoin:round&quot; id = &quot;circle119&quot; cx=&quot;134.173611111111&quot; cy=&quot;87.0804789835119&quot; rx=&quot;0.9&quot; ry=&quot;0.8&quot; /&gt;" calcext:value-type="string">
            <text:p>&lt;path style="fill:#000000;stroke-width:0.97;stroke:#000000;stroke-opacity:1" d = "M 134.173611111111,87.0804789835119 134.173611111111,87.0804789835119" id = "path119" /&gt; &lt;ellipse style="fill:#000000;stroke:#000000;stroke-width:1;stroke-linejoin:round" id = "circle119" cx="134.173611111111" cy="87.0804789835119" rx="0.9" ry="0.8" /&gt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ketchup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float" office:value="32.3157" calcext:value-type="float">
            <text:p>32.3157</text:p>
          </table:table-cell>
          <table:table-cell office:value-type="float" office:value="-90.2125" calcext:value-type="float">
            <text:p>-90.2125</text:p>
          </table:table-cell>
          <table:table-cell table:formula="of:=([.G122] + 180) * (1400 / 360) - 215" office:value-type="float" office:value="134.173611111111" calcext:value-type="float">
            <text:p>134.173611111111</text:p>
          </table:table-cell>
          <table:table-cell table:formula="of:=(700/2)-(1400* LN(TAN((PI() / 4) + (([.F122] * PI() / 180) / 2))) / (2*PI())) - 130" office:value-type="float" office:value="87.0804789835119" calcext:value-type="float">
            <text:p>87.0804789835119</text:p>
          </table:table-cell>
          <table:table-cell table:formula="of:=COM.MICROSOFT.CONCAT([.H122]; ; &quot;,&quot;; [.I122]; &quot; &quot;; [.H123]; &quot;,&quot;; [.I123])" office:value-type="string" office:string-value="134.173611111111,87.0804789835119 120.239722222222,86.3915086723555" calcext:value-type="string">
            <text:p>134.173611111111,87.0804789835119 120.239722222222,86.3915086723555</text:p>
          </table:table-cell>
          <table:table-cell table:formula="of:=COM.MICROSOFT.CONCAT(&quot;&lt;path style=&quot;&quot;fill:#000000;stroke-width:0.97;stroke:#000000;stroke-opacity:1&quot;&quot; d = &quot;&quot;M &quot;; [.J122]; &quot;&quot;&quot; id = &quot;&quot;path&quot;; [.A122]; &quot;&quot;&quot; /&gt;&quot;)" office:value-type="string" office:string-value="&lt;path style=&quot;fill:#000000;stroke-width:0.97;stroke:#000000;stroke-opacity:1&quot; d = &quot;M 134.173611111111,87.0804789835119 120.239722222222,86.3915086723555&quot; id = &quot;path120&quot; /&gt;" calcext:value-type="string">
            <text:p>&lt;path style="fill:#000000;stroke-width:0.97;stroke:#000000;stroke-opacity:1" d = "M 134.173611111111,87.0804789835119 120.239722222222,86.3915086723555" id = "path120" /&gt;</text:p>
          </table:table-cell>
          <table:table-cell table:formula="of:=COM.MICROSOFT.CONCAT(&quot;&lt;ellipse style=&quot;&quot;fill:#000000;stroke:#000000;stroke-width:1;stroke-linejoin:round&quot;&quot;&quot;; &quot; id = &quot;&quot;circle&quot;; [.A122]; &quot;&quot;&quot;&quot;; &quot; cx=&quot;&quot;&quot;; [.H122]; &quot;&quot;&quot;&quot;; &quot; cy=&quot;&quot;&quot;; [.I12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20&quot; cx=&quot;134.173611111111&quot; cy=&quot;87.0804789835119&quot; rx=&quot;0.9&quot; ry=&quot;0.8&quot; /&gt;" calcext:value-type="string">
            <text:p>&lt;ellipse style="fill:#000000;stroke:#000000;stroke-width:1;stroke-linejoin:round" id = "circle120" cx="134.173611111111" cy="87.0804789835119" rx="0.9" ry="0.8" /&gt;</text:p>
          </table:table-cell>
          <table:table-cell table:formula="of:=COM.MICROSOFT.CONCAT([.K122]; &quot; &quot;; [.L122])" office:value-type="string" office:string-value="&lt;path style=&quot;fill:#000000;stroke-width:0.97;stroke:#000000;stroke-opacity:1&quot; d = &quot;M 134.173611111111,87.0804789835119 120.239722222222,86.3915086723555&quot; id = &quot;path120&quot; /&gt; &lt;ellipse style=&quot;fill:#000000;stroke:#000000;stroke-width:1;stroke-linejoin:round&quot; id = &quot;circle120&quot; cx=&quot;134.173611111111&quot; cy=&quot;87.0804789835119&quot; rx=&quot;0.9&quot; ry=&quot;0.8&quot; /&gt;" calcext:value-type="string">
            <text:p>&lt;path style="fill:#000000;stroke-width:0.97;stroke:#000000;stroke-opacity:1" d = "M 134.173611111111,87.0804789835119 120.239722222222,86.3915086723555" id = "path120" /&gt; &lt;ellipse style="fill:#000000;stroke:#000000;stroke-width:1;stroke-linejoin:round" id = "circle120" cx="134.173611111111" cy="87.0804789835119" rx="0.9" ry="0.8" /&gt;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motive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float" office:value="32.4653" calcext:value-type="float">
            <text:p>32.4653</text:p>
          </table:table-cell>
          <table:table-cell office:value-type="float" office:value="-93.7955" calcext:value-type="float">
            <text:p>-93.7955</text:p>
          </table:table-cell>
          <table:table-cell table:formula="of:=([.G123] + 180) * (1400 / 360) - 215" office:value-type="float" office:value="120.239722222222" calcext:value-type="float">
            <text:p>120.239722222222</text:p>
          </table:table-cell>
          <table:table-cell table:formula="of:=(700/2)-(1400* LN(TAN((PI() / 4) + (([.F123] * PI() / 180) / 2))) / (2*PI())) - 130" office:value-type="float" office:value="86.3915086723555" calcext:value-type="float">
            <text:p>86.3915086723555</text:p>
          </table:table-cell>
          <table:table-cell table:formula="of:=COM.MICROSOFT.CONCAT([.H123]; ; &quot;,&quot;; [.I123]; &quot; &quot;; [.H124]; &quot;,&quot;; [.I124])" office:value-type="string" office:string-value="120.239722222222,86.3915086723555 125.831166666667,75.8374915315404" calcext:value-type="string">
            <text:p>120.239722222222,86.3915086723555 125.831166666667,75.8374915315404</text:p>
          </table:table-cell>
          <table:table-cell table:formula="of:=COM.MICROSOFT.CONCAT(&quot;&lt;path style=&quot;&quot;fill:#000000;stroke-width:0.97;stroke:#000000;stroke-opacity:1&quot;&quot; d = &quot;&quot;M &quot;; [.J123]; &quot;&quot;&quot; id = &quot;&quot;path&quot;; [.A123]; &quot;&quot;&quot; /&gt;&quot;)" office:value-type="string" office:string-value="&lt;path style=&quot;fill:#000000;stroke-width:0.97;stroke:#000000;stroke-opacity:1&quot; d = &quot;M 120.239722222222,86.3915086723555 125.831166666667,75.8374915315404&quot; id = &quot;path121&quot; /&gt;" calcext:value-type="string">
            <text:p>&lt;path style="fill:#000000;stroke-width:0.97;stroke:#000000;stroke-opacity:1" d = "M 120.239722222222,86.3915086723555 125.831166666667,75.8374915315404" id = "path121" /&gt;</text:p>
          </table:table-cell>
          <table:table-cell table:formula="of:=COM.MICROSOFT.CONCAT(&quot;&lt;ellipse style=&quot;&quot;fill:#000000;stroke:#000000;stroke-width:1;stroke-linejoin:round&quot;&quot;&quot;; &quot; id = &quot;&quot;circle&quot;; [.A123]; &quot;&quot;&quot;&quot;; &quot; cx=&quot;&quot;&quot;; [.H123]; &quot;&quot;&quot;&quot;; &quot; cy=&quot;&quot;&quot;; [.I12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21&quot; cx=&quot;120.239722222222&quot; cy=&quot;86.3915086723555&quot; rx=&quot;0.9&quot; ry=&quot;0.8&quot; /&gt;" calcext:value-type="string">
            <text:p>&lt;ellipse style="fill:#000000;stroke:#000000;stroke-width:1;stroke-linejoin:round" id = "circle121" cx="120.239722222222" cy="86.3915086723555" rx="0.9" ry="0.8" /&gt;</text:p>
          </table:table-cell>
          <table:table-cell table:formula="of:=COM.MICROSOFT.CONCAT([.K123]; &quot; &quot;; [.L123])" office:value-type="string" office:string-value="&lt;path style=&quot;fill:#000000;stroke-width:0.97;stroke:#000000;stroke-opacity:1&quot; d = &quot;M 120.239722222222,86.3915086723555 125.831166666667,75.8374915315404&quot; id = &quot;path121&quot; /&gt; &lt;ellipse style=&quot;fill:#000000;stroke:#000000;stroke-width:1;stroke-linejoin:round&quot; id = &quot;circle121&quot; cx=&quot;120.239722222222&quot; cy=&quot;86.3915086723555&quot; rx=&quot;0.9&quot; ry=&quot;0.8&quot; /&gt;" calcext:value-type="string">
            <text:p>&lt;path style="fill:#000000;stroke-width:0.97;stroke:#000000;stroke-opacity:1" d = "M 120.239722222222,86.3915086723555 125.831166666667,75.8374915315404" id = "path121" /&gt; &lt;ellipse style="fill:#000000;stroke:#000000;stroke-width:1;stroke-linejoin:round" id = "circle121" cx="120.239722222222" cy="86.3915086723555" rx="0.9" ry="0.8" /&gt;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float" office:value="34.7256" calcext:value-type="float">
            <text:p>34.7256</text:p>
          </table:table-cell>
          <table:table-cell office:value-type="float" office:value="-92.3577" calcext:value-type="float">
            <text:p>-92.3577</text:p>
          </table:table-cell>
          <table:table-cell table:formula="of:=([.G124] + 180) * (1400 / 360) - 215" office:value-type="float" office:value="125.831166666667" calcext:value-type="float">
            <text:p>125.831166666667</text:p>
          </table:table-cell>
          <table:table-cell table:formula="of:=(700/2)-(1400* LN(TAN((PI() / 4) + (([.F124] * PI() / 180) / 2))) / (2*PI())) - 130" office:value-type="float" office:value="75.8374915315404" calcext:value-type="float">
            <text:p>75.8374915315404</text:p>
          </table:table-cell>
          <table:table-cell table:formula="of:=COM.MICROSOFT.CONCAT([.H124]; ; &quot;,&quot;; [.I124]; &quot; &quot;; [.H125]; &quot;,&quot;; [.I125])" office:value-type="string" office:string-value="125.831166666667,75.8374915315404 135.083222222222,74.7676217625066" calcext:value-type="string">
            <text:p>125.831166666667,75.8374915315404 135.083222222222,74.7676217625066</text:p>
          </table:table-cell>
          <table:table-cell table:formula="of:=COM.MICROSOFT.CONCAT(&quot;&lt;path style=&quot;&quot;fill:#000000;stroke-width:0.97;stroke:#000000;stroke-opacity:1&quot;&quot; d = &quot;&quot;M &quot;; [.J124]; &quot;&quot;&quot; id = &quot;&quot;path&quot;; [.A124]; &quot;&quot;&quot; /&gt;&quot;)" office:value-type="string" office:string-value="&lt;path style=&quot;fill:#000000;stroke-width:0.97;stroke:#000000;stroke-opacity:1&quot; d = &quot;M 125.831166666667,75.8374915315404 135.083222222222,74.7676217625066&quot; id = &quot;path122&quot; /&gt;" calcext:value-type="string">
            <text:p>&lt;path style="fill:#000000;stroke-width:0.97;stroke:#000000;stroke-opacity:1" d = "M 125.831166666667,75.8374915315404 135.083222222222,74.7676217625066" id = "path122" /&gt;</text:p>
          </table:table-cell>
          <table:table-cell table:formula="of:=COM.MICROSOFT.CONCAT(&quot;&lt;ellipse style=&quot;&quot;fill:#000000;stroke:#000000;stroke-width:1;stroke-linejoin:round&quot;&quot;&quot;; &quot; id = &quot;&quot;circle&quot;; [.A124]; &quot;&quot;&quot;&quot;; &quot; cx=&quot;&quot;&quot;; [.H124]; &quot;&quot;&quot;&quot;; &quot; cy=&quot;&quot;&quot;; [.I12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22&quot; cx=&quot;125.831166666667&quot; cy=&quot;75.8374915315404&quot; rx=&quot;0.9&quot; ry=&quot;0.8&quot; /&gt;" calcext:value-type="string">
            <text:p>&lt;ellipse style="fill:#000000;stroke:#000000;stroke-width:1;stroke-linejoin:round" id = "circle122" cx="125.831166666667" cy="75.8374915315404" rx="0.9" ry="0.8" /&gt;</text:p>
          </table:table-cell>
          <table:table-cell table:formula="of:=COM.MICROSOFT.CONCAT([.K124]; &quot; &quot;; [.L124])" office:value-type="string" office:string-value="&lt;path style=&quot;fill:#000000;stroke-width:0.97;stroke:#000000;stroke-opacity:1&quot; d = &quot;M 125.831166666667,75.8374915315404 135.083222222222,74.7676217625066&quot; id = &quot;path122&quot; /&gt; &lt;ellipse style=&quot;fill:#000000;stroke:#000000;stroke-width:1;stroke-linejoin:round&quot; id = &quot;circle122&quot; cx=&quot;125.831166666667&quot; cy=&quot;75.8374915315404&quot; rx=&quot;0.9&quot; ry=&quot;0.8&quot; /&gt;" calcext:value-type="string">
            <text:p>&lt;path style="fill:#000000;stroke-width:0.97;stroke:#000000;stroke-opacity:1" d = "M 125.831166666667,75.8374915315404 135.083222222222,74.7676217625066" id = "path122" /&gt; &lt;ellipse style="fill:#000000;stroke:#000000;stroke-width:1;stroke-linejoin:round" id = "circle122" cx="125.831166666667" cy="75.8374915315404" rx="0.9" ry="0.8" /&gt;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shoeshine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Southaven</text:p>
          </table:table-cell>
          <table:table-cell office:value-type="float" office:value="34.9514" calcext:value-type="float">
            <text:p>34.9514</text:p>
          </table:table-cell>
          <table:table-cell office:value-type="float" office:value="-89.9786" calcext:value-type="float">
            <text:p>-89.9786</text:p>
          </table:table-cell>
          <table:table-cell table:formula="of:=([.G125] + 180) * (1400 / 360) - 215" office:value-type="float" office:value="135.083222222222" calcext:value-type="float">
            <text:p>135.083222222222</text:p>
          </table:table-cell>
          <table:table-cell table:formula="of:=(700/2)-(1400* LN(TAN((PI() / 4) + (([.F125] * PI() / 180) / 2))) / (2*PI())) - 130" office:value-type="float" office:value="74.7676217625066" calcext:value-type="float">
            <text:p>74.7676217625066</text:p>
          </table:table-cell>
          <table:table-cell table:formula="of:=COM.MICROSOFT.CONCAT([.H125]; ; &quot;,&quot;; [.I125]; &quot; &quot;; [.H126]; &quot;,&quot;; [.I126])" office:value-type="string" office:string-value="135.083222222222,74.7676217625066 135.131055555556,74.0205719047569" calcext:value-type="string">
            <text:p>135.083222222222,74.7676217625066 135.131055555556,74.0205719047569</text:p>
          </table:table-cell>
          <table:table-cell table:formula="of:=COM.MICROSOFT.CONCAT(&quot;&lt;path style=&quot;&quot;fill:#000000;stroke-width:0.97;stroke:#000000;stroke-opacity:1&quot;&quot; d = &quot;&quot;M &quot;; [.J125]; &quot;&quot;&quot; id = &quot;&quot;path&quot;; [.A125]; &quot;&quot;&quot; /&gt;&quot;)" office:value-type="string" office:string-value="&lt;path style=&quot;fill:#000000;stroke-width:0.97;stroke:#000000;stroke-opacity:1&quot; d = &quot;M 135.083222222222,74.7676217625066 135.131055555556,74.0205719047569&quot; id = &quot;path123&quot; /&gt;" calcext:value-type="string">
            <text:p>&lt;path style="fill:#000000;stroke-width:0.97;stroke:#000000;stroke-opacity:1" d = "M 135.083222222222,74.7676217625066 135.131055555556,74.0205719047569" id = "path123" /&gt;</text:p>
          </table:table-cell>
          <table:table-cell table:formula="of:=COM.MICROSOFT.CONCAT(&quot;&lt;ellipse style=&quot;&quot;fill:#000000;stroke:#000000;stroke-width:1;stroke-linejoin:round&quot;&quot;&quot;; &quot; id = &quot;&quot;circle&quot;; [.A125]; &quot;&quot;&quot;&quot;; &quot; cx=&quot;&quot;&quot;; [.H125]; &quot;&quot;&quot;&quot;; &quot; cy=&quot;&quot;&quot;; [.I12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23&quot; cx=&quot;135.083222222222&quot; cy=&quot;74.7676217625066&quot; rx=&quot;0.9&quot; ry=&quot;0.8&quot; /&gt;" calcext:value-type="string">
            <text:p>&lt;ellipse style="fill:#000000;stroke:#000000;stroke-width:1;stroke-linejoin:round" id = "circle123" cx="135.083222222222" cy="74.7676217625066" rx="0.9" ry="0.8" /&gt;</text:p>
          </table:table-cell>
          <table:table-cell table:formula="of:=COM.MICROSOFT.CONCAT([.K125]; &quot; &quot;; [.L125])" office:value-type="string" office:string-value="&lt;path style=&quot;fill:#000000;stroke-width:0.97;stroke:#000000;stroke-opacity:1&quot; d = &quot;M 135.083222222222,74.7676217625066 135.131055555556,74.0205719047569&quot; id = &quot;path123&quot; /&gt; &lt;ellipse style=&quot;fill:#000000;stroke:#000000;stroke-width:1;stroke-linejoin:round&quot; id = &quot;circle123&quot; cx=&quot;135.083222222222&quot; cy=&quot;74.7676217625066&quot; rx=&quot;0.9&quot; ry=&quot;0.8&quot; /&gt;" calcext:value-type="string">
            <text:p>&lt;path style="fill:#000000;stroke-width:0.97;stroke:#000000;stroke-opacity:1" d = "M 135.083222222222,74.7676217625066 135.131055555556,74.0205719047569" id = "path123" /&gt; &lt;ellipse style="fill:#000000;stroke:#000000;stroke-width:1;stroke-linejoin:round" id = "circle123" cx="135.083222222222" cy="74.7676217625066" rx="0.9" ry="0.8" /&gt;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based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float" office:value="35.1087" calcext:value-type="float">
            <text:p>35.1087</text:p>
          </table:table-cell>
          <table:table-cell office:value-type="float" office:value="-89.9663" calcext:value-type="float">
            <text:p>-89.9663</text:p>
          </table:table-cell>
          <table:table-cell table:formula="of:=([.G126] + 180) * (1400 / 360) - 215" office:value-type="float" office:value="135.131055555556" calcext:value-type="float">
            <text:p>135.131055555556</text:p>
          </table:table-cell>
          <table:table-cell table:formula="of:=(700/2)-(1400* LN(TAN((PI() / 4) + (([.F126] * PI() / 180) / 2))) / (2*PI())) - 130" office:value-type="float" office:value="74.0205719047569" calcext:value-type="float">
            <text:p>74.0205719047569</text:p>
          </table:table-cell>
          <table:table-cell table:formula="of:=COM.MICROSOFT.CONCAT([.H126]; ; &quot;,&quot;; [.I126]; &quot; &quot;; [.H127]; &quot;,&quot;; [.I127])" office:value-type="string" office:string-value="135.131055555556,74.0205719047569 139.529,71.4205420310074" calcext:value-type="string">
            <text:p>135.131055555556,74.0205719047569 139.529,71.4205420310074</text:p>
          </table:table-cell>
          <table:table-cell table:formula="of:=COM.MICROSOFT.CONCAT(&quot;&lt;path style=&quot;&quot;fill:#000000;stroke-width:0.97;stroke:#000000;stroke-opacity:1&quot;&quot; d = &quot;&quot;M &quot;; [.J126]; &quot;&quot;&quot; id = &quot;&quot;path&quot;; [.A126]; &quot;&quot;&quot; /&gt;&quot;)" office:value-type="string" office:string-value="&lt;path style=&quot;fill:#000000;stroke-width:0.97;stroke:#000000;stroke-opacity:1&quot; d = &quot;M 135.131055555556,74.0205719047569 139.529,71.4205420310074&quot; id = &quot;path124&quot; /&gt;" calcext:value-type="string">
            <text:p>&lt;path style="fill:#000000;stroke-width:0.97;stroke:#000000;stroke-opacity:1" d = "M 135.131055555556,74.0205719047569 139.529,71.4205420310074" id = "path124" /&gt;</text:p>
          </table:table-cell>
          <table:table-cell table:formula="of:=COM.MICROSOFT.CONCAT(&quot;&lt;ellipse style=&quot;&quot;fill:#000000;stroke:#000000;stroke-width:1;stroke-linejoin:round&quot;&quot;&quot;; &quot; id = &quot;&quot;circle&quot;; [.A126]; &quot;&quot;&quot;&quot;; &quot; cx=&quot;&quot;&quot;; [.H126]; &quot;&quot;&quot;&quot;; &quot; cy=&quot;&quot;&quot;; [.I12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24&quot; cx=&quot;135.131055555556&quot; cy=&quot;74.0205719047569&quot; rx=&quot;0.9&quot; ry=&quot;0.8&quot; /&gt;" calcext:value-type="string">
            <text:p>&lt;ellipse style="fill:#000000;stroke:#000000;stroke-width:1;stroke-linejoin:round" id = "circle124" cx="135.131055555556" cy="74.0205719047569" rx="0.9" ry="0.8" /&gt;</text:p>
          </table:table-cell>
          <table:table-cell table:formula="of:=COM.MICROSOFT.CONCAT([.K126]; &quot; &quot;; [.L126])" office:value-type="string" office:string-value="&lt;path style=&quot;fill:#000000;stroke-width:0.97;stroke:#000000;stroke-opacity:1&quot; d = &quot;M 135.131055555556,74.0205719047569 139.529,71.4205420310074&quot; id = &quot;path124&quot; /&gt; &lt;ellipse style=&quot;fill:#000000;stroke:#000000;stroke-width:1;stroke-linejoin:round&quot; id = &quot;circle124&quot; cx=&quot;135.131055555556&quot; cy=&quot;74.0205719047569&quot; rx=&quot;0.9&quot; ry=&quot;0.8&quot; /&gt;" calcext:value-type="string">
            <text:p>&lt;path style="fill:#000000;stroke-width:0.97;stroke:#000000;stroke-opacity:1" d = "M 135.131055555556,74.0205719047569 139.529,71.4205420310074" id = "path124" /&gt; &lt;ellipse style="fill:#000000;stroke:#000000;stroke-width:1;stroke-linejoin:round" id = "circle124" cx="135.131055555556" cy="74.0205719047569" rx="0.9" ry="0.8" /&gt;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committe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Jackson</text:p>
          </table:table-cell>
          <table:table-cell office:value-type="float" office:value="35.6538" calcext:value-type="float">
            <text:p>35.6538</text:p>
          </table:table-cell>
          <table:table-cell office:value-type="float" office:value="-88.8354" calcext:value-type="float">
            <text:p>-88.8354</text:p>
          </table:table-cell>
          <table:table-cell table:formula="of:=([.G127] + 180) * (1400 / 360) - 215" office:value-type="float" office:value="139.529" calcext:value-type="float">
            <text:p>139.529</text:p>
          </table:table-cell>
          <table:table-cell table:formula="of:=(700/2)-(1400* LN(TAN((PI() / 4) + (([.F127] * PI() / 180) / 2))) / (2*PI())) - 130" office:value-type="float" office:value="71.4205420310074" calcext:value-type="float">
            <text:p>71.4205420310074</text:p>
          </table:table-cell>
          <table:table-cell table:formula="of:=COM.MICROSOFT.CONCAT([.H127]; ; &quot;,&quot;; [.I127]; &quot; &quot;; [.H128]; &quot;,&quot;; [.I128])" office:value-type="string" office:string-value="139.529,71.4205420310074 132.359055555556,70.6185224085871" calcext:value-type="string">
            <text:p>139.529,71.4205420310074 132.359055555556,70.6185224085871</text:p>
          </table:table-cell>
          <table:table-cell table:formula="of:=COM.MICROSOFT.CONCAT(&quot;&lt;path style=&quot;&quot;fill:#000000;stroke-width:0.97;stroke:#000000;stroke-opacity:1&quot;&quot; d = &quot;&quot;M &quot;; [.J127]; &quot;&quot;&quot; id = &quot;&quot;path&quot;; [.A127]; &quot;&quot;&quot; /&gt;&quot;)" office:value-type="string" office:string-value="&lt;path style=&quot;fill:#000000;stroke-width:0.97;stroke:#000000;stroke-opacity:1&quot; d = &quot;M 139.529,71.4205420310074 132.359055555556,70.6185224085871&quot; id = &quot;path125&quot; /&gt;" calcext:value-type="string">
            <text:p>&lt;path style="fill:#000000;stroke-width:0.97;stroke:#000000;stroke-opacity:1" d = "M 139.529,71.4205420310074 132.359055555556,70.6185224085871" id = "path125" /&gt;</text:p>
          </table:table-cell>
          <table:table-cell table:formula="of:=COM.MICROSOFT.CONCAT(&quot;&lt;ellipse style=&quot;&quot;fill:#000000;stroke:#000000;stroke-width:1;stroke-linejoin:round&quot;&quot;&quot;; &quot; id = &quot;&quot;circle&quot;; [.A127]; &quot;&quot;&quot;&quot;; &quot; cx=&quot;&quot;&quot;; [.H127]; &quot;&quot;&quot;&quot;; &quot; cy=&quot;&quot;&quot;; [.I12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25&quot; cx=&quot;139.529&quot; cy=&quot;71.4205420310074&quot; rx=&quot;0.9&quot; ry=&quot;0.8&quot; /&gt;" calcext:value-type="string">
            <text:p>&lt;ellipse style="fill:#000000;stroke:#000000;stroke-width:1;stroke-linejoin:round" id = "circle125" cx="139.529" cy="71.4205420310074" rx="0.9" ry="0.8" /&gt;</text:p>
          </table:table-cell>
          <table:table-cell table:formula="of:=COM.MICROSOFT.CONCAT([.K127]; &quot; &quot;; [.L127])" office:value-type="string" office:string-value="&lt;path style=&quot;fill:#000000;stroke-width:0.97;stroke:#000000;stroke-opacity:1&quot; d = &quot;M 139.529,71.4205420310074 132.359055555556,70.6185224085871&quot; id = &quot;path125&quot; /&gt; &lt;ellipse style=&quot;fill:#000000;stroke:#000000;stroke-width:1;stroke-linejoin:round&quot; id = &quot;circle125&quot; cx=&quot;139.529&quot; cy=&quot;71.4205420310074&quot; rx=&quot;0.9&quot; ry=&quot;0.8&quot; /&gt;" calcext:value-type="string">
            <text:p>&lt;path style="fill:#000000;stroke-width:0.97;stroke:#000000;stroke-opacity:1" d = "M 139.529,71.4205420310074 132.359055555556,70.6185224085871" id = "path125" /&gt; &lt;ellipse style="fill:#000000;stroke:#000000;stroke-width:1;stroke-linejoin:round" id = "circle125" cx="139.529" cy="71.4205420310074" rx="0.9" ry="0.8" /&gt;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Jonesboro</text:p>
          </table:table-cell>
          <table:table-cell office:value-type="float" office:value="35.8212" calcext:value-type="float">
            <text:p>35.8212</text:p>
          </table:table-cell>
          <table:table-cell office:value-type="float" office:value="-90.6791" calcext:value-type="float">
            <text:p>-90.6791</text:p>
          </table:table-cell>
          <table:table-cell table:formula="of:=([.G128] + 180) * (1400 / 360) - 215" office:value-type="float" office:value="132.359055555556" calcext:value-type="float">
            <text:p>132.359055555556</text:p>
          </table:table-cell>
          <table:table-cell table:formula="of:=(700/2)-(1400* LN(TAN((PI() / 4) + (([.F128] * PI() / 180) / 2))) / (2*PI())) - 130" office:value-type="float" office:value="70.6185224085871" calcext:value-type="float">
            <text:p>70.6185224085871</text:p>
          </table:table-cell>
          <table:table-cell table:formula="of:=COM.MICROSOFT.CONCAT([.H128]; ; &quot;,&quot;; [.I128]; &quot; &quot;; [.H129]; &quot;,&quot;; [.I129])" office:value-type="string" office:string-value="132.359055555556,70.6185224085871 132.359055555556,70.6185224085871" calcext:value-type="string">
            <text:p>132.359055555556,70.6185224085871 132.359055555556,70.6185224085871</text:p>
          </table:table-cell>
          <table:table-cell table:formula="of:=COM.MICROSOFT.CONCAT(&quot;&lt;path style=&quot;&quot;fill:#000000;stroke-width:0.97;stroke:#000000;stroke-opacity:1&quot;&quot; d = &quot;&quot;M &quot;; [.J128]; &quot;&quot;&quot; id = &quot;&quot;path&quot;; [.A128]; &quot;&quot;&quot; /&gt;&quot;)" office:value-type="string" office:string-value="&lt;path style=&quot;fill:#000000;stroke-width:0.97;stroke:#000000;stroke-opacity:1&quot; d = &quot;M 132.359055555556,70.6185224085871 132.359055555556,70.6185224085871&quot; id = &quot;path126&quot; /&gt;" calcext:value-type="string">
            <text:p>&lt;path style="fill:#000000;stroke-width:0.97;stroke:#000000;stroke-opacity:1" d = "M 132.359055555556,70.6185224085871 132.359055555556,70.6185224085871" id = "path126" /&gt;</text:p>
          </table:table-cell>
          <table:table-cell table:formula="of:=COM.MICROSOFT.CONCAT(&quot;&lt;ellipse style=&quot;&quot;fill:#000000;stroke:#000000;stroke-width:1;stroke-linejoin:round&quot;&quot;&quot;; &quot; id = &quot;&quot;circle&quot;; [.A128]; &quot;&quot;&quot;&quot;; &quot; cx=&quot;&quot;&quot;; [.H128]; &quot;&quot;&quot;&quot;; &quot; cy=&quot;&quot;&quot;; [.I12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26&quot; cx=&quot;132.359055555556&quot; cy=&quot;70.6185224085871&quot; rx=&quot;0.9&quot; ry=&quot;0.8&quot; /&gt;" calcext:value-type="string">
            <text:p>&lt;ellipse style="fill:#000000;stroke:#000000;stroke-width:1;stroke-linejoin:round" id = "circle126" cx="132.359055555556" cy="70.6185224085871" rx="0.9" ry="0.8" /&gt;</text:p>
          </table:table-cell>
          <table:table-cell table:formula="of:=COM.MICROSOFT.CONCAT([.K128]; &quot; &quot;; [.L128])" office:value-type="string" office:string-value="&lt;path style=&quot;fill:#000000;stroke-width:0.97;stroke:#000000;stroke-opacity:1&quot; d = &quot;M 132.359055555556,70.6185224085871 132.359055555556,70.6185224085871&quot; id = &quot;path126&quot; /&gt; &lt;ellipse style=&quot;fill:#000000;stroke:#000000;stroke-width:1;stroke-linejoin:round&quot; id = &quot;circle126&quot; cx=&quot;132.359055555556&quot; cy=&quot;70.6185224085871&quot; rx=&quot;0.9&quot; ry=&quot;0.8&quot; /&gt;" calcext:value-type="string">
            <text:p>&lt;path style="fill:#000000;stroke-width:0.97;stroke:#000000;stroke-opacity:1" d = "M 132.359055555556,70.6185224085871 132.359055555556,70.6185224085871" id = "path126" /&gt; &lt;ellipse style="fill:#000000;stroke:#000000;stroke-width:1;stroke-linejoin:round" id = "circle126" cx="132.359055555556" cy="70.6185224085871" rx="0.9" ry="0.8" /&gt;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effects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Jonesboro</text:p>
          </table:table-cell>
          <table:table-cell office:value-type="float" office:value="35.8212" calcext:value-type="float">
            <text:p>35.8212</text:p>
          </table:table-cell>
          <table:table-cell office:value-type="float" office:value="-90.6791" calcext:value-type="float">
            <text:p>-90.6791</text:p>
          </table:table-cell>
          <table:table-cell table:formula="of:=([.G129] + 180) * (1400 / 360) - 215" office:value-type="float" office:value="132.359055555556" calcext:value-type="float">
            <text:p>132.359055555556</text:p>
          </table:table-cell>
          <table:table-cell table:formula="of:=(700/2)-(1400* LN(TAN((PI() / 4) + (([.F129] * PI() / 180) / 2))) / (2*PI())) - 130" office:value-type="float" office:value="70.6185224085871" calcext:value-type="float">
            <text:p>70.6185224085871</text:p>
          </table:table-cell>
          <table:table-cell table:formula="of:=COM.MICROSOFT.CONCAT([.H129]; ; &quot;,&quot;; [.I129]; &quot; &quot;; [.H130]; &quot;,&quot;; [.I130])" office:value-type="string" office:string-value="132.359055555556,70.6185224085871 122.199333333333,63.9747578195397" calcext:value-type="string">
            <text:p>132.359055555556,70.6185224085871 122.199333333333,63.9747578195397</text:p>
          </table:table-cell>
          <table:table-cell table:formula="of:=COM.MICROSOFT.CONCAT(&quot;&lt;path style=&quot;&quot;fill:#000000;stroke-width:0.97;stroke:#000000;stroke-opacity:1&quot;&quot; d = &quot;&quot;M &quot;; [.J129]; &quot;&quot;&quot; id = &quot;&quot;path&quot;; [.A129]; &quot;&quot;&quot; /&gt;&quot;)" office:value-type="string" office:string-value="&lt;path style=&quot;fill:#000000;stroke-width:0.97;stroke:#000000;stroke-opacity:1&quot; d = &quot;M 132.359055555556,70.6185224085871 122.199333333333,63.9747578195397&quot; id = &quot;path127&quot; /&gt;" calcext:value-type="string">
            <text:p>&lt;path style="fill:#000000;stroke-width:0.97;stroke:#000000;stroke-opacity:1" d = "M 132.359055555556,70.6185224085871 122.199333333333,63.9747578195397" id = "path127" /&gt;</text:p>
          </table:table-cell>
          <table:table-cell table:formula="of:=COM.MICROSOFT.CONCAT(&quot;&lt;ellipse style=&quot;&quot;fill:#000000;stroke:#000000;stroke-width:1;stroke-linejoin:round&quot;&quot;&quot;; &quot; id = &quot;&quot;circle&quot;; [.A129]; &quot;&quot;&quot;&quot;; &quot; cx=&quot;&quot;&quot;; [.H129]; &quot;&quot;&quot;&quot;; &quot; cy=&quot;&quot;&quot;; [.I12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27&quot; cx=&quot;132.359055555556&quot; cy=&quot;70.6185224085871&quot; rx=&quot;0.9&quot; ry=&quot;0.8&quot; /&gt;" calcext:value-type="string">
            <text:p>&lt;ellipse style="fill:#000000;stroke:#000000;stroke-width:1;stroke-linejoin:round" id = "circle127" cx="132.359055555556" cy="70.6185224085871" rx="0.9" ry="0.8" /&gt;</text:p>
          </table:table-cell>
          <table:table-cell table:formula="of:=COM.MICROSOFT.CONCAT([.K129]; &quot; &quot;; [.L129])" office:value-type="string" office:string-value="&lt;path style=&quot;fill:#000000;stroke-width:0.97;stroke:#000000;stroke-opacity:1&quot; d = &quot;M 132.359055555556,70.6185224085871 122.199333333333,63.9747578195397&quot; id = &quot;path127&quot; /&gt; &lt;ellipse style=&quot;fill:#000000;stroke:#000000;stroke-width:1;stroke-linejoin:round&quot; id = &quot;circle127&quot; cx=&quot;132.359055555556&quot; cy=&quot;70.6185224085871&quot; rx=&quot;0.9&quot; ry=&quot;0.8&quot; /&gt;" calcext:value-type="string">
            <text:p>&lt;path style="fill:#000000;stroke-width:0.97;stroke:#000000;stroke-opacity:1" d = "M 132.359055555556,70.6185224085871 122.199333333333,63.9747578195397" id = "path127" /&gt; &lt;ellipse style="fill:#000000;stroke:#000000;stroke-width:1;stroke-linejoin:round" id = "circle127" cx="132.359055555556" cy="70.6185224085871" rx="0.9" ry="0.8" /&gt;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float" office:value="37.1943" calcext:value-type="float">
            <text:p>37.1943</text:p>
          </table:table-cell>
          <table:table-cell office:value-type="float" office:value="-93.2916" calcext:value-type="float">
            <text:p>-93.2916</text:p>
          </table:table-cell>
          <table:table-cell table:formula="of:=([.G130] + 180) * (1400 / 360) - 215" office:value-type="float" office:value="122.199333333333" calcext:value-type="float">
            <text:p>122.199333333333</text:p>
          </table:table-cell>
          <table:table-cell table:formula="of:=(700/2)-(1400* LN(TAN((PI() / 4) + (([.F130] * PI() / 180) / 2))) / (2*PI())) - 130" office:value-type="float" office:value="63.9747578195397" calcext:value-type="float">
            <text:p>63.9747578195397</text:p>
          </table:table-cell>
          <table:table-cell table:formula="of:=COM.MICROSOFT.CONCAT([.H130]; ; &quot;,&quot;; [.I130]; &quot; &quot;; [.H131]; &quot;,&quot;; [.I131])" office:value-type="string" office:string-value="122.199333333333,63.9747578195397 116.772777777778,55.6158520834691" calcext:value-type="string">
            <text:p>122.199333333333,63.9747578195397 116.772777777778,55.6158520834691</text:p>
          </table:table-cell>
          <table:table-cell table:formula="of:=COM.MICROSOFT.CONCAT(&quot;&lt;path style=&quot;&quot;fill:#000000;stroke-width:0.97;stroke:#000000;stroke-opacity:1&quot;&quot; d = &quot;&quot;M &quot;; [.J130]; &quot;&quot;&quot; id = &quot;&quot;path&quot;; [.A130]; &quot;&quot;&quot; /&gt;&quot;)" office:value-type="string" office:string-value="&lt;path style=&quot;fill:#000000;stroke-width:0.97;stroke:#000000;stroke-opacity:1&quot; d = &quot;M 122.199333333333,63.9747578195397 116.772777777778,55.6158520834691&quot; id = &quot;path128&quot; /&gt;" calcext:value-type="string">
            <text:p>&lt;path style="fill:#000000;stroke-width:0.97;stroke:#000000;stroke-opacity:1" d = "M 122.199333333333,63.9747578195397 116.772777777778,55.6158520834691" id = "path128" /&gt;</text:p>
          </table:table-cell>
          <table:table-cell table:formula="of:=COM.MICROSOFT.CONCAT(&quot;&lt;ellipse style=&quot;&quot;fill:#000000;stroke:#000000;stroke-width:1;stroke-linejoin:round&quot;&quot;&quot;; &quot; id = &quot;&quot;circle&quot;; [.A130]; &quot;&quot;&quot;&quot;; &quot; cx=&quot;&quot;&quot;; [.H130]; &quot;&quot;&quot;&quot;; &quot; cy=&quot;&quot;&quot;; [.I13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28&quot; cx=&quot;122.199333333333&quot; cy=&quot;63.9747578195397&quot; rx=&quot;0.9&quot; ry=&quot;0.8&quot; /&gt;" calcext:value-type="string">
            <text:p>&lt;ellipse style="fill:#000000;stroke:#000000;stroke-width:1;stroke-linejoin:round" id = "circle128" cx="122.199333333333" cy="63.9747578195397" rx="0.9" ry="0.8" /&gt;</text:p>
          </table:table-cell>
          <table:table-cell table:formula="of:=COM.MICROSOFT.CONCAT([.K130]; &quot; &quot;; [.L130])" office:value-type="string" office:string-value="&lt;path style=&quot;fill:#000000;stroke-width:0.97;stroke:#000000;stroke-opacity:1&quot; d = &quot;M 122.199333333333,63.9747578195397 116.772777777778,55.6158520834691&quot; id = &quot;path128&quot; /&gt; &lt;ellipse style=&quot;fill:#000000;stroke:#000000;stroke-width:1;stroke-linejoin:round&quot; id = &quot;circle128&quot; cx=&quot;122.199333333333&quot; cy=&quot;63.9747578195397&quot; rx=&quot;0.9&quot; ry=&quot;0.8&quot; /&gt;" calcext:value-type="string">
            <text:p>&lt;path style="fill:#000000;stroke-width:0.97;stroke:#000000;stroke-opacity:1" d = "M 122.199333333333,63.9747578195397 116.772777777778,55.6158520834691" id = "path128" /&gt; &lt;ellipse style="fill:#000000;stroke:#000000;stroke-width:1;stroke-linejoin:round" id = "circle128" cx="122.199333333333" cy="63.9747578195397" rx="0.9" ry="0.8" /&gt;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Overland Park</text:p>
          </table:table-cell>
          <table:table-cell office:value-type="float" office:value="38.887" calcext:value-type="float">
            <text:p>38.887</text:p>
          </table:table-cell>
          <table:table-cell office:value-type="float" office:value="-94.687" calcext:value-type="float">
            <text:p>-94.687</text:p>
          </table:table-cell>
          <table:table-cell table:formula="of:=([.G131] + 180) * (1400 / 360) - 215" office:value-type="float" office:value="116.772777777778" calcext:value-type="float">
            <text:p>116.772777777778</text:p>
          </table:table-cell>
          <table:table-cell table:formula="of:=(700/2)-(1400* LN(TAN((PI() / 4) + (([.F131] * PI() / 180) / 2))) / (2*PI())) - 130" office:value-type="float" office:value="55.6158520834691" calcext:value-type="float">
            <text:p>55.6158520834691</text:p>
          </table:table-cell>
          <table:table-cell table:formula="of:=COM.MICROSOFT.CONCAT([.H131]; ; &quot;,&quot;; [.I131]; &quot; &quot;; [.H132]; &quot;,&quot;; [.I132])" office:value-type="string" office:string-value="116.772777777778,55.6158520834691 117.289611111111,54.4307970976429" calcext:value-type="string">
            <text:p>116.772777777778,55.6158520834691 117.289611111111,54.4307970976429</text:p>
          </table:table-cell>
          <table:table-cell table:formula="of:=COM.MICROSOFT.CONCAT(&quot;&lt;path style=&quot;&quot;fill:#000000;stroke-width:0.97;stroke:#000000;stroke-opacity:1&quot;&quot; d = &quot;&quot;M &quot;; [.J131]; &quot;&quot;&quot; id = &quot;&quot;path&quot;; [.A131]; &quot;&quot;&quot; /&gt;&quot;)" office:value-type="string" office:string-value="&lt;path style=&quot;fill:#000000;stroke-width:0.97;stroke:#000000;stroke-opacity:1&quot; d = &quot;M 116.772777777778,55.6158520834691 117.289611111111,54.4307970976429&quot; id = &quot;path129&quot; /&gt;" calcext:value-type="string">
            <text:p>&lt;path style="fill:#000000;stroke-width:0.97;stroke:#000000;stroke-opacity:1" d = "M 116.772777777778,55.6158520834691 117.289611111111,54.4307970976429" id = "path129" /&gt;</text:p>
          </table:table-cell>
          <table:table-cell table:formula="of:=COM.MICROSOFT.CONCAT(&quot;&lt;ellipse style=&quot;&quot;fill:#000000;stroke:#000000;stroke-width:1;stroke-linejoin:round&quot;&quot;&quot;; &quot; id = &quot;&quot;circle&quot;; [.A131]; &quot;&quot;&quot;&quot;; &quot; cx=&quot;&quot;&quot;; [.H131]; &quot;&quot;&quot;&quot;; &quot; cy=&quot;&quot;&quot;; [.I13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29&quot; cx=&quot;116.772777777778&quot; cy=&quot;55.6158520834691&quot; rx=&quot;0.9&quot; ry=&quot;0.8&quot; /&gt;" calcext:value-type="string">
            <text:p>&lt;ellipse style="fill:#000000;stroke:#000000;stroke-width:1;stroke-linejoin:round" id = "circle129" cx="116.772777777778" cy="55.6158520834691" rx="0.9" ry="0.8" /&gt;</text:p>
          </table:table-cell>
          <table:table-cell table:formula="of:=COM.MICROSOFT.CONCAT([.K131]; &quot; &quot;; [.L131])" office:value-type="string" office:string-value="&lt;path style=&quot;fill:#000000;stroke-width:0.97;stroke:#000000;stroke-opacity:1&quot; d = &quot;M 116.772777777778,55.6158520834691 117.289611111111,54.4307970976429&quot; id = &quot;path129&quot; /&gt; &lt;ellipse style=&quot;fill:#000000;stroke:#000000;stroke-width:1;stroke-linejoin:round&quot; id = &quot;circle129&quot; cx=&quot;116.772777777778&quot; cy=&quot;55.6158520834691&quot; rx=&quot;0.9&quot; ry=&quot;0.8&quot; /&gt;" calcext:value-type="string">
            <text:p>&lt;path style="fill:#000000;stroke-width:0.97;stroke:#000000;stroke-opacity:1" d = "M 116.772777777778,55.6158520834691 117.289611111111,54.4307970976429" id = "path129" /&gt; &lt;ellipse style="fill:#000000;stroke:#000000;stroke-width:1;stroke-linejoin:round" id = "circle129" cx="116.772777777778" cy="55.6158520834691" rx="0.9" ry="0.8" /&gt;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fetish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float" office:value="39.1238" calcext:value-type="float">
            <text:p>39.1238</text:p>
          </table:table-cell>
          <table:table-cell office:value-type="float" office:value="-94.5541" calcext:value-type="float">
            <text:p>-94.5541</text:p>
          </table:table-cell>
          <table:table-cell table:formula="of:=([.G132] + 180) * (1400 / 360) - 215" office:value-type="float" office:value="117.289611111111" calcext:value-type="float">
            <text:p>117.289611111111</text:p>
          </table:table-cell>
          <table:table-cell table:formula="of:=(700/2)-(1400* LN(TAN((PI() / 4) + (([.F132] * PI() / 180) / 2))) / (2*PI())) - 130" office:value-type="float" office:value="54.4307970976429" calcext:value-type="float">
            <text:p>54.4307970976429</text:p>
          </table:table-cell>
          <table:table-cell table:formula="of:=COM.MICROSOFT.CONCAT([.H132]; ; &quot;,&quot;; [.I132]; &quot; &quot;; [.H133]; &quot;,&quot;; [.I133])" office:value-type="string" office:string-value="117.289611111111,54.4307970976429 117.289611111111,54.4307970976429" calcext:value-type="string">
            <text:p>117.289611111111,54.4307970976429 117.289611111111,54.4307970976429</text:p>
          </table:table-cell>
          <table:table-cell table:formula="of:=COM.MICROSOFT.CONCAT(&quot;&lt;path style=&quot;&quot;fill:#000000;stroke-width:0.97;stroke:#000000;stroke-opacity:1&quot;&quot; d = &quot;&quot;M &quot;; [.J132]; &quot;&quot;&quot; id = &quot;&quot;path&quot;; [.A132]; &quot;&quot;&quot; /&gt;&quot;)" office:value-type="string" office:string-value="&lt;path style=&quot;fill:#000000;stroke-width:0.97;stroke:#000000;stroke-opacity:1&quot; d = &quot;M 117.289611111111,54.4307970976429 117.289611111111,54.4307970976429&quot; id = &quot;path130&quot; /&gt;" calcext:value-type="string">
            <text:p>&lt;path style="fill:#000000;stroke-width:0.97;stroke:#000000;stroke-opacity:1" d = "M 117.289611111111,54.4307970976429 117.289611111111,54.4307970976429" id = "path130" /&gt;</text:p>
          </table:table-cell>
          <table:table-cell table:formula="of:=COM.MICROSOFT.CONCAT(&quot;&lt;ellipse style=&quot;&quot;fill:#000000;stroke:#000000;stroke-width:1;stroke-linejoin:round&quot;&quot;&quot;; &quot; id = &quot;&quot;circle&quot;; [.A132]; &quot;&quot;&quot;&quot;; &quot; cx=&quot;&quot;&quot;; [.H132]; &quot;&quot;&quot;&quot;; &quot; cy=&quot;&quot;&quot;; [.I13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30&quot; cx=&quot;117.289611111111&quot; cy=&quot;54.4307970976429&quot; rx=&quot;0.9&quot; ry=&quot;0.8&quot; /&gt;" calcext:value-type="string">
            <text:p>&lt;ellipse style="fill:#000000;stroke:#000000;stroke-width:1;stroke-linejoin:round" id = "circle130" cx="117.289611111111" cy="54.4307970976429" rx="0.9" ry="0.8" /&gt;</text:p>
          </table:table-cell>
          <table:table-cell table:formula="of:=COM.MICROSOFT.CONCAT([.K132]; &quot; &quot;; [.L132])" office:value-type="string" office:string-value="&lt;path style=&quot;fill:#000000;stroke-width:0.97;stroke:#000000;stroke-opacity:1&quot; d = &quot;M 117.289611111111,54.4307970976429 117.289611111111,54.4307970976429&quot; id = &quot;path130&quot; /&gt; &lt;ellipse style=&quot;fill:#000000;stroke:#000000;stroke-width:1;stroke-linejoin:round&quot; id = &quot;circle130&quot; cx=&quot;117.289611111111&quot; cy=&quot;54.4307970976429&quot; rx=&quot;0.9&quot; ry=&quot;0.8&quot; /&gt;" calcext:value-type="string">
            <text:p>&lt;path style="fill:#000000;stroke-width:0.97;stroke:#000000;stroke-opacity:1" d = "M 117.289611111111,54.4307970976429 117.289611111111,54.4307970976429" id = "path130" /&gt; &lt;ellipse style="fill:#000000;stroke:#000000;stroke-width:1;stroke-linejoin:round" id = "circle130" cx="117.289611111111" cy="54.4307970976429" rx="0.9" ry="0.8" /&gt;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buckle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float" office:value="39.1238" calcext:value-type="float">
            <text:p>39.1238</text:p>
          </table:table-cell>
          <table:table-cell office:value-type="float" office:value="-94.5541" calcext:value-type="float">
            <text:p>-94.5541</text:p>
          </table:table-cell>
          <table:table-cell table:formula="of:=([.G133] + 180) * (1400 / 360) - 215" office:value-type="float" office:value="117.289611111111" calcext:value-type="float">
            <text:p>117.289611111111</text:p>
          </table:table-cell>
          <table:table-cell table:formula="of:=(700/2)-(1400* LN(TAN((PI() / 4) + (([.F133] * PI() / 180) / 2))) / (2*PI())) - 130" office:value-type="float" office:value="54.4307970976429" calcext:value-type="float">
            <text:p>54.4307970976429</text:p>
          </table:table-cell>
          <table:table-cell table:formula="of:=COM.MICROSOFT.CONCAT([.H133]; ; &quot;,&quot;; [.I133]; &quot; &quot;; [.H134]; &quot;,&quot;; [.I134])" office:value-type="string" office:string-value="117.289611111111,54.4307970976429 122.423333333333,56.5194951754579" calcext:value-type="string">
            <text:p>117.289611111111,54.4307970976429 122.423333333333,56.5194951754579</text:p>
          </table:table-cell>
          <table:table-cell table:formula="of:=COM.MICROSOFT.CONCAT(&quot;&lt;path style=&quot;&quot;fill:#000000;stroke-width:0.97;stroke:#000000;stroke-opacity:1&quot;&quot; d = &quot;&quot;M &quot;; [.J133]; &quot;&quot;&quot; id = &quot;&quot;path&quot;; [.A133]; &quot;&quot;&quot; /&gt;&quot;)" office:value-type="string" office:string-value="&lt;path style=&quot;fill:#000000;stroke-width:0.97;stroke:#000000;stroke-opacity:1&quot; d = &quot;M 117.289611111111,54.4307970976429 122.423333333333,56.5194951754579&quot; id = &quot;path131&quot; /&gt;" calcext:value-type="string">
            <text:p>&lt;path style="fill:#000000;stroke-width:0.97;stroke:#000000;stroke-opacity:1" d = "M 117.289611111111,54.4307970976429 122.423333333333,56.5194951754579" id = "path131" /&gt;</text:p>
          </table:table-cell>
          <table:table-cell table:formula="of:=COM.MICROSOFT.CONCAT(&quot;&lt;ellipse style=&quot;&quot;fill:#000000;stroke:#000000;stroke-width:1;stroke-linejoin:round&quot;&quot;&quot;; &quot; id = &quot;&quot;circle&quot;; [.A133]; &quot;&quot;&quot;&quot;; &quot; cx=&quot;&quot;&quot;; [.H133]; &quot;&quot;&quot;&quot;; &quot; cy=&quot;&quot;&quot;; [.I13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31&quot; cx=&quot;117.289611111111&quot; cy=&quot;54.4307970976429&quot; rx=&quot;0.9&quot; ry=&quot;0.8&quot; /&gt;" calcext:value-type="string">
            <text:p>&lt;ellipse style="fill:#000000;stroke:#000000;stroke-width:1;stroke-linejoin:round" id = "circle131" cx="117.289611111111" cy="54.4307970976429" rx="0.9" ry="0.8" /&gt;</text:p>
          </table:table-cell>
          <table:table-cell table:formula="of:=COM.MICROSOFT.CONCAT([.K133]; &quot; &quot;; [.L133])" office:value-type="string" office:string-value="&lt;path style=&quot;fill:#000000;stroke-width:0.97;stroke:#000000;stroke-opacity:1&quot; d = &quot;M 117.289611111111,54.4307970976429 122.423333333333,56.5194951754579&quot; id = &quot;path131&quot; /&gt; &lt;ellipse style=&quot;fill:#000000;stroke:#000000;stroke-width:1;stroke-linejoin:round&quot; id = &quot;circle131&quot; cx=&quot;117.289611111111&quot; cy=&quot;54.4307970976429&quot; rx=&quot;0.9&quot; ry=&quot;0.8&quot; /&gt;" calcext:value-type="string">
            <text:p>&lt;path style="fill:#000000;stroke-width:0.97;stroke:#000000;stroke-opacity:1" d = "M 117.289611111111,54.4307970976429 122.423333333333,56.5194951754579" id = "path131" /&gt; &lt;ellipse style="fill:#000000;stroke:#000000;stroke-width:1;stroke-linejoin:round" id = "circle131" cx="117.289611111111" cy="54.4307970976429" rx="0.9" ry="0.8" /&gt;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judges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Sedalia</text:p>
          </table:table-cell>
          <table:table-cell office:value-type="float" office:value="38.7059" calcext:value-type="float">
            <text:p>38.7059</text:p>
          </table:table-cell>
          <table:table-cell office:value-type="float" office:value="-93.234" calcext:value-type="float">
            <text:p>-93.234</text:p>
          </table:table-cell>
          <table:table-cell table:formula="of:=([.G134] + 180) * (1400 / 360) - 215" office:value-type="float" office:value="122.423333333333" calcext:value-type="float">
            <text:p>122.423333333333</text:p>
          </table:table-cell>
          <table:table-cell table:formula="of:=(700/2)-(1400* LN(TAN((PI() / 4) + (([.F134] * PI() / 180) / 2))) / (2*PI())) - 130" office:value-type="float" office:value="56.5194951754579" calcext:value-type="float">
            <text:p>56.5194951754579</text:p>
          </table:table-cell>
          <table:table-cell table:formula="of:=COM.MICROSOFT.CONCAT([.H134]; ; &quot;,&quot;; [.I134]; &quot; &quot;; [.H135]; &quot;,&quot;; [.I135])" office:value-type="string" office:string-value="122.423333333333,56.5194951754579 125.951333333333,55.3149595680892" calcext:value-type="string">
            <text:p>122.423333333333,56.5194951754579 125.951333333333,55.3149595680892</text:p>
          </table:table-cell>
          <table:table-cell table:formula="of:=COM.MICROSOFT.CONCAT(&quot;&lt;path style=&quot;&quot;fill:#000000;stroke-width:0.97;stroke:#000000;stroke-opacity:1&quot;&quot; d = &quot;&quot;M &quot;; [.J134]; &quot;&quot;&quot; id = &quot;&quot;path&quot;; [.A134]; &quot;&quot;&quot; /&gt;&quot;)" office:value-type="string" office:string-value="&lt;path style=&quot;fill:#000000;stroke-width:0.97;stroke:#000000;stroke-opacity:1&quot; d = &quot;M 122.423333333333,56.5194951754579 125.951333333333,55.3149595680892&quot; id = &quot;path132&quot; /&gt;" calcext:value-type="string">
            <text:p>&lt;path style="fill:#000000;stroke-width:0.97;stroke:#000000;stroke-opacity:1" d = "M 122.423333333333,56.5194951754579 125.951333333333,55.3149595680892" id = "path132" /&gt;</text:p>
          </table:table-cell>
          <table:table-cell table:formula="of:=COM.MICROSOFT.CONCAT(&quot;&lt;ellipse style=&quot;&quot;fill:#000000;stroke:#000000;stroke-width:1;stroke-linejoin:round&quot;&quot;&quot;; &quot; id = &quot;&quot;circle&quot;; [.A134]; &quot;&quot;&quot;&quot;; &quot; cx=&quot;&quot;&quot;; [.H134]; &quot;&quot;&quot;&quot;; &quot; cy=&quot;&quot;&quot;; [.I13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32&quot; cx=&quot;122.423333333333&quot; cy=&quot;56.5194951754579&quot; rx=&quot;0.9&quot; ry=&quot;0.8&quot; /&gt;" calcext:value-type="string">
            <text:p>&lt;ellipse style="fill:#000000;stroke:#000000;stroke-width:1;stroke-linejoin:round" id = "circle132" cx="122.423333333333" cy="56.5194951754579" rx="0.9" ry="0.8" /&gt;</text:p>
          </table:table-cell>
          <table:table-cell table:formula="of:=COM.MICROSOFT.CONCAT([.K134]; &quot; &quot;; [.L134])" office:value-type="string" office:string-value="&lt;path style=&quot;fill:#000000;stroke-width:0.97;stroke:#000000;stroke-opacity:1&quot; d = &quot;M 122.423333333333,56.5194951754579 125.951333333333,55.3149595680892&quot; id = &quot;path132&quot; /&gt; &lt;ellipse style=&quot;fill:#000000;stroke:#000000;stroke-width:1;stroke-linejoin:round&quot; id = &quot;circle132&quot; cx=&quot;122.423333333333&quot; cy=&quot;56.5194951754579&quot; rx=&quot;0.9&quot; ry=&quot;0.8&quot; /&gt;" calcext:value-type="string">
            <text:p>&lt;path style="fill:#000000;stroke-width:0.97;stroke:#000000;stroke-opacity:1" d = "M 122.423333333333,56.5194951754579 125.951333333333,55.3149595680892" id = "path132" /&gt; &lt;ellipse style="fill:#000000;stroke:#000000;stroke-width:1;stroke-linejoin:round" id = "circle132" cx="122.423333333333" cy="56.5194951754579" rx="0.9" ry="0.8" /&gt;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float" office:value="38.9472" calcext:value-type="float">
            <text:p>38.9472</text:p>
          </table:table-cell>
          <table:table-cell office:value-type="float" office:value="-92.3268" calcext:value-type="float">
            <text:p>-92.3268</text:p>
          </table:table-cell>
          <table:table-cell table:formula="of:=([.G135] + 180) * (1400 / 360) - 215" office:value-type="float" office:value="125.951333333333" calcext:value-type="float">
            <text:p>125.951333333333</text:p>
          </table:table-cell>
          <table:table-cell table:formula="of:=(700/2)-(1400* LN(TAN((PI() / 4) + (([.F135] * PI() / 180) / 2))) / (2*PI())) - 130" office:value-type="float" office:value="55.3149595680892" calcext:value-type="float">
            <text:p>55.3149595680892</text:p>
          </table:table-cell>
          <table:table-cell table:formula="of:=COM.MICROSOFT.CONCAT([.H135]; ; &quot;,&quot;; [.I135]; &quot; &quot;; [.H136]; &quot;,&quot;; [.I136])" office:value-type="string" office:string-value="125.951333333333,55.3149595680892 125.951333333333,55.3149595680892" calcext:value-type="string">
            <text:p>125.951333333333,55.3149595680892 125.951333333333,55.3149595680892</text:p>
          </table:table-cell>
          <table:table-cell table:formula="of:=COM.MICROSOFT.CONCAT(&quot;&lt;path style=&quot;&quot;fill:#000000;stroke-width:0.97;stroke:#000000;stroke-opacity:1&quot;&quot; d = &quot;&quot;M &quot;; [.J135]; &quot;&quot;&quot; id = &quot;&quot;path&quot;; [.A135]; &quot;&quot;&quot; /&gt;&quot;)" office:value-type="string" office:string-value="&lt;path style=&quot;fill:#000000;stroke-width:0.97;stroke:#000000;stroke-opacity:1&quot; d = &quot;M 125.951333333333,55.3149595680892 125.951333333333,55.3149595680892&quot; id = &quot;path133&quot; /&gt;" calcext:value-type="string">
            <text:p>&lt;path style="fill:#000000;stroke-width:0.97;stroke:#000000;stroke-opacity:1" d = "M 125.951333333333,55.3149595680892 125.951333333333,55.3149595680892" id = "path133" /&gt;</text:p>
          </table:table-cell>
          <table:table-cell table:formula="of:=COM.MICROSOFT.CONCAT(&quot;&lt;ellipse style=&quot;&quot;fill:#000000;stroke:#000000;stroke-width:1;stroke-linejoin:round&quot;&quot;&quot;; &quot; id = &quot;&quot;circle&quot;; [.A135]; &quot;&quot;&quot;&quot;; &quot; cx=&quot;&quot;&quot;; [.H135]; &quot;&quot;&quot;&quot;; &quot; cy=&quot;&quot;&quot;; [.I13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33&quot; cx=&quot;125.951333333333&quot; cy=&quot;55.3149595680892&quot; rx=&quot;0.9&quot; ry=&quot;0.8&quot; /&gt;" calcext:value-type="string">
            <text:p>&lt;ellipse style="fill:#000000;stroke:#000000;stroke-width:1;stroke-linejoin:round" id = "circle133" cx="125.951333333333" cy="55.3149595680892" rx="0.9" ry="0.8" /&gt;</text:p>
          </table:table-cell>
          <table:table-cell table:formula="of:=COM.MICROSOFT.CONCAT([.K135]; &quot; &quot;; [.L135])" office:value-type="string" office:string-value="&lt;path style=&quot;fill:#000000;stroke-width:0.97;stroke:#000000;stroke-opacity:1&quot; d = &quot;M 125.951333333333,55.3149595680892 125.951333333333,55.3149595680892&quot; id = &quot;path133&quot; /&gt; &lt;ellipse style=&quot;fill:#000000;stroke:#000000;stroke-width:1;stroke-linejoin:round&quot; id = &quot;circle133&quot; cx=&quot;125.951333333333&quot; cy=&quot;55.3149595680892&quot; rx=&quot;0.9&quot; ry=&quot;0.8&quot; /&gt;" calcext:value-type="string">
            <text:p>&lt;path style="fill:#000000;stroke-width:0.97;stroke:#000000;stroke-opacity:1" d = "M 125.951333333333,55.3149595680892 125.951333333333,55.3149595680892" id = "path133" /&gt; &lt;ellipse style="fill:#000000;stroke:#000000;stroke-width:1;stroke-linejoin:round" id = "circle133" cx="125.951333333333" cy="55.3149595680892" rx="0.9" ry="0.8" /&gt;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float" office:value="38.9472" calcext:value-type="float">
            <text:p>38.9472</text:p>
          </table:table-cell>
          <table:table-cell office:value-type="float" office:value="-92.3268" calcext:value-type="float">
            <text:p>-92.3268</text:p>
          </table:table-cell>
          <table:table-cell table:formula="of:=([.G136] + 180) * (1400 / 360) - 215" office:value-type="float" office:value="125.951333333333" calcext:value-type="float">
            <text:p>125.951333333333</text:p>
          </table:table-cell>
          <table:table-cell table:formula="of:=(700/2)-(1400* LN(TAN((PI() / 4) + (([.F136] * PI() / 180) / 2))) / (2*PI())) - 130" office:value-type="float" office:value="55.3149595680892" calcext:value-type="float">
            <text:p>55.3149595680892</text:p>
          </table:table-cell>
          <table:table-cell table:formula="of:=COM.MICROSOFT.CONCAT([.H136]; ; &quot;,&quot;; [.I136]; &quot; &quot;; [.H137]; &quot;,&quot;; [.I137])" office:value-type="string" office:string-value="125.951333333333,55.3149595680892 132.209722222222,56.125088606008" calcext:value-type="string">
            <text:p>125.951333333333,55.3149595680892 132.209722222222,56.125088606008</text:p>
          </table:table-cell>
          <table:table-cell table:formula="of:=COM.MICROSOFT.CONCAT(&quot;&lt;path style=&quot;&quot;fill:#000000;stroke-width:0.97;stroke:#000000;stroke-opacity:1&quot;&quot; d = &quot;&quot;M &quot;; [.J136]; &quot;&quot;&quot; id = &quot;&quot;path&quot;; [.A136]; &quot;&quot;&quot; /&gt;&quot;)" office:value-type="string" office:string-value="&lt;path style=&quot;fill:#000000;stroke-width:0.97;stroke:#000000;stroke-opacity:1&quot; d = &quot;M 125.951333333333,55.3149595680892 132.209722222222,56.125088606008&quot; id = &quot;path134&quot; /&gt;" calcext:value-type="string">
            <text:p>&lt;path style="fill:#000000;stroke-width:0.97;stroke:#000000;stroke-opacity:1" d = "M 125.951333333333,55.3149595680892 132.209722222222,56.125088606008" id = "path134" /&gt;</text:p>
          </table:table-cell>
          <table:table-cell table:formula="of:=COM.MICROSOFT.CONCAT(&quot;&lt;ellipse style=&quot;&quot;fill:#000000;stroke:#000000;stroke-width:1;stroke-linejoin:round&quot;&quot;&quot;; &quot; id = &quot;&quot;circle&quot;; [.A136]; &quot;&quot;&quot;&quot;; &quot; cx=&quot;&quot;&quot;; [.H136]; &quot;&quot;&quot;&quot;; &quot; cy=&quot;&quot;&quot;; [.I13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34&quot; cx=&quot;125.951333333333&quot; cy=&quot;55.3149595680892&quot; rx=&quot;0.9&quot; ry=&quot;0.8&quot; /&gt;" calcext:value-type="string">
            <text:p>&lt;ellipse style="fill:#000000;stroke:#000000;stroke-width:1;stroke-linejoin:round" id = "circle134" cx="125.951333333333" cy="55.3149595680892" rx="0.9" ry="0.8" /&gt;</text:p>
          </table:table-cell>
          <table:table-cell table:formula="of:=COM.MICROSOFT.CONCAT([.K136]; &quot; &quot;; [.L136])" office:value-type="string" office:string-value="&lt;path style=&quot;fill:#000000;stroke-width:0.97;stroke:#000000;stroke-opacity:1&quot; d = &quot;M 125.951333333333,55.3149595680892 132.209722222222,56.125088606008&quot; id = &quot;path134&quot; /&gt; &lt;ellipse style=&quot;fill:#000000;stroke:#000000;stroke-width:1;stroke-linejoin:round&quot; id = &quot;circle134&quot; cx=&quot;125.951333333333&quot; cy=&quot;55.3149595680892&quot; rx=&quot;0.9&quot; ry=&quot;0.8&quot; /&gt;" calcext:value-type="string">
            <text:p>&lt;path style="fill:#000000;stroke-width:0.97;stroke:#000000;stroke-opacity:1" d = "M 125.951333333333,55.3149595680892 132.209722222222,56.125088606008" id = "path134" /&gt; &lt;ellipse style="fill:#000000;stroke:#000000;stroke-width:1;stroke-linejoin:round" id = "circle134" cx="125.951333333333" cy="55.3149595680892" rx="0.9" ry="0.8" /&gt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schmittou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O'Fallon</text:p>
          </table:table-cell>
          <table:table-cell office:value-type="float" office:value="38.785" calcext:value-type="float">
            <text:p>38.785</text:p>
          </table:table-cell>
          <table:table-cell office:value-type="float" office:value="-90.7175" calcext:value-type="float">
            <text:p>-90.7175</text:p>
          </table:table-cell>
          <table:table-cell table:formula="of:=([.G137] + 180) * (1400 / 360) - 215" office:value-type="float" office:value="132.209722222222" calcext:value-type="float">
            <text:p>132.209722222222</text:p>
          </table:table-cell>
          <table:table-cell table:formula="of:=(700/2)-(1400* LN(TAN((PI() / 4) + (([.F137] * PI() / 180) / 2))) / (2*PI())) - 130" office:value-type="float" office:value="56.125088606008" calcext:value-type="float">
            <text:p>56.125088606008</text:p>
          </table:table-cell>
          <table:table-cell table:formula="of:=COM.MICROSOFT.CONCAT([.H137]; ; &quot;,&quot;; [.I137]; &quot; &quot;; [.H138]; &quot;,&quot;; [.I138])" office:value-type="string" office:string-value="132.209722222222,56.125088606008 134.046833333333,56.8681637715636" calcext:value-type="string">
            <text:p>132.209722222222,56.125088606008 134.046833333333,56.8681637715636</text:p>
          </table:table-cell>
          <table:table-cell table:formula="of:=COM.MICROSOFT.CONCAT(&quot;&lt;path style=&quot;&quot;fill:#000000;stroke-width:0.97;stroke:#000000;stroke-opacity:1&quot;&quot; d = &quot;&quot;M &quot;; [.J137]; &quot;&quot;&quot; id = &quot;&quot;path&quot;; [.A137]; &quot;&quot;&quot; /&gt;&quot;)" office:value-type="string" office:string-value="&lt;path style=&quot;fill:#000000;stroke-width:0.97;stroke:#000000;stroke-opacity:1&quot; d = &quot;M 132.209722222222,56.125088606008 134.046833333333,56.8681637715636&quot; id = &quot;path135&quot; /&gt;" calcext:value-type="string">
            <text:p>&lt;path style="fill:#000000;stroke-width:0.97;stroke:#000000;stroke-opacity:1" d = "M 132.209722222222,56.125088606008 134.046833333333,56.8681637715636" id = "path135" /&gt;</text:p>
          </table:table-cell>
          <table:table-cell table:formula="of:=COM.MICROSOFT.CONCAT(&quot;&lt;ellipse style=&quot;&quot;fill:#000000;stroke:#000000;stroke-width:1;stroke-linejoin:round&quot;&quot;&quot;; &quot; id = &quot;&quot;circle&quot;; [.A137]; &quot;&quot;&quot;&quot;; &quot; cx=&quot;&quot;&quot;; [.H137]; &quot;&quot;&quot;&quot;; &quot; cy=&quot;&quot;&quot;; [.I13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35&quot; cx=&quot;132.209722222222&quot; cy=&quot;56.125088606008&quot; rx=&quot;0.9&quot; ry=&quot;0.8&quot; /&gt;" calcext:value-type="string">
            <text:p>&lt;ellipse style="fill:#000000;stroke:#000000;stroke-width:1;stroke-linejoin:round" id = "circle135" cx="132.209722222222" cy="56.125088606008" rx="0.9" ry="0.8" /&gt;</text:p>
          </table:table-cell>
          <table:table-cell table:formula="of:=COM.MICROSOFT.CONCAT([.K137]; &quot; &quot;; [.L137])" office:value-type="string" office:string-value="&lt;path style=&quot;fill:#000000;stroke-width:0.97;stroke:#000000;stroke-opacity:1&quot; d = &quot;M 132.209722222222,56.125088606008 134.046833333333,56.8681637715636&quot; id = &quot;path135&quot; /&gt; &lt;ellipse style=&quot;fill:#000000;stroke:#000000;stroke-width:1;stroke-linejoin:round&quot; id = &quot;circle135&quot; cx=&quot;132.209722222222&quot; cy=&quot;56.125088606008&quot; rx=&quot;0.9&quot; ry=&quot;0.8&quot; /&gt;" calcext:value-type="string">
            <text:p>&lt;path style="fill:#000000;stroke-width:0.97;stroke:#000000;stroke-opacity:1" d = "M 132.209722222222,56.125088606008 134.046833333333,56.8681637715636" id = "path135" /&gt; &lt;ellipse style="fill:#000000;stroke:#000000;stroke-width:1;stroke-linejoin:round" id = "circle135" cx="132.209722222222" cy="56.125088606008" rx="0.9" ry="0.8" /&gt;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matter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float" office:value="38.6359" calcext:value-type="float">
            <text:p>38.6359</text:p>
          </table:table-cell>
          <table:table-cell office:value-type="float" office:value="-90.2451" calcext:value-type="float">
            <text:p>-90.2451</text:p>
          </table:table-cell>
          <table:table-cell table:formula="of:=([.G138] + 180) * (1400 / 360) - 215" office:value-type="float" office:value="134.046833333333" calcext:value-type="float">
            <text:p>134.046833333333</text:p>
          </table:table-cell>
          <table:table-cell table:formula="of:=(700/2)-(1400* LN(TAN((PI() / 4) + (([.F138] * PI() / 180) / 2))) / (2*PI())) - 130" office:value-type="float" office:value="56.8681637715636" calcext:value-type="float">
            <text:p>56.8681637715636</text:p>
          </table:table-cell>
          <table:table-cell table:formula="of:=COM.MICROSOFT.CONCAT([.H138]; ; &quot;,&quot;; [.I138]; &quot; &quot;; [.H139]; &quot;,&quot;; [.I139])" office:value-type="string" office:string-value="134.046833333333,56.8681637715636 134.046833333333,56.8681637715636" calcext:value-type="string">
            <text:p>134.046833333333,56.8681637715636 134.046833333333,56.8681637715636</text:p>
          </table:table-cell>
          <table:table-cell table:formula="of:=COM.MICROSOFT.CONCAT(&quot;&lt;path style=&quot;&quot;fill:#000000;stroke-width:0.97;stroke:#000000;stroke-opacity:1&quot;&quot; d = &quot;&quot;M &quot;; [.J138]; &quot;&quot;&quot; id = &quot;&quot;path&quot;; [.A138]; &quot;&quot;&quot; /&gt;&quot;)" office:value-type="string" office:string-value="&lt;path style=&quot;fill:#000000;stroke-width:0.97;stroke:#000000;stroke-opacity:1&quot; d = &quot;M 134.046833333333,56.8681637715636 134.046833333333,56.8681637715636&quot; id = &quot;path136&quot; /&gt;" calcext:value-type="string">
            <text:p>&lt;path style="fill:#000000;stroke-width:0.97;stroke:#000000;stroke-opacity:1" d = "M 134.046833333333,56.8681637715636 134.046833333333,56.8681637715636" id = "path136" /&gt;</text:p>
          </table:table-cell>
          <table:table-cell table:formula="of:=COM.MICROSOFT.CONCAT(&quot;&lt;ellipse style=&quot;&quot;fill:#000000;stroke:#000000;stroke-width:1;stroke-linejoin:round&quot;&quot;&quot;; &quot; id = &quot;&quot;circle&quot;; [.A138]; &quot;&quot;&quot;&quot;; &quot; cx=&quot;&quot;&quot;; [.H138]; &quot;&quot;&quot;&quot;; &quot; cy=&quot;&quot;&quot;; [.I13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36&quot; cx=&quot;134.046833333333&quot; cy=&quot;56.8681637715636&quot; rx=&quot;0.9&quot; ry=&quot;0.8&quot; /&gt;" calcext:value-type="string">
            <text:p>&lt;ellipse style="fill:#000000;stroke:#000000;stroke-width:1;stroke-linejoin:round" id = "circle136" cx="134.046833333333" cy="56.8681637715636" rx="0.9" ry="0.8" /&gt;</text:p>
          </table:table-cell>
          <table:table-cell table:formula="of:=COM.MICROSOFT.CONCAT([.K138]; &quot; &quot;; [.L138])" office:value-type="string" office:string-value="&lt;path style=&quot;fill:#000000;stroke-width:0.97;stroke:#000000;stroke-opacity:1&quot; d = &quot;M 134.046833333333,56.8681637715636 134.046833333333,56.8681637715636&quot; id = &quot;path136&quot; /&gt; &lt;ellipse style=&quot;fill:#000000;stroke:#000000;stroke-width:1;stroke-linejoin:round&quot; id = &quot;circle136&quot; cx=&quot;134.046833333333&quot; cy=&quot;56.8681637715636&quot; rx=&quot;0.9&quot; ry=&quot;0.8&quot; /&gt;" calcext:value-type="string">
            <text:p>&lt;path style="fill:#000000;stroke-width:0.97;stroke:#000000;stroke-opacity:1" d = "M 134.046833333333,56.8681637715636 134.046833333333,56.8681637715636" id = "path136" /&gt; &lt;ellipse style="fill:#000000;stroke:#000000;stroke-width:1;stroke-linejoin:round" id = "circle136" cx="134.046833333333" cy="56.8681637715636" rx="0.9" ry="0.8" /&gt;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lilac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float" office:value="38.6359" calcext:value-type="float">
            <text:p>38.6359</text:p>
          </table:table-cell>
          <table:table-cell office:value-type="float" office:value="-90.2451" calcext:value-type="float">
            <text:p>-90.2451</text:p>
          </table:table-cell>
          <table:table-cell table:formula="of:=([.G139] + 180) * (1400 / 360) - 215" office:value-type="float" office:value="134.046833333333" calcext:value-type="float">
            <text:p>134.046833333333</text:p>
          </table:table-cell>
          <table:table-cell table:formula="of:=(700/2)-(1400* LN(TAN((PI() / 4) + (([.F139] * PI() / 180) / 2))) / (2*PI())) - 130" office:value-type="float" office:value="56.8681637715636" calcext:value-type="float">
            <text:p>56.8681637715636</text:p>
          </table:table-cell>
          <table:table-cell table:formula="of:=COM.MICROSOFT.CONCAT([.H139]; ; &quot;,&quot;; [.I139]; &quot; &quot;; [.H140]; &quot;,&quot;; [.I140])" office:value-type="string" office:string-value="134.046833333333,56.8681637715636 135.038888888889,57.4626051147945" calcext:value-type="string">
            <text:p>134.046833333333,56.8681637715636 135.038888888889,57.4626051147945</text:p>
          </table:table-cell>
          <table:table-cell table:formula="of:=COM.MICROSOFT.CONCAT(&quot;&lt;path style=&quot;&quot;fill:#000000;stroke-width:0.97;stroke:#000000;stroke-opacity:1&quot;&quot; d = &quot;&quot;M &quot;; [.J139]; &quot;&quot;&quot; id = &quot;&quot;path&quot;; [.A139]; &quot;&quot;&quot; /&gt;&quot;)" office:value-type="string" office:string-value="&lt;path style=&quot;fill:#000000;stroke-width:0.97;stroke:#000000;stroke-opacity:1&quot; d = &quot;M 134.046833333333,56.8681637715636 135.038888888889,57.4626051147945&quot; id = &quot;path137&quot; /&gt;" calcext:value-type="string">
            <text:p>&lt;path style="fill:#000000;stroke-width:0.97;stroke:#000000;stroke-opacity:1" d = "M 134.046833333333,56.8681637715636 135.038888888889,57.4626051147945" id = "path137" /&gt;</text:p>
          </table:table-cell>
          <table:table-cell table:formula="of:=COM.MICROSOFT.CONCAT(&quot;&lt;ellipse style=&quot;&quot;fill:#000000;stroke:#000000;stroke-width:1;stroke-linejoin:round&quot;&quot;&quot;; &quot; id = &quot;&quot;circle&quot;; [.A139]; &quot;&quot;&quot;&quot;; &quot; cx=&quot;&quot;&quot;; [.H139]; &quot;&quot;&quot;&quot;; &quot; cy=&quot;&quot;&quot;; [.I13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37&quot; cx=&quot;134.046833333333&quot; cy=&quot;56.8681637715636&quot; rx=&quot;0.9&quot; ry=&quot;0.8&quot; /&gt;" calcext:value-type="string">
            <text:p>&lt;ellipse style="fill:#000000;stroke:#000000;stroke-width:1;stroke-linejoin:round" id = "circle137" cx="134.046833333333" cy="56.8681637715636" rx="0.9" ry="0.8" /&gt;</text:p>
          </table:table-cell>
          <table:table-cell table:formula="of:=COM.MICROSOFT.CONCAT([.K139]; &quot; &quot;; [.L139])" office:value-type="string" office:string-value="&lt;path style=&quot;fill:#000000;stroke-width:0.97;stroke:#000000;stroke-opacity:1&quot; d = &quot;M 134.046833333333,56.8681637715636 135.038888888889,57.4626051147945&quot; id = &quot;path137&quot; /&gt; &lt;ellipse style=&quot;fill:#000000;stroke:#000000;stroke-width:1;stroke-linejoin:round&quot; id = &quot;circle137&quot; cx=&quot;134.046833333333&quot; cy=&quot;56.8681637715636&quot; rx=&quot;0.9&quot; ry=&quot;0.8&quot; /&gt;" calcext:value-type="string">
            <text:p>&lt;path style="fill:#000000;stroke-width:0.97;stroke:#000000;stroke-opacity:1" d = "M 134.046833333333,56.8681637715636 135.038888888889,57.4626051147945" id = "path137" /&gt; &lt;ellipse style="fill:#000000;stroke:#000000;stroke-width:1;stroke-linejoin:round" id = "circle137" cx="134.046833333333" cy="56.8681637715636" rx="0.9" ry="0.8" /&gt;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618" calcext:value-type="float">
            <text:p>618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Belleville</text:p>
          </table:table-cell>
          <table:table-cell office:value-type="float" office:value="38.5164" calcext:value-type="float">
            <text:p>38.5164</text:p>
          </table:table-cell>
          <table:table-cell office:value-type="float" office:value="-89.99" calcext:value-type="float">
            <text:p>-89.99</text:p>
          </table:table-cell>
          <table:table-cell table:formula="of:=([.G140] + 180) * (1400 / 360) - 215" office:value-type="float" office:value="135.038888888889" calcext:value-type="float">
            <text:p>135.038888888889</text:p>
          </table:table-cell>
          <table:table-cell table:formula="of:=(700/2)-(1400* LN(TAN((PI() / 4) + (([.F140] * PI() / 180) / 2))) / (2*PI())) - 130" office:value-type="float" office:value="57.4626051147945" calcext:value-type="float">
            <text:p>57.4626051147945</text:p>
          </table:table-cell>
          <table:table-cell table:formula="of:=COM.MICROSOFT.CONCAT([.H140]; ; &quot;,&quot;; [.I140]; &quot; &quot;; [.H141]; &quot;,&quot;; [.I141])" office:value-type="string" office:string-value="135.038888888889,57.4626051147945 135.038888888889,57.4626051147945" calcext:value-type="string">
            <text:p>135.038888888889,57.4626051147945 135.038888888889,57.4626051147945</text:p>
          </table:table-cell>
          <table:table-cell table:formula="of:=COM.MICROSOFT.CONCAT(&quot;&lt;path style=&quot;&quot;fill:#000000;stroke-width:0.97;stroke:#000000;stroke-opacity:1&quot;&quot; d = &quot;&quot;M &quot;; [.J140]; &quot;&quot;&quot; id = &quot;&quot;path&quot;; [.A140]; &quot;&quot;&quot; /&gt;&quot;)" office:value-type="string" office:string-value="&lt;path style=&quot;fill:#000000;stroke-width:0.97;stroke:#000000;stroke-opacity:1&quot; d = &quot;M 135.038888888889,57.4626051147945 135.038888888889,57.4626051147945&quot; id = &quot;path138&quot; /&gt;" calcext:value-type="string">
            <text:p>&lt;path style="fill:#000000;stroke-width:0.97;stroke:#000000;stroke-opacity:1" d = "M 135.038888888889,57.4626051147945 135.038888888889,57.4626051147945" id = "path138" /&gt;</text:p>
          </table:table-cell>
          <table:table-cell table:formula="of:=COM.MICROSOFT.CONCAT(&quot;&lt;ellipse style=&quot;&quot;fill:#000000;stroke:#000000;stroke-width:1;stroke-linejoin:round&quot;&quot;&quot;; &quot; id = &quot;&quot;circle&quot;; [.A140]; &quot;&quot;&quot;&quot;; &quot; cx=&quot;&quot;&quot;; [.H140]; &quot;&quot;&quot;&quot;; &quot; cy=&quot;&quot;&quot;; [.I14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38&quot; cx=&quot;135.038888888889&quot; cy=&quot;57.4626051147945&quot; rx=&quot;0.9&quot; ry=&quot;0.8&quot; /&gt;" calcext:value-type="string">
            <text:p>&lt;ellipse style="fill:#000000;stroke:#000000;stroke-width:1;stroke-linejoin:round" id = "circle138" cx="135.038888888889" cy="57.4626051147945" rx="0.9" ry="0.8" /&gt;</text:p>
          </table:table-cell>
          <table:table-cell table:formula="of:=COM.MICROSOFT.CONCAT([.K140]; &quot; &quot;; [.L140])" office:value-type="string" office:string-value="&lt;path style=&quot;fill:#000000;stroke-width:0.97;stroke:#000000;stroke-opacity:1&quot; d = &quot;M 135.038888888889,57.4626051147945 135.038888888889,57.4626051147945&quot; id = &quot;path138&quot; /&gt; &lt;ellipse style=&quot;fill:#000000;stroke:#000000;stroke-width:1;stroke-linejoin:round&quot; id = &quot;circle138&quot; cx=&quot;135.038888888889&quot; cy=&quot;57.4626051147945&quot; rx=&quot;0.9&quot; ry=&quot;0.8&quot; /&gt;" calcext:value-type="string">
            <text:p>&lt;path style="fill:#000000;stroke-width:0.97;stroke:#000000;stroke-opacity:1" d = "M 135.038888888889,57.4626051147945 135.038888888889,57.4626051147945" id = "path138" /&gt; &lt;ellipse style="fill:#000000;stroke:#000000;stroke-width:1;stroke-linejoin:round" id = "circle138" cx="135.038888888889" cy="57.4626051147945" rx="0.9" ry="0.8" /&gt;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comes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Belleville</text:p>
          </table:table-cell>
          <table:table-cell office:value-type="float" office:value="38.5164" calcext:value-type="float">
            <text:p>38.5164</text:p>
          </table:table-cell>
          <table:table-cell office:value-type="float" office:value="-89.99" calcext:value-type="float">
            <text:p>-89.99</text:p>
          </table:table-cell>
          <table:table-cell table:formula="of:=([.G141] + 180) * (1400 / 360) - 215" office:value-type="float" office:value="135.038888888889" calcext:value-type="float">
            <text:p>135.038888888889</text:p>
          </table:table-cell>
          <table:table-cell table:formula="of:=(700/2)-(1400* LN(TAN((PI() / 4) + (([.F141] * PI() / 180) / 2))) / (2*PI())) - 130" office:value-type="float" office:value="57.4626051147945" calcext:value-type="float">
            <text:p>57.4626051147945</text:p>
          </table:table-cell>
          <table:table-cell table:formula="of:=COM.MICROSOFT.CONCAT([.H141]; ; &quot;,&quot;; [.I141]; &quot; &quot;; [.H142]; &quot;,&quot;; [.I142])" office:value-type="string" office:string-value="135.038888888889,57.4626051147945 136.345555555556,51.1719225352074" calcext:value-type="string">
            <text:p>135.038888888889,57.4626051147945 136.345555555556,51.1719225352074</text:p>
          </table:table-cell>
          <table:table-cell table:formula="of:=COM.MICROSOFT.CONCAT(&quot;&lt;path style=&quot;&quot;fill:#000000;stroke-width:0.97;stroke:#000000;stroke-opacity:1&quot;&quot; d = &quot;&quot;M &quot;; [.J141]; &quot;&quot;&quot; id = &quot;&quot;path&quot;; [.A141]; &quot;&quot;&quot; /&gt;&quot;)" office:value-type="string" office:string-value="&lt;path style=&quot;fill:#000000;stroke-width:0.97;stroke:#000000;stroke-opacity:1&quot; d = &quot;M 135.038888888889,57.4626051147945 136.345555555556,51.1719225352074&quot; id = &quot;path139&quot; /&gt;" calcext:value-type="string">
            <text:p>&lt;path style="fill:#000000;stroke-width:0.97;stroke:#000000;stroke-opacity:1" d = "M 135.038888888889,57.4626051147945 136.345555555556,51.1719225352074" id = "path139" /&gt;</text:p>
          </table:table-cell>
          <table:table-cell table:formula="of:=COM.MICROSOFT.CONCAT(&quot;&lt;ellipse style=&quot;&quot;fill:#000000;stroke:#000000;stroke-width:1;stroke-linejoin:round&quot;&quot;&quot;; &quot; id = &quot;&quot;circle&quot;; [.A141]; &quot;&quot;&quot;&quot;; &quot; cx=&quot;&quot;&quot;; [.H141]; &quot;&quot;&quot;&quot;; &quot; cy=&quot;&quot;&quot;; [.I14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39&quot; cx=&quot;135.038888888889&quot; cy=&quot;57.4626051147945&quot; rx=&quot;0.9&quot; ry=&quot;0.8&quot; /&gt;" calcext:value-type="string">
            <text:p>&lt;ellipse style="fill:#000000;stroke:#000000;stroke-width:1;stroke-linejoin:round" id = "circle139" cx="135.038888888889" cy="57.4626051147945" rx="0.9" ry="0.8" /&gt;</text:p>
          </table:table-cell>
          <table:table-cell table:formula="of:=COM.MICROSOFT.CONCAT([.K141]; &quot; &quot;; [.L141])" office:value-type="string" office:string-value="&lt;path style=&quot;fill:#000000;stroke-width:0.97;stroke:#000000;stroke-opacity:1&quot; d = &quot;M 135.038888888889,57.4626051147945 136.345555555556,51.1719225352074&quot; id = &quot;path139&quot; /&gt; &lt;ellipse style=&quot;fill:#000000;stroke:#000000;stroke-width:1;stroke-linejoin:round&quot; id = &quot;circle139&quot; cx=&quot;135.038888888889&quot; cy=&quot;57.4626051147945&quot; rx=&quot;0.9&quot; ry=&quot;0.8&quot; /&gt;" calcext:value-type="string">
            <text:p>&lt;path style="fill:#000000;stroke-width:0.97;stroke:#000000;stroke-opacity:1" d = "M 135.038888888889,57.4626051147945 136.345555555556,51.1719225352074" id = "path139" /&gt; &lt;ellipse style="fill:#000000;stroke:#000000;stroke-width:1;stroke-linejoin:round" id = "circle139" cx="135.038888888889" cy="57.4626051147945" rx="0.9" ry="0.8" /&gt;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float" office:value="39.7709" calcext:value-type="float">
            <text:p>39.7709</text:p>
          </table:table-cell>
          <table:table-cell office:value-type="float" office:value="-89.654" calcext:value-type="float">
            <text:p>-89.654</text:p>
          </table:table-cell>
          <table:table-cell table:formula="of:=([.G142] + 180) * (1400 / 360) - 215" office:value-type="float" office:value="136.345555555556" calcext:value-type="float">
            <text:p>136.345555555556</text:p>
          </table:table-cell>
          <table:table-cell table:formula="of:=(700/2)-(1400* LN(TAN((PI() / 4) + (([.F142] * PI() / 180) / 2))) / (2*PI())) - 130" office:value-type="float" office:value="51.1719225352074" calcext:value-type="float">
            <text:p>51.1719225352074</text:p>
          </table:table-cell>
          <table:table-cell table:formula="of:=COM.MICROSOFT.CONCAT([.H142]; ; &quot;,&quot;; [.I142]; &quot; &quot;; [.H143]; &quot;,&quot;; [.I143])" office:value-type="string" office:string-value="136.345555555556,51.1719225352074 136.345555555556,51.1719225352074" calcext:value-type="string">
            <text:p>136.345555555556,51.1719225352074 136.345555555556,51.1719225352074</text:p>
          </table:table-cell>
          <table:table-cell table:formula="of:=COM.MICROSOFT.CONCAT(&quot;&lt;path style=&quot;&quot;fill:#000000;stroke-width:0.97;stroke:#000000;stroke-opacity:1&quot;&quot; d = &quot;&quot;M &quot;; [.J142]; &quot;&quot;&quot; id = &quot;&quot;path&quot;; [.A142]; &quot;&quot;&quot; /&gt;&quot;)" office:value-type="string" office:string-value="&lt;path style=&quot;fill:#000000;stroke-width:0.97;stroke:#000000;stroke-opacity:1&quot; d = &quot;M 136.345555555556,51.1719225352074 136.345555555556,51.1719225352074&quot; id = &quot;path140&quot; /&gt;" calcext:value-type="string">
            <text:p>&lt;path style="fill:#000000;stroke-width:0.97;stroke:#000000;stroke-opacity:1" d = "M 136.345555555556,51.1719225352074 136.345555555556,51.1719225352074" id = "path140" /&gt;</text:p>
          </table:table-cell>
          <table:table-cell table:formula="of:=COM.MICROSOFT.CONCAT(&quot;&lt;ellipse style=&quot;&quot;fill:#000000;stroke:#000000;stroke-width:1;stroke-linejoin:round&quot;&quot;&quot;; &quot; id = &quot;&quot;circle&quot;; [.A142]; &quot;&quot;&quot;&quot;; &quot; cx=&quot;&quot;&quot;; [.H142]; &quot;&quot;&quot;&quot;; &quot; cy=&quot;&quot;&quot;; [.I14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40&quot; cx=&quot;136.345555555556&quot; cy=&quot;51.1719225352074&quot; rx=&quot;0.9&quot; ry=&quot;0.8&quot; /&gt;" calcext:value-type="string">
            <text:p>&lt;ellipse style="fill:#000000;stroke:#000000;stroke-width:1;stroke-linejoin:round" id = "circle140" cx="136.345555555556" cy="51.1719225352074" rx="0.9" ry="0.8" /&gt;</text:p>
          </table:table-cell>
          <table:table-cell table:formula="of:=COM.MICROSOFT.CONCAT([.K142]; &quot; &quot;; [.L142])" office:value-type="string" office:string-value="&lt;path style=&quot;fill:#000000;stroke-width:0.97;stroke:#000000;stroke-opacity:1&quot; d = &quot;M 136.345555555556,51.1719225352074 136.345555555556,51.1719225352074&quot; id = &quot;path140&quot; /&gt; &lt;ellipse style=&quot;fill:#000000;stroke:#000000;stroke-width:1;stroke-linejoin:round&quot; id = &quot;circle140&quot; cx=&quot;136.345555555556&quot; cy=&quot;51.1719225352074&quot; rx=&quot;0.9&quot; ry=&quot;0.8&quot; /&gt;" calcext:value-type="string">
            <text:p>&lt;path style="fill:#000000;stroke-width:0.97;stroke:#000000;stroke-opacity:1" d = "M 136.345555555556,51.1719225352074 136.345555555556,51.1719225352074" id = "path140" /&gt; &lt;ellipse style="fill:#000000;stroke:#000000;stroke-width:1;stroke-linejoin:round" id = "circle140" cx="136.345555555556" cy="51.1719225352074" rx="0.9" ry="0.8" /&gt;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float" office:value="39.7709" calcext:value-type="float">
            <text:p>39.7709</text:p>
          </table:table-cell>
          <table:table-cell office:value-type="float" office:value="-89.654" calcext:value-type="float">
            <text:p>-89.654</text:p>
          </table:table-cell>
          <table:table-cell table:formula="of:=([.G143] + 180) * (1400 / 360) - 215" office:value-type="float" office:value="136.345555555556" calcext:value-type="float">
            <text:p>136.345555555556</text:p>
          </table:table-cell>
          <table:table-cell table:formula="of:=(700/2)-(1400* LN(TAN((PI() / 4) + (([.F143] * PI() / 180) / 2))) / (2*PI())) - 130" office:value-type="float" office:value="51.1719225352074" calcext:value-type="float">
            <text:p>51.1719225352074</text:p>
          </table:table-cell>
          <table:table-cell table:formula="of:=COM.MICROSOFT.CONCAT([.H143]; ; &quot;,&quot;; [.I143]; &quot; &quot;; [.H144]; &quot;,&quot;; [.I144])" office:value-type="string" office:string-value="136.345555555556,51.1719225352074 136.495666666667,46.1719412613363" calcext:value-type="string">
            <text:p>136.345555555556,51.1719225352074 136.495666666667,46.1719412613363</text:p>
          </table:table-cell>
          <table:table-cell table:formula="of:=COM.MICROSOFT.CONCAT(&quot;&lt;path style=&quot;&quot;fill:#000000;stroke-width:0.97;stroke:#000000;stroke-opacity:1&quot;&quot; d = &quot;&quot;M &quot;; [.J143]; &quot;&quot;&quot; id = &quot;&quot;path&quot;; [.A143]; &quot;&quot;&quot; /&gt;&quot;)" office:value-type="string" office:string-value="&lt;path style=&quot;fill:#000000;stroke-width:0.97;stroke:#000000;stroke-opacity:1&quot; d = &quot;M 136.345555555556,51.1719225352074 136.495666666667,46.1719412613363&quot; id = &quot;path141&quot; /&gt;" calcext:value-type="string">
            <text:p>&lt;path style="fill:#000000;stroke-width:0.97;stroke:#000000;stroke-opacity:1" d = "M 136.345555555556,51.1719225352074 136.495666666667,46.1719412613363" id = "path141" /&gt;</text:p>
          </table:table-cell>
          <table:table-cell table:formula="of:=COM.MICROSOFT.CONCAT(&quot;&lt;ellipse style=&quot;&quot;fill:#000000;stroke:#000000;stroke-width:1;stroke-linejoin:round&quot;&quot;&quot;; &quot; id = &quot;&quot;circle&quot;; [.A143]; &quot;&quot;&quot;&quot;; &quot; cx=&quot;&quot;&quot;; [.H143]; &quot;&quot;&quot;&quot;; &quot; cy=&quot;&quot;&quot;; [.I14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41&quot; cx=&quot;136.345555555556&quot; cy=&quot;51.1719225352074&quot; rx=&quot;0.9&quot; ry=&quot;0.8&quot; /&gt;" calcext:value-type="string">
            <text:p>&lt;ellipse style="fill:#000000;stroke:#000000;stroke-width:1;stroke-linejoin:round" id = "circle141" cx="136.345555555556" cy="51.1719225352074" rx="0.9" ry="0.8" /&gt;</text:p>
          </table:table-cell>
          <table:table-cell table:formula="of:=COM.MICROSOFT.CONCAT([.K143]; &quot; &quot;; [.L143])" office:value-type="string" office:string-value="&lt;path style=&quot;fill:#000000;stroke-width:0.97;stroke:#000000;stroke-opacity:1&quot; d = &quot;M 136.345555555556,51.1719225352074 136.495666666667,46.1719412613363&quot; id = &quot;path141&quot; /&gt; &lt;ellipse style=&quot;fill:#000000;stroke:#000000;stroke-width:1;stroke-linejoin:round&quot; id = &quot;circle141&quot; cx=&quot;136.345555555556&quot; cy=&quot;51.1719225352074&quot; rx=&quot;0.9&quot; ry=&quot;0.8&quot; /&gt;" calcext:value-type="string">
            <text:p>&lt;path style="fill:#000000;stroke-width:0.97;stroke:#000000;stroke-opacity:1" d = "M 136.345555555556,51.1719225352074 136.495666666667,46.1719412613363" id = "path141" /&gt; &lt;ellipse style="fill:#000000;stroke:#000000;stroke-width:1;stroke-linejoin:round" id = "circle141" cx="136.345555555556" cy="51.1719225352074" rx="0.9" ry="0.8" /&gt;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ishap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float" office:value="40.752" calcext:value-type="float">
            <text:p>40.752</text:p>
          </table:table-cell>
          <table:table-cell office:value-type="float" office:value="-89.6154" calcext:value-type="float">
            <text:p>-89.6154</text:p>
          </table:table-cell>
          <table:table-cell table:formula="of:=([.G144] + 180) * (1400 / 360) - 215" office:value-type="float" office:value="136.495666666667" calcext:value-type="float">
            <text:p>136.495666666667</text:p>
          </table:table-cell>
          <table:table-cell table:formula="of:=(700/2)-(1400* LN(TAN((PI() / 4) + (([.F144] * PI() / 180) / 2))) / (2*PI())) - 130" office:value-type="float" office:value="46.1719412613363" calcext:value-type="float">
            <text:p>46.1719412613363</text:p>
          </table:table-cell>
          <table:table-cell table:formula="of:=COM.MICROSOFT.CONCAT([.H144]; ; &quot;,&quot;; [.I144]; &quot; &quot;; [.H145]; &quot;,&quot;; [.I145])" office:value-type="string" office:string-value="136.495666666667,46.1719412613363 136.495666666667,46.1719412613363" calcext:value-type="string">
            <text:p>136.495666666667,46.1719412613363 136.495666666667,46.1719412613363</text:p>
          </table:table-cell>
          <table:table-cell table:formula="of:=COM.MICROSOFT.CONCAT(&quot;&lt;path style=&quot;&quot;fill:#000000;stroke-width:0.97;stroke:#000000;stroke-opacity:1&quot;&quot; d = &quot;&quot;M &quot;; [.J144]; &quot;&quot;&quot; id = &quot;&quot;path&quot;; [.A144]; &quot;&quot;&quot; /&gt;&quot;)" office:value-type="string" office:string-value="&lt;path style=&quot;fill:#000000;stroke-width:0.97;stroke:#000000;stroke-opacity:1&quot; d = &quot;M 136.495666666667,46.1719412613363 136.495666666667,46.1719412613363&quot; id = &quot;path142&quot; /&gt;" calcext:value-type="string">
            <text:p>&lt;path style="fill:#000000;stroke-width:0.97;stroke:#000000;stroke-opacity:1" d = "M 136.495666666667,46.1719412613363 136.495666666667,46.1719412613363" id = "path142" /&gt;</text:p>
          </table:table-cell>
          <table:table-cell table:formula="of:=COM.MICROSOFT.CONCAT(&quot;&lt;ellipse style=&quot;&quot;fill:#000000;stroke:#000000;stroke-width:1;stroke-linejoin:round&quot;&quot;&quot;; &quot; id = &quot;&quot;circle&quot;; [.A144]; &quot;&quot;&quot;&quot;; &quot; cx=&quot;&quot;&quot;; [.H144]; &quot;&quot;&quot;&quot;; &quot; cy=&quot;&quot;&quot;; [.I14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42&quot; cx=&quot;136.495666666667&quot; cy=&quot;46.1719412613363&quot; rx=&quot;0.9&quot; ry=&quot;0.8&quot; /&gt;" calcext:value-type="string">
            <text:p>&lt;ellipse style="fill:#000000;stroke:#000000;stroke-width:1;stroke-linejoin:round" id = "circle142" cx="136.495666666667" cy="46.1719412613363" rx="0.9" ry="0.8" /&gt;</text:p>
          </table:table-cell>
          <table:table-cell table:formula="of:=COM.MICROSOFT.CONCAT([.K144]; &quot; &quot;; [.L144])" office:value-type="string" office:string-value="&lt;path style=&quot;fill:#000000;stroke-width:0.97;stroke:#000000;stroke-opacity:1&quot; d = &quot;M 136.495666666667,46.1719412613363 136.495666666667,46.1719412613363&quot; id = &quot;path142&quot; /&gt; &lt;ellipse style=&quot;fill:#000000;stroke:#000000;stroke-width:1;stroke-linejoin:round&quot; id = &quot;circle142&quot; cx=&quot;136.495666666667&quot; cy=&quot;46.1719412613363&quot; rx=&quot;0.9&quot; ry=&quot;0.8&quot; /&gt;" calcext:value-type="string">
            <text:p>&lt;path style="fill:#000000;stroke-width:0.97;stroke:#000000;stroke-opacity:1" d = "M 136.495666666667,46.1719412613363 136.495666666667,46.1719412613363" id = "path142" /&gt; &lt;ellipse style="fill:#000000;stroke:#000000;stroke-width:1;stroke-linejoin:round" id = "circle142" cx="136.495666666667" cy="46.1719412613363" rx="0.9" ry="0.8" /&gt;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offshoo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float" office:value="40.752" calcext:value-type="float">
            <text:p>40.752</text:p>
          </table:table-cell>
          <table:table-cell office:value-type="float" office:value="-89.6154" calcext:value-type="float">
            <text:p>-89.6154</text:p>
          </table:table-cell>
          <table:table-cell table:formula="of:=([.G145] + 180) * (1400 / 360) - 215" office:value-type="float" office:value="136.495666666667" calcext:value-type="float">
            <text:p>136.495666666667</text:p>
          </table:table-cell>
          <table:table-cell table:formula="of:=(700/2)-(1400* LN(TAN((PI() / 4) + (([.F145] * PI() / 180) / 2))) / (2*PI())) - 130" office:value-type="float" office:value="46.1719412613363" calcext:value-type="float">
            <text:p>46.1719412613363</text:p>
          </table:table-cell>
          <table:table-cell table:formula="of:=COM.MICROSOFT.CONCAT([.H145]; ; &quot;,&quot;; [.I145]; &quot; &quot;; [.H146]; &quot;,&quot;; [.I146])" office:value-type="string" office:string-value="136.495666666667,46.1719412613363 132.646055555556,42.0166652959016" calcext:value-type="string">
            <text:p>136.495666666667,46.1719412613363 132.646055555556,42.0166652959016</text:p>
          </table:table-cell>
          <table:table-cell table:formula="of:=COM.MICROSOFT.CONCAT(&quot;&lt;path style=&quot;&quot;fill:#000000;stroke-width:0.97;stroke:#000000;stroke-opacity:1&quot;&quot; d = &quot;&quot;M &quot;; [.J145]; &quot;&quot;&quot; id = &quot;&quot;path&quot;; [.A145]; &quot;&quot;&quot; /&gt;&quot;)" office:value-type="string" office:string-value="&lt;path style=&quot;fill:#000000;stroke-width:0.97;stroke:#000000;stroke-opacity:1&quot; d = &quot;M 136.495666666667,46.1719412613363 132.646055555556,42.0166652959016&quot; id = &quot;path143&quot; /&gt;" calcext:value-type="string">
            <text:p>&lt;path style="fill:#000000;stroke-width:0.97;stroke:#000000;stroke-opacity:1" d = "M 136.495666666667,46.1719412613363 132.646055555556,42.0166652959016" id = "path143" /&gt;</text:p>
          </table:table-cell>
          <table:table-cell table:formula="of:=COM.MICROSOFT.CONCAT(&quot;&lt;ellipse style=&quot;&quot;fill:#000000;stroke:#000000;stroke-width:1;stroke-linejoin:round&quot;&quot;&quot;; &quot; id = &quot;&quot;circle&quot;; [.A145]; &quot;&quot;&quot;&quot;; &quot; cx=&quot;&quot;&quot;; [.H145]; &quot;&quot;&quot;&quot;; &quot; cy=&quot;&quot;&quot;; [.I14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43&quot; cx=&quot;136.495666666667&quot; cy=&quot;46.1719412613363&quot; rx=&quot;0.9&quot; ry=&quot;0.8&quot; /&gt;" calcext:value-type="string">
            <text:p>&lt;ellipse style="fill:#000000;stroke:#000000;stroke-width:1;stroke-linejoin:round" id = "circle143" cx="136.495666666667" cy="46.1719412613363" rx="0.9" ry="0.8" /&gt;</text:p>
          </table:table-cell>
          <table:table-cell table:formula="of:=COM.MICROSOFT.CONCAT([.K145]; &quot; &quot;; [.L145])" office:value-type="string" office:string-value="&lt;path style=&quot;fill:#000000;stroke-width:0.97;stroke:#000000;stroke-opacity:1&quot; d = &quot;M 136.495666666667,46.1719412613363 132.646055555556,42.0166652959016&quot; id = &quot;path143&quot; /&gt; &lt;ellipse style=&quot;fill:#000000;stroke:#000000;stroke-width:1;stroke-linejoin:round&quot; id = &quot;circle143&quot; cx=&quot;136.495666666667&quot; cy=&quot;46.1719412613363&quot; rx=&quot;0.9&quot; ry=&quot;0.8&quot; /&gt;" calcext:value-type="string">
            <text:p>&lt;path style="fill:#000000;stroke-width:0.97;stroke:#000000;stroke-opacity:1" d = "M 136.495666666667,46.1719412613363 132.646055555556,42.0166652959016" id = "path143" /&gt; &lt;ellipse style="fill:#000000;stroke:#000000;stroke-width:1;stroke-linejoin:round" id = "circle143" cx="136.495666666667" cy="46.1719412613363" rx="0.9" ry="0.8" /&gt;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lashomb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Davenport</text:p>
          </table:table-cell>
          <table:table-cell office:value-type="float" office:value="41.5565" calcext:value-type="float">
            <text:p>41.5565</text:p>
          </table:table-cell>
          <table:table-cell office:value-type="float" office:value="-90.6053" calcext:value-type="float">
            <text:p>-90.6053</text:p>
          </table:table-cell>
          <table:table-cell table:formula="of:=([.G146] + 180) * (1400 / 360) - 215" office:value-type="float" office:value="132.646055555556" calcext:value-type="float">
            <text:p>132.646055555556</text:p>
          </table:table-cell>
          <table:table-cell table:formula="of:=(700/2)-(1400* LN(TAN((PI() / 4) + (([.F146] * PI() / 180) / 2))) / (2*PI())) - 130" office:value-type="float" office:value="42.0166652959016" calcext:value-type="float">
            <text:p>42.0166652959016</text:p>
          </table:table-cell>
          <table:table-cell table:formula="of:=COM.MICROSOFT.CONCAT([.H146]; ; &quot;,&quot;; [.I146]; &quot; &quot;; [.H147]; &quot;,&quot;; [.I147])" office:value-type="string" office:string-value="132.646055555556,42.0166652959016 128.473277777778,39.880678946315" calcext:value-type="string">
            <text:p>132.646055555556,42.0166652959016 128.473277777778,39.880678946315</text:p>
          </table:table-cell>
          <table:table-cell table:formula="of:=COM.MICROSOFT.CONCAT(&quot;&lt;path style=&quot;&quot;fill:#000000;stroke-width:0.97;stroke:#000000;stroke-opacity:1&quot;&quot; d = &quot;&quot;M &quot;; [.J146]; &quot;&quot;&quot; id = &quot;&quot;path&quot;; [.A146]; &quot;&quot;&quot; /&gt;&quot;)" office:value-type="string" office:string-value="&lt;path style=&quot;fill:#000000;stroke-width:0.97;stroke:#000000;stroke-opacity:1&quot; d = &quot;M 132.646055555556,42.0166652959016 128.473277777778,39.880678946315&quot; id = &quot;path144&quot; /&gt;" calcext:value-type="string">
            <text:p>&lt;path style="fill:#000000;stroke-width:0.97;stroke:#000000;stroke-opacity:1" d = "M 132.646055555556,42.0166652959016 128.473277777778,39.880678946315" id = "path144" /&gt;</text:p>
          </table:table-cell>
          <table:table-cell table:formula="of:=COM.MICROSOFT.CONCAT(&quot;&lt;ellipse style=&quot;&quot;fill:#000000;stroke:#000000;stroke-width:1;stroke-linejoin:round&quot;&quot;&quot;; &quot; id = &quot;&quot;circle&quot;; [.A146]; &quot;&quot;&quot;&quot;; &quot; cx=&quot;&quot;&quot;; [.H146]; &quot;&quot;&quot;&quot;; &quot; cy=&quot;&quot;&quot;; [.I14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44&quot; cx=&quot;132.646055555556&quot; cy=&quot;42.0166652959016&quot; rx=&quot;0.9&quot; ry=&quot;0.8&quot; /&gt;" calcext:value-type="string">
            <text:p>&lt;ellipse style="fill:#000000;stroke:#000000;stroke-width:1;stroke-linejoin:round" id = "circle144" cx="132.646055555556" cy="42.0166652959016" rx="0.9" ry="0.8" /&gt;</text:p>
          </table:table-cell>
          <table:table-cell table:formula="of:=COM.MICROSOFT.CONCAT([.K146]; &quot; &quot;; [.L146])" office:value-type="string" office:string-value="&lt;path style=&quot;fill:#000000;stroke-width:0.97;stroke:#000000;stroke-opacity:1&quot; d = &quot;M 132.646055555556,42.0166652959016 128.473277777778,39.880678946315&quot; id = &quot;path144&quot; /&gt; &lt;ellipse style=&quot;fill:#000000;stroke:#000000;stroke-width:1;stroke-linejoin:round&quot; id = &quot;circle144&quot; cx=&quot;132.646055555556&quot; cy=&quot;42.0166652959016&quot; rx=&quot;0.9&quot; ry=&quot;0.8&quot; /&gt;" calcext:value-type="string">
            <text:p>&lt;path style="fill:#000000;stroke-width:0.97;stroke:#000000;stroke-opacity:1" d = "M 132.646055555556,42.0166652959016 128.473277777778,39.880678946315" id = "path144" /&gt; &lt;ellipse style="fill:#000000;stroke:#000000;stroke-width:1;stroke-linejoin:round" id = "circle144" cx="132.646055555556" cy="42.0166652959016" rx="0.9" ry="0.8" /&gt;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Cedar Rapids</text:p>
          </table:table-cell>
          <table:table-cell office:value-type="float" office:value="41.9662" calcext:value-type="float">
            <text:p>41.9662</text:p>
          </table:table-cell>
          <table:table-cell office:value-type="float" office:value="-91.6783" calcext:value-type="float">
            <text:p>-91.6783</text:p>
          </table:table-cell>
          <table:table-cell table:formula="of:=([.G147] + 180) * (1400 / 360) - 215" office:value-type="float" office:value="128.473277777778" calcext:value-type="float">
            <text:p>128.473277777778</text:p>
          </table:table-cell>
          <table:table-cell table:formula="of:=(700/2)-(1400* LN(TAN((PI() / 4) + (([.F147] * PI() / 180) / 2))) / (2*PI())) - 130" office:value-type="float" office:value="39.880678946315" calcext:value-type="float">
            <text:p>39.880678946315</text:p>
          </table:table-cell>
          <table:table-cell table:formula="of:=COM.MICROSOFT.CONCAT([.H147]; ; &quot;,&quot;; [.I147]; &quot; &quot;; [.H148]; &quot;,&quot;; [.I148])" office:value-type="string" office:string-value="128.473277777778,39.880678946315 120.959166666667,41.9335037769366" calcext:value-type="string">
            <text:p>128.473277777778,39.880678946315 120.959166666667,41.9335037769366</text:p>
          </table:table-cell>
          <table:table-cell table:formula="of:=COM.MICROSOFT.CONCAT(&quot;&lt;path style=&quot;&quot;fill:#000000;stroke-width:0.97;stroke:#000000;stroke-opacity:1&quot;&quot; d = &quot;&quot;M &quot;; [.J147]; &quot;&quot;&quot; id = &quot;&quot;path&quot;; [.A147]; &quot;&quot;&quot; /&gt;&quot;)" office:value-type="string" office:string-value="&lt;path style=&quot;fill:#000000;stroke-width:0.97;stroke:#000000;stroke-opacity:1&quot; d = &quot;M 128.473277777778,39.880678946315 120.959166666667,41.9335037769366&quot; id = &quot;path145&quot; /&gt;" calcext:value-type="string">
            <text:p>&lt;path style="fill:#000000;stroke-width:0.97;stroke:#000000;stroke-opacity:1" d = "M 128.473277777778,39.880678946315 120.959166666667,41.9335037769366" id = "path145" /&gt;</text:p>
          </table:table-cell>
          <table:table-cell table:formula="of:=COM.MICROSOFT.CONCAT(&quot;&lt;ellipse style=&quot;&quot;fill:#000000;stroke:#000000;stroke-width:1;stroke-linejoin:round&quot;&quot;&quot;; &quot; id = &quot;&quot;circle&quot;; [.A147]; &quot;&quot;&quot;&quot;; &quot; cx=&quot;&quot;&quot;; [.H147]; &quot;&quot;&quot;&quot;; &quot; cy=&quot;&quot;&quot;; [.I14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45&quot; cx=&quot;128.473277777778&quot; cy=&quot;39.880678946315&quot; rx=&quot;0.9&quot; ry=&quot;0.8&quot; /&gt;" calcext:value-type="string">
            <text:p>&lt;ellipse style="fill:#000000;stroke:#000000;stroke-width:1;stroke-linejoin:round" id = "circle145" cx="128.473277777778" cy="39.880678946315" rx="0.9" ry="0.8" /&gt;</text:p>
          </table:table-cell>
          <table:table-cell table:formula="of:=COM.MICROSOFT.CONCAT([.K147]; &quot; &quot;; [.L147])" office:value-type="string" office:string-value="&lt;path style=&quot;fill:#000000;stroke-width:0.97;stroke:#000000;stroke-opacity:1&quot; d = &quot;M 128.473277777778,39.880678946315 120.959166666667,41.9335037769366&quot; id = &quot;path145&quot; /&gt; &lt;ellipse style=&quot;fill:#000000;stroke:#000000;stroke-width:1;stroke-linejoin:round&quot; id = &quot;circle145&quot; cx=&quot;128.473277777778&quot; cy=&quot;39.880678946315&quot; rx=&quot;0.9&quot; ry=&quot;0.8&quot; /&gt;" calcext:value-type="string">
            <text:p>&lt;path style="fill:#000000;stroke-width:0.97;stroke:#000000;stroke-opacity:1" d = "M 128.473277777778,39.880678946315 120.959166666667,41.9335037769366" id = "path145" /&gt; &lt;ellipse style="fill:#000000;stroke:#000000;stroke-width:1;stroke-linejoin:round" id = "circle145" cx="128.473277777778" cy="39.880678946315" rx="0.9" ry="0.8" /&gt;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float" office:value="41.5725" calcext:value-type="float">
            <text:p>41.5725</text:p>
          </table:table-cell>
          <table:table-cell office:value-type="float" office:value="-93.6105" calcext:value-type="float">
            <text:p>-93.6105</text:p>
          </table:table-cell>
          <table:table-cell table:formula="of:=([.G148] + 180) * (1400 / 360) - 215" office:value-type="float" office:value="120.959166666667" calcext:value-type="float">
            <text:p>120.959166666667</text:p>
          </table:table-cell>
          <table:table-cell table:formula="of:=(700/2)-(1400* LN(TAN((PI() / 4) + (([.F148] * PI() / 180) / 2))) / (2*PI())) - 130" office:value-type="float" office:value="41.9335037769366" calcext:value-type="float">
            <text:p>41.9335037769366</text:p>
          </table:table-cell>
          <table:table-cell table:formula="of:=COM.MICROSOFT.CONCAT([.H148]; ; &quot;,&quot;; [.I148]; &quot; &quot;; [.H149]; &quot;,&quot;; [.I149])" office:value-type="string" office:string-value="120.959166666667,41.9335037769366 111.460944444444,43.5400764501789" calcext:value-type="string">
            <text:p>120.959166666667,41.9335037769366 111.460944444444,43.5400764501789</text:p>
          </table:table-cell>
          <table:table-cell table:formula="of:=COM.MICROSOFT.CONCAT(&quot;&lt;path style=&quot;&quot;fill:#000000;stroke-width:0.97;stroke:#000000;stroke-opacity:1&quot;&quot; d = &quot;&quot;M &quot;; [.J148]; &quot;&quot;&quot; id = &quot;&quot;path&quot;; [.A148]; &quot;&quot;&quot; /&gt;&quot;)" office:value-type="string" office:string-value="&lt;path style=&quot;fill:#000000;stroke-width:0.97;stroke:#000000;stroke-opacity:1&quot; d = &quot;M 120.959166666667,41.9335037769366 111.460944444444,43.5400764501789&quot; id = &quot;path146&quot; /&gt;" calcext:value-type="string">
            <text:p>&lt;path style="fill:#000000;stroke-width:0.97;stroke:#000000;stroke-opacity:1" d = "M 120.959166666667,41.9335037769366 111.460944444444,43.5400764501789" id = "path146" /&gt;</text:p>
          </table:table-cell>
          <table:table-cell table:formula="of:=COM.MICROSOFT.CONCAT(&quot;&lt;ellipse style=&quot;&quot;fill:#000000;stroke:#000000;stroke-width:1;stroke-linejoin:round&quot;&quot;&quot;; &quot; id = &quot;&quot;circle&quot;; [.A148]; &quot;&quot;&quot;&quot;; &quot; cx=&quot;&quot;&quot;; [.H148]; &quot;&quot;&quot;&quot;; &quot; cy=&quot;&quot;&quot;; [.I14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46&quot; cx=&quot;120.959166666667&quot; cy=&quot;41.9335037769366&quot; rx=&quot;0.9&quot; ry=&quot;0.8&quot; /&gt;" calcext:value-type="string">
            <text:p>&lt;ellipse style="fill:#000000;stroke:#000000;stroke-width:1;stroke-linejoin:round" id = "circle146" cx="120.959166666667" cy="41.9335037769366" rx="0.9" ry="0.8" /&gt;</text:p>
          </table:table-cell>
          <table:table-cell table:formula="of:=COM.MICROSOFT.CONCAT([.K148]; &quot; &quot;; [.L148])" office:value-type="string" office:string-value="&lt;path style=&quot;fill:#000000;stroke-width:0.97;stroke:#000000;stroke-opacity:1&quot; d = &quot;M 120.959166666667,41.9335037769366 111.460944444444,43.5400764501789&quot; id = &quot;path146&quot; /&gt; &lt;ellipse style=&quot;fill:#000000;stroke:#000000;stroke-width:1;stroke-linejoin:round&quot; id = &quot;circle146&quot; cx=&quot;120.959166666667&quot; cy=&quot;41.9335037769366&quot; rx=&quot;0.9&quot; ry=&quot;0.8&quot; /&gt;" calcext:value-type="string">
            <text:p>&lt;path style="fill:#000000;stroke-width:0.97;stroke:#000000;stroke-opacity:1" d = "M 120.959166666667,41.9335037769366 111.460944444444,43.5400764501789" id = "path146" /&gt; &lt;ellipse style="fill:#000000;stroke:#000000;stroke-width:1;stroke-linejoin:round" id = "circle146" cx="120.959166666667" cy="41.9335037769366" rx="0.9" ry="0.8" /&gt;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float" office:value="41.2627" calcext:value-type="float">
            <text:p>41.2627</text:p>
          </table:table-cell>
          <table:table-cell office:value-type="float" office:value="-96.0529" calcext:value-type="float">
            <text:p>-96.0529</text:p>
          </table:table-cell>
          <table:table-cell table:formula="of:=([.G149] + 180) * (1400 / 360) - 215" office:value-type="float" office:value="111.460944444444" calcext:value-type="float">
            <text:p>111.460944444444</text:p>
          </table:table-cell>
          <table:table-cell table:formula="of:=(700/2)-(1400* LN(TAN((PI() / 4) + (([.F149] * PI() / 180) / 2))) / (2*PI())) - 130" office:value-type="float" office:value="43.5400764501789" calcext:value-type="float">
            <text:p>43.5400764501789</text:p>
          </table:table-cell>
          <table:table-cell table:formula="of:=COM.MICROSOFT.CONCAT([.H149]; ; &quot;,&quot;; [.I149]; &quot; &quot;; [.H150]; &quot;,&quot;; [.I150])" office:value-type="string" office:string-value="111.460944444444,43.5400764501789 111.460944444444,43.5400764501789" calcext:value-type="string">
            <text:p>111.460944444444,43.5400764501789 111.460944444444,43.5400764501789</text:p>
          </table:table-cell>
          <table:table-cell table:formula="of:=COM.MICROSOFT.CONCAT(&quot;&lt;path style=&quot;&quot;fill:#000000;stroke-width:0.97;stroke:#000000;stroke-opacity:1&quot;&quot; d = &quot;&quot;M &quot;; [.J149]; &quot;&quot;&quot; id = &quot;&quot;path&quot;; [.A149]; &quot;&quot;&quot; /&gt;&quot;)" office:value-type="string" office:string-value="&lt;path style=&quot;fill:#000000;stroke-width:0.97;stroke:#000000;stroke-opacity:1&quot; d = &quot;M 111.460944444444,43.5400764501789 111.460944444444,43.5400764501789&quot; id = &quot;path147&quot; /&gt;" calcext:value-type="string">
            <text:p>&lt;path style="fill:#000000;stroke-width:0.97;stroke:#000000;stroke-opacity:1" d = "M 111.460944444444,43.5400764501789 111.460944444444,43.5400764501789" id = "path147" /&gt;</text:p>
          </table:table-cell>
          <table:table-cell table:formula="of:=COM.MICROSOFT.CONCAT(&quot;&lt;ellipse style=&quot;&quot;fill:#000000;stroke:#000000;stroke-width:1;stroke-linejoin:round&quot;&quot;&quot;; &quot; id = &quot;&quot;circle&quot;; [.A149]; &quot;&quot;&quot;&quot;; &quot; cx=&quot;&quot;&quot;; [.H149]; &quot;&quot;&quot;&quot;; &quot; cy=&quot;&quot;&quot;; [.I14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47&quot; cx=&quot;111.460944444444&quot; cy=&quot;43.5400764501789&quot; rx=&quot;0.9&quot; ry=&quot;0.8&quot; /&gt;" calcext:value-type="string">
            <text:p>&lt;ellipse style="fill:#000000;stroke:#000000;stroke-width:1;stroke-linejoin:round" id = "circle147" cx="111.460944444444" cy="43.5400764501789" rx="0.9" ry="0.8" /&gt;</text:p>
          </table:table-cell>
          <table:table-cell table:formula="of:=COM.MICROSOFT.CONCAT([.K149]; &quot; &quot;; [.L149])" office:value-type="string" office:string-value="&lt;path style=&quot;fill:#000000;stroke-width:0.97;stroke:#000000;stroke-opacity:1&quot; d = &quot;M 111.460944444444,43.5400764501789 111.460944444444,43.5400764501789&quot; id = &quot;path147&quot; /&gt; &lt;ellipse style=&quot;fill:#000000;stroke:#000000;stroke-width:1;stroke-linejoin:round&quot; id = &quot;circle147&quot; cx=&quot;111.460944444444&quot; cy=&quot;43.5400764501789&quot; rx=&quot;0.9&quot; ry=&quot;0.8&quot; /&gt;" calcext:value-type="string">
            <text:p>&lt;path style="fill:#000000;stroke-width:0.97;stroke:#000000;stroke-opacity:1" d = "M 111.460944444444,43.5400764501789 111.460944444444,43.5400764501789" id = "path147" /&gt; &lt;ellipse style="fill:#000000;stroke:#000000;stroke-width:1;stroke-linejoin:round" id = "circle147" cx="111.460944444444" cy="43.5400764501789" rx="0.9" ry="0.8" /&gt;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float" office:value="41.2627" calcext:value-type="float">
            <text:p>41.2627</text:p>
          </table:table-cell>
          <table:table-cell office:value-type="float" office:value="-96.0529" calcext:value-type="float">
            <text:p>-96.0529</text:p>
          </table:table-cell>
          <table:table-cell table:formula="of:=([.G150] + 180) * (1400 / 360) - 215" office:value-type="float" office:value="111.460944444444" calcext:value-type="float">
            <text:p>111.460944444444</text:p>
          </table:table-cell>
          <table:table-cell table:formula="of:=(700/2)-(1400* LN(TAN((PI() / 4) + (([.F150] * PI() / 180) / 2))) / (2*PI())) - 130" office:value-type="float" office:value="43.5400764501789" calcext:value-type="float">
            <text:p>43.5400764501789</text:p>
          </table:table-cell>
          <table:table-cell table:formula="of:=COM.MICROSOFT.CONCAT([.H150]; ; &quot;,&quot;; [.I150]; &quot; &quot;; [.H151]; &quot;,&quot;; [.I151])" office:value-type="string" office:string-value="111.460944444444,43.5400764501789 110.149611111111,37.0985999459022" calcext:value-type="string">
            <text:p>111.460944444444,43.5400764501789 110.149611111111,37.0985999459022</text:p>
          </table:table-cell>
          <table:table-cell table:formula="of:=COM.MICROSOFT.CONCAT(&quot;&lt;path style=&quot;&quot;fill:#000000;stroke-width:0.97;stroke:#000000;stroke-opacity:1&quot;&quot; d = &quot;&quot;M &quot;; [.J150]; &quot;&quot;&quot; id = &quot;&quot;path&quot;; [.A150]; &quot;&quot;&quot; /&gt;&quot;)" office:value-type="string" office:string-value="&lt;path style=&quot;fill:#000000;stroke-width:0.97;stroke:#000000;stroke-opacity:1&quot; d = &quot;M 111.460944444444,43.5400764501789 110.149611111111,37.0985999459022&quot; id = &quot;path148&quot; /&gt;" calcext:value-type="string">
            <text:p>&lt;path style="fill:#000000;stroke-width:0.97;stroke:#000000;stroke-opacity:1" d = "M 111.460944444444,43.5400764501789 110.149611111111,37.0985999459022" id = "path148" /&gt;</text:p>
          </table:table-cell>
          <table:table-cell table:formula="of:=COM.MICROSOFT.CONCAT(&quot;&lt;ellipse style=&quot;&quot;fill:#000000;stroke:#000000;stroke-width:1;stroke-linejoin:round&quot;&quot;&quot;; &quot; id = &quot;&quot;circle&quot;; [.A150]; &quot;&quot;&quot;&quot;; &quot; cx=&quot;&quot;&quot;; [.H150]; &quot;&quot;&quot;&quot;; &quot; cy=&quot;&quot;&quot;; [.I15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48&quot; cx=&quot;111.460944444444&quot; cy=&quot;43.5400764501789&quot; rx=&quot;0.9&quot; ry=&quot;0.8&quot; /&gt;" calcext:value-type="string">
            <text:p>&lt;ellipse style="fill:#000000;stroke:#000000;stroke-width:1;stroke-linejoin:round" id = "circle148" cx="111.460944444444" cy="43.5400764501789" rx="0.9" ry="0.8" /&gt;</text:p>
          </table:table-cell>
          <table:table-cell table:formula="of:=COM.MICROSOFT.CONCAT([.K150]; &quot; &quot;; [.L150])" office:value-type="string" office:string-value="&lt;path style=&quot;fill:#000000;stroke-width:0.97;stroke:#000000;stroke-opacity:1&quot; d = &quot;M 111.460944444444,43.5400764501789 110.149611111111,37.0985999459022&quot; id = &quot;path148&quot; /&gt; &lt;ellipse style=&quot;fill:#000000;stroke:#000000;stroke-width:1;stroke-linejoin:round&quot; id = &quot;circle148&quot; cx=&quot;111.460944444444&quot; cy=&quot;43.5400764501789&quot; rx=&quot;0.9&quot; ry=&quot;0.8&quot; /&gt;" calcext:value-type="string">
            <text:p>&lt;path style="fill:#000000;stroke-width:0.97;stroke:#000000;stroke-opacity:1" d = "M 111.460944444444,43.5400764501789 110.149611111111,37.0985999459022" id = "path148" /&gt; &lt;ellipse style="fill:#000000;stroke:#000000;stroke-width:1;stroke-linejoin:round" id = "circle148" cx="111.460944444444" cy="43.5400764501789" rx="0.9" ry="0.8" /&gt;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Sioux City</text:p>
          </table:table-cell>
          <table:table-cell office:value-type="float" office:value="42.4959" calcext:value-type="float">
            <text:p>42.4959</text:p>
          </table:table-cell>
          <table:table-cell office:value-type="float" office:value="-96.3901" calcext:value-type="float">
            <text:p>-96.3901</text:p>
          </table:table-cell>
          <table:table-cell table:formula="of:=([.G151] + 180) * (1400 / 360) - 215" office:value-type="float" office:value="110.149611111111" calcext:value-type="float">
            <text:p>110.149611111111</text:p>
          </table:table-cell>
          <table:table-cell table:formula="of:=(700/2)-(1400* LN(TAN((PI() / 4) + (([.F151] * PI() / 180) / 2))) / (2*PI())) - 130" office:value-type="float" office:value="37.0985999459022" calcext:value-type="float">
            <text:p>37.0985999459022</text:p>
          </table:table-cell>
          <table:table-cell table:formula="of:=COM.MICROSOFT.CONCAT([.H151]; ; &quot;,&quot;; [.I151]; &quot; &quot;; [.H152]; &quot;,&quot;; [.I152])" office:value-type="string" office:string-value="110.149611111111,37.0985999459022 118.776333333333,20.6643870566407" calcext:value-type="string">
            <text:p>110.149611111111,37.0985999459022 118.776333333333,20.6643870566407</text:p>
          </table:table-cell>
          <table:table-cell table:formula="of:=COM.MICROSOFT.CONCAT(&quot;&lt;path style=&quot;&quot;fill:#000000;stroke-width:0.97;stroke:#000000;stroke-opacity:1&quot;&quot; d = &quot;&quot;M &quot;; [.J151]; &quot;&quot;&quot; id = &quot;&quot;path&quot;; [.A151]; &quot;&quot;&quot; /&gt;&quot;)" office:value-type="string" office:string-value="&lt;path style=&quot;fill:#000000;stroke-width:0.97;stroke:#000000;stroke-opacity:1&quot; d = &quot;M 110.149611111111,37.0985999459022 118.776333333333,20.6643870566407&quot; id = &quot;path149&quot; /&gt;" calcext:value-type="string">
            <text:p>&lt;path style="fill:#000000;stroke-width:0.97;stroke:#000000;stroke-opacity:1" d = "M 110.149611111111,37.0985999459022 118.776333333333,20.6643870566407" id = "path149" /&gt;</text:p>
          </table:table-cell>
          <table:table-cell table:formula="of:=COM.MICROSOFT.CONCAT(&quot;&lt;ellipse style=&quot;&quot;fill:#000000;stroke:#000000;stroke-width:1;stroke-linejoin:round&quot;&quot;&quot;; &quot; id = &quot;&quot;circle&quot;; [.A151]; &quot;&quot;&quot;&quot;; &quot; cx=&quot;&quot;&quot;; [.H151]; &quot;&quot;&quot;&quot;; &quot; cy=&quot;&quot;&quot;; [.I15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49&quot; cx=&quot;110.149611111111&quot; cy=&quot;37.0985999459022&quot; rx=&quot;0.9&quot; ry=&quot;0.8&quot; /&gt;" calcext:value-type="string">
            <text:p>&lt;ellipse style="fill:#000000;stroke:#000000;stroke-width:1;stroke-linejoin:round" id = "circle149" cx="110.149611111111" cy="37.0985999459022" rx="0.9" ry="0.8" /&gt;</text:p>
          </table:table-cell>
          <table:table-cell table:formula="of:=COM.MICROSOFT.CONCAT([.K151]; &quot; &quot;; [.L151])" office:value-type="string" office:string-value="&lt;path style=&quot;fill:#000000;stroke-width:0.97;stroke:#000000;stroke-opacity:1&quot; d = &quot;M 110.149611111111,37.0985999459022 118.776333333333,20.6643870566407&quot; id = &quot;path149&quot; /&gt; &lt;ellipse style=&quot;fill:#000000;stroke:#000000;stroke-width:1;stroke-linejoin:round&quot; id = &quot;circle149&quot; cx=&quot;110.149611111111&quot; cy=&quot;37.0985999459022&quot; rx=&quot;0.9&quot; ry=&quot;0.8&quot; /&gt;" calcext:value-type="string">
            <text:p>&lt;path style="fill:#000000;stroke-width:0.97;stroke:#000000;stroke-opacity:1" d = "M 110.149611111111,37.0985999459022 118.776333333333,20.6643870566407" id = "path149" /&gt; &lt;ellipse style="fill:#000000;stroke:#000000;stroke-width:1;stroke-linejoin:round" id = "circle149" cx="110.149611111111" cy="37.0985999459022" rx="0.9" ry="0.8" /&gt;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means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. Cloud</text:p>
          </table:table-cell>
          <table:table-cell office:value-type="float" office:value="45.534" calcext:value-type="float">
            <text:p>45.534</text:p>
          </table:table-cell>
          <table:table-cell office:value-type="float" office:value="-94.1718" calcext:value-type="float">
            <text:p>-94.1718</text:p>
          </table:table-cell>
          <table:table-cell table:formula="of:=([.G152] + 180) * (1400 / 360) - 215" office:value-type="float" office:value="118.776333333333" calcext:value-type="float">
            <text:p>118.776333333333</text:p>
          </table:table-cell>
          <table:table-cell table:formula="of:=(700/2)-(1400* LN(TAN((PI() / 4) + (([.F152] * PI() / 180) / 2))) / (2*PI())) - 130" office:value-type="float" office:value="20.6643870566407" calcext:value-type="float">
            <text:p>20.6643870566407</text:p>
          </table:table-cell>
          <table:table-cell table:formula="of:=COM.MICROSOFT.CONCAT([.H152]; ; &quot;,&quot;; [.I152]; &quot; &quot;; [.H153]; &quot;,&quot;; [.I153])" office:value-type="string" office:string-value="118.776333333333,20.6643870566407 126.6805,13.6936093706573" calcext:value-type="string">
            <text:p>118.776333333333,20.6643870566407 126.6805,13.6936093706573</text:p>
          </table:table-cell>
          <table:table-cell table:formula="of:=COM.MICROSOFT.CONCAT(&quot;&lt;path style=&quot;&quot;fill:#000000;stroke-width:0.97;stroke:#000000;stroke-opacity:1&quot;&quot; d = &quot;&quot;M &quot;; [.J152]; &quot;&quot;&quot; id = &quot;&quot;path&quot;; [.A152]; &quot;&quot;&quot; /&gt;&quot;)" office:value-type="string" office:string-value="&lt;path style=&quot;fill:#000000;stroke-width:0.97;stroke:#000000;stroke-opacity:1&quot; d = &quot;M 118.776333333333,20.6643870566407 126.6805,13.6936093706573&quot; id = &quot;path150&quot; /&gt;" calcext:value-type="string">
            <text:p>&lt;path style="fill:#000000;stroke-width:0.97;stroke:#000000;stroke-opacity:1" d = "M 118.776333333333,20.6643870566407 126.6805,13.6936093706573" id = "path150" /&gt;</text:p>
          </table:table-cell>
          <table:table-cell table:formula="of:=COM.MICROSOFT.CONCAT(&quot;&lt;ellipse style=&quot;&quot;fill:#000000;stroke:#000000;stroke-width:1;stroke-linejoin:round&quot;&quot;&quot;; &quot; id = &quot;&quot;circle&quot;; [.A152]; &quot;&quot;&quot;&quot;; &quot; cx=&quot;&quot;&quot;; [.H152]; &quot;&quot;&quot;&quot;; &quot; cy=&quot;&quot;&quot;; [.I15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50&quot; cx=&quot;118.776333333333&quot; cy=&quot;20.6643870566407&quot; rx=&quot;0.9&quot; ry=&quot;0.8&quot; /&gt;" calcext:value-type="string">
            <text:p>&lt;ellipse style="fill:#000000;stroke:#000000;stroke-width:1;stroke-linejoin:round" id = "circle150" cx="118.776333333333" cy="20.6643870566407" rx="0.9" ry="0.8" /&gt;</text:p>
          </table:table-cell>
          <table:table-cell table:formula="of:=COM.MICROSOFT.CONCAT([.K152]; &quot; &quot;; [.L152])" office:value-type="string" office:string-value="&lt;path style=&quot;fill:#000000;stroke-width:0.97;stroke:#000000;stroke-opacity:1&quot; d = &quot;M 118.776333333333,20.6643870566407 126.6805,13.6936093706573&quot; id = &quot;path150&quot; /&gt; &lt;ellipse style=&quot;fill:#000000;stroke:#000000;stroke-width:1;stroke-linejoin:round&quot; id = &quot;circle150&quot; cx=&quot;118.776333333333&quot; cy=&quot;20.6643870566407&quot; rx=&quot;0.9&quot; ry=&quot;0.8&quot; /&gt;" calcext:value-type="string">
            <text:p>&lt;path style="fill:#000000;stroke-width:0.97;stroke:#000000;stroke-opacity:1" d = "M 118.776333333333,20.6643870566407 126.6805,13.6936093706573" id = "path150" /&gt; &lt;ellipse style="fill:#000000;stroke:#000000;stroke-width:1;stroke-linejoin:round" id = "circle150" cx="118.776333333333" cy="20.6643870566407" rx="0.9" ry="0.8" /&gt;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Duluth</text:p>
          </table:table-cell>
          <table:table-cell office:value-type="float" office:value="46.7756" calcext:value-type="float">
            <text:p>46.7756</text:p>
          </table:table-cell>
          <table:table-cell office:value-type="float" office:value="-92.1393" calcext:value-type="float">
            <text:p>-92.1393</text:p>
          </table:table-cell>
          <table:table-cell table:formula="of:=([.G153] + 180) * (1400 / 360) - 215" office:value-type="float" office:value="126.6805" calcext:value-type="float">
            <text:p>126.6805</text:p>
          </table:table-cell>
          <table:table-cell table:formula="of:=(700/2)-(1400* LN(TAN((PI() / 4) + (([.F153] * PI() / 180) / 2))) / (2*PI())) - 130" office:value-type="float" office:value="13.6936093706573" calcext:value-type="float">
            <text:p>13.6936093706573</text:p>
          </table:table-cell>
          <table:table-cell table:formula="of:=COM.MICROSOFT.CONCAT([.H153]; ; &quot;,&quot;; [.I153]; &quot; &quot;; [.H154]; &quot;,&quot;; [.I154])" office:value-type="string" office:string-value="126.6805,13.6936093706573 121.970277777778,23.0028882608849" calcext:value-type="string">
            <text:p>126.6805,13.6936093706573 121.970277777778,23.0028882608849</text:p>
          </table:table-cell>
          <table:table-cell table:formula="of:=COM.MICROSOFT.CONCAT(&quot;&lt;path style=&quot;&quot;fill:#000000;stroke-width:0.97;stroke:#000000;stroke-opacity:1&quot;&quot; d = &quot;&quot;M &quot;; [.J153]; &quot;&quot;&quot; id = &quot;&quot;path&quot;; [.A153]; &quot;&quot;&quot; /&gt;&quot;)" office:value-type="string" office:string-value="&lt;path style=&quot;fill:#000000;stroke-width:0.97;stroke:#000000;stroke-opacity:1&quot; d = &quot;M 126.6805,13.6936093706573 121.970277777778,23.0028882608849&quot; id = &quot;path151&quot; /&gt;" calcext:value-type="string">
            <text:p>&lt;path style="fill:#000000;stroke-width:0.97;stroke:#000000;stroke-opacity:1" d = "M 126.6805,13.6936093706573 121.970277777778,23.0028882608849" id = "path151" /&gt;</text:p>
          </table:table-cell>
          <table:table-cell table:formula="of:=COM.MICROSOFT.CONCAT(&quot;&lt;ellipse style=&quot;&quot;fill:#000000;stroke:#000000;stroke-width:1;stroke-linejoin:round&quot;&quot;&quot;; &quot; id = &quot;&quot;circle&quot;; [.A153]; &quot;&quot;&quot;&quot;; &quot; cx=&quot;&quot;&quot;; [.H153]; &quot;&quot;&quot;&quot;; &quot; cy=&quot;&quot;&quot;; [.I15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51&quot; cx=&quot;126.6805&quot; cy=&quot;13.6936093706573&quot; rx=&quot;0.9&quot; ry=&quot;0.8&quot; /&gt;" calcext:value-type="string">
            <text:p>&lt;ellipse style="fill:#000000;stroke:#000000;stroke-width:1;stroke-linejoin:round" id = "circle151" cx="126.6805" cy="13.6936093706573" rx="0.9" ry="0.8" /&gt;</text:p>
          </table:table-cell>
          <table:table-cell table:formula="of:=COM.MICROSOFT.CONCAT([.K153]; &quot; &quot;; [.L153])" office:value-type="string" office:string-value="&lt;path style=&quot;fill:#000000;stroke-width:0.97;stroke:#000000;stroke-opacity:1&quot; d = &quot;M 126.6805,13.6936093706573 121.970277777778,23.0028882608849&quot; id = &quot;path151&quot; /&gt; &lt;ellipse style=&quot;fill:#000000;stroke:#000000;stroke-width:1;stroke-linejoin:round&quot; id = &quot;circle151&quot; cx=&quot;126.6805&quot; cy=&quot;13.6936093706573&quot; rx=&quot;0.9&quot; ry=&quot;0.8&quot; /&gt;" calcext:value-type="string">
            <text:p>&lt;path style="fill:#000000;stroke-width:0.97;stroke:#000000;stroke-opacity:1" d = "M 126.6805,13.6936093706573 121.970277777778,23.0028882608849" id = "path151" /&gt; &lt;ellipse style="fill:#000000;stroke:#000000;stroke-width:1;stroke-linejoin:round" id = "circle151" cx="126.6805" cy="13.6936093706573" rx="0.9" ry="0.8" /&gt;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ketchum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rooklyn Park</text:p>
          </table:table-cell>
          <table:table-cell office:value-type="float" office:value="45.1112" calcext:value-type="float">
            <text:p>45.1112</text:p>
          </table:table-cell>
          <table:table-cell office:value-type="float" office:value="-93.3505" calcext:value-type="float">
            <text:p>-93.3505</text:p>
          </table:table-cell>
          <table:table-cell table:formula="of:=([.G154] + 180) * (1400 / 360) - 215" office:value-type="float" office:value="121.970277777778" calcext:value-type="float">
            <text:p>121.970277777778</text:p>
          </table:table-cell>
          <table:table-cell table:formula="of:=(700/2)-(1400* LN(TAN((PI() / 4) + (([.F154] * PI() / 180) / 2))) / (2*PI())) - 130" office:value-type="float" office:value="23.0028882608849" calcext:value-type="float">
            <text:p>23.0028882608849</text:p>
          </table:table-cell>
          <table:table-cell table:formula="of:=COM.MICROSOFT.CONCAT([.H154]; ; &quot;,&quot;; [.I154]; &quot; &quot;; [.H155]; &quot;,&quot;; [.I155])" office:value-type="string" office:string-value="121.970277777778,23.0028882608849 122.291888888889,23.8157275402853" calcext:value-type="string">
            <text:p>121.970277777778,23.0028882608849 122.291888888889,23.8157275402853</text:p>
          </table:table-cell>
          <table:table-cell table:formula="of:=COM.MICROSOFT.CONCAT(&quot;&lt;path style=&quot;&quot;fill:#000000;stroke-width:0.97;stroke:#000000;stroke-opacity:1&quot;&quot; d = &quot;&quot;M &quot;; [.J154]; &quot;&quot;&quot; id = &quot;&quot;path&quot;; [.A154]; &quot;&quot;&quot; /&gt;&quot;)" office:value-type="string" office:string-value="&lt;path style=&quot;fill:#000000;stroke-width:0.97;stroke:#000000;stroke-opacity:1&quot; d = &quot;M 121.970277777778,23.0028882608849 122.291888888889,23.8157275402853&quot; id = &quot;path152&quot; /&gt;" calcext:value-type="string">
            <text:p>&lt;path style="fill:#000000;stroke-width:0.97;stroke:#000000;stroke-opacity:1" d = "M 121.970277777778,23.0028882608849 122.291888888889,23.8157275402853" id = "path152" /&gt;</text:p>
          </table:table-cell>
          <table:table-cell table:formula="of:=COM.MICROSOFT.CONCAT(&quot;&lt;ellipse style=&quot;&quot;fill:#000000;stroke:#000000;stroke-width:1;stroke-linejoin:round&quot;&quot;&quot;; &quot; id = &quot;&quot;circle&quot;; [.A154]; &quot;&quot;&quot;&quot;; &quot; cx=&quot;&quot;&quot;; [.H154]; &quot;&quot;&quot;&quot;; &quot; cy=&quot;&quot;&quot;; [.I15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52&quot; cx=&quot;121.970277777778&quot; cy=&quot;23.0028882608849&quot; rx=&quot;0.9&quot; ry=&quot;0.8&quot; /&gt;" calcext:value-type="string">
            <text:p>&lt;ellipse style="fill:#000000;stroke:#000000;stroke-width:1;stroke-linejoin:round" id = "circle152" cx="121.970277777778" cy="23.0028882608849" rx="0.9" ry="0.8" /&gt;</text:p>
          </table:table-cell>
          <table:table-cell table:formula="of:=COM.MICROSOFT.CONCAT([.K154]; &quot; &quot;; [.L154])" office:value-type="string" office:string-value="&lt;path style=&quot;fill:#000000;stroke-width:0.97;stroke:#000000;stroke-opacity:1&quot; d = &quot;M 121.970277777778,23.0028882608849 122.291888888889,23.8157275402853&quot; id = &quot;path152&quot; /&gt; &lt;ellipse style=&quot;fill:#000000;stroke:#000000;stroke-width:1;stroke-linejoin:round&quot; id = &quot;circle152&quot; cx=&quot;121.970277777778&quot; cy=&quot;23.0028882608849&quot; rx=&quot;0.9&quot; ry=&quot;0.8&quot; /&gt;" calcext:value-type="string">
            <text:p>&lt;path style="fill:#000000;stroke-width:0.97;stroke:#000000;stroke-opacity:1" d = "M 121.970277777778,23.0028882608849 122.291888888889,23.8157275402853" id = "path152" /&gt; &lt;ellipse style="fill:#000000;stroke:#000000;stroke-width:1;stroke-linejoin:round" id = "circle152" cx="121.970277777778" cy="23.0028882608849" rx="0.9" ry="0.8" /&gt;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showdow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float" office:value="44.9635" calcext:value-type="float">
            <text:p>44.9635</text:p>
          </table:table-cell>
          <table:table-cell office:value-type="float" office:value="-93.2678" calcext:value-type="float">
            <text:p>-93.2678</text:p>
          </table:table-cell>
          <table:table-cell table:formula="of:=([.G155] + 180) * (1400 / 360) - 215" office:value-type="float" office:value="122.291888888889" calcext:value-type="float">
            <text:p>122.291888888889</text:p>
          </table:table-cell>
          <table:table-cell table:formula="of:=(700/2)-(1400* LN(TAN((PI() / 4) + (([.F155] * PI() / 180) / 2))) / (2*PI())) - 130" office:value-type="float" office:value="23.8157275402853" calcext:value-type="float">
            <text:p>23.8157275402853</text:p>
          </table:table-cell>
          <table:table-cell table:formula="of:=COM.MICROSOFT.CONCAT([.H155]; ; &quot;,&quot;; [.I155]; &quot; &quot;; [.H156]; &quot;,&quot;; [.I156])" office:value-type="string" office:string-value="122.291888888889,23.8157275402853 122.929277777778,23.9020063772353" calcext:value-type="string">
            <text:p>122.291888888889,23.8157275402853 122.929277777778,23.9020063772353</text:p>
          </table:table-cell>
          <table:table-cell table:formula="of:=COM.MICROSOFT.CONCAT(&quot;&lt;path style=&quot;&quot;fill:#000000;stroke-width:0.97;stroke:#000000;stroke-opacity:1&quot;&quot; d = &quot;&quot;M &quot;; [.J155]; &quot;&quot;&quot; id = &quot;&quot;path&quot;; [.A155]; &quot;&quot;&quot; /&gt;&quot;)" office:value-type="string" office:string-value="&lt;path style=&quot;fill:#000000;stroke-width:0.97;stroke:#000000;stroke-opacity:1&quot; d = &quot;M 122.291888888889,23.8157275402853 122.929277777778,23.9020063772353&quot; id = &quot;path153&quot; /&gt;" calcext:value-type="string">
            <text:p>&lt;path style="fill:#000000;stroke-width:0.97;stroke:#000000;stroke-opacity:1" d = "M 122.291888888889,23.8157275402853 122.929277777778,23.9020063772353" id = "path153" /&gt;</text:p>
          </table:table-cell>
          <table:table-cell table:formula="of:=COM.MICROSOFT.CONCAT(&quot;&lt;ellipse style=&quot;&quot;fill:#000000;stroke:#000000;stroke-width:1;stroke-linejoin:round&quot;&quot;&quot;; &quot; id = &quot;&quot;circle&quot;; [.A155]; &quot;&quot;&quot;&quot;; &quot; cx=&quot;&quot;&quot;; [.H155]; &quot;&quot;&quot;&quot;; &quot; cy=&quot;&quot;&quot;; [.I15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53&quot; cx=&quot;122.291888888889&quot; cy=&quot;23.8157275402853&quot; rx=&quot;0.9&quot; ry=&quot;0.8&quot; /&gt;" calcext:value-type="string">
            <text:p>&lt;ellipse style="fill:#000000;stroke:#000000;stroke-width:1;stroke-linejoin:round" id = "circle153" cx="122.291888888889" cy="23.8157275402853" rx="0.9" ry="0.8" /&gt;</text:p>
          </table:table-cell>
          <table:table-cell table:formula="of:=COM.MICROSOFT.CONCAT([.K155]; &quot; &quot;; [.L155])" office:value-type="string" office:string-value="&lt;path style=&quot;fill:#000000;stroke-width:0.97;stroke:#000000;stroke-opacity:1&quot; d = &quot;M 122.291888888889,23.8157275402853 122.929277777778,23.9020063772353&quot; id = &quot;path153&quot; /&gt; &lt;ellipse style=&quot;fill:#000000;stroke:#000000;stroke-width:1;stroke-linejoin:round&quot; id = &quot;circle153&quot; cx=&quot;122.291888888889&quot; cy=&quot;23.8157275402853&quot; rx=&quot;0.9&quot; ry=&quot;0.8&quot; /&gt;" calcext:value-type="string">
            <text:p>&lt;path style="fill:#000000;stroke-width:0.97;stroke:#000000;stroke-opacity:1" d = "M 122.291888888889,23.8157275402853 122.929277777778,23.9020063772353" id = "path153" /&gt; &lt;ellipse style="fill:#000000;stroke:#000000;stroke-width:1;stroke-linejoin:round" id = "circle153" cx="122.291888888889" cy="23.8157275402853" rx="0.9" ry="0.8" /&gt;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float" office:value="44.9478" calcext:value-type="float">
            <text:p>44.9478</text:p>
          </table:table-cell>
          <table:table-cell office:value-type="float" office:value="-93.1039" calcext:value-type="float">
            <text:p>-93.1039</text:p>
          </table:table-cell>
          <table:table-cell table:formula="of:=([.G156] + 180) * (1400 / 360) - 215" office:value-type="float" office:value="122.929277777778" calcext:value-type="float">
            <text:p>122.929277777778</text:p>
          </table:table-cell>
          <table:table-cell table:formula="of:=(700/2)-(1400* LN(TAN((PI() / 4) + (([.F156] * PI() / 180) / 2))) / (2*PI())) - 130" office:value-type="float" office:value="23.9020063772353" calcext:value-type="float">
            <text:p>23.9020063772353</text:p>
          </table:table-cell>
          <table:table-cell table:formula="of:=COM.MICROSOFT.CONCAT([.H156]; ; &quot;,&quot;; [.I156]; &quot; &quot;; [.H157]; &quot;,&quot;; [.I157])" office:value-type="string" office:string-value="122.929277777778,23.9020063772353 122.353333333333,25.3842943581177" calcext:value-type="string">
            <text:p>122.929277777778,23.9020063772353 122.353333333333,25.3842943581177</text:p>
          </table:table-cell>
          <table:table-cell table:formula="of:=COM.MICROSOFT.CONCAT(&quot;&lt;path style=&quot;&quot;fill:#000000;stroke-width:0.97;stroke:#000000;stroke-opacity:1&quot;&quot; d = &quot;&quot;M &quot;; [.J156]; &quot;&quot;&quot; id = &quot;&quot;path&quot;; [.A156]; &quot;&quot;&quot; /&gt;&quot;)" office:value-type="string" office:string-value="&lt;path style=&quot;fill:#000000;stroke-width:0.97;stroke:#000000;stroke-opacity:1&quot; d = &quot;M 122.929277777778,23.9020063772353 122.353333333333,25.3842943581177&quot; id = &quot;path154&quot; /&gt;" calcext:value-type="string">
            <text:p>&lt;path style="fill:#000000;stroke-width:0.97;stroke:#000000;stroke-opacity:1" d = "M 122.929277777778,23.9020063772353 122.353333333333,25.3842943581177" id = "path154" /&gt;</text:p>
          </table:table-cell>
          <table:table-cell table:formula="of:=COM.MICROSOFT.CONCAT(&quot;&lt;ellipse style=&quot;&quot;fill:#000000;stroke:#000000;stroke-width:1;stroke-linejoin:round&quot;&quot;&quot;; &quot; id = &quot;&quot;circle&quot;; [.A156]; &quot;&quot;&quot;&quot;; &quot; cx=&quot;&quot;&quot;; [.H156]; &quot;&quot;&quot;&quot;; &quot; cy=&quot;&quot;&quot;; [.I15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54&quot; cx=&quot;122.929277777778&quot; cy=&quot;23.9020063772353&quot; rx=&quot;0.9&quot; ry=&quot;0.8&quot; /&gt;" calcext:value-type="string">
            <text:p>&lt;ellipse style="fill:#000000;stroke:#000000;stroke-width:1;stroke-linejoin:round" id = "circle154" cx="122.929277777778" cy="23.9020063772353" rx="0.9" ry="0.8" /&gt;</text:p>
          </table:table-cell>
          <table:table-cell table:formula="of:=COM.MICROSOFT.CONCAT([.K156]; &quot; &quot;; [.L156])" office:value-type="string" office:string-value="&lt;path style=&quot;fill:#000000;stroke-width:0.97;stroke:#000000;stroke-opacity:1&quot; d = &quot;M 122.929277777778,23.9020063772353 122.353333333333,25.3842943581177&quot; id = &quot;path154&quot; /&gt; &lt;ellipse style=&quot;fill:#000000;stroke:#000000;stroke-width:1;stroke-linejoin:round&quot; id = &quot;circle154&quot; cx=&quot;122.929277777778&quot; cy=&quot;23.9020063772353&quot; rx=&quot;0.9&quot; ry=&quot;0.8&quot; /&gt;" calcext:value-type="string">
            <text:p>&lt;path style="fill:#000000;stroke-width:0.97;stroke:#000000;stroke-opacity:1" d = "M 122.929277777778,23.9020063772353 122.353333333333,25.3842943581177" id = "path154" /&gt; &lt;ellipse style="fill:#000000;stroke:#000000;stroke-width:1;stroke-linejoin:round" id = "circle154" cx="122.929277777778" cy="23.9020063772353" rx="0.9" ry="0.8" /&gt;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billio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Lakeville</text:p>
          </table:table-cell>
          <table:table-cell office:value-type="float" office:value="44.6774" calcext:value-type="float">
            <text:p>44.6774</text:p>
          </table:table-cell>
          <table:table-cell office:value-type="float" office:value="-93.252" calcext:value-type="float">
            <text:p>-93.252</text:p>
          </table:table-cell>
          <table:table-cell table:formula="of:=([.G157] + 180) * (1400 / 360) - 215" office:value-type="float" office:value="122.353333333333" calcext:value-type="float">
            <text:p>122.353333333333</text:p>
          </table:table-cell>
          <table:table-cell table:formula="of:=(700/2)-(1400* LN(TAN((PI() / 4) + (([.F157] * PI() / 180) / 2))) / (2*PI())) - 130" office:value-type="float" office:value="25.3842943581177" calcext:value-type="float">
            <text:p>25.3842943581177</text:p>
          </table:table-cell>
          <table:table-cell table:formula="of:=COM.MICROSOFT.CONCAT([.H157]; ; &quot;,&quot;; [.I157]; &quot; &quot;; [.H158]; &quot;,&quot;; [.I158])" office:value-type="string" office:string-value="122.353333333333,25.3842943581177 122.556722222222,33.6373540480239" calcext:value-type="string">
            <text:p>122.353333333333,25.3842943581177 122.556722222222,33.6373540480239</text:p>
          </table:table-cell>
          <table:table-cell table:formula="of:=COM.MICROSOFT.CONCAT(&quot;&lt;path style=&quot;&quot;fill:#000000;stroke-width:0.97;stroke:#000000;stroke-opacity:1&quot;&quot; d = &quot;&quot;M &quot;; [.J157]; &quot;&quot;&quot; id = &quot;&quot;path&quot;; [.A157]; &quot;&quot;&quot; /&gt;&quot;)" office:value-type="string" office:string-value="&lt;path style=&quot;fill:#000000;stroke-width:0.97;stroke:#000000;stroke-opacity:1&quot; d = &quot;M 122.353333333333,25.3842943581177 122.556722222222,33.6373540480239&quot; id = &quot;path155&quot; /&gt;" calcext:value-type="string">
            <text:p>&lt;path style="fill:#000000;stroke-width:0.97;stroke:#000000;stroke-opacity:1" d = "M 122.353333333333,25.3842943581177 122.556722222222,33.6373540480239" id = "path155" /&gt;</text:p>
          </table:table-cell>
          <table:table-cell table:formula="of:=COM.MICROSOFT.CONCAT(&quot;&lt;ellipse style=&quot;&quot;fill:#000000;stroke:#000000;stroke-width:1;stroke-linejoin:round&quot;&quot;&quot;; &quot; id = &quot;&quot;circle&quot;; [.A157]; &quot;&quot;&quot;&quot;; &quot; cx=&quot;&quot;&quot;; [.H157]; &quot;&quot;&quot;&quot;; &quot; cy=&quot;&quot;&quot;; [.I15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55&quot; cx=&quot;122.353333333333&quot; cy=&quot;25.3842943581177&quot; rx=&quot;0.9&quot; ry=&quot;0.8&quot; /&gt;" calcext:value-type="string">
            <text:p>&lt;ellipse style="fill:#000000;stroke:#000000;stroke-width:1;stroke-linejoin:round" id = "circle155" cx="122.353333333333" cy="25.3842943581177" rx="0.9" ry="0.8" /&gt;</text:p>
          </table:table-cell>
          <table:table-cell table:formula="of:=COM.MICROSOFT.CONCAT([.K157]; &quot; &quot;; [.L157])" office:value-type="string" office:string-value="&lt;path style=&quot;fill:#000000;stroke-width:0.97;stroke:#000000;stroke-opacity:1&quot; d = &quot;M 122.353333333333,25.3842943581177 122.556722222222,33.6373540480239&quot; id = &quot;path155&quot; /&gt; &lt;ellipse style=&quot;fill:#000000;stroke:#000000;stroke-width:1;stroke-linejoin:round&quot; id = &quot;circle155&quot; cx=&quot;122.353333333333&quot; cy=&quot;25.3842943581177&quot; rx=&quot;0.9&quot; ry=&quot;0.8&quot; /&gt;" calcext:value-type="string">
            <text:p>&lt;path style="fill:#000000;stroke-width:0.97;stroke:#000000;stroke-opacity:1" d = "M 122.353333333333,25.3842943581177 122.556722222222,33.6373540480239" id = "path155" /&gt; &lt;ellipse style="fill:#000000;stroke:#000000;stroke-width:1;stroke-linejoin:round" id = "circle155" cx="122.353333333333" cy="25.3842943581177" rx="0.9" ry="0.8" /&gt;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Mason City</text:p>
          </table:table-cell>
          <table:table-cell office:value-type="float" office:value="43.1487" calcext:value-type="float">
            <text:p>43.1487</text:p>
          </table:table-cell>
          <table:table-cell office:value-type="float" office:value="-93.1997" calcext:value-type="float">
            <text:p>-93.1997</text:p>
          </table:table-cell>
          <table:table-cell table:formula="of:=([.G158] + 180) * (1400 / 360) - 215" office:value-type="float" office:value="122.556722222222" calcext:value-type="float">
            <text:p>122.556722222222</text:p>
          </table:table-cell>
          <table:table-cell table:formula="of:=(700/2)-(1400* LN(TAN((PI() / 4) + (([.F158] * PI() / 180) / 2))) / (2*PI())) - 130" office:value-type="float" office:value="33.6373540480239" calcext:value-type="float">
            <text:p>33.6373540480239</text:p>
          </table:table-cell>
          <table:table-cell table:formula="of:=COM.MICROSOFT.CONCAT([.H158]; ; &quot;,&quot;; [.I158]; &quot; &quot;; [.H159]; &quot;,&quot;; [.I159])" office:value-type="string" office:string-value="122.556722222222,33.6373540480239 125.363333333333,28.9843353158434" calcext:value-type="string">
            <text:p>122.556722222222,33.6373540480239 125.363333333333,28.9843353158434</text:p>
          </table:table-cell>
          <table:table-cell table:formula="of:=COM.MICROSOFT.CONCAT(&quot;&lt;path style=&quot;&quot;fill:#000000;stroke-width:0.97;stroke:#000000;stroke-opacity:1&quot;&quot; d = &quot;&quot;M &quot;; [.J158]; &quot;&quot;&quot; id = &quot;&quot;path&quot;; [.A158]; &quot;&quot;&quot; /&gt;&quot;)" office:value-type="string" office:string-value="&lt;path style=&quot;fill:#000000;stroke-width:0.97;stroke:#000000;stroke-opacity:1&quot; d = &quot;M 122.556722222222,33.6373540480239 125.363333333333,28.9843353158434&quot; id = &quot;path156&quot; /&gt;" calcext:value-type="string">
            <text:p>&lt;path style="fill:#000000;stroke-width:0.97;stroke:#000000;stroke-opacity:1" d = "M 122.556722222222,33.6373540480239 125.363333333333,28.9843353158434" id = "path156" /&gt;</text:p>
          </table:table-cell>
          <table:table-cell table:formula="of:=COM.MICROSOFT.CONCAT(&quot;&lt;ellipse style=&quot;&quot;fill:#000000;stroke:#000000;stroke-width:1;stroke-linejoin:round&quot;&quot;&quot;; &quot; id = &quot;&quot;circle&quot;; [.A158]; &quot;&quot;&quot;&quot;; &quot; cx=&quot;&quot;&quot;; [.H158]; &quot;&quot;&quot;&quot;; &quot; cy=&quot;&quot;&quot;; [.I15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56&quot; cx=&quot;122.556722222222&quot; cy=&quot;33.6373540480239&quot; rx=&quot;0.9&quot; ry=&quot;0.8&quot; /&gt;" calcext:value-type="string">
            <text:p>&lt;ellipse style="fill:#000000;stroke:#000000;stroke-width:1;stroke-linejoin:round" id = "circle156" cx="122.556722222222" cy="33.6373540480239" rx="0.9" ry="0.8" /&gt;</text:p>
          </table:table-cell>
          <table:table-cell table:formula="of:=COM.MICROSOFT.CONCAT([.K158]; &quot; &quot;; [.L158])" office:value-type="string" office:string-value="&lt;path style=&quot;fill:#000000;stroke-width:0.97;stroke:#000000;stroke-opacity:1&quot; d = &quot;M 122.556722222222,33.6373540480239 125.363333333333,28.9843353158434&quot; id = &quot;path156&quot; /&gt; &lt;ellipse style=&quot;fill:#000000;stroke:#000000;stroke-width:1;stroke-linejoin:round&quot; id = &quot;circle156&quot; cx=&quot;122.556722222222&quot; cy=&quot;33.6373540480239&quot; rx=&quot;0.9&quot; ry=&quot;0.8&quot; /&gt;" calcext:value-type="string">
            <text:p>&lt;path style="fill:#000000;stroke-width:0.97;stroke:#000000;stroke-opacity:1" d = "M 122.556722222222,33.6373540480239 125.363333333333,28.9843353158434" id = "path156" /&gt; &lt;ellipse style="fill:#000000;stroke:#000000;stroke-width:1;stroke-linejoin:round" id = "circle156" cx="122.556722222222" cy="33.6373540480239" rx="0.9" ry="0.8" /&gt;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losing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ochester</text:p>
          </table:table-cell>
          <table:table-cell office:value-type="float" office:value="44.0154" calcext:value-type="float">
            <text:p>44.0154</text:p>
          </table:table-cell>
          <table:table-cell office:value-type="float" office:value="-92.478" calcext:value-type="float">
            <text:p>-92.478</text:p>
          </table:table-cell>
          <table:table-cell table:formula="of:=([.G159] + 180) * (1400 / 360) - 215" office:value-type="float" office:value="125.363333333333" calcext:value-type="float">
            <text:p>125.363333333333</text:p>
          </table:table-cell>
          <table:table-cell table:formula="of:=(700/2)-(1400* LN(TAN((PI() / 4) + (([.F159] * PI() / 180) / 2))) / (2*PI())) - 130" office:value-type="float" office:value="28.9843353158434" calcext:value-type="float">
            <text:p>28.9843353158434</text:p>
          </table:table-cell>
          <table:table-cell table:formula="of:=COM.MICROSOFT.CONCAT([.H159]; ; &quot;,&quot;; [.I159]; &quot; &quot;; [.H160]; &quot;,&quot;; [.I160])" office:value-type="string" office:string-value="125.363333333333,28.9843353158434 129.186888888889,24.605095789615" calcext:value-type="string">
            <text:p>125.363333333333,28.9843353158434 129.186888888889,24.605095789615</text:p>
          </table:table-cell>
          <table:table-cell table:formula="of:=COM.MICROSOFT.CONCAT(&quot;&lt;path style=&quot;&quot;fill:#000000;stroke-width:0.97;stroke:#000000;stroke-opacity:1&quot;&quot; d = &quot;&quot;M &quot;; [.J159]; &quot;&quot;&quot; id = &quot;&quot;path&quot;; [.A159]; &quot;&quot;&quot; /&gt;&quot;)" office:value-type="string" office:string-value="&lt;path style=&quot;fill:#000000;stroke-width:0.97;stroke:#000000;stroke-opacity:1&quot; d = &quot;M 125.363333333333,28.9843353158434 129.186888888889,24.605095789615&quot; id = &quot;path157&quot; /&gt;" calcext:value-type="string">
            <text:p>&lt;path style="fill:#000000;stroke-width:0.97;stroke:#000000;stroke-opacity:1" d = "M 125.363333333333,28.9843353158434 129.186888888889,24.605095789615" id = "path157" /&gt;</text:p>
          </table:table-cell>
          <table:table-cell table:formula="of:=COM.MICROSOFT.CONCAT(&quot;&lt;ellipse style=&quot;&quot;fill:#000000;stroke:#000000;stroke-width:1;stroke-linejoin:round&quot;&quot;&quot;; &quot; id = &quot;&quot;circle&quot;; [.A159]; &quot;&quot;&quot;&quot;; &quot; cx=&quot;&quot;&quot;; [.H159]; &quot;&quot;&quot;&quot;; &quot; cy=&quot;&quot;&quot;; [.I15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57&quot; cx=&quot;125.363333333333&quot; cy=&quot;28.9843353158434&quot; rx=&quot;0.9&quot; ry=&quot;0.8&quot; /&gt;" calcext:value-type="string">
            <text:p>&lt;ellipse style="fill:#000000;stroke:#000000;stroke-width:1;stroke-linejoin:round" id = "circle157" cx="125.363333333333" cy="28.9843353158434" rx="0.9" ry="0.8" /&gt;</text:p>
          </table:table-cell>
          <table:table-cell table:formula="of:=COM.MICROSOFT.CONCAT([.K159]; &quot; &quot;; [.L159])" office:value-type="string" office:string-value="&lt;path style=&quot;fill:#000000;stroke-width:0.97;stroke:#000000;stroke-opacity:1&quot; d = &quot;M 125.363333333333,28.9843353158434 129.186888888889,24.605095789615&quot; id = &quot;path157&quot; /&gt; &lt;ellipse style=&quot;fill:#000000;stroke:#000000;stroke-width:1;stroke-linejoin:round&quot; id = &quot;circle157&quot; cx=&quot;125.363333333333&quot; cy=&quot;28.9843353158434&quot; rx=&quot;0.9&quot; ry=&quot;0.8&quot; /&gt;" calcext:value-type="string">
            <text:p>&lt;path style="fill:#000000;stroke-width:0.97;stroke:#000000;stroke-opacity:1" d = "M 125.363333333333,28.9843353158434 129.186888888889,24.605095789615" id = "path157" /&gt; &lt;ellipse style="fill:#000000;stroke:#000000;stroke-width:1;stroke-linejoin:round" id = "circle157" cx="125.363333333333" cy="28.9843353158434" rx="0.9" ry="0.8" /&gt;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elmer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Eau Claire</text:p>
          </table:table-cell>
          <table:table-cell office:value-type="float" office:value="44.8197" calcext:value-type="float">
            <text:p>44.8197</text:p>
          </table:table-cell>
          <table:table-cell office:value-type="float" office:value="-91.4948" calcext:value-type="float">
            <text:p>-91.4948</text:p>
          </table:table-cell>
          <table:table-cell table:formula="of:=([.G160] + 180) * (1400 / 360) - 215" office:value-type="float" office:value="129.186888888889" calcext:value-type="float">
            <text:p>129.186888888889</text:p>
          </table:table-cell>
          <table:table-cell table:formula="of:=(700/2)-(1400* LN(TAN((PI() / 4) + (([.F160] * PI() / 180) / 2))) / (2*PI())) - 130" office:value-type="float" office:value="24.605095789615" calcext:value-type="float">
            <text:p>24.605095789615</text:p>
          </table:table-cell>
          <table:table-cell table:formula="of:=COM.MICROSOFT.CONCAT([.H160]; ; &quot;,&quot;; [.I160]; &quot; &quot;; [.H161]; &quot;,&quot;; [.I161])" office:value-type="string" office:string-value="129.186888888889,24.605095789615 129.186888888889,24.605095789615" calcext:value-type="string">
            <text:p>129.186888888889,24.605095789615 129.186888888889,24.605095789615</text:p>
          </table:table-cell>
          <table:table-cell table:formula="of:=COM.MICROSOFT.CONCAT(&quot;&lt;path style=&quot;&quot;fill:#000000;stroke-width:0.97;stroke:#000000;stroke-opacity:1&quot;&quot; d = &quot;&quot;M &quot;; [.J160]; &quot;&quot;&quot; id = &quot;&quot;path&quot;; [.A160]; &quot;&quot;&quot; /&gt;&quot;)" office:value-type="string" office:string-value="&lt;path style=&quot;fill:#000000;stroke-width:0.97;stroke:#000000;stroke-opacity:1&quot; d = &quot;M 129.186888888889,24.605095789615 129.186888888889,24.605095789615&quot; id = &quot;path158&quot; /&gt;" calcext:value-type="string">
            <text:p>&lt;path style="fill:#000000;stroke-width:0.97;stroke:#000000;stroke-opacity:1" d = "M 129.186888888889,24.605095789615 129.186888888889,24.605095789615" id = "path158" /&gt;</text:p>
          </table:table-cell>
          <table:table-cell table:formula="of:=COM.MICROSOFT.CONCAT(&quot;&lt;ellipse style=&quot;&quot;fill:#000000;stroke:#000000;stroke-width:1;stroke-linejoin:round&quot;&quot;&quot;; &quot; id = &quot;&quot;circle&quot;; [.A160]; &quot;&quot;&quot;&quot;; &quot; cx=&quot;&quot;&quot;; [.H160]; &quot;&quot;&quot;&quot;; &quot; cy=&quot;&quot;&quot;; [.I16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58&quot; cx=&quot;129.186888888889&quot; cy=&quot;24.605095789615&quot; rx=&quot;0.9&quot; ry=&quot;0.8&quot; /&gt;" calcext:value-type="string">
            <text:p>&lt;ellipse style="fill:#000000;stroke:#000000;stroke-width:1;stroke-linejoin:round" id = "circle158" cx="129.186888888889" cy="24.605095789615" rx="0.9" ry="0.8" /&gt;</text:p>
          </table:table-cell>
          <table:table-cell table:formula="of:=COM.MICROSOFT.CONCAT([.K160]; &quot; &quot;; [.L160])" office:value-type="string" office:string-value="&lt;path style=&quot;fill:#000000;stroke-width:0.97;stroke:#000000;stroke-opacity:1&quot; d = &quot;M 129.186888888889,24.605095789615 129.186888888889,24.605095789615&quot; id = &quot;path158&quot; /&gt; &lt;ellipse style=&quot;fill:#000000;stroke:#000000;stroke-width:1;stroke-linejoin:round&quot; id = &quot;circle158&quot; cx=&quot;129.186888888889&quot; cy=&quot;24.605095789615&quot; rx=&quot;0.9&quot; ry=&quot;0.8&quot; /&gt;" calcext:value-type="string">
            <text:p>&lt;path style="fill:#000000;stroke-width:0.97;stroke:#000000;stroke-opacity:1" d = "M 129.186888888889,24.605095789615 129.186888888889,24.605095789615" id = "path158" /&gt; &lt;ellipse style="fill:#000000;stroke:#000000;stroke-width:1;stroke-linejoin:round" id = "circle158" cx="129.186888888889" cy="24.605095789615" rx="0.9" ry="0.8" /&gt;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Eau Claire</text:p>
          </table:table-cell>
          <table:table-cell office:value-type="float" office:value="44.8197" calcext:value-type="float">
            <text:p>44.8197</text:p>
          </table:table-cell>
          <table:table-cell office:value-type="float" office:value="-91.4948" calcext:value-type="float">
            <text:p>-91.4948</text:p>
          </table:table-cell>
          <table:table-cell table:formula="of:=([.G161] + 180) * (1400 / 360) - 215" office:value-type="float" office:value="129.186888888889" calcext:value-type="float">
            <text:p>129.186888888889</text:p>
          </table:table-cell>
          <table:table-cell table:formula="of:=(700/2)-(1400* LN(TAN((PI() / 4) + (([.F161] * PI() / 180) / 2))) / (2*PI())) - 130" office:value-type="float" office:value="24.605095789615" calcext:value-type="float">
            <text:p>24.605095789615</text:p>
          </table:table-cell>
          <table:table-cell table:formula="of:=COM.MICROSOFT.CONCAT([.H161]; ; &quot;,&quot;; [.I161]; &quot; &quot;; [.H162]; &quot;,&quot;; [.I162])" office:value-type="string" office:string-value="129.186888888889,24.605095789615 145.079222222222,15.0059084457507" calcext:value-type="string">
            <text:p>129.186888888889,24.605095789615 145.079222222222,15.0059084457507</text:p>
          </table:table-cell>
          <table:table-cell table:formula="of:=COM.MICROSOFT.CONCAT(&quot;&lt;path style=&quot;&quot;fill:#000000;stroke-width:0.97;stroke:#000000;stroke-opacity:1&quot;&quot; d = &quot;&quot;M &quot;; [.J161]; &quot;&quot;&quot; id = &quot;&quot;path&quot;; [.A161]; &quot;&quot;&quot; /&gt;&quot;)" office:value-type="string" office:string-value="&lt;path style=&quot;fill:#000000;stroke-width:0.97;stroke:#000000;stroke-opacity:1&quot; d = &quot;M 129.186888888889,24.605095789615 145.079222222222,15.0059084457507&quot; id = &quot;path159&quot; /&gt;" calcext:value-type="string">
            <text:p>&lt;path style="fill:#000000;stroke-width:0.97;stroke:#000000;stroke-opacity:1" d = "M 129.186888888889,24.605095789615 145.079222222222,15.0059084457507" id = "path159" /&gt;</text:p>
          </table:table-cell>
          <table:table-cell table:formula="of:=COM.MICROSOFT.CONCAT(&quot;&lt;ellipse style=&quot;&quot;fill:#000000;stroke:#000000;stroke-width:1;stroke-linejoin:round&quot;&quot;&quot;; &quot; id = &quot;&quot;circle&quot;; [.A161]; &quot;&quot;&quot;&quot;; &quot; cx=&quot;&quot;&quot;; [.H161]; &quot;&quot;&quot;&quot;; &quot; cy=&quot;&quot;&quot;; [.I16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59&quot; cx=&quot;129.186888888889&quot; cy=&quot;24.605095789615&quot; rx=&quot;0.9&quot; ry=&quot;0.8&quot; /&gt;" calcext:value-type="string">
            <text:p>&lt;ellipse style="fill:#000000;stroke:#000000;stroke-width:1;stroke-linejoin:round" id = "circle159" cx="129.186888888889" cy="24.605095789615" rx="0.9" ry="0.8" /&gt;</text:p>
          </table:table-cell>
          <table:table-cell table:formula="of:=COM.MICROSOFT.CONCAT([.K161]; &quot; &quot;; [.L161])" office:value-type="string" office:string-value="&lt;path style=&quot;fill:#000000;stroke-width:0.97;stroke:#000000;stroke-opacity:1&quot; d = &quot;M 129.186888888889,24.605095789615 145.079222222222,15.0059084457507&quot; id = &quot;path159&quot; /&gt; &lt;ellipse style=&quot;fill:#000000;stroke:#000000;stroke-width:1;stroke-linejoin:round&quot; id = &quot;circle159&quot; cx=&quot;129.186888888889&quot; cy=&quot;24.605095789615&quot; rx=&quot;0.9&quot; ry=&quot;0.8&quot; /&gt;" calcext:value-type="string">
            <text:p>&lt;path style="fill:#000000;stroke-width:0.97;stroke:#000000;stroke-opacity:1" d = "M 129.186888888889,24.605095789615 145.079222222222,15.0059084457507" id = "path159" /&gt; &lt;ellipse style="fill:#000000;stroke:#000000;stroke-width:1;stroke-linejoin:round" id = "circle159" cx="129.186888888889" cy="24.605095789615" rx="0.9" ry="0.8" /&gt;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rquette</text:p>
          </table:table-cell>
          <table:table-cell office:value-type="float" office:value="46.544" calcext:value-type="float">
            <text:p>46.544</text:p>
          </table:table-cell>
          <table:table-cell office:value-type="float" office:value="-87.4082" calcext:value-type="float">
            <text:p>-87.4082</text:p>
          </table:table-cell>
          <table:table-cell table:formula="of:=([.G162] + 180) * (1400 / 360) - 215" office:value-type="float" office:value="145.079222222222" calcext:value-type="float">
            <text:p>145.079222222222</text:p>
          </table:table-cell>
          <table:table-cell table:formula="of:=(700/2)-(1400* LN(TAN((PI() / 4) + (([.F162] * PI() / 180) / 2))) / (2*PI())) - 130" office:value-type="float" office:value="15.0059084457507" calcext:value-type="float">
            <text:p>15.0059084457507</text:p>
          </table:table-cell>
          <table:table-cell table:formula="of:=COM.MICROSOFT.CONCAT([.H162]; ; &quot;,&quot;; [.I162]; &quot; &quot;; [.H163]; &quot;,&quot;; [.I163])" office:value-type="string" office:string-value="145.079222222222,15.0059084457507 142.818611111111,26.2723117574766" calcext:value-type="string">
            <text:p>145.079222222222,15.0059084457507 142.818611111111,26.2723117574766</text:p>
          </table:table-cell>
          <table:table-cell table:formula="of:=COM.MICROSOFT.CONCAT(&quot;&lt;path style=&quot;&quot;fill:#000000;stroke-width:0.97;stroke:#000000;stroke-opacity:1&quot;&quot; d = &quot;&quot;M &quot;; [.J162]; &quot;&quot;&quot; id = &quot;&quot;path&quot;; [.A162]; &quot;&quot;&quot; /&gt;&quot;)" office:value-type="string" office:string-value="&lt;path style=&quot;fill:#000000;stroke-width:0.97;stroke:#000000;stroke-opacity:1&quot; d = &quot;M 145.079222222222,15.0059084457507 142.818611111111,26.2723117574766&quot; id = &quot;path160&quot; /&gt;" calcext:value-type="string">
            <text:p>&lt;path style="fill:#000000;stroke-width:0.97;stroke:#000000;stroke-opacity:1" d = "M 145.079222222222,15.0059084457507 142.818611111111,26.2723117574766" id = "path160" /&gt;</text:p>
          </table:table-cell>
          <table:table-cell table:formula="of:=COM.MICROSOFT.CONCAT(&quot;&lt;ellipse style=&quot;&quot;fill:#000000;stroke:#000000;stroke-width:1;stroke-linejoin:round&quot;&quot;&quot;; &quot; id = &quot;&quot;circle&quot;; [.A162]; &quot;&quot;&quot;&quot;; &quot; cx=&quot;&quot;&quot;; [.H162]; &quot;&quot;&quot;&quot;; &quot; cy=&quot;&quot;&quot;; [.I16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60&quot; cx=&quot;145.079222222222&quot; cy=&quot;15.0059084457507&quot; rx=&quot;0.9&quot; ry=&quot;0.8&quot; /&gt;" calcext:value-type="string">
            <text:p>&lt;ellipse style="fill:#000000;stroke:#000000;stroke-width:1;stroke-linejoin:round" id = "circle160" cx="145.079222222222" cy="15.0059084457507" rx="0.9" ry="0.8" /&gt;</text:p>
          </table:table-cell>
          <table:table-cell table:formula="of:=COM.MICROSOFT.CONCAT([.K162]; &quot; &quot;; [.L162])" office:value-type="string" office:string-value="&lt;path style=&quot;fill:#000000;stroke-width:0.97;stroke:#000000;stroke-opacity:1&quot; d = &quot;M 145.079222222222,15.0059084457507 142.818611111111,26.2723117574766&quot; id = &quot;path160&quot; /&gt; &lt;ellipse style=&quot;fill:#000000;stroke:#000000;stroke-width:1;stroke-linejoin:round&quot; id = &quot;circle160&quot; cx=&quot;145.079222222222&quot; cy=&quot;15.0059084457507&quot; rx=&quot;0.9&quot; ry=&quot;0.8&quot; /&gt;" calcext:value-type="string">
            <text:p>&lt;path style="fill:#000000;stroke-width:0.97;stroke:#000000;stroke-opacity:1" d = "M 145.079222222222,15.0059084457507 142.818611111111,26.2723117574766" id = "path160" /&gt; &lt;ellipse style="fill:#000000;stroke:#000000;stroke-width:1;stroke-linejoin:round" id = "circle160" cx="145.079222222222" cy="15.0059084457507" rx="0.9" ry="0.8" /&gt;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inquiry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Green Bay</text:p>
          </table:table-cell>
          <table:table-cell office:value-type="float" office:value="44.5148" calcext:value-type="float">
            <text:p>44.5148</text:p>
          </table:table-cell>
          <table:table-cell office:value-type="float" office:value="-87.9895" calcext:value-type="float">
            <text:p>-87.9895</text:p>
          </table:table-cell>
          <table:table-cell table:formula="of:=([.G163] + 180) * (1400 / 360) - 215" office:value-type="float" office:value="142.818611111111" calcext:value-type="float">
            <text:p>142.818611111111</text:p>
          </table:table-cell>
          <table:table-cell table:formula="of:=(700/2)-(1400* LN(TAN((PI() / 4) + (([.F163] * PI() / 180) / 2))) / (2*PI())) - 130" office:value-type="float" office:value="26.2723117574766" calcext:value-type="float">
            <text:p>26.2723117574766</text:p>
          </table:table-cell>
          <table:table-cell table:formula="of:=COM.MICROSOFT.CONCAT([.H163]; ; &quot;,&quot;; [.I163]; &quot; &quot;; [.H164]; &quot;,&quot;; [.I164])" office:value-type="string" office:string-value="142.818611111111,26.2723117574766 142.818611111111,26.2723117574766" calcext:value-type="string">
            <text:p>142.818611111111,26.2723117574766 142.818611111111,26.2723117574766</text:p>
          </table:table-cell>
          <table:table-cell table:formula="of:=COM.MICROSOFT.CONCAT(&quot;&lt;path style=&quot;&quot;fill:#000000;stroke-width:0.97;stroke:#000000;stroke-opacity:1&quot;&quot; d = &quot;&quot;M &quot;; [.J163]; &quot;&quot;&quot; id = &quot;&quot;path&quot;; [.A163]; &quot;&quot;&quot; /&gt;&quot;)" office:value-type="string" office:string-value="&lt;path style=&quot;fill:#000000;stroke-width:0.97;stroke:#000000;stroke-opacity:1&quot; d = &quot;M 142.818611111111,26.2723117574766 142.818611111111,26.2723117574766&quot; id = &quot;path161&quot; /&gt;" calcext:value-type="string">
            <text:p>&lt;path style="fill:#000000;stroke-width:0.97;stroke:#000000;stroke-opacity:1" d = "M 142.818611111111,26.2723117574766 142.818611111111,26.2723117574766" id = "path161" /&gt;</text:p>
          </table:table-cell>
          <table:table-cell table:formula="of:=COM.MICROSOFT.CONCAT(&quot;&lt;ellipse style=&quot;&quot;fill:#000000;stroke:#000000;stroke-width:1;stroke-linejoin:round&quot;&quot;&quot;; &quot; id = &quot;&quot;circle&quot;; [.A163]; &quot;&quot;&quot;&quot;; &quot; cx=&quot;&quot;&quot;; [.H163]; &quot;&quot;&quot;&quot;; &quot; cy=&quot;&quot;&quot;; [.I16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61&quot; cx=&quot;142.818611111111&quot; cy=&quot;26.2723117574766&quot; rx=&quot;0.9&quot; ry=&quot;0.8&quot; /&gt;" calcext:value-type="string">
            <text:p>&lt;ellipse style="fill:#000000;stroke:#000000;stroke-width:1;stroke-linejoin:round" id = "circle161" cx="142.818611111111" cy="26.2723117574766" rx="0.9" ry="0.8" /&gt;</text:p>
          </table:table-cell>
          <table:table-cell table:formula="of:=COM.MICROSOFT.CONCAT([.K163]; &quot; &quot;; [.L163])" office:value-type="string" office:string-value="&lt;path style=&quot;fill:#000000;stroke-width:0.97;stroke:#000000;stroke-opacity:1&quot; d = &quot;M 142.818611111111,26.2723117574766 142.818611111111,26.2723117574766&quot; id = &quot;path161&quot; /&gt; &lt;ellipse style=&quot;fill:#000000;stroke:#000000;stroke-width:1;stroke-linejoin:round&quot; id = &quot;circle161&quot; cx=&quot;142.818611111111&quot; cy=&quot;26.2723117574766&quot; rx=&quot;0.9&quot; ry=&quot;0.8&quot; /&gt;" calcext:value-type="string">
            <text:p>&lt;path style="fill:#000000;stroke-width:0.97;stroke:#000000;stroke-opacity:1" d = "M 142.818611111111,26.2723117574766 142.818611111111,26.2723117574766" id = "path161" /&gt; &lt;ellipse style="fill:#000000;stroke:#000000;stroke-width:1;stroke-linejoin:round" id = "circle161" cx="142.818611111111" cy="26.2723117574766" rx="0.9" ry="0.8" /&gt;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Green Bay</text:p>
          </table:table-cell>
          <table:table-cell office:value-type="float" office:value="44.5148" calcext:value-type="float">
            <text:p>44.5148</text:p>
          </table:table-cell>
          <table:table-cell office:value-type="float" office:value="-87.9895" calcext:value-type="float">
            <text:p>-87.9895</text:p>
          </table:table-cell>
          <table:table-cell table:formula="of:=([.G164] + 180) * (1400 / 360) - 215" office:value-type="float" office:value="142.818611111111" calcext:value-type="float">
            <text:p>142.818611111111</text:p>
          </table:table-cell>
          <table:table-cell table:formula="of:=(700/2)-(1400* LN(TAN((PI() / 4) + (([.F164] * PI() / 180) / 2))) / (2*PI())) - 130" office:value-type="float" office:value="26.2723117574766" calcext:value-type="float">
            <text:p>26.2723117574766</text:p>
          </table:table-cell>
          <table:table-cell table:formula="of:=COM.MICROSOFT.CONCAT([.H164]; ; &quot;,&quot;; [.I164]; &quot; &quot;; [.H165]; &quot;,&quot;; [.I165])" office:value-type="string" office:string-value="142.818611111111,26.2723117574766 142.904166666667,34.0874537405907" calcext:value-type="string">
            <text:p>142.818611111111,26.2723117574766 142.904166666667,34.0874537405907</text:p>
          </table:table-cell>
          <table:table-cell table:formula="of:=COM.MICROSOFT.CONCAT(&quot;&lt;path style=&quot;&quot;fill:#000000;stroke-width:0.97;stroke:#000000;stroke-opacity:1&quot;&quot; d = &quot;&quot;M &quot;; [.J164]; &quot;&quot;&quot; id = &quot;&quot;path&quot;; [.A164]; &quot;&quot;&quot; /&gt;&quot;)" office:value-type="string" office:string-value="&lt;path style=&quot;fill:#000000;stroke-width:0.97;stroke:#000000;stroke-opacity:1&quot; d = &quot;M 142.818611111111,26.2723117574766 142.904166666667,34.0874537405907&quot; id = &quot;path162&quot; /&gt;" calcext:value-type="string">
            <text:p>&lt;path style="fill:#000000;stroke-width:0.97;stroke:#000000;stroke-opacity:1" d = "M 142.818611111111,26.2723117574766 142.904166666667,34.0874537405907" id = "path162" /&gt;</text:p>
          </table:table-cell>
          <table:table-cell table:formula="of:=COM.MICROSOFT.CONCAT(&quot;&lt;ellipse style=&quot;&quot;fill:#000000;stroke:#000000;stroke-width:1;stroke-linejoin:round&quot;&quot;&quot;; &quot; id = &quot;&quot;circle&quot;; [.A164]; &quot;&quot;&quot;&quot;; &quot; cx=&quot;&quot;&quot;; [.H164]; &quot;&quot;&quot;&quot;; &quot; cy=&quot;&quot;&quot;; [.I16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62&quot; cx=&quot;142.818611111111&quot; cy=&quot;26.2723117574766&quot; rx=&quot;0.9&quot; ry=&quot;0.8&quot; /&gt;" calcext:value-type="string">
            <text:p>&lt;ellipse style="fill:#000000;stroke:#000000;stroke-width:1;stroke-linejoin:round" id = "circle162" cx="142.818611111111" cy="26.2723117574766" rx="0.9" ry="0.8" /&gt;</text:p>
          </table:table-cell>
          <table:table-cell table:formula="of:=COM.MICROSOFT.CONCAT([.K164]; &quot; &quot;; [.L164])" office:value-type="string" office:string-value="&lt;path style=&quot;fill:#000000;stroke-width:0.97;stroke:#000000;stroke-opacity:1&quot; d = &quot;M 142.818611111111,26.2723117574766 142.904166666667,34.0874537405907&quot; id = &quot;path162&quot; /&gt; &lt;ellipse style=&quot;fill:#000000;stroke:#000000;stroke-width:1;stroke-linejoin:round&quot; id = &quot;circle162&quot; cx=&quot;142.818611111111&quot; cy=&quot;26.2723117574766&quot; rx=&quot;0.9&quot; ry=&quot;0.8&quot; /&gt;" calcext:value-type="string">
            <text:p>&lt;path style="fill:#000000;stroke-width:0.97;stroke:#000000;stroke-opacity:1" d = "M 142.818611111111,26.2723117574766 142.904166666667,34.0874537405907" id = "path162" /&gt; &lt;ellipse style="fill:#000000;stroke:#000000;stroke-width:1;stroke-linejoin:round" id = "circle162" cx="142.818611111111" cy="26.2723117574766" rx="0.9" ry="0.8" /&gt;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ilwaukee</text:p>
          </table:table-cell>
          <table:table-cell office:value-type="float" office:value="43.0642" calcext:value-type="float">
            <text:p>43.0642</text:p>
          </table:table-cell>
          <table:table-cell office:value-type="float" office:value="-87.9675" calcext:value-type="float">
            <text:p>-87.9675</text:p>
          </table:table-cell>
          <table:table-cell table:formula="of:=([.G165] + 180) * (1400 / 360) - 215" office:value-type="float" office:value="142.904166666667" calcext:value-type="float">
            <text:p>142.904166666667</text:p>
          </table:table-cell>
          <table:table-cell table:formula="of:=(700/2)-(1400* LN(TAN((PI() / 4) + (([.F165] * PI() / 180) / 2))) / (2*PI())) - 130" office:value-type="float" office:value="34.0874537405907" calcext:value-type="float">
            <text:p>34.0874537405907</text:p>
          </table:table-cell>
          <table:table-cell table:formula="of:=COM.MICROSOFT.CONCAT([.H165]; ; &quot;,&quot;; [.I165]; &quot; &quot;; [.H166]; &quot;,&quot;; [.I166])" office:value-type="string" office:string-value="142.904166666667,34.0874537405907 143.254944444444,36.6204002033497" calcext:value-type="string">
            <text:p>142.904166666667,34.0874537405907 143.254944444444,36.6204002033497</text:p>
          </table:table-cell>
          <table:table-cell table:formula="of:=COM.MICROSOFT.CONCAT(&quot;&lt;path style=&quot;&quot;fill:#000000;stroke-width:0.97;stroke:#000000;stroke-opacity:1&quot;&quot; d = &quot;&quot;M &quot;; [.J165]; &quot;&quot;&quot; id = &quot;&quot;path&quot;; [.A165]; &quot;&quot;&quot; /&gt;&quot;)" office:value-type="string" office:string-value="&lt;path style=&quot;fill:#000000;stroke-width:0.97;stroke:#000000;stroke-opacity:1&quot; d = &quot;M 142.904166666667,34.0874537405907 143.254944444444,36.6204002033497&quot; id = &quot;path163&quot; /&gt;" calcext:value-type="string">
            <text:p>&lt;path style="fill:#000000;stroke-width:0.97;stroke:#000000;stroke-opacity:1" d = "M 142.904166666667,34.0874537405907 143.254944444444,36.6204002033497" id = "path163" /&gt;</text:p>
          </table:table-cell>
          <table:table-cell table:formula="of:=COM.MICROSOFT.CONCAT(&quot;&lt;ellipse style=&quot;&quot;fill:#000000;stroke:#000000;stroke-width:1;stroke-linejoin:round&quot;&quot;&quot;; &quot; id = &quot;&quot;circle&quot;; [.A165]; &quot;&quot;&quot;&quot;; &quot; cx=&quot;&quot;&quot;; [.H165]; &quot;&quot;&quot;&quot;; &quot; cy=&quot;&quot;&quot;; [.I16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63&quot; cx=&quot;142.904166666667&quot; cy=&quot;34.0874537405907&quot; rx=&quot;0.9&quot; ry=&quot;0.8&quot; /&gt;" calcext:value-type="string">
            <text:p>&lt;ellipse style="fill:#000000;stroke:#000000;stroke-width:1;stroke-linejoin:round" id = "circle163" cx="142.904166666667" cy="34.0874537405907" rx="0.9" ry="0.8" /&gt;</text:p>
          </table:table-cell>
          <table:table-cell table:formula="of:=COM.MICROSOFT.CONCAT([.K165]; &quot; &quot;; [.L165])" office:value-type="string" office:string-value="&lt;path style=&quot;fill:#000000;stroke-width:0.97;stroke:#000000;stroke-opacity:1&quot; d = &quot;M 142.904166666667,34.0874537405907 143.254944444444,36.6204002033497&quot; id = &quot;path163&quot; /&gt; &lt;ellipse style=&quot;fill:#000000;stroke:#000000;stroke-width:1;stroke-linejoin:round&quot; id = &quot;circle163&quot; cx=&quot;142.904166666667&quot; cy=&quot;34.0874537405907&quot; rx=&quot;0.9&quot; ry=&quot;0.8&quot; /&gt;" calcext:value-type="string">
            <text:p>&lt;path style="fill:#000000;stroke-width:0.97;stroke:#000000;stroke-opacity:1" d = "M 142.904166666667,34.0874537405907 143.254944444444,36.6204002033497" id = "path163" /&gt; &lt;ellipse style="fill:#000000;stroke:#000000;stroke-width:1;stroke-linejoin:round" id = "circle163" cx="142.904166666667" cy="34.0874537405907" rx="0.9" ry="0.8" /&gt;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Kenosha</text:p>
          </table:table-cell>
          <table:table-cell office:value-type="float" office:value="42.5865" calcext:value-type="float">
            <text:p>42.5865</text:p>
          </table:table-cell>
          <table:table-cell office:value-type="float" office:value="-87.8773" calcext:value-type="float">
            <text:p>-87.8773</text:p>
          </table:table-cell>
          <table:table-cell table:formula="of:=([.G166] + 180) * (1400 / 360) - 215" office:value-type="float" office:value="143.254944444444" calcext:value-type="float">
            <text:p>143.254944444444</text:p>
          </table:table-cell>
          <table:table-cell table:formula="of:=(700/2)-(1400* LN(TAN((PI() / 4) + (([.F166] * PI() / 180) / 2))) / (2*PI())) - 130" office:value-type="float" office:value="36.6204002033497" calcext:value-type="float">
            <text:p>36.6204002033497</text:p>
          </table:table-cell>
          <table:table-cell table:formula="of:=COM.MICROSOFT.CONCAT([.H166]; ; &quot;,&quot;; [.I166]; &quot; &quot;; [.H167]; &quot;,&quot;; [.I167])" office:value-type="string" office:string-value="143.254944444444,36.6204002033497 137.360555555556,33.991626574063" calcext:value-type="string">
            <text:p>143.254944444444,36.6204002033497 137.360555555556,33.991626574063</text:p>
          </table:table-cell>
          <table:table-cell table:formula="of:=COM.MICROSOFT.CONCAT(&quot;&lt;path style=&quot;&quot;fill:#000000;stroke-width:0.97;stroke:#000000;stroke-opacity:1&quot;&quot; d = &quot;&quot;M &quot;; [.J166]; &quot;&quot;&quot; id = &quot;&quot;path&quot;; [.A166]; &quot;&quot;&quot; /&gt;&quot;)" office:value-type="string" office:string-value="&lt;path style=&quot;fill:#000000;stroke-width:0.97;stroke:#000000;stroke-opacity:1&quot; d = &quot;M 143.254944444444,36.6204002033497 137.360555555556,33.991626574063&quot; id = &quot;path164&quot; /&gt;" calcext:value-type="string">
            <text:p>&lt;path style="fill:#000000;stroke-width:0.97;stroke:#000000;stroke-opacity:1" d = "M 143.254944444444,36.6204002033497 137.360555555556,33.991626574063" id = "path164" /&gt;</text:p>
          </table:table-cell>
          <table:table-cell table:formula="of:=COM.MICROSOFT.CONCAT(&quot;&lt;ellipse style=&quot;&quot;fill:#000000;stroke:#000000;stroke-width:1;stroke-linejoin:round&quot;&quot;&quot;; &quot; id = &quot;&quot;circle&quot;; [.A166]; &quot;&quot;&quot;&quot;; &quot; cx=&quot;&quot;&quot;; [.H166]; &quot;&quot;&quot;&quot;; &quot; cy=&quot;&quot;&quot;; [.I16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64&quot; cx=&quot;143.254944444444&quot; cy=&quot;36.6204002033497&quot; rx=&quot;0.9&quot; ry=&quot;0.8&quot; /&gt;" calcext:value-type="string">
            <text:p>&lt;ellipse style="fill:#000000;stroke:#000000;stroke-width:1;stroke-linejoin:round" id = "circle164" cx="143.254944444444" cy="36.6204002033497" rx="0.9" ry="0.8" /&gt;</text:p>
          </table:table-cell>
          <table:table-cell table:formula="of:=COM.MICROSOFT.CONCAT([.K166]; &quot; &quot;; [.L166])" office:value-type="string" office:string-value="&lt;path style=&quot;fill:#000000;stroke-width:0.97;stroke:#000000;stroke-opacity:1&quot; d = &quot;M 143.254944444444,36.6204002033497 137.360555555556,33.991626574063&quot; id = &quot;path164&quot; /&gt; &lt;ellipse style=&quot;fill:#000000;stroke:#000000;stroke-width:1;stroke-linejoin:round&quot; id = &quot;circle164&quot; cx=&quot;143.254944444444&quot; cy=&quot;36.6204002033497&quot; rx=&quot;0.9&quot; ry=&quot;0.8&quot; /&gt;" calcext:value-type="string">
            <text:p>&lt;path style="fill:#000000;stroke-width:0.97;stroke:#000000;stroke-opacity:1" d = "M 143.254944444444,36.6204002033497 137.360555555556,33.991626574063" id = "path164" /&gt; &lt;ellipse style="fill:#000000;stroke:#000000;stroke-width:1;stroke-linejoin:round" id = "circle164" cx="143.254944444444" cy="36.6204002033497" rx="0.9" ry="0.8" /&gt;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milum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adison</text:p>
          </table:table-cell>
          <table:table-cell office:value-type="float" office:value="43.0822" calcext:value-type="float">
            <text:p>43.0822</text:p>
          </table:table-cell>
          <table:table-cell office:value-type="float" office:value="-89.393" calcext:value-type="float">
            <text:p>-89.393</text:p>
          </table:table-cell>
          <table:table-cell table:formula="of:=([.G167] + 180) * (1400 / 360) - 215" office:value-type="float" office:value="137.360555555556" calcext:value-type="float">
            <text:p>137.360555555556</text:p>
          </table:table-cell>
          <table:table-cell table:formula="of:=(700/2)-(1400* LN(TAN((PI() / 4) + (([.F167] * PI() / 180) / 2))) / (2*PI())) - 130" office:value-type="float" office:value="33.991626574063" calcext:value-type="float">
            <text:p>33.991626574063</text:p>
          </table:table-cell>
          <table:table-cell table:formula="of:=COM.MICROSOFT.CONCAT([.H167]; ; &quot;,&quot;; [.I167]; &quot; &quot;; [.H168]; &quot;,&quot;; [.I168])" office:value-type="string" office:string-value="137.360555555556,33.991626574063 137.360555555556,33.991626574063" calcext:value-type="string">
            <text:p>137.360555555556,33.991626574063 137.360555555556,33.991626574063</text:p>
          </table:table-cell>
          <table:table-cell table:formula="of:=COM.MICROSOFT.CONCAT(&quot;&lt;path style=&quot;&quot;fill:#000000;stroke-width:0.97;stroke:#000000;stroke-opacity:1&quot;&quot; d = &quot;&quot;M &quot;; [.J167]; &quot;&quot;&quot; id = &quot;&quot;path&quot;; [.A167]; &quot;&quot;&quot; /&gt;&quot;)" office:value-type="string" office:string-value="&lt;path style=&quot;fill:#000000;stroke-width:0.97;stroke:#000000;stroke-opacity:1&quot; d = &quot;M 137.360555555556,33.991626574063 137.360555555556,33.991626574063&quot; id = &quot;path165&quot; /&gt;" calcext:value-type="string">
            <text:p>&lt;path style="fill:#000000;stroke-width:0.97;stroke:#000000;stroke-opacity:1" d = "M 137.360555555556,33.991626574063 137.360555555556,33.991626574063" id = "path165" /&gt;</text:p>
          </table:table-cell>
          <table:table-cell table:formula="of:=COM.MICROSOFT.CONCAT(&quot;&lt;ellipse style=&quot;&quot;fill:#000000;stroke:#000000;stroke-width:1;stroke-linejoin:round&quot;&quot;&quot;; &quot; id = &quot;&quot;circle&quot;; [.A167]; &quot;&quot;&quot;&quot;; &quot; cx=&quot;&quot;&quot;; [.H167]; &quot;&quot;&quot;&quot;; &quot; cy=&quot;&quot;&quot;; [.I16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65&quot; cx=&quot;137.360555555556&quot; cy=&quot;33.991626574063&quot; rx=&quot;0.9&quot; ry=&quot;0.8&quot; /&gt;" calcext:value-type="string">
            <text:p>&lt;ellipse style="fill:#000000;stroke:#000000;stroke-width:1;stroke-linejoin:round" id = "circle165" cx="137.360555555556" cy="33.991626574063" rx="0.9" ry="0.8" /&gt;</text:p>
          </table:table-cell>
          <table:table-cell table:formula="of:=COM.MICROSOFT.CONCAT([.K167]; &quot; &quot;; [.L167])" office:value-type="string" office:string-value="&lt;path style=&quot;fill:#000000;stroke-width:0.97;stroke:#000000;stroke-opacity:1&quot; d = &quot;M 137.360555555556,33.991626574063 137.360555555556,33.991626574063&quot; id = &quot;path165&quot; /&gt; &lt;ellipse style=&quot;fill:#000000;stroke:#000000;stroke-width:1;stroke-linejoin:round&quot; id = &quot;circle165&quot; cx=&quot;137.360555555556&quot; cy=&quot;33.991626574063&quot; rx=&quot;0.9&quot; ry=&quot;0.8&quot; /&gt;" calcext:value-type="string">
            <text:p>&lt;path style="fill:#000000;stroke-width:0.97;stroke:#000000;stroke-opacity:1" d = "M 137.360555555556,33.991626574063 137.360555555556,33.991626574063" id = "path165" /&gt; &lt;ellipse style="fill:#000000;stroke:#000000;stroke-width:1;stroke-linejoin:round" id = "circle165" cx="137.360555555556" cy="33.991626574063" rx="0.9" ry="0.8" /&gt;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adison</text:p>
          </table:table-cell>
          <table:table-cell office:value-type="float" office:value="43.0822" calcext:value-type="float">
            <text:p>43.0822</text:p>
          </table:table-cell>
          <table:table-cell office:value-type="float" office:value="-89.393" calcext:value-type="float">
            <text:p>-89.393</text:p>
          </table:table-cell>
          <table:table-cell table:formula="of:=([.G168] + 180) * (1400 / 360) - 215" office:value-type="float" office:value="137.360555555556" calcext:value-type="float">
            <text:p>137.360555555556</text:p>
          </table:table-cell>
          <table:table-cell table:formula="of:=(700/2)-(1400* LN(TAN((PI() / 4) + (([.F168] * PI() / 180) / 2))) / (2*PI())) - 130" office:value-type="float" office:value="33.991626574063" calcext:value-type="float">
            <text:p>33.991626574063</text:p>
          </table:table-cell>
          <table:table-cell table:formula="of:=COM.MICROSOFT.CONCAT([.H168]; ; &quot;,&quot;; [.I168]; &quot; &quot;; [.H169]; &quot;,&quot;; [.I169])" office:value-type="string" office:string-value="137.360555555556,33.991626574063 141.517777777778,39.5033650734915" calcext:value-type="string">
            <text:p>137.360555555556,33.991626574063 141.517777777778,39.5033650734915</text:p>
          </table:table-cell>
          <table:table-cell table:formula="of:=COM.MICROSOFT.CONCAT(&quot;&lt;path style=&quot;&quot;fill:#000000;stroke-width:0.97;stroke:#000000;stroke-opacity:1&quot;&quot; d = &quot;&quot;M &quot;; [.J168]; &quot;&quot;&quot; id = &quot;&quot;path&quot;; [.A168]; &quot;&quot;&quot; /&gt;&quot;)" office:value-type="string" office:string-value="&lt;path style=&quot;fill:#000000;stroke-width:0.97;stroke:#000000;stroke-opacity:1&quot; d = &quot;M 137.360555555556,33.991626574063 141.517777777778,39.5033650734915&quot; id = &quot;path166&quot; /&gt;" calcext:value-type="string">
            <text:p>&lt;path style="fill:#000000;stroke-width:0.97;stroke:#000000;stroke-opacity:1" d = "M 137.360555555556,33.991626574063 141.517777777778,39.5033650734915" id = "path166" /&gt;</text:p>
          </table:table-cell>
          <table:table-cell table:formula="of:=COM.MICROSOFT.CONCAT(&quot;&lt;ellipse style=&quot;&quot;fill:#000000;stroke:#000000;stroke-width:1;stroke-linejoin:round&quot;&quot;&quot;; &quot; id = &quot;&quot;circle&quot;; [.A168]; &quot;&quot;&quot;&quot;; &quot; cx=&quot;&quot;&quot;; [.H168]; &quot;&quot;&quot;&quot;; &quot; cy=&quot;&quot;&quot;; [.I16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66&quot; cx=&quot;137.360555555556&quot; cy=&quot;33.991626574063&quot; rx=&quot;0.9&quot; ry=&quot;0.8&quot; /&gt;" calcext:value-type="string">
            <text:p>&lt;ellipse style="fill:#000000;stroke:#000000;stroke-width:1;stroke-linejoin:round" id = "circle166" cx="137.360555555556" cy="33.991626574063" rx="0.9" ry="0.8" /&gt;</text:p>
          </table:table-cell>
          <table:table-cell table:formula="of:=COM.MICROSOFT.CONCAT([.K168]; &quot; &quot;; [.L168])" office:value-type="string" office:string-value="&lt;path style=&quot;fill:#000000;stroke-width:0.97;stroke:#000000;stroke-opacity:1&quot; d = &quot;M 137.360555555556,33.991626574063 141.517777777778,39.5033650734915&quot; id = &quot;path166&quot; /&gt; &lt;ellipse style=&quot;fill:#000000;stroke:#000000;stroke-width:1;stroke-linejoin:round&quot; id = &quot;circle166&quot; cx=&quot;137.360555555556&quot; cy=&quot;33.991626574063&quot; rx=&quot;0.9&quot; ry=&quot;0.8&quot; /&gt;" calcext:value-type="string">
            <text:p>&lt;path style="fill:#000000;stroke-width:0.97;stroke:#000000;stroke-opacity:1" d = "M 137.360555555556,33.991626574063 141.517777777778,39.5033650734915" id = "path166" /&gt; &lt;ellipse style="fill:#000000;stroke:#000000;stroke-width:1;stroke-linejoin:round" id = "circle166" cx="137.360555555556" cy="33.991626574063" rx="0.9" ry="0.8" /&gt;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nunnery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lgin</text:p>
          </table:table-cell>
          <table:table-cell office:value-type="float" office:value="42.0383" calcext:value-type="float">
            <text:p>42.0383</text:p>
          </table:table-cell>
          <table:table-cell office:value-type="float" office:value="-88.324" calcext:value-type="float">
            <text:p>-88.324</text:p>
          </table:table-cell>
          <table:table-cell table:formula="of:=([.G169] + 180) * (1400 / 360) - 215" office:value-type="float" office:value="141.517777777778" calcext:value-type="float">
            <text:p>141.517777777778</text:p>
          </table:table-cell>
          <table:table-cell table:formula="of:=(700/2)-(1400* LN(TAN((PI() / 4) + (([.F169] * PI() / 180) / 2))) / (2*PI())) - 130" office:value-type="float" office:value="39.5033650734915" calcext:value-type="float">
            <text:p>39.5033650734915</text:p>
          </table:table-cell>
          <table:table-cell table:formula="of:=COM.MICROSOFT.CONCAT([.H169]; ; &quot;,&quot;; [.I169]; &quot; &quot;; [.H170]; &quot;,&quot;; [.I170])" office:value-type="string" office:string-value="141.517777777778,39.5033650734915 141.517777777778,39.5033650734915" calcext:value-type="string">
            <text:p>141.517777777778,39.5033650734915 141.517777777778,39.5033650734915</text:p>
          </table:table-cell>
          <table:table-cell table:formula="of:=COM.MICROSOFT.CONCAT(&quot;&lt;path style=&quot;&quot;fill:#000000;stroke-width:0.97;stroke:#000000;stroke-opacity:1&quot;&quot; d = &quot;&quot;M &quot;; [.J169]; &quot;&quot;&quot; id = &quot;&quot;path&quot;; [.A169]; &quot;&quot;&quot; /&gt;&quot;)" office:value-type="string" office:string-value="&lt;path style=&quot;fill:#000000;stroke-width:0.97;stroke:#000000;stroke-opacity:1&quot; d = &quot;M 141.517777777778,39.5033650734915 141.517777777778,39.5033650734915&quot; id = &quot;path167&quot; /&gt;" calcext:value-type="string">
            <text:p>&lt;path style="fill:#000000;stroke-width:0.97;stroke:#000000;stroke-opacity:1" d = "M 141.517777777778,39.5033650734915 141.517777777778,39.5033650734915" id = "path167" /&gt;</text:p>
          </table:table-cell>
          <table:table-cell table:formula="of:=COM.MICROSOFT.CONCAT(&quot;&lt;ellipse style=&quot;&quot;fill:#000000;stroke:#000000;stroke-width:1;stroke-linejoin:round&quot;&quot;&quot;; &quot; id = &quot;&quot;circle&quot;; [.A169]; &quot;&quot;&quot;&quot;; &quot; cx=&quot;&quot;&quot;; [.H169]; &quot;&quot;&quot;&quot;; &quot; cy=&quot;&quot;&quot;; [.I16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67&quot; cx=&quot;141.517777777778&quot; cy=&quot;39.5033650734915&quot; rx=&quot;0.9&quot; ry=&quot;0.8&quot; /&gt;" calcext:value-type="string">
            <text:p>&lt;ellipse style="fill:#000000;stroke:#000000;stroke-width:1;stroke-linejoin:round" id = "circle167" cx="141.517777777778" cy="39.5033650734915" rx="0.9" ry="0.8" /&gt;</text:p>
          </table:table-cell>
          <table:table-cell table:formula="of:=COM.MICROSOFT.CONCAT([.K169]; &quot; &quot;; [.L169])" office:value-type="string" office:string-value="&lt;path style=&quot;fill:#000000;stroke-width:0.97;stroke:#000000;stroke-opacity:1&quot; d = &quot;M 141.517777777778,39.5033650734915 141.517777777778,39.5033650734915&quot; id = &quot;path167&quot; /&gt; &lt;ellipse style=&quot;fill:#000000;stroke:#000000;stroke-width:1;stroke-linejoin:round&quot; id = &quot;circle167&quot; cx=&quot;141.517777777778&quot; cy=&quot;39.5033650734915&quot; rx=&quot;0.9&quot; ry=&quot;0.8&quot; /&gt;" calcext:value-type="string">
            <text:p>&lt;path style="fill:#000000;stroke-width:0.97;stroke:#000000;stroke-opacity:1" d = "M 141.517777777778,39.5033650734915 141.517777777778,39.5033650734915" id = "path167" /&gt; &lt;ellipse style="fill:#000000;stroke:#000000;stroke-width:1;stroke-linejoin:round" id = "circle167" cx="141.517777777778" cy="39.5033650734915" rx="0.9" ry="0.8" /&gt;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lgin</text:p>
          </table:table-cell>
          <table:table-cell office:value-type="float" office:value="42.0383" calcext:value-type="float">
            <text:p>42.0383</text:p>
          </table:table-cell>
          <table:table-cell office:value-type="float" office:value="-88.324" calcext:value-type="float">
            <text:p>-88.324</text:p>
          </table:table-cell>
          <table:table-cell table:formula="of:=([.G170] + 180) * (1400 / 360) - 215" office:value-type="float" office:value="141.517777777778" calcext:value-type="float">
            <text:p>141.517777777778</text:p>
          </table:table-cell>
          <table:table-cell table:formula="of:=(700/2)-(1400* LN(TAN((PI() / 4) + (([.F170] * PI() / 180) / 2))) / (2*PI())) - 130" office:value-type="float" office:value="39.5033650734915" calcext:value-type="float">
            <text:p>39.5033650734915</text:p>
          </table:table-cell>
          <table:table-cell table:formula="of:=COM.MICROSOFT.CONCAT([.H170]; ; &quot;,&quot;; [.I170]; &quot; &quot;; [.H171]; &quot;,&quot;; [.I171])" office:value-type="string" office:string-value="141.517777777778,39.5033650734915 141.649222222222,40.9376034964087" calcext:value-type="string">
            <text:p>141.517777777778,39.5033650734915 141.649222222222,40.9376034964087</text:p>
          </table:table-cell>
          <table:table-cell table:formula="of:=COM.MICROSOFT.CONCAT(&quot;&lt;path style=&quot;&quot;fill:#000000;stroke-width:0.97;stroke:#000000;stroke-opacity:1&quot;&quot; d = &quot;&quot;M &quot;; [.J170]; &quot;&quot;&quot; id = &quot;&quot;path&quot;; [.A170]; &quot;&quot;&quot; /&gt;&quot;)" office:value-type="string" office:string-value="&lt;path style=&quot;fill:#000000;stroke-width:0.97;stroke:#000000;stroke-opacity:1&quot; d = &quot;M 141.517777777778,39.5033650734915 141.649222222222,40.9376034964087&quot; id = &quot;path168&quot; /&gt;" calcext:value-type="string">
            <text:p>&lt;path style="fill:#000000;stroke-width:0.97;stroke:#000000;stroke-opacity:1" d = "M 141.517777777778,39.5033650734915 141.649222222222,40.9376034964087" id = "path168" /&gt;</text:p>
          </table:table-cell>
          <table:table-cell table:formula="of:=COM.MICROSOFT.CONCAT(&quot;&lt;ellipse style=&quot;&quot;fill:#000000;stroke:#000000;stroke-width:1;stroke-linejoin:round&quot;&quot;&quot;; &quot; id = &quot;&quot;circle&quot;; [.A170]; &quot;&quot;&quot;&quot;; &quot; cx=&quot;&quot;&quot;; [.H170]; &quot;&quot;&quot;&quot;; &quot; cy=&quot;&quot;&quot;; [.I17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68&quot; cx=&quot;141.517777777778&quot; cy=&quot;39.5033650734915&quot; rx=&quot;0.9&quot; ry=&quot;0.8&quot; /&gt;" calcext:value-type="string">
            <text:p>&lt;ellipse style="fill:#000000;stroke:#000000;stroke-width:1;stroke-linejoin:round" id = "circle168" cx="141.517777777778" cy="39.5033650734915" rx="0.9" ry="0.8" /&gt;</text:p>
          </table:table-cell>
          <table:table-cell table:formula="of:=COM.MICROSOFT.CONCAT([.K170]; &quot; &quot;; [.L170])" office:value-type="string" office:string-value="&lt;path style=&quot;fill:#000000;stroke-width:0.97;stroke:#000000;stroke-opacity:1&quot; d = &quot;M 141.517777777778,39.5033650734915 141.649222222222,40.9376034964087&quot; id = &quot;path168&quot; /&gt; &lt;ellipse style=&quot;fill:#000000;stroke:#000000;stroke-width:1;stroke-linejoin:round&quot; id = &quot;circle168&quot; cx=&quot;141.517777777778&quot; cy=&quot;39.5033650734915&quot; rx=&quot;0.9&quot; ry=&quot;0.8&quot; /&gt;" calcext:value-type="string">
            <text:p>&lt;path style="fill:#000000;stroke-width:0.97;stroke:#000000;stroke-opacity:1" d = "M 141.517777777778,39.5033650734915 141.649222222222,40.9376034964087" id = "path168" /&gt; &lt;ellipse style="fill:#000000;stroke:#000000;stroke-width:1;stroke-linejoin:round" id = "circle168" cx="141.517777777778" cy="39.5033650734915" rx="0.9" ry="0.8" /&gt;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Aurora</text:p>
          </table:table-cell>
          <table:table-cell office:value-type="float" office:value="41.7638" calcext:value-type="float">
            <text:p>41.7638</text:p>
          </table:table-cell>
          <table:table-cell office:value-type="float" office:value="-88.2902" calcext:value-type="float">
            <text:p>-88.2902</text:p>
          </table:table-cell>
          <table:table-cell table:formula="of:=([.G171] + 180) * (1400 / 360) - 215" office:value-type="float" office:value="141.649222222222" calcext:value-type="float">
            <text:p>141.649222222222</text:p>
          </table:table-cell>
          <table:table-cell table:formula="of:=(700/2)-(1400* LN(TAN((PI() / 4) + (([.F171] * PI() / 180) / 2))) / (2*PI())) - 130" office:value-type="float" office:value="40.9376034964087" calcext:value-type="float">
            <text:p>40.9376034964087</text:p>
          </table:table-cell>
          <table:table-cell table:formula="of:=COM.MICROSOFT.CONCAT([.H171]; ; &quot;,&quot;; [.I171]; &quot; &quot;; [.H172]; &quot;,&quot;; [.I172])" office:value-type="string" office:string-value="141.649222222222,40.9376034964087 141.649222222222,40.9376034964087" calcext:value-type="string">
            <text:p>141.649222222222,40.9376034964087 141.649222222222,40.9376034964087</text:p>
          </table:table-cell>
          <table:table-cell table:formula="of:=COM.MICROSOFT.CONCAT(&quot;&lt;path style=&quot;&quot;fill:#000000;stroke-width:0.97;stroke:#000000;stroke-opacity:1&quot;&quot; d = &quot;&quot;M &quot;; [.J171]; &quot;&quot;&quot; id = &quot;&quot;path&quot;; [.A171]; &quot;&quot;&quot; /&gt;&quot;)" office:value-type="string" office:string-value="&lt;path style=&quot;fill:#000000;stroke-width:0.97;stroke:#000000;stroke-opacity:1&quot; d = &quot;M 141.649222222222,40.9376034964087 141.649222222222,40.9376034964087&quot; id = &quot;path169&quot; /&gt;" calcext:value-type="string">
            <text:p>&lt;path style="fill:#000000;stroke-width:0.97;stroke:#000000;stroke-opacity:1" d = "M 141.649222222222,40.9376034964087 141.649222222222,40.9376034964087" id = "path169" /&gt;</text:p>
          </table:table-cell>
          <table:table-cell table:formula="of:=COM.MICROSOFT.CONCAT(&quot;&lt;ellipse style=&quot;&quot;fill:#000000;stroke:#000000;stroke-width:1;stroke-linejoin:round&quot;&quot;&quot;; &quot; id = &quot;&quot;circle&quot;; [.A171]; &quot;&quot;&quot;&quot;; &quot; cx=&quot;&quot;&quot;; [.H171]; &quot;&quot;&quot;&quot;; &quot; cy=&quot;&quot;&quot;; [.I17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69&quot; cx=&quot;141.649222222222&quot; cy=&quot;40.9376034964087&quot; rx=&quot;0.9&quot; ry=&quot;0.8&quot; /&gt;" calcext:value-type="string">
            <text:p>&lt;ellipse style="fill:#000000;stroke:#000000;stroke-width:1;stroke-linejoin:round" id = "circle169" cx="141.649222222222" cy="40.9376034964087" rx="0.9" ry="0.8" /&gt;</text:p>
          </table:table-cell>
          <table:table-cell table:formula="of:=COM.MICROSOFT.CONCAT([.K171]; &quot; &quot;; [.L171])" office:value-type="string" office:string-value="&lt;path style=&quot;fill:#000000;stroke-width:0.97;stroke:#000000;stroke-opacity:1&quot; d = &quot;M 141.649222222222,40.9376034964087 141.649222222222,40.9376034964087&quot; id = &quot;path169&quot; /&gt; &lt;ellipse style=&quot;fill:#000000;stroke:#000000;stroke-width:1;stroke-linejoin:round&quot; id = &quot;circle169&quot; cx=&quot;141.649222222222&quot; cy=&quot;40.9376034964087&quot; rx=&quot;0.9&quot; ry=&quot;0.8&quot; /&gt;" calcext:value-type="string">
            <text:p>&lt;path style="fill:#000000;stroke-width:0.97;stroke:#000000;stroke-opacity:1" d = "M 141.649222222222,40.9376034964087 141.649222222222,40.9376034964087" id = "path169" /&gt; &lt;ellipse style="fill:#000000;stroke:#000000;stroke-width:1;stroke-linejoin:round" id = "circle169" cx="141.649222222222" cy="40.9376034964087" rx="0.9" ry="0.8" /&gt;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Aurora</text:p>
          </table:table-cell>
          <table:table-cell office:value-type="float" office:value="41.7638" calcext:value-type="float">
            <text:p>41.7638</text:p>
          </table:table-cell>
          <table:table-cell office:value-type="float" office:value="-88.2902" calcext:value-type="float">
            <text:p>-88.2902</text:p>
          </table:table-cell>
          <table:table-cell table:formula="of:=([.G172] + 180) * (1400 / 360) - 215" office:value-type="float" office:value="141.649222222222" calcext:value-type="float">
            <text:p>141.649222222222</text:p>
          </table:table-cell>
          <table:table-cell table:formula="of:=(700/2)-(1400* LN(TAN((PI() / 4) + (([.F172] * PI() / 180) / 2))) / (2*PI())) - 130" office:value-type="float" office:value="40.9376034964087" calcext:value-type="float">
            <text:p>40.9376034964087</text:p>
          </table:table-cell>
          <table:table-cell table:formula="of:=COM.MICROSOFT.CONCAT([.H172]; ; &quot;,&quot;; [.I172]; &quot; &quot;; [.H173]; &quot;,&quot;; [.I173])" office:value-type="string" office:string-value="141.649222222222,40.9376034964087 142.194833333333,42.2125332625193" calcext:value-type="string">
            <text:p>141.649222222222,40.9376034964087 142.194833333333,42.2125332625193</text:p>
          </table:table-cell>
          <table:table-cell table:formula="of:=COM.MICROSOFT.CONCAT(&quot;&lt;path style=&quot;&quot;fill:#000000;stroke-width:0.97;stroke:#000000;stroke-opacity:1&quot;&quot; d = &quot;&quot;M &quot;; [.J172]; &quot;&quot;&quot; id = &quot;&quot;path&quot;; [.A172]; &quot;&quot;&quot; /&gt;&quot;)" office:value-type="string" office:string-value="&lt;path style=&quot;fill:#000000;stroke-width:0.97;stroke:#000000;stroke-opacity:1&quot; d = &quot;M 141.649222222222,40.9376034964087 142.194833333333,42.2125332625193&quot; id = &quot;path170&quot; /&gt;" calcext:value-type="string">
            <text:p>&lt;path style="fill:#000000;stroke-width:0.97;stroke:#000000;stroke-opacity:1" d = "M 141.649222222222,40.9376034964087 142.194833333333,42.2125332625193" id = "path170" /&gt;</text:p>
          </table:table-cell>
          <table:table-cell table:formula="of:=COM.MICROSOFT.CONCAT(&quot;&lt;ellipse style=&quot;&quot;fill:#000000;stroke:#000000;stroke-width:1;stroke-linejoin:round&quot;&quot;&quot;; &quot; id = &quot;&quot;circle&quot;; [.A172]; &quot;&quot;&quot;&quot;; &quot; cx=&quot;&quot;&quot;; [.H172]; &quot;&quot;&quot;&quot;; &quot; cy=&quot;&quot;&quot;; [.I17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70&quot; cx=&quot;141.649222222222&quot; cy=&quot;40.9376034964087&quot; rx=&quot;0.9&quot; ry=&quot;0.8&quot; /&gt;" calcext:value-type="string">
            <text:p>&lt;ellipse style="fill:#000000;stroke:#000000;stroke-width:1;stroke-linejoin:round" id = "circle170" cx="141.649222222222" cy="40.9376034964087" rx="0.9" ry="0.8" /&gt;</text:p>
          </table:table-cell>
          <table:table-cell table:formula="of:=COM.MICROSOFT.CONCAT([.K172]; &quot; &quot;; [.L172])" office:value-type="string" office:string-value="&lt;path style=&quot;fill:#000000;stroke-width:0.97;stroke:#000000;stroke-opacity:1&quot; d = &quot;M 141.649222222222,40.9376034964087 142.194833333333,42.2125332625193&quot; id = &quot;path170&quot; /&gt; &lt;ellipse style=&quot;fill:#000000;stroke:#000000;stroke-width:1;stroke-linejoin:round&quot; id = &quot;circle170&quot; cx=&quot;141.649222222222&quot; cy=&quot;40.9376034964087&quot; rx=&quot;0.9&quot; ry=&quot;0.8&quot; /&gt;" calcext:value-type="string">
            <text:p>&lt;path style="fill:#000000;stroke-width:0.97;stroke:#000000;stroke-opacity:1" d = "M 141.649222222222,40.9376034964087 142.194833333333,42.2125332625193" id = "path170" /&gt; &lt;ellipse style="fill:#000000;stroke:#000000;stroke-width:1;stroke-linejoin:round" id = "circle170" cx="141.649222222222" cy="40.9376034964087" rx="0.9" ry="0.8" /&gt;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wynkoop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Joliet</text:p>
          </table:table-cell>
          <table:table-cell office:value-type="float" office:value="41.5188" calcext:value-type="float">
            <text:p>41.5188</text:p>
          </table:table-cell>
          <table:table-cell office:value-type="float" office:value="-88.1499" calcext:value-type="float">
            <text:p>-88.1499</text:p>
          </table:table-cell>
          <table:table-cell table:formula="of:=([.G173] + 180) * (1400 / 360) - 215" office:value-type="float" office:value="142.194833333333" calcext:value-type="float">
            <text:p>142.194833333333</text:p>
          </table:table-cell>
          <table:table-cell table:formula="of:=(700/2)-(1400* LN(TAN((PI() / 4) + (([.F173] * PI() / 180) / 2))) / (2*PI())) - 130" office:value-type="float" office:value="42.2125332625193" calcext:value-type="float">
            <text:p>42.2125332625193</text:p>
          </table:table-cell>
          <table:table-cell table:formula="of:=COM.MICROSOFT.CONCAT([.H173]; ; &quot;,&quot;; [.I173]; &quot; &quot;; [.H174]; &quot;,&quot;; [.I174])" office:value-type="string" office:string-value="142.194833333333,42.2125332625193 142.194833333333,42.2125332625193" calcext:value-type="string">
            <text:p>142.194833333333,42.2125332625193 142.194833333333,42.2125332625193</text:p>
          </table:table-cell>
          <table:table-cell table:formula="of:=COM.MICROSOFT.CONCAT(&quot;&lt;path style=&quot;&quot;fill:#000000;stroke-width:0.97;stroke:#000000;stroke-opacity:1&quot;&quot; d = &quot;&quot;M &quot;; [.J173]; &quot;&quot;&quot; id = &quot;&quot;path&quot;; [.A173]; &quot;&quot;&quot; /&gt;&quot;)" office:value-type="string" office:string-value="&lt;path style=&quot;fill:#000000;stroke-width:0.97;stroke:#000000;stroke-opacity:1&quot; d = &quot;M 142.194833333333,42.2125332625193 142.194833333333,42.2125332625193&quot; id = &quot;path171&quot; /&gt;" calcext:value-type="string">
            <text:p>&lt;path style="fill:#000000;stroke-width:0.97;stroke:#000000;stroke-opacity:1" d = "M 142.194833333333,42.2125332625193 142.194833333333,42.2125332625193" id = "path171" /&gt;</text:p>
          </table:table-cell>
          <table:table-cell table:formula="of:=COM.MICROSOFT.CONCAT(&quot;&lt;ellipse style=&quot;&quot;fill:#000000;stroke:#000000;stroke-width:1;stroke-linejoin:round&quot;&quot;&quot;; &quot; id = &quot;&quot;circle&quot;; [.A173]; &quot;&quot;&quot;&quot;; &quot; cx=&quot;&quot;&quot;; [.H173]; &quot;&quot;&quot;&quot;; &quot; cy=&quot;&quot;&quot;; [.I17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71&quot; cx=&quot;142.194833333333&quot; cy=&quot;42.2125332625193&quot; rx=&quot;0.9&quot; ry=&quot;0.8&quot; /&gt;" calcext:value-type="string">
            <text:p>&lt;ellipse style="fill:#000000;stroke:#000000;stroke-width:1;stroke-linejoin:round" id = "circle171" cx="142.194833333333" cy="42.2125332625193" rx="0.9" ry="0.8" /&gt;</text:p>
          </table:table-cell>
          <table:table-cell table:formula="of:=COM.MICROSOFT.CONCAT([.K173]; &quot; &quot;; [.L173])" office:value-type="string" office:string-value="&lt;path style=&quot;fill:#000000;stroke-width:0.97;stroke:#000000;stroke-opacity:1&quot; d = &quot;M 142.194833333333,42.2125332625193 142.194833333333,42.2125332625193&quot; id = &quot;path171&quot; /&gt; &lt;ellipse style=&quot;fill:#000000;stroke:#000000;stroke-width:1;stroke-linejoin:round&quot; id = &quot;circle171&quot; cx=&quot;142.194833333333&quot; cy=&quot;42.2125332625193&quot; rx=&quot;0.9&quot; ry=&quot;0.8&quot; /&gt;" calcext:value-type="string">
            <text:p>&lt;path style="fill:#000000;stroke-width:0.97;stroke:#000000;stroke-opacity:1" d = "M 142.194833333333,42.2125332625193 142.194833333333,42.2125332625193" id = "path171" /&gt; &lt;ellipse style="fill:#000000;stroke:#000000;stroke-width:1;stroke-linejoin:round" id = "circle171" cx="142.194833333333" cy="42.2125332625193" rx="0.9" ry="0.8" /&gt;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vital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Joliet</text:p>
          </table:table-cell>
          <table:table-cell office:value-type="float" office:value="41.5188" calcext:value-type="float">
            <text:p>41.5188</text:p>
          </table:table-cell>
          <table:table-cell office:value-type="float" office:value="-88.1499" calcext:value-type="float">
            <text:p>-88.1499</text:p>
          </table:table-cell>
          <table:table-cell table:formula="of:=([.G174] + 180) * (1400 / 360) - 215" office:value-type="float" office:value="142.194833333333" calcext:value-type="float">
            <text:p>142.194833333333</text:p>
          </table:table-cell>
          <table:table-cell table:formula="of:=(700/2)-(1400* LN(TAN((PI() / 4) + (([.F174] * PI() / 180) / 2))) / (2*PI())) - 130" office:value-type="float" office:value="42.2125332625193" calcext:value-type="float">
            <text:p>42.2125332625193</text:p>
          </table:table-cell>
          <table:table-cell table:formula="of:=COM.MICROSOFT.CONCAT([.H174]; ; &quot;,&quot;; [.I174]; &quot; &quot;; [.H175]; &quot;,&quot;; [.I175])" office:value-type="string" office:string-value="142.194833333333,42.2125332625193 143.713833333333,40.5165923207572" calcext:value-type="string">
            <text:p>142.194833333333,42.2125332625193 143.713833333333,40.5165923207572</text:p>
          </table:table-cell>
          <table:table-cell table:formula="of:=COM.MICROSOFT.CONCAT(&quot;&lt;path style=&quot;&quot;fill:#000000;stroke-width:0.97;stroke:#000000;stroke-opacity:1&quot;&quot; d = &quot;&quot;M &quot;; [.J174]; &quot;&quot;&quot; id = &quot;&quot;path&quot;; [.A174]; &quot;&quot;&quot; /&gt;&quot;)" office:value-type="string" office:string-value="&lt;path style=&quot;fill:#000000;stroke-width:0.97;stroke:#000000;stroke-opacity:1&quot; d = &quot;M 142.194833333333,42.2125332625193 143.713833333333,40.5165923207572&quot; id = &quot;path172&quot; /&gt;" calcext:value-type="string">
            <text:p>&lt;path style="fill:#000000;stroke-width:0.97;stroke:#000000;stroke-opacity:1" d = "M 142.194833333333,42.2125332625193 143.713833333333,40.5165923207572" id = "path172" /&gt;</text:p>
          </table:table-cell>
          <table:table-cell table:formula="of:=COM.MICROSOFT.CONCAT(&quot;&lt;ellipse style=&quot;&quot;fill:#000000;stroke:#000000;stroke-width:1;stroke-linejoin:round&quot;&quot;&quot;; &quot; id = &quot;&quot;circle&quot;; [.A174]; &quot;&quot;&quot;&quot;; &quot; cx=&quot;&quot;&quot;; [.H174]; &quot;&quot;&quot;&quot;; &quot; cy=&quot;&quot;&quot;; [.I17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72&quot; cx=&quot;142.194833333333&quot; cy=&quot;42.2125332625193&quot; rx=&quot;0.9&quot; ry=&quot;0.8&quot; /&gt;" calcext:value-type="string">
            <text:p>&lt;ellipse style="fill:#000000;stroke:#000000;stroke-width:1;stroke-linejoin:round" id = "circle172" cx="142.194833333333" cy="42.2125332625193" rx="0.9" ry="0.8" /&gt;</text:p>
          </table:table-cell>
          <table:table-cell table:formula="of:=COM.MICROSOFT.CONCAT([.K174]; &quot; &quot;; [.L174])" office:value-type="string" office:string-value="&lt;path style=&quot;fill:#000000;stroke-width:0.97;stroke:#000000;stroke-opacity:1&quot; d = &quot;M 142.194833333333,42.2125332625193 143.713833333333,40.5165923207572&quot; id = &quot;path172&quot; /&gt; &lt;ellipse style=&quot;fill:#000000;stroke:#000000;stroke-width:1;stroke-linejoin:round&quot; id = &quot;circle172&quot; cx=&quot;142.194833333333&quot; cy=&quot;42.2125332625193&quot; rx=&quot;0.9&quot; ry=&quot;0.8&quot; /&gt;" calcext:value-type="string">
            <text:p>&lt;path style="fill:#000000;stroke-width:0.97;stroke:#000000;stroke-opacity:1" d = "M 142.194833333333,42.2125332625193 143.713833333333,40.5165923207572" id = "path172" /&gt; &lt;ellipse style="fill:#000000;stroke:#000000;stroke-width:1;stroke-linejoin:round" id = "circle172" cx="142.194833333333" cy="42.2125332625193" rx="0.9" ry="0.8" /&gt;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icero</text:p>
          </table:table-cell>
          <table:table-cell office:value-type="float" office:value="41.8445" calcext:value-type="float">
            <text:p>41.8445</text:p>
          </table:table-cell>
          <table:table-cell office:value-type="float" office:value="-87.7593" calcext:value-type="float">
            <text:p>-87.7593</text:p>
          </table:table-cell>
          <table:table-cell table:formula="of:=([.G175] + 180) * (1400 / 360) - 215" office:value-type="float" office:value="143.713833333333" calcext:value-type="float">
            <text:p>143.713833333333</text:p>
          </table:table-cell>
          <table:table-cell table:formula="of:=(700/2)-(1400* LN(TAN((PI() / 4) + (([.F175] * PI() / 180) / 2))) / (2*PI())) - 130" office:value-type="float" office:value="40.5165923207572" calcext:value-type="float">
            <text:p>40.5165923207572</text:p>
          </table:table-cell>
          <table:table-cell table:formula="of:=COM.MICROSOFT.CONCAT([.H175]; ; &quot;,&quot;; [.I175]; &quot; &quot;; [.H176]; &quot;,&quot;; [.I176])" office:value-type="string" office:string-value="143.713833333333,40.5165923207572 143.713833333333,40.5165923207572" calcext:value-type="string">
            <text:p>143.713833333333,40.5165923207572 143.713833333333,40.5165923207572</text:p>
          </table:table-cell>
          <table:table-cell table:formula="of:=COM.MICROSOFT.CONCAT(&quot;&lt;path style=&quot;&quot;fill:#000000;stroke-width:0.97;stroke:#000000;stroke-opacity:1&quot;&quot; d = &quot;&quot;M &quot;; [.J175]; &quot;&quot;&quot; id = &quot;&quot;path&quot;; [.A175]; &quot;&quot;&quot; /&gt;&quot;)" office:value-type="string" office:string-value="&lt;path style=&quot;fill:#000000;stroke-width:0.97;stroke:#000000;stroke-opacity:1&quot; d = &quot;M 143.713833333333,40.5165923207572 143.713833333333,40.5165923207572&quot; id = &quot;path173&quot; /&gt;" calcext:value-type="string">
            <text:p>&lt;path style="fill:#000000;stroke-width:0.97;stroke:#000000;stroke-opacity:1" d = "M 143.713833333333,40.5165923207572 143.713833333333,40.5165923207572" id = "path173" /&gt;</text:p>
          </table:table-cell>
          <table:table-cell table:formula="of:=COM.MICROSOFT.CONCAT(&quot;&lt;ellipse style=&quot;&quot;fill:#000000;stroke:#000000;stroke-width:1;stroke-linejoin:round&quot;&quot;&quot;; &quot; id = &quot;&quot;circle&quot;; [.A175]; &quot;&quot;&quot;&quot;; &quot; cx=&quot;&quot;&quot;; [.H175]; &quot;&quot;&quot;&quot;; &quot; cy=&quot;&quot;&quot;; [.I17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73&quot; cx=&quot;143.713833333333&quot; cy=&quot;40.5165923207572&quot; rx=&quot;0.9&quot; ry=&quot;0.8&quot; /&gt;" calcext:value-type="string">
            <text:p>&lt;ellipse style="fill:#000000;stroke:#000000;stroke-width:1;stroke-linejoin:round" id = "circle173" cx="143.713833333333" cy="40.5165923207572" rx="0.9" ry="0.8" /&gt;</text:p>
          </table:table-cell>
          <table:table-cell table:formula="of:=COM.MICROSOFT.CONCAT([.K175]; &quot; &quot;; [.L175])" office:value-type="string" office:string-value="&lt;path style=&quot;fill:#000000;stroke-width:0.97;stroke:#000000;stroke-opacity:1&quot; d = &quot;M 143.713833333333,40.5165923207572 143.713833333333,40.5165923207572&quot; id = &quot;path173&quot; /&gt; &lt;ellipse style=&quot;fill:#000000;stroke:#000000;stroke-width:1;stroke-linejoin:round&quot; id = &quot;circle173&quot; cx=&quot;143.713833333333&quot; cy=&quot;40.5165923207572&quot; rx=&quot;0.9&quot; ry=&quot;0.8&quot; /&gt;" calcext:value-type="string">
            <text:p>&lt;path style="fill:#000000;stroke-width:0.97;stroke:#000000;stroke-opacity:1" d = "M 143.713833333333,40.5165923207572 143.713833333333,40.5165923207572" id = "path173" /&gt; &lt;ellipse style="fill:#000000;stroke:#000000;stroke-width:1;stroke-linejoin:round" id = "circle173" cx="143.713833333333" cy="40.5165923207572" rx="0.9" ry="0.8" /&gt;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cohesiv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icero</text:p>
          </table:table-cell>
          <table:table-cell office:value-type="float" office:value="41.8445" calcext:value-type="float">
            <text:p>41.8445</text:p>
          </table:table-cell>
          <table:table-cell office:value-type="float" office:value="-87.7593" calcext:value-type="float">
            <text:p>-87.7593</text:p>
          </table:table-cell>
          <table:table-cell table:formula="of:=([.G176] + 180) * (1400 / 360) - 215" office:value-type="float" office:value="143.713833333333" calcext:value-type="float">
            <text:p>143.713833333333</text:p>
          </table:table-cell>
          <table:table-cell table:formula="of:=(700/2)-(1400* LN(TAN((PI() / 4) + (([.F176] * PI() / 180) / 2))) / (2*PI())) - 130" office:value-type="float" office:value="40.5165923207572" calcext:value-type="float">
            <text:p>40.5165923207572</text:p>
          </table:table-cell>
          <table:table-cell table:formula="of:=COM.MICROSOFT.CONCAT([.H176]; ; &quot;,&quot;; [.I176]; &quot; &quot;; [.H177]; &quot;,&quot;; [.I177])" office:value-type="string" office:string-value="143.713833333333,40.5165923207572 143.996555555556,40.5531322729077" calcext:value-type="string">
            <text:p>143.713833333333,40.5165923207572 143.996555555556,40.5531322729077</text:p>
          </table:table-cell>
          <table:table-cell table:formula="of:=COM.MICROSOFT.CONCAT(&quot;&lt;path style=&quot;&quot;fill:#000000;stroke-width:0.97;stroke:#000000;stroke-opacity:1&quot;&quot; d = &quot;&quot;M &quot;; [.J176]; &quot;&quot;&quot; id = &quot;&quot;path&quot;; [.A176]; &quot;&quot;&quot; /&gt;&quot;)" office:value-type="string" office:string-value="&lt;path style=&quot;fill:#000000;stroke-width:0.97;stroke:#000000;stroke-opacity:1&quot; d = &quot;M 143.713833333333,40.5165923207572 143.996555555556,40.5531322729077&quot; id = &quot;path174&quot; /&gt;" calcext:value-type="string">
            <text:p>&lt;path style="fill:#000000;stroke-width:0.97;stroke:#000000;stroke-opacity:1" d = "M 143.713833333333,40.5165923207572 143.996555555556,40.5531322729077" id = "path174" /&gt;</text:p>
          </table:table-cell>
          <table:table-cell table:formula="of:=COM.MICROSOFT.CONCAT(&quot;&lt;ellipse style=&quot;&quot;fill:#000000;stroke:#000000;stroke-width:1;stroke-linejoin:round&quot;&quot;&quot;; &quot; id = &quot;&quot;circle&quot;; [.A176]; &quot;&quot;&quot;&quot;; &quot; cx=&quot;&quot;&quot;; [.H176]; &quot;&quot;&quot;&quot;; &quot; cy=&quot;&quot;&quot;; [.I17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74&quot; cx=&quot;143.713833333333&quot; cy=&quot;40.5165923207572&quot; rx=&quot;0.9&quot; ry=&quot;0.8&quot; /&gt;" calcext:value-type="string">
            <text:p>&lt;ellipse style="fill:#000000;stroke:#000000;stroke-width:1;stroke-linejoin:round" id = "circle174" cx="143.713833333333" cy="40.5165923207572" rx="0.9" ry="0.8" /&gt;</text:p>
          </table:table-cell>
          <table:table-cell table:formula="of:=COM.MICROSOFT.CONCAT([.K176]; &quot; &quot;; [.L176])" office:value-type="string" office:string-value="&lt;path style=&quot;fill:#000000;stroke-width:0.97;stroke:#000000;stroke-opacity:1&quot; d = &quot;M 143.713833333333,40.5165923207572 143.996555555556,40.5531322729077&quot; id = &quot;path174&quot; /&gt; &lt;ellipse style=&quot;fill:#000000;stroke:#000000;stroke-width:1;stroke-linejoin:round&quot; id = &quot;circle174&quot; cx=&quot;143.713833333333&quot; cy=&quot;40.5165923207572&quot; rx=&quot;0.9&quot; ry=&quot;0.8&quot; /&gt;" calcext:value-type="string">
            <text:p>&lt;path style="fill:#000000;stroke-width:0.97;stroke:#000000;stroke-opacity:1" d = "M 143.713833333333,40.5165923207572 143.996555555556,40.5531322729077" id = "path174" /&gt; &lt;ellipse style="fill:#000000;stroke:#000000;stroke-width:1;stroke-linejoin:round" id = "circle174" cx="143.713833333333" cy="40.5165923207572" rx="0.9" ry="0.8" /&gt;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adde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float" office:value="41.8375" calcext:value-type="float">
            <text:p>41.8375</text:p>
          </table:table-cell>
          <table:table-cell office:value-type="float" office:value="-87.6866" calcext:value-type="float">
            <text:p>-87.6866</text:p>
          </table:table-cell>
          <table:table-cell table:formula="of:=([.G177] + 180) * (1400 / 360) - 215" office:value-type="float" office:value="143.996555555556" calcext:value-type="float">
            <text:p>143.996555555556</text:p>
          </table:table-cell>
          <table:table-cell table:formula="of:=(700/2)-(1400* LN(TAN((PI() / 4) + (([.F177] * PI() / 180) / 2))) / (2*PI())) - 130" office:value-type="float" office:value="40.5531322729077" calcext:value-type="float">
            <text:p>40.5531322729077</text:p>
          </table:table-cell>
          <table:table-cell table:formula="of:=COM.MICROSOFT.CONCAT([.H177]; ; &quot;,&quot;; [.I177]; &quot; &quot;; [.H178]; &quot;,&quot;; [.I178])" office:value-type="string" office:string-value="143.996555555556,40.5531322729077 143.996555555556,40.5531322729077" calcext:value-type="string">
            <text:p>143.996555555556,40.5531322729077 143.996555555556,40.5531322729077</text:p>
          </table:table-cell>
          <table:table-cell table:formula="of:=COM.MICROSOFT.CONCAT(&quot;&lt;path style=&quot;&quot;fill:#000000;stroke-width:0.97;stroke:#000000;stroke-opacity:1&quot;&quot; d = &quot;&quot;M &quot;; [.J177]; &quot;&quot;&quot; id = &quot;&quot;path&quot;; [.A177]; &quot;&quot;&quot; /&gt;&quot;)" office:value-type="string" office:string-value="&lt;path style=&quot;fill:#000000;stroke-width:0.97;stroke:#000000;stroke-opacity:1&quot; d = &quot;M 143.996555555556,40.5531322729077 143.996555555556,40.5531322729077&quot; id = &quot;path175&quot; /&gt;" calcext:value-type="string">
            <text:p>&lt;path style="fill:#000000;stroke-width:0.97;stroke:#000000;stroke-opacity:1" d = "M 143.996555555556,40.5531322729077 143.996555555556,40.5531322729077" id = "path175" /&gt;</text:p>
          </table:table-cell>
          <table:table-cell table:formula="of:=COM.MICROSOFT.CONCAT(&quot;&lt;ellipse style=&quot;&quot;fill:#000000;stroke:#000000;stroke-width:1;stroke-linejoin:round&quot;&quot;&quot;; &quot; id = &quot;&quot;circle&quot;; [.A177]; &quot;&quot;&quot;&quot;; &quot; cx=&quot;&quot;&quot;; [.H177]; &quot;&quot;&quot;&quot;; &quot; cy=&quot;&quot;&quot;; [.I17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75&quot; cx=&quot;143.996555555556&quot; cy=&quot;40.5531322729077&quot; rx=&quot;0.9&quot; ry=&quot;0.8&quot; /&gt;" calcext:value-type="string">
            <text:p>&lt;ellipse style="fill:#000000;stroke:#000000;stroke-width:1;stroke-linejoin:round" id = "circle175" cx="143.996555555556" cy="40.5531322729077" rx="0.9" ry="0.8" /&gt;</text:p>
          </table:table-cell>
          <table:table-cell table:formula="of:=COM.MICROSOFT.CONCAT([.K177]; &quot; &quot;; [.L177])" office:value-type="string" office:string-value="&lt;path style=&quot;fill:#000000;stroke-width:0.97;stroke:#000000;stroke-opacity:1&quot; d = &quot;M 143.996555555556,40.5531322729077 143.996555555556,40.5531322729077&quot; id = &quot;path175&quot; /&gt; &lt;ellipse style=&quot;fill:#000000;stroke:#000000;stroke-width:1;stroke-linejoin:round&quot; id = &quot;circle175&quot; cx=&quot;143.996555555556&quot; cy=&quot;40.5531322729077&quot; rx=&quot;0.9&quot; ry=&quot;0.8&quot; /&gt;" calcext:value-type="string">
            <text:p>&lt;path style="fill:#000000;stroke-width:0.97;stroke:#000000;stroke-opacity:1" d = "M 143.996555555556,40.5531322729077 143.996555555556,40.5531322729077" id = "path175" /&gt; &lt;ellipse style="fill:#000000;stroke:#000000;stroke-width:1;stroke-linejoin:round" id = "circle175" cx="143.996555555556" cy="40.5531322729077" rx="0.9" ry="0.8" /&gt;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kagami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float" office:value="41.8375" calcext:value-type="float">
            <text:p>41.8375</text:p>
          </table:table-cell>
          <table:table-cell office:value-type="float" office:value="-87.6866" calcext:value-type="float">
            <text:p>-87.6866</text:p>
          </table:table-cell>
          <table:table-cell table:formula="of:=([.G178] + 180) * (1400 / 360) - 215" office:value-type="float" office:value="143.996555555556" calcext:value-type="float">
            <text:p>143.996555555556</text:p>
          </table:table-cell>
          <table:table-cell table:formula="of:=(700/2)-(1400* LN(TAN((PI() / 4) + (([.F178] * PI() / 180) / 2))) / (2*PI())) - 130" office:value-type="float" office:value="40.5531322729077" calcext:value-type="float">
            <text:p>40.5531322729077</text:p>
          </table:table-cell>
          <table:table-cell table:formula="of:=COM.MICROSOFT.CONCAT([.H178]; ; &quot;,&quot;; [.I178]; &quot; &quot;; [.H179]; &quot;,&quot;; [.I179])" office:value-type="string" office:string-value="143.996555555556,40.5531322729077 143.996555555556,40.5531322729077" calcext:value-type="string">
            <text:p>143.996555555556,40.5531322729077 143.996555555556,40.5531322729077</text:p>
          </table:table-cell>
          <table:table-cell table:formula="of:=COM.MICROSOFT.CONCAT(&quot;&lt;path style=&quot;&quot;fill:#000000;stroke-width:0.97;stroke:#000000;stroke-opacity:1&quot;&quot; d = &quot;&quot;M &quot;; [.J178]; &quot;&quot;&quot; id = &quot;&quot;path&quot;; [.A178]; &quot;&quot;&quot; /&gt;&quot;)" office:value-type="string" office:string-value="&lt;path style=&quot;fill:#000000;stroke-width:0.97;stroke:#000000;stroke-opacity:1&quot; d = &quot;M 143.996555555556,40.5531322729077 143.996555555556,40.5531322729077&quot; id = &quot;path176&quot; /&gt;" calcext:value-type="string">
            <text:p>&lt;path style="fill:#000000;stroke-width:0.97;stroke:#000000;stroke-opacity:1" d = "M 143.996555555556,40.5531322729077 143.996555555556,40.5531322729077" id = "path176" /&gt;</text:p>
          </table:table-cell>
          <table:table-cell table:formula="of:=COM.MICROSOFT.CONCAT(&quot;&lt;ellipse style=&quot;&quot;fill:#000000;stroke:#000000;stroke-width:1;stroke-linejoin:round&quot;&quot;&quot;; &quot; id = &quot;&quot;circle&quot;; [.A178]; &quot;&quot;&quot;&quot;; &quot; cx=&quot;&quot;&quot;; [.H178]; &quot;&quot;&quot;&quot;; &quot; cy=&quot;&quot;&quot;; [.I17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76&quot; cx=&quot;143.996555555556&quot; cy=&quot;40.5531322729077&quot; rx=&quot;0.9&quot; ry=&quot;0.8&quot; /&gt;" calcext:value-type="string">
            <text:p>&lt;ellipse style="fill:#000000;stroke:#000000;stroke-width:1;stroke-linejoin:round" id = "circle176" cx="143.996555555556" cy="40.5531322729077" rx="0.9" ry="0.8" /&gt;</text:p>
          </table:table-cell>
          <table:table-cell table:formula="of:=COM.MICROSOFT.CONCAT([.K178]; &quot; &quot;; [.L178])" office:value-type="string" office:string-value="&lt;path style=&quot;fill:#000000;stroke-width:0.97;stroke:#000000;stroke-opacity:1&quot; d = &quot;M 143.996555555556,40.5531322729077 143.996555555556,40.5531322729077&quot; id = &quot;path176&quot; /&gt; &lt;ellipse style=&quot;fill:#000000;stroke:#000000;stroke-width:1;stroke-linejoin:round&quot; id = &quot;circle176&quot; cx=&quot;143.996555555556&quot; cy=&quot;40.5531322729077&quot; rx=&quot;0.9&quot; ry=&quot;0.8&quot; /&gt;" calcext:value-type="string">
            <text:p>&lt;path style="fill:#000000;stroke-width:0.97;stroke:#000000;stroke-opacity:1" d = "M 143.996555555556,40.5531322729077 143.996555555556,40.5531322729077" id = "path176" /&gt; &lt;ellipse style="fill:#000000;stroke:#000000;stroke-width:1;stroke-linejoin:round" id = "circle176" cx="143.996555555556" cy="40.5531322729077" rx="0.9" ry="0.8" /&gt;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float" office:value="41.8375" calcext:value-type="float">
            <text:p>41.8375</text:p>
          </table:table-cell>
          <table:table-cell office:value-type="float" office:value="-87.6866" calcext:value-type="float">
            <text:p>-87.6866</text:p>
          </table:table-cell>
          <table:table-cell table:formula="of:=([.G179] + 180) * (1400 / 360) - 215" office:value-type="float" office:value="143.996555555556" calcext:value-type="float">
            <text:p>143.996555555556</text:p>
          </table:table-cell>
          <table:table-cell table:formula="of:=(700/2)-(1400* LN(TAN((PI() / 4) + (([.F179] * PI() / 180) / 2))) / (2*PI())) - 130" office:value-type="float" office:value="40.5531322729077" calcext:value-type="float">
            <text:p>40.5531322729077</text:p>
          </table:table-cell>
          <table:table-cell table:formula="of:=COM.MICROSOFT.CONCAT([.H179]; ; &quot;,&quot;; [.I179]; &quot; &quot;; [.H180]; &quot;,&quot;; [.I180])" office:value-type="string" office:string-value="143.996555555556,40.5531322729077 144.757611111111,41.703142786812" calcext:value-type="string">
            <text:p>143.996555555556,40.5531322729077 144.757611111111,41.703142786812</text:p>
          </table:table-cell>
          <table:table-cell table:formula="of:=COM.MICROSOFT.CONCAT(&quot;&lt;path style=&quot;&quot;fill:#000000;stroke-width:0.97;stroke:#000000;stroke-opacity:1&quot;&quot; d = &quot;&quot;M &quot;; [.J179]; &quot;&quot;&quot; id = &quot;&quot;path&quot;; [.A179]; &quot;&quot;&quot; /&gt;&quot;)" office:value-type="string" office:string-value="&lt;path style=&quot;fill:#000000;stroke-width:0.97;stroke:#000000;stroke-opacity:1&quot; d = &quot;M 143.996555555556,40.5531322729077 144.757611111111,41.703142786812&quot; id = &quot;path177&quot; /&gt;" calcext:value-type="string">
            <text:p>&lt;path style="fill:#000000;stroke-width:0.97;stroke:#000000;stroke-opacity:1" d = "M 143.996555555556,40.5531322729077 144.757611111111,41.703142786812" id = "path177" /&gt;</text:p>
          </table:table-cell>
          <table:table-cell table:formula="of:=COM.MICROSOFT.CONCAT(&quot;&lt;ellipse style=&quot;&quot;fill:#000000;stroke:#000000;stroke-width:1;stroke-linejoin:round&quot;&quot;&quot;; &quot; id = &quot;&quot;circle&quot;; [.A179]; &quot;&quot;&quot;&quot;; &quot; cx=&quot;&quot;&quot;; [.H179]; &quot;&quot;&quot;&quot;; &quot; cy=&quot;&quot;&quot;; [.I17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77&quot; cx=&quot;143.996555555556&quot; cy=&quot;40.5531322729077&quot; rx=&quot;0.9&quot; ry=&quot;0.8&quot; /&gt;" calcext:value-type="string">
            <text:p>&lt;ellipse style="fill:#000000;stroke:#000000;stroke-width:1;stroke-linejoin:round" id = "circle177" cx="143.996555555556" cy="40.5531322729077" rx="0.9" ry="0.8" /&gt;</text:p>
          </table:table-cell>
          <table:table-cell table:formula="of:=COM.MICROSOFT.CONCAT([.K179]; &quot; &quot;; [.L179])" office:value-type="string" office:string-value="&lt;path style=&quot;fill:#000000;stroke-width:0.97;stroke:#000000;stroke-opacity:1&quot; d = &quot;M 143.996555555556,40.5531322729077 144.757611111111,41.703142786812&quot; id = &quot;path177&quot; /&gt; &lt;ellipse style=&quot;fill:#000000;stroke:#000000;stroke-width:1;stroke-linejoin:round&quot; id = &quot;circle177&quot; cx=&quot;143.996555555556&quot; cy=&quot;40.5531322729077&quot; rx=&quot;0.9&quot; ry=&quot;0.8&quot; /&gt;" calcext:value-type="string">
            <text:p>&lt;path style="fill:#000000;stroke-width:0.97;stroke:#000000;stroke-opacity:1" d = "M 143.996555555556,40.5531322729077 144.757611111111,41.703142786812" id = "path177" /&gt; &lt;ellipse style="fill:#000000;stroke:#000000;stroke-width:1;stroke-linejoin:round" id = "circle177" cx="143.996555555556" cy="40.5531322729077" rx="0.9" ry="0.8" /&gt;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windup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ammond</text:p>
          </table:table-cell>
          <table:table-cell office:value-type="float" office:value="41.6168" calcext:value-type="float">
            <text:p>41.6168</text:p>
          </table:table-cell>
          <table:table-cell office:value-type="float" office:value="-87.4909" calcext:value-type="float">
            <text:p>-87.4909</text:p>
          </table:table-cell>
          <table:table-cell table:formula="of:=([.G180] + 180) * (1400 / 360) - 215" office:value-type="float" office:value="144.757611111111" calcext:value-type="float">
            <text:p>144.757611111111</text:p>
          </table:table-cell>
          <table:table-cell table:formula="of:=(700/2)-(1400* LN(TAN((PI() / 4) + (([.F180] * PI() / 180) / 2))) / (2*PI())) - 130" office:value-type="float" office:value="41.703142786812" calcext:value-type="float">
            <text:p>41.703142786812</text:p>
          </table:table-cell>
          <table:table-cell table:formula="of:=COM.MICROSOFT.CONCAT([.H180]; ; &quot;,&quot;; [.I180]; &quot; &quot;; [.H181]; &quot;,&quot;; [.I181])" office:value-type="string" office:string-value="144.757611111111,41.703142786812 149.507111111111,41.3914096786895" calcext:value-type="string">
            <text:p>144.757611111111,41.703142786812 149.507111111111,41.3914096786895</text:p>
          </table:table-cell>
          <table:table-cell table:formula="of:=COM.MICROSOFT.CONCAT(&quot;&lt;path style=&quot;&quot;fill:#000000;stroke-width:0.97;stroke:#000000;stroke-opacity:1&quot;&quot; d = &quot;&quot;M &quot;; [.J180]; &quot;&quot;&quot; id = &quot;&quot;path&quot;; [.A180]; &quot;&quot;&quot; /&gt;&quot;)" office:value-type="string" office:string-value="&lt;path style=&quot;fill:#000000;stroke-width:0.97;stroke:#000000;stroke-opacity:1&quot; d = &quot;M 144.757611111111,41.703142786812 149.507111111111,41.3914096786895&quot; id = &quot;path178&quot; /&gt;" calcext:value-type="string">
            <text:p>&lt;path style="fill:#000000;stroke-width:0.97;stroke:#000000;stroke-opacity:1" d = "M 144.757611111111,41.703142786812 149.507111111111,41.3914096786895" id = "path178" /&gt;</text:p>
          </table:table-cell>
          <table:table-cell table:formula="of:=COM.MICROSOFT.CONCAT(&quot;&lt;ellipse style=&quot;&quot;fill:#000000;stroke:#000000;stroke-width:1;stroke-linejoin:round&quot;&quot;&quot;; &quot; id = &quot;&quot;circle&quot;; [.A180]; &quot;&quot;&quot;&quot;; &quot; cx=&quot;&quot;&quot;; [.H180]; &quot;&quot;&quot;&quot;; &quot; cy=&quot;&quot;&quot;; [.I18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78&quot; cx=&quot;144.757611111111&quot; cy=&quot;41.703142786812&quot; rx=&quot;0.9&quot; ry=&quot;0.8&quot; /&gt;" calcext:value-type="string">
            <text:p>&lt;ellipse style="fill:#000000;stroke:#000000;stroke-width:1;stroke-linejoin:round" id = "circle178" cx="144.757611111111" cy="41.703142786812" rx="0.9" ry="0.8" /&gt;</text:p>
          </table:table-cell>
          <table:table-cell table:formula="of:=COM.MICROSOFT.CONCAT([.K180]; &quot; &quot;; [.L180])" office:value-type="string" office:string-value="&lt;path style=&quot;fill:#000000;stroke-width:0.97;stroke:#000000;stroke-opacity:1&quot; d = &quot;M 144.757611111111,41.703142786812 149.507111111111,41.3914096786895&quot; id = &quot;path178&quot; /&gt; &lt;ellipse style=&quot;fill:#000000;stroke:#000000;stroke-width:1;stroke-linejoin:round&quot; id = &quot;circle178&quot; cx=&quot;144.757611111111&quot; cy=&quot;41.703142786812&quot; rx=&quot;0.9&quot; ry=&quot;0.8&quot; /&gt;" calcext:value-type="string">
            <text:p>&lt;path style="fill:#000000;stroke-width:0.97;stroke:#000000;stroke-opacity:1" d = "M 144.757611111111,41.703142786812 149.507111111111,41.3914096786895" id = "path178" /&gt; &lt;ellipse style="fill:#000000;stroke:#000000;stroke-width:1;stroke-linejoin:round" id = "circle178" cx="144.757611111111" cy="41.703142786812" rx="0.9" ry="0.8" /&gt;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liquor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outh Bend</text:p>
          </table:table-cell>
          <table:table-cell office:value-type="float" office:value="41.6767" calcext:value-type="float">
            <text:p>41.6767</text:p>
          </table:table-cell>
          <table:table-cell office:value-type="float" office:value="-86.2696" calcext:value-type="float">
            <text:p>-86.2696</text:p>
          </table:table-cell>
          <table:table-cell table:formula="of:=([.G181] + 180) * (1400 / 360) - 215" office:value-type="float" office:value="149.507111111111" calcext:value-type="float">
            <text:p>149.507111111111</text:p>
          </table:table-cell>
          <table:table-cell table:formula="of:=(700/2)-(1400* LN(TAN((PI() / 4) + (([.F181] * PI() / 180) / 2))) / (2*PI())) - 130" office:value-type="float" office:value="41.3914096786895" calcext:value-type="float">
            <text:p>41.3914096786895</text:p>
          </table:table-cell>
          <table:table-cell table:formula="of:=COM.MICROSOFT.CONCAT([.H181]; ; &quot;,&quot;; [.I181]; &quot; &quot;; [.H182]; &quot;,&quot;; [.I182])" office:value-type="string" office:string-value="149.507111111111,41.3914096786895 152.157,38.2621719526326" calcext:value-type="string">
            <text:p>149.507111111111,41.3914096786895 152.157,38.2621719526326</text:p>
          </table:table-cell>
          <table:table-cell table:formula="of:=COM.MICROSOFT.CONCAT(&quot;&lt;path style=&quot;&quot;fill:#000000;stroke-width:0.97;stroke:#000000;stroke-opacity:1&quot;&quot; d = &quot;&quot;M &quot;; [.J181]; &quot;&quot;&quot; id = &quot;&quot;path&quot;; [.A181]; &quot;&quot;&quot; /&gt;&quot;)" office:value-type="string" office:string-value="&lt;path style=&quot;fill:#000000;stroke-width:0.97;stroke:#000000;stroke-opacity:1&quot; d = &quot;M 149.507111111111,41.3914096786895 152.157,38.2621719526326&quot; id = &quot;path179&quot; /&gt;" calcext:value-type="string">
            <text:p>&lt;path style="fill:#000000;stroke-width:0.97;stroke:#000000;stroke-opacity:1" d = "M 149.507111111111,41.3914096786895 152.157,38.2621719526326" id = "path179" /&gt;</text:p>
          </table:table-cell>
          <table:table-cell table:formula="of:=COM.MICROSOFT.CONCAT(&quot;&lt;ellipse style=&quot;&quot;fill:#000000;stroke:#000000;stroke-width:1;stroke-linejoin:round&quot;&quot;&quot;; &quot; id = &quot;&quot;circle&quot;; [.A181]; &quot;&quot;&quot;&quot;; &quot; cx=&quot;&quot;&quot;; [.H181]; &quot;&quot;&quot;&quot;; &quot; cy=&quot;&quot;&quot;; [.I18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79&quot; cx=&quot;149.507111111111&quot; cy=&quot;41.3914096786895&quot; rx=&quot;0.9&quot; ry=&quot;0.8&quot; /&gt;" calcext:value-type="string">
            <text:p>&lt;ellipse style="fill:#000000;stroke:#000000;stroke-width:1;stroke-linejoin:round" id = "circle179" cx="149.507111111111" cy="41.3914096786895" rx="0.9" ry="0.8" /&gt;</text:p>
          </table:table-cell>
          <table:table-cell table:formula="of:=COM.MICROSOFT.CONCAT([.K181]; &quot; &quot;; [.L181])" office:value-type="string" office:string-value="&lt;path style=&quot;fill:#000000;stroke-width:0.97;stroke:#000000;stroke-opacity:1&quot; d = &quot;M 149.507111111111,41.3914096786895 152.157,38.2621719526326&quot; id = &quot;path179&quot; /&gt; &lt;ellipse style=&quot;fill:#000000;stroke:#000000;stroke-width:1;stroke-linejoin:round&quot; id = &quot;circle179&quot; cx=&quot;149.507111111111&quot; cy=&quot;41.3914096786895&quot; rx=&quot;0.9&quot; ry=&quot;0.8&quot; /&gt;" calcext:value-type="string">
            <text:p>&lt;path style="fill:#000000;stroke-width:0.97;stroke:#000000;stroke-opacity:1" d = "M 149.507111111111,41.3914096786895 152.157,38.2621719526326" id = "path179" /&gt; &lt;ellipse style="fill:#000000;stroke:#000000;stroke-width:1;stroke-linejoin:round" id = "circle179" cx="149.507111111111" cy="41.3914096786895" rx="0.9" ry="0.8" /&gt;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winship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Kalamazoo</text:p>
          </table:table-cell>
          <table:table-cell office:value-type="float" office:value="42.2749" calcext:value-type="float">
            <text:p>42.2749</text:p>
          </table:table-cell>
          <table:table-cell office:value-type="float" office:value="-85.5882" calcext:value-type="float">
            <text:p>-85.5882</text:p>
          </table:table-cell>
          <table:table-cell table:formula="of:=([.G182] + 180) * (1400 / 360) - 215" office:value-type="float" office:value="152.157" calcext:value-type="float">
            <text:p>152.157</text:p>
          </table:table-cell>
          <table:table-cell table:formula="of:=(700/2)-(1400* LN(TAN((PI() / 4) + (([.F182] * PI() / 180) / 2))) / (2*PI())) - 130" office:value-type="float" office:value="38.2621719526326" calcext:value-type="float">
            <text:p>38.2621719526326</text:p>
          </table:table-cell>
          <table:table-cell table:formula="of:=COM.MICROSOFT.CONCAT([.H182]; ; &quot;,&quot;; [.I182]; &quot; &quot;; [.H183]; &quot;,&quot;; [.I183])" office:value-type="string" office:string-value="152.157,38.2621719526326 156.155166666667,35.9451995918144" calcext:value-type="string">
            <text:p>152.157,38.2621719526326 156.155166666667,35.9451995918144</text:p>
          </table:table-cell>
          <table:table-cell table:formula="of:=COM.MICROSOFT.CONCAT(&quot;&lt;path style=&quot;&quot;fill:#000000;stroke-width:0.97;stroke:#000000;stroke-opacity:1&quot;&quot; d = &quot;&quot;M &quot;; [.J182]; &quot;&quot;&quot; id = &quot;&quot;path&quot;; [.A182]; &quot;&quot;&quot; /&gt;&quot;)" office:value-type="string" office:string-value="&lt;path style=&quot;fill:#000000;stroke-width:0.97;stroke:#000000;stroke-opacity:1&quot; d = &quot;M 152.157,38.2621719526326 156.155166666667,35.9451995918144&quot; id = &quot;path180&quot; /&gt;" calcext:value-type="string">
            <text:p>&lt;path style="fill:#000000;stroke-width:0.97;stroke:#000000;stroke-opacity:1" d = "M 152.157,38.2621719526326 156.155166666667,35.9451995918144" id = "path180" /&gt;</text:p>
          </table:table-cell>
          <table:table-cell table:formula="of:=COM.MICROSOFT.CONCAT(&quot;&lt;ellipse style=&quot;&quot;fill:#000000;stroke:#000000;stroke-width:1;stroke-linejoin:round&quot;&quot;&quot;; &quot; id = &quot;&quot;circle&quot;; [.A182]; &quot;&quot;&quot;&quot;; &quot; cx=&quot;&quot;&quot;; [.H182]; &quot;&quot;&quot;&quot;; &quot; cy=&quot;&quot;&quot;; [.I18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80&quot; cx=&quot;152.157&quot; cy=&quot;38.2621719526326&quot; rx=&quot;0.9&quot; ry=&quot;0.8&quot; /&gt;" calcext:value-type="string">
            <text:p>&lt;ellipse style="fill:#000000;stroke:#000000;stroke-width:1;stroke-linejoin:round" id = "circle180" cx="152.157" cy="38.2621719526326" rx="0.9" ry="0.8" /&gt;</text:p>
          </table:table-cell>
          <table:table-cell table:formula="of:=COM.MICROSOFT.CONCAT([.K182]; &quot; &quot;; [.L182])" office:value-type="string" office:string-value="&lt;path style=&quot;fill:#000000;stroke-width:0.97;stroke:#000000;stroke-opacity:1&quot; d = &quot;M 152.157,38.2621719526326 156.155166666667,35.9451995918144&quot; id = &quot;path180&quot; /&gt; &lt;ellipse style=&quot;fill:#000000;stroke:#000000;stroke-width:1;stroke-linejoin:round&quot; id = &quot;circle180&quot; cx=&quot;152.157&quot; cy=&quot;38.2621719526326&quot; rx=&quot;0.9&quot; ry=&quot;0.8&quot; /&gt;" calcext:value-type="string">
            <text:p>&lt;path style="fill:#000000;stroke-width:0.97;stroke:#000000;stroke-opacity:1" d = "M 152.157,38.2621719526326 156.155166666667,35.9451995918144" id = "path180" /&gt; &lt;ellipse style="fill:#000000;stroke:#000000;stroke-width:1;stroke-linejoin:round" id = "circle180" cx="152.157" cy="38.2621719526326" rx="0.9" ry="0.8" /&gt;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float" office:value="42.7142" calcext:value-type="float">
            <text:p>42.7142</text:p>
          </table:table-cell>
          <table:table-cell office:value-type="float" office:value="-84.5601" calcext:value-type="float">
            <text:p>-84.5601</text:p>
          </table:table-cell>
          <table:table-cell table:formula="of:=([.G183] + 180) * (1400 / 360) - 215" office:value-type="float" office:value="156.155166666667" calcext:value-type="float">
            <text:p>156.155166666667</text:p>
          </table:table-cell>
          <table:table-cell table:formula="of:=(700/2)-(1400* LN(TAN((PI() / 4) + (([.F183] * PI() / 180) / 2))) / (2*PI())) - 130" office:value-type="float" office:value="35.9451995918144" calcext:value-type="float">
            <text:p>35.9451995918144</text:p>
          </table:table-cell>
          <table:table-cell table:formula="of:=COM.MICROSOFT.CONCAT([.H183]; ; &quot;,&quot;; [.I183]; &quot; &quot;; [.H184]; &quot;,&quot;; [.I184])" office:value-type="string" office:string-value="156.155166666667,35.9451995918144 151.892555555556,34.6315379549657" calcext:value-type="string">
            <text:p>156.155166666667,35.9451995918144 151.892555555556,34.6315379549657</text:p>
          </table:table-cell>
          <table:table-cell table:formula="of:=COM.MICROSOFT.CONCAT(&quot;&lt;path style=&quot;&quot;fill:#000000;stroke-width:0.97;stroke:#000000;stroke-opacity:1&quot;&quot; d = &quot;&quot;M &quot;; [.J183]; &quot;&quot;&quot; id = &quot;&quot;path&quot;; [.A183]; &quot;&quot;&quot; /&gt;&quot;)" office:value-type="string" office:string-value="&lt;path style=&quot;fill:#000000;stroke-width:0.97;stroke:#000000;stroke-opacity:1&quot; d = &quot;M 156.155166666667,35.9451995918144 151.892555555556,34.6315379549657&quot; id = &quot;path181&quot; /&gt;" calcext:value-type="string">
            <text:p>&lt;path style="fill:#000000;stroke-width:0.97;stroke:#000000;stroke-opacity:1" d = "M 156.155166666667,35.9451995918144 151.892555555556,34.6315379549657" id = "path181" /&gt;</text:p>
          </table:table-cell>
          <table:table-cell table:formula="of:=COM.MICROSOFT.CONCAT(&quot;&lt;ellipse style=&quot;&quot;fill:#000000;stroke:#000000;stroke-width:1;stroke-linejoin:round&quot;&quot;&quot;; &quot; id = &quot;&quot;circle&quot;; [.A183]; &quot;&quot;&quot;&quot;; &quot; cx=&quot;&quot;&quot;; [.H183]; &quot;&quot;&quot;&quot;; &quot; cy=&quot;&quot;&quot;; [.I18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81&quot; cx=&quot;156.155166666667&quot; cy=&quot;35.9451995918144&quot; rx=&quot;0.9&quot; ry=&quot;0.8&quot; /&gt;" calcext:value-type="string">
            <text:p>&lt;ellipse style="fill:#000000;stroke:#000000;stroke-width:1;stroke-linejoin:round" id = "circle181" cx="156.155166666667" cy="35.9451995918144" rx="0.9" ry="0.8" /&gt;</text:p>
          </table:table-cell>
          <table:table-cell table:formula="of:=COM.MICROSOFT.CONCAT([.K183]; &quot; &quot;; [.L183])" office:value-type="string" office:string-value="&lt;path style=&quot;fill:#000000;stroke-width:0.97;stroke:#000000;stroke-opacity:1&quot; d = &quot;M 156.155166666667,35.9451995918144 151.892555555556,34.6315379549657&quot; id = &quot;path181&quot; /&gt; &lt;ellipse style=&quot;fill:#000000;stroke:#000000;stroke-width:1;stroke-linejoin:round&quot; id = &quot;circle181&quot; cx=&quot;156.155166666667&quot; cy=&quot;35.9451995918144&quot; rx=&quot;0.9&quot; ry=&quot;0.8&quot; /&gt;" calcext:value-type="string">
            <text:p>&lt;path style="fill:#000000;stroke-width:0.97;stroke:#000000;stroke-opacity:1" d = "M 156.155166666667,35.9451995918144 151.892555555556,34.6315379549657" id = "path181" /&gt; &lt;ellipse style="fill:#000000;stroke:#000000;stroke-width:1;stroke-linejoin:round" id = "circle181" cx="156.155166666667" cy="35.9451995918144" rx="0.9" ry="0.8" /&gt;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judishe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and Rapids</text:p>
          </table:table-cell>
          <table:table-cell office:value-type="float" office:value="42.9619" calcext:value-type="float">
            <text:p>42.9619</text:p>
          </table:table-cell>
          <table:table-cell office:value-type="float" office:value="-85.6562" calcext:value-type="float">
            <text:p>-85.6562</text:p>
          </table:table-cell>
          <table:table-cell table:formula="of:=([.G184] + 180) * (1400 / 360) - 215" office:value-type="float" office:value="151.892555555556" calcext:value-type="float">
            <text:p>151.892555555556</text:p>
          </table:table-cell>
          <table:table-cell table:formula="of:=(700/2)-(1400* LN(TAN((PI() / 4) + (([.F184] * PI() / 180) / 2))) / (2*PI())) - 130" office:value-type="float" office:value="34.6315379549657" calcext:value-type="float">
            <text:p>34.6315379549657</text:p>
          </table:table-cell>
          <table:table-cell table:formula="of:=COM.MICROSOFT.CONCAT([.H184]; ; &quot;,&quot;; [.I184]; &quot; &quot;; [.H185]; &quot;,&quot;; [.I185])" office:value-type="string" office:string-value="151.892555555556,34.6315379549657 149.559222222222,33.2138527521147" calcext:value-type="string">
            <text:p>151.892555555556,34.6315379549657 149.559222222222,33.2138527521147</text:p>
          </table:table-cell>
          <table:table-cell table:formula="of:=COM.MICROSOFT.CONCAT(&quot;&lt;path style=&quot;&quot;fill:#000000;stroke-width:0.97;stroke:#000000;stroke-opacity:1&quot;&quot; d = &quot;&quot;M &quot;; [.J184]; &quot;&quot;&quot; id = &quot;&quot;path&quot;; [.A184]; &quot;&quot;&quot; /&gt;&quot;)" office:value-type="string" office:string-value="&lt;path style=&quot;fill:#000000;stroke-width:0.97;stroke:#000000;stroke-opacity:1&quot; d = &quot;M 151.892555555556,34.6315379549657 149.559222222222,33.2138527521147&quot; id = &quot;path182&quot; /&gt;" calcext:value-type="string">
            <text:p>&lt;path style="fill:#000000;stroke-width:0.97;stroke:#000000;stroke-opacity:1" d = "M 151.892555555556,34.6315379549657 149.559222222222,33.2138527521147" id = "path182" /&gt;</text:p>
          </table:table-cell>
          <table:table-cell table:formula="of:=COM.MICROSOFT.CONCAT(&quot;&lt;ellipse style=&quot;&quot;fill:#000000;stroke:#000000;stroke-width:1;stroke-linejoin:round&quot;&quot;&quot;; &quot; id = &quot;&quot;circle&quot;; [.A184]; &quot;&quot;&quot;&quot;; &quot; cx=&quot;&quot;&quot;; [.H184]; &quot;&quot;&quot;&quot;; &quot; cy=&quot;&quot;&quot;; [.I18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82&quot; cx=&quot;151.892555555556&quot; cy=&quot;34.6315379549657&quot; rx=&quot;0.9&quot; ry=&quot;0.8&quot; /&gt;" calcext:value-type="string">
            <text:p>&lt;ellipse style="fill:#000000;stroke:#000000;stroke-width:1;stroke-linejoin:round" id = "circle182" cx="151.892555555556" cy="34.6315379549657" rx="0.9" ry="0.8" /&gt;</text:p>
          </table:table-cell>
          <table:table-cell table:formula="of:=COM.MICROSOFT.CONCAT([.K184]; &quot; &quot;; [.L184])" office:value-type="string" office:string-value="&lt;path style=&quot;fill:#000000;stroke-width:0.97;stroke:#000000;stroke-opacity:1&quot; d = &quot;M 151.892555555556,34.6315379549657 149.559222222222,33.2138527521147&quot; id = &quot;path182&quot; /&gt; &lt;ellipse style=&quot;fill:#000000;stroke:#000000;stroke-width:1;stroke-linejoin:round&quot; id = &quot;circle182&quot; cx=&quot;151.892555555556&quot; cy=&quot;34.6315379549657&quot; rx=&quot;0.9&quot; ry=&quot;0.8&quot; /&gt;" calcext:value-type="string">
            <text:p>&lt;path style="fill:#000000;stroke-width:0.97;stroke:#000000;stroke-opacity:1" d = "M 151.892555555556,34.6315379549657 149.559222222222,33.2138527521147" id = "path182" /&gt; &lt;ellipse style="fill:#000000;stroke:#000000;stroke-width:1;stroke-linejoin:round" id = "circle182" cx="151.892555555556" cy="34.6315379549657" rx="0.9" ry="0.8" /&gt;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name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uskegon</text:p>
          </table:table-cell>
          <table:table-cell office:value-type="float" office:value="43.2281" calcext:value-type="float">
            <text:p>43.2281</text:p>
          </table:table-cell>
          <table:table-cell office:value-type="float" office:value="-86.2562" calcext:value-type="float">
            <text:p>-86.2562</text:p>
          </table:table-cell>
          <table:table-cell table:formula="of:=([.G185] + 180) * (1400 / 360) - 215" office:value-type="float" office:value="149.559222222222" calcext:value-type="float">
            <text:p>149.559222222222</text:p>
          </table:table-cell>
          <table:table-cell table:formula="of:=(700/2)-(1400* LN(TAN((PI() / 4) + (([.F185] * PI() / 180) / 2))) / (2*PI())) - 130" office:value-type="float" office:value="33.2138527521147" calcext:value-type="float">
            <text:p>33.2138527521147</text:p>
          </table:table-cell>
          <table:table-cell table:formula="of:=COM.MICROSOFT.CONCAT([.H185]; ; &quot;,&quot;; [.I185]; &quot; &quot;; [.H186]; &quot;,&quot;; [.I186])" office:value-type="string" office:string-value="149.559222222222,33.2138527521147 158.527388888889,32.1885540487068" calcext:value-type="string">
            <text:p>149.559222222222,33.2138527521147 158.527388888889,32.1885540487068</text:p>
          </table:table-cell>
          <table:table-cell table:formula="of:=COM.MICROSOFT.CONCAT(&quot;&lt;path style=&quot;&quot;fill:#000000;stroke-width:0.97;stroke:#000000;stroke-opacity:1&quot;&quot; d = &quot;&quot;M &quot;; [.J185]; &quot;&quot;&quot; id = &quot;&quot;path&quot;; [.A185]; &quot;&quot;&quot; /&gt;&quot;)" office:value-type="string" office:string-value="&lt;path style=&quot;fill:#000000;stroke-width:0.97;stroke:#000000;stroke-opacity:1&quot; d = &quot;M 149.559222222222,33.2138527521147 158.527388888889,32.1885540487068&quot; id = &quot;path183&quot; /&gt;" calcext:value-type="string">
            <text:p>&lt;path style="fill:#000000;stroke-width:0.97;stroke:#000000;stroke-opacity:1" d = "M 149.559222222222,33.2138527521147 158.527388888889,32.1885540487068" id = "path183" /&gt;</text:p>
          </table:table-cell>
          <table:table-cell table:formula="of:=COM.MICROSOFT.CONCAT(&quot;&lt;ellipse style=&quot;&quot;fill:#000000;stroke:#000000;stroke-width:1;stroke-linejoin:round&quot;&quot;&quot;; &quot; id = &quot;&quot;circle&quot;; [.A185]; &quot;&quot;&quot;&quot;; &quot; cx=&quot;&quot;&quot;; [.H185]; &quot;&quot;&quot;&quot;; &quot; cy=&quot;&quot;&quot;; [.I18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83&quot; cx=&quot;149.559222222222&quot; cy=&quot;33.2138527521147&quot; rx=&quot;0.9&quot; ry=&quot;0.8&quot; /&gt;" calcext:value-type="string">
            <text:p>&lt;ellipse style="fill:#000000;stroke:#000000;stroke-width:1;stroke-linejoin:round" id = "circle183" cx="149.559222222222" cy="33.2138527521147" rx="0.9" ry="0.8" /&gt;</text:p>
          </table:table-cell>
          <table:table-cell table:formula="of:=COM.MICROSOFT.CONCAT([.K185]; &quot; &quot;; [.L185])" office:value-type="string" office:string-value="&lt;path style=&quot;fill:#000000;stroke-width:0.97;stroke:#000000;stroke-opacity:1&quot; d = &quot;M 149.559222222222,33.2138527521147 158.527388888889,32.1885540487068&quot; id = &quot;path183&quot; /&gt; &lt;ellipse style=&quot;fill:#000000;stroke:#000000;stroke-width:1;stroke-linejoin:round&quot; id = &quot;circle183&quot; cx=&quot;149.559222222222&quot; cy=&quot;33.2138527521147&quot; rx=&quot;0.9&quot; ry=&quot;0.8&quot; /&gt;" calcext:value-type="string">
            <text:p>&lt;path style="fill:#000000;stroke-width:0.97;stroke:#000000;stroke-opacity:1" d = "M 149.559222222222,33.2138527521147 158.527388888889,32.1885540487068" id = "path183" /&gt; &lt;ellipse style="fill:#000000;stroke:#000000;stroke-width:1;stroke-linejoin:round" id = "circle183" cx="149.559222222222" cy="33.2138527521147" rx="0.9" ry="0.8" /&gt;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989" calcext:value-type="float">
            <text:p>989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aginaw</text:p>
          </table:table-cell>
          <table:table-cell office:value-type="float" office:value="43.4199" calcext:value-type="float">
            <text:p>43.4199</text:p>
          </table:table-cell>
          <table:table-cell office:value-type="float" office:value="-83.9501" calcext:value-type="float">
            <text:p>-83.9501</text:p>
          </table:table-cell>
          <table:table-cell table:formula="of:=([.G186] + 180) * (1400 / 360) - 215" office:value-type="float" office:value="158.527388888889" calcext:value-type="float">
            <text:p>158.527388888889</text:p>
          </table:table-cell>
          <table:table-cell table:formula="of:=(700/2)-(1400* LN(TAN((PI() / 4) + (([.F186] * PI() / 180) / 2))) / (2*PI())) - 130" office:value-type="float" office:value="32.1885540487068" calcext:value-type="float">
            <text:p>32.1885540487068</text:p>
          </table:table-cell>
          <table:table-cell table:formula="of:=COM.MICROSOFT.CONCAT([.H186]; ; &quot;,&quot;; [.I186]; &quot; &quot;; [.H187]; &quot;,&quot;; [.I187])" office:value-type="string" office:string-value="158.527388888889,32.1885540487068 159.530722222222,34.3034939891321" calcext:value-type="string">
            <text:p>158.527388888889,32.1885540487068 159.530722222222,34.3034939891321</text:p>
          </table:table-cell>
          <table:table-cell table:formula="of:=COM.MICROSOFT.CONCAT(&quot;&lt;path style=&quot;&quot;fill:#000000;stroke-width:0.97;stroke:#000000;stroke-opacity:1&quot;&quot; d = &quot;&quot;M &quot;; [.J186]; &quot;&quot;&quot; id = &quot;&quot;path&quot;; [.A186]; &quot;&quot;&quot; /&gt;&quot;)" office:value-type="string" office:string-value="&lt;path style=&quot;fill:#000000;stroke-width:0.97;stroke:#000000;stroke-opacity:1&quot; d = &quot;M 158.527388888889,32.1885540487068 159.530722222222,34.3034939891321&quot; id = &quot;path184&quot; /&gt;" calcext:value-type="string">
            <text:p>&lt;path style="fill:#000000;stroke-width:0.97;stroke:#000000;stroke-opacity:1" d = "M 158.527388888889,32.1885540487068 159.530722222222,34.3034939891321" id = "path184" /&gt;</text:p>
          </table:table-cell>
          <table:table-cell table:formula="of:=COM.MICROSOFT.CONCAT(&quot;&lt;ellipse style=&quot;&quot;fill:#000000;stroke:#000000;stroke-width:1;stroke-linejoin:round&quot;&quot;&quot;; &quot; id = &quot;&quot;circle&quot;; [.A186]; &quot;&quot;&quot;&quot;; &quot; cx=&quot;&quot;&quot;; [.H186]; &quot;&quot;&quot;&quot;; &quot; cy=&quot;&quot;&quot;; [.I18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84&quot; cx=&quot;158.527388888889&quot; cy=&quot;32.1885540487068&quot; rx=&quot;0.9&quot; ry=&quot;0.8&quot; /&gt;" calcext:value-type="string">
            <text:p>&lt;ellipse style="fill:#000000;stroke:#000000;stroke-width:1;stroke-linejoin:round" id = "circle184" cx="158.527388888889" cy="32.1885540487068" rx="0.9" ry="0.8" /&gt;</text:p>
          </table:table-cell>
          <table:table-cell table:formula="of:=COM.MICROSOFT.CONCAT([.K186]; &quot; &quot;; [.L186])" office:value-type="string" office:string-value="&lt;path style=&quot;fill:#000000;stroke-width:0.97;stroke:#000000;stroke-opacity:1&quot; d = &quot;M 158.527388888889,32.1885540487068 159.530722222222,34.3034939891321&quot; id = &quot;path184&quot; /&gt; &lt;ellipse style=&quot;fill:#000000;stroke:#000000;stroke-width:1;stroke-linejoin:round&quot; id = &quot;circle184&quot; cx=&quot;158.527388888889&quot; cy=&quot;32.1885540487068&quot; rx=&quot;0.9&quot; ry=&quot;0.8&quot; /&gt;" calcext:value-type="string">
            <text:p>&lt;path style="fill:#000000;stroke-width:0.97;stroke:#000000;stroke-opacity:1" d = "M 158.527388888889,32.1885540487068 159.530722222222,34.3034939891321" id = "path184" /&gt; &lt;ellipse style="fill:#000000;stroke:#000000;stroke-width:1;stroke-linejoin:round" id = "circle184" cx="158.527388888889" cy="32.1885540487068" rx="0.9" ry="0.8" /&gt;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food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lint</text:p>
          </table:table-cell>
          <table:table-cell office:value-type="float" office:value="43.0236" calcext:value-type="float">
            <text:p>43.0236</text:p>
          </table:table-cell>
          <table:table-cell office:value-type="float" office:value="-83.6921" calcext:value-type="float">
            <text:p>-83.6921</text:p>
          </table:table-cell>
          <table:table-cell table:formula="of:=([.G187] + 180) * (1400 / 360) - 215" office:value-type="float" office:value="159.530722222222" calcext:value-type="float">
            <text:p>159.530722222222</text:p>
          </table:table-cell>
          <table:table-cell table:formula="of:=(700/2)-(1400* LN(TAN((PI() / 4) + (([.F187] * PI() / 180) / 2))) / (2*PI())) - 130" office:value-type="float" office:value="34.3034939891321" calcext:value-type="float">
            <text:p>34.3034939891321</text:p>
          </table:table-cell>
          <table:table-cell table:formula="of:=COM.MICROSOFT.CONCAT([.H187]; ; &quot;,&quot;; [.I187]; &quot; &quot;; [.H188]; &quot;,&quot;; [.I188])" office:value-type="string" office:string-value="159.530722222222,34.3034939891321 161.655611111111,36.6457527085575" calcext:value-type="string">
            <text:p>159.530722222222,34.3034939891321 161.655611111111,36.6457527085575</text:p>
          </table:table-cell>
          <table:table-cell table:formula="of:=COM.MICROSOFT.CONCAT(&quot;&lt;path style=&quot;&quot;fill:#000000;stroke-width:0.97;stroke:#000000;stroke-opacity:1&quot;&quot; d = &quot;&quot;M &quot;; [.J187]; &quot;&quot;&quot; id = &quot;&quot;path&quot;; [.A187]; &quot;&quot;&quot; /&gt;&quot;)" office:value-type="string" office:string-value="&lt;path style=&quot;fill:#000000;stroke-width:0.97;stroke:#000000;stroke-opacity:1&quot; d = &quot;M 159.530722222222,34.3034939891321 161.655611111111,36.6457527085575&quot; id = &quot;path185&quot; /&gt;" calcext:value-type="string">
            <text:p>&lt;path style="fill:#000000;stroke-width:0.97;stroke:#000000;stroke-opacity:1" d = "M 159.530722222222,34.3034939891321 161.655611111111,36.6457527085575" id = "path185" /&gt;</text:p>
          </table:table-cell>
          <table:table-cell table:formula="of:=COM.MICROSOFT.CONCAT(&quot;&lt;ellipse style=&quot;&quot;fill:#000000;stroke:#000000;stroke-width:1;stroke-linejoin:round&quot;&quot;&quot;; &quot; id = &quot;&quot;circle&quot;; [.A187]; &quot;&quot;&quot;&quot;; &quot; cx=&quot;&quot;&quot;; [.H187]; &quot;&quot;&quot;&quot;; &quot; cy=&quot;&quot;&quot;; [.I18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85&quot; cx=&quot;159.530722222222&quot; cy=&quot;34.3034939891321&quot; rx=&quot;0.9&quot; ry=&quot;0.8&quot; /&gt;" calcext:value-type="string">
            <text:p>&lt;ellipse style="fill:#000000;stroke:#000000;stroke-width:1;stroke-linejoin:round" id = "circle185" cx="159.530722222222" cy="34.3034939891321" rx="0.9" ry="0.8" /&gt;</text:p>
          </table:table-cell>
          <table:table-cell table:formula="of:=COM.MICROSOFT.CONCAT([.K187]; &quot; &quot;; [.L187])" office:value-type="string" office:string-value="&lt;path style=&quot;fill:#000000;stroke-width:0.97;stroke:#000000;stroke-opacity:1&quot; d = &quot;M 159.530722222222,34.3034939891321 161.655611111111,36.6457527085575&quot; id = &quot;path185&quot; /&gt; &lt;ellipse style=&quot;fill:#000000;stroke:#000000;stroke-width:1;stroke-linejoin:round&quot; id = &quot;circle185&quot; cx=&quot;159.530722222222&quot; cy=&quot;34.3034939891321&quot; rx=&quot;0.9&quot; ry=&quot;0.8&quot; /&gt;" calcext:value-type="string">
            <text:p>&lt;path style="fill:#000000;stroke-width:0.97;stroke:#000000;stroke-opacity:1" d = "M 159.530722222222,34.3034939891321 161.655611111111,36.6457527085575" id = "path185" /&gt; &lt;ellipse style="fill:#000000;stroke:#000000;stroke-width:1;stroke-linejoin:round" id = "circle185" cx="159.530722222222" cy="34.3034939891321" rx="0.9" ry="0.8" /&gt;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roy</text:p>
          </table:table-cell>
          <table:table-cell office:value-type="float" office:value="42.5817" calcext:value-type="float">
            <text:p>42.5817</text:p>
          </table:table-cell>
          <table:table-cell office:value-type="float" office:value="-83.1457" calcext:value-type="float">
            <text:p>-83.1457</text:p>
          </table:table-cell>
          <table:table-cell table:formula="of:=([.G188] + 180) * (1400 / 360) - 215" office:value-type="float" office:value="161.655611111111" calcext:value-type="float">
            <text:p>161.655611111111</text:p>
          </table:table-cell>
          <table:table-cell table:formula="of:=(700/2)-(1400* LN(TAN((PI() / 4) + (([.F188] * PI() / 180) / 2))) / (2*PI())) - 130" office:value-type="float" office:value="36.6457527085575" calcext:value-type="float">
            <text:p>36.6457527085575</text:p>
          </table:table-cell>
          <table:table-cell table:formula="of:=COM.MICROSOFT.CONCAT([.H188]; ; &quot;,&quot;; [.I188]; &quot; &quot;; [.H189]; &quot;,&quot;; [.I189])" office:value-type="string" office:string-value="161.655611111111,36.6457527085575 161.655611111111,36.6457527085575" calcext:value-type="string">
            <text:p>161.655611111111,36.6457527085575 161.655611111111,36.6457527085575</text:p>
          </table:table-cell>
          <table:table-cell table:formula="of:=COM.MICROSOFT.CONCAT(&quot;&lt;path style=&quot;&quot;fill:#000000;stroke-width:0.97;stroke:#000000;stroke-opacity:1&quot;&quot; d = &quot;&quot;M &quot;; [.J188]; &quot;&quot;&quot; id = &quot;&quot;path&quot;; [.A188]; &quot;&quot;&quot; /&gt;&quot;)" office:value-type="string" office:string-value="&lt;path style=&quot;fill:#000000;stroke-width:0.97;stroke:#000000;stroke-opacity:1&quot; d = &quot;M 161.655611111111,36.6457527085575 161.655611111111,36.6457527085575&quot; id = &quot;path186&quot; /&gt;" calcext:value-type="string">
            <text:p>&lt;path style="fill:#000000;stroke-width:0.97;stroke:#000000;stroke-opacity:1" d = "M 161.655611111111,36.6457527085575 161.655611111111,36.6457527085575" id = "path186" /&gt;</text:p>
          </table:table-cell>
          <table:table-cell table:formula="of:=COM.MICROSOFT.CONCAT(&quot;&lt;ellipse style=&quot;&quot;fill:#000000;stroke:#000000;stroke-width:1;stroke-linejoin:round&quot;&quot;&quot;; &quot; id = &quot;&quot;circle&quot;; [.A188]; &quot;&quot;&quot;&quot;; &quot; cx=&quot;&quot;&quot;; [.H188]; &quot;&quot;&quot;&quot;; &quot; cy=&quot;&quot;&quot;; [.I18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86&quot; cx=&quot;161.655611111111&quot; cy=&quot;36.6457527085575&quot; rx=&quot;0.9&quot; ry=&quot;0.8&quot; /&gt;" calcext:value-type="string">
            <text:p>&lt;ellipse style="fill:#000000;stroke:#000000;stroke-width:1;stroke-linejoin:round" id = "circle186" cx="161.655611111111" cy="36.6457527085575" rx="0.9" ry="0.8" /&gt;</text:p>
          </table:table-cell>
          <table:table-cell table:formula="of:=COM.MICROSOFT.CONCAT([.K188]; &quot; &quot;; [.L188])" office:value-type="string" office:string-value="&lt;path style=&quot;fill:#000000;stroke-width:0.97;stroke:#000000;stroke-opacity:1&quot; d = &quot;M 161.655611111111,36.6457527085575 161.655611111111,36.6457527085575&quot; id = &quot;path186&quot; /&gt; &lt;ellipse style=&quot;fill:#000000;stroke:#000000;stroke-width:1;stroke-linejoin:round&quot; id = &quot;circle186&quot; cx=&quot;161.655611111111&quot; cy=&quot;36.6457527085575&quot; rx=&quot;0.9&quot; ry=&quot;0.8&quot; /&gt;" calcext:value-type="string">
            <text:p>&lt;path style="fill:#000000;stroke-width:0.97;stroke:#000000;stroke-opacity:1" d = "M 161.655611111111,36.6457527085575 161.655611111111,36.6457527085575" id = "path186" /&gt; &lt;ellipse style="fill:#000000;stroke:#000000;stroke-width:1;stroke-linejoin:round" id = "circle186" cx="161.655611111111" cy="36.6457527085575" rx="0.9" ry="0.8" /&gt;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roy</text:p>
          </table:table-cell>
          <table:table-cell office:value-type="float" office:value="42.5817" calcext:value-type="float">
            <text:p>42.5817</text:p>
          </table:table-cell>
          <table:table-cell office:value-type="float" office:value="-83.1457" calcext:value-type="float">
            <text:p>-83.1457</text:p>
          </table:table-cell>
          <table:table-cell table:formula="of:=([.G189] + 180) * (1400 / 360) - 215" office:value-type="float" office:value="161.655611111111" calcext:value-type="float">
            <text:p>161.655611111111</text:p>
          </table:table-cell>
          <table:table-cell table:formula="of:=(700/2)-(1400* LN(TAN((PI() / 4) + (([.F189] * PI() / 180) / 2))) / (2*PI())) - 130" office:value-type="float" office:value="36.6457527085575" calcext:value-type="float">
            <text:p>36.6457527085575</text:p>
          </table:table-cell>
          <table:table-cell table:formula="of:=COM.MICROSOFT.CONCAT([.H189]; ; &quot;,&quot;; [.I189]; &quot; &quot;; [.H190]; &quot;,&quot;; [.I190])" office:value-type="string" office:string-value="161.655611111111,36.6457527085575 162.117222222222,37.1117854732398" calcext:value-type="string">
            <text:p>161.655611111111,36.6457527085575 162.117222222222,37.1117854732398</text:p>
          </table:table-cell>
          <table:table-cell table:formula="of:=COM.MICROSOFT.CONCAT(&quot;&lt;path style=&quot;&quot;fill:#000000;stroke-width:0.97;stroke:#000000;stroke-opacity:1&quot;&quot; d = &quot;&quot;M &quot;; [.J189]; &quot;&quot;&quot; id = &quot;&quot;path&quot;; [.A189]; &quot;&quot;&quot; /&gt;&quot;)" office:value-type="string" office:string-value="&lt;path style=&quot;fill:#000000;stroke-width:0.97;stroke:#000000;stroke-opacity:1&quot; d = &quot;M 161.655611111111,36.6457527085575 162.117222222222,37.1117854732398&quot; id = &quot;path187&quot; /&gt;" calcext:value-type="string">
            <text:p>&lt;path style="fill:#000000;stroke-width:0.97;stroke:#000000;stroke-opacity:1" d = "M 161.655611111111,36.6457527085575 162.117222222222,37.1117854732398" id = "path187" /&gt;</text:p>
          </table:table-cell>
          <table:table-cell table:formula="of:=COM.MICROSOFT.CONCAT(&quot;&lt;ellipse style=&quot;&quot;fill:#000000;stroke:#000000;stroke-width:1;stroke-linejoin:round&quot;&quot;&quot;; &quot; id = &quot;&quot;circle&quot;; [.A189]; &quot;&quot;&quot;&quot;; &quot; cx=&quot;&quot;&quot;; [.H189]; &quot;&quot;&quot;&quot;; &quot; cy=&quot;&quot;&quot;; [.I18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87&quot; cx=&quot;161.655611111111&quot; cy=&quot;36.6457527085575&quot; rx=&quot;0.9&quot; ry=&quot;0.8&quot; /&gt;" calcext:value-type="string">
            <text:p>&lt;ellipse style="fill:#000000;stroke:#000000;stroke-width:1;stroke-linejoin:round" id = "circle187" cx="161.655611111111" cy="36.6457527085575" rx="0.9" ry="0.8" /&gt;</text:p>
          </table:table-cell>
          <table:table-cell table:formula="of:=COM.MICROSOFT.CONCAT([.K189]; &quot; &quot;; [.L189])" office:value-type="string" office:string-value="&lt;path style=&quot;fill:#000000;stroke-width:0.97;stroke:#000000;stroke-opacity:1&quot; d = &quot;M 161.655611111111,36.6457527085575 162.117222222222,37.1117854732398&quot; id = &quot;path187&quot; /&gt; &lt;ellipse style=&quot;fill:#000000;stroke:#000000;stroke-width:1;stroke-linejoin:round&quot; id = &quot;circle187&quot; cx=&quot;161.655611111111&quot; cy=&quot;36.6457527085575&quot; rx=&quot;0.9&quot; ry=&quot;0.8&quot; /&gt;" calcext:value-type="string">
            <text:p>&lt;path style="fill:#000000;stroke-width:0.97;stroke:#000000;stroke-opacity:1" d = "M 161.655611111111,36.6457527085575 162.117222222222,37.1117854732398" id = "path187" /&gt; &lt;ellipse style="fill:#000000;stroke:#000000;stroke-width:1;stroke-linejoin:round" id = "circle187" cx="161.655611111111" cy="36.6457527085575" rx="0.9" ry="0.8" /&gt;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lavish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arren</text:p>
          </table:table-cell>
          <table:table-cell office:value-type="float" office:value="42.4934" calcext:value-type="float">
            <text:p>42.4934</text:p>
          </table:table-cell>
          <table:table-cell office:value-type="float" office:value="-83.027" calcext:value-type="float">
            <text:p>-83.027</text:p>
          </table:table-cell>
          <table:table-cell table:formula="of:=([.G190] + 180) * (1400 / 360) - 215" office:value-type="float" office:value="162.117222222222" calcext:value-type="float">
            <text:p>162.117222222222</text:p>
          </table:table-cell>
          <table:table-cell table:formula="of:=(700/2)-(1400* LN(TAN((PI() / 4) + (([.F190] * PI() / 180) / 2))) / (2*PI())) - 130" office:value-type="float" office:value="37.1117854732398" calcext:value-type="float">
            <text:p>37.1117854732398</text:p>
          </table:table-cell>
          <table:table-cell table:formula="of:=COM.MICROSOFT.CONCAT([.H190]; ; &quot;,&quot;; [.I190]; &quot; &quot;; [.H191]; &quot;,&quot;; [.I191])" office:value-type="string" office:string-value="162.117222222222,37.1117854732398 161.824,37.6914278414546" calcext:value-type="string">
            <text:p>162.117222222222,37.1117854732398 161.824,37.6914278414546</text:p>
          </table:table-cell>
          <table:table-cell table:formula="of:=COM.MICROSOFT.CONCAT(&quot;&lt;path style=&quot;&quot;fill:#000000;stroke-width:0.97;stroke:#000000;stroke-opacity:1&quot;&quot; d = &quot;&quot;M &quot;; [.J190]; &quot;&quot;&quot; id = &quot;&quot;path&quot;; [.A190]; &quot;&quot;&quot; /&gt;&quot;)" office:value-type="string" office:string-value="&lt;path style=&quot;fill:#000000;stroke-width:0.97;stroke:#000000;stroke-opacity:1&quot; d = &quot;M 162.117222222222,37.1117854732398 161.824,37.6914278414546&quot; id = &quot;path188&quot; /&gt;" calcext:value-type="string">
            <text:p>&lt;path style="fill:#000000;stroke-width:0.97;stroke:#000000;stroke-opacity:1" d = "M 162.117222222222,37.1117854732398 161.824,37.6914278414546" id = "path188" /&gt;</text:p>
          </table:table-cell>
          <table:table-cell table:formula="of:=COM.MICROSOFT.CONCAT(&quot;&lt;ellipse style=&quot;&quot;fill:#000000;stroke:#000000;stroke-width:1;stroke-linejoin:round&quot;&quot;&quot;; &quot; id = &quot;&quot;circle&quot;; [.A190]; &quot;&quot;&quot;&quot;; &quot; cx=&quot;&quot;&quot;; [.H190]; &quot;&quot;&quot;&quot;; &quot; cy=&quot;&quot;&quot;; [.I19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88&quot; cx=&quot;162.117222222222&quot; cy=&quot;37.1117854732398&quot; rx=&quot;0.9&quot; ry=&quot;0.8&quot; /&gt;" calcext:value-type="string">
            <text:p>&lt;ellipse style="fill:#000000;stroke:#000000;stroke-width:1;stroke-linejoin:round" id = "circle188" cx="162.117222222222" cy="37.1117854732398" rx="0.9" ry="0.8" /&gt;</text:p>
          </table:table-cell>
          <table:table-cell table:formula="of:=COM.MICROSOFT.CONCAT([.K190]; &quot; &quot;; [.L190])" office:value-type="string" office:string-value="&lt;path style=&quot;fill:#000000;stroke-width:0.97;stroke:#000000;stroke-opacity:1&quot; d = &quot;M 162.117222222222,37.1117854732398 161.824,37.6914278414546&quot; id = &quot;path188&quot; /&gt; &lt;ellipse style=&quot;fill:#000000;stroke:#000000;stroke-width:1;stroke-linejoin:round&quot; id = &quot;circle188&quot; cx=&quot;162.117222222222&quot; cy=&quot;37.1117854732398&quot; rx=&quot;0.9&quot; ry=&quot;0.8&quot; /&gt;" calcext:value-type="string">
            <text:p>&lt;path style="fill:#000000;stroke-width:0.97;stroke:#000000;stroke-opacity:1" d = "M 162.117222222222,37.1117854732398 161.824,37.6914278414546" id = "path188" /&gt; &lt;ellipse style="fill:#000000;stroke:#000000;stroke-width:1;stroke-linejoin:round" id = "circle188" cx="162.117222222222" cy="37.1117854732398" rx="0.9" ry="0.8" /&gt;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float" office:value="42.3834" calcext:value-type="float">
            <text:p>42.3834</text:p>
          </table:table-cell>
          <table:table-cell office:value-type="float" office:value="-83.1024" calcext:value-type="float">
            <text:p>-83.1024</text:p>
          </table:table-cell>
          <table:table-cell table:formula="of:=([.G191] + 180) * (1400 / 360) - 215" office:value-type="float" office:value="161.824" calcext:value-type="float">
            <text:p>161.824</text:p>
          </table:table-cell>
          <table:table-cell table:formula="of:=(700/2)-(1400* LN(TAN((PI() / 4) + (([.F191] * PI() / 180) / 2))) / (2*PI())) - 130" office:value-type="float" office:value="37.6914278414546" calcext:value-type="float">
            <text:p>37.6914278414546</text:p>
          </table:table-cell>
          <table:table-cell table:formula="of:=COM.MICROSOFT.CONCAT([.H191]; ; &quot;,&quot;; [.I191]; &quot; &quot;; [.H192]; &quot;,&quot;; [.I192])" office:value-type="string" office:string-value="161.824,37.6914278414546 159.379444444444,38.2569161290763" calcext:value-type="string">
            <text:p>161.824,37.6914278414546 159.379444444444,38.2569161290763</text:p>
          </table:table-cell>
          <table:table-cell table:formula="of:=COM.MICROSOFT.CONCAT(&quot;&lt;path style=&quot;&quot;fill:#000000;stroke-width:0.97;stroke:#000000;stroke-opacity:1&quot;&quot; d = &quot;&quot;M &quot;; [.J191]; &quot;&quot;&quot; id = &quot;&quot;path&quot;; [.A191]; &quot;&quot;&quot; /&gt;&quot;)" office:value-type="string" office:string-value="&lt;path style=&quot;fill:#000000;stroke-width:0.97;stroke:#000000;stroke-opacity:1&quot; d = &quot;M 161.824,37.6914278414546 159.379444444444,38.2569161290763&quot; id = &quot;path189&quot; /&gt;" calcext:value-type="string">
            <text:p>&lt;path style="fill:#000000;stroke-width:0.97;stroke:#000000;stroke-opacity:1" d = "M 161.824,37.6914278414546 159.379444444444,38.2569161290763" id = "path189" /&gt;</text:p>
          </table:table-cell>
          <table:table-cell table:formula="of:=COM.MICROSOFT.CONCAT(&quot;&lt;ellipse style=&quot;&quot;fill:#000000;stroke:#000000;stroke-width:1;stroke-linejoin:round&quot;&quot;&quot;; &quot; id = &quot;&quot;circle&quot;; [.A191]; &quot;&quot;&quot;&quot;; &quot; cx=&quot;&quot;&quot;; [.H191]; &quot;&quot;&quot;&quot;; &quot; cy=&quot;&quot;&quot;; [.I19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89&quot; cx=&quot;161.824&quot; cy=&quot;37.6914278414546&quot; rx=&quot;0.9&quot; ry=&quot;0.8&quot; /&gt;" calcext:value-type="string">
            <text:p>&lt;ellipse style="fill:#000000;stroke:#000000;stroke-width:1;stroke-linejoin:round" id = "circle189" cx="161.824" cy="37.6914278414546" rx="0.9" ry="0.8" /&gt;</text:p>
          </table:table-cell>
          <table:table-cell table:formula="of:=COM.MICROSOFT.CONCAT([.K191]; &quot; &quot;; [.L191])" office:value-type="string" office:string-value="&lt;path style=&quot;fill:#000000;stroke-width:0.97;stroke:#000000;stroke-opacity:1&quot; d = &quot;M 161.824,37.6914278414546 159.379444444444,38.2569161290763&quot; id = &quot;path189&quot; /&gt; &lt;ellipse style=&quot;fill:#000000;stroke:#000000;stroke-width:1;stroke-linejoin:round&quot; id = &quot;circle189&quot; cx=&quot;161.824&quot; cy=&quot;37.6914278414546&quot; rx=&quot;0.9&quot; ry=&quot;0.8&quot; /&gt;" calcext:value-type="string">
            <text:p>&lt;path style="fill:#000000;stroke-width:0.97;stroke:#000000;stroke-opacity:1" d = "M 161.824,37.6914278414546 159.379444444444,38.2569161290763" id = "path189" /&gt; &lt;ellipse style="fill:#000000;stroke:#000000;stroke-width:1;stroke-linejoin:round" id = "circle189" cx="161.824" cy="37.6914278414546" rx="0.9" ry="0.8" /&gt;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float" office:value="42.2759" calcext:value-type="float">
            <text:p>42.2759</text:p>
          </table:table-cell>
          <table:table-cell office:value-type="float" office:value="-83.731" calcext:value-type="float">
            <text:p>-83.731</text:p>
          </table:table-cell>
          <table:table-cell table:formula="of:=([.G192] + 180) * (1400 / 360) - 215" office:value-type="float" office:value="159.379444444444" calcext:value-type="float">
            <text:p>159.379444444444</text:p>
          </table:table-cell>
          <table:table-cell table:formula="of:=(700/2)-(1400* LN(TAN((PI() / 4) + (([.F192] * PI() / 180) / 2))) / (2*PI())) - 130" office:value-type="float" office:value="38.2569161290763" calcext:value-type="float">
            <text:p>38.2569161290763</text:p>
          </table:table-cell>
          <table:table-cell table:formula="of:=COM.MICROSOFT.CONCAT([.H192]; ; &quot;,&quot;; [.I192]; &quot; &quot;; [.H193]; &quot;,&quot;; [.I193])" office:value-type="string" office:string-value="159.379444444444,38.2569161290763 159.956166666667,41.4585686820993" calcext:value-type="string">
            <text:p>159.379444444444,38.2569161290763 159.956166666667,41.4585686820993</text:p>
          </table:table-cell>
          <table:table-cell table:formula="of:=COM.MICROSOFT.CONCAT(&quot;&lt;path style=&quot;&quot;fill:#000000;stroke-width:0.97;stroke:#000000;stroke-opacity:1&quot;&quot; d = &quot;&quot;M &quot;; [.J192]; &quot;&quot;&quot; id = &quot;&quot;path&quot;; [.A192]; &quot;&quot;&quot; /&gt;&quot;)" office:value-type="string" office:string-value="&lt;path style=&quot;fill:#000000;stroke-width:0.97;stroke:#000000;stroke-opacity:1&quot; d = &quot;M 159.379444444444,38.2569161290763 159.956166666667,41.4585686820993&quot; id = &quot;path190&quot; /&gt;" calcext:value-type="string">
            <text:p>&lt;path style="fill:#000000;stroke-width:0.97;stroke:#000000;stroke-opacity:1" d = "M 159.379444444444,38.2569161290763 159.956166666667,41.4585686820993" id = "path190" /&gt;</text:p>
          </table:table-cell>
          <table:table-cell table:formula="of:=COM.MICROSOFT.CONCAT(&quot;&lt;ellipse style=&quot;&quot;fill:#000000;stroke:#000000;stroke-width:1;stroke-linejoin:round&quot;&quot;&quot;; &quot; id = &quot;&quot;circle&quot;; [.A192]; &quot;&quot;&quot;&quot;; &quot; cx=&quot;&quot;&quot;; [.H192]; &quot;&quot;&quot;&quot;; &quot; cy=&quot;&quot;&quot;; [.I19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90&quot; cx=&quot;159.379444444444&quot; cy=&quot;38.2569161290763&quot; rx=&quot;0.9&quot; ry=&quot;0.8&quot; /&gt;" calcext:value-type="string">
            <text:p>&lt;ellipse style="fill:#000000;stroke:#000000;stroke-width:1;stroke-linejoin:round" id = "circle190" cx="159.379444444444" cy="38.2569161290763" rx="0.9" ry="0.8" /&gt;</text:p>
          </table:table-cell>
          <table:table-cell table:formula="of:=COM.MICROSOFT.CONCAT([.K192]; &quot; &quot;; [.L192])" office:value-type="string" office:string-value="&lt;path style=&quot;fill:#000000;stroke-width:0.97;stroke:#000000;stroke-opacity:1&quot; d = &quot;M 159.379444444444,38.2569161290763 159.956166666667,41.4585686820993&quot; id = &quot;path190&quot; /&gt; &lt;ellipse style=&quot;fill:#000000;stroke:#000000;stroke-width:1;stroke-linejoin:round&quot; id = &quot;circle190&quot; cx=&quot;159.379444444444&quot; cy=&quot;38.2569161290763&quot; rx=&quot;0.9&quot; ry=&quot;0.8&quot; /&gt;" calcext:value-type="string">
            <text:p>&lt;path style="fill:#000000;stroke-width:0.97;stroke:#000000;stroke-opacity:1" d = "M 159.379444444444,38.2569161290763 159.956166666667,41.4585686820993" id = "path190" /&gt; &lt;ellipse style="fill:#000000;stroke:#000000;stroke-width:1;stroke-linejoin:round" id = "circle190" cx="159.379444444444" cy="38.2569161290763" rx="0.9" ry="0.8" /&gt;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wiretap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float" office:value="41.6638" calcext:value-type="float">
            <text:p>41.6638</text:p>
          </table:table-cell>
          <table:table-cell office:value-type="float" office:value="-83.5827" calcext:value-type="float">
            <text:p>-83.5827</text:p>
          </table:table-cell>
          <table:table-cell table:formula="of:=([.G193] + 180) * (1400 / 360) - 215" office:value-type="float" office:value="159.956166666667" calcext:value-type="float">
            <text:p>159.956166666667</text:p>
          </table:table-cell>
          <table:table-cell table:formula="of:=(700/2)-(1400* LN(TAN((PI() / 4) + (([.F193] * PI() / 180) / 2))) / (2*PI())) - 130" office:value-type="float" office:value="41.4585686820993" calcext:value-type="float">
            <text:p>41.4585686820993</text:p>
          </table:table-cell>
          <table:table-cell table:formula="of:=COM.MICROSOFT.CONCAT([.H193]; ; &quot;,&quot;; [.I193]; &quot; &quot;; [.H194]; &quot;,&quot;; [.I194])" office:value-type="string" office:string-value="159.956166666667,41.4585686820993 159.956166666667,41.4585686820993" calcext:value-type="string">
            <text:p>159.956166666667,41.4585686820993 159.956166666667,41.4585686820993</text:p>
          </table:table-cell>
          <table:table-cell table:formula="of:=COM.MICROSOFT.CONCAT(&quot;&lt;path style=&quot;&quot;fill:#000000;stroke-width:0.97;stroke:#000000;stroke-opacity:1&quot;&quot; d = &quot;&quot;M &quot;; [.J193]; &quot;&quot;&quot; id = &quot;&quot;path&quot;; [.A193]; &quot;&quot;&quot; /&gt;&quot;)" office:value-type="string" office:string-value="&lt;path style=&quot;fill:#000000;stroke-width:0.97;stroke:#000000;stroke-opacity:1&quot; d = &quot;M 159.956166666667,41.4585686820993 159.956166666667,41.4585686820993&quot; id = &quot;path191&quot; /&gt;" calcext:value-type="string">
            <text:p>&lt;path style="fill:#000000;stroke-width:0.97;stroke:#000000;stroke-opacity:1" d = "M 159.956166666667,41.4585686820993 159.956166666667,41.4585686820993" id = "path191" /&gt;</text:p>
          </table:table-cell>
          <table:table-cell table:formula="of:=COM.MICROSOFT.CONCAT(&quot;&lt;ellipse style=&quot;&quot;fill:#000000;stroke:#000000;stroke-width:1;stroke-linejoin:round&quot;&quot;&quot;; &quot; id = &quot;&quot;circle&quot;; [.A193]; &quot;&quot;&quot;&quot;; &quot; cx=&quot;&quot;&quot;; [.H193]; &quot;&quot;&quot;&quot;; &quot; cy=&quot;&quot;&quot;; [.I19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91&quot; cx=&quot;159.956166666667&quot; cy=&quot;41.4585686820993&quot; rx=&quot;0.9&quot; ry=&quot;0.8&quot; /&gt;" calcext:value-type="string">
            <text:p>&lt;ellipse style="fill:#000000;stroke:#000000;stroke-width:1;stroke-linejoin:round" id = "circle191" cx="159.956166666667" cy="41.4585686820993" rx="0.9" ry="0.8" /&gt;</text:p>
          </table:table-cell>
          <table:table-cell table:formula="of:=COM.MICROSOFT.CONCAT([.K193]; &quot; &quot;; [.L193])" office:value-type="string" office:string-value="&lt;path style=&quot;fill:#000000;stroke-width:0.97;stroke:#000000;stroke-opacity:1&quot; d = &quot;M 159.956166666667,41.4585686820993 159.956166666667,41.4585686820993&quot; id = &quot;path191&quot; /&gt; &lt;ellipse style=&quot;fill:#000000;stroke:#000000;stroke-width:1;stroke-linejoin:round&quot; id = &quot;circle191&quot; cx=&quot;159.956166666667&quot; cy=&quot;41.4585686820993&quot; rx=&quot;0.9&quot; ry=&quot;0.8&quot; /&gt;" calcext:value-type="string">
            <text:p>&lt;path style="fill:#000000;stroke-width:0.97;stroke:#000000;stroke-opacity:1" d = "M 159.956166666667,41.4585686820993 159.956166666667,41.4585686820993" id = "path191" /&gt; &lt;ellipse style="fill:#000000;stroke:#000000;stroke-width:1;stroke-linejoin:round" id = "circle191" cx="159.956166666667" cy="41.4585686820993" rx="0.9" ry="0.8" /&gt;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float" office:value="41.6638" calcext:value-type="float">
            <text:p>41.6638</text:p>
          </table:table-cell>
          <table:table-cell office:value-type="float" office:value="-83.5827" calcext:value-type="float">
            <text:p>-83.5827</text:p>
          </table:table-cell>
          <table:table-cell table:formula="of:=([.G194] + 180) * (1400 / 360) - 215" office:value-type="float" office:value="159.956166666667" calcext:value-type="float">
            <text:p>159.956166666667</text:p>
          </table:table-cell>
          <table:table-cell table:formula="of:=(700/2)-(1400* LN(TAN((PI() / 4) + (([.F194] * PI() / 180) / 2))) / (2*PI())) - 130" office:value-type="float" office:value="41.4585686820993" calcext:value-type="float">
            <text:p>41.4585686820993</text:p>
          </table:table-cell>
          <table:table-cell table:formula="of:=COM.MICROSOFT.CONCAT([.H194]; ; &quot;,&quot;; [.I194]; &quot; &quot;; [.H195]; &quot;,&quot;; [.I195])" office:value-type="string" office:string-value="159.956166666667,41.4585686820993 153.886,44.4385541448235" calcext:value-type="string">
            <text:p>159.956166666667,41.4585686820993 153.886,44.4385541448235</text:p>
          </table:table-cell>
          <table:table-cell table:formula="of:=COM.MICROSOFT.CONCAT(&quot;&lt;path style=&quot;&quot;fill:#000000;stroke-width:0.97;stroke:#000000;stroke-opacity:1&quot;&quot; d = &quot;&quot;M &quot;; [.J194]; &quot;&quot;&quot; id = &quot;&quot;path&quot;; [.A194]; &quot;&quot;&quot; /&gt;&quot;)" office:value-type="string" office:string-value="&lt;path style=&quot;fill:#000000;stroke-width:0.97;stroke:#000000;stroke-opacity:1&quot; d = &quot;M 159.956166666667,41.4585686820993 153.886,44.4385541448235&quot; id = &quot;path192&quot; /&gt;" calcext:value-type="string">
            <text:p>&lt;path style="fill:#000000;stroke-width:0.97;stroke:#000000;stroke-opacity:1" d = "M 159.956166666667,41.4585686820993 153.886,44.4385541448235" id = "path192" /&gt;</text:p>
          </table:table-cell>
          <table:table-cell table:formula="of:=COM.MICROSOFT.CONCAT(&quot;&lt;ellipse style=&quot;&quot;fill:#000000;stroke:#000000;stroke-width:1;stroke-linejoin:round&quot;&quot;&quot;; &quot; id = &quot;&quot;circle&quot;; [.A194]; &quot;&quot;&quot;&quot;; &quot; cx=&quot;&quot;&quot;; [.H194]; &quot;&quot;&quot;&quot;; &quot; cy=&quot;&quot;&quot;; [.I19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92&quot; cx=&quot;159.956166666667&quot; cy=&quot;41.4585686820993&quot; rx=&quot;0.9&quot; ry=&quot;0.8&quot; /&gt;" calcext:value-type="string">
            <text:p>&lt;ellipse style="fill:#000000;stroke:#000000;stroke-width:1;stroke-linejoin:round" id = "circle192" cx="159.956166666667" cy="41.4585686820993" rx="0.9" ry="0.8" /&gt;</text:p>
          </table:table-cell>
          <table:table-cell table:formula="of:=COM.MICROSOFT.CONCAT([.K194]; &quot; &quot;; [.L194])" office:value-type="string" office:string-value="&lt;path style=&quot;fill:#000000;stroke-width:0.97;stroke:#000000;stroke-opacity:1&quot; d = &quot;M 159.956166666667,41.4585686820993 153.886,44.4385541448235&quot; id = &quot;path192&quot; /&gt; &lt;ellipse style=&quot;fill:#000000;stroke:#000000;stroke-width:1;stroke-linejoin:round&quot; id = &quot;circle192&quot; cx=&quot;159.956166666667&quot; cy=&quot;41.4585686820993&quot; rx=&quot;0.9&quot; ry=&quot;0.8&quot; /&gt;" calcext:value-type="string">
            <text:p>&lt;path style="fill:#000000;stroke-width:0.97;stroke:#000000;stroke-opacity:1" d = "M 159.956166666667,41.4585686820993 153.886,44.4385541448235" id = "path192" /&gt; &lt;ellipse style="fill:#000000;stroke:#000000;stroke-width:1;stroke-linejoin:round" id = "circle192" cx="159.956166666667" cy="41.4585686820993" rx="0.9" ry="0.8" /&gt;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nche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float" office:value="41.0888" calcext:value-type="float">
            <text:p>41.0888</text:p>
          </table:table-cell>
          <table:table-cell office:value-type="float" office:value="-85.1436" calcext:value-type="float">
            <text:p>-85.1436</text:p>
          </table:table-cell>
          <table:table-cell table:formula="of:=([.G195] + 180) * (1400 / 360) - 215" office:value-type="float" office:value="153.886" calcext:value-type="float">
            <text:p>153.886</text:p>
          </table:table-cell>
          <table:table-cell table:formula="of:=(700/2)-(1400* LN(TAN((PI() / 4) + (([.F195] * PI() / 180) / 2))) / (2*PI())) - 130" office:value-type="float" office:value="44.4385541448235" calcext:value-type="float">
            <text:p>44.4385541448235</text:p>
          </table:table-cell>
          <table:table-cell table:formula="of:=COM.MICROSOFT.CONCAT([.H195]; ; &quot;,&quot;; [.I195]; &quot; &quot;; [.H196]; &quot;,&quot;; [.I196])" office:value-type="string" office:string-value="153.886,44.4385541448235 147.213833333333,47.9787955121564" calcext:value-type="string">
            <text:p>153.886,44.4385541448235 147.213833333333,47.9787955121564</text:p>
          </table:table-cell>
          <table:table-cell table:formula="of:=COM.MICROSOFT.CONCAT(&quot;&lt;path style=&quot;&quot;fill:#000000;stroke-width:0.97;stroke:#000000;stroke-opacity:1&quot;&quot; d = &quot;&quot;M &quot;; [.J195]; &quot;&quot;&quot; id = &quot;&quot;path&quot;; [.A195]; &quot;&quot;&quot; /&gt;&quot;)" office:value-type="string" office:string-value="&lt;path style=&quot;fill:#000000;stroke-width:0.97;stroke:#000000;stroke-opacity:1&quot; d = &quot;M 153.886,44.4385541448235 147.213833333333,47.9787955121564&quot; id = &quot;path193&quot; /&gt;" calcext:value-type="string">
            <text:p>&lt;path style="fill:#000000;stroke-width:0.97;stroke:#000000;stroke-opacity:1" d = "M 153.886,44.4385541448235 147.213833333333,47.9787955121564" id = "path193" /&gt;</text:p>
          </table:table-cell>
          <table:table-cell table:formula="of:=COM.MICROSOFT.CONCAT(&quot;&lt;ellipse style=&quot;&quot;fill:#000000;stroke:#000000;stroke-width:1;stroke-linejoin:round&quot;&quot;&quot;; &quot; id = &quot;&quot;circle&quot;; [.A195]; &quot;&quot;&quot;&quot;; &quot; cx=&quot;&quot;&quot;; [.H195]; &quot;&quot;&quot;&quot;; &quot; cy=&quot;&quot;&quot;; [.I19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93&quot; cx=&quot;153.886&quot; cy=&quot;44.4385541448235&quot; rx=&quot;0.9&quot; ry=&quot;0.8&quot; /&gt;" calcext:value-type="string">
            <text:p>&lt;ellipse style="fill:#000000;stroke:#000000;stroke-width:1;stroke-linejoin:round" id = "circle193" cx="153.886" cy="44.4385541448235" rx="0.9" ry="0.8" /&gt;</text:p>
          </table:table-cell>
          <table:table-cell table:formula="of:=COM.MICROSOFT.CONCAT([.K195]; &quot; &quot;; [.L195])" office:value-type="string" office:string-value="&lt;path style=&quot;fill:#000000;stroke-width:0.97;stroke:#000000;stroke-opacity:1&quot; d = &quot;M 153.886,44.4385541448235 147.213833333333,47.9787955121564&quot; id = &quot;path193&quot; /&gt; &lt;ellipse style=&quot;fill:#000000;stroke:#000000;stroke-width:1;stroke-linejoin:round&quot; id = &quot;circle193&quot; cx=&quot;153.886&quot; cy=&quot;44.4385541448235&quot; rx=&quot;0.9&quot; ry=&quot;0.8&quot; /&gt;" calcext:value-type="string">
            <text:p>&lt;path style="fill:#000000;stroke-width:0.97;stroke:#000000;stroke-opacity:1" d = "M 153.886,44.4385541448235 147.213833333333,47.9787955121564" id = "path193" /&gt; &lt;ellipse style="fill:#000000;stroke:#000000;stroke-width:1;stroke-linejoin:round" id = "circle193" cx="153.886" cy="44.4385541448235" rx="0.9" ry="0.8" /&gt;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actuall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afayette</text:p>
          </table:table-cell>
          <table:table-cell office:value-type="float" office:value="40.3991" calcext:value-type="float">
            <text:p>40.3991</text:p>
          </table:table-cell>
          <table:table-cell office:value-type="float" office:value="-86.8593" calcext:value-type="float">
            <text:p>-86.8593</text:p>
          </table:table-cell>
          <table:table-cell table:formula="of:=([.G196] + 180) * (1400 / 360) - 215" office:value-type="float" office:value="147.213833333333" calcext:value-type="float">
            <text:p>147.213833333333</text:p>
          </table:table-cell>
          <table:table-cell table:formula="of:=(700/2)-(1400* LN(TAN((PI() / 4) + (([.F196] * PI() / 180) / 2))) / (2*PI())) - 130" office:value-type="float" office:value="47.9787955121564" calcext:value-type="float">
            <text:p>47.9787955121564</text:p>
          </table:table-cell>
          <table:table-cell table:formula="of:=COM.MICROSOFT.CONCAT([.H196]; ; &quot;,&quot;; [.I196]; &quot; &quot;; [.H197]; &quot;,&quot;; [.I197])" office:value-type="string" office:string-value="147.213833333333,47.9787955121564 149.988555555556,51.1405513025851" calcext:value-type="string">
            <text:p>147.213833333333,47.9787955121564 149.988555555556,51.1405513025851</text:p>
          </table:table-cell>
          <table:table-cell table:formula="of:=COM.MICROSOFT.CONCAT(&quot;&lt;path style=&quot;&quot;fill:#000000;stroke-width:0.97;stroke:#000000;stroke-opacity:1&quot;&quot; d = &quot;&quot;M &quot;; [.J196]; &quot;&quot;&quot; id = &quot;&quot;path&quot;; [.A196]; &quot;&quot;&quot; /&gt;&quot;)" office:value-type="string" office:string-value="&lt;path style=&quot;fill:#000000;stroke-width:0.97;stroke:#000000;stroke-opacity:1&quot; d = &quot;M 147.213833333333,47.9787955121564 149.988555555556,51.1405513025851&quot; id = &quot;path194&quot; /&gt;" calcext:value-type="string">
            <text:p>&lt;path style="fill:#000000;stroke-width:0.97;stroke:#000000;stroke-opacity:1" d = "M 147.213833333333,47.9787955121564 149.988555555556,51.1405513025851" id = "path194" /&gt;</text:p>
          </table:table-cell>
          <table:table-cell table:formula="of:=COM.MICROSOFT.CONCAT(&quot;&lt;ellipse style=&quot;&quot;fill:#000000;stroke:#000000;stroke-width:1;stroke-linejoin:round&quot;&quot;&quot;; &quot; id = &quot;&quot;circle&quot;; [.A196]; &quot;&quot;&quot;&quot;; &quot; cx=&quot;&quot;&quot;; [.H196]; &quot;&quot;&quot;&quot;; &quot; cy=&quot;&quot;&quot;; [.I19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94&quot; cx=&quot;147.213833333333&quot; cy=&quot;47.9787955121564&quot; rx=&quot;0.9&quot; ry=&quot;0.8&quot; /&gt;" calcext:value-type="string">
            <text:p>&lt;ellipse style="fill:#000000;stroke:#000000;stroke-width:1;stroke-linejoin:round" id = "circle194" cx="147.213833333333" cy="47.9787955121564" rx="0.9" ry="0.8" /&gt;</text:p>
          </table:table-cell>
          <table:table-cell table:formula="of:=COM.MICROSOFT.CONCAT([.K196]; &quot; &quot;; [.L196])" office:value-type="string" office:string-value="&lt;path style=&quot;fill:#000000;stroke-width:0.97;stroke:#000000;stroke-opacity:1&quot; d = &quot;M 147.213833333333,47.9787955121564 149.988555555556,51.1405513025851&quot; id = &quot;path194&quot; /&gt; &lt;ellipse style=&quot;fill:#000000;stroke:#000000;stroke-width:1;stroke-linejoin:round&quot; id = &quot;circle194&quot; cx=&quot;147.213833333333&quot; cy=&quot;47.9787955121564&quot; rx=&quot;0.9&quot; ry=&quot;0.8&quot; /&gt;" calcext:value-type="string">
            <text:p>&lt;path style="fill:#000000;stroke-width:0.97;stroke:#000000;stroke-opacity:1" d = "M 147.213833333333,47.9787955121564 149.988555555556,51.1405513025851" id = "path194" /&gt; &lt;ellipse style="fill:#000000;stroke:#000000;stroke-width:1;stroke-linejoin:round" id = "circle194" cx="147.213833333333" cy="47.9787955121564" rx="0.9" ry="0.8" /&gt;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float" office:value="39.7771" calcext:value-type="float">
            <text:p>39.7771</text:p>
          </table:table-cell>
          <table:table-cell office:value-type="float" office:value="-86.1458" calcext:value-type="float">
            <text:p>-86.1458</text:p>
          </table:table-cell>
          <table:table-cell table:formula="of:=([.G197] + 180) * (1400 / 360) - 215" office:value-type="float" office:value="149.988555555556" calcext:value-type="float">
            <text:p>149.988555555556</text:p>
          </table:table-cell>
          <table:table-cell table:formula="of:=(700/2)-(1400* LN(TAN((PI() / 4) + (([.F197] * PI() / 180) / 2))) / (2*PI())) - 130" office:value-type="float" office:value="51.1405513025851" calcext:value-type="float">
            <text:p>51.1405513025851</text:p>
          </table:table-cell>
          <table:table-cell table:formula="of:=COM.MICROSOFT.CONCAT([.H197]; ; &quot;,&quot;; [.I197]; &quot; &quot;; [.H198]; &quot;,&quot;; [.I198])" office:value-type="string" office:string-value="149.988555555556,51.1405513025851 149.988555555556,51.1405513025851" calcext:value-type="string">
            <text:p>149.988555555556,51.1405513025851 149.988555555556,51.1405513025851</text:p>
          </table:table-cell>
          <table:table-cell table:formula="of:=COM.MICROSOFT.CONCAT(&quot;&lt;path style=&quot;&quot;fill:#000000;stroke-width:0.97;stroke:#000000;stroke-opacity:1&quot;&quot; d = &quot;&quot;M &quot;; [.J197]; &quot;&quot;&quot; id = &quot;&quot;path&quot;; [.A197]; &quot;&quot;&quot; /&gt;&quot;)" office:value-type="string" office:string-value="&lt;path style=&quot;fill:#000000;stroke-width:0.97;stroke:#000000;stroke-opacity:1&quot; d = &quot;M 149.988555555556,51.1405513025851 149.988555555556,51.1405513025851&quot; id = &quot;path195&quot; /&gt;" calcext:value-type="string">
            <text:p>&lt;path style="fill:#000000;stroke-width:0.97;stroke:#000000;stroke-opacity:1" d = "M 149.988555555556,51.1405513025851 149.988555555556,51.1405513025851" id = "path195" /&gt;</text:p>
          </table:table-cell>
          <table:table-cell table:formula="of:=COM.MICROSOFT.CONCAT(&quot;&lt;ellipse style=&quot;&quot;fill:#000000;stroke:#000000;stroke-width:1;stroke-linejoin:round&quot;&quot;&quot;; &quot; id = &quot;&quot;circle&quot;; [.A197]; &quot;&quot;&quot;&quot;; &quot; cx=&quot;&quot;&quot;; [.H197]; &quot;&quot;&quot;&quot;; &quot; cy=&quot;&quot;&quot;; [.I19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95&quot; cx=&quot;149.988555555556&quot; cy=&quot;51.1405513025851&quot; rx=&quot;0.9&quot; ry=&quot;0.8&quot; /&gt;" calcext:value-type="string">
            <text:p>&lt;ellipse style="fill:#000000;stroke:#000000;stroke-width:1;stroke-linejoin:round" id = "circle195" cx="149.988555555556" cy="51.1405513025851" rx="0.9" ry="0.8" /&gt;</text:p>
          </table:table-cell>
          <table:table-cell table:formula="of:=COM.MICROSOFT.CONCAT([.K197]; &quot; &quot;; [.L197])" office:value-type="string" office:string-value="&lt;path style=&quot;fill:#000000;stroke-width:0.97;stroke:#000000;stroke-opacity:1&quot; d = &quot;M 149.988555555556,51.1405513025851 149.988555555556,51.1405513025851&quot; id = &quot;path195&quot; /&gt; &lt;ellipse style=&quot;fill:#000000;stroke:#000000;stroke-width:1;stroke-linejoin:round&quot; id = &quot;circle195&quot; cx=&quot;149.988555555556&quot; cy=&quot;51.1405513025851&quot; rx=&quot;0.9&quot; ry=&quot;0.8&quot; /&gt;" calcext:value-type="string">
            <text:p>&lt;path style="fill:#000000;stroke-width:0.97;stroke:#000000;stroke-opacity:1" d = "M 149.988555555556,51.1405513025851 149.988555555556,51.1405513025851" id = "path195" /&gt; &lt;ellipse style="fill:#000000;stroke:#000000;stroke-width:1;stroke-linejoin:round" id = "circle195" cx="149.988555555556" cy="51.1405513025851" rx="0.9" ry="0.8" /&gt;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hiroshim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float" office:value="39.7771" calcext:value-type="float">
            <text:p>39.7771</text:p>
          </table:table-cell>
          <table:table-cell office:value-type="float" office:value="-86.1458" calcext:value-type="float">
            <text:p>-86.1458</text:p>
          </table:table-cell>
          <table:table-cell table:formula="of:=([.G198] + 180) * (1400 / 360) - 215" office:value-type="float" office:value="149.988555555556" calcext:value-type="float">
            <text:p>149.988555555556</text:p>
          </table:table-cell>
          <table:table-cell table:formula="of:=(700/2)-(1400* LN(TAN((PI() / 4) + (([.F198] * PI() / 180) / 2))) / (2*PI())) - 130" office:value-type="float" office:value="51.1405513025851" calcext:value-type="float">
            <text:p>51.1405513025851</text:p>
          </table:table-cell>
          <table:table-cell table:formula="of:=COM.MICROSOFT.CONCAT([.H198]; ; &quot;,&quot;; [.I198]; &quot; &quot;; [.H199]; &quot;,&quot;; [.I199])" office:value-type="string" office:string-value="149.988555555556,51.1405513025851 144.589611111111,60.0788481271551" calcext:value-type="string">
            <text:p>149.988555555556,51.1405513025851 144.589611111111,60.0788481271551</text:p>
          </table:table-cell>
          <table:table-cell table:formula="of:=COM.MICROSOFT.CONCAT(&quot;&lt;path style=&quot;&quot;fill:#000000;stroke-width:0.97;stroke:#000000;stroke-opacity:1&quot;&quot; d = &quot;&quot;M &quot;; [.J198]; &quot;&quot;&quot; id = &quot;&quot;path&quot;; [.A198]; &quot;&quot;&quot; /&gt;&quot;)" office:value-type="string" office:string-value="&lt;path style=&quot;fill:#000000;stroke-width:0.97;stroke:#000000;stroke-opacity:1&quot; d = &quot;M 149.988555555556,51.1405513025851 144.589611111111,60.0788481271551&quot; id = &quot;path196&quot; /&gt;" calcext:value-type="string">
            <text:p>&lt;path style="fill:#000000;stroke-width:0.97;stroke:#000000;stroke-opacity:1" d = "M 149.988555555556,51.1405513025851 144.589611111111,60.0788481271551" id = "path196" /&gt;</text:p>
          </table:table-cell>
          <table:table-cell table:formula="of:=COM.MICROSOFT.CONCAT(&quot;&lt;ellipse style=&quot;&quot;fill:#000000;stroke:#000000;stroke-width:1;stroke-linejoin:round&quot;&quot;&quot;; &quot; id = &quot;&quot;circle&quot;; [.A198]; &quot;&quot;&quot;&quot;; &quot; cx=&quot;&quot;&quot;; [.H198]; &quot;&quot;&quot;&quot;; &quot; cy=&quot;&quot;&quot;; [.I19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96&quot; cx=&quot;149.988555555556&quot; cy=&quot;51.1405513025851&quot; rx=&quot;0.9&quot; ry=&quot;0.8&quot; /&gt;" calcext:value-type="string">
            <text:p>&lt;ellipse style="fill:#000000;stroke:#000000;stroke-width:1;stroke-linejoin:round" id = "circle196" cx="149.988555555556" cy="51.1405513025851" rx="0.9" ry="0.8" /&gt;</text:p>
          </table:table-cell>
          <table:table-cell table:formula="of:=COM.MICROSOFT.CONCAT([.K198]; &quot; &quot;; [.L198])" office:value-type="string" office:string-value="&lt;path style=&quot;fill:#000000;stroke-width:0.97;stroke:#000000;stroke-opacity:1&quot; d = &quot;M 149.988555555556,51.1405513025851 144.589611111111,60.0788481271551&quot; id = &quot;path196&quot; /&gt; &lt;ellipse style=&quot;fill:#000000;stroke:#000000;stroke-width:1;stroke-linejoin:round&quot; id = &quot;circle196&quot; cx=&quot;149.988555555556&quot; cy=&quot;51.1405513025851&quot; rx=&quot;0.9&quot; ry=&quot;0.8&quot; /&gt;" calcext:value-type="string">
            <text:p>&lt;path style="fill:#000000;stroke-width:0.97;stroke:#000000;stroke-opacity:1" d = "M 149.988555555556,51.1405513025851 144.589611111111,60.0788481271551" id = "path196" /&gt; &lt;ellipse style="fill:#000000;stroke:#000000;stroke-width:1;stroke-linejoin:round" id = "circle196" cx="149.988555555556" cy="51.1405513025851" rx="0.9" ry="0.8" /&gt;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ofte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float" office:value="37.9881" calcext:value-type="float">
            <text:p>37.9881</text:p>
          </table:table-cell>
          <table:table-cell office:value-type="float" office:value="-87.5341" calcext:value-type="float">
            <text:p>-87.5341</text:p>
          </table:table-cell>
          <table:table-cell table:formula="of:=([.G199] + 180) * (1400 / 360) - 215" office:value-type="float" office:value="144.589611111111" calcext:value-type="float">
            <text:p>144.589611111111</text:p>
          </table:table-cell>
          <table:table-cell table:formula="of:=(700/2)-(1400* LN(TAN((PI() / 4) + (([.F199] * PI() / 180) / 2))) / (2*PI())) - 130" office:value-type="float" office:value="60.0788481271551" calcext:value-type="float">
            <text:p>60.0788481271551</text:p>
          </table:table-cell>
          <table:table-cell table:formula="of:=COM.MICROSOFT.CONCAT([.H199]; ; &quot;,&quot;; [.I199]; &quot; &quot;; [.H200]; &quot;,&quot;; [.I200])" office:value-type="string" office:string-value="144.589611111111,60.0788481271551 144.589611111111,60.0788481271551" calcext:value-type="string">
            <text:p>144.589611111111,60.0788481271551 144.589611111111,60.0788481271551</text:p>
          </table:table-cell>
          <table:table-cell table:formula="of:=COM.MICROSOFT.CONCAT(&quot;&lt;path style=&quot;&quot;fill:#000000;stroke-width:0.97;stroke:#000000;stroke-opacity:1&quot;&quot; d = &quot;&quot;M &quot;; [.J199]; &quot;&quot;&quot; id = &quot;&quot;path&quot;; [.A199]; &quot;&quot;&quot; /&gt;&quot;)" office:value-type="string" office:string-value="&lt;path style=&quot;fill:#000000;stroke-width:0.97;stroke:#000000;stroke-opacity:1&quot; d = &quot;M 144.589611111111,60.0788481271551 144.589611111111,60.0788481271551&quot; id = &quot;path197&quot; /&gt;" calcext:value-type="string">
            <text:p>&lt;path style="fill:#000000;stroke-width:0.97;stroke:#000000;stroke-opacity:1" d = "M 144.589611111111,60.0788481271551 144.589611111111,60.0788481271551" id = "path197" /&gt;</text:p>
          </table:table-cell>
          <table:table-cell table:formula="of:=COM.MICROSOFT.CONCAT(&quot;&lt;ellipse style=&quot;&quot;fill:#000000;stroke:#000000;stroke-width:1;stroke-linejoin:round&quot;&quot;&quot;; &quot; id = &quot;&quot;circle&quot;; [.A199]; &quot;&quot;&quot;&quot;; &quot; cx=&quot;&quot;&quot;; [.H199]; &quot;&quot;&quot;&quot;; &quot; cy=&quot;&quot;&quot;; [.I19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97&quot; cx=&quot;144.589611111111&quot; cy=&quot;60.0788481271551&quot; rx=&quot;0.9&quot; ry=&quot;0.8&quot; /&gt;" calcext:value-type="string">
            <text:p>&lt;ellipse style="fill:#000000;stroke:#000000;stroke-width:1;stroke-linejoin:round" id = "circle197" cx="144.589611111111" cy="60.0788481271551" rx="0.9" ry="0.8" /&gt;</text:p>
          </table:table-cell>
          <table:table-cell table:formula="of:=COM.MICROSOFT.CONCAT([.K199]; &quot; &quot;; [.L199])" office:value-type="string" office:string-value="&lt;path style=&quot;fill:#000000;stroke-width:0.97;stroke:#000000;stroke-opacity:1&quot; d = &quot;M 144.589611111111,60.0788481271551 144.589611111111,60.0788481271551&quot; id = &quot;path197&quot; /&gt; &lt;ellipse style=&quot;fill:#000000;stroke:#000000;stroke-width:1;stroke-linejoin:round&quot; id = &quot;circle197&quot; cx=&quot;144.589611111111&quot; cy=&quot;60.0788481271551&quot; rx=&quot;0.9&quot; ry=&quot;0.8&quot; /&gt;" calcext:value-type="string">
            <text:p>&lt;path style="fill:#000000;stroke-width:0.97;stroke:#000000;stroke-opacity:1" d = "M 144.589611111111,60.0788481271551 144.589611111111,60.0788481271551" id = "path197" /&gt; &lt;ellipse style="fill:#000000;stroke:#000000;stroke-width:1;stroke-linejoin:round" id = "circle197" cx="144.589611111111" cy="60.0788481271551" rx="0.9" ry="0.8" /&gt;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poem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float" office:value="37.9881" calcext:value-type="float">
            <text:p>37.9881</text:p>
          </table:table-cell>
          <table:table-cell office:value-type="float" office:value="-87.5341" calcext:value-type="float">
            <text:p>-87.5341</text:p>
          </table:table-cell>
          <table:table-cell table:formula="of:=([.G200] + 180) * (1400 / 360) - 215" office:value-type="float" office:value="144.589611111111" calcext:value-type="float">
            <text:p>144.589611111111</text:p>
          </table:table-cell>
          <table:table-cell table:formula="of:=(700/2)-(1400* LN(TAN((PI() / 4) + (([.F200] * PI() / 180) / 2))) / (2*PI())) - 130" office:value-type="float" office:value="60.0788481271551" calcext:value-type="float">
            <text:p>60.0788481271551</text:p>
          </table:table-cell>
          <table:table-cell table:formula="of:=COM.MICROSOFT.CONCAT([.H200]; ; &quot;,&quot;; [.I200]; &quot; &quot;; [.H201]; &quot;,&quot;; [.I201])" office:value-type="string" office:string-value="144.589611111111,60.0788481271551 151.9225,59.1984901630988" calcext:value-type="string">
            <text:p>144.589611111111,60.0788481271551 151.9225,59.1984901630988</text:p>
          </table:table-cell>
          <table:table-cell table:formula="of:=COM.MICROSOFT.CONCAT(&quot;&lt;path style=&quot;&quot;fill:#000000;stroke-width:0.97;stroke:#000000;stroke-opacity:1&quot;&quot; d = &quot;&quot;M &quot;; [.J200]; &quot;&quot;&quot; id = &quot;&quot;path&quot;; [.A200]; &quot;&quot;&quot; /&gt;&quot;)" office:value-type="string" office:string-value="&lt;path style=&quot;fill:#000000;stroke-width:0.97;stroke:#000000;stroke-opacity:1&quot; d = &quot;M 144.589611111111,60.0788481271551 151.9225,59.1984901630988&quot; id = &quot;path198&quot; /&gt;" calcext:value-type="string">
            <text:p>&lt;path style="fill:#000000;stroke-width:0.97;stroke:#000000;stroke-opacity:1" d = "M 144.589611111111,60.0788481271551 151.9225,59.1984901630988" id = "path198" /&gt;</text:p>
          </table:table-cell>
          <table:table-cell table:formula="of:=COM.MICROSOFT.CONCAT(&quot;&lt;ellipse style=&quot;&quot;fill:#000000;stroke:#000000;stroke-width:1;stroke-linejoin:round&quot;&quot;&quot;; &quot; id = &quot;&quot;circle&quot;; [.A200]; &quot;&quot;&quot;&quot;; &quot; cx=&quot;&quot;&quot;; [.H200]; &quot;&quot;&quot;&quot;; &quot; cy=&quot;&quot;&quot;; [.I20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98&quot; cx=&quot;144.589611111111&quot; cy=&quot;60.0788481271551&quot; rx=&quot;0.9&quot; ry=&quot;0.8&quot; /&gt;" calcext:value-type="string">
            <text:p>&lt;ellipse style="fill:#000000;stroke:#000000;stroke-width:1;stroke-linejoin:round" id = "circle198" cx="144.589611111111" cy="60.0788481271551" rx="0.9" ry="0.8" /&gt;</text:p>
          </table:table-cell>
          <table:table-cell table:formula="of:=COM.MICROSOFT.CONCAT([.K200]; &quot; &quot;; [.L200])" office:value-type="string" office:string-value="&lt;path style=&quot;fill:#000000;stroke-width:0.97;stroke:#000000;stroke-opacity:1&quot; d = &quot;M 144.589611111111,60.0788481271551 151.9225,59.1984901630988&quot; id = &quot;path198&quot; /&gt; &lt;ellipse style=&quot;fill:#000000;stroke:#000000;stroke-width:1;stroke-linejoin:round&quot; id = &quot;circle198&quot; cx=&quot;144.589611111111&quot; cy=&quot;60.0788481271551&quot; rx=&quot;0.9&quot; ry=&quot;0.8&quot; /&gt;" calcext:value-type="string">
            <text:p>&lt;path style="fill:#000000;stroke-width:0.97;stroke:#000000;stroke-opacity:1" d = "M 144.589611111111,60.0788481271551 151.9225,59.1984901630988" id = "path198" /&gt; &lt;ellipse style="fill:#000000;stroke:#000000;stroke-width:1;stroke-linejoin:round" id = "circle198" cx="144.589611111111" cy="60.0788481271551" rx="0.9" ry="0.8" /&gt;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lawson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float" office:value="38.1663" calcext:value-type="float">
            <text:p>38.1663</text:p>
          </table:table-cell>
          <table:table-cell office:value-type="float" office:value="-85.6485" calcext:value-type="float">
            <text:p>-85.6485</text:p>
          </table:table-cell>
          <table:table-cell table:formula="of:=([.G201] + 180) * (1400 / 360) - 215" office:value-type="float" office:value="151.9225" calcext:value-type="float">
            <text:p>151.9225</text:p>
          </table:table-cell>
          <table:table-cell table:formula="of:=(700/2)-(1400* LN(TAN((PI() / 4) + (([.F201] * PI() / 180) / 2))) / (2*PI())) - 130" office:value-type="float" office:value="59.1984901630988" calcext:value-type="float">
            <text:p>59.1984901630988</text:p>
          </table:table-cell>
          <table:table-cell table:formula="of:=COM.MICROSOFT.CONCAT([.H201]; ; &quot;,&quot;; [.I201]; &quot; &quot;; [.H202]; &quot;,&quot;; [.I202])" office:value-type="string" office:string-value="151.9225,59.1984901630988 156.365555555556,54.3430613625614" calcext:value-type="string">
            <text:p>151.9225,59.1984901630988 156.365555555556,54.3430613625614</text:p>
          </table:table-cell>
          <table:table-cell table:formula="of:=COM.MICROSOFT.CONCAT(&quot;&lt;path style=&quot;&quot;fill:#000000;stroke-width:0.97;stroke:#000000;stroke-opacity:1&quot;&quot; d = &quot;&quot;M &quot;; [.J201]; &quot;&quot;&quot; id = &quot;&quot;path&quot;; [.A201]; &quot;&quot;&quot; /&gt;&quot;)" office:value-type="string" office:string-value="&lt;path style=&quot;fill:#000000;stroke-width:0.97;stroke:#000000;stroke-opacity:1&quot; d = &quot;M 151.9225,59.1984901630988 156.365555555556,54.3430613625614&quot; id = &quot;path199&quot; /&gt;" calcext:value-type="string">
            <text:p>&lt;path style="fill:#000000;stroke-width:0.97;stroke:#000000;stroke-opacity:1" d = "M 151.9225,59.1984901630988 156.365555555556,54.3430613625614" id = "path199" /&gt;</text:p>
          </table:table-cell>
          <table:table-cell table:formula="of:=COM.MICROSOFT.CONCAT(&quot;&lt;ellipse style=&quot;&quot;fill:#000000;stroke:#000000;stroke-width:1;stroke-linejoin:round&quot;&quot;&quot;; &quot; id = &quot;&quot;circle&quot;; [.A201]; &quot;&quot;&quot;&quot;; &quot; cx=&quot;&quot;&quot;; [.H201]; &quot;&quot;&quot;&quot;; &quot; cy=&quot;&quot;&quot;; [.I20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199&quot; cx=&quot;151.9225&quot; cy=&quot;59.1984901630988&quot; rx=&quot;0.9&quot; ry=&quot;0.8&quot; /&gt;" calcext:value-type="string">
            <text:p>&lt;ellipse style="fill:#000000;stroke:#000000;stroke-width:1;stroke-linejoin:round" id = "circle199" cx="151.9225" cy="59.1984901630988" rx="0.9" ry="0.8" /&gt;</text:p>
          </table:table-cell>
          <table:table-cell table:formula="of:=COM.MICROSOFT.CONCAT([.K201]; &quot; &quot;; [.L201])" office:value-type="string" office:string-value="&lt;path style=&quot;fill:#000000;stroke-width:0.97;stroke:#000000;stroke-opacity:1&quot; d = &quot;M 151.9225,59.1984901630988 156.365555555556,54.3430613625614&quot; id = &quot;path199&quot; /&gt; &lt;ellipse style=&quot;fill:#000000;stroke:#000000;stroke-width:1;stroke-linejoin:round&quot; id = &quot;circle199&quot; cx=&quot;151.9225&quot; cy=&quot;59.1984901630988&quot; rx=&quot;0.9&quot; ry=&quot;0.8&quot; /&gt;" calcext:value-type="string">
            <text:p>&lt;path style="fill:#000000;stroke-width:0.97;stroke:#000000;stroke-opacity:1" d = "M 151.9225,59.1984901630988 156.365555555556,54.3430613625614" id = "path199" /&gt; &lt;ellipse style="fill:#000000;stroke:#000000;stroke-width:1;stroke-linejoin:round" id = "circle199" cx="151.9225" cy="59.1984901630988" rx="0.9" ry="0.8" /&gt;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infamy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float" office:value="39.1413" calcext:value-type="float">
            <text:p>39.1413</text:p>
          </table:table-cell>
          <table:table-cell office:value-type="float" office:value="-84.506" calcext:value-type="float">
            <text:p>-84.506</text:p>
          </table:table-cell>
          <table:table-cell table:formula="of:=([.G202] + 180) * (1400 / 360) - 215" office:value-type="float" office:value="156.365555555556" calcext:value-type="float">
            <text:p>156.365555555556</text:p>
          </table:table-cell>
          <table:table-cell table:formula="of:=(700/2)-(1400* LN(TAN((PI() / 4) + (([.F202] * PI() / 180) / 2))) / (2*PI())) - 130" office:value-type="float" office:value="54.3430613625614" calcext:value-type="float">
            <text:p>54.3430613625614</text:p>
          </table:table-cell>
          <table:table-cell table:formula="of:=COM.MICROSOFT.CONCAT([.H202]; ; &quot;,&quot;; [.I202]; &quot; &quot;; [.H203]; &quot;,&quot;; [.I203])" office:value-type="string" office:string-value="156.365555555556,54.3430613625614 156.365555555556,54.3430613625614" calcext:value-type="string">
            <text:p>156.365555555556,54.3430613625614 156.365555555556,54.3430613625614</text:p>
          </table:table-cell>
          <table:table-cell table:formula="of:=COM.MICROSOFT.CONCAT(&quot;&lt;path style=&quot;&quot;fill:#000000;stroke-width:0.97;stroke:#000000;stroke-opacity:1&quot;&quot; d = &quot;&quot;M &quot;; [.J202]; &quot;&quot;&quot; id = &quot;&quot;path&quot;; [.A202]; &quot;&quot;&quot; /&gt;&quot;)" office:value-type="string" office:string-value="&lt;path style=&quot;fill:#000000;stroke-width:0.97;stroke:#000000;stroke-opacity:1&quot; d = &quot;M 156.365555555556,54.3430613625614 156.365555555556,54.3430613625614&quot; id = &quot;path200&quot; /&gt;" calcext:value-type="string">
            <text:p>&lt;path style="fill:#000000;stroke-width:0.97;stroke:#000000;stroke-opacity:1" d = "M 156.365555555556,54.3430613625614 156.365555555556,54.3430613625614" id = "path200" /&gt;</text:p>
          </table:table-cell>
          <table:table-cell table:formula="of:=COM.MICROSOFT.CONCAT(&quot;&lt;ellipse style=&quot;&quot;fill:#000000;stroke:#000000;stroke-width:1;stroke-linejoin:round&quot;&quot;&quot;; &quot; id = &quot;&quot;circle&quot;; [.A202]; &quot;&quot;&quot;&quot;; &quot; cx=&quot;&quot;&quot;; [.H202]; &quot;&quot;&quot;&quot;; &quot; cy=&quot;&quot;&quot;; [.I20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00&quot; cx=&quot;156.365555555556&quot; cy=&quot;54.3430613625614&quot; rx=&quot;0.9&quot; ry=&quot;0.8&quot; /&gt;" calcext:value-type="string">
            <text:p>&lt;ellipse style="fill:#000000;stroke:#000000;stroke-width:1;stroke-linejoin:round" id = "circle200" cx="156.365555555556" cy="54.3430613625614" rx="0.9" ry="0.8" /&gt;</text:p>
          </table:table-cell>
          <table:table-cell table:formula="of:=COM.MICROSOFT.CONCAT([.K202]; &quot; &quot;; [.L202])" office:value-type="string" office:string-value="&lt;path style=&quot;fill:#000000;stroke-width:0.97;stroke:#000000;stroke-opacity:1&quot; d = &quot;M 156.365555555556,54.3430613625614 156.365555555556,54.3430613625614&quot; id = &quot;path200&quot; /&gt; &lt;ellipse style=&quot;fill:#000000;stroke:#000000;stroke-width:1;stroke-linejoin:round&quot; id = &quot;circle200&quot; cx=&quot;156.365555555556&quot; cy=&quot;54.3430613625614&quot; rx=&quot;0.9&quot; ry=&quot;0.8&quot; /&gt;" calcext:value-type="string">
            <text:p>&lt;path style="fill:#000000;stroke-width:0.97;stroke:#000000;stroke-opacity:1" d = "M 156.365555555556,54.3430613625614 156.365555555556,54.3430613625614" id = "path200" /&gt; &lt;ellipse style="fill:#000000;stroke:#000000;stroke-width:1;stroke-linejoin:round" id = "circle200" cx="156.365555555556" cy="54.3430613625614" rx="0.9" ry="0.8" /&gt;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float" office:value="39.1413" calcext:value-type="float">
            <text:p>39.1413</text:p>
          </table:table-cell>
          <table:table-cell office:value-type="float" office:value="-84.506" calcext:value-type="float">
            <text:p>-84.506</text:p>
          </table:table-cell>
          <table:table-cell table:formula="of:=([.G203] + 180) * (1400 / 360) - 215" office:value-type="float" office:value="156.365555555556" calcext:value-type="float">
            <text:p>156.365555555556</text:p>
          </table:table-cell>
          <table:table-cell table:formula="of:=(700/2)-(1400* LN(TAN((PI() / 4) + (([.F203] * PI() / 180) / 2))) / (2*PI())) - 130" office:value-type="float" office:value="54.3430613625614" calcext:value-type="float">
            <text:p>54.3430613625614</text:p>
          </table:table-cell>
          <table:table-cell table:formula="of:=COM.MICROSOFT.CONCAT([.H203]; ; &quot;,&quot;; [.I203]; &quot; &quot;; [.H204]; &quot;,&quot;; [.I204])" office:value-type="string" office:string-value="156.365555555556,54.3430613625614 157.554388888889,51.1233465235836" calcext:value-type="string">
            <text:p>156.365555555556,54.3430613625614 157.554388888889,51.1233465235836</text:p>
          </table:table-cell>
          <table:table-cell table:formula="of:=COM.MICROSOFT.CONCAT(&quot;&lt;path style=&quot;&quot;fill:#000000;stroke-width:0.97;stroke:#000000;stroke-opacity:1&quot;&quot; d = &quot;&quot;M &quot;; [.J203]; &quot;&quot;&quot; id = &quot;&quot;path&quot;; [.A203]; &quot;&quot;&quot; /&gt;&quot;)" office:value-type="string" office:string-value="&lt;path style=&quot;fill:#000000;stroke-width:0.97;stroke:#000000;stroke-opacity:1&quot; d = &quot;M 156.365555555556,54.3430613625614 157.554388888889,51.1233465235836&quot; id = &quot;path201&quot; /&gt;" calcext:value-type="string">
            <text:p>&lt;path style="fill:#000000;stroke-width:0.97;stroke:#000000;stroke-opacity:1" d = "M 156.365555555556,54.3430613625614 157.554388888889,51.1233465235836" id = "path201" /&gt;</text:p>
          </table:table-cell>
          <table:table-cell table:formula="of:=COM.MICROSOFT.CONCAT(&quot;&lt;ellipse style=&quot;&quot;fill:#000000;stroke:#000000;stroke-width:1;stroke-linejoin:round&quot;&quot;&quot;; &quot; id = &quot;&quot;circle&quot;; [.A203]; &quot;&quot;&quot;&quot;; &quot; cx=&quot;&quot;&quot;; [.H203]; &quot;&quot;&quot;&quot;; &quot; cy=&quot;&quot;&quot;; [.I20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01&quot; cx=&quot;156.365555555556&quot; cy=&quot;54.3430613625614&quot; rx=&quot;0.9&quot; ry=&quot;0.8&quot; /&gt;" calcext:value-type="string">
            <text:p>&lt;ellipse style="fill:#000000;stroke:#000000;stroke-width:1;stroke-linejoin:round" id = "circle201" cx="156.365555555556" cy="54.3430613625614" rx="0.9" ry="0.8" /&gt;</text:p>
          </table:table-cell>
          <table:table-cell table:formula="of:=COM.MICROSOFT.CONCAT([.K203]; &quot; &quot;; [.L203])" office:value-type="string" office:string-value="&lt;path style=&quot;fill:#000000;stroke-width:0.97;stroke:#000000;stroke-opacity:1&quot; d = &quot;M 156.365555555556,54.3430613625614 157.554388888889,51.1233465235836&quot; id = &quot;path201&quot; /&gt; &lt;ellipse style=&quot;fill:#000000;stroke:#000000;stroke-width:1;stroke-linejoin:round&quot; id = &quot;circle201&quot; cx=&quot;156.365555555556&quot; cy=&quot;54.3430613625614&quot; rx=&quot;0.9&quot; ry=&quot;0.8&quot; /&gt;" calcext:value-type="string">
            <text:p>&lt;path style="fill:#000000;stroke-width:0.97;stroke:#000000;stroke-opacity:1" d = "M 156.365555555556,54.3430613625614 157.554388888889,51.1233465235836" id = "path201" /&gt; &lt;ellipse style="fill:#000000;stroke:#000000;stroke-width:1;stroke-linejoin:round" id = "circle201" cx="156.365555555556" cy="54.3430613625614" rx="0.9" ry="0.8" /&gt;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float" office:value="39.7805" calcext:value-type="float">
            <text:p>39.7805</text:p>
          </table:table-cell>
          <table:table-cell office:value-type="float" office:value="-84.2003" calcext:value-type="float">
            <text:p>-84.2003</text:p>
          </table:table-cell>
          <table:table-cell table:formula="of:=([.G204] + 180) * (1400 / 360) - 215" office:value-type="float" office:value="157.554388888889" calcext:value-type="float">
            <text:p>157.554388888889</text:p>
          </table:table-cell>
          <table:table-cell table:formula="of:=(700/2)-(1400* LN(TAN((PI() / 4) + (([.F204] * PI() / 180) / 2))) / (2*PI())) - 130" office:value-type="float" office:value="51.1233465235836" calcext:value-type="float">
            <text:p>51.1233465235836</text:p>
          </table:table-cell>
          <table:table-cell table:formula="of:=COM.MICROSOFT.CONCAT([.H204]; ; &quot;,&quot;; [.I204]; &quot; &quot;; [.H205]; &quot;,&quot;; [.I205])" office:value-type="string" office:string-value="157.554388888889,51.1233465235836 157.554388888889,51.1233465235836" calcext:value-type="string">
            <text:p>157.554388888889,51.1233465235836 157.554388888889,51.1233465235836</text:p>
          </table:table-cell>
          <table:table-cell table:formula="of:=COM.MICROSOFT.CONCAT(&quot;&lt;path style=&quot;&quot;fill:#000000;stroke-width:0.97;stroke:#000000;stroke-opacity:1&quot;&quot; d = &quot;&quot;M &quot;; [.J204]; &quot;&quot;&quot; id = &quot;&quot;path&quot;; [.A204]; &quot;&quot;&quot; /&gt;&quot;)" office:value-type="string" office:string-value="&lt;path style=&quot;fill:#000000;stroke-width:0.97;stroke:#000000;stroke-opacity:1&quot; d = &quot;M 157.554388888889,51.1233465235836 157.554388888889,51.1233465235836&quot; id = &quot;path202&quot; /&gt;" calcext:value-type="string">
            <text:p>&lt;path style="fill:#000000;stroke-width:0.97;stroke:#000000;stroke-opacity:1" d = "M 157.554388888889,51.1233465235836 157.554388888889,51.1233465235836" id = "path202" /&gt;</text:p>
          </table:table-cell>
          <table:table-cell table:formula="of:=COM.MICROSOFT.CONCAT(&quot;&lt;ellipse style=&quot;&quot;fill:#000000;stroke:#000000;stroke-width:1;stroke-linejoin:round&quot;&quot;&quot;; &quot; id = &quot;&quot;circle&quot;; [.A204]; &quot;&quot;&quot;&quot;; &quot; cx=&quot;&quot;&quot;; [.H204]; &quot;&quot;&quot;&quot;; &quot; cy=&quot;&quot;&quot;; [.I20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02&quot; cx=&quot;157.554388888889&quot; cy=&quot;51.1233465235836&quot; rx=&quot;0.9&quot; ry=&quot;0.8&quot; /&gt;" calcext:value-type="string">
            <text:p>&lt;ellipse style="fill:#000000;stroke:#000000;stroke-width:1;stroke-linejoin:round" id = "circle202" cx="157.554388888889" cy="51.1233465235836" rx="0.9" ry="0.8" /&gt;</text:p>
          </table:table-cell>
          <table:table-cell table:formula="of:=COM.MICROSOFT.CONCAT([.K204]; &quot; &quot;; [.L204])" office:value-type="string" office:string-value="&lt;path style=&quot;fill:#000000;stroke-width:0.97;stroke:#000000;stroke-opacity:1&quot; d = &quot;M 157.554388888889,51.1233465235836 157.554388888889,51.1233465235836&quot; id = &quot;path202&quot; /&gt; &lt;ellipse style=&quot;fill:#000000;stroke:#000000;stroke-width:1;stroke-linejoin:round&quot; id = &quot;circle202&quot; cx=&quot;157.554388888889&quot; cy=&quot;51.1233465235836&quot; rx=&quot;0.9&quot; ry=&quot;0.8&quot; /&gt;" calcext:value-type="string">
            <text:p>&lt;path style="fill:#000000;stroke-width:0.97;stroke:#000000;stroke-opacity:1" d = "M 157.554388888889,51.1233465235836 157.554388888889,51.1233465235836" id = "path202" /&gt; &lt;ellipse style="fill:#000000;stroke:#000000;stroke-width:1;stroke-linejoin:round" id = "circle202" cx="157.554388888889" cy="51.1233465235836" rx="0.9" ry="0.8" /&gt;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bombin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float" office:value="39.7805" calcext:value-type="float">
            <text:p>39.7805</text:p>
          </table:table-cell>
          <table:table-cell office:value-type="float" office:value="-84.2003" calcext:value-type="float">
            <text:p>-84.2003</text:p>
          </table:table-cell>
          <table:table-cell table:formula="of:=([.G205] + 180) * (1400 / 360) - 215" office:value-type="float" office:value="157.554388888889" calcext:value-type="float">
            <text:p>157.554388888889</text:p>
          </table:table-cell>
          <table:table-cell table:formula="of:=(700/2)-(1400* LN(TAN((PI() / 4) + (([.F205] * PI() / 180) / 2))) / (2*PI())) - 130" office:value-type="float" office:value="51.1233465235836" calcext:value-type="float">
            <text:p>51.1233465235836</text:p>
          </table:table-cell>
          <table:table-cell table:formula="of:=COM.MICROSOFT.CONCAT([.H205]; ; &quot;,&quot;; [.I205]; &quot; &quot;; [.H206]; &quot;,&quot;; [.I206])" office:value-type="string" office:string-value="157.554388888889,51.1233465235836 162.278611111111,50.0808706176997" calcext:value-type="string">
            <text:p>157.554388888889,51.1233465235836 162.278611111111,50.0808706176997</text:p>
          </table:table-cell>
          <table:table-cell table:formula="of:=COM.MICROSOFT.CONCAT(&quot;&lt;path style=&quot;&quot;fill:#000000;stroke-width:0.97;stroke:#000000;stroke-opacity:1&quot;&quot; d = &quot;&quot;M &quot;; [.J205]; &quot;&quot;&quot; id = &quot;&quot;path&quot;; [.A205]; &quot;&quot;&quot; /&gt;&quot;)" office:value-type="string" office:string-value="&lt;path style=&quot;fill:#000000;stroke-width:0.97;stroke:#000000;stroke-opacity:1&quot; d = &quot;M 157.554388888889,51.1233465235836 162.278611111111,50.0808706176997&quot; id = &quot;path203&quot; /&gt;" calcext:value-type="string">
            <text:p>&lt;path style="fill:#000000;stroke-width:0.97;stroke:#000000;stroke-opacity:1" d = "M 157.554388888889,51.1233465235836 162.278611111111,50.0808706176997" id = "path203" /&gt;</text:p>
          </table:table-cell>
          <table:table-cell table:formula="of:=COM.MICROSOFT.CONCAT(&quot;&lt;ellipse style=&quot;&quot;fill:#000000;stroke:#000000;stroke-width:1;stroke-linejoin:round&quot;&quot;&quot;; &quot; id = &quot;&quot;circle&quot;; [.A205]; &quot;&quot;&quot;&quot;; &quot; cx=&quot;&quot;&quot;; [.H205]; &quot;&quot;&quot;&quot;; &quot; cy=&quot;&quot;&quot;; [.I20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03&quot; cx=&quot;157.554388888889&quot; cy=&quot;51.1233465235836&quot; rx=&quot;0.9&quot; ry=&quot;0.8&quot; /&gt;" calcext:value-type="string">
            <text:p>&lt;ellipse style="fill:#000000;stroke:#000000;stroke-width:1;stroke-linejoin:round" id = "circle203" cx="157.554388888889" cy="51.1233465235836" rx="0.9" ry="0.8" /&gt;</text:p>
          </table:table-cell>
          <table:table-cell table:formula="of:=COM.MICROSOFT.CONCAT([.K205]; &quot; &quot;; [.L205])" office:value-type="string" office:string-value="&lt;path style=&quot;fill:#000000;stroke-width:0.97;stroke:#000000;stroke-opacity:1&quot; d = &quot;M 157.554388888889,51.1233465235836 162.278611111111,50.0808706176997&quot; id = &quot;path203&quot; /&gt; &lt;ellipse style=&quot;fill:#000000;stroke:#000000;stroke-width:1;stroke-linejoin:round&quot; id = &quot;circle203&quot; cx=&quot;157.554388888889&quot; cy=&quot;51.1233465235836&quot; rx=&quot;0.9&quot; ry=&quot;0.8&quot; /&gt;" calcext:value-type="string">
            <text:p>&lt;path style="fill:#000000;stroke-width:0.97;stroke:#000000;stroke-opacity:1" d = "M 157.554388888889,51.1233465235836 162.278611111111,50.0808706176997" id = "path203" /&gt; &lt;ellipse style="fill:#000000;stroke:#000000;stroke-width:1;stroke-linejoin:round" id = "circle203" cx="157.554388888889" cy="51.1233465235836" rx="0.9" ry="0.8" /&gt;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move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float" office:value="39.9862" calcext:value-type="float">
            <text:p>39.9862</text:p>
          </table:table-cell>
          <table:table-cell office:value-type="float" office:value="-82.9855" calcext:value-type="float">
            <text:p>-82.9855</text:p>
          </table:table-cell>
          <table:table-cell table:formula="of:=([.G206] + 180) * (1400 / 360) - 215" office:value-type="float" office:value="162.278611111111" calcext:value-type="float">
            <text:p>162.278611111111</text:p>
          </table:table-cell>
          <table:table-cell table:formula="of:=(700/2)-(1400* LN(TAN((PI() / 4) + (([.F206] * PI() / 180) / 2))) / (2*PI())) - 130" office:value-type="float" office:value="50.0808706176997" calcext:value-type="float">
            <text:p>50.0808706176997</text:p>
          </table:table-cell>
          <table:table-cell table:formula="of:=COM.MICROSOFT.CONCAT([.H206]; ; &quot;,&quot;; [.I206]; &quot; &quot;; [.H207]; &quot;,&quot;; [.I207])" office:value-type="string" office:string-value="162.278611111111,50.0808706176997 162.278611111111,50.0808706176997" calcext:value-type="string">
            <text:p>162.278611111111,50.0808706176997 162.278611111111,50.0808706176997</text:p>
          </table:table-cell>
          <table:table-cell table:formula="of:=COM.MICROSOFT.CONCAT(&quot;&lt;path style=&quot;&quot;fill:#000000;stroke-width:0.97;stroke:#000000;stroke-opacity:1&quot;&quot; d = &quot;&quot;M &quot;; [.J206]; &quot;&quot;&quot; id = &quot;&quot;path&quot;; [.A206]; &quot;&quot;&quot; /&gt;&quot;)" office:value-type="string" office:string-value="&lt;path style=&quot;fill:#000000;stroke-width:0.97;stroke:#000000;stroke-opacity:1&quot; d = &quot;M 162.278611111111,50.0808706176997 162.278611111111,50.0808706176997&quot; id = &quot;path204&quot; /&gt;" calcext:value-type="string">
            <text:p>&lt;path style="fill:#000000;stroke-width:0.97;stroke:#000000;stroke-opacity:1" d = "M 162.278611111111,50.0808706176997 162.278611111111,50.0808706176997" id = "path204" /&gt;</text:p>
          </table:table-cell>
          <table:table-cell table:formula="of:=COM.MICROSOFT.CONCAT(&quot;&lt;ellipse style=&quot;&quot;fill:#000000;stroke:#000000;stroke-width:1;stroke-linejoin:round&quot;&quot;&quot;; &quot; id = &quot;&quot;circle&quot;; [.A206]; &quot;&quot;&quot;&quot;; &quot; cx=&quot;&quot;&quot;; [.H206]; &quot;&quot;&quot;&quot;; &quot; cy=&quot;&quot;&quot;; [.I20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04&quot; cx=&quot;162.278611111111&quot; cy=&quot;50.0808706176997&quot; rx=&quot;0.9&quot; ry=&quot;0.8&quot; /&gt;" calcext:value-type="string">
            <text:p>&lt;ellipse style="fill:#000000;stroke:#000000;stroke-width:1;stroke-linejoin:round" id = "circle204" cx="162.278611111111" cy="50.0808706176997" rx="0.9" ry="0.8" /&gt;</text:p>
          </table:table-cell>
          <table:table-cell table:formula="of:=COM.MICROSOFT.CONCAT([.K206]; &quot; &quot;; [.L206])" office:value-type="string" office:string-value="&lt;path style=&quot;fill:#000000;stroke-width:0.97;stroke:#000000;stroke-opacity:1&quot; d = &quot;M 162.278611111111,50.0808706176997 162.278611111111,50.0808706176997&quot; id = &quot;path204&quot; /&gt; &lt;ellipse style=&quot;fill:#000000;stroke:#000000;stroke-width:1;stroke-linejoin:round&quot; id = &quot;circle204&quot; cx=&quot;162.278611111111&quot; cy=&quot;50.0808706176997&quot; rx=&quot;0.9&quot; ry=&quot;0.8&quot; /&gt;" calcext:value-type="string">
            <text:p>&lt;path style="fill:#000000;stroke-width:0.97;stroke:#000000;stroke-opacity:1" d = "M 162.278611111111,50.0808706176997 162.278611111111,50.0808706176997" id = "path204" /&gt; &lt;ellipse style="fill:#000000;stroke:#000000;stroke-width:1;stroke-linejoin:round" id = "circle204" cx="162.278611111111" cy="50.0808706176997" rx="0.9" ry="0.8" /&gt;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chatter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float" office:value="39.9862" calcext:value-type="float">
            <text:p>39.9862</text:p>
          </table:table-cell>
          <table:table-cell office:value-type="float" office:value="-82.9855" calcext:value-type="float">
            <text:p>-82.9855</text:p>
          </table:table-cell>
          <table:table-cell table:formula="of:=([.G207] + 180) * (1400 / 360) - 215" office:value-type="float" office:value="162.278611111111" calcext:value-type="float">
            <text:p>162.278611111111</text:p>
          </table:table-cell>
          <table:table-cell table:formula="of:=(700/2)-(1400* LN(TAN((PI() / 4) + (([.F207] * PI() / 180) / 2))) / (2*PI())) - 130" office:value-type="float" office:value="50.0808706176997" calcext:value-type="float">
            <text:p>50.0808706176997</text:p>
          </table:table-cell>
          <table:table-cell table:formula="of:=COM.MICROSOFT.CONCAT([.H207]; ; &quot;,&quot;; [.I207]; &quot; &quot;; [.H208]; &quot;,&quot;; [.I208])" office:value-type="string" office:string-value="162.278611111111,50.0808706176997 164.458333333333,49.6522285096483" calcext:value-type="string">
            <text:p>162.278611111111,50.0808706176997 164.458333333333,49.6522285096483</text:p>
          </table:table-cell>
          <table:table-cell table:formula="of:=COM.MICROSOFT.CONCAT(&quot;&lt;path style=&quot;&quot;fill:#000000;stroke-width:0.97;stroke:#000000;stroke-opacity:1&quot;&quot; d = &quot;&quot;M &quot;; [.J207]; &quot;&quot;&quot; id = &quot;&quot;path&quot;; [.A207]; &quot;&quot;&quot; /&gt;&quot;)" office:value-type="string" office:string-value="&lt;path style=&quot;fill:#000000;stroke-width:0.97;stroke:#000000;stroke-opacity:1&quot; d = &quot;M 162.278611111111,50.0808706176997 164.458333333333,49.6522285096483&quot; id = &quot;path205&quot; /&gt;" calcext:value-type="string">
            <text:p>&lt;path style="fill:#000000;stroke-width:0.97;stroke:#000000;stroke-opacity:1" d = "M 162.278611111111,50.0808706176997 164.458333333333,49.6522285096483" id = "path205" /&gt;</text:p>
          </table:table-cell>
          <table:table-cell table:formula="of:=COM.MICROSOFT.CONCAT(&quot;&lt;ellipse style=&quot;&quot;fill:#000000;stroke:#000000;stroke-width:1;stroke-linejoin:round&quot;&quot;&quot;; &quot; id = &quot;&quot;circle&quot;; [.A207]; &quot;&quot;&quot;&quot;; &quot; cx=&quot;&quot;&quot;; [.H207]; &quot;&quot;&quot;&quot;; &quot; cy=&quot;&quot;&quot;; [.I20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05&quot; cx=&quot;162.278611111111&quot; cy=&quot;50.0808706176997&quot; rx=&quot;0.9&quot; ry=&quot;0.8&quot; /&gt;" calcext:value-type="string">
            <text:p>&lt;ellipse style="fill:#000000;stroke:#000000;stroke-width:1;stroke-linejoin:round" id = "circle205" cx="162.278611111111" cy="50.0808706176997" rx="0.9" ry="0.8" /&gt;</text:p>
          </table:table-cell>
          <table:table-cell table:formula="of:=COM.MICROSOFT.CONCAT([.K207]; &quot; &quot;; [.L207])" office:value-type="string" office:string-value="&lt;path style=&quot;fill:#000000;stroke-width:0.97;stroke:#000000;stroke-opacity:1&quot; d = &quot;M 162.278611111111,50.0808706176997 164.458333333333,49.6522285096483&quot; id = &quot;path205&quot; /&gt; &lt;ellipse style=&quot;fill:#000000;stroke:#000000;stroke-width:1;stroke-linejoin:round&quot; id = &quot;circle205&quot; cx=&quot;162.278611111111&quot; cy=&quot;50.0808706176997&quot; rx=&quot;0.9&quot; ry=&quot;0.8&quot; /&gt;" calcext:value-type="string">
            <text:p>&lt;path style="fill:#000000;stroke-width:0.97;stroke:#000000;stroke-opacity:1" d = "M 162.278611111111,50.0808706176997 164.458333333333,49.6522285096483" id = "path205" /&gt; &lt;ellipse style="fill:#000000;stroke:#000000;stroke-width:1;stroke-linejoin:round" id = "circle205" cx="162.278611111111" cy="50.0808706176997" rx="0.9" ry="0.8" /&gt;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union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ewark</text:p>
          </table:table-cell>
          <table:table-cell office:value-type="float" office:value="40.0706" calcext:value-type="float">
            <text:p>40.0706</text:p>
          </table:table-cell>
          <table:table-cell office:value-type="float" office:value="-82.425" calcext:value-type="float">
            <text:p>-82.425</text:p>
          </table:table-cell>
          <table:table-cell table:formula="of:=([.G208] + 180) * (1400 / 360) - 215" office:value-type="float" office:value="164.458333333333" calcext:value-type="float">
            <text:p>164.458333333333</text:p>
          </table:table-cell>
          <table:table-cell table:formula="of:=(700/2)-(1400* LN(TAN((PI() / 4) + (([.F208] * PI() / 180) / 2))) / (2*PI())) - 130" office:value-type="float" office:value="49.6522285096483" calcext:value-type="float">
            <text:p>49.6522285096483</text:p>
          </table:table-cell>
          <table:table-cell table:formula="of:=COM.MICROSOFT.CONCAT([.H208]; ; &quot;,&quot;; [.I208]; &quot; &quot;; [.H209]; &quot;,&quot;; [.I209])" office:value-type="string" office:string-value="164.458333333333,49.6522285096483 164.458333333333,49.6522285096483" calcext:value-type="string">
            <text:p>164.458333333333,49.6522285096483 164.458333333333,49.6522285096483</text:p>
          </table:table-cell>
          <table:table-cell table:formula="of:=COM.MICROSOFT.CONCAT(&quot;&lt;path style=&quot;&quot;fill:#000000;stroke-width:0.97;stroke:#000000;stroke-opacity:1&quot;&quot; d = &quot;&quot;M &quot;; [.J208]; &quot;&quot;&quot; id = &quot;&quot;path&quot;; [.A208]; &quot;&quot;&quot; /&gt;&quot;)" office:value-type="string" office:string-value="&lt;path style=&quot;fill:#000000;stroke-width:0.97;stroke:#000000;stroke-opacity:1&quot; d = &quot;M 164.458333333333,49.6522285096483 164.458333333333,49.6522285096483&quot; id = &quot;path206&quot; /&gt;" calcext:value-type="string">
            <text:p>&lt;path style="fill:#000000;stroke-width:0.97;stroke:#000000;stroke-opacity:1" d = "M 164.458333333333,49.6522285096483 164.458333333333,49.6522285096483" id = "path206" /&gt;</text:p>
          </table:table-cell>
          <table:table-cell table:formula="of:=COM.MICROSOFT.CONCAT(&quot;&lt;ellipse style=&quot;&quot;fill:#000000;stroke:#000000;stroke-width:1;stroke-linejoin:round&quot;&quot;&quot;; &quot; id = &quot;&quot;circle&quot;; [.A208]; &quot;&quot;&quot;&quot;; &quot; cx=&quot;&quot;&quot;; [.H208]; &quot;&quot;&quot;&quot;; &quot; cy=&quot;&quot;&quot;; [.I20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06&quot; cx=&quot;164.458333333333&quot; cy=&quot;49.6522285096483&quot; rx=&quot;0.9&quot; ry=&quot;0.8&quot; /&gt;" calcext:value-type="string">
            <text:p>&lt;ellipse style="fill:#000000;stroke:#000000;stroke-width:1;stroke-linejoin:round" id = "circle206" cx="164.458333333333" cy="49.6522285096483" rx="0.9" ry="0.8" /&gt;</text:p>
          </table:table-cell>
          <table:table-cell table:formula="of:=COM.MICROSOFT.CONCAT([.K208]; &quot; &quot;; [.L208])" office:value-type="string" office:string-value="&lt;path style=&quot;fill:#000000;stroke-width:0.97;stroke:#000000;stroke-opacity:1&quot; d = &quot;M 164.458333333333,49.6522285096483 164.458333333333,49.6522285096483&quot; id = &quot;path206&quot; /&gt; &lt;ellipse style=&quot;fill:#000000;stroke:#000000;stroke-width:1;stroke-linejoin:round&quot; id = &quot;circle206&quot; cx=&quot;164.458333333333&quot; cy=&quot;49.6522285096483&quot; rx=&quot;0.9&quot; ry=&quot;0.8&quot; /&gt;" calcext:value-type="string">
            <text:p>&lt;path style="fill:#000000;stroke-width:0.97;stroke:#000000;stroke-opacity:1" d = "M 164.458333333333,49.6522285096483 164.458333333333,49.6522285096483" id = "path206" /&gt; &lt;ellipse style="fill:#000000;stroke:#000000;stroke-width:1;stroke-linejoin:round" id = "circle206" cx="164.458333333333" cy="49.6522285096483" rx="0.9" ry="0.8" /&gt;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ewark</text:p>
          </table:table-cell>
          <table:table-cell office:value-type="float" office:value="40.0706" calcext:value-type="float">
            <text:p>40.0706</text:p>
          </table:table-cell>
          <table:table-cell office:value-type="float" office:value="-82.425" calcext:value-type="float">
            <text:p>-82.425</text:p>
          </table:table-cell>
          <table:table-cell table:formula="of:=([.G209] + 180) * (1400 / 360) - 215" office:value-type="float" office:value="164.458333333333" calcext:value-type="float">
            <text:p>164.458333333333</text:p>
          </table:table-cell>
          <table:table-cell table:formula="of:=(700/2)-(1400* LN(TAN((PI() / 4) + (([.F209] * PI() / 180) / 2))) / (2*PI())) - 130" office:value-type="float" office:value="49.6522285096483" calcext:value-type="float">
            <text:p>49.6522285096483</text:p>
          </table:table-cell>
          <table:table-cell table:formula="of:=COM.MICROSOFT.CONCAT([.H209]; ; &quot;,&quot;; [.I209]; &quot; &quot;; [.H210]; &quot;,&quot;; [.I210])" office:value-type="string" office:string-value="164.458333333333,49.6522285096483 165.395555555556,42.6168966776766" calcext:value-type="string">
            <text:p>164.458333333333,49.6522285096483 165.395555555556,42.6168966776766</text:p>
          </table:table-cell>
          <table:table-cell table:formula="of:=COM.MICROSOFT.CONCAT(&quot;&lt;path style=&quot;&quot;fill:#000000;stroke-width:0.97;stroke:#000000;stroke-opacity:1&quot;&quot; d = &quot;&quot;M &quot;; [.J209]; &quot;&quot;&quot; id = &quot;&quot;path&quot;; [.A209]; &quot;&quot;&quot; /&gt;&quot;)" office:value-type="string" office:string-value="&lt;path style=&quot;fill:#000000;stroke-width:0.97;stroke:#000000;stroke-opacity:1&quot; d = &quot;M 164.458333333333,49.6522285096483 165.395555555556,42.6168966776766&quot; id = &quot;path207&quot; /&gt;" calcext:value-type="string">
            <text:p>&lt;path style="fill:#000000;stroke-width:0.97;stroke:#000000;stroke-opacity:1" d = "M 164.458333333333,49.6522285096483 165.395555555556,42.6168966776766" id = "path207" /&gt;</text:p>
          </table:table-cell>
          <table:table-cell table:formula="of:=COM.MICROSOFT.CONCAT(&quot;&lt;ellipse style=&quot;&quot;fill:#000000;stroke:#000000;stroke-width:1;stroke-linejoin:round&quot;&quot;&quot;; &quot; id = &quot;&quot;circle&quot;; [.A209]; &quot;&quot;&quot;&quot;; &quot; cx=&quot;&quot;&quot;; [.H209]; &quot;&quot;&quot;&quot;; &quot; cy=&quot;&quot;&quot;; [.I20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07&quot; cx=&quot;164.458333333333&quot; cy=&quot;49.6522285096483&quot; rx=&quot;0.9&quot; ry=&quot;0.8&quot; /&gt;" calcext:value-type="string">
            <text:p>&lt;ellipse style="fill:#000000;stroke:#000000;stroke-width:1;stroke-linejoin:round" id = "circle207" cx="164.458333333333" cy="49.6522285096483" rx="0.9" ry="0.8" /&gt;</text:p>
          </table:table-cell>
          <table:table-cell table:formula="of:=COM.MICROSOFT.CONCAT([.K209]; &quot; &quot;; [.L209])" office:value-type="string" office:string-value="&lt;path style=&quot;fill:#000000;stroke-width:0.97;stroke:#000000;stroke-opacity:1&quot; d = &quot;M 164.458333333333,49.6522285096483 165.395555555556,42.6168966776766&quot; id = &quot;path207&quot; /&gt; &lt;ellipse style=&quot;fill:#000000;stroke:#000000;stroke-width:1;stroke-linejoin:round&quot; id = &quot;circle207&quot; cx=&quot;164.458333333333&quot; cy=&quot;49.6522285096483&quot; rx=&quot;0.9&quot; ry=&quot;0.8&quot; /&gt;" calcext:value-type="string">
            <text:p>&lt;path style="fill:#000000;stroke-width:0.97;stroke:#000000;stroke-opacity:1" d = "M 164.458333333333,49.6522285096483 165.395555555556,42.6168966776766" id = "path207" /&gt; &lt;ellipse style="fill:#000000;stroke:#000000;stroke-width:1;stroke-linejoin:round" id = "circle207" cx="164.458333333333" cy="49.6522285096483" rx="0.9" ry="0.8" /&gt;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warmish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Lorain</text:p>
          </table:table-cell>
          <table:table-cell office:value-type="float" office:value="41.4409" calcext:value-type="float">
            <text:p>41.4409</text:p>
          </table:table-cell>
          <table:table-cell office:value-type="float" office:value="-82.184" calcext:value-type="float">
            <text:p>-82.184</text:p>
          </table:table-cell>
          <table:table-cell table:formula="of:=([.G210] + 180) * (1400 / 360) - 215" office:value-type="float" office:value="165.395555555556" calcext:value-type="float">
            <text:p>165.395555555556</text:p>
          </table:table-cell>
          <table:table-cell table:formula="of:=(700/2)-(1400* LN(TAN((PI() / 4) + (([.F210] * PI() / 180) / 2))) / (2*PI())) - 130" office:value-type="float" office:value="42.6168966776766" calcext:value-type="float">
            <text:p>42.6168966776766</text:p>
          </table:table-cell>
          <table:table-cell table:formula="of:=COM.MICROSOFT.CONCAT([.H210]; ; &quot;,&quot;; [.I210]; &quot; &quot;; [.H211]; &quot;,&quot;; [.I211])" office:value-type="string" office:string-value="165.395555555556,42.6168966776766 165.395555555556,42.6168966776766" calcext:value-type="string">
            <text:p>165.395555555556,42.6168966776766 165.395555555556,42.6168966776766</text:p>
          </table:table-cell>
          <table:table-cell table:formula="of:=COM.MICROSOFT.CONCAT(&quot;&lt;path style=&quot;&quot;fill:#000000;stroke-width:0.97;stroke:#000000;stroke-opacity:1&quot;&quot; d = &quot;&quot;M &quot;; [.J210]; &quot;&quot;&quot; id = &quot;&quot;path&quot;; [.A210]; &quot;&quot;&quot; /&gt;&quot;)" office:value-type="string" office:string-value="&lt;path style=&quot;fill:#000000;stroke-width:0.97;stroke:#000000;stroke-opacity:1&quot; d = &quot;M 165.395555555556,42.6168966776766 165.395555555556,42.6168966776766&quot; id = &quot;path208&quot; /&gt;" calcext:value-type="string">
            <text:p>&lt;path style="fill:#000000;stroke-width:0.97;stroke:#000000;stroke-opacity:1" d = "M 165.395555555556,42.6168966776766 165.395555555556,42.6168966776766" id = "path208" /&gt;</text:p>
          </table:table-cell>
          <table:table-cell table:formula="of:=COM.MICROSOFT.CONCAT(&quot;&lt;ellipse style=&quot;&quot;fill:#000000;stroke:#000000;stroke-width:1;stroke-linejoin:round&quot;&quot;&quot;; &quot; id = &quot;&quot;circle&quot;; [.A210]; &quot;&quot;&quot;&quot;; &quot; cx=&quot;&quot;&quot;; [.H210]; &quot;&quot;&quot;&quot;; &quot; cy=&quot;&quot;&quot;; [.I21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08&quot; cx=&quot;165.395555555556&quot; cy=&quot;42.6168966776766&quot; rx=&quot;0.9&quot; ry=&quot;0.8&quot; /&gt;" calcext:value-type="string">
            <text:p>&lt;ellipse style="fill:#000000;stroke:#000000;stroke-width:1;stroke-linejoin:round" id = "circle208" cx="165.395555555556" cy="42.6168966776766" rx="0.9" ry="0.8" /&gt;</text:p>
          </table:table-cell>
          <table:table-cell table:formula="of:=COM.MICROSOFT.CONCAT([.K210]; &quot; &quot;; [.L210])" office:value-type="string" office:string-value="&lt;path style=&quot;fill:#000000;stroke-width:0.97;stroke:#000000;stroke-opacity:1&quot; d = &quot;M 165.395555555556,42.6168966776766 165.395555555556,42.6168966776766&quot; id = &quot;path208&quot; /&gt; &lt;ellipse style=&quot;fill:#000000;stroke:#000000;stroke-width:1;stroke-linejoin:round&quot; id = &quot;circle208&quot; cx=&quot;165.395555555556&quot; cy=&quot;42.6168966776766&quot; rx=&quot;0.9&quot; ry=&quot;0.8&quot; /&gt;" calcext:value-type="string">
            <text:p>&lt;path style="fill:#000000;stroke-width:0.97;stroke:#000000;stroke-opacity:1" d = "M 165.395555555556,42.6168966776766 165.395555555556,42.6168966776766" id = "path208" /&gt; &lt;ellipse style="fill:#000000;stroke:#000000;stroke-width:1;stroke-linejoin:round" id = "circle208" cx="165.395555555556" cy="42.6168966776766" rx="0.9" ry="0.8" /&gt;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error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Lorain</text:p>
          </table:table-cell>
          <table:table-cell office:value-type="float" office:value="41.4409" calcext:value-type="float">
            <text:p>41.4409</text:p>
          </table:table-cell>
          <table:table-cell office:value-type="float" office:value="-82.184" calcext:value-type="float">
            <text:p>-82.184</text:p>
          </table:table-cell>
          <table:table-cell table:formula="of:=([.G211] + 180) * (1400 / 360) - 215" office:value-type="float" office:value="165.395555555556" calcext:value-type="float">
            <text:p>165.395555555556</text:p>
          </table:table-cell>
          <table:table-cell table:formula="of:=(700/2)-(1400* LN(TAN((PI() / 4) + (([.F211] * PI() / 180) / 2))) / (2*PI())) - 130" office:value-type="float" office:value="42.6168966776766" calcext:value-type="float">
            <text:p>42.6168966776766</text:p>
          </table:table-cell>
          <table:table-cell table:formula="of:=COM.MICROSOFT.CONCAT([.H211]; ; &quot;,&quot;; [.I211]; &quot; &quot;; [.H212]; &quot;,&quot;; [.I212])" office:value-type="string" office:string-value="165.395555555556,42.6168966776766 167.353611111111,42.4326835112856" calcext:value-type="string">
            <text:p>165.395555555556,42.6168966776766 167.353611111111,42.4326835112856</text:p>
          </table:table-cell>
          <table:table-cell table:formula="of:=COM.MICROSOFT.CONCAT(&quot;&lt;path style=&quot;&quot;fill:#000000;stroke-width:0.97;stroke:#000000;stroke-opacity:1&quot;&quot; d = &quot;&quot;M &quot;; [.J211]; &quot;&quot;&quot; id = &quot;&quot;path&quot;; [.A211]; &quot;&quot;&quot; /&gt;&quot;)" office:value-type="string" office:string-value="&lt;path style=&quot;fill:#000000;stroke-width:0.97;stroke:#000000;stroke-opacity:1&quot; d = &quot;M 165.395555555556,42.6168966776766 167.353611111111,42.4326835112856&quot; id = &quot;path209&quot; /&gt;" calcext:value-type="string">
            <text:p>&lt;path style="fill:#000000;stroke-width:0.97;stroke:#000000;stroke-opacity:1" d = "M 165.395555555556,42.6168966776766 167.353611111111,42.4326835112856" id = "path209" /&gt;</text:p>
          </table:table-cell>
          <table:table-cell table:formula="of:=COM.MICROSOFT.CONCAT(&quot;&lt;ellipse style=&quot;&quot;fill:#000000;stroke:#000000;stroke-width:1;stroke-linejoin:round&quot;&quot;&quot;; &quot; id = &quot;&quot;circle&quot;; [.A211]; &quot;&quot;&quot;&quot;; &quot; cx=&quot;&quot;&quot;; [.H211]; &quot;&quot;&quot;&quot;; &quot; cy=&quot;&quot;&quot;; [.I21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09&quot; cx=&quot;165.395555555556&quot; cy=&quot;42.6168966776766&quot; rx=&quot;0.9&quot; ry=&quot;0.8&quot; /&gt;" calcext:value-type="string">
            <text:p>&lt;ellipse style="fill:#000000;stroke:#000000;stroke-width:1;stroke-linejoin:round" id = "circle209" cx="165.395555555556" cy="42.6168966776766" rx="0.9" ry="0.8" /&gt;</text:p>
          </table:table-cell>
          <table:table-cell table:formula="of:=COM.MICROSOFT.CONCAT([.K211]; &quot; &quot;; [.L211])" office:value-type="string" office:string-value="&lt;path style=&quot;fill:#000000;stroke-width:0.97;stroke:#000000;stroke-opacity:1&quot; d = &quot;M 165.395555555556,42.6168966776766 167.353611111111,42.4326835112856&quot; id = &quot;path209&quot; /&gt; &lt;ellipse style=&quot;fill:#000000;stroke:#000000;stroke-width:1;stroke-linejoin:round&quot; id = &quot;circle209&quot; cx=&quot;165.395555555556&quot; cy=&quot;42.6168966776766&quot; rx=&quot;0.9&quot; ry=&quot;0.8&quot; /&gt;" calcext:value-type="string">
            <text:p>&lt;path style="fill:#000000;stroke-width:0.97;stroke:#000000;stroke-opacity:1" d = "M 165.395555555556,42.6168966776766 167.353611111111,42.4326835112856" id = "path209" /&gt; &lt;ellipse style="fill:#000000;stroke:#000000;stroke-width:1;stroke-linejoin:round" id = "circle209" cx="165.395555555556" cy="42.6168966776766" rx="0.9" ry="0.8" /&gt;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itzsch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float" office:value="41.4764" calcext:value-type="float">
            <text:p>41.4764</text:p>
          </table:table-cell>
          <table:table-cell office:value-type="float" office:value="-81.6805" calcext:value-type="float">
            <text:p>-81.6805</text:p>
          </table:table-cell>
          <table:table-cell table:formula="of:=([.G212] + 180) * (1400 / 360) - 215" office:value-type="float" office:value="167.353611111111" calcext:value-type="float">
            <text:p>167.353611111111</text:p>
          </table:table-cell>
          <table:table-cell table:formula="of:=(700/2)-(1400* LN(TAN((PI() / 4) + (([.F212] * PI() / 180) / 2))) / (2*PI())) - 130" office:value-type="float" office:value="42.4326835112856" calcext:value-type="float">
            <text:p>42.4326835112856</text:p>
          </table:table-cell>
          <table:table-cell table:formula="of:=COM.MICROSOFT.CONCAT([.H212]; ; &quot;,&quot;; [.I212]; &quot; &quot;; [.H213]; &quot;,&quot;; [.I213])" office:value-type="string" office:string-value="167.353611111111,42.4326835112856 167.970388888889,44.4849890398318" calcext:value-type="string">
            <text:p>167.353611111111,42.4326835112856 167.970388888889,44.4849890398318</text:p>
          </table:table-cell>
          <table:table-cell table:formula="of:=COM.MICROSOFT.CONCAT(&quot;&lt;path style=&quot;&quot;fill:#000000;stroke-width:0.97;stroke:#000000;stroke-opacity:1&quot;&quot; d = &quot;&quot;M &quot;; [.J212]; &quot;&quot;&quot; id = &quot;&quot;path&quot;; [.A212]; &quot;&quot;&quot; /&gt;&quot;)" office:value-type="string" office:string-value="&lt;path style=&quot;fill:#000000;stroke-width:0.97;stroke:#000000;stroke-opacity:1&quot; d = &quot;M 167.353611111111,42.4326835112856 167.970388888889,44.4849890398318&quot; id = &quot;path210&quot; /&gt;" calcext:value-type="string">
            <text:p>&lt;path style="fill:#000000;stroke-width:0.97;stroke:#000000;stroke-opacity:1" d = "M 167.353611111111,42.4326835112856 167.970388888889,44.4849890398318" id = "path210" /&gt;</text:p>
          </table:table-cell>
          <table:table-cell table:formula="of:=COM.MICROSOFT.CONCAT(&quot;&lt;ellipse style=&quot;&quot;fill:#000000;stroke:#000000;stroke-width:1;stroke-linejoin:round&quot;&quot;&quot;; &quot; id = &quot;&quot;circle&quot;; [.A212]; &quot;&quot;&quot;&quot;; &quot; cx=&quot;&quot;&quot;; [.H212]; &quot;&quot;&quot;&quot;; &quot; cy=&quot;&quot;&quot;; [.I21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10&quot; cx=&quot;167.353611111111&quot; cy=&quot;42.4326835112856&quot; rx=&quot;0.9&quot; ry=&quot;0.8&quot; /&gt;" calcext:value-type="string">
            <text:p>&lt;ellipse style="fill:#000000;stroke:#000000;stroke-width:1;stroke-linejoin:round" id = "circle210" cx="167.353611111111" cy="42.4326835112856" rx="0.9" ry="0.8" /&gt;</text:p>
          </table:table-cell>
          <table:table-cell table:formula="of:=COM.MICROSOFT.CONCAT([.K212]; &quot; &quot;; [.L212])" office:value-type="string" office:string-value="&lt;path style=&quot;fill:#000000;stroke-width:0.97;stroke:#000000;stroke-opacity:1&quot; d = &quot;M 167.353611111111,42.4326835112856 167.970388888889,44.4849890398318&quot; id = &quot;path210&quot; /&gt; &lt;ellipse style=&quot;fill:#000000;stroke:#000000;stroke-width:1;stroke-linejoin:round&quot; id = &quot;circle210&quot; cx=&quot;167.353611111111&quot; cy=&quot;42.4326835112856&quot; rx=&quot;0.9&quot; ry=&quot;0.8&quot; /&gt;" calcext:value-type="string">
            <text:p>&lt;path style="fill:#000000;stroke-width:0.97;stroke:#000000;stroke-opacity:1" d = "M 167.353611111111,42.4326835112856 167.970388888889,44.4849890398318" id = "path210" /&gt; &lt;ellipse style="fill:#000000;stroke:#000000;stroke-width:1;stroke-linejoin:round" id = "circle210" cx="167.353611111111" cy="42.4326835112856" rx="0.9" ry="0.8" /&gt;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nymor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float" office:value="41.0798" calcext:value-type="float">
            <text:p>41.0798</text:p>
          </table:table-cell>
          <table:table-cell office:value-type="float" office:value="-81.5219" calcext:value-type="float">
            <text:p>-81.5219</text:p>
          </table:table-cell>
          <table:table-cell table:formula="of:=([.G213] + 180) * (1400 / 360) - 215" office:value-type="float" office:value="167.970388888889" calcext:value-type="float">
            <text:p>167.970388888889</text:p>
          </table:table-cell>
          <table:table-cell table:formula="of:=(700/2)-(1400* LN(TAN((PI() / 4) + (([.F213] * PI() / 180) / 2))) / (2*PI())) - 130" office:value-type="float" office:value="44.4849890398318" calcext:value-type="float">
            <text:p>44.4849890398318</text:p>
          </table:table-cell>
          <table:table-cell table:formula="of:=COM.MICROSOFT.CONCAT([.H213]; ; &quot;,&quot;; [.I213]; &quot; &quot;; [.H214]; &quot;,&quot;; [.I214])" office:value-type="string" office:string-value="167.970388888889,44.4849890398318 167.970388888889,44.4849890398318" calcext:value-type="string">
            <text:p>167.970388888889,44.4849890398318 167.970388888889,44.4849890398318</text:p>
          </table:table-cell>
          <table:table-cell table:formula="of:=COM.MICROSOFT.CONCAT(&quot;&lt;path style=&quot;&quot;fill:#000000;stroke-width:0.97;stroke:#000000;stroke-opacity:1&quot;&quot; d = &quot;&quot;M &quot;; [.J213]; &quot;&quot;&quot; id = &quot;&quot;path&quot;; [.A213]; &quot;&quot;&quot; /&gt;&quot;)" office:value-type="string" office:string-value="&lt;path style=&quot;fill:#000000;stroke-width:0.97;stroke:#000000;stroke-opacity:1&quot; d = &quot;M 167.970388888889,44.4849890398318 167.970388888889,44.4849890398318&quot; id = &quot;path211&quot; /&gt;" calcext:value-type="string">
            <text:p>&lt;path style="fill:#000000;stroke-width:0.97;stroke:#000000;stroke-opacity:1" d = "M 167.970388888889,44.4849890398318 167.970388888889,44.4849890398318" id = "path211" /&gt;</text:p>
          </table:table-cell>
          <table:table-cell table:formula="of:=COM.MICROSOFT.CONCAT(&quot;&lt;ellipse style=&quot;&quot;fill:#000000;stroke:#000000;stroke-width:1;stroke-linejoin:round&quot;&quot;&quot;; &quot; id = &quot;&quot;circle&quot;; [.A213]; &quot;&quot;&quot;&quot;; &quot; cx=&quot;&quot;&quot;; [.H213]; &quot;&quot;&quot;&quot;; &quot; cy=&quot;&quot;&quot;; [.I21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11&quot; cx=&quot;167.970388888889&quot; cy=&quot;44.4849890398318&quot; rx=&quot;0.9&quot; ry=&quot;0.8&quot; /&gt;" calcext:value-type="string">
            <text:p>&lt;ellipse style="fill:#000000;stroke:#000000;stroke-width:1;stroke-linejoin:round" id = "circle211" cx="167.970388888889" cy="44.4849890398318" rx="0.9" ry="0.8" /&gt;</text:p>
          </table:table-cell>
          <table:table-cell table:formula="of:=COM.MICROSOFT.CONCAT([.K213]; &quot; &quot;; [.L213])" office:value-type="string" office:string-value="&lt;path style=&quot;fill:#000000;stroke-width:0.97;stroke:#000000;stroke-opacity:1&quot; d = &quot;M 167.970388888889,44.4849890398318 167.970388888889,44.4849890398318&quot; id = &quot;path211&quot; /&gt; &lt;ellipse style=&quot;fill:#000000;stroke:#000000;stroke-width:1;stroke-linejoin:round&quot; id = &quot;circle211&quot; cx=&quot;167.970388888889&quot; cy=&quot;44.4849890398318&quot; rx=&quot;0.9&quot; ry=&quot;0.8&quot; /&gt;" calcext:value-type="string">
            <text:p>&lt;path style="fill:#000000;stroke-width:0.97;stroke:#000000;stroke-opacity:1" d = "M 167.970388888889,44.4849890398318 167.970388888889,44.4849890398318" id = "path211" /&gt; &lt;ellipse style="fill:#000000;stroke:#000000;stroke-width:1;stroke-linejoin:round" id = "circle211" cx="167.970388888889" cy="44.4849890398318" rx="0.9" ry="0.8" /&gt;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ummie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float" office:value="41.0798" calcext:value-type="float">
            <text:p>41.0798</text:p>
          </table:table-cell>
          <table:table-cell office:value-type="float" office:value="-81.5219" calcext:value-type="float">
            <text:p>-81.5219</text:p>
          </table:table-cell>
          <table:table-cell table:formula="of:=([.G214] + 180) * (1400 / 360) - 215" office:value-type="float" office:value="167.970388888889" calcext:value-type="float">
            <text:p>167.970388888889</text:p>
          </table:table-cell>
          <table:table-cell table:formula="of:=(700/2)-(1400* LN(TAN((PI() / 4) + (([.F214] * PI() / 180) / 2))) / (2*PI())) - 130" office:value-type="float" office:value="44.4849890398318" calcext:value-type="float">
            <text:p>44.4849890398318</text:p>
          </table:table-cell>
          <table:table-cell table:formula="of:=COM.MICROSOFT.CONCAT([.H214]; ; &quot;,&quot;; [.I214]; &quot; &quot;; [.H215]; &quot;,&quot;; [.I215])" office:value-type="string" office:string-value="167.970388888889,44.4849890398318 172.544111111111,44.9191056820482" calcext:value-type="string">
            <text:p>167.970388888889,44.4849890398318 172.544111111111,44.9191056820482</text:p>
          </table:table-cell>
          <table:table-cell table:formula="of:=COM.MICROSOFT.CONCAT(&quot;&lt;path style=&quot;&quot;fill:#000000;stroke-width:0.97;stroke:#000000;stroke-opacity:1&quot;&quot; d = &quot;&quot;M &quot;; [.J214]; &quot;&quot;&quot; id = &quot;&quot;path&quot;; [.A214]; &quot;&quot;&quot; /&gt;&quot;)" office:value-type="string" office:string-value="&lt;path style=&quot;fill:#000000;stroke-width:0.97;stroke:#000000;stroke-opacity:1&quot; d = &quot;M 167.970388888889,44.4849890398318 172.544111111111,44.9191056820482&quot; id = &quot;path212&quot; /&gt;" calcext:value-type="string">
            <text:p>&lt;path style="fill:#000000;stroke-width:0.97;stroke:#000000;stroke-opacity:1" d = "M 167.970388888889,44.4849890398318 172.544111111111,44.9191056820482" id = "path212" /&gt;</text:p>
          </table:table-cell>
          <table:table-cell table:formula="of:=COM.MICROSOFT.CONCAT(&quot;&lt;ellipse style=&quot;&quot;fill:#000000;stroke:#000000;stroke-width:1;stroke-linejoin:round&quot;&quot;&quot;; &quot; id = &quot;&quot;circle&quot;; [.A214]; &quot;&quot;&quot;&quot;; &quot; cx=&quot;&quot;&quot;; [.H214]; &quot;&quot;&quot;&quot;; &quot; cy=&quot;&quot;&quot;; [.I21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12&quot; cx=&quot;167.970388888889&quot; cy=&quot;44.4849890398318&quot; rx=&quot;0.9&quot; ry=&quot;0.8&quot; /&gt;" calcext:value-type="string">
            <text:p>&lt;ellipse style="fill:#000000;stroke:#000000;stroke-width:1;stroke-linejoin:round" id = "circle212" cx="167.970388888889" cy="44.4849890398318" rx="0.9" ry="0.8" /&gt;</text:p>
          </table:table-cell>
          <table:table-cell table:formula="of:=COM.MICROSOFT.CONCAT([.K214]; &quot; &quot;; [.L214])" office:value-type="string" office:string-value="&lt;path style=&quot;fill:#000000;stroke-width:0.97;stroke:#000000;stroke-opacity:1&quot; d = &quot;M 167.970388888889,44.4849890398318 172.544111111111,44.9191056820482&quot; id = &quot;path212&quot; /&gt; &lt;ellipse style=&quot;fill:#000000;stroke:#000000;stroke-width:1;stroke-linejoin:round&quot; id = &quot;circle212&quot; cx=&quot;167.970388888889&quot; cy=&quot;44.4849890398318&quot; rx=&quot;0.9&quot; ry=&quot;0.8&quot; /&gt;" calcext:value-type="string">
            <text:p>&lt;path style="fill:#000000;stroke-width:0.97;stroke:#000000;stroke-opacity:1" d = "M 167.970388888889,44.4849890398318 172.544111111111,44.9191056820482" id = "path212" /&gt; &lt;ellipse style="fill:#000000;stroke:#000000;stroke-width:1;stroke-linejoin:round" id = "circle212" cx="167.970388888889" cy="44.4849890398318" rx="0.9" ry="0.8" /&gt;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ew Castle</text:p>
          </table:table-cell>
          <table:table-cell office:value-type="float" office:value="40.9956" calcext:value-type="float">
            <text:p>40.9956</text:p>
          </table:table-cell>
          <table:table-cell office:value-type="float" office:value="-80.3458" calcext:value-type="float">
            <text:p>-80.3458</text:p>
          </table:table-cell>
          <table:table-cell table:formula="of:=([.G215] + 180) * (1400 / 360) - 215" office:value-type="float" office:value="172.544111111111" calcext:value-type="float">
            <text:p>172.544111111111</text:p>
          </table:table-cell>
          <table:table-cell table:formula="of:=(700/2)-(1400* LN(TAN((PI() / 4) + (([.F215] * PI() / 180) / 2))) / (2*PI())) - 130" office:value-type="float" office:value="44.9191056820482" calcext:value-type="float">
            <text:p>44.9191056820482</text:p>
          </table:table-cell>
          <table:table-cell table:formula="of:=COM.MICROSOFT.CONCAT([.H215]; ; &quot;,&quot;; [.I215]; &quot; &quot;; [.H216]; &quot;,&quot;; [.I216])" office:value-type="string" office:string-value="172.544111111111,44.9191056820482 173.981055555556,47.7714068413584" calcext:value-type="string">
            <text:p>172.544111111111,44.9191056820482 173.981055555556,47.7714068413584</text:p>
          </table:table-cell>
          <table:table-cell table:formula="of:=COM.MICROSOFT.CONCAT(&quot;&lt;path style=&quot;&quot;fill:#000000;stroke-width:0.97;stroke:#000000;stroke-opacity:1&quot;&quot; d = &quot;&quot;M &quot;; [.J215]; &quot;&quot;&quot; id = &quot;&quot;path&quot;; [.A215]; &quot;&quot;&quot; /&gt;&quot;)" office:value-type="string" office:string-value="&lt;path style=&quot;fill:#000000;stroke-width:0.97;stroke:#000000;stroke-opacity:1&quot; d = &quot;M 172.544111111111,44.9191056820482 173.981055555556,47.7714068413584&quot; id = &quot;path213&quot; /&gt;" calcext:value-type="string">
            <text:p>&lt;path style="fill:#000000;stroke-width:0.97;stroke:#000000;stroke-opacity:1" d = "M 172.544111111111,44.9191056820482 173.981055555556,47.7714068413584" id = "path213" /&gt;</text:p>
          </table:table-cell>
          <table:table-cell table:formula="of:=COM.MICROSOFT.CONCAT(&quot;&lt;ellipse style=&quot;&quot;fill:#000000;stroke:#000000;stroke-width:1;stroke-linejoin:round&quot;&quot;&quot;; &quot; id = &quot;&quot;circle&quot;; [.A215]; &quot;&quot;&quot;&quot;; &quot; cx=&quot;&quot;&quot;; [.H215]; &quot;&quot;&quot;&quot;; &quot; cy=&quot;&quot;&quot;; [.I21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13&quot; cx=&quot;172.544111111111&quot; cy=&quot;44.9191056820482&quot; rx=&quot;0.9&quot; ry=&quot;0.8&quot; /&gt;" calcext:value-type="string">
            <text:p>&lt;ellipse style="fill:#000000;stroke:#000000;stroke-width:1;stroke-linejoin:round" id = "circle213" cx="172.544111111111" cy="44.9191056820482" rx="0.9" ry="0.8" /&gt;</text:p>
          </table:table-cell>
          <table:table-cell table:formula="of:=COM.MICROSOFT.CONCAT([.K215]; &quot; &quot;; [.L215])" office:value-type="string" office:string-value="&lt;path style=&quot;fill:#000000;stroke-width:0.97;stroke:#000000;stroke-opacity:1&quot; d = &quot;M 172.544111111111,44.9191056820482 173.981055555556,47.7714068413584&quot; id = &quot;path213&quot; /&gt; &lt;ellipse style=&quot;fill:#000000;stroke:#000000;stroke-width:1;stroke-linejoin:round&quot; id = &quot;circle213&quot; cx=&quot;172.544111111111&quot; cy=&quot;44.9191056820482&quot; rx=&quot;0.9&quot; ry=&quot;0.8&quot; /&gt;" calcext:value-type="string">
            <text:p>&lt;path style="fill:#000000;stroke-width:0.97;stroke:#000000;stroke-opacity:1" d = "M 172.544111111111,44.9191056820482 173.981055555556,47.7714068413584" id = "path213" /&gt; &lt;ellipse style="fill:#000000;stroke:#000000;stroke-width:1;stroke-linejoin:round" id = "circle213" cx="172.544111111111" cy="44.9191056820482" rx="0.9" ry="0.8" /&gt;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ritte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float" office:value="40.4397" calcext:value-type="float">
            <text:p>40.4397</text:p>
          </table:table-cell>
          <table:table-cell office:value-type="float" office:value="-79.9763" calcext:value-type="float">
            <text:p>-79.9763</text:p>
          </table:table-cell>
          <table:table-cell table:formula="of:=([.G216] + 180) * (1400 / 360) - 215" office:value-type="float" office:value="173.981055555556" calcext:value-type="float">
            <text:p>173.981055555556</text:p>
          </table:table-cell>
          <table:table-cell table:formula="of:=(700/2)-(1400* LN(TAN((PI() / 4) + (([.F216] * PI() / 180) / 2))) / (2*PI())) - 130" office:value-type="float" office:value="47.7714068413584" calcext:value-type="float">
            <text:p>47.7714068413584</text:p>
          </table:table-cell>
          <table:table-cell table:formula="of:=COM.MICROSOFT.CONCAT([.H216]; ; &quot;,&quot;; [.I216]; &quot; &quot;; [.H217]; &quot;,&quot;; [.I217])" office:value-type="string" office:string-value="173.981055555556,47.7714068413584 173.981055555556,47.7714068413584" calcext:value-type="string">
            <text:p>173.981055555556,47.7714068413584 173.981055555556,47.7714068413584</text:p>
          </table:table-cell>
          <table:table-cell table:formula="of:=COM.MICROSOFT.CONCAT(&quot;&lt;path style=&quot;&quot;fill:#000000;stroke-width:0.97;stroke:#000000;stroke-opacity:1&quot;&quot; d = &quot;&quot;M &quot;; [.J216]; &quot;&quot;&quot; id = &quot;&quot;path&quot;; [.A216]; &quot;&quot;&quot; /&gt;&quot;)" office:value-type="string" office:string-value="&lt;path style=&quot;fill:#000000;stroke-width:0.97;stroke:#000000;stroke-opacity:1&quot; d = &quot;M 173.981055555556,47.7714068413584 173.981055555556,47.7714068413584&quot; id = &quot;path214&quot; /&gt;" calcext:value-type="string">
            <text:p>&lt;path style="fill:#000000;stroke-width:0.97;stroke:#000000;stroke-opacity:1" d = "M 173.981055555556,47.7714068413584 173.981055555556,47.7714068413584" id = "path214" /&gt;</text:p>
          </table:table-cell>
          <table:table-cell table:formula="of:=COM.MICROSOFT.CONCAT(&quot;&lt;ellipse style=&quot;&quot;fill:#000000;stroke:#000000;stroke-width:1;stroke-linejoin:round&quot;&quot;&quot;; &quot; id = &quot;&quot;circle&quot;; [.A216]; &quot;&quot;&quot;&quot;; &quot; cx=&quot;&quot;&quot;; [.H216]; &quot;&quot;&quot;&quot;; &quot; cy=&quot;&quot;&quot;; [.I21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14&quot; cx=&quot;173.981055555556&quot; cy=&quot;47.7714068413584&quot; rx=&quot;0.9&quot; ry=&quot;0.8&quot; /&gt;" calcext:value-type="string">
            <text:p>&lt;ellipse style="fill:#000000;stroke:#000000;stroke-width:1;stroke-linejoin:round" id = "circle214" cx="173.981055555556" cy="47.7714068413584" rx="0.9" ry="0.8" /&gt;</text:p>
          </table:table-cell>
          <table:table-cell table:formula="of:=COM.MICROSOFT.CONCAT([.K216]; &quot; &quot;; [.L216])" office:value-type="string" office:string-value="&lt;path style=&quot;fill:#000000;stroke-width:0.97;stroke:#000000;stroke-opacity:1&quot; d = &quot;M 173.981055555556,47.7714068413584 173.981055555556,47.7714068413584&quot; id = &quot;path214&quot; /&gt; &lt;ellipse style=&quot;fill:#000000;stroke:#000000;stroke-width:1;stroke-linejoin:round&quot; id = &quot;circle214&quot; cx=&quot;173.981055555556&quot; cy=&quot;47.7714068413584&quot; rx=&quot;0.9&quot; ry=&quot;0.8&quot; /&gt;" calcext:value-type="string">
            <text:p>&lt;path style="fill:#000000;stroke-width:0.97;stroke:#000000;stroke-opacity:1" d = "M 173.981055555556,47.7714068413584 173.981055555556,47.7714068413584" id = "path214" /&gt; &lt;ellipse style="fill:#000000;stroke:#000000;stroke-width:1;stroke-linejoin:round" id = "circle214" cx="173.981055555556" cy="47.7714068413584" rx="0.9" ry="0.8" /&gt;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vakuf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float" office:value="40.4397" calcext:value-type="float">
            <text:p>40.4397</text:p>
          </table:table-cell>
          <table:table-cell office:value-type="float" office:value="-79.9763" calcext:value-type="float">
            <text:p>-79.9763</text:p>
          </table:table-cell>
          <table:table-cell table:formula="of:=([.G217] + 180) * (1400 / 360) - 215" office:value-type="float" office:value="173.981055555556" calcext:value-type="float">
            <text:p>173.981055555556</text:p>
          </table:table-cell>
          <table:table-cell table:formula="of:=(700/2)-(1400* LN(TAN((PI() / 4) + (([.F217] * PI() / 180) / 2))) / (2*PI())) - 130" office:value-type="float" office:value="47.7714068413584" calcext:value-type="float">
            <text:p>47.7714068413584</text:p>
          </table:table-cell>
          <table:table-cell table:formula="of:=COM.MICROSOFT.CONCAT([.H217]; ; &quot;,&quot;; [.I217]; &quot; &quot;; [.H218]; &quot;,&quot;; [.I218])" office:value-type="string" office:string-value="173.981055555556,47.7714068413584 173.603833333333,39.0925958644634" calcext:value-type="string">
            <text:p>173.981055555556,47.7714068413584 173.603833333333,39.0925958644634</text:p>
          </table:table-cell>
          <table:table-cell table:formula="of:=COM.MICROSOFT.CONCAT(&quot;&lt;path style=&quot;&quot;fill:#000000;stroke-width:0.97;stroke:#000000;stroke-opacity:1&quot;&quot; d = &quot;&quot;M &quot;; [.J217]; &quot;&quot;&quot; id = &quot;&quot;path&quot;; [.A217]; &quot;&quot;&quot; /&gt;&quot;)" office:value-type="string" office:string-value="&lt;path style=&quot;fill:#000000;stroke-width:0.97;stroke:#000000;stroke-opacity:1&quot; d = &quot;M 173.981055555556,47.7714068413584 173.603833333333,39.0925958644634&quot; id = &quot;path215&quot; /&gt;" calcext:value-type="string">
            <text:p>&lt;path style="fill:#000000;stroke-width:0.97;stroke:#000000;stroke-opacity:1" d = "M 173.981055555556,47.7714068413584 173.603833333333,39.0925958644634" id = "path215" /&gt;</text:p>
          </table:table-cell>
          <table:table-cell table:formula="of:=COM.MICROSOFT.CONCAT(&quot;&lt;ellipse style=&quot;&quot;fill:#000000;stroke:#000000;stroke-width:1;stroke-linejoin:round&quot;&quot;&quot;; &quot; id = &quot;&quot;circle&quot;; [.A217]; &quot;&quot;&quot;&quot;; &quot; cx=&quot;&quot;&quot;; [.H217]; &quot;&quot;&quot;&quot;; &quot; cy=&quot;&quot;&quot;; [.I21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15&quot; cx=&quot;173.981055555556&quot; cy=&quot;47.7714068413584&quot; rx=&quot;0.9&quot; ry=&quot;0.8&quot; /&gt;" calcext:value-type="string">
            <text:p>&lt;ellipse style="fill:#000000;stroke:#000000;stroke-width:1;stroke-linejoin:round" id = "circle215" cx="173.981055555556" cy="47.7714068413584" rx="0.9" ry="0.8" /&gt;</text:p>
          </table:table-cell>
          <table:table-cell table:formula="of:=COM.MICROSOFT.CONCAT([.K217]; &quot; &quot;; [.L217])" office:value-type="string" office:string-value="&lt;path style=&quot;fill:#000000;stroke-width:0.97;stroke:#000000;stroke-opacity:1&quot; d = &quot;M 173.981055555556,47.7714068413584 173.603833333333,39.0925958644634&quot; id = &quot;path215&quot; /&gt; &lt;ellipse style=&quot;fill:#000000;stroke:#000000;stroke-width:1;stroke-linejoin:round&quot; id = &quot;circle215&quot; cx=&quot;173.981055555556&quot; cy=&quot;47.7714068413584&quot; rx=&quot;0.9&quot; ry=&quot;0.8&quot; /&gt;" calcext:value-type="string">
            <text:p>&lt;path style="fill:#000000;stroke-width:0.97;stroke:#000000;stroke-opacity:1" d = "M 173.981055555556,47.7714068413584 173.603833333333,39.0925958644634" id = "path215" /&gt; &lt;ellipse style="fill:#000000;stroke:#000000;stroke-width:1;stroke-linejoin:round" id = "circle215" cx="173.981055555556" cy="47.7714068413584" rx="0.9" ry="0.8" /&gt;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eleve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Erie</text:p>
          </table:table-cell>
          <table:table-cell office:value-type="float" office:value="42.1167" calcext:value-type="float">
            <text:p>42.1167</text:p>
          </table:table-cell>
          <table:table-cell office:value-type="float" office:value="-80.0733" calcext:value-type="float">
            <text:p>-80.0733</text:p>
          </table:table-cell>
          <table:table-cell table:formula="of:=([.G218] + 180) * (1400 / 360) - 215" office:value-type="float" office:value="173.603833333333" calcext:value-type="float">
            <text:p>173.603833333333</text:p>
          </table:table-cell>
          <table:table-cell table:formula="of:=(700/2)-(1400* LN(TAN((PI() / 4) + (([.F218] * PI() / 180) / 2))) / (2*PI())) - 130" office:value-type="float" office:value="39.0925958644634" calcext:value-type="float">
            <text:p>39.0925958644634</text:p>
          </table:table-cell>
          <table:table-cell table:formula="of:=COM.MICROSOFT.CONCAT([.H218]; ; &quot;,&quot;; [.I218]; &quot; &quot;; [.H219]; &quot;,&quot;; [.I219])" office:value-type="string" office:string-value="173.603833333333,39.0925958644634 173.603833333333,39.0925958644634" calcext:value-type="string">
            <text:p>173.603833333333,39.0925958644634 173.603833333333,39.0925958644634</text:p>
          </table:table-cell>
          <table:table-cell table:formula="of:=COM.MICROSOFT.CONCAT(&quot;&lt;path style=&quot;&quot;fill:#000000;stroke-width:0.97;stroke:#000000;stroke-opacity:1&quot;&quot; d = &quot;&quot;M &quot;; [.J218]; &quot;&quot;&quot; id = &quot;&quot;path&quot;; [.A218]; &quot;&quot;&quot; /&gt;&quot;)" office:value-type="string" office:string-value="&lt;path style=&quot;fill:#000000;stroke-width:0.97;stroke:#000000;stroke-opacity:1&quot; d = &quot;M 173.603833333333,39.0925958644634 173.603833333333,39.0925958644634&quot; id = &quot;path216&quot; /&gt;" calcext:value-type="string">
            <text:p>&lt;path style="fill:#000000;stroke-width:0.97;stroke:#000000;stroke-opacity:1" d = "M 173.603833333333,39.0925958644634 173.603833333333,39.0925958644634" id = "path216" /&gt;</text:p>
          </table:table-cell>
          <table:table-cell table:formula="of:=COM.MICROSOFT.CONCAT(&quot;&lt;ellipse style=&quot;&quot;fill:#000000;stroke:#000000;stroke-width:1;stroke-linejoin:round&quot;&quot;&quot;; &quot; id = &quot;&quot;circle&quot;; [.A218]; &quot;&quot;&quot;&quot;; &quot; cx=&quot;&quot;&quot;; [.H218]; &quot;&quot;&quot;&quot;; &quot; cy=&quot;&quot;&quot;; [.I21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16&quot; cx=&quot;173.603833333333&quot; cy=&quot;39.0925958644634&quot; rx=&quot;0.9&quot; ry=&quot;0.8&quot; /&gt;" calcext:value-type="string">
            <text:p>&lt;ellipse style="fill:#000000;stroke:#000000;stroke-width:1;stroke-linejoin:round" id = "circle216" cx="173.603833333333" cy="39.0925958644634" rx="0.9" ry="0.8" /&gt;</text:p>
          </table:table-cell>
          <table:table-cell table:formula="of:=COM.MICROSOFT.CONCAT([.K218]; &quot; &quot;; [.L218])" office:value-type="string" office:string-value="&lt;path style=&quot;fill:#000000;stroke-width:0.97;stroke:#000000;stroke-opacity:1&quot; d = &quot;M 173.603833333333,39.0925958644634 173.603833333333,39.0925958644634&quot; id = &quot;path216&quot; /&gt; &lt;ellipse style=&quot;fill:#000000;stroke:#000000;stroke-width:1;stroke-linejoin:round&quot; id = &quot;circle216&quot; cx=&quot;173.603833333333&quot; cy=&quot;39.0925958644634&quot; rx=&quot;0.9&quot; ry=&quot;0.8&quot; /&gt;" calcext:value-type="string">
            <text:p>&lt;path style="fill:#000000;stroke-width:0.97;stroke:#000000;stroke-opacity:1" d = "M 173.603833333333,39.0925958644634 173.603833333333,39.0925958644634" id = "path216" /&gt; &lt;ellipse style="fill:#000000;stroke:#000000;stroke-width:1;stroke-linejoin:round" id = "circle216" cx="173.603833333333" cy="39.0925958644634" rx="0.9" ry="0.8" /&gt;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Erie</text:p>
          </table:table-cell>
          <table:table-cell office:value-type="float" office:value="42.1167" calcext:value-type="float">
            <text:p>42.1167</text:p>
          </table:table-cell>
          <table:table-cell office:value-type="float" office:value="-80.0733" calcext:value-type="float">
            <text:p>-80.0733</text:p>
          </table:table-cell>
          <table:table-cell table:formula="of:=([.G219] + 180) * (1400 / 360) - 215" office:value-type="float" office:value="173.603833333333" calcext:value-type="float">
            <text:p>173.603833333333</text:p>
          </table:table-cell>
          <table:table-cell table:formula="of:=(700/2)-(1400* LN(TAN((PI() / 4) + (([.F219] * PI() / 180) / 2))) / (2*PI())) - 130" office:value-type="float" office:value="39.0925958644634" calcext:value-type="float">
            <text:p>39.0925958644634</text:p>
          </table:table-cell>
          <table:table-cell table:formula="of:=COM.MICROSOFT.CONCAT([.H219]; ; &quot;,&quot;; [.I219]; &quot; &quot;; [.H220]; &quot;,&quot;; [.I220])" office:value-type="string" office:string-value="173.603833333333,39.0925958644634 178.366166666667,34.9507589624216" calcext:value-type="string">
            <text:p>173.603833333333,39.0925958644634 178.366166666667,34.9507589624216</text:p>
          </table:table-cell>
          <table:table-cell table:formula="of:=COM.MICROSOFT.CONCAT(&quot;&lt;path style=&quot;&quot;fill:#000000;stroke-width:0.97;stroke:#000000;stroke-opacity:1&quot;&quot; d = &quot;&quot;M &quot;; [.J219]; &quot;&quot;&quot; id = &quot;&quot;path&quot;; [.A219]; &quot;&quot;&quot; /&gt;&quot;)" office:value-type="string" office:string-value="&lt;path style=&quot;fill:#000000;stroke-width:0.97;stroke:#000000;stroke-opacity:1&quot; d = &quot;M 173.603833333333,39.0925958644634 178.366166666667,34.9507589624216&quot; id = &quot;path217&quot; /&gt;" calcext:value-type="string">
            <text:p>&lt;path style="fill:#000000;stroke-width:0.97;stroke:#000000;stroke-opacity:1" d = "M 173.603833333333,39.0925958644634 178.366166666667,34.9507589624216" id = "path217" /&gt;</text:p>
          </table:table-cell>
          <table:table-cell table:formula="of:=COM.MICROSOFT.CONCAT(&quot;&lt;ellipse style=&quot;&quot;fill:#000000;stroke:#000000;stroke-width:1;stroke-linejoin:round&quot;&quot;&quot;; &quot; id = &quot;&quot;circle&quot;; [.A219]; &quot;&quot;&quot;&quot;; &quot; cx=&quot;&quot;&quot;; [.H219]; &quot;&quot;&quot;&quot;; &quot; cy=&quot;&quot;&quot;; [.I21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17&quot; cx=&quot;173.603833333333&quot; cy=&quot;39.0925958644634&quot; rx=&quot;0.9&quot; ry=&quot;0.8&quot; /&gt;" calcext:value-type="string">
            <text:p>&lt;ellipse style="fill:#000000;stroke:#000000;stroke-width:1;stroke-linejoin:round" id = "circle217" cx="173.603833333333" cy="39.0925958644634" rx="0.9" ry="0.8" /&gt;</text:p>
          </table:table-cell>
          <table:table-cell table:formula="of:=COM.MICROSOFT.CONCAT([.K219]; &quot; &quot;; [.L219])" office:value-type="string" office:string-value="&lt;path style=&quot;fill:#000000;stroke-width:0.97;stroke:#000000;stroke-opacity:1&quot; d = &quot;M 173.603833333333,39.0925958644634 178.366166666667,34.9507589624216&quot; id = &quot;path217&quot; /&gt; &lt;ellipse style=&quot;fill:#000000;stroke:#000000;stroke-width:1;stroke-linejoin:round&quot; id = &quot;circle217&quot; cx=&quot;173.603833333333&quot; cy=&quot;39.0925958644634&quot; rx=&quot;0.9&quot; ry=&quot;0.8&quot; /&gt;" calcext:value-type="string">
            <text:p>&lt;path style="fill:#000000;stroke-width:0.97;stroke:#000000;stroke-opacity:1" d = "M 173.603833333333,39.0925958644634 178.366166666667,34.9507589624216" id = "path217" /&gt; &lt;ellipse style="fill:#000000;stroke:#000000;stroke-width:1;stroke-linejoin:round" id = "circle217" cx="173.603833333333" cy="39.0925958644634" rx="0.9" ry="0.8" /&gt;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float" office:value="42.9018" calcext:value-type="float">
            <text:p>42.9018</text:p>
          </table:table-cell>
          <table:table-cell office:value-type="float" office:value="-78.8487" calcext:value-type="float">
            <text:p>-78.8487</text:p>
          </table:table-cell>
          <table:table-cell table:formula="of:=([.G220] + 180) * (1400 / 360) - 215" office:value-type="float" office:value="178.366166666667" calcext:value-type="float">
            <text:p>178.366166666667</text:p>
          </table:table-cell>
          <table:table-cell table:formula="of:=(700/2)-(1400* LN(TAN((PI() / 4) + (([.F220] * PI() / 180) / 2))) / (2*PI())) - 130" office:value-type="float" office:value="34.9507589624216" calcext:value-type="float">
            <text:p>34.9507589624216</text:p>
          </table:table-cell>
          <table:table-cell table:formula="of:=COM.MICROSOFT.CONCAT([.H220]; ; &quot;,&quot;; [.I220]; &quot; &quot;; [.H221]; &quot;,&quot;; [.I221])" office:value-type="string" office:string-value="178.366166666667,34.9507589624216 178.366166666667,34.9507589624216" calcext:value-type="string">
            <text:p>178.366166666667,34.9507589624216 178.366166666667,34.9507589624216</text:p>
          </table:table-cell>
          <table:table-cell table:formula="of:=COM.MICROSOFT.CONCAT(&quot;&lt;path style=&quot;&quot;fill:#000000;stroke-width:0.97;stroke:#000000;stroke-opacity:1&quot;&quot; d = &quot;&quot;M &quot;; [.J220]; &quot;&quot;&quot; id = &quot;&quot;path&quot;; [.A220]; &quot;&quot;&quot; /&gt;&quot;)" office:value-type="string" office:string-value="&lt;path style=&quot;fill:#000000;stroke-width:0.97;stroke:#000000;stroke-opacity:1&quot; d = &quot;M 178.366166666667,34.9507589624216 178.366166666667,34.9507589624216&quot; id = &quot;path218&quot; /&gt;" calcext:value-type="string">
            <text:p>&lt;path style="fill:#000000;stroke-width:0.97;stroke:#000000;stroke-opacity:1" d = "M 178.366166666667,34.9507589624216 178.366166666667,34.9507589624216" id = "path218" /&gt;</text:p>
          </table:table-cell>
          <table:table-cell table:formula="of:=COM.MICROSOFT.CONCAT(&quot;&lt;ellipse style=&quot;&quot;fill:#000000;stroke:#000000;stroke-width:1;stroke-linejoin:round&quot;&quot;&quot;; &quot; id = &quot;&quot;circle&quot;; [.A220]; &quot;&quot;&quot;&quot;; &quot; cx=&quot;&quot;&quot;; [.H220]; &quot;&quot;&quot;&quot;; &quot; cy=&quot;&quot;&quot;; [.I22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18&quot; cx=&quot;178.366166666667&quot; cy=&quot;34.9507589624216&quot; rx=&quot;0.9&quot; ry=&quot;0.8&quot; /&gt;" calcext:value-type="string">
            <text:p>&lt;ellipse style="fill:#000000;stroke:#000000;stroke-width:1;stroke-linejoin:round" id = "circle218" cx="178.366166666667" cy="34.9507589624216" rx="0.9" ry="0.8" /&gt;</text:p>
          </table:table-cell>
          <table:table-cell table:formula="of:=COM.MICROSOFT.CONCAT([.K220]; &quot; &quot;; [.L220])" office:value-type="string" office:string-value="&lt;path style=&quot;fill:#000000;stroke-width:0.97;stroke:#000000;stroke-opacity:1&quot; d = &quot;M 178.366166666667,34.9507589624216 178.366166666667,34.9507589624216&quot; id = &quot;path218&quot; /&gt; &lt;ellipse style=&quot;fill:#000000;stroke:#000000;stroke-width:1;stroke-linejoin:round&quot; id = &quot;circle218&quot; cx=&quot;178.366166666667&quot; cy=&quot;34.9507589624216&quot; rx=&quot;0.9&quot; ry=&quot;0.8&quot; /&gt;" calcext:value-type="string">
            <text:p>&lt;path style="fill:#000000;stroke-width:0.97;stroke:#000000;stroke-opacity:1" d = "M 178.366166666667,34.9507589624216 178.366166666667,34.9507589624216" id = "path218" /&gt; &lt;ellipse style="fill:#000000;stroke:#000000;stroke-width:1;stroke-linejoin:round" id = "circle218" cx="178.366166666667" cy="34.9507589624216" rx="0.9" ry="0.8" /&gt;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float" office:value="42.9018" calcext:value-type="float">
            <text:p>42.9018</text:p>
          </table:table-cell>
          <table:table-cell office:value-type="float" office:value="-78.8487" calcext:value-type="float">
            <text:p>-78.8487</text:p>
          </table:table-cell>
          <table:table-cell table:formula="of:=([.G221] + 180) * (1400 / 360) - 215" office:value-type="float" office:value="178.366166666667" calcext:value-type="float">
            <text:p>178.366166666667</text:p>
          </table:table-cell>
          <table:table-cell table:formula="of:=(700/2)-(1400* LN(TAN((PI() / 4) + (([.F221] * PI() / 180) / 2))) / (2*PI())) - 130" office:value-type="float" office:value="34.9507589624216" calcext:value-type="float">
            <text:p>34.9507589624216</text:p>
          </table:table-cell>
          <table:table-cell table:formula="of:=COM.MICROSOFT.CONCAT([.H221]; ; &quot;,&quot;; [.I221]; &quot; &quot;; [.H222]; &quot;,&quot;; [.I222])" office:value-type="string" office:string-value="178.366166666667,34.9507589624216 183.159222222222,33.5344629589972" calcext:value-type="string">
            <text:p>178.366166666667,34.9507589624216 183.159222222222,33.5344629589972</text:p>
          </table:table-cell>
          <table:table-cell table:formula="of:=COM.MICROSOFT.CONCAT(&quot;&lt;path style=&quot;&quot;fill:#000000;stroke-width:0.97;stroke:#000000;stroke-opacity:1&quot;&quot; d = &quot;&quot;M &quot;; [.J221]; &quot;&quot;&quot; id = &quot;&quot;path&quot;; [.A221]; &quot;&quot;&quot; /&gt;&quot;)" office:value-type="string" office:string-value="&lt;path style=&quot;fill:#000000;stroke-width:0.97;stroke:#000000;stroke-opacity:1&quot; d = &quot;M 178.366166666667,34.9507589624216 183.159222222222,33.5344629589972&quot; id = &quot;path219&quot; /&gt;" calcext:value-type="string">
            <text:p>&lt;path style="fill:#000000;stroke-width:0.97;stroke:#000000;stroke-opacity:1" d = "M 178.366166666667,34.9507589624216 183.159222222222,33.5344629589972" id = "path219" /&gt;</text:p>
          </table:table-cell>
          <table:table-cell table:formula="of:=COM.MICROSOFT.CONCAT(&quot;&lt;ellipse style=&quot;&quot;fill:#000000;stroke:#000000;stroke-width:1;stroke-linejoin:round&quot;&quot;&quot;; &quot; id = &quot;&quot;circle&quot;; [.A221]; &quot;&quot;&quot;&quot;; &quot; cx=&quot;&quot;&quot;; [.H221]; &quot;&quot;&quot;&quot;; &quot; cy=&quot;&quot;&quot;; [.I22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19&quot; cx=&quot;178.366166666667&quot; cy=&quot;34.9507589624216&quot; rx=&quot;0.9&quot; ry=&quot;0.8&quot; /&gt;" calcext:value-type="string">
            <text:p>&lt;ellipse style="fill:#000000;stroke:#000000;stroke-width:1;stroke-linejoin:round" id = "circle219" cx="178.366166666667" cy="34.9507589624216" rx="0.9" ry="0.8" /&gt;</text:p>
          </table:table-cell>
          <table:table-cell table:formula="of:=COM.MICROSOFT.CONCAT([.K221]; &quot; &quot;; [.L221])" office:value-type="string" office:string-value="&lt;path style=&quot;fill:#000000;stroke-width:0.97;stroke:#000000;stroke-opacity:1&quot; d = &quot;M 178.366166666667,34.9507589624216 183.159222222222,33.5344629589972&quot; id = &quot;path219&quot; /&gt; &lt;ellipse style=&quot;fill:#000000;stroke:#000000;stroke-width:1;stroke-linejoin:round&quot; id = &quot;circle219&quot; cx=&quot;178.366166666667&quot; cy=&quot;34.9507589624216&quot; rx=&quot;0.9&quot; ry=&quot;0.8&quot; /&gt;" calcext:value-type="string">
            <text:p>&lt;path style="fill:#000000;stroke-width:0.97;stroke:#000000;stroke-opacity:1" d = "M 178.366166666667,34.9507589624216 183.159222222222,33.5344629589972" id = "path219" /&gt; &lt;ellipse style="fill:#000000;stroke:#000000;stroke-width:1;stroke-linejoin:round" id = "circle219" cx="178.366166666667" cy="34.9507589624216" rx="0.9" ry="0.8" /&gt;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float" office:value="43.168" calcext:value-type="float">
            <text:p>43.168</text:p>
          </table:table-cell>
          <table:table-cell office:value-type="float" office:value="-77.6162" calcext:value-type="float">
            <text:p>-77.6162</text:p>
          </table:table-cell>
          <table:table-cell table:formula="of:=([.G222] + 180) * (1400 / 360) - 215" office:value-type="float" office:value="183.159222222222" calcext:value-type="float">
            <text:p>183.159222222222</text:p>
          </table:table-cell>
          <table:table-cell table:formula="of:=(700/2)-(1400* LN(TAN((PI() / 4) + (([.F222] * PI() / 180) / 2))) / (2*PI())) - 130" office:value-type="float" office:value="33.5344629589972" calcext:value-type="float">
            <text:p>33.5344629589972</text:p>
          </table:table-cell>
          <table:table-cell table:formula="of:=COM.MICROSOFT.CONCAT([.H222]; ; &quot;,&quot;; [.I222]; &quot; &quot;; [.H223]; &quot;,&quot;; [.I223])" office:value-type="string" office:string-value="183.159222222222,33.5344629589972 188.885611111111,34.212519094565" calcext:value-type="string">
            <text:p>183.159222222222,33.5344629589972 188.885611111111,34.212519094565</text:p>
          </table:table-cell>
          <table:table-cell table:formula="of:=COM.MICROSOFT.CONCAT(&quot;&lt;path style=&quot;&quot;fill:#000000;stroke-width:0.97;stroke:#000000;stroke-opacity:1&quot;&quot; d = &quot;&quot;M &quot;; [.J222]; &quot;&quot;&quot; id = &quot;&quot;path&quot;; [.A222]; &quot;&quot;&quot; /&gt;&quot;)" office:value-type="string" office:string-value="&lt;path style=&quot;fill:#000000;stroke-width:0.97;stroke:#000000;stroke-opacity:1&quot; d = &quot;M 183.159222222222,33.5344629589972 188.885611111111,34.212519094565&quot; id = &quot;path220&quot; /&gt;" calcext:value-type="string">
            <text:p>&lt;path style="fill:#000000;stroke-width:0.97;stroke:#000000;stroke-opacity:1" d = "M 183.159222222222,33.5344629589972 188.885611111111,34.212519094565" id = "path220" /&gt;</text:p>
          </table:table-cell>
          <table:table-cell table:formula="of:=COM.MICROSOFT.CONCAT(&quot;&lt;ellipse style=&quot;&quot;fill:#000000;stroke:#000000;stroke-width:1;stroke-linejoin:round&quot;&quot;&quot;; &quot; id = &quot;&quot;circle&quot;; [.A222]; &quot;&quot;&quot;&quot;; &quot; cx=&quot;&quot;&quot;; [.H222]; &quot;&quot;&quot;&quot;; &quot; cy=&quot;&quot;&quot;; [.I22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20&quot; cx=&quot;183.159222222222&quot; cy=&quot;33.5344629589972&quot; rx=&quot;0.9&quot; ry=&quot;0.8&quot; /&gt;" calcext:value-type="string">
            <text:p>&lt;ellipse style="fill:#000000;stroke:#000000;stroke-width:1;stroke-linejoin:round" id = "circle220" cx="183.159222222222" cy="33.5344629589972" rx="0.9" ry="0.8" /&gt;</text:p>
          </table:table-cell>
          <table:table-cell table:formula="of:=COM.MICROSOFT.CONCAT([.K222]; &quot; &quot;; [.L222])" office:value-type="string" office:string-value="&lt;path style=&quot;fill:#000000;stroke-width:0.97;stroke:#000000;stroke-opacity:1&quot; d = &quot;M 183.159222222222,33.5344629589972 188.885611111111,34.212519094565&quot; id = &quot;path220&quot; /&gt; &lt;ellipse style=&quot;fill:#000000;stroke:#000000;stroke-width:1;stroke-linejoin:round&quot; id = &quot;circle220&quot; cx=&quot;183.159222222222&quot; cy=&quot;33.5344629589972&quot; rx=&quot;0.9&quot; ry=&quot;0.8&quot; /&gt;" calcext:value-type="string">
            <text:p>&lt;path style="fill:#000000;stroke-width:0.97;stroke:#000000;stroke-opacity:1" d = "M 183.159222222222,33.5344629589972 188.885611111111,34.212519094565" id = "path220" /&gt; &lt;ellipse style="fill:#000000;stroke:#000000;stroke-width:1;stroke-linejoin:round" id = "circle220" cx="183.159222222222" cy="33.5344629589972" rx="0.9" ry="0.8" /&gt;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float" office:value="43.0407" calcext:value-type="float">
            <text:p>43.0407</text:p>
          </table:table-cell>
          <table:table-cell office:value-type="float" office:value="-76.1437" calcext:value-type="float">
            <text:p>-76.1437</text:p>
          </table:table-cell>
          <table:table-cell table:formula="of:=([.G223] + 180) * (1400 / 360) - 215" office:value-type="float" office:value="188.885611111111" calcext:value-type="float">
            <text:p>188.885611111111</text:p>
          </table:table-cell>
          <table:table-cell table:formula="of:=(700/2)-(1400* LN(TAN((PI() / 4) + (([.F223] * PI() / 180) / 2))) / (2*PI())) - 130" office:value-type="float" office:value="34.212519094565" calcext:value-type="float">
            <text:p>34.212519094565</text:p>
          </table:table-cell>
          <table:table-cell table:formula="of:=COM.MICROSOFT.CONCAT([.H223]; ; &quot;,&quot;; [.I223]; &quot; &quot;; [.H224]; &quot;,&quot;; [.I224])" office:value-type="string" office:string-value="188.885611111111,34.212519094565 188.885611111111,34.212519094565" calcext:value-type="string">
            <text:p>188.885611111111,34.212519094565 188.885611111111,34.212519094565</text:p>
          </table:table-cell>
          <table:table-cell table:formula="of:=COM.MICROSOFT.CONCAT(&quot;&lt;path style=&quot;&quot;fill:#000000;stroke-width:0.97;stroke:#000000;stroke-opacity:1&quot;&quot; d = &quot;&quot;M &quot;; [.J223]; &quot;&quot;&quot; id = &quot;&quot;path&quot;; [.A223]; &quot;&quot;&quot; /&gt;&quot;)" office:value-type="string" office:string-value="&lt;path style=&quot;fill:#000000;stroke-width:0.97;stroke:#000000;stroke-opacity:1&quot; d = &quot;M 188.885611111111,34.212519094565 188.885611111111,34.212519094565&quot; id = &quot;path221&quot; /&gt;" calcext:value-type="string">
            <text:p>&lt;path style="fill:#000000;stroke-width:0.97;stroke:#000000;stroke-opacity:1" d = "M 188.885611111111,34.212519094565 188.885611111111,34.212519094565" id = "path221" /&gt;</text:p>
          </table:table-cell>
          <table:table-cell table:formula="of:=COM.MICROSOFT.CONCAT(&quot;&lt;ellipse style=&quot;&quot;fill:#000000;stroke:#000000;stroke-width:1;stroke-linejoin:round&quot;&quot;&quot;; &quot; id = &quot;&quot;circle&quot;; [.A223]; &quot;&quot;&quot;&quot;; &quot; cx=&quot;&quot;&quot;; [.H223]; &quot;&quot;&quot;&quot;; &quot; cy=&quot;&quot;&quot;; [.I22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21&quot; cx=&quot;188.885611111111&quot; cy=&quot;34.212519094565&quot; rx=&quot;0.9&quot; ry=&quot;0.8&quot; /&gt;" calcext:value-type="string">
            <text:p>&lt;ellipse style="fill:#000000;stroke:#000000;stroke-width:1;stroke-linejoin:round" id = "circle221" cx="188.885611111111" cy="34.212519094565" rx="0.9" ry="0.8" /&gt;</text:p>
          </table:table-cell>
          <table:table-cell table:formula="of:=COM.MICROSOFT.CONCAT([.K223]; &quot; &quot;; [.L223])" office:value-type="string" office:string-value="&lt;path style=&quot;fill:#000000;stroke-width:0.97;stroke:#000000;stroke-opacity:1&quot; d = &quot;M 188.885611111111,34.212519094565 188.885611111111,34.212519094565&quot; id = &quot;path221&quot; /&gt; &lt;ellipse style=&quot;fill:#000000;stroke:#000000;stroke-width:1;stroke-linejoin:round&quot; id = &quot;circle221&quot; cx=&quot;188.885611111111&quot; cy=&quot;34.212519094565&quot; rx=&quot;0.9&quot; ry=&quot;0.8&quot; /&gt;" calcext:value-type="string">
            <text:p>&lt;path style="fill:#000000;stroke-width:0.97;stroke:#000000;stroke-opacity:1" d = "M 188.885611111111,34.212519094565 188.885611111111,34.212519094565" id = "path221" /&gt; &lt;ellipse style="fill:#000000;stroke:#000000;stroke-width:1;stroke-linejoin:round" id = "circle221" cx="188.885611111111" cy="34.212519094565" rx="0.9" ry="0.8" /&gt;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hief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float" office:value="43.0407" calcext:value-type="float">
            <text:p>43.0407</text:p>
          </table:table-cell>
          <table:table-cell office:value-type="float" office:value="-76.1437" calcext:value-type="float">
            <text:p>-76.1437</text:p>
          </table:table-cell>
          <table:table-cell table:formula="of:=([.G224] + 180) * (1400 / 360) - 215" office:value-type="float" office:value="188.885611111111" calcext:value-type="float">
            <text:p>188.885611111111</text:p>
          </table:table-cell>
          <table:table-cell table:formula="of:=(700/2)-(1400* LN(TAN((PI() / 4) + (([.F224] * PI() / 180) / 2))) / (2*PI())) - 130" office:value-type="float" office:value="34.212519094565" calcext:value-type="float">
            <text:p>34.212519094565</text:p>
          </table:table-cell>
          <table:table-cell table:formula="of:=COM.MICROSOFT.CONCAT([.H224]; ; &quot;,&quot;; [.I224]; &quot; &quot;; [.H225]; &quot;,&quot;; [.I225])" office:value-type="string" office:string-value="188.885611111111,34.212519094565 200.210444444444,26.4206186501749" calcext:value-type="string">
            <text:p>188.885611111111,34.212519094565 200.210444444444,26.4206186501749</text:p>
          </table:table-cell>
          <table:table-cell table:formula="of:=COM.MICROSOFT.CONCAT(&quot;&lt;path style=&quot;&quot;fill:#000000;stroke-width:0.97;stroke:#000000;stroke-opacity:1&quot;&quot; d = &quot;&quot;M &quot;; [.J224]; &quot;&quot;&quot; id = &quot;&quot;path&quot;; [.A224]; &quot;&quot;&quot; /&gt;&quot;)" office:value-type="string" office:string-value="&lt;path style=&quot;fill:#000000;stroke-width:0.97;stroke:#000000;stroke-opacity:1&quot; d = &quot;M 188.885611111111,34.212519094565 200.210444444444,26.4206186501749&quot; id = &quot;path222&quot; /&gt;" calcext:value-type="string">
            <text:p>&lt;path style="fill:#000000;stroke-width:0.97;stroke:#000000;stroke-opacity:1" d = "M 188.885611111111,34.212519094565 200.210444444444,26.4206186501749" id = "path222" /&gt;</text:p>
          </table:table-cell>
          <table:table-cell table:formula="of:=COM.MICROSOFT.CONCAT(&quot;&lt;ellipse style=&quot;&quot;fill:#000000;stroke:#000000;stroke-width:1;stroke-linejoin:round&quot;&quot;&quot;; &quot; id = &quot;&quot;circle&quot;; [.A224]; &quot;&quot;&quot;&quot;; &quot; cx=&quot;&quot;&quot;; [.H224]; &quot;&quot;&quot;&quot;; &quot; cy=&quot;&quot;&quot;; [.I22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22&quot; cx=&quot;188.885611111111&quot; cy=&quot;34.212519094565&quot; rx=&quot;0.9&quot; ry=&quot;0.8&quot; /&gt;" calcext:value-type="string">
            <text:p>&lt;ellipse style="fill:#000000;stroke:#000000;stroke-width:1;stroke-linejoin:round" id = "circle222" cx="188.885611111111" cy="34.212519094565" rx="0.9" ry="0.8" /&gt;</text:p>
          </table:table-cell>
          <table:table-cell table:formula="of:=COM.MICROSOFT.CONCAT([.K224]; &quot; &quot;; [.L224])" office:value-type="string" office:string-value="&lt;path style=&quot;fill:#000000;stroke-width:0.97;stroke:#000000;stroke-opacity:1&quot; d = &quot;M 188.885611111111,34.212519094565 200.210444444444,26.4206186501749&quot; id = &quot;path222&quot; /&gt; &lt;ellipse style=&quot;fill:#000000;stroke:#000000;stroke-width:1;stroke-linejoin:round&quot; id = &quot;circle222&quot; cx=&quot;188.885611111111&quot; cy=&quot;34.212519094565&quot; rx=&quot;0.9&quot; ry=&quot;0.8&quot; /&gt;" calcext:value-type="string">
            <text:p>&lt;path style="fill:#000000;stroke-width:0.97;stroke:#000000;stroke-opacity:1" d = "M 188.885611111111,34.212519094565 200.210444444444,26.4206186501749" id = "path222" /&gt; &lt;ellipse style="fill:#000000;stroke:#000000;stroke-width:1;stroke-linejoin:round" id = "circle222" cx="188.885611111111" cy="34.212519094565" rx="0.9" ry="0.8" /&gt;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float" office:value="44.4876" calcext:value-type="float">
            <text:p>44.4876</text:p>
          </table:table-cell>
          <table:table-cell office:value-type="float" office:value="-73.2316" calcext:value-type="float">
            <text:p>-73.2316</text:p>
          </table:table-cell>
          <table:table-cell table:formula="of:=([.G225] + 180) * (1400 / 360) - 215" office:value-type="float" office:value="200.210444444444" calcext:value-type="float">
            <text:p>200.210444444444</text:p>
          </table:table-cell>
          <table:table-cell table:formula="of:=(700/2)-(1400* LN(TAN((PI() / 4) + (([.F225] * PI() / 180) / 2))) / (2*PI())) - 130" office:value-type="float" office:value="26.4206186501749" calcext:value-type="float">
            <text:p>26.4206186501749</text:p>
          </table:table-cell>
          <table:table-cell table:formula="of:=COM.MICROSOFT.CONCAT([.H225]; ; &quot;,&quot;; [.I225]; &quot; &quot;; [.H226]; &quot;,&quot;; [.I226])" office:value-type="string" office:string-value="200.210444444444,26.4206186501749 211.721944444444,30.8074615262377" calcext:value-type="string">
            <text:p>200.210444444444,26.4206186501749 211.721944444444,30.8074615262377</text:p>
          </table:table-cell>
          <table:table-cell table:formula="of:=COM.MICROSOFT.CONCAT(&quot;&lt;path style=&quot;&quot;fill:#000000;stroke-width:0.97;stroke:#000000;stroke-opacity:1&quot;&quot; d = &quot;&quot;M &quot;; [.J225]; &quot;&quot;&quot; id = &quot;&quot;path&quot;; [.A225]; &quot;&quot;&quot; /&gt;&quot;)" office:value-type="string" office:string-value="&lt;path style=&quot;fill:#000000;stroke-width:0.97;stroke:#000000;stroke-opacity:1&quot; d = &quot;M 200.210444444444,26.4206186501749 211.721944444444,30.8074615262377&quot; id = &quot;path223&quot; /&gt;" calcext:value-type="string">
            <text:p>&lt;path style="fill:#000000;stroke-width:0.97;stroke:#000000;stroke-opacity:1" d = "M 200.210444444444,26.4206186501749 211.721944444444,30.8074615262377" id = "path223" /&gt;</text:p>
          </table:table-cell>
          <table:table-cell table:formula="of:=COM.MICROSOFT.CONCAT(&quot;&lt;ellipse style=&quot;&quot;fill:#000000;stroke:#000000;stroke-width:1;stroke-linejoin:round&quot;&quot;&quot;; &quot; id = &quot;&quot;circle&quot;; [.A225]; &quot;&quot;&quot;&quot;; &quot; cx=&quot;&quot;&quot;; [.H225]; &quot;&quot;&quot;&quot;; &quot; cy=&quot;&quot;&quot;; [.I22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23&quot; cx=&quot;200.210444444444&quot; cy=&quot;26.4206186501749&quot; rx=&quot;0.9&quot; ry=&quot;0.8&quot; /&gt;" calcext:value-type="string">
            <text:p>&lt;ellipse style="fill:#000000;stroke:#000000;stroke-width:1;stroke-linejoin:round" id = "circle223" cx="200.210444444444" cy="26.4206186501749" rx="0.9" ry="0.8" /&gt;</text:p>
          </table:table-cell>
          <table:table-cell table:formula="of:=COM.MICROSOFT.CONCAT([.K225]; &quot; &quot;; [.L225])" office:value-type="string" office:string-value="&lt;path style=&quot;fill:#000000;stroke-width:0.97;stroke:#000000;stroke-opacity:1&quot; d = &quot;M 200.210444444444,26.4206186501749 211.721944444444,30.8074615262377&quot; id = &quot;path223&quot; /&gt; &lt;ellipse style=&quot;fill:#000000;stroke:#000000;stroke-width:1;stroke-linejoin:round&quot; id = &quot;circle223&quot; cx=&quot;200.210444444444&quot; cy=&quot;26.4206186501749&quot; rx=&quot;0.9&quot; ry=&quot;0.8&quot; /&gt;" calcext:value-type="string">
            <text:p>&lt;path style="fill:#000000;stroke-width:0.97;stroke:#000000;stroke-opacity:1" d = "M 200.210444444444,26.4206186501749 211.721944444444,30.8074615262377" id = "path223" /&gt; &lt;ellipse style="fill:#000000;stroke:#000000;stroke-width:1;stroke-linejoin:round" id = "circle223" cx="200.210444444444" cy="26.4206186501749" rx="0.9" ry="0.8" /&gt;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onizing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float" office:value="43.6773" calcext:value-type="float">
            <text:p>43.6773</text:p>
          </table:table-cell>
          <table:table-cell office:value-type="float" office:value="-70.2715" calcext:value-type="float">
            <text:p>-70.2715</text:p>
          </table:table-cell>
          <table:table-cell table:formula="of:=([.G226] + 180) * (1400 / 360) - 215" office:value-type="float" office:value="211.721944444444" calcext:value-type="float">
            <text:p>211.721944444444</text:p>
          </table:table-cell>
          <table:table-cell table:formula="of:=(700/2)-(1400* LN(TAN((PI() / 4) + (([.F226] * PI() / 180) / 2))) / (2*PI())) - 130" office:value-type="float" office:value="30.8074615262377" calcext:value-type="float">
            <text:p>30.8074615262377</text:p>
          </table:table-cell>
          <table:table-cell table:formula="of:=COM.MICROSOFT.CONCAT([.H226]; ; &quot;,&quot;; [.I226]; &quot; &quot;; [.H227]; &quot;,&quot;; [.I227])" office:value-type="string" office:string-value="211.721944444444,30.8074615262377 209.019555555556,37.1924694199325" calcext:value-type="string">
            <text:p>211.721944444444,30.8074615262377 209.019555555556,37.1924694199325</text:p>
          </table:table-cell>
          <table:table-cell table:formula="of:=COM.MICROSOFT.CONCAT(&quot;&lt;path style=&quot;&quot;fill:#000000;stroke-width:0.97;stroke:#000000;stroke-opacity:1&quot;&quot; d = &quot;&quot;M &quot;; [.J226]; &quot;&quot;&quot; id = &quot;&quot;path&quot;; [.A226]; &quot;&quot;&quot; /&gt;&quot;)" office:value-type="string" office:string-value="&lt;path style=&quot;fill:#000000;stroke-width:0.97;stroke:#000000;stroke-opacity:1&quot; d = &quot;M 211.721944444444,30.8074615262377 209.019555555556,37.1924694199325&quot; id = &quot;path224&quot; /&gt;" calcext:value-type="string">
            <text:p>&lt;path style="fill:#000000;stroke-width:0.97;stroke:#000000;stroke-opacity:1" d = "M 211.721944444444,30.8074615262377 209.019555555556,37.1924694199325" id = "path224" /&gt;</text:p>
          </table:table-cell>
          <table:table-cell table:formula="of:=COM.MICROSOFT.CONCAT(&quot;&lt;ellipse style=&quot;&quot;fill:#000000;stroke:#000000;stroke-width:1;stroke-linejoin:round&quot;&quot;&quot;; &quot; id = &quot;&quot;circle&quot;; [.A226]; &quot;&quot;&quot;&quot;; &quot; cx=&quot;&quot;&quot;; [.H226]; &quot;&quot;&quot;&quot;; &quot; cy=&quot;&quot;&quot;; [.I22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24&quot; cx=&quot;211.721944444444&quot; cy=&quot;30.8074615262377&quot; rx=&quot;0.9&quot; ry=&quot;0.8&quot; /&gt;" calcext:value-type="string">
            <text:p>&lt;ellipse style="fill:#000000;stroke:#000000;stroke-width:1;stroke-linejoin:round" id = "circle224" cx="211.721944444444" cy="30.8074615262377" rx="0.9" ry="0.8" /&gt;</text:p>
          </table:table-cell>
          <table:table-cell table:formula="of:=COM.MICROSOFT.CONCAT([.K226]; &quot; &quot;; [.L226])" office:value-type="string" office:string-value="&lt;path style=&quot;fill:#000000;stroke-width:0.97;stroke:#000000;stroke-opacity:1&quot; d = &quot;M 211.721944444444,30.8074615262377 209.019555555556,37.1924694199325&quot; id = &quot;path224&quot; /&gt; &lt;ellipse style=&quot;fill:#000000;stroke:#000000;stroke-width:1;stroke-linejoin:round&quot; id = &quot;circle224&quot; cx=&quot;211.721944444444&quot; cy=&quot;30.8074615262377&quot; rx=&quot;0.9&quot; ry=&quot;0.8&quot; /&gt;" calcext:value-type="string">
            <text:p>&lt;path style="fill:#000000;stroke-width:0.97;stroke:#000000;stroke-opacity:1" d = "M 211.721944444444,30.8074615262377 209.019555555556,37.1924694199325" id = "path224" /&gt; &lt;ellipse style="fill:#000000;stroke:#000000;stroke-width:1;stroke-linejoin:round" id = "circle224" cx="211.721944444444" cy="30.8074615262377" rx="0.9" ry="0.8" /&gt;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mumbo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Lynn</text:p>
          </table:table-cell>
          <table:table-cell office:value-type="float" office:value="42.4781" calcext:value-type="float">
            <text:p>42.4781</text:p>
          </table:table-cell>
          <table:table-cell office:value-type="float" office:value="-70.9664" calcext:value-type="float">
            <text:p>-70.9664</text:p>
          </table:table-cell>
          <table:table-cell table:formula="of:=([.G227] + 180) * (1400 / 360) - 215" office:value-type="float" office:value="209.019555555556" calcext:value-type="float">
            <text:p>209.019555555556</text:p>
          </table:table-cell>
          <table:table-cell table:formula="of:=(700/2)-(1400* LN(TAN((PI() / 4) + (([.F227] * PI() / 180) / 2))) / (2*PI())) - 130" office:value-type="float" office:value="37.1924694199325" calcext:value-type="float">
            <text:p>37.1924694199325</text:p>
          </table:table-cell>
          <table:table-cell table:formula="of:=COM.MICROSOFT.CONCAT([.H227]; ; &quot;,&quot;; [.I227]; &quot; &quot;; [.H228]; &quot;,&quot;; [.I228])" office:value-type="string" office:string-value="209.019555555556,37.1924694199325 209.019555555556,37.1924694199325" calcext:value-type="string">
            <text:p>209.019555555556,37.1924694199325 209.019555555556,37.1924694199325</text:p>
          </table:table-cell>
          <table:table-cell table:formula="of:=COM.MICROSOFT.CONCAT(&quot;&lt;path style=&quot;&quot;fill:#000000;stroke-width:0.97;stroke:#000000;stroke-opacity:1&quot;&quot; d = &quot;&quot;M &quot;; [.J227]; &quot;&quot;&quot; id = &quot;&quot;path&quot;; [.A227]; &quot;&quot;&quot; /&gt;&quot;)" office:value-type="string" office:string-value="&lt;path style=&quot;fill:#000000;stroke-width:0.97;stroke:#000000;stroke-opacity:1&quot; d = &quot;M 209.019555555556,37.1924694199325 209.019555555556,37.1924694199325&quot; id = &quot;path225&quot; /&gt;" calcext:value-type="string">
            <text:p>&lt;path style="fill:#000000;stroke-width:0.97;stroke:#000000;stroke-opacity:1" d = "M 209.019555555556,37.1924694199325 209.019555555556,37.1924694199325" id = "path225" /&gt;</text:p>
          </table:table-cell>
          <table:table-cell table:formula="of:=COM.MICROSOFT.CONCAT(&quot;&lt;ellipse style=&quot;&quot;fill:#000000;stroke:#000000;stroke-width:1;stroke-linejoin:round&quot;&quot;&quot;; &quot; id = &quot;&quot;circle&quot;; [.A227]; &quot;&quot;&quot;&quot;; &quot; cx=&quot;&quot;&quot;; [.H227]; &quot;&quot;&quot;&quot;; &quot; cy=&quot;&quot;&quot;; [.I22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25&quot; cx=&quot;209.019555555556&quot; cy=&quot;37.1924694199325&quot; rx=&quot;0.9&quot; ry=&quot;0.8&quot; /&gt;" calcext:value-type="string">
            <text:p>&lt;ellipse style="fill:#000000;stroke:#000000;stroke-width:1;stroke-linejoin:round" id = "circle225" cx="209.019555555556" cy="37.1924694199325" rx="0.9" ry="0.8" /&gt;</text:p>
          </table:table-cell>
          <table:table-cell table:formula="of:=COM.MICROSOFT.CONCAT([.K227]; &quot; &quot;; [.L227])" office:value-type="string" office:string-value="&lt;path style=&quot;fill:#000000;stroke-width:0.97;stroke:#000000;stroke-opacity:1&quot; d = &quot;M 209.019555555556,37.1924694199325 209.019555555556,37.1924694199325&quot; id = &quot;path225&quot; /&gt; &lt;ellipse style=&quot;fill:#000000;stroke:#000000;stroke-width:1;stroke-linejoin:round&quot; id = &quot;circle225&quot; cx=&quot;209.019555555556&quot; cy=&quot;37.1924694199325&quot; rx=&quot;0.9&quot; ry=&quot;0.8&quot; /&gt;" calcext:value-type="string">
            <text:p>&lt;path style="fill:#000000;stroke-width:0.97;stroke:#000000;stroke-opacity:1" d = "M 209.019555555556,37.1924694199325 209.019555555556,37.1924694199325" id = "path225" /&gt; &lt;ellipse style="fill:#000000;stroke:#000000;stroke-width:1;stroke-linejoin:round" id = "circle225" cx="209.019555555556" cy="37.1924694199325" rx="0.9" ry="0.8" /&gt;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Lynn</text:p>
          </table:table-cell>
          <table:table-cell office:value-type="float" office:value="42.4781" calcext:value-type="float">
            <text:p>42.4781</text:p>
          </table:table-cell>
          <table:table-cell office:value-type="float" office:value="-70.9664" calcext:value-type="float">
            <text:p>-70.9664</text:p>
          </table:table-cell>
          <table:table-cell table:formula="of:=([.G228] + 180) * (1400 / 360) - 215" office:value-type="float" office:value="209.019555555556" calcext:value-type="float">
            <text:p>209.019555555556</text:p>
          </table:table-cell>
          <table:table-cell table:formula="of:=(700/2)-(1400* LN(TAN((PI() / 4) + (([.F228] * PI() / 180) / 2))) / (2*PI())) - 130" office:value-type="float" office:value="37.1924694199325" calcext:value-type="float">
            <text:p>37.1924694199325</text:p>
          </table:table-cell>
          <table:table-cell table:formula="of:=COM.MICROSOFT.CONCAT([.H228]; ; &quot;,&quot;; [.I228]; &quot; &quot;; [.H229]; &quot;,&quot;; [.I229])" office:value-type="string" office:string-value="209.019555555556,37.1924694199325 208.557555555556,38.0313627092093" calcext:value-type="string">
            <text:p>209.019555555556,37.1924694199325 208.557555555556,38.0313627092093</text:p>
          </table:table-cell>
          <table:table-cell table:formula="of:=COM.MICROSOFT.CONCAT(&quot;&lt;path style=&quot;&quot;fill:#000000;stroke-width:0.97;stroke:#000000;stroke-opacity:1&quot;&quot; d = &quot;&quot;M &quot;; [.J228]; &quot;&quot;&quot; id = &quot;&quot;path&quot;; [.A228]; &quot;&quot;&quot; /&gt;&quot;)" office:value-type="string" office:string-value="&lt;path style=&quot;fill:#000000;stroke-width:0.97;stroke:#000000;stroke-opacity:1&quot; d = &quot;M 209.019555555556,37.1924694199325 208.557555555556,38.0313627092093&quot; id = &quot;path226&quot; /&gt;" calcext:value-type="string">
            <text:p>&lt;path style="fill:#000000;stroke-width:0.97;stroke:#000000;stroke-opacity:1" d = "M 209.019555555556,37.1924694199325 208.557555555556,38.0313627092093" id = "path226" /&gt;</text:p>
          </table:table-cell>
          <table:table-cell table:formula="of:=COM.MICROSOFT.CONCAT(&quot;&lt;ellipse style=&quot;&quot;fill:#000000;stroke:#000000;stroke-width:1;stroke-linejoin:round&quot;&quot;&quot;; &quot; id = &quot;&quot;circle&quot;; [.A228]; &quot;&quot;&quot;&quot;; &quot; cx=&quot;&quot;&quot;; [.H228]; &quot;&quot;&quot;&quot;; &quot; cy=&quot;&quot;&quot;; [.I22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26&quot; cx=&quot;209.019555555556&quot; cy=&quot;37.1924694199325&quot; rx=&quot;0.9&quot; ry=&quot;0.8&quot; /&gt;" calcext:value-type="string">
            <text:p>&lt;ellipse style="fill:#000000;stroke:#000000;stroke-width:1;stroke-linejoin:round" id = "circle226" cx="209.019555555556" cy="37.1924694199325" rx="0.9" ry="0.8" /&gt;</text:p>
          </table:table-cell>
          <table:table-cell table:formula="of:=COM.MICROSOFT.CONCAT([.K228]; &quot; &quot;; [.L228])" office:value-type="string" office:string-value="&lt;path style=&quot;fill:#000000;stroke-width:0.97;stroke:#000000;stroke-opacity:1&quot; d = &quot;M 209.019555555556,37.1924694199325 208.557555555556,38.0313627092093&quot; id = &quot;path226&quot; /&gt; &lt;ellipse style=&quot;fill:#000000;stroke:#000000;stroke-width:1;stroke-linejoin:round&quot; id = &quot;circle226&quot; cx=&quot;209.019555555556&quot; cy=&quot;37.1924694199325&quot; rx=&quot;0.9&quot; ry=&quot;0.8&quot; /&gt;" calcext:value-type="string">
            <text:p>&lt;path style="fill:#000000;stroke-width:0.97;stroke:#000000;stroke-opacity:1" d = "M 209.019555555556,37.1924694199325 208.557555555556,38.0313627092093" id = "path226" /&gt; &lt;ellipse style="fill:#000000;stroke:#000000;stroke-width:1;stroke-linejoin:round" id = "circle226" cx="209.019555555556" cy="37.1924694199325" rx="0.9" ry="0.8" /&gt;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shooting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float" office:value="42.3188" calcext:value-type="float">
            <text:p>42.3188</text:p>
          </table:table-cell>
          <table:table-cell office:value-type="float" office:value="-71.0852" calcext:value-type="float">
            <text:p>-71.0852</text:p>
          </table:table-cell>
          <table:table-cell table:formula="of:=([.G229] + 180) * (1400 / 360) - 215" office:value-type="float" office:value="208.557555555556" calcext:value-type="float">
            <text:p>208.557555555556</text:p>
          </table:table-cell>
          <table:table-cell table:formula="of:=(700/2)-(1400* LN(TAN((PI() / 4) + (([.F229] * PI() / 180) / 2))) / (2*PI())) - 130" office:value-type="float" office:value="38.0313627092093" calcext:value-type="float">
            <text:p>38.0313627092093</text:p>
          </table:table-cell>
          <table:table-cell table:formula="of:=COM.MICROSOFT.CONCAT([.H229]; ; &quot;,&quot;; [.I229]; &quot; &quot;; [.H230]; &quot;,&quot;; [.I230])" office:value-type="string" office:string-value="208.557555555556,38.0313627092093 208.557555555556,38.0313627092093" calcext:value-type="string">
            <text:p>208.557555555556,38.0313627092093 208.557555555556,38.0313627092093</text:p>
          </table:table-cell>
          <table:table-cell table:formula="of:=COM.MICROSOFT.CONCAT(&quot;&lt;path style=&quot;&quot;fill:#000000;stroke-width:0.97;stroke:#000000;stroke-opacity:1&quot;&quot; d = &quot;&quot;M &quot;; [.J229]; &quot;&quot;&quot; id = &quot;&quot;path&quot;; [.A229]; &quot;&quot;&quot; /&gt;&quot;)" office:value-type="string" office:string-value="&lt;path style=&quot;fill:#000000;stroke-width:0.97;stroke:#000000;stroke-opacity:1&quot; d = &quot;M 208.557555555556,38.0313627092093 208.557555555556,38.0313627092093&quot; id = &quot;path227&quot; /&gt;" calcext:value-type="string">
            <text:p>&lt;path style="fill:#000000;stroke-width:0.97;stroke:#000000;stroke-opacity:1" d = "M 208.557555555556,38.0313627092093 208.557555555556,38.0313627092093" id = "path227" /&gt;</text:p>
          </table:table-cell>
          <table:table-cell table:formula="of:=COM.MICROSOFT.CONCAT(&quot;&lt;ellipse style=&quot;&quot;fill:#000000;stroke:#000000;stroke-width:1;stroke-linejoin:round&quot;&quot;&quot;; &quot; id = &quot;&quot;circle&quot;; [.A229]; &quot;&quot;&quot;&quot;; &quot; cx=&quot;&quot;&quot;; [.H229]; &quot;&quot;&quot;&quot;; &quot; cy=&quot;&quot;&quot;; [.I22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27&quot; cx=&quot;208.557555555556&quot; cy=&quot;38.0313627092093&quot; rx=&quot;0.9&quot; ry=&quot;0.8&quot; /&gt;" calcext:value-type="string">
            <text:p>&lt;ellipse style="fill:#000000;stroke:#000000;stroke-width:1;stroke-linejoin:round" id = "circle227" cx="208.557555555556" cy="38.0313627092093" rx="0.9" ry="0.8" /&gt;</text:p>
          </table:table-cell>
          <table:table-cell table:formula="of:=COM.MICROSOFT.CONCAT([.K229]; &quot; &quot;; [.L229])" office:value-type="string" office:string-value="&lt;path style=&quot;fill:#000000;stroke-width:0.97;stroke:#000000;stroke-opacity:1&quot; d = &quot;M 208.557555555556,38.0313627092093 208.557555555556,38.0313627092093&quot; id = &quot;path227&quot; /&gt; &lt;ellipse style=&quot;fill:#000000;stroke:#000000;stroke-width:1;stroke-linejoin:round&quot; id = &quot;circle227&quot; cx=&quot;208.557555555556&quot; cy=&quot;38.0313627092093&quot; rx=&quot;0.9&quot; ry=&quot;0.8&quot; /&gt;" calcext:value-type="string">
            <text:p>&lt;path style="fill:#000000;stroke-width:0.97;stroke:#000000;stroke-opacity:1" d = "M 208.557555555556,38.0313627092093 208.557555555556,38.0313627092093" id = "path227" /&gt; &lt;ellipse style="fill:#000000;stroke:#000000;stroke-width:1;stroke-linejoin:round" id = "circle227" cx="208.557555555556" cy="38.0313627092093" rx="0.9" ry="0.8" /&gt;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float" office:value="42.3188" calcext:value-type="float">
            <text:p>42.3188</text:p>
          </table:table-cell>
          <table:table-cell office:value-type="float" office:value="-71.0852" calcext:value-type="float">
            <text:p>-71.0852</text:p>
          </table:table-cell>
          <table:table-cell table:formula="of:=([.G230] + 180) * (1400 / 360) - 215" office:value-type="float" office:value="208.557555555556" calcext:value-type="float">
            <text:p>208.557555555556</text:p>
          </table:table-cell>
          <table:table-cell table:formula="of:=(700/2)-(1400* LN(TAN((PI() / 4) + (([.F230] * PI() / 180) / 2))) / (2*PI())) - 130" office:value-type="float" office:value="38.0313627092093" calcext:value-type="float">
            <text:p>38.0313627092093</text:p>
          </table:table-cell>
          <table:table-cell table:formula="of:=COM.MICROSOFT.CONCAT([.H230]; ; &quot;,&quot;; [.I230]; &quot; &quot;; [.H231]; &quot;,&quot;; [.I231])" office:value-type="string" office:string-value="208.557555555556,38.0313627092093 207.260611111111,40.6288094620628" calcext:value-type="string">
            <text:p>208.557555555556,38.0313627092093 207.260611111111,40.6288094620628</text:p>
          </table:table-cell>
          <table:table-cell table:formula="of:=COM.MICROSOFT.CONCAT(&quot;&lt;path style=&quot;&quot;fill:#000000;stroke-width:0.97;stroke:#000000;stroke-opacity:1&quot;&quot; d = &quot;&quot;M &quot;; [.J230]; &quot;&quot;&quot; id = &quot;&quot;path&quot;; [.A230]; &quot;&quot;&quot; /&gt;&quot;)" office:value-type="string" office:string-value="&lt;path style=&quot;fill:#000000;stroke-width:0.97;stroke:#000000;stroke-opacity:1&quot; d = &quot;M 208.557555555556,38.0313627092093 207.260611111111,40.6288094620628&quot; id = &quot;path228&quot; /&gt;" calcext:value-type="string">
            <text:p>&lt;path style="fill:#000000;stroke-width:0.97;stroke:#000000;stroke-opacity:1" d = "M 208.557555555556,38.0313627092093 207.260611111111,40.6288094620628" id = "path228" /&gt;</text:p>
          </table:table-cell>
          <table:table-cell table:formula="of:=COM.MICROSOFT.CONCAT(&quot;&lt;ellipse style=&quot;&quot;fill:#000000;stroke:#000000;stroke-width:1;stroke-linejoin:round&quot;&quot;&quot;; &quot; id = &quot;&quot;circle&quot;; [.A230]; &quot;&quot;&quot;&quot;; &quot; cx=&quot;&quot;&quot;; [.H230]; &quot;&quot;&quot;&quot;; &quot; cy=&quot;&quot;&quot;; [.I23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28&quot; cx=&quot;208.557555555556&quot; cy=&quot;38.0313627092093&quot; rx=&quot;0.9&quot; ry=&quot;0.8&quot; /&gt;" calcext:value-type="string">
            <text:p>&lt;ellipse style="fill:#000000;stroke:#000000;stroke-width:1;stroke-linejoin:round" id = "circle228" cx="208.557555555556" cy="38.0313627092093" rx="0.9" ry="0.8" /&gt;</text:p>
          </table:table-cell>
          <table:table-cell table:formula="of:=COM.MICROSOFT.CONCAT([.K230]; &quot; &quot;; [.L230])" office:value-type="string" office:string-value="&lt;path style=&quot;fill:#000000;stroke-width:0.97;stroke:#000000;stroke-opacity:1&quot; d = &quot;M 208.557555555556,38.0313627092093 207.260611111111,40.6288094620628&quot; id = &quot;path228&quot; /&gt; &lt;ellipse style=&quot;fill:#000000;stroke:#000000;stroke-width:1;stroke-linejoin:round&quot; id = &quot;circle228&quot; cx=&quot;208.557555555556&quot; cy=&quot;38.0313627092093&quot; rx=&quot;0.9&quot; ry=&quot;0.8&quot; /&gt;" calcext:value-type="string">
            <text:p>&lt;path style="fill:#000000;stroke-width:0.97;stroke:#000000;stroke-opacity:1" d = "M 208.557555555556,38.0313627092093 207.260611111111,40.6288094620628" id = "path228" /&gt; &lt;ellipse style="fill:#000000;stroke:#000000;stroke-width:1;stroke-linejoin:round" id = "circle228" cx="208.557555555556" cy="38.0313627092093" rx="0.9" ry="0.8" /&gt;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raised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float" office:value="41.823" calcext:value-type="float">
            <text:p>41.823</text:p>
          </table:table-cell>
          <table:table-cell office:value-type="float" office:value="-71.4187" calcext:value-type="float">
            <text:p>-71.4187</text:p>
          </table:table-cell>
          <table:table-cell table:formula="of:=([.G231] + 180) * (1400 / 360) - 215" office:value-type="float" office:value="207.260611111111" calcext:value-type="float">
            <text:p>207.260611111111</text:p>
          </table:table-cell>
          <table:table-cell table:formula="of:=(700/2)-(1400* LN(TAN((PI() / 4) + (([.F231] * PI() / 180) / 2))) / (2*PI())) - 130" office:value-type="float" office:value="40.6288094620628" calcext:value-type="float">
            <text:p>40.6288094620628</text:p>
          </table:table-cell>
          <table:table-cell table:formula="of:=COM.MICROSOFT.CONCAT([.H231]; ; &quot;,&quot;; [.I231]; &quot; &quot;; [.H232]; &quot;,&quot;; [.I232])" office:value-type="string" office:string-value="207.260611111111,40.6288094620628 207.6075,39.0946929145418" calcext:value-type="string">
            <text:p>207.260611111111,40.6288094620628 207.6075,39.0946929145418</text:p>
          </table:table-cell>
          <table:table-cell table:formula="of:=COM.MICROSOFT.CONCAT(&quot;&lt;path style=&quot;&quot;fill:#000000;stroke-width:0.97;stroke:#000000;stroke-opacity:1&quot;&quot; d = &quot;&quot;M &quot;; [.J231]; &quot;&quot;&quot; id = &quot;&quot;path&quot;; [.A231]; &quot;&quot;&quot; /&gt;&quot;)" office:value-type="string" office:string-value="&lt;path style=&quot;fill:#000000;stroke-width:0.97;stroke:#000000;stroke-opacity:1&quot; d = &quot;M 207.260611111111,40.6288094620628 207.6075,39.0946929145418&quot; id = &quot;path229&quot; /&gt;" calcext:value-type="string">
            <text:p>&lt;path style="fill:#000000;stroke-width:0.97;stroke:#000000;stroke-opacity:1" d = "M 207.260611111111,40.6288094620628 207.6075,39.0946929145418" id = "path229" /&gt;</text:p>
          </table:table-cell>
          <table:table-cell table:formula="of:=COM.MICROSOFT.CONCAT(&quot;&lt;ellipse style=&quot;&quot;fill:#000000;stroke:#000000;stroke-width:1;stroke-linejoin:round&quot;&quot;&quot;; &quot; id = &quot;&quot;circle&quot;; [.A231]; &quot;&quot;&quot;&quot;; &quot; cx=&quot;&quot;&quot;; [.H231]; &quot;&quot;&quot;&quot;; &quot; cy=&quot;&quot;&quot;; [.I23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29&quot; cx=&quot;207.260611111111&quot; cy=&quot;40.6288094620628&quot; rx=&quot;0.9&quot; ry=&quot;0.8&quot; /&gt;" calcext:value-type="string">
            <text:p>&lt;ellipse style="fill:#000000;stroke:#000000;stroke-width:1;stroke-linejoin:round" id = "circle229" cx="207.260611111111" cy="40.6288094620628" rx="0.9" ry="0.8" /&gt;</text:p>
          </table:table-cell>
          <table:table-cell table:formula="of:=COM.MICROSOFT.CONCAT([.K231]; &quot; &quot;; [.L231])" office:value-type="string" office:string-value="&lt;path style=&quot;fill:#000000;stroke-width:0.97;stroke:#000000;stroke-opacity:1&quot; d = &quot;M 207.260611111111,40.6288094620628 207.6075,39.0946929145418&quot; id = &quot;path229&quot; /&gt; &lt;ellipse style=&quot;fill:#000000;stroke:#000000;stroke-width:1;stroke-linejoin:round&quot; id = &quot;circle229&quot; cx=&quot;207.260611111111&quot; cy=&quot;40.6288094620628&quot; rx=&quot;0.9&quot; ry=&quot;0.8&quot; /&gt;" calcext:value-type="string">
            <text:p>&lt;path style="fill:#000000;stroke-width:0.97;stroke:#000000;stroke-opacity:1" d = "M 207.260611111111,40.6288094620628 207.6075,39.0946929145418" id = "path229" /&gt; &lt;ellipse style="fill:#000000;stroke:#000000;stroke-width:1;stroke-linejoin:round" id = "circle229" cx="207.260611111111" cy="40.6288094620628" rx="0.9" ry="0.8" /&gt;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illusive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orfolk</text:p>
          </table:table-cell>
          <table:table-cell office:value-type="float" office:value="42.1163" calcext:value-type="float">
            <text:p>42.1163</text:p>
          </table:table-cell>
          <table:table-cell office:value-type="float" office:value="-71.3295" calcext:value-type="float">
            <text:p>-71.3295</text:p>
          </table:table-cell>
          <table:table-cell table:formula="of:=([.G232] + 180) * (1400 / 360) - 215" office:value-type="float" office:value="207.6075" calcext:value-type="float">
            <text:p>207.6075</text:p>
          </table:table-cell>
          <table:table-cell table:formula="of:=(700/2)-(1400* LN(TAN((PI() / 4) + (([.F232] * PI() / 180) / 2))) / (2*PI())) - 130" office:value-type="float" office:value="39.0946929145418" calcext:value-type="float">
            <text:p>39.0946929145418</text:p>
          </table:table-cell>
          <table:table-cell table:formula="of:=COM.MICROSOFT.CONCAT([.H232]; ; &quot;,&quot;; [.I232]; &quot; &quot;; [.H233]; &quot;,&quot;; [.I233])" office:value-type="string" office:string-value="207.6075,39.0946929145418 207.6075,39.0946929145418" calcext:value-type="string">
            <text:p>207.6075,39.0946929145418 207.6075,39.0946929145418</text:p>
          </table:table-cell>
          <table:table-cell table:formula="of:=COM.MICROSOFT.CONCAT(&quot;&lt;path style=&quot;&quot;fill:#000000;stroke-width:0.97;stroke:#000000;stroke-opacity:1&quot;&quot; d = &quot;&quot;M &quot;; [.J232]; &quot;&quot;&quot; id = &quot;&quot;path&quot;; [.A232]; &quot;&quot;&quot; /&gt;&quot;)" office:value-type="string" office:string-value="&lt;path style=&quot;fill:#000000;stroke-width:0.97;stroke:#000000;stroke-opacity:1&quot; d = &quot;M 207.6075,39.0946929145418 207.6075,39.0946929145418&quot; id = &quot;path230&quot; /&gt;" calcext:value-type="string">
            <text:p>&lt;path style="fill:#000000;stroke-width:0.97;stroke:#000000;stroke-opacity:1" d = "M 207.6075,39.0946929145418 207.6075,39.0946929145418" id = "path230" /&gt;</text:p>
          </table:table-cell>
          <table:table-cell table:formula="of:=COM.MICROSOFT.CONCAT(&quot;&lt;ellipse style=&quot;&quot;fill:#000000;stroke:#000000;stroke-width:1;stroke-linejoin:round&quot;&quot;&quot;; &quot; id = &quot;&quot;circle&quot;; [.A232]; &quot;&quot;&quot;&quot;; &quot; cx=&quot;&quot;&quot;; [.H232]; &quot;&quot;&quot;&quot;; &quot; cy=&quot;&quot;&quot;; [.I23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30&quot; cx=&quot;207.6075&quot; cy=&quot;39.0946929145418&quot; rx=&quot;0.9&quot; ry=&quot;0.8&quot; /&gt;" calcext:value-type="string">
            <text:p>&lt;ellipse style="fill:#000000;stroke:#000000;stroke-width:1;stroke-linejoin:round" id = "circle230" cx="207.6075" cy="39.0946929145418" rx="0.9" ry="0.8" /&gt;</text:p>
          </table:table-cell>
          <table:table-cell table:formula="of:=COM.MICROSOFT.CONCAT([.K232]; &quot; &quot;; [.L232])" office:value-type="string" office:string-value="&lt;path style=&quot;fill:#000000;stroke-width:0.97;stroke:#000000;stroke-opacity:1&quot; d = &quot;M 207.6075,39.0946929145418 207.6075,39.0946929145418&quot; id = &quot;path230&quot; /&gt; &lt;ellipse style=&quot;fill:#000000;stroke:#000000;stroke-width:1;stroke-linejoin:round&quot; id = &quot;circle230&quot; cx=&quot;207.6075&quot; cy=&quot;39.0946929145418&quot; rx=&quot;0.9&quot; ry=&quot;0.8&quot; /&gt;" calcext:value-type="string">
            <text:p>&lt;path style="fill:#000000;stroke-width:0.97;stroke:#000000;stroke-opacity:1" d = "M 207.6075,39.0946929145418 207.6075,39.0946929145418" id = "path230" /&gt; &lt;ellipse style="fill:#000000;stroke:#000000;stroke-width:1;stroke-linejoin:round" id = "circle230" cx="207.6075" cy="39.0946929145418" rx="0.9" ry="0.8" /&gt;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orfolk</text:p>
          </table:table-cell>
          <table:table-cell office:value-type="float" office:value="42.1163" calcext:value-type="float">
            <text:p>42.1163</text:p>
          </table:table-cell>
          <table:table-cell office:value-type="float" office:value="-71.3295" calcext:value-type="float">
            <text:p>-71.3295</text:p>
          </table:table-cell>
          <table:table-cell table:formula="of:=([.G233] + 180) * (1400 / 360) - 215" office:value-type="float" office:value="207.6075" calcext:value-type="float">
            <text:p>207.6075</text:p>
          </table:table-cell>
          <table:table-cell table:formula="of:=(700/2)-(1400* LN(TAN((PI() / 4) + (([.F233] * PI() / 180) / 2))) / (2*PI())) - 130" office:value-type="float" office:value="39.0946929145418" calcext:value-type="float">
            <text:p>39.0946929145418</text:p>
          </table:table-cell>
          <table:table-cell table:formula="of:=COM.MICROSOFT.CONCAT([.H233]; ; &quot;,&quot;; [.I233]; &quot; &quot;; [.H234]; &quot;,&quot;; [.I234])" office:value-type="string" office:string-value="207.6075,39.0946929145418 207.637833333333,36.3435082705803" calcext:value-type="string">
            <text:p>207.6075,39.0946929145418 207.637833333333,36.3435082705803</text:p>
          </table:table-cell>
          <table:table-cell table:formula="of:=COM.MICROSOFT.CONCAT(&quot;&lt;path style=&quot;&quot;fill:#000000;stroke-width:0.97;stroke:#000000;stroke-opacity:1&quot;&quot; d = &quot;&quot;M &quot;; [.J233]; &quot;&quot;&quot; id = &quot;&quot;path&quot;; [.A233]; &quot;&quot;&quot; /&gt;&quot;)" office:value-type="string" office:string-value="&lt;path style=&quot;fill:#000000;stroke-width:0.97;stroke:#000000;stroke-opacity:1&quot; d = &quot;M 207.6075,39.0946929145418 207.637833333333,36.3435082705803&quot; id = &quot;path231&quot; /&gt;" calcext:value-type="string">
            <text:p>&lt;path style="fill:#000000;stroke-width:0.97;stroke:#000000;stroke-opacity:1" d = "M 207.6075,39.0946929145418 207.637833333333,36.3435082705803" id = "path231" /&gt;</text:p>
          </table:table-cell>
          <table:table-cell table:formula="of:=COM.MICROSOFT.CONCAT(&quot;&lt;ellipse style=&quot;&quot;fill:#000000;stroke:#000000;stroke-width:1;stroke-linejoin:round&quot;&quot;&quot;; &quot; id = &quot;&quot;circle&quot;; [.A233]; &quot;&quot;&quot;&quot;; &quot; cx=&quot;&quot;&quot;; [.H233]; &quot;&quot;&quot;&quot;; &quot; cy=&quot;&quot;&quot;; [.I23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31&quot; cx=&quot;207.6075&quot; cy=&quot;39.0946929145418&quot; rx=&quot;0.9&quot; ry=&quot;0.8&quot; /&gt;" calcext:value-type="string">
            <text:p>&lt;ellipse style="fill:#000000;stroke:#000000;stroke-width:1;stroke-linejoin:round" id = "circle231" cx="207.6075" cy="39.0946929145418" rx="0.9" ry="0.8" /&gt;</text:p>
          </table:table-cell>
          <table:table-cell table:formula="of:=COM.MICROSOFT.CONCAT([.K233]; &quot; &quot;; [.L233])" office:value-type="string" office:string-value="&lt;path style=&quot;fill:#000000;stroke-width:0.97;stroke:#000000;stroke-opacity:1&quot; d = &quot;M 207.6075,39.0946929145418 207.637833333333,36.3435082705803&quot; id = &quot;path231&quot; /&gt; &lt;ellipse style=&quot;fill:#000000;stroke:#000000;stroke-width:1;stroke-linejoin:round&quot; id = &quot;circle231&quot; cx=&quot;207.6075&quot; cy=&quot;39.0946929145418&quot; rx=&quot;0.9&quot; ry=&quot;0.8&quot; /&gt;" calcext:value-type="string">
            <text:p>&lt;path style="fill:#000000;stroke-width:0.97;stroke:#000000;stroke-opacity:1" d = "M 207.6075,39.0946929145418 207.637833333333,36.3435082705803" id = "path231" /&gt; &lt;ellipse style="fill:#000000;stroke:#000000;stroke-width:1;stroke-linejoin:round" id = "circle231" cx="207.6075" cy="39.0946929145418" rx="0.9" ry="0.8" /&gt;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mold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Lowell</text:p>
          </table:table-cell>
          <table:table-cell office:value-type="float" office:value="42.6389" calcext:value-type="float">
            <text:p>42.6389</text:p>
          </table:table-cell>
          <table:table-cell office:value-type="float" office:value="-71.3217" calcext:value-type="float">
            <text:p>-71.3217</text:p>
          </table:table-cell>
          <table:table-cell table:formula="of:=([.G234] + 180) * (1400 / 360) - 215" office:value-type="float" office:value="207.637833333333" calcext:value-type="float">
            <text:p>207.637833333333</text:p>
          </table:table-cell>
          <table:table-cell table:formula="of:=(700/2)-(1400* LN(TAN((PI() / 4) + (([.F234] * PI() / 180) / 2))) / (2*PI())) - 130" office:value-type="float" office:value="36.3435082705803" calcext:value-type="float">
            <text:p>36.3435082705803</text:p>
          </table:table-cell>
          <table:table-cell table:formula="of:=COM.MICROSOFT.CONCAT([.H234]; ; &quot;,&quot;; [.I234]; &quot; &quot;; [.H235]; &quot;,&quot;; [.I235])" office:value-type="string" office:string-value="207.637833333333,36.3435082705803 207.637833333333,36.3435082705803" calcext:value-type="string">
            <text:p>207.637833333333,36.3435082705803 207.637833333333,36.3435082705803</text:p>
          </table:table-cell>
          <table:table-cell table:formula="of:=COM.MICROSOFT.CONCAT(&quot;&lt;path style=&quot;&quot;fill:#000000;stroke-width:0.97;stroke:#000000;stroke-opacity:1&quot;&quot; d = &quot;&quot;M &quot;; [.J234]; &quot;&quot;&quot; id = &quot;&quot;path&quot;; [.A234]; &quot;&quot;&quot; /&gt;&quot;)" office:value-type="string" office:string-value="&lt;path style=&quot;fill:#000000;stroke-width:0.97;stroke:#000000;stroke-opacity:1&quot; d = &quot;M 207.637833333333,36.3435082705803 207.637833333333,36.3435082705803&quot; id = &quot;path232&quot; /&gt;" calcext:value-type="string">
            <text:p>&lt;path style="fill:#000000;stroke-width:0.97;stroke:#000000;stroke-opacity:1" d = "M 207.637833333333,36.3435082705803 207.637833333333,36.3435082705803" id = "path232" /&gt;</text:p>
          </table:table-cell>
          <table:table-cell table:formula="of:=COM.MICROSOFT.CONCAT(&quot;&lt;ellipse style=&quot;&quot;fill:#000000;stroke:#000000;stroke-width:1;stroke-linejoin:round&quot;&quot;&quot;; &quot; id = &quot;&quot;circle&quot;; [.A234]; &quot;&quot;&quot;&quot;; &quot; cx=&quot;&quot;&quot;; [.H234]; &quot;&quot;&quot;&quot;; &quot; cy=&quot;&quot;&quot;; [.I23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32&quot; cx=&quot;207.637833333333&quot; cy=&quot;36.3435082705803&quot; rx=&quot;0.9&quot; ry=&quot;0.8&quot; /&gt;" calcext:value-type="string">
            <text:p>&lt;ellipse style="fill:#000000;stroke:#000000;stroke-width:1;stroke-linejoin:round" id = "circle232" cx="207.637833333333" cy="36.3435082705803" rx="0.9" ry="0.8" /&gt;</text:p>
          </table:table-cell>
          <table:table-cell table:formula="of:=COM.MICROSOFT.CONCAT([.K234]; &quot; &quot;; [.L234])" office:value-type="string" office:string-value="&lt;path style=&quot;fill:#000000;stroke-width:0.97;stroke:#000000;stroke-opacity:1&quot; d = &quot;M 207.637833333333,36.3435082705803 207.637833333333,36.3435082705803&quot; id = &quot;path232&quot; /&gt; &lt;ellipse style=&quot;fill:#000000;stroke:#000000;stroke-width:1;stroke-linejoin:round&quot; id = &quot;circle232&quot; cx=&quot;207.637833333333&quot; cy=&quot;36.3435082705803&quot; rx=&quot;0.9&quot; ry=&quot;0.8&quot; /&gt;" calcext:value-type="string">
            <text:p>&lt;path style="fill:#000000;stroke-width:0.97;stroke:#000000;stroke-opacity:1" d = "M 207.637833333333,36.3435082705803 207.637833333333,36.3435082705803" id = "path232" /&gt; &lt;ellipse style="fill:#000000;stroke:#000000;stroke-width:1;stroke-linejoin:round" id = "circle232" cx="207.637833333333" cy="36.3435082705803" rx="0.9" ry="0.8" /&gt;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bukavu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Lowell</text:p>
          </table:table-cell>
          <table:table-cell office:value-type="float" office:value="42.6389" calcext:value-type="float">
            <text:p>42.6389</text:p>
          </table:table-cell>
          <table:table-cell office:value-type="float" office:value="-71.3217" calcext:value-type="float">
            <text:p>-71.3217</text:p>
          </table:table-cell>
          <table:table-cell table:formula="of:=([.G235] + 180) * (1400 / 360) - 215" office:value-type="float" office:value="207.637833333333" calcext:value-type="float">
            <text:p>207.637833333333</text:p>
          </table:table-cell>
          <table:table-cell table:formula="of:=(700/2)-(1400* LN(TAN((PI() / 4) + (([.F235] * PI() / 180) / 2))) / (2*PI())) - 130" office:value-type="float" office:value="36.3435082705803" calcext:value-type="float">
            <text:p>36.3435082705803</text:p>
          </table:table-cell>
          <table:table-cell table:formula="of:=COM.MICROSOFT.CONCAT([.H235]; ; &quot;,&quot;; [.I235]; &quot; &quot;; [.H236]; &quot;,&quot;; [.I236])" office:value-type="string" office:string-value="207.637833333333,36.3435082705803 207.1595,34.5098226258307" calcext:value-type="string">
            <text:p>207.637833333333,36.3435082705803 207.1595,34.5098226258307</text:p>
          </table:table-cell>
          <table:table-cell table:formula="of:=COM.MICROSOFT.CONCAT(&quot;&lt;path style=&quot;&quot;fill:#000000;stroke-width:0.97;stroke:#000000;stroke-opacity:1&quot;&quot; d = &quot;&quot;M &quot;; [.J235]; &quot;&quot;&quot; id = &quot;&quot;path&quot;; [.A235]; &quot;&quot;&quot; /&gt;&quot;)" office:value-type="string" office:string-value="&lt;path style=&quot;fill:#000000;stroke-width:0.97;stroke:#000000;stroke-opacity:1&quot; d = &quot;M 207.637833333333,36.3435082705803 207.1595,34.5098226258307&quot; id = &quot;path233&quot; /&gt;" calcext:value-type="string">
            <text:p>&lt;path style="fill:#000000;stroke-width:0.97;stroke:#000000;stroke-opacity:1" d = "M 207.637833333333,36.3435082705803 207.1595,34.5098226258307" id = "path233" /&gt;</text:p>
          </table:table-cell>
          <table:table-cell table:formula="of:=COM.MICROSOFT.CONCAT(&quot;&lt;ellipse style=&quot;&quot;fill:#000000;stroke:#000000;stroke-width:1;stroke-linejoin:round&quot;&quot;&quot;; &quot; id = &quot;&quot;circle&quot;; [.A235]; &quot;&quot;&quot;&quot;; &quot; cx=&quot;&quot;&quot;; [.H235]; &quot;&quot;&quot;&quot;; &quot; cy=&quot;&quot;&quot;; [.I23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33&quot; cx=&quot;207.637833333333&quot; cy=&quot;36.3435082705803&quot; rx=&quot;0.9&quot; ry=&quot;0.8&quot; /&gt;" calcext:value-type="string">
            <text:p>&lt;ellipse style="fill:#000000;stroke:#000000;stroke-width:1;stroke-linejoin:round" id = "circle233" cx="207.637833333333" cy="36.3435082705803" rx="0.9" ry="0.8" /&gt;</text:p>
          </table:table-cell>
          <table:table-cell table:formula="of:=COM.MICROSOFT.CONCAT([.K235]; &quot; &quot;; [.L235])" office:value-type="string" office:string-value="&lt;path style=&quot;fill:#000000;stroke-width:0.97;stroke:#000000;stroke-opacity:1&quot; d = &quot;M 207.637833333333,36.3435082705803 207.1595,34.5098226258307&quot; id = &quot;path233&quot; /&gt; &lt;ellipse style=&quot;fill:#000000;stroke:#000000;stroke-width:1;stroke-linejoin:round&quot; id = &quot;circle233&quot; cx=&quot;207.637833333333&quot; cy=&quot;36.3435082705803&quot; rx=&quot;0.9&quot; ry=&quot;0.8&quot; /&gt;" calcext:value-type="string">
            <text:p>&lt;path style="fill:#000000;stroke-width:0.97;stroke:#000000;stroke-opacity:1" d = "M 207.637833333333,36.3435082705803 207.1595,34.5098226258307" id = "path233" /&gt; &lt;ellipse style="fill:#000000;stroke:#000000;stroke-width:1;stroke-linejoin:round" id = "circle233" cx="207.637833333333" cy="36.3435082705803" rx="0.9" ry="0.8" /&gt;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hasm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Manchester</text:p>
          </table:table-cell>
          <table:table-cell office:value-type="float" office:value="42.9848" calcext:value-type="float">
            <text:p>42.9848</text:p>
          </table:table-cell>
          <table:table-cell office:value-type="float" office:value="-71.4447" calcext:value-type="float">
            <text:p>-71.4447</text:p>
          </table:table-cell>
          <table:table-cell table:formula="of:=([.G236] + 180) * (1400 / 360) - 215" office:value-type="float" office:value="207.1595" calcext:value-type="float">
            <text:p>207.1595</text:p>
          </table:table-cell>
          <table:table-cell table:formula="of:=(700/2)-(1400* LN(TAN((PI() / 4) + (([.F236] * PI() / 180) / 2))) / (2*PI())) - 130" office:value-type="float" office:value="34.5098226258307" calcext:value-type="float">
            <text:p>34.5098226258307</text:p>
          </table:table-cell>
          <table:table-cell table:formula="of:=COM.MICROSOFT.CONCAT([.H236]; ; &quot;,&quot;; [.I236]; &quot; &quot;; [.H237]; &quot;,&quot;; [.I237])" office:value-type="string" office:string-value="207.1595,34.5098226258307 202.901944444444,39.098886974991" calcext:value-type="string">
            <text:p>207.1595,34.5098226258307 202.901944444444,39.098886974991</text:p>
          </table:table-cell>
          <table:table-cell table:formula="of:=COM.MICROSOFT.CONCAT(&quot;&lt;path style=&quot;&quot;fill:#000000;stroke-width:0.97;stroke:#000000;stroke-opacity:1&quot;&quot; d = &quot;&quot;M &quot;; [.J236]; &quot;&quot;&quot; id = &quot;&quot;path&quot;; [.A236]; &quot;&quot;&quot; /&gt;&quot;)" office:value-type="string" office:string-value="&lt;path style=&quot;fill:#000000;stroke-width:0.97;stroke:#000000;stroke-opacity:1&quot; d = &quot;M 207.1595,34.5098226258307 202.901944444444,39.098886974991&quot; id = &quot;path234&quot; /&gt;" calcext:value-type="string">
            <text:p>&lt;path style="fill:#000000;stroke-width:0.97;stroke:#000000;stroke-opacity:1" d = "M 207.1595,34.5098226258307 202.901944444444,39.098886974991" id = "path234" /&gt;</text:p>
          </table:table-cell>
          <table:table-cell table:formula="of:=COM.MICROSOFT.CONCAT(&quot;&lt;ellipse style=&quot;&quot;fill:#000000;stroke:#000000;stroke-width:1;stroke-linejoin:round&quot;&quot;&quot;; &quot; id = &quot;&quot;circle&quot;; [.A236]; &quot;&quot;&quot;&quot;; &quot; cx=&quot;&quot;&quot;; [.H236]; &quot;&quot;&quot;&quot;; &quot; cy=&quot;&quot;&quot;; [.I23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34&quot; cx=&quot;207.1595&quot; cy=&quot;34.5098226258307&quot; rx=&quot;0.9&quot; ry=&quot;0.8&quot; /&gt;" calcext:value-type="string">
            <text:p>&lt;ellipse style="fill:#000000;stroke:#000000;stroke-width:1;stroke-linejoin:round" id = "circle234" cx="207.1595" cy="34.5098226258307" rx="0.9" ry="0.8" /&gt;</text:p>
          </table:table-cell>
          <table:table-cell table:formula="of:=COM.MICROSOFT.CONCAT([.K236]; &quot; &quot;; [.L236])" office:value-type="string" office:string-value="&lt;path style=&quot;fill:#000000;stroke-width:0.97;stroke:#000000;stroke-opacity:1&quot; d = &quot;M 207.1595,34.5098226258307 202.901944444444,39.098886974991&quot; id = &quot;path234&quot; /&gt; &lt;ellipse style=&quot;fill:#000000;stroke:#000000;stroke-width:1;stroke-linejoin:round&quot; id = &quot;circle234&quot; cx=&quot;207.1595&quot; cy=&quot;34.5098226258307&quot; rx=&quot;0.9&quot; ry=&quot;0.8&quot; /&gt;" calcext:value-type="string">
            <text:p>&lt;path style="fill:#000000;stroke-width:0.97;stroke:#000000;stroke-opacity:1" d = "M 207.1595,34.5098226258307 202.901944444444,39.098886974991" id = "path234" /&gt; &lt;ellipse style="fill:#000000;stroke:#000000;stroke-width:1;stroke-linejoin:round" id = "circle234" cx="207.1595" cy="34.5098226258307" rx="0.9" ry="0.8" /&gt;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float" office:value="42.1155" calcext:value-type="float">
            <text:p>42.1155</text:p>
          </table:table-cell>
          <table:table-cell office:value-type="float" office:value="-72.5395" calcext:value-type="float">
            <text:p>-72.5395</text:p>
          </table:table-cell>
          <table:table-cell table:formula="of:=([.G237] + 180) * (1400 / 360) - 215" office:value-type="float" office:value="202.901944444444" calcext:value-type="float">
            <text:p>202.901944444444</text:p>
          </table:table-cell>
          <table:table-cell table:formula="of:=(700/2)-(1400* LN(TAN((PI() / 4) + (([.F237] * PI() / 180) / 2))) / (2*PI())) - 130" office:value-type="float" office:value="39.098886974991" calcext:value-type="float">
            <text:p>39.098886974991</text:p>
          </table:table-cell>
          <table:table-cell table:formula="of:=COM.MICROSOFT.CONCAT([.H237]; ; &quot;,&quot;; [.I237]; &quot; &quot;; [.H238]; &quot;,&quot;; [.I238])" office:value-type="string" office:string-value="202.901944444444,39.098886974991 202.342333333333,40.9256117534533" calcext:value-type="string">
            <text:p>202.901944444444,39.098886974991 202.342333333333,40.9256117534533</text:p>
          </table:table-cell>
          <table:table-cell table:formula="of:=COM.MICROSOFT.CONCAT(&quot;&lt;path style=&quot;&quot;fill:#000000;stroke-width:0.97;stroke:#000000;stroke-opacity:1&quot;&quot; d = &quot;&quot;M &quot;; [.J237]; &quot;&quot;&quot; id = &quot;&quot;path&quot;; [.A237]; &quot;&quot;&quot; /&gt;&quot;)" office:value-type="string" office:string-value="&lt;path style=&quot;fill:#000000;stroke-width:0.97;stroke:#000000;stroke-opacity:1&quot; d = &quot;M 202.901944444444,39.098886974991 202.342333333333,40.9256117534533&quot; id = &quot;path235&quot; /&gt;" calcext:value-type="string">
            <text:p>&lt;path style="fill:#000000;stroke-width:0.97;stroke:#000000;stroke-opacity:1" d = "M 202.901944444444,39.098886974991 202.342333333333,40.9256117534533" id = "path235" /&gt;</text:p>
          </table:table-cell>
          <table:table-cell table:formula="of:=COM.MICROSOFT.CONCAT(&quot;&lt;ellipse style=&quot;&quot;fill:#000000;stroke:#000000;stroke-width:1;stroke-linejoin:round&quot;&quot;&quot;; &quot; id = &quot;&quot;circle&quot;; [.A237]; &quot;&quot;&quot;&quot;; &quot; cx=&quot;&quot;&quot;; [.H237]; &quot;&quot;&quot;&quot;; &quot; cy=&quot;&quot;&quot;; [.I23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35&quot; cx=&quot;202.901944444444&quot; cy=&quot;39.098886974991&quot; rx=&quot;0.9&quot; ry=&quot;0.8&quot; /&gt;" calcext:value-type="string">
            <text:p>&lt;ellipse style="fill:#000000;stroke:#000000;stroke-width:1;stroke-linejoin:round" id = "circle235" cx="202.901944444444" cy="39.098886974991" rx="0.9" ry="0.8" /&gt;</text:p>
          </table:table-cell>
          <table:table-cell table:formula="of:=COM.MICROSOFT.CONCAT([.K237]; &quot; &quot;; [.L237])" office:value-type="string" office:string-value="&lt;path style=&quot;fill:#000000;stroke-width:0.97;stroke:#000000;stroke-opacity:1&quot; d = &quot;M 202.901944444444,39.098886974991 202.342333333333,40.9256117534533&quot; id = &quot;path235&quot; /&gt; &lt;ellipse style=&quot;fill:#000000;stroke:#000000;stroke-width:1;stroke-linejoin:round&quot; id = &quot;circle235&quot; cx=&quot;202.901944444444&quot; cy=&quot;39.098886974991&quot; rx=&quot;0.9&quot; ry=&quot;0.8&quot; /&gt;" calcext:value-type="string">
            <text:p>&lt;path style="fill:#000000;stroke-width:0.97;stroke:#000000;stroke-opacity:1" d = "M 202.901944444444,39.098886974991 202.342333333333,40.9256117534533" id = "path235" /&gt; &lt;ellipse style="fill:#000000;stroke:#000000;stroke-width:1;stroke-linejoin:round" id = "circle235" cx="202.901944444444" cy="39.098886974991" rx="0.9" ry="0.8" /&gt;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vicious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float" office:value="41.7661" calcext:value-type="float">
            <text:p>41.7661</text:p>
          </table:table-cell>
          <table:table-cell office:value-type="float" office:value="-72.6834" calcext:value-type="float">
            <text:p>-72.6834</text:p>
          </table:table-cell>
          <table:table-cell table:formula="of:=([.G238] + 180) * (1400 / 360) - 215" office:value-type="float" office:value="202.342333333333" calcext:value-type="float">
            <text:p>202.342333333333</text:p>
          </table:table-cell>
          <table:table-cell table:formula="of:=(700/2)-(1400* LN(TAN((PI() / 4) + (([.F238] * PI() / 180) / 2))) / (2*PI())) - 130" office:value-type="float" office:value="40.9256117534533" calcext:value-type="float">
            <text:p>40.9256117534533</text:p>
          </table:table-cell>
          <table:table-cell table:formula="of:=COM.MICROSOFT.CONCAT([.H238]; ; &quot;,&quot;; [.I238]; &quot; &quot;; [.H239]; &quot;,&quot;; [.I239])" office:value-type="string" office:string-value="202.342333333333,40.9256117534533 202.342333333333,40.9256117534533" calcext:value-type="string">
            <text:p>202.342333333333,40.9256117534533 202.342333333333,40.9256117534533</text:p>
          </table:table-cell>
          <table:table-cell table:formula="of:=COM.MICROSOFT.CONCAT(&quot;&lt;path style=&quot;&quot;fill:#000000;stroke-width:0.97;stroke:#000000;stroke-opacity:1&quot;&quot; d = &quot;&quot;M &quot;; [.J238]; &quot;&quot;&quot; id = &quot;&quot;path&quot;; [.A238]; &quot;&quot;&quot; /&gt;&quot;)" office:value-type="string" office:string-value="&lt;path style=&quot;fill:#000000;stroke-width:0.97;stroke:#000000;stroke-opacity:1&quot; d = &quot;M 202.342333333333,40.9256117534533 202.342333333333,40.9256117534533&quot; id = &quot;path236&quot; /&gt;" calcext:value-type="string">
            <text:p>&lt;path style="fill:#000000;stroke-width:0.97;stroke:#000000;stroke-opacity:1" d = "M 202.342333333333,40.9256117534533 202.342333333333,40.9256117534533" id = "path236" /&gt;</text:p>
          </table:table-cell>
          <table:table-cell table:formula="of:=COM.MICROSOFT.CONCAT(&quot;&lt;ellipse style=&quot;&quot;fill:#000000;stroke:#000000;stroke-width:1;stroke-linejoin:round&quot;&quot;&quot;; &quot; id = &quot;&quot;circle&quot;; [.A238]; &quot;&quot;&quot;&quot;; &quot; cx=&quot;&quot;&quot;; [.H238]; &quot;&quot;&quot;&quot;; &quot; cy=&quot;&quot;&quot;; [.I23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36&quot; cx=&quot;202.342333333333&quot; cy=&quot;40.9256117534533&quot; rx=&quot;0.9&quot; ry=&quot;0.8&quot; /&gt;" calcext:value-type="string">
            <text:p>&lt;ellipse style="fill:#000000;stroke:#000000;stroke-width:1;stroke-linejoin:round" id = "circle236" cx="202.342333333333" cy="40.9256117534533" rx="0.9" ry="0.8" /&gt;</text:p>
          </table:table-cell>
          <table:table-cell table:formula="of:=COM.MICROSOFT.CONCAT([.K238]; &quot; &quot;; [.L238])" office:value-type="string" office:string-value="&lt;path style=&quot;fill:#000000;stroke-width:0.97;stroke:#000000;stroke-opacity:1&quot; d = &quot;M 202.342333333333,40.9256117534533 202.342333333333,40.9256117534533&quot; id = &quot;path236&quot; /&gt; &lt;ellipse style=&quot;fill:#000000;stroke:#000000;stroke-width:1;stroke-linejoin:round&quot; id = &quot;circle236&quot; cx=&quot;202.342333333333&quot; cy=&quot;40.9256117534533&quot; rx=&quot;0.9&quot; ry=&quot;0.8&quot; /&gt;" calcext:value-type="string">
            <text:p>&lt;path style="fill:#000000;stroke-width:0.97;stroke:#000000;stroke-opacity:1" d = "M 202.342333333333,40.9256117534533 202.342333333333,40.9256117534533" id = "path236" /&gt; &lt;ellipse style="fill:#000000;stroke:#000000;stroke-width:1;stroke-linejoin:round" id = "circle236" cx="202.342333333333" cy="40.9256117534533" rx="0.9" ry="0.8" /&gt;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float" office:value="41.7661" calcext:value-type="float">
            <text:p>41.7661</text:p>
          </table:table-cell>
          <table:table-cell office:value-type="float" office:value="-72.6834" calcext:value-type="float">
            <text:p>-72.6834</text:p>
          </table:table-cell>
          <table:table-cell table:formula="of:=([.G239] + 180) * (1400 / 360) - 215" office:value-type="float" office:value="202.342333333333" calcext:value-type="float">
            <text:p>202.342333333333</text:p>
          </table:table-cell>
          <table:table-cell table:formula="of:=(700/2)-(1400* LN(TAN((PI() / 4) + (([.F239] * PI() / 180) / 2))) / (2*PI())) - 130" office:value-type="float" office:value="40.9256117534533" calcext:value-type="float">
            <text:p>40.9256117534533</text:p>
          </table:table-cell>
          <table:table-cell table:formula="of:=COM.MICROSOFT.CONCAT([.H239]; ; &quot;,&quot;; [.I239]; &quot; &quot;; [.H240]; &quot;,&quot;; [.I240])" office:value-type="string" office:string-value="202.342333333333,40.9256117534533 198.005055555556,36.1980995502725" calcext:value-type="string">
            <text:p>202.342333333333,40.9256117534533 198.005055555556,36.1980995502725</text:p>
          </table:table-cell>
          <table:table-cell table:formula="of:=COM.MICROSOFT.CONCAT(&quot;&lt;path style=&quot;&quot;fill:#000000;stroke-width:0.97;stroke:#000000;stroke-opacity:1&quot;&quot; d = &quot;&quot;M &quot;; [.J239]; &quot;&quot;&quot; id = &quot;&quot;path&quot;; [.A239]; &quot;&quot;&quot; /&gt;&quot;)" office:value-type="string" office:string-value="&lt;path style=&quot;fill:#000000;stroke-width:0.97;stroke:#000000;stroke-opacity:1&quot; d = &quot;M 202.342333333333,40.9256117534533 198.005055555556,36.1980995502725&quot; id = &quot;path237&quot; /&gt;" calcext:value-type="string">
            <text:p>&lt;path style="fill:#000000;stroke-width:0.97;stroke:#000000;stroke-opacity:1" d = "M 202.342333333333,40.9256117534533 198.005055555556,36.1980995502725" id = "path237" /&gt;</text:p>
          </table:table-cell>
          <table:table-cell table:formula="of:=COM.MICROSOFT.CONCAT(&quot;&lt;ellipse style=&quot;&quot;fill:#000000;stroke:#000000;stroke-width:1;stroke-linejoin:round&quot;&quot;&quot;; &quot; id = &quot;&quot;circle&quot;; [.A239]; &quot;&quot;&quot;&quot;; &quot; cx=&quot;&quot;&quot;; [.H239]; &quot;&quot;&quot;&quot;; &quot; cy=&quot;&quot;&quot;; [.I23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37&quot; cx=&quot;202.342333333333&quot; cy=&quot;40.9256117534533&quot; rx=&quot;0.9&quot; ry=&quot;0.8&quot; /&gt;" calcext:value-type="string">
            <text:p>&lt;ellipse style="fill:#000000;stroke:#000000;stroke-width:1;stroke-linejoin:round" id = "circle237" cx="202.342333333333" cy="40.9256117534533" rx="0.9" ry="0.8" /&gt;</text:p>
          </table:table-cell>
          <table:table-cell table:formula="of:=COM.MICROSOFT.CONCAT([.K239]; &quot; &quot;; [.L239])" office:value-type="string" office:string-value="&lt;path style=&quot;fill:#000000;stroke-width:0.97;stroke:#000000;stroke-opacity:1&quot; d = &quot;M 202.342333333333,40.9256117534533 198.005055555556,36.1980995502725&quot; id = &quot;path237&quot; /&gt; &lt;ellipse style=&quot;fill:#000000;stroke:#000000;stroke-width:1;stroke-linejoin:round&quot; id = &quot;circle237&quot; cx=&quot;202.342333333333&quot; cy=&quot;40.9256117534533&quot; rx=&quot;0.9&quot; ry=&quot;0.8&quot; /&gt;" calcext:value-type="string">
            <text:p>&lt;path style="fill:#000000;stroke-width:0.97;stroke:#000000;stroke-opacity:1" d = "M 202.342333333333,40.9256117534533 198.005055555556,36.1980995502725" id = "path237" /&gt; &lt;ellipse style="fill:#000000;stroke:#000000;stroke-width:1;stroke-linejoin:round" id = "circle237" cx="202.342333333333" cy="40.9256117534533" rx="0.9" ry="0.8" /&gt;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leadoff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float" office:value="42.6664" calcext:value-type="float">
            <text:p>42.6664</text:p>
          </table:table-cell>
          <table:table-cell office:value-type="float" office:value="-73.7987" calcext:value-type="float">
            <text:p>-73.7987</text:p>
          </table:table-cell>
          <table:table-cell table:formula="of:=([.G240] + 180) * (1400 / 360) - 215" office:value-type="float" office:value="198.005055555556" calcext:value-type="float">
            <text:p>198.005055555556</text:p>
          </table:table-cell>
          <table:table-cell table:formula="of:=(700/2)-(1400* LN(TAN((PI() / 4) + (([.F240] * PI() / 180) / 2))) / (2*PI())) - 130" office:value-type="float" office:value="36.1980995502725" calcext:value-type="float">
            <text:p>36.1980995502725</text:p>
          </table:table-cell>
          <table:table-cell table:formula="of:=COM.MICROSOFT.CONCAT([.H240]; ; &quot;,&quot;; [.I240]; &quot; &quot;; [.H241]; &quot;,&quot;; [.I241])" office:value-type="string" office:string-value="198.005055555556,36.1980995502725 198.005055555556,36.1980995502725" calcext:value-type="string">
            <text:p>198.005055555556,36.1980995502725 198.005055555556,36.1980995502725</text:p>
          </table:table-cell>
          <table:table-cell table:formula="of:=COM.MICROSOFT.CONCAT(&quot;&lt;path style=&quot;&quot;fill:#000000;stroke-width:0.97;stroke:#000000;stroke-opacity:1&quot;&quot; d = &quot;&quot;M &quot;; [.J240]; &quot;&quot;&quot; id = &quot;&quot;path&quot;; [.A240]; &quot;&quot;&quot; /&gt;&quot;)" office:value-type="string" office:string-value="&lt;path style=&quot;fill:#000000;stroke-width:0.97;stroke:#000000;stroke-opacity:1&quot; d = &quot;M 198.005055555556,36.1980995502725 198.005055555556,36.1980995502725&quot; id = &quot;path238&quot; /&gt;" calcext:value-type="string">
            <text:p>&lt;path style="fill:#000000;stroke-width:0.97;stroke:#000000;stroke-opacity:1" d = "M 198.005055555556,36.1980995502725 198.005055555556,36.1980995502725" id = "path238" /&gt;</text:p>
          </table:table-cell>
          <table:table-cell table:formula="of:=COM.MICROSOFT.CONCAT(&quot;&lt;ellipse style=&quot;&quot;fill:#000000;stroke:#000000;stroke-width:1;stroke-linejoin:round&quot;&quot;&quot;; &quot; id = &quot;&quot;circle&quot;; [.A240]; &quot;&quot;&quot;&quot;; &quot; cx=&quot;&quot;&quot;; [.H240]; &quot;&quot;&quot;&quot;; &quot; cy=&quot;&quot;&quot;; [.I24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38&quot; cx=&quot;198.005055555556&quot; cy=&quot;36.1980995502725&quot; rx=&quot;0.9&quot; ry=&quot;0.8&quot; /&gt;" calcext:value-type="string">
            <text:p>&lt;ellipse style="fill:#000000;stroke:#000000;stroke-width:1;stroke-linejoin:round" id = "circle238" cx="198.005055555556" cy="36.1980995502725" rx="0.9" ry="0.8" /&gt;</text:p>
          </table:table-cell>
          <table:table-cell table:formula="of:=COM.MICROSOFT.CONCAT([.K240]; &quot; &quot;; [.L240])" office:value-type="string" office:string-value="&lt;path style=&quot;fill:#000000;stroke-width:0.97;stroke:#000000;stroke-opacity:1&quot; d = &quot;M 198.005055555556,36.1980995502725 198.005055555556,36.1980995502725&quot; id = &quot;path238&quot; /&gt; &lt;ellipse style=&quot;fill:#000000;stroke:#000000;stroke-width:1;stroke-linejoin:round&quot; id = &quot;circle238&quot; cx=&quot;198.005055555556&quot; cy=&quot;36.1980995502725&quot; rx=&quot;0.9&quot; ry=&quot;0.8&quot; /&gt;" calcext:value-type="string">
            <text:p>&lt;path style="fill:#000000;stroke-width:0.97;stroke:#000000;stroke-opacity:1" d = "M 198.005055555556,36.1980995502725 198.005055555556,36.1980995502725" id = "path238" /&gt; &lt;ellipse style="fill:#000000;stroke:#000000;stroke-width:1;stroke-linejoin:round" id = "circle238" cx="198.005055555556" cy="36.1980995502725" rx="0.9" ry="0.8" /&gt;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838" calcext:value-type="float">
            <text:p>838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float" office:value="42.6664" calcext:value-type="float">
            <text:p>42.6664</text:p>
          </table:table-cell>
          <table:table-cell office:value-type="float" office:value="-73.7987" calcext:value-type="float">
            <text:p>-73.7987</text:p>
          </table:table-cell>
          <table:table-cell table:formula="of:=([.G241] + 180) * (1400 / 360) - 215" office:value-type="float" office:value="198.005055555556" calcext:value-type="float">
            <text:p>198.005055555556</text:p>
          </table:table-cell>
          <table:table-cell table:formula="of:=(700/2)-(1400* LN(TAN((PI() / 4) + (([.F241] * PI() / 180) / 2))) / (2*PI())) - 130" office:value-type="float" office:value="36.1980995502725" calcext:value-type="float">
            <text:p>36.1980995502725</text:p>
          </table:table-cell>
          <table:table-cell table:formula="of:=COM.MICROSOFT.CONCAT([.H241]; ; &quot;,&quot;; [.I241]; &quot; &quot;; [.H242]; &quot;,&quot;; [.I242])" office:value-type="string" office:string-value="198.005055555556,36.1980995502725 189.797166666667,39.1727986029147" calcext:value-type="string">
            <text:p>198.005055555556,36.1980995502725 189.797166666667,39.1727986029147</text:p>
          </table:table-cell>
          <table:table-cell table:formula="of:=COM.MICROSOFT.CONCAT(&quot;&lt;path style=&quot;&quot;fill:#000000;stroke-width:0.97;stroke:#000000;stroke-opacity:1&quot;&quot; d = &quot;&quot;M &quot;; [.J241]; &quot;&quot;&quot; id = &quot;&quot;path&quot;; [.A241]; &quot;&quot;&quot; /&gt;&quot;)" office:value-type="string" office:string-value="&lt;path style=&quot;fill:#000000;stroke-width:0.97;stroke:#000000;stroke-opacity:1&quot; d = &quot;M 198.005055555556,36.1980995502725 189.797166666667,39.1727986029147&quot; id = &quot;path239&quot; /&gt;" calcext:value-type="string">
            <text:p>&lt;path style="fill:#000000;stroke-width:0.97;stroke:#000000;stroke-opacity:1" d = "M 198.005055555556,36.1980995502725 189.797166666667,39.1727986029147" id = "path239" /&gt;</text:p>
          </table:table-cell>
          <table:table-cell table:formula="of:=COM.MICROSOFT.CONCAT(&quot;&lt;ellipse style=&quot;&quot;fill:#000000;stroke:#000000;stroke-width:1;stroke-linejoin:round&quot;&quot;&quot;; &quot; id = &quot;&quot;circle&quot;; [.A241]; &quot;&quot;&quot;&quot;; &quot; cx=&quot;&quot;&quot;; [.H241]; &quot;&quot;&quot;&quot;; &quot; cy=&quot;&quot;&quot;; [.I24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39&quot; cx=&quot;198.005055555556&quot; cy=&quot;36.1980995502725&quot; rx=&quot;0.9&quot; ry=&quot;0.8&quot; /&gt;" calcext:value-type="string">
            <text:p>&lt;ellipse style="fill:#000000;stroke:#000000;stroke-width:1;stroke-linejoin:round" id = "circle239" cx="198.005055555556" cy="36.1980995502725" rx="0.9" ry="0.8" /&gt;</text:p>
          </table:table-cell>
          <table:table-cell table:formula="of:=COM.MICROSOFT.CONCAT([.K241]; &quot; &quot;; [.L241])" office:value-type="string" office:string-value="&lt;path style=&quot;fill:#000000;stroke-width:0.97;stroke:#000000;stroke-opacity:1&quot; d = &quot;M 198.005055555556,36.1980995502725 189.797166666667,39.1727986029147&quot; id = &quot;path239&quot; /&gt; &lt;ellipse style=&quot;fill:#000000;stroke:#000000;stroke-width:1;stroke-linejoin:round&quot; id = &quot;circle239&quot; cx=&quot;198.005055555556&quot; cy=&quot;36.1980995502725&quot; rx=&quot;0.9&quot; ry=&quot;0.8&quot; /&gt;" calcext:value-type="string">
            <text:p>&lt;path style="fill:#000000;stroke-width:0.97;stroke:#000000;stroke-opacity:1" d = "M 198.005055555556,36.1980995502725 189.797166666667,39.1727986029147" id = "path239" /&gt; &lt;ellipse style="fill:#000000;stroke:#000000;stroke-width:1;stroke-linejoin:round" id = "circle239" cx="198.005055555556" cy="36.1980995502725" rx="0.9" ry="0.8" /&gt;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inghamton</text:p>
          </table:table-cell>
          <table:table-cell office:value-type="float" office:value="42.1014" calcext:value-type="float">
            <text:p>42.1014</text:p>
          </table:table-cell>
          <table:table-cell office:value-type="float" office:value="-75.9093" calcext:value-type="float">
            <text:p>-75.9093</text:p>
          </table:table-cell>
          <table:table-cell table:formula="of:=([.G242] + 180) * (1400 / 360) - 215" office:value-type="float" office:value="189.797166666667" calcext:value-type="float">
            <text:p>189.797166666667</text:p>
          </table:table-cell>
          <table:table-cell table:formula="of:=(700/2)-(1400* LN(TAN((PI() / 4) + (([.F242] * PI() / 180) / 2))) / (2*PI())) - 130" office:value-type="float" office:value="39.1727986029147" calcext:value-type="float">
            <text:p>39.1727986029147</text:p>
          </table:table-cell>
          <table:table-cell table:formula="of:=COM.MICROSOFT.CONCAT([.H242]; ; &quot;,&quot;; [.I242]; &quot; &quot;; [.H243]; &quot;,&quot;; [.I243])" office:value-type="string" office:string-value="189.797166666667,39.1727986029147 197.256444444444,44.1009360075516" calcext:value-type="string">
            <text:p>189.797166666667,39.1727986029147 197.256444444444,44.1009360075516</text:p>
          </table:table-cell>
          <table:table-cell table:formula="of:=COM.MICROSOFT.CONCAT(&quot;&lt;path style=&quot;&quot;fill:#000000;stroke-width:0.97;stroke:#000000;stroke-opacity:1&quot;&quot; d = &quot;&quot;M &quot;; [.J242]; &quot;&quot;&quot; id = &quot;&quot;path&quot;; [.A242]; &quot;&quot;&quot; /&gt;&quot;)" office:value-type="string" office:string-value="&lt;path style=&quot;fill:#000000;stroke-width:0.97;stroke:#000000;stroke-opacity:1&quot; d = &quot;M 189.797166666667,39.1727986029147 197.256444444444,44.1009360075516&quot; id = &quot;path240&quot; /&gt;" calcext:value-type="string">
            <text:p>&lt;path style="fill:#000000;stroke-width:0.97;stroke:#000000;stroke-opacity:1" d = "M 189.797166666667,39.1727986029147 197.256444444444,44.1009360075516" id = "path240" /&gt;</text:p>
          </table:table-cell>
          <table:table-cell table:formula="of:=COM.MICROSOFT.CONCAT(&quot;&lt;ellipse style=&quot;&quot;fill:#000000;stroke:#000000;stroke-width:1;stroke-linejoin:round&quot;&quot;&quot;; &quot; id = &quot;&quot;circle&quot;; [.A242]; &quot;&quot;&quot;&quot;; &quot; cx=&quot;&quot;&quot;; [.H242]; &quot;&quot;&quot;&quot;; &quot; cy=&quot;&quot;&quot;; [.I24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40&quot; cx=&quot;189.797166666667&quot; cy=&quot;39.1727986029147&quot; rx=&quot;0.9&quot; ry=&quot;0.8&quot; /&gt;" calcext:value-type="string">
            <text:p>&lt;ellipse style="fill:#000000;stroke:#000000;stroke-width:1;stroke-linejoin:round" id = "circle240" cx="189.797166666667" cy="39.1727986029147" rx="0.9" ry="0.8" /&gt;</text:p>
          </table:table-cell>
          <table:table-cell table:formula="of:=COM.MICROSOFT.CONCAT([.K242]; &quot; &quot;; [.L242])" office:value-type="string" office:string-value="&lt;path style=&quot;fill:#000000;stroke-width:0.97;stroke:#000000;stroke-opacity:1&quot; d = &quot;M 189.797166666667,39.1727986029147 197.256444444444,44.1009360075516&quot; id = &quot;path240&quot; /&gt; &lt;ellipse style=&quot;fill:#000000;stroke:#000000;stroke-width:1;stroke-linejoin:round&quot; id = &quot;circle240&quot; cx=&quot;189.797166666667&quot; cy=&quot;39.1727986029147&quot; rx=&quot;0.9&quot; ry=&quot;0.8&quot; /&gt;" calcext:value-type="string">
            <text:p>&lt;path style="fill:#000000;stroke-width:0.97;stroke:#000000;stroke-opacity:1" d = "M 189.797166666667,39.1727986029147 197.256444444444,44.1009360075516" id = "path240" /&gt; &lt;ellipse style="fill:#000000;stroke:#000000;stroke-width:1;stroke-linejoin:round" id = "circle240" cx="189.797166666667" cy="39.1727986029147" rx="0.9" ry="0.8" /&gt;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manweb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City</text:p>
          </table:table-cell>
          <table:table-cell office:value-type="float" office:value="41.1542" calcext:value-type="float">
            <text:p>41.1542</text:p>
          </table:table-cell>
          <table:table-cell office:value-type="float" office:value="-73.9912" calcext:value-type="float">
            <text:p>-73.9912</text:p>
          </table:table-cell>
          <table:table-cell table:formula="of:=([.G243] + 180) * (1400 / 360) - 215" office:value-type="float" office:value="197.256444444444" calcext:value-type="float">
            <text:p>197.256444444444</text:p>
          </table:table-cell>
          <table:table-cell table:formula="of:=(700/2)-(1400* LN(TAN((PI() / 4) + (([.F243] * PI() / 180) / 2))) / (2*PI())) - 130" office:value-type="float" office:value="44.1009360075516" calcext:value-type="float">
            <text:p>44.1009360075516</text:p>
          </table:table-cell>
          <table:table-cell table:formula="of:=COM.MICROSOFT.CONCAT([.H243]; ; &quot;,&quot;; [.I243]; &quot; &quot;; [.H244]; &quot;,&quot;; [.I244])" office:value-type="string" office:string-value="197.256444444444,44.1009360075516 197.256444444444,44.1009360075516" calcext:value-type="string">
            <text:p>197.256444444444,44.1009360075516 197.256444444444,44.1009360075516</text:p>
          </table:table-cell>
          <table:table-cell table:formula="of:=COM.MICROSOFT.CONCAT(&quot;&lt;path style=&quot;&quot;fill:#000000;stroke-width:0.97;stroke:#000000;stroke-opacity:1&quot;&quot; d = &quot;&quot;M &quot;; [.J243]; &quot;&quot;&quot; id = &quot;&quot;path&quot;; [.A243]; &quot;&quot;&quot; /&gt;&quot;)" office:value-type="string" office:string-value="&lt;path style=&quot;fill:#000000;stroke-width:0.97;stroke:#000000;stroke-opacity:1&quot; d = &quot;M 197.256444444444,44.1009360075516 197.256444444444,44.1009360075516&quot; id = &quot;path241&quot; /&gt;" calcext:value-type="string">
            <text:p>&lt;path style="fill:#000000;stroke-width:0.97;stroke:#000000;stroke-opacity:1" d = "M 197.256444444444,44.1009360075516 197.256444444444,44.1009360075516" id = "path241" /&gt;</text:p>
          </table:table-cell>
          <table:table-cell table:formula="of:=COM.MICROSOFT.CONCAT(&quot;&lt;ellipse style=&quot;&quot;fill:#000000;stroke:#000000;stroke-width:1;stroke-linejoin:round&quot;&quot;&quot;; &quot; id = &quot;&quot;circle&quot;; [.A243]; &quot;&quot;&quot;&quot;; &quot; cx=&quot;&quot;&quot;; [.H243]; &quot;&quot;&quot;&quot;; &quot; cy=&quot;&quot;&quot;; [.I24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41&quot; cx=&quot;197.256444444444&quot; cy=&quot;44.1009360075516&quot; rx=&quot;0.9&quot; ry=&quot;0.8&quot; /&gt;" calcext:value-type="string">
            <text:p>&lt;ellipse style="fill:#000000;stroke:#000000;stroke-width:1;stroke-linejoin:round" id = "circle241" cx="197.256444444444" cy="44.1009360075516" rx="0.9" ry="0.8" /&gt;</text:p>
          </table:table-cell>
          <table:table-cell table:formula="of:=COM.MICROSOFT.CONCAT([.K243]; &quot; &quot;; [.L243])" office:value-type="string" office:string-value="&lt;path style=&quot;fill:#000000;stroke-width:0.97;stroke:#000000;stroke-opacity:1&quot; d = &quot;M 197.256444444444,44.1009360075516 197.256444444444,44.1009360075516&quot; id = &quot;path241&quot; /&gt; &lt;ellipse style=&quot;fill:#000000;stroke:#000000;stroke-width:1;stroke-linejoin:round&quot; id = &quot;circle241&quot; cx=&quot;197.256444444444&quot; cy=&quot;44.1009360075516&quot; rx=&quot;0.9&quot; ry=&quot;0.8&quot; /&gt;" calcext:value-type="string">
            <text:p>&lt;path style="fill:#000000;stroke-width:0.97;stroke:#000000;stroke-opacity:1" d = "M 197.256444444444,44.1009360075516 197.256444444444,44.1009360075516" id = "path241" /&gt; &lt;ellipse style="fill:#000000;stroke:#000000;stroke-width:1;stroke-linejoin:round" id = "circle241" cx="197.256444444444" cy="44.1009360075516" rx="0.9" ry="0.8" /&gt;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City</text:p>
          </table:table-cell>
          <table:table-cell office:value-type="float" office:value="41.1542" calcext:value-type="float">
            <text:p>41.1542</text:p>
          </table:table-cell>
          <table:table-cell office:value-type="float" office:value="-73.9912" calcext:value-type="float">
            <text:p>-73.9912</text:p>
          </table:table-cell>
          <table:table-cell table:formula="of:=([.G244] + 180) * (1400 / 360) - 215" office:value-type="float" office:value="197.256444444444" calcext:value-type="float">
            <text:p>197.256444444444</text:p>
          </table:table-cell>
          <table:table-cell table:formula="of:=(700/2)-(1400* LN(TAN((PI() / 4) + (([.F244] * PI() / 180) / 2))) / (2*PI())) - 130" office:value-type="float" office:value="44.1009360075516" calcext:value-type="float">
            <text:p>44.1009360075516</text:p>
          </table:table-cell>
          <table:table-cell table:formula="of:=COM.MICROSOFT.CONCAT([.H244]; ; &quot;,&quot;; [.I244]; &quot; &quot;; [.H245]; &quot;,&quot;; [.I245])" office:value-type="string" office:string-value="197.256444444444,44.1009360075516 197.738277777778,45.1714836607639" calcext:value-type="string">
            <text:p>197.256444444444,44.1009360075516 197.738277777778,45.1714836607639</text:p>
          </table:table-cell>
          <table:table-cell table:formula="of:=COM.MICROSOFT.CONCAT(&quot;&lt;path style=&quot;&quot;fill:#000000;stroke-width:0.97;stroke:#000000;stroke-opacity:1&quot;&quot; d = &quot;&quot;M &quot;; [.J244]; &quot;&quot;&quot; id = &quot;&quot;path&quot;; [.A244]; &quot;&quot;&quot; /&gt;&quot;)" office:value-type="string" office:string-value="&lt;path style=&quot;fill:#000000;stroke-width:0.97;stroke:#000000;stroke-opacity:1&quot; d = &quot;M 197.256444444444,44.1009360075516 197.738277777778,45.1714836607639&quot; id = &quot;path242&quot; /&gt;" calcext:value-type="string">
            <text:p>&lt;path style="fill:#000000;stroke-width:0.97;stroke:#000000;stroke-opacity:1" d = "M 197.256444444444,44.1009360075516 197.738277777778,45.1714836607639" id = "path242" /&gt;</text:p>
          </table:table-cell>
          <table:table-cell table:formula="of:=COM.MICROSOFT.CONCAT(&quot;&lt;ellipse style=&quot;&quot;fill:#000000;stroke:#000000;stroke-width:1;stroke-linejoin:round&quot;&quot;&quot;; &quot; id = &quot;&quot;circle&quot;; [.A244]; &quot;&quot;&quot;&quot;; &quot; cx=&quot;&quot;&quot;; [.H244]; &quot;&quot;&quot;&quot;; &quot; cy=&quot;&quot;&quot;; [.I24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42&quot; cx=&quot;197.256444444444&quot; cy=&quot;44.1009360075516&quot; rx=&quot;0.9&quot; ry=&quot;0.8&quot; /&gt;" calcext:value-type="string">
            <text:p>&lt;ellipse style="fill:#000000;stroke:#000000;stroke-width:1;stroke-linejoin:round" id = "circle242" cx="197.256444444444" cy="44.1009360075516" rx="0.9" ry="0.8" /&gt;</text:p>
          </table:table-cell>
          <table:table-cell table:formula="of:=COM.MICROSOFT.CONCAT([.K244]; &quot; &quot;; [.L244])" office:value-type="string" office:string-value="&lt;path style=&quot;fill:#000000;stroke-width:0.97;stroke:#000000;stroke-opacity:1&quot; d = &quot;M 197.256444444444,44.1009360075516 197.738277777778,45.1714836607639&quot; id = &quot;path242&quot; /&gt; &lt;ellipse style=&quot;fill:#000000;stroke:#000000;stroke-width:1;stroke-linejoin:round&quot; id = &quot;circle242&quot; cx=&quot;197.256444444444&quot; cy=&quot;44.1009360075516&quot; rx=&quot;0.9&quot; ry=&quot;0.8&quot; /&gt;" calcext:value-type="string">
            <text:p>&lt;path style="fill:#000000;stroke-width:0.97;stroke:#000000;stroke-opacity:1" d = "M 197.256444444444,44.1009360075516 197.738277777778,45.1714836607639" id = "path242" /&gt; &lt;ellipse style="fill:#000000;stroke:#000000;stroke-width:1;stroke-linejoin:round" id = "circle242" cx="197.256444444444" cy="44.1009360075516" rx="0.9" ry="0.8" /&gt;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Yonkers</text:p>
          </table:table-cell>
          <table:table-cell office:value-type="float" office:value="40.9466" calcext:value-type="float">
            <text:p>40.9466</text:p>
          </table:table-cell>
          <table:table-cell office:value-type="float" office:value="-73.8673" calcext:value-type="float">
            <text:p>-73.8673</text:p>
          </table:table-cell>
          <table:table-cell table:formula="of:=([.G245] + 180) * (1400 / 360) - 215" office:value-type="float" office:value="197.738277777778" calcext:value-type="float">
            <text:p>197.738277777778</text:p>
          </table:table-cell>
          <table:table-cell table:formula="of:=(700/2)-(1400* LN(TAN((PI() / 4) + (([.F245] * PI() / 180) / 2))) / (2*PI())) - 130" office:value-type="float" office:value="45.1714836607639" calcext:value-type="float">
            <text:p>45.1714836607639</text:p>
          </table:table-cell>
          <table:table-cell table:formula="of:=COM.MICROSOFT.CONCAT([.H245]; ; &quot;,&quot;; [.I245]; &quot; &quot;; [.H246]; &quot;,&quot;; [.I246])" office:value-type="string" office:string-value="197.738277777778,45.1714836607639 200.351222222222,43.9066788949708" calcext:value-type="string">
            <text:p>197.738277777778,45.1714836607639 200.351222222222,43.9066788949708</text:p>
          </table:table-cell>
          <table:table-cell table:formula="of:=COM.MICROSOFT.CONCAT(&quot;&lt;path style=&quot;&quot;fill:#000000;stroke-width:0.97;stroke:#000000;stroke-opacity:1&quot;&quot; d = &quot;&quot;M &quot;; [.J245]; &quot;&quot;&quot; id = &quot;&quot;path&quot;; [.A245]; &quot;&quot;&quot; /&gt;&quot;)" office:value-type="string" office:string-value="&lt;path style=&quot;fill:#000000;stroke-width:0.97;stroke:#000000;stroke-opacity:1&quot; d = &quot;M 197.738277777778,45.1714836607639 200.351222222222,43.9066788949708&quot; id = &quot;path243&quot; /&gt;" calcext:value-type="string">
            <text:p>&lt;path style="fill:#000000;stroke-width:0.97;stroke:#000000;stroke-opacity:1" d = "M 197.738277777778,45.1714836607639 200.351222222222,43.9066788949708" id = "path243" /&gt;</text:p>
          </table:table-cell>
          <table:table-cell table:formula="of:=COM.MICROSOFT.CONCAT(&quot;&lt;ellipse style=&quot;&quot;fill:#000000;stroke:#000000;stroke-width:1;stroke-linejoin:round&quot;&quot;&quot;; &quot; id = &quot;&quot;circle&quot;; [.A245]; &quot;&quot;&quot;&quot;; &quot; cx=&quot;&quot;&quot;; [.H245]; &quot;&quot;&quot;&quot;; &quot; cy=&quot;&quot;&quot;; [.I24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43&quot; cx=&quot;197.738277777778&quot; cy=&quot;45.1714836607639&quot; rx=&quot;0.9&quot; ry=&quot;0.8&quot; /&gt;" calcext:value-type="string">
            <text:p>&lt;ellipse style="fill:#000000;stroke:#000000;stroke-width:1;stroke-linejoin:round" id = "circle243" cx="197.738277777778" cy="45.1714836607639" rx="0.9" ry="0.8" /&gt;</text:p>
          </table:table-cell>
          <table:table-cell table:formula="of:=COM.MICROSOFT.CONCAT([.K245]; &quot; &quot;; [.L245])" office:value-type="string" office:string-value="&lt;path style=&quot;fill:#000000;stroke-width:0.97;stroke:#000000;stroke-opacity:1&quot; d = &quot;M 197.738277777778,45.1714836607639 200.351222222222,43.9066788949708&quot; id = &quot;path243&quot; /&gt; &lt;ellipse style=&quot;fill:#000000;stroke:#000000;stroke-width:1;stroke-linejoin:round&quot; id = &quot;circle243&quot; cx=&quot;197.738277777778&quot; cy=&quot;45.1714836607639&quot; rx=&quot;0.9&quot; ry=&quot;0.8&quot; /&gt;" calcext:value-type="string">
            <text:p>&lt;path style="fill:#000000;stroke-width:0.97;stroke:#000000;stroke-opacity:1" d = "M 197.738277777778,45.1714836607639 200.351222222222,43.9066788949708" id = "path243" /&gt; &lt;ellipse style="fill:#000000;stroke:#000000;stroke-width:1;stroke-linejoin:round" id = "circle243" cx="197.738277777778" cy="45.1714836607639" rx="0.9" ry="0.8" /&gt;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handsome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float" office:value="41.1918" calcext:value-type="float">
            <text:p>41.1918</text:p>
          </table:table-cell>
          <table:table-cell office:value-type="float" office:value="-73.1954" calcext:value-type="float">
            <text:p>-73.1954</text:p>
          </table:table-cell>
          <table:table-cell table:formula="of:=([.G246] + 180) * (1400 / 360) - 215" office:value-type="float" office:value="200.351222222222" calcext:value-type="float">
            <text:p>200.351222222222</text:p>
          </table:table-cell>
          <table:table-cell table:formula="of:=(700/2)-(1400* LN(TAN((PI() / 4) + (([.F246] * PI() / 180) / 2))) / (2*PI())) - 130" office:value-type="float" office:value="43.9066788949708" calcext:value-type="float">
            <text:p>43.9066788949708</text:p>
          </table:table-cell>
          <table:table-cell table:formula="of:=COM.MICROSOFT.CONCAT([.H246]; ; &quot;,&quot;; [.I246]; &quot; &quot;; [.H247]; &quot;,&quot;; [.I247])" office:value-type="string" office:string-value="200.351222222222,43.9066788949708 200.351222222222,43.9066788949708" calcext:value-type="string">
            <text:p>200.351222222222,43.9066788949708 200.351222222222,43.9066788949708</text:p>
          </table:table-cell>
          <table:table-cell table:formula="of:=COM.MICROSOFT.CONCAT(&quot;&lt;path style=&quot;&quot;fill:#000000;stroke-width:0.97;stroke:#000000;stroke-opacity:1&quot;&quot; d = &quot;&quot;M &quot;; [.J246]; &quot;&quot;&quot; id = &quot;&quot;path&quot;; [.A246]; &quot;&quot;&quot; /&gt;&quot;)" office:value-type="string" office:string-value="&lt;path style=&quot;fill:#000000;stroke-width:0.97;stroke:#000000;stroke-opacity:1&quot; d = &quot;M 200.351222222222,43.9066788949708 200.351222222222,43.9066788949708&quot; id = &quot;path244&quot; /&gt;" calcext:value-type="string">
            <text:p>&lt;path style="fill:#000000;stroke-width:0.97;stroke:#000000;stroke-opacity:1" d = "M 200.351222222222,43.9066788949708 200.351222222222,43.9066788949708" id = "path244" /&gt;</text:p>
          </table:table-cell>
          <table:table-cell table:formula="of:=COM.MICROSOFT.CONCAT(&quot;&lt;ellipse style=&quot;&quot;fill:#000000;stroke:#000000;stroke-width:1;stroke-linejoin:round&quot;&quot;&quot;; &quot; id = &quot;&quot;circle&quot;; [.A246]; &quot;&quot;&quot;&quot;; &quot; cx=&quot;&quot;&quot;; [.H246]; &quot;&quot;&quot;&quot;; &quot; cy=&quot;&quot;&quot;; [.I24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44&quot; cx=&quot;200.351222222222&quot; cy=&quot;43.9066788949708&quot; rx=&quot;0.9&quot; ry=&quot;0.8&quot; /&gt;" calcext:value-type="string">
            <text:p>&lt;ellipse style="fill:#000000;stroke:#000000;stroke-width:1;stroke-linejoin:round" id = "circle244" cx="200.351222222222" cy="43.9066788949708" rx="0.9" ry="0.8" /&gt;</text:p>
          </table:table-cell>
          <table:table-cell table:formula="of:=COM.MICROSOFT.CONCAT([.K246]; &quot; &quot;; [.L246])" office:value-type="string" office:string-value="&lt;path style=&quot;fill:#000000;stroke-width:0.97;stroke:#000000;stroke-opacity:1&quot; d = &quot;M 200.351222222222,43.9066788949708 200.351222222222,43.9066788949708&quot; id = &quot;path244&quot; /&gt; &lt;ellipse style=&quot;fill:#000000;stroke:#000000;stroke-width:1;stroke-linejoin:round&quot; id = &quot;circle244&quot; cx=&quot;200.351222222222&quot; cy=&quot;43.9066788949708&quot; rx=&quot;0.9&quot; ry=&quot;0.8&quot; /&gt;" calcext:value-type="string">
            <text:p>&lt;path style="fill:#000000;stroke-width:0.97;stroke:#000000;stroke-opacity:1" d = "M 200.351222222222,43.9066788949708 200.351222222222,43.9066788949708" id = "path244" /&gt; &lt;ellipse style="fill:#000000;stroke:#000000;stroke-width:1;stroke-linejoin:round" id = "circle244" cx="200.351222222222" cy="43.9066788949708" rx="0.9" ry="0.8" /&gt;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float" office:value="41.1918" calcext:value-type="float">
            <text:p>41.1918</text:p>
          </table:table-cell>
          <table:table-cell office:value-type="float" office:value="-73.1954" calcext:value-type="float">
            <text:p>-73.1954</text:p>
          </table:table-cell>
          <table:table-cell table:formula="of:=([.G247] + 180) * (1400 / 360) - 215" office:value-type="float" office:value="200.351222222222" calcext:value-type="float">
            <text:p>200.351222222222</text:p>
          </table:table-cell>
          <table:table-cell table:formula="of:=(700/2)-(1400* LN(TAN((PI() / 4) + (([.F247] * PI() / 180) / 2))) / (2*PI())) - 130" office:value-type="float" office:value="43.9066788949708" calcext:value-type="float">
            <text:p>43.9066788949708</text:p>
          </table:table-cell>
          <table:table-cell table:formula="of:=COM.MICROSOFT.CONCAT([.H247]; ; &quot;,&quot;; [.I247]; &quot; &quot;; [.H248]; &quot;,&quot;; [.I248])" office:value-type="string" office:string-value="200.351222222222,43.9066788949708 200.130333333333,46.008141369037" calcext:value-type="string">
            <text:p>200.351222222222,43.9066788949708 200.130333333333,46.008141369037</text:p>
          </table:table-cell>
          <table:table-cell table:formula="of:=COM.MICROSOFT.CONCAT(&quot;&lt;path style=&quot;&quot;fill:#000000;stroke-width:0.97;stroke:#000000;stroke-opacity:1&quot;&quot; d = &quot;&quot;M &quot;; [.J247]; &quot;&quot;&quot; id = &quot;&quot;path&quot;; [.A247]; &quot;&quot;&quot; /&gt;&quot;)" office:value-type="string" office:string-value="&lt;path style=&quot;fill:#000000;stroke-width:0.97;stroke:#000000;stroke-opacity:1&quot; d = &quot;M 200.351222222222,43.9066788949708 200.130333333333,46.008141369037&quot; id = &quot;path245&quot; /&gt;" calcext:value-type="string">
            <text:p>&lt;path style="fill:#000000;stroke-width:0.97;stroke:#000000;stroke-opacity:1" d = "M 200.351222222222,43.9066788949708 200.130333333333,46.008141369037" id = "path245" /&gt;</text:p>
          </table:table-cell>
          <table:table-cell table:formula="of:=COM.MICROSOFT.CONCAT(&quot;&lt;ellipse style=&quot;&quot;fill:#000000;stroke:#000000;stroke-width:1;stroke-linejoin:round&quot;&quot;&quot;; &quot; id = &quot;&quot;circle&quot;; [.A247]; &quot;&quot;&quot;&quot;; &quot; cx=&quot;&quot;&quot;; [.H247]; &quot;&quot;&quot;&quot;; &quot; cy=&quot;&quot;&quot;; [.I24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45&quot; cx=&quot;200.351222222222&quot; cy=&quot;43.9066788949708&quot; rx=&quot;0.9&quot; ry=&quot;0.8&quot; /&gt;" calcext:value-type="string">
            <text:p>&lt;ellipse style="fill:#000000;stroke:#000000;stroke-width:1;stroke-linejoin:round" id = "circle245" cx="200.351222222222" cy="43.9066788949708" rx="0.9" ry="0.8" /&gt;</text:p>
          </table:table-cell>
          <table:table-cell table:formula="of:=COM.MICROSOFT.CONCAT([.K247]; &quot; &quot;; [.L247])" office:value-type="string" office:string-value="&lt;path style=&quot;fill:#000000;stroke-width:0.97;stroke:#000000;stroke-opacity:1&quot; d = &quot;M 200.351222222222,43.9066788949708 200.130333333333,46.008141369037&quot; id = &quot;path245&quot; /&gt; &lt;ellipse style=&quot;fill:#000000;stroke:#000000;stroke-width:1;stroke-linejoin:round&quot; id = &quot;circle245&quot; cx=&quot;200.351222222222&quot; cy=&quot;43.9066788949708&quot; rx=&quot;0.9&quot; ry=&quot;0.8&quot; /&gt;" calcext:value-type="string">
            <text:p>&lt;path style="fill:#000000;stroke-width:0.97;stroke:#000000;stroke-opacity:1" d = "M 200.351222222222,43.9066788949708 200.130333333333,46.008141369037" id = "path245" /&gt; &lt;ellipse style="fill:#000000;stroke:#000000;stroke-width:1;stroke-linejoin:round" id = "circle245" cx="200.351222222222" cy="43.9066788949708" rx="0.9" ry="0.8" /&gt;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rentwood</text:p>
          </table:table-cell>
          <table:table-cell office:value-type="float" office:value="40.7839" calcext:value-type="float">
            <text:p>40.7839</text:p>
          </table:table-cell>
          <table:table-cell office:value-type="float" office:value="-73.2522" calcext:value-type="float">
            <text:p>-73.2522</text:p>
          </table:table-cell>
          <table:table-cell table:formula="of:=([.G248] + 180) * (1400 / 360) - 215" office:value-type="float" office:value="200.130333333333" calcext:value-type="float">
            <text:p>200.130333333333</text:p>
          </table:table-cell>
          <table:table-cell table:formula="of:=(700/2)-(1400* LN(TAN((PI() / 4) + (([.F248] * PI() / 180) / 2))) / (2*PI())) - 130" office:value-type="float" office:value="46.008141369037" calcext:value-type="float">
            <text:p>46.008141369037</text:p>
          </table:table-cell>
          <table:table-cell table:formula="of:=COM.MICROSOFT.CONCAT([.H248]; ; &quot;,&quot;; [.I248]; &quot; &quot;; [.H249]; &quot;,&quot;; [.I249])" office:value-type="string" office:string-value="200.130333333333,46.008141369037 200.130333333333,46.008141369037" calcext:value-type="string">
            <text:p>200.130333333333,46.008141369037 200.130333333333,46.008141369037</text:p>
          </table:table-cell>
          <table:table-cell table:formula="of:=COM.MICROSOFT.CONCAT(&quot;&lt;path style=&quot;&quot;fill:#000000;stroke-width:0.97;stroke:#000000;stroke-opacity:1&quot;&quot; d = &quot;&quot;M &quot;; [.J248]; &quot;&quot;&quot; id = &quot;&quot;path&quot;; [.A248]; &quot;&quot;&quot; /&gt;&quot;)" office:value-type="string" office:string-value="&lt;path style=&quot;fill:#000000;stroke-width:0.97;stroke:#000000;stroke-opacity:1&quot; d = &quot;M 200.130333333333,46.008141369037 200.130333333333,46.008141369037&quot; id = &quot;path246&quot; /&gt;" calcext:value-type="string">
            <text:p>&lt;path style="fill:#000000;stroke-width:0.97;stroke:#000000;stroke-opacity:1" d = "M 200.130333333333,46.008141369037 200.130333333333,46.008141369037" id = "path246" /&gt;</text:p>
          </table:table-cell>
          <table:table-cell table:formula="of:=COM.MICROSOFT.CONCAT(&quot;&lt;ellipse style=&quot;&quot;fill:#000000;stroke:#000000;stroke-width:1;stroke-linejoin:round&quot;&quot;&quot;; &quot; id = &quot;&quot;circle&quot;; [.A248]; &quot;&quot;&quot;&quot;; &quot; cx=&quot;&quot;&quot;; [.H248]; &quot;&quot;&quot;&quot;; &quot; cy=&quot;&quot;&quot;; [.I24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46&quot; cx=&quot;200.130333333333&quot; cy=&quot;46.008141369037&quot; rx=&quot;0.9&quot; ry=&quot;0.8&quot; /&gt;" calcext:value-type="string">
            <text:p>&lt;ellipse style="fill:#000000;stroke:#000000;stroke-width:1;stroke-linejoin:round" id = "circle246" cx="200.130333333333" cy="46.008141369037" rx="0.9" ry="0.8" /&gt;</text:p>
          </table:table-cell>
          <table:table-cell table:formula="of:=COM.MICROSOFT.CONCAT([.K248]; &quot; &quot;; [.L248])" office:value-type="string" office:string-value="&lt;path style=&quot;fill:#000000;stroke-width:0.97;stroke:#000000;stroke-opacity:1&quot; d = &quot;M 200.130333333333,46.008141369037 200.130333333333,46.008141369037&quot; id = &quot;path246&quot; /&gt; &lt;ellipse style=&quot;fill:#000000;stroke:#000000;stroke-width:1;stroke-linejoin:round&quot; id = &quot;circle246&quot; cx=&quot;200.130333333333&quot; cy=&quot;46.008141369037&quot; rx=&quot;0.9&quot; ry=&quot;0.8&quot; /&gt;" calcext:value-type="string">
            <text:p>&lt;path style="fill:#000000;stroke-width:0.97;stroke:#000000;stroke-opacity:1" d = "M 200.130333333333,46.008141369037 200.130333333333,46.008141369037" id = "path246" /&gt; &lt;ellipse style="fill:#000000;stroke:#000000;stroke-width:1;stroke-linejoin:round" id = "circle246" cx="200.130333333333" cy="46.008141369037" rx="0.9" ry="0.8" /&gt;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rentwood</text:p>
          </table:table-cell>
          <table:table-cell office:value-type="float" office:value="40.7839" calcext:value-type="float">
            <text:p>40.7839</text:p>
          </table:table-cell>
          <table:table-cell office:value-type="float" office:value="-73.2522" calcext:value-type="float">
            <text:p>-73.2522</text:p>
          </table:table-cell>
          <table:table-cell table:formula="of:=([.G249] + 180) * (1400 / 360) - 215" office:value-type="float" office:value="200.130333333333" calcext:value-type="float">
            <text:p>200.130333333333</text:p>
          </table:table-cell>
          <table:table-cell table:formula="of:=(700/2)-(1400* LN(TAN((PI() / 4) + (([.F249] * PI() / 180) / 2))) / (2*PI())) - 130" office:value-type="float" office:value="46.008141369037" calcext:value-type="float">
            <text:p>46.008141369037</text:p>
          </table:table-cell>
          <table:table-cell table:formula="of:=COM.MICROSOFT.CONCAT([.H249]; ; &quot;,&quot;; [.I249]; &quot; &quot;; [.H250]; &quot;,&quot;; [.I250])" office:value-type="string" office:string-value="200.130333333333,46.008141369037 198.743166666667,46.6290355125781" calcext:value-type="string">
            <text:p>200.130333333333,46.008141369037 198.743166666667,46.6290355125781</text:p>
          </table:table-cell>
          <table:table-cell table:formula="of:=COM.MICROSOFT.CONCAT(&quot;&lt;path style=&quot;&quot;fill:#000000;stroke-width:0.97;stroke:#000000;stroke-opacity:1&quot;&quot; d = &quot;&quot;M &quot;; [.J249]; &quot;&quot;&quot; id = &quot;&quot;path&quot;; [.A249]; &quot;&quot;&quot; /&gt;&quot;)" office:value-type="string" office:string-value="&lt;path style=&quot;fill:#000000;stroke-width:0.97;stroke:#000000;stroke-opacity:1&quot; d = &quot;M 200.130333333333,46.008141369037 198.743166666667,46.6290355125781&quot; id = &quot;path247&quot; /&gt;" calcext:value-type="string">
            <text:p>&lt;path style="fill:#000000;stroke-width:0.97;stroke:#000000;stroke-opacity:1" d = "M 200.130333333333,46.008141369037 198.743166666667,46.6290355125781" id = "path247" /&gt;</text:p>
          </table:table-cell>
          <table:table-cell table:formula="of:=COM.MICROSOFT.CONCAT(&quot;&lt;ellipse style=&quot;&quot;fill:#000000;stroke:#000000;stroke-width:1;stroke-linejoin:round&quot;&quot;&quot;; &quot; id = &quot;&quot;circle&quot;; [.A249]; &quot;&quot;&quot;&quot;; &quot; cx=&quot;&quot;&quot;; [.H249]; &quot;&quot;&quot;&quot;; &quot; cy=&quot;&quot;&quot;; [.I24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47&quot; cx=&quot;200.130333333333&quot; cy=&quot;46.008141369037&quot; rx=&quot;0.9&quot; ry=&quot;0.8&quot; /&gt;" calcext:value-type="string">
            <text:p>&lt;ellipse style="fill:#000000;stroke:#000000;stroke-width:1;stroke-linejoin:round" id = "circle247" cx="200.130333333333" cy="46.008141369037" rx="0.9" ry="0.8" /&gt;</text:p>
          </table:table-cell>
          <table:table-cell table:formula="of:=COM.MICROSOFT.CONCAT([.K249]; &quot; &quot;; [.L249])" office:value-type="string" office:string-value="&lt;path style=&quot;fill:#000000;stroke-width:0.97;stroke:#000000;stroke-opacity:1&quot; d = &quot;M 200.130333333333,46.008141369037 198.743166666667,46.6290355125781&quot; id = &quot;path247&quot; /&gt; &lt;ellipse style=&quot;fill:#000000;stroke:#000000;stroke-width:1;stroke-linejoin:round&quot; id = &quot;circle247&quot; cx=&quot;200.130333333333&quot; cy=&quot;46.008141369037&quot; rx=&quot;0.9&quot; ry=&quot;0.8&quot; /&gt;" calcext:value-type="string">
            <text:p>&lt;path style="fill:#000000;stroke-width:0.97;stroke:#000000;stroke-opacity:1" d = "M 200.130333333333,46.008141369037 198.743166666667,46.6290355125781" id = "path247" /&gt; &lt;ellipse style="fill:#000000;stroke:#000000;stroke-width:1;stroke-linejoin:round" id = "circle247" cx="200.130333333333" cy="46.008141369037" rx="0.9" ry="0.8" /&gt;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mitchum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float" office:value="40.6629" calcext:value-type="float">
            <text:p>40.6629</text:p>
          </table:table-cell>
          <table:table-cell office:value-type="float" office:value="-73.6089" calcext:value-type="float">
            <text:p>-73.6089</text:p>
          </table:table-cell>
          <table:table-cell table:formula="of:=([.G250] + 180) * (1400 / 360) - 215" office:value-type="float" office:value="198.743166666667" calcext:value-type="float">
            <text:p>198.743166666667</text:p>
          </table:table-cell>
          <table:table-cell table:formula="of:=(700/2)-(1400* LN(TAN((PI() / 4) + (([.F250] * PI() / 180) / 2))) / (2*PI())) - 130" office:value-type="float" office:value="46.6290355125781" calcext:value-type="float">
            <text:p>46.6290355125781</text:p>
          </table:table-cell>
          <table:table-cell table:formula="of:=COM.MICROSOFT.CONCAT([.H250]; ; &quot;,&quot;; [.I250]; &quot; &quot;; [.H251]; &quot;,&quot;; [.I251])" office:value-type="string" office:string-value="198.743166666667,46.6290355125781 198.743166666667,46.6290355125781" calcext:value-type="string">
            <text:p>198.743166666667,46.6290355125781 198.743166666667,46.6290355125781</text:p>
          </table:table-cell>
          <table:table-cell table:formula="of:=COM.MICROSOFT.CONCAT(&quot;&lt;path style=&quot;&quot;fill:#000000;stroke-width:0.97;stroke:#000000;stroke-opacity:1&quot;&quot; d = &quot;&quot;M &quot;; [.J250]; &quot;&quot;&quot; id = &quot;&quot;path&quot;; [.A250]; &quot;&quot;&quot; /&gt;&quot;)" office:value-type="string" office:string-value="&lt;path style=&quot;fill:#000000;stroke-width:0.97;stroke:#000000;stroke-opacity:1&quot; d = &quot;M 198.743166666667,46.6290355125781 198.743166666667,46.6290355125781&quot; id = &quot;path248&quot; /&gt;" calcext:value-type="string">
            <text:p>&lt;path style="fill:#000000;stroke-width:0.97;stroke:#000000;stroke-opacity:1" d = "M 198.743166666667,46.6290355125781 198.743166666667,46.6290355125781" id = "path248" /&gt;</text:p>
          </table:table-cell>
          <table:table-cell table:formula="of:=COM.MICROSOFT.CONCAT(&quot;&lt;ellipse style=&quot;&quot;fill:#000000;stroke:#000000;stroke-width:1;stroke-linejoin:round&quot;&quot;&quot;; &quot; id = &quot;&quot;circle&quot;; [.A250]; &quot;&quot;&quot;&quot;; &quot; cx=&quot;&quot;&quot;; [.H250]; &quot;&quot;&quot;&quot;; &quot; cy=&quot;&quot;&quot;; [.I25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48&quot; cx=&quot;198.743166666667&quot; cy=&quot;46.6290355125781&quot; rx=&quot;0.9&quot; ry=&quot;0.8&quot; /&gt;" calcext:value-type="string">
            <text:p>&lt;ellipse style="fill:#000000;stroke:#000000;stroke-width:1;stroke-linejoin:round" id = "circle248" cx="198.743166666667" cy="46.6290355125781" rx="0.9" ry="0.8" /&gt;</text:p>
          </table:table-cell>
          <table:table-cell table:formula="of:=COM.MICROSOFT.CONCAT([.K250]; &quot; &quot;; [.L250])" office:value-type="string" office:string-value="&lt;path style=&quot;fill:#000000;stroke-width:0.97;stroke:#000000;stroke-opacity:1&quot; d = &quot;M 198.743166666667,46.6290355125781 198.743166666667,46.6290355125781&quot; id = &quot;path248&quot; /&gt; &lt;ellipse style=&quot;fill:#000000;stroke:#000000;stroke-width:1;stroke-linejoin:round&quot; id = &quot;circle248&quot; cx=&quot;198.743166666667&quot; cy=&quot;46.6290355125781&quot; rx=&quot;0.9&quot; ry=&quot;0.8&quot; /&gt;" calcext:value-type="string">
            <text:p>&lt;path style="fill:#000000;stroke-width:0.97;stroke:#000000;stroke-opacity:1" d = "M 198.743166666667,46.6290355125781 198.743166666667,46.6290355125781" id = "path248" /&gt; &lt;ellipse style="fill:#000000;stroke:#000000;stroke-width:1;stroke-linejoin:round" id = "circle248" cx="198.743166666667" cy="46.6290355125781" rx="0.9" ry="0.8" /&gt;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letiti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float" office:value="40.6629" calcext:value-type="float">
            <text:p>40.6629</text:p>
          </table:table-cell>
          <table:table-cell office:value-type="float" office:value="-73.6089" calcext:value-type="float">
            <text:p>-73.6089</text:p>
          </table:table-cell>
          <table:table-cell table:formula="of:=([.G251] + 180) * (1400 / 360) - 215" office:value-type="float" office:value="198.743166666667" calcext:value-type="float">
            <text:p>198.743166666667</text:p>
          </table:table-cell>
          <table:table-cell table:formula="of:=(700/2)-(1400* LN(TAN((PI() / 4) + (([.F251] * PI() / 180) / 2))) / (2*PI())) - 130" office:value-type="float" office:value="46.6290355125781" calcext:value-type="float">
            <text:p>46.6290355125781</text:p>
          </table:table-cell>
          <table:table-cell table:formula="of:=COM.MICROSOFT.CONCAT([.H251]; ; &quot;,&quot;; [.I251]; &quot; &quot;; [.H252]; &quot;,&quot;; [.I252])" office:value-type="string" office:string-value="198.743166666667,46.6290355125781 197.514277777778,46.4680193171205" calcext:value-type="string">
            <text:p>198.743166666667,46.6290355125781 197.514277777778,46.4680193171205</text:p>
          </table:table-cell>
          <table:table-cell table:formula="of:=COM.MICROSOFT.CONCAT(&quot;&lt;path style=&quot;&quot;fill:#000000;stroke-width:0.97;stroke:#000000;stroke-opacity:1&quot;&quot; d = &quot;&quot;M &quot;; [.J251]; &quot;&quot;&quot; id = &quot;&quot;path&quot;; [.A251]; &quot;&quot;&quot; /&gt;&quot;)" office:value-type="string" office:string-value="&lt;path style=&quot;fill:#000000;stroke-width:0.97;stroke:#000000;stroke-opacity:1&quot; d = &quot;M 198.743166666667,46.6290355125781 197.514277777778,46.4680193171205&quot; id = &quot;path249&quot; /&gt;" calcext:value-type="string">
            <text:p>&lt;path style="fill:#000000;stroke-width:0.97;stroke:#000000;stroke-opacity:1" d = "M 198.743166666667,46.6290355125781 197.514277777778,46.4680193171205" id = "path249" /&gt;</text:p>
          </table:table-cell>
          <table:table-cell table:formula="of:=COM.MICROSOFT.CONCAT(&quot;&lt;ellipse style=&quot;&quot;fill:#000000;stroke:#000000;stroke-width:1;stroke-linejoin:round&quot;&quot;&quot;; &quot; id = &quot;&quot;circle&quot;; [.A251]; &quot;&quot;&quot;&quot;; &quot; cx=&quot;&quot;&quot;; [.H251]; &quot;&quot;&quot;&quot;; &quot; cy=&quot;&quot;&quot;; [.I25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49&quot; cx=&quot;198.743166666667&quot; cy=&quot;46.6290355125781&quot; rx=&quot;0.9&quot; ry=&quot;0.8&quot; /&gt;" calcext:value-type="string">
            <text:p>&lt;ellipse style="fill:#000000;stroke:#000000;stroke-width:1;stroke-linejoin:round" id = "circle249" cx="198.743166666667" cy="46.6290355125781" rx="0.9" ry="0.8" /&gt;</text:p>
          </table:table-cell>
          <table:table-cell table:formula="of:=COM.MICROSOFT.CONCAT([.K251]; &quot; &quot;; [.L251])" office:value-type="string" office:string-value="&lt;path style=&quot;fill:#000000;stroke-width:0.97;stroke:#000000;stroke-opacity:1&quot; d = &quot;M 198.743166666667,46.6290355125781 197.514277777778,46.4680193171205&quot; id = &quot;path249&quot; /&gt; &lt;ellipse style=&quot;fill:#000000;stroke:#000000;stroke-width:1;stroke-linejoin:round&quot; id = &quot;circle249&quot; cx=&quot;198.743166666667&quot; cy=&quot;46.6290355125781&quot; rx=&quot;0.9&quot; ry=&quot;0.8&quot; /&gt;" calcext:value-type="string">
            <text:p>&lt;path style="fill:#000000;stroke-width:0.97;stroke:#000000;stroke-opacity:1" d = "M 198.743166666667,46.6290355125781 197.514277777778,46.4680193171205" id = "path249" /&gt; &lt;ellipse style="fill:#000000;stroke:#000000;stroke-width:1;stroke-linejoin:round" id = "circle249" cx="198.743166666667" cy="46.6290355125781" rx="0.9" ry="0.8" /&gt;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indian</text:p>
          </table:table-cell>
          <table:table-cell table:number-columns-repeated="2" office:value-type="string" calcext:value-type="string">
            <text:p>New York</text:p>
          </table:table-cell>
          <table:table-cell office:value-type="float" office:value="40.6943" calcext:value-type="float">
            <text:p>40.6943</text:p>
          </table:table-cell>
          <table:table-cell office:value-type="float" office:value="-73.9249" calcext:value-type="float">
            <text:p>-73.9249</text:p>
          </table:table-cell>
          <table:table-cell table:formula="of:=([.G252] + 180) * (1400 / 360) - 215" office:value-type="float" office:value="197.514277777778" calcext:value-type="float">
            <text:p>197.514277777778</text:p>
          </table:table-cell>
          <table:table-cell table:formula="of:=(700/2)-(1400* LN(TAN((PI() / 4) + (([.F252] * PI() / 180) / 2))) / (2*PI())) - 130" office:value-type="float" office:value="46.4680193171205" calcext:value-type="float">
            <text:p>46.4680193171205</text:p>
          </table:table-cell>
          <table:table-cell table:formula="of:=COM.MICROSOFT.CONCAT([.H252]; ; &quot;,&quot;; [.I252]; &quot; &quot;; [.H253]; &quot;,&quot;; [.I253])" office:value-type="string" office:string-value="197.514277777778,46.4680193171205 197.514277777778,46.4680193171205" calcext:value-type="string">
            <text:p>197.514277777778,46.4680193171205 197.514277777778,46.4680193171205</text:p>
          </table:table-cell>
          <table:table-cell table:formula="of:=COM.MICROSOFT.CONCAT(&quot;&lt;path style=&quot;&quot;fill:#000000;stroke-width:0.97;stroke:#000000;stroke-opacity:1&quot;&quot; d = &quot;&quot;M &quot;; [.J252]; &quot;&quot;&quot; id = &quot;&quot;path&quot;; [.A252]; &quot;&quot;&quot; /&gt;&quot;)" office:value-type="string" office:string-value="&lt;path style=&quot;fill:#000000;stroke-width:0.97;stroke:#000000;stroke-opacity:1&quot; d = &quot;M 197.514277777778,46.4680193171205 197.514277777778,46.4680193171205&quot; id = &quot;path250&quot; /&gt;" calcext:value-type="string">
            <text:p>&lt;path style="fill:#000000;stroke-width:0.97;stroke:#000000;stroke-opacity:1" d = "M 197.514277777778,46.4680193171205 197.514277777778,46.4680193171205" id = "path250" /&gt;</text:p>
          </table:table-cell>
          <table:table-cell table:formula="of:=COM.MICROSOFT.CONCAT(&quot;&lt;ellipse style=&quot;&quot;fill:#000000;stroke:#000000;stroke-width:1;stroke-linejoin:round&quot;&quot;&quot;; &quot; id = &quot;&quot;circle&quot;; [.A252]; &quot;&quot;&quot;&quot;; &quot; cx=&quot;&quot;&quot;; [.H252]; &quot;&quot;&quot;&quot;; &quot; cy=&quot;&quot;&quot;; [.I25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50&quot; cx=&quot;197.514277777778&quot; cy=&quot;46.4680193171205&quot; rx=&quot;0.9&quot; ry=&quot;0.8&quot; /&gt;" calcext:value-type="string">
            <text:p>&lt;ellipse style="fill:#000000;stroke:#000000;stroke-width:1;stroke-linejoin:round" id = "circle250" cx="197.514277777778" cy="46.4680193171205" rx="0.9" ry="0.8" /&gt;</text:p>
          </table:table-cell>
          <table:table-cell table:formula="of:=COM.MICROSOFT.CONCAT([.K252]; &quot; &quot;; [.L252])" office:value-type="string" office:string-value="&lt;path style=&quot;fill:#000000;stroke-width:0.97;stroke:#000000;stroke-opacity:1&quot; d = &quot;M 197.514277777778,46.4680193171205 197.514277777778,46.4680193171205&quot; id = &quot;path250&quot; /&gt; &lt;ellipse style=&quot;fill:#000000;stroke:#000000;stroke-width:1;stroke-linejoin:round&quot; id = &quot;circle250&quot; cx=&quot;197.514277777778&quot; cy=&quot;46.4680193171205&quot; rx=&quot;0.9&quot; ry=&quot;0.8&quot; /&gt;" calcext:value-type="string">
            <text:p>&lt;path style="fill:#000000;stroke-width:0.97;stroke:#000000;stroke-opacity:1" d = "M 197.514277777778,46.4680193171205 197.514277777778,46.4680193171205" id = "path250" /&gt; &lt;ellipse style="fill:#000000;stroke:#000000;stroke-width:1;stroke-linejoin:round" id = "circle250" cx="197.514277777778" cy="46.4680193171205" rx="0.9" ry="0.8" /&gt;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moman</text:p>
          </table:table-cell>
          <table:table-cell table:number-columns-repeated="2" office:value-type="string" calcext:value-type="string">
            <text:p>New York</text:p>
          </table:table-cell>
          <table:table-cell office:value-type="float" office:value="40.6943" calcext:value-type="float">
            <text:p>40.6943</text:p>
          </table:table-cell>
          <table:table-cell office:value-type="float" office:value="-73.9249" calcext:value-type="float">
            <text:p>-73.9249</text:p>
          </table:table-cell>
          <table:table-cell table:formula="of:=([.G253] + 180) * (1400 / 360) - 215" office:value-type="float" office:value="197.514277777778" calcext:value-type="float">
            <text:p>197.514277777778</text:p>
          </table:table-cell>
          <table:table-cell table:formula="of:=(700/2)-(1400* LN(TAN((PI() / 4) + (([.F253] * PI() / 180) / 2))) / (2*PI())) - 130" office:value-type="float" office:value="46.4680193171205" calcext:value-type="float">
            <text:p>46.4680193171205</text:p>
          </table:table-cell>
          <table:table-cell table:formula="of:=COM.MICROSOFT.CONCAT([.H253]; ; &quot;,&quot;; [.I253]; &quot; &quot;; [.H254]; &quot;,&quot;; [.I254])" office:value-type="string" office:string-value="197.514277777778,46.4680193171205 197.514277777778,46.4680193171205" calcext:value-type="string">
            <text:p>197.514277777778,46.4680193171205 197.514277777778,46.4680193171205</text:p>
          </table:table-cell>
          <table:table-cell table:formula="of:=COM.MICROSOFT.CONCAT(&quot;&lt;path style=&quot;&quot;fill:#000000;stroke-width:0.97;stroke:#000000;stroke-opacity:1&quot;&quot; d = &quot;&quot;M &quot;; [.J253]; &quot;&quot;&quot; id = &quot;&quot;path&quot;; [.A253]; &quot;&quot;&quot; /&gt;&quot;)" office:value-type="string" office:string-value="&lt;path style=&quot;fill:#000000;stroke-width:0.97;stroke:#000000;stroke-opacity:1&quot; d = &quot;M 197.514277777778,46.4680193171205 197.514277777778,46.4680193171205&quot; id = &quot;path251&quot; /&gt;" calcext:value-type="string">
            <text:p>&lt;path style="fill:#000000;stroke-width:0.97;stroke:#000000;stroke-opacity:1" d = "M 197.514277777778,46.4680193171205 197.514277777778,46.4680193171205" id = "path251" /&gt;</text:p>
          </table:table-cell>
          <table:table-cell table:formula="of:=COM.MICROSOFT.CONCAT(&quot;&lt;ellipse style=&quot;&quot;fill:#000000;stroke:#000000;stroke-width:1;stroke-linejoin:round&quot;&quot;&quot;; &quot; id = &quot;&quot;circle&quot;; [.A253]; &quot;&quot;&quot;&quot;; &quot; cx=&quot;&quot;&quot;; [.H253]; &quot;&quot;&quot;&quot;; &quot; cy=&quot;&quot;&quot;; [.I25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51&quot; cx=&quot;197.514277777778&quot; cy=&quot;46.4680193171205&quot; rx=&quot;0.9&quot; ry=&quot;0.8&quot; /&gt;" calcext:value-type="string">
            <text:p>&lt;ellipse style="fill:#000000;stroke:#000000;stroke-width:1;stroke-linejoin:round" id = "circle251" cx="197.514277777778" cy="46.4680193171205" rx="0.9" ry="0.8" /&gt;</text:p>
          </table:table-cell>
          <table:table-cell table:formula="of:=COM.MICROSOFT.CONCAT([.K253]; &quot; &quot;; [.L253])" office:value-type="string" office:string-value="&lt;path style=&quot;fill:#000000;stroke-width:0.97;stroke:#000000;stroke-opacity:1&quot; d = &quot;M 197.514277777778,46.4680193171205 197.514277777778,46.4680193171205&quot; id = &quot;path251&quot; /&gt; &lt;ellipse style=&quot;fill:#000000;stroke:#000000;stroke-width:1;stroke-linejoin:round&quot; id = &quot;circle251&quot; cx=&quot;197.514277777778&quot; cy=&quot;46.4680193171205&quot; rx=&quot;0.9&quot; ry=&quot;0.8&quot; /&gt;" calcext:value-type="string">
            <text:p>&lt;path style="fill:#000000;stroke-width:0.97;stroke:#000000;stroke-opacity:1" d = "M 197.514277777778,46.4680193171205 197.514277777778,46.4680193171205" id = "path251" /&gt; &lt;ellipse style="fill:#000000;stroke:#000000;stroke-width:1;stroke-linejoin:round" id = "circle251" cx="197.514277777778" cy="46.4680193171205" rx="0.9" ry="0.8" /&gt;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ew York</text:p>
          </table:table-cell>
          <table:table-cell office:value-type="float" office:value="40.6943" calcext:value-type="float">
            <text:p>40.6943</text:p>
          </table:table-cell>
          <table:table-cell office:value-type="float" office:value="-73.9249" calcext:value-type="float">
            <text:p>-73.9249</text:p>
          </table:table-cell>
          <table:table-cell table:formula="of:=([.G254] + 180) * (1400 / 360) - 215" office:value-type="float" office:value="197.514277777778" calcext:value-type="float">
            <text:p>197.514277777778</text:p>
          </table:table-cell>
          <table:table-cell table:formula="of:=(700/2)-(1400* LN(TAN((PI() / 4) + (([.F254] * PI() / 180) / 2))) / (2*PI())) - 130" office:value-type="float" office:value="46.4680193171205" calcext:value-type="float">
            <text:p>46.4680193171205</text:p>
          </table:table-cell>
          <table:table-cell table:formula="of:=COM.MICROSOFT.CONCAT([.H254]; ; &quot;,&quot;; [.I254]; &quot; &quot;; [.H255]; &quot;,&quot;; [.I255])" office:value-type="string" office:string-value="197.514277777778,46.4680193171205 197.514277777778,46.4680193171205" calcext:value-type="string">
            <text:p>197.514277777778,46.4680193171205 197.514277777778,46.4680193171205</text:p>
          </table:table-cell>
          <table:table-cell table:formula="of:=COM.MICROSOFT.CONCAT(&quot;&lt;path style=&quot;&quot;fill:#000000;stroke-width:0.97;stroke:#000000;stroke-opacity:1&quot;&quot; d = &quot;&quot;M &quot;; [.J254]; &quot;&quot;&quot; id = &quot;&quot;path&quot;; [.A254]; &quot;&quot;&quot; /&gt;&quot;)" office:value-type="string" office:string-value="&lt;path style=&quot;fill:#000000;stroke-width:0.97;stroke:#000000;stroke-opacity:1&quot; d = &quot;M 197.514277777778,46.4680193171205 197.514277777778,46.4680193171205&quot; id = &quot;path252&quot; /&gt;" calcext:value-type="string">
            <text:p>&lt;path style="fill:#000000;stroke-width:0.97;stroke:#000000;stroke-opacity:1" d = "M 197.514277777778,46.4680193171205 197.514277777778,46.4680193171205" id = "path252" /&gt;</text:p>
          </table:table-cell>
          <table:table-cell table:formula="of:=COM.MICROSOFT.CONCAT(&quot;&lt;ellipse style=&quot;&quot;fill:#000000;stroke:#000000;stroke-width:1;stroke-linejoin:round&quot;&quot;&quot;; &quot; id = &quot;&quot;circle&quot;; [.A254]; &quot;&quot;&quot;&quot;; &quot; cx=&quot;&quot;&quot;; [.H254]; &quot;&quot;&quot;&quot;; &quot; cy=&quot;&quot;&quot;; [.I25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52&quot; cx=&quot;197.514277777778&quot; cy=&quot;46.4680193171205&quot; rx=&quot;0.9&quot; ry=&quot;0.8&quot; /&gt;" calcext:value-type="string">
            <text:p>&lt;ellipse style="fill:#000000;stroke:#000000;stroke-width:1;stroke-linejoin:round" id = "circle252" cx="197.514277777778" cy="46.4680193171205" rx="0.9" ry="0.8" /&gt;</text:p>
          </table:table-cell>
          <table:table-cell table:formula="of:=COM.MICROSOFT.CONCAT([.K254]; &quot; &quot;; [.L254])" office:value-type="string" office:string-value="&lt;path style=&quot;fill:#000000;stroke-width:0.97;stroke:#000000;stroke-opacity:1&quot; d = &quot;M 197.514277777778,46.4680193171205 197.514277777778,46.4680193171205&quot; id = &quot;path252&quot; /&gt; &lt;ellipse style=&quot;fill:#000000;stroke:#000000;stroke-width:1;stroke-linejoin:round&quot; id = &quot;circle252&quot; cx=&quot;197.514277777778&quot; cy=&quot;46.4680193171205&quot; rx=&quot;0.9&quot; ry=&quot;0.8&quot; /&gt;" calcext:value-type="string">
            <text:p>&lt;path style="fill:#000000;stroke-width:0.97;stroke:#000000;stroke-opacity:1" d = "M 197.514277777778,46.4680193171205 197.514277777778,46.4680193171205" id = "path252" /&gt; &lt;ellipse style="fill:#000000;stroke:#000000;stroke-width:1;stroke-linejoin:round" id = "circle252" cx="197.514277777778" cy="46.4680193171205" rx="0.9" ry="0.8" /&gt;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charge</text:p>
          </table:table-cell>
          <table:table-cell table:number-columns-repeated="2" office:value-type="string" calcext:value-type="string">
            <text:p>New York</text:p>
          </table:table-cell>
          <table:table-cell office:value-type="float" office:value="40.6943" calcext:value-type="float">
            <text:p>40.6943</text:p>
          </table:table-cell>
          <table:table-cell office:value-type="float" office:value="-73.9249" calcext:value-type="float">
            <text:p>-73.9249</text:p>
          </table:table-cell>
          <table:table-cell table:formula="of:=([.G255] + 180) * (1400 / 360) - 215" office:value-type="float" office:value="197.514277777778" calcext:value-type="float">
            <text:p>197.514277777778</text:p>
          </table:table-cell>
          <table:table-cell table:formula="of:=(700/2)-(1400* LN(TAN((PI() / 4) + (([.F255] * PI() / 180) / 2))) / (2*PI())) - 130" office:value-type="float" office:value="46.4680193171205" calcext:value-type="float">
            <text:p>46.4680193171205</text:p>
          </table:table-cell>
          <table:table-cell table:formula="of:=COM.MICROSOFT.CONCAT([.H255]; ; &quot;,&quot;; [.I255]; &quot; &quot;; [.H256]; &quot;,&quot;; [.I256])" office:value-type="string" office:string-value="197.514277777778,46.4680193171205 197.514277777778,46.4680193171205" calcext:value-type="string">
            <text:p>197.514277777778,46.4680193171205 197.514277777778,46.4680193171205</text:p>
          </table:table-cell>
          <table:table-cell table:formula="of:=COM.MICROSOFT.CONCAT(&quot;&lt;path style=&quot;&quot;fill:#000000;stroke-width:0.97;stroke:#000000;stroke-opacity:1&quot;&quot; d = &quot;&quot;M &quot;; [.J255]; &quot;&quot;&quot; id = &quot;&quot;path&quot;; [.A255]; &quot;&quot;&quot; /&gt;&quot;)" office:value-type="string" office:string-value="&lt;path style=&quot;fill:#000000;stroke-width:0.97;stroke:#000000;stroke-opacity:1&quot; d = &quot;M 197.514277777778,46.4680193171205 197.514277777778,46.4680193171205&quot; id = &quot;path253&quot; /&gt;" calcext:value-type="string">
            <text:p>&lt;path style="fill:#000000;stroke-width:0.97;stroke:#000000;stroke-opacity:1" d = "M 197.514277777778,46.4680193171205 197.514277777778,46.4680193171205" id = "path253" /&gt;</text:p>
          </table:table-cell>
          <table:table-cell table:formula="of:=COM.MICROSOFT.CONCAT(&quot;&lt;ellipse style=&quot;&quot;fill:#000000;stroke:#000000;stroke-width:1;stroke-linejoin:round&quot;&quot;&quot;; &quot; id = &quot;&quot;circle&quot;; [.A255]; &quot;&quot;&quot;&quot;; &quot; cx=&quot;&quot;&quot;; [.H255]; &quot;&quot;&quot;&quot;; &quot; cy=&quot;&quot;&quot;; [.I25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53&quot; cx=&quot;197.514277777778&quot; cy=&quot;46.4680193171205&quot; rx=&quot;0.9&quot; ry=&quot;0.8&quot; /&gt;" calcext:value-type="string">
            <text:p>&lt;ellipse style="fill:#000000;stroke:#000000;stroke-width:1;stroke-linejoin:round" id = "circle253" cx="197.514277777778" cy="46.4680193171205" rx="0.9" ry="0.8" /&gt;</text:p>
          </table:table-cell>
          <table:table-cell table:formula="of:=COM.MICROSOFT.CONCAT([.K255]; &quot; &quot;; [.L255])" office:value-type="string" office:string-value="&lt;path style=&quot;fill:#000000;stroke-width:0.97;stroke:#000000;stroke-opacity:1&quot; d = &quot;M 197.514277777778,46.4680193171205 197.514277777778,46.4680193171205&quot; id = &quot;path253&quot; /&gt; &lt;ellipse style=&quot;fill:#000000;stroke:#000000;stroke-width:1;stroke-linejoin:round&quot; id = &quot;circle253&quot; cx=&quot;197.514277777778&quot; cy=&quot;46.4680193171205&quot; rx=&quot;0.9&quot; ry=&quot;0.8&quot; /&gt;" calcext:value-type="string">
            <text:p>&lt;path style="fill:#000000;stroke-width:0.97;stroke:#000000;stroke-opacity:1" d = "M 197.514277777778,46.4680193171205 197.514277777778,46.4680193171205" id = "path253" /&gt; &lt;ellipse style="fill:#000000;stroke:#000000;stroke-width:1;stroke-linejoin:round" id = "circle253" cx="197.514277777778" cy="46.4680193171205" rx="0.9" ry="0.8" /&gt;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New York</text:p>
          </table:table-cell>
          <table:table-cell office:value-type="float" office:value="40.6943" calcext:value-type="float">
            <text:p>40.6943</text:p>
          </table:table-cell>
          <table:table-cell office:value-type="float" office:value="-73.9249" calcext:value-type="float">
            <text:p>-73.9249</text:p>
          </table:table-cell>
          <table:table-cell table:formula="of:=([.G256] + 180) * (1400 / 360) - 215" office:value-type="float" office:value="197.514277777778" calcext:value-type="float">
            <text:p>197.514277777778</text:p>
          </table:table-cell>
          <table:table-cell table:formula="of:=(700/2)-(1400* LN(TAN((PI() / 4) + (([.F256] * PI() / 180) / 2))) / (2*PI())) - 130" office:value-type="float" office:value="46.4680193171205" calcext:value-type="float">
            <text:p>46.4680193171205</text:p>
          </table:table-cell>
          <table:table-cell table:formula="of:=COM.MICROSOFT.CONCAT([.H256]; ; &quot;,&quot;; [.I256]; &quot; &quot;; [.H257]; &quot;,&quot;; [.I257])" office:value-type="string" office:string-value="197.514277777778,46.4680193171205 197.514277777778,46.4680193171205" calcext:value-type="string">
            <text:p>197.514277777778,46.4680193171205 197.514277777778,46.4680193171205</text:p>
          </table:table-cell>
          <table:table-cell table:formula="of:=COM.MICROSOFT.CONCAT(&quot;&lt;path style=&quot;&quot;fill:#000000;stroke-width:0.97;stroke:#000000;stroke-opacity:1&quot;&quot; d = &quot;&quot;M &quot;; [.J256]; &quot;&quot;&quot; id = &quot;&quot;path&quot;; [.A256]; &quot;&quot;&quot; /&gt;&quot;)" office:value-type="string" office:string-value="&lt;path style=&quot;fill:#000000;stroke-width:0.97;stroke:#000000;stroke-opacity:1&quot; d = &quot;M 197.514277777778,46.4680193171205 197.514277777778,46.4680193171205&quot; id = &quot;path254&quot; /&gt;" calcext:value-type="string">
            <text:p>&lt;path style="fill:#000000;stroke-width:0.97;stroke:#000000;stroke-opacity:1" d = "M 197.514277777778,46.4680193171205 197.514277777778,46.4680193171205" id = "path254" /&gt;</text:p>
          </table:table-cell>
          <table:table-cell table:formula="of:=COM.MICROSOFT.CONCAT(&quot;&lt;ellipse style=&quot;&quot;fill:#000000;stroke:#000000;stroke-width:1;stroke-linejoin:round&quot;&quot;&quot;; &quot; id = &quot;&quot;circle&quot;; [.A256]; &quot;&quot;&quot;&quot;; &quot; cx=&quot;&quot;&quot;; [.H256]; &quot;&quot;&quot;&quot;; &quot; cy=&quot;&quot;&quot;; [.I25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54&quot; cx=&quot;197.514277777778&quot; cy=&quot;46.4680193171205&quot; rx=&quot;0.9&quot; ry=&quot;0.8&quot; /&gt;" calcext:value-type="string">
            <text:p>&lt;ellipse style="fill:#000000;stroke:#000000;stroke-width:1;stroke-linejoin:round" id = "circle254" cx="197.514277777778" cy="46.4680193171205" rx="0.9" ry="0.8" /&gt;</text:p>
          </table:table-cell>
          <table:table-cell table:formula="of:=COM.MICROSOFT.CONCAT([.K256]; &quot; &quot;; [.L256])" office:value-type="string" office:string-value="&lt;path style=&quot;fill:#000000;stroke-width:0.97;stroke:#000000;stroke-opacity:1&quot; d = &quot;M 197.514277777778,46.4680193171205 197.514277777778,46.4680193171205&quot; id = &quot;path254&quot; /&gt; &lt;ellipse style=&quot;fill:#000000;stroke:#000000;stroke-width:1;stroke-linejoin:round&quot; id = &quot;circle254&quot; cx=&quot;197.514277777778&quot; cy=&quot;46.4680193171205&quot; rx=&quot;0.9&quot; ry=&quot;0.8&quot; /&gt;" calcext:value-type="string">
            <text:p>&lt;path style="fill:#000000;stroke-width:0.97;stroke:#000000;stroke-opacity:1" d = "M 197.514277777778,46.4680193171205 197.514277777778,46.4680193171205" id = "path254" /&gt; &lt;ellipse style="fill:#000000;stroke:#000000;stroke-width:1;stroke-linejoin:round" id = "circle254" cx="197.514277777778" cy="46.4680193171205" rx="0.9" ry="0.8" /&gt;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putting</text:p>
          </table:table-cell>
          <table:table-cell table:number-columns-repeated="2" office:value-type="string" calcext:value-type="string">
            <text:p>New York</text:p>
          </table:table-cell>
          <table:table-cell office:value-type="float" office:value="40.6943" calcext:value-type="float">
            <text:p>40.6943</text:p>
          </table:table-cell>
          <table:table-cell office:value-type="float" office:value="-73.9249" calcext:value-type="float">
            <text:p>-73.9249</text:p>
          </table:table-cell>
          <table:table-cell table:formula="of:=([.G257] + 180) * (1400 / 360) - 215" office:value-type="float" office:value="197.514277777778" calcext:value-type="float">
            <text:p>197.514277777778</text:p>
          </table:table-cell>
          <table:table-cell table:formula="of:=(700/2)-(1400* LN(TAN((PI() / 4) + (([.F257] * PI() / 180) / 2))) / (2*PI())) - 130" office:value-type="float" office:value="46.4680193171205" calcext:value-type="float">
            <text:p>46.4680193171205</text:p>
          </table:table-cell>
          <table:table-cell table:formula="of:=COM.MICROSOFT.CONCAT([.H257]; ; &quot;,&quot;; [.I257]; &quot; &quot;; [.H258]; &quot;,&quot;; [.I258])" office:value-type="string" office:string-value="197.514277777778,46.4680193171205 197.514277777778,46.4680193171205" calcext:value-type="string">
            <text:p>197.514277777778,46.4680193171205 197.514277777778,46.4680193171205</text:p>
          </table:table-cell>
          <table:table-cell table:formula="of:=COM.MICROSOFT.CONCAT(&quot;&lt;path style=&quot;&quot;fill:#000000;stroke-width:0.97;stroke:#000000;stroke-opacity:1&quot;&quot; d = &quot;&quot;M &quot;; [.J257]; &quot;&quot;&quot; id = &quot;&quot;path&quot;; [.A257]; &quot;&quot;&quot; /&gt;&quot;)" office:value-type="string" office:string-value="&lt;path style=&quot;fill:#000000;stroke-width:0.97;stroke:#000000;stroke-opacity:1&quot; d = &quot;M 197.514277777778,46.4680193171205 197.514277777778,46.4680193171205&quot; id = &quot;path255&quot; /&gt;" calcext:value-type="string">
            <text:p>&lt;path style="fill:#000000;stroke-width:0.97;stroke:#000000;stroke-opacity:1" d = "M 197.514277777778,46.4680193171205 197.514277777778,46.4680193171205" id = "path255" /&gt;</text:p>
          </table:table-cell>
          <table:table-cell table:formula="of:=COM.MICROSOFT.CONCAT(&quot;&lt;ellipse style=&quot;&quot;fill:#000000;stroke:#000000;stroke-width:1;stroke-linejoin:round&quot;&quot;&quot;; &quot; id = &quot;&quot;circle&quot;; [.A257]; &quot;&quot;&quot;&quot;; &quot; cx=&quot;&quot;&quot;; [.H257]; &quot;&quot;&quot;&quot;; &quot; cy=&quot;&quot;&quot;; [.I25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55&quot; cx=&quot;197.514277777778&quot; cy=&quot;46.4680193171205&quot; rx=&quot;0.9&quot; ry=&quot;0.8&quot; /&gt;" calcext:value-type="string">
            <text:p>&lt;ellipse style="fill:#000000;stroke:#000000;stroke-width:1;stroke-linejoin:round" id = "circle255" cx="197.514277777778" cy="46.4680193171205" rx="0.9" ry="0.8" /&gt;</text:p>
          </table:table-cell>
          <table:table-cell table:formula="of:=COM.MICROSOFT.CONCAT([.K257]; &quot; &quot;; [.L257])" office:value-type="string" office:string-value="&lt;path style=&quot;fill:#000000;stroke-width:0.97;stroke:#000000;stroke-opacity:1&quot; d = &quot;M 197.514277777778,46.4680193171205 197.514277777778,46.4680193171205&quot; id = &quot;path255&quot; /&gt; &lt;ellipse style=&quot;fill:#000000;stroke:#000000;stroke-width:1;stroke-linejoin:round&quot; id = &quot;circle255&quot; cx=&quot;197.514277777778&quot; cy=&quot;46.4680193171205&quot; rx=&quot;0.9&quot; ry=&quot;0.8&quot; /&gt;" calcext:value-type="string">
            <text:p>&lt;path style="fill:#000000;stroke-width:0.97;stroke:#000000;stroke-opacity:1" d = "M 197.514277777778,46.4680193171205 197.514277777778,46.4680193171205" id = "path255" /&gt; &lt;ellipse style="fill:#000000;stroke:#000000;stroke-width:1;stroke-linejoin:round" id = "circle255" cx="197.514277777778" cy="46.4680193171205" rx="0.9" ry="0.8" /&gt;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bonobo</text:p>
          </table:table-cell>
          <table:table-cell table:number-columns-repeated="2" office:value-type="string" calcext:value-type="string">
            <text:p>New York</text:p>
          </table:table-cell>
          <table:table-cell office:value-type="float" office:value="40.6943" calcext:value-type="float">
            <text:p>40.6943</text:p>
          </table:table-cell>
          <table:table-cell office:value-type="float" office:value="-73.9249" calcext:value-type="float">
            <text:p>-73.9249</text:p>
          </table:table-cell>
          <table:table-cell table:formula="of:=([.G258] + 180) * (1400 / 360) - 215" office:value-type="float" office:value="197.514277777778" calcext:value-type="float">
            <text:p>197.514277777778</text:p>
          </table:table-cell>
          <table:table-cell table:formula="of:=(700/2)-(1400* LN(TAN((PI() / 4) + (([.F258] * PI() / 180) / 2))) / (2*PI())) - 130" office:value-type="float" office:value="46.4680193171205" calcext:value-type="float">
            <text:p>46.4680193171205</text:p>
          </table:table-cell>
          <table:table-cell table:formula="of:=COM.MICROSOFT.CONCAT([.H258]; ; &quot;,&quot;; [.I258]; &quot; &quot;; [.H259]; &quot;,&quot;; [.I259])" office:value-type="string" office:string-value="197.514277777778,46.4680193171205 196.955444444444,46.3443853446298" calcext:value-type="string">
            <text:p>197.514277777778,46.4680193171205 196.955444444444,46.3443853446298</text:p>
          </table:table-cell>
          <table:table-cell table:formula="of:=COM.MICROSOFT.CONCAT(&quot;&lt;path style=&quot;&quot;fill:#000000;stroke-width:0.97;stroke:#000000;stroke-opacity:1&quot;&quot; d = &quot;&quot;M &quot;; [.J258]; &quot;&quot;&quot; id = &quot;&quot;path&quot;; [.A258]; &quot;&quot;&quot; /&gt;&quot;)" office:value-type="string" office:string-value="&lt;path style=&quot;fill:#000000;stroke-width:0.97;stroke:#000000;stroke-opacity:1&quot; d = &quot;M 197.514277777778,46.4680193171205 196.955444444444,46.3443853446298&quot; id = &quot;path256&quot; /&gt;" calcext:value-type="string">
            <text:p>&lt;path style="fill:#000000;stroke-width:0.97;stroke:#000000;stroke-opacity:1" d = "M 197.514277777778,46.4680193171205 196.955444444444,46.3443853446298" id = "path256" /&gt;</text:p>
          </table:table-cell>
          <table:table-cell table:formula="of:=COM.MICROSOFT.CONCAT(&quot;&lt;ellipse style=&quot;&quot;fill:#000000;stroke:#000000;stroke-width:1;stroke-linejoin:round&quot;&quot;&quot;; &quot; id = &quot;&quot;circle&quot;; [.A258]; &quot;&quot;&quot;&quot;; &quot; cx=&quot;&quot;&quot;; [.H258]; &quot;&quot;&quot;&quot;; &quot; cy=&quot;&quot;&quot;; [.I25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56&quot; cx=&quot;197.514277777778&quot; cy=&quot;46.4680193171205&quot; rx=&quot;0.9&quot; ry=&quot;0.8&quot; /&gt;" calcext:value-type="string">
            <text:p>&lt;ellipse style="fill:#000000;stroke:#000000;stroke-width:1;stroke-linejoin:round" id = "circle256" cx="197.514277777778" cy="46.4680193171205" rx="0.9" ry="0.8" /&gt;</text:p>
          </table:table-cell>
          <table:table-cell table:formula="of:=COM.MICROSOFT.CONCAT([.K258]; &quot; &quot;; [.L258])" office:value-type="string" office:string-value="&lt;path style=&quot;fill:#000000;stroke-width:0.97;stroke:#000000;stroke-opacity:1&quot; d = &quot;M 197.514277777778,46.4680193171205 196.955444444444,46.3443853446298&quot; id = &quot;path256&quot; /&gt; &lt;ellipse style=&quot;fill:#000000;stroke:#000000;stroke-width:1;stroke-linejoin:round&quot; id = &quot;circle256&quot; cx=&quot;197.514277777778&quot; cy=&quot;46.4680193171205&quot; rx=&quot;0.9&quot; ry=&quot;0.8&quot; /&gt;" calcext:value-type="string">
            <text:p>&lt;path style="fill:#000000;stroke-width:0.97;stroke:#000000;stroke-opacity:1" d = "M 197.514277777778,46.4680193171205 196.955444444444,46.3443853446298" id = "path256" /&gt; &lt;ellipse style="fill:#000000;stroke:#000000;stroke-width:1;stroke-linejoin:round" id = "circle256" cx="197.514277777778" cy="46.4680193171205" rx="0.9" ry="0.8" /&gt;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float" office:value="40.7184" calcext:value-type="float">
            <text:p>40.7184</text:p>
          </table:table-cell>
          <table:table-cell office:value-type="float" office:value="-74.0686" calcext:value-type="float">
            <text:p>-74.0686</text:p>
          </table:table-cell>
          <table:table-cell table:formula="of:=([.G259] + 180) * (1400 / 360) - 215" office:value-type="float" office:value="196.955444444444" calcext:value-type="float">
            <text:p>196.955444444444</text:p>
          </table:table-cell>
          <table:table-cell table:formula="of:=(700/2)-(1400* LN(TAN((PI() / 4) + (([.F259] * PI() / 180) / 2))) / (2*PI())) - 130" office:value-type="float" office:value="46.3443853446298" calcext:value-type="float">
            <text:p>46.3443853446298</text:p>
          </table:table-cell>
          <table:table-cell table:formula="of:=COM.MICROSOFT.CONCAT([.H259]; ; &quot;,&quot;; [.I259]; &quot; &quot;; [.H260]; &quot;,&quot;; [.I260])" office:value-type="string" office:string-value="196.955444444444,46.3443853446298 196.955444444444,46.3443853446298" calcext:value-type="string">
            <text:p>196.955444444444,46.3443853446298 196.955444444444,46.3443853446298</text:p>
          </table:table-cell>
          <table:table-cell table:formula="of:=COM.MICROSOFT.CONCAT(&quot;&lt;path style=&quot;&quot;fill:#000000;stroke-width:0.97;stroke:#000000;stroke-opacity:1&quot;&quot; d = &quot;&quot;M &quot;; [.J259]; &quot;&quot;&quot; id = &quot;&quot;path&quot;; [.A259]; &quot;&quot;&quot; /&gt;&quot;)" office:value-type="string" office:string-value="&lt;path style=&quot;fill:#000000;stroke-width:0.97;stroke:#000000;stroke-opacity:1&quot; d = &quot;M 196.955444444444,46.3443853446298 196.955444444444,46.3443853446298&quot; id = &quot;path257&quot; /&gt;" calcext:value-type="string">
            <text:p>&lt;path style="fill:#000000;stroke-width:0.97;stroke:#000000;stroke-opacity:1" d = "M 196.955444444444,46.3443853446298 196.955444444444,46.3443853446298" id = "path257" /&gt;</text:p>
          </table:table-cell>
          <table:table-cell table:formula="of:=COM.MICROSOFT.CONCAT(&quot;&lt;ellipse style=&quot;&quot;fill:#000000;stroke:#000000;stroke-width:1;stroke-linejoin:round&quot;&quot;&quot;; &quot; id = &quot;&quot;circle&quot;; [.A259]; &quot;&quot;&quot;&quot;; &quot; cx=&quot;&quot;&quot;; [.H259]; &quot;&quot;&quot;&quot;; &quot; cy=&quot;&quot;&quot;; [.I25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57&quot; cx=&quot;196.955444444444&quot; cy=&quot;46.3443853446298&quot; rx=&quot;0.9&quot; ry=&quot;0.8&quot; /&gt;" calcext:value-type="string">
            <text:p>&lt;ellipse style="fill:#000000;stroke:#000000;stroke-width:1;stroke-linejoin:round" id = "circle257" cx="196.955444444444" cy="46.3443853446298" rx="0.9" ry="0.8" /&gt;</text:p>
          </table:table-cell>
          <table:table-cell table:formula="of:=COM.MICROSOFT.CONCAT([.K259]; &quot; &quot;; [.L259])" office:value-type="string" office:string-value="&lt;path style=&quot;fill:#000000;stroke-width:0.97;stroke:#000000;stroke-opacity:1&quot; d = &quot;M 196.955444444444,46.3443853446298 196.955444444444,46.3443853446298&quot; id = &quot;path257&quot; /&gt; &lt;ellipse style=&quot;fill:#000000;stroke:#000000;stroke-width:1;stroke-linejoin:round&quot; id = &quot;circle257&quot; cx=&quot;196.955444444444&quot; cy=&quot;46.3443853446298&quot; rx=&quot;0.9&quot; ry=&quot;0.8&quot; /&gt;" calcext:value-type="string">
            <text:p>&lt;path style="fill:#000000;stroke-width:0.97;stroke:#000000;stroke-opacity:1" d = "M 196.955444444444,46.3443853446298 196.955444444444,46.3443853446298" id = "path257" /&gt; &lt;ellipse style="fill:#000000;stroke:#000000;stroke-width:1;stroke-linejoin:round" id = "circle257" cx="196.955444444444" cy="46.3443853446298" rx="0.9" ry="0.8" /&gt;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loyalt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float" office:value="40.7184" calcext:value-type="float">
            <text:p>40.7184</text:p>
          </table:table-cell>
          <table:table-cell office:value-type="float" office:value="-74.0686" calcext:value-type="float">
            <text:p>-74.0686</text:p>
          </table:table-cell>
          <table:table-cell table:formula="of:=([.G260] + 180) * (1400 / 360) - 215" office:value-type="float" office:value="196.955444444444" calcext:value-type="float">
            <text:p>196.955444444444</text:p>
          </table:table-cell>
          <table:table-cell table:formula="of:=(700/2)-(1400* LN(TAN((PI() / 4) + (([.F260] * PI() / 180) / 2))) / (2*PI())) - 130" office:value-type="float" office:value="46.3443853446298" calcext:value-type="float">
            <text:p>46.3443853446298</text:p>
          </table:table-cell>
          <table:table-cell table:formula="of:=COM.MICROSOFT.CONCAT([.H260]; ; &quot;,&quot;; [.I260]; &quot; &quot;; [.H261]; &quot;,&quot;; [.I261])" office:value-type="string" office:string-value="196.955444444444,46.3443853446298 196.478277777778,46.6141677682279" calcext:value-type="string">
            <text:p>196.955444444444,46.3443853446298 196.478277777778,46.6141677682279</text:p>
          </table:table-cell>
          <table:table-cell table:formula="of:=COM.MICROSOFT.CONCAT(&quot;&lt;path style=&quot;&quot;fill:#000000;stroke-width:0.97;stroke:#000000;stroke-opacity:1&quot;&quot; d = &quot;&quot;M &quot;; [.J260]; &quot;&quot;&quot; id = &quot;&quot;path&quot;; [.A260]; &quot;&quot;&quot; /&gt;&quot;)" office:value-type="string" office:string-value="&lt;path style=&quot;fill:#000000;stroke-width:0.97;stroke:#000000;stroke-opacity:1&quot; d = &quot;M 196.955444444444,46.3443853446298 196.478277777778,46.6141677682279&quot; id = &quot;path258&quot; /&gt;" calcext:value-type="string">
            <text:p>&lt;path style="fill:#000000;stroke-width:0.97;stroke:#000000;stroke-opacity:1" d = "M 196.955444444444,46.3443853446298 196.478277777778,46.6141677682279" id = "path258" /&gt;</text:p>
          </table:table-cell>
          <table:table-cell table:formula="of:=COM.MICROSOFT.CONCAT(&quot;&lt;ellipse style=&quot;&quot;fill:#000000;stroke:#000000;stroke-width:1;stroke-linejoin:round&quot;&quot;&quot;; &quot; id = &quot;&quot;circle&quot;; [.A260]; &quot;&quot;&quot;&quot;; &quot; cx=&quot;&quot;&quot;; [.H260]; &quot;&quot;&quot;&quot;; &quot; cy=&quot;&quot;&quot;; [.I26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58&quot; cx=&quot;196.955444444444&quot; cy=&quot;46.3443853446298&quot; rx=&quot;0.9&quot; ry=&quot;0.8&quot; /&gt;" calcext:value-type="string">
            <text:p>&lt;ellipse style="fill:#000000;stroke:#000000;stroke-width:1;stroke-linejoin:round" id = "circle258" cx="196.955444444444" cy="46.3443853446298" rx="0.9" ry="0.8" /&gt;</text:p>
          </table:table-cell>
          <table:table-cell table:formula="of:=COM.MICROSOFT.CONCAT([.K260]; &quot; &quot;; [.L260])" office:value-type="string" office:string-value="&lt;path style=&quot;fill:#000000;stroke-width:0.97;stroke:#000000;stroke-opacity:1&quot; d = &quot;M 196.955444444444,46.3443853446298 196.478277777778,46.6141677682279&quot; id = &quot;path258&quot; /&gt; &lt;ellipse style=&quot;fill:#000000;stroke:#000000;stroke-width:1;stroke-linejoin:round&quot; id = &quot;circle258&quot; cx=&quot;196.955444444444&quot; cy=&quot;46.3443853446298&quot; rx=&quot;0.9&quot; ry=&quot;0.8&quot; /&gt;" calcext:value-type="string">
            <text:p>&lt;path style="fill:#000000;stroke-width:0.97;stroke:#000000;stroke-opacity:1" d = "M 196.955444444444,46.3443853446298 196.478277777778,46.6141677682279" id = "path258" /&gt; &lt;ellipse style="fill:#000000;stroke:#000000;stroke-width:1;stroke-linejoin:round" id = "circle258" cx="196.955444444444" cy="46.3443853446298" rx="0.9" ry="0.8" /&gt;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float" office:value="40.6658" calcext:value-type="float">
            <text:p>40.6658</text:p>
          </table:table-cell>
          <table:table-cell office:value-type="float" office:value="-74.1913" calcext:value-type="float">
            <text:p>-74.1913</text:p>
          </table:table-cell>
          <table:table-cell table:formula="of:=([.G261] + 180) * (1400 / 360) - 215" office:value-type="float" office:value="196.478277777778" calcext:value-type="float">
            <text:p>196.478277777778</text:p>
          </table:table-cell>
          <table:table-cell table:formula="of:=(700/2)-(1400* LN(TAN((PI() / 4) + (([.F261] * PI() / 180) / 2))) / (2*PI())) - 130" office:value-type="float" office:value="46.6141677682279" calcext:value-type="float">
            <text:p>46.6141677682279</text:p>
          </table:table-cell>
          <table:table-cell table:formula="of:=COM.MICROSOFT.CONCAT([.H261]; ; &quot;,&quot;; [.I261]; &quot; &quot;; [.H262]; &quot;,&quot;; [.I262])" office:value-type="string" office:string-value="196.478277777778,46.6141677682279 196.551388888889,46.3130850010446" calcext:value-type="string">
            <text:p>196.478277777778,46.6141677682279 196.551388888889,46.3130850010446</text:p>
          </table:table-cell>
          <table:table-cell table:formula="of:=COM.MICROSOFT.CONCAT(&quot;&lt;path style=&quot;&quot;fill:#000000;stroke-width:0.97;stroke:#000000;stroke-opacity:1&quot;&quot; d = &quot;&quot;M &quot;; [.J261]; &quot;&quot;&quot; id = &quot;&quot;path&quot;; [.A261]; &quot;&quot;&quot; /&gt;&quot;)" office:value-type="string" office:string-value="&lt;path style=&quot;fill:#000000;stroke-width:0.97;stroke:#000000;stroke-opacity:1&quot; d = &quot;M 196.478277777778,46.6141677682279 196.551388888889,46.3130850010446&quot; id = &quot;path259&quot; /&gt;" calcext:value-type="string">
            <text:p>&lt;path style="fill:#000000;stroke-width:0.97;stroke:#000000;stroke-opacity:1" d = "M 196.478277777778,46.6141677682279 196.551388888889,46.3130850010446" id = "path259" /&gt;</text:p>
          </table:table-cell>
          <table:table-cell table:formula="of:=COM.MICROSOFT.CONCAT(&quot;&lt;ellipse style=&quot;&quot;fill:#000000;stroke:#000000;stroke-width:1;stroke-linejoin:round&quot;&quot;&quot;; &quot; id = &quot;&quot;circle&quot;; [.A261]; &quot;&quot;&quot;&quot;; &quot; cx=&quot;&quot;&quot;; [.H261]; &quot;&quot;&quot;&quot;; &quot; cy=&quot;&quot;&quot;; [.I26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59&quot; cx=&quot;196.478277777778&quot; cy=&quot;46.6141677682279&quot; rx=&quot;0.9&quot; ry=&quot;0.8&quot; /&gt;" calcext:value-type="string">
            <text:p>&lt;ellipse style="fill:#000000;stroke:#000000;stroke-width:1;stroke-linejoin:round" id = "circle259" cx="196.478277777778" cy="46.6141677682279" rx="0.9" ry="0.8" /&gt;</text:p>
          </table:table-cell>
          <table:table-cell table:formula="of:=COM.MICROSOFT.CONCAT([.K261]; &quot; &quot;; [.L261])" office:value-type="string" office:string-value="&lt;path style=&quot;fill:#000000;stroke-width:0.97;stroke:#000000;stroke-opacity:1&quot; d = &quot;M 196.478277777778,46.6141677682279 196.551388888889,46.3130850010446&quot; id = &quot;path259&quot; /&gt; &lt;ellipse style=&quot;fill:#000000;stroke:#000000;stroke-width:1;stroke-linejoin:round&quot; id = &quot;circle259&quot; cx=&quot;196.478277777778&quot; cy=&quot;46.6141677682279&quot; rx=&quot;0.9&quot; ry=&quot;0.8&quot; /&gt;" calcext:value-type="string">
            <text:p>&lt;path style="fill:#000000;stroke-width:0.97;stroke:#000000;stroke-opacity:1" d = "M 196.478277777778,46.6141677682279 196.551388888889,46.3130850010446" id = "path259" /&gt; &lt;ellipse style="fill:#000000;stroke:#000000;stroke-width:1;stroke-linejoin:round" id = "circle259" cx="196.478277777778" cy="46.6141677682279" rx="0.9" ry="0.8" /&gt;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float" office:value="40.7245" calcext:value-type="float">
            <text:p>40.7245</text:p>
          </table:table-cell>
          <table:table-cell office:value-type="float" office:value="-74.1725" calcext:value-type="float">
            <text:p>-74.1725</text:p>
          </table:table-cell>
          <table:table-cell table:formula="of:=([.G262] + 180) * (1400 / 360) - 215" office:value-type="float" office:value="196.551388888889" calcext:value-type="float">
            <text:p>196.551388888889</text:p>
          </table:table-cell>
          <table:table-cell table:formula="of:=(700/2)-(1400* LN(TAN((PI() / 4) + (([.F262] * PI() / 180) / 2))) / (2*PI())) - 130" office:value-type="float" office:value="46.3130850010446" calcext:value-type="float">
            <text:p>46.3130850010446</text:p>
          </table:table-cell>
          <table:table-cell table:formula="of:=COM.MICROSOFT.CONCAT([.H262]; ; &quot;,&quot;; [.I262]; &quot; &quot;; [.H263]; &quot;,&quot;; [.I263])" office:value-type="string" office:string-value="196.551388888889,46.3130850010446 196.551388888889,46.3130850010446" calcext:value-type="string">
            <text:p>196.551388888889,46.3130850010446 196.551388888889,46.3130850010446</text:p>
          </table:table-cell>
          <table:table-cell table:formula="of:=COM.MICROSOFT.CONCAT(&quot;&lt;path style=&quot;&quot;fill:#000000;stroke-width:0.97;stroke:#000000;stroke-opacity:1&quot;&quot; d = &quot;&quot;M &quot;; [.J262]; &quot;&quot;&quot; id = &quot;&quot;path&quot;; [.A262]; &quot;&quot;&quot; /&gt;&quot;)" office:value-type="string" office:string-value="&lt;path style=&quot;fill:#000000;stroke-width:0.97;stroke:#000000;stroke-opacity:1&quot; d = &quot;M 196.551388888889,46.3130850010446 196.551388888889,46.3130850010446&quot; id = &quot;path260&quot; /&gt;" calcext:value-type="string">
            <text:p>&lt;path style="fill:#000000;stroke-width:0.97;stroke:#000000;stroke-opacity:1" d = "M 196.551388888889,46.3130850010446 196.551388888889,46.3130850010446" id = "path260" /&gt;</text:p>
          </table:table-cell>
          <table:table-cell table:formula="of:=COM.MICROSOFT.CONCAT(&quot;&lt;ellipse style=&quot;&quot;fill:#000000;stroke:#000000;stroke-width:1;stroke-linejoin:round&quot;&quot;&quot;; &quot; id = &quot;&quot;circle&quot;; [.A262]; &quot;&quot;&quot;&quot;; &quot; cx=&quot;&quot;&quot;; [.H262]; &quot;&quot;&quot;&quot;; &quot; cy=&quot;&quot;&quot;; [.I26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60&quot; cx=&quot;196.551388888889&quot; cy=&quot;46.3130850010446&quot; rx=&quot;0.9&quot; ry=&quot;0.8&quot; /&gt;" calcext:value-type="string">
            <text:p>&lt;ellipse style="fill:#000000;stroke:#000000;stroke-width:1;stroke-linejoin:round" id = "circle260" cx="196.551388888889" cy="46.3130850010446" rx="0.9" ry="0.8" /&gt;</text:p>
          </table:table-cell>
          <table:table-cell table:formula="of:=COM.MICROSOFT.CONCAT([.K262]; &quot; &quot;; [.L262])" office:value-type="string" office:string-value="&lt;path style=&quot;fill:#000000;stroke-width:0.97;stroke:#000000;stroke-opacity:1&quot; d = &quot;M 196.551388888889,46.3130850010446 196.551388888889,46.3130850010446&quot; id = &quot;path260&quot; /&gt; &lt;ellipse style=&quot;fill:#000000;stroke:#000000;stroke-width:1;stroke-linejoin:round&quot; id = &quot;circle260&quot; cx=&quot;196.551388888889&quot; cy=&quot;46.3130850010446&quot; rx=&quot;0.9&quot; ry=&quot;0.8&quot; /&gt;" calcext:value-type="string">
            <text:p>&lt;path style="fill:#000000;stroke-width:0.97;stroke:#000000;stroke-opacity:1" d = "M 196.551388888889,46.3130850010446 196.551388888889,46.3130850010446" id = "path260" /&gt; &lt;ellipse style="fill:#000000;stroke:#000000;stroke-width:1;stroke-linejoin:round" id = "circle260" cx="196.551388888889" cy="46.3130850010446" rx="0.9" ry="0.8" /&gt;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float" office:value="40.7245" calcext:value-type="float">
            <text:p>40.7245</text:p>
          </table:table-cell>
          <table:table-cell office:value-type="float" office:value="-74.1725" calcext:value-type="float">
            <text:p>-74.1725</text:p>
          </table:table-cell>
          <table:table-cell table:formula="of:=([.G263] + 180) * (1400 / 360) - 215" office:value-type="float" office:value="196.551388888889" calcext:value-type="float">
            <text:p>196.551388888889</text:p>
          </table:table-cell>
          <table:table-cell table:formula="of:=(700/2)-(1400* LN(TAN((PI() / 4) + (([.F263] * PI() / 180) / 2))) / (2*PI())) - 130" office:value-type="float" office:value="46.3130850010446" calcext:value-type="float">
            <text:p>46.3130850010446</text:p>
          </table:table-cell>
          <table:table-cell table:formula="of:=COM.MICROSOFT.CONCAT([.H263]; ; &quot;,&quot;; [.I263]; &quot; &quot;; [.H264]; &quot;,&quot;; [.I264])" office:value-type="string" office:string-value="196.551388888889,46.3130850010446 190.747611111111,42.8061939097761" calcext:value-type="string">
            <text:p>196.551388888889,46.3130850010446 190.747611111111,42.8061939097761</text:p>
          </table:table-cell>
          <table:table-cell table:formula="of:=COM.MICROSOFT.CONCAT(&quot;&lt;path style=&quot;&quot;fill:#000000;stroke-width:0.97;stroke:#000000;stroke-opacity:1&quot;&quot; d = &quot;&quot;M &quot;; [.J263]; &quot;&quot;&quot; id = &quot;&quot;path&quot;; [.A263]; &quot;&quot;&quot; /&gt;&quot;)" office:value-type="string" office:string-value="&lt;path style=&quot;fill:#000000;stroke-width:0.97;stroke:#000000;stroke-opacity:1&quot; d = &quot;M 196.551388888889,46.3130850010446 190.747611111111,42.8061939097761&quot; id = &quot;path261&quot; /&gt;" calcext:value-type="string">
            <text:p>&lt;path style="fill:#000000;stroke-width:0.97;stroke:#000000;stroke-opacity:1" d = "M 196.551388888889,46.3130850010446 190.747611111111,42.8061939097761" id = "path261" /&gt;</text:p>
          </table:table-cell>
          <table:table-cell table:formula="of:=COM.MICROSOFT.CONCAT(&quot;&lt;ellipse style=&quot;&quot;fill:#000000;stroke:#000000;stroke-width:1;stroke-linejoin:round&quot;&quot;&quot;; &quot; id = &quot;&quot;circle&quot;; [.A263]; &quot;&quot;&quot;&quot;; &quot; cx=&quot;&quot;&quot;; [.H263]; &quot;&quot;&quot;&quot;; &quot; cy=&quot;&quot;&quot;; [.I26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61&quot; cx=&quot;196.551388888889&quot; cy=&quot;46.3130850010446&quot; rx=&quot;0.9&quot; ry=&quot;0.8&quot; /&gt;" calcext:value-type="string">
            <text:p>&lt;ellipse style="fill:#000000;stroke:#000000;stroke-width:1;stroke-linejoin:round" id = "circle261" cx="196.551388888889" cy="46.3130850010446" rx="0.9" ry="0.8" /&gt;</text:p>
          </table:table-cell>
          <table:table-cell table:formula="of:=COM.MICROSOFT.CONCAT([.K263]; &quot; &quot;; [.L263])" office:value-type="string" office:string-value="&lt;path style=&quot;fill:#000000;stroke-width:0.97;stroke:#000000;stroke-opacity:1&quot; d = &quot;M 196.551388888889,46.3130850010446 190.747611111111,42.8061939097761&quot; id = &quot;path261&quot; /&gt; &lt;ellipse style=&quot;fill:#000000;stroke:#000000;stroke-width:1;stroke-linejoin:round&quot; id = &quot;circle261&quot; cx=&quot;196.551388888889&quot; cy=&quot;46.3130850010446&quot; rx=&quot;0.9&quot; ry=&quot;0.8&quot; /&gt;" calcext:value-type="string">
            <text:p>&lt;path style="fill:#000000;stroke-width:0.97;stroke:#000000;stroke-opacity:1" d = "M 196.551388888889,46.3130850010446 190.747611111111,42.8061939097761" id = "path261" /&gt; &lt;ellipse style="fill:#000000;stroke:#000000;stroke-width:1;stroke-linejoin:round" id = "circle261" cx="196.551388888889" cy="46.3130850010446" rx="0.9" ry="0.8" /&gt;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heineke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Scranton</text:p>
          </table:table-cell>
          <table:table-cell office:value-type="float" office:value="41.4044" calcext:value-type="float">
            <text:p>41.4044</text:p>
          </table:table-cell>
          <table:table-cell office:value-type="float" office:value="-75.6649" calcext:value-type="float">
            <text:p>-75.6649</text:p>
          </table:table-cell>
          <table:table-cell table:formula="of:=([.G264] + 180) * (1400 / 360) - 215" office:value-type="float" office:value="190.747611111111" calcext:value-type="float">
            <text:p>190.747611111111</text:p>
          </table:table-cell>
          <table:table-cell table:formula="of:=(700/2)-(1400* LN(TAN((PI() / 4) + (([.F264] * PI() / 180) / 2))) / (2*PI())) - 130" office:value-type="float" office:value="42.8061939097761" calcext:value-type="float">
            <text:p>42.8061939097761</text:p>
          </table:table-cell>
          <table:table-cell table:formula="of:=COM.MICROSOFT.CONCAT([.H264]; ; &quot;,&quot;; [.I264]; &quot; &quot;; [.H265]; &quot;,&quot;; [.I265])" office:value-type="string" office:string-value="190.747611111111,42.8061939097761 190.747611111111,42.8061939097761" calcext:value-type="string">
            <text:p>190.747611111111,42.8061939097761 190.747611111111,42.8061939097761</text:p>
          </table:table-cell>
          <table:table-cell table:formula="of:=COM.MICROSOFT.CONCAT(&quot;&lt;path style=&quot;&quot;fill:#000000;stroke-width:0.97;stroke:#000000;stroke-opacity:1&quot;&quot; d = &quot;&quot;M &quot;; [.J264]; &quot;&quot;&quot; id = &quot;&quot;path&quot;; [.A264]; &quot;&quot;&quot; /&gt;&quot;)" office:value-type="string" office:string-value="&lt;path style=&quot;fill:#000000;stroke-width:0.97;stroke:#000000;stroke-opacity:1&quot; d = &quot;M 190.747611111111,42.8061939097761 190.747611111111,42.8061939097761&quot; id = &quot;path262&quot; /&gt;" calcext:value-type="string">
            <text:p>&lt;path style="fill:#000000;stroke-width:0.97;stroke:#000000;stroke-opacity:1" d = "M 190.747611111111,42.8061939097761 190.747611111111,42.8061939097761" id = "path262" /&gt;</text:p>
          </table:table-cell>
          <table:table-cell table:formula="of:=COM.MICROSOFT.CONCAT(&quot;&lt;ellipse style=&quot;&quot;fill:#000000;stroke:#000000;stroke-width:1;stroke-linejoin:round&quot;&quot;&quot;; &quot; id = &quot;&quot;circle&quot;; [.A264]; &quot;&quot;&quot;&quot;; &quot; cx=&quot;&quot;&quot;; [.H264]; &quot;&quot;&quot;&quot;; &quot; cy=&quot;&quot;&quot;; [.I26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62&quot; cx=&quot;190.747611111111&quot; cy=&quot;42.8061939097761&quot; rx=&quot;0.9&quot; ry=&quot;0.8&quot; /&gt;" calcext:value-type="string">
            <text:p>&lt;ellipse style="fill:#000000;stroke:#000000;stroke-width:1;stroke-linejoin:round" id = "circle262" cx="190.747611111111" cy="42.8061939097761" rx="0.9" ry="0.8" /&gt;</text:p>
          </table:table-cell>
          <table:table-cell table:formula="of:=COM.MICROSOFT.CONCAT([.K264]; &quot; &quot;; [.L264])" office:value-type="string" office:string-value="&lt;path style=&quot;fill:#000000;stroke-width:0.97;stroke:#000000;stroke-opacity:1&quot; d = &quot;M 190.747611111111,42.8061939097761 190.747611111111,42.8061939097761&quot; id = &quot;path262&quot; /&gt; &lt;ellipse style=&quot;fill:#000000;stroke:#000000;stroke-width:1;stroke-linejoin:round&quot; id = &quot;circle262&quot; cx=&quot;190.747611111111&quot; cy=&quot;42.8061939097761&quot; rx=&quot;0.9&quot; ry=&quot;0.8&quot; /&gt;" calcext:value-type="string">
            <text:p>&lt;path style="fill:#000000;stroke-width:0.97;stroke:#000000;stroke-opacity:1" d = "M 190.747611111111,42.8061939097761 190.747611111111,42.8061939097761" id = "path262" /&gt; &lt;ellipse style="fill:#000000;stroke:#000000;stroke-width:1;stroke-linejoin:round" id = "circle262" cx="190.747611111111" cy="42.8061939097761" rx="0.9" ry="0.8" /&gt;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looks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Scranton</text:p>
          </table:table-cell>
          <table:table-cell office:value-type="float" office:value="41.4044" calcext:value-type="float">
            <text:p>41.4044</text:p>
          </table:table-cell>
          <table:table-cell office:value-type="float" office:value="-75.6649" calcext:value-type="float">
            <text:p>-75.6649</text:p>
          </table:table-cell>
          <table:table-cell table:formula="of:=([.G265] + 180) * (1400 / 360) - 215" office:value-type="float" office:value="190.747611111111" calcext:value-type="float">
            <text:p>190.747611111111</text:p>
          </table:table-cell>
          <table:table-cell table:formula="of:=(700/2)-(1400* LN(TAN((PI() / 4) + (([.F265] * PI() / 180) / 2))) / (2*PI())) - 130" office:value-type="float" office:value="42.8061939097761" calcext:value-type="float">
            <text:p>42.8061939097761</text:p>
          </table:table-cell>
          <table:table-cell table:formula="of:=COM.MICROSOFT.CONCAT([.H265]; ; &quot;,&quot;; [.I265]; &quot; &quot;; [.H266]; &quot;,&quot;; [.I266])" office:value-type="string" office:string-value="190.747611111111,42.8061939097761 191.483777777778,46.9713275712232" calcext:value-type="string">
            <text:p>190.747611111111,42.8061939097761 191.483777777778,46.9713275712232</text:p>
          </table:table-cell>
          <table:table-cell table:formula="of:=COM.MICROSOFT.CONCAT(&quot;&lt;path style=&quot;&quot;fill:#000000;stroke-width:0.97;stroke:#000000;stroke-opacity:1&quot;&quot; d = &quot;&quot;M &quot;; [.J265]; &quot;&quot;&quot; id = &quot;&quot;path&quot;; [.A265]; &quot;&quot;&quot; /&gt;&quot;)" office:value-type="string" office:string-value="&lt;path style=&quot;fill:#000000;stroke-width:0.97;stroke:#000000;stroke-opacity:1&quot; d = &quot;M 190.747611111111,42.8061939097761 191.483777777778,46.9713275712232&quot; id = &quot;path263&quot; /&gt;" calcext:value-type="string">
            <text:p>&lt;path style="fill:#000000;stroke-width:0.97;stroke:#000000;stroke-opacity:1" d = "M 190.747611111111,42.8061939097761 191.483777777778,46.9713275712232" id = "path263" /&gt;</text:p>
          </table:table-cell>
          <table:table-cell table:formula="of:=COM.MICROSOFT.CONCAT(&quot;&lt;ellipse style=&quot;&quot;fill:#000000;stroke:#000000;stroke-width:1;stroke-linejoin:round&quot;&quot;&quot;; &quot; id = &quot;&quot;circle&quot;; [.A265]; &quot;&quot;&quot;&quot;; &quot; cx=&quot;&quot;&quot;; [.H265]; &quot;&quot;&quot;&quot;; &quot; cy=&quot;&quot;&quot;; [.I26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63&quot; cx=&quot;190.747611111111&quot; cy=&quot;42.8061939097761&quot; rx=&quot;0.9&quot; ry=&quot;0.8&quot; /&gt;" calcext:value-type="string">
            <text:p>&lt;ellipse style="fill:#000000;stroke:#000000;stroke-width:1;stroke-linejoin:round" id = "circle263" cx="190.747611111111" cy="42.8061939097761" rx="0.9" ry="0.8" /&gt;</text:p>
          </table:table-cell>
          <table:table-cell table:formula="of:=COM.MICROSOFT.CONCAT([.K265]; &quot; &quot;; [.L265])" office:value-type="string" office:string-value="&lt;path style=&quot;fill:#000000;stroke-width:0.97;stroke:#000000;stroke-opacity:1&quot; d = &quot;M 190.747611111111,42.8061939097761 191.483777777778,46.9713275712232&quot; id = &quot;path263&quot; /&gt; &lt;ellipse style=&quot;fill:#000000;stroke:#000000;stroke-width:1;stroke-linejoin:round&quot; id = &quot;circle263&quot; cx=&quot;190.747611111111&quot; cy=&quot;42.8061939097761&quot; rx=&quot;0.9&quot; ry=&quot;0.8&quot; /&gt;" calcext:value-type="string">
            <text:p>&lt;path style="fill:#000000;stroke-width:0.97;stroke:#000000;stroke-opacity:1" d = "M 190.747611111111,42.8061939097761 191.483777777778,46.9713275712232" id = "path263" /&gt; &lt;ellipse style="fill:#000000;stroke:#000000;stroke-width:1;stroke-linejoin:round" id = "circle263" cx="190.747611111111" cy="42.8061939097761" rx="0.9" ry="0.8" /&gt;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float" office:value="40.5961" calcext:value-type="float">
            <text:p>40.5961</text:p>
          </table:table-cell>
          <table:table-cell office:value-type="float" office:value="-75.4756" calcext:value-type="float">
            <text:p>-75.4756</text:p>
          </table:table-cell>
          <table:table-cell table:formula="of:=([.G266] + 180) * (1400 / 360) - 215" office:value-type="float" office:value="191.483777777778" calcext:value-type="float">
            <text:p>191.483777777778</text:p>
          </table:table-cell>
          <table:table-cell table:formula="of:=(700/2)-(1400* LN(TAN((PI() / 4) + (([.F266] * PI() / 180) / 2))) / (2*PI())) - 130" office:value-type="float" office:value="46.9713275712232" calcext:value-type="float">
            <text:p>46.9713275712232</text:p>
          </table:table-cell>
          <table:table-cell table:formula="of:=COM.MICROSOFT.CONCAT([.H266]; ; &quot;,&quot;; [.I266]; &quot; &quot;; [.H267]; &quot;,&quot;; [.I267])" office:value-type="string" office:string-value="191.483777777778,46.9713275712232 191.483777777778,46.9713275712232" calcext:value-type="string">
            <text:p>191.483777777778,46.9713275712232 191.483777777778,46.9713275712232</text:p>
          </table:table-cell>
          <table:table-cell table:formula="of:=COM.MICROSOFT.CONCAT(&quot;&lt;path style=&quot;&quot;fill:#000000;stroke-width:0.97;stroke:#000000;stroke-opacity:1&quot;&quot; d = &quot;&quot;M &quot;; [.J266]; &quot;&quot;&quot; id = &quot;&quot;path&quot;; [.A266]; &quot;&quot;&quot; /&gt;&quot;)" office:value-type="string" office:string-value="&lt;path style=&quot;fill:#000000;stroke-width:0.97;stroke:#000000;stroke-opacity:1&quot; d = &quot;M 191.483777777778,46.9713275712232 191.483777777778,46.9713275712232&quot; id = &quot;path264&quot; /&gt;" calcext:value-type="string">
            <text:p>&lt;path style="fill:#000000;stroke-width:0.97;stroke:#000000;stroke-opacity:1" d = "M 191.483777777778,46.9713275712232 191.483777777778,46.9713275712232" id = "path264" /&gt;</text:p>
          </table:table-cell>
          <table:table-cell table:formula="of:=COM.MICROSOFT.CONCAT(&quot;&lt;ellipse style=&quot;&quot;fill:#000000;stroke:#000000;stroke-width:1;stroke-linejoin:round&quot;&quot;&quot;; &quot; id = &quot;&quot;circle&quot;; [.A266]; &quot;&quot;&quot;&quot;; &quot; cx=&quot;&quot;&quot;; [.H266]; &quot;&quot;&quot;&quot;; &quot; cy=&quot;&quot;&quot;; [.I26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64&quot; cx=&quot;191.483777777778&quot; cy=&quot;46.9713275712232&quot; rx=&quot;0.9&quot; ry=&quot;0.8&quot; /&gt;" calcext:value-type="string">
            <text:p>&lt;ellipse style="fill:#000000;stroke:#000000;stroke-width:1;stroke-linejoin:round" id = "circle264" cx="191.483777777778" cy="46.9713275712232" rx="0.9" ry="0.8" /&gt;</text:p>
          </table:table-cell>
          <table:table-cell table:formula="of:=COM.MICROSOFT.CONCAT([.K266]; &quot; &quot;; [.L266])" office:value-type="string" office:string-value="&lt;path style=&quot;fill:#000000;stroke-width:0.97;stroke:#000000;stroke-opacity:1&quot; d = &quot;M 191.483777777778,46.9713275712232 191.483777777778,46.9713275712232&quot; id = &quot;path264&quot; /&gt; &lt;ellipse style=&quot;fill:#000000;stroke:#000000;stroke-width:1;stroke-linejoin:round&quot; id = &quot;circle264&quot; cx=&quot;191.483777777778&quot; cy=&quot;46.9713275712232&quot; rx=&quot;0.9&quot; ry=&quot;0.8&quot; /&gt;" calcext:value-type="string">
            <text:p>&lt;path style="fill:#000000;stroke-width:0.97;stroke:#000000;stroke-opacity:1" d = "M 191.483777777778,46.9713275712232 191.483777777778,46.9713275712232" id = "path264" /&gt; &lt;ellipse style="fill:#000000;stroke:#000000;stroke-width:1;stroke-linejoin:round" id = "circle264" cx="191.483777777778" cy="46.9713275712232" rx="0.9" ry="0.8" /&gt;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sheets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float" office:value="40.5961" calcext:value-type="float">
            <text:p>40.5961</text:p>
          </table:table-cell>
          <table:table-cell office:value-type="float" office:value="-75.4756" calcext:value-type="float">
            <text:p>-75.4756</text:p>
          </table:table-cell>
          <table:table-cell table:formula="of:=([.G267] + 180) * (1400 / 360) - 215" office:value-type="float" office:value="191.483777777778" calcext:value-type="float">
            <text:p>191.483777777778</text:p>
          </table:table-cell>
          <table:table-cell table:formula="of:=(700/2)-(1400* LN(TAN((PI() / 4) + (([.F267] * PI() / 180) / 2))) / (2*PI())) - 130" office:value-type="float" office:value="46.9713275712232" calcext:value-type="float">
            <text:p>46.9713275712232</text:p>
          </table:table-cell>
          <table:table-cell table:formula="of:=COM.MICROSOFT.CONCAT([.H267]; ; &quot;,&quot;; [.I267]; &quot; &quot;; [.H268]; &quot;,&quot;; [.I268])" office:value-type="string" office:string-value="191.483777777778,46.9713275712232 191.483777777778,46.9713275712232" calcext:value-type="string">
            <text:p>191.483777777778,46.9713275712232 191.483777777778,46.9713275712232</text:p>
          </table:table-cell>
          <table:table-cell table:formula="of:=COM.MICROSOFT.CONCAT(&quot;&lt;path style=&quot;&quot;fill:#000000;stroke-width:0.97;stroke:#000000;stroke-opacity:1&quot;&quot; d = &quot;&quot;M &quot;; [.J267]; &quot;&quot;&quot; id = &quot;&quot;path&quot;; [.A267]; &quot;&quot;&quot; /&gt;&quot;)" office:value-type="string" office:string-value="&lt;path style=&quot;fill:#000000;stroke-width:0.97;stroke:#000000;stroke-opacity:1&quot; d = &quot;M 191.483777777778,46.9713275712232 191.483777777778,46.9713275712232&quot; id = &quot;path265&quot; /&gt;" calcext:value-type="string">
            <text:p>&lt;path style="fill:#000000;stroke-width:0.97;stroke:#000000;stroke-opacity:1" d = "M 191.483777777778,46.9713275712232 191.483777777778,46.9713275712232" id = "path265" /&gt;</text:p>
          </table:table-cell>
          <table:table-cell table:formula="of:=COM.MICROSOFT.CONCAT(&quot;&lt;ellipse style=&quot;&quot;fill:#000000;stroke:#000000;stroke-width:1;stroke-linejoin:round&quot;&quot;&quot;; &quot; id = &quot;&quot;circle&quot;; [.A267]; &quot;&quot;&quot;&quot;; &quot; cx=&quot;&quot;&quot;; [.H267]; &quot;&quot;&quot;&quot;; &quot; cy=&quot;&quot;&quot;; [.I26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65&quot; cx=&quot;191.483777777778&quot; cy=&quot;46.9713275712232&quot; rx=&quot;0.9&quot; ry=&quot;0.8&quot; /&gt;" calcext:value-type="string">
            <text:p>&lt;ellipse style="fill:#000000;stroke:#000000;stroke-width:1;stroke-linejoin:round" id = "circle265" cx="191.483777777778" cy="46.9713275712232" rx="0.9" ry="0.8" /&gt;</text:p>
          </table:table-cell>
          <table:table-cell table:formula="of:=COM.MICROSOFT.CONCAT([.K267]; &quot; &quot;; [.L267])" office:value-type="string" office:string-value="&lt;path style=&quot;fill:#000000;stroke-width:0.97;stroke:#000000;stroke-opacity:1&quot; d = &quot;M 191.483777777778,46.9713275712232 191.483777777778,46.9713275712232&quot; id = &quot;path265&quot; /&gt; &lt;ellipse style=&quot;fill:#000000;stroke:#000000;stroke-width:1;stroke-linejoin:round&quot; id = &quot;circle265&quot; cx=&quot;191.483777777778&quot; cy=&quot;46.9713275712232&quot; rx=&quot;0.9&quot; ry=&quot;0.8&quot; /&gt;" calcext:value-type="string">
            <text:p>&lt;path style="fill:#000000;stroke-width:0.97;stroke:#000000;stroke-opacity:1" d = "M 191.483777777778,46.9713275712232 191.483777777778,46.9713275712232" id = "path265" /&gt; &lt;ellipse style="fill:#000000;stroke:#000000;stroke-width:1;stroke-linejoin:round" id = "circle265" cx="191.483777777778" cy="46.9713275712232" rx="0.9" ry="0.8" /&gt;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float" office:value="40.5961" calcext:value-type="float">
            <text:p>40.5961</text:p>
          </table:table-cell>
          <table:table-cell office:value-type="float" office:value="-75.4756" calcext:value-type="float">
            <text:p>-75.4756</text:p>
          </table:table-cell>
          <table:table-cell table:formula="of:=([.G268] + 180) * (1400 / 360) - 215" office:value-type="float" office:value="191.483777777778" calcext:value-type="float">
            <text:p>191.483777777778</text:p>
          </table:table-cell>
          <table:table-cell table:formula="of:=(700/2)-(1400* LN(TAN((PI() / 4) + (([.F268] * PI() / 180) / 2))) / (2*PI())) - 130" office:value-type="float" office:value="46.9713275712232" calcext:value-type="float">
            <text:p>46.9713275712232</text:p>
          </table:table-cell>
          <table:table-cell table:formula="of:=COM.MICROSOFT.CONCAT([.H268]; ; &quot;,&quot;; [.I268]; &quot; &quot;; [.H269]; &quot;,&quot;; [.I269])" office:value-type="string" office:string-value="191.483777777778,46.9713275712232 194.250722222222,48.8733218279648" calcext:value-type="string">
            <text:p>191.483777777778,46.9713275712232 194.250722222222,48.8733218279648</text:p>
          </table:table-cell>
          <table:table-cell table:formula="of:=COM.MICROSOFT.CONCAT(&quot;&lt;path style=&quot;&quot;fill:#000000;stroke-width:0.97;stroke:#000000;stroke-opacity:1&quot;&quot; d = &quot;&quot;M &quot;; [.J268]; &quot;&quot;&quot; id = &quot;&quot;path&quot;; [.A268]; &quot;&quot;&quot; /&gt;&quot;)" office:value-type="string" office:string-value="&lt;path style=&quot;fill:#000000;stroke-width:0.97;stroke:#000000;stroke-opacity:1&quot; d = &quot;M 191.483777777778,46.9713275712232 194.250722222222,48.8733218279648&quot; id = &quot;path266&quot; /&gt;" calcext:value-type="string">
            <text:p>&lt;path style="fill:#000000;stroke-width:0.97;stroke:#000000;stroke-opacity:1" d = "M 191.483777777778,46.9713275712232 194.250722222222,48.8733218279648" id = "path266" /&gt;</text:p>
          </table:table-cell>
          <table:table-cell table:formula="of:=COM.MICROSOFT.CONCAT(&quot;&lt;ellipse style=&quot;&quot;fill:#000000;stroke:#000000;stroke-width:1;stroke-linejoin:round&quot;&quot;&quot;; &quot; id = &quot;&quot;circle&quot;; [.A268]; &quot;&quot;&quot;&quot;; &quot; cx=&quot;&quot;&quot;; [.H268]; &quot;&quot;&quot;&quot;; &quot; cy=&quot;&quot;&quot;; [.I26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66&quot; cx=&quot;191.483777777778&quot; cy=&quot;46.9713275712232&quot; rx=&quot;0.9&quot; ry=&quot;0.8&quot; /&gt;" calcext:value-type="string">
            <text:p>&lt;ellipse style="fill:#000000;stroke:#000000;stroke-width:1;stroke-linejoin:round" id = "circle266" cx="191.483777777778" cy="46.9713275712232" rx="0.9" ry="0.8" /&gt;</text:p>
          </table:table-cell>
          <table:table-cell table:formula="of:=COM.MICROSOFT.CONCAT([.K268]; &quot; &quot;; [.L268])" office:value-type="string" office:string-value="&lt;path style=&quot;fill:#000000;stroke-width:0.97;stroke:#000000;stroke-opacity:1&quot; d = &quot;M 191.483777777778,46.9713275712232 194.250722222222,48.8733218279648&quot; id = &quot;path266&quot; /&gt; &lt;ellipse style=&quot;fill:#000000;stroke:#000000;stroke-width:1;stroke-linejoin:round&quot; id = &quot;circle266&quot; cx=&quot;191.483777777778&quot; cy=&quot;46.9713275712232&quot; rx=&quot;0.9&quot; ry=&quot;0.8&quot; /&gt;" calcext:value-type="string">
            <text:p>&lt;path style="fill:#000000;stroke-width:0.97;stroke:#000000;stroke-opacity:1" d = "M 191.483777777778,46.9713275712232 194.250722222222,48.8733218279648" id = "path266" /&gt; &lt;ellipse style="fill:#000000;stroke:#000000;stroke-width:1;stroke-linejoin:round" id = "circle266" cx="191.483777777778" cy="46.9713275712232" rx="0.9" ry="0.8" /&gt;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giuseppe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float" office:value="40.2237" calcext:value-type="float">
            <text:p>40.2237</text:p>
          </table:table-cell>
          <table:table-cell office:value-type="float" office:value="-74.7641" calcext:value-type="float">
            <text:p>-74.7641</text:p>
          </table:table-cell>
          <table:table-cell table:formula="of:=([.G269] + 180) * (1400 / 360) - 215" office:value-type="float" office:value="194.250722222222" calcext:value-type="float">
            <text:p>194.250722222222</text:p>
          </table:table-cell>
          <table:table-cell table:formula="of:=(700/2)-(1400* LN(TAN((PI() / 4) + (([.F269] * PI() / 180) / 2))) / (2*PI())) - 130" office:value-type="float" office:value="48.8733218279648" calcext:value-type="float">
            <text:p>48.8733218279648</text:p>
          </table:table-cell>
          <table:table-cell table:formula="of:=COM.MICROSOFT.CONCAT([.H269]; ; &quot;,&quot;; [.I269]; &quot; &quot;; [.H270]; &quot;,&quot;; [.I270])" office:value-type="string" office:string-value="194.250722222222,48.8733218279648 194.250722222222,48.8733218279648" calcext:value-type="string">
            <text:p>194.250722222222,48.8733218279648 194.250722222222,48.8733218279648</text:p>
          </table:table-cell>
          <table:table-cell table:formula="of:=COM.MICROSOFT.CONCAT(&quot;&lt;path style=&quot;&quot;fill:#000000;stroke-width:0.97;stroke:#000000;stroke-opacity:1&quot;&quot; d = &quot;&quot;M &quot;; [.J269]; &quot;&quot;&quot; id = &quot;&quot;path&quot;; [.A269]; &quot;&quot;&quot; /&gt;&quot;)" office:value-type="string" office:string-value="&lt;path style=&quot;fill:#000000;stroke-width:0.97;stroke:#000000;stroke-opacity:1&quot; d = &quot;M 194.250722222222,48.8733218279648 194.250722222222,48.8733218279648&quot; id = &quot;path267&quot; /&gt;" calcext:value-type="string">
            <text:p>&lt;path style="fill:#000000;stroke-width:0.97;stroke:#000000;stroke-opacity:1" d = "M 194.250722222222,48.8733218279648 194.250722222222,48.8733218279648" id = "path267" /&gt;</text:p>
          </table:table-cell>
          <table:table-cell table:formula="of:=COM.MICROSOFT.CONCAT(&quot;&lt;ellipse style=&quot;&quot;fill:#000000;stroke:#000000;stroke-width:1;stroke-linejoin:round&quot;&quot;&quot;; &quot; id = &quot;&quot;circle&quot;; [.A269]; &quot;&quot;&quot;&quot;; &quot; cx=&quot;&quot;&quot;; [.H269]; &quot;&quot;&quot;&quot;; &quot; cy=&quot;&quot;&quot;; [.I26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67&quot; cx=&quot;194.250722222222&quot; cy=&quot;48.8733218279648&quot; rx=&quot;0.9&quot; ry=&quot;0.8&quot; /&gt;" calcext:value-type="string">
            <text:p>&lt;ellipse style="fill:#000000;stroke:#000000;stroke-width:1;stroke-linejoin:round" id = "circle267" cx="194.250722222222" cy="48.8733218279648" rx="0.9" ry="0.8" /&gt;</text:p>
          </table:table-cell>
          <table:table-cell table:formula="of:=COM.MICROSOFT.CONCAT([.K269]; &quot; &quot;; [.L269])" office:value-type="string" office:string-value="&lt;path style=&quot;fill:#000000;stroke-width:0.97;stroke:#000000;stroke-opacity:1&quot; d = &quot;M 194.250722222222,48.8733218279648 194.250722222222,48.8733218279648&quot; id = &quot;path267&quot; /&gt; &lt;ellipse style=&quot;fill:#000000;stroke:#000000;stroke-width:1;stroke-linejoin:round&quot; id = &quot;circle267&quot; cx=&quot;194.250722222222&quot; cy=&quot;48.8733218279648&quot; rx=&quot;0.9&quot; ry=&quot;0.8&quot; /&gt;" calcext:value-type="string">
            <text:p>&lt;path style="fill:#000000;stroke-width:0.97;stroke:#000000;stroke-opacity:1" d = "M 194.250722222222,48.8733218279648 194.250722222222,48.8733218279648" id = "path267" /&gt; &lt;ellipse style="fill:#000000;stroke:#000000;stroke-width:1;stroke-linejoin:round" id = "circle267" cx="194.250722222222" cy="48.8733218279648" rx="0.9" ry="0.8" /&gt;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float" office:value="40.2237" calcext:value-type="float">
            <text:p>40.2237</text:p>
          </table:table-cell>
          <table:table-cell office:value-type="float" office:value="-74.7641" calcext:value-type="float">
            <text:p>-74.7641</text:p>
          </table:table-cell>
          <table:table-cell table:formula="of:=([.G270] + 180) * (1400 / 360) - 215" office:value-type="float" office:value="194.250722222222" calcext:value-type="float">
            <text:p>194.250722222222</text:p>
          </table:table-cell>
          <table:table-cell table:formula="of:=(700/2)-(1400* LN(TAN((PI() / 4) + (([.F270] * PI() / 180) / 2))) / (2*PI())) - 130" office:value-type="float" office:value="48.8733218279648" calcext:value-type="float">
            <text:p>48.8733218279648</text:p>
          </table:table-cell>
          <table:table-cell table:formula="of:=COM.MICROSOFT.CONCAT([.H270]; ; &quot;,&quot;; [.I270]; &quot; &quot;; [.H271]; &quot;,&quot;; [.I271])" office:value-type="string" office:string-value="194.250722222222,48.8733218279648 196.579,50.0641208708436" calcext:value-type="string">
            <text:p>194.250722222222,48.8733218279648 196.579,50.0641208708436</text:p>
          </table:table-cell>
          <table:table-cell table:formula="of:=COM.MICROSOFT.CONCAT(&quot;&lt;path style=&quot;&quot;fill:#000000;stroke-width:0.97;stroke:#000000;stroke-opacity:1&quot;&quot; d = &quot;&quot;M &quot;; [.J270]; &quot;&quot;&quot; id = &quot;&quot;path&quot;; [.A270]; &quot;&quot;&quot; /&gt;&quot;)" office:value-type="string" office:string-value="&lt;path style=&quot;fill:#000000;stroke-width:0.97;stroke:#000000;stroke-opacity:1&quot; d = &quot;M 194.250722222222,48.8733218279648 196.579,50.0641208708436&quot; id = &quot;path268&quot; /&gt;" calcext:value-type="string">
            <text:p>&lt;path style="fill:#000000;stroke-width:0.97;stroke:#000000;stroke-opacity:1" d = "M 194.250722222222,48.8733218279648 196.579,50.0641208708436" id = "path268" /&gt;</text:p>
          </table:table-cell>
          <table:table-cell table:formula="of:=COM.MICROSOFT.CONCAT(&quot;&lt;ellipse style=&quot;&quot;fill:#000000;stroke:#000000;stroke-width:1;stroke-linejoin:round&quot;&quot;&quot;; &quot; id = &quot;&quot;circle&quot;; [.A270]; &quot;&quot;&quot;&quot;; &quot; cx=&quot;&quot;&quot;; [.H270]; &quot;&quot;&quot;&quot;; &quot; cy=&quot;&quot;&quot;; [.I27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68&quot; cx=&quot;194.250722222222&quot; cy=&quot;48.8733218279648&quot; rx=&quot;0.9&quot; ry=&quot;0.8&quot; /&gt;" calcext:value-type="string">
            <text:p>&lt;ellipse style="fill:#000000;stroke:#000000;stroke-width:1;stroke-linejoin:round" id = "circle268" cx="194.250722222222" cy="48.8733218279648" rx="0.9" ry="0.8" /&gt;</text:p>
          </table:table-cell>
          <table:table-cell table:formula="of:=COM.MICROSOFT.CONCAT([.K270]; &quot; &quot;; [.L270])" office:value-type="string" office:string-value="&lt;path style=&quot;fill:#000000;stroke-width:0.97;stroke:#000000;stroke-opacity:1&quot; d = &quot;M 194.250722222222,48.8733218279648 196.579,50.0641208708436&quot; id = &quot;path268&quot; /&gt; &lt;ellipse style=&quot;fill:#000000;stroke:#000000;stroke-width:1;stroke-linejoin:round&quot; id = &quot;circle268&quot; cx=&quot;194.250722222222&quot; cy=&quot;48.8733218279648&quot; rx=&quot;0.9&quot; ry=&quot;0.8&quot; /&gt;" calcext:value-type="string">
            <text:p>&lt;path style="fill:#000000;stroke-width:0.97;stroke:#000000;stroke-opacity:1" d = "M 194.250722222222,48.8733218279648 196.579,50.0641208708436" id = "path268" /&gt; &lt;ellipse style="fill:#000000;stroke:#000000;stroke-width:1;stroke-linejoin:round" id = "circle268" cx="194.250722222222" cy="48.8733218279648" rx="0.9" ry="0.8" /&gt;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Toms River</text:p>
          </table:table-cell>
          <table:table-cell office:value-type="float" office:value="39.9895" calcext:value-type="float">
            <text:p>39.9895</text:p>
          </table:table-cell>
          <table:table-cell office:value-type="float" office:value="-74.1654" calcext:value-type="float">
            <text:p>-74.1654</text:p>
          </table:table-cell>
          <table:table-cell table:formula="of:=([.G271] + 180) * (1400 / 360) - 215" office:value-type="float" office:value="196.579" calcext:value-type="float">
            <text:p>196.579</text:p>
          </table:table-cell>
          <table:table-cell table:formula="of:=(700/2)-(1400* LN(TAN((PI() / 4) + (([.F271] * PI() / 180) / 2))) / (2*PI())) - 130" office:value-type="float" office:value="50.0641208708436" calcext:value-type="float">
            <text:p>50.0641208708436</text:p>
          </table:table-cell>
          <table:table-cell table:formula="of:=COM.MICROSOFT.CONCAT([.H271]; ; &quot;,&quot;; [.I271]; &quot; &quot;; [.H272]; &quot;,&quot;; [.I272])" office:value-type="string" office:string-value="196.579,50.0641208708436 196.579,50.0641208708436" calcext:value-type="string">
            <text:p>196.579,50.0641208708436 196.579,50.0641208708436</text:p>
          </table:table-cell>
          <table:table-cell table:formula="of:=COM.MICROSOFT.CONCAT(&quot;&lt;path style=&quot;&quot;fill:#000000;stroke-width:0.97;stroke:#000000;stroke-opacity:1&quot;&quot; d = &quot;&quot;M &quot;; [.J271]; &quot;&quot;&quot; id = &quot;&quot;path&quot;; [.A271]; &quot;&quot;&quot; /&gt;&quot;)" office:value-type="string" office:string-value="&lt;path style=&quot;fill:#000000;stroke-width:0.97;stroke:#000000;stroke-opacity:1&quot; d = &quot;M 196.579,50.0641208708436 196.579,50.0641208708436&quot; id = &quot;path269&quot; /&gt;" calcext:value-type="string">
            <text:p>&lt;path style="fill:#000000;stroke-width:0.97;stroke:#000000;stroke-opacity:1" d = "M 196.579,50.0641208708436 196.579,50.0641208708436" id = "path269" /&gt;</text:p>
          </table:table-cell>
          <table:table-cell table:formula="of:=COM.MICROSOFT.CONCAT(&quot;&lt;ellipse style=&quot;&quot;fill:#000000;stroke:#000000;stroke-width:1;stroke-linejoin:round&quot;&quot;&quot;; &quot; id = &quot;&quot;circle&quot;; [.A271]; &quot;&quot;&quot;&quot;; &quot; cx=&quot;&quot;&quot;; [.H271]; &quot;&quot;&quot;&quot;; &quot; cy=&quot;&quot;&quot;; [.I27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69&quot; cx=&quot;196.579&quot; cy=&quot;50.0641208708436&quot; rx=&quot;0.9&quot; ry=&quot;0.8&quot; /&gt;" calcext:value-type="string">
            <text:p>&lt;ellipse style="fill:#000000;stroke:#000000;stroke-width:1;stroke-linejoin:round" id = "circle269" cx="196.579" cy="50.0641208708436" rx="0.9" ry="0.8" /&gt;</text:p>
          </table:table-cell>
          <table:table-cell table:formula="of:=COM.MICROSOFT.CONCAT([.K271]; &quot; &quot;; [.L271])" office:value-type="string" office:string-value="&lt;path style=&quot;fill:#000000;stroke-width:0.97;stroke:#000000;stroke-opacity:1&quot; d = &quot;M 196.579,50.0641208708436 196.579,50.0641208708436&quot; id = &quot;path269&quot; /&gt; &lt;ellipse style=&quot;fill:#000000;stroke:#000000;stroke-width:1;stroke-linejoin:round&quot; id = &quot;circle269&quot; cx=&quot;196.579&quot; cy=&quot;50.0641208708436&quot; rx=&quot;0.9&quot; ry=&quot;0.8&quot; /&gt;" calcext:value-type="string">
            <text:p>&lt;path style="fill:#000000;stroke-width:0.97;stroke:#000000;stroke-opacity:1" d = "M 196.579,50.0641208708436 196.579,50.0641208708436" id = "path269" /&gt; &lt;ellipse style="fill:#000000;stroke:#000000;stroke-width:1;stroke-linejoin:round" id = "circle269" cx="196.579" cy="50.0641208708436" rx="0.9" ry="0.8" /&gt;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Toms River</text:p>
          </table:table-cell>
          <table:table-cell office:value-type="float" office:value="39.9895" calcext:value-type="float">
            <text:p>39.9895</text:p>
          </table:table-cell>
          <table:table-cell office:value-type="float" office:value="-74.1654" calcext:value-type="float">
            <text:p>-74.1654</text:p>
          </table:table-cell>
          <table:table-cell table:formula="of:=([.G272] + 180) * (1400 / 360) - 215" office:value-type="float" office:value="196.579" calcext:value-type="float">
            <text:p>196.579</text:p>
          </table:table-cell>
          <table:table-cell table:formula="of:=(700/2)-(1400* LN(TAN((PI() / 4) + (([.F272] * PI() / 180) / 2))) / (2*PI())) - 130" office:value-type="float" office:value="50.0641208708436" calcext:value-type="float">
            <text:p>50.0641208708436</text:p>
          </table:table-cell>
          <table:table-cell table:formula="of:=COM.MICROSOFT.CONCAT([.H272]; ; &quot;,&quot;; [.I272]; &quot; &quot;; [.H273]; &quot;,&quot;; [.I273])" office:value-type="string" office:string-value="196.579,50.0641208708436 192.916055555556,50.3350629238483" calcext:value-type="string">
            <text:p>196.579,50.0641208708436 192.916055555556,50.3350629238483</text:p>
          </table:table-cell>
          <table:table-cell table:formula="of:=COM.MICROSOFT.CONCAT(&quot;&lt;path style=&quot;&quot;fill:#000000;stroke-width:0.97;stroke:#000000;stroke-opacity:1&quot;&quot; d = &quot;&quot;M &quot;; [.J272]; &quot;&quot;&quot; id = &quot;&quot;path&quot;; [.A272]; &quot;&quot;&quot; /&gt;&quot;)" office:value-type="string" office:string-value="&lt;path style=&quot;fill:#000000;stroke-width:0.97;stroke:#000000;stroke-opacity:1&quot; d = &quot;M 196.579,50.0641208708436 192.916055555556,50.3350629238483&quot; id = &quot;path270&quot; /&gt;" calcext:value-type="string">
            <text:p>&lt;path style="fill:#000000;stroke-width:0.97;stroke:#000000;stroke-opacity:1" d = "M 196.579,50.0641208708436 192.916055555556,50.3350629238483" id = "path270" /&gt;</text:p>
          </table:table-cell>
          <table:table-cell table:formula="of:=COM.MICROSOFT.CONCAT(&quot;&lt;ellipse style=&quot;&quot;fill:#000000;stroke:#000000;stroke-width:1;stroke-linejoin:round&quot;&quot;&quot;; &quot; id = &quot;&quot;circle&quot;; [.A272]; &quot;&quot;&quot;&quot;; &quot; cx=&quot;&quot;&quot;; [.H272]; &quot;&quot;&quot;&quot;; &quot; cy=&quot;&quot;&quot;; [.I27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70&quot; cx=&quot;196.579&quot; cy=&quot;50.0641208708436&quot; rx=&quot;0.9&quot; ry=&quot;0.8&quot; /&gt;" calcext:value-type="string">
            <text:p>&lt;ellipse style="fill:#000000;stroke:#000000;stroke-width:1;stroke-linejoin:round" id = "circle270" cx="196.579" cy="50.0641208708436" rx="0.9" ry="0.8" /&gt;</text:p>
          </table:table-cell>
          <table:table-cell table:formula="of:=COM.MICROSOFT.CONCAT([.K272]; &quot; &quot;; [.L272])" office:value-type="string" office:string-value="&lt;path style=&quot;fill:#000000;stroke-width:0.97;stroke:#000000;stroke-opacity:1&quot; d = &quot;M 196.579,50.0641208708436 192.916055555556,50.3350629238483&quot; id = &quot;path270&quot; /&gt; &lt;ellipse style=&quot;fill:#000000;stroke:#000000;stroke-width:1;stroke-linejoin:round&quot; id = &quot;circle270&quot; cx=&quot;196.579&quot; cy=&quot;50.0641208708436&quot; rx=&quot;0.9&quot; ry=&quot;0.8&quot; /&gt;" calcext:value-type="string">
            <text:p>&lt;path style="fill:#000000;stroke-width:0.97;stroke:#000000;stroke-opacity:1" d = "M 196.579,50.0641208708436 192.916055555556,50.3350629238483" id = "path270" /&gt; &lt;ellipse style="fill:#000000;stroke:#000000;stroke-width:1;stroke-linejoin:round" id = "circle270" cx="196.579" cy="50.0641208708436" rx="0.9" ry="0.8" /&gt;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float" office:value="39.9361" calcext:value-type="float">
            <text:p>39.9361</text:p>
          </table:table-cell>
          <table:table-cell office:value-type="float" office:value="-75.1073" calcext:value-type="float">
            <text:p>-75.1073</text:p>
          </table:table-cell>
          <table:table-cell table:formula="of:=([.G273] + 180) * (1400 / 360) - 215" office:value-type="float" office:value="192.916055555556" calcext:value-type="float">
            <text:p>192.916055555556</text:p>
          </table:table-cell>
          <table:table-cell table:formula="of:=(700/2)-(1400* LN(TAN((PI() / 4) + (([.F273] * PI() / 180) / 2))) / (2*PI())) - 130" office:value-type="float" office:value="50.3350629238483" calcext:value-type="float">
            <text:p>50.3350629238483</text:p>
          </table:table-cell>
          <table:table-cell table:formula="of:=COM.MICROSOFT.CONCAT([.H273]; ; &quot;,&quot;; [.I273]; &quot; &quot;; [.H274]; &quot;,&quot;; [.I274])" office:value-type="string" office:string-value="192.916055555556,50.3350629238483 192.812611111111,49.9717289371653" calcext:value-type="string">
            <text:p>192.916055555556,50.3350629238483 192.812611111111,49.9717289371653</text:p>
          </table:table-cell>
          <table:table-cell table:formula="of:=COM.MICROSOFT.CONCAT(&quot;&lt;path style=&quot;&quot;fill:#000000;stroke-width:0.97;stroke:#000000;stroke-opacity:1&quot;&quot; d = &quot;&quot;M &quot;; [.J273]; &quot;&quot;&quot; id = &quot;&quot;path&quot;; [.A273]; &quot;&quot;&quot; /&gt;&quot;)" office:value-type="string" office:string-value="&lt;path style=&quot;fill:#000000;stroke-width:0.97;stroke:#000000;stroke-opacity:1&quot; d = &quot;M 192.916055555556,50.3350629238483 192.812611111111,49.9717289371653&quot; id = &quot;path271&quot; /&gt;" calcext:value-type="string">
            <text:p>&lt;path style="fill:#000000;stroke-width:0.97;stroke:#000000;stroke-opacity:1" d = "M 192.916055555556,50.3350629238483 192.812611111111,49.9717289371653" id = "path271" /&gt;</text:p>
          </table:table-cell>
          <table:table-cell table:formula="of:=COM.MICROSOFT.CONCAT(&quot;&lt;ellipse style=&quot;&quot;fill:#000000;stroke:#000000;stroke-width:1;stroke-linejoin:round&quot;&quot;&quot;; &quot; id = &quot;&quot;circle&quot;; [.A273]; &quot;&quot;&quot;&quot;; &quot; cx=&quot;&quot;&quot;; [.H273]; &quot;&quot;&quot;&quot;; &quot; cy=&quot;&quot;&quot;; [.I27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71&quot; cx=&quot;192.916055555556&quot; cy=&quot;50.3350629238483&quot; rx=&quot;0.9&quot; ry=&quot;0.8&quot; /&gt;" calcext:value-type="string">
            <text:p>&lt;ellipse style="fill:#000000;stroke:#000000;stroke-width:1;stroke-linejoin:round" id = "circle271" cx="192.916055555556" cy="50.3350629238483" rx="0.9" ry="0.8" /&gt;</text:p>
          </table:table-cell>
          <table:table-cell table:formula="of:=COM.MICROSOFT.CONCAT([.K273]; &quot; &quot;; [.L273])" office:value-type="string" office:string-value="&lt;path style=&quot;fill:#000000;stroke-width:0.97;stroke:#000000;stroke-opacity:1&quot; d = &quot;M 192.916055555556,50.3350629238483 192.812611111111,49.9717289371653&quot; id = &quot;path271&quot; /&gt; &lt;ellipse style=&quot;fill:#000000;stroke:#000000;stroke-width:1;stroke-linejoin:round&quot; id = &quot;circle271&quot; cx=&quot;192.916055555556&quot; cy=&quot;50.3350629238483&quot; rx=&quot;0.9&quot; ry=&quot;0.8&quot; /&gt;" calcext:value-type="string">
            <text:p>&lt;path style="fill:#000000;stroke-width:0.97;stroke:#000000;stroke-opacity:1" d = "M 192.916055555556,50.3350629238483 192.812611111111,49.9717289371653" id = "path271" /&gt; &lt;ellipse style="fill:#000000;stroke:#000000;stroke-width:1;stroke-linejoin:round" id = "circle271" cx="192.916055555556" cy="50.3350629238483" rx="0.9" ry="0.8" /&gt;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float" office:value="40.0077" calcext:value-type="float">
            <text:p>40.0077</text:p>
          </table:table-cell>
          <table:table-cell office:value-type="float" office:value="-75.1339" calcext:value-type="float">
            <text:p>-75.1339</text:p>
          </table:table-cell>
          <table:table-cell table:formula="of:=([.G274] + 180) * (1400 / 360) - 215" office:value-type="float" office:value="192.812611111111" calcext:value-type="float">
            <text:p>192.812611111111</text:p>
          </table:table-cell>
          <table:table-cell table:formula="of:=(700/2)-(1400* LN(TAN((PI() / 4) + (([.F274] * PI() / 180) / 2))) / (2*PI())) - 130" office:value-type="float" office:value="49.9717289371653" calcext:value-type="float">
            <text:p>49.9717289371653</text:p>
          </table:table-cell>
          <table:table-cell table:formula="of:=COM.MICROSOFT.CONCAT([.H274]; ; &quot;,&quot;; [.I274]; &quot; &quot;; [.H275]; &quot;,&quot;; [.I275])" office:value-type="string" office:string-value="192.812611111111,49.9717289371653 192.812611111111,49.9717289371653" calcext:value-type="string">
            <text:p>192.812611111111,49.9717289371653 192.812611111111,49.9717289371653</text:p>
          </table:table-cell>
          <table:table-cell table:formula="of:=COM.MICROSOFT.CONCAT(&quot;&lt;path style=&quot;&quot;fill:#000000;stroke-width:0.97;stroke:#000000;stroke-opacity:1&quot;&quot; d = &quot;&quot;M &quot;; [.J274]; &quot;&quot;&quot; id = &quot;&quot;path&quot;; [.A274]; &quot;&quot;&quot; /&gt;&quot;)" office:value-type="string" office:string-value="&lt;path style=&quot;fill:#000000;stroke-width:0.97;stroke:#000000;stroke-opacity:1&quot; d = &quot;M 192.812611111111,49.9717289371653 192.812611111111,49.9717289371653&quot; id = &quot;path272&quot; /&gt;" calcext:value-type="string">
            <text:p>&lt;path style="fill:#000000;stroke-width:0.97;stroke:#000000;stroke-opacity:1" d = "M 192.812611111111,49.9717289371653 192.812611111111,49.9717289371653" id = "path272" /&gt;</text:p>
          </table:table-cell>
          <table:table-cell table:formula="of:=COM.MICROSOFT.CONCAT(&quot;&lt;ellipse style=&quot;&quot;fill:#000000;stroke:#000000;stroke-width:1;stroke-linejoin:round&quot;&quot;&quot;; &quot; id = &quot;&quot;circle&quot;; [.A274]; &quot;&quot;&quot;&quot;; &quot; cx=&quot;&quot;&quot;; [.H274]; &quot;&quot;&quot;&quot;; &quot; cy=&quot;&quot;&quot;; [.I27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72&quot; cx=&quot;192.812611111111&quot; cy=&quot;49.9717289371653&quot; rx=&quot;0.9&quot; ry=&quot;0.8&quot; /&gt;" calcext:value-type="string">
            <text:p>&lt;ellipse style="fill:#000000;stroke:#000000;stroke-width:1;stroke-linejoin:round" id = "circle272" cx="192.812611111111" cy="49.9717289371653" rx="0.9" ry="0.8" /&gt;</text:p>
          </table:table-cell>
          <table:table-cell table:formula="of:=COM.MICROSOFT.CONCAT([.K274]; &quot; &quot;; [.L274])" office:value-type="string" office:string-value="&lt;path style=&quot;fill:#000000;stroke-width:0.97;stroke:#000000;stroke-opacity:1&quot; d = &quot;M 192.812611111111,49.9717289371653 192.812611111111,49.9717289371653&quot; id = &quot;path272&quot; /&gt; &lt;ellipse style=&quot;fill:#000000;stroke:#000000;stroke-width:1;stroke-linejoin:round&quot; id = &quot;circle272&quot; cx=&quot;192.812611111111&quot; cy=&quot;49.9717289371653&quot; rx=&quot;0.9&quot; ry=&quot;0.8&quot; /&gt;" calcext:value-type="string">
            <text:p>&lt;path style="fill:#000000;stroke-width:0.97;stroke:#000000;stroke-opacity:1" d = "M 192.812611111111,49.9717289371653 192.812611111111,49.9717289371653" id = "path272" /&gt; &lt;ellipse style="fill:#000000;stroke:#000000;stroke-width:1;stroke-linejoin:round" id = "circle272" cx="192.812611111111" cy="49.9717289371653" rx="0.9" ry="0.8" /&gt;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enjoying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float" office:value="40.0077" calcext:value-type="float">
            <text:p>40.0077</text:p>
          </table:table-cell>
          <table:table-cell office:value-type="float" office:value="-75.1339" calcext:value-type="float">
            <text:p>-75.1339</text:p>
          </table:table-cell>
          <table:table-cell table:formula="of:=([.G275] + 180) * (1400 / 360) - 215" office:value-type="float" office:value="192.812611111111" calcext:value-type="float">
            <text:p>192.812611111111</text:p>
          </table:table-cell>
          <table:table-cell table:formula="of:=(700/2)-(1400* LN(TAN((PI() / 4) + (([.F275] * PI() / 180) / 2))) / (2*PI())) - 130" office:value-type="float" office:value="49.9717289371653" calcext:value-type="float">
            <text:p>49.9717289371653</text:p>
          </table:table-cell>
          <table:table-cell table:formula="of:=COM.MICROSOFT.CONCAT([.H275]; ; &quot;,&quot;; [.I275]; &quot; &quot;; [.H276]; &quot;,&quot;; [.I276])" office:value-type="string" office:string-value="192.812611111111,49.9717289371653 192.812611111111,49.9717289371653" calcext:value-type="string">
            <text:p>192.812611111111,49.9717289371653 192.812611111111,49.9717289371653</text:p>
          </table:table-cell>
          <table:table-cell table:formula="of:=COM.MICROSOFT.CONCAT(&quot;&lt;path style=&quot;&quot;fill:#000000;stroke-width:0.97;stroke:#000000;stroke-opacity:1&quot;&quot; d = &quot;&quot;M &quot;; [.J275]; &quot;&quot;&quot; id = &quot;&quot;path&quot;; [.A275]; &quot;&quot;&quot; /&gt;&quot;)" office:value-type="string" office:string-value="&lt;path style=&quot;fill:#000000;stroke-width:0.97;stroke:#000000;stroke-opacity:1&quot; d = &quot;M 192.812611111111,49.9717289371653 192.812611111111,49.9717289371653&quot; id = &quot;path273&quot; /&gt;" calcext:value-type="string">
            <text:p>&lt;path style="fill:#000000;stroke-width:0.97;stroke:#000000;stroke-opacity:1" d = "M 192.812611111111,49.9717289371653 192.812611111111,49.9717289371653" id = "path273" /&gt;</text:p>
          </table:table-cell>
          <table:table-cell table:formula="of:=COM.MICROSOFT.CONCAT(&quot;&lt;ellipse style=&quot;&quot;fill:#000000;stroke:#000000;stroke-width:1;stroke-linejoin:round&quot;&quot;&quot;; &quot; id = &quot;&quot;circle&quot;; [.A275]; &quot;&quot;&quot;&quot;; &quot; cx=&quot;&quot;&quot;; [.H275]; &quot;&quot;&quot;&quot;; &quot; cy=&quot;&quot;&quot;; [.I27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73&quot; cx=&quot;192.812611111111&quot; cy=&quot;49.9717289371653&quot; rx=&quot;0.9&quot; ry=&quot;0.8&quot; /&gt;" calcext:value-type="string">
            <text:p>&lt;ellipse style="fill:#000000;stroke:#000000;stroke-width:1;stroke-linejoin:round" id = "circle273" cx="192.812611111111" cy="49.9717289371653" rx="0.9" ry="0.8" /&gt;</text:p>
          </table:table-cell>
          <table:table-cell table:formula="of:=COM.MICROSOFT.CONCAT([.K275]; &quot; &quot;; [.L275])" office:value-type="string" office:string-value="&lt;path style=&quot;fill:#000000;stroke-width:0.97;stroke:#000000;stroke-opacity:1&quot; d = &quot;M 192.812611111111,49.9717289371653 192.812611111111,49.9717289371653&quot; id = &quot;path273&quot; /&gt; &lt;ellipse style=&quot;fill:#000000;stroke:#000000;stroke-width:1;stroke-linejoin:round&quot; id = &quot;circle273&quot; cx=&quot;192.812611111111&quot; cy=&quot;49.9717289371653&quot; rx=&quot;0.9&quot; ry=&quot;0.8&quot; /&gt;" calcext:value-type="string">
            <text:p>&lt;path style="fill:#000000;stroke-width:0.97;stroke:#000000;stroke-opacity:1" d = "M 192.812611111111,49.9717289371653 192.812611111111,49.9717289371653" id = "path273" /&gt; &lt;ellipse style="fill:#000000;stroke:#000000;stroke-width:1;stroke-linejoin:round" id = "circle273" cx="192.812611111111" cy="49.9717289371653" rx="0.9" ry="0.8" /&gt;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float" office:value="40.0077" calcext:value-type="float">
            <text:p>40.0077</text:p>
          </table:table-cell>
          <table:table-cell office:value-type="float" office:value="-75.1339" calcext:value-type="float">
            <text:p>-75.1339</text:p>
          </table:table-cell>
          <table:table-cell table:formula="of:=([.G276] + 180) * (1400 / 360) - 215" office:value-type="float" office:value="192.812611111111" calcext:value-type="float">
            <text:p>192.812611111111</text:p>
          </table:table-cell>
          <table:table-cell table:formula="of:=(700/2)-(1400* LN(TAN((PI() / 4) + (([.F276] * PI() / 180) / 2))) / (2*PI())) - 130" office:value-type="float" office:value="49.9717289371653" calcext:value-type="float">
            <text:p>49.9717289371653</text:p>
          </table:table-cell>
          <table:table-cell table:formula="of:=COM.MICROSOFT.CONCAT([.H276]; ; &quot;,&quot;; [.I276]; &quot; &quot;; [.H277]; &quot;,&quot;; [.I277])" office:value-type="string" office:string-value="192.812611111111,49.9717289371653 188.273111111111,49.7975386936718" calcext:value-type="string">
            <text:p>192.812611111111,49.9717289371653 188.273111111111,49.7975386936718</text:p>
          </table:table-cell>
          <table:table-cell table:formula="of:=COM.MICROSOFT.CONCAT(&quot;&lt;path style=&quot;&quot;fill:#000000;stroke-width:0.97;stroke:#000000;stroke-opacity:1&quot;&quot; d = &quot;&quot;M &quot;; [.J276]; &quot;&quot;&quot; id = &quot;&quot;path&quot;; [.A276]; &quot;&quot;&quot; /&gt;&quot;)" office:value-type="string" office:string-value="&lt;path style=&quot;fill:#000000;stroke-width:0.97;stroke:#000000;stroke-opacity:1&quot; d = &quot;M 192.812611111111,49.9717289371653 188.273111111111,49.7975386936718&quot; id = &quot;path274&quot; /&gt;" calcext:value-type="string">
            <text:p>&lt;path style="fill:#000000;stroke-width:0.97;stroke:#000000;stroke-opacity:1" d = "M 192.812611111111,49.9717289371653 188.273111111111,49.7975386936718" id = "path274" /&gt;</text:p>
          </table:table-cell>
          <table:table-cell table:formula="of:=COM.MICROSOFT.CONCAT(&quot;&lt;ellipse style=&quot;&quot;fill:#000000;stroke:#000000;stroke-width:1;stroke-linejoin:round&quot;&quot;&quot;; &quot; id = &quot;&quot;circle&quot;; [.A276]; &quot;&quot;&quot;&quot;; &quot; cx=&quot;&quot;&quot;; [.H276]; &quot;&quot;&quot;&quot;; &quot; cy=&quot;&quot;&quot;; [.I27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74&quot; cx=&quot;192.812611111111&quot; cy=&quot;49.9717289371653&quot; rx=&quot;0.9&quot; ry=&quot;0.8&quot; /&gt;" calcext:value-type="string">
            <text:p>&lt;ellipse style="fill:#000000;stroke:#000000;stroke-width:1;stroke-linejoin:round" id = "circle274" cx="192.812611111111" cy="49.9717289371653" rx="0.9" ry="0.8" /&gt;</text:p>
          </table:table-cell>
          <table:table-cell table:formula="of:=COM.MICROSOFT.CONCAT([.K276]; &quot; &quot;; [.L276])" office:value-type="string" office:string-value="&lt;path style=&quot;fill:#000000;stroke-width:0.97;stroke:#000000;stroke-opacity:1&quot; d = &quot;M 192.812611111111,49.9717289371653 188.273111111111,49.7975386936718&quot; id = &quot;path274&quot; /&gt; &lt;ellipse style=&quot;fill:#000000;stroke:#000000;stroke-width:1;stroke-linejoin:round&quot; id = &quot;circle274&quot; cx=&quot;192.812611111111&quot; cy=&quot;49.9717289371653&quot; rx=&quot;0.9&quot; ry=&quot;0.8&quot; /&gt;" calcext:value-type="string">
            <text:p>&lt;path style="fill:#000000;stroke-width:0.97;stroke:#000000;stroke-opacity:1" d = "M 192.812611111111,49.9717289371653 188.273111111111,49.7975386936718" id = "path274" /&gt; &lt;ellipse style="fill:#000000;stroke:#000000;stroke-width:1;stroke-linejoin:round" id = "circle274" cx="192.812611111111" cy="49.9717289371653" rx="0.9" ry="0.8" /&gt;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newnam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Lancaster</text:p>
          </table:table-cell>
          <table:table-cell office:value-type="float" office:value="40.042" calcext:value-type="float">
            <text:p>40.042</text:p>
          </table:table-cell>
          <table:table-cell office:value-type="float" office:value="-76.3012" calcext:value-type="float">
            <text:p>-76.3012</text:p>
          </table:table-cell>
          <table:table-cell table:formula="of:=([.G277] + 180) * (1400 / 360) - 215" office:value-type="float" office:value="188.273111111111" calcext:value-type="float">
            <text:p>188.273111111111</text:p>
          </table:table-cell>
          <table:table-cell table:formula="of:=(700/2)-(1400* LN(TAN((PI() / 4) + (([.F277] * PI() / 180) / 2))) / (2*PI())) - 130" office:value-type="float" office:value="49.7975386936718" calcext:value-type="float">
            <text:p>49.7975386936718</text:p>
          </table:table-cell>
          <table:table-cell table:formula="of:=COM.MICROSOFT.CONCAT([.H277]; ; &quot;,&quot;; [.I277]; &quot; &quot;; [.H278]; &quot;,&quot;; [.I278])" office:value-type="string" office:string-value="188.273111111111,49.7975386936718 188.273111111111,49.7975386936718" calcext:value-type="string">
            <text:p>188.273111111111,49.7975386936718 188.273111111111,49.7975386936718</text:p>
          </table:table-cell>
          <table:table-cell table:formula="of:=COM.MICROSOFT.CONCAT(&quot;&lt;path style=&quot;&quot;fill:#000000;stroke-width:0.97;stroke:#000000;stroke-opacity:1&quot;&quot; d = &quot;&quot;M &quot;; [.J277]; &quot;&quot;&quot; id = &quot;&quot;path&quot;; [.A277]; &quot;&quot;&quot; /&gt;&quot;)" office:value-type="string" office:string-value="&lt;path style=&quot;fill:#000000;stroke-width:0.97;stroke:#000000;stroke-opacity:1&quot; d = &quot;M 188.273111111111,49.7975386936718 188.273111111111,49.7975386936718&quot; id = &quot;path275&quot; /&gt;" calcext:value-type="string">
            <text:p>&lt;path style="fill:#000000;stroke-width:0.97;stroke:#000000;stroke-opacity:1" d = "M 188.273111111111,49.7975386936718 188.273111111111,49.7975386936718" id = "path275" /&gt;</text:p>
          </table:table-cell>
          <table:table-cell table:formula="of:=COM.MICROSOFT.CONCAT(&quot;&lt;ellipse style=&quot;&quot;fill:#000000;stroke:#000000;stroke-width:1;stroke-linejoin:round&quot;&quot;&quot;; &quot; id = &quot;&quot;circle&quot;; [.A277]; &quot;&quot;&quot;&quot;; &quot; cx=&quot;&quot;&quot;; [.H277]; &quot;&quot;&quot;&quot;; &quot; cy=&quot;&quot;&quot;; [.I27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75&quot; cx=&quot;188.273111111111&quot; cy=&quot;49.7975386936718&quot; rx=&quot;0.9&quot; ry=&quot;0.8&quot; /&gt;" calcext:value-type="string">
            <text:p>&lt;ellipse style="fill:#000000;stroke:#000000;stroke-width:1;stroke-linejoin:round" id = "circle275" cx="188.273111111111" cy="49.7975386936718" rx="0.9" ry="0.8" /&gt;</text:p>
          </table:table-cell>
          <table:table-cell table:formula="of:=COM.MICROSOFT.CONCAT([.K277]; &quot; &quot;; [.L277])" office:value-type="string" office:string-value="&lt;path style=&quot;fill:#000000;stroke-width:0.97;stroke:#000000;stroke-opacity:1&quot; d = &quot;M 188.273111111111,49.7975386936718 188.273111111111,49.7975386936718&quot; id = &quot;path275&quot; /&gt; &lt;ellipse style=&quot;fill:#000000;stroke:#000000;stroke-width:1;stroke-linejoin:round&quot; id = &quot;circle275&quot; cx=&quot;188.273111111111&quot; cy=&quot;49.7975386936718&quot; rx=&quot;0.9&quot; ry=&quot;0.8&quot; /&gt;" calcext:value-type="string">
            <text:p>&lt;path style="fill:#000000;stroke-width:0.97;stroke:#000000;stroke-opacity:1" d = "M 188.273111111111,49.7975386936718 188.273111111111,49.7975386936718" id = "path275" /&gt; &lt;ellipse style="fill:#000000;stroke:#000000;stroke-width:1;stroke-linejoin:round" id = "circle275" cx="188.273111111111" cy="49.7975386936718" rx="0.9" ry="0.8" /&gt;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getting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Lancaster</text:p>
          </table:table-cell>
          <table:table-cell office:value-type="float" office:value="40.042" calcext:value-type="float">
            <text:p>40.042</text:p>
          </table:table-cell>
          <table:table-cell office:value-type="float" office:value="-76.3012" calcext:value-type="float">
            <text:p>-76.3012</text:p>
          </table:table-cell>
          <table:table-cell table:formula="of:=([.G278] + 180) * (1400 / 360) - 215" office:value-type="float" office:value="188.273111111111" calcext:value-type="float">
            <text:p>188.273111111111</text:p>
          </table:table-cell>
          <table:table-cell table:formula="of:=(700/2)-(1400* LN(TAN((PI() / 4) + (([.F278] * PI() / 180) / 2))) / (2*PI())) - 130" office:value-type="float" office:value="49.7975386936718" calcext:value-type="float">
            <text:p>49.7975386936718</text:p>
          </table:table-cell>
          <table:table-cell table:formula="of:=COM.MICROSOFT.CONCAT([.H278]; ; &quot;,&quot;; [.I278]; &quot; &quot;; [.H279]; &quot;,&quot;; [.I279])" office:value-type="string" office:string-value="188.273111111111,49.7975386936718 191.227111111111,51.320644447675" calcext:value-type="string">
            <text:p>188.273111111111,49.7975386936718 191.227111111111,51.320644447675</text:p>
          </table:table-cell>
          <table:table-cell table:formula="of:=COM.MICROSOFT.CONCAT(&quot;&lt;path style=&quot;&quot;fill:#000000;stroke-width:0.97;stroke:#000000;stroke-opacity:1&quot;&quot; d = &quot;&quot;M &quot;; [.J278]; &quot;&quot;&quot; id = &quot;&quot;path&quot;; [.A278]; &quot;&quot;&quot; /&gt;&quot;)" office:value-type="string" office:string-value="&lt;path style=&quot;fill:#000000;stroke-width:0.97;stroke:#000000;stroke-opacity:1&quot; d = &quot;M 188.273111111111,49.7975386936718 191.227111111111,51.320644447675&quot; id = &quot;path276&quot; /&gt;" calcext:value-type="string">
            <text:p>&lt;path style="fill:#000000;stroke-width:0.97;stroke:#000000;stroke-opacity:1" d = "M 188.273111111111,49.7975386936718 191.227111111111,51.320644447675" id = "path276" /&gt;</text:p>
          </table:table-cell>
          <table:table-cell table:formula="of:=COM.MICROSOFT.CONCAT(&quot;&lt;ellipse style=&quot;&quot;fill:#000000;stroke:#000000;stroke-width:1;stroke-linejoin:round&quot;&quot;&quot;; &quot; id = &quot;&quot;circle&quot;; [.A278]; &quot;&quot;&quot;&quot;; &quot; cx=&quot;&quot;&quot;; [.H278]; &quot;&quot;&quot;&quot;; &quot; cy=&quot;&quot;&quot;; [.I27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76&quot; cx=&quot;188.273111111111&quot; cy=&quot;49.7975386936718&quot; rx=&quot;0.9&quot; ry=&quot;0.8&quot; /&gt;" calcext:value-type="string">
            <text:p>&lt;ellipse style="fill:#000000;stroke:#000000;stroke-width:1;stroke-linejoin:round" id = "circle276" cx="188.273111111111" cy="49.7975386936718" rx="0.9" ry="0.8" /&gt;</text:p>
          </table:table-cell>
          <table:table-cell table:formula="of:=COM.MICROSOFT.CONCAT([.K278]; &quot; &quot;; [.L278])" office:value-type="string" office:string-value="&lt;path style=&quot;fill:#000000;stroke-width:0.97;stroke:#000000;stroke-opacity:1&quot; d = &quot;M 188.273111111111,49.7975386936718 191.227111111111,51.320644447675&quot; id = &quot;path276&quot; /&gt; &lt;ellipse style=&quot;fill:#000000;stroke:#000000;stroke-width:1;stroke-linejoin:round&quot; id = &quot;circle276&quot; cx=&quot;188.273111111111&quot; cy=&quot;49.7975386936718&quot; rx=&quot;0.9&quot; ry=&quot;0.8&quot; /&gt;" calcext:value-type="string">
            <text:p>&lt;path style="fill:#000000;stroke-width:0.97;stroke:#000000;stroke-opacity:1" d = "M 188.273111111111,49.7975386936718 191.227111111111,51.320644447675" id = "path276" /&gt; &lt;ellipse style="fill:#000000;stroke:#000000;stroke-width:1;stroke-linejoin:round" id = "circle276" cx="188.273111111111" cy="49.7975386936718" rx="0.9" ry="0.8" /&gt;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float" office:value="39.7415" calcext:value-type="float">
            <text:p>39.7415</text:p>
          </table:table-cell>
          <table:table-cell office:value-type="float" office:value="-75.5416" calcext:value-type="float">
            <text:p>-75.5416</text:p>
          </table:table-cell>
          <table:table-cell table:formula="of:=([.G279] + 180) * (1400 / 360) - 215" office:value-type="float" office:value="191.227111111111" calcext:value-type="float">
            <text:p>191.227111111111</text:p>
          </table:table-cell>
          <table:table-cell table:formula="of:=(700/2)-(1400* LN(TAN((PI() / 4) + (([.F279] * PI() / 180) / 2))) / (2*PI())) - 130" office:value-type="float" office:value="51.320644447675" calcext:value-type="float">
            <text:p>51.320644447675</text:p>
          </table:table-cell>
          <table:table-cell table:formula="of:=COM.MICROSOFT.CONCAT([.H279]; ; &quot;,&quot;; [.I279]; &quot; &quot;; [.H280]; &quot;,&quot;; [.I280])" office:value-type="string" office:string-value="191.227111111111,51.320644447675 187.055111111111,53.520794734203" calcext:value-type="string">
            <text:p>191.227111111111,51.320644447675 187.055111111111,53.520794734203</text:p>
          </table:table-cell>
          <table:table-cell table:formula="of:=COM.MICROSOFT.CONCAT(&quot;&lt;path style=&quot;&quot;fill:#000000;stroke-width:0.97;stroke:#000000;stroke-opacity:1&quot;&quot; d = &quot;&quot;M &quot;; [.J279]; &quot;&quot;&quot; id = &quot;&quot;path&quot;; [.A279]; &quot;&quot;&quot; /&gt;&quot;)" office:value-type="string" office:string-value="&lt;path style=&quot;fill:#000000;stroke-width:0.97;stroke:#000000;stroke-opacity:1&quot; d = &quot;M 191.227111111111,51.320644447675 187.055111111111,53.520794734203&quot; id = &quot;path277&quot; /&gt;" calcext:value-type="string">
            <text:p>&lt;path style="fill:#000000;stroke-width:0.97;stroke:#000000;stroke-opacity:1" d = "M 191.227111111111,51.320644447675 187.055111111111,53.520794734203" id = "path277" /&gt;</text:p>
          </table:table-cell>
          <table:table-cell table:formula="of:=COM.MICROSOFT.CONCAT(&quot;&lt;ellipse style=&quot;&quot;fill:#000000;stroke:#000000;stroke-width:1;stroke-linejoin:round&quot;&quot;&quot;; &quot; id = &quot;&quot;circle&quot;; [.A279]; &quot;&quot;&quot;&quot;; &quot; cx=&quot;&quot;&quot;; [.H279]; &quot;&quot;&quot;&quot;; &quot; cy=&quot;&quot;&quot;; [.I27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77&quot; cx=&quot;191.227111111111&quot; cy=&quot;51.320644447675&quot; rx=&quot;0.9&quot; ry=&quot;0.8&quot; /&gt;" calcext:value-type="string">
            <text:p>&lt;ellipse style="fill:#000000;stroke:#000000;stroke-width:1;stroke-linejoin:round" id = "circle277" cx="191.227111111111" cy="51.320644447675" rx="0.9" ry="0.8" /&gt;</text:p>
          </table:table-cell>
          <table:table-cell table:formula="of:=COM.MICROSOFT.CONCAT([.K279]; &quot; &quot;; [.L279])" office:value-type="string" office:string-value="&lt;path style=&quot;fill:#000000;stroke-width:0.97;stroke:#000000;stroke-opacity:1&quot; d = &quot;M 191.227111111111,51.320644447675 187.055111111111,53.520794734203&quot; id = &quot;path277&quot; /&gt; &lt;ellipse style=&quot;fill:#000000;stroke:#000000;stroke-width:1;stroke-linejoin:round&quot; id = &quot;circle277&quot; cx=&quot;191.227111111111&quot; cy=&quot;51.320644447675&quot; rx=&quot;0.9&quot; ry=&quot;0.8&quot; /&gt;" calcext:value-type="string">
            <text:p>&lt;path style="fill:#000000;stroke-width:0.97;stroke:#000000;stroke-opacity:1" d = "M 191.227111111111,51.320644447675 187.055111111111,53.520794734203" id = "path277" /&gt; &lt;ellipse style="fill:#000000;stroke:#000000;stroke-width:1;stroke-linejoin:round" id = "circle277" cx="191.227111111111" cy="51.320644447675" rx="0.9" ry="0.8" /&gt;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rates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float" office:value="39.3051" calcext:value-type="float">
            <text:p>39.3051</text:p>
          </table:table-cell>
          <table:table-cell office:value-type="float" office:value="-76.6144" calcext:value-type="float">
            <text:p>-76.6144</text:p>
          </table:table-cell>
          <table:table-cell table:formula="of:=([.G280] + 180) * (1400 / 360) - 215" office:value-type="float" office:value="187.055111111111" calcext:value-type="float">
            <text:p>187.055111111111</text:p>
          </table:table-cell>
          <table:table-cell table:formula="of:=(700/2)-(1400* LN(TAN((PI() / 4) + (([.F280] * PI() / 180) / 2))) / (2*PI())) - 130" office:value-type="float" office:value="53.520794734203" calcext:value-type="float">
            <text:p>53.520794734203</text:p>
          </table:table-cell>
          <table:table-cell table:formula="of:=COM.MICROSOFT.CONCAT([.H280]; ; &quot;,&quot;; [.I280]; &quot; &quot;; [.H281]; &quot;,&quot;; [.I281])" office:value-type="string" office:string-value="187.055111111111,53.520794734203 187.055111111111,53.520794734203" calcext:value-type="string">
            <text:p>187.055111111111,53.520794734203 187.055111111111,53.520794734203</text:p>
          </table:table-cell>
          <table:table-cell table:formula="of:=COM.MICROSOFT.CONCAT(&quot;&lt;path style=&quot;&quot;fill:#000000;stroke-width:0.97;stroke:#000000;stroke-opacity:1&quot;&quot; d = &quot;&quot;M &quot;; [.J280]; &quot;&quot;&quot; id = &quot;&quot;path&quot;; [.A280]; &quot;&quot;&quot; /&gt;&quot;)" office:value-type="string" office:string-value="&lt;path style=&quot;fill:#000000;stroke-width:0.97;stroke:#000000;stroke-opacity:1&quot; d = &quot;M 187.055111111111,53.520794734203 187.055111111111,53.520794734203&quot; id = &quot;path278&quot; /&gt;" calcext:value-type="string">
            <text:p>&lt;path style="fill:#000000;stroke-width:0.97;stroke:#000000;stroke-opacity:1" d = "M 187.055111111111,53.520794734203 187.055111111111,53.520794734203" id = "path278" /&gt;</text:p>
          </table:table-cell>
          <table:table-cell table:formula="of:=COM.MICROSOFT.CONCAT(&quot;&lt;ellipse style=&quot;&quot;fill:#000000;stroke:#000000;stroke-width:1;stroke-linejoin:round&quot;&quot;&quot;; &quot; id = &quot;&quot;circle&quot;; [.A280]; &quot;&quot;&quot;&quot;; &quot; cx=&quot;&quot;&quot;; [.H280]; &quot;&quot;&quot;&quot;; &quot; cy=&quot;&quot;&quot;; [.I28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78&quot; cx=&quot;187.055111111111&quot; cy=&quot;53.520794734203&quot; rx=&quot;0.9&quot; ry=&quot;0.8&quot; /&gt;" calcext:value-type="string">
            <text:p>&lt;ellipse style="fill:#000000;stroke:#000000;stroke-width:1;stroke-linejoin:round" id = "circle278" cx="187.055111111111" cy="53.520794734203" rx="0.9" ry="0.8" /&gt;</text:p>
          </table:table-cell>
          <table:table-cell table:formula="of:=COM.MICROSOFT.CONCAT([.K280]; &quot; &quot;; [.L280])" office:value-type="string" office:string-value="&lt;path style=&quot;fill:#000000;stroke-width:0.97;stroke:#000000;stroke-opacity:1&quot; d = &quot;M 187.055111111111,53.520794734203 187.055111111111,53.520794734203&quot; id = &quot;path278&quot; /&gt; &lt;ellipse style=&quot;fill:#000000;stroke:#000000;stroke-width:1;stroke-linejoin:round&quot; id = &quot;circle278&quot; cx=&quot;187.055111111111&quot; cy=&quot;53.520794734203&quot; rx=&quot;0.9&quot; ry=&quot;0.8&quot; /&gt;" calcext:value-type="string">
            <text:p>&lt;path style="fill:#000000;stroke-width:0.97;stroke:#000000;stroke-opacity:1" d = "M 187.055111111111,53.520794734203 187.055111111111,53.520794734203" id = "path278" /&gt; &lt;ellipse style="fill:#000000;stroke:#000000;stroke-width:1;stroke-linejoin:round" id = "circle278" cx="187.055111111111" cy="53.520794734203" rx="0.9" ry="0.8" /&gt;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rearm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float" office:value="39.3051" calcext:value-type="float">
            <text:p>39.3051</text:p>
          </table:table-cell>
          <table:table-cell office:value-type="float" office:value="-76.6144" calcext:value-type="float">
            <text:p>-76.6144</text:p>
          </table:table-cell>
          <table:table-cell table:formula="of:=([.G281] + 180) * (1400 / 360) - 215" office:value-type="float" office:value="187.055111111111" calcext:value-type="float">
            <text:p>187.055111111111</text:p>
          </table:table-cell>
          <table:table-cell table:formula="of:=(700/2)-(1400* LN(TAN((PI() / 4) + (([.F281] * PI() / 180) / 2))) / (2*PI())) - 130" office:value-type="float" office:value="53.520794734203" calcext:value-type="float">
            <text:p>53.520794734203</text:p>
          </table:table-cell>
          <table:table-cell table:formula="of:=COM.MICROSOFT.CONCAT([.H281]; ; &quot;,&quot;; [.I281]; &quot; &quot;; [.H282]; &quot;,&quot;; [.I282])" office:value-type="string" office:string-value="187.055111111111,53.520794734203 187.055111111111,53.520794734203" calcext:value-type="string">
            <text:p>187.055111111111,53.520794734203 187.055111111111,53.520794734203</text:p>
          </table:table-cell>
          <table:table-cell table:formula="of:=COM.MICROSOFT.CONCAT(&quot;&lt;path style=&quot;&quot;fill:#000000;stroke-width:0.97;stroke:#000000;stroke-opacity:1&quot;&quot; d = &quot;&quot;M &quot;; [.J281]; &quot;&quot;&quot; id = &quot;&quot;path&quot;; [.A281]; &quot;&quot;&quot; /&gt;&quot;)" office:value-type="string" office:string-value="&lt;path style=&quot;fill:#000000;stroke-width:0.97;stroke:#000000;stroke-opacity:1&quot; d = &quot;M 187.055111111111,53.520794734203 187.055111111111,53.520794734203&quot; id = &quot;path279&quot; /&gt;" calcext:value-type="string">
            <text:p>&lt;path style="fill:#000000;stroke-width:0.97;stroke:#000000;stroke-opacity:1" d = "M 187.055111111111,53.520794734203 187.055111111111,53.520794734203" id = "path279" /&gt;</text:p>
          </table:table-cell>
          <table:table-cell table:formula="of:=COM.MICROSOFT.CONCAT(&quot;&lt;ellipse style=&quot;&quot;fill:#000000;stroke:#000000;stroke-width:1;stroke-linejoin:round&quot;&quot;&quot;; &quot; id = &quot;&quot;circle&quot;; [.A281]; &quot;&quot;&quot;&quot;; &quot; cx=&quot;&quot;&quot;; [.H281]; &quot;&quot;&quot;&quot;; &quot; cy=&quot;&quot;&quot;; [.I28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79&quot; cx=&quot;187.055111111111&quot; cy=&quot;53.520794734203&quot; rx=&quot;0.9&quot; ry=&quot;0.8&quot; /&gt;" calcext:value-type="string">
            <text:p>&lt;ellipse style="fill:#000000;stroke:#000000;stroke-width:1;stroke-linejoin:round" id = "circle279" cx="187.055111111111" cy="53.520794734203" rx="0.9" ry="0.8" /&gt;</text:p>
          </table:table-cell>
          <table:table-cell table:formula="of:=COM.MICROSOFT.CONCAT([.K281]; &quot; &quot;; [.L281])" office:value-type="string" office:string-value="&lt;path style=&quot;fill:#000000;stroke-width:0.97;stroke:#000000;stroke-opacity:1&quot; d = &quot;M 187.055111111111,53.520794734203 187.055111111111,53.520794734203&quot; id = &quot;path279&quot; /&gt; &lt;ellipse style=&quot;fill:#000000;stroke:#000000;stroke-width:1;stroke-linejoin:round&quot; id = &quot;circle279&quot; cx=&quot;187.055111111111&quot; cy=&quot;53.520794734203&quot; rx=&quot;0.9&quot; ry=&quot;0.8&quot; /&gt;" calcext:value-type="string">
            <text:p>&lt;path style="fill:#000000;stroke-width:0.97;stroke:#000000;stroke-opacity:1" d = "M 187.055111111111,53.520794734203 187.055111111111,53.520794734203" id = "path279" /&gt; &lt;ellipse style="fill:#000000;stroke:#000000;stroke-width:1;stroke-linejoin:round" id = "circle279" cx="187.055111111111" cy="53.520794734203" rx="0.9" ry="0.8" /&gt;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float" office:value="39.3051" calcext:value-type="float">
            <text:p>39.3051</text:p>
          </table:table-cell>
          <table:table-cell office:value-type="float" office:value="-76.6144" calcext:value-type="float">
            <text:p>-76.6144</text:p>
          </table:table-cell>
          <table:table-cell table:formula="of:=([.G282] + 180) * (1400 / 360) - 215" office:value-type="float" office:value="187.055111111111" calcext:value-type="float">
            <text:p>187.055111111111</text:p>
          </table:table-cell>
          <table:table-cell table:formula="of:=(700/2)-(1400* LN(TAN((PI() / 4) + (([.F282] * PI() / 180) / 2))) / (2*PI())) - 130" office:value-type="float" office:value="53.520794734203" calcext:value-type="float">
            <text:p>53.520794734203</text:p>
          </table:table-cell>
          <table:table-cell table:formula="of:=COM.MICROSOFT.CONCAT([.H282]; ; &quot;,&quot;; [.I282]; &quot; &quot;; [.H283]; &quot;,&quot;; [.I283])" office:value-type="string" office:string-value="187.055111111111,53.520794734203 185.492166666667,55.5274101722568" calcext:value-type="string">
            <text:p>187.055111111111,53.520794734203 185.492166666667,55.5274101722568</text:p>
          </table:table-cell>
          <table:table-cell table:formula="of:=COM.MICROSOFT.CONCAT(&quot;&lt;path style=&quot;&quot;fill:#000000;stroke-width:0.97;stroke:#000000;stroke-opacity:1&quot;&quot; d = &quot;&quot;M &quot;; [.J282]; &quot;&quot;&quot; id = &quot;&quot;path&quot;; [.A282]; &quot;&quot;&quot; /&gt;&quot;)" office:value-type="string" office:string-value="&lt;path style=&quot;fill:#000000;stroke-width:0.97;stroke:#000000;stroke-opacity:1&quot; d = &quot;M 187.055111111111,53.520794734203 185.492166666667,55.5274101722568&quot; id = &quot;path280&quot; /&gt;" calcext:value-type="string">
            <text:p>&lt;path style="fill:#000000;stroke-width:0.97;stroke:#000000;stroke-opacity:1" d = "M 187.055111111111,53.520794734203 185.492166666667,55.5274101722568" id = "path280" /&gt;</text:p>
          </table:table-cell>
          <table:table-cell table:formula="of:=COM.MICROSOFT.CONCAT(&quot;&lt;ellipse style=&quot;&quot;fill:#000000;stroke:#000000;stroke-width:1;stroke-linejoin:round&quot;&quot;&quot;; &quot; id = &quot;&quot;circle&quot;; [.A282]; &quot;&quot;&quot;&quot;; &quot; cx=&quot;&quot;&quot;; [.H282]; &quot;&quot;&quot;&quot;; &quot; cy=&quot;&quot;&quot;; [.I28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80&quot; cx=&quot;187.055111111111&quot; cy=&quot;53.520794734203&quot; rx=&quot;0.9&quot; ry=&quot;0.8&quot; /&gt;" calcext:value-type="string">
            <text:p>&lt;ellipse style="fill:#000000;stroke:#000000;stroke-width:1;stroke-linejoin:round" id = "circle280" cx="187.055111111111" cy="53.520794734203" rx="0.9" ry="0.8" /&gt;</text:p>
          </table:table-cell>
          <table:table-cell table:formula="of:=COM.MICROSOFT.CONCAT([.K282]; &quot; &quot;; [.L282])" office:value-type="string" office:string-value="&lt;path style=&quot;fill:#000000;stroke-width:0.97;stroke:#000000;stroke-opacity:1&quot; d = &quot;M 187.055111111111,53.520794734203 185.492166666667,55.5274101722568&quot; id = &quot;path280&quot; /&gt; &lt;ellipse style=&quot;fill:#000000;stroke:#000000;stroke-width:1;stroke-linejoin:round&quot; id = &quot;circle280&quot; cx=&quot;187.055111111111&quot; cy=&quot;53.520794734203&quot; rx=&quot;0.9&quot; ry=&quot;0.8&quot; /&gt;" calcext:value-type="string">
            <text:p>&lt;path style="fill:#000000;stroke-width:0.97;stroke:#000000;stroke-opacity:1" d = "M 187.055111111111,53.520794734203 185.492166666667,55.5274101722568" id = "path280" /&gt; &lt;ellipse style="fill:#000000;stroke:#000000;stroke-width:1;stroke-linejoin:round" id = "circle280" cx="187.055111111111" cy="53.520794734203" rx="0.9" ry="0.8" /&gt;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nsane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float" office:value="38.9047" calcext:value-type="float">
            <text:p>38.9047</text:p>
          </table:table-cell>
          <table:table-cell office:value-type="float" office:value="-77.0163" calcext:value-type="float">
            <text:p>-77.0163</text:p>
          </table:table-cell>
          <table:table-cell table:formula="of:=([.G283] + 180) * (1400 / 360) - 215" office:value-type="float" office:value="185.492166666667" calcext:value-type="float">
            <text:p>185.492166666667</text:p>
          </table:table-cell>
          <table:table-cell table:formula="of:=(700/2)-(1400* LN(TAN((PI() / 4) + (([.F283] * PI() / 180) / 2))) / (2*PI())) - 130" office:value-type="float" office:value="55.5274101722568" calcext:value-type="float">
            <text:p>55.5274101722568</text:p>
          </table:table-cell>
          <table:table-cell table:formula="of:=COM.MICROSOFT.CONCAT([.H283]; ; &quot;,&quot;; [.I283]; &quot; &quot;; [.H284]; &quot;,&quot;; [.I284])" office:value-type="string" office:string-value="185.492166666667,55.5274101722568 185.492166666667,55.5274101722568" calcext:value-type="string">
            <text:p>185.492166666667,55.5274101722568 185.492166666667,55.5274101722568</text:p>
          </table:table-cell>
          <table:table-cell table:formula="of:=COM.MICROSOFT.CONCAT(&quot;&lt;path style=&quot;&quot;fill:#000000;stroke-width:0.97;stroke:#000000;stroke-opacity:1&quot;&quot; d = &quot;&quot;M &quot;; [.J283]; &quot;&quot;&quot; id = &quot;&quot;path&quot;; [.A283]; &quot;&quot;&quot; /&gt;&quot;)" office:value-type="string" office:string-value="&lt;path style=&quot;fill:#000000;stroke-width:0.97;stroke:#000000;stroke-opacity:1&quot; d = &quot;M 185.492166666667,55.5274101722568 185.492166666667,55.5274101722568&quot; id = &quot;path281&quot; /&gt;" calcext:value-type="string">
            <text:p>&lt;path style="fill:#000000;stroke-width:0.97;stroke:#000000;stroke-opacity:1" d = "M 185.492166666667,55.5274101722568 185.492166666667,55.5274101722568" id = "path281" /&gt;</text:p>
          </table:table-cell>
          <table:table-cell table:formula="of:=COM.MICROSOFT.CONCAT(&quot;&lt;ellipse style=&quot;&quot;fill:#000000;stroke:#000000;stroke-width:1;stroke-linejoin:round&quot;&quot;&quot;; &quot; id = &quot;&quot;circle&quot;; [.A283]; &quot;&quot;&quot;&quot;; &quot; cx=&quot;&quot;&quot;; [.H283]; &quot;&quot;&quot;&quot;; &quot; cy=&quot;&quot;&quot;; [.I28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81&quot; cx=&quot;185.492166666667&quot; cy=&quot;55.5274101722568&quot; rx=&quot;0.9&quot; ry=&quot;0.8&quot; /&gt;" calcext:value-type="string">
            <text:p>&lt;ellipse style="fill:#000000;stroke:#000000;stroke-width:1;stroke-linejoin:round" id = "circle281" cx="185.492166666667" cy="55.5274101722568" rx="0.9" ry="0.8" /&gt;</text:p>
          </table:table-cell>
          <table:table-cell table:formula="of:=COM.MICROSOFT.CONCAT([.K283]; &quot; &quot;; [.L283])" office:value-type="string" office:string-value="&lt;path style=&quot;fill:#000000;stroke-width:0.97;stroke:#000000;stroke-opacity:1&quot; d = &quot;M 185.492166666667,55.5274101722568 185.492166666667,55.5274101722568&quot; id = &quot;path281&quot; /&gt; &lt;ellipse style=&quot;fill:#000000;stroke:#000000;stroke-width:1;stroke-linejoin:round&quot; id = &quot;circle281&quot; cx=&quot;185.492166666667&quot; cy=&quot;55.5274101722568&quot; rx=&quot;0.9&quot; ry=&quot;0.8&quot; /&gt;" calcext:value-type="string">
            <text:p>&lt;path style="fill:#000000;stroke-width:0.97;stroke:#000000;stroke-opacity:1" d = "M 185.492166666667,55.5274101722568 185.492166666667,55.5274101722568" id = "path281" /&gt; &lt;ellipse style="fill:#000000;stroke:#000000;stroke-width:1;stroke-linejoin:round" id = "circle281" cx="185.492166666667" cy="55.5274101722568" rx="0.9" ry="0.8" /&gt;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kicked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float" office:value="38.9047" calcext:value-type="float">
            <text:p>38.9047</text:p>
          </table:table-cell>
          <table:table-cell office:value-type="float" office:value="-77.0163" calcext:value-type="float">
            <text:p>-77.0163</text:p>
          </table:table-cell>
          <table:table-cell table:formula="of:=([.G284] + 180) * (1400 / 360) - 215" office:value-type="float" office:value="185.492166666667" calcext:value-type="float">
            <text:p>185.492166666667</text:p>
          </table:table-cell>
          <table:table-cell table:formula="of:=(700/2)-(1400* LN(TAN((PI() / 4) + (([.F284] * PI() / 180) / 2))) / (2*PI())) - 130" office:value-type="float" office:value="55.5274101722568" calcext:value-type="float">
            <text:p>55.5274101722568</text:p>
          </table:table-cell>
          <table:table-cell table:formula="of:=COM.MICROSOFT.CONCAT([.H284]; ; &quot;,&quot;; [.I284]; &quot; &quot;; [.H285]; &quot;,&quot;; [.I285])" office:value-type="string" office:string-value="185.492166666667,55.5274101722568 185.162388888889,55.6578168054166" calcext:value-type="string">
            <text:p>185.492166666667,55.5274101722568 185.162388888889,55.6578168054166</text:p>
          </table:table-cell>
          <table:table-cell table:formula="of:=COM.MICROSOFT.CONCAT(&quot;&lt;path style=&quot;&quot;fill:#000000;stroke-width:0.97;stroke:#000000;stroke-opacity:1&quot;&quot; d = &quot;&quot;M &quot;; [.J284]; &quot;&quot;&quot; id = &quot;&quot;path&quot;; [.A284]; &quot;&quot;&quot; /&gt;&quot;)" office:value-type="string" office:string-value="&lt;path style=&quot;fill:#000000;stroke-width:0.97;stroke:#000000;stroke-opacity:1&quot; d = &quot;M 185.492166666667,55.5274101722568 185.162388888889,55.6578168054166&quot; id = &quot;path282&quot; /&gt;" calcext:value-type="string">
            <text:p>&lt;path style="fill:#000000;stroke-width:0.97;stroke:#000000;stroke-opacity:1" d = "M 185.492166666667,55.5274101722568 185.162388888889,55.6578168054166" id = "path282" /&gt;</text:p>
          </table:table-cell>
          <table:table-cell table:formula="of:=COM.MICROSOFT.CONCAT(&quot;&lt;ellipse style=&quot;&quot;fill:#000000;stroke:#000000;stroke-width:1;stroke-linejoin:round&quot;&quot;&quot;; &quot; id = &quot;&quot;circle&quot;; [.A284]; &quot;&quot;&quot;&quot;; &quot; cx=&quot;&quot;&quot;; [.H284]; &quot;&quot;&quot;&quot;; &quot; cy=&quot;&quot;&quot;; [.I28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82&quot; cx=&quot;185.492166666667&quot; cy=&quot;55.5274101722568&quot; rx=&quot;0.9&quot; ry=&quot;0.8&quot; /&gt;" calcext:value-type="string">
            <text:p>&lt;ellipse style="fill:#000000;stroke:#000000;stroke-width:1;stroke-linejoin:round" id = "circle282" cx="185.492166666667" cy="55.5274101722568" rx="0.9" ry="0.8" /&gt;</text:p>
          </table:table-cell>
          <table:table-cell table:formula="of:=COM.MICROSOFT.CONCAT([.K284]; &quot; &quot;; [.L284])" office:value-type="string" office:string-value="&lt;path style=&quot;fill:#000000;stroke-width:0.97;stroke:#000000;stroke-opacity:1&quot; d = &quot;M 185.492166666667,55.5274101722568 185.162388888889,55.6578168054166&quot; id = &quot;path282&quot; /&gt; &lt;ellipse style=&quot;fill:#000000;stroke:#000000;stroke-width:1;stroke-linejoin:round&quot; id = &quot;circle282&quot; cx=&quot;185.492166666667&quot; cy=&quot;55.5274101722568&quot; rx=&quot;0.9&quot; ry=&quot;0.8&quot; /&gt;" calcext:value-type="string">
            <text:p>&lt;path style="fill:#000000;stroke-width:0.97;stroke:#000000;stroke-opacity:1" d = "M 185.492166666667,55.5274101722568 185.162388888889,55.6578168054166" id = "path282" /&gt; &lt;ellipse style="fill:#000000;stroke:#000000;stroke-width:1;stroke-linejoin:round" id = "circle282" cx="185.492166666667" cy="55.5274101722568" rx="0.9" ry="0.8" /&gt;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looked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Arlington</text:p>
          </table:table-cell>
          <table:table-cell office:value-type="float" office:value="38.8786" calcext:value-type="float">
            <text:p>38.8786</text:p>
          </table:table-cell>
          <table:table-cell office:value-type="float" office:value="-77.1011" calcext:value-type="float">
            <text:p>-77.1011</text:p>
          </table:table-cell>
          <table:table-cell table:formula="of:=([.G285] + 180) * (1400 / 360) - 215" office:value-type="float" office:value="185.162388888889" calcext:value-type="float">
            <text:p>185.162388888889</text:p>
          </table:table-cell>
          <table:table-cell table:formula="of:=(700/2)-(1400* LN(TAN((PI() / 4) + (([.F285] * PI() / 180) / 2))) / (2*PI())) - 130" office:value-type="float" office:value="55.6578168054166" calcext:value-type="float">
            <text:p>55.6578168054166</text:p>
          </table:table-cell>
          <table:table-cell table:formula="of:=COM.MICROSOFT.CONCAT([.H285]; ; &quot;,&quot;; [.I285]; &quot; &quot;; [.H286]; &quot;,&quot;; [.I286])" office:value-type="string" office:string-value="185.162388888889,55.6578168054166 185.162388888889,55.6578168054166" calcext:value-type="string">
            <text:p>185.162388888889,55.6578168054166 185.162388888889,55.6578168054166</text:p>
          </table:table-cell>
          <table:table-cell table:formula="of:=COM.MICROSOFT.CONCAT(&quot;&lt;path style=&quot;&quot;fill:#000000;stroke-width:0.97;stroke:#000000;stroke-opacity:1&quot;&quot; d = &quot;&quot;M &quot;; [.J285]; &quot;&quot;&quot; id = &quot;&quot;path&quot;; [.A285]; &quot;&quot;&quot; /&gt;&quot;)" office:value-type="string" office:string-value="&lt;path style=&quot;fill:#000000;stroke-width:0.97;stroke:#000000;stroke-opacity:1&quot; d = &quot;M 185.162388888889,55.6578168054166 185.162388888889,55.6578168054166&quot; id = &quot;path283&quot; /&gt;" calcext:value-type="string">
            <text:p>&lt;path style="fill:#000000;stroke-width:0.97;stroke:#000000;stroke-opacity:1" d = "M 185.162388888889,55.6578168054166 185.162388888889,55.6578168054166" id = "path283" /&gt;</text:p>
          </table:table-cell>
          <table:table-cell table:formula="of:=COM.MICROSOFT.CONCAT(&quot;&lt;ellipse style=&quot;&quot;fill:#000000;stroke:#000000;stroke-width:1;stroke-linejoin:round&quot;&quot;&quot;; &quot; id = &quot;&quot;circle&quot;; [.A285]; &quot;&quot;&quot;&quot;; &quot; cx=&quot;&quot;&quot;; [.H285]; &quot;&quot;&quot;&quot;; &quot; cy=&quot;&quot;&quot;; [.I28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83&quot; cx=&quot;185.162388888889&quot; cy=&quot;55.6578168054166&quot; rx=&quot;0.9&quot; ry=&quot;0.8&quot; /&gt;" calcext:value-type="string">
            <text:p>&lt;ellipse style="fill:#000000;stroke:#000000;stroke-width:1;stroke-linejoin:round" id = "circle283" cx="185.162388888889" cy="55.6578168054166" rx="0.9" ry="0.8" /&gt;</text:p>
          </table:table-cell>
          <table:table-cell table:formula="of:=COM.MICROSOFT.CONCAT([.K285]; &quot; &quot;; [.L285])" office:value-type="string" office:string-value="&lt;path style=&quot;fill:#000000;stroke-width:0.97;stroke:#000000;stroke-opacity:1&quot; d = &quot;M 185.162388888889,55.6578168054166 185.162388888889,55.6578168054166&quot; id = &quot;path283&quot; /&gt; &lt;ellipse style=&quot;fill:#000000;stroke:#000000;stroke-width:1;stroke-linejoin:round&quot; id = &quot;circle283&quot; cx=&quot;185.162388888889&quot; cy=&quot;55.6578168054166&quot; rx=&quot;0.9&quot; ry=&quot;0.8&quot; /&gt;" calcext:value-type="string">
            <text:p>&lt;path style="fill:#000000;stroke-width:0.97;stroke:#000000;stroke-opacity:1" d = "M 185.162388888889,55.6578168054166 185.162388888889,55.6578168054166" id = "path283" /&gt; &lt;ellipse style="fill:#000000;stroke:#000000;stroke-width:1;stroke-linejoin:round" id = "circle283" cx="185.162388888889" cy="55.6578168054166" rx="0.9" ry="0.8" /&gt;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cosmo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Arlington</text:p>
          </table:table-cell>
          <table:table-cell office:value-type="float" office:value="38.8786" calcext:value-type="float">
            <text:p>38.8786</text:p>
          </table:table-cell>
          <table:table-cell office:value-type="float" office:value="-77.1011" calcext:value-type="float">
            <text:p>-77.1011</text:p>
          </table:table-cell>
          <table:table-cell table:formula="of:=([.G286] + 180) * (1400 / 360) - 215" office:value-type="float" office:value="185.162388888889" calcext:value-type="float">
            <text:p>185.162388888889</text:p>
          </table:table-cell>
          <table:table-cell table:formula="of:=(700/2)-(1400* LN(TAN((PI() / 4) + (([.F286] * PI() / 180) / 2))) / (2*PI())) - 130" office:value-type="float" office:value="55.6578168054166" calcext:value-type="float">
            <text:p>55.6578168054166</text:p>
          </table:table-cell>
          <table:table-cell table:formula="of:=COM.MICROSOFT.CONCAT([.H286]; ; &quot;,&quot;; [.I286]; &quot; &quot;; [.H287]; &quot;,&quot;; [.I287])" office:value-type="string" office:string-value="185.162388888889,55.6578168054166 184.527722222222,54.1715376841615" calcext:value-type="string">
            <text:p>185.162388888889,55.6578168054166 184.527722222222,54.1715376841615</text:p>
          </table:table-cell>
          <table:table-cell table:formula="of:=COM.MICROSOFT.CONCAT(&quot;&lt;path style=&quot;&quot;fill:#000000;stroke-width:0.97;stroke:#000000;stroke-opacity:1&quot;&quot; d = &quot;&quot;M &quot;; [.J286]; &quot;&quot;&quot; id = &quot;&quot;path&quot;; [.A286]; &quot;&quot;&quot; /&gt;&quot;)" office:value-type="string" office:string-value="&lt;path style=&quot;fill:#000000;stroke-width:0.97;stroke:#000000;stroke-opacity:1&quot; d = &quot;M 185.162388888889,55.6578168054166 184.527722222222,54.1715376841615&quot; id = &quot;path284&quot; /&gt;" calcext:value-type="string">
            <text:p>&lt;path style="fill:#000000;stroke-width:0.97;stroke:#000000;stroke-opacity:1" d = "M 185.162388888889,55.6578168054166 184.527722222222,54.1715376841615" id = "path284" /&gt;</text:p>
          </table:table-cell>
          <table:table-cell table:formula="of:=COM.MICROSOFT.CONCAT(&quot;&lt;ellipse style=&quot;&quot;fill:#000000;stroke:#000000;stroke-width:1;stroke-linejoin:round&quot;&quot;&quot;; &quot; id = &quot;&quot;circle&quot;; [.A286]; &quot;&quot;&quot;&quot;; &quot; cx=&quot;&quot;&quot;; [.H286]; &quot;&quot;&quot;&quot;; &quot; cy=&quot;&quot;&quot;; [.I28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84&quot; cx=&quot;185.162388888889&quot; cy=&quot;55.6578168054166&quot; rx=&quot;0.9&quot; ry=&quot;0.8&quot; /&gt;" calcext:value-type="string">
            <text:p>&lt;ellipse style="fill:#000000;stroke:#000000;stroke-width:1;stroke-linejoin:round" id = "circle284" cx="185.162388888889" cy="55.6578168054166" rx="0.9" ry="0.8" /&gt;</text:p>
          </table:table-cell>
          <table:table-cell table:formula="of:=COM.MICROSOFT.CONCAT([.K286]; &quot; &quot;; [.L286])" office:value-type="string" office:string-value="&lt;path style=&quot;fill:#000000;stroke-width:0.97;stroke:#000000;stroke-opacity:1&quot; d = &quot;M 185.162388888889,55.6578168054166 184.527722222222,54.1715376841615&quot; id = &quot;path284&quot; /&gt; &lt;ellipse style=&quot;fill:#000000;stroke:#000000;stroke-width:1;stroke-linejoin:round&quot; id = &quot;circle284&quot; cx=&quot;185.162388888889&quot; cy=&quot;55.6578168054166&quot; rx=&quot;0.9&quot; ry=&quot;0.8&quot; /&gt;" calcext:value-type="string">
            <text:p>&lt;path style="fill:#000000;stroke-width:0.97;stroke:#000000;stroke-opacity:1" d = "M 185.162388888889,55.6578168054166 184.527722222222,54.1715376841615" id = "path284" /&gt; &lt;ellipse style="fill:#000000;stroke:#000000;stroke-width:1;stroke-linejoin:round" id = "circle284" cx="185.162388888889" cy="55.6578168054166" rx="0.9" ry="0.8" /&gt;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unknowing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Germantown</text:p>
          </table:table-cell>
          <table:table-cell office:value-type="float" office:value="39.1755" calcext:value-type="float">
            <text:p>39.1755</text:p>
          </table:table-cell>
          <table:table-cell office:value-type="float" office:value="-77.2643" calcext:value-type="float">
            <text:p>-77.2643</text:p>
          </table:table-cell>
          <table:table-cell table:formula="of:=([.G287] + 180) * (1400 / 360) - 215" office:value-type="float" office:value="184.527722222222" calcext:value-type="float">
            <text:p>184.527722222222</text:p>
          </table:table-cell>
          <table:table-cell table:formula="of:=(700/2)-(1400* LN(TAN((PI() / 4) + (([.F287] * PI() / 180) / 2))) / (2*PI())) - 130" office:value-type="float" office:value="54.1715376841615" calcext:value-type="float">
            <text:p>54.1715376841615</text:p>
          </table:table-cell>
          <table:table-cell table:formula="of:=COM.MICROSOFT.CONCAT([.H287]; ; &quot;,&quot;; [.I287]; &quot; &quot;; [.H288]; &quot;,&quot;; [.I288])" office:value-type="string" office:string-value="184.527722222222,54.1715376841615 184.527722222222,54.1715376841615" calcext:value-type="string">
            <text:p>184.527722222222,54.1715376841615 184.527722222222,54.1715376841615</text:p>
          </table:table-cell>
          <table:table-cell table:formula="of:=COM.MICROSOFT.CONCAT(&quot;&lt;path style=&quot;&quot;fill:#000000;stroke-width:0.97;stroke:#000000;stroke-opacity:1&quot;&quot; d = &quot;&quot;M &quot;; [.J287]; &quot;&quot;&quot; id = &quot;&quot;path&quot;; [.A287]; &quot;&quot;&quot; /&gt;&quot;)" office:value-type="string" office:string-value="&lt;path style=&quot;fill:#000000;stroke-width:0.97;stroke:#000000;stroke-opacity:1&quot; d = &quot;M 184.527722222222,54.1715376841615 184.527722222222,54.1715376841615&quot; id = &quot;path285&quot; /&gt;" calcext:value-type="string">
            <text:p>&lt;path style="fill:#000000;stroke-width:0.97;stroke:#000000;stroke-opacity:1" d = "M 184.527722222222,54.1715376841615 184.527722222222,54.1715376841615" id = "path285" /&gt;</text:p>
          </table:table-cell>
          <table:table-cell table:formula="of:=COM.MICROSOFT.CONCAT(&quot;&lt;ellipse style=&quot;&quot;fill:#000000;stroke:#000000;stroke-width:1;stroke-linejoin:round&quot;&quot;&quot;; &quot; id = &quot;&quot;circle&quot;; [.A287]; &quot;&quot;&quot;&quot;; &quot; cx=&quot;&quot;&quot;; [.H287]; &quot;&quot;&quot;&quot;; &quot; cy=&quot;&quot;&quot;; [.I28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85&quot; cx=&quot;184.527722222222&quot; cy=&quot;54.1715376841615&quot; rx=&quot;0.9&quot; ry=&quot;0.8&quot; /&gt;" calcext:value-type="string">
            <text:p>&lt;ellipse style="fill:#000000;stroke:#000000;stroke-width:1;stroke-linejoin:round" id = "circle285" cx="184.527722222222" cy="54.1715376841615" rx="0.9" ry="0.8" /&gt;</text:p>
          </table:table-cell>
          <table:table-cell table:formula="of:=COM.MICROSOFT.CONCAT([.K287]; &quot; &quot;; [.L287])" office:value-type="string" office:string-value="&lt;path style=&quot;fill:#000000;stroke-width:0.97;stroke:#000000;stroke-opacity:1&quot; d = &quot;M 184.527722222222,54.1715376841615 184.527722222222,54.1715376841615&quot; id = &quot;path285&quot; /&gt; &lt;ellipse style=&quot;fill:#000000;stroke:#000000;stroke-width:1;stroke-linejoin:round&quot; id = &quot;circle285&quot; cx=&quot;184.527722222222&quot; cy=&quot;54.1715376841615&quot; rx=&quot;0.9&quot; ry=&quot;0.8&quot; /&gt;" calcext:value-type="string">
            <text:p>&lt;path style="fill:#000000;stroke-width:0.97;stroke:#000000;stroke-opacity:1" d = "M 184.527722222222,54.1715376841615 184.527722222222,54.1715376841615" id = "path285" /&gt; &lt;ellipse style="fill:#000000;stroke:#000000;stroke-width:1;stroke-linejoin:round" id = "circle285" cx="184.527722222222" cy="54.1715376841615" rx="0.9" ry="0.8" /&gt;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owners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Germantown</text:p>
          </table:table-cell>
          <table:table-cell office:value-type="float" office:value="39.1755" calcext:value-type="float">
            <text:p>39.1755</text:p>
          </table:table-cell>
          <table:table-cell office:value-type="float" office:value="-77.2643" calcext:value-type="float">
            <text:p>-77.2643</text:p>
          </table:table-cell>
          <table:table-cell table:formula="of:=([.G288] + 180) * (1400 / 360) - 215" office:value-type="float" office:value="184.527722222222" calcext:value-type="float">
            <text:p>184.527722222222</text:p>
          </table:table-cell>
          <table:table-cell table:formula="of:=(700/2)-(1400* LN(TAN((PI() / 4) + (([.F288] * PI() / 180) / 2))) / (2*PI())) - 130" office:value-type="float" office:value="54.1715376841615" calcext:value-type="float">
            <text:p>54.1715376841615</text:p>
          </table:table-cell>
          <table:table-cell table:formula="of:=COM.MICROSOFT.CONCAT([.H288]; ; &quot;,&quot;; [.I288]; &quot; &quot;; [.H289]; &quot;,&quot;; [.I289])" office:value-type="string" office:string-value="184.527722222222,54.1715376841615 184.527722222222,54.1715376841615" calcext:value-type="string">
            <text:p>184.527722222222,54.1715376841615 184.527722222222,54.1715376841615</text:p>
          </table:table-cell>
          <table:table-cell table:formula="of:=COM.MICROSOFT.CONCAT(&quot;&lt;path style=&quot;&quot;fill:#000000;stroke-width:0.97;stroke:#000000;stroke-opacity:1&quot;&quot; d = &quot;&quot;M &quot;; [.J288]; &quot;&quot;&quot; id = &quot;&quot;path&quot;; [.A288]; &quot;&quot;&quot; /&gt;&quot;)" office:value-type="string" office:string-value="&lt;path style=&quot;fill:#000000;stroke-width:0.97;stroke:#000000;stroke-opacity:1&quot; d = &quot;M 184.527722222222,54.1715376841615 184.527722222222,54.1715376841615&quot; id = &quot;path286&quot; /&gt;" calcext:value-type="string">
            <text:p>&lt;path style="fill:#000000;stroke-width:0.97;stroke:#000000;stroke-opacity:1" d = "M 184.527722222222,54.1715376841615 184.527722222222,54.1715376841615" id = "path286" /&gt;</text:p>
          </table:table-cell>
          <table:table-cell table:formula="of:=COM.MICROSOFT.CONCAT(&quot;&lt;ellipse style=&quot;&quot;fill:#000000;stroke:#000000;stroke-width:1;stroke-linejoin:round&quot;&quot;&quot;; &quot; id = &quot;&quot;circle&quot;; [.A288]; &quot;&quot;&quot;&quot;; &quot; cx=&quot;&quot;&quot;; [.H288]; &quot;&quot;&quot;&quot;; &quot; cy=&quot;&quot;&quot;; [.I28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86&quot; cx=&quot;184.527722222222&quot; cy=&quot;54.1715376841615&quot; rx=&quot;0.9&quot; ry=&quot;0.8&quot; /&gt;" calcext:value-type="string">
            <text:p>&lt;ellipse style="fill:#000000;stroke:#000000;stroke-width:1;stroke-linejoin:round" id = "circle286" cx="184.527722222222" cy="54.1715376841615" rx="0.9" ry="0.8" /&gt;</text:p>
          </table:table-cell>
          <table:table-cell table:formula="of:=COM.MICROSOFT.CONCAT([.K288]; &quot; &quot;; [.L288])" office:value-type="string" office:string-value="&lt;path style=&quot;fill:#000000;stroke-width:0.97;stroke:#000000;stroke-opacity:1&quot; d = &quot;M 184.527722222222,54.1715376841615 184.527722222222,54.1715376841615&quot; id = &quot;path286&quot; /&gt; &lt;ellipse style=&quot;fill:#000000;stroke:#000000;stroke-width:1;stroke-linejoin:round&quot; id = &quot;circle286&quot; cx=&quot;184.527722222222&quot; cy=&quot;54.1715376841615&quot; rx=&quot;0.9&quot; ry=&quot;0.8&quot; /&gt;" calcext:value-type="string">
            <text:p>&lt;path style="fill:#000000;stroke-width:0.97;stroke:#000000;stroke-opacity:1" d = "M 184.527722222222,54.1715376841615 184.527722222222,54.1715376841615" id = "path286" /&gt; &lt;ellipse style="fill:#000000;stroke:#000000;stroke-width:1;stroke-linejoin:round" id = "circle286" cx="184.527722222222" cy="54.1715376841615" rx="0.9" ry="0.8" /&gt;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Germantown</text:p>
          </table:table-cell>
          <table:table-cell office:value-type="float" office:value="39.1755" calcext:value-type="float">
            <text:p>39.1755</text:p>
          </table:table-cell>
          <table:table-cell office:value-type="float" office:value="-77.2643" calcext:value-type="float">
            <text:p>-77.2643</text:p>
          </table:table-cell>
          <table:table-cell table:formula="of:=([.G289] + 180) * (1400 / 360) - 215" office:value-type="float" office:value="184.527722222222" calcext:value-type="float">
            <text:p>184.527722222222</text:p>
          </table:table-cell>
          <table:table-cell table:formula="of:=(700/2)-(1400* LN(TAN((PI() / 4) + (([.F289] * PI() / 180) / 2))) / (2*PI())) - 130" office:value-type="float" office:value="54.1715376841615" calcext:value-type="float">
            <text:p>54.1715376841615</text:p>
          </table:table-cell>
          <table:table-cell table:formula="of:=COM.MICROSOFT.CONCAT([.H289]; ; &quot;,&quot;; [.I289]; &quot; &quot;; [.H290]; &quot;,&quot;; [.I290])" office:value-type="string" office:string-value="184.527722222222,54.1715376841615 183.706,62.3346854536561" calcext:value-type="string">
            <text:p>184.527722222222,54.1715376841615 183.706,62.3346854536561</text:p>
          </table:table-cell>
          <table:table-cell table:formula="of:=COM.MICROSOFT.CONCAT(&quot;&lt;path style=&quot;&quot;fill:#000000;stroke-width:0.97;stroke:#000000;stroke-opacity:1&quot;&quot; d = &quot;&quot;M &quot;; [.J289]; &quot;&quot;&quot; id = &quot;&quot;path&quot;; [.A289]; &quot;&quot;&quot; /&gt;&quot;)" office:value-type="string" office:string-value="&lt;path style=&quot;fill:#000000;stroke-width:0.97;stroke:#000000;stroke-opacity:1&quot; d = &quot;M 184.527722222222,54.1715376841615 183.706,62.3346854536561&quot; id = &quot;path287&quot; /&gt;" calcext:value-type="string">
            <text:p>&lt;path style="fill:#000000;stroke-width:0.97;stroke:#000000;stroke-opacity:1" d = "M 184.527722222222,54.1715376841615 183.706,62.3346854536561" id = "path287" /&gt;</text:p>
          </table:table-cell>
          <table:table-cell table:formula="of:=COM.MICROSOFT.CONCAT(&quot;&lt;ellipse style=&quot;&quot;fill:#000000;stroke:#000000;stroke-width:1;stroke-linejoin:round&quot;&quot;&quot;; &quot; id = &quot;&quot;circle&quot;; [.A289]; &quot;&quot;&quot;&quot;; &quot; cx=&quot;&quot;&quot;; [.H289]; &quot;&quot;&quot;&quot;; &quot; cy=&quot;&quot;&quot;; [.I28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87&quot; cx=&quot;184.527722222222&quot; cy=&quot;54.1715376841615&quot; rx=&quot;0.9&quot; ry=&quot;0.8&quot; /&gt;" calcext:value-type="string">
            <text:p>&lt;ellipse style="fill:#000000;stroke:#000000;stroke-width:1;stroke-linejoin:round" id = "circle287" cx="184.527722222222" cy="54.1715376841615" rx="0.9" ry="0.8" /&gt;</text:p>
          </table:table-cell>
          <table:table-cell table:formula="of:=COM.MICROSOFT.CONCAT([.K289]; &quot; &quot;; [.L289])" office:value-type="string" office:string-value="&lt;path style=&quot;fill:#000000;stroke-width:0.97;stroke:#000000;stroke-opacity:1&quot; d = &quot;M 184.527722222222,54.1715376841615 183.706,62.3346854536561&quot; id = &quot;path287&quot; /&gt; &lt;ellipse style=&quot;fill:#000000;stroke:#000000;stroke-width:1;stroke-linejoin:round&quot; id = &quot;circle287&quot; cx=&quot;184.527722222222&quot; cy=&quot;54.1715376841615&quot; rx=&quot;0.9&quot; ry=&quot;0.8&quot; /&gt;" calcext:value-type="string">
            <text:p>&lt;path style="fill:#000000;stroke-width:0.97;stroke:#000000;stroke-opacity:1" d = "M 184.527722222222,54.1715376841615 183.706,62.3346854536561" id = "path287" /&gt; &lt;ellipse style="fill:#000000;stroke:#000000;stroke-width:1;stroke-linejoin:round" id = "circle287" cx="184.527722222222" cy="54.1715376841615" rx="0.9" ry="0.8" /&gt;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jewfish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float" office:value="37.5295" calcext:value-type="float">
            <text:p>37.5295</text:p>
          </table:table-cell>
          <table:table-cell office:value-type="float" office:value="-77.4756" calcext:value-type="float">
            <text:p>-77.4756</text:p>
          </table:table-cell>
          <table:table-cell table:formula="of:=([.G290] + 180) * (1400 / 360) - 215" office:value-type="float" office:value="183.706" calcext:value-type="float">
            <text:p>183.706</text:p>
          </table:table-cell>
          <table:table-cell table:formula="of:=(700/2)-(1400* LN(TAN((PI() / 4) + (([.F290] * PI() / 180) / 2))) / (2*PI())) - 130" office:value-type="float" office:value="62.3346854536561" calcext:value-type="float">
            <text:p>62.3346854536561</text:p>
          </table:table-cell>
          <table:table-cell table:formula="of:=COM.MICROSOFT.CONCAT([.H290]; ; &quot;,&quot;; [.I290]; &quot; &quot;; [.H291]; &quot;,&quot;; [.I291])" office:value-type="string" office:string-value="183.706,62.3346854536561 183.706,62.3346854536561" calcext:value-type="string">
            <text:p>183.706,62.3346854536561 183.706,62.3346854536561</text:p>
          </table:table-cell>
          <table:table-cell table:formula="of:=COM.MICROSOFT.CONCAT(&quot;&lt;path style=&quot;&quot;fill:#000000;stroke-width:0.97;stroke:#000000;stroke-opacity:1&quot;&quot; d = &quot;&quot;M &quot;; [.J290]; &quot;&quot;&quot; id = &quot;&quot;path&quot;; [.A290]; &quot;&quot;&quot; /&gt;&quot;)" office:value-type="string" office:string-value="&lt;path style=&quot;fill:#000000;stroke-width:0.97;stroke:#000000;stroke-opacity:1&quot; d = &quot;M 183.706,62.3346854536561 183.706,62.3346854536561&quot; id = &quot;path288&quot; /&gt;" calcext:value-type="string">
            <text:p>&lt;path style="fill:#000000;stroke-width:0.97;stroke:#000000;stroke-opacity:1" d = "M 183.706,62.3346854536561 183.706,62.3346854536561" id = "path288" /&gt;</text:p>
          </table:table-cell>
          <table:table-cell table:formula="of:=COM.MICROSOFT.CONCAT(&quot;&lt;ellipse style=&quot;&quot;fill:#000000;stroke:#000000;stroke-width:1;stroke-linejoin:round&quot;&quot;&quot;; &quot; id = &quot;&quot;circle&quot;; [.A290]; &quot;&quot;&quot;&quot;; &quot; cx=&quot;&quot;&quot;; [.H290]; &quot;&quot;&quot;&quot;; &quot; cy=&quot;&quot;&quot;; [.I29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88&quot; cx=&quot;183.706&quot; cy=&quot;62.3346854536561&quot; rx=&quot;0.9&quot; ry=&quot;0.8&quot; /&gt;" calcext:value-type="string">
            <text:p>&lt;ellipse style="fill:#000000;stroke:#000000;stroke-width:1;stroke-linejoin:round" id = "circle288" cx="183.706" cy="62.3346854536561" rx="0.9" ry="0.8" /&gt;</text:p>
          </table:table-cell>
          <table:table-cell table:formula="of:=COM.MICROSOFT.CONCAT([.K290]; &quot; &quot;; [.L290])" office:value-type="string" office:string-value="&lt;path style=&quot;fill:#000000;stroke-width:0.97;stroke:#000000;stroke-opacity:1&quot; d = &quot;M 183.706,62.3346854536561 183.706,62.3346854536561&quot; id = &quot;path288&quot; /&gt; &lt;ellipse style=&quot;fill:#000000;stroke:#000000;stroke-width:1;stroke-linejoin:round&quot; id = &quot;circle288&quot; cx=&quot;183.706&quot; cy=&quot;62.3346854536561&quot; rx=&quot;0.9&quot; ry=&quot;0.8&quot; /&gt;" calcext:value-type="string">
            <text:p>&lt;path style="fill:#000000;stroke-width:0.97;stroke:#000000;stroke-opacity:1" d = "M 183.706,62.3346854536561 183.706,62.3346854536561" id = "path288" /&gt; &lt;ellipse style="fill:#000000;stroke:#000000;stroke-width:1;stroke-linejoin:round" id = "circle288" cx="183.706" cy="62.3346854536561" rx="0.9" ry="0.8" /&gt;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officer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float" office:value="37.5295" calcext:value-type="float">
            <text:p>37.5295</text:p>
          </table:table-cell>
          <table:table-cell office:value-type="float" office:value="-77.4756" calcext:value-type="float">
            <text:p>-77.4756</text:p>
          </table:table-cell>
          <table:table-cell table:formula="of:=([.G291] + 180) * (1400 / 360) - 215" office:value-type="float" office:value="183.706" calcext:value-type="float">
            <text:p>183.706</text:p>
          </table:table-cell>
          <table:table-cell table:formula="of:=(700/2)-(1400* LN(TAN((PI() / 4) + (([.F291] * PI() / 180) / 2))) / (2*PI())) - 130" office:value-type="float" office:value="62.3346854536561" calcext:value-type="float">
            <text:p>62.3346854536561</text:p>
          </table:table-cell>
          <table:table-cell table:formula="of:=COM.MICROSOFT.CONCAT([.H291]; ; &quot;,&quot;; [.I291]; &quot; &quot;; [.H292]; &quot;,&quot;; [.I292])" office:value-type="string" office:string-value="183.706,62.3346854536561 189.275277777778,66.2175334202934" calcext:value-type="string">
            <text:p>183.706,62.3346854536561 189.275277777778,66.2175334202934</text:p>
          </table:table-cell>
          <table:table-cell table:formula="of:=COM.MICROSOFT.CONCAT(&quot;&lt;path style=&quot;&quot;fill:#000000;stroke-width:0.97;stroke:#000000;stroke-opacity:1&quot;&quot; d = &quot;&quot;M &quot;; [.J291]; &quot;&quot;&quot; id = &quot;&quot;path&quot;; [.A291]; &quot;&quot;&quot; /&gt;&quot;)" office:value-type="string" office:string-value="&lt;path style=&quot;fill:#000000;stroke-width:0.97;stroke:#000000;stroke-opacity:1&quot; d = &quot;M 183.706,62.3346854536561 189.275277777778,66.2175334202934&quot; id = &quot;path289&quot; /&gt;" calcext:value-type="string">
            <text:p>&lt;path style="fill:#000000;stroke-width:0.97;stroke:#000000;stroke-opacity:1" d = "M 183.706,62.3346854536561 189.275277777778,66.2175334202934" id = "path289" /&gt;</text:p>
          </table:table-cell>
          <table:table-cell table:formula="of:=COM.MICROSOFT.CONCAT(&quot;&lt;ellipse style=&quot;&quot;fill:#000000;stroke:#000000;stroke-width:1;stroke-linejoin:round&quot;&quot;&quot;; &quot; id = &quot;&quot;circle&quot;; [.A291]; &quot;&quot;&quot;&quot;; &quot; cx=&quot;&quot;&quot;; [.H291]; &quot;&quot;&quot;&quot;; &quot; cy=&quot;&quot;&quot;; [.I29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89&quot; cx=&quot;183.706&quot; cy=&quot;62.3346854536561&quot; rx=&quot;0.9&quot; ry=&quot;0.8&quot; /&gt;" calcext:value-type="string">
            <text:p>&lt;ellipse style="fill:#000000;stroke:#000000;stroke-width:1;stroke-linejoin:round" id = "circle289" cx="183.706" cy="62.3346854536561" rx="0.9" ry="0.8" /&gt;</text:p>
          </table:table-cell>
          <table:table-cell table:formula="of:=COM.MICROSOFT.CONCAT([.K291]; &quot; &quot;; [.L291])" office:value-type="string" office:string-value="&lt;path style=&quot;fill:#000000;stroke-width:0.97;stroke:#000000;stroke-opacity:1&quot; d = &quot;M 183.706,62.3346854536561 189.275277777778,66.2175334202934&quot; id = &quot;path289&quot; /&gt; &lt;ellipse style=&quot;fill:#000000;stroke:#000000;stroke-width:1;stroke-linejoin:round&quot; id = &quot;circle289&quot; cx=&quot;183.706&quot; cy=&quot;62.3346854536561&quot; rx=&quot;0.9&quot; ry=&quot;0.8&quot; /&gt;" calcext:value-type="string">
            <text:p>&lt;path style="fill:#000000;stroke-width:0.97;stroke:#000000;stroke-opacity:1" d = "M 183.706,62.3346854536561 189.275277777778,66.2175334202934" id = "path289" /&gt; &lt;ellipse style="fill:#000000;stroke:#000000;stroke-width:1;stroke-linejoin:round" id = "circle289" cx="183.706" cy="62.3346854536561" rx="0.9" ry="0.8" /&gt;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calling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Virginia Beach</text:p>
          </table:table-cell>
          <table:table-cell office:value-type="float" office:value="36.7335" calcext:value-type="float">
            <text:p>36.7335</text:p>
          </table:table-cell>
          <table:table-cell office:value-type="float" office:value="-76.0435" calcext:value-type="float">
            <text:p>-76.0435</text:p>
          </table:table-cell>
          <table:table-cell table:formula="of:=([.G292] + 180) * (1400 / 360) - 215" office:value-type="float" office:value="189.275277777778" calcext:value-type="float">
            <text:p>189.275277777778</text:p>
          </table:table-cell>
          <table:table-cell table:formula="of:=(700/2)-(1400* LN(TAN((PI() / 4) + (([.F292] * PI() / 180) / 2))) / (2*PI())) - 130" office:value-type="float" office:value="66.2175334202934" calcext:value-type="float">
            <text:p>66.2175334202934</text:p>
          </table:table-cell>
          <table:table-cell table:formula="of:=COM.MICROSOFT.CONCAT([.H292]; ; &quot;,&quot;; [.I292]; &quot; &quot;; [.H293]; &quot;,&quot;; [.I293])" office:value-type="string" office:string-value="189.275277777778,66.2175334202934 189.275277777778,66.2175334202934" calcext:value-type="string">
            <text:p>189.275277777778,66.2175334202934 189.275277777778,66.2175334202934</text:p>
          </table:table-cell>
          <table:table-cell table:formula="of:=COM.MICROSOFT.CONCAT(&quot;&lt;path style=&quot;&quot;fill:#000000;stroke-width:0.97;stroke:#000000;stroke-opacity:1&quot;&quot; d = &quot;&quot;M &quot;; [.J292]; &quot;&quot;&quot; id = &quot;&quot;path&quot;; [.A292]; &quot;&quot;&quot; /&gt;&quot;)" office:value-type="string" office:string-value="&lt;path style=&quot;fill:#000000;stroke-width:0.97;stroke:#000000;stroke-opacity:1&quot; d = &quot;M 189.275277777778,66.2175334202934 189.275277777778,66.2175334202934&quot; id = &quot;path290&quot; /&gt;" calcext:value-type="string">
            <text:p>&lt;path style="fill:#000000;stroke-width:0.97;stroke:#000000;stroke-opacity:1" d = "M 189.275277777778,66.2175334202934 189.275277777778,66.2175334202934" id = "path290" /&gt;</text:p>
          </table:table-cell>
          <table:table-cell table:formula="of:=COM.MICROSOFT.CONCAT(&quot;&lt;ellipse style=&quot;&quot;fill:#000000;stroke:#000000;stroke-width:1;stroke-linejoin:round&quot;&quot;&quot;; &quot; id = &quot;&quot;circle&quot;; [.A292]; &quot;&quot;&quot;&quot;; &quot; cx=&quot;&quot;&quot;; [.H292]; &quot;&quot;&quot;&quot;; &quot; cy=&quot;&quot;&quot;; [.I29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90&quot; cx=&quot;189.275277777778&quot; cy=&quot;66.2175334202934&quot; rx=&quot;0.9&quot; ry=&quot;0.8&quot; /&gt;" calcext:value-type="string">
            <text:p>&lt;ellipse style="fill:#000000;stroke:#000000;stroke-width:1;stroke-linejoin:round" id = "circle290" cx="189.275277777778" cy="66.2175334202934" rx="0.9" ry="0.8" /&gt;</text:p>
          </table:table-cell>
          <table:table-cell table:formula="of:=COM.MICROSOFT.CONCAT([.K292]; &quot; &quot;; [.L292])" office:value-type="string" office:string-value="&lt;path style=&quot;fill:#000000;stroke-width:0.97;stroke:#000000;stroke-opacity:1&quot; d = &quot;M 189.275277777778,66.2175334202934 189.275277777778,66.2175334202934&quot; id = &quot;path290&quot; /&gt; &lt;ellipse style=&quot;fill:#000000;stroke:#000000;stroke-width:1;stroke-linejoin:round&quot; id = &quot;circle290&quot; cx=&quot;189.275277777778&quot; cy=&quot;66.2175334202934&quot; rx=&quot;0.9&quot; ry=&quot;0.8&quot; /&gt;" calcext:value-type="string">
            <text:p>&lt;path style="fill:#000000;stroke-width:0.97;stroke:#000000;stroke-opacity:1" d = "M 189.275277777778,66.2175334202934 189.275277777778,66.2175334202934" id = "path290" /&gt; &lt;ellipse style="fill:#000000;stroke:#000000;stroke-width:1;stroke-linejoin:round" id = "circle290" cx="189.275277777778" cy="66.2175334202934" rx="0.9" ry="0.8" /&gt;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Virginia Beach</text:p>
          </table:table-cell>
          <table:table-cell office:value-type="float" office:value="36.7335" calcext:value-type="float">
            <text:p>36.7335</text:p>
          </table:table-cell>
          <table:table-cell office:value-type="float" office:value="-76.0435" calcext:value-type="float">
            <text:p>-76.0435</text:p>
          </table:table-cell>
          <table:table-cell table:formula="of:=([.G293] + 180) * (1400 / 360) - 215" office:value-type="float" office:value="189.275277777778" calcext:value-type="float">
            <text:p>189.275277777778</text:p>
          </table:table-cell>
          <table:table-cell table:formula="of:=(700/2)-(1400* LN(TAN((PI() / 4) + (([.F293] * PI() / 180) / 2))) / (2*PI())) - 130" office:value-type="float" office:value="66.2175334202934" calcext:value-type="float">
            <text:p>66.2175334202934</text:p>
          </table:table-cell>
          <table:table-cell table:formula="of:=COM.MICROSOFT.CONCAT([.H293]; ; &quot;,&quot;; [.I293]; &quot; &quot;; [.H294]; &quot;,&quot;; [.I294])" office:value-type="string" office:string-value="189.275277777778,66.2175334202934 184.093333333333,71.7052035362635" calcext:value-type="string">
            <text:p>189.275277777778,66.2175334202934 184.093333333333,71.7052035362635</text:p>
          </table:table-cell>
          <table:table-cell table:formula="of:=COM.MICROSOFT.CONCAT(&quot;&lt;path style=&quot;&quot;fill:#000000;stroke-width:0.97;stroke:#000000;stroke-opacity:1&quot;&quot; d = &quot;&quot;M &quot;; [.J293]; &quot;&quot;&quot; id = &quot;&quot;path&quot;; [.A293]; &quot;&quot;&quot; /&gt;&quot;)" office:value-type="string" office:string-value="&lt;path style=&quot;fill:#000000;stroke-width:0.97;stroke:#000000;stroke-opacity:1&quot; d = &quot;M 189.275277777778,66.2175334202934 184.093333333333,71.7052035362635&quot; id = &quot;path291&quot; /&gt;" calcext:value-type="string">
            <text:p>&lt;path style="fill:#000000;stroke-width:0.97;stroke:#000000;stroke-opacity:1" d = "M 189.275277777778,66.2175334202934 184.093333333333,71.7052035362635" id = "path291" /&gt;</text:p>
          </table:table-cell>
          <table:table-cell table:formula="of:=COM.MICROSOFT.CONCAT(&quot;&lt;ellipse style=&quot;&quot;fill:#000000;stroke:#000000;stroke-width:1;stroke-linejoin:round&quot;&quot;&quot;; &quot; id = &quot;&quot;circle&quot;; [.A293]; &quot;&quot;&quot;&quot;; &quot; cx=&quot;&quot;&quot;; [.H293]; &quot;&quot;&quot;&quot;; &quot; cy=&quot;&quot;&quot;; [.I29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91&quot; cx=&quot;189.275277777778&quot; cy=&quot;66.2175334202934&quot; rx=&quot;0.9&quot; ry=&quot;0.8&quot; /&gt;" calcext:value-type="string">
            <text:p>&lt;ellipse style="fill:#000000;stroke:#000000;stroke-width:1;stroke-linejoin:round" id = "circle291" cx="189.275277777778" cy="66.2175334202934" rx="0.9" ry="0.8" /&gt;</text:p>
          </table:table-cell>
          <table:table-cell table:formula="of:=COM.MICROSOFT.CONCAT([.K293]; &quot; &quot;; [.L293])" office:value-type="string" office:string-value="&lt;path style=&quot;fill:#000000;stroke-width:0.97;stroke:#000000;stroke-opacity:1&quot; d = &quot;M 189.275277777778,66.2175334202934 184.093333333333,71.7052035362635&quot; id = &quot;path291&quot; /&gt; &lt;ellipse style=&quot;fill:#000000;stroke:#000000;stroke-width:1;stroke-linejoin:round&quot; id = &quot;circle291&quot; cx=&quot;189.275277777778&quot; cy=&quot;66.2175334202934&quot; rx=&quot;0.9&quot; ry=&quot;0.8&quot; /&gt;" calcext:value-type="string">
            <text:p>&lt;path style="fill:#000000;stroke-width:0.97;stroke:#000000;stroke-opacity:1" d = "M 189.275277777778,66.2175334202934 184.093333333333,71.7052035362635" id = "path291" /&gt; &lt;ellipse style="fill:#000000;stroke:#000000;stroke-width:1;stroke-linejoin:round" id = "circle291" cx="189.275277777778" cy="66.2175334202934" rx="0.9" ry="0.8" /&gt;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float" office:value="35.5943" calcext:value-type="float">
            <text:p>35.5943</text:p>
          </table:table-cell>
          <table:table-cell office:value-type="float" office:value="-77.376" calcext:value-type="float">
            <text:p>-77.376</text:p>
          </table:table-cell>
          <table:table-cell table:formula="of:=([.G294] + 180) * (1400 / 360) - 215" office:value-type="float" office:value="184.093333333333" calcext:value-type="float">
            <text:p>184.093333333333</text:p>
          </table:table-cell>
          <table:table-cell table:formula="of:=(700/2)-(1400* LN(TAN((PI() / 4) + (([.F294] * PI() / 180) / 2))) / (2*PI())) - 130" office:value-type="float" office:value="71.7052035362635" calcext:value-type="float">
            <text:p>71.7052035362635</text:p>
          </table:table-cell>
          <table:table-cell table:formula="of:=COM.MICROSOFT.CONCAT([.H294]; ; &quot;,&quot;; [.I294]; &quot; &quot;; [.H295]; &quot;,&quot;; [.I295])" office:value-type="string" office:string-value="184.093333333333,71.7052035362635 179.1665,70.5648025188585" calcext:value-type="string">
            <text:p>184.093333333333,71.7052035362635 179.1665,70.5648025188585</text:p>
          </table:table-cell>
          <table:table-cell table:formula="of:=COM.MICROSOFT.CONCAT(&quot;&lt;path style=&quot;&quot;fill:#000000;stroke-width:0.97;stroke:#000000;stroke-opacity:1&quot;&quot; d = &quot;&quot;M &quot;; [.J294]; &quot;&quot;&quot; id = &quot;&quot;path&quot;; [.A294]; &quot;&quot;&quot; /&gt;&quot;)" office:value-type="string" office:string-value="&lt;path style=&quot;fill:#000000;stroke-width:0.97;stroke:#000000;stroke-opacity:1&quot; d = &quot;M 184.093333333333,71.7052035362635 179.1665,70.5648025188585&quot; id = &quot;path292&quot; /&gt;" calcext:value-type="string">
            <text:p>&lt;path style="fill:#000000;stroke-width:0.97;stroke:#000000;stroke-opacity:1" d = "M 184.093333333333,71.7052035362635 179.1665,70.5648025188585" id = "path292" /&gt;</text:p>
          </table:table-cell>
          <table:table-cell table:formula="of:=COM.MICROSOFT.CONCAT(&quot;&lt;ellipse style=&quot;&quot;fill:#000000;stroke:#000000;stroke-width:1;stroke-linejoin:round&quot;&quot;&quot;; &quot; id = &quot;&quot;circle&quot;; [.A294]; &quot;&quot;&quot;&quot;; &quot; cx=&quot;&quot;&quot;; [.H294]; &quot;&quot;&quot;&quot;; &quot; cy=&quot;&quot;&quot;; [.I29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92&quot; cx=&quot;184.093333333333&quot; cy=&quot;71.7052035362635&quot; rx=&quot;0.9&quot; ry=&quot;0.8&quot; /&gt;" calcext:value-type="string">
            <text:p>&lt;ellipse style="fill:#000000;stroke:#000000;stroke-width:1;stroke-linejoin:round" id = "circle292" cx="184.093333333333" cy="71.7052035362635" rx="0.9" ry="0.8" /&gt;</text:p>
          </table:table-cell>
          <table:table-cell table:formula="of:=COM.MICROSOFT.CONCAT([.K294]; &quot; &quot;; [.L294])" office:value-type="string" office:string-value="&lt;path style=&quot;fill:#000000;stroke-width:0.97;stroke:#000000;stroke-opacity:1&quot; d = &quot;M 184.093333333333,71.7052035362635 179.1665,70.5648025188585&quot; id = &quot;path292&quot; /&gt; &lt;ellipse style=&quot;fill:#000000;stroke:#000000;stroke-width:1;stroke-linejoin:round&quot; id = &quot;circle292&quot; cx=&quot;184.093333333333&quot; cy=&quot;71.7052035362635&quot; rx=&quot;0.9&quot; ry=&quot;0.8&quot; /&gt;" calcext:value-type="string">
            <text:p>&lt;path style="fill:#000000;stroke-width:0.97;stroke:#000000;stroke-opacity:1" d = "M 184.093333333333,71.7052035362635 179.1665,70.5648025188585" id = "path292" /&gt; &lt;ellipse style="fill:#000000;stroke:#000000;stroke-width:1;stroke-linejoin:round" id = "circle292" cx="184.093333333333" cy="71.7052035362635" rx="0.9" ry="0.8" /&gt;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potpie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float" office:value="35.8324" calcext:value-type="float">
            <text:p>35.8324</text:p>
          </table:table-cell>
          <table:table-cell office:value-type="float" office:value="-78.6429" calcext:value-type="float">
            <text:p>-78.6429</text:p>
          </table:table-cell>
          <table:table-cell table:formula="of:=([.G295] + 180) * (1400 / 360) - 215" office:value-type="float" office:value="179.1665" calcext:value-type="float">
            <text:p>179.1665</text:p>
          </table:table-cell>
          <table:table-cell table:formula="of:=(700/2)-(1400* LN(TAN((PI() / 4) + (([.F295] * PI() / 180) / 2))) / (2*PI())) - 130" office:value-type="float" office:value="70.5648025188585" calcext:value-type="float">
            <text:p>70.5648025188585</text:p>
          </table:table-cell>
          <table:table-cell table:formula="of:=COM.MICROSOFT.CONCAT([.H295]; ; &quot;,&quot;; [.I295]; &quot; &quot;; [.H296]; &quot;,&quot;; [.I296])" office:value-type="string" office:string-value="179.1665,70.5648025188585 179.1665,70.5648025188585" calcext:value-type="string">
            <text:p>179.1665,70.5648025188585 179.1665,70.5648025188585</text:p>
          </table:table-cell>
          <table:table-cell table:formula="of:=COM.MICROSOFT.CONCAT(&quot;&lt;path style=&quot;&quot;fill:#000000;stroke-width:0.97;stroke:#000000;stroke-opacity:1&quot;&quot; d = &quot;&quot;M &quot;; [.J295]; &quot;&quot;&quot; id = &quot;&quot;path&quot;; [.A295]; &quot;&quot;&quot; /&gt;&quot;)" office:value-type="string" office:string-value="&lt;path style=&quot;fill:#000000;stroke-width:0.97;stroke:#000000;stroke-opacity:1&quot; d = &quot;M 179.1665,70.5648025188585 179.1665,70.5648025188585&quot; id = &quot;path293&quot; /&gt;" calcext:value-type="string">
            <text:p>&lt;path style="fill:#000000;stroke-width:0.97;stroke:#000000;stroke-opacity:1" d = "M 179.1665,70.5648025188585 179.1665,70.5648025188585" id = "path293" /&gt;</text:p>
          </table:table-cell>
          <table:table-cell table:formula="of:=COM.MICROSOFT.CONCAT(&quot;&lt;ellipse style=&quot;&quot;fill:#000000;stroke:#000000;stroke-width:1;stroke-linejoin:round&quot;&quot;&quot;; &quot; id = &quot;&quot;circle&quot;; [.A295]; &quot;&quot;&quot;&quot;; &quot; cx=&quot;&quot;&quot;; [.H295]; &quot;&quot;&quot;&quot;; &quot; cy=&quot;&quot;&quot;; [.I29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93&quot; cx=&quot;179.1665&quot; cy=&quot;70.5648025188585&quot; rx=&quot;0.9&quot; ry=&quot;0.8&quot; /&gt;" calcext:value-type="string">
            <text:p>&lt;ellipse style="fill:#000000;stroke:#000000;stroke-width:1;stroke-linejoin:round" id = "circle293" cx="179.1665" cy="70.5648025188585" rx="0.9" ry="0.8" /&gt;</text:p>
          </table:table-cell>
          <table:table-cell table:formula="of:=COM.MICROSOFT.CONCAT([.K295]; &quot; &quot;; [.L295])" office:value-type="string" office:string-value="&lt;path style=&quot;fill:#000000;stroke-width:0.97;stroke:#000000;stroke-opacity:1&quot; d = &quot;M 179.1665,70.5648025188585 179.1665,70.5648025188585&quot; id = &quot;path293&quot; /&gt; &lt;ellipse style=&quot;fill:#000000;stroke:#000000;stroke-width:1;stroke-linejoin:round&quot; id = &quot;circle293&quot; cx=&quot;179.1665&quot; cy=&quot;70.5648025188585&quot; rx=&quot;0.9&quot; ry=&quot;0.8&quot; /&gt;" calcext:value-type="string">
            <text:p>&lt;path style="fill:#000000;stroke-width:0.97;stroke:#000000;stroke-opacity:1" d = "M 179.1665,70.5648025188585 179.1665,70.5648025188585" id = "path293" /&gt; &lt;ellipse style="fill:#000000;stroke:#000000;stroke-width:1;stroke-linejoin:round" id = "circle293" cx="179.1665" cy="70.5648025188585" rx="0.9" ry="0.8" /&gt;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float" office:value="35.8324" calcext:value-type="float">
            <text:p>35.8324</text:p>
          </table:table-cell>
          <table:table-cell office:value-type="float" office:value="-78.6429" calcext:value-type="float">
            <text:p>-78.6429</text:p>
          </table:table-cell>
          <table:table-cell table:formula="of:=([.G296] + 180) * (1400 / 360) - 215" office:value-type="float" office:value="179.1665" calcext:value-type="float">
            <text:p>179.1665</text:p>
          </table:table-cell>
          <table:table-cell table:formula="of:=(700/2)-(1400* LN(TAN((PI() / 4) + (([.F296] * PI() / 180) / 2))) / (2*PI())) - 130" office:value-type="float" office:value="70.5648025188585" calcext:value-type="float">
            <text:p>70.5648025188585</text:p>
          </table:table-cell>
          <table:table-cell table:formula="of:=COM.MICROSOFT.CONCAT([.H296]; ; &quot;,&quot;; [.I296]; &quot; &quot;; [.H297]; &quot;,&quot;; [.I297])" office:value-type="string" office:string-value="179.1665,70.5648025188585 174.561277777778,69.300193034439" calcext:value-type="string">
            <text:p>179.1665,70.5648025188585 174.561277777778,69.300193034439</text:p>
          </table:table-cell>
          <table:table-cell table:formula="of:=COM.MICROSOFT.CONCAT(&quot;&lt;path style=&quot;&quot;fill:#000000;stroke-width:0.97;stroke:#000000;stroke-opacity:1&quot;&quot; d = &quot;&quot;M &quot;; [.J296]; &quot;&quot;&quot; id = &quot;&quot;path&quot;; [.A296]; &quot;&quot;&quot; /&gt;&quot;)" office:value-type="string" office:string-value="&lt;path style=&quot;fill:#000000;stroke-width:0.97;stroke:#000000;stroke-opacity:1&quot; d = &quot;M 179.1665,70.5648025188585 174.561277777778,69.300193034439&quot; id = &quot;path294&quot; /&gt;" calcext:value-type="string">
            <text:p>&lt;path style="fill:#000000;stroke-width:0.97;stroke:#000000;stroke-opacity:1" d = "M 179.1665,70.5648025188585 174.561277777778,69.300193034439" id = "path294" /&gt;</text:p>
          </table:table-cell>
          <table:table-cell table:formula="of:=COM.MICROSOFT.CONCAT(&quot;&lt;ellipse style=&quot;&quot;fill:#000000;stroke:#000000;stroke-width:1;stroke-linejoin:round&quot;&quot;&quot;; &quot; id = &quot;&quot;circle&quot;; [.A296]; &quot;&quot;&quot;&quot;; &quot; cx=&quot;&quot;&quot;; [.H296]; &quot;&quot;&quot;&quot;; &quot; cy=&quot;&quot;&quot;; [.I29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94&quot; cx=&quot;179.1665&quot; cy=&quot;70.5648025188585&quot; rx=&quot;0.9&quot; ry=&quot;0.8&quot; /&gt;" calcext:value-type="string">
            <text:p>&lt;ellipse style="fill:#000000;stroke:#000000;stroke-width:1;stroke-linejoin:round" id = "circle294" cx="179.1665" cy="70.5648025188585" rx="0.9" ry="0.8" /&gt;</text:p>
          </table:table-cell>
          <table:table-cell table:formula="of:=COM.MICROSOFT.CONCAT([.K296]; &quot; &quot;; [.L296])" office:value-type="string" office:string-value="&lt;path style=&quot;fill:#000000;stroke-width:0.97;stroke:#000000;stroke-opacity:1&quot; d = &quot;M 179.1665,70.5648025188585 174.561277777778,69.300193034439&quot; id = &quot;path294&quot; /&gt; &lt;ellipse style=&quot;fill:#000000;stroke:#000000;stroke-width:1;stroke-linejoin:round&quot; id = &quot;circle294&quot; cx=&quot;179.1665&quot; cy=&quot;70.5648025188585&quot; rx=&quot;0.9&quot; ry=&quot;0.8&quot; /&gt;" calcext:value-type="string">
            <text:p>&lt;path style="fill:#000000;stroke-width:0.97;stroke:#000000;stroke-opacity:1" d = "M 179.1665,70.5648025188585 174.561277777778,69.300193034439" id = "path294" /&gt; &lt;ellipse style="fill:#000000;stroke:#000000;stroke-width:1;stroke-linejoin:round" id = "circle294" cx="179.1665" cy="70.5648025188585" rx="0.9" ry="0.8" /&gt;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float" office:value="36.0956" calcext:value-type="float">
            <text:p>36.0956</text:p>
          </table:table-cell>
          <table:table-cell office:value-type="float" office:value="-79.8271" calcext:value-type="float">
            <text:p>-79.8271</text:p>
          </table:table-cell>
          <table:table-cell table:formula="of:=([.G297] + 180) * (1400 / 360) - 215" office:value-type="float" office:value="174.561277777778" calcext:value-type="float">
            <text:p>174.561277777778</text:p>
          </table:table-cell>
          <table:table-cell table:formula="of:=(700/2)-(1400* LN(TAN((PI() / 4) + (([.F297] * PI() / 180) / 2))) / (2*PI())) - 130" office:value-type="float" office:value="69.300193034439" calcext:value-type="float">
            <text:p>69.300193034439</text:p>
          </table:table-cell>
          <table:table-cell table:formula="of:=COM.MICROSOFT.CONCAT([.H297]; ; &quot;,&quot;; [.I297]; &quot; &quot;; [.H298]; &quot;,&quot;; [.I298])" office:value-type="string" office:string-value="174.561277777778,69.300193034439 174.561277777778,69.300193034439" calcext:value-type="string">
            <text:p>174.561277777778,69.300193034439 174.561277777778,69.300193034439</text:p>
          </table:table-cell>
          <table:table-cell table:formula="of:=COM.MICROSOFT.CONCAT(&quot;&lt;path style=&quot;&quot;fill:#000000;stroke-width:0.97;stroke:#000000;stroke-opacity:1&quot;&quot; d = &quot;&quot;M &quot;; [.J297]; &quot;&quot;&quot; id = &quot;&quot;path&quot;; [.A297]; &quot;&quot;&quot; /&gt;&quot;)" office:value-type="string" office:string-value="&lt;path style=&quot;fill:#000000;stroke-width:0.97;stroke:#000000;stroke-opacity:1&quot; d = &quot;M 174.561277777778,69.300193034439 174.561277777778,69.300193034439&quot; id = &quot;path295&quot; /&gt;" calcext:value-type="string">
            <text:p>&lt;path style="fill:#000000;stroke-width:0.97;stroke:#000000;stroke-opacity:1" d = "M 174.561277777778,69.300193034439 174.561277777778,69.300193034439" id = "path295" /&gt;</text:p>
          </table:table-cell>
          <table:table-cell table:formula="of:=COM.MICROSOFT.CONCAT(&quot;&lt;ellipse style=&quot;&quot;fill:#000000;stroke:#000000;stroke-width:1;stroke-linejoin:round&quot;&quot;&quot;; &quot; id = &quot;&quot;circle&quot;; [.A297]; &quot;&quot;&quot;&quot;; &quot; cx=&quot;&quot;&quot;; [.H297]; &quot;&quot;&quot;&quot;; &quot; cy=&quot;&quot;&quot;; [.I29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95&quot; cx=&quot;174.561277777778&quot; cy=&quot;69.300193034439&quot; rx=&quot;0.9&quot; ry=&quot;0.8&quot; /&gt;" calcext:value-type="string">
            <text:p>&lt;ellipse style="fill:#000000;stroke:#000000;stroke-width:1;stroke-linejoin:round" id = "circle295" cx="174.561277777778" cy="69.300193034439" rx="0.9" ry="0.8" /&gt;</text:p>
          </table:table-cell>
          <table:table-cell table:formula="of:=COM.MICROSOFT.CONCAT([.K297]; &quot; &quot;; [.L297])" office:value-type="string" office:string-value="&lt;path style=&quot;fill:#000000;stroke-width:0.97;stroke:#000000;stroke-opacity:1&quot; d = &quot;M 174.561277777778,69.300193034439 174.561277777778,69.300193034439&quot; id = &quot;path295&quot; /&gt; &lt;ellipse style=&quot;fill:#000000;stroke:#000000;stroke-width:1;stroke-linejoin:round&quot; id = &quot;circle295&quot; cx=&quot;174.561277777778&quot; cy=&quot;69.300193034439&quot; rx=&quot;0.9&quot; ry=&quot;0.8&quot; /&gt;" calcext:value-type="string">
            <text:p>&lt;path style="fill:#000000;stroke-width:0.97;stroke:#000000;stroke-opacity:1" d = "M 174.561277777778,69.300193034439 174.561277777778,69.300193034439" id = "path295" /&gt; &lt;ellipse style="fill:#000000;stroke:#000000;stroke-width:1;stroke-linejoin:round" id = "circle295" cx="174.561277777778" cy="69.300193034439" rx="0.9" ry="0.8" /&gt;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crime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float" office:value="36.0956" calcext:value-type="float">
            <text:p>36.0956</text:p>
          </table:table-cell>
          <table:table-cell office:value-type="float" office:value="-79.8271" calcext:value-type="float">
            <text:p>-79.8271</text:p>
          </table:table-cell>
          <table:table-cell table:formula="of:=([.G298] + 180) * (1400 / 360) - 215" office:value-type="float" office:value="174.561277777778" calcext:value-type="float">
            <text:p>174.561277777778</text:p>
          </table:table-cell>
          <table:table-cell table:formula="of:=(700/2)-(1400* LN(TAN((PI() / 4) + (([.F298] * PI() / 180) / 2))) / (2*PI())) - 130" office:value-type="float" office:value="69.300193034439" calcext:value-type="float">
            <text:p>69.300193034439</text:p>
          </table:table-cell>
          <table:table-cell table:formula="of:=COM.MICROSOFT.CONCAT([.H298]; ; &quot;,&quot;; [.I298]; &quot; &quot;; [.H299]; &quot;,&quot;; [.I299])" office:value-type="string" office:string-value="174.561277777778,69.300193034439 177.035388888889,62.9677056605744" calcext:value-type="string">
            <text:p>174.561277777778,69.300193034439 177.035388888889,62.9677056605744</text:p>
          </table:table-cell>
          <table:table-cell table:formula="of:=COM.MICROSOFT.CONCAT(&quot;&lt;path style=&quot;&quot;fill:#000000;stroke-width:0.97;stroke:#000000;stroke-opacity:1&quot;&quot; d = &quot;&quot;M &quot;; [.J298]; &quot;&quot;&quot; id = &quot;&quot;path&quot;; [.A298]; &quot;&quot;&quot; /&gt;&quot;)" office:value-type="string" office:string-value="&lt;path style=&quot;fill:#000000;stroke-width:0.97;stroke:#000000;stroke-opacity:1&quot; d = &quot;M 174.561277777778,69.300193034439 177.035388888889,62.9677056605744&quot; id = &quot;path296&quot; /&gt;" calcext:value-type="string">
            <text:p>&lt;path style="fill:#000000;stroke-width:0.97;stroke:#000000;stroke-opacity:1" d = "M 174.561277777778,69.300193034439 177.035388888889,62.9677056605744" id = "path296" /&gt;</text:p>
          </table:table-cell>
          <table:table-cell table:formula="of:=COM.MICROSOFT.CONCAT(&quot;&lt;ellipse style=&quot;&quot;fill:#000000;stroke:#000000;stroke-width:1;stroke-linejoin:round&quot;&quot;&quot;; &quot; id = &quot;&quot;circle&quot;; [.A298]; &quot;&quot;&quot;&quot;; &quot; cx=&quot;&quot;&quot;; [.H298]; &quot;&quot;&quot;&quot;; &quot; cy=&quot;&quot;&quot;; [.I29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96&quot; cx=&quot;174.561277777778&quot; cy=&quot;69.300193034439&quot; rx=&quot;0.9&quot; ry=&quot;0.8&quot; /&gt;" calcext:value-type="string">
            <text:p>&lt;ellipse style="fill:#000000;stroke:#000000;stroke-width:1;stroke-linejoin:round" id = "circle296" cx="174.561277777778" cy="69.300193034439" rx="0.9" ry="0.8" /&gt;</text:p>
          </table:table-cell>
          <table:table-cell table:formula="of:=COM.MICROSOFT.CONCAT([.K298]; &quot; &quot;; [.L298])" office:value-type="string" office:string-value="&lt;path style=&quot;fill:#000000;stroke-width:0.97;stroke:#000000;stroke-opacity:1&quot; d = &quot;M 174.561277777778,69.300193034439 177.035388888889,62.9677056605744&quot; id = &quot;path296&quot; /&gt; &lt;ellipse style=&quot;fill:#000000;stroke:#000000;stroke-width:1;stroke-linejoin:round&quot; id = &quot;circle296&quot; cx=&quot;174.561277777778&quot; cy=&quot;69.300193034439&quot; rx=&quot;0.9&quot; ry=&quot;0.8&quot; /&gt;" calcext:value-type="string">
            <text:p>&lt;path style="fill:#000000;stroke-width:0.97;stroke:#000000;stroke-opacity:1" d = "M 174.561277777778,69.300193034439 177.035388888889,62.9677056605744" id = "path296" /&gt; &lt;ellipse style="fill:#000000;stroke:#000000;stroke-width:1;stroke-linejoin:round" id = "circle296" cx="174.561277777778" cy="69.300193034439" rx="0.9" ry="0.8" /&gt;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rumor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float" office:value="37.4003" calcext:value-type="float">
            <text:p>37.4003</text:p>
          </table:table-cell>
          <table:table-cell office:value-type="float" office:value="-79.1909" calcext:value-type="float">
            <text:p>-79.1909</text:p>
          </table:table-cell>
          <table:table-cell table:formula="of:=([.G299] + 180) * (1400 / 360) - 215" office:value-type="float" office:value="177.035388888889" calcext:value-type="float">
            <text:p>177.035388888889</text:p>
          </table:table-cell>
          <table:table-cell table:formula="of:=(700/2)-(1400* LN(TAN((PI() / 4) + (([.F299] * PI() / 180) / 2))) / (2*PI())) - 130" office:value-type="float" office:value="62.9677056605744" calcext:value-type="float">
            <text:p>62.9677056605744</text:p>
          </table:table-cell>
          <table:table-cell table:formula="of:=COM.MICROSOFT.CONCAT([.H299]; ; &quot;,&quot;; [.I299]; &quot; &quot;; [.H300]; &quot;,&quot;; [.I300])" office:value-type="string" office:string-value="177.035388888889,62.9677056605744 174.051833333333,63.5634706315042" calcext:value-type="string">
            <text:p>177.035388888889,62.9677056605744 174.051833333333,63.5634706315042</text:p>
          </table:table-cell>
          <table:table-cell table:formula="of:=COM.MICROSOFT.CONCAT(&quot;&lt;path style=&quot;&quot;fill:#000000;stroke-width:0.97;stroke:#000000;stroke-opacity:1&quot;&quot; d = &quot;&quot;M &quot;; [.J299]; &quot;&quot;&quot; id = &quot;&quot;path&quot;; [.A299]; &quot;&quot;&quot; /&gt;&quot;)" office:value-type="string" office:string-value="&lt;path style=&quot;fill:#000000;stroke-width:0.97;stroke:#000000;stroke-opacity:1&quot; d = &quot;M 177.035388888889,62.9677056605744 174.051833333333,63.5634706315042&quot; id = &quot;path297&quot; /&gt;" calcext:value-type="string">
            <text:p>&lt;path style="fill:#000000;stroke-width:0.97;stroke:#000000;stroke-opacity:1" d = "M 177.035388888889,62.9677056605744 174.051833333333,63.5634706315042" id = "path297" /&gt;</text:p>
          </table:table-cell>
          <table:table-cell table:formula="of:=COM.MICROSOFT.CONCAT(&quot;&lt;ellipse style=&quot;&quot;fill:#000000;stroke:#000000;stroke-width:1;stroke-linejoin:round&quot;&quot;&quot;; &quot; id = &quot;&quot;circle&quot;; [.A299]; &quot;&quot;&quot;&quot;; &quot; cx=&quot;&quot;&quot;; [.H299]; &quot;&quot;&quot;&quot;; &quot; cy=&quot;&quot;&quot;; [.I29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97&quot; cx=&quot;177.035388888889&quot; cy=&quot;62.9677056605744&quot; rx=&quot;0.9&quot; ry=&quot;0.8&quot; /&gt;" calcext:value-type="string">
            <text:p>&lt;ellipse style="fill:#000000;stroke:#000000;stroke-width:1;stroke-linejoin:round" id = "circle297" cx="177.035388888889" cy="62.9677056605744" rx="0.9" ry="0.8" /&gt;</text:p>
          </table:table-cell>
          <table:table-cell table:formula="of:=COM.MICROSOFT.CONCAT([.K299]; &quot; &quot;; [.L299])" office:value-type="string" office:string-value="&lt;path style=&quot;fill:#000000;stroke-width:0.97;stroke:#000000;stroke-opacity:1&quot; d = &quot;M 177.035388888889,62.9677056605744 174.051833333333,63.5634706315042&quot; id = &quot;path297&quot; /&gt; &lt;ellipse style=&quot;fill:#000000;stroke:#000000;stroke-width:1;stroke-linejoin:round&quot; id = &quot;circle297&quot; cx=&quot;177.035388888889&quot; cy=&quot;62.9677056605744&quot; rx=&quot;0.9&quot; ry=&quot;0.8&quot; /&gt;" calcext:value-type="string">
            <text:p>&lt;path style="fill:#000000;stroke-width:0.97;stroke:#000000;stroke-opacity:1" d = "M 177.035388888889,62.9677056605744 174.051833333333,63.5634706315042" id = "path297" /&gt; &lt;ellipse style="fill:#000000;stroke:#000000;stroke-width:1;stroke-linejoin:round" id = "circle297" cx="177.035388888889" cy="62.9677056605744" rx="0.9" ry="0.8" /&gt;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lawyers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float" office:value="37.2785" calcext:value-type="float">
            <text:p>37.2785</text:p>
          </table:table-cell>
          <table:table-cell office:value-type="float" office:value="-79.9581" calcext:value-type="float">
            <text:p>-79.9581</text:p>
          </table:table-cell>
          <table:table-cell table:formula="of:=([.G300] + 180) * (1400 / 360) - 215" office:value-type="float" office:value="174.051833333333" calcext:value-type="float">
            <text:p>174.051833333333</text:p>
          </table:table-cell>
          <table:table-cell table:formula="of:=(700/2)-(1400* LN(TAN((PI() / 4) + (([.F300] * PI() / 180) / 2))) / (2*PI())) - 130" office:value-type="float" office:value="63.5634706315042" calcext:value-type="float">
            <text:p>63.5634706315042</text:p>
          </table:table-cell>
          <table:table-cell table:formula="of:=COM.MICROSOFT.CONCAT([.H300]; ; &quot;,&quot;; [.I300]; &quot; &quot;; [.H301]; &quot;,&quot;; [.I301])" office:value-type="string" office:string-value="174.051833333333,63.5634706315042 174.051833333333,63.5634706315042" calcext:value-type="string">
            <text:p>174.051833333333,63.5634706315042 174.051833333333,63.5634706315042</text:p>
          </table:table-cell>
          <table:table-cell table:formula="of:=COM.MICROSOFT.CONCAT(&quot;&lt;path style=&quot;&quot;fill:#000000;stroke-width:0.97;stroke:#000000;stroke-opacity:1&quot;&quot; d = &quot;&quot;M &quot;; [.J300]; &quot;&quot;&quot; id = &quot;&quot;path&quot;; [.A300]; &quot;&quot;&quot; /&gt;&quot;)" office:value-type="string" office:string-value="&lt;path style=&quot;fill:#000000;stroke-width:0.97;stroke:#000000;stroke-opacity:1&quot; d = &quot;M 174.051833333333,63.5634706315042 174.051833333333,63.5634706315042&quot; id = &quot;path298&quot; /&gt;" calcext:value-type="string">
            <text:p>&lt;path style="fill:#000000;stroke-width:0.97;stroke:#000000;stroke-opacity:1" d = "M 174.051833333333,63.5634706315042 174.051833333333,63.5634706315042" id = "path298" /&gt;</text:p>
          </table:table-cell>
          <table:table-cell table:formula="of:=COM.MICROSOFT.CONCAT(&quot;&lt;ellipse style=&quot;&quot;fill:#000000;stroke:#000000;stroke-width:1;stroke-linejoin:round&quot;&quot;&quot;; &quot; id = &quot;&quot;circle&quot;; [.A300]; &quot;&quot;&quot;&quot;; &quot; cx=&quot;&quot;&quot;; [.H300]; &quot;&quot;&quot;&quot;; &quot; cy=&quot;&quot;&quot;; [.I30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98&quot; cx=&quot;174.051833333333&quot; cy=&quot;63.5634706315042&quot; rx=&quot;0.9&quot; ry=&quot;0.8&quot; /&gt;" calcext:value-type="string">
            <text:p>&lt;ellipse style="fill:#000000;stroke:#000000;stroke-width:1;stroke-linejoin:round" id = "circle298" cx="174.051833333333" cy="63.5634706315042" rx="0.9" ry="0.8" /&gt;</text:p>
          </table:table-cell>
          <table:table-cell table:formula="of:=COM.MICROSOFT.CONCAT([.K300]; &quot; &quot;; [.L300])" office:value-type="string" office:string-value="&lt;path style=&quot;fill:#000000;stroke-width:0.97;stroke:#000000;stroke-opacity:1&quot; d = &quot;M 174.051833333333,63.5634706315042 174.051833333333,63.5634706315042&quot; id = &quot;path298&quot; /&gt; &lt;ellipse style=&quot;fill:#000000;stroke:#000000;stroke-width:1;stroke-linejoin:round&quot; id = &quot;circle298&quot; cx=&quot;174.051833333333&quot; cy=&quot;63.5634706315042&quot; rx=&quot;0.9&quot; ry=&quot;0.8&quot; /&gt;" calcext:value-type="string">
            <text:p>&lt;path style="fill:#000000;stroke-width:0.97;stroke:#000000;stroke-opacity:1" d = "M 174.051833333333,63.5634706315042 174.051833333333,63.5634706315042" id = "path298" /&gt; &lt;ellipse style="fill:#000000;stroke:#000000;stroke-width:1;stroke-linejoin:round" id = "circle298" cx="174.051833333333" cy="63.5634706315042" rx="0.9" ry="0.8" /&gt;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float" office:value="37.2785" calcext:value-type="float">
            <text:p>37.2785</text:p>
          </table:table-cell>
          <table:table-cell office:value-type="float" office:value="-79.9581" calcext:value-type="float">
            <text:p>-79.9581</text:p>
          </table:table-cell>
          <table:table-cell table:formula="of:=([.G301] + 180) * (1400 / 360) - 215" office:value-type="float" office:value="174.051833333333" calcext:value-type="float">
            <text:p>174.051833333333</text:p>
          </table:table-cell>
          <table:table-cell table:formula="of:=(700/2)-(1400* LN(TAN((PI() / 4) + (([.F301] * PI() / 180) / 2))) / (2*PI())) - 130" office:value-type="float" office:value="63.5634706315042" calcext:value-type="float">
            <text:p>63.5634706315042</text:p>
          </table:table-cell>
          <table:table-cell table:formula="of:=COM.MICROSOFT.CONCAT([.H301]; ; &quot;,&quot;; [.I301]; &quot; &quot;; [.H302]; &quot;,&quot;; [.I302])" office:value-type="string" office:string-value="174.051833333333,63.5634706315042 167.541444444444,58.2966390289099" calcext:value-type="string">
            <text:p>174.051833333333,63.5634706315042 167.541444444444,58.2966390289099</text:p>
          </table:table-cell>
          <table:table-cell table:formula="of:=COM.MICROSOFT.CONCAT(&quot;&lt;path style=&quot;&quot;fill:#000000;stroke-width:0.97;stroke:#000000;stroke-opacity:1&quot;&quot; d = &quot;&quot;M &quot;; [.J301]; &quot;&quot;&quot; id = &quot;&quot;path&quot;; [.A301]; &quot;&quot;&quot; /&gt;&quot;)" office:value-type="string" office:string-value="&lt;path style=&quot;fill:#000000;stroke-width:0.97;stroke:#000000;stroke-opacity:1&quot; d = &quot;M 174.051833333333,63.5634706315042 167.541444444444,58.2966390289099&quot; id = &quot;path299&quot; /&gt;" calcext:value-type="string">
            <text:p>&lt;path style="fill:#000000;stroke-width:0.97;stroke:#000000;stroke-opacity:1" d = "M 174.051833333333,63.5634706315042 167.541444444444,58.2966390289099" id = "path299" /&gt;</text:p>
          </table:table-cell>
          <table:table-cell table:formula="of:=COM.MICROSOFT.CONCAT(&quot;&lt;ellipse style=&quot;&quot;fill:#000000;stroke:#000000;stroke-width:1;stroke-linejoin:round&quot;&quot;&quot;; &quot; id = &quot;&quot;circle&quot;; [.A301]; &quot;&quot;&quot;&quot;; &quot; cx=&quot;&quot;&quot;; [.H301]; &quot;&quot;&quot;&quot;; &quot; cy=&quot;&quot;&quot;; [.I30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299&quot; cx=&quot;174.051833333333&quot; cy=&quot;63.5634706315042&quot; rx=&quot;0.9&quot; ry=&quot;0.8&quot; /&gt;" calcext:value-type="string">
            <text:p>&lt;ellipse style="fill:#000000;stroke:#000000;stroke-width:1;stroke-linejoin:round" id = "circle299" cx="174.051833333333" cy="63.5634706315042" rx="0.9" ry="0.8" /&gt;</text:p>
          </table:table-cell>
          <table:table-cell table:formula="of:=COM.MICROSOFT.CONCAT([.K301]; &quot; &quot;; [.L301])" office:value-type="string" office:string-value="&lt;path style=&quot;fill:#000000;stroke-width:0.97;stroke:#000000;stroke-opacity:1&quot; d = &quot;M 174.051833333333,63.5634706315042 167.541444444444,58.2966390289099&quot; id = &quot;path299&quot; /&gt; &lt;ellipse style=&quot;fill:#000000;stroke:#000000;stroke-width:1;stroke-linejoin:round&quot; id = &quot;circle299&quot; cx=&quot;174.051833333333&quot; cy=&quot;63.5634706315042&quot; rx=&quot;0.9&quot; ry=&quot;0.8&quot; /&gt;" calcext:value-type="string">
            <text:p>&lt;path style="fill:#000000;stroke-width:0.97;stroke:#000000;stroke-opacity:1" d = "M 174.051833333333,63.5634706315042 167.541444444444,58.2966390289099" id = "path299" /&gt; &lt;ellipse style="fill:#000000;stroke:#000000;stroke-width:1;stroke-linejoin:round" id = "circle299" cx="174.051833333333" cy="63.5634706315042" rx="0.9" ry="0.8" /&gt;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float" office:value="38.3484" calcext:value-type="float">
            <text:p>38.3484</text:p>
          </table:table-cell>
          <table:table-cell office:value-type="float" office:value="-81.6322" calcext:value-type="float">
            <text:p>-81.6322</text:p>
          </table:table-cell>
          <table:table-cell table:formula="of:=([.G302] + 180) * (1400 / 360) - 215" office:value-type="float" office:value="167.541444444444" calcext:value-type="float">
            <text:p>167.541444444444</text:p>
          </table:table-cell>
          <table:table-cell table:formula="of:=(700/2)-(1400* LN(TAN((PI() / 4) + (([.F302] * PI() / 180) / 2))) / (2*PI())) - 130" office:value-type="float" office:value="58.2966390289099" calcext:value-type="float">
            <text:p>58.2966390289099</text:p>
          </table:table-cell>
          <table:table-cell table:formula="of:=COM.MICROSOFT.CONCAT([.H302]; ; &quot;,&quot;; [.I302]; &quot; &quot;; [.H303]; &quot;,&quot;; [.I303])" office:value-type="string" office:string-value="167.541444444444,58.2966390289099 167.541444444444,58.2966390289099" calcext:value-type="string">
            <text:p>167.541444444444,58.2966390289099 167.541444444444,58.2966390289099</text:p>
          </table:table-cell>
          <table:table-cell table:formula="of:=COM.MICROSOFT.CONCAT(&quot;&lt;path style=&quot;&quot;fill:#000000;stroke-width:0.97;stroke:#000000;stroke-opacity:1&quot;&quot; d = &quot;&quot;M &quot;; [.J302]; &quot;&quot;&quot; id = &quot;&quot;path&quot;; [.A302]; &quot;&quot;&quot; /&gt;&quot;)" office:value-type="string" office:string-value="&lt;path style=&quot;fill:#000000;stroke-width:0.97;stroke:#000000;stroke-opacity:1&quot; d = &quot;M 167.541444444444,58.2966390289099 167.541444444444,58.2966390289099&quot; id = &quot;path300&quot; /&gt;" calcext:value-type="string">
            <text:p>&lt;path style="fill:#000000;stroke-width:0.97;stroke:#000000;stroke-opacity:1" d = "M 167.541444444444,58.2966390289099 167.541444444444,58.2966390289099" id = "path300" /&gt;</text:p>
          </table:table-cell>
          <table:table-cell table:formula="of:=COM.MICROSOFT.CONCAT(&quot;&lt;ellipse style=&quot;&quot;fill:#000000;stroke:#000000;stroke-width:1;stroke-linejoin:round&quot;&quot;&quot;; &quot; id = &quot;&quot;circle&quot;; [.A302]; &quot;&quot;&quot;&quot;; &quot; cx=&quot;&quot;&quot;; [.H302]; &quot;&quot;&quot;&quot;; &quot; cy=&quot;&quot;&quot;; [.I30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00&quot; cx=&quot;167.541444444444&quot; cy=&quot;58.2966390289099&quot; rx=&quot;0.9&quot; ry=&quot;0.8&quot; /&gt;" calcext:value-type="string">
            <text:p>&lt;ellipse style="fill:#000000;stroke:#000000;stroke-width:1;stroke-linejoin:round" id = "circle300" cx="167.541444444444" cy="58.2966390289099" rx="0.9" ry="0.8" /&gt;</text:p>
          </table:table-cell>
          <table:table-cell table:formula="of:=COM.MICROSOFT.CONCAT([.K302]; &quot; &quot;; [.L302])" office:value-type="string" office:string-value="&lt;path style=&quot;fill:#000000;stroke-width:0.97;stroke:#000000;stroke-opacity:1&quot; d = &quot;M 167.541444444444,58.2966390289099 167.541444444444,58.2966390289099&quot; id = &quot;path300&quot; /&gt; &lt;ellipse style=&quot;fill:#000000;stroke:#000000;stroke-width:1;stroke-linejoin:round&quot; id = &quot;circle300&quot; cx=&quot;167.541444444444&quot; cy=&quot;58.2966390289099&quot; rx=&quot;0.9&quot; ry=&quot;0.8&quot; /&gt;" calcext:value-type="string">
            <text:p>&lt;path style="fill:#000000;stroke-width:0.97;stroke:#000000;stroke-opacity:1" d = "M 167.541444444444,58.2966390289099 167.541444444444,58.2966390289099" id = "path300" /&gt; &lt;ellipse style="fill:#000000;stroke:#000000;stroke-width:1;stroke-linejoin:round" id = "circle300" cx="167.541444444444" cy="58.2966390289099" rx="0.9" ry="0.8" /&gt;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float" office:value="38.3484" calcext:value-type="float">
            <text:p>38.3484</text:p>
          </table:table-cell>
          <table:table-cell office:value-type="float" office:value="-81.6322" calcext:value-type="float">
            <text:p>-81.6322</text:p>
          </table:table-cell>
          <table:table-cell table:formula="of:=([.G303] + 180) * (1400 / 360) - 215" office:value-type="float" office:value="167.541444444444" calcext:value-type="float">
            <text:p>167.541444444444</text:p>
          </table:table-cell>
          <table:table-cell table:formula="of:=(700/2)-(1400* LN(TAN((PI() / 4) + (([.F303] * PI() / 180) / 2))) / (2*PI())) - 130" office:value-type="float" office:value="58.2966390289099" calcext:value-type="float">
            <text:p>58.2966390289099</text:p>
          </table:table-cell>
          <table:table-cell table:formula="of:=COM.MICROSOFT.CONCAT([.H303]; ; &quot;,&quot;; [.I303]; &quot; &quot;; [.H304]; &quot;,&quot;; [.I304])" office:value-type="string" office:string-value="167.541444444444,58.2966390289099 163.603555555556,57.7467917782019" calcext:value-type="string">
            <text:p>167.541444444444,58.2966390289099 163.603555555556,57.7467917782019</text:p>
          </table:table-cell>
          <table:table-cell table:formula="of:=COM.MICROSOFT.CONCAT(&quot;&lt;path style=&quot;&quot;fill:#000000;stroke-width:0.97;stroke:#000000;stroke-opacity:1&quot;&quot; d = &quot;&quot;M &quot;; [.J303]; &quot;&quot;&quot; id = &quot;&quot;path&quot;; [.A303]; &quot;&quot;&quot; /&gt;&quot;)" office:value-type="string" office:string-value="&lt;path style=&quot;fill:#000000;stroke-width:0.97;stroke:#000000;stroke-opacity:1&quot; d = &quot;M 167.541444444444,58.2966390289099 163.603555555556,57.7467917782019&quot; id = &quot;path301&quot; /&gt;" calcext:value-type="string">
            <text:p>&lt;path style="fill:#000000;stroke-width:0.97;stroke:#000000;stroke-opacity:1" d = "M 167.541444444444,58.2966390289099 163.603555555556,57.7467917782019" id = "path301" /&gt;</text:p>
          </table:table-cell>
          <table:table-cell table:formula="of:=COM.MICROSOFT.CONCAT(&quot;&lt;ellipse style=&quot;&quot;fill:#000000;stroke:#000000;stroke-width:1;stroke-linejoin:round&quot;&quot;&quot;; &quot; id = &quot;&quot;circle&quot;; [.A303]; &quot;&quot;&quot;&quot;; &quot; cx=&quot;&quot;&quot;; [.H303]; &quot;&quot;&quot;&quot;; &quot; cy=&quot;&quot;&quot;; [.I30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01&quot; cx=&quot;167.541444444444&quot; cy=&quot;58.2966390289099&quot; rx=&quot;0.9&quot; ry=&quot;0.8&quot; /&gt;" calcext:value-type="string">
            <text:p>&lt;ellipse style="fill:#000000;stroke:#000000;stroke-width:1;stroke-linejoin:round" id = "circle301" cx="167.541444444444" cy="58.2966390289099" rx="0.9" ry="0.8" /&gt;</text:p>
          </table:table-cell>
          <table:table-cell table:formula="of:=COM.MICROSOFT.CONCAT([.K303]; &quot; &quot;; [.L303])" office:value-type="string" office:string-value="&lt;path style=&quot;fill:#000000;stroke-width:0.97;stroke:#000000;stroke-opacity:1&quot; d = &quot;M 167.541444444444,58.2966390289099 163.603555555556,57.7467917782019&quot; id = &quot;path301&quot; /&gt; &lt;ellipse style=&quot;fill:#000000;stroke:#000000;stroke-width:1;stroke-linejoin:round&quot; id = &quot;circle301&quot; cx=&quot;167.541444444444&quot; cy=&quot;58.2966390289099&quot; rx=&quot;0.9&quot; ry=&quot;0.8&quot; /&gt;" calcext:value-type="string">
            <text:p>&lt;path style="fill:#000000;stroke-width:0.97;stroke:#000000;stroke-opacity:1" d = "M 167.541444444444,58.2966390289099 163.603555555556,57.7467917782019" id = "path301" /&gt; &lt;ellipse style="fill:#000000;stroke:#000000;stroke-width:1;stroke-linejoin:round" id = "circle301" cx="167.541444444444" cy="58.2966390289099" rx="0.9" ry="0.8" /&gt;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ciascia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Ashland</text:p>
          </table:table-cell>
          <table:table-cell office:value-type="float" office:value="38.4592" calcext:value-type="float">
            <text:p>38.4592</text:p>
          </table:table-cell>
          <table:table-cell office:value-type="float" office:value="-82.6448" calcext:value-type="float">
            <text:p>-82.6448</text:p>
          </table:table-cell>
          <table:table-cell table:formula="of:=([.G304] + 180) * (1400 / 360) - 215" office:value-type="float" office:value="163.603555555556" calcext:value-type="float">
            <text:p>163.603555555556</text:p>
          </table:table-cell>
          <table:table-cell table:formula="of:=(700/2)-(1400* LN(TAN((PI() / 4) + (([.F304] * PI() / 180) / 2))) / (2*PI())) - 130" office:value-type="float" office:value="57.7467917782019" calcext:value-type="float">
            <text:p>57.7467917782019</text:p>
          </table:table-cell>
          <table:table-cell table:formula="of:=COM.MICROSOFT.CONCAT([.H304]; ; &quot;,&quot;; [.I304]; &quot; &quot;; [.H305]; &quot;,&quot;; [.I305])" office:value-type="string" office:string-value="163.603555555556,57.7467917782019 156.5495,59.8113118047155" calcext:value-type="string">
            <text:p>163.603555555556,57.7467917782019 156.5495,59.8113118047155</text:p>
          </table:table-cell>
          <table:table-cell table:formula="of:=COM.MICROSOFT.CONCAT(&quot;&lt;path style=&quot;&quot;fill:#000000;stroke-width:0.97;stroke:#000000;stroke-opacity:1&quot;&quot; d = &quot;&quot;M &quot;; [.J304]; &quot;&quot;&quot; id = &quot;&quot;path&quot;; [.A304]; &quot;&quot;&quot; /&gt;&quot;)" office:value-type="string" office:string-value="&lt;path style=&quot;fill:#000000;stroke-width:0.97;stroke:#000000;stroke-opacity:1&quot; d = &quot;M 163.603555555556,57.7467917782019 156.5495,59.8113118047155&quot; id = &quot;path302&quot; /&gt;" calcext:value-type="string">
            <text:p>&lt;path style="fill:#000000;stroke-width:0.97;stroke:#000000;stroke-opacity:1" d = "M 163.603555555556,57.7467917782019 156.5495,59.8113118047155" id = "path302" /&gt;</text:p>
          </table:table-cell>
          <table:table-cell table:formula="of:=COM.MICROSOFT.CONCAT(&quot;&lt;ellipse style=&quot;&quot;fill:#000000;stroke:#000000;stroke-width:1;stroke-linejoin:round&quot;&quot;&quot;; &quot; id = &quot;&quot;circle&quot;; [.A304]; &quot;&quot;&quot;&quot;; &quot; cx=&quot;&quot;&quot;; [.H304]; &quot;&quot;&quot;&quot;; &quot; cy=&quot;&quot;&quot;; [.I30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02&quot; cx=&quot;163.603555555556&quot; cy=&quot;57.7467917782019&quot; rx=&quot;0.9&quot; ry=&quot;0.8&quot; /&gt;" calcext:value-type="string">
            <text:p>&lt;ellipse style="fill:#000000;stroke:#000000;stroke-width:1;stroke-linejoin:round" id = "circle302" cx="163.603555555556" cy="57.7467917782019" rx="0.9" ry="0.8" /&gt;</text:p>
          </table:table-cell>
          <table:table-cell table:formula="of:=COM.MICROSOFT.CONCAT([.K304]; &quot; &quot;; [.L304])" office:value-type="string" office:string-value="&lt;path style=&quot;fill:#000000;stroke-width:0.97;stroke:#000000;stroke-opacity:1&quot; d = &quot;M 163.603555555556,57.7467917782019 156.5495,59.8113118047155&quot; id = &quot;path302&quot; /&gt; &lt;ellipse style=&quot;fill:#000000;stroke:#000000;stroke-width:1;stroke-linejoin:round&quot; id = &quot;circle302&quot; cx=&quot;163.603555555556&quot; cy=&quot;57.7467917782019&quot; rx=&quot;0.9&quot; ry=&quot;0.8&quot; /&gt;" calcext:value-type="string">
            <text:p>&lt;path style="fill:#000000;stroke-width:0.97;stroke:#000000;stroke-opacity:1" d = "M 163.603555555556,57.7467917782019 156.5495,59.8113118047155" id = "path302" /&gt; &lt;ellipse style="fill:#000000;stroke:#000000;stroke-width:1;stroke-linejoin:round" id = "circle302" cx="163.603555555556" cy="57.7467917782019" rx="0.9" ry="0.8" /&gt;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Lexington</text:p>
          </table:table-cell>
          <table:table-cell office:value-type="float" office:value="38.0423" calcext:value-type="float">
            <text:p>38.0423</text:p>
          </table:table-cell>
          <table:table-cell office:value-type="float" office:value="-84.4587" calcext:value-type="float">
            <text:p>-84.4587</text:p>
          </table:table-cell>
          <table:table-cell table:formula="of:=([.G305] + 180) * (1400 / 360) - 215" office:value-type="float" office:value="156.5495" calcext:value-type="float">
            <text:p>156.5495</text:p>
          </table:table-cell>
          <table:table-cell table:formula="of:=(700/2)-(1400* LN(TAN((PI() / 4) + (([.F305] * PI() / 180) / 2))) / (2*PI())) - 130" office:value-type="float" office:value="59.8113118047155" calcext:value-type="float">
            <text:p>59.8113118047155</text:p>
          </table:table-cell>
          <table:table-cell table:formula="of:=COM.MICROSOFT.CONCAT([.H305]; ; &quot;,&quot;; [.I305]; &quot; &quot;; [.H306]; &quot;,&quot;; [.I306])" office:value-type="string" office:string-value="156.5495,59.8113118047155 148.853,65.0603638133543" calcext:value-type="string">
            <text:p>156.5495,59.8113118047155 148.853,65.0603638133543</text:p>
          </table:table-cell>
          <table:table-cell table:formula="of:=COM.MICROSOFT.CONCAT(&quot;&lt;path style=&quot;&quot;fill:#000000;stroke-width:0.97;stroke:#000000;stroke-opacity:1&quot;&quot; d = &quot;&quot;M &quot;; [.J305]; &quot;&quot;&quot; id = &quot;&quot;path&quot;; [.A305]; &quot;&quot;&quot; /&gt;&quot;)" office:value-type="string" office:string-value="&lt;path style=&quot;fill:#000000;stroke-width:0.97;stroke:#000000;stroke-opacity:1&quot; d = &quot;M 156.5495,59.8113118047155 148.853,65.0603638133543&quot; id = &quot;path303&quot; /&gt;" calcext:value-type="string">
            <text:p>&lt;path style="fill:#000000;stroke-width:0.97;stroke:#000000;stroke-opacity:1" d = "M 156.5495,59.8113118047155 148.853,65.0603638133543" id = "path303" /&gt;</text:p>
          </table:table-cell>
          <table:table-cell table:formula="of:=COM.MICROSOFT.CONCAT(&quot;&lt;ellipse style=&quot;&quot;fill:#000000;stroke:#000000;stroke-width:1;stroke-linejoin:round&quot;&quot;&quot;; &quot; id = &quot;&quot;circle&quot;; [.A305]; &quot;&quot;&quot;&quot;; &quot; cx=&quot;&quot;&quot;; [.H305]; &quot;&quot;&quot;&quot;; &quot; cy=&quot;&quot;&quot;; [.I30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03&quot; cx=&quot;156.5495&quot; cy=&quot;59.8113118047155&quot; rx=&quot;0.9&quot; ry=&quot;0.8&quot; /&gt;" calcext:value-type="string">
            <text:p>&lt;ellipse style="fill:#000000;stroke:#000000;stroke-width:1;stroke-linejoin:round" id = "circle303" cx="156.5495" cy="59.8113118047155" rx="0.9" ry="0.8" /&gt;</text:p>
          </table:table-cell>
          <table:table-cell table:formula="of:=COM.MICROSOFT.CONCAT([.K305]; &quot; &quot;; [.L305])" office:value-type="string" office:string-value="&lt;path style=&quot;fill:#000000;stroke-width:0.97;stroke:#000000;stroke-opacity:1&quot; d = &quot;M 156.5495,59.8113118047155 148.853,65.0603638133543&quot; id = &quot;path303&quot; /&gt; &lt;ellipse style=&quot;fill:#000000;stroke:#000000;stroke-width:1;stroke-linejoin:round&quot; id = &quot;circle303&quot; cx=&quot;156.5495&quot; cy=&quot;59.8113118047155&quot; rx=&quot;0.9&quot; ry=&quot;0.8&quot; /&gt;" calcext:value-type="string">
            <text:p>&lt;path style="fill:#000000;stroke-width:0.97;stroke:#000000;stroke-opacity:1" d = "M 156.5495,59.8113118047155 148.853,65.0603638133543" id = "path303" /&gt; &lt;ellipse style="fill:#000000;stroke:#000000;stroke-width:1;stroke-linejoin:round" id = "circle303" cx="156.5495" cy="59.8113118047155" rx="0.9" ry="0.8" /&gt;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Bowling Green</text:p>
          </table:table-cell>
          <table:table-cell office:value-type="float" office:value="36.9716" calcext:value-type="float">
            <text:p>36.9716</text:p>
          </table:table-cell>
          <table:table-cell office:value-type="float" office:value="-86.4378" calcext:value-type="float">
            <text:p>-86.4378</text:p>
          </table:table-cell>
          <table:table-cell table:formula="of:=([.G306] + 180) * (1400 / 360) - 215" office:value-type="float" office:value="148.853" calcext:value-type="float">
            <text:p>148.853</text:p>
          </table:table-cell>
          <table:table-cell table:formula="of:=(700/2)-(1400* LN(TAN((PI() / 4) + (([.F306] * PI() / 180) / 2))) / (2*PI())) - 130" office:value-type="float" office:value="65.0603638133543" calcext:value-type="float">
            <text:p>65.0603638133543</text:p>
          </table:table-cell>
          <table:table-cell table:formula="of:=COM.MICROSOFT.CONCAT([.H306]; ; &quot;,&quot;; [.I306]; &quot; &quot;; [.H307]; &quot;,&quot;; [.I307])" office:value-type="string" office:string-value="148.853,65.0603638133543 148.853,65.0603638133543" calcext:value-type="string">
            <text:p>148.853,65.0603638133543 148.853,65.0603638133543</text:p>
          </table:table-cell>
          <table:table-cell table:formula="of:=COM.MICROSOFT.CONCAT(&quot;&lt;path style=&quot;&quot;fill:#000000;stroke-width:0.97;stroke:#000000;stroke-opacity:1&quot;&quot; d = &quot;&quot;M &quot;; [.J306]; &quot;&quot;&quot; id = &quot;&quot;path&quot;; [.A306]; &quot;&quot;&quot; /&gt;&quot;)" office:value-type="string" office:string-value="&lt;path style=&quot;fill:#000000;stroke-width:0.97;stroke:#000000;stroke-opacity:1&quot; d = &quot;M 148.853,65.0603638133543 148.853,65.0603638133543&quot; id = &quot;path304&quot; /&gt;" calcext:value-type="string">
            <text:p>&lt;path style="fill:#000000;stroke-width:0.97;stroke:#000000;stroke-opacity:1" d = "M 148.853,65.0603638133543 148.853,65.0603638133543" id = "path304" /&gt;</text:p>
          </table:table-cell>
          <table:table-cell table:formula="of:=COM.MICROSOFT.CONCAT(&quot;&lt;ellipse style=&quot;&quot;fill:#000000;stroke:#000000;stroke-width:1;stroke-linejoin:round&quot;&quot;&quot;; &quot; id = &quot;&quot;circle&quot;; [.A306]; &quot;&quot;&quot;&quot;; &quot; cx=&quot;&quot;&quot;; [.H306]; &quot;&quot;&quot;&quot;; &quot; cy=&quot;&quot;&quot;; [.I30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04&quot; cx=&quot;148.853&quot; cy=&quot;65.0603638133543&quot; rx=&quot;0.9&quot; ry=&quot;0.8&quot; /&gt;" calcext:value-type="string">
            <text:p>&lt;ellipse style="fill:#000000;stroke:#000000;stroke-width:1;stroke-linejoin:round" id = "circle304" cx="148.853" cy="65.0603638133543" rx="0.9" ry="0.8" /&gt;</text:p>
          </table:table-cell>
          <table:table-cell table:formula="of:=COM.MICROSOFT.CONCAT([.K306]; &quot; &quot;; [.L306])" office:value-type="string" office:string-value="&lt;path style=&quot;fill:#000000;stroke-width:0.97;stroke:#000000;stroke-opacity:1&quot; d = &quot;M 148.853,65.0603638133543 148.853,65.0603638133543&quot; id = &quot;path304&quot; /&gt; &lt;ellipse style=&quot;fill:#000000;stroke:#000000;stroke-width:1;stroke-linejoin:round&quot; id = &quot;circle304&quot; cx=&quot;148.853&quot; cy=&quot;65.0603638133543&quot; rx=&quot;0.9&quot; ry=&quot;0.8&quot; /&gt;" calcext:value-type="string">
            <text:p>&lt;path style="fill:#000000;stroke-width:0.97;stroke:#000000;stroke-opacity:1" d = "M 148.853,65.0603638133543 148.853,65.0603638133543" id = "path304" /&gt; &lt;ellipse style="fill:#000000;stroke:#000000;stroke-width:1;stroke-linejoin:round" id = "circle304" cx="148.853" cy="65.0603638133543" rx="0.9" ry="0.8" /&gt;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Bowling Green</text:p>
          </table:table-cell>
          <table:table-cell office:value-type="float" office:value="36.9716" calcext:value-type="float">
            <text:p>36.9716</text:p>
          </table:table-cell>
          <table:table-cell office:value-type="float" office:value="-86.4378" calcext:value-type="float">
            <text:p>-86.4378</text:p>
          </table:table-cell>
          <table:table-cell table:formula="of:=([.G307] + 180) * (1400 / 360) - 215" office:value-type="float" office:value="148.853" calcext:value-type="float">
            <text:p>148.853</text:p>
          </table:table-cell>
          <table:table-cell table:formula="of:=(700/2)-(1400* LN(TAN((PI() / 4) + (([.F307] * PI() / 180) / 2))) / (2*PI())) - 130" office:value-type="float" office:value="65.0603638133543" calcext:value-type="float">
            <text:p>65.0603638133543</text:p>
          </table:table-cell>
          <table:table-cell table:formula="of:=COM.MICROSOFT.CONCAT([.H307]; ; &quot;,&quot;; [.I307]; &quot; &quot;; [.H308]; &quot;,&quot;; [.I308])" office:value-type="string" office:string-value="148.853,65.0603638133543 145.339388888889,67.0139420003423" calcext:value-type="string">
            <text:p>148.853,65.0603638133543 145.339388888889,67.0139420003423</text:p>
          </table:table-cell>
          <table:table-cell table:formula="of:=COM.MICROSOFT.CONCAT(&quot;&lt;path style=&quot;&quot;fill:#000000;stroke-width:0.97;stroke:#000000;stroke-opacity:1&quot;&quot; d = &quot;&quot;M &quot;; [.J307]; &quot;&quot;&quot; id = &quot;&quot;path&quot;; [.A307]; &quot;&quot;&quot; /&gt;&quot;)" office:value-type="string" office:string-value="&lt;path style=&quot;fill:#000000;stroke-width:0.97;stroke:#000000;stroke-opacity:1&quot; d = &quot;M 148.853,65.0603638133543 145.339388888889,67.0139420003423&quot; id = &quot;path305&quot; /&gt;" calcext:value-type="string">
            <text:p>&lt;path style="fill:#000000;stroke-width:0.97;stroke:#000000;stroke-opacity:1" d = "M 148.853,65.0603638133543 145.339388888889,67.0139420003423" id = "path305" /&gt;</text:p>
          </table:table-cell>
          <table:table-cell table:formula="of:=COM.MICROSOFT.CONCAT(&quot;&lt;ellipse style=&quot;&quot;fill:#000000;stroke:#000000;stroke-width:1;stroke-linejoin:round&quot;&quot;&quot;; &quot; id = &quot;&quot;circle&quot;; [.A307]; &quot;&quot;&quot;&quot;; &quot; cx=&quot;&quot;&quot;; [.H307]; &quot;&quot;&quot;&quot;; &quot; cy=&quot;&quot;&quot;; [.I30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05&quot; cx=&quot;148.853&quot; cy=&quot;65.0603638133543&quot; rx=&quot;0.9&quot; ry=&quot;0.8&quot; /&gt;" calcext:value-type="string">
            <text:p>&lt;ellipse style="fill:#000000;stroke:#000000;stroke-width:1;stroke-linejoin:round" id = "circle305" cx="148.853" cy="65.0603638133543" rx="0.9" ry="0.8" /&gt;</text:p>
          </table:table-cell>
          <table:table-cell table:formula="of:=COM.MICROSOFT.CONCAT([.K307]; &quot; &quot;; [.L307])" office:value-type="string" office:string-value="&lt;path style=&quot;fill:#000000;stroke-width:0.97;stroke:#000000;stroke-opacity:1&quot; d = &quot;M 148.853,65.0603638133543 145.339388888889,67.0139420003423&quot; id = &quot;path305&quot; /&gt; &lt;ellipse style=&quot;fill:#000000;stroke:#000000;stroke-width:1;stroke-linejoin:round&quot; id = &quot;circle305&quot; cx=&quot;148.853&quot; cy=&quot;65.0603638133543&quot; rx=&quot;0.9&quot; ry=&quot;0.8&quot; /&gt;" calcext:value-type="string">
            <text:p>&lt;path style="fill:#000000;stroke-width:0.97;stroke:#000000;stroke-opacity:1" d = "M 148.853,65.0603638133543 145.339388888889,67.0139420003423" id = "path305" /&gt; &lt;ellipse style="fill:#000000;stroke:#000000;stroke-width:1;stroke-linejoin:round" id = "circle305" cx="148.853" cy="65.0603638133543" rx="0.9" ry="0.8" /&gt;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bombed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float" office:value="36.5692" calcext:value-type="float">
            <text:p>36.5692</text:p>
          </table:table-cell>
          <table:table-cell office:value-type="float" office:value="-87.3413" calcext:value-type="float">
            <text:p>-87.3413</text:p>
          </table:table-cell>
          <table:table-cell table:formula="of:=([.G308] + 180) * (1400 / 360) - 215" office:value-type="float" office:value="145.339388888889" calcext:value-type="float">
            <text:p>145.339388888889</text:p>
          </table:table-cell>
          <table:table-cell table:formula="of:=(700/2)-(1400* LN(TAN((PI() / 4) + (([.F308] * PI() / 180) / 2))) / (2*PI())) - 130" office:value-type="float" office:value="67.0139420003423" calcext:value-type="float">
            <text:p>67.0139420003423</text:p>
          </table:table-cell>
          <table:table-cell table:formula="of:=COM.MICROSOFT.CONCAT([.H308]; ; &quot;,&quot;; [.I308]; &quot; &quot;; [.H309]; &quot;,&quot;; [.I309])" office:value-type="string" office:string-value="145.339388888889,67.0139420003423 147.505888888889,68.9347270098155" calcext:value-type="string">
            <text:p>145.339388888889,67.0139420003423 147.505888888889,68.9347270098155</text:p>
          </table:table-cell>
          <table:table-cell table:formula="of:=COM.MICROSOFT.CONCAT(&quot;&lt;path style=&quot;&quot;fill:#000000;stroke-width:0.97;stroke:#000000;stroke-opacity:1&quot;&quot; d = &quot;&quot;M &quot;; [.J308]; &quot;&quot;&quot; id = &quot;&quot;path&quot;; [.A308]; &quot;&quot;&quot; /&gt;&quot;)" office:value-type="string" office:string-value="&lt;path style=&quot;fill:#000000;stroke-width:0.97;stroke:#000000;stroke-opacity:1&quot; d = &quot;M 145.339388888889,67.0139420003423 147.505888888889,68.9347270098155&quot; id = &quot;path306&quot; /&gt;" calcext:value-type="string">
            <text:p>&lt;path style="fill:#000000;stroke-width:0.97;stroke:#000000;stroke-opacity:1" d = "M 145.339388888889,67.0139420003423 147.505888888889,68.9347270098155" id = "path306" /&gt;</text:p>
          </table:table-cell>
          <table:table-cell table:formula="of:=COM.MICROSOFT.CONCAT(&quot;&lt;ellipse style=&quot;&quot;fill:#000000;stroke:#000000;stroke-width:1;stroke-linejoin:round&quot;&quot;&quot;; &quot; id = &quot;&quot;circle&quot;; [.A308]; &quot;&quot;&quot;&quot;; &quot; cx=&quot;&quot;&quot;; [.H308]; &quot;&quot;&quot;&quot;; &quot; cy=&quot;&quot;&quot;; [.I30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06&quot; cx=&quot;145.339388888889&quot; cy=&quot;67.0139420003423&quot; rx=&quot;0.9&quot; ry=&quot;0.8&quot; /&gt;" calcext:value-type="string">
            <text:p>&lt;ellipse style="fill:#000000;stroke:#000000;stroke-width:1;stroke-linejoin:round" id = "circle306" cx="145.339388888889" cy="67.0139420003423" rx="0.9" ry="0.8" /&gt;</text:p>
          </table:table-cell>
          <table:table-cell table:formula="of:=COM.MICROSOFT.CONCAT([.K308]; &quot; &quot;; [.L308])" office:value-type="string" office:string-value="&lt;path style=&quot;fill:#000000;stroke-width:0.97;stroke:#000000;stroke-opacity:1&quot; d = &quot;M 145.339388888889,67.0139420003423 147.505888888889,68.9347270098155&quot; id = &quot;path306&quot; /&gt; &lt;ellipse style=&quot;fill:#000000;stroke:#000000;stroke-width:1;stroke-linejoin:round&quot; id = &quot;circle306&quot; cx=&quot;145.339388888889&quot; cy=&quot;67.0139420003423&quot; rx=&quot;0.9&quot; ry=&quot;0.8&quot; /&gt;" calcext:value-type="string">
            <text:p>&lt;path style="fill:#000000;stroke-width:0.97;stroke:#000000;stroke-opacity:1" d = "M 145.339388888889,67.0139420003423 147.505888888889,68.9347270098155" id = "path306" /&gt; &lt;ellipse style="fill:#000000;stroke:#000000;stroke-width:1;stroke-linejoin:round" id = "circle306" cx="145.339388888889" cy="67.0139420003423" rx="0.9" ry="0.8" /&gt;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float" office:value="36.1715" calcext:value-type="float">
            <text:p>36.1715</text:p>
          </table:table-cell>
          <table:table-cell office:value-type="float" office:value="-86.7842" calcext:value-type="float">
            <text:p>-86.7842</text:p>
          </table:table-cell>
          <table:table-cell table:formula="of:=([.G309] + 180) * (1400 / 360) - 215" office:value-type="float" office:value="147.505888888889" calcext:value-type="float">
            <text:p>147.505888888889</text:p>
          </table:table-cell>
          <table:table-cell table:formula="of:=(700/2)-(1400* LN(TAN((PI() / 4) + (([.F309] * PI() / 180) / 2))) / (2*PI())) - 130" office:value-type="float" office:value="68.9347270098155" calcext:value-type="float">
            <text:p>68.9347270098155</text:p>
          </table:table-cell>
          <table:table-cell table:formula="of:=COM.MICROSOFT.CONCAT([.H309]; ; &quot;,&quot;; [.I309]; &quot; &quot;; [.H310]; &quot;,&quot;; [.I310])" office:value-type="string" office:string-value="147.505888888889,68.9347270098155 147.505888888889,68.9347270098155" calcext:value-type="string">
            <text:p>147.505888888889,68.9347270098155 147.505888888889,68.9347270098155</text:p>
          </table:table-cell>
          <table:table-cell table:formula="of:=COM.MICROSOFT.CONCAT(&quot;&lt;path style=&quot;&quot;fill:#000000;stroke-width:0.97;stroke:#000000;stroke-opacity:1&quot;&quot; d = &quot;&quot;M &quot;; [.J309]; &quot;&quot;&quot; id = &quot;&quot;path&quot;; [.A309]; &quot;&quot;&quot; /&gt;&quot;)" office:value-type="string" office:string-value="&lt;path style=&quot;fill:#000000;stroke-width:0.97;stroke:#000000;stroke-opacity:1&quot; d = &quot;M 147.505888888889,68.9347270098155 147.505888888889,68.9347270098155&quot; id = &quot;path307&quot; /&gt;" calcext:value-type="string">
            <text:p>&lt;path style="fill:#000000;stroke-width:0.97;stroke:#000000;stroke-opacity:1" d = "M 147.505888888889,68.9347270098155 147.505888888889,68.9347270098155" id = "path307" /&gt;</text:p>
          </table:table-cell>
          <table:table-cell table:formula="of:=COM.MICROSOFT.CONCAT(&quot;&lt;ellipse style=&quot;&quot;fill:#000000;stroke:#000000;stroke-width:1;stroke-linejoin:round&quot;&quot;&quot;; &quot; id = &quot;&quot;circle&quot;; [.A309]; &quot;&quot;&quot;&quot;; &quot; cx=&quot;&quot;&quot;; [.H309]; &quot;&quot;&quot;&quot;; &quot; cy=&quot;&quot;&quot;; [.I30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07&quot; cx=&quot;147.505888888889&quot; cy=&quot;68.9347270098155&quot; rx=&quot;0.9&quot; ry=&quot;0.8&quot; /&gt;" calcext:value-type="string">
            <text:p>&lt;ellipse style="fill:#000000;stroke:#000000;stroke-width:1;stroke-linejoin:round" id = "circle307" cx="147.505888888889" cy="68.9347270098155" rx="0.9" ry="0.8" /&gt;</text:p>
          </table:table-cell>
          <table:table-cell table:formula="of:=COM.MICROSOFT.CONCAT([.K309]; &quot; &quot;; [.L309])" office:value-type="string" office:string-value="&lt;path style=&quot;fill:#000000;stroke-width:0.97;stroke:#000000;stroke-opacity:1&quot; d = &quot;M 147.505888888889,68.9347270098155 147.505888888889,68.9347270098155&quot; id = &quot;path307&quot; /&gt; &lt;ellipse style=&quot;fill:#000000;stroke:#000000;stroke-width:1;stroke-linejoin:round&quot; id = &quot;circle307&quot; cx=&quot;147.505888888889&quot; cy=&quot;68.9347270098155&quot; rx=&quot;0.9&quot; ry=&quot;0.8&quot; /&gt;" calcext:value-type="string">
            <text:p>&lt;path style="fill:#000000;stroke-width:0.97;stroke:#000000;stroke-opacity:1" d = "M 147.505888888889,68.9347270098155 147.505888888889,68.9347270098155" id = "path307" /&gt; &lt;ellipse style="fill:#000000;stroke:#000000;stroke-width:1;stroke-linejoin:round" id = "circle307" cx="147.505888888889" cy="68.9347270098155" rx="0.9" ry="0.8" /&gt;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schnepp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float" office:value="36.1715" calcext:value-type="float">
            <text:p>36.1715</text:p>
          </table:table-cell>
          <table:table-cell office:value-type="float" office:value="-86.7842" calcext:value-type="float">
            <text:p>-86.7842</text:p>
          </table:table-cell>
          <table:table-cell table:formula="of:=([.G310] + 180) * (1400 / 360) - 215" office:value-type="float" office:value="147.505888888889" calcext:value-type="float">
            <text:p>147.505888888889</text:p>
          </table:table-cell>
          <table:table-cell table:formula="of:=(700/2)-(1400* LN(TAN((PI() / 4) + (([.F310] * PI() / 180) / 2))) / (2*PI())) - 130" office:value-type="float" office:value="68.9347270098155" calcext:value-type="float">
            <text:p>68.9347270098155</text:p>
          </table:table-cell>
          <table:table-cell table:formula="of:=COM.MICROSOFT.CONCAT([.H310]; ; &quot;,&quot;; [.I310]; &quot; &quot;; [.H311]; &quot;,&quot;; [.I311])" office:value-type="string" office:string-value="147.505888888889,68.9347270098155 158.529333333333,69.9080392002675" calcext:value-type="string">
            <text:p>147.505888888889,68.9347270098155 158.529333333333,69.9080392002675</text:p>
          </table:table-cell>
          <table:table-cell table:formula="of:=COM.MICROSOFT.CONCAT(&quot;&lt;path style=&quot;&quot;fill:#000000;stroke-width:0.97;stroke:#000000;stroke-opacity:1&quot;&quot; d = &quot;&quot;M &quot;; [.J310]; &quot;&quot;&quot; id = &quot;&quot;path&quot;; [.A310]; &quot;&quot;&quot; /&gt;&quot;)" office:value-type="string" office:string-value="&lt;path style=&quot;fill:#000000;stroke-width:0.97;stroke:#000000;stroke-opacity:1&quot; d = &quot;M 147.505888888889,68.9347270098155 158.529333333333,69.9080392002675&quot; id = &quot;path308&quot; /&gt;" calcext:value-type="string">
            <text:p>&lt;path style="fill:#000000;stroke-width:0.97;stroke:#000000;stroke-opacity:1" d = "M 147.505888888889,68.9347270098155 158.529333333333,69.9080392002675" id = "path308" /&gt;</text:p>
          </table:table-cell>
          <table:table-cell table:formula="of:=COM.MICROSOFT.CONCAT(&quot;&lt;ellipse style=&quot;&quot;fill:#000000;stroke:#000000;stroke-width:1;stroke-linejoin:round&quot;&quot;&quot;; &quot; id = &quot;&quot;circle&quot;; [.A310]; &quot;&quot;&quot;&quot;; &quot; cx=&quot;&quot;&quot;; [.H310]; &quot;&quot;&quot;&quot;; &quot; cy=&quot;&quot;&quot;; [.I31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08&quot; cx=&quot;147.505888888889&quot; cy=&quot;68.9347270098155&quot; rx=&quot;0.9&quot; ry=&quot;0.8&quot; /&gt;" calcext:value-type="string">
            <text:p>&lt;ellipse style="fill:#000000;stroke:#000000;stroke-width:1;stroke-linejoin:round" id = "circle308" cx="147.505888888889" cy="68.9347270098155" rx="0.9" ry="0.8" /&gt;</text:p>
          </table:table-cell>
          <table:table-cell table:formula="of:=COM.MICROSOFT.CONCAT([.K310]; &quot; &quot;; [.L310])" office:value-type="string" office:string-value="&lt;path style=&quot;fill:#000000;stroke-width:0.97;stroke:#000000;stroke-opacity:1&quot; d = &quot;M 147.505888888889,68.9347270098155 158.529333333333,69.9080392002675&quot; id = &quot;path308&quot; /&gt; &lt;ellipse style=&quot;fill:#000000;stroke:#000000;stroke-width:1;stroke-linejoin:round&quot; id = &quot;circle308&quot; cx=&quot;147.505888888889&quot; cy=&quot;68.9347270098155&quot; rx=&quot;0.9&quot; ry=&quot;0.8&quot; /&gt;" calcext:value-type="string">
            <text:p>&lt;path style="fill:#000000;stroke-width:0.97;stroke:#000000;stroke-opacity:1" d = "M 147.505888888889,68.9347270098155 158.529333333333,69.9080392002675" id = "path308" /&gt; &lt;ellipse style="fill:#000000;stroke:#000000;stroke-width:1;stroke-linejoin:round" id = "circle308" cx="147.505888888889" cy="68.9347270098155" rx="0.9" ry="0.8" /&gt;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float" office:value="35.9692" calcext:value-type="float">
            <text:p>35.9692</text:p>
          </table:table-cell>
          <table:table-cell office:value-type="float" office:value="-83.9496" calcext:value-type="float">
            <text:p>-83.9496</text:p>
          </table:table-cell>
          <table:table-cell table:formula="of:=([.G311] + 180) * (1400 / 360) - 215" office:value-type="float" office:value="158.529333333333" calcext:value-type="float">
            <text:p>158.529333333333</text:p>
          </table:table-cell>
          <table:table-cell table:formula="of:=(700/2)-(1400* LN(TAN((PI() / 4) + (([.F311] * PI() / 180) / 2))) / (2*PI())) - 130" office:value-type="float" office:value="69.9080392002675" calcext:value-type="float">
            <text:p>69.9080392002675</text:p>
          </table:table-cell>
          <table:table-cell table:formula="of:=COM.MICROSOFT.CONCAT([.H311]; ; &quot;,&quot;; [.I311]; &quot; &quot;; [.H312]; &quot;,&quot;; [.I312])" office:value-type="string" office:string-value="158.529333333333,69.9080392002675 165.487333333333,66.7770873791968" calcext:value-type="string">
            <text:p>158.529333333333,69.9080392002675 165.487333333333,66.7770873791968</text:p>
          </table:table-cell>
          <table:table-cell table:formula="of:=COM.MICROSOFT.CONCAT(&quot;&lt;path style=&quot;&quot;fill:#000000;stroke-width:0.97;stroke:#000000;stroke-opacity:1&quot;&quot; d = &quot;&quot;M &quot;; [.J311]; &quot;&quot;&quot; id = &quot;&quot;path&quot;; [.A311]; &quot;&quot;&quot; /&gt;&quot;)" office:value-type="string" office:string-value="&lt;path style=&quot;fill:#000000;stroke-width:0.97;stroke:#000000;stroke-opacity:1&quot; d = &quot;M 158.529333333333,69.9080392002675 165.487333333333,66.7770873791968&quot; id = &quot;path309&quot; /&gt;" calcext:value-type="string">
            <text:p>&lt;path style="fill:#000000;stroke-width:0.97;stroke:#000000;stroke-opacity:1" d = "M 158.529333333333,69.9080392002675 165.487333333333,66.7770873791968" id = "path309" /&gt;</text:p>
          </table:table-cell>
          <table:table-cell table:formula="of:=COM.MICROSOFT.CONCAT(&quot;&lt;ellipse style=&quot;&quot;fill:#000000;stroke:#000000;stroke-width:1;stroke-linejoin:round&quot;&quot;&quot;; &quot; id = &quot;&quot;circle&quot;; [.A311]; &quot;&quot;&quot;&quot;; &quot; cx=&quot;&quot;&quot;; [.H311]; &quot;&quot;&quot;&quot;; &quot; cy=&quot;&quot;&quot;; [.I31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09&quot; cx=&quot;158.529333333333&quot; cy=&quot;69.9080392002675&quot; rx=&quot;0.9&quot; ry=&quot;0.8&quot; /&gt;" calcext:value-type="string">
            <text:p>&lt;ellipse style="fill:#000000;stroke:#000000;stroke-width:1;stroke-linejoin:round" id = "circle309" cx="158.529333333333" cy="69.9080392002675" rx="0.9" ry="0.8" /&gt;</text:p>
          </table:table-cell>
          <table:table-cell table:formula="of:=COM.MICROSOFT.CONCAT([.K311]; &quot; &quot;; [.L311])" office:value-type="string" office:string-value="&lt;path style=&quot;fill:#000000;stroke-width:0.97;stroke:#000000;stroke-opacity:1&quot; d = &quot;M 158.529333333333,69.9080392002675 165.487333333333,66.7770873791968&quot; id = &quot;path309&quot; /&gt; &lt;ellipse style=&quot;fill:#000000;stroke:#000000;stroke-width:1;stroke-linejoin:round&quot; id = &quot;circle309&quot; cx=&quot;158.529333333333&quot; cy=&quot;69.9080392002675&quot; rx=&quot;0.9&quot; ry=&quot;0.8&quot; /&gt;" calcext:value-type="string">
            <text:p>&lt;path style="fill:#000000;stroke-width:0.97;stroke:#000000;stroke-opacity:1" d = "M 158.529333333333,69.9080392002675 165.487333333333,66.7770873791968" id = "path309" /&gt; &lt;ellipse style="fill:#000000;stroke:#000000;stroke-width:1;stroke-linejoin:round" id = "circle309" cx="158.529333333333" cy="69.9080392002675" rx="0.9" ry="0.8" /&gt;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ngag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Bristol</text:p>
          </table:table-cell>
          <table:table-cell office:value-type="float" office:value="36.6181" calcext:value-type="float">
            <text:p>36.6181</text:p>
          </table:table-cell>
          <table:table-cell office:value-type="float" office:value="-82.1604" calcext:value-type="float">
            <text:p>-82.1604</text:p>
          </table:table-cell>
          <table:table-cell table:formula="of:=([.G312] + 180) * (1400 / 360) - 215" office:value-type="float" office:value="165.487333333333" calcext:value-type="float">
            <text:p>165.487333333333</text:p>
          </table:table-cell>
          <table:table-cell table:formula="of:=(700/2)-(1400* LN(TAN((PI() / 4) + (([.F312] * PI() / 180) / 2))) / (2*PI())) - 130" office:value-type="float" office:value="66.7770873791968" calcext:value-type="float">
            <text:p>66.7770873791968</text:p>
          </table:table-cell>
          <table:table-cell table:formula="of:=COM.MICROSOFT.CONCAT([.H312]; ; &quot;,&quot;; [.I312]; &quot; &quot;; [.H313]; &quot;,&quot;; [.I313])" office:value-type="string" office:string-value="165.487333333333,66.7770873791968 163.957833333333,71.8180526728829" calcext:value-type="string">
            <text:p>165.487333333333,66.7770873791968 163.957833333333,71.8180526728829</text:p>
          </table:table-cell>
          <table:table-cell table:formula="of:=COM.MICROSOFT.CONCAT(&quot;&lt;path style=&quot;&quot;fill:#000000;stroke-width:0.97;stroke:#000000;stroke-opacity:1&quot;&quot; d = &quot;&quot;M &quot;; [.J312]; &quot;&quot;&quot; id = &quot;&quot;path&quot;; [.A312]; &quot;&quot;&quot; /&gt;&quot;)" office:value-type="string" office:string-value="&lt;path style=&quot;fill:#000000;stroke-width:0.97;stroke:#000000;stroke-opacity:1&quot; d = &quot;M 165.487333333333,66.7770873791968 163.957833333333,71.8180526728829&quot; id = &quot;path310&quot; /&gt;" calcext:value-type="string">
            <text:p>&lt;path style="fill:#000000;stroke-width:0.97;stroke:#000000;stroke-opacity:1" d = "M 165.487333333333,66.7770873791968 163.957833333333,71.8180526728829" id = "path310" /&gt;</text:p>
          </table:table-cell>
          <table:table-cell table:formula="of:=COM.MICROSOFT.CONCAT(&quot;&lt;ellipse style=&quot;&quot;fill:#000000;stroke:#000000;stroke-width:1;stroke-linejoin:round&quot;&quot;&quot;; &quot; id = &quot;&quot;circle&quot;; [.A312]; &quot;&quot;&quot;&quot;; &quot; cx=&quot;&quot;&quot;; [.H312]; &quot;&quot;&quot;&quot;; &quot; cy=&quot;&quot;&quot;; [.I31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10&quot; cx=&quot;165.487333333333&quot; cy=&quot;66.7770873791968&quot; rx=&quot;0.9&quot; ry=&quot;0.8&quot; /&gt;" calcext:value-type="string">
            <text:p>&lt;ellipse style="fill:#000000;stroke:#000000;stroke-width:1;stroke-linejoin:round" id = "circle310" cx="165.487333333333" cy="66.7770873791968" rx="0.9" ry="0.8" /&gt;</text:p>
          </table:table-cell>
          <table:table-cell table:formula="of:=COM.MICROSOFT.CONCAT([.K312]; &quot; &quot;; [.L312])" office:value-type="string" office:string-value="&lt;path style=&quot;fill:#000000;stroke-width:0.97;stroke:#000000;stroke-opacity:1&quot; d = &quot;M 165.487333333333,66.7770873791968 163.957833333333,71.8180526728829&quot; id = &quot;path310&quot; /&gt; &lt;ellipse style=&quot;fill:#000000;stroke:#000000;stroke-width:1;stroke-linejoin:round&quot; id = &quot;circle310&quot; cx=&quot;165.487333333333&quot; cy=&quot;66.7770873791968&quot; rx=&quot;0.9&quot; ry=&quot;0.8&quot; /&gt;" calcext:value-type="string">
            <text:p>&lt;path style="fill:#000000;stroke-width:0.97;stroke:#000000;stroke-opacity:1" d = "M 165.487333333333,66.7770873791968 163.957833333333,71.8180526728829" id = "path310" /&gt; &lt;ellipse style="fill:#000000;stroke:#000000;stroke-width:1;stroke-linejoin:round" id = "circle310" cx="165.487333333333" cy="66.7770873791968" rx="0.9" ry="0.8" /&gt;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ivanov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float" office:value="35.5707" calcext:value-type="float">
            <text:p>35.5707</text:p>
          </table:table-cell>
          <table:table-cell office:value-type="float" office:value="-82.5537" calcext:value-type="float">
            <text:p>-82.5537</text:p>
          </table:table-cell>
          <table:table-cell table:formula="of:=([.G313] + 180) * (1400 / 360) - 215" office:value-type="float" office:value="163.957833333333" calcext:value-type="float">
            <text:p>163.957833333333</text:p>
          </table:table-cell>
          <table:table-cell table:formula="of:=(700/2)-(1400* LN(TAN((PI() / 4) + (([.F313] * PI() / 180) / 2))) / (2*PI())) - 130" office:value-type="float" office:value="71.8180526728829" calcext:value-type="float">
            <text:p>71.8180526728829</text:p>
          </table:table-cell>
          <table:table-cell table:formula="of:=COM.MICROSOFT.CONCAT([.H313]; ; &quot;,&quot;; [.I313]; &quot; &quot;; [.H314]; &quot;,&quot;; [.I314])" office:value-type="string" office:string-value="163.957833333333,71.8180526728829 164.693222222222,75.317611382105" calcext:value-type="string">
            <text:p>163.957833333333,71.8180526728829 164.693222222222,75.317611382105</text:p>
          </table:table-cell>
          <table:table-cell table:formula="of:=COM.MICROSOFT.CONCAT(&quot;&lt;path style=&quot;&quot;fill:#000000;stroke-width:0.97;stroke:#000000;stroke-opacity:1&quot;&quot; d = &quot;&quot;M &quot;; [.J313]; &quot;&quot;&quot; id = &quot;&quot;path&quot;; [.A313]; &quot;&quot;&quot; /&gt;&quot;)" office:value-type="string" office:string-value="&lt;path style=&quot;fill:#000000;stroke-width:0.97;stroke:#000000;stroke-opacity:1&quot; d = &quot;M 163.957833333333,71.8180526728829 164.693222222222,75.317611382105&quot; id = &quot;path311&quot; /&gt;" calcext:value-type="string">
            <text:p>&lt;path style="fill:#000000;stroke-width:0.97;stroke:#000000;stroke-opacity:1" d = "M 163.957833333333,71.8180526728829 164.693222222222,75.317611382105" id = "path311" /&gt;</text:p>
          </table:table-cell>
          <table:table-cell table:formula="of:=COM.MICROSOFT.CONCAT(&quot;&lt;ellipse style=&quot;&quot;fill:#000000;stroke:#000000;stroke-width:1;stroke-linejoin:round&quot;&quot;&quot;; &quot; id = &quot;&quot;circle&quot;; [.A313]; &quot;&quot;&quot;&quot;; &quot; cx=&quot;&quot;&quot;; [.H313]; &quot;&quot;&quot;&quot;; &quot; cy=&quot;&quot;&quot;; [.I31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11&quot; cx=&quot;163.957833333333&quot; cy=&quot;71.8180526728829&quot; rx=&quot;0.9&quot; ry=&quot;0.8&quot; /&gt;" calcext:value-type="string">
            <text:p>&lt;ellipse style="fill:#000000;stroke:#000000;stroke-width:1;stroke-linejoin:round" id = "circle311" cx="163.957833333333" cy="71.8180526728829" rx="0.9" ry="0.8" /&gt;</text:p>
          </table:table-cell>
          <table:table-cell table:formula="of:=COM.MICROSOFT.CONCAT([.K313]; &quot; &quot;; [.L313])" office:value-type="string" office:string-value="&lt;path style=&quot;fill:#000000;stroke-width:0.97;stroke:#000000;stroke-opacity:1&quot; d = &quot;M 163.957833333333,71.8180526728829 164.693222222222,75.317611382105&quot; id = &quot;path311&quot; /&gt; &lt;ellipse style=&quot;fill:#000000;stroke:#000000;stroke-width:1;stroke-linejoin:round&quot; id = &quot;circle311&quot; cx=&quot;163.957833333333&quot; cy=&quot;71.8180526728829&quot; rx=&quot;0.9&quot; ry=&quot;0.8&quot; /&gt;" calcext:value-type="string">
            <text:p>&lt;path style="fill:#000000;stroke-width:0.97;stroke:#000000;stroke-opacity:1" d = "M 163.957833333333,71.8180526728829 164.693222222222,75.317611382105" id = "path311" /&gt; &lt;ellipse style="fill:#000000;stroke:#000000;stroke-width:1;stroke-linejoin:round" id = "circle311" cx="163.957833333333" cy="71.8180526728829" rx="0.9" ry="0.8" /&gt;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float" office:value="34.8354" calcext:value-type="float">
            <text:p>34.8354</text:p>
          </table:table-cell>
          <table:table-cell office:value-type="float" office:value="-82.3646" calcext:value-type="float">
            <text:p>-82.3646</text:p>
          </table:table-cell>
          <table:table-cell table:formula="of:=([.G314] + 180) * (1400 / 360) - 215" office:value-type="float" office:value="164.693222222222" calcext:value-type="float">
            <text:p>164.693222222222</text:p>
          </table:table-cell>
          <table:table-cell table:formula="of:=(700/2)-(1400* LN(TAN((PI() / 4) + (([.F314] * PI() / 180) / 2))) / (2*PI())) - 130" office:value-type="float" office:value="75.317611382105" calcext:value-type="float">
            <text:p>75.317611382105</text:p>
          </table:table-cell>
          <table:table-cell table:formula="of:=COM.MICROSOFT.CONCAT([.H314]; ; &quot;,&quot;; [.I314]; &quot; &quot;; [.H315]; &quot;,&quot;; [.I315])" office:value-type="string" office:string-value="164.693222222222,75.317611382105 164.693222222222,75.317611382105" calcext:value-type="string">
            <text:p>164.693222222222,75.317611382105 164.693222222222,75.317611382105</text:p>
          </table:table-cell>
          <table:table-cell table:formula="of:=COM.MICROSOFT.CONCAT(&quot;&lt;path style=&quot;&quot;fill:#000000;stroke-width:0.97;stroke:#000000;stroke-opacity:1&quot;&quot; d = &quot;&quot;M &quot;; [.J314]; &quot;&quot;&quot; id = &quot;&quot;path&quot;; [.A314]; &quot;&quot;&quot; /&gt;&quot;)" office:value-type="string" office:string-value="&lt;path style=&quot;fill:#000000;stroke-width:0.97;stroke:#000000;stroke-opacity:1&quot; d = &quot;M 164.693222222222,75.317611382105 164.693222222222,75.317611382105&quot; id = &quot;path312&quot; /&gt;" calcext:value-type="string">
            <text:p>&lt;path style="fill:#000000;stroke-width:0.97;stroke:#000000;stroke-opacity:1" d = "M 164.693222222222,75.317611382105 164.693222222222,75.317611382105" id = "path312" /&gt;</text:p>
          </table:table-cell>
          <table:table-cell table:formula="of:=COM.MICROSOFT.CONCAT(&quot;&lt;ellipse style=&quot;&quot;fill:#000000;stroke:#000000;stroke-width:1;stroke-linejoin:round&quot;&quot;&quot;; &quot; id = &quot;&quot;circle&quot;; [.A314]; &quot;&quot;&quot;&quot;; &quot; cx=&quot;&quot;&quot;; [.H314]; &quot;&quot;&quot;&quot;; &quot; cy=&quot;&quot;&quot;; [.I31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12&quot; cx=&quot;164.693222222222&quot; cy=&quot;75.317611382105&quot; rx=&quot;0.9&quot; ry=&quot;0.8&quot; /&gt;" calcext:value-type="string">
            <text:p>&lt;ellipse style="fill:#000000;stroke:#000000;stroke-width:1;stroke-linejoin:round" id = "circle312" cx="164.693222222222" cy="75.317611382105" rx="0.9" ry="0.8" /&gt;</text:p>
          </table:table-cell>
          <table:table-cell table:formula="of:=COM.MICROSOFT.CONCAT([.K314]; &quot; &quot;; [.L314])" office:value-type="string" office:string-value="&lt;path style=&quot;fill:#000000;stroke-width:0.97;stroke:#000000;stroke-opacity:1&quot; d = &quot;M 164.693222222222,75.317611382105 164.693222222222,75.317611382105&quot; id = &quot;path312&quot; /&gt; &lt;ellipse style=&quot;fill:#000000;stroke:#000000;stroke-width:1;stroke-linejoin:round&quot; id = &quot;circle312&quot; cx=&quot;164.693222222222&quot; cy=&quot;75.317611382105&quot; rx=&quot;0.9&quot; ry=&quot;0.8&quot; /&gt;" calcext:value-type="string">
            <text:p>&lt;path style="fill:#000000;stroke-width:0.97;stroke:#000000;stroke-opacity:1" d = "M 164.693222222222,75.317611382105 164.693222222222,75.317611382105" id = "path312" /&gt; &lt;ellipse style="fill:#000000;stroke:#000000;stroke-width:1;stroke-linejoin:round" id = "circle312" cx="164.693222222222" cy="75.317611382105" rx="0.9" ry="0.8" /&gt;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float" office:value="34.8354" calcext:value-type="float">
            <text:p>34.8354</text:p>
          </table:table-cell>
          <table:table-cell office:value-type="float" office:value="-82.3646" calcext:value-type="float">
            <text:p>-82.3646</text:p>
          </table:table-cell>
          <table:table-cell table:formula="of:=([.G315] + 180) * (1400 / 360) - 215" office:value-type="float" office:value="164.693222222222" calcext:value-type="float">
            <text:p>164.693222222222</text:p>
          </table:table-cell>
          <table:table-cell table:formula="of:=(700/2)-(1400* LN(TAN((PI() / 4) + (([.F315] * PI() / 180) / 2))) / (2*PI())) - 130" office:value-type="float" office:value="75.317611382105" calcext:value-type="float">
            <text:p>75.317611382105</text:p>
          </table:table-cell>
          <table:table-cell table:formula="of:=COM.MICROSOFT.CONCAT([.H315]; ; &quot;,&quot;; [.I315]; &quot; &quot;; [.H316]; &quot;,&quot;; [.I316])" office:value-type="string" office:string-value="164.693222222222,75.317611382105 170.659944444444,73.546805590447" calcext:value-type="string">
            <text:p>164.693222222222,75.317611382105 170.659944444444,73.546805590447</text:p>
          </table:table-cell>
          <table:table-cell table:formula="of:=COM.MICROSOFT.CONCAT(&quot;&lt;path style=&quot;&quot;fill:#000000;stroke-width:0.97;stroke:#000000;stroke-opacity:1&quot;&quot; d = &quot;&quot;M &quot;; [.J315]; &quot;&quot;&quot; id = &quot;&quot;path&quot;; [.A315]; &quot;&quot;&quot; /&gt;&quot;)" office:value-type="string" office:string-value="&lt;path style=&quot;fill:#000000;stroke-width:0.97;stroke:#000000;stroke-opacity:1&quot; d = &quot;M 164.693222222222,75.317611382105 170.659944444444,73.546805590447&quot; id = &quot;path313&quot; /&gt;" calcext:value-type="string">
            <text:p>&lt;path style="fill:#000000;stroke-width:0.97;stroke:#000000;stroke-opacity:1" d = "M 164.693222222222,75.317611382105 170.659944444444,73.546805590447" id = "path313" /&gt;</text:p>
          </table:table-cell>
          <table:table-cell table:formula="of:=COM.MICROSOFT.CONCAT(&quot;&lt;ellipse style=&quot;&quot;fill:#000000;stroke:#000000;stroke-width:1;stroke-linejoin:round&quot;&quot;&quot;; &quot; id = &quot;&quot;circle&quot;; [.A315]; &quot;&quot;&quot;&quot;; &quot; cx=&quot;&quot;&quot;; [.H315]; &quot;&quot;&quot;&quot;; &quot; cy=&quot;&quot;&quot;; [.I31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13&quot; cx=&quot;164.693222222222&quot; cy=&quot;75.317611382105&quot; rx=&quot;0.9&quot; ry=&quot;0.8&quot; /&gt;" calcext:value-type="string">
            <text:p>&lt;ellipse style="fill:#000000;stroke:#000000;stroke-width:1;stroke-linejoin:round" id = "circle313" cx="164.693222222222" cy="75.317611382105" rx="0.9" ry="0.8" /&gt;</text:p>
          </table:table-cell>
          <table:table-cell table:formula="of:=COM.MICROSOFT.CONCAT([.K315]; &quot; &quot;; [.L315])" office:value-type="string" office:string-value="&lt;path style=&quot;fill:#000000;stroke-width:0.97;stroke:#000000;stroke-opacity:1&quot; d = &quot;M 164.693222222222,75.317611382105 170.659944444444,73.546805590447&quot; id = &quot;path313&quot; /&gt; &lt;ellipse style=&quot;fill:#000000;stroke:#000000;stroke-width:1;stroke-linejoin:round&quot; id = &quot;circle313&quot; cx=&quot;164.693222222222&quot; cy=&quot;75.317611382105&quot; rx=&quot;0.9&quot; ry=&quot;0.8&quot; /&gt;" calcext:value-type="string">
            <text:p>&lt;path style="fill:#000000;stroke-width:0.97;stroke:#000000;stroke-opacity:1" d = "M 164.693222222222,75.317611382105 170.659944444444,73.546805590447" id = "path313" /&gt; &lt;ellipse style="fill:#000000;stroke:#000000;stroke-width:1;stroke-linejoin:round" id = "circle313" cx="164.693222222222" cy="75.317611382105" rx="0.9" ry="0.8" /&gt;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kaiser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float" office:value="35.2083" calcext:value-type="float">
            <text:p>35.2083</text:p>
          </table:table-cell>
          <table:table-cell office:value-type="float" office:value="-80.8303" calcext:value-type="float">
            <text:p>-80.8303</text:p>
          </table:table-cell>
          <table:table-cell table:formula="of:=([.G316] + 180) * (1400 / 360) - 215" office:value-type="float" office:value="170.659944444444" calcext:value-type="float">
            <text:p>170.659944444444</text:p>
          </table:table-cell>
          <table:table-cell table:formula="of:=(700/2)-(1400* LN(TAN((PI() / 4) + (([.F316] * PI() / 180) / 2))) / (2*PI())) - 130" office:value-type="float" office:value="73.546805590447" calcext:value-type="float">
            <text:p>73.546805590447</text:p>
          </table:table-cell>
          <table:table-cell table:formula="of:=COM.MICROSOFT.CONCAT([.H316]; ; &quot;,&quot;; [.I316]; &quot; &quot;; [.H317]; &quot;,&quot;; [.I317])" office:value-type="string" office:string-value="170.659944444444,73.546805590447 170.659944444444,73.546805590447" calcext:value-type="string">
            <text:p>170.659944444444,73.546805590447 170.659944444444,73.546805590447</text:p>
          </table:table-cell>
          <table:table-cell table:formula="of:=COM.MICROSOFT.CONCAT(&quot;&lt;path style=&quot;&quot;fill:#000000;stroke-width:0.97;stroke:#000000;stroke-opacity:1&quot;&quot; d = &quot;&quot;M &quot;; [.J316]; &quot;&quot;&quot; id = &quot;&quot;path&quot;; [.A316]; &quot;&quot;&quot; /&gt;&quot;)" office:value-type="string" office:string-value="&lt;path style=&quot;fill:#000000;stroke-width:0.97;stroke:#000000;stroke-opacity:1&quot; d = &quot;M 170.659944444444,73.546805590447 170.659944444444,73.546805590447&quot; id = &quot;path314&quot; /&gt;" calcext:value-type="string">
            <text:p>&lt;path style="fill:#000000;stroke-width:0.97;stroke:#000000;stroke-opacity:1" d = "M 170.659944444444,73.546805590447 170.659944444444,73.546805590447" id = "path314" /&gt;</text:p>
          </table:table-cell>
          <table:table-cell table:formula="of:=COM.MICROSOFT.CONCAT(&quot;&lt;ellipse style=&quot;&quot;fill:#000000;stroke:#000000;stroke-width:1;stroke-linejoin:round&quot;&quot;&quot;; &quot; id = &quot;&quot;circle&quot;; [.A316]; &quot;&quot;&quot;&quot;; &quot; cx=&quot;&quot;&quot;; [.H316]; &quot;&quot;&quot;&quot;; &quot; cy=&quot;&quot;&quot;; [.I31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14&quot; cx=&quot;170.659944444444&quot; cy=&quot;73.546805590447&quot; rx=&quot;0.9&quot; ry=&quot;0.8&quot; /&gt;" calcext:value-type="string">
            <text:p>&lt;ellipse style="fill:#000000;stroke:#000000;stroke-width:1;stroke-linejoin:round" id = "circle314" cx="170.659944444444" cy="73.546805590447" rx="0.9" ry="0.8" /&gt;</text:p>
          </table:table-cell>
          <table:table-cell table:formula="of:=COM.MICROSOFT.CONCAT([.K316]; &quot; &quot;; [.L316])" office:value-type="string" office:string-value="&lt;path style=&quot;fill:#000000;stroke-width:0.97;stroke:#000000;stroke-opacity:1&quot; d = &quot;M 170.659944444444,73.546805590447 170.659944444444,73.546805590447&quot; id = &quot;path314&quot; /&gt; &lt;ellipse style=&quot;fill:#000000;stroke:#000000;stroke-width:1;stroke-linejoin:round&quot; id = &quot;circle314&quot; cx=&quot;170.659944444444&quot; cy=&quot;73.546805590447&quot; rx=&quot;0.9&quot; ry=&quot;0.8&quot; /&gt;" calcext:value-type="string">
            <text:p>&lt;path style="fill:#000000;stroke-width:0.97;stroke:#000000;stroke-opacity:1" d = "M 170.659944444444,73.546805590447 170.659944444444,73.546805590447" id = "path314" /&gt; &lt;ellipse style="fill:#000000;stroke:#000000;stroke-width:1;stroke-linejoin:round" id = "circle314" cx="170.659944444444" cy="73.546805590447" rx="0.9" ry="0.8" /&gt;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obvious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float" office:value="35.2083" calcext:value-type="float">
            <text:p>35.2083</text:p>
          </table:table-cell>
          <table:table-cell office:value-type="float" office:value="-80.8303" calcext:value-type="float">
            <text:p>-80.8303</text:p>
          </table:table-cell>
          <table:table-cell table:formula="of:=([.G317] + 180) * (1400 / 360) - 215" office:value-type="float" office:value="170.659944444444" calcext:value-type="float">
            <text:p>170.659944444444</text:p>
          </table:table-cell>
          <table:table-cell table:formula="of:=(700/2)-(1400* LN(TAN((PI() / 4) + (([.F317] * PI() / 180) / 2))) / (2*PI())) - 130" office:value-type="float" office:value="73.546805590447" calcext:value-type="float">
            <text:p>73.546805590447</text:p>
          </table:table-cell>
          <table:table-cell table:formula="of:=COM.MICROSOFT.CONCAT([.H317]; ; &quot;,&quot;; [.I317]; &quot; &quot;; [.H318]; &quot;,&quot;; [.I318])" office:value-type="string" office:string-value="170.659944444444,73.546805590447 177.866444444444,74.1332201218864" calcext:value-type="string">
            <text:p>170.659944444444,73.546805590447 177.866444444444,74.1332201218864</text:p>
          </table:table-cell>
          <table:table-cell table:formula="of:=COM.MICROSOFT.CONCAT(&quot;&lt;path style=&quot;&quot;fill:#000000;stroke-width:0.97;stroke:#000000;stroke-opacity:1&quot;&quot; d = &quot;&quot;M &quot;; [.J317]; &quot;&quot;&quot; id = &quot;&quot;path&quot;; [.A317]; &quot;&quot;&quot; /&gt;&quot;)" office:value-type="string" office:string-value="&lt;path style=&quot;fill:#000000;stroke-width:0.97;stroke:#000000;stroke-opacity:1&quot; d = &quot;M 170.659944444444,73.546805590447 177.866444444444,74.1332201218864&quot; id = &quot;path315&quot; /&gt;" calcext:value-type="string">
            <text:p>&lt;path style="fill:#000000;stroke-width:0.97;stroke:#000000;stroke-opacity:1" d = "M 170.659944444444,73.546805590447 177.866444444444,74.1332201218864" id = "path315" /&gt;</text:p>
          </table:table-cell>
          <table:table-cell table:formula="of:=COM.MICROSOFT.CONCAT(&quot;&lt;ellipse style=&quot;&quot;fill:#000000;stroke:#000000;stroke-width:1;stroke-linejoin:round&quot;&quot;&quot;; &quot; id = &quot;&quot;circle&quot;; [.A317]; &quot;&quot;&quot;&quot;; &quot; cx=&quot;&quot;&quot;; [.H317]; &quot;&quot;&quot;&quot;; &quot; cy=&quot;&quot;&quot;; [.I31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15&quot; cx=&quot;170.659944444444&quot; cy=&quot;73.546805590447&quot; rx=&quot;0.9&quot; ry=&quot;0.8&quot; /&gt;" calcext:value-type="string">
            <text:p>&lt;ellipse style="fill:#000000;stroke:#000000;stroke-width:1;stroke-linejoin:round" id = "circle315" cx="170.659944444444" cy="73.546805590447" rx="0.9" ry="0.8" /&gt;</text:p>
          </table:table-cell>
          <table:table-cell table:formula="of:=COM.MICROSOFT.CONCAT([.K317]; &quot; &quot;; [.L317])" office:value-type="string" office:string-value="&lt;path style=&quot;fill:#000000;stroke-width:0.97;stroke:#000000;stroke-opacity:1&quot; d = &quot;M 170.659944444444,73.546805590447 177.866444444444,74.1332201218864&quot; id = &quot;path315&quot; /&gt; &lt;ellipse style=&quot;fill:#000000;stroke:#000000;stroke-width:1;stroke-linejoin:round&quot; id = &quot;circle315&quot; cx=&quot;170.659944444444&quot; cy=&quot;73.546805590447&quot; rx=&quot;0.9&quot; ry=&quot;0.8&quot; /&gt;" calcext:value-type="string">
            <text:p>&lt;path style="fill:#000000;stroke-width:0.97;stroke:#000000;stroke-opacity:1" d = "M 170.659944444444,73.546805590447 177.866444444444,74.1332201218864" id = "path315" /&gt; &lt;ellipse style="fill:#000000;stroke:#000000;stroke-width:1;stroke-linejoin:round" id = "circle315" cx="170.659944444444" cy="73.546805590447" rx="0.9" ry="0.8" /&gt;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reaga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float" office:value="35.085" calcext:value-type="float">
            <text:p>35.085</text:p>
          </table:table-cell>
          <table:table-cell office:value-type="float" office:value="-78.9772" calcext:value-type="float">
            <text:p>-78.9772</text:p>
          </table:table-cell>
          <table:table-cell table:formula="of:=([.G318] + 180) * (1400 / 360) - 215" office:value-type="float" office:value="177.866444444444" calcext:value-type="float">
            <text:p>177.866444444444</text:p>
          </table:table-cell>
          <table:table-cell table:formula="of:=(700/2)-(1400* LN(TAN((PI() / 4) + (([.F318] * PI() / 180) / 2))) / (2*PI())) - 130" office:value-type="float" office:value="74.1332201218864" calcext:value-type="float">
            <text:p>74.1332201218864</text:p>
          </table:table-cell>
          <table:table-cell table:formula="of:=COM.MICROSOFT.CONCAT([.H318]; ; &quot;,&quot;; [.I318]; &quot; &quot;; [.H319]; &quot;,&quot;; [.I319])" office:value-type="string" office:string-value="177.866444444444,74.1332201218864 177.866444444444,74.1332201218864" calcext:value-type="string">
            <text:p>177.866444444444,74.1332201218864 177.866444444444,74.1332201218864</text:p>
          </table:table-cell>
          <table:table-cell table:formula="of:=COM.MICROSOFT.CONCAT(&quot;&lt;path style=&quot;&quot;fill:#000000;stroke-width:0.97;stroke:#000000;stroke-opacity:1&quot;&quot; d = &quot;&quot;M &quot;; [.J318]; &quot;&quot;&quot; id = &quot;&quot;path&quot;; [.A318]; &quot;&quot;&quot; /&gt;&quot;)" office:value-type="string" office:string-value="&lt;path style=&quot;fill:#000000;stroke-width:0.97;stroke:#000000;stroke-opacity:1&quot; d = &quot;M 177.866444444444,74.1332201218864 177.866444444444,74.1332201218864&quot; id = &quot;path316&quot; /&gt;" calcext:value-type="string">
            <text:p>&lt;path style="fill:#000000;stroke-width:0.97;stroke:#000000;stroke-opacity:1" d = "M 177.866444444444,74.1332201218864 177.866444444444,74.1332201218864" id = "path316" /&gt;</text:p>
          </table:table-cell>
          <table:table-cell table:formula="of:=COM.MICROSOFT.CONCAT(&quot;&lt;ellipse style=&quot;&quot;fill:#000000;stroke:#000000;stroke-width:1;stroke-linejoin:round&quot;&quot;&quot;; &quot; id = &quot;&quot;circle&quot;; [.A318]; &quot;&quot;&quot;&quot;; &quot; cx=&quot;&quot;&quot;; [.H318]; &quot;&quot;&quot;&quot;; &quot; cy=&quot;&quot;&quot;; [.I31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16&quot; cx=&quot;177.866444444444&quot; cy=&quot;74.1332201218864&quot; rx=&quot;0.9&quot; ry=&quot;0.8&quot; /&gt;" calcext:value-type="string">
            <text:p>&lt;ellipse style="fill:#000000;stroke:#000000;stroke-width:1;stroke-linejoin:round" id = "circle316" cx="177.866444444444" cy="74.1332201218864" rx="0.9" ry="0.8" /&gt;</text:p>
          </table:table-cell>
          <table:table-cell table:formula="of:=COM.MICROSOFT.CONCAT([.K318]; &quot; &quot;; [.L318])" office:value-type="string" office:string-value="&lt;path style=&quot;fill:#000000;stroke-width:0.97;stroke:#000000;stroke-opacity:1&quot; d = &quot;M 177.866444444444,74.1332201218864 177.866444444444,74.1332201218864&quot; id = &quot;path316&quot; /&gt; &lt;ellipse style=&quot;fill:#000000;stroke:#000000;stroke-width:1;stroke-linejoin:round&quot; id = &quot;circle316&quot; cx=&quot;177.866444444444&quot; cy=&quot;74.1332201218864&quot; rx=&quot;0.9&quot; ry=&quot;0.8&quot; /&gt;" calcext:value-type="string">
            <text:p>&lt;path style="fill:#000000;stroke-width:0.97;stroke:#000000;stroke-opacity:1" d = "M 177.866444444444,74.1332201218864 177.866444444444,74.1332201218864" id = "path316" /&gt; &lt;ellipse style="fill:#000000;stroke:#000000;stroke-width:1;stroke-linejoin:round" id = "circle316" cx="177.866444444444" cy="74.1332201218864" rx="0.9" ry="0.8" /&gt;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bids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float" office:value="35.085" calcext:value-type="float">
            <text:p>35.085</text:p>
          </table:table-cell>
          <table:table-cell office:value-type="float" office:value="-78.9772" calcext:value-type="float">
            <text:p>-78.9772</text:p>
          </table:table-cell>
          <table:table-cell table:formula="of:=([.G319] + 180) * (1400 / 360) - 215" office:value-type="float" office:value="177.866444444444" calcext:value-type="float">
            <text:p>177.866444444444</text:p>
          </table:table-cell>
          <table:table-cell table:formula="of:=(700/2)-(1400* LN(TAN((PI() / 4) + (([.F319] * PI() / 180) / 2))) / (2*PI())) - 130" office:value-type="float" office:value="74.1332201218864" calcext:value-type="float">
            <text:p>74.1332201218864</text:p>
          </table:table-cell>
          <table:table-cell table:formula="of:=COM.MICROSOFT.CONCAT([.H319]; ; &quot;,&quot;; [.I319]; &quot; &quot;; [.H320]; &quot;,&quot;; [.I320])" office:value-type="string" office:string-value="177.866444444444,74.1332201218864 174.010611111111,84.768182158747" calcext:value-type="string">
            <text:p>177.866444444444,74.1332201218864 174.010611111111,84.768182158747</text:p>
          </table:table-cell>
          <table:table-cell table:formula="of:=COM.MICROSOFT.CONCAT(&quot;&lt;path style=&quot;&quot;fill:#000000;stroke-width:0.97;stroke:#000000;stroke-opacity:1&quot;&quot; d = &quot;&quot;M &quot;; [.J319]; &quot;&quot;&quot; id = &quot;&quot;path&quot;; [.A319]; &quot;&quot;&quot; /&gt;&quot;)" office:value-type="string" office:string-value="&lt;path style=&quot;fill:#000000;stroke-width:0.97;stroke:#000000;stroke-opacity:1&quot; d = &quot;M 177.866444444444,74.1332201218864 174.010611111111,84.768182158747&quot; id = &quot;path317&quot; /&gt;" calcext:value-type="string">
            <text:p>&lt;path style="fill:#000000;stroke-width:0.97;stroke:#000000;stroke-opacity:1" d = "M 177.866444444444,74.1332201218864 174.010611111111,84.768182158747" id = "path317" /&gt;</text:p>
          </table:table-cell>
          <table:table-cell table:formula="of:=COM.MICROSOFT.CONCAT(&quot;&lt;ellipse style=&quot;&quot;fill:#000000;stroke:#000000;stroke-width:1;stroke-linejoin:round&quot;&quot;&quot;; &quot; id = &quot;&quot;circle&quot;; [.A319]; &quot;&quot;&quot;&quot;; &quot; cx=&quot;&quot;&quot;; [.H319]; &quot;&quot;&quot;&quot;; &quot; cy=&quot;&quot;&quot;; [.I31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17&quot; cx=&quot;177.866444444444&quot; cy=&quot;74.1332201218864&quot; rx=&quot;0.9&quot; ry=&quot;0.8&quot; /&gt;" calcext:value-type="string">
            <text:p>&lt;ellipse style="fill:#000000;stroke:#000000;stroke-width:1;stroke-linejoin:round" id = "circle317" cx="177.866444444444" cy="74.1332201218864" rx="0.9" ry="0.8" /&gt;</text:p>
          </table:table-cell>
          <table:table-cell table:formula="of:=COM.MICROSOFT.CONCAT([.K319]; &quot; &quot;; [.L319])" office:value-type="string" office:string-value="&lt;path style=&quot;fill:#000000;stroke-width:0.97;stroke:#000000;stroke-opacity:1&quot; d = &quot;M 177.866444444444,74.1332201218864 174.010611111111,84.768182158747&quot; id = &quot;path317&quot; /&gt; &lt;ellipse style=&quot;fill:#000000;stroke:#000000;stroke-width:1;stroke-linejoin:round&quot; id = &quot;circle317&quot; cx=&quot;177.866444444444&quot; cy=&quot;74.1332201218864&quot; rx=&quot;0.9&quot; ry=&quot;0.8&quot; /&gt;" calcext:value-type="string">
            <text:p>&lt;path style="fill:#000000;stroke-width:0.97;stroke:#000000;stroke-opacity:1" d = "M 177.866444444444,74.1332201218864 174.010611111111,84.768182158747" id = "path317" /&gt; &lt;ellipse style="fill:#000000;stroke:#000000;stroke-width:1;stroke-linejoin:round" id = "circle317" cx="177.866444444444" cy="74.1332201218864" rx="0.9" ry="0.8" /&gt;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float" office:value="32.8168" calcext:value-type="float">
            <text:p>32.8168</text:p>
          </table:table-cell>
          <table:table-cell office:value-type="float" office:value="-79.9687" calcext:value-type="float">
            <text:p>-79.9687</text:p>
          </table:table-cell>
          <table:table-cell table:formula="of:=([.G320] + 180) * (1400 / 360) - 215" office:value-type="float" office:value="174.010611111111" calcext:value-type="float">
            <text:p>174.010611111111</text:p>
          </table:table-cell>
          <table:table-cell table:formula="of:=(700/2)-(1400* LN(TAN((PI() / 4) + (([.F320] * PI() / 180) / 2))) / (2*PI())) - 130" office:value-type="float" office:value="84.768182158747" calcext:value-type="float">
            <text:p>84.768182158747</text:p>
          </table:table-cell>
          <table:table-cell table:formula="of:=COM.MICROSOFT.CONCAT([.H320]; ; &quot;,&quot;; [.I320]; &quot; &quot;; [.H321]; &quot;,&quot;; [.I321])" office:value-type="string" office:string-value="174.010611111111,84.768182158747 174.010611111111,84.768182158747" calcext:value-type="string">
            <text:p>174.010611111111,84.768182158747 174.010611111111,84.768182158747</text:p>
          </table:table-cell>
          <table:table-cell table:formula="of:=COM.MICROSOFT.CONCAT(&quot;&lt;path style=&quot;&quot;fill:#000000;stroke-width:0.97;stroke:#000000;stroke-opacity:1&quot;&quot; d = &quot;&quot;M &quot;; [.J320]; &quot;&quot;&quot; id = &quot;&quot;path&quot;; [.A320]; &quot;&quot;&quot; /&gt;&quot;)" office:value-type="string" office:string-value="&lt;path style=&quot;fill:#000000;stroke-width:0.97;stroke:#000000;stroke-opacity:1&quot; d = &quot;M 174.010611111111,84.768182158747 174.010611111111,84.768182158747&quot; id = &quot;path318&quot; /&gt;" calcext:value-type="string">
            <text:p>&lt;path style="fill:#000000;stroke-width:0.97;stroke:#000000;stroke-opacity:1" d = "M 174.010611111111,84.768182158747 174.010611111111,84.768182158747" id = "path318" /&gt;</text:p>
          </table:table-cell>
          <table:table-cell table:formula="of:=COM.MICROSOFT.CONCAT(&quot;&lt;ellipse style=&quot;&quot;fill:#000000;stroke:#000000;stroke-width:1;stroke-linejoin:round&quot;&quot;&quot;; &quot; id = &quot;&quot;circle&quot;; [.A320]; &quot;&quot;&quot;&quot;; &quot; cx=&quot;&quot;&quot;; [.H320]; &quot;&quot;&quot;&quot;; &quot; cy=&quot;&quot;&quot;; [.I32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18&quot; cx=&quot;174.010611111111&quot; cy=&quot;84.768182158747&quot; rx=&quot;0.9&quot; ry=&quot;0.8&quot; /&gt;" calcext:value-type="string">
            <text:p>&lt;ellipse style="fill:#000000;stroke:#000000;stroke-width:1;stroke-linejoin:round" id = "circle318" cx="174.010611111111" cy="84.768182158747" rx="0.9" ry="0.8" /&gt;</text:p>
          </table:table-cell>
          <table:table-cell table:formula="of:=COM.MICROSOFT.CONCAT([.K320]; &quot; &quot;; [.L320])" office:value-type="string" office:string-value="&lt;path style=&quot;fill:#000000;stroke-width:0.97;stroke:#000000;stroke-opacity:1&quot; d = &quot;M 174.010611111111,84.768182158747 174.010611111111,84.768182158747&quot; id = &quot;path318&quot; /&gt; &lt;ellipse style=&quot;fill:#000000;stroke:#000000;stroke-width:1;stroke-linejoin:round&quot; id = &quot;circle318&quot; cx=&quot;174.010611111111&quot; cy=&quot;84.768182158747&quot; rx=&quot;0.9&quot; ry=&quot;0.8&quot; /&gt;" calcext:value-type="string">
            <text:p>&lt;path style="fill:#000000;stroke-width:0.97;stroke:#000000;stroke-opacity:1" d = "M 174.010611111111,84.768182158747 174.010611111111,84.768182158747" id = "path318" /&gt; &lt;ellipse style="fill:#000000;stroke:#000000;stroke-width:1;stroke-linejoin:round" id = "circle318" cx="174.010611111111" cy="84.768182158747" rx="0.9" ry="0.8" /&gt;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float" office:value="32.8168" calcext:value-type="float">
            <text:p>32.8168</text:p>
          </table:table-cell>
          <table:table-cell office:value-type="float" office:value="-79.9687" calcext:value-type="float">
            <text:p>-79.9687</text:p>
          </table:table-cell>
          <table:table-cell table:formula="of:=([.G321] + 180) * (1400 / 360) - 215" office:value-type="float" office:value="174.010611111111" calcext:value-type="float">
            <text:p>174.010611111111</text:p>
          </table:table-cell>
          <table:table-cell table:formula="of:=(700/2)-(1400* LN(TAN((PI() / 4) + (([.F321] * PI() / 180) / 2))) / (2*PI())) - 130" office:value-type="float" office:value="84.768182158747" calcext:value-type="float">
            <text:p>84.768182158747</text:p>
          </table:table-cell>
          <table:table-cell table:formula="of:=COM.MICROSOFT.CONCAT([.H321]; ; &quot;,&quot;; [.I321]; &quot; &quot;; [.H322]; &quot;,&quot;; [.I322])" office:value-type="string" office:string-value="174.010611111111,84.768182158747 170.374888888889,79.0785294994967" calcext:value-type="string">
            <text:p>174.010611111111,84.768182158747 170.374888888889,79.0785294994967</text:p>
          </table:table-cell>
          <table:table-cell table:formula="of:=COM.MICROSOFT.CONCAT(&quot;&lt;path style=&quot;&quot;fill:#000000;stroke-width:0.97;stroke:#000000;stroke-opacity:1&quot;&quot; d = &quot;&quot;M &quot;; [.J321]; &quot;&quot;&quot; id = &quot;&quot;path&quot;; [.A321]; &quot;&quot;&quot; /&gt;&quot;)" office:value-type="string" office:string-value="&lt;path style=&quot;fill:#000000;stroke-width:0.97;stroke:#000000;stroke-opacity:1&quot; d = &quot;M 174.010611111111,84.768182158747 170.374888888889,79.0785294994967&quot; id = &quot;path319&quot; /&gt;" calcext:value-type="string">
            <text:p>&lt;path style="fill:#000000;stroke-width:0.97;stroke:#000000;stroke-opacity:1" d = "M 174.010611111111,84.768182158747 170.374888888889,79.0785294994967" id = "path319" /&gt;</text:p>
          </table:table-cell>
          <table:table-cell table:formula="of:=COM.MICROSOFT.CONCAT(&quot;&lt;ellipse style=&quot;&quot;fill:#000000;stroke:#000000;stroke-width:1;stroke-linejoin:round&quot;&quot;&quot;; &quot; id = &quot;&quot;circle&quot;; [.A321]; &quot;&quot;&quot;&quot;; &quot; cx=&quot;&quot;&quot;; [.H321]; &quot;&quot;&quot;&quot;; &quot; cy=&quot;&quot;&quot;; [.I32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19&quot; cx=&quot;174.010611111111&quot; cy=&quot;84.768182158747&quot; rx=&quot;0.9&quot; ry=&quot;0.8&quot; /&gt;" calcext:value-type="string">
            <text:p>&lt;ellipse style="fill:#000000;stroke:#000000;stroke-width:1;stroke-linejoin:round" id = "circle319" cx="174.010611111111" cy="84.768182158747" rx="0.9" ry="0.8" /&gt;</text:p>
          </table:table-cell>
          <table:table-cell table:formula="of:=COM.MICROSOFT.CONCAT([.K321]; &quot; &quot;; [.L321])" office:value-type="string" office:string-value="&lt;path style=&quot;fill:#000000;stroke-width:0.97;stroke:#000000;stroke-opacity:1&quot; d = &quot;M 174.010611111111,84.768182158747 170.374888888889,79.0785294994967&quot; id = &quot;path319&quot; /&gt; &lt;ellipse style=&quot;fill:#000000;stroke:#000000;stroke-width:1;stroke-linejoin:round&quot; id = &quot;circle319&quot; cx=&quot;174.010611111111&quot; cy=&quot;84.768182158747&quot; rx=&quot;0.9&quot; ry=&quot;0.8&quot; /&gt;" calcext:value-type="string">
            <text:p>&lt;path style="fill:#000000;stroke-width:0.97;stroke:#000000;stroke-opacity:1" d = "M 174.010611111111,84.768182158747 170.374888888889,79.0785294994967" id = "path319" /&gt; &lt;ellipse style="fill:#000000;stroke:#000000;stroke-width:1;stroke-linejoin:round" id = "circle319" cx="174.010611111111" cy="84.768182158747" rx="0.9" ry="0.8" /&gt;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fossum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float" office:value="34.0378" calcext:value-type="float">
            <text:p>34.0378</text:p>
          </table:table-cell>
          <table:table-cell office:value-type="float" office:value="-80.9036" calcext:value-type="float">
            <text:p>-80.9036</text:p>
          </table:table-cell>
          <table:table-cell table:formula="of:=([.G322] + 180) * (1400 / 360) - 215" office:value-type="float" office:value="170.374888888889" calcext:value-type="float">
            <text:p>170.374888888889</text:p>
          </table:table-cell>
          <table:table-cell table:formula="of:=(700/2)-(1400* LN(TAN((PI() / 4) + (([.F322] * PI() / 180) / 2))) / (2*PI())) - 130" office:value-type="float" office:value="79.0785294994967" calcext:value-type="float">
            <text:p>79.0785294994967</text:p>
          </table:table-cell>
          <table:table-cell table:formula="of:=COM.MICROSOFT.CONCAT([.H322]; ; &quot;,&quot;; [.I322]; &quot; &quot;; [.H323]; &quot;,&quot;; [.I323])" office:value-type="string" office:string-value="170.374888888889,79.0785294994967 170.374888888889,79.0785294994967" calcext:value-type="string">
            <text:p>170.374888888889,79.0785294994967 170.374888888889,79.0785294994967</text:p>
          </table:table-cell>
          <table:table-cell table:formula="of:=COM.MICROSOFT.CONCAT(&quot;&lt;path style=&quot;&quot;fill:#000000;stroke-width:0.97;stroke:#000000;stroke-opacity:1&quot;&quot; d = &quot;&quot;M &quot;; [.J322]; &quot;&quot;&quot; id = &quot;&quot;path&quot;; [.A322]; &quot;&quot;&quot; /&gt;&quot;)" office:value-type="string" office:string-value="&lt;path style=&quot;fill:#000000;stroke-width:0.97;stroke:#000000;stroke-opacity:1&quot; d = &quot;M 170.374888888889,79.0785294994967 170.374888888889,79.0785294994967&quot; id = &quot;path320&quot; /&gt;" calcext:value-type="string">
            <text:p>&lt;path style="fill:#000000;stroke-width:0.97;stroke:#000000;stroke-opacity:1" d = "M 170.374888888889,79.0785294994967 170.374888888889,79.0785294994967" id = "path320" /&gt;</text:p>
          </table:table-cell>
          <table:table-cell table:formula="of:=COM.MICROSOFT.CONCAT(&quot;&lt;ellipse style=&quot;&quot;fill:#000000;stroke:#000000;stroke-width:1;stroke-linejoin:round&quot;&quot;&quot;; &quot; id = &quot;&quot;circle&quot;; [.A322]; &quot;&quot;&quot;&quot;; &quot; cx=&quot;&quot;&quot;; [.H322]; &quot;&quot;&quot;&quot;; &quot; cy=&quot;&quot;&quot;; [.I32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20&quot; cx=&quot;170.374888888889&quot; cy=&quot;79.0785294994967&quot; rx=&quot;0.9&quot; ry=&quot;0.8&quot; /&gt;" calcext:value-type="string">
            <text:p>&lt;ellipse style="fill:#000000;stroke:#000000;stroke-width:1;stroke-linejoin:round" id = "circle320" cx="170.374888888889" cy="79.0785294994967" rx="0.9" ry="0.8" /&gt;</text:p>
          </table:table-cell>
          <table:table-cell table:formula="of:=COM.MICROSOFT.CONCAT([.K322]; &quot; &quot;; [.L322])" office:value-type="string" office:string-value="&lt;path style=&quot;fill:#000000;stroke-width:0.97;stroke:#000000;stroke-opacity:1&quot; d = &quot;M 170.374888888889,79.0785294994967 170.374888888889,79.0785294994967&quot; id = &quot;path320&quot; /&gt; &lt;ellipse style=&quot;fill:#000000;stroke:#000000;stroke-width:1;stroke-linejoin:round&quot; id = &quot;circle320&quot; cx=&quot;170.374888888889&quot; cy=&quot;79.0785294994967&quot; rx=&quot;0.9&quot; ry=&quot;0.8&quot; /&gt;" calcext:value-type="string">
            <text:p>&lt;path style="fill:#000000;stroke-width:0.97;stroke:#000000;stroke-opacity:1" d = "M 170.374888888889,79.0785294994967 170.374888888889,79.0785294994967" id = "path320" /&gt; &lt;ellipse style="fill:#000000;stroke:#000000;stroke-width:1;stroke-linejoin:round" id = "circle320" cx="170.374888888889" cy="79.0785294994967" rx="0.9" ry="0.8" /&gt;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vamp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float" office:value="34.0378" calcext:value-type="float">
            <text:p>34.0378</text:p>
          </table:table-cell>
          <table:table-cell office:value-type="float" office:value="-80.9036" calcext:value-type="float">
            <text:p>-80.9036</text:p>
          </table:table-cell>
          <table:table-cell table:formula="of:=([.G323] + 180) * (1400 / 360) - 215" office:value-type="float" office:value="170.374888888889" calcext:value-type="float">
            <text:p>170.374888888889</text:p>
          </table:table-cell>
          <table:table-cell table:formula="of:=(700/2)-(1400* LN(TAN((PI() / 4) + (([.F323] * PI() / 180) / 2))) / (2*PI())) - 130" office:value-type="float" office:value="79.0785294994967" calcext:value-type="float">
            <text:p>79.0785294994967</text:p>
          </table:table-cell>
          <table:table-cell table:formula="of:=COM.MICROSOFT.CONCAT([.H323]; ; &quot;,&quot;; [.I323]; &quot; &quot;; [.H324]; &quot;,&quot;; [.I324])" office:value-type="string" office:string-value="170.374888888889,79.0785294994967 165.835777777778,82.225881426325" calcext:value-type="string">
            <text:p>170.374888888889,79.0785294994967 165.835777777778,82.225881426325</text:p>
          </table:table-cell>
          <table:table-cell table:formula="of:=COM.MICROSOFT.CONCAT(&quot;&lt;path style=&quot;&quot;fill:#000000;stroke-width:0.97;stroke:#000000;stroke-opacity:1&quot;&quot; d = &quot;&quot;M &quot;; [.J323]; &quot;&quot;&quot; id = &quot;&quot;path&quot;; [.A323]; &quot;&quot;&quot; /&gt;&quot;)" office:value-type="string" office:string-value="&lt;path style=&quot;fill:#000000;stroke-width:0.97;stroke:#000000;stroke-opacity:1&quot; d = &quot;M 170.374888888889,79.0785294994967 165.835777777778,82.225881426325&quot; id = &quot;path321&quot; /&gt;" calcext:value-type="string">
            <text:p>&lt;path style="fill:#000000;stroke-width:0.97;stroke:#000000;stroke-opacity:1" d = "M 170.374888888889,79.0785294994967 165.835777777778,82.225881426325" id = "path321" /&gt;</text:p>
          </table:table-cell>
          <table:table-cell table:formula="of:=COM.MICROSOFT.CONCAT(&quot;&lt;ellipse style=&quot;&quot;fill:#000000;stroke:#000000;stroke-width:1;stroke-linejoin:round&quot;&quot;&quot;; &quot; id = &quot;&quot;circle&quot;; [.A323]; &quot;&quot;&quot;&quot;; &quot; cx=&quot;&quot;&quot;; [.H323]; &quot;&quot;&quot;&quot;; &quot; cy=&quot;&quot;&quot;; [.I32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21&quot; cx=&quot;170.374888888889&quot; cy=&quot;79.0785294994967&quot; rx=&quot;0.9&quot; ry=&quot;0.8&quot; /&gt;" calcext:value-type="string">
            <text:p>&lt;ellipse style="fill:#000000;stroke:#000000;stroke-width:1;stroke-linejoin:round" id = "circle321" cx="170.374888888889" cy="79.0785294994967" rx="0.9" ry="0.8" /&gt;</text:p>
          </table:table-cell>
          <table:table-cell table:formula="of:=COM.MICROSOFT.CONCAT([.K323]; &quot; &quot;; [.L323])" office:value-type="string" office:string-value="&lt;path style=&quot;fill:#000000;stroke-width:0.97;stroke:#000000;stroke-opacity:1&quot; d = &quot;M 170.374888888889,79.0785294994967 165.835777777778,82.225881426325&quot; id = &quot;path321&quot; /&gt; &lt;ellipse style=&quot;fill:#000000;stroke:#000000;stroke-width:1;stroke-linejoin:round&quot; id = &quot;circle321&quot; cx=&quot;170.374888888889&quot; cy=&quot;79.0785294994967&quot; rx=&quot;0.9&quot; ry=&quot;0.8&quot; /&gt;" calcext:value-type="string">
            <text:p>&lt;path style="fill:#000000;stroke-width:0.97;stroke:#000000;stroke-opacity:1" d = "M 170.374888888889,79.0785294994967 165.835777777778,82.225881426325" id = "path321" /&gt; &lt;ellipse style="fill:#000000;stroke:#000000;stroke-width:1;stroke-linejoin:round" id = "circle321" cx="170.374888888889" cy="79.0785294994967" rx="0.9" ry="0.8" /&gt;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gossag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float" office:value="33.3645" calcext:value-type="float">
            <text:p>33.3645</text:p>
          </table:table-cell>
          <table:table-cell office:value-type="float" office:value="-82.0708" calcext:value-type="float">
            <text:p>-82.0708</text:p>
          </table:table-cell>
          <table:table-cell table:formula="of:=([.G324] + 180) * (1400 / 360) - 215" office:value-type="float" office:value="165.835777777778" calcext:value-type="float">
            <text:p>165.835777777778</text:p>
          </table:table-cell>
          <table:table-cell table:formula="of:=(700/2)-(1400* LN(TAN((PI() / 4) + (([.F324] * PI() / 180) / 2))) / (2*PI())) - 130" office:value-type="float" office:value="82.225881426325" calcext:value-type="float">
            <text:p>82.225881426325</text:p>
          </table:table-cell>
          <table:table-cell table:formula="of:=COM.MICROSOFT.CONCAT([.H324]; ; &quot;,&quot;; [.I324]; &quot; &quot;; [.H325]; &quot;,&quot;; [.I325])" office:value-type="string" office:string-value="165.835777777778,82.225881426325 165.835777777778,82.225881426325" calcext:value-type="string">
            <text:p>165.835777777778,82.225881426325 165.835777777778,82.225881426325</text:p>
          </table:table-cell>
          <table:table-cell table:formula="of:=COM.MICROSOFT.CONCAT(&quot;&lt;path style=&quot;&quot;fill:#000000;stroke-width:0.97;stroke:#000000;stroke-opacity:1&quot;&quot; d = &quot;&quot;M &quot;; [.J324]; &quot;&quot;&quot; id = &quot;&quot;path&quot;; [.A324]; &quot;&quot;&quot; /&gt;&quot;)" office:value-type="string" office:string-value="&lt;path style=&quot;fill:#000000;stroke-width:0.97;stroke:#000000;stroke-opacity:1&quot; d = &quot;M 165.835777777778,82.225881426325 165.835777777778,82.225881426325&quot; id = &quot;path322&quot; /&gt;" calcext:value-type="string">
            <text:p>&lt;path style="fill:#000000;stroke-width:0.97;stroke:#000000;stroke-opacity:1" d = "M 165.835777777778,82.225881426325 165.835777777778,82.225881426325" id = "path322" /&gt;</text:p>
          </table:table-cell>
          <table:table-cell table:formula="of:=COM.MICROSOFT.CONCAT(&quot;&lt;ellipse style=&quot;&quot;fill:#000000;stroke:#000000;stroke-width:1;stroke-linejoin:round&quot;&quot;&quot;; &quot; id = &quot;&quot;circle&quot;; [.A324]; &quot;&quot;&quot;&quot;; &quot; cx=&quot;&quot;&quot;; [.H324]; &quot;&quot;&quot;&quot;; &quot; cy=&quot;&quot;&quot;; [.I32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22&quot; cx=&quot;165.835777777778&quot; cy=&quot;82.225881426325&quot; rx=&quot;0.9&quot; ry=&quot;0.8&quot; /&gt;" calcext:value-type="string">
            <text:p>&lt;ellipse style="fill:#000000;stroke:#000000;stroke-width:1;stroke-linejoin:round" id = "circle322" cx="165.835777777778" cy="82.225881426325" rx="0.9" ry="0.8" /&gt;</text:p>
          </table:table-cell>
          <table:table-cell table:formula="of:=COM.MICROSOFT.CONCAT([.K324]; &quot; &quot;; [.L324])" office:value-type="string" office:string-value="&lt;path style=&quot;fill:#000000;stroke-width:0.97;stroke:#000000;stroke-opacity:1&quot; d = &quot;M 165.835777777778,82.225881426325 165.835777777778,82.225881426325&quot; id = &quot;path322&quot; /&gt; &lt;ellipse style=&quot;fill:#000000;stroke:#000000;stroke-width:1;stroke-linejoin:round&quot; id = &quot;circle322&quot; cx=&quot;165.835777777778&quot; cy=&quot;82.225881426325&quot; rx=&quot;0.9&quot; ry=&quot;0.8&quot; /&gt;" calcext:value-type="string">
            <text:p>&lt;path style="fill:#000000;stroke-width:0.97;stroke:#000000;stroke-opacity:1" d = "M 165.835777777778,82.225881426325 165.835777777778,82.225881426325" id = "path322" /&gt; &lt;ellipse style="fill:#000000;stroke:#000000;stroke-width:1;stroke-linejoin:round" id = "circle322" cx="165.835777777778" cy="82.225881426325" rx="0.9" ry="0.8" /&gt;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float" office:value="33.3645" calcext:value-type="float">
            <text:p>33.3645</text:p>
          </table:table-cell>
          <table:table-cell office:value-type="float" office:value="-82.0708" calcext:value-type="float">
            <text:p>-82.0708</text:p>
          </table:table-cell>
          <table:table-cell table:formula="of:=([.G325] + 180) * (1400 / 360) - 215" office:value-type="float" office:value="165.835777777778" calcext:value-type="float">
            <text:p>165.835777777778</text:p>
          </table:table-cell>
          <table:table-cell table:formula="of:=(700/2)-(1400* LN(TAN((PI() / 4) + (([.F325] * PI() / 180) / 2))) / (2*PI())) - 130" office:value-type="float" office:value="82.225881426325" calcext:value-type="float">
            <text:p>82.225881426325</text:p>
          </table:table-cell>
          <table:table-cell table:formula="of:=COM.MICROSOFT.CONCAT([.H325]; ; &quot;,&quot;; [.I325]; &quot; &quot;; [.H326]; &quot;,&quot;; [.I326])" office:value-type="string" office:string-value="165.835777777778,82.225881426325 169.291833333333,88.3995165453468" calcext:value-type="string">
            <text:p>165.835777777778,82.225881426325 169.291833333333,88.3995165453468</text:p>
          </table:table-cell>
          <table:table-cell table:formula="of:=COM.MICROSOFT.CONCAT(&quot;&lt;path style=&quot;&quot;fill:#000000;stroke-width:0.97;stroke:#000000;stroke-opacity:1&quot;&quot; d = &quot;&quot;M &quot;; [.J325]; &quot;&quot;&quot; id = &quot;&quot;path&quot;; [.A325]; &quot;&quot;&quot; /&gt;&quot;)" office:value-type="string" office:string-value="&lt;path style=&quot;fill:#000000;stroke-width:0.97;stroke:#000000;stroke-opacity:1&quot; d = &quot;M 165.835777777778,82.225881426325 169.291833333333,88.3995165453468&quot; id = &quot;path323&quot; /&gt;" calcext:value-type="string">
            <text:p>&lt;path style="fill:#000000;stroke-width:0.97;stroke:#000000;stroke-opacity:1" d = "M 165.835777777778,82.225881426325 169.291833333333,88.3995165453468" id = "path323" /&gt;</text:p>
          </table:table-cell>
          <table:table-cell table:formula="of:=COM.MICROSOFT.CONCAT(&quot;&lt;ellipse style=&quot;&quot;fill:#000000;stroke:#000000;stroke-width:1;stroke-linejoin:round&quot;&quot;&quot;; &quot; id = &quot;&quot;circle&quot;; [.A325]; &quot;&quot;&quot;&quot;; &quot; cx=&quot;&quot;&quot;; [.H325]; &quot;&quot;&quot;&quot;; &quot; cy=&quot;&quot;&quot;; [.I32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23&quot; cx=&quot;165.835777777778&quot; cy=&quot;82.225881426325&quot; rx=&quot;0.9&quot; ry=&quot;0.8&quot; /&gt;" calcext:value-type="string">
            <text:p>&lt;ellipse style="fill:#000000;stroke:#000000;stroke-width:1;stroke-linejoin:round" id = "circle323" cx="165.835777777778" cy="82.225881426325" rx="0.9" ry="0.8" /&gt;</text:p>
          </table:table-cell>
          <table:table-cell table:formula="of:=COM.MICROSOFT.CONCAT([.K325]; &quot; &quot;; [.L325])" office:value-type="string" office:string-value="&lt;path style=&quot;fill:#000000;stroke-width:0.97;stroke:#000000;stroke-opacity:1&quot; d = &quot;M 165.835777777778,82.225881426325 169.291833333333,88.3995165453468&quot; id = &quot;path323&quot; /&gt; &lt;ellipse style=&quot;fill:#000000;stroke:#000000;stroke-width:1;stroke-linejoin:round&quot; id = &quot;circle323&quot; cx=&quot;165.835777777778&quot; cy=&quot;82.225881426325&quot; rx=&quot;0.9&quot; ry=&quot;0.8&quot; /&gt;" calcext:value-type="string">
            <text:p>&lt;path style="fill:#000000;stroke-width:0.97;stroke:#000000;stroke-opacity:1" d = "M 165.835777777778,82.225881426325 169.291833333333,88.3995165453468" id = "path323" /&gt; &lt;ellipse style="fill:#000000;stroke:#000000;stroke-width:1;stroke-linejoin:round" id = "circle323" cx="165.835777777778" cy="82.225881426325" rx="0.9" ry="0.8" /&gt;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float" office:value="32.0286" calcext:value-type="float">
            <text:p>32.0286</text:p>
          </table:table-cell>
          <table:table-cell office:value-type="float" office:value="-81.1821" calcext:value-type="float">
            <text:p>-81.1821</text:p>
          </table:table-cell>
          <table:table-cell table:formula="of:=([.G326] + 180) * (1400 / 360) - 215" office:value-type="float" office:value="169.291833333333" calcext:value-type="float">
            <text:p>169.291833333333</text:p>
          </table:table-cell>
          <table:table-cell table:formula="of:=(700/2)-(1400* LN(TAN((PI() / 4) + (([.F326] * PI() / 180) / 2))) / (2*PI())) - 130" office:value-type="float" office:value="88.3995165453468" calcext:value-type="float">
            <text:p>88.3995165453468</text:p>
          </table:table-cell>
          <table:table-cell table:formula="of:=COM.MICROSOFT.CONCAT([.H326]; ; &quot;,&quot;; [.I326]; &quot; &quot;; [.H327]; &quot;,&quot;; [.I327])" office:value-type="string" office:string-value="169.291833333333,88.3995165453468 159.510111111111,84.8158414468934" calcext:value-type="string">
            <text:p>169.291833333333,88.3995165453468 159.510111111111,84.8158414468934</text:p>
          </table:table-cell>
          <table:table-cell table:formula="of:=COM.MICROSOFT.CONCAT(&quot;&lt;path style=&quot;&quot;fill:#000000;stroke-width:0.97;stroke:#000000;stroke-opacity:1&quot;&quot; d = &quot;&quot;M &quot;; [.J326]; &quot;&quot;&quot; id = &quot;&quot;path&quot;; [.A326]; &quot;&quot;&quot; /&gt;&quot;)" office:value-type="string" office:string-value="&lt;path style=&quot;fill:#000000;stroke-width:0.97;stroke:#000000;stroke-opacity:1&quot; d = &quot;M 169.291833333333,88.3995165453468 159.510111111111,84.8158414468934&quot; id = &quot;path324&quot; /&gt;" calcext:value-type="string">
            <text:p>&lt;path style="fill:#000000;stroke-width:0.97;stroke:#000000;stroke-opacity:1" d = "M 169.291833333333,88.3995165453468 159.510111111111,84.8158414468934" id = "path324" /&gt;</text:p>
          </table:table-cell>
          <table:table-cell table:formula="of:=COM.MICROSOFT.CONCAT(&quot;&lt;ellipse style=&quot;&quot;fill:#000000;stroke:#000000;stroke-width:1;stroke-linejoin:round&quot;&quot;&quot;; &quot; id = &quot;&quot;circle&quot;; [.A326]; &quot;&quot;&quot;&quot;; &quot; cx=&quot;&quot;&quot;; [.H326]; &quot;&quot;&quot;&quot;; &quot; cy=&quot;&quot;&quot;; [.I32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24&quot; cx=&quot;169.291833333333&quot; cy=&quot;88.3995165453468&quot; rx=&quot;0.9&quot; ry=&quot;0.8&quot; /&gt;" calcext:value-type="string">
            <text:p>&lt;ellipse style="fill:#000000;stroke:#000000;stroke-width:1;stroke-linejoin:round" id = "circle324" cx="169.291833333333" cy="88.3995165453468" rx="0.9" ry="0.8" /&gt;</text:p>
          </table:table-cell>
          <table:table-cell table:formula="of:=COM.MICROSOFT.CONCAT([.K326]; &quot; &quot;; [.L326])" office:value-type="string" office:string-value="&lt;path style=&quot;fill:#000000;stroke-width:0.97;stroke:#000000;stroke-opacity:1&quot; d = &quot;M 169.291833333333,88.3995165453468 159.510111111111,84.8158414468934&quot; id = &quot;path324&quot; /&gt; &lt;ellipse style=&quot;fill:#000000;stroke:#000000;stroke-width:1;stroke-linejoin:round&quot; id = &quot;circle324&quot; cx=&quot;169.291833333333&quot; cy=&quot;88.3995165453468&quot; rx=&quot;0.9&quot; ry=&quot;0.8&quot; /&gt;" calcext:value-type="string">
            <text:p>&lt;path style="fill:#000000;stroke-width:0.97;stroke:#000000;stroke-opacity:1" d = "M 169.291833333333,88.3995165453468 159.510111111111,84.8158414468934" id = "path324" /&gt; &lt;ellipse style="fill:#000000;stroke:#000000;stroke-width:1;stroke-linejoin:round" id = "circle324" cx="169.291833333333" cy="88.3995165453468" rx="0.9" ry="0.8" /&gt;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rockoff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float" office:value="32.8065" calcext:value-type="float">
            <text:p>32.8065</text:p>
          </table:table-cell>
          <table:table-cell office:value-type="float" office:value="-83.6974" calcext:value-type="float">
            <text:p>-83.6974</text:p>
          </table:table-cell>
          <table:table-cell table:formula="of:=([.G327] + 180) * (1400 / 360) - 215" office:value-type="float" office:value="159.510111111111" calcext:value-type="float">
            <text:p>159.510111111111</text:p>
          </table:table-cell>
          <table:table-cell table:formula="of:=(700/2)-(1400* LN(TAN((PI() / 4) + (([.F327] * PI() / 180) / 2))) / (2*PI())) - 130" office:value-type="float" office:value="84.8158414468934" calcext:value-type="float">
            <text:p>84.8158414468934</text:p>
          </table:table-cell>
          <table:table-cell table:formula="of:=COM.MICROSOFT.CONCAT([.H327]; ; &quot;,&quot;; [.I327]; &quot; &quot;; [.H328]; &quot;,&quot;; [.I328])" office:value-type="string" office:string-value="159.510111111111,84.8158414468934 156.692222222222,80.3670045980544" calcext:value-type="string">
            <text:p>159.510111111111,84.8158414468934 156.692222222222,80.3670045980544</text:p>
          </table:table-cell>
          <table:table-cell table:formula="of:=COM.MICROSOFT.CONCAT(&quot;&lt;path style=&quot;&quot;fill:#000000;stroke-width:0.97;stroke:#000000;stroke-opacity:1&quot;&quot; d = &quot;&quot;M &quot;; [.J327]; &quot;&quot;&quot; id = &quot;&quot;path&quot;; [.A327]; &quot;&quot;&quot; /&gt;&quot;)" office:value-type="string" office:string-value="&lt;path style=&quot;fill:#000000;stroke-width:0.97;stroke:#000000;stroke-opacity:1&quot; d = &quot;M 159.510111111111,84.8158414468934 156.692222222222,80.3670045980544&quot; id = &quot;path325&quot; /&gt;" calcext:value-type="string">
            <text:p>&lt;path style="fill:#000000;stroke-width:0.97;stroke:#000000;stroke-opacity:1" d = "M 159.510111111111,84.8158414468934 156.692222222222,80.3670045980544" id = "path325" /&gt;</text:p>
          </table:table-cell>
          <table:table-cell table:formula="of:=COM.MICROSOFT.CONCAT(&quot;&lt;ellipse style=&quot;&quot;fill:#000000;stroke:#000000;stroke-width:1;stroke-linejoin:round&quot;&quot;&quot;; &quot; id = &quot;&quot;circle&quot;; [.A327]; &quot;&quot;&quot;&quot;; &quot; cx=&quot;&quot;&quot;; [.H327]; &quot;&quot;&quot;&quot;; &quot; cy=&quot;&quot;&quot;; [.I32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25&quot; cx=&quot;159.510111111111&quot; cy=&quot;84.8158414468934&quot; rx=&quot;0.9&quot; ry=&quot;0.8&quot; /&gt;" calcext:value-type="string">
            <text:p>&lt;ellipse style="fill:#000000;stroke:#000000;stroke-width:1;stroke-linejoin:round" id = "circle325" cx="159.510111111111" cy="84.8158414468934" rx="0.9" ry="0.8" /&gt;</text:p>
          </table:table-cell>
          <table:table-cell table:formula="of:=COM.MICROSOFT.CONCAT([.K327]; &quot; &quot;; [.L327])" office:value-type="string" office:string-value="&lt;path style=&quot;fill:#000000;stroke-width:0.97;stroke:#000000;stroke-opacity:1&quot; d = &quot;M 159.510111111111,84.8158414468934 156.692222222222,80.3670045980544&quot; id = &quot;path325&quot; /&gt; &lt;ellipse style=&quot;fill:#000000;stroke:#000000;stroke-width:1;stroke-linejoin:round&quot; id = &quot;circle325&quot; cx=&quot;159.510111111111&quot; cy=&quot;84.8158414468934&quot; rx=&quot;0.9&quot; ry=&quot;0.8&quot; /&gt;" calcext:value-type="string">
            <text:p>&lt;path style="fill:#000000;stroke-width:0.97;stroke:#000000;stroke-opacity:1" d = "M 159.510111111111,84.8158414468934 156.692222222222,80.3670045980544" id = "path325" /&gt; &lt;ellipse style="fill:#000000;stroke:#000000;stroke-width:1;stroke-linejoin:round" id = "circle325" cx="159.510111111111" cy="84.8158414468934" rx="0.9" ry="0.8" /&gt;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float" office:value="33.7628" calcext:value-type="float">
            <text:p>33.7628</text:p>
          </table:table-cell>
          <table:table-cell office:value-type="float" office:value="-84.422" calcext:value-type="float">
            <text:p>-84.422</text:p>
          </table:table-cell>
          <table:table-cell table:formula="of:=([.G328] + 180) * (1400 / 360) - 215" office:value-type="float" office:value="156.692222222222" calcext:value-type="float">
            <text:p>156.692222222222</text:p>
          </table:table-cell>
          <table:table-cell table:formula="of:=(700/2)-(1400* LN(TAN((PI() / 4) + (([.F328] * PI() / 180) / 2))) / (2*PI())) - 130" office:value-type="float" office:value="80.3670045980544" calcext:value-type="float">
            <text:p>80.3670045980544</text:p>
          </table:table-cell>
          <table:table-cell table:formula="of:=COM.MICROSOFT.CONCAT([.H328]; ; &quot;,&quot;; [.I328]; &quot; &quot;; [.H329]; &quot;,&quot;; [.I329])" office:value-type="string" office:string-value="156.692222222222,80.3670045980544 156.692222222222,80.3670045980544" calcext:value-type="string">
            <text:p>156.692222222222,80.3670045980544 156.692222222222,80.3670045980544</text:p>
          </table:table-cell>
          <table:table-cell table:formula="of:=COM.MICROSOFT.CONCAT(&quot;&lt;path style=&quot;&quot;fill:#000000;stroke-width:0.97;stroke:#000000;stroke-opacity:1&quot;&quot; d = &quot;&quot;M &quot;; [.J328]; &quot;&quot;&quot; id = &quot;&quot;path&quot;; [.A328]; &quot;&quot;&quot; /&gt;&quot;)" office:value-type="string" office:string-value="&lt;path style=&quot;fill:#000000;stroke-width:0.97;stroke:#000000;stroke-opacity:1&quot; d = &quot;M 156.692222222222,80.3670045980544 156.692222222222,80.3670045980544&quot; id = &quot;path326&quot; /&gt;" calcext:value-type="string">
            <text:p>&lt;path style="fill:#000000;stroke-width:0.97;stroke:#000000;stroke-opacity:1" d = "M 156.692222222222,80.3670045980544 156.692222222222,80.3670045980544" id = "path326" /&gt;</text:p>
          </table:table-cell>
          <table:table-cell table:formula="of:=COM.MICROSOFT.CONCAT(&quot;&lt;ellipse style=&quot;&quot;fill:#000000;stroke:#000000;stroke-width:1;stroke-linejoin:round&quot;&quot;&quot;; &quot; id = &quot;&quot;circle&quot;; [.A328]; &quot;&quot;&quot;&quot;; &quot; cx=&quot;&quot;&quot;; [.H328]; &quot;&quot;&quot;&quot;; &quot; cy=&quot;&quot;&quot;; [.I32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26&quot; cx=&quot;156.692222222222&quot; cy=&quot;80.3670045980544&quot; rx=&quot;0.9&quot; ry=&quot;0.8&quot; /&gt;" calcext:value-type="string">
            <text:p>&lt;ellipse style="fill:#000000;stroke:#000000;stroke-width:1;stroke-linejoin:round" id = "circle326" cx="156.692222222222" cy="80.3670045980544" rx="0.9" ry="0.8" /&gt;</text:p>
          </table:table-cell>
          <table:table-cell table:formula="of:=COM.MICROSOFT.CONCAT([.K328]; &quot; &quot;; [.L328])" office:value-type="string" office:string-value="&lt;path style=&quot;fill:#000000;stroke-width:0.97;stroke:#000000;stroke-opacity:1&quot; d = &quot;M 156.692222222222,80.3670045980544 156.692222222222,80.3670045980544&quot; id = &quot;path326&quot; /&gt; &lt;ellipse style=&quot;fill:#000000;stroke:#000000;stroke-width:1;stroke-linejoin:round&quot; id = &quot;circle326&quot; cx=&quot;156.692222222222&quot; cy=&quot;80.3670045980544&quot; rx=&quot;0.9&quot; ry=&quot;0.8&quot; /&gt;" calcext:value-type="string">
            <text:p>&lt;path style="fill:#000000;stroke-width:0.97;stroke:#000000;stroke-opacity:1" d = "M 156.692222222222,80.3670045980544 156.692222222222,80.3670045980544" id = "path326" /&gt; &lt;ellipse style="fill:#000000;stroke:#000000;stroke-width:1;stroke-linejoin:round" id = "circle326" cx="156.692222222222" cy="80.3670045980544" rx="0.9" ry="0.8" /&gt;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float" office:value="33.7628" calcext:value-type="float">
            <text:p>33.7628</text:p>
          </table:table-cell>
          <table:table-cell office:value-type="float" office:value="-84.422" calcext:value-type="float">
            <text:p>-84.422</text:p>
          </table:table-cell>
          <table:table-cell table:formula="of:=([.G329] + 180) * (1400 / 360) - 215" office:value-type="float" office:value="156.692222222222" calcext:value-type="float">
            <text:p>156.692222222222</text:p>
          </table:table-cell>
          <table:table-cell table:formula="of:=(700/2)-(1400* LN(TAN((PI() / 4) + (([.F329] * PI() / 180) / 2))) / (2*PI())) - 130" office:value-type="float" office:value="80.3670045980544" calcext:value-type="float">
            <text:p>80.3670045980544</text:p>
          </table:table-cell>
          <table:table-cell table:formula="of:=COM.MICROSOFT.CONCAT([.H329]; ; &quot;,&quot;; [.I329]; &quot; &quot;; [.H330]; &quot;,&quot;; [.I330])" office:value-type="string" office:string-value="156.692222222222,80.3670045980544 156.692222222222,80.3670045980544" calcext:value-type="string">
            <text:p>156.692222222222,80.3670045980544 156.692222222222,80.3670045980544</text:p>
          </table:table-cell>
          <table:table-cell table:formula="of:=COM.MICROSOFT.CONCAT(&quot;&lt;path style=&quot;&quot;fill:#000000;stroke-width:0.97;stroke:#000000;stroke-opacity:1&quot;&quot; d = &quot;&quot;M &quot;; [.J329]; &quot;&quot;&quot; id = &quot;&quot;path&quot;; [.A329]; &quot;&quot;&quot; /&gt;&quot;)" office:value-type="string" office:string-value="&lt;path style=&quot;fill:#000000;stroke-width:0.97;stroke:#000000;stroke-opacity:1&quot; d = &quot;M 156.692222222222,80.3670045980544 156.692222222222,80.3670045980544&quot; id = &quot;path327&quot; /&gt;" calcext:value-type="string">
            <text:p>&lt;path style="fill:#000000;stroke-width:0.97;stroke:#000000;stroke-opacity:1" d = "M 156.692222222222,80.3670045980544 156.692222222222,80.3670045980544" id = "path327" /&gt;</text:p>
          </table:table-cell>
          <table:table-cell table:formula="of:=COM.MICROSOFT.CONCAT(&quot;&lt;ellipse style=&quot;&quot;fill:#000000;stroke:#000000;stroke-width:1;stroke-linejoin:round&quot;&quot;&quot;; &quot; id = &quot;&quot;circle&quot;; [.A329]; &quot;&quot;&quot;&quot;; &quot; cx=&quot;&quot;&quot;; [.H329]; &quot;&quot;&quot;&quot;; &quot; cy=&quot;&quot;&quot;; [.I32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27&quot; cx=&quot;156.692222222222&quot; cy=&quot;80.3670045980544&quot; rx=&quot;0.9&quot; ry=&quot;0.8&quot; /&gt;" calcext:value-type="string">
            <text:p>&lt;ellipse style="fill:#000000;stroke:#000000;stroke-width:1;stroke-linejoin:round" id = "circle327" cx="156.692222222222" cy="80.3670045980544" rx="0.9" ry="0.8" /&gt;</text:p>
          </table:table-cell>
          <table:table-cell table:formula="of:=COM.MICROSOFT.CONCAT([.K329]; &quot; &quot;; [.L329])" office:value-type="string" office:string-value="&lt;path style=&quot;fill:#000000;stroke-width:0.97;stroke:#000000;stroke-opacity:1&quot; d = &quot;M 156.692222222222,80.3670045980544 156.692222222222,80.3670045980544&quot; id = &quot;path327&quot; /&gt; &lt;ellipse style=&quot;fill:#000000;stroke:#000000;stroke-width:1;stroke-linejoin:round&quot; id = &quot;circle327&quot; cx=&quot;156.692222222222&quot; cy=&quot;80.3670045980544&quot; rx=&quot;0.9&quot; ry=&quot;0.8&quot; /&gt;" calcext:value-type="string">
            <text:p>&lt;path style="fill:#000000;stroke-width:0.97;stroke:#000000;stroke-opacity:1" d = "M 156.692222222222,80.3670045980544 156.692222222222,80.3670045980544" id = "path327" /&gt; &lt;ellipse style="fill:#000000;stroke:#000000;stroke-width:1;stroke-linejoin:round" id = "circle327" cx="156.692222222222" cy="80.3670045980544" rx="0.9" ry="0.8" /&gt;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shockwav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float" office:value="33.7628" calcext:value-type="float">
            <text:p>33.7628</text:p>
          </table:table-cell>
          <table:table-cell office:value-type="float" office:value="-84.422" calcext:value-type="float">
            <text:p>-84.422</text:p>
          </table:table-cell>
          <table:table-cell table:formula="of:=([.G330] + 180) * (1400 / 360) - 215" office:value-type="float" office:value="156.692222222222" calcext:value-type="float">
            <text:p>156.692222222222</text:p>
          </table:table-cell>
          <table:table-cell table:formula="of:=(700/2)-(1400* LN(TAN((PI() / 4) + (([.F330] * PI() / 180) / 2))) / (2*PI())) - 130" office:value-type="float" office:value="80.3670045980544" calcext:value-type="float">
            <text:p>80.3670045980544</text:p>
          </table:table-cell>
          <table:table-cell table:formula="of:=COM.MICROSOFT.CONCAT([.H330]; ; &quot;,&quot;; [.I330]; &quot; &quot;; [.H331]; &quot;,&quot;; [.I331])" office:value-type="string" office:string-value="156.692222222222,80.3670045980544 156.692222222222,80.3670045980544" calcext:value-type="string">
            <text:p>156.692222222222,80.3670045980544 156.692222222222,80.3670045980544</text:p>
          </table:table-cell>
          <table:table-cell table:formula="of:=COM.MICROSOFT.CONCAT(&quot;&lt;path style=&quot;&quot;fill:#000000;stroke-width:0.97;stroke:#000000;stroke-opacity:1&quot;&quot; d = &quot;&quot;M &quot;; [.J330]; &quot;&quot;&quot; id = &quot;&quot;path&quot;; [.A330]; &quot;&quot;&quot; /&gt;&quot;)" office:value-type="string" office:string-value="&lt;path style=&quot;fill:#000000;stroke-width:0.97;stroke:#000000;stroke-opacity:1&quot; d = &quot;M 156.692222222222,80.3670045980544 156.692222222222,80.3670045980544&quot; id = &quot;path328&quot; /&gt;" calcext:value-type="string">
            <text:p>&lt;path style="fill:#000000;stroke-width:0.97;stroke:#000000;stroke-opacity:1" d = "M 156.692222222222,80.3670045980544 156.692222222222,80.3670045980544" id = "path328" /&gt;</text:p>
          </table:table-cell>
          <table:table-cell table:formula="of:=COM.MICROSOFT.CONCAT(&quot;&lt;ellipse style=&quot;&quot;fill:#000000;stroke:#000000;stroke-width:1;stroke-linejoin:round&quot;&quot;&quot;; &quot; id = &quot;&quot;circle&quot;; [.A330]; &quot;&quot;&quot;&quot;; &quot; cx=&quot;&quot;&quot;; [.H330]; &quot;&quot;&quot;&quot;; &quot; cy=&quot;&quot;&quot;; [.I33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28&quot; cx=&quot;156.692222222222&quot; cy=&quot;80.3670045980544&quot; rx=&quot;0.9&quot; ry=&quot;0.8&quot; /&gt;" calcext:value-type="string">
            <text:p>&lt;ellipse style="fill:#000000;stroke:#000000;stroke-width:1;stroke-linejoin:round" id = "circle328" cx="156.692222222222" cy="80.3670045980544" rx="0.9" ry="0.8" /&gt;</text:p>
          </table:table-cell>
          <table:table-cell table:formula="of:=COM.MICROSOFT.CONCAT([.K330]; &quot; &quot;; [.L330])" office:value-type="string" office:string-value="&lt;path style=&quot;fill:#000000;stroke-width:0.97;stroke:#000000;stroke-opacity:1&quot; d = &quot;M 156.692222222222,80.3670045980544 156.692222222222,80.3670045980544&quot; id = &quot;path328&quot; /&gt; &lt;ellipse style=&quot;fill:#000000;stroke:#000000;stroke-width:1;stroke-linejoin:round&quot; id = &quot;circle328&quot; cx=&quot;156.692222222222&quot; cy=&quot;80.3670045980544&quot; rx=&quot;0.9&quot; ry=&quot;0.8&quot; /&gt;" calcext:value-type="string">
            <text:p>&lt;path style="fill:#000000;stroke-width:0.97;stroke:#000000;stroke-opacity:1" d = "M 156.692222222222,80.3670045980544 156.692222222222,80.3670045980544" id = "path328" /&gt; &lt;ellipse style="fill:#000000;stroke:#000000;stroke-width:1;stroke-linejoin:round" id = "circle328" cx="156.692222222222" cy="80.3670045980544" rx="0.9" ry="0.8" /&gt;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float" office:value="33.7628" calcext:value-type="float">
            <text:p>33.7628</text:p>
          </table:table-cell>
          <table:table-cell office:value-type="float" office:value="-84.422" calcext:value-type="float">
            <text:p>-84.422</text:p>
          </table:table-cell>
          <table:table-cell table:formula="of:=([.G331] + 180) * (1400 / 360) - 215" office:value-type="float" office:value="156.692222222222" calcext:value-type="float">
            <text:p>156.692222222222</text:p>
          </table:table-cell>
          <table:table-cell table:formula="of:=(700/2)-(1400* LN(TAN((PI() / 4) + (([.F331] * PI() / 180) / 2))) / (2*PI())) - 130" office:value-type="float" office:value="80.3670045980544" calcext:value-type="float">
            <text:p>80.3670045980544</text:p>
          </table:table-cell>
          <table:table-cell table:formula="of:=COM.MICROSOFT.CONCAT([.H331]; ; &quot;,&quot;; [.I331]; &quot; &quot;; [.H332]; &quot;,&quot;; [.I332])" office:value-type="string" office:string-value="156.692222222222,80.3670045980544 156.967166666667,79.0724286347245" calcext:value-type="string">
            <text:p>156.692222222222,80.3670045980544 156.967166666667,79.0724286347245</text:p>
          </table:table-cell>
          <table:table-cell table:formula="of:=COM.MICROSOFT.CONCAT(&quot;&lt;path style=&quot;&quot;fill:#000000;stroke-width:0.97;stroke:#000000;stroke-opacity:1&quot;&quot; d = &quot;&quot;M &quot;; [.J331]; &quot;&quot;&quot; id = &quot;&quot;path&quot;; [.A331]; &quot;&quot;&quot; /&gt;&quot;)" office:value-type="string" office:string-value="&lt;path style=&quot;fill:#000000;stroke-width:0.97;stroke:#000000;stroke-opacity:1&quot; d = &quot;M 156.692222222222,80.3670045980544 156.967166666667,79.0724286347245&quot; id = &quot;path329&quot; /&gt;" calcext:value-type="string">
            <text:p>&lt;path style="fill:#000000;stroke-width:0.97;stroke:#000000;stroke-opacity:1" d = "M 156.692222222222,80.3670045980544 156.967166666667,79.0724286347245" id = "path329" /&gt;</text:p>
          </table:table-cell>
          <table:table-cell table:formula="of:=COM.MICROSOFT.CONCAT(&quot;&lt;ellipse style=&quot;&quot;fill:#000000;stroke:#000000;stroke-width:1;stroke-linejoin:round&quot;&quot;&quot;; &quot; id = &quot;&quot;circle&quot;; [.A331]; &quot;&quot;&quot;&quot;; &quot; cx=&quot;&quot;&quot;; [.H331]; &quot;&quot;&quot;&quot;; &quot; cy=&quot;&quot;&quot;; [.I33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29&quot; cx=&quot;156.692222222222&quot; cy=&quot;80.3670045980544&quot; rx=&quot;0.9&quot; ry=&quot;0.8&quot; /&gt;" calcext:value-type="string">
            <text:p>&lt;ellipse style="fill:#000000;stroke:#000000;stroke-width:1;stroke-linejoin:round" id = "circle329" cx="156.692222222222" cy="80.3670045980544" rx="0.9" ry="0.8" /&gt;</text:p>
          </table:table-cell>
          <table:table-cell table:formula="of:=COM.MICROSOFT.CONCAT([.K331]; &quot; &quot;; [.L331])" office:value-type="string" office:string-value="&lt;path style=&quot;fill:#000000;stroke-width:0.97;stroke:#000000;stroke-opacity:1&quot; d = &quot;M 156.692222222222,80.3670045980544 156.967166666667,79.0724286347245&quot; id = &quot;path329&quot; /&gt; &lt;ellipse style=&quot;fill:#000000;stroke:#000000;stroke-width:1;stroke-linejoin:round&quot; id = &quot;circle329&quot; cx=&quot;156.692222222222&quot; cy=&quot;80.3670045980544&quot; rx=&quot;0.9&quot; ry=&quot;0.8&quot; /&gt;" calcext:value-type="string">
            <text:p>&lt;path style="fill:#000000;stroke-width:0.97;stroke:#000000;stroke-opacity:1" d = "M 156.692222222222,80.3670045980544 156.967166666667,79.0724286347245" id = "path329" /&gt; &lt;ellipse style="fill:#000000;stroke:#000000;stroke-width:1;stroke-linejoin:round" id = "circle329" cx="156.692222222222" cy="80.3670045980544" rx="0.9" ry="0.8" /&gt;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yankee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Roswell</text:p>
          </table:table-cell>
          <table:table-cell office:value-type="float" office:value="34.0391" calcext:value-type="float">
            <text:p>34.0391</text:p>
          </table:table-cell>
          <table:table-cell office:value-type="float" office:value="-84.3513" calcext:value-type="float">
            <text:p>-84.3513</text:p>
          </table:table-cell>
          <table:table-cell table:formula="of:=([.G332] + 180) * (1400 / 360) - 215" office:value-type="float" office:value="156.967166666667" calcext:value-type="float">
            <text:p>156.967166666667</text:p>
          </table:table-cell>
          <table:table-cell table:formula="of:=(700/2)-(1400* LN(TAN((PI() / 4) + (([.F332] * PI() / 180) / 2))) / (2*PI())) - 130" office:value-type="float" office:value="79.0724286347245" calcext:value-type="float">
            <text:p>79.0724286347245</text:p>
          </table:table-cell>
          <table:table-cell table:formula="of:=COM.MICROSOFT.CONCAT([.H332]; ; &quot;,&quot;; [.I332]; &quot; &quot;; [.H333]; &quot;,&quot;; [.I333])" office:value-type="string" office:string-value="156.967166666667,79.0724286347245 153.479611111111,74.2235051832351" calcext:value-type="string">
            <text:p>156.967166666667,79.0724286347245 153.479611111111,74.2235051832351</text:p>
          </table:table-cell>
          <table:table-cell table:formula="of:=COM.MICROSOFT.CONCAT(&quot;&lt;path style=&quot;&quot;fill:#000000;stroke-width:0.97;stroke:#000000;stroke-opacity:1&quot;&quot; d = &quot;&quot;M &quot;; [.J332]; &quot;&quot;&quot; id = &quot;&quot;path&quot;; [.A332]; &quot;&quot;&quot; /&gt;&quot;)" office:value-type="string" office:string-value="&lt;path style=&quot;fill:#000000;stroke-width:0.97;stroke:#000000;stroke-opacity:1&quot; d = &quot;M 156.967166666667,79.0724286347245 153.479611111111,74.2235051832351&quot; id = &quot;path330&quot; /&gt;" calcext:value-type="string">
            <text:p>&lt;path style="fill:#000000;stroke-width:0.97;stroke:#000000;stroke-opacity:1" d = "M 156.967166666667,79.0724286347245 153.479611111111,74.2235051832351" id = "path330" /&gt;</text:p>
          </table:table-cell>
          <table:table-cell table:formula="of:=COM.MICROSOFT.CONCAT(&quot;&lt;ellipse style=&quot;&quot;fill:#000000;stroke:#000000;stroke-width:1;stroke-linejoin:round&quot;&quot;&quot;; &quot; id = &quot;&quot;circle&quot;; [.A332]; &quot;&quot;&quot;&quot;; &quot; cx=&quot;&quot;&quot;; [.H332]; &quot;&quot;&quot;&quot;; &quot; cy=&quot;&quot;&quot;; [.I33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30&quot; cx=&quot;156.967166666667&quot; cy=&quot;79.0724286347245&quot; rx=&quot;0.9&quot; ry=&quot;0.8&quot; /&gt;" calcext:value-type="string">
            <text:p>&lt;ellipse style="fill:#000000;stroke:#000000;stroke-width:1;stroke-linejoin:round" id = "circle330" cx="156.967166666667" cy="79.0724286347245" rx="0.9" ry="0.8" /&gt;</text:p>
          </table:table-cell>
          <table:table-cell table:formula="of:=COM.MICROSOFT.CONCAT([.K332]; &quot; &quot;; [.L332])" office:value-type="string" office:string-value="&lt;path style=&quot;fill:#000000;stroke-width:0.97;stroke:#000000;stroke-opacity:1&quot; d = &quot;M 156.967166666667,79.0724286347245 153.479611111111,74.2235051832351&quot; id = &quot;path330&quot; /&gt; &lt;ellipse style=&quot;fill:#000000;stroke:#000000;stroke-width:1;stroke-linejoin:round&quot; id = &quot;circle330&quot; cx=&quot;156.967166666667&quot; cy=&quot;79.0724286347245&quot; rx=&quot;0.9&quot; ry=&quot;0.8&quot; /&gt;" calcext:value-type="string">
            <text:p>&lt;path style="fill:#000000;stroke-width:0.97;stroke:#000000;stroke-opacity:1" d = "M 156.967166666667,79.0724286347245 153.479611111111,74.2235051832351" id = "path330" /&gt; &lt;ellipse style="fill:#000000;stroke:#000000;stroke-width:1;stroke-linejoin:round" id = "circle330" cx="156.967166666667" cy="79.0724286347245" rx="0.9" ry="0.8" /&gt;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float" office:value="35.066" calcext:value-type="float">
            <text:p>35.066</text:p>
          </table:table-cell>
          <table:table-cell office:value-type="float" office:value="-85.2481" calcext:value-type="float">
            <text:p>-85.2481</text:p>
          </table:table-cell>
          <table:table-cell table:formula="of:=([.G333] + 180) * (1400 / 360) - 215" office:value-type="float" office:value="153.479611111111" calcext:value-type="float">
            <text:p>153.479611111111</text:p>
          </table:table-cell>
          <table:table-cell table:formula="of:=(700/2)-(1400* LN(TAN((PI() / 4) + (([.F333] * PI() / 180) / 2))) / (2*PI())) - 130" office:value-type="float" office:value="74.2235051832351" calcext:value-type="float">
            <text:p>74.2235051832351</text:p>
          </table:table-cell>
          <table:table-cell table:formula="of:=COM.MICROSOFT.CONCAT([.H333]; ; &quot;,&quot;; [.I333]; &quot; &quot;; [.H334]; &quot;,&quot;; [.I334])" office:value-type="string" office:string-value="153.479611111111,74.2235051832351 148.062,75.9675901044358" calcext:value-type="string">
            <text:p>153.479611111111,74.2235051832351 148.062,75.9675901044358</text:p>
          </table:table-cell>
          <table:table-cell table:formula="of:=COM.MICROSOFT.CONCAT(&quot;&lt;path style=&quot;&quot;fill:#000000;stroke-width:0.97;stroke:#000000;stroke-opacity:1&quot;&quot; d = &quot;&quot;M &quot;; [.J333]; &quot;&quot;&quot; id = &quot;&quot;path&quot;; [.A333]; &quot;&quot;&quot; /&gt;&quot;)" office:value-type="string" office:string-value="&lt;path style=&quot;fill:#000000;stroke-width:0.97;stroke:#000000;stroke-opacity:1&quot; d = &quot;M 153.479611111111,74.2235051832351 148.062,75.9675901044358&quot; id = &quot;path331&quot; /&gt;" calcext:value-type="string">
            <text:p>&lt;path style="fill:#000000;stroke-width:0.97;stroke:#000000;stroke-opacity:1" d = "M 153.479611111111,74.2235051832351 148.062,75.9675901044358" id = "path331" /&gt;</text:p>
          </table:table-cell>
          <table:table-cell table:formula="of:=COM.MICROSOFT.CONCAT(&quot;&lt;ellipse style=&quot;&quot;fill:#000000;stroke:#000000;stroke-width:1;stroke-linejoin:round&quot;&quot;&quot;; &quot; id = &quot;&quot;circle&quot;; [.A333]; &quot;&quot;&quot;&quot;; &quot; cx=&quot;&quot;&quot;; [.H333]; &quot;&quot;&quot;&quot;; &quot; cy=&quot;&quot;&quot;; [.I33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31&quot; cx=&quot;153.479611111111&quot; cy=&quot;74.2235051832351&quot; rx=&quot;0.9&quot; ry=&quot;0.8&quot; /&gt;" calcext:value-type="string">
            <text:p>&lt;ellipse style="fill:#000000;stroke:#000000;stroke-width:1;stroke-linejoin:round" id = "circle331" cx="153.479611111111" cy="74.2235051832351" rx="0.9" ry="0.8" /&gt;</text:p>
          </table:table-cell>
          <table:table-cell table:formula="of:=COM.MICROSOFT.CONCAT([.K333]; &quot; &quot;; [.L333])" office:value-type="string" office:string-value="&lt;path style=&quot;fill:#000000;stroke-width:0.97;stroke:#000000;stroke-opacity:1&quot; d = &quot;M 153.479611111111,74.2235051832351 148.062,75.9675901044358&quot; id = &quot;path331&quot; /&gt; &lt;ellipse style=&quot;fill:#000000;stroke:#000000;stroke-width:1;stroke-linejoin:round&quot; id = &quot;circle331&quot; cx=&quot;153.479611111111&quot; cy=&quot;74.2235051832351&quot; rx=&quot;0.9&quot; ry=&quot;0.8&quot; /&gt;" calcext:value-type="string">
            <text:p>&lt;path style="fill:#000000;stroke-width:0.97;stroke:#000000;stroke-opacity:1" d = "M 153.479611111111,74.2235051832351 148.062,75.9675901044358" id = "path331" /&gt; &lt;ellipse style="fill:#000000;stroke:#000000;stroke-width:1;stroke-linejoin:round" id = "circle331" cx="153.479611111111" cy="74.2235051832351" rx="0.9" ry="0.8" /&gt;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Huntsville</text:p>
          </table:table-cell>
          <table:table-cell office:value-type="float" office:value="34.6981" calcext:value-type="float">
            <text:p>34.6981</text:p>
          </table:table-cell>
          <table:table-cell office:value-type="float" office:value="-86.6412" calcext:value-type="float">
            <text:p>-86.6412</text:p>
          </table:table-cell>
          <table:table-cell table:formula="of:=([.G334] + 180) * (1400 / 360) - 215" office:value-type="float" office:value="148.062" calcext:value-type="float">
            <text:p>148.062</text:p>
          </table:table-cell>
          <table:table-cell table:formula="of:=(700/2)-(1400* LN(TAN((PI() / 4) + (([.F334] * PI() / 180) / 2))) / (2*PI())) - 130" office:value-type="float" office:value="75.9675901044358" calcext:value-type="float">
            <text:p>75.9675901044358</text:p>
          </table:table-cell>
          <table:table-cell table:formula="of:=COM.MICROSOFT.CONCAT([.H334]; ; &quot;,&quot;; [.I334]; &quot; &quot;; [.H335]; &quot;,&quot;; [.I335])" office:value-type="string" office:string-value="148.062,75.9675901044358 148.062,75.9675901044358" calcext:value-type="string">
            <text:p>148.062,75.9675901044358 148.062,75.9675901044358</text:p>
          </table:table-cell>
          <table:table-cell table:formula="of:=COM.MICROSOFT.CONCAT(&quot;&lt;path style=&quot;&quot;fill:#000000;stroke-width:0.97;stroke:#000000;stroke-opacity:1&quot;&quot; d = &quot;&quot;M &quot;; [.J334]; &quot;&quot;&quot; id = &quot;&quot;path&quot;; [.A334]; &quot;&quot;&quot; /&gt;&quot;)" office:value-type="string" office:string-value="&lt;path style=&quot;fill:#000000;stroke-width:0.97;stroke:#000000;stroke-opacity:1&quot; d = &quot;M 148.062,75.9675901044358 148.062,75.9675901044358&quot; id = &quot;path332&quot; /&gt;" calcext:value-type="string">
            <text:p>&lt;path style="fill:#000000;stroke-width:0.97;stroke:#000000;stroke-opacity:1" d = "M 148.062,75.9675901044358 148.062,75.9675901044358" id = "path332" /&gt;</text:p>
          </table:table-cell>
          <table:table-cell table:formula="of:=COM.MICROSOFT.CONCAT(&quot;&lt;ellipse style=&quot;&quot;fill:#000000;stroke:#000000;stroke-width:1;stroke-linejoin:round&quot;&quot;&quot;; &quot; id = &quot;&quot;circle&quot;; [.A334]; &quot;&quot;&quot;&quot;; &quot; cx=&quot;&quot;&quot;; [.H334]; &quot;&quot;&quot;&quot;; &quot; cy=&quot;&quot;&quot;; [.I33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32&quot; cx=&quot;148.062&quot; cy=&quot;75.9675901044358&quot; rx=&quot;0.9&quot; ry=&quot;0.8&quot; /&gt;" calcext:value-type="string">
            <text:p>&lt;ellipse style="fill:#000000;stroke:#000000;stroke-width:1;stroke-linejoin:round" id = "circle332" cx="148.062" cy="75.9675901044358" rx="0.9" ry="0.8" /&gt;</text:p>
          </table:table-cell>
          <table:table-cell table:formula="of:=COM.MICROSOFT.CONCAT([.K334]; &quot; &quot;; [.L334])" office:value-type="string" office:string-value="&lt;path style=&quot;fill:#000000;stroke-width:0.97;stroke:#000000;stroke-opacity:1&quot; d = &quot;M 148.062,75.9675901044358 148.062,75.9675901044358&quot; id = &quot;path332&quot; /&gt; &lt;ellipse style=&quot;fill:#000000;stroke:#000000;stroke-width:1;stroke-linejoin:round&quot; id = &quot;circle332&quot; cx=&quot;148.062&quot; cy=&quot;75.9675901044358&quot; rx=&quot;0.9&quot; ry=&quot;0.8&quot; /&gt;" calcext:value-type="string">
            <text:p>&lt;path style="fill:#000000;stroke-width:0.97;stroke:#000000;stroke-opacity:1" d = "M 148.062,75.9675901044358 148.062,75.9675901044358" id = "path332" /&gt; &lt;ellipse style="fill:#000000;stroke:#000000;stroke-width:1;stroke-linejoin:round" id = "circle332" cx="148.062" cy="75.9675901044358" rx="0.9" ry="0.8" /&gt;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938" calcext:value-type="float">
            <text:p>938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Huntsville</text:p>
          </table:table-cell>
          <table:table-cell office:value-type="float" office:value="34.6981" calcext:value-type="float">
            <text:p>34.6981</text:p>
          </table:table-cell>
          <table:table-cell office:value-type="float" office:value="-86.6412" calcext:value-type="float">
            <text:p>-86.6412</text:p>
          </table:table-cell>
          <table:table-cell table:formula="of:=([.G335] + 180) * (1400 / 360) - 215" office:value-type="float" office:value="148.062" calcext:value-type="float">
            <text:p>148.062</text:p>
          </table:table-cell>
          <table:table-cell table:formula="of:=(700/2)-(1400* LN(TAN((PI() / 4) + (([.F335] * PI() / 180) / 2))) / (2*PI())) - 130" office:value-type="float" office:value="75.9675901044358" calcext:value-type="float">
            <text:p>75.9675901044358</text:p>
          </table:table-cell>
          <table:table-cell table:formula="of:=COM.MICROSOFT.CONCAT([.H335]; ; &quot;,&quot;; [.I335]; &quot; &quot;; [.H336]; &quot;,&quot;; [.I336])" office:value-type="string" office:string-value="148.062,75.9675901044358 147.455722222222,81.4643257963218" calcext:value-type="string">
            <text:p>148.062,75.9675901044358 147.455722222222,81.4643257963218</text:p>
          </table:table-cell>
          <table:table-cell table:formula="of:=COM.MICROSOFT.CONCAT(&quot;&lt;path style=&quot;&quot;fill:#000000;stroke-width:0.97;stroke:#000000;stroke-opacity:1&quot;&quot; d = &quot;&quot;M &quot;; [.J335]; &quot;&quot;&quot; id = &quot;&quot;path&quot;; [.A335]; &quot;&quot;&quot; /&gt;&quot;)" office:value-type="string" office:string-value="&lt;path style=&quot;fill:#000000;stroke-width:0.97;stroke:#000000;stroke-opacity:1&quot; d = &quot;M 148.062,75.9675901044358 147.455722222222,81.4643257963218&quot; id = &quot;path333&quot; /&gt;" calcext:value-type="string">
            <text:p>&lt;path style="fill:#000000;stroke-width:0.97;stroke:#000000;stroke-opacity:1" d = "M 148.062,75.9675901044358 147.455722222222,81.4643257963218" id = "path333" /&gt;</text:p>
          </table:table-cell>
          <table:table-cell table:formula="of:=COM.MICROSOFT.CONCAT(&quot;&lt;ellipse style=&quot;&quot;fill:#000000;stroke:#000000;stroke-width:1;stroke-linejoin:round&quot;&quot;&quot;; &quot; id = &quot;&quot;circle&quot;; [.A335]; &quot;&quot;&quot;&quot;; &quot; cx=&quot;&quot;&quot;; [.H335]; &quot;&quot;&quot;&quot;; &quot; cy=&quot;&quot;&quot;; [.I33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33&quot; cx=&quot;148.062&quot; cy=&quot;75.9675901044358&quot; rx=&quot;0.9&quot; ry=&quot;0.8&quot; /&gt;" calcext:value-type="string">
            <text:p>&lt;ellipse style="fill:#000000;stroke:#000000;stroke-width:1;stroke-linejoin:round" id = "circle333" cx="148.062" cy="75.9675901044358" rx="0.9" ry="0.8" /&gt;</text:p>
          </table:table-cell>
          <table:table-cell table:formula="of:=COM.MICROSOFT.CONCAT([.K335]; &quot; &quot;; [.L335])" office:value-type="string" office:string-value="&lt;path style=&quot;fill:#000000;stroke-width:0.97;stroke:#000000;stroke-opacity:1&quot; d = &quot;M 148.062,75.9675901044358 147.455722222222,81.4643257963218&quot; id = &quot;path333&quot; /&gt; &lt;ellipse style=&quot;fill:#000000;stroke:#000000;stroke-width:1;stroke-linejoin:round&quot; id = &quot;circle333&quot; cx=&quot;148.062&quot; cy=&quot;75.9675901044358&quot; rx=&quot;0.9&quot; ry=&quot;0.8&quot; /&gt;" calcext:value-type="string">
            <text:p>&lt;path style="fill:#000000;stroke-width:0.97;stroke:#000000;stroke-opacity:1" d = "M 148.062,75.9675901044358 147.455722222222,81.4643257963218" id = "path333" /&gt; &lt;ellipse style="fill:#000000;stroke:#000000;stroke-width:1;stroke-linejoin:round" id = "circle333" cx="148.062" cy="75.9675901044358" rx="0.9" ry="0.8" /&gt;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unusual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float" office:value="33.5279" calcext:value-type="float">
            <text:p>33.5279</text:p>
          </table:table-cell>
          <table:table-cell office:value-type="float" office:value="-86.7971" calcext:value-type="float">
            <text:p>-86.7971</text:p>
          </table:table-cell>
          <table:table-cell table:formula="of:=([.G336] + 180) * (1400 / 360) - 215" office:value-type="float" office:value="147.455722222222" calcext:value-type="float">
            <text:p>147.455722222222</text:p>
          </table:table-cell>
          <table:table-cell table:formula="of:=(700/2)-(1400* LN(TAN((PI() / 4) + (([.F336] * PI() / 180) / 2))) / (2*PI())) - 130" office:value-type="float" office:value="81.4643257963218" calcext:value-type="float">
            <text:p>81.4643257963218</text:p>
          </table:table-cell>
          <table:table-cell table:formula="of:=COM.MICROSOFT.CONCAT([.H336]; ; &quot;,&quot;; [.I336]; &quot; &quot;; [.H337]; &quot;,&quot;; [.I337])" office:value-type="string" office:string-value="147.455722222222,81.4643257963218 147.455722222222,81.4643257963218" calcext:value-type="string">
            <text:p>147.455722222222,81.4643257963218 147.455722222222,81.4643257963218</text:p>
          </table:table-cell>
          <table:table-cell table:formula="of:=COM.MICROSOFT.CONCAT(&quot;&lt;path style=&quot;&quot;fill:#000000;stroke-width:0.97;stroke:#000000;stroke-opacity:1&quot;&quot; d = &quot;&quot;M &quot;; [.J336]; &quot;&quot;&quot; id = &quot;&quot;path&quot;; [.A336]; &quot;&quot;&quot; /&gt;&quot;)" office:value-type="string" office:string-value="&lt;path style=&quot;fill:#000000;stroke-width:0.97;stroke:#000000;stroke-opacity:1&quot; d = &quot;M 147.455722222222,81.4643257963218 147.455722222222,81.4643257963218&quot; id = &quot;path334&quot; /&gt;" calcext:value-type="string">
            <text:p>&lt;path style="fill:#000000;stroke-width:0.97;stroke:#000000;stroke-opacity:1" d = "M 147.455722222222,81.4643257963218 147.455722222222,81.4643257963218" id = "path334" /&gt;</text:p>
          </table:table-cell>
          <table:table-cell table:formula="of:=COM.MICROSOFT.CONCAT(&quot;&lt;ellipse style=&quot;&quot;fill:#000000;stroke:#000000;stroke-width:1;stroke-linejoin:round&quot;&quot;&quot;; &quot; id = &quot;&quot;circle&quot;; [.A336]; &quot;&quot;&quot;&quot;; &quot; cx=&quot;&quot;&quot;; [.H336]; &quot;&quot;&quot;&quot;; &quot; cy=&quot;&quot;&quot;; [.I33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34&quot; cx=&quot;147.455722222222&quot; cy=&quot;81.4643257963218&quot; rx=&quot;0.9&quot; ry=&quot;0.8&quot; /&gt;" calcext:value-type="string">
            <text:p>&lt;ellipse style="fill:#000000;stroke:#000000;stroke-width:1;stroke-linejoin:round" id = "circle334" cx="147.455722222222" cy="81.4643257963218" rx="0.9" ry="0.8" /&gt;</text:p>
          </table:table-cell>
          <table:table-cell table:formula="of:=COM.MICROSOFT.CONCAT([.K336]; &quot; &quot;; [.L336])" office:value-type="string" office:string-value="&lt;path style=&quot;fill:#000000;stroke-width:0.97;stroke:#000000;stroke-opacity:1&quot; d = &quot;M 147.455722222222,81.4643257963218 147.455722222222,81.4643257963218&quot; id = &quot;path334&quot; /&gt; &lt;ellipse style=&quot;fill:#000000;stroke:#000000;stroke-width:1;stroke-linejoin:round&quot; id = &quot;circle334&quot; cx=&quot;147.455722222222&quot; cy=&quot;81.4643257963218&quot; rx=&quot;0.9&quot; ry=&quot;0.8&quot; /&gt;" calcext:value-type="string">
            <text:p>&lt;path style="fill:#000000;stroke-width:0.97;stroke:#000000;stroke-opacity:1" d = "M 147.455722222222,81.4643257963218 147.455722222222,81.4643257963218" id = "path334" /&gt; &lt;ellipse style="fill:#000000;stroke:#000000;stroke-width:1;stroke-linejoin:round" id = "circle334" cx="147.455722222222" cy="81.4643257963218" rx="0.9" ry="0.8" /&gt;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float" office:value="33.5279" calcext:value-type="float">
            <text:p>33.5279</text:p>
          </table:table-cell>
          <table:table-cell office:value-type="float" office:value="-86.7971" calcext:value-type="float">
            <text:p>-86.7971</text:p>
          </table:table-cell>
          <table:table-cell table:formula="of:=([.G337] + 180) * (1400 / 360) - 215" office:value-type="float" office:value="147.455722222222" calcext:value-type="float">
            <text:p>147.455722222222</text:p>
          </table:table-cell>
          <table:table-cell table:formula="of:=(700/2)-(1400* LN(TAN((PI() / 4) + (([.F337] * PI() / 180) / 2))) / (2*PI())) - 130" office:value-type="float" office:value="81.4643257963218" calcext:value-type="float">
            <text:p>81.4643257963218</text:p>
          </table:table-cell>
          <table:table-cell table:formula="of:=COM.MICROSOFT.CONCAT([.H337]; ; &quot;,&quot;; [.I337]; &quot; &quot;; [.H338]; &quot;,&quot;; [.I338])" office:value-type="string" office:string-value="147.455722222222,81.4643257963218 149.518,86.9308999098406" calcext:value-type="string">
            <text:p>147.455722222222,81.4643257963218 149.518,86.9308999098406</text:p>
          </table:table-cell>
          <table:table-cell table:formula="of:=COM.MICROSOFT.CONCAT(&quot;&lt;path style=&quot;&quot;fill:#000000;stroke-width:0.97;stroke:#000000;stroke-opacity:1&quot;&quot; d = &quot;&quot;M &quot;; [.J337]; &quot;&quot;&quot; id = &quot;&quot;path&quot;; [.A337]; &quot;&quot;&quot; /&gt;&quot;)" office:value-type="string" office:string-value="&lt;path style=&quot;fill:#000000;stroke-width:0.97;stroke:#000000;stroke-opacity:1&quot; d = &quot;M 147.455722222222,81.4643257963218 149.518,86.9308999098406&quot; id = &quot;path335&quot; /&gt;" calcext:value-type="string">
            <text:p>&lt;path style="fill:#000000;stroke-width:0.97;stroke:#000000;stroke-opacity:1" d = "M 147.455722222222,81.4643257963218 149.518,86.9308999098406" id = "path335" /&gt;</text:p>
          </table:table-cell>
          <table:table-cell table:formula="of:=COM.MICROSOFT.CONCAT(&quot;&lt;ellipse style=&quot;&quot;fill:#000000;stroke:#000000;stroke-width:1;stroke-linejoin:round&quot;&quot;&quot;; &quot; id = &quot;&quot;circle&quot;; [.A337]; &quot;&quot;&quot;&quot;; &quot; cx=&quot;&quot;&quot;; [.H337]; &quot;&quot;&quot;&quot;; &quot; cy=&quot;&quot;&quot;; [.I33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35&quot; cx=&quot;147.455722222222&quot; cy=&quot;81.4643257963218&quot; rx=&quot;0.9&quot; ry=&quot;0.8&quot; /&gt;" calcext:value-type="string">
            <text:p>&lt;ellipse style="fill:#000000;stroke:#000000;stroke-width:1;stroke-linejoin:round" id = "circle335" cx="147.455722222222" cy="81.4643257963218" rx="0.9" ry="0.8" /&gt;</text:p>
          </table:table-cell>
          <table:table-cell table:formula="of:=COM.MICROSOFT.CONCAT([.K337]; &quot; &quot;; [.L337])" office:value-type="string" office:string-value="&lt;path style=&quot;fill:#000000;stroke-width:0.97;stroke:#000000;stroke-opacity:1&quot; d = &quot;M 147.455722222222,81.4643257963218 149.518,86.9308999098406&quot; id = &quot;path335&quot; /&gt; &lt;ellipse style=&quot;fill:#000000;stroke:#000000;stroke-width:1;stroke-linejoin:round&quot; id = &quot;circle335&quot; cx=&quot;147.455722222222&quot; cy=&quot;81.4643257963218&quot; rx=&quot;0.9&quot; ry=&quot;0.8&quot; /&gt;" calcext:value-type="string">
            <text:p>&lt;path style="fill:#000000;stroke-width:0.97;stroke:#000000;stroke-opacity:1" d = "M 147.455722222222,81.4643257963218 149.518,86.9308999098406" id = "path335" /&gt; &lt;ellipse style="fill:#000000;stroke:#000000;stroke-width:1;stroke-linejoin:round" id = "circle335" cx="147.455722222222" cy="81.4643257963218" rx="0.9" ry="0.8" /&gt;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float" office:value="32.3482" calcext:value-type="float">
            <text:p>32.3482</text:p>
          </table:table-cell>
          <table:table-cell office:value-type="float" office:value="-86.2668" calcext:value-type="float">
            <text:p>-86.2668</text:p>
          </table:table-cell>
          <table:table-cell table:formula="of:=([.G338] + 180) * (1400 / 360) - 215" office:value-type="float" office:value="149.518" calcext:value-type="float">
            <text:p>149.518</text:p>
          </table:table-cell>
          <table:table-cell table:formula="of:=(700/2)-(1400* LN(TAN((PI() / 4) + (([.F338] * PI() / 180) / 2))) / (2*PI())) - 130" office:value-type="float" office:value="86.9308999098406" calcext:value-type="float">
            <text:p>86.9308999098406</text:p>
          </table:table-cell>
          <table:table-cell table:formula="of:=COM.MICROSOFT.CONCAT([.H338]; ; &quot;,&quot;; [.I338]; &quot; &quot;; [.H339]; &quot;,&quot;; [.I339])" office:value-type="string" office:string-value="149.518,86.9308999098406 157.648111111111,90.4632544212635" calcext:value-type="string">
            <text:p>149.518,86.9308999098406 157.648111111111,90.4632544212635</text:p>
          </table:table-cell>
          <table:table-cell table:formula="of:=COM.MICROSOFT.CONCAT(&quot;&lt;path style=&quot;&quot;fill:#000000;stroke-width:0.97;stroke:#000000;stroke-opacity:1&quot;&quot; d = &quot;&quot;M &quot;; [.J338]; &quot;&quot;&quot; id = &quot;&quot;path&quot;; [.A338]; &quot;&quot;&quot; /&gt;&quot;)" office:value-type="string" office:string-value="&lt;path style=&quot;fill:#000000;stroke-width:0.97;stroke:#000000;stroke-opacity:1&quot; d = &quot;M 149.518,86.9308999098406 157.648111111111,90.4632544212635&quot; id = &quot;path336&quot; /&gt;" calcext:value-type="string">
            <text:p>&lt;path style="fill:#000000;stroke-width:0.97;stroke:#000000;stroke-opacity:1" d = "M 149.518,86.9308999098406 157.648111111111,90.4632544212635" id = "path336" /&gt;</text:p>
          </table:table-cell>
          <table:table-cell table:formula="of:=COM.MICROSOFT.CONCAT(&quot;&lt;ellipse style=&quot;&quot;fill:#000000;stroke:#000000;stroke-width:1;stroke-linejoin:round&quot;&quot;&quot;; &quot; id = &quot;&quot;circle&quot;; [.A338]; &quot;&quot;&quot;&quot;; &quot; cx=&quot;&quot;&quot;; [.H338]; &quot;&quot;&quot;&quot;; &quot; cy=&quot;&quot;&quot;; [.I33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36&quot; cx=&quot;149.518&quot; cy=&quot;86.9308999098406&quot; rx=&quot;0.9&quot; ry=&quot;0.8&quot; /&gt;" calcext:value-type="string">
            <text:p>&lt;ellipse style="fill:#000000;stroke:#000000;stroke-width:1;stroke-linejoin:round" id = "circle336" cx="149.518" cy="86.9308999098406" rx="0.9" ry="0.8" /&gt;</text:p>
          </table:table-cell>
          <table:table-cell table:formula="of:=COM.MICROSOFT.CONCAT([.K338]; &quot; &quot;; [.L338])" office:value-type="string" office:string-value="&lt;path style=&quot;fill:#000000;stroke-width:0.97;stroke:#000000;stroke-opacity:1&quot; d = &quot;M 149.518,86.9308999098406 157.648111111111,90.4632544212635&quot; id = &quot;path336&quot; /&gt; &lt;ellipse style=&quot;fill:#000000;stroke:#000000;stroke-width:1;stroke-linejoin:round&quot; id = &quot;circle336&quot; cx=&quot;149.518&quot; cy=&quot;86.9308999098406&quot; rx=&quot;0.9&quot; ry=&quot;0.8&quot; /&gt;" calcext:value-type="string">
            <text:p>&lt;path style="fill:#000000;stroke-width:0.97;stroke:#000000;stroke-opacity:1" d = "M 149.518,86.9308999098406 157.648111111111,90.4632544212635" id = "path336" /&gt; &lt;ellipse style="fill:#000000;stroke:#000000;stroke-width:1;stroke-linejoin:round" id = "circle336" cx="149.518" cy="86.9308999098406" rx="0.9" ry="0.8" /&gt;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lbany</text:p>
          </table:table-cell>
          <table:table-cell office:value-type="float" office:value="31.5776" calcext:value-type="float">
            <text:p>31.5776</text:p>
          </table:table-cell>
          <table:table-cell office:value-type="float" office:value="-84.1762" calcext:value-type="float">
            <text:p>-84.1762</text:p>
          </table:table-cell>
          <table:table-cell table:formula="of:=([.G339] + 180) * (1400 / 360) - 215" office:value-type="float" office:value="157.648111111111" calcext:value-type="float">
            <text:p>157.648111111111</text:p>
          </table:table-cell>
          <table:table-cell table:formula="of:=(700/2)-(1400* LN(TAN((PI() / 4) + (([.F339] * PI() / 180) / 2))) / (2*PI())) - 130" office:value-type="float" office:value="90.4632544212635" calcext:value-type="float">
            <text:p>90.4632544212635</text:p>
          </table:table-cell>
          <table:table-cell table:formula="of:=COM.MICROSOFT.CONCAT([.H339]; ; &quot;,&quot;; [.I339]; &quot; &quot;; [.H340]; &quot;,&quot;; [.I340])" office:value-type="string" office:string-value="157.648111111111,90.4632544212635 157.350611111111,95.5569471853557" calcext:value-type="string">
            <text:p>157.648111111111,90.4632544212635 157.350611111111,95.5569471853557</text:p>
          </table:table-cell>
          <table:table-cell table:formula="of:=COM.MICROSOFT.CONCAT(&quot;&lt;path style=&quot;&quot;fill:#000000;stroke-width:0.97;stroke:#000000;stroke-opacity:1&quot;&quot; d = &quot;&quot;M &quot;; [.J339]; &quot;&quot;&quot; id = &quot;&quot;path&quot;; [.A339]; &quot;&quot;&quot; /&gt;&quot;)" office:value-type="string" office:string-value="&lt;path style=&quot;fill:#000000;stroke-width:0.97;stroke:#000000;stroke-opacity:1&quot; d = &quot;M 157.648111111111,90.4632544212635 157.350611111111,95.5569471853557&quot; id = &quot;path337&quot; /&gt;" calcext:value-type="string">
            <text:p>&lt;path style="fill:#000000;stroke-width:0.97;stroke:#000000;stroke-opacity:1" d = "M 157.648111111111,90.4632544212635 157.350611111111,95.5569471853557" id = "path337" /&gt;</text:p>
          </table:table-cell>
          <table:table-cell table:formula="of:=COM.MICROSOFT.CONCAT(&quot;&lt;ellipse style=&quot;&quot;fill:#000000;stroke:#000000;stroke-width:1;stroke-linejoin:round&quot;&quot;&quot;; &quot; id = &quot;&quot;circle&quot;; [.A339]; &quot;&quot;&quot;&quot;; &quot; cx=&quot;&quot;&quot;; [.H339]; &quot;&quot;&quot;&quot;; &quot; cy=&quot;&quot;&quot;; [.I33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37&quot; cx=&quot;157.648111111111&quot; cy=&quot;90.4632544212635&quot; rx=&quot;0.9&quot; ry=&quot;0.8&quot; /&gt;" calcext:value-type="string">
            <text:p>&lt;ellipse style="fill:#000000;stroke:#000000;stroke-width:1;stroke-linejoin:round" id = "circle337" cx="157.648111111111" cy="90.4632544212635" rx="0.9" ry="0.8" /&gt;</text:p>
          </table:table-cell>
          <table:table-cell table:formula="of:=COM.MICROSOFT.CONCAT([.K339]; &quot; &quot;; [.L339])" office:value-type="string" office:string-value="&lt;path style=&quot;fill:#000000;stroke-width:0.97;stroke:#000000;stroke-opacity:1&quot; d = &quot;M 157.648111111111,90.4632544212635 157.350611111111,95.5569471853557&quot; id = &quot;path337&quot; /&gt; &lt;ellipse style=&quot;fill:#000000;stroke:#000000;stroke-width:1;stroke-linejoin:round&quot; id = &quot;circle337&quot; cx=&quot;157.648111111111&quot; cy=&quot;90.4632544212635&quot; rx=&quot;0.9&quot; ry=&quot;0.8&quot; /&gt;" calcext:value-type="string">
            <text:p>&lt;path style="fill:#000000;stroke-width:0.97;stroke:#000000;stroke-opacity:1" d = "M 157.648111111111,90.4632544212635 157.350611111111,95.5569471853557" id = "path337" /&gt; &lt;ellipse style="fill:#000000;stroke:#000000;stroke-width:1;stroke-linejoin:round" id = "circle337" cx="157.648111111111" cy="90.4632544212635" rx="0.9" ry="0.8" /&gt;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rearview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Tallahassee</text:p>
          </table:table-cell>
          <table:table-cell office:value-type="float" office:value="30.4551" calcext:value-type="float">
            <text:p>30.4551</text:p>
          </table:table-cell>
          <table:table-cell office:value-type="float" office:value="-84.2527" calcext:value-type="float">
            <text:p>-84.2527</text:p>
          </table:table-cell>
          <table:table-cell table:formula="of:=([.G340] + 180) * (1400 / 360) - 215" office:value-type="float" office:value="157.350611111111" calcext:value-type="float">
            <text:p>157.350611111111</text:p>
          </table:table-cell>
          <table:table-cell table:formula="of:=(700/2)-(1400* LN(TAN((PI() / 4) + (([.F340] * PI() / 180) / 2))) / (2*PI())) - 130" office:value-type="float" office:value="95.5569471853557" calcext:value-type="float">
            <text:p>95.5569471853557</text:p>
          </table:table-cell>
          <table:table-cell table:formula="of:=COM.MICROSOFT.CONCAT([.H340]; ; &quot;,&quot;; [.I340]; &quot; &quot;; [.H341]; &quot;,&quot;; [.I341])" office:value-type="string" office:string-value="157.350611111111,95.5569471853557 157.350611111111,95.5569471853557" calcext:value-type="string">
            <text:p>157.350611111111,95.5569471853557 157.350611111111,95.5569471853557</text:p>
          </table:table-cell>
          <table:table-cell table:formula="of:=COM.MICROSOFT.CONCAT(&quot;&lt;path style=&quot;&quot;fill:#000000;stroke-width:0.97;stroke:#000000;stroke-opacity:1&quot;&quot; d = &quot;&quot;M &quot;; [.J340]; &quot;&quot;&quot; id = &quot;&quot;path&quot;; [.A340]; &quot;&quot;&quot; /&gt;&quot;)" office:value-type="string" office:string-value="&lt;path style=&quot;fill:#000000;stroke-width:0.97;stroke:#000000;stroke-opacity:1&quot; d = &quot;M 157.350611111111,95.5569471853557 157.350611111111,95.5569471853557&quot; id = &quot;path338&quot; /&gt;" calcext:value-type="string">
            <text:p>&lt;path style="fill:#000000;stroke-width:0.97;stroke:#000000;stroke-opacity:1" d = "M 157.350611111111,95.5569471853557 157.350611111111,95.5569471853557" id = "path338" /&gt;</text:p>
          </table:table-cell>
          <table:table-cell table:formula="of:=COM.MICROSOFT.CONCAT(&quot;&lt;ellipse style=&quot;&quot;fill:#000000;stroke:#000000;stroke-width:1;stroke-linejoin:round&quot;&quot;&quot;; &quot; id = &quot;&quot;circle&quot;; [.A340]; &quot;&quot;&quot;&quot;; &quot; cx=&quot;&quot;&quot;; [.H340]; &quot;&quot;&quot;&quot;; &quot; cy=&quot;&quot;&quot;; [.I34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38&quot; cx=&quot;157.350611111111&quot; cy=&quot;95.5569471853557&quot; rx=&quot;0.9&quot; ry=&quot;0.8&quot; /&gt;" calcext:value-type="string">
            <text:p>&lt;ellipse style="fill:#000000;stroke:#000000;stroke-width:1;stroke-linejoin:round" id = "circle338" cx="157.350611111111" cy="95.5569471853557" rx="0.9" ry="0.8" /&gt;</text:p>
          </table:table-cell>
          <table:table-cell table:formula="of:=COM.MICROSOFT.CONCAT([.K340]; &quot; &quot;; [.L340])" office:value-type="string" office:string-value="&lt;path style=&quot;fill:#000000;stroke-width:0.97;stroke:#000000;stroke-opacity:1&quot; d = &quot;M 157.350611111111,95.5569471853557 157.350611111111,95.5569471853557&quot; id = &quot;path338&quot; /&gt; &lt;ellipse style=&quot;fill:#000000;stroke:#000000;stroke-width:1;stroke-linejoin:round&quot; id = &quot;circle338&quot; cx=&quot;157.350611111111&quot; cy=&quot;95.5569471853557&quot; rx=&quot;0.9&quot; ry=&quot;0.8&quot; /&gt;" calcext:value-type="string">
            <text:p>&lt;path style="fill:#000000;stroke-width:0.97;stroke:#000000;stroke-opacity:1" d = "M 157.350611111111,95.5569471853557 157.350611111111,95.5569471853557" id = "path338" /&gt; &lt;ellipse style="fill:#000000;stroke:#000000;stroke-width:1;stroke-linejoin:round" id = "circle338" cx="157.350611111111" cy="95.5569471853557" rx="0.9" ry="0.8" /&gt;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Tallahassee</text:p>
          </table:table-cell>
          <table:table-cell office:value-type="float" office:value="30.4551" calcext:value-type="float">
            <text:p>30.4551</text:p>
          </table:table-cell>
          <table:table-cell office:value-type="float" office:value="-84.2527" calcext:value-type="float">
            <text:p>-84.2527</text:p>
          </table:table-cell>
          <table:table-cell table:formula="of:=([.G341] + 180) * (1400 / 360) - 215" office:value-type="float" office:value="157.350611111111" calcext:value-type="float">
            <text:p>157.350611111111</text:p>
          </table:table-cell>
          <table:table-cell table:formula="of:=(700/2)-(1400* LN(TAN((PI() / 4) + (([.F341] * PI() / 180) / 2))) / (2*PI())) - 130" office:value-type="float" office:value="95.5569471853557" calcext:value-type="float">
            <text:p>95.5569471853557</text:p>
          </table:table-cell>
          <table:table-cell table:formula="of:=COM.MICROSOFT.CONCAT([.H341]; ; &quot;,&quot;; [.I341]; &quot; &quot;; [.H342]; &quot;,&quot;; [.I342])" office:value-type="string" office:string-value="157.350611111111,95.5569471853557 164.765944444444,99.0381624587483" calcext:value-type="string">
            <text:p>157.350611111111,95.5569471853557 164.765944444444,99.0381624587483</text:p>
          </table:table-cell>
          <table:table-cell table:formula="of:=COM.MICROSOFT.CONCAT(&quot;&lt;path style=&quot;&quot;fill:#000000;stroke-width:0.97;stroke:#000000;stroke-opacity:1&quot;&quot; d = &quot;&quot;M &quot;; [.J341]; &quot;&quot;&quot; id = &quot;&quot;path&quot;; [.A341]; &quot;&quot;&quot; /&gt;&quot;)" office:value-type="string" office:string-value="&lt;path style=&quot;fill:#000000;stroke-width:0.97;stroke:#000000;stroke-opacity:1&quot; d = &quot;M 157.350611111111,95.5569471853557 164.765944444444,99.0381624587483&quot; id = &quot;path339&quot; /&gt;" calcext:value-type="string">
            <text:p>&lt;path style="fill:#000000;stroke-width:0.97;stroke:#000000;stroke-opacity:1" d = "M 157.350611111111,95.5569471853557 164.765944444444,99.0381624587483" id = "path339" /&gt;</text:p>
          </table:table-cell>
          <table:table-cell table:formula="of:=COM.MICROSOFT.CONCAT(&quot;&lt;ellipse style=&quot;&quot;fill:#000000;stroke:#000000;stroke-width:1;stroke-linejoin:round&quot;&quot;&quot;; &quot; id = &quot;&quot;circle&quot;; [.A341]; &quot;&quot;&quot;&quot;; &quot; cx=&quot;&quot;&quot;; [.H341]; &quot;&quot;&quot;&quot;; &quot; cy=&quot;&quot;&quot;; [.I34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39&quot; cx=&quot;157.350611111111&quot; cy=&quot;95.5569471853557&quot; rx=&quot;0.9&quot; ry=&quot;0.8&quot; /&gt;" calcext:value-type="string">
            <text:p>&lt;ellipse style="fill:#000000;stroke:#000000;stroke-width:1;stroke-linejoin:round" id = "circle339" cx="157.350611111111" cy="95.5569471853557" rx="0.9" ry="0.8" /&gt;</text:p>
          </table:table-cell>
          <table:table-cell table:formula="of:=COM.MICROSOFT.CONCAT([.K341]; &quot; &quot;; [.L341])" office:value-type="string" office:string-value="&lt;path style=&quot;fill:#000000;stroke-width:0.97;stroke:#000000;stroke-opacity:1&quot; d = &quot;M 157.350611111111,95.5569471853557 164.765944444444,99.0381624587483&quot; id = &quot;path339&quot; /&gt; &lt;ellipse style=&quot;fill:#000000;stroke:#000000;stroke-width:1;stroke-linejoin:round&quot; id = &quot;circle339&quot; cx=&quot;157.350611111111&quot; cy=&quot;95.5569471853557&quot; rx=&quot;0.9&quot; ry=&quot;0.8&quot; /&gt;" calcext:value-type="string">
            <text:p>&lt;path style="fill:#000000;stroke-width:0.97;stroke:#000000;stroke-opacity:1" d = "M 157.350611111111,95.5569471853557 164.765944444444,99.0381624587483" id = "path339" /&gt; &lt;ellipse style="fill:#000000;stroke:#000000;stroke-width:1;stroke-linejoin:round" id = "circle339" cx="157.350611111111" cy="95.5569471853557" rx="0.9" ry="0.8" /&gt;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Gainesville</text:p>
          </table:table-cell>
          <table:table-cell office:value-type="float" office:value="29.6804" calcext:value-type="float">
            <text:p>29.6804</text:p>
          </table:table-cell>
          <table:table-cell office:value-type="float" office:value="-82.3459" calcext:value-type="float">
            <text:p>-82.3459</text:p>
          </table:table-cell>
          <table:table-cell table:formula="of:=([.G342] + 180) * (1400 / 360) - 215" office:value-type="float" office:value="164.765944444444" calcext:value-type="float">
            <text:p>164.765944444444</text:p>
          </table:table-cell>
          <table:table-cell table:formula="of:=(700/2)-(1400* LN(TAN((PI() / 4) + (([.F342] * PI() / 180) / 2))) / (2*PI())) - 130" office:value-type="float" office:value="99.0381624587483" calcext:value-type="float">
            <text:p>99.0381624587483</text:p>
          </table:table-cell>
          <table:table-cell table:formula="of:=COM.MICROSOFT.CONCAT([.H342]; ; &quot;,&quot;; [.I342]; &quot; &quot;; [.H343]; &quot;,&quot;; [.I343])" office:value-type="string" office:string-value="164.765944444444,99.0381624587483 167.375388888889,96.1110410437096" calcext:value-type="string">
            <text:p>164.765944444444,99.0381624587483 167.375388888889,96.1110410437096</text:p>
          </table:table-cell>
          <table:table-cell table:formula="of:=COM.MICROSOFT.CONCAT(&quot;&lt;path style=&quot;&quot;fill:#000000;stroke-width:0.97;stroke:#000000;stroke-opacity:1&quot;&quot; d = &quot;&quot;M &quot;; [.J342]; &quot;&quot;&quot; id = &quot;&quot;path&quot;; [.A342]; &quot;&quot;&quot; /&gt;&quot;)" office:value-type="string" office:string-value="&lt;path style=&quot;fill:#000000;stroke-width:0.97;stroke:#000000;stroke-opacity:1&quot; d = &quot;M 164.765944444444,99.0381624587483 167.375388888889,96.1110410437096&quot; id = &quot;path340&quot; /&gt;" calcext:value-type="string">
            <text:p>&lt;path style="fill:#000000;stroke-width:0.97;stroke:#000000;stroke-opacity:1" d = "M 164.765944444444,99.0381624587483 167.375388888889,96.1110410437096" id = "path340" /&gt;</text:p>
          </table:table-cell>
          <table:table-cell table:formula="of:=COM.MICROSOFT.CONCAT(&quot;&lt;ellipse style=&quot;&quot;fill:#000000;stroke:#000000;stroke-width:1;stroke-linejoin:round&quot;&quot;&quot;; &quot; id = &quot;&quot;circle&quot;; [.A342]; &quot;&quot;&quot;&quot;; &quot; cx=&quot;&quot;&quot;; [.H342]; &quot;&quot;&quot;&quot;; &quot; cy=&quot;&quot;&quot;; [.I34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40&quot; cx=&quot;164.765944444444&quot; cy=&quot;99.0381624587483&quot; rx=&quot;0.9&quot; ry=&quot;0.8&quot; /&gt;" calcext:value-type="string">
            <text:p>&lt;ellipse style="fill:#000000;stroke:#000000;stroke-width:1;stroke-linejoin:round" id = "circle340" cx="164.765944444444" cy="99.0381624587483" rx="0.9" ry="0.8" /&gt;</text:p>
          </table:table-cell>
          <table:table-cell table:formula="of:=COM.MICROSOFT.CONCAT([.K342]; &quot; &quot;; [.L342])" office:value-type="string" office:string-value="&lt;path style=&quot;fill:#000000;stroke-width:0.97;stroke:#000000;stroke-opacity:1&quot; d = &quot;M 164.765944444444,99.0381624587483 167.375388888889,96.1110410437096&quot; id = &quot;path340&quot; /&gt; &lt;ellipse style=&quot;fill:#000000;stroke:#000000;stroke-width:1;stroke-linejoin:round&quot; id = &quot;circle340&quot; cx=&quot;164.765944444444&quot; cy=&quot;99.0381624587483&quot; rx=&quot;0.9&quot; ry=&quot;0.8&quot; /&gt;" calcext:value-type="string">
            <text:p>&lt;path style="fill:#000000;stroke-width:0.97;stroke:#000000;stroke-opacity:1" d = "M 164.765944444444,99.0381624587483 167.375388888889,96.1110410437096" id = "path340" /&gt; &lt;ellipse style="fill:#000000;stroke:#000000;stroke-width:1;stroke-linejoin:round" id = "circle340" cx="164.765944444444" cy="99.0381624587483" rx="0.9" ry="0.8" /&gt;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manner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float" office:value="30.3322" calcext:value-type="float">
            <text:p>30.3322</text:p>
          </table:table-cell>
          <table:table-cell office:value-type="float" office:value="-81.6749" calcext:value-type="float">
            <text:p>-81.6749</text:p>
          </table:table-cell>
          <table:table-cell table:formula="of:=([.G343] + 180) * (1400 / 360) - 215" office:value-type="float" office:value="167.375388888889" calcext:value-type="float">
            <text:p>167.375388888889</text:p>
          </table:table-cell>
          <table:table-cell table:formula="of:=(700/2)-(1400* LN(TAN((PI() / 4) + (([.F343] * PI() / 180) / 2))) / (2*PI())) - 130" office:value-type="float" office:value="96.1110410437096" calcext:value-type="float">
            <text:p>96.1110410437096</text:p>
          </table:table-cell>
          <table:table-cell table:formula="of:=COM.MICROSOFT.CONCAT([.H343]; ; &quot;,&quot;; [.I343]; &quot; &quot;; [.H344]; &quot;,&quot;; [.I344])" office:value-type="string" office:string-value="167.375388888889,96.1110410437096 167.375388888889,96.1110410437096" calcext:value-type="string">
            <text:p>167.375388888889,96.1110410437096 167.375388888889,96.1110410437096</text:p>
          </table:table-cell>
          <table:table-cell table:formula="of:=COM.MICROSOFT.CONCAT(&quot;&lt;path style=&quot;&quot;fill:#000000;stroke-width:0.97;stroke:#000000;stroke-opacity:1&quot;&quot; d = &quot;&quot;M &quot;; [.J343]; &quot;&quot;&quot; id = &quot;&quot;path&quot;; [.A343]; &quot;&quot;&quot; /&gt;&quot;)" office:value-type="string" office:string-value="&lt;path style=&quot;fill:#000000;stroke-width:0.97;stroke:#000000;stroke-opacity:1&quot; d = &quot;M 167.375388888889,96.1110410437096 167.375388888889,96.1110410437096&quot; id = &quot;path341&quot; /&gt;" calcext:value-type="string">
            <text:p>&lt;path style="fill:#000000;stroke-width:0.97;stroke:#000000;stroke-opacity:1" d = "M 167.375388888889,96.1110410437096 167.375388888889,96.1110410437096" id = "path341" /&gt;</text:p>
          </table:table-cell>
          <table:table-cell table:formula="of:=COM.MICROSOFT.CONCAT(&quot;&lt;ellipse style=&quot;&quot;fill:#000000;stroke:#000000;stroke-width:1;stroke-linejoin:round&quot;&quot;&quot;; &quot; id = &quot;&quot;circle&quot;; [.A343]; &quot;&quot;&quot;&quot;; &quot; cx=&quot;&quot;&quot;; [.H343]; &quot;&quot;&quot;&quot;; &quot; cy=&quot;&quot;&quot;; [.I34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41&quot; cx=&quot;167.375388888889&quot; cy=&quot;96.1110410437096&quot; rx=&quot;0.9&quot; ry=&quot;0.8&quot; /&gt;" calcext:value-type="string">
            <text:p>&lt;ellipse style="fill:#000000;stroke:#000000;stroke-width:1;stroke-linejoin:round" id = "circle341" cx="167.375388888889" cy="96.1110410437096" rx="0.9" ry="0.8" /&gt;</text:p>
          </table:table-cell>
          <table:table-cell table:formula="of:=COM.MICROSOFT.CONCAT([.K343]; &quot; &quot;; [.L343])" office:value-type="string" office:string-value="&lt;path style=&quot;fill:#000000;stroke-width:0.97;stroke:#000000;stroke-opacity:1&quot; d = &quot;M 167.375388888889,96.1110410437096 167.375388888889,96.1110410437096&quot; id = &quot;path341&quot; /&gt; &lt;ellipse style=&quot;fill:#000000;stroke:#000000;stroke-width:1;stroke-linejoin:round&quot; id = &quot;circle341&quot; cx=&quot;167.375388888889&quot; cy=&quot;96.1110410437096&quot; rx=&quot;0.9&quot; ry=&quot;0.8&quot; /&gt;" calcext:value-type="string">
            <text:p>&lt;path style="fill:#000000;stroke-width:0.97;stroke:#000000;stroke-opacity:1" d = "M 167.375388888889,96.1110410437096 167.375388888889,96.1110410437096" id = "path341" /&gt; &lt;ellipse style="fill:#000000;stroke:#000000;stroke-width:1;stroke-linejoin:round" id = "circle341" cx="167.375388888889" cy="96.1110410437096" rx="0.9" ry="0.8" /&gt;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bizarr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float" office:value="30.3322" calcext:value-type="float">
            <text:p>30.3322</text:p>
          </table:table-cell>
          <table:table-cell office:value-type="float" office:value="-81.6749" calcext:value-type="float">
            <text:p>-81.6749</text:p>
          </table:table-cell>
          <table:table-cell table:formula="of:=([.G344] + 180) * (1400 / 360) - 215" office:value-type="float" office:value="167.375388888889" calcext:value-type="float">
            <text:p>167.375388888889</text:p>
          </table:table-cell>
          <table:table-cell table:formula="of:=(700/2)-(1400* LN(TAN((PI() / 4) + (([.F344] * PI() / 180) / 2))) / (2*PI())) - 130" office:value-type="float" office:value="96.1110410437096" calcext:value-type="float">
            <text:p>96.1110410437096</text:p>
          </table:table-cell>
          <table:table-cell table:formula="of:=COM.MICROSOFT.CONCAT([.H344]; ; &quot;,&quot;; [.I344]; &quot; &quot;; [.H345]; &quot;,&quot;; [.I345])" office:value-type="string" office:string-value="167.375388888889,96.1110410437096 169.168944444444,102.495762071618" calcext:value-type="string">
            <text:p>167.375388888889,96.1110410437096 169.168944444444,102.495762071618</text:p>
          </table:table-cell>
          <table:table-cell table:formula="of:=COM.MICROSOFT.CONCAT(&quot;&lt;path style=&quot;&quot;fill:#000000;stroke-width:0.97;stroke:#000000;stroke-opacity:1&quot;&quot; d = &quot;&quot;M &quot;; [.J344]; &quot;&quot;&quot; id = &quot;&quot;path&quot;; [.A344]; &quot;&quot;&quot; /&gt;&quot;)" office:value-type="string" office:string-value="&lt;path style=&quot;fill:#000000;stroke-width:0.97;stroke:#000000;stroke-opacity:1&quot; d = &quot;M 167.375388888889,96.1110410437096 169.168944444444,102.495762071618&quot; id = &quot;path342&quot; /&gt;" calcext:value-type="string">
            <text:p>&lt;path style="fill:#000000;stroke-width:0.97;stroke:#000000;stroke-opacity:1" d = "M 167.375388888889,96.1110410437096 169.168944444444,102.495762071618" id = "path342" /&gt;</text:p>
          </table:table-cell>
          <table:table-cell table:formula="of:=COM.MICROSOFT.CONCAT(&quot;&lt;ellipse style=&quot;&quot;fill:#000000;stroke:#000000;stroke-width:1;stroke-linejoin:round&quot;&quot;&quot;; &quot; id = &quot;&quot;circle&quot;; [.A344]; &quot;&quot;&quot;&quot;; &quot; cx=&quot;&quot;&quot;; [.H344]; &quot;&quot;&quot;&quot;; &quot; cy=&quot;&quot;&quot;; [.I34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42&quot; cx=&quot;167.375388888889&quot; cy=&quot;96.1110410437096&quot; rx=&quot;0.9&quot; ry=&quot;0.8&quot; /&gt;" calcext:value-type="string">
            <text:p>&lt;ellipse style="fill:#000000;stroke:#000000;stroke-width:1;stroke-linejoin:round" id = "circle342" cx="167.375388888889" cy="96.1110410437096" rx="0.9" ry="0.8" /&gt;</text:p>
          </table:table-cell>
          <table:table-cell table:formula="of:=COM.MICROSOFT.CONCAT([.K344]; &quot; &quot;; [.L344])" office:value-type="string" office:string-value="&lt;path style=&quot;fill:#000000;stroke-width:0.97;stroke:#000000;stroke-opacity:1&quot; d = &quot;M 167.375388888889,96.1110410437096 169.168944444444,102.495762071618&quot; id = &quot;path342&quot; /&gt; &lt;ellipse style=&quot;fill:#000000;stroke:#000000;stroke-width:1;stroke-linejoin:round&quot; id = &quot;circle342&quot; cx=&quot;167.375388888889&quot; cy=&quot;96.1110410437096&quot; rx=&quot;0.9&quot; ry=&quot;0.8&quot; /&gt;" calcext:value-type="string">
            <text:p>&lt;path style="fill:#000000;stroke-width:0.97;stroke:#000000;stroke-opacity:1" d = "M 167.375388888889,96.1110410437096 169.168944444444,102.495762071618" id = "path342" /&gt; &lt;ellipse style="fill:#000000;stroke:#000000;stroke-width:1;stroke-linejoin:round" id = "circle342" cx="167.375388888889" cy="96.1110410437096" rx="0.9" ry="0.8" /&gt;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haimovitch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Deltona</text:p>
          </table:table-cell>
          <table:table-cell office:value-type="float" office:value="28.905" calcext:value-type="float">
            <text:p>28.905</text:p>
          </table:table-cell>
          <table:table-cell office:value-type="float" office:value="-81.2137" calcext:value-type="float">
            <text:p>-81.2137</text:p>
          </table:table-cell>
          <table:table-cell table:formula="of:=([.G345] + 180) * (1400 / 360) - 215" office:value-type="float" office:value="169.168944444444" calcext:value-type="float">
            <text:p>169.168944444444</text:p>
          </table:table-cell>
          <table:table-cell table:formula="of:=(700/2)-(1400* LN(TAN((PI() / 4) + (([.F345] * PI() / 180) / 2))) / (2*PI())) - 130" office:value-type="float" office:value="102.495762071618" calcext:value-type="float">
            <text:p>102.495762071618</text:p>
          </table:table-cell>
          <table:table-cell table:formula="of:=COM.MICROSOFT.CONCAT([.H345]; ; &quot;,&quot;; [.I345]; &quot; &quot;; [.H346]; &quot;,&quot;; [.I346])" office:value-type="string" office:string-value="169.168944444444,102.495762071618 168.689444444444,104.391846666664" calcext:value-type="string">
            <text:p>169.168944444444,102.495762071618 168.689444444444,104.391846666664</text:p>
          </table:table-cell>
          <table:table-cell table:formula="of:=COM.MICROSOFT.CONCAT(&quot;&lt;path style=&quot;&quot;fill:#000000;stroke-width:0.97;stroke:#000000;stroke-opacity:1&quot;&quot; d = &quot;&quot;M &quot;; [.J345]; &quot;&quot;&quot; id = &quot;&quot;path&quot;; [.A345]; &quot;&quot;&quot; /&gt;&quot;)" office:value-type="string" office:string-value="&lt;path style=&quot;fill:#000000;stroke-width:0.97;stroke:#000000;stroke-opacity:1&quot; d = &quot;M 169.168944444444,102.495762071618 168.689444444444,104.391846666664&quot; id = &quot;path343&quot; /&gt;" calcext:value-type="string">
            <text:p>&lt;path style="fill:#000000;stroke-width:0.97;stroke:#000000;stroke-opacity:1" d = "M 169.168944444444,102.495762071618 168.689444444444,104.391846666664" id = "path343" /&gt;</text:p>
          </table:table-cell>
          <table:table-cell table:formula="of:=COM.MICROSOFT.CONCAT(&quot;&lt;ellipse style=&quot;&quot;fill:#000000;stroke:#000000;stroke-width:1;stroke-linejoin:round&quot;&quot;&quot;; &quot; id = &quot;&quot;circle&quot;; [.A345]; &quot;&quot;&quot;&quot;; &quot; cx=&quot;&quot;&quot;; [.H345]; &quot;&quot;&quot;&quot;; &quot; cy=&quot;&quot;&quot;; [.I34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43&quot; cx=&quot;169.168944444444&quot; cy=&quot;102.495762071618&quot; rx=&quot;0.9&quot; ry=&quot;0.8&quot; /&gt;" calcext:value-type="string">
            <text:p>&lt;ellipse style="fill:#000000;stroke:#000000;stroke-width:1;stroke-linejoin:round" id = "circle343" cx="169.168944444444" cy="102.495762071618" rx="0.9" ry="0.8" /&gt;</text:p>
          </table:table-cell>
          <table:table-cell table:formula="of:=COM.MICROSOFT.CONCAT([.K345]; &quot; &quot;; [.L345])" office:value-type="string" office:string-value="&lt;path style=&quot;fill:#000000;stroke-width:0.97;stroke:#000000;stroke-opacity:1&quot; d = &quot;M 169.168944444444,102.495762071618 168.689444444444,104.391846666664&quot; id = &quot;path343&quot; /&gt; &lt;ellipse style=&quot;fill:#000000;stroke:#000000;stroke-width:1;stroke-linejoin:round&quot; id = &quot;circle343&quot; cx=&quot;169.168944444444&quot; cy=&quot;102.495762071618&quot; rx=&quot;0.9&quot; ry=&quot;0.8&quot; /&gt;" calcext:value-type="string">
            <text:p>&lt;path style="fill:#000000;stroke-width:0.97;stroke:#000000;stroke-opacity:1" d = "M 169.168944444444,102.495762071618 168.689444444444,104.391846666664" id = "path343" /&gt; &lt;ellipse style="fill:#000000;stroke:#000000;stroke-width:1;stroke-linejoin:round" id = "circle343" cx="169.168944444444" cy="102.495762071618" rx="0.9" ry="0.8" /&gt;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Orlando</text:p>
          </table:table-cell>
          <table:table-cell office:value-type="float" office:value="28.4773" calcext:value-type="float">
            <text:p>28.4773</text:p>
          </table:table-cell>
          <table:table-cell office:value-type="float" office:value="-81.337" calcext:value-type="float">
            <text:p>-81.337</text:p>
          </table:table-cell>
          <table:table-cell table:formula="of:=([.G346] + 180) * (1400 / 360) - 215" office:value-type="float" office:value="168.689444444444" calcext:value-type="float">
            <text:p>168.689444444444</text:p>
          </table:table-cell>
          <table:table-cell table:formula="of:=(700/2)-(1400* LN(TAN((PI() / 4) + (([.F346] * PI() / 180) / 2))) / (2*PI())) - 130" office:value-type="float" office:value="104.391846666664" calcext:value-type="float">
            <text:p>104.391846666664</text:p>
          </table:table-cell>
          <table:table-cell table:formula="of:=COM.MICROSOFT.CONCAT([.H346]; ; &quot;,&quot;; [.I346]; &quot; &quot;; [.H347]; &quot;,&quot;; [.I347])" office:value-type="string" office:string-value="168.689444444444,104.391846666664 168.689444444444,104.391846666664" calcext:value-type="string">
            <text:p>168.689444444444,104.391846666664 168.689444444444,104.391846666664</text:p>
          </table:table-cell>
          <table:table-cell table:formula="of:=COM.MICROSOFT.CONCAT(&quot;&lt;path style=&quot;&quot;fill:#000000;stroke-width:0.97;stroke:#000000;stroke-opacity:1&quot;&quot; d = &quot;&quot;M &quot;; [.J346]; &quot;&quot;&quot; id = &quot;&quot;path&quot;; [.A346]; &quot;&quot;&quot; /&gt;&quot;)" office:value-type="string" office:string-value="&lt;path style=&quot;fill:#000000;stroke-width:0.97;stroke:#000000;stroke-opacity:1&quot; d = &quot;M 168.689444444444,104.391846666664 168.689444444444,104.391846666664&quot; id = &quot;path344&quot; /&gt;" calcext:value-type="string">
            <text:p>&lt;path style="fill:#000000;stroke-width:0.97;stroke:#000000;stroke-opacity:1" d = "M 168.689444444444,104.391846666664 168.689444444444,104.391846666664" id = "path344" /&gt;</text:p>
          </table:table-cell>
          <table:table-cell table:formula="of:=COM.MICROSOFT.CONCAT(&quot;&lt;ellipse style=&quot;&quot;fill:#000000;stroke:#000000;stroke-width:1;stroke-linejoin:round&quot;&quot;&quot;; &quot; id = &quot;&quot;circle&quot;; [.A346]; &quot;&quot;&quot;&quot;; &quot; cx=&quot;&quot;&quot;; [.H346]; &quot;&quot;&quot;&quot;; &quot; cy=&quot;&quot;&quot;; [.I34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44&quot; cx=&quot;168.689444444444&quot; cy=&quot;104.391846666664&quot; rx=&quot;0.9&quot; ry=&quot;0.8&quot; /&gt;" calcext:value-type="string">
            <text:p>&lt;ellipse style="fill:#000000;stroke:#000000;stroke-width:1;stroke-linejoin:round" id = "circle344" cx="168.689444444444" cy="104.391846666664" rx="0.9" ry="0.8" /&gt;</text:p>
          </table:table-cell>
          <table:table-cell table:formula="of:=COM.MICROSOFT.CONCAT([.K346]; &quot; &quot;; [.L346])" office:value-type="string" office:string-value="&lt;path style=&quot;fill:#000000;stroke-width:0.97;stroke:#000000;stroke-opacity:1&quot; d = &quot;M 168.689444444444,104.391846666664 168.689444444444,104.391846666664&quot; id = &quot;path344&quot; /&gt; &lt;ellipse style=&quot;fill:#000000;stroke:#000000;stroke-width:1;stroke-linejoin:round&quot; id = &quot;circle344&quot; cx=&quot;168.689444444444&quot; cy=&quot;104.391846666664&quot; rx=&quot;0.9&quot; ry=&quot;0.8&quot; /&gt;" calcext:value-type="string">
            <text:p>&lt;path style="fill:#000000;stroke-width:0.97;stroke:#000000;stroke-opacity:1" d = "M 168.689444444444,104.391846666664 168.689444444444,104.391846666664" id = "path344" /&gt; &lt;ellipse style="fill:#000000;stroke:#000000;stroke-width:1;stroke-linejoin:round" id = "circle344" cx="168.689444444444" cy="104.391846666664" rx="0.9" ry="0.8" /&gt;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ising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Orlando</text:p>
          </table:table-cell>
          <table:table-cell office:value-type="float" office:value="28.4773" calcext:value-type="float">
            <text:p>28.4773</text:p>
          </table:table-cell>
          <table:table-cell office:value-type="float" office:value="-81.337" calcext:value-type="float">
            <text:p>-81.337</text:p>
          </table:table-cell>
          <table:table-cell table:formula="of:=([.G347] + 180) * (1400 / 360) - 215" office:value-type="float" office:value="168.689444444444" calcext:value-type="float">
            <text:p>168.689444444444</text:p>
          </table:table-cell>
          <table:table-cell table:formula="of:=(700/2)-(1400* LN(TAN((PI() / 4) + (([.F347] * PI() / 180) / 2))) / (2*PI())) - 130" office:value-type="float" office:value="104.391846666664" calcext:value-type="float">
            <text:p>104.391846666664</text:p>
          </table:table-cell>
          <table:table-cell table:formula="of:=COM.MICROSOFT.CONCAT([.H347]; ; &quot;,&quot;; [.I347]; &quot; &quot;; [.H348]; &quot;,&quot;; [.I348])" office:value-type="string" office:string-value="168.689444444444,104.391846666664 168.689444444444,104.391846666664" calcext:value-type="string">
            <text:p>168.689444444444,104.391846666664 168.689444444444,104.391846666664</text:p>
          </table:table-cell>
          <table:table-cell table:formula="of:=COM.MICROSOFT.CONCAT(&quot;&lt;path style=&quot;&quot;fill:#000000;stroke-width:0.97;stroke:#000000;stroke-opacity:1&quot;&quot; d = &quot;&quot;M &quot;; [.J347]; &quot;&quot;&quot; id = &quot;&quot;path&quot;; [.A347]; &quot;&quot;&quot; /&gt;&quot;)" office:value-type="string" office:string-value="&lt;path style=&quot;fill:#000000;stroke-width:0.97;stroke:#000000;stroke-opacity:1&quot; d = &quot;M 168.689444444444,104.391846666664 168.689444444444,104.391846666664&quot; id = &quot;path345&quot; /&gt;" calcext:value-type="string">
            <text:p>&lt;path style="fill:#000000;stroke-width:0.97;stroke:#000000;stroke-opacity:1" d = "M 168.689444444444,104.391846666664 168.689444444444,104.391846666664" id = "path345" /&gt;</text:p>
          </table:table-cell>
          <table:table-cell table:formula="of:=COM.MICROSOFT.CONCAT(&quot;&lt;ellipse style=&quot;&quot;fill:#000000;stroke:#000000;stroke-width:1;stroke-linejoin:round&quot;&quot;&quot;; &quot; id = &quot;&quot;circle&quot;; [.A347]; &quot;&quot;&quot;&quot;; &quot; cx=&quot;&quot;&quot;; [.H347]; &quot;&quot;&quot;&quot;; &quot; cy=&quot;&quot;&quot;; [.I34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45&quot; cx=&quot;168.689444444444&quot; cy=&quot;104.391846666664&quot; rx=&quot;0.9&quot; ry=&quot;0.8&quot; /&gt;" calcext:value-type="string">
            <text:p>&lt;ellipse style="fill:#000000;stroke:#000000;stroke-width:1;stroke-linejoin:round" id = "circle345" cx="168.689444444444" cy="104.391846666664" rx="0.9" ry="0.8" /&gt;</text:p>
          </table:table-cell>
          <table:table-cell table:formula="of:=COM.MICROSOFT.CONCAT([.K347]; &quot; &quot;; [.L347])" office:value-type="string" office:string-value="&lt;path style=&quot;fill:#000000;stroke-width:0.97;stroke:#000000;stroke-opacity:1&quot; d = &quot;M 168.689444444444,104.391846666664 168.689444444444,104.391846666664&quot; id = &quot;path345&quot; /&gt; &lt;ellipse style=&quot;fill:#000000;stroke:#000000;stroke-width:1;stroke-linejoin:round&quot; id = &quot;circle345&quot; cx=&quot;168.689444444444&quot; cy=&quot;104.391846666664&quot; rx=&quot;0.9&quot; ry=&quot;0.8&quot; /&gt;" calcext:value-type="string">
            <text:p>&lt;path style="fill:#000000;stroke-width:0.97;stroke:#000000;stroke-opacity:1" d = "M 168.689444444444,104.391846666664 168.689444444444,104.391846666664" id = "path345" /&gt; &lt;ellipse style="fill:#000000;stroke:#000000;stroke-width:1;stroke-linejoin:round" id = "circle345" cx="168.689444444444" cy="104.391846666664" rx="0.9" ry="0.8" /&gt;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float" office:value="689" calcext:value-type="float">
            <text:p>689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Orlando</text:p>
          </table:table-cell>
          <table:table-cell office:value-type="float" office:value="28.4773" calcext:value-type="float">
            <text:p>28.4773</text:p>
          </table:table-cell>
          <table:table-cell office:value-type="float" office:value="-81.337" calcext:value-type="float">
            <text:p>-81.337</text:p>
          </table:table-cell>
          <table:table-cell table:formula="of:=([.G348] + 180) * (1400 / 360) - 215" office:value-type="float" office:value="168.689444444444" calcext:value-type="float">
            <text:p>168.689444444444</text:p>
          </table:table-cell>
          <table:table-cell table:formula="of:=(700/2)-(1400* LN(TAN((PI() / 4) + (([.F348] * PI() / 180) / 2))) / (2*PI())) - 130" office:value-type="float" office:value="104.391846666664" calcext:value-type="float">
            <text:p>104.391846666664</text:p>
          </table:table-cell>
          <table:table-cell table:formula="of:=COM.MICROSOFT.CONCAT([.H348]; ; &quot;,&quot;; [.I348]; &quot; &quot;; [.H349]; &quot;,&quot;; [.I349])" office:value-type="string" office:string-value="168.689444444444,104.391846666664 166.288055555556,106.253388773995" calcext:value-type="string">
            <text:p>168.689444444444,104.391846666664 166.288055555556,106.253388773995</text:p>
          </table:table-cell>
          <table:table-cell table:formula="of:=COM.MICROSOFT.CONCAT(&quot;&lt;path style=&quot;&quot;fill:#000000;stroke-width:0.97;stroke:#000000;stroke-opacity:1&quot;&quot; d = &quot;&quot;M &quot;; [.J348]; &quot;&quot;&quot; id = &quot;&quot;path&quot;; [.A348]; &quot;&quot;&quot; /&gt;&quot;)" office:value-type="string" office:string-value="&lt;path style=&quot;fill:#000000;stroke-width:0.97;stroke:#000000;stroke-opacity:1&quot; d = &quot;M 168.689444444444,104.391846666664 166.288055555556,106.253388773995&quot; id = &quot;path346&quot; /&gt;" calcext:value-type="string">
            <text:p>&lt;path style="fill:#000000;stroke-width:0.97;stroke:#000000;stroke-opacity:1" d = "M 168.689444444444,104.391846666664 166.288055555556,106.253388773995" id = "path346" /&gt;</text:p>
          </table:table-cell>
          <table:table-cell table:formula="of:=COM.MICROSOFT.CONCAT(&quot;&lt;ellipse style=&quot;&quot;fill:#000000;stroke:#000000;stroke-width:1;stroke-linejoin:round&quot;&quot;&quot;; &quot; id = &quot;&quot;circle&quot;; [.A348]; &quot;&quot;&quot;&quot;; &quot; cx=&quot;&quot;&quot;; [.H348]; &quot;&quot;&quot;&quot;; &quot; cy=&quot;&quot;&quot;; [.I34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46&quot; cx=&quot;168.689444444444&quot; cy=&quot;104.391846666664&quot; rx=&quot;0.9&quot; ry=&quot;0.8&quot; /&gt;" calcext:value-type="string">
            <text:p>&lt;ellipse style="fill:#000000;stroke:#000000;stroke-width:1;stroke-linejoin:round" id = "circle346" cx="168.689444444444" cy="104.391846666664" rx="0.9" ry="0.8" /&gt;</text:p>
          </table:table-cell>
          <table:table-cell table:formula="of:=COM.MICROSOFT.CONCAT([.K348]; &quot; &quot;; [.L348])" office:value-type="string" office:string-value="&lt;path style=&quot;fill:#000000;stroke-width:0.97;stroke:#000000;stroke-opacity:1&quot; d = &quot;M 168.689444444444,104.391846666664 166.288055555556,106.253388773995&quot; id = &quot;path346&quot; /&gt; &lt;ellipse style=&quot;fill:#000000;stroke:#000000;stroke-width:1;stroke-linejoin:round&quot; id = &quot;circle346&quot; cx=&quot;168.689444444444&quot; cy=&quot;104.391846666664&quot; rx=&quot;0.9&quot; ry=&quot;0.8&quot; /&gt;" calcext:value-type="string">
            <text:p>&lt;path style="fill:#000000;stroke-width:0.97;stroke:#000000;stroke-opacity:1" d = "M 168.689444444444,104.391846666664 166.288055555556,106.253388773995" id = "path346" /&gt; &lt;ellipse style="fill:#000000;stroke:#000000;stroke-width:1;stroke-linejoin:round" id = "circle346" cx="168.689444444444" cy="104.391846666664" rx="0.9" ry="0.8" /&gt;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fujiyam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Lakeland</text:p>
          </table:table-cell>
          <table:table-cell office:value-type="float" office:value="28.0557" calcext:value-type="float">
            <text:p>28.0557</text:p>
          </table:table-cell>
          <table:table-cell office:value-type="float" office:value="-81.9545" calcext:value-type="float">
            <text:p>-81.9545</text:p>
          </table:table-cell>
          <table:table-cell table:formula="of:=([.G349] + 180) * (1400 / 360) - 215" office:value-type="float" office:value="166.288055555556" calcext:value-type="float">
            <text:p>166.288055555556</text:p>
          </table:table-cell>
          <table:table-cell table:formula="of:=(700/2)-(1400* LN(TAN((PI() / 4) + (([.F349] * PI() / 180) / 2))) / (2*PI())) - 130" office:value-type="float" office:value="106.253388773995" calcext:value-type="float">
            <text:p>106.253388773995</text:p>
          </table:table-cell>
          <table:table-cell table:formula="of:=COM.MICROSOFT.CONCAT([.H349]; ; &quot;,&quot;; [.I349]; &quot; &quot;; [.H350]; &quot;,&quot;; [.I350])" office:value-type="string" office:string-value="166.288055555556,106.253388773995 164.381722222222,106.523003293317" calcext:value-type="string">
            <text:p>166.288055555556,106.253388773995 164.381722222222,106.523003293317</text:p>
          </table:table-cell>
          <table:table-cell table:formula="of:=COM.MICROSOFT.CONCAT(&quot;&lt;path style=&quot;&quot;fill:#000000;stroke-width:0.97;stroke:#000000;stroke-opacity:1&quot;&quot; d = &quot;&quot;M &quot;; [.J349]; &quot;&quot;&quot; id = &quot;&quot;path&quot;; [.A349]; &quot;&quot;&quot; /&gt;&quot;)" office:value-type="string" office:string-value="&lt;path style=&quot;fill:#000000;stroke-width:0.97;stroke:#000000;stroke-opacity:1&quot; d = &quot;M 166.288055555556,106.253388773995 164.381722222222,106.523003293317&quot; id = &quot;path347&quot; /&gt;" calcext:value-type="string">
            <text:p>&lt;path style="fill:#000000;stroke-width:0.97;stroke:#000000;stroke-opacity:1" d = "M 166.288055555556,106.253388773995 164.381722222222,106.523003293317" id = "path347" /&gt;</text:p>
          </table:table-cell>
          <table:table-cell table:formula="of:=COM.MICROSOFT.CONCAT(&quot;&lt;ellipse style=&quot;&quot;fill:#000000;stroke:#000000;stroke-width:1;stroke-linejoin:round&quot;&quot;&quot;; &quot; id = &quot;&quot;circle&quot;; [.A349]; &quot;&quot;&quot;&quot;; &quot; cx=&quot;&quot;&quot;; [.H349]; &quot;&quot;&quot;&quot;; &quot; cy=&quot;&quot;&quot;; [.I34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47&quot; cx=&quot;166.288055555556&quot; cy=&quot;106.253388773995&quot; rx=&quot;0.9&quot; ry=&quot;0.8&quot; /&gt;" calcext:value-type="string">
            <text:p>&lt;ellipse style="fill:#000000;stroke:#000000;stroke-width:1;stroke-linejoin:round" id = "circle347" cx="166.288055555556" cy="106.253388773995" rx="0.9" ry="0.8" /&gt;</text:p>
          </table:table-cell>
          <table:table-cell table:formula="of:=COM.MICROSOFT.CONCAT([.K349]; &quot; &quot;; [.L349])" office:value-type="string" office:string-value="&lt;path style=&quot;fill:#000000;stroke-width:0.97;stroke:#000000;stroke-opacity:1&quot; d = &quot;M 166.288055555556,106.253388773995 164.381722222222,106.523003293317&quot; id = &quot;path347&quot; /&gt; &lt;ellipse style=&quot;fill:#000000;stroke:#000000;stroke-width:1;stroke-linejoin:round&quot; id = &quot;circle347&quot; cx=&quot;166.288055555556&quot; cy=&quot;106.253388773995&quot; rx=&quot;0.9&quot; ry=&quot;0.8&quot; /&gt;" calcext:value-type="string">
            <text:p>&lt;path style="fill:#000000;stroke-width:0.97;stroke:#000000;stroke-opacity:1" d = "M 166.288055555556,106.253388773995 164.381722222222,106.523003293317" id = "path347" /&gt; &lt;ellipse style="fill:#000000;stroke:#000000;stroke-width:1;stroke-linejoin:round" id = "circle347" cx="166.288055555556" cy="106.253388773995" rx="0.9" ry="0.8" /&gt;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geolog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float" office:value="27.9945" calcext:value-type="float">
            <text:p>27.9945</text:p>
          </table:table-cell>
          <table:table-cell office:value-type="float" office:value="-82.4447" calcext:value-type="float">
            <text:p>-82.4447</text:p>
          </table:table-cell>
          <table:table-cell table:formula="of:=([.G350] + 180) * (1400 / 360) - 215" office:value-type="float" office:value="164.381722222222" calcext:value-type="float">
            <text:p>164.381722222222</text:p>
          </table:table-cell>
          <table:table-cell table:formula="of:=(700/2)-(1400* LN(TAN((PI() / 4) + (([.F350] * PI() / 180) / 2))) / (2*PI())) - 130" office:value-type="float" office:value="106.523003293317" calcext:value-type="float">
            <text:p>106.523003293317</text:p>
          </table:table-cell>
          <table:table-cell table:formula="of:=COM.MICROSOFT.CONCAT([.H350]; ; &quot;,&quot;; [.I350]; &quot; &quot;; [.H351]; &quot;,&quot;; [.I351])" office:value-type="string" office:string-value="164.381722222222,106.523003293317 164.381722222222,106.523003293317" calcext:value-type="string">
            <text:p>164.381722222222,106.523003293317 164.381722222222,106.523003293317</text:p>
          </table:table-cell>
          <table:table-cell table:formula="of:=COM.MICROSOFT.CONCAT(&quot;&lt;path style=&quot;&quot;fill:#000000;stroke-width:0.97;stroke:#000000;stroke-opacity:1&quot;&quot; d = &quot;&quot;M &quot;; [.J350]; &quot;&quot;&quot; id = &quot;&quot;path&quot;; [.A350]; &quot;&quot;&quot; /&gt;&quot;)" office:value-type="string" office:string-value="&lt;path style=&quot;fill:#000000;stroke-width:0.97;stroke:#000000;stroke-opacity:1&quot; d = &quot;M 164.381722222222,106.523003293317 164.381722222222,106.523003293317&quot; id = &quot;path348&quot; /&gt;" calcext:value-type="string">
            <text:p>&lt;path style="fill:#000000;stroke-width:0.97;stroke:#000000;stroke-opacity:1" d = "M 164.381722222222,106.523003293317 164.381722222222,106.523003293317" id = "path348" /&gt;</text:p>
          </table:table-cell>
          <table:table-cell table:formula="of:=COM.MICROSOFT.CONCAT(&quot;&lt;ellipse style=&quot;&quot;fill:#000000;stroke:#000000;stroke-width:1;stroke-linejoin:round&quot;&quot;&quot;; &quot; id = &quot;&quot;circle&quot;; [.A350]; &quot;&quot;&quot;&quot;; &quot; cx=&quot;&quot;&quot;; [.H350]; &quot;&quot;&quot;&quot;; &quot; cy=&quot;&quot;&quot;; [.I35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48&quot; cx=&quot;164.381722222222&quot; cy=&quot;106.523003293317&quot; rx=&quot;0.9&quot; ry=&quot;0.8&quot; /&gt;" calcext:value-type="string">
            <text:p>&lt;ellipse style="fill:#000000;stroke:#000000;stroke-width:1;stroke-linejoin:round" id = "circle348" cx="164.381722222222" cy="106.523003293317" rx="0.9" ry="0.8" /&gt;</text:p>
          </table:table-cell>
          <table:table-cell table:formula="of:=COM.MICROSOFT.CONCAT([.K350]; &quot; &quot;; [.L350])" office:value-type="string" office:string-value="&lt;path style=&quot;fill:#000000;stroke-width:0.97;stroke:#000000;stroke-opacity:1&quot; d = &quot;M 164.381722222222,106.523003293317 164.381722222222,106.523003293317&quot; id = &quot;path348&quot; /&gt; &lt;ellipse style=&quot;fill:#000000;stroke:#000000;stroke-width:1;stroke-linejoin:round&quot; id = &quot;circle348&quot; cx=&quot;164.381722222222&quot; cy=&quot;106.523003293317&quot; rx=&quot;0.9&quot; ry=&quot;0.8&quot; /&gt;" calcext:value-type="string">
            <text:p>&lt;path style="fill:#000000;stroke-width:0.97;stroke:#000000;stroke-opacity:1" d = "M 164.381722222222,106.523003293317 164.381722222222,106.523003293317" id = "path348" /&gt; &lt;ellipse style="fill:#000000;stroke:#000000;stroke-width:1;stroke-linejoin:round" id = "circle348" cx="164.381722222222" cy="106.523003293317" rx="0.9" ry="0.8" /&gt;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fathom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float" office:value="27.9945" calcext:value-type="float">
            <text:p>27.9945</text:p>
          </table:table-cell>
          <table:table-cell office:value-type="float" office:value="-82.4447" calcext:value-type="float">
            <text:p>-82.4447</text:p>
          </table:table-cell>
          <table:table-cell table:formula="of:=([.G351] + 180) * (1400 / 360) - 215" office:value-type="float" office:value="164.381722222222" calcext:value-type="float">
            <text:p>164.381722222222</text:p>
          </table:table-cell>
          <table:table-cell table:formula="of:=(700/2)-(1400* LN(TAN((PI() / 4) + (([.F351] * PI() / 180) / 2))) / (2*PI())) - 130" office:value-type="float" office:value="106.523003293317" calcext:value-type="float">
            <text:p>106.523003293317</text:p>
          </table:table-cell>
          <table:table-cell table:formula="of:=COM.MICROSOFT.CONCAT([.H351]; ; &quot;,&quot;; [.I351]; &quot; &quot;; [.H352]; &quot;,&quot;; [.I352])" office:value-type="string" office:string-value="164.381722222222,106.523003293317 163.524222222222,107.409186187932" calcext:value-type="string">
            <text:p>164.381722222222,106.523003293317 163.524222222222,107.409186187932</text:p>
          </table:table-cell>
          <table:table-cell table:formula="of:=COM.MICROSOFT.CONCAT(&quot;&lt;path style=&quot;&quot;fill:#000000;stroke-width:0.97;stroke:#000000;stroke-opacity:1&quot;&quot; d = &quot;&quot;M &quot;; [.J351]; &quot;&quot;&quot; id = &quot;&quot;path&quot;; [.A351]; &quot;&quot;&quot; /&gt;&quot;)" office:value-type="string" office:string-value="&lt;path style=&quot;fill:#000000;stroke-width:0.97;stroke:#000000;stroke-opacity:1&quot; d = &quot;M 164.381722222222,106.523003293317 163.524222222222,107.409186187932&quot; id = &quot;path349&quot; /&gt;" calcext:value-type="string">
            <text:p>&lt;path style="fill:#000000;stroke-width:0.97;stroke:#000000;stroke-opacity:1" d = "M 164.381722222222,106.523003293317 163.524222222222,107.409186187932" id = "path349" /&gt;</text:p>
          </table:table-cell>
          <table:table-cell table:formula="of:=COM.MICROSOFT.CONCAT(&quot;&lt;ellipse style=&quot;&quot;fill:#000000;stroke:#000000;stroke-width:1;stroke-linejoin:round&quot;&quot;&quot;; &quot; id = &quot;&quot;circle&quot;; [.A351]; &quot;&quot;&quot;&quot;; &quot; cx=&quot;&quot;&quot;; [.H351]; &quot;&quot;&quot;&quot;; &quot; cy=&quot;&quot;&quot;; [.I35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49&quot; cx=&quot;164.381722222222&quot; cy=&quot;106.523003293317&quot; rx=&quot;0.9&quot; ry=&quot;0.8&quot; /&gt;" calcext:value-type="string">
            <text:p>&lt;ellipse style="fill:#000000;stroke:#000000;stroke-width:1;stroke-linejoin:round" id = "circle349" cx="164.381722222222" cy="106.523003293317" rx="0.9" ry="0.8" /&gt;</text:p>
          </table:table-cell>
          <table:table-cell table:formula="of:=COM.MICROSOFT.CONCAT([.K351]; &quot; &quot;; [.L351])" office:value-type="string" office:string-value="&lt;path style=&quot;fill:#000000;stroke-width:0.97;stroke:#000000;stroke-opacity:1&quot; d = &quot;M 164.381722222222,106.523003293317 163.524222222222,107.409186187932&quot; id = &quot;path349&quot; /&gt; &lt;ellipse style=&quot;fill:#000000;stroke:#000000;stroke-width:1;stroke-linejoin:round&quot; id = &quot;circle349&quot; cx=&quot;164.381722222222&quot; cy=&quot;106.523003293317&quot; rx=&quot;0.9&quot; ry=&quot;0.8&quot; /&gt;" calcext:value-type="string">
            <text:p>&lt;path style="fill:#000000;stroke-width:0.97;stroke:#000000;stroke-opacity:1" d = "M 164.381722222222,106.523003293317 163.524222222222,107.409186187932" id = "path349" /&gt; &lt;ellipse style="fill:#000000;stroke:#000000;stroke-width:1;stroke-linejoin:round" id = "circle349" cx="164.381722222222" cy="106.523003293317" rx="0.9" ry="0.8" /&gt;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St. Petersburg</text:p>
          </table:table-cell>
          <table:table-cell office:value-type="float" office:value="27.7931" calcext:value-type="float">
            <text:p>27.7931</text:p>
          </table:table-cell>
          <table:table-cell office:value-type="float" office:value="-82.6652" calcext:value-type="float">
            <text:p>-82.6652</text:p>
          </table:table-cell>
          <table:table-cell table:formula="of:=([.G352] + 180) * (1400 / 360) - 215" office:value-type="float" office:value="163.524222222222" calcext:value-type="float">
            <text:p>163.524222222222</text:p>
          </table:table-cell>
          <table:table-cell table:formula="of:=(700/2)-(1400* LN(TAN((PI() / 4) + (([.F352] * PI() / 180) / 2))) / (2*PI())) - 130" office:value-type="float" office:value="107.409186187932" calcext:value-type="float">
            <text:p>107.409186187932</text:p>
          </table:table-cell>
          <table:table-cell table:formula="of:=COM.MICROSOFT.CONCAT([.H352]; ; &quot;,&quot;; [.I352]; &quot; &quot;; [.H353]; &quot;,&quot;; [.I353])" office:value-type="string" office:string-value="163.524222222222,107.409186187932 165.342277777778,110.631662903189" calcext:value-type="string">
            <text:p>163.524222222222,107.409186187932 165.342277777778,110.631662903189</text:p>
          </table:table-cell>
          <table:table-cell table:formula="of:=COM.MICROSOFT.CONCAT(&quot;&lt;path style=&quot;&quot;fill:#000000;stroke-width:0.97;stroke:#000000;stroke-opacity:1&quot;&quot; d = &quot;&quot;M &quot;; [.J352]; &quot;&quot;&quot; id = &quot;&quot;path&quot;; [.A352]; &quot;&quot;&quot; /&gt;&quot;)" office:value-type="string" office:string-value="&lt;path style=&quot;fill:#000000;stroke-width:0.97;stroke:#000000;stroke-opacity:1&quot; d = &quot;M 163.524222222222,107.409186187932 165.342277777778,110.631662903189&quot; id = &quot;path350&quot; /&gt;" calcext:value-type="string">
            <text:p>&lt;path style="fill:#000000;stroke-width:0.97;stroke:#000000;stroke-opacity:1" d = "M 163.524222222222,107.409186187932 165.342277777778,110.631662903189" id = "path350" /&gt;</text:p>
          </table:table-cell>
          <table:table-cell table:formula="of:=COM.MICROSOFT.CONCAT(&quot;&lt;ellipse style=&quot;&quot;fill:#000000;stroke:#000000;stroke-width:1;stroke-linejoin:round&quot;&quot;&quot;; &quot; id = &quot;&quot;circle&quot;; [.A352]; &quot;&quot;&quot;&quot;; &quot; cx=&quot;&quot;&quot;; [.H352]; &quot;&quot;&quot;&quot;; &quot; cy=&quot;&quot;&quot;; [.I35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50&quot; cx=&quot;163.524222222222&quot; cy=&quot;107.409186187932&quot; rx=&quot;0.9&quot; ry=&quot;0.8&quot; /&gt;" calcext:value-type="string">
            <text:p>&lt;ellipse style="fill:#000000;stroke:#000000;stroke-width:1;stroke-linejoin:round" id = "circle350" cx="163.524222222222" cy="107.409186187932" rx="0.9" ry="0.8" /&gt;</text:p>
          </table:table-cell>
          <table:table-cell table:formula="of:=COM.MICROSOFT.CONCAT([.K352]; &quot; &quot;; [.L352])" office:value-type="string" office:string-value="&lt;path style=&quot;fill:#000000;stroke-width:0.97;stroke:#000000;stroke-opacity:1&quot; d = &quot;M 163.524222222222,107.409186187932 165.342277777778,110.631662903189&quot; id = &quot;path350&quot; /&gt; &lt;ellipse style=&quot;fill:#000000;stroke:#000000;stroke-width:1;stroke-linejoin:round&quot; id = &quot;circle350&quot; cx=&quot;163.524222222222&quot; cy=&quot;107.409186187932&quot; rx=&quot;0.9&quot; ry=&quot;0.8&quot; /&gt;" calcext:value-type="string">
            <text:p>&lt;path style="fill:#000000;stroke-width:0.97;stroke:#000000;stroke-opacity:1" d = "M 163.524222222222,107.409186187932 165.342277777778,110.631662903189" id = "path350" /&gt; &lt;ellipse style="fill:#000000;stroke:#000000;stroke-width:1;stroke-linejoin:round" id = "circle350" cx="163.524222222222" cy="107.409186187932" rx="0.9" ry="0.8" /&gt;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orth Port</text:p>
          </table:table-cell>
          <table:table-cell office:value-type="float" office:value="27.0576" calcext:value-type="float">
            <text:p>27.0576</text:p>
          </table:table-cell>
          <table:table-cell office:value-type="float" office:value="-82.1977" calcext:value-type="float">
            <text:p>-82.1977</text:p>
          </table:table-cell>
          <table:table-cell table:formula="of:=([.G353] + 180) * (1400 / 360) - 215" office:value-type="float" office:value="165.342277777778" calcext:value-type="float">
            <text:p>165.342277777778</text:p>
          </table:table-cell>
          <table:table-cell table:formula="of:=(700/2)-(1400* LN(TAN((PI() / 4) + (([.F353] * PI() / 180) / 2))) / (2*PI())) - 130" office:value-type="float" office:value="110.631662903189" calcext:value-type="float">
            <text:p>110.631662903189</text:p>
          </table:table-cell>
          <table:table-cell table:formula="of:=COM.MICROSOFT.CONCAT([.H353]; ; &quot;,&quot;; [.I353]; &quot; &quot;; [.H354]; &quot;,&quot;; [.I354])" office:value-type="string" office:string-value="165.342277777778,110.631662903189 166.127833333333,112.43317705624" calcext:value-type="string">
            <text:p>165.342277777778,110.631662903189 166.127833333333,112.43317705624</text:p>
          </table:table-cell>
          <table:table-cell table:formula="of:=COM.MICROSOFT.CONCAT(&quot;&lt;path style=&quot;&quot;fill:#000000;stroke-width:0.97;stroke:#000000;stroke-opacity:1&quot;&quot; d = &quot;&quot;M &quot;; [.J353]; &quot;&quot;&quot; id = &quot;&quot;path&quot;; [.A353]; &quot;&quot;&quot; /&gt;&quot;)" office:value-type="string" office:string-value="&lt;path style=&quot;fill:#000000;stroke-width:0.97;stroke:#000000;stroke-opacity:1&quot; d = &quot;M 165.342277777778,110.631662903189 166.127833333333,112.43317705624&quot; id = &quot;path351&quot; /&gt;" calcext:value-type="string">
            <text:p>&lt;path style="fill:#000000;stroke-width:0.97;stroke:#000000;stroke-opacity:1" d = "M 165.342277777778,110.631662903189 166.127833333333,112.43317705624" id = "path351" /&gt;</text:p>
          </table:table-cell>
          <table:table-cell table:formula="of:=COM.MICROSOFT.CONCAT(&quot;&lt;ellipse style=&quot;&quot;fill:#000000;stroke:#000000;stroke-width:1;stroke-linejoin:round&quot;&quot;&quot;; &quot; id = &quot;&quot;circle&quot;; [.A353]; &quot;&quot;&quot;&quot;; &quot; cx=&quot;&quot;&quot;; [.H353]; &quot;&quot;&quot;&quot;; &quot; cy=&quot;&quot;&quot;; [.I353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51&quot; cx=&quot;165.342277777778&quot; cy=&quot;110.631662903189&quot; rx=&quot;0.9&quot; ry=&quot;0.8&quot; /&gt;" calcext:value-type="string">
            <text:p>&lt;ellipse style="fill:#000000;stroke:#000000;stroke-width:1;stroke-linejoin:round" id = "circle351" cx="165.342277777778" cy="110.631662903189" rx="0.9" ry="0.8" /&gt;</text:p>
          </table:table-cell>
          <table:table-cell table:formula="of:=COM.MICROSOFT.CONCAT([.K353]; &quot; &quot;; [.L353])" office:value-type="string" office:string-value="&lt;path style=&quot;fill:#000000;stroke-width:0.97;stroke:#000000;stroke-opacity:1&quot; d = &quot;M 165.342277777778,110.631662903189 166.127833333333,112.43317705624&quot; id = &quot;path351&quot; /&gt; &lt;ellipse style=&quot;fill:#000000;stroke:#000000;stroke-width:1;stroke-linejoin:round&quot; id = &quot;circle351&quot; cx=&quot;165.342277777778&quot; cy=&quot;110.631662903189&quot; rx=&quot;0.9&quot; ry=&quot;0.8&quot; /&gt;" calcext:value-type="string">
            <text:p>&lt;path style="fill:#000000;stroke-width:0.97;stroke:#000000;stroke-opacity:1" d = "M 165.342277777778,110.631662903189 166.127833333333,112.43317705624" id = "path351" /&gt; &lt;ellipse style="fill:#000000;stroke:#000000;stroke-width:1;stroke-linejoin:round" id = "circle351" cx="165.342277777778" cy="110.631662903189" rx="0.9" ry="0.8" /&gt;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imb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Cape Coral</text:p>
          </table:table-cell>
          <table:table-cell office:value-type="float" office:value="26.6443" calcext:value-type="float">
            <text:p>26.6443</text:p>
          </table:table-cell>
          <table:table-cell office:value-type="float" office:value="-81.9957" calcext:value-type="float">
            <text:p>-81.9957</text:p>
          </table:table-cell>
          <table:table-cell table:formula="of:=([.G354] + 180) * (1400 / 360) - 215" office:value-type="float" office:value="166.127833333333" calcext:value-type="float">
            <text:p>166.127833333333</text:p>
          </table:table-cell>
          <table:table-cell table:formula="of:=(700/2)-(1400* LN(TAN((PI() / 4) + (([.F354] * PI() / 180) / 2))) / (2*PI())) - 130" office:value-type="float" office:value="112.43317705624" calcext:value-type="float">
            <text:p>112.43317705624</text:p>
          </table:table-cell>
          <table:table-cell table:formula="of:=COM.MICROSOFT.CONCAT([.H354]; ; &quot;,&quot;; [.I354]; &quot; &quot;; [.H355]; &quot;,&quot;; [.I355])" office:value-type="string" office:string-value="166.127833333333,112.43317705624 172.378444444444,109.661261162213" calcext:value-type="string">
            <text:p>166.127833333333,112.43317705624 172.378444444444,109.661261162213</text:p>
          </table:table-cell>
          <table:table-cell table:formula="of:=COM.MICROSOFT.CONCAT(&quot;&lt;path style=&quot;&quot;fill:#000000;stroke-width:0.97;stroke:#000000;stroke-opacity:1&quot;&quot; d = &quot;&quot;M &quot;; [.J354]; &quot;&quot;&quot; id = &quot;&quot;path&quot;; [.A354]; &quot;&quot;&quot; /&gt;&quot;)" office:value-type="string" office:string-value="&lt;path style=&quot;fill:#000000;stroke-width:0.97;stroke:#000000;stroke-opacity:1&quot; d = &quot;M 166.127833333333,112.43317705624 172.378444444444,109.661261162213&quot; id = &quot;path352&quot; /&gt;" calcext:value-type="string">
            <text:p>&lt;path style="fill:#000000;stroke-width:0.97;stroke:#000000;stroke-opacity:1" d = "M 166.127833333333,112.43317705624 172.378444444444,109.661261162213" id = "path352" /&gt;</text:p>
          </table:table-cell>
          <table:table-cell table:formula="of:=COM.MICROSOFT.CONCAT(&quot;&lt;ellipse style=&quot;&quot;fill:#000000;stroke:#000000;stroke-width:1;stroke-linejoin:round&quot;&quot;&quot;; &quot; id = &quot;&quot;circle&quot;; [.A354]; &quot;&quot;&quot;&quot;; &quot; cx=&quot;&quot;&quot;; [.H354]; &quot;&quot;&quot;&quot;; &quot; cy=&quot;&quot;&quot;; [.I354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52&quot; cx=&quot;166.127833333333&quot; cy=&quot;112.43317705624&quot; rx=&quot;0.9&quot; ry=&quot;0.8&quot; /&gt;" calcext:value-type="string">
            <text:p>&lt;ellipse style="fill:#000000;stroke:#000000;stroke-width:1;stroke-linejoin:round" id = "circle352" cx="166.127833333333" cy="112.43317705624" rx="0.9" ry="0.8" /&gt;</text:p>
          </table:table-cell>
          <table:table-cell table:formula="of:=COM.MICROSOFT.CONCAT([.K354]; &quot; &quot;; [.L354])" office:value-type="string" office:string-value="&lt;path style=&quot;fill:#000000;stroke-width:0.97;stroke:#000000;stroke-opacity:1&quot; d = &quot;M 166.127833333333,112.43317705624 172.378444444444,109.661261162213&quot; id = &quot;path352&quot; /&gt; &lt;ellipse style=&quot;fill:#000000;stroke:#000000;stroke-width:1;stroke-linejoin:round&quot; id = &quot;circle352&quot; cx=&quot;166.127833333333&quot; cy=&quot;112.43317705624&quot; rx=&quot;0.9&quot; ry=&quot;0.8&quot; /&gt;" calcext:value-type="string">
            <text:p>&lt;path style="fill:#000000;stroke-width:0.97;stroke:#000000;stroke-opacity:1" d = "M 166.127833333333,112.43317705624 172.378444444444,109.661261162213" id = "path352" /&gt; &lt;ellipse style="fill:#000000;stroke:#000000;stroke-width:1;stroke-linejoin:round" id = "circle352" cx="166.127833333333" cy="112.43317705624" rx="0.9" ry="0.8" /&gt;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Port St. Lucie</text:p>
          </table:table-cell>
          <table:table-cell office:value-type="float" office:value="27.2796" calcext:value-type="float">
            <text:p>27.2796</text:p>
          </table:table-cell>
          <table:table-cell office:value-type="float" office:value="-80.3884" calcext:value-type="float">
            <text:p>-80.3884</text:p>
          </table:table-cell>
          <table:table-cell table:formula="of:=([.G355] + 180) * (1400 / 360) - 215" office:value-type="float" office:value="172.378444444444" calcext:value-type="float">
            <text:p>172.378444444444</text:p>
          </table:table-cell>
          <table:table-cell table:formula="of:=(700/2)-(1400* LN(TAN((PI() / 4) + (([.F355] * PI() / 180) / 2))) / (2*PI())) - 130" office:value-type="float" office:value="109.661261162213" calcext:value-type="float">
            <text:p>109.661261162213</text:p>
          </table:table-cell>
          <table:table-cell table:formula="of:=COM.MICROSOFT.CONCAT([.H355]; ; &quot;,&quot;; [.I355]; &quot; &quot;; [.H356]; &quot;,&quot;; [.I356])" office:value-type="string" office:string-value="172.378444444444,109.661261162213 173.375555555556,111.986571449172" calcext:value-type="string">
            <text:p>172.378444444444,109.661261162213 173.375555555556,111.986571449172</text:p>
          </table:table-cell>
          <table:table-cell table:formula="of:=COM.MICROSOFT.CONCAT(&quot;&lt;path style=&quot;&quot;fill:#000000;stroke-width:0.97;stroke:#000000;stroke-opacity:1&quot;&quot; d = &quot;&quot;M &quot;; [.J355]; &quot;&quot;&quot; id = &quot;&quot;path&quot;; [.A355]; &quot;&quot;&quot; /&gt;&quot;)" office:value-type="string" office:string-value="&lt;path style=&quot;fill:#000000;stroke-width:0.97;stroke:#000000;stroke-opacity:1&quot; d = &quot;M 172.378444444444,109.661261162213 173.375555555556,111.986571449172&quot; id = &quot;path353&quot; /&gt;" calcext:value-type="string">
            <text:p>&lt;path style="fill:#000000;stroke-width:0.97;stroke:#000000;stroke-opacity:1" d = "M 172.378444444444,109.661261162213 173.375555555556,111.986571449172" id = "path353" /&gt;</text:p>
          </table:table-cell>
          <table:table-cell table:formula="of:=COM.MICROSOFT.CONCAT(&quot;&lt;ellipse style=&quot;&quot;fill:#000000;stroke:#000000;stroke-width:1;stroke-linejoin:round&quot;&quot;&quot;; &quot; id = &quot;&quot;circle&quot;; [.A355]; &quot;&quot;&quot;&quot;; &quot; cx=&quot;&quot;&quot;; [.H355]; &quot;&quot;&quot;&quot;; &quot; cy=&quot;&quot;&quot;; [.I355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53&quot; cx=&quot;172.378444444444&quot; cy=&quot;109.661261162213&quot; rx=&quot;0.9&quot; ry=&quot;0.8&quot; /&gt;" calcext:value-type="string">
            <text:p>&lt;ellipse style="fill:#000000;stroke:#000000;stroke-width:1;stroke-linejoin:round" id = "circle353" cx="172.378444444444" cy="109.661261162213" rx="0.9" ry="0.8" /&gt;</text:p>
          </table:table-cell>
          <table:table-cell table:formula="of:=COM.MICROSOFT.CONCAT([.K355]; &quot; &quot;; [.L355])" office:value-type="string" office:string-value="&lt;path style=&quot;fill:#000000;stroke-width:0.97;stroke:#000000;stroke-opacity:1&quot; d = &quot;M 172.378444444444,109.661261162213 173.375555555556,111.986571449172&quot; id = &quot;path353&quot; /&gt; &lt;ellipse style=&quot;fill:#000000;stroke:#000000;stroke-width:1;stroke-linejoin:round&quot; id = &quot;circle353&quot; cx=&quot;172.378444444444&quot; cy=&quot;109.661261162213&quot; rx=&quot;0.9&quot; ry=&quot;0.8&quot; /&gt;" calcext:value-type="string">
            <text:p>&lt;path style="fill:#000000;stroke-width:0.97;stroke:#000000;stroke-opacity:1" d = "M 172.378444444444,109.661261162213 173.375555555556,111.986571449172" id = "path353" /&gt; &lt;ellipse style="fill:#000000;stroke:#000000;stroke-width:1;stroke-linejoin:round" id = "circle353" cx="172.378444444444" cy="109.661261162213" rx="0.9" ry="0.8" /&gt;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alleged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West Palm Beach</text:p>
          </table:table-cell>
          <table:table-cell office:value-type="float" office:value="26.7469" calcext:value-type="float">
            <text:p>26.7469</text:p>
          </table:table-cell>
          <table:table-cell office:value-type="float" office:value="-80.132" calcext:value-type="float">
            <text:p>-80.132</text:p>
          </table:table-cell>
          <table:table-cell table:formula="of:=([.G356] + 180) * (1400 / 360) - 215" office:value-type="float" office:value="173.375555555556" calcext:value-type="float">
            <text:p>173.375555555556</text:p>
          </table:table-cell>
          <table:table-cell table:formula="of:=(700/2)-(1400* LN(TAN((PI() / 4) + (([.F356] * PI() / 180) / 2))) / (2*PI())) - 130" office:value-type="float" office:value="111.986571449172" calcext:value-type="float">
            <text:p>111.986571449172</text:p>
          </table:table-cell>
          <table:table-cell table:formula="of:=COM.MICROSOFT.CONCAT([.H356]; ; &quot;,&quot;; [.I356]; &quot; &quot;; [.H357]; &quot;,&quot;; [.I357])" office:value-type="string" office:string-value="173.375555555556,111.986571449172 173.375555555556,111.986571449172" calcext:value-type="string">
            <text:p>173.375555555556,111.986571449172 173.375555555556,111.986571449172</text:p>
          </table:table-cell>
          <table:table-cell table:formula="of:=COM.MICROSOFT.CONCAT(&quot;&lt;path style=&quot;&quot;fill:#000000;stroke-width:0.97;stroke:#000000;stroke-opacity:1&quot;&quot; d = &quot;&quot;M &quot;; [.J356]; &quot;&quot;&quot; id = &quot;&quot;path&quot;; [.A356]; &quot;&quot;&quot; /&gt;&quot;)" office:value-type="string" office:string-value="&lt;path style=&quot;fill:#000000;stroke-width:0.97;stroke:#000000;stroke-opacity:1&quot; d = &quot;M 173.375555555556,111.986571449172 173.375555555556,111.986571449172&quot; id = &quot;path354&quot; /&gt;" calcext:value-type="string">
            <text:p>&lt;path style="fill:#000000;stroke-width:0.97;stroke:#000000;stroke-opacity:1" d = "M 173.375555555556,111.986571449172 173.375555555556,111.986571449172" id = "path354" /&gt;</text:p>
          </table:table-cell>
          <table:table-cell table:formula="of:=COM.MICROSOFT.CONCAT(&quot;&lt;ellipse style=&quot;&quot;fill:#000000;stroke:#000000;stroke-width:1;stroke-linejoin:round&quot;&quot;&quot;; &quot; id = &quot;&quot;circle&quot;; [.A356]; &quot;&quot;&quot;&quot;; &quot; cx=&quot;&quot;&quot;; [.H356]; &quot;&quot;&quot;&quot;; &quot; cy=&quot;&quot;&quot;; [.I356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54&quot; cx=&quot;173.375555555556&quot; cy=&quot;111.986571449172&quot; rx=&quot;0.9&quot; ry=&quot;0.8&quot; /&gt;" calcext:value-type="string">
            <text:p>&lt;ellipse style="fill:#000000;stroke:#000000;stroke-width:1;stroke-linejoin:round" id = "circle354" cx="173.375555555556" cy="111.986571449172" rx="0.9" ry="0.8" /&gt;</text:p>
          </table:table-cell>
          <table:table-cell table:formula="of:=COM.MICROSOFT.CONCAT([.K356]; &quot; &quot;; [.L356])" office:value-type="string" office:string-value="&lt;path style=&quot;fill:#000000;stroke-width:0.97;stroke:#000000;stroke-opacity:1&quot; d = &quot;M 173.375555555556,111.986571449172 173.375555555556,111.986571449172&quot; id = &quot;path354&quot; /&gt; &lt;ellipse style=&quot;fill:#000000;stroke:#000000;stroke-width:1;stroke-linejoin:round&quot; id = &quot;circle354&quot; cx=&quot;173.375555555556&quot; cy=&quot;111.986571449172&quot; rx=&quot;0.9&quot; ry=&quot;0.8&quot; /&gt;" calcext:value-type="string">
            <text:p>&lt;path style="fill:#000000;stroke-width:0.97;stroke:#000000;stroke-opacity:1" d = "M 173.375555555556,111.986571449172 173.375555555556,111.986571449172" id = "path354" /&gt; &lt;ellipse style="fill:#000000;stroke:#000000;stroke-width:1;stroke-linejoin:round" id = "circle354" cx="173.375555555556" cy="111.986571449172" rx="0.9" ry="0.8" /&gt;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conve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West Palm Beach</text:p>
          </table:table-cell>
          <table:table-cell office:value-type="float" office:value="26.7469" calcext:value-type="float">
            <text:p>26.7469</text:p>
          </table:table-cell>
          <table:table-cell office:value-type="float" office:value="-80.132" calcext:value-type="float">
            <text:p>-80.132</text:p>
          </table:table-cell>
          <table:table-cell table:formula="of:=([.G357] + 180) * (1400 / 360) - 215" office:value-type="float" office:value="173.375555555556" calcext:value-type="float">
            <text:p>173.375555555556</text:p>
          </table:table-cell>
          <table:table-cell table:formula="of:=(700/2)-(1400* LN(TAN((PI() / 4) + (([.F357] * PI() / 180) / 2))) / (2*PI())) - 130" office:value-type="float" office:value="111.986571449172" calcext:value-type="float">
            <text:p>111.986571449172</text:p>
          </table:table-cell>
          <table:table-cell table:formula="of:=COM.MICROSOFT.CONCAT([.H357]; ; &quot;,&quot;; [.I357]; &quot; &quot;; [.H358]; &quot;,&quot;; [.I358])" office:value-type="string" office:string-value="173.375555555556,111.986571449172 173.319555555556,114.617346782221" calcext:value-type="string">
            <text:p>173.375555555556,111.986571449172 173.319555555556,114.617346782221</text:p>
          </table:table-cell>
          <table:table-cell table:formula="of:=COM.MICROSOFT.CONCAT(&quot;&lt;path style=&quot;&quot;fill:#000000;stroke-width:0.97;stroke:#000000;stroke-opacity:1&quot;&quot; d = &quot;&quot;M &quot;; [.J357]; &quot;&quot;&quot; id = &quot;&quot;path&quot;; [.A357]; &quot;&quot;&quot; /&gt;&quot;)" office:value-type="string" office:string-value="&lt;path style=&quot;fill:#000000;stroke-width:0.97;stroke:#000000;stroke-opacity:1&quot; d = &quot;M 173.375555555556,111.986571449172 173.319555555556,114.617346782221&quot; id = &quot;path355&quot; /&gt;" calcext:value-type="string">
            <text:p>&lt;path style="fill:#000000;stroke-width:0.97;stroke:#000000;stroke-opacity:1" d = "M 173.375555555556,111.986571449172 173.319555555556,114.617346782221" id = "path355" /&gt;</text:p>
          </table:table-cell>
          <table:table-cell table:formula="of:=COM.MICROSOFT.CONCAT(&quot;&lt;ellipse style=&quot;&quot;fill:#000000;stroke:#000000;stroke-width:1;stroke-linejoin:round&quot;&quot;&quot;; &quot; id = &quot;&quot;circle&quot;; [.A357]; &quot;&quot;&quot;&quot;; &quot; cx=&quot;&quot;&quot;; [.H357]; &quot;&quot;&quot;&quot;; &quot; cy=&quot;&quot;&quot;; [.I357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55&quot; cx=&quot;173.375555555556&quot; cy=&quot;111.986571449172&quot; rx=&quot;0.9&quot; ry=&quot;0.8&quot; /&gt;" calcext:value-type="string">
            <text:p>&lt;ellipse style="fill:#000000;stroke:#000000;stroke-width:1;stroke-linejoin:round" id = "circle355" cx="173.375555555556" cy="111.986571449172" rx="0.9" ry="0.8" /&gt;</text:p>
          </table:table-cell>
          <table:table-cell table:formula="of:=COM.MICROSOFT.CONCAT([.K357]; &quot; &quot;; [.L357])" office:value-type="string" office:string-value="&lt;path style=&quot;fill:#000000;stroke-width:0.97;stroke:#000000;stroke-opacity:1&quot; d = &quot;M 173.375555555556,111.986571449172 173.319555555556,114.617346782221&quot; id = &quot;path355&quot; /&gt; &lt;ellipse style=&quot;fill:#000000;stroke:#000000;stroke-width:1;stroke-linejoin:round&quot; id = &quot;circle355&quot; cx=&quot;173.375555555556&quot; cy=&quot;111.986571449172&quot; rx=&quot;0.9&quot; ry=&quot;0.8&quot; /&gt;" calcext:value-type="string">
            <text:p>&lt;path style="fill:#000000;stroke-width:0.97;stroke:#000000;stroke-opacity:1" d = "M 173.375555555556,111.986571449172 173.319555555556,114.617346782221" id = "path355" /&gt; &lt;ellipse style="fill:#000000;stroke:#000000;stroke-width:1;stroke-linejoin:round" id = "circle355" cx="173.375555555556" cy="111.986571449172" rx="0.9" ry="0.8" /&gt;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float" office:value="26.1412" calcext:value-type="float">
            <text:p>26.1412</text:p>
          </table:table-cell>
          <table:table-cell office:value-type="float" office:value="-80.1464" calcext:value-type="float">
            <text:p>-80.1464</text:p>
          </table:table-cell>
          <table:table-cell table:formula="of:=([.G358] + 180) * (1400 / 360) - 215" office:value-type="float" office:value="173.319555555556" calcext:value-type="float">
            <text:p>173.319555555556</text:p>
          </table:table-cell>
          <table:table-cell table:formula="of:=(700/2)-(1400* LN(TAN((PI() / 4) + (([.F358] * PI() / 180) / 2))) / (2*PI())) - 130" office:value-type="float" office:value="114.617346782221" calcext:value-type="float">
            <text:p>114.617346782221</text:p>
          </table:table-cell>
          <table:table-cell table:formula="of:=COM.MICROSOFT.CONCAT([.H358]; ; &quot;,&quot;; [.I358]; &quot; &quot;; [.H359]; &quot;,&quot;; [.I359])" office:value-type="string" office:string-value="173.319555555556,114.617346782221 173.319555555556,114.617346782221" calcext:value-type="string">
            <text:p>173.319555555556,114.617346782221 173.319555555556,114.617346782221</text:p>
          </table:table-cell>
          <table:table-cell table:formula="of:=COM.MICROSOFT.CONCAT(&quot;&lt;path style=&quot;&quot;fill:#000000;stroke-width:0.97;stroke:#000000;stroke-opacity:1&quot;&quot; d = &quot;&quot;M &quot;; [.J358]; &quot;&quot;&quot; id = &quot;&quot;path&quot;; [.A358]; &quot;&quot;&quot; /&gt;&quot;)" office:value-type="string" office:string-value="&lt;path style=&quot;fill:#000000;stroke-width:0.97;stroke:#000000;stroke-opacity:1&quot; d = &quot;M 173.319555555556,114.617346782221 173.319555555556,114.617346782221&quot; id = &quot;path356&quot; /&gt;" calcext:value-type="string">
            <text:p>&lt;path style="fill:#000000;stroke-width:0.97;stroke:#000000;stroke-opacity:1" d = "M 173.319555555556,114.617346782221 173.319555555556,114.617346782221" id = "path356" /&gt;</text:p>
          </table:table-cell>
          <table:table-cell table:formula="of:=COM.MICROSOFT.CONCAT(&quot;&lt;ellipse style=&quot;&quot;fill:#000000;stroke:#000000;stroke-width:1;stroke-linejoin:round&quot;&quot;&quot;; &quot; id = &quot;&quot;circle&quot;; [.A358]; &quot;&quot;&quot;&quot;; &quot; cx=&quot;&quot;&quot;; [.H358]; &quot;&quot;&quot;&quot;; &quot; cy=&quot;&quot;&quot;; [.I358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56&quot; cx=&quot;173.319555555556&quot; cy=&quot;114.617346782221&quot; rx=&quot;0.9&quot; ry=&quot;0.8&quot; /&gt;" calcext:value-type="string">
            <text:p>&lt;ellipse style="fill:#000000;stroke:#000000;stroke-width:1;stroke-linejoin:round" id = "circle356" cx="173.319555555556" cy="114.617346782221" rx="0.9" ry="0.8" /&gt;</text:p>
          </table:table-cell>
          <table:table-cell table:formula="of:=COM.MICROSOFT.CONCAT([.K358]; &quot; &quot;; [.L358])" office:value-type="string" office:string-value="&lt;path style=&quot;fill:#000000;stroke-width:0.97;stroke:#000000;stroke-opacity:1&quot; d = &quot;M 173.319555555556,114.617346782221 173.319555555556,114.617346782221&quot; id = &quot;path356&quot; /&gt; &lt;ellipse style=&quot;fill:#000000;stroke:#000000;stroke-width:1;stroke-linejoin:round&quot; id = &quot;circle356&quot; cx=&quot;173.319555555556&quot; cy=&quot;114.617346782221&quot; rx=&quot;0.9&quot; ry=&quot;0.8&quot; /&gt;" calcext:value-type="string">
            <text:p>&lt;path style="fill:#000000;stroke-width:0.97;stroke:#000000;stroke-opacity:1" d = "M 173.319555555556,114.617346782221 173.319555555556,114.617346782221" id = "path356" /&gt; &lt;ellipse style="fill:#000000;stroke:#000000;stroke-width:1;stroke-linejoin:round" id = "circle356" cx="173.319555555556" cy="114.617346782221" rx="0.9" ry="0.8" /&gt;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float" office:value="26.1412" calcext:value-type="float">
            <text:p>26.1412</text:p>
          </table:table-cell>
          <table:table-cell office:value-type="float" office:value="-80.1464" calcext:value-type="float">
            <text:p>-80.1464</text:p>
          </table:table-cell>
          <table:table-cell table:formula="of:=([.G359] + 180) * (1400 / 360) - 215" office:value-type="float" office:value="173.319555555556" calcext:value-type="float">
            <text:p>173.319555555556</text:p>
          </table:table-cell>
          <table:table-cell table:formula="of:=(700/2)-(1400* LN(TAN((PI() / 4) + (([.F359] * PI() / 180) / 2))) / (2*PI())) - 130" office:value-type="float" office:value="114.617346782221" calcext:value-type="float">
            <text:p>114.617346782221</text:p>
          </table:table-cell>
          <table:table-cell table:formula="of:=COM.MICROSOFT.CONCAT([.H359]; ; &quot;,&quot;; [.I359]; &quot; &quot;; [.H360]; &quot;,&quot;; [.I360])" office:value-type="string" office:string-value="173.319555555556,114.617346782221 173.071833333333,116.162386626184" calcext:value-type="string">
            <text:p>173.319555555556,114.617346782221 173.071833333333,116.162386626184</text:p>
          </table:table-cell>
          <table:table-cell table:formula="of:=COM.MICROSOFT.CONCAT(&quot;&lt;path style=&quot;&quot;fill:#000000;stroke-width:0.97;stroke:#000000;stroke-opacity:1&quot;&quot; d = &quot;&quot;M &quot;; [.J359]; &quot;&quot;&quot; id = &quot;&quot;path&quot;; [.A359]; &quot;&quot;&quot; /&gt;&quot;)" office:value-type="string" office:string-value="&lt;path style=&quot;fill:#000000;stroke-width:0.97;stroke:#000000;stroke-opacity:1&quot; d = &quot;M 173.319555555556,114.617346782221 173.071833333333,116.162386626184&quot; id = &quot;path357&quot; /&gt;" calcext:value-type="string">
            <text:p>&lt;path style="fill:#000000;stroke-width:0.97;stroke:#000000;stroke-opacity:1" d = "M 173.319555555556,114.617346782221 173.071833333333,116.162386626184" id = "path357" /&gt;</text:p>
          </table:table-cell>
          <table:table-cell table:formula="of:=COM.MICROSOFT.CONCAT(&quot;&lt;ellipse style=&quot;&quot;fill:#000000;stroke:#000000;stroke-width:1;stroke-linejoin:round&quot;&quot;&quot;; &quot; id = &quot;&quot;circle&quot;; [.A359]; &quot;&quot;&quot;&quot;; &quot; cx=&quot;&quot;&quot;; [.H359]; &quot;&quot;&quot;&quot;; &quot; cy=&quot;&quot;&quot;; [.I359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57&quot; cx=&quot;173.319555555556&quot; cy=&quot;114.617346782221&quot; rx=&quot;0.9&quot; ry=&quot;0.8&quot; /&gt;" calcext:value-type="string">
            <text:p>&lt;ellipse style="fill:#000000;stroke:#000000;stroke-width:1;stroke-linejoin:round" id = "circle357" cx="173.319555555556" cy="114.617346782221" rx="0.9" ry="0.8" /&gt;</text:p>
          </table:table-cell>
          <table:table-cell table:formula="of:=COM.MICROSOFT.CONCAT([.K359]; &quot; &quot;; [.L359])" office:value-type="string" office:string-value="&lt;path style=&quot;fill:#000000;stroke-width:0.97;stroke:#000000;stroke-opacity:1&quot; d = &quot;M 173.319555555556,114.617346782221 173.071833333333,116.162386626184&quot; id = &quot;path357&quot; /&gt; &lt;ellipse style=&quot;fill:#000000;stroke:#000000;stroke-width:1;stroke-linejoin:round&quot; id = &quot;circle357&quot; cx=&quot;173.319555555556&quot; cy=&quot;114.617346782221&quot; rx=&quot;0.9&quot; ry=&quot;0.8&quot; /&gt;" calcext:value-type="string">
            <text:p>&lt;path style="fill:#000000;stroke-width:0.97;stroke:#000000;stroke-opacity:1" d = "M 173.319555555556,114.617346782221 173.071833333333,116.162386626184" id = "path357" /&gt; &lt;ellipse style="fill:#000000;stroke:#000000;stroke-width:1;stroke-linejoin:round" id = "circle357" cx="173.319555555556" cy="114.617346782221" rx="0.9" ry="0.8" /&gt;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mostl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float" office:value="25.784" calcext:value-type="float">
            <text:p>25.784</text:p>
          </table:table-cell>
          <table:table-cell office:value-type="float" office:value="-80.2101" calcext:value-type="float">
            <text:p>-80.2101</text:p>
          </table:table-cell>
          <table:table-cell table:formula="of:=([.G360] + 180) * (1400 / 360) - 215" office:value-type="float" office:value="173.071833333333" calcext:value-type="float">
            <text:p>173.071833333333</text:p>
          </table:table-cell>
          <table:table-cell table:formula="of:=(700/2)-(1400* LN(TAN((PI() / 4) + (([.F360] * PI() / 180) / 2))) / (2*PI())) - 130" office:value-type="float" office:value="116.162386626184" calcext:value-type="float">
            <text:p>116.162386626184</text:p>
          </table:table-cell>
          <table:table-cell table:formula="of:=COM.MICROSOFT.CONCAT([.H360]; ; &quot;,&quot;; [.I360]; &quot; &quot;; [.H361]; &quot;,&quot;; [.I361])" office:value-type="string" office:string-value="173.071833333333,116.162386626184 173.071833333333,116.162386626184" calcext:value-type="string">
            <text:p>173.071833333333,116.162386626184 173.071833333333,116.162386626184</text:p>
          </table:table-cell>
          <table:table-cell table:formula="of:=COM.MICROSOFT.CONCAT(&quot;&lt;path style=&quot;&quot;fill:#000000;stroke-width:0.97;stroke:#000000;stroke-opacity:1&quot;&quot; d = &quot;&quot;M &quot;; [.J360]; &quot;&quot;&quot; id = &quot;&quot;path&quot;; [.A360]; &quot;&quot;&quot; /&gt;&quot;)" office:value-type="string" office:string-value="&lt;path style=&quot;fill:#000000;stroke-width:0.97;stroke:#000000;stroke-opacity:1&quot; d = &quot;M 173.071833333333,116.162386626184 173.071833333333,116.162386626184&quot; id = &quot;path358&quot; /&gt;" calcext:value-type="string">
            <text:p>&lt;path style="fill:#000000;stroke-width:0.97;stroke:#000000;stroke-opacity:1" d = "M 173.071833333333,116.162386626184 173.071833333333,116.162386626184" id = "path358" /&gt;</text:p>
          </table:table-cell>
          <table:table-cell table:formula="of:=COM.MICROSOFT.CONCAT(&quot;&lt;ellipse style=&quot;&quot;fill:#000000;stroke:#000000;stroke-width:1;stroke-linejoin:round&quot;&quot;&quot;; &quot; id = &quot;&quot;circle&quot;; [.A360]; &quot;&quot;&quot;&quot;; &quot; cx=&quot;&quot;&quot;; [.H360]; &quot;&quot;&quot;&quot;; &quot; cy=&quot;&quot;&quot;; [.I360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58&quot; cx=&quot;173.071833333333&quot; cy=&quot;116.162386626184&quot; rx=&quot;0.9&quot; ry=&quot;0.8&quot; /&gt;" calcext:value-type="string">
            <text:p>&lt;ellipse style="fill:#000000;stroke:#000000;stroke-width:1;stroke-linejoin:round" id = "circle358" cx="173.071833333333" cy="116.162386626184" rx="0.9" ry="0.8" /&gt;</text:p>
          </table:table-cell>
          <table:table-cell table:formula="of:=COM.MICROSOFT.CONCAT([.K360]; &quot; &quot;; [.L360])" office:value-type="string" office:string-value="&lt;path style=&quot;fill:#000000;stroke-width:0.97;stroke:#000000;stroke-opacity:1&quot; d = &quot;M 173.071833333333,116.162386626184 173.071833333333,116.162386626184&quot; id = &quot;path358&quot; /&gt; &lt;ellipse style=&quot;fill:#000000;stroke:#000000;stroke-width:1;stroke-linejoin:round&quot; id = &quot;circle358&quot; cx=&quot;173.071833333333&quot; cy=&quot;116.162386626184&quot; rx=&quot;0.9&quot; ry=&quot;0.8&quot; /&gt;" calcext:value-type="string">
            <text:p>&lt;path style="fill:#000000;stroke-width:0.97;stroke:#000000;stroke-opacity:1" d = "M 173.071833333333,116.162386626184 173.071833333333,116.162386626184" id = "path358" /&gt; &lt;ellipse style="fill:#000000;stroke:#000000;stroke-width:1;stroke-linejoin:round" id = "circle358" cx="173.071833333333" cy="116.162386626184" rx="0.9" ry="0.8" /&gt;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surel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float" office:value="25.784" calcext:value-type="float">
            <text:p>25.784</text:p>
          </table:table-cell>
          <table:table-cell office:value-type="float" office:value="-80.2101" calcext:value-type="float">
            <text:p>-80.2101</text:p>
          </table:table-cell>
          <table:table-cell table:formula="of:=([.G361] + 180) * (1400 / 360) - 215" office:value-type="float" office:value="173.071833333333" calcext:value-type="float">
            <text:p>173.071833333333</text:p>
          </table:table-cell>
          <table:table-cell table:formula="of:=(700/2)-(1400* LN(TAN((PI() / 4) + (([.F361] * PI() / 180) / 2))) / (2*PI())) - 130" office:value-type="float" office:value="116.162386626184" calcext:value-type="float">
            <text:p>116.162386626184</text:p>
          </table:table-cell>
          <table:table-cell table:formula="of:=COM.MICROSOFT.CONCAT([.H361]; ; &quot;,&quot;; [.I361]; &quot; &quot;; [.H362]; &quot;,&quot;; [.I362])" office:value-type="string" office:string-value="173.071833333333,116.162386626184 173.071833333333,116.162386626184" calcext:value-type="string">
            <text:p>173.071833333333,116.162386626184 173.071833333333,116.162386626184</text:p>
          </table:table-cell>
          <table:table-cell table:formula="of:=COM.MICROSOFT.CONCAT(&quot;&lt;path style=&quot;&quot;fill:#000000;stroke-width:0.97;stroke:#000000;stroke-opacity:1&quot;&quot; d = &quot;&quot;M &quot;; [.J361]; &quot;&quot;&quot; id = &quot;&quot;path&quot;; [.A361]; &quot;&quot;&quot; /&gt;&quot;)" office:value-type="string" office:string-value="&lt;path style=&quot;fill:#000000;stroke-width:0.97;stroke:#000000;stroke-opacity:1&quot; d = &quot;M 173.071833333333,116.162386626184 173.071833333333,116.162386626184&quot; id = &quot;path359&quot; /&gt;" calcext:value-type="string">
            <text:p>&lt;path style="fill:#000000;stroke-width:0.97;stroke:#000000;stroke-opacity:1" d = "M 173.071833333333,116.162386626184 173.071833333333,116.162386626184" id = "path359" /&gt;</text:p>
          </table:table-cell>
          <table:table-cell table:formula="of:=COM.MICROSOFT.CONCAT(&quot;&lt;ellipse style=&quot;&quot;fill:#000000;stroke:#000000;stroke-width:1;stroke-linejoin:round&quot;&quot;&quot;; &quot; id = &quot;&quot;circle&quot;; [.A361]; &quot;&quot;&quot;&quot;; &quot; cx=&quot;&quot;&quot;; [.H361]; &quot;&quot;&quot;&quot;; &quot; cy=&quot;&quot;&quot;; [.I361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59&quot; cx=&quot;173.071833333333&quot; cy=&quot;116.162386626184&quot; rx=&quot;0.9&quot; ry=&quot;0.8&quot; /&gt;" calcext:value-type="string">
            <text:p>&lt;ellipse style="fill:#000000;stroke:#000000;stroke-width:1;stroke-linejoin:round" id = "circle359" cx="173.071833333333" cy="116.162386626184" rx="0.9" ry="0.8" /&gt;</text:p>
          </table:table-cell>
          <table:table-cell table:formula="of:=COM.MICROSOFT.CONCAT([.K361]; &quot; &quot;; [.L361])" office:value-type="string" office:string-value="&lt;path style=&quot;fill:#000000;stroke-width:0.97;stroke:#000000;stroke-opacity:1&quot; d = &quot;M 173.071833333333,116.162386626184 173.071833333333,116.162386626184&quot; id = &quot;path359&quot; /&gt; &lt;ellipse style=&quot;fill:#000000;stroke:#000000;stroke-width:1;stroke-linejoin:round&quot; id = &quot;circle359&quot; cx=&quot;173.071833333333&quot; cy=&quot;116.162386626184&quot; rx=&quot;0.9&quot; ry=&quot;0.8&quot; /&gt;" calcext:value-type="string">
            <text:p>&lt;path style="fill:#000000;stroke-width:0.97;stroke:#000000;stroke-opacity:1" d = "M 173.071833333333,116.162386626184 173.071833333333,116.162386626184" id = "path359" /&gt; &lt;ellipse style="fill:#000000;stroke:#000000;stroke-width:1;stroke-linejoin:round" id = "circle359" cx="173.071833333333" cy="116.162386626184" rx="0.9" ry="0.8" /&gt;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kovich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float" office:value="25.784" calcext:value-type="float">
            <text:p>25.784</text:p>
          </table:table-cell>
          <table:table-cell office:value-type="float" office:value="-80.2101" calcext:value-type="float">
            <text:p>-80.2101</text:p>
          </table:table-cell>
          <table:table-cell table:formula="of:=([.G362] + 180) * (1400 / 360) - 215" office:value-type="float" office:value="173.071833333333" calcext:value-type="float">
            <text:p>173.071833333333</text:p>
          </table:table-cell>
          <table:table-cell table:formula="of:=(700/2)-(1400* LN(TAN((PI() / 4) + (([.F362] * PI() / 180) / 2))) / (2*PI())) - 130" office:value-type="float" office:value="116.162386626184" calcext:value-type="float">
            <text:p>116.162386626184</text:p>
          </table:table-cell>
          <table:table-cell table:formula="of:=COM.MICROSOFT.CONCAT([.H362]; ; &quot;,&quot;; [.I362]; &quot; &quot;; [.H363]; &quot;,&quot;; [.I363])" office:value-type="string" office:string-value="173.071833333333,116.162386626184 ," calcext:value-type="string">
            <text:p>173.071833333333,116.162386626184 ,</text:p>
          </table:table-cell>
          <table:table-cell table:formula="of:=COM.MICROSOFT.CONCAT(&quot;&lt;path style=&quot;&quot;fill:#000000;stroke-width:0.97;stroke:#000000;stroke-opacity:1&quot;&quot; d = &quot;&quot;M &quot;; [.J362]; &quot;&quot;&quot; id = &quot;&quot;path&quot;; [.A362]; &quot;&quot;&quot; /&gt;&quot;)" office:value-type="string" office:string-value="&lt;path style=&quot;fill:#000000;stroke-width:0.97;stroke:#000000;stroke-opacity:1&quot; d = &quot;M 173.071833333333,116.162386626184 ,&quot; id = &quot;path360&quot; /&gt;" calcext:value-type="string">
            <text:p>&lt;path style="fill:#000000;stroke-width:0.97;stroke:#000000;stroke-opacity:1" d = "M 173.071833333333,116.162386626184 ," id = "path360" /&gt;</text:p>
          </table:table-cell>
          <table:table-cell table:formula="of:=COM.MICROSOFT.CONCAT(&quot;&lt;ellipse style=&quot;&quot;fill:#000000;stroke:#000000;stroke-width:1;stroke-linejoin:round&quot;&quot;&quot;; &quot; id = &quot;&quot;circle&quot;; [.A362]; &quot;&quot;&quot;&quot;; &quot; cx=&quot;&quot;&quot;; [.H362]; &quot;&quot;&quot;&quot;; &quot; cy=&quot;&quot;&quot;; [.I362]; &quot;&quot;&quot;&quot;; &quot; rx=&quot;&quot;0.9&quot;&quot; ry=&quot;&quot;0.8&quot;&quot;&quot;; &quot; /&gt;&quot;)" office:value-type="string" office:string-value="&lt;ellipse style=&quot;fill:#000000;stroke:#000000;stroke-width:1;stroke-linejoin:round&quot; id = &quot;circle360&quot; cx=&quot;173.071833333333&quot; cy=&quot;116.162386626184&quot; rx=&quot;0.9&quot; ry=&quot;0.8&quot; /&gt;" calcext:value-type="string">
            <text:p>&lt;ellipse style="fill:#000000;stroke:#000000;stroke-width:1;stroke-linejoin:round" id = "circle360" cx="173.071833333333" cy="116.162386626184" rx="0.9" ry="0.8" /&gt;</text:p>
          </table:table-cell>
          <table:table-cell table:formula="of:=COM.MICROSOFT.CONCAT([.K362]; &quot; &quot;; [.L362])" office:value-type="string" office:string-value="&lt;path style=&quot;fill:#000000;stroke-width:0.97;stroke:#000000;stroke-opacity:1&quot; d = &quot;M 173.071833333333,116.162386626184 ,&quot; id = &quot;path360&quot; /&gt; &lt;ellipse style=&quot;fill:#000000;stroke:#000000;stroke-width:1;stroke-linejoin:round&quot; id = &quot;circle360&quot; cx=&quot;173.071833333333&quot; cy=&quot;116.162386626184&quot; rx=&quot;0.9&quot; ry=&quot;0.8&quot; /&gt;" calcext:value-type="string">
            <text:p>&lt;path style="fill:#000000;stroke-width:0.97;stroke:#000000;stroke-opacity:1" d = "M 173.071833333333,116.162386626184 ," id = "path360" /&gt; &lt;ellipse style="fill:#000000;stroke:#000000;stroke-width:1;stroke-linejoin:round" id = "circle360" cx="173.071833333333" cy="116.162386626184" rx="0.9" ry="0.8" /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 style:data-style-name="N2" text:time-value="17:21:38.773021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14:55:32.512993100</meta:creation-date>
    <dc:date>2025-05-08T17:21:42.741576200</dc:date>
    <meta:editing-duration>PT24M52S</meta:editing-duration>
    <meta:editing-cycles>6</meta:editing-cycles>
    <meta:generator>LibreOffice/25.2.2.2$Windows_X86_64 LibreOffice_project/7370d4be9e3cf6031a51beef54ff3bda878e3fac</meta:generator>
    <meta:document-statistic meta:table-count="1" meta:cell-count="4702" meta:object-count="0"/>
  </office:meta>
</office:document-meta>
</file>